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98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0.9909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0.90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9047in"/>
    </style:style>
    <style:style style:name="co8" style:family="table-column">
      <style:table-column-properties fo:break-before="auto" style:column-width="0.9402in"/>
    </style:style>
    <style:style style:name="co9" style:family="table-column">
      <style:table-column-properties fo:break-before="auto" style:column-width="2.2583in"/>
    </style:style>
    <style:style style:name="co10" style:family="table-column">
      <style:table-column-properties fo:break-before="auto" style:column-width="5.6945in"/>
    </style:style>
    <style:style style:name="co11" style:family="table-column">
      <style:table-column-properties fo:break-before="auto" style:column-width="1.2571in"/>
    </style:style>
    <style:style style:name="co12" style:family="table-column">
      <style:table-column-properties fo:break-before="auto" style:column-width="1.0161in"/>
    </style:style>
    <style:style style:name="co13" style:family="table-column">
      <style:table-column-properties fo:break-before="auto" style:column-width="1.739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1.6756in"/>
    </style:style>
    <style:style style:name="co16" style:family="table-column">
      <style:table-column-properties fo:break-before="auto" style:column-width="0.928in"/>
    </style:style>
    <style:style style:name="co17" style:family="table-column">
      <style:table-column-properties fo:break-before="auto" style:column-width="1.3717in"/>
    </style:style>
    <style:style style:name="co18" style:family="table-column">
      <style:table-column-properties fo:break-before="auto" style:column-width="1.6118in"/>
    </style:style>
    <style:style style:name="co19" style:family="table-column">
      <style:table-column-properties fo:break-before="auto" style:column-width="1.1173in"/>
    </style:style>
    <style:style style:name="co20" style:family="table-column">
      <style:table-column-properties fo:break-before="auto" style:column-width="0.6484in"/>
    </style:style>
    <style:style style:name="co21" style:family="table-column">
      <style:table-column-properties fo:break-before="auto" style:column-width="0.5472in"/>
    </style:style>
    <style:style style:name="co22" style:family="table-column">
      <style:table-column-properties fo:break-before="auto" style:column-width="2.2075in"/>
    </style:style>
    <style:style style:name="co23" style:family="table-column">
      <style:table-column-properties fo:break-before="auto" style:column-width="2.2709in"/>
    </style:style>
    <style:style style:name="co24" style:family="table-column">
      <style:table-column-properties fo:break-before="auto" style:column-width="0.9874in"/>
    </style:style>
    <style:style style:name="co25" style:family="table-column">
      <style:table-column-properties fo:break-before="auto" style:column-width="0.9575in"/>
    </style:style>
    <style:style style:name="co26" style:family="table-column">
      <style:table-column-properties fo:break-before="auto" style:column-width="0.7083in"/>
    </style:style>
    <style:style style:name="co27" style:family="table-column">
      <style:table-column-properties fo:break-before="auto" style:column-width="0.8701in"/>
    </style:style>
    <style:style style:name="co28" style:family="table-column">
      <style:table-column-properties fo:break-before="auto" style:column-width="0.9138in"/>
    </style:style>
    <style:style style:name="co29" style:family="table-column">
      <style:table-column-properties fo:break-before="auto" style:column-width="2.8035in"/>
    </style:style>
    <style:style style:name="co30" style:family="table-column">
      <style:table-column-properties fo:break-before="auto" style:column-width="0.8134in"/>
    </style:style>
    <style:style style:name="co31" style:family="table-column">
      <style:table-column-properties fo:break-before="auto" style:column-width="6.670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138in" fo:break-before="auto" style:use-optimal-row-height="true"/>
    </style:style>
    <style:style style:name="ro3" style:family="table-row">
      <style:table-row-properties style:row-height="0.1992in" fo:break-before="auto" style:use-optimal-row-height="true"/>
    </style:style>
    <style:style style:name="ro4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fo:language="en" fo:country="US" style:font-name-asian="Helvetica" style:font-size-asian="12pt" style:language-asian="en" style:country-asian="US" style:font-name-complex="Helvetica" style:font-size-complex="12pt" style:language-complex="en" style:country-complex="U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size-asian="12pt" style:font-size-complex="12pt"/>
    </style:style>
    <style:style style:name="ce8" style:family="table-cell" style:parent-style-name="Default">
      <style:text-properties style:font-name="Helvetica Neue" fo:font-size="12pt" style:font-size-asian="12pt" style:font-size-complex="12pt"/>
    </style:style>
    <style:style style:name="ce9" style:family="table-cell" style:parent-style-name="Default" style:data-style-name="N117">
      <style:text-properties style:font-name="Helvetica Neue" fo:font-size="12pt" style:font-size-asian="12pt" style:font-size-complex="12pt"/>
    </style:style>
    <style:style style:name="ce10" style:family="table-cell" style:parent-style-name="Default" style:data-style-name="N117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19">
      <style:table-cell-properties style:text-align-source="fix" style:repeat-content="false"/>
      <style:paragraph-properties fo:text-align="center" fo:margin-left="0in"/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19">
      <style:text-properties style:font-name="Helvetica Neue" fo:font-size="12pt" style:font-size-asian="12pt" style:font-size-complex="12pt"/>
    </style:style>
    <style:style style:name="ce13" style:family="table-cell" style:parent-style-name="Default" style:data-style-name="N119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 style:data-style-name="N117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ext-properties style:font-name="Helvetica Neue" fo:font-size="12pt" style:font-name-asian="Arial Unicode MS" style:font-size-asian="12pt" style:font-name-complex="Arial Unicode MS" style:font-size-complex="12pt"/>
    </style:style>
    <style:style style:name="ce18" style:family="table-cell" style:parent-style-name="Default">
      <style:text-properties style:font-name="Helvetica Neue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Helvetica Neue" fo:font-size="12pt" style:font-name-asian="Helvetica" style:font-size-asian="12pt" style:font-name-complex="Helvetica" style:font-size-complex="12pt"/>
    </style:style>
    <style:style style:name="ce20" style:family="table-cell" style:parent-style-name="Default">
      <style:text-properties style:font-name="Helvetica Neue" fo:font-size="12pt" fo:font-style="normal" style:font-size-asian="12pt" style:font-style-asian="normal" style:font-size-complex="12pt" style:font-style-complex="normal"/>
    </style:style>
    <style:style style:name="ce21" style:family="table-cell" style:parent-style-name="Default">
      <style:text-properties style:font-name="Helvetica Neu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ext-properties style:font-name="Helvetica Neue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Helvetica Neue" style:font-name-asian="DejaVu Sans" style:language-asian="zxx" style:country-asian="none" style:font-name-complex="DejaVu Sans" style:language-complex="zxx" style:country-complex="none"/>
    </style:style>
  </office:automatic-styles>
  <office:body>
    <office:spreadsheet>
      <table:table table:name="2013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3" table:default-cell-style-name="ce8"/>
        <table:table-column table:style-name="co4" table:default-cell-style-name="ce12"/>
        <table:table-column table:style-name="co3" table:number-columns-repeated="2" table:default-cell-style-name="ce8"/>
        <table:table-column table:style-name="co4" table:default-cell-style-name="ce12"/>
        <table:table-column table:style-name="co5" table:number-columns-repeated="2" table:default-cell-style-name="ce8"/>
        <table:table-column table:style-name="co4" table:default-cell-style-name="ce12"/>
        <table:table-column table:style-name="co5" table:number-columns-repeated="2" table:default-cell-style-name="ce8"/>
        <table:table-column table:style-name="co4" table:default-cell-style-name="ce12"/>
        <table:table-column table:style-name="co5" table:number-columns-repeated="2" table:default-cell-style-name="ce8"/>
        <table:table-column table:style-name="co4" table:default-cell-style-name="ce12"/>
        <table:table-column table:style-name="co6" table:number-columns-repeated="1006" table:default-cell-style-name="ce8"/>
        <table:table-row table:style-name="ro1">
          <table:table-cell table:style-name="ce1"/>
          <table:table-cell table:style-name="ce4"/>
          <table:table-cell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number-columns-repeated="1007"/>
        </table:table-row>
        <table:table-row table:style-name="ro2">
          <table:table-cell table:style-name="ce1" office:value-type="string">
            <text:p>Constituency</text:p>
          </table:table-cell>
          <table:table-cell table:style-name="ce5" office:value-type="string">
            <text:p>Cons. Seat</text:p>
            <text:p><text:span text:style-name="T1">Party</text:span></text:p>
          </table:table-cell>
          <table:table-cell table:style-name="ce5" office:value-type="string">
            <text:p>Total</text:p>
            <text:p><text:span text:style-name="T1">List 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number-columns-repeated="1006"/>
        </table:table-row>
        <table:table-row table:style-name="ro1">
          <table:table-cell office:value-type="float" office:value="1">
            <text:p>1</text:p>
          </table:table-cell>
          <table:table-cell table:style-name="ce6" table:formula="of:=CONCATENATE(IF(MAX([.$D3];[.$G3];[.$J3];[.$M3];[.$P3];[.$S3];[.$V3])=[.D3];&quot;CDU&quot;;&quot;&quot;);IF(MAX([.$D3];[.$G3];[.$J3];[.$M3];[.$P3];[.$S3];[.$V3])=[.G3];&quot;SPD&quot;;&quot;&quot;);IF(MAX([.$D3];[.$G3];[.$J3];[.$M3];[.$P3];[.$S3];[.$V3])=[.J3];&quot;DIE LINKE&quot;;&quot;&quot;);IF(MAX([.$D3];[.$G3];[.$J3];[.$M3];[.$P3];[.$S3];[.$V3])=[.M3];&quot;GRÜNE&quot;;&quot;&quot;);IF(MAX([.$D3];[.$G3];[.$J3];[.$M3];[.$P3];[.$S3];[.$V3])=[.P3];&quot;CSU&quot;;&quot;&quot;))" office:value-type="string" office:string-value="CDU">
            <text:p>CDU</text:p>
          </table:table-cell>
          <table:table-cell table:style-name="ce9" table:formula="of:=SUM([.E3]+[.H3]+[.K3]+[.N3]+[.Q3])" office:value-type="float" office:value="138561">
            <text:p>138,561</text:p>
          </table:table-cell>
          <table:table-cell table:style-name="ce9" office:value-type="float" office:value="68235">
            <text:p>68,235</text:p>
          </table:table-cell>
          <table:table-cell table:style-name="ce9" office:value-type="float" office:value="61347">
            <text:p>61,347</text:p>
          </table:table-cell>
          <table:table-cell/>
          <table:table-cell table:style-name="ce9" office:value-type="float" office:value="59718">
            <text:p>59,718</text:p>
          </table:table-cell>
          <table:table-cell table:style-name="ce9" office:value-type="float" office:value="52396">
            <text:p>52,396</text:p>
          </table:table-cell>
          <table:table-cell/>
          <table:table-cell table:style-name="ce9" office:value-type="float" office:value="7436">
            <text:p>7,436</text:p>
          </table:table-cell>
          <table:table-cell table:style-name="ce9" office:value-type="float" office:value="9084">
            <text:p>9,084</text:p>
          </table:table-cell>
          <table:table-cell/>
          <table:table-cell table:style-name="ce9" office:value-type="float" office:value="12491">
            <text:p>12,491</text:p>
          </table:table-cell>
          <table:table-cell table:style-name="ce9" office:value-type="float" office:value="15734">
            <text:p>15,73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">
            <text:p>2</text:p>
          </table:table-cell>
          <table:table-cell table:style-name="ce6" table:formula="of:=CONCATENATE(IF(MAX([.$D4];[.$G4];[.$J4];[.$M4];[.$P4];[.$S4];[.$V4])=[.D4];&quot;CDU&quot;;&quot;&quot;);IF(MAX([.$D4];[.$G4];[.$J4];[.$M4];[.$P4];[.$S4];[.$V4])=[.G4];&quot;SPD&quot;;&quot;&quot;);IF(MAX([.$D4];[.$G4];[.$J4];[.$M4];[.$P4];[.$S4];[.$V4])=[.J4];&quot;DIE LINKE&quot;;&quot;&quot;);IF(MAX([.$D4];[.$G4];[.$J4];[.$M4];[.$P4];[.$S4];[.$V4])=[.M4];&quot;GRÜNE&quot;;&quot;&quot;);IF(MAX([.$D4];[.$G4];[.$J4];[.$M4];[.$P4];[.$S4];[.$V4])=[.P4];&quot;CSU&quot;;&quot;&quot;))" office:value-type="string" office:string-value="CDU">
            <text:p>CDU</text:p>
          </table:table-cell>
          <table:table-cell table:style-name="ce9" table:formula="of:=SUM([.E4]+[.H4]+[.K4]+[.N4]+[.Q4])" office:value-type="float" office:value="111253">
            <text:p>111,253</text:p>
          </table:table-cell>
          <table:table-cell table:style-name="ce9" office:value-type="float" office:value="64678">
            <text:p>64,678</text:p>
          </table:table-cell>
          <table:table-cell table:style-name="ce9" office:value-type="float" office:value="56383">
            <text:p>56,383</text:p>
          </table:table-cell>
          <table:table-cell/>
          <table:table-cell table:style-name="ce9" office:value-type="float" office:value="41714">
            <text:p>41,714</text:p>
          </table:table-cell>
          <table:table-cell table:style-name="ce9" office:value-type="float" office:value="38590">
            <text:p>38,590</text:p>
          </table:table-cell>
          <table:table-cell/>
          <table:table-cell table:style-name="ce9" office:value-type="float" office:value="4653">
            <text:p>4,653</text:p>
          </table:table-cell>
          <table:table-cell table:style-name="ce9" office:value-type="float" office:value="5733">
            <text:p>5,733</text:p>
          </table:table-cell>
          <table:table-cell/>
          <table:table-cell table:style-name="ce9" office:value-type="float" office:value="8465">
            <text:p>8,465</text:p>
          </table:table-cell>
          <table:table-cell table:style-name="ce9" office:value-type="float" office:value="10547">
            <text:p>10,54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">
            <text:p>3</text:p>
          </table:table-cell>
          <table:table-cell table:style-name="ce6" table:formula="of:=CONCATENATE(IF(MAX([.$D5];[.$G5];[.$J5];[.$M5];[.$P5];[.$S5];[.$V5])=[.D5];&quot;CDU&quot;;&quot;&quot;);IF(MAX([.$D5];[.$G5];[.$J5];[.$M5];[.$P5];[.$S5];[.$V5])=[.G5];&quot;SPD&quot;;&quot;&quot;);IF(MAX([.$D5];[.$G5];[.$J5];[.$M5];[.$P5];[.$S5];[.$V5])=[.J5];&quot;DIE LINKE&quot;;&quot;&quot;);IF(MAX([.$D5];[.$G5];[.$J5];[.$M5];[.$P5];[.$S5];[.$V5])=[.M5];&quot;GRÜNE&quot;;&quot;&quot;);IF(MAX([.$D5];[.$G5];[.$J5];[.$M5];[.$P5];[.$S5];[.$V5])=[.P5];&quot;CSU&quot;;&quot;&quot;))" office:value-type="string" office:string-value="CDU">
            <text:p>CDU</text:p>
          </table:table-cell>
          <table:table-cell table:style-name="ce9" table:formula="of:=SUM([.E5]+[.H5]+[.K5]+[.N5]+[.Q5])" office:value-type="float" office:value="105681">
            <text:p>105,681</text:p>
          </table:table-cell>
          <table:table-cell table:style-name="ce9" office:value-type="float" office:value="56669">
            <text:p>56,669</text:p>
          </table:table-cell>
          <table:table-cell table:style-name="ce9" office:value-type="float" office:value="52408">
            <text:p>52,408</text:p>
          </table:table-cell>
          <table:table-cell/>
          <table:table-cell table:style-name="ce9" office:value-type="float" office:value="42476">
            <text:p>42,476</text:p>
          </table:table-cell>
          <table:table-cell table:style-name="ce9" office:value-type="float" office:value="37502">
            <text:p>37,502</text:p>
          </table:table-cell>
          <table:table-cell/>
          <table:table-cell table:style-name="ce9" office:value-type="float" office:value="4909">
            <text:p>4,909</text:p>
          </table:table-cell>
          <table:table-cell table:style-name="ce9" office:value-type="float" office:value="6286">
            <text:p>6,286</text:p>
          </table:table-cell>
          <table:table-cell/>
          <table:table-cell table:style-name="ce9" office:value-type="float" office:value="6386">
            <text:p>6,386</text:p>
          </table:table-cell>
          <table:table-cell table:style-name="ce9" office:value-type="float" office:value="9485">
            <text:p>9,48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">
            <text:p>4</text:p>
          </table:table-cell>
          <table:table-cell table:style-name="ce6" table:formula="of:=CONCATENATE(IF(MAX([.$D6];[.$G6];[.$J6];[.$M6];[.$P6];[.$S6];[.$V6])=[.D6];&quot;CDU&quot;;&quot;&quot;);IF(MAX([.$D6];[.$G6];[.$J6];[.$M6];[.$P6];[.$S6];[.$V6])=[.G6];&quot;SPD&quot;;&quot;&quot;);IF(MAX([.$D6];[.$G6];[.$J6];[.$M6];[.$P6];[.$S6];[.$V6])=[.J6];&quot;DIE LINKE&quot;;&quot;&quot;);IF(MAX([.$D6];[.$G6];[.$J6];[.$M6];[.$P6];[.$S6];[.$V6])=[.M6];&quot;GRÜNE&quot;;&quot;&quot;);IF(MAX([.$D6];[.$G6];[.$J6];[.$M6];[.$P6];[.$S6];[.$V6])=[.P6];&quot;CSU&quot;;&quot;&quot;))" office:value-type="string" office:string-value="CDU">
            <text:p>CDU</text:p>
          </table:table-cell>
          <table:table-cell table:style-name="ce9" table:formula="of:=SUM([.E6]+[.H6]+[.K6]+[.N6]+[.Q6])" office:value-type="float" office:value="127161">
            <text:p>127,161</text:p>
          </table:table-cell>
          <table:table-cell table:style-name="ce9" office:value-type="float" office:value="66775">
            <text:p>66,775</text:p>
          </table:table-cell>
          <table:table-cell table:style-name="ce9" office:value-type="float" office:value="60349">
            <text:p>60,349</text:p>
          </table:table-cell>
          <table:table-cell/>
          <table:table-cell table:style-name="ce9" office:value-type="float" office:value="54397">
            <text:p>54,397</text:p>
          </table:table-cell>
          <table:table-cell table:style-name="ce9" office:value-type="float" office:value="46658">
            <text:p>46,658</text:p>
          </table:table-cell>
          <table:table-cell/>
          <table:table-cell table:style-name="ce9" office:value-type="float" office:value="4902">
            <text:p>4,902</text:p>
          </table:table-cell>
          <table:table-cell table:style-name="ce9" office:value-type="float" office:value="6447">
            <text:p>6,447</text:p>
          </table:table-cell>
          <table:table-cell/>
          <table:table-cell table:style-name="ce9" office:value-type="float" office:value="10306">
            <text:p>10,306</text:p>
          </table:table-cell>
          <table:table-cell table:style-name="ce9" office:value-type="float" office:value="13707">
            <text:p>13,70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">
            <text:p>5</text:p>
          </table:table-cell>
          <table:table-cell table:style-name="ce6" table:formula="of:=CONCATENATE(IF(MAX([.$D7];[.$G7];[.$J7];[.$M7];[.$P7];[.$S7];[.$V7])=[.D7];&quot;CDU&quot;;&quot;&quot;);IF(MAX([.$D7];[.$G7];[.$J7];[.$M7];[.$P7];[.$S7];[.$V7])=[.G7];&quot;SPD&quot;;&quot;&quot;);IF(MAX([.$D7];[.$G7];[.$J7];[.$M7];[.$P7];[.$S7];[.$V7])=[.J7];&quot;DIE LINKE&quot;;&quot;&quot;);IF(MAX([.$D7];[.$G7];[.$J7];[.$M7];[.$P7];[.$S7];[.$V7])=[.M7];&quot;GRÜNE&quot;;&quot;&quot;);IF(MAX([.$D7];[.$G7];[.$J7];[.$M7];[.$P7];[.$S7];[.$V7])=[.P7];&quot;CSU&quot;;&quot;&quot;))" office:value-type="string" office:string-value="SPD">
            <text:p>SPD</text:p>
          </table:table-cell>
          <table:table-cell table:style-name="ce9" table:formula="of:=SUM([.E7]+[.H7]+[.K7]+[.N7]+[.Q7])" office:value-type="float" office:value="124572">
            <text:p>124,572</text:p>
          </table:table-cell>
          <table:table-cell table:style-name="ce9" office:value-type="float" office:value="47925">
            <text:p>47,925</text:p>
          </table:table-cell>
          <table:table-cell table:style-name="ce9" office:value-type="float" office:value="43893">
            <text:p>43,893</text:p>
          </table:table-cell>
          <table:table-cell/>
          <table:table-cell table:style-name="ce9" office:value-type="float" office:value="62271">
            <text:p>62,271</text:p>
          </table:table-cell>
          <table:table-cell table:style-name="ce9" office:value-type="float" office:value="50262">
            <text:p>50,262</text:p>
          </table:table-cell>
          <table:table-cell/>
          <table:table-cell table:style-name="ce9" office:value-type="float" office:value="7622">
            <text:p>7,622</text:p>
          </table:table-cell>
          <table:table-cell table:style-name="ce9" office:value-type="float" office:value="10023">
            <text:p>10,023</text:p>
          </table:table-cell>
          <table:table-cell/>
          <table:table-cell table:style-name="ce9" office:value-type="float" office:value="14435">
            <text:p>14,435</text:p>
          </table:table-cell>
          <table:table-cell table:style-name="ce9" office:value-type="float" office:value="20394">
            <text:p>20,39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">
            <text:p>6</text:p>
          </table:table-cell>
          <table:table-cell table:style-name="ce6" table:formula="of:=CONCATENATE(IF(MAX([.$D8];[.$G8];[.$J8];[.$M8];[.$P8];[.$S8];[.$V8])=[.D8];&quot;CDU&quot;;&quot;&quot;);IF(MAX([.$D8];[.$G8];[.$J8];[.$M8];[.$P8];[.$S8];[.$V8])=[.G8];&quot;SPD&quot;;&quot;&quot;);IF(MAX([.$D8];[.$G8];[.$J8];[.$M8];[.$P8];[.$S8];[.$V8])=[.J8];&quot;DIE LINKE&quot;;&quot;&quot;);IF(MAX([.$D8];[.$G8];[.$J8];[.$M8];[.$P8];[.$S8];[.$V8])=[.M8];&quot;GRÜNE&quot;;&quot;&quot;);IF(MAX([.$D8];[.$G8];[.$J8];[.$M8];[.$P8];[.$S8];[.$V8])=[.P8];&quot;CSU&quot;;&quot;&quot;))" office:value-type="string" office:string-value="CDU">
            <text:p>CDU</text:p>
          </table:table-cell>
          <table:table-cell table:style-name="ce9" table:formula="of:=SUM([.E8]+[.H8]+[.K8]+[.N8]+[.Q8])" office:value-type="float" office:value="107341">
            <text:p>107,341</text:p>
          </table:table-cell>
          <table:table-cell table:style-name="ce9" office:value-type="float" office:value="54833">
            <text:p>54,833</text:p>
          </table:table-cell>
          <table:table-cell table:style-name="ce9" office:value-type="float" office:value="48683">
            <text:p>48,683</text:p>
          </table:table-cell>
          <table:table-cell/>
          <table:table-cell table:style-name="ce9" office:value-type="float" office:value="47085">
            <text:p>47,085</text:p>
          </table:table-cell>
          <table:table-cell table:style-name="ce9" office:value-type="float" office:value="41094">
            <text:p>41,094</text:p>
          </table:table-cell>
          <table:table-cell/>
          <table:table-cell table:style-name="ce9" office:value-type="float" office:value="4708">
            <text:p>4,708</text:p>
          </table:table-cell>
          <table:table-cell table:style-name="ce9" office:value-type="float" office:value="5987">
            <text:p>5,987</text:p>
          </table:table-cell>
          <table:table-cell/>
          <table:table-cell table:style-name="ce9" office:value-type="float" office:value="7979">
            <text:p>7,979</text:p>
          </table:table-cell>
          <table:table-cell table:style-name="ce9" office:value-type="float" office:value="11577">
            <text:p>11,57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">
            <text:p>7</text:p>
          </table:table-cell>
          <table:table-cell table:style-name="ce6" table:formula="of:=CONCATENATE(IF(MAX([.$D9];[.$G9];[.$J9];[.$M9];[.$P9];[.$S9];[.$V9])=[.D9];&quot;CDU&quot;;&quot;&quot;);IF(MAX([.$D9];[.$G9];[.$J9];[.$M9];[.$P9];[.$S9];[.$V9])=[.G9];&quot;SPD&quot;;&quot;&quot;);IF(MAX([.$D9];[.$G9];[.$J9];[.$M9];[.$P9];[.$S9];[.$V9])=[.J9];&quot;DIE LINKE&quot;;&quot;&quot;);IF(MAX([.$D9];[.$G9];[.$J9];[.$M9];[.$P9];[.$S9];[.$V9])=[.M9];&quot;GRÜNE&quot;;&quot;&quot;);IF(MAX([.$D9];[.$G9];[.$J9];[.$M9];[.$P9];[.$S9];[.$V9])=[.P9];&quot;CSU&quot;;&quot;&quot;))" office:value-type="string" office:string-value="CDU">
            <text:p>CDU</text:p>
          </table:table-cell>
          <table:table-cell table:style-name="ce9" table:formula="of:=SUM([.E9]+[.H9]+[.K9]+[.N9]+[.Q9])" office:value-type="float" office:value="151578">
            <text:p>151,578</text:p>
          </table:table-cell>
          <table:table-cell table:style-name="ce9" office:value-type="float" office:value="80483">
            <text:p>80,483</text:p>
          </table:table-cell>
          <table:table-cell table:style-name="ce9" office:value-type="float" office:value="72006">
            <text:p>72,006</text:p>
          </table:table-cell>
          <table:table-cell/>
          <table:table-cell table:style-name="ce9" office:value-type="float" office:value="64006">
            <text:p>64,006</text:p>
          </table:table-cell>
          <table:table-cell table:style-name="ce9" office:value-type="float" office:value="55371">
            <text:p>55,371</text:p>
          </table:table-cell>
          <table:table-cell/>
          <table:table-cell table:style-name="ce9" office:value-type="float" office:value="6985">
            <text:p>6,985</text:p>
          </table:table-cell>
          <table:table-cell table:style-name="ce9" office:value-type="float" office:value="8910">
            <text:p>8,910</text:p>
          </table:table-cell>
          <table:table-cell/>
          <table:table-cell table:style-name="ce9" office:value-type="float" office:value="11324">
            <text:p>11,324</text:p>
          </table:table-cell>
          <table:table-cell table:style-name="ce9" office:value-type="float" office:value="15291">
            <text:p>15,29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">
            <text:p>8</text:p>
          </table:table-cell>
          <table:table-cell table:style-name="ce6" table:formula="of:=CONCATENATE(IF(MAX([.$D10];[.$G10];[.$J10];[.$M10];[.$P10];[.$S10];[.$V10])=[.D10];&quot;CDU&quot;;&quot;&quot;);IF(MAX([.$D10];[.$G10];[.$J10];[.$M10];[.$P10];[.$S10];[.$V10])=[.G10];&quot;SPD&quot;;&quot;&quot;);IF(MAX([.$D10];[.$G10];[.$J10];[.$M10];[.$P10];[.$S10];[.$V10])=[.J10];&quot;DIE LINKE&quot;;&quot;&quot;);IF(MAX([.$D10];[.$G10];[.$J10];[.$M10];[.$P10];[.$S10];[.$V10])=[.M10];&quot;GRÜNE&quot;;&quot;&quot;);IF(MAX([.$D10];[.$G10];[.$J10];[.$M10];[.$P10];[.$S10];[.$V10])=[.P10];&quot;CSU&quot;;&quot;&quot;))" office:value-type="string" office:string-value="CDU">
            <text:p>CDU</text:p>
          </table:table-cell>
          <table:table-cell table:style-name="ce9" table:formula="of:=SUM([.E10]+[.H10]+[.K10]+[.N10]+[.Q10])" office:value-type="float" office:value="153659">
            <text:p>153,659</text:p>
          </table:table-cell>
          <table:table-cell table:style-name="ce9" office:value-type="float" office:value="82471">
            <text:p>82,471</text:p>
          </table:table-cell>
          <table:table-cell table:style-name="ce9" office:value-type="float" office:value="74161">
            <text:p>74,161</text:p>
          </table:table-cell>
          <table:table-cell/>
          <table:table-cell table:style-name="ce9" office:value-type="float" office:value="63998">
            <text:p>63,998</text:p>
          </table:table-cell>
          <table:table-cell table:style-name="ce9" office:value-type="float" office:value="54691">
            <text:p>54,691</text:p>
          </table:table-cell>
          <table:table-cell/>
          <table:table-cell table:style-name="ce9" office:value-type="float" office:value="7003">
            <text:p>7,003</text:p>
          </table:table-cell>
          <table:table-cell table:style-name="ce9" office:value-type="float" office:value="9112">
            <text:p>9,112</text:p>
          </table:table-cell>
          <table:table-cell/>
          <table:table-cell table:style-name="ce9" office:value-type="float" office:value="11141">
            <text:p>11,141</text:p>
          </table:table-cell>
          <table:table-cell table:style-name="ce9" office:value-type="float" office:value="15695">
            <text:p>15,69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">
            <text:p>9</text:p>
          </table:table-cell>
          <table:table-cell table:style-name="ce6" table:formula="of:=CONCATENATE(IF(MAX([.$D11];[.$G11];[.$J11];[.$M11];[.$P11];[.$S11];[.$V11])=[.D11];&quot;CDU&quot;;&quot;&quot;);IF(MAX([.$D11];[.$G11];[.$J11];[.$M11];[.$P11];[.$S11];[.$V11])=[.G11];&quot;SPD&quot;;&quot;&quot;);IF(MAX([.$D11];[.$G11];[.$J11];[.$M11];[.$P11];[.$S11];[.$V11])=[.J11];&quot;DIE LINKE&quot;;&quot;&quot;);IF(MAX([.$D11];[.$G11];[.$J11];[.$M11];[.$P11];[.$S11];[.$V11])=[.M11];&quot;GRÜNE&quot;;&quot;&quot;);IF(MAX([.$D11];[.$G11];[.$J11];[.$M11];[.$P11];[.$S11];[.$V11])=[.P11];&quot;CSU&quot;;&quot;&quot;))" office:value-type="string" office:string-value="CDU">
            <text:p>CDU</text:p>
          </table:table-cell>
          <table:table-cell table:style-name="ce9" table:formula="of:=SUM([.E11]+[.H11]+[.K11]+[.N11]+[.Q11])" office:value-type="float" office:value="110992">
            <text:p>110,992</text:p>
          </table:table-cell>
          <table:table-cell table:style-name="ce9" office:value-type="float" office:value="59783">
            <text:p>59,783</text:p>
          </table:table-cell>
          <table:table-cell table:style-name="ce9" office:value-type="float" office:value="53705">
            <text:p>53,705</text:p>
          </table:table-cell>
          <table:table-cell/>
          <table:table-cell table:style-name="ce9" office:value-type="float" office:value="48349">
            <text:p>48,349</text:p>
          </table:table-cell>
          <table:table-cell table:style-name="ce9" office:value-type="float" office:value="41134">
            <text:p>41,134</text:p>
          </table:table-cell>
          <table:table-cell/>
          <table:table-cell table:style-name="ce9" office:value-type="float" office:value="4469">
            <text:p>4,469</text:p>
          </table:table-cell>
          <table:table-cell table:style-name="ce9" office:value-type="float" office:value="5663">
            <text:p>5,663</text:p>
          </table:table-cell>
          <table:table-cell/>
          <table:table-cell table:style-name="ce9" office:value-type="float" office:value="7145">
            <text:p>7,145</text:p>
          </table:table-cell>
          <table:table-cell table:style-name="ce9" office:value-type="float" office:value="10490">
            <text:p>10,49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">
            <text:p>10</text:p>
          </table:table-cell>
          <table:table-cell table:style-name="ce6" table:formula="of:=CONCATENATE(IF(MAX([.$D12];[.$G12];[.$J12];[.$M12];[.$P12];[.$S12];[.$V12])=[.D12];&quot;CDU&quot;;&quot;&quot;);IF(MAX([.$D12];[.$G12];[.$J12];[.$M12];[.$P12];[.$S12];[.$V12])=[.G12];&quot;SPD&quot;;&quot;&quot;);IF(MAX([.$D12];[.$G12];[.$J12];[.$M12];[.$P12];[.$S12];[.$V12])=[.J12];&quot;DIE LINKE&quot;;&quot;&quot;);IF(MAX([.$D12];[.$G12];[.$J12];[.$M12];[.$P12];[.$S12];[.$V12])=[.M12];&quot;GRÜNE&quot;;&quot;&quot;);IF(MAX([.$D12];[.$G12];[.$J12];[.$M12];[.$P12];[.$S12];[.$V12])=[.P12];&quot;CSU&quot;;&quot;&quot;))" office:value-type="string" office:string-value="CDU">
            <text:p>CDU</text:p>
          </table:table-cell>
          <table:table-cell table:style-name="ce9" table:formula="of:=SUM([.E12]+[.H12]+[.K12]+[.N12]+[.Q12])" office:value-type="float" office:value="153088">
            <text:p>153,088</text:p>
          </table:table-cell>
          <table:table-cell table:style-name="ce9" office:value-type="float" office:value="81954">
            <text:p>81,954</text:p>
          </table:table-cell>
          <table:table-cell table:style-name="ce9" office:value-type="float" office:value="73603">
            <text:p>73,603</text:p>
          </table:table-cell>
          <table:table-cell/>
          <table:table-cell table:style-name="ce9" office:value-type="float" office:value="62749">
            <text:p>62,749</text:p>
          </table:table-cell>
          <table:table-cell table:style-name="ce9" office:value-type="float" office:value="53944">
            <text:p>53,944</text:p>
          </table:table-cell>
          <table:table-cell/>
          <table:table-cell table:style-name="ce9" office:value-type="float" office:value="6834">
            <text:p>6,834</text:p>
          </table:table-cell>
          <table:table-cell table:style-name="ce9" office:value-type="float" office:value="8962">
            <text:p>8,962</text:p>
          </table:table-cell>
          <table:table-cell/>
          <table:table-cell table:style-name="ce9" office:value-type="float" office:value="12774">
            <text:p>12,774</text:p>
          </table:table-cell>
          <table:table-cell table:style-name="ce9" office:value-type="float" office:value="16579">
            <text:p>16,57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">
            <text:p>11</text:p>
          </table:table-cell>
          <table:table-cell table:style-name="ce6" table:formula="of:=CONCATENATE(IF(MAX([.$D13];[.$G13];[.$J13];[.$M13];[.$P13];[.$S13];[.$V13])=[.D13];&quot;CDU&quot;;&quot;&quot;);IF(MAX([.$D13];[.$G13];[.$J13];[.$M13];[.$P13];[.$S13];[.$V13])=[.G13];&quot;SPD&quot;;&quot;&quot;);IF(MAX([.$D13];[.$G13];[.$J13];[.$M13];[.$P13];[.$S13];[.$V13])=[.J13];&quot;DIE LINKE&quot;;&quot;&quot;);IF(MAX([.$D13];[.$G13];[.$J13];[.$M13];[.$P13];[.$S13];[.$V13])=[.M13];&quot;GRÜNE&quot;;&quot;&quot;);IF(MAX([.$D13];[.$G13];[.$J13];[.$M13];[.$P13];[.$S13];[.$V13])=[.P13];&quot;CSU&quot;;&quot;&quot;))" office:value-type="string" office:string-value="SPD">
            <text:p>SPD</text:p>
          </table:table-cell>
          <table:table-cell table:style-name="ce9" table:formula="of:=SUM([.E13]+[.H13]+[.K13]+[.N13]+[.Q13])" office:value-type="float" office:value="105909">
            <text:p>105,909</text:p>
          </table:table-cell>
          <table:table-cell table:style-name="ce9" office:value-type="float" office:value="44896">
            <text:p>44,896</text:p>
          </table:table-cell>
          <table:table-cell table:style-name="ce9" office:value-type="float" office:value="42218">
            <text:p>42,218</text:p>
          </table:table-cell>
          <table:table-cell/>
          <table:table-cell table:style-name="ce9" office:value-type="float" office:value="50119">
            <text:p>50,119</text:p>
          </table:table-cell>
          <table:table-cell table:style-name="ce9" office:value-type="float" office:value="42083">
            <text:p>42,083</text:p>
          </table:table-cell>
          <table:table-cell/>
          <table:table-cell table:style-name="ce9" office:value-type="float" office:value="6662">
            <text:p>6,662</text:p>
          </table:table-cell>
          <table:table-cell table:style-name="ce9" office:value-type="float" office:value="7970">
            <text:p>7,970</text:p>
          </table:table-cell>
          <table:table-cell/>
          <table:table-cell table:style-name="ce9" office:value-type="float" office:value="9475">
            <text:p>9,475</text:p>
          </table:table-cell>
          <table:table-cell table:style-name="ce9" office:value-type="float" office:value="13638">
            <text:p>13,63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Schleswig-Holstein</text:p>
          </table:table-cell>
          <table:table-cell table:style-name="ce4"/>
          <table:table-cell table:style-name="ce10" table:formula="of:=SUM([.C3:.C13])" office:value-type="float" office:value="1389795">
            <text:p>1,389,795</text:p>
          </table:table-cell>
          <table:table-cell table:style-name="ce10" table:formula="of:=SUM([.D3:.D13])" office:value-type="float" office:value="708702">
            <text:p>708,702</text:p>
          </table:table-cell>
          <table:table-cell table:style-name="ce10" table:formula="of:=SUM([.E3:.E13])" office:value-type="float" office:value="638756">
            <text:p>638,756</text:p>
          </table:table-cell>
          <table:table-cell table:style-name="ce13" table:formula="of:=SUM([.E14]/[.$C14])" office:value-type="percentage" office:value="0.459604474041136">
            <text:p>45.96%</text:p>
          </table:table-cell>
          <table:table-cell table:style-name="ce10" table:formula="of:=SUM([.G3:.G13])" office:value-type="float" office:value="596882">
            <text:p>596,882</text:p>
          </table:table-cell>
          <table:table-cell table:style-name="ce10" table:formula="of:=SUM([.H3:.H13])" office:value-type="float" office:value="513725">
            <text:p>513,725</text:p>
          </table:table-cell>
          <table:table-cell table:style-name="ce13" table:formula="of:=SUM([.H14]/[.$C14])" office:value-type="percentage" office:value="0.369640846311866">
            <text:p>36.96%</text:p>
          </table:table-cell>
          <table:table-cell table:style-name="ce10" table:formula="of:=SUM([.J3:.J13])" office:value-type="float" office:value="66183">
            <text:p>66,183</text:p>
          </table:table-cell>
          <table:table-cell table:style-name="ce10" table:formula="of:=SUM([.K3:.K13])" office:value-type="float" office:value="84177">
            <text:p>84,177</text:p>
          </table:table-cell>
          <table:table-cell table:style-name="ce13" table:formula="of:=SUM([.K14]/[.$C14])" office:value-type="percentage" office:value="0.0605679254854133">
            <text:p>6.06%</text:p>
          </table:table-cell>
          <table:table-cell table:style-name="ce10" table:formula="of:=SUM([.M3:.M13])" office:value-type="float" office:value="111921">
            <text:p>111,921</text:p>
          </table:table-cell>
          <table:table-cell table:style-name="ce10" table:formula="of:=SUM([.N3:.N13])" office:value-type="float" office:value="153137">
            <text:p>153,137</text:p>
          </table:table-cell>
          <table:table-cell table:style-name="ce13" table:formula="of:=SUM([.N14]/[.$C14])" office:value-type="percentage" office:value="0.110186754161585">
            <text:p>11.02%</text:p>
          </table:table-cell>
          <table:table-cell table:style-name="ce10" table:formula="of:=SUM([.P3:.P13])" office:value-type="float" office:value="0">
            <text:p>0</text:p>
          </table:table-cell>
          <table:table-cell table:style-name="ce10" table:formula="of:=SUM([.Q3:.Q13])" office:value-type="float" office:value="0">
            <text:p>0</text:p>
          </table:table-cell>
          <table:table-cell table:style-name="ce13" table:formula="of:=SUM([.Q14]/[.$C14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8">
            <text:p>18</text:p>
          </table:table-cell>
          <table:table-cell table:style-name="ce6" table:formula="of:=CONCATENATE(IF(MAX([.$D16];[.$G16];[.$J16];[.$M16];[.$P16];[.$S16];[.$V16])=[.D16];&quot;CDU&quot;;&quot;&quot;);IF(MAX([.$D16];[.$G16];[.$J16];[.$M16];[.$P16];[.$S16];[.$V16])=[.G16];&quot;SPD&quot;;&quot;&quot;);IF(MAX([.$D16];[.$G16];[.$J16];[.$M16];[.$P16];[.$S16];[.$V16])=[.J16];&quot;DIE LINKE&quot;;&quot;&quot;);IF(MAX([.$D16];[.$G16];[.$J16];[.$M16];[.$P16];[.$S16];[.$V16])=[.M16];&quot;GRÜNE&quot;;&quot;&quot;);IF(MAX([.$D16];[.$G16];[.$J16];[.$M16];[.$P16];[.$S16];[.$V16])=[.P16];&quot;CSU&quot;;&quot;&quot;))" office:value-type="string" office:string-value="SPD">
            <text:p>SPD</text:p>
          </table:table-cell>
          <table:table-cell table:style-name="ce9" table:formula="of:=SUM([.E16]+[.H16]+[.K16]+[.N16]+[.Q16])" office:value-type="float" office:value="141437">
            <text:p>141,437</text:p>
          </table:table-cell>
          <table:table-cell table:style-name="ce9" office:value-type="float" office:value="46753">
            <text:p>46,753</text:p>
          </table:table-cell>
          <table:table-cell table:style-name="ce9" office:value-type="float" office:value="44947">
            <text:p>44,947</text:p>
          </table:table-cell>
          <table:table-cell/>
          <table:table-cell table:style-name="ce9" office:value-type="float" office:value="64997">
            <text:p>64,997</text:p>
          </table:table-cell>
          <table:table-cell table:style-name="ce9" office:value-type="float" office:value="55721">
            <text:p>55,721</text:p>
          </table:table-cell>
          <table:table-cell/>
          <table:table-cell table:style-name="ce9" office:value-type="float" office:value="15693">
            <text:p>15,693</text:p>
          </table:table-cell>
          <table:table-cell table:style-name="ce9" office:value-type="float" office:value="18124">
            <text:p>18,124</text:p>
          </table:table-cell>
          <table:table-cell/>
          <table:table-cell table:style-name="ce9" office:value-type="float" office:value="19943">
            <text:p>19,943</text:p>
          </table:table-cell>
          <table:table-cell table:style-name="ce9" office:value-type="float" office:value="22645">
            <text:p>22,64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">
            <text:p>19</text:p>
          </table:table-cell>
          <table:table-cell table:style-name="ce6" table:formula="of:=CONCATENATE(IF(MAX([.$D17];[.$G17];[.$J17];[.$M17];[.$P17];[.$S17];[.$V17])=[.D17];&quot;CDU&quot;;&quot;&quot;);IF(MAX([.$D17];[.$G17];[.$J17];[.$M17];[.$P17];[.$S17];[.$V17])=[.G17];&quot;SPD&quot;;&quot;&quot;);IF(MAX([.$D17];[.$G17];[.$J17];[.$M17];[.$P17];[.$S17];[.$V17])=[.J17];&quot;DIE LINKE&quot;;&quot;&quot;);IF(MAX([.$D17];[.$G17];[.$J17];[.$M17];[.$P17];[.$S17];[.$V17])=[.M17];&quot;GRÜNE&quot;;&quot;&quot;);IF(MAX([.$D17];[.$G17];[.$J17];[.$M17];[.$P17];[.$S17];[.$V17])=[.P17];&quot;CSU&quot;;&quot;&quot;))" office:value-type="string" office:string-value="SPD">
            <text:p>SPD</text:p>
          </table:table-cell>
          <table:table-cell table:style-name="ce9" table:formula="of:=SUM([.E17]+[.H17]+[.K17]+[.N17]+[.Q17])" office:value-type="float" office:value="116282">
            <text:p>116,282</text:p>
          </table:table-cell>
          <table:table-cell table:style-name="ce9" office:value-type="float" office:value="43609">
            <text:p>43,609</text:p>
          </table:table-cell>
          <table:table-cell table:style-name="ce9" office:value-type="float" office:value="39581">
            <text:p>39,581</text:p>
          </table:table-cell>
          <table:table-cell/>
          <table:table-cell table:style-name="ce9" office:value-type="float" office:value="46918">
            <text:p>46,918</text:p>
          </table:table-cell>
          <table:table-cell table:style-name="ce9" office:value-type="float" office:value="40009">
            <text:p>40,009</text:p>
          </table:table-cell>
          <table:table-cell/>
          <table:table-cell table:style-name="ce9" office:value-type="float" office:value="13759">
            <text:p>13,759</text:p>
          </table:table-cell>
          <table:table-cell table:style-name="ce9" office:value-type="float" office:value="14525">
            <text:p>14,525</text:p>
          </table:table-cell>
          <table:table-cell/>
          <table:table-cell table:style-name="ce9" office:value-type="float" office:value="18380">
            <text:p>18,380</text:p>
          </table:table-cell>
          <table:table-cell table:style-name="ce9" office:value-type="float" office:value="22167">
            <text:p>22,16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">
            <text:p>20</text:p>
          </table:table-cell>
          <table:table-cell table:style-name="ce6" table:formula="of:=CONCATENATE(IF(MAX([.$D18];[.$G18];[.$J18];[.$M18];[.$P18];[.$S18];[.$V18])=[.D18];&quot;CDU&quot;;&quot;&quot;);IF(MAX([.$D18];[.$G18];[.$J18];[.$M18];[.$P18];[.$S18];[.$V18])=[.G18];&quot;SPD&quot;;&quot;&quot;);IF(MAX([.$D18];[.$G18];[.$J18];[.$M18];[.$P18];[.$S18];[.$V18])=[.J18];&quot;DIE LINKE&quot;;&quot;&quot;);IF(MAX([.$D18];[.$G18];[.$J18];[.$M18];[.$P18];[.$S18];[.$V18])=[.M18];&quot;GRÜNE&quot;;&quot;&quot;);IF(MAX([.$D18];[.$G18];[.$J18];[.$M18];[.$P18];[.$S18];[.$V18])=[.P18];&quot;CSU&quot;;&quot;&quot;))" office:value-type="string" office:string-value="SPD">
            <text:p>SPD</text:p>
          </table:table-cell>
          <table:table-cell table:style-name="ce9" table:formula="of:=SUM([.E18]+[.H18]+[.K18]+[.N18]+[.Q18])" office:value-type="float" office:value="122692">
            <text:p>122,692</text:p>
          </table:table-cell>
          <table:table-cell table:style-name="ce9" office:value-type="float" office:value="47112">
            <text:p>47,112</text:p>
          </table:table-cell>
          <table:table-cell table:style-name="ce9" office:value-type="float" office:value="43989">
            <text:p>43,989</text:p>
          </table:table-cell>
          <table:table-cell/>
          <table:table-cell table:style-name="ce9" office:value-type="float" office:value="53105">
            <text:p>53,105</text:p>
          </table:table-cell>
          <table:table-cell table:style-name="ce9" office:value-type="float" office:value="44492">
            <text:p>44,492</text:p>
          </table:table-cell>
          <table:table-cell/>
          <table:table-cell table:style-name="ce9" office:value-type="float" office:value="9728">
            <text:p>9,728</text:p>
          </table:table-cell>
          <table:table-cell table:style-name="ce9" office:value-type="float" office:value="12137">
            <text:p>12,137</text:p>
          </table:table-cell>
          <table:table-cell/>
          <table:table-cell table:style-name="ce9" office:value-type="float" office:value="18399">
            <text:p>18,399</text:p>
          </table:table-cell>
          <table:table-cell table:style-name="ce9" office:value-type="float" office:value="22074">
            <text:p>22,07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">
            <text:p>21</text:p>
          </table:table-cell>
          <table:table-cell table:style-name="ce6" table:formula="of:=CONCATENATE(IF(MAX([.$D19];[.$G19];[.$J19];[.$M19];[.$P19];[.$S19];[.$V19])=[.D19];&quot;CDU&quot;;&quot;&quot;);IF(MAX([.$D19];[.$G19];[.$J19];[.$M19];[.$P19];[.$S19];[.$V19])=[.G19];&quot;SPD&quot;;&quot;&quot;);IF(MAX([.$D19];[.$G19];[.$J19];[.$M19];[.$P19];[.$S19];[.$V19])=[.J19];&quot;DIE LINKE&quot;;&quot;&quot;);IF(MAX([.$D19];[.$G19];[.$J19];[.$M19];[.$P19];[.$S19];[.$V19])=[.M19];&quot;GRÜNE&quot;;&quot;&quot;);IF(MAX([.$D19];[.$G19];[.$J19];[.$M19];[.$P19];[.$S19];[.$V19])=[.P19];&quot;CSU&quot;;&quot;&quot;))" office:value-type="string" office:string-value="CDU">
            <text:p>CDU</text:p>
          </table:table-cell>
          <table:table-cell table:style-name="ce9" table:formula="of:=SUM([.E19]+[.H19]+[.K19]+[.N19]+[.Q19])" office:value-type="float" office:value="139255">
            <text:p>139,255</text:p>
          </table:table-cell>
          <table:table-cell table:style-name="ce9" office:value-type="float" office:value="64459">
            <text:p>64,459</text:p>
          </table:table-cell>
          <table:table-cell table:style-name="ce9" office:value-type="float" office:value="59244">
            <text:p>59,244</text:p>
          </table:table-cell>
          <table:table-cell/>
          <table:table-cell table:style-name="ce9" office:value-type="float" office:value="56421">
            <text:p>56,421</text:p>
          </table:table-cell>
          <table:table-cell table:style-name="ce9" office:value-type="float" office:value="49039">
            <text:p>49,039</text:p>
          </table:table-cell>
          <table:table-cell/>
          <table:table-cell table:style-name="ce9" office:value-type="float" office:value="7626">
            <text:p>7,626</text:p>
          </table:table-cell>
          <table:table-cell table:style-name="ce9" office:value-type="float" office:value="10615">
            <text:p>10,615</text:p>
          </table:table-cell>
          <table:table-cell/>
          <table:table-cell table:style-name="ce9" office:value-type="float" office:value="19343">
            <text:p>19,343</text:p>
          </table:table-cell>
          <table:table-cell table:style-name="ce9" office:value-type="float" office:value="20357">
            <text:p>20,35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">
            <text:p>22</text:p>
          </table:table-cell>
          <table:table-cell table:style-name="ce6" table:formula="of:=CONCATENATE(IF(MAX([.$D20];[.$G20];[.$J20];[.$M20];[.$P20];[.$S20];[.$V20])=[.D20];&quot;CDU&quot;;&quot;&quot;);IF(MAX([.$D20];[.$G20];[.$J20];[.$M20];[.$P20];[.$S20];[.$V20])=[.G20];&quot;SPD&quot;;&quot;&quot;);IF(MAX([.$D20];[.$G20];[.$J20];[.$M20];[.$P20];[.$S20];[.$V20])=[.J20];&quot;DIE LINKE&quot;;&quot;&quot;);IF(MAX([.$D20];[.$G20];[.$J20];[.$M20];[.$P20];[.$S20];[.$V20])=[.M20];&quot;GRÜNE&quot;;&quot;&quot;);IF(MAX([.$D20];[.$G20];[.$J20];[.$M20];[.$P20];[.$S20];[.$V20])=[.P20];&quot;CSU&quot;;&quot;&quot;))" office:value-type="string" office:string-value="SPD">
            <text:p>SPD</text:p>
          </table:table-cell>
          <table:table-cell table:style-name="ce9" table:formula="of:=SUM([.E20]+[.H20]+[.K20]+[.N20]+[.Q20])" office:value-type="float" office:value="124725">
            <text:p>124,725</text:p>
          </table:table-cell>
          <table:table-cell table:style-name="ce9" office:value-type="float" office:value="54002">
            <text:p>54,002</text:p>
          </table:table-cell>
          <table:table-cell table:style-name="ce9" office:value-type="float" office:value="50641">
            <text:p>50,641</text:p>
          </table:table-cell>
          <table:table-cell/>
          <table:table-cell table:style-name="ce9" office:value-type="float" office:value="58029">
            <text:p>58,029</text:p>
          </table:table-cell>
          <table:table-cell table:style-name="ce9" office:value-type="float" office:value="50339">
            <text:p>50,339</text:p>
          </table:table-cell>
          <table:table-cell/>
          <table:table-cell table:style-name="ce9" office:value-type="float" office:value="9594">
            <text:p>9,594</text:p>
          </table:table-cell>
          <table:table-cell table:style-name="ce9" office:value-type="float" office:value="11078">
            <text:p>11,078</text:p>
          </table:table-cell>
          <table:table-cell/>
          <table:table-cell table:style-name="ce9" office:value-type="float" office:value="9320">
            <text:p>9,320</text:p>
          </table:table-cell>
          <table:table-cell table:style-name="ce9" office:value-type="float" office:value="12667">
            <text:p>12,66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">
            <text:p>23</text:p>
          </table:table-cell>
          <table:table-cell table:style-name="ce6" table:formula="of:=CONCATENATE(IF(MAX([.$D21];[.$G21];[.$J21];[.$M21];[.$P21];[.$S21];[.$V21])=[.D21];&quot;CDU&quot;;&quot;&quot;);IF(MAX([.$D21];[.$G21];[.$J21];[.$M21];[.$P21];[.$S21];[.$V21])=[.G21];&quot;SPD&quot;;&quot;&quot;);IF(MAX([.$D21];[.$G21];[.$J21];[.$M21];[.$P21];[.$S21];[.$V21])=[.J21];&quot;DIE LINKE&quot;;&quot;&quot;);IF(MAX([.$D21];[.$G21];[.$J21];[.$M21];[.$P21];[.$S21];[.$V21])=[.M21];&quot;GRÜNE&quot;;&quot;&quot;);IF(MAX([.$D21];[.$G21];[.$J21];[.$M21];[.$P21];[.$S21];[.$V21])=[.P21];&quot;CSU&quot;;&quot;&quot;))" office:value-type="string" office:string-value="SPD">
            <text:p>SPD</text:p>
          </table:table-cell>
          <table:table-cell table:style-name="ce9" table:formula="of:=SUM([.E21]+[.H21]+[.K21]+[.N21]+[.Q21])" office:value-type="float" office:value="121560">
            <text:p>121,560</text:p>
          </table:table-cell>
          <table:table-cell table:style-name="ce9" office:value-type="float" office:value="50044">
            <text:p>50,044</text:p>
          </table:table-cell>
          <table:table-cell table:style-name="ce9" office:value-type="float" office:value="47525">
            <text:p>47,525</text:p>
          </table:table-cell>
          <table:table-cell/>
          <table:table-cell table:style-name="ce9" office:value-type="float" office:value="56867">
            <text:p>56,867</text:p>
          </table:table-cell>
          <table:table-cell table:style-name="ce9" office:value-type="float" office:value="49302">
            <text:p>49,302</text:p>
          </table:table-cell>
          <table:table-cell/>
          <table:table-cell table:style-name="ce9" office:value-type="float" office:value="10595">
            <text:p>10,595</text:p>
          </table:table-cell>
          <table:table-cell table:style-name="ce9" office:value-type="float" office:value="11817">
            <text:p>11,817</text:p>
          </table:table-cell>
          <table:table-cell/>
          <table:table-cell table:style-name="ce9" office:value-type="float" office:value="9088">
            <text:p>9,088</text:p>
          </table:table-cell>
          <table:table-cell table:style-name="ce9" office:value-type="float" office:value="12916">
            <text:p>12,91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Hamburg</text:p>
          </table:table-cell>
          <table:table-cell table:style-name="ce4"/>
          <table:table-cell table:style-name="ce10" table:formula="of:=SUM([.C16:.C21])" office:value-type="float" office:value="765951">
            <text:p>765,951</text:p>
          </table:table-cell>
          <table:table-cell table:style-name="ce10" table:formula="of:=SUM([.D16:.D21])" office:value-type="float" office:value="305979">
            <text:p>305,979</text:p>
          </table:table-cell>
          <table:table-cell table:style-name="ce10" table:formula="of:=SUM([.E16:.E21])" office:value-type="float" office:value="285927">
            <text:p>285,927</text:p>
          </table:table-cell>
          <table:table-cell table:style-name="ce13" table:formula="of:=SUM([.E22]/[.$C22])" office:value-type="percentage" office:value="0.373296725247437">
            <text:p>37.33%</text:p>
          </table:table-cell>
          <table:table-cell table:style-name="ce10" table:formula="of:=SUM([.G16:.G21])" office:value-type="float" office:value="336337">
            <text:p>336,337</text:p>
          </table:table-cell>
          <table:table-cell table:style-name="ce10" table:formula="of:=SUM([.H16:.H21])" office:value-type="float" office:value="288902">
            <text:p>288,902</text:p>
          </table:table-cell>
          <table:table-cell table:style-name="ce13" table:formula="of:=SUM([.H22]/[.$C22])" office:value-type="percentage" office:value="0.377180785716058">
            <text:p>37.72%</text:p>
          </table:table-cell>
          <table:table-cell table:style-name="ce10" table:formula="of:=SUM([.J16:.J21])" office:value-type="float" office:value="66995">
            <text:p>66,995</text:p>
          </table:table-cell>
          <table:table-cell table:style-name="ce10" table:formula="of:=SUM([.K16:.K21])" office:value-type="float" office:value="78296">
            <text:p>78,296</text:p>
          </table:table-cell>
          <table:table-cell table:style-name="ce13" table:formula="of:=SUM([.K22]/[.$C22])" office:value-type="percentage" office:value="0.102220638134815">
            <text:p>10.22%</text:p>
          </table:table-cell>
          <table:table-cell table:style-name="ce10" table:formula="of:=SUM([.M16:.M21])" office:value-type="float" office:value="94473">
            <text:p>94,473</text:p>
          </table:table-cell>
          <table:table-cell table:style-name="ce10" table:formula="of:=SUM([.N16:.N21])" office:value-type="float" office:value="112826">
            <text:p>112,826</text:p>
          </table:table-cell>
          <table:table-cell table:style-name="ce13" table:formula="of:=SUM([.N22]/[.$C22])" office:value-type="percentage" office:value="0.14730185090169">
            <text:p>14.73%</text:p>
          </table:table-cell>
          <table:table-cell table:style-name="ce10" table:formula="of:=SUM([.P16:.P21])" office:value-type="float" office:value="0">
            <text:p>0</text:p>
          </table:table-cell>
          <table:table-cell table:style-name="ce10" table:formula="of:=SUM([.Q16:.Q21])" office:value-type="float" office:value="0">
            <text:p>0</text:p>
          </table:table-cell>
          <table:table-cell table:style-name="ce13" table:formula="of:=SUM([.Q22]/[.$C22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24">
            <text:p>24</text:p>
          </table:table-cell>
          <table:table-cell table:style-name="ce6" table:formula="of:=CONCATENATE(IF(MAX([.$D24];[.$G24];[.$J24];[.$M24];[.$P24];[.$S24];[.$V24])=[.D24];&quot;CDU&quot;;&quot;&quot;);IF(MAX([.$D24];[.$G24];[.$J24];[.$M24];[.$P24];[.$S24];[.$V24])=[.G24];&quot;SPD&quot;;&quot;&quot;);IF(MAX([.$D24];[.$G24];[.$J24];[.$M24];[.$P24];[.$S24];[.$V24])=[.J24];&quot;DIE LINKE&quot;;&quot;&quot;);IF(MAX([.$D24];[.$G24];[.$J24];[.$M24];[.$P24];[.$S24];[.$V24])=[.M24];&quot;GRÜNE&quot;;&quot;&quot;);IF(MAX([.$D24];[.$G24];[.$J24];[.$M24];[.$P24];[.$S24];[.$V24])=[.P24];&quot;CSU&quot;;&quot;&quot;))" office:value-type="string" office:string-value="SPD">
            <text:p>SPD</text:p>
          </table:table-cell>
          <table:table-cell table:style-name="ce9" table:formula="of:=SUM([.E24]+[.H24]+[.K24]+[.N24]+[.Q24])" office:value-type="float" office:value="118722">
            <text:p>118,722</text:p>
          </table:table-cell>
          <table:table-cell table:style-name="ce9" office:value-type="float" office:value="42737">
            <text:p>42,737</text:p>
          </table:table-cell>
          <table:table-cell table:style-name="ce9" office:value-type="float" office:value="43026">
            <text:p>43,026</text:p>
          </table:table-cell>
          <table:table-cell/>
          <table:table-cell table:style-name="ce9" office:value-type="float" office:value="66348">
            <text:p>66,348</text:p>
          </table:table-cell>
          <table:table-cell table:style-name="ce9" office:value-type="float" office:value="58080">
            <text:p>58,080</text:p>
          </table:table-cell>
          <table:table-cell/>
          <table:table-cell table:style-name="ce9" office:value-type="float" office:value="6373">
            <text:p>6,373</text:p>
          </table:table-cell>
          <table:table-cell table:style-name="ce9" office:value-type="float" office:value="6588">
            <text:p>6,588</text:p>
          </table:table-cell>
          <table:table-cell/>
          <table:table-cell table:style-name="ce9" office:value-type="float" office:value="12627">
            <text:p>12,627</text:p>
          </table:table-cell>
          <table:table-cell table:style-name="ce9" office:value-type="float" office:value="11028">
            <text:p>11,02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">
            <text:p>25</text:p>
          </table:table-cell>
          <table:table-cell table:style-name="ce6" table:formula="of:=CONCATENATE(IF(MAX([.$D25];[.$G25];[.$J25];[.$M25];[.$P25];[.$S25];[.$V25])=[.D25];&quot;CDU&quot;;&quot;&quot;);IF(MAX([.$D25];[.$G25];[.$J25];[.$M25];[.$P25];[.$S25];[.$V25])=[.G25];&quot;SPD&quot;;&quot;&quot;);IF(MAX([.$D25];[.$G25];[.$J25];[.$M25];[.$P25];[.$S25];[.$V25])=[.J25];&quot;DIE LINKE&quot;;&quot;&quot;);IF(MAX([.$D25];[.$G25];[.$J25];[.$M25];[.$P25];[.$S25];[.$V25])=[.M25];&quot;GRÜNE&quot;;&quot;&quot;);IF(MAX([.$D25];[.$G25];[.$J25];[.$M25];[.$P25];[.$S25];[.$V25])=[.P25];&quot;CSU&quot;;&quot;&quot;))" office:value-type="string" office:string-value="CDU">
            <text:p>CDU</text:p>
          </table:table-cell>
          <table:table-cell table:style-name="ce9" table:formula="of:=SUM([.E25]+[.H25]+[.K25]+[.N25]+[.Q25])" office:value-type="float" office:value="147972">
            <text:p>147,972</text:p>
          </table:table-cell>
          <table:table-cell table:style-name="ce9" office:value-type="float" office:value="90236">
            <text:p>90,236</text:p>
          </table:table-cell>
          <table:table-cell table:style-name="ce9" office:value-type="float" office:value="80616">
            <text:p>80,616</text:p>
          </table:table-cell>
          <table:table-cell/>
          <table:table-cell table:style-name="ce9" office:value-type="float" office:value="51409">
            <text:p>51,409</text:p>
          </table:table-cell>
          <table:table-cell table:style-name="ce9" office:value-type="float" office:value="51079">
            <text:p>51,079</text:p>
          </table:table-cell>
          <table:table-cell/>
          <table:table-cell table:style-name="ce9" office:value-type="float" office:value="6426">
            <text:p>6,426</text:p>
          </table:table-cell>
          <table:table-cell table:style-name="ce9" office:value-type="float" office:value="6771">
            <text:p>6,771</text:p>
          </table:table-cell>
          <table:table-cell/>
          <table:table-cell table:style-name="ce9" office:value-type="float" office:value="8441">
            <text:p>8,441</text:p>
          </table:table-cell>
          <table:table-cell table:style-name="ce9" office:value-type="float" office:value="9506">
            <text:p>9,50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">
            <text:p>26</text:p>
          </table:table-cell>
          <table:table-cell table:style-name="ce6" table:formula="of:=CONCATENATE(IF(MAX([.$D26];[.$G26];[.$J26];[.$M26];[.$P26];[.$S26];[.$V26])=[.D26];&quot;CDU&quot;;&quot;&quot;);IF(MAX([.$D26];[.$G26];[.$J26];[.$M26];[.$P26];[.$S26];[.$V26])=[.G26];&quot;SPD&quot;;&quot;&quot;);IF(MAX([.$D26];[.$G26];[.$J26];[.$M26];[.$P26];[.$S26];[.$V26])=[.J26];&quot;DIE LINKE&quot;;&quot;&quot;);IF(MAX([.$D26];[.$G26];[.$J26];[.$M26];[.$P26];[.$S26];[.$V26])=[.M26];&quot;GRÜNE&quot;;&quot;&quot;);IF(MAX([.$D26];[.$G26];[.$J26];[.$M26];[.$P26];[.$S26];[.$V26])=[.P26];&quot;CSU&quot;;&quot;&quot;))" office:value-type="string" office:string-value="SPD">
            <text:p>SPD</text:p>
          </table:table-cell>
          <table:table-cell table:style-name="ce9" table:formula="of:=SUM([.E26]+[.H26]+[.K26]+[.N26]+[.Q26])" office:value-type="float" office:value="115352">
            <text:p>115,352</text:p>
          </table:table-cell>
          <table:table-cell table:style-name="ce9" office:value-type="float" office:value="52275">
            <text:p>52,275</text:p>
          </table:table-cell>
          <table:table-cell table:style-name="ce9" office:value-type="float" office:value="50796">
            <text:p>50,796</text:p>
          </table:table-cell>
          <table:table-cell/>
          <table:table-cell table:style-name="ce9" office:value-type="float" office:value="58178">
            <text:p>58,178</text:p>
          </table:table-cell>
          <table:table-cell table:style-name="ce9" office:value-type="float" office:value="48011">
            <text:p>48,011</text:p>
          </table:table-cell>
          <table:table-cell/>
          <table:table-cell table:style-name="ce9" office:value-type="float" office:value="6736">
            <text:p>6,736</text:p>
          </table:table-cell>
          <table:table-cell table:style-name="ce9" office:value-type="float" office:value="6814">
            <text:p>6,814</text:p>
          </table:table-cell>
          <table:table-cell/>
          <table:table-cell table:style-name="ce9" office:value-type="float" office:value="7362">
            <text:p>7,362</text:p>
          </table:table-cell>
          <table:table-cell table:style-name="ce9" office:value-type="float" office:value="9731">
            <text:p>9,73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">
            <text:p>27</text:p>
          </table:table-cell>
          <table:table-cell table:style-name="ce6" table:formula="of:=CONCATENATE(IF(MAX([.$D27];[.$G27];[.$J27];[.$M27];[.$P27];[.$S27];[.$V27])=[.D27];&quot;CDU&quot;;&quot;&quot;);IF(MAX([.$D27];[.$G27];[.$J27];[.$M27];[.$P27];[.$S27];[.$V27])=[.G27];&quot;SPD&quot;;&quot;&quot;);IF(MAX([.$D27];[.$G27];[.$J27];[.$M27];[.$P27];[.$S27];[.$V27])=[.J27];&quot;DIE LINKE&quot;;&quot;&quot;);IF(MAX([.$D27];[.$G27];[.$J27];[.$M27];[.$P27];[.$S27];[.$V27])=[.M27];&quot;GRÜNE&quot;;&quot;&quot;);IF(MAX([.$D27];[.$G27];[.$J27];[.$M27];[.$P27];[.$S27];[.$V27])=[.P27];&quot;CSU&quot;;&quot;&quot;))" office:value-type="string" office:string-value="SPD">
            <text:p>SPD</text:p>
          </table:table-cell>
          <table:table-cell table:style-name="ce9" table:formula="of:=SUM([.E27]+[.H27]+[.K27]+[.N27]+[.Q27])" office:value-type="float" office:value="140616">
            <text:p>140,616</text:p>
          </table:table-cell>
          <table:table-cell table:style-name="ce9" office:value-type="float" office:value="59525">
            <text:p>59,525</text:p>
          </table:table-cell>
          <table:table-cell table:style-name="ce9" office:value-type="float" office:value="57067">
            <text:p>57,067</text:p>
          </table:table-cell>
          <table:table-cell/>
          <table:table-cell table:style-name="ce9" office:value-type="float" office:value="60547">
            <text:p>60,547</text:p>
          </table:table-cell>
          <table:table-cell table:style-name="ce9" office:value-type="float" office:value="52856">
            <text:p>52,856</text:p>
          </table:table-cell>
          <table:table-cell/>
          <table:table-cell table:style-name="ce9" office:value-type="float" office:value="8794">
            <text:p>8,794</text:p>
          </table:table-cell>
          <table:table-cell table:style-name="ce9" office:value-type="float" office:value="10523">
            <text:p>10,523</text:p>
          </table:table-cell>
          <table:table-cell/>
          <table:table-cell table:style-name="ce9" office:value-type="float" office:value="18552">
            <text:p>18,552</text:p>
          </table:table-cell>
          <table:table-cell table:style-name="ce9" office:value-type="float" office:value="20170">
            <text:p>20,17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">
            <text:p>28</text:p>
          </table:table-cell>
          <table:table-cell table:style-name="ce6" table:formula="of:=CONCATENATE(IF(MAX([.$D28];[.$G28];[.$J28];[.$M28];[.$P28];[.$S28];[.$V28])=[.D28];&quot;CDU&quot;;&quot;&quot;);IF(MAX([.$D28];[.$G28];[.$J28];[.$M28];[.$P28];[.$S28];[.$V28])=[.G28];&quot;SPD&quot;;&quot;&quot;);IF(MAX([.$D28];[.$G28];[.$J28];[.$M28];[.$P28];[.$S28];[.$V28])=[.J28];&quot;DIE LINKE&quot;;&quot;&quot;);IF(MAX([.$D28];[.$G28];[.$J28];[.$M28];[.$P28];[.$S28];[.$V28])=[.M28];&quot;GRÜNE&quot;;&quot;&quot;);IF(MAX([.$D28];[.$G28];[.$J28];[.$M28];[.$P28];[.$S28];[.$V28])=[.P28];&quot;CSU&quot;;&quot;&quot;))" office:value-type="string" office:string-value="CDU">
            <text:p>CDU</text:p>
          </table:table-cell>
          <table:table-cell table:style-name="ce9" table:formula="of:=SUM([.E28]+[.H28]+[.K28]+[.N28]+[.Q28])" office:value-type="float" office:value="139341">
            <text:p>139,341</text:p>
          </table:table-cell>
          <table:table-cell table:style-name="ce9" office:value-type="float" office:value="63832">
            <text:p>63,832</text:p>
          </table:table-cell>
          <table:table-cell table:style-name="ce9" office:value-type="float" office:value="62620">
            <text:p>62,620</text:p>
          </table:table-cell>
          <table:table-cell/>
          <table:table-cell table:style-name="ce9" office:value-type="float" office:value="63256">
            <text:p>63,256</text:p>
          </table:table-cell>
          <table:table-cell table:style-name="ce9" office:value-type="float" office:value="54848">
            <text:p>54,848</text:p>
          </table:table-cell>
          <table:table-cell/>
          <table:table-cell table:style-name="ce9" office:value-type="float" office:value="7273">
            <text:p>7,273</text:p>
          </table:table-cell>
          <table:table-cell table:style-name="ce9" office:value-type="float" office:value="8814">
            <text:p>8,814</text:p>
          </table:table-cell>
          <table:table-cell/>
          <table:table-cell table:style-name="ce9" office:value-type="float" office:value="9784">
            <text:p>9,784</text:p>
          </table:table-cell>
          <table:table-cell table:style-name="ce9" office:value-type="float" office:value="13059">
            <text:p>13,05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">
            <text:p>29</text:p>
          </table:table-cell>
          <table:table-cell table:style-name="ce6" table:formula="of:=CONCATENATE(IF(MAX([.$D29];[.$G29];[.$J29];[.$M29];[.$P29];[.$S29];[.$V29])=[.D29];&quot;CDU&quot;;&quot;&quot;);IF(MAX([.$D29];[.$G29];[.$J29];[.$M29];[.$P29];[.$S29];[.$V29])=[.G29];&quot;SPD&quot;;&quot;&quot;);IF(MAX([.$D29];[.$G29];[.$J29];[.$M29];[.$P29];[.$S29];[.$V29])=[.J29];&quot;DIE LINKE&quot;;&quot;&quot;);IF(MAX([.$D29];[.$G29];[.$J29];[.$M29];[.$P29];[.$S29];[.$V29])=[.M29];&quot;GRÜNE&quot;;&quot;&quot;);IF(MAX([.$D29];[.$G29];[.$J29];[.$M29];[.$P29];[.$S29];[.$V29])=[.P29];&quot;CSU&quot;;&quot;&quot;))" office:value-type="string" office:string-value="CDU">
            <text:p>CDU</text:p>
          </table:table-cell>
          <table:table-cell table:style-name="ce9" table:formula="of:=SUM([.E29]+[.H29]+[.K29]+[.N29]+[.Q29])" office:value-type="float" office:value="121066">
            <text:p>121,066</text:p>
          </table:table-cell>
          <table:table-cell table:style-name="ce9" office:value-type="float" office:value="63431">
            <text:p>63,431</text:p>
          </table:table-cell>
          <table:table-cell table:style-name="ce9" office:value-type="float" office:value="59699">
            <text:p>59,699</text:p>
          </table:table-cell>
          <table:table-cell/>
          <table:table-cell table:style-name="ce9" office:value-type="float" office:value="49395">
            <text:p>49,395</text:p>
          </table:table-cell>
          <table:table-cell table:style-name="ce9" office:value-type="float" office:value="45534">
            <text:p>45,534</text:p>
          </table:table-cell>
          <table:table-cell/>
          <table:table-cell table:style-name="ce9" office:value-type="float" office:value="4904">
            <text:p>4,904</text:p>
          </table:table-cell>
          <table:table-cell table:style-name="ce9" office:value-type="float" office:value="6241">
            <text:p>6,241</text:p>
          </table:table-cell>
          <table:table-cell/>
          <table:table-cell table:style-name="ce9" office:value-type="float" office:value="8326">
            <text:p>8,326</text:p>
          </table:table-cell>
          <table:table-cell table:style-name="ce9" office:value-type="float" office:value="9592">
            <text:p>9,59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0">
            <text:p>30</text:p>
          </table:table-cell>
          <table:table-cell table:style-name="ce6" table:formula="of:=CONCATENATE(IF(MAX([.$D30];[.$G30];[.$J30];[.$M30];[.$P30];[.$S30];[.$V30])=[.D30];&quot;CDU&quot;;&quot;&quot;);IF(MAX([.$D30];[.$G30];[.$J30];[.$M30];[.$P30];[.$S30];[.$V30])=[.G30];&quot;SPD&quot;;&quot;&quot;);IF(MAX([.$D30];[.$G30];[.$J30];[.$M30];[.$P30];[.$S30];[.$V30])=[.J30];&quot;DIE LINKE&quot;;&quot;&quot;);IF(MAX([.$D30];[.$G30];[.$J30];[.$M30];[.$P30];[.$S30];[.$V30])=[.M30];&quot;GRÜNE&quot;;&quot;&quot;);IF(MAX([.$D30];[.$G30];[.$J30];[.$M30];[.$P30];[.$S30];[.$V30])=[.P30];&quot;CSU&quot;;&quot;&quot;))" office:value-type="string" office:string-value="CDU">
            <text:p>CDU</text:p>
          </table:table-cell>
          <table:table-cell table:style-name="ce9" table:formula="of:=SUM([.E30]+[.H30]+[.K30]+[.N30]+[.Q30])" office:value-type="float" office:value="126300">
            <text:p>126,300</text:p>
          </table:table-cell>
          <table:table-cell table:style-name="ce9" office:value-type="float" office:value="68545">
            <text:p>68,545</text:p>
          </table:table-cell>
          <table:table-cell table:style-name="ce9" office:value-type="float" office:value="64472">
            <text:p>64,472</text:p>
          </table:table-cell>
          <table:table-cell/>
          <table:table-cell table:style-name="ce9" office:value-type="float" office:value="49111">
            <text:p>49,111</text:p>
          </table:table-cell>
          <table:table-cell table:style-name="ce9" office:value-type="float" office:value="44598">
            <text:p>44,598</text:p>
          </table:table-cell>
          <table:table-cell/>
          <table:table-cell table:style-name="ce9" office:value-type="float" office:value="4878">
            <text:p>4,878</text:p>
          </table:table-cell>
          <table:table-cell table:style-name="ce9" office:value-type="float" office:value="6021">
            <text:p>6,021</text:p>
          </table:table-cell>
          <table:table-cell/>
          <table:table-cell table:style-name="ce9" office:value-type="float" office:value="9099">
            <text:p>9,099</text:p>
          </table:table-cell>
          <table:table-cell table:style-name="ce9" office:value-type="float" office:value="11209">
            <text:p>11,20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1">
            <text:p>31</text:p>
          </table:table-cell>
          <table:table-cell table:style-name="ce6" table:formula="of:=CONCATENATE(IF(MAX([.$D31];[.$G31];[.$J31];[.$M31];[.$P31];[.$S31];[.$V31])=[.D31];&quot;CDU&quot;;&quot;&quot;);IF(MAX([.$D31];[.$G31];[.$J31];[.$M31];[.$P31];[.$S31];[.$V31])=[.G31];&quot;SPD&quot;;&quot;&quot;);IF(MAX([.$D31];[.$G31];[.$J31];[.$M31];[.$P31];[.$S31];[.$V31])=[.J31];&quot;DIE LINKE&quot;;&quot;&quot;);IF(MAX([.$D31];[.$G31];[.$J31];[.$M31];[.$P31];[.$S31];[.$V31])=[.M31];&quot;GRÜNE&quot;;&quot;&quot;);IF(MAX([.$D31];[.$G31];[.$J31];[.$M31];[.$P31];[.$S31];[.$V31])=[.P31];&quot;CSU&quot;;&quot;&quot;))" office:value-type="string" office:string-value="CDU">
            <text:p>CDU</text:p>
          </table:table-cell>
          <table:table-cell table:style-name="ce9" table:formula="of:=SUM([.E31]+[.H31]+[.K31]+[.N31]+[.Q31])" office:value-type="float" office:value="153259">
            <text:p>153,259</text:p>
          </table:table-cell>
          <table:table-cell table:style-name="ce9" office:value-type="float" office:value="99705">
            <text:p>99,705</text:p>
          </table:table-cell>
          <table:table-cell table:style-name="ce9" office:value-type="float" office:value="94923">
            <text:p>94,923</text:p>
          </table:table-cell>
          <table:table-cell/>
          <table:table-cell table:style-name="ce9" office:value-type="float" office:value="48903">
            <text:p>48,903</text:p>
          </table:table-cell>
          <table:table-cell table:style-name="ce9" office:value-type="float" office:value="44069">
            <text:p>44,069</text:p>
          </table:table-cell>
          <table:table-cell/>
          <table:table-cell table:style-name="ce9" office:value-type="float" office:value="4543">
            <text:p>4,543</text:p>
          </table:table-cell>
          <table:table-cell table:style-name="ce9" office:value-type="float" office:value="5107">
            <text:p>5,107</text:p>
          </table:table-cell>
          <table:table-cell/>
          <table:table-cell table:style-name="ce9" office:value-type="float" office:value="8393">
            <text:p>8,393</text:p>
          </table:table-cell>
          <table:table-cell table:style-name="ce9" office:value-type="float" office:value="9160">
            <text:p>9,16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2">
            <text:p>32</text:p>
          </table:table-cell>
          <table:table-cell table:style-name="ce6" table:formula="of:=CONCATENATE(IF(MAX([.$D32];[.$G32];[.$J32];[.$M32];[.$P32];[.$S32];[.$V32])=[.D32];&quot;CDU&quot;;&quot;&quot;);IF(MAX([.$D32];[.$G32];[.$J32];[.$M32];[.$P32];[.$S32];[.$V32])=[.G32];&quot;SPD&quot;;&quot;&quot;);IF(MAX([.$D32];[.$G32];[.$J32];[.$M32];[.$P32];[.$S32];[.$V32])=[.J32];&quot;DIE LINKE&quot;;&quot;&quot;);IF(MAX([.$D32];[.$G32];[.$J32];[.$M32];[.$P32];[.$S32];[.$V32])=[.M32];&quot;GRÜNE&quot;;&quot;&quot;);IF(MAX([.$D32];[.$G32];[.$J32];[.$M32];[.$P32];[.$S32];[.$V32])=[.P32];&quot;CSU&quot;;&quot;&quot;))" office:value-type="string" office:string-value="CDU">
            <text:p>CDU</text:p>
          </table:table-cell>
          <table:table-cell table:style-name="ce9" table:formula="of:=SUM([.E32]+[.H32]+[.K32]+[.N32]+[.Q32])" office:value-type="float" office:value="137316">
            <text:p>137,316</text:p>
          </table:table-cell>
          <table:table-cell table:style-name="ce9" office:value-type="float" office:value="101015">
            <text:p>101,015</text:p>
          </table:table-cell>
          <table:table-cell table:style-name="ce9" office:value-type="float" office:value="96401">
            <text:p>96,401</text:p>
          </table:table-cell>
          <table:table-cell/>
          <table:table-cell table:style-name="ce9" office:value-type="float" office:value="32422">
            <text:p>32,422</text:p>
          </table:table-cell>
          <table:table-cell table:style-name="ce9" office:value-type="float" office:value="30168">
            <text:p>30,168</text:p>
          </table:table-cell>
          <table:table-cell/>
          <table:table-cell table:style-name="ce9" office:value-type="float" office:value="3821">
            <text:p>3,821</text:p>
          </table:table-cell>
          <table:table-cell table:style-name="ce9" office:value-type="float" office:value="4259">
            <text:p>4,259</text:p>
          </table:table-cell>
          <table:table-cell/>
          <table:table-cell table:style-name="ce9" office:value-type="float" office:value="5702">
            <text:p>5,702</text:p>
          </table:table-cell>
          <table:table-cell table:style-name="ce9" office:value-type="float" office:value="6488">
            <text:p>6,48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3">
            <text:p>33</text:p>
          </table:table-cell>
          <table:table-cell table:style-name="ce6" table:formula="of:=CONCATENATE(IF(MAX([.$D33];[.$G33];[.$J33];[.$M33];[.$P33];[.$S33];[.$V33])=[.D33];&quot;CDU&quot;;&quot;&quot;);IF(MAX([.$D33];[.$G33];[.$J33];[.$M33];[.$P33];[.$S33];[.$V33])=[.G33];&quot;SPD&quot;;&quot;&quot;);IF(MAX([.$D33];[.$G33];[.$J33];[.$M33];[.$P33];[.$S33];[.$V33])=[.J33];&quot;DIE LINKE&quot;;&quot;&quot;);IF(MAX([.$D33];[.$G33];[.$J33];[.$M33];[.$P33];[.$S33];[.$V33])=[.M33];&quot;GRÜNE&quot;;&quot;&quot;);IF(MAX([.$D33];[.$G33];[.$J33];[.$M33];[.$P33];[.$S33];[.$V33])=[.P33];&quot;CSU&quot;;&quot;&quot;))" office:value-type="string" office:string-value="CDU">
            <text:p>CDU</text:p>
          </table:table-cell>
          <table:table-cell table:style-name="ce9" table:formula="of:=SUM([.E33]+[.H33]+[.K33]+[.N33]+[.Q33])" office:value-type="float" office:value="123750">
            <text:p>123,750</text:p>
          </table:table-cell>
          <table:table-cell table:style-name="ce9" office:value-type="float" office:value="66862">
            <text:p>66,862</text:p>
          </table:table-cell>
          <table:table-cell table:style-name="ce9" office:value-type="float" office:value="61404">
            <text:p>61,404</text:p>
          </table:table-cell>
          <table:table-cell/>
          <table:table-cell table:style-name="ce9" office:value-type="float" office:value="47067">
            <text:p>47,067</text:p>
          </table:table-cell>
          <table:table-cell table:style-name="ce9" office:value-type="float" office:value="44431">
            <text:p>44,431</text:p>
          </table:table-cell>
          <table:table-cell/>
          <table:table-cell table:style-name="ce9" office:value-type="float" office:value="4933">
            <text:p>4,933</text:p>
          </table:table-cell>
          <table:table-cell table:style-name="ce9" office:value-type="float" office:value="6359">
            <text:p>6,359</text:p>
          </table:table-cell>
          <table:table-cell/>
          <table:table-cell table:style-name="ce9" office:value-type="float" office:value="10651">
            <text:p>10,651</text:p>
          </table:table-cell>
          <table:table-cell table:style-name="ce9" office:value-type="float" office:value="11556">
            <text:p>11,55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4">
            <text:p>34</text:p>
          </table:table-cell>
          <table:table-cell table:style-name="ce6" table:formula="of:=CONCATENATE(IF(MAX([.$D34];[.$G34];[.$J34];[.$M34];[.$P34];[.$S34];[.$V34])=[.D34];&quot;CDU&quot;;&quot;&quot;);IF(MAX([.$D34];[.$G34];[.$J34];[.$M34];[.$P34];[.$S34];[.$V34])=[.G34];&quot;SPD&quot;;&quot;&quot;);IF(MAX([.$D34];[.$G34];[.$J34];[.$M34];[.$P34];[.$S34];[.$V34])=[.J34];&quot;DIE LINKE&quot;;&quot;&quot;);IF(MAX([.$D34];[.$G34];[.$J34];[.$M34];[.$P34];[.$S34];[.$V34])=[.M34];&quot;GRÜNE&quot;;&quot;&quot;);IF(MAX([.$D34];[.$G34];[.$J34];[.$M34];[.$P34];[.$S34];[.$V34])=[.P34];&quot;CSU&quot;;&quot;&quot;))" office:value-type="string" office:string-value="CDU">
            <text:p>CDU</text:p>
          </table:table-cell>
          <table:table-cell table:style-name="ce9" table:formula="of:=SUM([.E34]+[.H34]+[.K34]+[.N34]+[.Q34])" office:value-type="float" office:value="126372">
            <text:p>126,372</text:p>
          </table:table-cell>
          <table:table-cell table:style-name="ce9" office:value-type="float" office:value="63174">
            <text:p>63,174</text:p>
          </table:table-cell>
          <table:table-cell table:style-name="ce9" office:value-type="float" office:value="57243">
            <text:p>57,243</text:p>
          </table:table-cell>
          <table:table-cell/>
          <table:table-cell table:style-name="ce9" office:value-type="float" office:value="53660">
            <text:p>53,660</text:p>
          </table:table-cell>
          <table:table-cell table:style-name="ce9" office:value-type="float" office:value="47413">
            <text:p>47,413</text:p>
          </table:table-cell>
          <table:table-cell/>
          <table:table-cell table:style-name="ce9" office:value-type="float" office:value="7195">
            <text:p>7,195</text:p>
          </table:table-cell>
          <table:table-cell table:style-name="ce9" office:value-type="float" office:value="8008">
            <text:p>8,008</text:p>
          </table:table-cell>
          <table:table-cell/>
          <table:table-cell table:style-name="ce9" office:value-type="float" office:value="9729">
            <text:p>9,729</text:p>
          </table:table-cell>
          <table:table-cell table:style-name="ce9" office:value-type="float" office:value="13708">
            <text:p>13,70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5">
            <text:p>35</text:p>
          </table:table-cell>
          <table:table-cell table:style-name="ce6" table:formula="of:=CONCATENATE(IF(MAX([.$D35];[.$G35];[.$J35];[.$M35];[.$P35];[.$S35];[.$V35])=[.D35];&quot;CDU&quot;;&quot;&quot;);IF(MAX([.$D35];[.$G35];[.$J35];[.$M35];[.$P35];[.$S35];[.$V35])=[.G35];&quot;SPD&quot;;&quot;&quot;);IF(MAX([.$D35];[.$G35];[.$J35];[.$M35];[.$P35];[.$S35];[.$V35])=[.J35];&quot;DIE LINKE&quot;;&quot;&quot;);IF(MAX([.$D35];[.$G35];[.$J35];[.$M35];[.$P35];[.$S35];[.$V35])=[.M35];&quot;GRÜNE&quot;;&quot;&quot;);IF(MAX([.$D35];[.$G35];[.$J35];[.$M35];[.$P35];[.$S35];[.$V35])=[.P35];&quot;CSU&quot;;&quot;&quot;))" office:value-type="string" office:string-value="CDU">
            <text:p>CDU</text:p>
          </table:table-cell>
          <table:table-cell table:style-name="ce9" table:formula="of:=SUM([.E35]+[.H35]+[.K35]+[.N35]+[.Q35])" office:value-type="float" office:value="107085">
            <text:p>107,085</text:p>
          </table:table-cell>
          <table:table-cell table:style-name="ce9" office:value-type="float" office:value="54448">
            <text:p>54,448</text:p>
          </table:table-cell>
          <table:table-cell table:style-name="ce9" office:value-type="float" office:value="53163">
            <text:p>53,163</text:p>
          </table:table-cell>
          <table:table-cell/>
          <table:table-cell table:style-name="ce9" office:value-type="float" office:value="49301">
            <text:p>49,301</text:p>
          </table:table-cell>
          <table:table-cell table:style-name="ce9" office:value-type="float" office:value="38018">
            <text:p>38,018</text:p>
          </table:table-cell>
          <table:table-cell/>
          <table:table-cell table:style-name="ce9" office:value-type="float" office:value="4758">
            <text:p>4,758</text:p>
          </table:table-cell>
          <table:table-cell table:style-name="ce9" office:value-type="float" office:value="5572">
            <text:p>5,572</text:p>
          </table:table-cell>
          <table:table-cell/>
          <table:table-cell table:style-name="ce9" office:value-type="float" office:value="6026">
            <text:p>6,026</text:p>
          </table:table-cell>
          <table:table-cell table:style-name="ce9" office:value-type="float" office:value="10332">
            <text:p>10,33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6">
            <text:p>36</text:p>
          </table:table-cell>
          <table:table-cell table:style-name="ce6" table:formula="of:=CONCATENATE(IF(MAX([.$D36];[.$G36];[.$J36];[.$M36];[.$P36];[.$S36];[.$V36])=[.D36];&quot;CDU&quot;;&quot;&quot;);IF(MAX([.$D36];[.$G36];[.$J36];[.$M36];[.$P36];[.$S36];[.$V36])=[.G36];&quot;SPD&quot;;&quot;&quot;);IF(MAX([.$D36];[.$G36];[.$J36];[.$M36];[.$P36];[.$S36];[.$V36])=[.J36];&quot;DIE LINKE&quot;;&quot;&quot;);IF(MAX([.$D36];[.$G36];[.$J36];[.$M36];[.$P36];[.$S36];[.$V36])=[.M36];&quot;GRÜNE&quot;;&quot;&quot;);IF(MAX([.$D36];[.$G36];[.$J36];[.$M36];[.$P36];[.$S36];[.$V36])=[.P36];&quot;CSU&quot;;&quot;&quot;))" office:value-type="string" office:string-value="CDU">
            <text:p>CDU</text:p>
          </table:table-cell>
          <table:table-cell table:style-name="ce9" table:formula="of:=SUM([.E36]+[.H36]+[.K36]+[.N36]+[.Q36])" office:value-type="float" office:value="128539">
            <text:p>128,539</text:p>
          </table:table-cell>
          <table:table-cell table:style-name="ce9" office:value-type="float" office:value="68458">
            <text:p>68,458</text:p>
          </table:table-cell>
          <table:table-cell table:style-name="ce9" office:value-type="float" office:value="64905">
            <text:p>64,905</text:p>
          </table:table-cell>
          <table:table-cell/>
          <table:table-cell table:style-name="ce9" office:value-type="float" office:value="47908">
            <text:p>47,908</text:p>
          </table:table-cell>
          <table:table-cell table:style-name="ce9" office:value-type="float" office:value="42915">
            <text:p>42,915</text:p>
          </table:table-cell>
          <table:table-cell/>
          <table:table-cell table:style-name="ce9" office:value-type="float" office:value="5472">
            <text:p>5,472</text:p>
          </table:table-cell>
          <table:table-cell table:style-name="ce9" office:value-type="float" office:value="6641">
            <text:p>6,641</text:p>
          </table:table-cell>
          <table:table-cell/>
          <table:table-cell table:style-name="ce9" office:value-type="float" office:value="10754">
            <text:p>10,754</text:p>
          </table:table-cell>
          <table:table-cell table:style-name="ce9" office:value-type="float" office:value="14078">
            <text:p>14,07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7">
            <text:p>37</text:p>
          </table:table-cell>
          <table:table-cell table:style-name="ce6" table:formula="of:=CONCATENATE(IF(MAX([.$D37];[.$G37];[.$J37];[.$M37];[.$P37];[.$S37];[.$V37])=[.D37];&quot;CDU&quot;;&quot;&quot;);IF(MAX([.$D37];[.$G37];[.$J37];[.$M37];[.$P37];[.$S37];[.$V37])=[.G37];&quot;SPD&quot;;&quot;&quot;);IF(MAX([.$D37];[.$G37];[.$J37];[.$M37];[.$P37];[.$S37];[.$V37])=[.J37];&quot;DIE LINKE&quot;;&quot;&quot;);IF(MAX([.$D37];[.$G37];[.$J37];[.$M37];[.$P37];[.$S37];[.$V37])=[.M37];&quot;GRÜNE&quot;;&quot;&quot;);IF(MAX([.$D37];[.$G37];[.$J37];[.$M37];[.$P37];[.$S37];[.$V37])=[.P37];&quot;CSU&quot;;&quot;&quot;))" office:value-type="string" office:string-value="CDU">
            <text:p>CDU</text:p>
          </table:table-cell>
          <table:table-cell table:style-name="ce9" table:formula="of:=SUM([.E37]+[.H37]+[.K37]+[.N37]+[.Q37])" office:value-type="float" office:value="115265">
            <text:p>115,265</text:p>
          </table:table-cell>
          <table:table-cell table:style-name="ce9" office:value-type="float" office:value="52644">
            <text:p>52,644</text:p>
          </table:table-cell>
          <table:table-cell table:style-name="ce9" office:value-type="float" office:value="48756">
            <text:p>48,756</text:p>
          </table:table-cell>
          <table:table-cell/>
          <table:table-cell table:style-name="ce9" office:value-type="float" office:value="44491">
            <text:p>44,491</text:p>
          </table:table-cell>
          <table:table-cell table:style-name="ce9" office:value-type="float" office:value="38415">
            <text:p>38,415</text:p>
          </table:table-cell>
          <table:table-cell/>
          <table:table-cell table:style-name="ce9" office:value-type="float" office:value="7784">
            <text:p>7,784</text:p>
          </table:table-cell>
          <table:table-cell table:style-name="ce9" office:value-type="float" office:value="9202">
            <text:p>9,202</text:p>
          </table:table-cell>
          <table:table-cell/>
          <table:table-cell table:style-name="ce9" office:value-type="float" office:value="15918">
            <text:p>15,918</text:p>
          </table:table-cell>
          <table:table-cell table:style-name="ce9" office:value-type="float" office:value="18892">
            <text:p>18,89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8">
            <text:p>38</text:p>
          </table:table-cell>
          <table:table-cell table:style-name="ce6" table:formula="of:=CONCATENATE(IF(MAX([.$D38];[.$G38];[.$J38];[.$M38];[.$P38];[.$S38];[.$V38])=[.D38];&quot;CDU&quot;;&quot;&quot;);IF(MAX([.$D38];[.$G38];[.$J38];[.$M38];[.$P38];[.$S38];[.$V38])=[.G38];&quot;SPD&quot;;&quot;&quot;);IF(MAX([.$D38];[.$G38];[.$J38];[.$M38];[.$P38];[.$S38];[.$V38])=[.J38];&quot;DIE LINKE&quot;;&quot;&quot;);IF(MAX([.$D38];[.$G38];[.$J38];[.$M38];[.$P38];[.$S38];[.$V38])=[.M38];&quot;GRÜNE&quot;;&quot;&quot;);IF(MAX([.$D38];[.$G38];[.$J38];[.$M38];[.$P38];[.$S38];[.$V38])=[.P38];&quot;CSU&quot;;&quot;&quot;))" office:value-type="string" office:string-value="CDU">
            <text:p>CDU</text:p>
          </table:table-cell>
          <table:table-cell table:style-name="ce9" table:formula="of:=SUM([.E38]+[.H38]+[.K38]+[.N38]+[.Q38])" office:value-type="float" office:value="128015">
            <text:p>128,015</text:p>
          </table:table-cell>
          <table:table-cell table:style-name="ce9" office:value-type="float" office:value="76179">
            <text:p>76,179</text:p>
          </table:table-cell>
          <table:table-cell table:style-name="ce9" office:value-type="float" office:value="68972">
            <text:p>68,972</text:p>
          </table:table-cell>
          <table:table-cell/>
          <table:table-cell table:style-name="ce9" office:value-type="float" office:value="46365">
            <text:p>46,365</text:p>
          </table:table-cell>
          <table:table-cell table:style-name="ce9" office:value-type="float" office:value="42214">
            <text:p>42,214</text:p>
          </table:table-cell>
          <table:table-cell/>
          <table:table-cell table:style-name="ce9" office:value-type="float" office:value="5162">
            <text:p>5,162</text:p>
          </table:table-cell>
          <table:table-cell table:style-name="ce9" office:value-type="float" office:value="5783">
            <text:p>5,783</text:p>
          </table:table-cell>
          <table:table-cell/>
          <table:table-cell table:style-name="ce9" office:value-type="float" office:value="8330">
            <text:p>8,330</text:p>
          </table:table-cell>
          <table:table-cell table:style-name="ce9" office:value-type="float" office:value="11046">
            <text:p>11,04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39">
            <text:p>39</text:p>
          </table:table-cell>
          <table:table-cell table:style-name="ce6" table:formula="of:=CONCATENATE(IF(MAX([.$D39];[.$G39];[.$J39];[.$M39];[.$P39];[.$S39];[.$V39])=[.D39];&quot;CDU&quot;;&quot;&quot;);IF(MAX([.$D39];[.$G39];[.$J39];[.$M39];[.$P39];[.$S39];[.$V39])=[.G39];&quot;SPD&quot;;&quot;&quot;);IF(MAX([.$D39];[.$G39];[.$J39];[.$M39];[.$P39];[.$S39];[.$V39])=[.J39];&quot;DIE LINKE&quot;;&quot;&quot;);IF(MAX([.$D39];[.$G39];[.$J39];[.$M39];[.$P39];[.$S39];[.$V39])=[.M39];&quot;GRÜNE&quot;;&quot;&quot;);IF(MAX([.$D39];[.$G39];[.$J39];[.$M39];[.$P39];[.$S39];[.$V39])=[.P39];&quot;CSU&quot;;&quot;&quot;))" office:value-type="string" office:string-value="CDU">
            <text:p>CDU</text:p>
          </table:table-cell>
          <table:table-cell table:style-name="ce9" table:formula="of:=SUM([.E39]+[.H39]+[.K39]+[.N39]+[.Q39])" office:value-type="float" office:value="126431">
            <text:p>126,431</text:p>
          </table:table-cell>
          <table:table-cell table:style-name="ce9" office:value-type="float" office:value="64416">
            <text:p>64,416</text:p>
          </table:table-cell>
          <table:table-cell table:style-name="ce9" office:value-type="float" office:value="60754">
            <text:p>60,754</text:p>
          </table:table-cell>
          <table:table-cell/>
          <table:table-cell table:style-name="ce9" office:value-type="float" office:value="49059">
            <text:p>49,059</text:p>
          </table:table-cell>
          <table:table-cell table:style-name="ce9" office:value-type="float" office:value="43099">
            <text:p>43,099</text:p>
          </table:table-cell>
          <table:table-cell/>
          <table:table-cell table:style-name="ce9" office:value-type="float" office:value="5840">
            <text:p>5,840</text:p>
          </table:table-cell>
          <table:table-cell table:style-name="ce9" office:value-type="float" office:value="7188">
            <text:p>7,188</text:p>
          </table:table-cell>
          <table:table-cell/>
          <table:table-cell table:style-name="ce9" office:value-type="float" office:value="12568">
            <text:p>12,568</text:p>
          </table:table-cell>
          <table:table-cell table:style-name="ce9" office:value-type="float" office:value="15390">
            <text:p>15,39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0">
            <text:p>40</text:p>
          </table:table-cell>
          <table:table-cell table:style-name="ce6" table:formula="of:=CONCATENATE(IF(MAX([.$D40];[.$G40];[.$J40];[.$M40];[.$P40];[.$S40];[.$V40])=[.D40];&quot;CDU&quot;;&quot;&quot;);IF(MAX([.$D40];[.$G40];[.$J40];[.$M40];[.$P40];[.$S40];[.$V40])=[.G40];&quot;SPD&quot;;&quot;&quot;);IF(MAX([.$D40];[.$G40];[.$J40];[.$M40];[.$P40];[.$S40];[.$V40])=[.J40];&quot;DIE LINKE&quot;;&quot;&quot;);IF(MAX([.$D40];[.$G40];[.$J40];[.$M40];[.$P40];[.$S40];[.$V40])=[.M40];&quot;GRÜNE&quot;;&quot;&quot;);IF(MAX([.$D40];[.$G40];[.$J40];[.$M40];[.$P40];[.$S40];[.$V40])=[.P40];&quot;CSU&quot;;&quot;&quot;))" office:value-type="string" office:string-value="SPD">
            <text:p>SPD</text:p>
          </table:table-cell>
          <table:table-cell table:style-name="ce9" table:formula="of:=SUM([.E40]+[.H40]+[.K40]+[.N40]+[.Q40])" office:value-type="float" office:value="124698">
            <text:p>124,698</text:p>
          </table:table-cell>
          <table:table-cell table:style-name="ce9" office:value-type="float" office:value="58349">
            <text:p>58,349</text:p>
          </table:table-cell>
          <table:table-cell table:style-name="ce9" office:value-type="float" office:value="56279">
            <text:p>56,279</text:p>
          </table:table-cell>
          <table:table-cell/>
          <table:table-cell table:style-name="ce9" office:value-type="float" office:value="62641">
            <text:p>62,641</text:p>
          </table:table-cell>
          <table:table-cell table:style-name="ce9" office:value-type="float" office:value="51043">
            <text:p>51,043</text:p>
          </table:table-cell>
          <table:table-cell/>
          <table:table-cell table:style-name="ce9" office:value-type="float" office:value="4649">
            <text:p>4,649</text:p>
          </table:table-cell>
          <table:table-cell table:style-name="ce9" office:value-type="float" office:value="6006">
            <text:p>6,006</text:p>
          </table:table-cell>
          <table:table-cell/>
          <table:table-cell table:style-name="ce9" office:value-type="float" office:value="8173">
            <text:p>8,173</text:p>
          </table:table-cell>
          <table:table-cell table:style-name="ce9" office:value-type="float" office:value="11370">
            <text:p>11,37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1">
            <text:p>41</text:p>
          </table:table-cell>
          <table:table-cell table:style-name="ce6" table:formula="of:=CONCATENATE(IF(MAX([.$D41];[.$G41];[.$J41];[.$M41];[.$P41];[.$S41];[.$V41])=[.D41];&quot;CDU&quot;;&quot;&quot;);IF(MAX([.$D41];[.$G41];[.$J41];[.$M41];[.$P41];[.$S41];[.$V41])=[.G41];&quot;SPD&quot;;&quot;&quot;);IF(MAX([.$D41];[.$G41];[.$J41];[.$M41];[.$P41];[.$S41];[.$V41])=[.J41];&quot;DIE LINKE&quot;;&quot;&quot;);IF(MAX([.$D41];[.$G41];[.$J41];[.$M41];[.$P41];[.$S41];[.$V41])=[.M41];&quot;GRÜNE&quot;;&quot;&quot;);IF(MAX([.$D41];[.$G41];[.$J41];[.$M41];[.$P41];[.$S41];[.$V41])=[.P41];&quot;CSU&quot;;&quot;&quot;))" office:value-type="string" office:string-value="SPD">
            <text:p>SPD</text:p>
          </table:table-cell>
          <table:table-cell table:style-name="ce9" table:formula="of:=SUM([.E41]+[.H41]+[.K41]+[.N41]+[.Q41])" office:value-type="float" office:value="112062">
            <text:p>112,062</text:p>
          </table:table-cell>
          <table:table-cell table:style-name="ce9" office:value-type="float" office:value="46650">
            <text:p>46,650</text:p>
          </table:table-cell>
          <table:table-cell table:style-name="ce9" office:value-type="float" office:value="42910">
            <text:p>42,910</text:p>
          </table:table-cell>
          <table:table-cell/>
          <table:table-cell table:style-name="ce9" office:value-type="float" office:value="55711">
            <text:p>55,711</text:p>
          </table:table-cell>
          <table:table-cell table:style-name="ce9" office:value-type="float" office:value="45441">
            <text:p>45,441</text:p>
          </table:table-cell>
          <table:table-cell/>
          <table:table-cell table:style-name="ce9" office:value-type="float" office:value="6435">
            <text:p>6,435</text:p>
          </table:table-cell>
          <table:table-cell table:style-name="ce9" office:value-type="float" office:value="7993">
            <text:p>7,993</text:p>
          </table:table-cell>
          <table:table-cell/>
          <table:table-cell table:style-name="ce9" office:value-type="float" office:value="9876">
            <text:p>9,876</text:p>
          </table:table-cell>
          <table:table-cell table:style-name="ce9" office:value-type="float" office:value="15718">
            <text:p>15,71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2">
            <text:p>42</text:p>
          </table:table-cell>
          <table:table-cell table:style-name="ce6" table:formula="of:=CONCATENATE(IF(MAX([.$D42];[.$G42];[.$J42];[.$M42];[.$P42];[.$S42];[.$V42])=[.D42];&quot;CDU&quot;;&quot;&quot;);IF(MAX([.$D42];[.$G42];[.$J42];[.$M42];[.$P42];[.$S42];[.$V42])=[.G42];&quot;SPD&quot;;&quot;&quot;);IF(MAX([.$D42];[.$G42];[.$J42];[.$M42];[.$P42];[.$S42];[.$V42])=[.J42];&quot;DIE LINKE&quot;;&quot;&quot;);IF(MAX([.$D42];[.$G42];[.$J42];[.$M42];[.$P42];[.$S42];[.$V42])=[.M42];&quot;GRÜNE&quot;;&quot;&quot;);IF(MAX([.$D42];[.$G42];[.$J42];[.$M42];[.$P42];[.$S42];[.$V42])=[.P42];&quot;CSU&quot;;&quot;&quot;))" office:value-type="string" office:string-value="SPD">
            <text:p>SPD</text:p>
          </table:table-cell>
          <table:table-cell table:style-name="ce9" table:formula="of:=SUM([.E42]+[.H42]+[.K42]+[.N42]+[.Q42])" office:value-type="float" office:value="122664">
            <text:p>122,664</text:p>
          </table:table-cell>
          <table:table-cell table:style-name="ce9" office:value-type="float" office:value="47180">
            <text:p>47,180</text:p>
          </table:table-cell>
          <table:table-cell table:style-name="ce9" office:value-type="float" office:value="41684">
            <text:p>41,684</text:p>
          </table:table-cell>
          <table:table-cell/>
          <table:table-cell table:style-name="ce9" office:value-type="float" office:value="59686">
            <text:p>59,686</text:p>
          </table:table-cell>
          <table:table-cell table:style-name="ce9" office:value-type="float" office:value="48292">
            <text:p>48,292</text:p>
          </table:table-cell>
          <table:table-cell/>
          <table:table-cell table:style-name="ce9" office:value-type="float" office:value="8657">
            <text:p>8,657</text:p>
          </table:table-cell>
          <table:table-cell table:style-name="ce9" office:value-type="float" office:value="11129">
            <text:p>11,129</text:p>
          </table:table-cell>
          <table:table-cell/>
          <table:table-cell table:style-name="ce9" office:value-type="float" office:value="14229">
            <text:p>14,229</text:p>
          </table:table-cell>
          <table:table-cell table:style-name="ce9" office:value-type="float" office:value="21559">
            <text:p>21,55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3">
            <text:p>43</text:p>
          </table:table-cell>
          <table:table-cell table:style-name="ce6" table:formula="of:=CONCATENATE(IF(MAX([.$D43];[.$G43];[.$J43];[.$M43];[.$P43];[.$S43];[.$V43])=[.D43];&quot;CDU&quot;;&quot;&quot;);IF(MAX([.$D43];[.$G43];[.$J43];[.$M43];[.$P43];[.$S43];[.$V43])=[.G43];&quot;SPD&quot;;&quot;&quot;);IF(MAX([.$D43];[.$G43];[.$J43];[.$M43];[.$P43];[.$S43];[.$V43])=[.J43];&quot;DIE LINKE&quot;;&quot;&quot;);IF(MAX([.$D43];[.$G43];[.$J43];[.$M43];[.$P43];[.$S43];[.$V43])=[.M43];&quot;GRÜNE&quot;;&quot;&quot;);IF(MAX([.$D43];[.$G43];[.$J43];[.$M43];[.$P43];[.$S43];[.$V43])=[.P43];&quot;CSU&quot;;&quot;&quot;))" office:value-type="string" office:string-value="CDU">
            <text:p>CDU</text:p>
          </table:table-cell>
          <table:table-cell table:style-name="ce9" table:formula="of:=SUM([.E43]+[.H43]+[.K43]+[.N43]+[.Q43])" office:value-type="float" office:value="152447">
            <text:p>152,447</text:p>
          </table:table-cell>
          <table:table-cell table:style-name="ce9" office:value-type="float" office:value="77509">
            <text:p>77,509</text:p>
          </table:table-cell>
          <table:table-cell table:style-name="ce9" office:value-type="float" office:value="72286">
            <text:p>72,286</text:p>
          </table:table-cell>
          <table:table-cell/>
          <table:table-cell table:style-name="ce9" office:value-type="float" office:value="67440">
            <text:p>67,440</text:p>
          </table:table-cell>
          <table:table-cell table:style-name="ce9" office:value-type="float" office:value="57922">
            <text:p>57,922</text:p>
          </table:table-cell>
          <table:table-cell/>
          <table:table-cell table:style-name="ce9" office:value-type="float" office:value="6220">
            <text:p>6,220</text:p>
          </table:table-cell>
          <table:table-cell table:style-name="ce9" office:value-type="float" office:value="7931">
            <text:p>7,931</text:p>
          </table:table-cell>
          <table:table-cell/>
          <table:table-cell table:style-name="ce9" office:value-type="float" office:value="8735">
            <text:p>8,735</text:p>
          </table:table-cell>
          <table:table-cell table:style-name="ce9" office:value-type="float" office:value="14308">
            <text:p>14,30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4">
            <text:p>44</text:p>
          </table:table-cell>
          <table:table-cell table:style-name="ce6" table:formula="of:=CONCATENATE(IF(MAX([.$D44];[.$G44];[.$J44];[.$M44];[.$P44];[.$S44];[.$V44])=[.D44];&quot;CDU&quot;;&quot;&quot;);IF(MAX([.$D44];[.$G44];[.$J44];[.$M44];[.$P44];[.$S44];[.$V44])=[.G44];&quot;SPD&quot;;&quot;&quot;);IF(MAX([.$D44];[.$G44];[.$J44];[.$M44];[.$P44];[.$S44];[.$V44])=[.J44];&quot;DIE LINKE&quot;;&quot;&quot;);IF(MAX([.$D44];[.$G44];[.$J44];[.$M44];[.$P44];[.$S44];[.$V44])=[.M44];&quot;GRÜNE&quot;;&quot;&quot;);IF(MAX([.$D44];[.$G44];[.$J44];[.$M44];[.$P44];[.$S44];[.$V44])=[.P44];&quot;CSU&quot;;&quot;&quot;))" office:value-type="string" office:string-value="CDU">
            <text:p>CDU</text:p>
          </table:table-cell>
          <table:table-cell table:style-name="ce9" table:formula="of:=SUM([.E44]+[.H44]+[.K44]+[.N44]+[.Q44])" office:value-type="float" office:value="134655">
            <text:p>134,655</text:p>
          </table:table-cell>
          <table:table-cell table:style-name="ce9" office:value-type="float" office:value="75369">
            <text:p>75,369</text:p>
          </table:table-cell>
          <table:table-cell table:style-name="ce9" office:value-type="float" office:value="68568">
            <text:p>68,568</text:p>
          </table:table-cell>
          <table:table-cell/>
          <table:table-cell table:style-name="ce9" office:value-type="float" office:value="53237">
            <text:p>53,237</text:p>
          </table:table-cell>
          <table:table-cell table:style-name="ce9" office:value-type="float" office:value="46931">
            <text:p>46,931</text:p>
          </table:table-cell>
          <table:table-cell/>
          <table:table-cell table:style-name="ce9" office:value-type="float" office:value="5655">
            <text:p>5,655</text:p>
          </table:table-cell>
          <table:table-cell table:style-name="ce9" office:value-type="float" office:value="7085">
            <text:p>7,085</text:p>
          </table:table-cell>
          <table:table-cell/>
          <table:table-cell table:style-name="ce9" office:value-type="float" office:value="9563">
            <text:p>9,563</text:p>
          </table:table-cell>
          <table:table-cell table:style-name="ce9" office:value-type="float" office:value="12071">
            <text:p>12,07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5">
            <text:p>45</text:p>
          </table:table-cell>
          <table:table-cell table:style-name="ce6" table:formula="of:=CONCATENATE(IF(MAX([.$D45];[.$G45];[.$J45];[.$M45];[.$P45];[.$S45];[.$V45])=[.D45];&quot;CDU&quot;;&quot;&quot;);IF(MAX([.$D45];[.$G45];[.$J45];[.$M45];[.$P45];[.$S45];[.$V45])=[.G45];&quot;SPD&quot;;&quot;&quot;);IF(MAX([.$D45];[.$G45];[.$J45];[.$M45];[.$P45];[.$S45];[.$V45])=[.J45];&quot;DIE LINKE&quot;;&quot;&quot;);IF(MAX([.$D45];[.$G45];[.$J45];[.$M45];[.$P45];[.$S45];[.$V45])=[.M45];&quot;GRÜNE&quot;;&quot;&quot;);IF(MAX([.$D45];[.$G45];[.$J45];[.$M45];[.$P45];[.$S45];[.$V45])=[.P45];&quot;CSU&quot;;&quot;&quot;))" office:value-type="string" office:string-value="SPD">
            <text:p>SPD</text:p>
          </table:table-cell>
          <table:table-cell table:style-name="ce9" table:formula="of:=SUM([.E45]+[.H45]+[.K45]+[.N45]+[.Q45])" office:value-type="float" office:value="141756">
            <text:p>141,756</text:p>
          </table:table-cell>
          <table:table-cell table:style-name="ce9" office:value-type="float" office:value="67368">
            <text:p>67,368</text:p>
          </table:table-cell>
          <table:table-cell table:style-name="ce9" office:value-type="float" office:value="64451">
            <text:p>64,451</text:p>
          </table:table-cell>
          <table:table-cell/>
          <table:table-cell table:style-name="ce9" office:value-type="float" office:value="69259">
            <text:p>69,259</text:p>
          </table:table-cell>
          <table:table-cell table:style-name="ce9" office:value-type="float" office:value="57875">
            <text:p>57,875</text:p>
          </table:table-cell>
          <table:table-cell/>
          <table:table-cell table:style-name="ce9" office:value-type="float" office:value="6810">
            <text:p>6,810</text:p>
          </table:table-cell>
          <table:table-cell table:style-name="ce9" office:value-type="float" office:value="7575">
            <text:p>7,575</text:p>
          </table:table-cell>
          <table:table-cell/>
          <table:table-cell table:style-name="ce9" office:value-type="float" office:value="7666">
            <text:p>7,666</text:p>
          </table:table-cell>
          <table:table-cell table:style-name="ce9" office:value-type="float" office:value="11855">
            <text:p>11,85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6">
            <text:p>46</text:p>
          </table:table-cell>
          <table:table-cell table:style-name="ce6" table:formula="of:=CONCATENATE(IF(MAX([.$D46];[.$G46];[.$J46];[.$M46];[.$P46];[.$S46];[.$V46])=[.D46];&quot;CDU&quot;;&quot;&quot;);IF(MAX([.$D46];[.$G46];[.$J46];[.$M46];[.$P46];[.$S46];[.$V46])=[.G46];&quot;SPD&quot;;&quot;&quot;);IF(MAX([.$D46];[.$G46];[.$J46];[.$M46];[.$P46];[.$S46];[.$V46])=[.J46];&quot;DIE LINKE&quot;;&quot;&quot;);IF(MAX([.$D46];[.$G46];[.$J46];[.$M46];[.$P46];[.$S46];[.$V46])=[.M46];&quot;GRÜNE&quot;;&quot;&quot;);IF(MAX([.$D46];[.$G46];[.$J46];[.$M46];[.$P46];[.$S46];[.$V46])=[.P46];&quot;CSU&quot;;&quot;&quot;))" office:value-type="string" office:string-value="SPD">
            <text:p>SPD</text:p>
          </table:table-cell>
          <table:table-cell table:style-name="ce9" table:formula="of:=SUM([.E46]+[.H46]+[.K46]+[.N46]+[.Q46])" office:value-type="float" office:value="118977">
            <text:p>118,977</text:p>
          </table:table-cell>
          <table:table-cell table:style-name="ce9" office:value-type="float" office:value="53726">
            <text:p>53,726</text:p>
          </table:table-cell>
          <table:table-cell table:style-name="ce9" office:value-type="float" office:value="50937">
            <text:p>50,937</text:p>
          </table:table-cell>
          <table:table-cell/>
          <table:table-cell table:style-name="ce9" office:value-type="float" office:value="57484">
            <text:p>57,484</text:p>
          </table:table-cell>
          <table:table-cell table:style-name="ce9" office:value-type="float" office:value="49411">
            <text:p>49,411</text:p>
          </table:table-cell>
          <table:table-cell/>
          <table:table-cell table:style-name="ce9" office:value-type="float" office:value="6308">
            <text:p>6,308</text:p>
          </table:table-cell>
          <table:table-cell table:style-name="ce9" office:value-type="float" office:value="7201">
            <text:p>7,201</text:p>
          </table:table-cell>
          <table:table-cell/>
          <table:table-cell table:style-name="ce9" office:value-type="float" office:value="8202">
            <text:p>8,202</text:p>
          </table:table-cell>
          <table:table-cell table:style-name="ce9" office:value-type="float" office:value="11428">
            <text:p>11,42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7">
            <text:p>47</text:p>
          </table:table-cell>
          <table:table-cell table:style-name="ce6" table:formula="of:=CONCATENATE(IF(MAX([.$D47];[.$G47];[.$J47];[.$M47];[.$P47];[.$S47];[.$V47])=[.D47];&quot;CDU&quot;;&quot;&quot;);IF(MAX([.$D47];[.$G47];[.$J47];[.$M47];[.$P47];[.$S47];[.$V47])=[.G47];&quot;SPD&quot;;&quot;&quot;);IF(MAX([.$D47];[.$G47];[.$J47];[.$M47];[.$P47];[.$S47];[.$V47])=[.J47];&quot;DIE LINKE&quot;;&quot;&quot;);IF(MAX([.$D47];[.$G47];[.$J47];[.$M47];[.$P47];[.$S47];[.$V47])=[.M47];&quot;GRÜNE&quot;;&quot;&quot;);IF(MAX([.$D47];[.$G47];[.$J47];[.$M47];[.$P47];[.$S47];[.$V47])=[.P47];&quot;CSU&quot;;&quot;&quot;))" office:value-type="string" office:string-value="SPD">
            <text:p>SPD</text:p>
          </table:table-cell>
          <table:table-cell table:style-name="ce9" table:formula="of:=SUM([.E47]+[.H47]+[.K47]+[.N47]+[.Q47])" office:value-type="float" office:value="159694">
            <text:p>159,694</text:p>
          </table:table-cell>
          <table:table-cell table:style-name="ce9" office:value-type="float" office:value="75761">
            <text:p>75,761</text:p>
          </table:table-cell>
          <table:table-cell table:style-name="ce9" office:value-type="float" office:value="69644">
            <text:p>69,644</text:p>
          </table:table-cell>
          <table:table-cell/>
          <table:table-cell table:style-name="ce9" office:value-type="float" office:value="78433">
            <text:p>78,433</text:p>
          </table:table-cell>
          <table:table-cell table:style-name="ce9" office:value-type="float" office:value="65169">
            <text:p>65,169</text:p>
          </table:table-cell>
          <table:table-cell/>
          <table:table-cell table:style-name="ce9" office:value-type="float" office:value="7350">
            <text:p>7,350</text:p>
          </table:table-cell>
          <table:table-cell table:style-name="ce9" office:value-type="float" office:value="8669">
            <text:p>8,669</text:p>
          </table:table-cell>
          <table:table-cell/>
          <table:table-cell table:style-name="ce9" office:value-type="float" office:value="9422">
            <text:p>9,422</text:p>
          </table:table-cell>
          <table:table-cell table:style-name="ce9" office:value-type="float" office:value="16212">
            <text:p>16,21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8">
            <text:p>48</text:p>
          </table:table-cell>
          <table:table-cell table:style-name="ce6" table:formula="of:=CONCATENATE(IF(MAX([.$D48];[.$G48];[.$J48];[.$M48];[.$P48];[.$S48];[.$V48])=[.D48];&quot;CDU&quot;;&quot;&quot;);IF(MAX([.$D48];[.$G48];[.$J48];[.$M48];[.$P48];[.$S48];[.$V48])=[.G48];&quot;SPD&quot;;&quot;&quot;);IF(MAX([.$D48];[.$G48];[.$J48];[.$M48];[.$P48];[.$S48];[.$V48])=[.J48];&quot;DIE LINKE&quot;;&quot;&quot;);IF(MAX([.$D48];[.$G48];[.$J48];[.$M48];[.$P48];[.$S48];[.$V48])=[.M48];&quot;GRÜNE&quot;;&quot;&quot;);IF(MAX([.$D48];[.$G48];[.$J48];[.$M48];[.$P48];[.$S48];[.$V48])=[.P48];&quot;CSU&quot;;&quot;&quot;))" office:value-type="string" office:string-value="CDU">
            <text:p>CDU</text:p>
          </table:table-cell>
          <table:table-cell table:style-name="ce9" table:formula="of:=SUM([.E48]+[.H48]+[.K48]+[.N48]+[.Q48])" office:value-type="float" office:value="145067">
            <text:p>145,067</text:p>
          </table:table-cell>
          <table:table-cell table:style-name="ce9" office:value-type="float" office:value="68653">
            <text:p>68,653</text:p>
          </table:table-cell>
          <table:table-cell table:style-name="ce9" office:value-type="float" office:value="63041">
            <text:p>63,041</text:p>
          </table:table-cell>
          <table:table-cell/>
          <table:table-cell table:style-name="ce9" office:value-type="float" office:value="66986">
            <text:p>66,986</text:p>
          </table:table-cell>
          <table:table-cell table:style-name="ce9" office:value-type="float" office:value="59319">
            <text:p>59,319</text:p>
          </table:table-cell>
          <table:table-cell/>
          <table:table-cell table:style-name="ce9" office:value-type="float" office:value="7909">
            <text:p>7,909</text:p>
          </table:table-cell>
          <table:table-cell table:style-name="ce9" office:value-type="float" office:value="8120">
            <text:p>8,120</text:p>
          </table:table-cell>
          <table:table-cell/>
          <table:table-cell table:style-name="ce9" office:value-type="float" office:value="13771">
            <text:p>13,771</text:p>
          </table:table-cell>
          <table:table-cell table:style-name="ce9" office:value-type="float" office:value="14587">
            <text:p>14,5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49">
            <text:p>49</text:p>
          </table:table-cell>
          <table:table-cell table:style-name="ce6" table:formula="of:=CONCATENATE(IF(MAX([.$D49];[.$G49];[.$J49];[.$M49];[.$P49];[.$S49];[.$V49])=[.D49];&quot;CDU&quot;;&quot;&quot;);IF(MAX([.$D49];[.$G49];[.$J49];[.$M49];[.$P49];[.$S49];[.$V49])=[.G49];&quot;SPD&quot;;&quot;&quot;);IF(MAX([.$D49];[.$G49];[.$J49];[.$M49];[.$P49];[.$S49];[.$V49])=[.J49];&quot;DIE LINKE&quot;;&quot;&quot;);IF(MAX([.$D49];[.$G49];[.$J49];[.$M49];[.$P49];[.$S49];[.$V49])=[.M49];&quot;GRÜNE&quot;;&quot;&quot;);IF(MAX([.$D49];[.$G49];[.$J49];[.$M49];[.$P49];[.$S49];[.$V49])=[.P49];&quot;CSU&quot;;&quot;&quot;))" office:value-type="string" office:string-value="SPD">
            <text:p>SPD</text:p>
          </table:table-cell>
          <table:table-cell table:style-name="ce9" table:formula="of:=SUM([.E49]+[.H49]+[.K49]+[.N49]+[.Q49])" office:value-type="float" office:value="131948">
            <text:p>131,948</text:p>
          </table:table-cell>
          <table:table-cell table:style-name="ce9" office:value-type="float" office:value="55720">
            <text:p>55,720</text:p>
          </table:table-cell>
          <table:table-cell table:style-name="ce9" office:value-type="float" office:value="53593">
            <text:p>53,593</text:p>
          </table:table-cell>
          <table:table-cell/>
          <table:table-cell table:style-name="ce9" office:value-type="float" office:value="70080">
            <text:p>70,080</text:p>
          </table:table-cell>
          <table:table-cell table:style-name="ce9" office:value-type="float" office:value="58881">
            <text:p>58,881</text:p>
          </table:table-cell>
          <table:table-cell/>
          <table:table-cell table:style-name="ce9" office:value-type="float" office:value="6524">
            <text:p>6,524</text:p>
          </table:table-cell>
          <table:table-cell table:style-name="ce9" office:value-type="float" office:value="8461">
            <text:p>8,461</text:p>
          </table:table-cell>
          <table:table-cell/>
          <table:table-cell table:style-name="ce9" office:value-type="float" office:value="6630">
            <text:p>6,630</text:p>
          </table:table-cell>
          <table:table-cell table:style-name="ce9" office:value-type="float" office:value="11013">
            <text:p>11,0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0">
            <text:p>50</text:p>
          </table:table-cell>
          <table:table-cell table:style-name="ce6" table:formula="of:=CONCATENATE(IF(MAX([.$D50];[.$G50];[.$J50];[.$M50];[.$P50];[.$S50];[.$V50])=[.D50];&quot;CDU&quot;;&quot;&quot;);IF(MAX([.$D50];[.$G50];[.$J50];[.$M50];[.$P50];[.$S50];[.$V50])=[.G50];&quot;SPD&quot;;&quot;&quot;);IF(MAX([.$D50];[.$G50];[.$J50];[.$M50];[.$P50];[.$S50];[.$V50])=[.J50];&quot;DIE LINKE&quot;;&quot;&quot;);IF(MAX([.$D50];[.$G50];[.$J50];[.$M50];[.$P50];[.$S50];[.$V50])=[.M50];&quot;GRÜNE&quot;;&quot;&quot;);IF(MAX([.$D50];[.$G50];[.$J50];[.$M50];[.$P50];[.$S50];[.$V50])=[.P50];&quot;CSU&quot;;&quot;&quot;))" office:value-type="string" office:string-value="SPD">
            <text:p>SPD</text:p>
          </table:table-cell>
          <table:table-cell table:style-name="ce9" table:formula="of:=SUM([.E50]+[.H50]+[.K50]+[.N50]+[.Q50])" office:value-type="float" office:value="123301">
            <text:p>123,301</text:p>
          </table:table-cell>
          <table:table-cell table:style-name="ce9" office:value-type="float" office:value="49710">
            <text:p>49,710</text:p>
          </table:table-cell>
          <table:table-cell table:style-name="ce9" office:value-type="float" office:value="48419">
            <text:p>48,419</text:p>
          </table:table-cell>
          <table:table-cell/>
          <table:table-cell table:style-name="ce9" office:value-type="float" office:value="61952">
            <text:p>61,952</text:p>
          </table:table-cell>
          <table:table-cell table:style-name="ce9" office:value-type="float" office:value="47741">
            <text:p>47,741</text:p>
          </table:table-cell>
          <table:table-cell/>
          <table:table-cell table:style-name="ce9" office:value-type="float" office:value="7119">
            <text:p>7,119</text:p>
          </table:table-cell>
          <table:table-cell table:style-name="ce9" office:value-type="float" office:value="9527">
            <text:p>9,527</text:p>
          </table:table-cell>
          <table:table-cell/>
          <table:table-cell table:style-name="ce9" office:value-type="float" office:value="10117">
            <text:p>10,117</text:p>
          </table:table-cell>
          <table:table-cell table:style-name="ce9" office:value-type="float" office:value="17614">
            <text:p>17,61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1">
            <text:p>51</text:p>
          </table:table-cell>
          <table:table-cell table:style-name="ce6" table:formula="of:=CONCATENATE(IF(MAX([.$D51];[.$G51];[.$J51];[.$M51];[.$P51];[.$S51];[.$V51])=[.D51];&quot;CDU&quot;;&quot;&quot;);IF(MAX([.$D51];[.$G51];[.$J51];[.$M51];[.$P51];[.$S51];[.$V51])=[.G51];&quot;SPD&quot;;&quot;&quot;);IF(MAX([.$D51];[.$G51];[.$J51];[.$M51];[.$P51];[.$S51];[.$V51])=[.J51];&quot;DIE LINKE&quot;;&quot;&quot;);IF(MAX([.$D51];[.$G51];[.$J51];[.$M51];[.$P51];[.$S51];[.$V51])=[.M51];&quot;GRÜNE&quot;;&quot;&quot;);IF(MAX([.$D51];[.$G51];[.$J51];[.$M51];[.$P51];[.$S51];[.$V51])=[.P51];&quot;CSU&quot;;&quot;&quot;))" office:value-type="string" office:string-value="CDU">
            <text:p>CDU</text:p>
          </table:table-cell>
          <table:table-cell table:style-name="ce9" table:formula="of:=SUM([.E51]+[.H51]+[.K51]+[.N51]+[.Q51])" office:value-type="float" office:value="115469">
            <text:p>115,469</text:p>
          </table:table-cell>
          <table:table-cell table:style-name="ce9" office:value-type="float" office:value="58760">
            <text:p>58,760</text:p>
          </table:table-cell>
          <table:table-cell table:style-name="ce9" office:value-type="float" office:value="54188">
            <text:p>54,188</text:p>
          </table:table-cell>
          <table:table-cell/>
          <table:table-cell table:style-name="ce9" office:value-type="float" office:value="50826">
            <text:p>50,826</text:p>
          </table:table-cell>
          <table:table-cell table:style-name="ce9" office:value-type="float" office:value="45837">
            <text:p>45,837</text:p>
          </table:table-cell>
          <table:table-cell/>
          <table:table-cell table:style-name="ce9" office:value-type="float" office:value="5731">
            <text:p>5,731</text:p>
          </table:table-cell>
          <table:table-cell table:style-name="ce9" office:value-type="float" office:value="6440">
            <text:p>6,440</text:p>
          </table:table-cell>
          <table:table-cell/>
          <table:table-cell table:style-name="ce9" office:value-type="float" office:value="6666">
            <text:p>6,666</text:p>
          </table:table-cell>
          <table:table-cell table:style-name="ce9" office:value-type="float" office:value="9004">
            <text:p>9,00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2">
            <text:p>52</text:p>
          </table:table-cell>
          <table:table-cell table:style-name="ce6" table:formula="of:=CONCATENATE(IF(MAX([.$D52];[.$G52];[.$J52];[.$M52];[.$P52];[.$S52];[.$V52])=[.D52];&quot;CDU&quot;;&quot;&quot;);IF(MAX([.$D52];[.$G52];[.$J52];[.$M52];[.$P52];[.$S52];[.$V52])=[.G52];&quot;SPD&quot;;&quot;&quot;);IF(MAX([.$D52];[.$G52];[.$J52];[.$M52];[.$P52];[.$S52];[.$V52])=[.J52];&quot;DIE LINKE&quot;;&quot;&quot;);IF(MAX([.$D52];[.$G52];[.$J52];[.$M52];[.$P52];[.$S52];[.$V52])=[.M52];&quot;GRÜNE&quot;;&quot;&quot;);IF(MAX([.$D52];[.$G52];[.$J52];[.$M52];[.$P52];[.$S52];[.$V52])=[.P52];&quot;CSU&quot;;&quot;&quot;))" office:value-type="string" office:string-value="SPD">
            <text:p>SPD</text:p>
          </table:table-cell>
          <table:table-cell table:style-name="ce9" table:formula="of:=SUM([.E52]+[.H52]+[.K52]+[.N52]+[.Q52])" office:value-type="float" office:value="129376">
            <text:p>129,376</text:p>
          </table:table-cell>
          <table:table-cell table:style-name="ce9" office:value-type="float" office:value="61723">
            <text:p>61,723</text:p>
          </table:table-cell>
          <table:table-cell table:style-name="ce9" office:value-type="float" office:value="55775">
            <text:p>55,775</text:p>
          </table:table-cell>
          <table:table-cell/>
          <table:table-cell table:style-name="ce9" office:value-type="float" office:value="62209">
            <text:p>62,209</text:p>
          </table:table-cell>
          <table:table-cell table:style-name="ce9" office:value-type="float" office:value="55985">
            <text:p>55,985</text:p>
          </table:table-cell>
          <table:table-cell/>
          <table:table-cell table:style-name="ce9" office:value-type="float" office:value="6805">
            <text:p>6,805</text:p>
          </table:table-cell>
          <table:table-cell table:style-name="ce9" office:value-type="float" office:value="7475">
            <text:p>7,475</text:p>
          </table:table-cell>
          <table:table-cell/>
          <table:table-cell table:style-name="ce9" office:value-type="float" office:value="7833">
            <text:p>7,833</text:p>
          </table:table-cell>
          <table:table-cell table:style-name="ce9" office:value-type="float" office:value="10141">
            <text:p>10,1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3">
            <text:p>53</text:p>
          </table:table-cell>
          <table:table-cell table:style-name="ce6" table:formula="of:=CONCATENATE(IF(MAX([.$D53];[.$G53];[.$J53];[.$M53];[.$P53];[.$S53];[.$V53])=[.D53];&quot;CDU&quot;;&quot;&quot;);IF(MAX([.$D53];[.$G53];[.$J53];[.$M53];[.$P53];[.$S53];[.$V53])=[.G53];&quot;SPD&quot;;&quot;&quot;);IF(MAX([.$D53];[.$G53];[.$J53];[.$M53];[.$P53];[.$S53];[.$V53])=[.J53];&quot;DIE LINKE&quot;;&quot;&quot;);IF(MAX([.$D53];[.$G53];[.$J53];[.$M53];[.$P53];[.$S53];[.$V53])=[.M53];&quot;GRÜNE&quot;;&quot;&quot;);IF(MAX([.$D53];[.$G53];[.$J53];[.$M53];[.$P53];[.$S53];[.$V53])=[.P53];&quot;CSU&quot;;&quot;&quot;))" office:value-type="string" office:string-value="SPD">
            <text:p>SPD</text:p>
          </table:table-cell>
          <table:table-cell table:style-name="ce9" table:formula="of:=SUM([.E53]+[.H53]+[.K53]+[.N53]+[.Q53])" office:value-type="float" office:value="143918">
            <text:p>143,918</text:p>
          </table:table-cell>
          <table:table-cell table:style-name="ce9" office:value-type="float" office:value="62558">
            <text:p>62,558</text:p>
          </table:table-cell>
          <table:table-cell table:style-name="ce9" office:value-type="float" office:value="59000">
            <text:p>59,000</text:p>
          </table:table-cell>
          <table:table-cell/>
          <table:table-cell table:style-name="ce9" office:value-type="float" office:value="66192">
            <text:p>66,192</text:p>
          </table:table-cell>
          <table:table-cell table:style-name="ce9" office:value-type="float" office:value="54410">
            <text:p>54,410</text:p>
          </table:table-cell>
          <table:table-cell/>
          <table:table-cell table:style-name="ce9" office:value-type="float" office:value="8581">
            <text:p>8,581</text:p>
          </table:table-cell>
          <table:table-cell table:style-name="ce9" office:value-type="float" office:value="10432">
            <text:p>10,432</text:p>
          </table:table-cell>
          <table:table-cell/>
          <table:table-cell table:style-name="ce9" office:value-type="float" office:value="16740">
            <text:p>16,740</text:p>
          </table:table-cell>
          <table:table-cell table:style-name="ce9" office:value-type="float" office:value="20076">
            <text:p>20,07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Niedersachsen</text:p>
          </table:table-cell>
          <table:table-cell table:style-name="ce4"/>
          <table:table-cell table:style-name="ce10" table:formula="of:=SUM([.C24:.C53])" office:value-type="float" office:value="3911433">
            <text:p>3,911,433</text:p>
          </table:table-cell>
          <table:table-cell table:style-name="ce10" table:formula="of:=SUM([.D24:.D53])" office:value-type="float" office:value="1946518">
            <text:p>1,946,518</text:p>
          </table:table-cell>
          <table:table-cell table:style-name="ce10" table:formula="of:=SUM([.E24:.E53])" office:value-type="float" office:value="1825592">
            <text:p>1,825,592</text:p>
          </table:table-cell>
          <table:table-cell table:style-name="ce13" table:formula="of:=SUM([.E54]/[.$C54])" office:value-type="percentage" office:value="0.466732269222047">
            <text:p>46.67%</text:p>
          </table:table-cell>
          <table:table-cell table:style-name="ce10" table:formula="of:=SUM([.G24:.G53])" office:value-type="float" office:value="1699556">
            <text:p>1,699,556</text:p>
          </table:table-cell>
          <table:table-cell table:style-name="ce10" table:formula="of:=SUM([.H24:.H53])" office:value-type="float" office:value="1470005">
            <text:p>1,470,005</text:p>
          </table:table-cell>
          <table:table-cell table:style-name="ce13" table:formula="of:=SUM([.H54]/[.$C54])" office:value-type="percentage" office:value="0.375822620507625">
            <text:p>37.58%</text:p>
          </table:table-cell>
          <table:table-cell table:style-name="ce10" table:formula="of:=SUM([.J24:.J53])" office:value-type="float" office:value="189645">
            <text:p>189,645</text:p>
          </table:table-cell>
          <table:table-cell table:style-name="ce10" table:formula="of:=SUM([.K24:.K53])" office:value-type="float" office:value="223935">
            <text:p>223,935</text:p>
          </table:table-cell>
          <table:table-cell table:style-name="ce13" table:formula="of:=SUM([.K54]/[.$C54])" office:value-type="percentage" office:value="0.0572513960995881">
            <text:p>5.73%</text:p>
          </table:table-cell>
          <table:table-cell table:style-name="ce10" table:formula="of:=SUM([.M24:.M53])" office:value-type="float" office:value="299885">
            <text:p>299,885</text:p>
          </table:table-cell>
          <table:table-cell table:style-name="ce10" table:formula="of:=SUM([.N24:.N53])" office:value-type="float" office:value="391901">
            <text:p>391,901</text:p>
          </table:table-cell>
          <table:table-cell table:style-name="ce13" table:formula="of:=SUM([.N54]/[.$C54])" office:value-type="percentage" office:value="0.10019371417074">
            <text:p>10.02%</text:p>
          </table:table-cell>
          <table:table-cell table:style-name="ce10" table:formula="of:=SUM([.P24:.P53])" office:value-type="float" office:value="0">
            <text:p>0</text:p>
          </table:table-cell>
          <table:table-cell table:style-name="ce10" table:formula="of:=SUM([.Q24:.Q53])" office:value-type="float" office:value="0">
            <text:p>0</text:p>
          </table:table-cell>
          <table:table-cell table:style-name="ce13" table:formula="of:=SUM([.Q54]/[.$C54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54">
            <text:p>54</text:p>
          </table:table-cell>
          <table:table-cell table:style-name="ce6" table:formula="of:=CONCATENATE(IF(MAX([.$D56];[.$G56];[.$J56];[.$M56];[.$P56];[.$S56];[.$V56])=[.D56];&quot;CDU&quot;;&quot;&quot;);IF(MAX([.$D56];[.$G56];[.$J56];[.$M56];[.$P56];[.$S56];[.$V56])=[.G56];&quot;SPD&quot;;&quot;&quot;);IF(MAX([.$D56];[.$G56];[.$J56];[.$M56];[.$P56];[.$S56];[.$V56])=[.J56];&quot;DIE LINKE&quot;;&quot;&quot;);IF(MAX([.$D56];[.$G56];[.$J56];[.$M56];[.$P56];[.$S56];[.$V56])=[.M56];&quot;GRÜNE&quot;;&quot;&quot;);IF(MAX([.$D56];[.$G56];[.$J56];[.$M56];[.$P56];[.$S56];[.$V56])=[.P56];&quot;CSU&quot;;&quot;&quot;))" office:value-type="string" office:string-value="SPD">
            <text:p>SPD</text:p>
          </table:table-cell>
          <table:table-cell table:style-name="ce9" table:formula="of:=SUM([.E56]+[.H56]+[.K56]+[.N56]+[.Q56])" office:value-type="float" office:value="159706">
            <text:p>159,706</text:p>
          </table:table-cell>
          <table:table-cell table:style-name="ce9" office:value-type="float" office:value="55198">
            <text:p>55,198</text:p>
          </table:table-cell>
          <table:table-cell table:style-name="ce9" office:value-type="float" office:value="55254">
            <text:p>55,254</text:p>
          </table:table-cell>
          <table:table-cell/>
          <table:table-cell table:style-name="ce9" office:value-type="float" office:value="69161">
            <text:p>69,161</text:p>
          </table:table-cell>
          <table:table-cell table:style-name="ce9" office:value-type="float" office:value="60502">
            <text:p>60,502</text:p>
          </table:table-cell>
          <table:table-cell/>
          <table:table-cell table:style-name="ce9" office:value-type="float" office:value="15186">
            <text:p>15,186</text:p>
          </table:table-cell>
          <table:table-cell table:style-name="ce9" office:value-type="float" office:value="18502">
            <text:p>18,502</text:p>
          </table:table-cell>
          <table:table-cell/>
          <table:table-cell table:style-name="ce9" office:value-type="float" office:value="25342">
            <text:p>25,342</text:p>
          </table:table-cell>
          <table:table-cell table:style-name="ce9" office:value-type="float" office:value="25448">
            <text:p>25,44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5">
            <text:p>55</text:p>
          </table:table-cell>
          <table:table-cell table:style-name="ce6" table:formula="of:=CONCATENATE(IF(MAX([.$D57];[.$G57];[.$J57];[.$M57];[.$P57];[.$S57];[.$V57])=[.D57];&quot;CDU&quot;;&quot;&quot;);IF(MAX([.$D57];[.$G57];[.$J57];[.$M57];[.$P57];[.$S57];[.$V57])=[.G57];&quot;SPD&quot;;&quot;&quot;);IF(MAX([.$D57];[.$G57];[.$J57];[.$M57];[.$P57];[.$S57];[.$V57])=[.J57];&quot;DIE LINKE&quot;;&quot;&quot;);IF(MAX([.$D57];[.$G57];[.$J57];[.$M57];[.$P57];[.$S57];[.$V57])=[.M57];&quot;GRÜNE&quot;;&quot;&quot;);IF(MAX([.$D57];[.$G57];[.$J57];[.$M57];[.$P57];[.$S57];[.$V57])=[.P57];&quot;CSU&quot;;&quot;&quot;))" office:value-type="string" office:string-value="SPD">
            <text:p>SPD</text:p>
          </table:table-cell>
          <table:table-cell table:style-name="ce9" table:formula="of:=SUM([.E57]+[.H57]+[.K57]+[.N57]+[.Q57])" office:value-type="float" office:value="127255">
            <text:p>127,255</text:p>
          </table:table-cell>
          <table:table-cell table:style-name="ce9" office:value-type="float" office:value="42067">
            <text:p>42,067</text:p>
          </table:table-cell>
          <table:table-cell table:style-name="ce9" office:value-type="float" office:value="41205">
            <text:p>41,205</text:p>
          </table:table-cell>
          <table:table-cell/>
          <table:table-cell table:style-name="ce9" office:value-type="float" office:value="64276">
            <text:p>64,276</text:p>
          </table:table-cell>
          <table:table-cell table:style-name="ce9" office:value-type="float" office:value="56702">
            <text:p>56,702</text:p>
          </table:table-cell>
          <table:table-cell/>
          <table:table-cell table:style-name="ce9" office:value-type="float" office:value="13335">
            <text:p>13,335</text:p>
          </table:table-cell>
          <table:table-cell table:style-name="ce9" office:value-type="float" office:value="14782">
            <text:p>14,782</text:p>
          </table:table-cell>
          <table:table-cell/>
          <table:table-cell table:style-name="ce9" office:value-type="float" office:value="12325">
            <text:p>12,325</text:p>
          </table:table-cell>
          <table:table-cell table:style-name="ce9" office:value-type="float" office:value="14566">
            <text:p>14,56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Bremen</text:p>
          </table:table-cell>
          <table:table-cell table:style-name="ce4"/>
          <table:table-cell table:style-name="ce10" table:formula="of:=SUM([.C56:.C57])" office:value-type="float" office:value="286961">
            <text:p>286,961</text:p>
          </table:table-cell>
          <table:table-cell table:style-name="ce10" table:formula="of:=SUM([.D56:.D57])" office:value-type="float" office:value="97265">
            <text:p>97,265</text:p>
          </table:table-cell>
          <table:table-cell table:style-name="ce10" table:formula="of:=SUM([.E56:.E57])" office:value-type="float" office:value="96459">
            <text:p>96,459</text:p>
          </table:table-cell>
          <table:table-cell table:style-name="ce13" table:formula="of:=SUM([.E58]/[.$C58])" office:value-type="percentage" office:value="0.336139754182624">
            <text:p>33.61%</text:p>
          </table:table-cell>
          <table:table-cell table:style-name="ce10" table:formula="of:=SUM([.G56:.G57])" office:value-type="float" office:value="133437">
            <text:p>133,437</text:p>
          </table:table-cell>
          <table:table-cell table:style-name="ce10" table:formula="of:=SUM([.H56:.H57])" office:value-type="float" office:value="117204">
            <text:p>117,204</text:p>
          </table:table-cell>
          <table:table-cell table:style-name="ce13" table:formula="of:=SUM([.H58]/[.$C58])" office:value-type="percentage" office:value="0.408431807806636">
            <text:p>40.84%</text:p>
          </table:table-cell>
          <table:table-cell table:style-name="ce10" table:formula="of:=SUM([.J56:.J57])" office:value-type="float" office:value="28521">
            <text:p>28,521</text:p>
          </table:table-cell>
          <table:table-cell table:style-name="ce10" table:formula="of:=SUM([.K56:.K57])" office:value-type="float" office:value="33284">
            <text:p>33,284</text:p>
          </table:table-cell>
          <table:table-cell table:style-name="ce13" table:formula="of:=SUM([.K58]/[.$C58])" office:value-type="percentage" office:value="0.115987886855705">
            <text:p>11.60%</text:p>
          </table:table-cell>
          <table:table-cell table:style-name="ce10" table:formula="of:=SUM([.M56:.M57])" office:value-type="float" office:value="37667">
            <text:p>37,667</text:p>
          </table:table-cell>
          <table:table-cell table:style-name="ce10" table:formula="of:=SUM([.N56:.N57])" office:value-type="float" office:value="40014">
            <text:p>40,014</text:p>
          </table:table-cell>
          <table:table-cell table:style-name="ce13" table:formula="of:=SUM([.N58]/[.$C58])" office:value-type="percentage" office:value="0.139440551155035">
            <text:p>13.94%</text:p>
          </table:table-cell>
          <table:table-cell table:style-name="ce10" table:formula="of:=SUM([.P56:.P57])" office:value-type="float" office:value="0">
            <text:p>0</text:p>
          </table:table-cell>
          <table:table-cell table:style-name="ce10" table:formula="of:=SUM([.Q56:.Q57])" office:value-type="float" office:value="0">
            <text:p>0</text:p>
          </table:table-cell>
          <table:table-cell table:style-name="ce13" table:formula="of:=SUM([.Q58]/[.$C58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87">
            <text:p>87</text:p>
          </table:table-cell>
          <table:table-cell table:style-name="ce6" table:formula="of:=CONCATENATE(IF(MAX([.$D60];[.$G60];[.$J60];[.$M60];[.$P60];[.$S60];[.$V60])=[.D60];&quot;CDU&quot;;&quot;&quot;);IF(MAX([.$D60];[.$G60];[.$J60];[.$M60];[.$P60];[.$S60];[.$V60])=[.G60];&quot;SPD&quot;;&quot;&quot;);IF(MAX([.$D60];[.$G60];[.$J60];[.$M60];[.$P60];[.$S60];[.$V60])=[.J60];&quot;DIE LINKE&quot;;&quot;&quot;);IF(MAX([.$D60];[.$G60];[.$J60];[.$M60];[.$P60];[.$S60];[.$V60])=[.M60];&quot;GRÜNE&quot;;&quot;&quot;);IF(MAX([.$D60];[.$G60];[.$J60];[.$M60];[.$P60];[.$S60];[.$V60])=[.P60];&quot;CSU&quot;;&quot;&quot;))" office:value-type="string" office:string-value="CDU">
            <text:p>CDU</text:p>
          </table:table-cell>
          <table:table-cell table:style-name="ce9" table:formula="of:=SUM([.E60]+[.H60]+[.K60]+[.N60]+[.Q60])" office:value-type="float" office:value="112857">
            <text:p>112,857</text:p>
          </table:table-cell>
          <table:table-cell table:style-name="ce9" office:value-type="float" office:value="54175">
            <text:p>54,175</text:p>
          </table:table-cell>
          <table:table-cell table:style-name="ce9" office:value-type="float" office:value="48728">
            <text:p>48,728</text:p>
          </table:table-cell>
          <table:table-cell/>
          <table:table-cell table:style-name="ce9" office:value-type="float" office:value="46907">
            <text:p>46,907</text:p>
          </table:table-cell>
          <table:table-cell table:style-name="ce9" office:value-type="float" office:value="36432">
            <text:p>36,432</text:p>
          </table:table-cell>
          <table:table-cell/>
          <table:table-cell table:style-name="ce9" office:value-type="float" office:value="8225">
            <text:p>8,225</text:p>
          </table:table-cell>
          <table:table-cell table:style-name="ce9" office:value-type="float" office:value="10212">
            <text:p>10,212</text:p>
          </table:table-cell>
          <table:table-cell/>
          <table:table-cell table:style-name="ce9" office:value-type="float" office:value="11931">
            <text:p>11,931</text:p>
          </table:table-cell>
          <table:table-cell table:style-name="ce9" office:value-type="float" office:value="17485">
            <text:p>17,48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8">
            <text:p>88</text:p>
          </table:table-cell>
          <table:table-cell table:style-name="ce6" table:formula="of:=CONCATENATE(IF(MAX([.$D61];[.$G61];[.$J61];[.$M61];[.$P61];[.$S61];[.$V61])=[.D61];&quot;CDU&quot;;&quot;&quot;);IF(MAX([.$D61];[.$G61];[.$J61];[.$M61];[.$P61];[.$S61];[.$V61])=[.G61];&quot;SPD&quot;;&quot;&quot;);IF(MAX([.$D61];[.$G61];[.$J61];[.$M61];[.$P61];[.$S61];[.$V61])=[.J61];&quot;DIE LINKE&quot;;&quot;&quot;);IF(MAX([.$D61];[.$G61];[.$J61];[.$M61];[.$P61];[.$S61];[.$V61])=[.M61];&quot;GRÜNE&quot;;&quot;&quot;);IF(MAX([.$D61];[.$G61];[.$J61];[.$M61];[.$P61];[.$S61];[.$V61])=[.P61];&quot;CSU&quot;;&quot;&quot;))" office:value-type="string" office:string-value="CDU">
            <text:p>CDU</text:p>
          </table:table-cell>
          <table:table-cell table:style-name="ce9" table:formula="of:=SUM([.E61]+[.H61]+[.K61]+[.N61]+[.Q61])" office:value-type="float" office:value="139983">
            <text:p>139,983</text:p>
          </table:table-cell>
          <table:table-cell table:style-name="ce9" office:value-type="float" office:value="73621">
            <text:p>73,621</text:p>
          </table:table-cell>
          <table:table-cell table:style-name="ce9" office:value-type="float" office:value="66328">
            <text:p>66,328</text:p>
          </table:table-cell>
          <table:table-cell/>
          <table:table-cell table:style-name="ce9" office:value-type="float" office:value="57635">
            <text:p>57,635</text:p>
          </table:table-cell>
          <table:table-cell table:style-name="ce9" office:value-type="float" office:value="52897">
            <text:p>52,897</text:p>
          </table:table-cell>
          <table:table-cell/>
          <table:table-cell table:style-name="ce9" office:value-type="float" office:value="9418">
            <text:p>9,418</text:p>
          </table:table-cell>
          <table:table-cell table:style-name="ce9" office:value-type="float" office:value="10538">
            <text:p>10,538</text:p>
          </table:table-cell>
          <table:table-cell/>
          <table:table-cell table:style-name="ce9" office:value-type="float" office:value="9096">
            <text:p>9,096</text:p>
          </table:table-cell>
          <table:table-cell table:style-name="ce9" office:value-type="float" office:value="10220">
            <text:p>10,22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9">
            <text:p>89</text:p>
          </table:table-cell>
          <table:table-cell table:style-name="ce6" table:formula="of:=CONCATENATE(IF(MAX([.$D62];[.$G62];[.$J62];[.$M62];[.$P62];[.$S62];[.$V62])=[.D62];&quot;CDU&quot;;&quot;&quot;);IF(MAX([.$D62];[.$G62];[.$J62];[.$M62];[.$P62];[.$S62];[.$V62])=[.G62];&quot;SPD&quot;;&quot;&quot;);IF(MAX([.$D62];[.$G62];[.$J62];[.$M62];[.$P62];[.$S62];[.$V62])=[.J62];&quot;DIE LINKE&quot;;&quot;&quot;);IF(MAX([.$D62];[.$G62];[.$J62];[.$M62];[.$P62];[.$S62];[.$V62])=[.M62];&quot;GRÜNE&quot;;&quot;&quot;);IF(MAX([.$D62];[.$G62];[.$J62];[.$M62];[.$P62];[.$S62];[.$V62])=[.P62];&quot;CSU&quot;;&quot;&quot;))" office:value-type="string" office:string-value="CDU">
            <text:p>CDU</text:p>
          </table:table-cell>
          <table:table-cell table:style-name="ce9" table:formula="of:=SUM([.E62]+[.H62]+[.K62]+[.N62]+[.Q62])" office:value-type="float" office:value="114563">
            <text:p>114,563</text:p>
          </table:table-cell>
          <table:table-cell table:style-name="ce9" office:value-type="float" office:value="70649">
            <text:p>70,649</text:p>
          </table:table-cell>
          <table:table-cell table:style-name="ce9" office:value-type="float" office:value="65417">
            <text:p>65,417</text:p>
          </table:table-cell>
          <table:table-cell/>
          <table:table-cell table:style-name="ce9" office:value-type="float" office:value="37444">
            <text:p>37,444</text:p>
          </table:table-cell>
          <table:table-cell table:style-name="ce9" office:value-type="float" office:value="34895">
            <text:p>34,895</text:p>
          </table:table-cell>
          <table:table-cell/>
          <table:table-cell table:style-name="ce9" office:value-type="float" office:value="5720">
            <text:p>5,720</text:p>
          </table:table-cell>
          <table:table-cell table:style-name="ce9" office:value-type="float" office:value="6915">
            <text:p>6,915</text:p>
          </table:table-cell>
          <table:table-cell/>
          <table:table-cell table:style-name="ce9" office:value-type="float" office:value="7511">
            <text:p>7,511</text:p>
          </table:table-cell>
          <table:table-cell table:style-name="ce9" office:value-type="float" office:value="7336">
            <text:p>7,33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0">
            <text:p>90</text:p>
          </table:table-cell>
          <table:table-cell table:style-name="ce6" table:formula="of:=CONCATENATE(IF(MAX([.$D63];[.$G63];[.$J63];[.$M63];[.$P63];[.$S63];[.$V63])=[.D63];&quot;CDU&quot;;&quot;&quot;);IF(MAX([.$D63];[.$G63];[.$J63];[.$M63];[.$P63];[.$S63];[.$V63])=[.G63];&quot;SPD&quot;;&quot;&quot;);IF(MAX([.$D63];[.$G63];[.$J63];[.$M63];[.$P63];[.$S63];[.$V63])=[.J63];&quot;DIE LINKE&quot;;&quot;&quot;);IF(MAX([.$D63];[.$G63];[.$J63];[.$M63];[.$P63];[.$S63];[.$V63])=[.M63];&quot;GRÜNE&quot;;&quot;&quot;);IF(MAX([.$D63];[.$G63];[.$J63];[.$M63];[.$P63];[.$S63];[.$V63])=[.P63];&quot;CSU&quot;;&quot;&quot;))" office:value-type="string" office:string-value="CDU">
            <text:p>CDU</text:p>
          </table:table-cell>
          <table:table-cell table:style-name="ce9" table:formula="of:=SUM([.E63]+[.H63]+[.K63]+[.N63]+[.Q63])" office:value-type="float" office:value="122930">
            <text:p>122,930</text:p>
          </table:table-cell>
          <table:table-cell table:style-name="ce9" office:value-type="float" office:value="71903">
            <text:p>71,903</text:p>
          </table:table-cell>
          <table:table-cell table:style-name="ce9" office:value-type="float" office:value="63532">
            <text:p>63,532</text:p>
          </table:table-cell>
          <table:table-cell/>
          <table:table-cell table:style-name="ce9" office:value-type="float" office:value="48849">
            <text:p>48,849</text:p>
          </table:table-cell>
          <table:table-cell table:style-name="ce9" office:value-type="float" office:value="42549">
            <text:p>42,549</text:p>
          </table:table-cell>
          <table:table-cell/>
          <table:table-cell table:style-name="ce9" office:value-type="float" office:value="7288">
            <text:p>7,288</text:p>
          </table:table-cell>
          <table:table-cell table:style-name="ce9" office:value-type="float" office:value="8120">
            <text:p>8,120</text:p>
          </table:table-cell>
          <table:table-cell/>
          <table:table-cell table:style-name="ce9" office:value-type="float" office:value="6951">
            <text:p>6,951</text:p>
          </table:table-cell>
          <table:table-cell table:style-name="ce9" office:value-type="float" office:value="8729">
            <text:p>8,72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1">
            <text:p>91</text:p>
          </table:table-cell>
          <table:table-cell table:style-name="ce6" table:formula="of:=CONCATENATE(IF(MAX([.$D64];[.$G64];[.$J64];[.$M64];[.$P64];[.$S64];[.$V64])=[.D64];&quot;CDU&quot;;&quot;&quot;);IF(MAX([.$D64];[.$G64];[.$J64];[.$M64];[.$P64];[.$S64];[.$V64])=[.G64];&quot;SPD&quot;;&quot;&quot;);IF(MAX([.$D64];[.$G64];[.$J64];[.$M64];[.$P64];[.$S64];[.$V64])=[.J64];&quot;DIE LINKE&quot;;&quot;&quot;);IF(MAX([.$D64];[.$G64];[.$J64];[.$M64];[.$P64];[.$S64];[.$V64])=[.M64];&quot;GRÜNE&quot;;&quot;&quot;);IF(MAX([.$D64];[.$G64];[.$J64];[.$M64];[.$P64];[.$S64];[.$V64])=[.P64];&quot;CSU&quot;;&quot;&quot;))" office:value-type="string" office:string-value="CDU">
            <text:p>CDU</text:p>
          </table:table-cell>
          <table:table-cell table:style-name="ce9" table:formula="of:=SUM([.E64]+[.H64]+[.K64]+[.N64]+[.Q64])" office:value-type="float" office:value="152140">
            <text:p>152,140</text:p>
          </table:table-cell>
          <table:table-cell table:style-name="ce9" office:value-type="float" office:value="83598">
            <text:p>83,598</text:p>
          </table:table-cell>
          <table:table-cell table:style-name="ce9" office:value-type="float" office:value="75521">
            <text:p>75,521</text:p>
          </table:table-cell>
          <table:table-cell/>
          <table:table-cell table:style-name="ce9" office:value-type="float" office:value="63676">
            <text:p>63,676</text:p>
          </table:table-cell>
          <table:table-cell table:style-name="ce9" office:value-type="float" office:value="55089">
            <text:p>55,089</text:p>
          </table:table-cell>
          <table:table-cell/>
          <table:table-cell table:style-name="ce9" office:value-type="float" office:value="7820">
            <text:p>7,820</text:p>
          </table:table-cell>
          <table:table-cell table:style-name="ce9" office:value-type="float" office:value="9266">
            <text:p>9,266</text:p>
          </table:table-cell>
          <table:table-cell/>
          <table:table-cell table:style-name="ce9" office:value-type="float" office:value="9822">
            <text:p>9,822</text:p>
          </table:table-cell>
          <table:table-cell table:style-name="ce9" office:value-type="float" office:value="12264">
            <text:p>12,26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2">
            <text:p>92</text:p>
          </table:table-cell>
          <table:table-cell table:style-name="ce6" table:formula="of:=CONCATENATE(IF(MAX([.$D65];[.$G65];[.$J65];[.$M65];[.$P65];[.$S65];[.$V65])=[.D65];&quot;CDU&quot;;&quot;&quot;);IF(MAX([.$D65];[.$G65];[.$J65];[.$M65];[.$P65];[.$S65];[.$V65])=[.G65];&quot;SPD&quot;;&quot;&quot;);IF(MAX([.$D65];[.$G65];[.$J65];[.$M65];[.$P65];[.$S65];[.$V65])=[.J65];&quot;DIE LINKE&quot;;&quot;&quot;);IF(MAX([.$D65];[.$G65];[.$J65];[.$M65];[.$P65];[.$S65];[.$V65])=[.M65];&quot;GRÜNE&quot;;&quot;&quot;);IF(MAX([.$D65];[.$G65];[.$J65];[.$M65];[.$P65];[.$S65];[.$V65])=[.P65];&quot;CSU&quot;;&quot;&quot;))" office:value-type="string" office:string-value="CDU">
            <text:p>CDU</text:p>
          </table:table-cell>
          <table:table-cell table:style-name="ce9" table:formula="of:=SUM([.E65]+[.H65]+[.K65]+[.N65]+[.Q65])" office:value-type="float" office:value="147656">
            <text:p>147,656</text:p>
          </table:table-cell>
          <table:table-cell table:style-name="ce9" office:value-type="float" office:value="88759">
            <text:p>88,759</text:p>
          </table:table-cell>
          <table:table-cell table:style-name="ce9" office:value-type="float" office:value="79055">
            <text:p>79,055</text:p>
          </table:table-cell>
          <table:table-cell/>
          <table:table-cell table:style-name="ce9" office:value-type="float" office:value="53703">
            <text:p>53,703</text:p>
          </table:table-cell>
          <table:table-cell table:style-name="ce9" office:value-type="float" office:value="46982">
            <text:p>46,982</text:p>
          </table:table-cell>
          <table:table-cell/>
          <table:table-cell table:style-name="ce9" office:value-type="float" office:value="8166">
            <text:p>8,166</text:p>
          </table:table-cell>
          <table:table-cell table:style-name="ce9" office:value-type="float" office:value="9075">
            <text:p>9,075</text:p>
          </table:table-cell>
          <table:table-cell/>
          <table:table-cell table:style-name="ce9" office:value-type="float" office:value="10066">
            <text:p>10,066</text:p>
          </table:table-cell>
          <table:table-cell table:style-name="ce9" office:value-type="float" office:value="12544">
            <text:p>12,54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3">
            <text:p>93</text:p>
          </table:table-cell>
          <table:table-cell table:style-name="ce6" table:formula="of:=CONCATENATE(IF(MAX([.$D66];[.$G66];[.$J66];[.$M66];[.$P66];[.$S66];[.$V66])=[.D66];&quot;CDU&quot;;&quot;&quot;);IF(MAX([.$D66];[.$G66];[.$J66];[.$M66];[.$P66];[.$S66];[.$V66])=[.G66];&quot;SPD&quot;;&quot;&quot;);IF(MAX([.$D66];[.$G66];[.$J66];[.$M66];[.$P66];[.$S66];[.$V66])=[.J66];&quot;DIE LINKE&quot;;&quot;&quot;);IF(MAX([.$D66];[.$G66];[.$J66];[.$M66];[.$P66];[.$S66];[.$V66])=[.M66];&quot;GRÜNE&quot;;&quot;&quot;);IF(MAX([.$D66];[.$G66];[.$J66];[.$M66];[.$P66];[.$S66];[.$V66])=[.P66];&quot;CSU&quot;;&quot;&quot;))" office:value-type="string" office:string-value="SPD">
            <text:p>SPD</text:p>
          </table:table-cell>
          <table:table-cell table:style-name="ce9" table:formula="of:=SUM([.E66]+[.H66]+[.K66]+[.N66]+[.Q66])" office:value-type="float" office:value="111387">
            <text:p>111,387</text:p>
          </table:table-cell>
          <table:table-cell table:style-name="ce9" office:value-type="float" office:value="48232">
            <text:p>48,232</text:p>
          </table:table-cell>
          <table:table-cell table:style-name="ce9" office:value-type="float" office:value="43863">
            <text:p>43,863</text:p>
          </table:table-cell>
          <table:table-cell/>
          <table:table-cell table:style-name="ce9" office:value-type="float" office:value="48632">
            <text:p>48,632</text:p>
          </table:table-cell>
          <table:table-cell table:style-name="ce9" office:value-type="float" office:value="40759">
            <text:p>40,759</text:p>
          </table:table-cell>
          <table:table-cell/>
          <table:table-cell table:style-name="ce9" office:value-type="float" office:value="8583">
            <text:p>8,583</text:p>
          </table:table-cell>
          <table:table-cell table:style-name="ce9" office:value-type="float" office:value="10709">
            <text:p>10,709</text:p>
          </table:table-cell>
          <table:table-cell/>
          <table:table-cell table:style-name="ce9" office:value-type="float" office:value="13513">
            <text:p>13,513</text:p>
          </table:table-cell>
          <table:table-cell table:style-name="ce9" office:value-type="float" office:value="16056">
            <text:p>16,05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4">
            <text:p>94</text:p>
          </table:table-cell>
          <table:table-cell table:style-name="ce6" table:formula="of:=CONCATENATE(IF(MAX([.$D67];[.$G67];[.$J67];[.$M67];[.$P67];[.$S67];[.$V67])=[.D67];&quot;CDU&quot;;&quot;&quot;);IF(MAX([.$D67];[.$G67];[.$J67];[.$M67];[.$P67];[.$S67];[.$V67])=[.G67];&quot;SPD&quot;;&quot;&quot;);IF(MAX([.$D67];[.$G67];[.$J67];[.$M67];[.$P67];[.$S67];[.$V67])=[.J67];&quot;DIE LINKE&quot;;&quot;&quot;);IF(MAX([.$D67];[.$G67];[.$J67];[.$M67];[.$P67];[.$S67];[.$V67])=[.M67];&quot;GRÜNE&quot;;&quot;&quot;);IF(MAX([.$D67];[.$G67];[.$J67];[.$M67];[.$P67];[.$S67];[.$V67])=[.P67];&quot;CSU&quot;;&quot;&quot;))" office:value-type="string" office:string-value="CDU">
            <text:p>CDU</text:p>
          </table:table-cell>
          <table:table-cell table:style-name="ce9" table:formula="of:=SUM([.E67]+[.H67]+[.K67]+[.N67]+[.Q67])" office:value-type="float" office:value="154430">
            <text:p>154,430</text:p>
          </table:table-cell>
          <table:table-cell table:style-name="ce9" office:value-type="float" office:value="73011">
            <text:p>73,011</text:p>
          </table:table-cell>
          <table:table-cell table:style-name="ce9" office:value-type="float" office:value="64909">
            <text:p>64,909</text:p>
          </table:table-cell>
          <table:table-cell/>
          <table:table-cell table:style-name="ce9" office:value-type="float" office:value="59975">
            <text:p>59,975</text:p>
          </table:table-cell>
          <table:table-cell table:style-name="ce9" office:value-type="float" office:value="48190">
            <text:p>48,190</text:p>
          </table:table-cell>
          <table:table-cell/>
          <table:table-cell table:style-name="ce9" office:value-type="float" office:value="9521">
            <text:p>9,521</text:p>
          </table:table-cell>
          <table:table-cell table:style-name="ce9" office:value-type="float" office:value="12689">
            <text:p>12,689</text:p>
          </table:table-cell>
          <table:table-cell/>
          <table:table-cell table:style-name="ce9" office:value-type="float" office:value="26426">
            <text:p>26,426</text:p>
          </table:table-cell>
          <table:table-cell table:style-name="ce9" office:value-type="float" office:value="28642">
            <text:p>28,6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5">
            <text:p>95</text:p>
          </table:table-cell>
          <table:table-cell table:style-name="ce6" table:formula="of:=CONCATENATE(IF(MAX([.$D68];[.$G68];[.$J68];[.$M68];[.$P68];[.$S68];[.$V68])=[.D68];&quot;CDU&quot;;&quot;&quot;);IF(MAX([.$D68];[.$G68];[.$J68];[.$M68];[.$P68];[.$S68];[.$V68])=[.G68];&quot;SPD&quot;;&quot;&quot;);IF(MAX([.$D68];[.$G68];[.$J68];[.$M68];[.$P68];[.$S68];[.$V68])=[.J68];&quot;DIE LINKE&quot;;&quot;&quot;);IF(MAX([.$D68];[.$G68];[.$J68];[.$M68];[.$P68];[.$S68];[.$V68])=[.M68];&quot;GRÜNE&quot;;&quot;&quot;);IF(MAX([.$D68];[.$G68];[.$J68];[.$M68];[.$P68];[.$S68];[.$V68])=[.P68];&quot;CSU&quot;;&quot;&quot;))" office:value-type="string" office:string-value="SPD">
            <text:p>SPD</text:p>
          </table:table-cell>
          <table:table-cell table:style-name="ce9" table:formula="of:=SUM([.E68]+[.H68]+[.K68]+[.N68]+[.Q68])" office:value-type="float" office:value="121007">
            <text:p>121,007</text:p>
          </table:table-cell>
          <table:table-cell table:style-name="ce9" office:value-type="float" office:value="45999">
            <text:p>45,999</text:p>
          </table:table-cell>
          <table:table-cell table:style-name="ce9" office:value-type="float" office:value="42902">
            <text:p>42,902</text:p>
          </table:table-cell>
          <table:table-cell/>
          <table:table-cell table:style-name="ce9" office:value-type="float" office:value="55021">
            <text:p>55,021</text:p>
          </table:table-cell>
          <table:table-cell table:style-name="ce9" office:value-type="float" office:value="44240">
            <text:p>44,240</text:p>
          </table:table-cell>
          <table:table-cell/>
          <table:table-cell table:style-name="ce9" office:value-type="float" office:value="10883">
            <text:p>10,883</text:p>
          </table:table-cell>
          <table:table-cell table:style-name="ce9" office:value-type="float" office:value="12960">
            <text:p>12,960</text:p>
          </table:table-cell>
          <table:table-cell/>
          <table:table-cell table:style-name="ce9" office:value-type="float" office:value="18046">
            <text:p>18,046</text:p>
          </table:table-cell>
          <table:table-cell table:style-name="ce9" office:value-type="float" office:value="20905">
            <text:p>20,90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6">
            <text:p>96</text:p>
          </table:table-cell>
          <table:table-cell table:style-name="ce6" table:formula="of:=CONCATENATE(IF(MAX([.$D69];[.$G69];[.$J69];[.$M69];[.$P69];[.$S69];[.$V69])=[.D69];&quot;CDU&quot;;&quot;&quot;);IF(MAX([.$D69];[.$G69];[.$J69];[.$M69];[.$P69];[.$S69];[.$V69])=[.G69];&quot;SPD&quot;;&quot;&quot;);IF(MAX([.$D69];[.$G69];[.$J69];[.$M69];[.$P69];[.$S69];[.$V69])=[.J69];&quot;DIE LINKE&quot;;&quot;&quot;);IF(MAX([.$D69];[.$G69];[.$J69];[.$M69];[.$P69];[.$S69];[.$V69])=[.M69];&quot;GRÜNE&quot;;&quot;&quot;);IF(MAX([.$D69];[.$G69];[.$J69];[.$M69];[.$P69];[.$S69];[.$V69])=[.P69];&quot;CSU&quot;;&quot;&quot;))" office:value-type="string" office:string-value="SPD">
            <text:p>SPD</text:p>
          </table:table-cell>
          <table:table-cell table:style-name="ce9" table:formula="of:=SUM([.E69]+[.H69]+[.K69]+[.N69]+[.Q69])" office:value-type="float" office:value="142427">
            <text:p>142,427</text:p>
          </table:table-cell>
          <table:table-cell table:style-name="ce9" office:value-type="float" office:value="64778">
            <text:p>64,778</text:p>
          </table:table-cell>
          <table:table-cell table:style-name="ce9" office:value-type="float" office:value="62844">
            <text:p>62,844</text:p>
          </table:table-cell>
          <table:table-cell/>
          <table:table-cell table:style-name="ce9" office:value-type="float" office:value="65955">
            <text:p>65,955</text:p>
          </table:table-cell>
          <table:table-cell table:style-name="ce9" office:value-type="float" office:value="44909">
            <text:p>44,909</text:p>
          </table:table-cell>
          <table:table-cell/>
          <table:table-cell table:style-name="ce9" office:value-type="float" office:value="7523">
            <text:p>7,523</text:p>
          </table:table-cell>
          <table:table-cell table:style-name="ce9" office:value-type="float" office:value="10988">
            <text:p>10,988</text:p>
          </table:table-cell>
          <table:table-cell/>
          <table:table-cell table:style-name="ce9" office:value-type="float" office:value="14797">
            <text:p>14,797</text:p>
          </table:table-cell>
          <table:table-cell table:style-name="ce9" office:value-type="float" office:value="23686">
            <text:p>23,68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7">
            <text:p>97</text:p>
          </table:table-cell>
          <table:table-cell table:style-name="ce6" table:formula="of:=CONCATENATE(IF(MAX([.$D70];[.$G70];[.$J70];[.$M70];[.$P70];[.$S70];[.$V70])=[.D70];&quot;CDU&quot;;&quot;&quot;);IF(MAX([.$D70];[.$G70];[.$J70];[.$M70];[.$P70];[.$S70];[.$V70])=[.G70];&quot;SPD&quot;;&quot;&quot;);IF(MAX([.$D70];[.$G70];[.$J70];[.$M70];[.$P70];[.$S70];[.$V70])=[.J70];&quot;DIE LINKE&quot;;&quot;&quot;);IF(MAX([.$D70];[.$G70];[.$J70];[.$M70];[.$P70];[.$S70];[.$V70])=[.M70];&quot;GRÜNE&quot;;&quot;&quot;);IF(MAX([.$D70];[.$G70];[.$J70];[.$M70];[.$P70];[.$S70];[.$V70])=[.P70];&quot;CSU&quot;;&quot;&quot;))" office:value-type="string" office:string-value="CDU">
            <text:p>CDU</text:p>
          </table:table-cell>
          <table:table-cell table:style-name="ce9" table:formula="of:=SUM([.E70]+[.H70]+[.K70]+[.N70]+[.Q70])" office:value-type="float" office:value="143748">
            <text:p>143,748</text:p>
          </table:table-cell>
          <table:table-cell table:style-name="ce9" office:value-type="float" office:value="84556">
            <text:p>84,556</text:p>
          </table:table-cell>
          <table:table-cell table:style-name="ce9" office:value-type="float" office:value="74187">
            <text:p>74,187</text:p>
          </table:table-cell>
          <table:table-cell/>
          <table:table-cell table:style-name="ce9" office:value-type="float" office:value="50271">
            <text:p>50,271</text:p>
          </table:table-cell>
          <table:table-cell table:style-name="ce9" office:value-type="float" office:value="46065">
            <text:p>46,065</text:p>
          </table:table-cell>
          <table:table-cell/>
          <table:table-cell table:style-name="ce9" office:value-type="float" office:value="7946">
            <text:p>7,946</text:p>
          </table:table-cell>
          <table:table-cell table:style-name="ce9" office:value-type="float" office:value="9496">
            <text:p>9,496</text:p>
          </table:table-cell>
          <table:table-cell/>
          <table:table-cell table:style-name="ce9" office:value-type="float" office:value="10895">
            <text:p>10,895</text:p>
          </table:table-cell>
          <table:table-cell table:style-name="ce9" office:value-type="float" office:value="14000">
            <text:p>14,00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8">
            <text:p>98</text:p>
          </table:table-cell>
          <table:table-cell table:style-name="ce6" table:formula="of:=CONCATENATE(IF(MAX([.$D71];[.$G71];[.$J71];[.$M71];[.$P71];[.$S71];[.$V71])=[.D71];&quot;CDU&quot;;&quot;&quot;);IF(MAX([.$D71];[.$G71];[.$J71];[.$M71];[.$P71];[.$S71];[.$V71])=[.G71];&quot;SPD&quot;;&quot;&quot;);IF(MAX([.$D71];[.$G71];[.$J71];[.$M71];[.$P71];[.$S71];[.$V71])=[.J71];&quot;DIE LINKE&quot;;&quot;&quot;);IF(MAX([.$D71];[.$G71];[.$J71];[.$M71];[.$P71];[.$S71];[.$V71])=[.M71];&quot;GRÜNE&quot;;&quot;&quot;);IF(MAX([.$D71];[.$G71];[.$J71];[.$M71];[.$P71];[.$S71];[.$V71])=[.P71];&quot;CSU&quot;;&quot;&quot;))" office:value-type="string" office:string-value="CDU">
            <text:p>CDU</text:p>
          </table:table-cell>
          <table:table-cell table:style-name="ce9" table:formula="of:=SUM([.E71]+[.H71]+[.K71]+[.N71]+[.Q71])" office:value-type="float" office:value="134986">
            <text:p>134,986</text:p>
          </table:table-cell>
          <table:table-cell table:style-name="ce9" office:value-type="float" office:value="85058">
            <text:p>85,058</text:p>
          </table:table-cell>
          <table:table-cell table:style-name="ce9" office:value-type="float" office:value="73860">
            <text:p>73,860</text:p>
          </table:table-cell>
          <table:table-cell/>
          <table:table-cell table:style-name="ce9" office:value-type="float" office:value="44098">
            <text:p>44,098</text:p>
          </table:table-cell>
          <table:table-cell table:style-name="ce9" office:value-type="float" office:value="39571">
            <text:p>39,571</text:p>
          </table:table-cell>
          <table:table-cell/>
          <table:table-cell table:style-name="ce9" office:value-type="float" office:value="5445">
            <text:p>5,445</text:p>
          </table:table-cell>
          <table:table-cell table:style-name="ce9" office:value-type="float" office:value="7433">
            <text:p>7,433</text:p>
          </table:table-cell>
          <table:table-cell/>
          <table:table-cell table:style-name="ce9" office:value-type="float" office:value="11732">
            <text:p>11,732</text:p>
          </table:table-cell>
          <table:table-cell table:style-name="ce9" office:value-type="float" office:value="14122">
            <text:p>14,12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99">
            <text:p>99</text:p>
          </table:table-cell>
          <table:table-cell table:style-name="ce6" table:formula="of:=CONCATENATE(IF(MAX([.$D72];[.$G72];[.$J72];[.$M72];[.$P72];[.$S72];[.$V72])=[.D72];&quot;CDU&quot;;&quot;&quot;);IF(MAX([.$D72];[.$G72];[.$J72];[.$M72];[.$P72];[.$S72];[.$V72])=[.G72];&quot;SPD&quot;;&quot;&quot;);IF(MAX([.$D72];[.$G72];[.$J72];[.$M72];[.$P72];[.$S72];[.$V72])=[.J72];&quot;DIE LINKE&quot;;&quot;&quot;);IF(MAX([.$D72];[.$G72];[.$J72];[.$M72];[.$P72];[.$S72];[.$V72])=[.M72];&quot;GRÜNE&quot;;&quot;&quot;);IF(MAX([.$D72];[.$G72];[.$J72];[.$M72];[.$P72];[.$S72];[.$V72])=[.P72];&quot;CSU&quot;;&quot;&quot;))" office:value-type="string" office:string-value="CDU">
            <text:p>CDU</text:p>
          </table:table-cell>
          <table:table-cell table:style-name="ce9" table:formula="of:=SUM([.E72]+[.H72]+[.K72]+[.N72]+[.Q72])" office:value-type="float" office:value="126024">
            <text:p>126,024</text:p>
          </table:table-cell>
          <table:table-cell table:style-name="ce9" office:value-type="float" office:value="77800">
            <text:p>77,800</text:p>
          </table:table-cell>
          <table:table-cell table:style-name="ce9" office:value-type="float" office:value="67437">
            <text:p>67,437</text:p>
          </table:table-cell>
          <table:table-cell/>
          <table:table-cell table:style-name="ce9" office:value-type="float" office:value="44773">
            <text:p>44,773</text:p>
          </table:table-cell>
          <table:table-cell table:style-name="ce9" office:value-type="float" office:value="40185">
            <text:p>40,185</text:p>
          </table:table-cell>
          <table:table-cell/>
          <table:table-cell table:style-name="ce9" office:value-type="float" office:value="6373">
            <text:p>6,373</text:p>
          </table:table-cell>
          <table:table-cell table:style-name="ce9" office:value-type="float" office:value="8055">
            <text:p>8,055</text:p>
          </table:table-cell>
          <table:table-cell/>
          <table:table-cell table:style-name="ce9" office:value-type="float" office:value="7675">
            <text:p>7,675</text:p>
          </table:table-cell>
          <table:table-cell table:style-name="ce9" office:value-type="float" office:value="10347">
            <text:p>10,34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0">
            <text:p>100</text:p>
          </table:table-cell>
          <table:table-cell table:style-name="ce6" table:formula="of:=CONCATENATE(IF(MAX([.$D73];[.$G73];[.$J73];[.$M73];[.$P73];[.$S73];[.$V73])=[.D73];&quot;CDU&quot;;&quot;&quot;);IF(MAX([.$D73];[.$G73];[.$J73];[.$M73];[.$P73];[.$S73];[.$V73])=[.G73];&quot;SPD&quot;;&quot;&quot;);IF(MAX([.$D73];[.$G73];[.$J73];[.$M73];[.$P73];[.$S73];[.$V73])=[.J73];&quot;DIE LINKE&quot;;&quot;&quot;);IF(MAX([.$D73];[.$G73];[.$J73];[.$M73];[.$P73];[.$S73];[.$V73])=[.M73];&quot;GRÜNE&quot;;&quot;&quot;);IF(MAX([.$D73];[.$G73];[.$J73];[.$M73];[.$P73];[.$S73];[.$V73])=[.P73];&quot;CSU&quot;;&quot;&quot;))" office:value-type="string" office:string-value="CDU">
            <text:p>CDU</text:p>
          </table:table-cell>
          <table:table-cell table:style-name="ce9" table:formula="of:=SUM([.E73]+[.H73]+[.K73]+[.N73]+[.Q73])" office:value-type="float" office:value="140585">
            <text:p>140,585</text:p>
          </table:table-cell>
          <table:table-cell table:style-name="ce9" office:value-type="float" office:value="98017">
            <text:p>98,017</text:p>
          </table:table-cell>
          <table:table-cell table:style-name="ce9" office:value-type="float" office:value="73278">
            <text:p>73,278</text:p>
          </table:table-cell>
          <table:table-cell/>
          <table:table-cell table:style-name="ce9" office:value-type="float" office:value="41894">
            <text:p>41,894</text:p>
          </table:table-cell>
          <table:table-cell table:style-name="ce9" office:value-type="float" office:value="43721">
            <text:p>43,721</text:p>
          </table:table-cell>
          <table:table-cell/>
          <table:table-cell table:style-name="ce9" office:value-type="float" office:value="6884">
            <text:p>6,884</text:p>
          </table:table-cell>
          <table:table-cell table:style-name="ce9" office:value-type="float" office:value="8473">
            <text:p>8,473</text:p>
          </table:table-cell>
          <table:table-cell/>
          <table:table-cell table:style-name="ce9" office:value-type="float" office:value="11472">
            <text:p>11,472</text:p>
          </table:table-cell>
          <table:table-cell table:style-name="ce9" office:value-type="float" office:value="15113">
            <text:p>15,1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1">
            <text:p>101</text:p>
          </table:table-cell>
          <table:table-cell table:style-name="ce6" table:formula="of:=CONCATENATE(IF(MAX([.$D74];[.$G74];[.$J74];[.$M74];[.$P74];[.$S74];[.$V74])=[.D74];&quot;CDU&quot;;&quot;&quot;);IF(MAX([.$D74];[.$G74];[.$J74];[.$M74];[.$P74];[.$S74];[.$V74])=[.G74];&quot;SPD&quot;;&quot;&quot;);IF(MAX([.$D74];[.$G74];[.$J74];[.$M74];[.$P74];[.$S74];[.$V74])=[.J74];&quot;DIE LINKE&quot;;&quot;&quot;);IF(MAX([.$D74];[.$G74];[.$J74];[.$M74];[.$P74];[.$S74];[.$V74])=[.M74];&quot;GRÜNE&quot;;&quot;&quot;);IF(MAX([.$D74];[.$G74];[.$J74];[.$M74];[.$P74];[.$S74];[.$V74])=[.P74];&quot;CSU&quot;;&quot;&quot;))" office:value-type="string" office:string-value="SPD">
            <text:p>SPD</text:p>
          </table:table-cell>
          <table:table-cell table:style-name="ce9" table:formula="of:=SUM([.E74]+[.H74]+[.K74]+[.N74]+[.Q74])" office:value-type="float" office:value="126293">
            <text:p>126,293</text:p>
          </table:table-cell>
          <table:table-cell table:style-name="ce9" office:value-type="float" office:value="58201">
            <text:p>58,201</text:p>
          </table:table-cell>
          <table:table-cell table:style-name="ce9" office:value-type="float" office:value="52884">
            <text:p>52,884</text:p>
          </table:table-cell>
          <table:table-cell/>
          <table:table-cell table:style-name="ce9" office:value-type="float" office:value="61172">
            <text:p>61,172</text:p>
          </table:table-cell>
          <table:table-cell table:style-name="ce9" office:value-type="float" office:value="48511">
            <text:p>48,511</text:p>
          </table:table-cell>
          <table:table-cell/>
          <table:table-cell table:style-name="ce9" office:value-type="float" office:value="8554">
            <text:p>8,554</text:p>
          </table:table-cell>
          <table:table-cell table:style-name="ce9" office:value-type="float" office:value="10615">
            <text:p>10,615</text:p>
          </table:table-cell>
          <table:table-cell/>
          <table:table-cell table:style-name="ce9" office:value-type="float" office:value="10589">
            <text:p>10,589</text:p>
          </table:table-cell>
          <table:table-cell table:style-name="ce9" office:value-type="float" office:value="14283">
            <text:p>14,28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2">
            <text:p>102</text:p>
          </table:table-cell>
          <table:table-cell table:style-name="ce6" table:formula="of:=CONCATENATE(IF(MAX([.$D75];[.$G75];[.$J75];[.$M75];[.$P75];[.$S75];[.$V75])=[.D75];&quot;CDU&quot;;&quot;&quot;);IF(MAX([.$D75];[.$G75];[.$J75];[.$M75];[.$P75];[.$S75];[.$V75])=[.G75];&quot;SPD&quot;;&quot;&quot;);IF(MAX([.$D75];[.$G75];[.$J75];[.$M75];[.$P75];[.$S75];[.$V75])=[.J75];&quot;DIE LINKE&quot;;&quot;&quot;);IF(MAX([.$D75];[.$G75];[.$J75];[.$M75];[.$P75];[.$S75];[.$V75])=[.M75];&quot;GRÜNE&quot;;&quot;&quot;);IF(MAX([.$D75];[.$G75];[.$J75];[.$M75];[.$P75];[.$S75];[.$V75])=[.P75];&quot;CSU&quot;;&quot;&quot;))" office:value-type="string" office:string-value="SPD">
            <text:p>SPD</text:p>
          </table:table-cell>
          <table:table-cell table:style-name="ce9" table:formula="of:=SUM([.E75]+[.H75]+[.K75]+[.N75]+[.Q75])" office:value-type="float" office:value="120925">
            <text:p>120,925</text:p>
          </table:table-cell>
          <table:table-cell table:style-name="ce9" office:value-type="float" office:value="52427">
            <text:p>52,427</text:p>
          </table:table-cell>
          <table:table-cell table:style-name="ce9" office:value-type="float" office:value="47470">
            <text:p>47,470</text:p>
          </table:table-cell>
          <table:table-cell/>
          <table:table-cell table:style-name="ce9" office:value-type="float" office:value="58407">
            <text:p>58,407</text:p>
          </table:table-cell>
          <table:table-cell table:style-name="ce9" office:value-type="float" office:value="46638">
            <text:p>46,638</text:p>
          </table:table-cell>
          <table:table-cell/>
          <table:table-cell table:style-name="ce9" office:value-type="float" office:value="10992">
            <text:p>10,992</text:p>
          </table:table-cell>
          <table:table-cell table:style-name="ce9" office:value-type="float" office:value="12499">
            <text:p>12,499</text:p>
          </table:table-cell>
          <table:table-cell/>
          <table:table-cell table:style-name="ce9" office:value-type="float" office:value="10198">
            <text:p>10,198</text:p>
          </table:table-cell>
          <table:table-cell table:style-name="ce9" office:value-type="float" office:value="14318">
            <text:p>14,31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3">
            <text:p>103</text:p>
          </table:table-cell>
          <table:table-cell table:style-name="ce6" table:formula="of:=CONCATENATE(IF(MAX([.$D76];[.$G76];[.$J76];[.$M76];[.$P76];[.$S76];[.$V76])=[.D76];&quot;CDU&quot;;&quot;&quot;);IF(MAX([.$D76];[.$G76];[.$J76];[.$M76];[.$P76];[.$S76];[.$V76])=[.G76];&quot;SPD&quot;;&quot;&quot;);IF(MAX([.$D76];[.$G76];[.$J76];[.$M76];[.$P76];[.$S76];[.$V76])=[.J76];&quot;DIE LINKE&quot;;&quot;&quot;);IF(MAX([.$D76];[.$G76];[.$J76];[.$M76];[.$P76];[.$S76];[.$V76])=[.M76];&quot;GRÜNE&quot;;&quot;&quot;);IF(MAX([.$D76];[.$G76];[.$J76];[.$M76];[.$P76];[.$S76];[.$V76])=[.P76];&quot;CSU&quot;;&quot;&quot;))" office:value-type="string" office:string-value="CDU">
            <text:p>CDU</text:p>
          </table:table-cell>
          <table:table-cell table:style-name="ce9" table:formula="of:=SUM([.E76]+[.H76]+[.K76]+[.N76]+[.Q76])" office:value-type="float" office:value="133568">
            <text:p>133,568</text:p>
          </table:table-cell>
          <table:table-cell table:style-name="ce9" office:value-type="float" office:value="70269">
            <text:p>70,269</text:p>
          </table:table-cell>
          <table:table-cell table:style-name="ce9" office:value-type="float" office:value="62029">
            <text:p>62,029</text:p>
          </table:table-cell>
          <table:table-cell/>
          <table:table-cell table:style-name="ce9" office:value-type="float" office:value="52931">
            <text:p>52,931</text:p>
          </table:table-cell>
          <table:table-cell table:style-name="ce9" office:value-type="float" office:value="48123">
            <text:p>48,123</text:p>
          </table:table-cell>
          <table:table-cell/>
          <table:table-cell table:style-name="ce9" office:value-type="float" office:value="9222">
            <text:p>9,222</text:p>
          </table:table-cell>
          <table:table-cell table:style-name="ce9" office:value-type="float" office:value="10740">
            <text:p>10,740</text:p>
          </table:table-cell>
          <table:table-cell/>
          <table:table-cell table:style-name="ce9" office:value-type="float" office:value="11334">
            <text:p>11,334</text:p>
          </table:table-cell>
          <table:table-cell table:style-name="ce9" office:value-type="float" office:value="12676">
            <text:p>12,67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4">
            <text:p>104</text:p>
          </table:table-cell>
          <table:table-cell table:style-name="ce6" table:formula="of:=CONCATENATE(IF(MAX([.$D77];[.$G77];[.$J77];[.$M77];[.$P77];[.$S77];[.$V77])=[.D77];&quot;CDU&quot;;&quot;&quot;);IF(MAX([.$D77];[.$G77];[.$J77];[.$M77];[.$P77];[.$S77];[.$V77])=[.G77];&quot;SPD&quot;;&quot;&quot;);IF(MAX([.$D77];[.$G77];[.$J77];[.$M77];[.$P77];[.$S77];[.$V77])=[.J77];&quot;DIE LINKE&quot;;&quot;&quot;);IF(MAX([.$D77];[.$G77];[.$J77];[.$M77];[.$P77];[.$S77];[.$V77])=[.M77];&quot;GRÜNE&quot;;&quot;&quot;);IF(MAX([.$D77];[.$G77];[.$J77];[.$M77];[.$P77];[.$S77];[.$V77])=[.P77];&quot;CSU&quot;;&quot;&quot;))" office:value-type="string" office:string-value="CDU">
            <text:p>CDU</text:p>
          </table:table-cell>
          <table:table-cell table:style-name="ce9" table:formula="of:=SUM([.E77]+[.H77]+[.K77]+[.N77]+[.Q77])" office:value-type="float" office:value="128376">
            <text:p>128,376</text:p>
          </table:table-cell>
          <table:table-cell table:style-name="ce9" office:value-type="float" office:value="75628">
            <text:p>75,628</text:p>
          </table:table-cell>
          <table:table-cell table:style-name="ce9" office:value-type="float" office:value="65696">
            <text:p>65,696</text:p>
          </table:table-cell>
          <table:table-cell/>
          <table:table-cell table:style-name="ce9" office:value-type="float" office:value="52832">
            <text:p>52,832</text:p>
          </table:table-cell>
          <table:table-cell table:style-name="ce9" office:value-type="float" office:value="43173">
            <text:p>43,173</text:p>
          </table:table-cell>
          <table:table-cell/>
          <table:table-cell table:style-name="ce9" office:value-type="float" office:value="5697">
            <text:p>5,697</text:p>
          </table:table-cell>
          <table:table-cell table:style-name="ce9" office:value-type="float" office:value="7808">
            <text:p>7,808</text:p>
          </table:table-cell>
          <table:table-cell/>
          <table:table-cell table:style-name="ce9" office:value-type="float" office:value="7735">
            <text:p>7,735</text:p>
          </table:table-cell>
          <table:table-cell table:style-name="ce9" office:value-type="float" office:value="11699">
            <text:p>11,69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5">
            <text:p>105</text:p>
          </table:table-cell>
          <table:table-cell table:style-name="ce6" table:formula="of:=CONCATENATE(IF(MAX([.$D78];[.$G78];[.$J78];[.$M78];[.$P78];[.$S78];[.$V78])=[.D78];&quot;CDU&quot;;&quot;&quot;);IF(MAX([.$D78];[.$G78];[.$J78];[.$M78];[.$P78];[.$S78];[.$V78])=[.G78];&quot;SPD&quot;;&quot;&quot;);IF(MAX([.$D78];[.$G78];[.$J78];[.$M78];[.$P78];[.$S78];[.$V78])=[.J78];&quot;DIE LINKE&quot;;&quot;&quot;);IF(MAX([.$D78];[.$G78];[.$J78];[.$M78];[.$P78];[.$S78];[.$V78])=[.M78];&quot;GRÜNE&quot;;&quot;&quot;);IF(MAX([.$D78];[.$G78];[.$J78];[.$M78];[.$P78];[.$S78];[.$V78])=[.P78];&quot;CSU&quot;;&quot;&quot;))" office:value-type="string" office:string-value="CDU">
            <text:p>CDU</text:p>
          </table:table-cell>
          <table:table-cell table:style-name="ce9" table:formula="of:=SUM([.E78]+[.H78]+[.K78]+[.N78]+[.Q78])" office:value-type="float" office:value="102888">
            <text:p>102,888</text:p>
          </table:table-cell>
          <table:table-cell table:style-name="ce9" office:value-type="float" office:value="55307">
            <text:p>55,307</text:p>
          </table:table-cell>
          <table:table-cell table:style-name="ce9" office:value-type="float" office:value="50254">
            <text:p>50,254</text:p>
          </table:table-cell>
          <table:table-cell/>
          <table:table-cell table:style-name="ce9" office:value-type="float" office:value="45091">
            <text:p>45,091</text:p>
          </table:table-cell>
          <table:table-cell table:style-name="ce9" office:value-type="float" office:value="37580">
            <text:p>37,580</text:p>
          </table:table-cell>
          <table:table-cell/>
          <table:table-cell table:style-name="ce9" office:value-type="float" office:value="5166">
            <text:p>5,166</text:p>
          </table:table-cell>
          <table:table-cell table:style-name="ce9" office:value-type="float" office:value="6646">
            <text:p>6,646</text:p>
          </table:table-cell>
          <table:table-cell/>
          <table:table-cell table:style-name="ce9" office:value-type="float" office:value="5987">
            <text:p>5,987</text:p>
          </table:table-cell>
          <table:table-cell table:style-name="ce9" office:value-type="float" office:value="8408">
            <text:p>8,40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6">
            <text:p>106</text:p>
          </table:table-cell>
          <table:table-cell table:style-name="ce6" table:formula="of:=CONCATENATE(IF(MAX([.$D79];[.$G79];[.$J79];[.$M79];[.$P79];[.$S79];[.$V79])=[.D79];&quot;CDU&quot;;&quot;&quot;);IF(MAX([.$D79];[.$G79];[.$J79];[.$M79];[.$P79];[.$S79];[.$V79])=[.G79];&quot;SPD&quot;;&quot;&quot;);IF(MAX([.$D79];[.$G79];[.$J79];[.$M79];[.$P79];[.$S79];[.$V79])=[.J79];&quot;DIE LINKE&quot;;&quot;&quot;);IF(MAX([.$D79];[.$G79];[.$J79];[.$M79];[.$P79];[.$S79];[.$V79])=[.M79];&quot;GRÜNE&quot;;&quot;&quot;);IF(MAX([.$D79];[.$G79];[.$J79];[.$M79];[.$P79];[.$S79];[.$V79])=[.P79];&quot;CSU&quot;;&quot;&quot;))" office:value-type="string" office:string-value="CDU">
            <text:p>CDU</text:p>
          </table:table-cell>
          <table:table-cell table:style-name="ce9" table:formula="of:=SUM([.E79]+[.H79]+[.K79]+[.N79]+[.Q79])" office:value-type="float" office:value="135197">
            <text:p>135,197</text:p>
          </table:table-cell>
          <table:table-cell table:style-name="ce9" office:value-type="float" office:value="78206">
            <text:p>78,206</text:p>
          </table:table-cell>
          <table:table-cell table:style-name="ce9" office:value-type="float" office:value="65978">
            <text:p>65,978</text:p>
          </table:table-cell>
          <table:table-cell/>
          <table:table-cell table:style-name="ce9" office:value-type="float" office:value="47731">
            <text:p>47,731</text:p>
          </table:table-cell>
          <table:table-cell table:style-name="ce9" office:value-type="float" office:value="43269">
            <text:p>43,269</text:p>
          </table:table-cell>
          <table:table-cell/>
          <table:table-cell table:style-name="ce9" office:value-type="float" office:value="8657">
            <text:p>8,657</text:p>
          </table:table-cell>
          <table:table-cell table:style-name="ce9" office:value-type="float" office:value="10505">
            <text:p>10,505</text:p>
          </table:table-cell>
          <table:table-cell/>
          <table:table-cell table:style-name="ce9" office:value-type="float" office:value="13427">
            <text:p>13,427</text:p>
          </table:table-cell>
          <table:table-cell table:style-name="ce9" office:value-type="float" office:value="15445">
            <text:p>15,44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7">
            <text:p>107</text:p>
          </table:table-cell>
          <table:table-cell table:style-name="ce6" table:formula="of:=CONCATENATE(IF(MAX([.$D80];[.$G80];[.$J80];[.$M80];[.$P80];[.$S80];[.$V80])=[.D80];&quot;CDU&quot;;&quot;&quot;);IF(MAX([.$D80];[.$G80];[.$J80];[.$M80];[.$P80];[.$S80];[.$V80])=[.G80];&quot;SPD&quot;;&quot;&quot;);IF(MAX([.$D80];[.$G80];[.$J80];[.$M80];[.$P80];[.$S80];[.$V80])=[.J80];&quot;DIE LINKE&quot;;&quot;&quot;);IF(MAX([.$D80];[.$G80];[.$J80];[.$M80];[.$P80];[.$S80];[.$V80])=[.M80];&quot;GRÜNE&quot;;&quot;&quot;);IF(MAX([.$D80];[.$G80];[.$J80];[.$M80];[.$P80];[.$S80];[.$V80])=[.P80];&quot;CSU&quot;;&quot;&quot;))" office:value-type="string" office:string-value="CDU">
            <text:p>CDU</text:p>
          </table:table-cell>
          <table:table-cell table:style-name="ce9" table:formula="of:=SUM([.E80]+[.H80]+[.K80]+[.N80]+[.Q80])" office:value-type="float" office:value="116891">
            <text:p>116,891</text:p>
          </table:table-cell>
          <table:table-cell table:style-name="ce9" office:value-type="float" office:value="55990">
            <text:p>55,990</text:p>
          </table:table-cell>
          <table:table-cell table:style-name="ce9" office:value-type="float" office:value="51050">
            <text:p>51,050</text:p>
          </table:table-cell>
          <table:table-cell/>
          <table:table-cell table:style-name="ce9" office:value-type="float" office:value="48065">
            <text:p>48,065</text:p>
          </table:table-cell>
          <table:table-cell table:style-name="ce9" office:value-type="float" office:value="41737">
            <text:p>41,737</text:p>
          </table:table-cell>
          <table:table-cell/>
          <table:table-cell table:style-name="ce9" office:value-type="float" office:value="12538">
            <text:p>12,538</text:p>
          </table:table-cell>
          <table:table-cell table:style-name="ce9" office:value-type="float" office:value="10705">
            <text:p>10,705</text:p>
          </table:table-cell>
          <table:table-cell/>
          <table:table-cell table:style-name="ce9" office:value-type="float" office:value="10315">
            <text:p>10,315</text:p>
          </table:table-cell>
          <table:table-cell table:style-name="ce9" office:value-type="float" office:value="13399">
            <text:p>13,39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8">
            <text:p>108</text:p>
          </table:table-cell>
          <table:table-cell table:style-name="ce6" table:formula="of:=CONCATENATE(IF(MAX([.$D81];[.$G81];[.$J81];[.$M81];[.$P81];[.$S81];[.$V81])=[.D81];&quot;CDU&quot;;&quot;&quot;);IF(MAX([.$D81];[.$G81];[.$J81];[.$M81];[.$P81];[.$S81];[.$V81])=[.G81];&quot;SPD&quot;;&quot;&quot;);IF(MAX([.$D81];[.$G81];[.$J81];[.$M81];[.$P81];[.$S81];[.$V81])=[.J81];&quot;DIE LINKE&quot;;&quot;&quot;);IF(MAX([.$D81];[.$G81];[.$J81];[.$M81];[.$P81];[.$S81];[.$V81])=[.M81];&quot;GRÜNE&quot;;&quot;&quot;);IF(MAX([.$D81];[.$G81];[.$J81];[.$M81];[.$P81];[.$S81];[.$V81])=[.P81];&quot;CSU&quot;;&quot;&quot;))" office:value-type="string" office:string-value="CDU">
            <text:p>CDU</text:p>
          </table:table-cell>
          <table:table-cell table:style-name="ce9" table:formula="of:=SUM([.E81]+[.H81]+[.K81]+[.N81]+[.Q81])" office:value-type="float" office:value="129053">
            <text:p>129,053</text:p>
          </table:table-cell>
          <table:table-cell table:style-name="ce9" office:value-type="float" office:value="78712">
            <text:p>78,712</text:p>
          </table:table-cell>
          <table:table-cell table:style-name="ce9" office:value-type="float" office:value="69480">
            <text:p>69,480</text:p>
          </table:table-cell>
          <table:table-cell/>
          <table:table-cell table:style-name="ce9" office:value-type="float" office:value="46619">
            <text:p>46,619</text:p>
          </table:table-cell>
          <table:table-cell table:style-name="ce9" office:value-type="float" office:value="42604">
            <text:p>42,604</text:p>
          </table:table-cell>
          <table:table-cell/>
          <table:table-cell table:style-name="ce9" office:value-type="float" office:value="5983">
            <text:p>5,983</text:p>
          </table:table-cell>
          <table:table-cell table:style-name="ce9" office:value-type="float" office:value="7606">
            <text:p>7,606</text:p>
          </table:table-cell>
          <table:table-cell/>
          <table:table-cell table:style-name="ce9" office:value-type="float" office:value="7226">
            <text:p>7,226</text:p>
          </table:table-cell>
          <table:table-cell table:style-name="ce9" office:value-type="float" office:value="9363">
            <text:p>9,36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09">
            <text:p>109</text:p>
          </table:table-cell>
          <table:table-cell table:style-name="ce6" table:formula="of:=CONCATENATE(IF(MAX([.$D82];[.$G82];[.$J82];[.$M82];[.$P82];[.$S82];[.$V82])=[.D82];&quot;CDU&quot;;&quot;&quot;);IF(MAX([.$D82];[.$G82];[.$J82];[.$M82];[.$P82];[.$S82];[.$V82])=[.G82];&quot;SPD&quot;;&quot;&quot;);IF(MAX([.$D82];[.$G82];[.$J82];[.$M82];[.$P82];[.$S82];[.$V82])=[.J82];&quot;DIE LINKE&quot;;&quot;&quot;);IF(MAX([.$D82];[.$G82];[.$J82];[.$M82];[.$P82];[.$S82];[.$V82])=[.M82];&quot;GRÜNE&quot;;&quot;&quot;);IF(MAX([.$D82];[.$G82];[.$J82];[.$M82];[.$P82];[.$S82];[.$V82])=[.P82];&quot;CSU&quot;;&quot;&quot;))" office:value-type="string" office:string-value="CDU">
            <text:p>CDU</text:p>
          </table:table-cell>
          <table:table-cell table:style-name="ce9" table:formula="of:=SUM([.E82]+[.H82]+[.K82]+[.N82]+[.Q82])" office:value-type="float" office:value="106349">
            <text:p>106,349</text:p>
          </table:table-cell>
          <table:table-cell table:style-name="ce9" office:value-type="float" office:value="63843">
            <text:p>63,843</text:p>
          </table:table-cell>
          <table:table-cell table:style-name="ce9" office:value-type="float" office:value="55030">
            <text:p>55,030</text:p>
          </table:table-cell>
          <table:table-cell/>
          <table:table-cell table:style-name="ce9" office:value-type="float" office:value="36665">
            <text:p>36,665</text:p>
          </table:table-cell>
          <table:table-cell table:style-name="ce9" office:value-type="float" office:value="35447">
            <text:p>35,447</text:p>
          </table:table-cell>
          <table:table-cell/>
          <table:table-cell table:style-name="ce9" office:value-type="float" office:value="7827">
            <text:p>7,827</text:p>
          </table:table-cell>
          <table:table-cell table:style-name="ce9" office:value-type="float" office:value="8080">
            <text:p>8,080</text:p>
          </table:table-cell>
          <table:table-cell/>
          <table:table-cell table:style-name="ce9" office:value-type="float" office:value="7638">
            <text:p>7,638</text:p>
          </table:table-cell>
          <table:table-cell table:style-name="ce9" office:value-type="float" office:value="7792">
            <text:p>7,79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0">
            <text:p>110</text:p>
          </table:table-cell>
          <table:table-cell table:style-name="ce6" table:formula="of:=CONCATENATE(IF(MAX([.$D83];[.$G83];[.$J83];[.$M83];[.$P83];[.$S83];[.$V83])=[.D83];&quot;CDU&quot;;&quot;&quot;);IF(MAX([.$D83];[.$G83];[.$J83];[.$M83];[.$P83];[.$S83];[.$V83])=[.G83];&quot;SPD&quot;;&quot;&quot;);IF(MAX([.$D83];[.$G83];[.$J83];[.$M83];[.$P83];[.$S83];[.$V83])=[.J83];&quot;DIE LINKE&quot;;&quot;&quot;);IF(MAX([.$D83];[.$G83];[.$J83];[.$M83];[.$P83];[.$S83];[.$V83])=[.M83];&quot;GRÜNE&quot;;&quot;&quot;);IF(MAX([.$D83];[.$G83];[.$J83];[.$M83];[.$P83];[.$S83];[.$V83])=[.P83];&quot;CSU&quot;;&quot;&quot;))" office:value-type="string" office:string-value="CDU">
            <text:p>CDU</text:p>
          </table:table-cell>
          <table:table-cell table:style-name="ce9" table:formula="of:=SUM([.E83]+[.H83]+[.K83]+[.N83]+[.Q83])" office:value-type="float" office:value="125841">
            <text:p>125,841</text:p>
          </table:table-cell>
          <table:table-cell table:style-name="ce9" office:value-type="float" office:value="73201">
            <text:p>73,201</text:p>
          </table:table-cell>
          <table:table-cell table:style-name="ce9" office:value-type="float" office:value="66802">
            <text:p>66,802</text:p>
          </table:table-cell>
          <table:table-cell/>
          <table:table-cell table:style-name="ce9" office:value-type="float" office:value="46148">
            <text:p>46,148</text:p>
          </table:table-cell>
          <table:table-cell table:style-name="ce9" office:value-type="float" office:value="40968">
            <text:p>40,968</text:p>
          </table:table-cell>
          <table:table-cell/>
          <table:table-cell table:style-name="ce9" office:value-type="float" office:value="6165">
            <text:p>6,165</text:p>
          </table:table-cell>
          <table:table-cell table:style-name="ce9" office:value-type="float" office:value="7768">
            <text:p>7,768</text:p>
          </table:table-cell>
          <table:table-cell/>
          <table:table-cell table:style-name="ce9" office:value-type="float" office:value="8693">
            <text:p>8,693</text:p>
          </table:table-cell>
          <table:table-cell table:style-name="ce9" office:value-type="float" office:value="10303">
            <text:p>10,30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1">
            <text:p>111</text:p>
          </table:table-cell>
          <table:table-cell table:style-name="ce6" table:formula="of:=CONCATENATE(IF(MAX([.$D84];[.$G84];[.$J84];[.$M84];[.$P84];[.$S84];[.$V84])=[.D84];&quot;CDU&quot;;&quot;&quot;);IF(MAX([.$D84];[.$G84];[.$J84];[.$M84];[.$P84];[.$S84];[.$V84])=[.G84];&quot;SPD&quot;;&quot;&quot;);IF(MAX([.$D84];[.$G84];[.$J84];[.$M84];[.$P84];[.$S84];[.$V84])=[.J84];&quot;DIE LINKE&quot;;&quot;&quot;);IF(MAX([.$D84];[.$G84];[.$J84];[.$M84];[.$P84];[.$S84];[.$V84])=[.M84];&quot;GRÜNE&quot;;&quot;&quot;);IF(MAX([.$D84];[.$G84];[.$J84];[.$M84];[.$P84];[.$S84];[.$V84])=[.P84];&quot;CSU&quot;;&quot;&quot;))" office:value-type="string" office:string-value="CDU">
            <text:p>CDU</text:p>
          </table:table-cell>
          <table:table-cell table:style-name="ce9" table:formula="of:=SUM([.E84]+[.H84]+[.K84]+[.N84]+[.Q84])" office:value-type="float" office:value="140853">
            <text:p>140,853</text:p>
          </table:table-cell>
          <table:table-cell table:style-name="ce9" office:value-type="float" office:value="87764">
            <text:p>87,764</text:p>
          </table:table-cell>
          <table:table-cell table:style-name="ce9" office:value-type="float" office:value="76747">
            <text:p>76,747</text:p>
          </table:table-cell>
          <table:table-cell/>
          <table:table-cell table:style-name="ce9" office:value-type="float" office:value="47198">
            <text:p>47,198</text:p>
          </table:table-cell>
          <table:table-cell table:style-name="ce9" office:value-type="float" office:value="44103">
            <text:p>44,103</text:p>
          </table:table-cell>
          <table:table-cell/>
          <table:table-cell table:style-name="ce9" office:value-type="float" office:value="7998">
            <text:p>7,998</text:p>
          </table:table-cell>
          <table:table-cell table:style-name="ce9" office:value-type="float" office:value="8897">
            <text:p>8,897</text:p>
          </table:table-cell>
          <table:table-cell/>
          <table:table-cell table:style-name="ce9" office:value-type="float" office:value="8880">
            <text:p>8,880</text:p>
          </table:table-cell>
          <table:table-cell table:style-name="ce9" office:value-type="float" office:value="11106">
            <text:p>11,10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2">
            <text:p>112</text:p>
          </table:table-cell>
          <table:table-cell table:style-name="ce6" table:formula="of:=CONCATENATE(IF(MAX([.$D85];[.$G85];[.$J85];[.$M85];[.$P85];[.$S85];[.$V85])=[.D85];&quot;CDU&quot;;&quot;&quot;);IF(MAX([.$D85];[.$G85];[.$J85];[.$M85];[.$P85];[.$S85];[.$V85])=[.G85];&quot;SPD&quot;;&quot;&quot;);IF(MAX([.$D85];[.$G85];[.$J85];[.$M85];[.$P85];[.$S85];[.$V85])=[.J85];&quot;DIE LINKE&quot;;&quot;&quot;);IF(MAX([.$D85];[.$G85];[.$J85];[.$M85];[.$P85];[.$S85];[.$V85])=[.M85];&quot;GRÜNE&quot;;&quot;&quot;);IF(MAX([.$D85];[.$G85];[.$J85];[.$M85];[.$P85];[.$S85];[.$V85])=[.P85];&quot;CSU&quot;;&quot;&quot;))" office:value-type="string" office:string-value="CDU">
            <text:p>CDU</text:p>
          </table:table-cell>
          <table:table-cell table:style-name="ce9" table:formula="of:=SUM([.E85]+[.H85]+[.K85]+[.N85]+[.Q85])" office:value-type="float" office:value="138264">
            <text:p>138,264</text:p>
          </table:table-cell>
          <table:table-cell table:style-name="ce9" office:value-type="float" office:value="81216">
            <text:p>81,216</text:p>
          </table:table-cell>
          <table:table-cell table:style-name="ce9" office:value-type="float" office:value="77833">
            <text:p>77,833</text:p>
          </table:table-cell>
          <table:table-cell/>
          <table:table-cell table:style-name="ce9" office:value-type="float" office:value="52778">
            <text:p>52,778</text:p>
          </table:table-cell>
          <table:table-cell table:style-name="ce9" office:value-type="float" office:value="43253">
            <text:p>43,253</text:p>
          </table:table-cell>
          <table:table-cell/>
          <table:table-cell table:style-name="ce9"/>
          <table:table-cell table:style-name="ce9" office:value-type="float" office:value="7322">
            <text:p>7,322</text:p>
          </table:table-cell>
          <table:table-cell/>
          <table:table-cell table:style-name="ce9" office:value-type="float" office:value="9220">
            <text:p>9,220</text:p>
          </table:table-cell>
          <table:table-cell table:style-name="ce9" office:value-type="float" office:value="9856">
            <text:p>9,85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3">
            <text:p>113</text:p>
          </table:table-cell>
          <table:table-cell table:style-name="ce6" table:formula="of:=CONCATENATE(IF(MAX([.$D86];[.$G86];[.$J86];[.$M86];[.$P86];[.$S86];[.$V86])=[.D86];&quot;CDU&quot;;&quot;&quot;);IF(MAX([.$D86];[.$G86];[.$J86];[.$M86];[.$P86];[.$S86];[.$V86])=[.G86];&quot;SPD&quot;;&quot;&quot;);IF(MAX([.$D86];[.$G86];[.$J86];[.$M86];[.$P86];[.$S86];[.$V86])=[.J86];&quot;DIE LINKE&quot;;&quot;&quot;);IF(MAX([.$D86];[.$G86];[.$J86];[.$M86];[.$P86];[.$S86];[.$V86])=[.M86];&quot;GRÜNE&quot;;&quot;&quot;);IF(MAX([.$D86];[.$G86];[.$J86];[.$M86];[.$P86];[.$S86];[.$V86])=[.P86];&quot;CSU&quot;;&quot;&quot;))" office:value-type="string" office:string-value="CDU">
            <text:p>CDU</text:p>
          </table:table-cell>
          <table:table-cell table:style-name="ce9" table:formula="of:=SUM([.E86]+[.H86]+[.K86]+[.N86]+[.Q86])" office:value-type="float" office:value="132090">
            <text:p>132,090</text:p>
          </table:table-cell>
          <table:table-cell table:style-name="ce9" office:value-type="float" office:value="66172">
            <text:p>66,172</text:p>
          </table:table-cell>
          <table:table-cell table:style-name="ce9" office:value-type="float" office:value="59970">
            <text:p>59,970</text:p>
          </table:table-cell>
          <table:table-cell/>
          <table:table-cell table:style-name="ce9" office:value-type="float" office:value="59709">
            <text:p>59,709</text:p>
          </table:table-cell>
          <table:table-cell table:style-name="ce9" office:value-type="float" office:value="53249">
            <text:p>53,249</text:p>
          </table:table-cell>
          <table:table-cell/>
          <table:table-cell table:style-name="ce9" office:value-type="float" office:value="7527">
            <text:p>7,527</text:p>
          </table:table-cell>
          <table:table-cell table:style-name="ce9" office:value-type="float" office:value="9091">
            <text:p>9,091</text:p>
          </table:table-cell>
          <table:table-cell/>
          <table:table-cell table:style-name="ce9" office:value-type="float" office:value="7489">
            <text:p>7,489</text:p>
          </table:table-cell>
          <table:table-cell table:style-name="ce9" office:value-type="float" office:value="9780">
            <text:p>9,78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4">
            <text:p>114</text:p>
          </table:table-cell>
          <table:table-cell table:style-name="ce6" table:formula="of:=CONCATENATE(IF(MAX([.$D87];[.$G87];[.$J87];[.$M87];[.$P87];[.$S87];[.$V87])=[.D87];&quot;CDU&quot;;&quot;&quot;);IF(MAX([.$D87];[.$G87];[.$J87];[.$M87];[.$P87];[.$S87];[.$V87])=[.G87];&quot;SPD&quot;;&quot;&quot;);IF(MAX([.$D87];[.$G87];[.$J87];[.$M87];[.$P87];[.$S87];[.$V87])=[.J87];&quot;DIE LINKE&quot;;&quot;&quot;);IF(MAX([.$D87];[.$G87];[.$J87];[.$M87];[.$P87];[.$S87];[.$V87])=[.M87];&quot;GRÜNE&quot;;&quot;&quot;);IF(MAX([.$D87];[.$G87];[.$J87];[.$M87];[.$P87];[.$S87];[.$V87])=[.P87];&quot;CSU&quot;;&quot;&quot;))" office:value-type="string" office:string-value="SPD">
            <text:p>SPD</text:p>
          </table:table-cell>
          <table:table-cell table:style-name="ce9" table:formula="of:=SUM([.E87]+[.H87]+[.K87]+[.N87]+[.Q87])" office:value-type="float" office:value="110693">
            <text:p>110,693</text:p>
          </table:table-cell>
          <table:table-cell table:style-name="ce9" office:value-type="float" office:value="51835">
            <text:p>51,835</text:p>
          </table:table-cell>
          <table:table-cell table:style-name="ce9" office:value-type="float" office:value="47806">
            <text:p>47,806</text:p>
          </table:table-cell>
          <table:table-cell/>
          <table:table-cell table:style-name="ce9" office:value-type="float" office:value="53578">
            <text:p>53,578</text:p>
          </table:table-cell>
          <table:table-cell table:style-name="ce9" office:value-type="float" office:value="44856">
            <text:p>44,856</text:p>
          </table:table-cell>
          <table:table-cell/>
          <table:table-cell table:style-name="ce9" office:value-type="float" office:value="6994">
            <text:p>6,994</text:p>
          </table:table-cell>
          <table:table-cell table:style-name="ce9" office:value-type="float" office:value="8546">
            <text:p>8,546</text:p>
          </table:table-cell>
          <table:table-cell/>
          <table:table-cell table:style-name="ce9" office:value-type="float" office:value="6888">
            <text:p>6,888</text:p>
          </table:table-cell>
          <table:table-cell table:style-name="ce9" office:value-type="float" office:value="9485">
            <text:p>9,48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5">
            <text:p>115</text:p>
          </table:table-cell>
          <table:table-cell table:style-name="ce6" table:formula="of:=CONCATENATE(IF(MAX([.$D88];[.$G88];[.$J88];[.$M88];[.$P88];[.$S88];[.$V88])=[.D88];&quot;CDU&quot;;&quot;&quot;);IF(MAX([.$D88];[.$G88];[.$J88];[.$M88];[.$P88];[.$S88];[.$V88])=[.G88];&quot;SPD&quot;;&quot;&quot;);IF(MAX([.$D88];[.$G88];[.$J88];[.$M88];[.$P88];[.$S88];[.$V88])=[.J88];&quot;DIE LINKE&quot;;&quot;&quot;);IF(MAX([.$D88];[.$G88];[.$J88];[.$M88];[.$P88];[.$S88];[.$V88])=[.M88];&quot;GRÜNE&quot;;&quot;&quot;);IF(MAX([.$D88];[.$G88];[.$J88];[.$M88];[.$P88];[.$S88];[.$V88])=[.P88];&quot;CSU&quot;;&quot;&quot;))" office:value-type="string" office:string-value="SPD">
            <text:p>SPD</text:p>
          </table:table-cell>
          <table:table-cell table:style-name="ce9" table:formula="of:=SUM([.E88]+[.H88]+[.K88]+[.N88]+[.Q88])" office:value-type="float" office:value="101090">
            <text:p>101,090</text:p>
          </table:table-cell>
          <table:table-cell table:style-name="ce9" office:value-type="float" office:value="38477">
            <text:p>38,477</text:p>
          </table:table-cell>
          <table:table-cell table:style-name="ce9" office:value-type="float" office:value="36109">
            <text:p>36,109</text:p>
          </table:table-cell>
          <table:table-cell/>
          <table:table-cell table:style-name="ce9" office:value-type="float" office:value="55779">
            <text:p>55,779</text:p>
          </table:table-cell>
          <table:table-cell table:style-name="ce9" office:value-type="float" office:value="47165">
            <text:p>47,165</text:p>
          </table:table-cell>
          <table:table-cell/>
          <table:table-cell table:style-name="ce9" office:value-type="float" office:value="8802">
            <text:p>8,802</text:p>
          </table:table-cell>
          <table:table-cell table:style-name="ce9" office:value-type="float" office:value="9475">
            <text:p>9,475</text:p>
          </table:table-cell>
          <table:table-cell/>
          <table:table-cell table:style-name="ce9" office:value-type="float" office:value="6107">
            <text:p>6,107</text:p>
          </table:table-cell>
          <table:table-cell table:style-name="ce9" office:value-type="float" office:value="8341">
            <text:p>8,3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6">
            <text:p>116</text:p>
          </table:table-cell>
          <table:table-cell table:style-name="ce6" table:formula="of:=CONCATENATE(IF(MAX([.$D89];[.$G89];[.$J89];[.$M89];[.$P89];[.$S89];[.$V89])=[.D89];&quot;CDU&quot;;&quot;&quot;);IF(MAX([.$D89];[.$G89];[.$J89];[.$M89];[.$P89];[.$S89];[.$V89])=[.G89];&quot;SPD&quot;;&quot;&quot;);IF(MAX([.$D89];[.$G89];[.$J89];[.$M89];[.$P89];[.$S89];[.$V89])=[.J89];&quot;DIE LINKE&quot;;&quot;&quot;);IF(MAX([.$D89];[.$G89];[.$J89];[.$M89];[.$P89];[.$S89];[.$V89])=[.M89];&quot;GRÜNE&quot;;&quot;&quot;);IF(MAX([.$D89];[.$G89];[.$J89];[.$M89];[.$P89];[.$S89];[.$V89])=[.P89];&quot;CSU&quot;;&quot;&quot;))" office:value-type="string" office:string-value="SPD">
            <text:p>SPD</text:p>
          </table:table-cell>
          <table:table-cell table:style-name="ce9" table:formula="of:=SUM([.E89]+[.H89]+[.K89]+[.N89]+[.Q89])" office:value-type="float" office:value="86928">
            <text:p>86,928</text:p>
          </table:table-cell>
          <table:table-cell table:style-name="ce9" office:value-type="float" office:value="30654">
            <text:p>30,654</text:p>
          </table:table-cell>
          <table:table-cell table:style-name="ce9" office:value-type="float" office:value="27665">
            <text:p>27,665</text:p>
          </table:table-cell>
          <table:table-cell/>
          <table:table-cell table:style-name="ce9" office:value-type="float" office:value="44759">
            <text:p>44,759</text:p>
          </table:table-cell>
          <table:table-cell table:style-name="ce9" office:value-type="float" office:value="44727">
            <text:p>44,727</text:p>
          </table:table-cell>
          <table:table-cell/>
          <table:table-cell table:style-name="ce9" office:value-type="float" office:value="8920">
            <text:p>8,920</text:p>
          </table:table-cell>
          <table:table-cell table:style-name="ce9" office:value-type="float" office:value="9160">
            <text:p>9,160</text:p>
          </table:table-cell>
          <table:table-cell/>
          <table:table-cell table:style-name="ce9" office:value-type="float" office:value="5371">
            <text:p>5,371</text:p>
          </table:table-cell>
          <table:table-cell table:style-name="ce9" office:value-type="float" office:value="5376">
            <text:p>5,37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7">
            <text:p>117</text:p>
          </table:table-cell>
          <table:table-cell table:style-name="ce6" table:formula="of:=CONCATENATE(IF(MAX([.$D90];[.$G90];[.$J90];[.$M90];[.$P90];[.$S90];[.$V90])=[.D90];&quot;CDU&quot;;&quot;&quot;);IF(MAX([.$D90];[.$G90];[.$J90];[.$M90];[.$P90];[.$S90];[.$V90])=[.G90];&quot;SPD&quot;;&quot;&quot;);IF(MAX([.$D90];[.$G90];[.$J90];[.$M90];[.$P90];[.$S90];[.$V90])=[.J90];&quot;DIE LINKE&quot;;&quot;&quot;);IF(MAX([.$D90];[.$G90];[.$J90];[.$M90];[.$P90];[.$S90];[.$V90])=[.M90];&quot;GRÜNE&quot;;&quot;&quot;);IF(MAX([.$D90];[.$G90];[.$J90];[.$M90];[.$P90];[.$S90];[.$V90])=[.P90];&quot;CSU&quot;;&quot;&quot;))" office:value-type="string" office:string-value="SPD">
            <text:p>SPD</text:p>
          </table:table-cell>
          <table:table-cell table:style-name="ce9" table:formula="of:=SUM([.E90]+[.H90]+[.K90]+[.N90]+[.Q90])" office:value-type="float" office:value="125440">
            <text:p>125,440</text:p>
          </table:table-cell>
          <table:table-cell table:style-name="ce9" office:value-type="float" office:value="46889">
            <text:p>46,889</text:p>
          </table:table-cell>
          <table:table-cell table:style-name="ce9" office:value-type="float" office:value="43882">
            <text:p>43,882</text:p>
          </table:table-cell>
          <table:table-cell/>
          <table:table-cell table:style-name="ce9" office:value-type="float" office:value="65442">
            <text:p>65,442</text:p>
          </table:table-cell>
          <table:table-cell table:style-name="ce9" office:value-type="float" office:value="60222">
            <text:p>60,222</text:p>
          </table:table-cell>
          <table:table-cell/>
          <table:table-cell table:style-name="ce9" office:value-type="float" office:value="10627">
            <text:p>10,627</text:p>
          </table:table-cell>
          <table:table-cell table:style-name="ce9" office:value-type="float" office:value="11732">
            <text:p>11,732</text:p>
          </table:table-cell>
          <table:table-cell/>
          <table:table-cell table:style-name="ce9" office:value-type="float" office:value="11396">
            <text:p>11,396</text:p>
          </table:table-cell>
          <table:table-cell table:style-name="ce9" office:value-type="float" office:value="9604">
            <text:p>9,60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8">
            <text:p>118</text:p>
          </table:table-cell>
          <table:table-cell table:style-name="ce6" table:formula="of:=CONCATENATE(IF(MAX([.$D91];[.$G91];[.$J91];[.$M91];[.$P91];[.$S91];[.$V91])=[.D91];&quot;CDU&quot;;&quot;&quot;);IF(MAX([.$D91];[.$G91];[.$J91];[.$M91];[.$P91];[.$S91];[.$V91])=[.G91];&quot;SPD&quot;;&quot;&quot;);IF(MAX([.$D91];[.$G91];[.$J91];[.$M91];[.$P91];[.$S91];[.$V91])=[.J91];&quot;DIE LINKE&quot;;&quot;&quot;);IF(MAX([.$D91];[.$G91];[.$J91];[.$M91];[.$P91];[.$S91];[.$V91])=[.M91];&quot;GRÜNE&quot;;&quot;&quot;);IF(MAX([.$D91];[.$G91];[.$J91];[.$M91];[.$P91];[.$S91];[.$V91])=[.P91];&quot;CSU&quot;;&quot;&quot;))" office:value-type="string" office:string-value="SPD">
            <text:p>SPD</text:p>
          </table:table-cell>
          <table:table-cell table:style-name="ce9" table:formula="of:=SUM([.E91]+[.H91]+[.K91]+[.N91]+[.Q91])" office:value-type="float" office:value="119327">
            <text:p>119,327</text:p>
          </table:table-cell>
          <table:table-cell table:style-name="ce9" office:value-type="float" office:value="49487">
            <text:p>49,487</text:p>
          </table:table-cell>
          <table:table-cell table:style-name="ce9" office:value-type="float" office:value="47247">
            <text:p>47,247</text:p>
          </table:table-cell>
          <table:table-cell/>
          <table:table-cell table:style-name="ce9" office:value-type="float" office:value="58741">
            <text:p>58,741</text:p>
          </table:table-cell>
          <table:table-cell table:style-name="ce9" office:value-type="float" office:value="53275">
            <text:p>53,275</text:p>
          </table:table-cell>
          <table:table-cell/>
          <table:table-cell table:style-name="ce9" office:value-type="float" office:value="7664">
            <text:p>7,664</text:p>
          </table:table-cell>
          <table:table-cell table:style-name="ce9" office:value-type="float" office:value="8968">
            <text:p>8,968</text:p>
          </table:table-cell>
          <table:table-cell/>
          <table:table-cell table:style-name="ce9" office:value-type="float" office:value="8824">
            <text:p>8,824</text:p>
          </table:table-cell>
          <table:table-cell table:style-name="ce9" office:value-type="float" office:value="9837">
            <text:p>9,83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19">
            <text:p>119</text:p>
          </table:table-cell>
          <table:table-cell table:style-name="ce6" table:formula="of:=CONCATENATE(IF(MAX([.$D92];[.$G92];[.$J92];[.$M92];[.$P92];[.$S92];[.$V92])=[.D92];&quot;CDU&quot;;&quot;&quot;);IF(MAX([.$D92];[.$G92];[.$J92];[.$M92];[.$P92];[.$S92];[.$V92])=[.G92];&quot;SPD&quot;;&quot;&quot;);IF(MAX([.$D92];[.$G92];[.$J92];[.$M92];[.$P92];[.$S92];[.$V92])=[.J92];&quot;DIE LINKE&quot;;&quot;&quot;);IF(MAX([.$D92];[.$G92];[.$J92];[.$M92];[.$P92];[.$S92];[.$V92])=[.M92];&quot;GRÜNE&quot;;&quot;&quot;);IF(MAX([.$D92];[.$G92];[.$J92];[.$M92];[.$P92];[.$S92];[.$V92])=[.P92];&quot;CSU&quot;;&quot;&quot;))" office:value-type="string" office:string-value="SPD">
            <text:p>SPD</text:p>
          </table:table-cell>
          <table:table-cell table:style-name="ce9" table:formula="of:=SUM([.E92]+[.H92]+[.K92]+[.N92]+[.Q92])" office:value-type="float" office:value="91556">
            <text:p>91,556</text:p>
          </table:table-cell>
          <table:table-cell table:style-name="ce9" office:value-type="float" office:value="33243">
            <text:p>33,243</text:p>
          </table:table-cell>
          <table:table-cell table:style-name="ce9" office:value-type="float" office:value="30540">
            <text:p>30,540</text:p>
          </table:table-cell>
          <table:table-cell/>
          <table:table-cell table:style-name="ce9" office:value-type="float" office:value="51677">
            <text:p>51,677</text:p>
          </table:table-cell>
          <table:table-cell table:style-name="ce9" office:value-type="float" office:value="44684">
            <text:p>44,684</text:p>
          </table:table-cell>
          <table:table-cell/>
          <table:table-cell table:style-name="ce9" office:value-type="float" office:value="7752">
            <text:p>7,752</text:p>
          </table:table-cell>
          <table:table-cell table:style-name="ce9" office:value-type="float" office:value="8716">
            <text:p>8,716</text:p>
          </table:table-cell>
          <table:table-cell/>
          <table:table-cell table:style-name="ce9" office:value-type="float" office:value="5382">
            <text:p>5,382</text:p>
          </table:table-cell>
          <table:table-cell table:style-name="ce9" office:value-type="float" office:value="7616">
            <text:p>7,61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0">
            <text:p>120</text:p>
          </table:table-cell>
          <table:table-cell table:style-name="ce6" table:formula="of:=CONCATENATE(IF(MAX([.$D93];[.$G93];[.$J93];[.$M93];[.$P93];[.$S93];[.$V93])=[.D93];&quot;CDU&quot;;&quot;&quot;);IF(MAX([.$D93];[.$G93];[.$J93];[.$M93];[.$P93];[.$S93];[.$V93])=[.G93];&quot;SPD&quot;;&quot;&quot;);IF(MAX([.$D93];[.$G93];[.$J93];[.$M93];[.$P93];[.$S93];[.$V93])=[.J93];&quot;DIE LINKE&quot;;&quot;&quot;);IF(MAX([.$D93];[.$G93];[.$J93];[.$M93];[.$P93];[.$S93];[.$V93])=[.M93];&quot;GRÜNE&quot;;&quot;&quot;);IF(MAX([.$D93];[.$G93];[.$J93];[.$M93];[.$P93];[.$S93];[.$V93])=[.P93];&quot;CSU&quot;;&quot;&quot;))" office:value-type="string" office:string-value="CDU">
            <text:p>CDU</text:p>
          </table:table-cell>
          <table:table-cell table:style-name="ce9" table:formula="of:=SUM([.E93]+[.H93]+[.K93]+[.N93]+[.Q93])" office:value-type="float" office:value="128341">
            <text:p>128,341</text:p>
          </table:table-cell>
          <table:table-cell table:style-name="ce9" office:value-type="float" office:value="59101">
            <text:p>59,101</text:p>
          </table:table-cell>
          <table:table-cell table:style-name="ce9" office:value-type="float" office:value="54310">
            <text:p>54,310</text:p>
          </table:table-cell>
          <table:table-cell/>
          <table:table-cell table:style-name="ce9" office:value-type="float" office:value="59008">
            <text:p>59,008</text:p>
          </table:table-cell>
          <table:table-cell table:style-name="ce9" office:value-type="float" office:value="49626">
            <text:p>49,626</text:p>
          </table:table-cell>
          <table:table-cell/>
          <table:table-cell table:style-name="ce9" office:value-type="float" office:value="7341">
            <text:p>7,341</text:p>
          </table:table-cell>
          <table:table-cell table:style-name="ce9" office:value-type="float" office:value="9855">
            <text:p>9,855</text:p>
          </table:table-cell>
          <table:table-cell/>
          <table:table-cell table:style-name="ce9" office:value-type="float" office:value="11576">
            <text:p>11,576</text:p>
          </table:table-cell>
          <table:table-cell table:style-name="ce9" office:value-type="float" office:value="14550">
            <text:p>14,55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1">
            <text:p>121</text:p>
          </table:table-cell>
          <table:table-cell table:style-name="ce6" table:formula="of:=CONCATENATE(IF(MAX([.$D94];[.$G94];[.$J94];[.$M94];[.$P94];[.$S94];[.$V94])=[.D94];&quot;CDU&quot;;&quot;&quot;);IF(MAX([.$D94];[.$G94];[.$J94];[.$M94];[.$P94];[.$S94];[.$V94])=[.G94];&quot;SPD&quot;;&quot;&quot;);IF(MAX([.$D94];[.$G94];[.$J94];[.$M94];[.$P94];[.$S94];[.$V94])=[.J94];&quot;DIE LINKE&quot;;&quot;&quot;);IF(MAX([.$D94];[.$G94];[.$J94];[.$M94];[.$P94];[.$S94];[.$V94])=[.M94];&quot;GRÜNE&quot;;&quot;&quot;);IF(MAX([.$D94];[.$G94];[.$J94];[.$M94];[.$P94];[.$S94];[.$V94])=[.P94];&quot;CSU&quot;;&quot;&quot;))" office:value-type="string" office:string-value="SPD">
            <text:p>SPD</text:p>
          </table:table-cell>
          <table:table-cell table:style-name="ce9" table:formula="of:=SUM([.E94]+[.H94]+[.K94]+[.N94]+[.Q94])" office:value-type="float" office:value="104928">
            <text:p>104,928</text:p>
          </table:table-cell>
          <table:table-cell table:style-name="ce9" office:value-type="float" office:value="41383">
            <text:p>41,383</text:p>
          </table:table-cell>
          <table:table-cell table:style-name="ce9" office:value-type="float" office:value="40898">
            <text:p>40,898</text:p>
          </table:table-cell>
          <table:table-cell/>
          <table:table-cell table:style-name="ce9" office:value-type="float" office:value="54504">
            <text:p>54,504</text:p>
          </table:table-cell>
          <table:table-cell table:style-name="ce9" office:value-type="float" office:value="48070">
            <text:p>48,070</text:p>
          </table:table-cell>
          <table:table-cell/>
          <table:table-cell table:style-name="ce9" office:value-type="float" office:value="7410">
            <text:p>7,410</text:p>
          </table:table-cell>
          <table:table-cell table:style-name="ce9" office:value-type="float" office:value="8244">
            <text:p>8,244</text:p>
          </table:table-cell>
          <table:table-cell/>
          <table:table-cell table:style-name="ce9" office:value-type="float" office:value="6178">
            <text:p>6,178</text:p>
          </table:table-cell>
          <table:table-cell table:style-name="ce9" office:value-type="float" office:value="7716">
            <text:p>7,71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2">
            <text:p>122</text:p>
          </table:table-cell>
          <table:table-cell table:style-name="ce6" table:formula="of:=CONCATENATE(IF(MAX([.$D95];[.$G95];[.$J95];[.$M95];[.$P95];[.$S95];[.$V95])=[.D95];&quot;CDU&quot;;&quot;&quot;);IF(MAX([.$D95];[.$G95];[.$J95];[.$M95];[.$P95];[.$S95];[.$V95])=[.G95];&quot;SPD&quot;;&quot;&quot;);IF(MAX([.$D95];[.$G95];[.$J95];[.$M95];[.$P95];[.$S95];[.$V95])=[.J95];&quot;DIE LINKE&quot;;&quot;&quot;);IF(MAX([.$D95];[.$G95];[.$J95];[.$M95];[.$P95];[.$S95];[.$V95])=[.M95];&quot;GRÜNE&quot;;&quot;&quot;);IF(MAX([.$D95];[.$G95];[.$J95];[.$M95];[.$P95];[.$S95];[.$V95])=[.P95];&quot;CSU&quot;;&quot;&quot;))" office:value-type="string" office:string-value="SPD">
            <text:p>SPD</text:p>
          </table:table-cell>
          <table:table-cell table:style-name="ce9" table:formula="of:=SUM([.E95]+[.H95]+[.K95]+[.N95]+[.Q95])" office:value-type="float" office:value="117821">
            <text:p>117,821</text:p>
          </table:table-cell>
          <table:table-cell table:style-name="ce9" office:value-type="float" office:value="49404">
            <text:p>49,404</text:p>
          </table:table-cell>
          <table:table-cell table:style-name="ce9" office:value-type="float" office:value="47082">
            <text:p>47,082</text:p>
          </table:table-cell>
          <table:table-cell/>
          <table:table-cell table:style-name="ce9" office:value-type="float" office:value="61748">
            <text:p>61,748</text:p>
          </table:table-cell>
          <table:table-cell table:style-name="ce9" office:value-type="float" office:value="54378">
            <text:p>54,378</text:p>
          </table:table-cell>
          <table:table-cell/>
          <table:table-cell table:style-name="ce9" office:value-type="float" office:value="7529">
            <text:p>7,529</text:p>
          </table:table-cell>
          <table:table-cell table:style-name="ce9" office:value-type="float" office:value="8501">
            <text:p>8,501</text:p>
          </table:table-cell>
          <table:table-cell/>
          <table:table-cell table:style-name="ce9" office:value-type="float" office:value="6733">
            <text:p>6,733</text:p>
          </table:table-cell>
          <table:table-cell table:style-name="ce9" office:value-type="float" office:value="7860">
            <text:p>7,86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3">
            <text:p>123</text:p>
          </table:table-cell>
          <table:table-cell table:style-name="ce6" table:formula="of:=CONCATENATE(IF(MAX([.$D96];[.$G96];[.$J96];[.$M96];[.$P96];[.$S96];[.$V96])=[.D96];&quot;CDU&quot;;&quot;&quot;);IF(MAX([.$D96];[.$G96];[.$J96];[.$M96];[.$P96];[.$S96];[.$V96])=[.G96];&quot;SPD&quot;;&quot;&quot;);IF(MAX([.$D96];[.$G96];[.$J96];[.$M96];[.$P96];[.$S96];[.$V96])=[.J96];&quot;DIE LINKE&quot;;&quot;&quot;);IF(MAX([.$D96];[.$G96];[.$J96];[.$M96];[.$P96];[.$S96];[.$V96])=[.M96];&quot;GRÜNE&quot;;&quot;&quot;);IF(MAX([.$D96];[.$G96];[.$J96];[.$M96];[.$P96];[.$S96];[.$V96])=[.P96];&quot;CSU&quot;;&quot;&quot;))" office:value-type="string" office:string-value="SPD">
            <text:p>SPD</text:p>
          </table:table-cell>
          <table:table-cell table:style-name="ce9" table:formula="of:=SUM([.E96]+[.H96]+[.K96]+[.N96]+[.Q96])" office:value-type="float" office:value="99187">
            <text:p>99,187</text:p>
          </table:table-cell>
          <table:table-cell table:style-name="ce9" office:value-type="float" office:value="33460">
            <text:p>33,460</text:p>
          </table:table-cell>
          <table:table-cell table:style-name="ce9" office:value-type="float" office:value="32380">
            <text:p>32,380</text:p>
          </table:table-cell>
          <table:table-cell/>
          <table:table-cell table:style-name="ce9" office:value-type="float" office:value="58967">
            <text:p>58,967</text:p>
          </table:table-cell>
          <table:table-cell table:style-name="ce9" office:value-type="float" office:value="51514">
            <text:p>51,514</text:p>
          </table:table-cell>
          <table:table-cell/>
          <table:table-cell table:style-name="ce9" office:value-type="float" office:value="7112">
            <text:p>7,112</text:p>
          </table:table-cell>
          <table:table-cell table:style-name="ce9" office:value-type="float" office:value="8880">
            <text:p>8,880</text:p>
          </table:table-cell>
          <table:table-cell/>
          <table:table-cell table:style-name="ce9" office:value-type="float" office:value="4270">
            <text:p>4,270</text:p>
          </table:table-cell>
          <table:table-cell table:style-name="ce9" office:value-type="float" office:value="6413">
            <text:p>6,4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4">
            <text:p>124</text:p>
          </table:table-cell>
          <table:table-cell table:style-name="ce6" table:formula="of:=CONCATENATE(IF(MAX([.$D97];[.$G97];[.$J97];[.$M97];[.$P97];[.$S97];[.$V97])=[.D97];&quot;CDU&quot;;&quot;&quot;);IF(MAX([.$D97];[.$G97];[.$J97];[.$M97];[.$P97];[.$S97];[.$V97])=[.G97];&quot;SPD&quot;;&quot;&quot;);IF(MAX([.$D97];[.$G97];[.$J97];[.$M97];[.$P97];[.$S97];[.$V97])=[.J97];&quot;DIE LINKE&quot;;&quot;&quot;);IF(MAX([.$D97];[.$G97];[.$J97];[.$M97];[.$P97];[.$S97];[.$V97])=[.M97];&quot;GRÜNE&quot;;&quot;&quot;);IF(MAX([.$D97];[.$G97];[.$J97];[.$M97];[.$P97];[.$S97];[.$V97])=[.P97];&quot;CSU&quot;;&quot;&quot;))" office:value-type="string" office:string-value="CDU">
            <text:p>CDU</text:p>
          </table:table-cell>
          <table:table-cell table:style-name="ce9" table:formula="of:=SUM([.E97]+[.H97]+[.K97]+[.N97]+[.Q97])" office:value-type="float" office:value="129231">
            <text:p>129,231</text:p>
          </table:table-cell>
          <table:table-cell table:style-name="ce9" office:value-type="float" office:value="75853">
            <text:p>75,853</text:p>
          </table:table-cell>
          <table:table-cell table:style-name="ce9" office:value-type="float" office:value="72802">
            <text:p>72,802</text:p>
          </table:table-cell>
          <table:table-cell/>
          <table:table-cell table:style-name="ce9" office:value-type="float" office:value="46459">
            <text:p>46,459</text:p>
          </table:table-cell>
          <table:table-cell table:style-name="ce9" office:value-type="float" office:value="41073">
            <text:p>41,073</text:p>
          </table:table-cell>
          <table:table-cell/>
          <table:table-cell table:style-name="ce9" office:value-type="float" office:value="5484">
            <text:p>5,484</text:p>
          </table:table-cell>
          <table:table-cell table:style-name="ce9" office:value-type="float" office:value="6420">
            <text:p>6,420</text:p>
          </table:table-cell>
          <table:table-cell/>
          <table:table-cell table:style-name="ce9" office:value-type="float" office:value="7458">
            <text:p>7,458</text:p>
          </table:table-cell>
          <table:table-cell table:style-name="ce9" office:value-type="float" office:value="8936">
            <text:p>8,93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5">
            <text:p>125</text:p>
          </table:table-cell>
          <table:table-cell table:style-name="ce6" table:formula="of:=CONCATENATE(IF(MAX([.$D98];[.$G98];[.$J98];[.$M98];[.$P98];[.$S98];[.$V98])=[.D98];&quot;CDU&quot;;&quot;&quot;);IF(MAX([.$D98];[.$G98];[.$J98];[.$M98];[.$P98];[.$S98];[.$V98])=[.G98];&quot;SPD&quot;;&quot;&quot;);IF(MAX([.$D98];[.$G98];[.$J98];[.$M98];[.$P98];[.$S98];[.$V98])=[.J98];&quot;DIE LINKE&quot;;&quot;&quot;);IF(MAX([.$D98];[.$G98];[.$J98];[.$M98];[.$P98];[.$S98];[.$V98])=[.M98];&quot;GRÜNE&quot;;&quot;&quot;);IF(MAX([.$D98];[.$G98];[.$J98];[.$M98];[.$P98];[.$S98];[.$V98])=[.P98];&quot;CSU&quot;;&quot;&quot;))" office:value-type="string" office:string-value="SPD">
            <text:p>SPD</text:p>
          </table:table-cell>
          <table:table-cell table:style-name="ce9" table:formula="of:=SUM([.E98]+[.H98]+[.K98]+[.N98]+[.Q98])" office:value-type="float" office:value="126972">
            <text:p>126,972</text:p>
          </table:table-cell>
          <table:table-cell table:style-name="ce9" office:value-type="float" office:value="53354">
            <text:p>53,354</text:p>
          </table:table-cell>
          <table:table-cell table:style-name="ce9" office:value-type="float" office:value="51021">
            <text:p>51,021</text:p>
          </table:table-cell>
          <table:table-cell/>
          <table:table-cell table:style-name="ce9" office:value-type="float" office:value="66913">
            <text:p>66,913</text:p>
          </table:table-cell>
          <table:table-cell table:style-name="ce9" office:value-type="float" office:value="58800">
            <text:p>58,800</text:p>
          </table:table-cell>
          <table:table-cell/>
          <table:table-cell table:style-name="ce9" office:value-type="float" office:value="7827">
            <text:p>7,827</text:p>
          </table:table-cell>
          <table:table-cell table:style-name="ce9" office:value-type="float" office:value="9153">
            <text:p>9,153</text:p>
          </table:table-cell>
          <table:table-cell/>
          <table:table-cell table:style-name="ce9" office:value-type="float" office:value="5277">
            <text:p>5,277</text:p>
          </table:table-cell>
          <table:table-cell table:style-name="ce9" office:value-type="float" office:value="7998">
            <text:p>7,99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6">
            <text:p>126</text:p>
          </table:table-cell>
          <table:table-cell table:style-name="ce6" table:formula="of:=CONCATENATE(IF(MAX([.$D99];[.$G99];[.$J99];[.$M99];[.$P99];[.$S99];[.$V99])=[.D99];&quot;CDU&quot;;&quot;&quot;);IF(MAX([.$D99];[.$G99];[.$J99];[.$M99];[.$P99];[.$S99];[.$V99])=[.G99];&quot;SPD&quot;;&quot;&quot;);IF(MAX([.$D99];[.$G99];[.$J99];[.$M99];[.$P99];[.$S99];[.$V99])=[.J99];&quot;DIE LINKE&quot;;&quot;&quot;);IF(MAX([.$D99];[.$G99];[.$J99];[.$M99];[.$P99];[.$S99];[.$V99])=[.M99];&quot;GRÜNE&quot;;&quot;&quot;);IF(MAX([.$D99];[.$G99];[.$J99];[.$M99];[.$P99];[.$S99];[.$V99])=[.P99];&quot;CSU&quot;;&quot;&quot;))" office:value-type="string" office:string-value="CDU">
            <text:p>CDU</text:p>
          </table:table-cell>
          <table:table-cell table:style-name="ce9" table:formula="of:=SUM([.E99]+[.H99]+[.K99]+[.N99]+[.Q99])" office:value-type="float" office:value="133328">
            <text:p>133,328</text:p>
          </table:table-cell>
          <table:table-cell table:style-name="ce9" office:value-type="float" office:value="86028">
            <text:p>86,028</text:p>
          </table:table-cell>
          <table:table-cell table:style-name="ce9" office:value-type="float" office:value="80352">
            <text:p>80,352</text:p>
          </table:table-cell>
          <table:table-cell/>
          <table:table-cell table:style-name="ce9" office:value-type="float" office:value="40643">
            <text:p>40,643</text:p>
          </table:table-cell>
          <table:table-cell table:style-name="ce9" office:value-type="float" office:value="38391">
            <text:p>38,391</text:p>
          </table:table-cell>
          <table:table-cell/>
          <table:table-cell table:style-name="ce9" office:value-type="float" office:value="4513">
            <text:p>4,513</text:p>
          </table:table-cell>
          <table:table-cell table:style-name="ce9" office:value-type="float" office:value="5447">
            <text:p>5,447</text:p>
          </table:table-cell>
          <table:table-cell/>
          <table:table-cell table:style-name="ce9" office:value-type="float" office:value="9548">
            <text:p>9,548</text:p>
          </table:table-cell>
          <table:table-cell table:style-name="ce9" office:value-type="float" office:value="9138">
            <text:p>9,13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7">
            <text:p>127</text:p>
          </table:table-cell>
          <table:table-cell table:style-name="ce6" table:formula="of:=CONCATENATE(IF(MAX([.$D100];[.$G100];[.$J100];[.$M100];[.$P100];[.$S100];[.$V100])=[.D100];&quot;CDU&quot;;&quot;&quot;);IF(MAX([.$D100];[.$G100];[.$J100];[.$M100];[.$P100];[.$S100];[.$V100])=[.G100];&quot;SPD&quot;;&quot;&quot;);IF(MAX([.$D100];[.$G100];[.$J100];[.$M100];[.$P100];[.$S100];[.$V100])=[.J100];&quot;DIE LINKE&quot;;&quot;&quot;);IF(MAX([.$D100];[.$G100];[.$J100];[.$M100];[.$P100];[.$S100];[.$V100])=[.M100];&quot;GRÜNE&quot;;&quot;&quot;);IF(MAX([.$D100];[.$G100];[.$J100];[.$M100];[.$P100];[.$S100];[.$V100])=[.P100];&quot;CSU&quot;;&quot;&quot;))" office:value-type="string" office:string-value="CDU">
            <text:p>CDU</text:p>
          </table:table-cell>
          <table:table-cell table:style-name="ce9" table:formula="of:=SUM([.E100]+[.H100]+[.K100]+[.N100]+[.Q100])" office:value-type="float" office:value="130716">
            <text:p>130,716</text:p>
          </table:table-cell>
          <table:table-cell table:style-name="ce9" office:value-type="float" office:value="83175">
            <text:p>83,175</text:p>
          </table:table-cell>
          <table:table-cell table:style-name="ce9" office:value-type="float" office:value="74391">
            <text:p>74,391</text:p>
          </table:table-cell>
          <table:table-cell/>
          <table:table-cell table:style-name="ce9" office:value-type="float" office:value="39724">
            <text:p>39,724</text:p>
          </table:table-cell>
          <table:table-cell table:style-name="ce9" office:value-type="float" office:value="38075">
            <text:p>38,075</text:p>
          </table:table-cell>
          <table:table-cell/>
          <table:table-cell table:style-name="ce9" office:value-type="float" office:value="4929">
            <text:p>4,929</text:p>
          </table:table-cell>
          <table:table-cell table:style-name="ce9" office:value-type="float" office:value="6167">
            <text:p>6,167</text:p>
          </table:table-cell>
          <table:table-cell/>
          <table:table-cell table:style-name="ce9" office:value-type="float" office:value="10346">
            <text:p>10,346</text:p>
          </table:table-cell>
          <table:table-cell table:style-name="ce9" office:value-type="float" office:value="12083">
            <text:p>12,08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8">
            <text:p>128</text:p>
          </table:table-cell>
          <table:table-cell table:style-name="ce6" table:formula="of:=CONCATENATE(IF(MAX([.$D101];[.$G101];[.$J101];[.$M101];[.$P101];[.$S101];[.$V101])=[.D101];&quot;CDU&quot;;&quot;&quot;);IF(MAX([.$D101];[.$G101];[.$J101];[.$M101];[.$P101];[.$S101];[.$V101])=[.G101];&quot;SPD&quot;;&quot;&quot;);IF(MAX([.$D101];[.$G101];[.$J101];[.$M101];[.$P101];[.$S101];[.$V101])=[.J101];&quot;DIE LINKE&quot;;&quot;&quot;);IF(MAX([.$D101];[.$G101];[.$J101];[.$M101];[.$P101];[.$S101];[.$V101])=[.M101];&quot;GRÜNE&quot;;&quot;&quot;);IF(MAX([.$D101];[.$G101];[.$J101];[.$M101];[.$P101];[.$S101];[.$V101])=[.P101];&quot;CSU&quot;;&quot;&quot;))" office:value-type="string" office:string-value="CDU">
            <text:p>CDU</text:p>
          </table:table-cell>
          <table:table-cell table:style-name="ce9" table:formula="of:=SUM([.E101]+[.H101]+[.K101]+[.N101]+[.Q101])" office:value-type="float" office:value="128799">
            <text:p>128,799</text:p>
          </table:table-cell>
          <table:table-cell table:style-name="ce9" office:value-type="float" office:value="69385">
            <text:p>69,385</text:p>
          </table:table-cell>
          <table:table-cell table:style-name="ce9" office:value-type="float" office:value="62729">
            <text:p>62,729</text:p>
          </table:table-cell>
          <table:table-cell/>
          <table:table-cell table:style-name="ce9" office:value-type="float" office:value="52786">
            <text:p>52,786</text:p>
          </table:table-cell>
          <table:table-cell table:style-name="ce9" office:value-type="float" office:value="48324">
            <text:p>48,324</text:p>
          </table:table-cell>
          <table:table-cell/>
          <table:table-cell table:style-name="ce9" office:value-type="float" office:value="5533">
            <text:p>5,533</text:p>
          </table:table-cell>
          <table:table-cell table:style-name="ce9" office:value-type="float" office:value="6765">
            <text:p>6,765</text:p>
          </table:table-cell>
          <table:table-cell/>
          <table:table-cell table:style-name="ce9" office:value-type="float" office:value="8464">
            <text:p>8,464</text:p>
          </table:table-cell>
          <table:table-cell table:style-name="ce9" office:value-type="float" office:value="10981">
            <text:p>10,98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29">
            <text:p>129</text:p>
          </table:table-cell>
          <table:table-cell table:style-name="ce6" table:formula="of:=CONCATENATE(IF(MAX([.$D102];[.$G102];[.$J102];[.$M102];[.$P102];[.$S102];[.$V102])=[.D102];&quot;CDU&quot;;&quot;&quot;);IF(MAX([.$D102];[.$G102];[.$J102];[.$M102];[.$P102];[.$S102];[.$V102])=[.G102];&quot;SPD&quot;;&quot;&quot;);IF(MAX([.$D102];[.$G102];[.$J102];[.$M102];[.$P102];[.$S102];[.$V102])=[.J102];&quot;DIE LINKE&quot;;&quot;&quot;);IF(MAX([.$D102];[.$G102];[.$J102];[.$M102];[.$P102];[.$S102];[.$V102])=[.M102];&quot;GRÜNE&quot;;&quot;&quot;);IF(MAX([.$D102];[.$G102];[.$J102];[.$M102];[.$P102];[.$S102];[.$V102])=[.P102];&quot;CSU&quot;;&quot;&quot;))" office:value-type="string" office:string-value="CDU">
            <text:p>CDU</text:p>
          </table:table-cell>
          <table:table-cell table:style-name="ce9" table:formula="of:=SUM([.E102]+[.H102]+[.K102]+[.N102]+[.Q102])" office:value-type="float" office:value="154577">
            <text:p>154,577</text:p>
          </table:table-cell>
          <table:table-cell table:style-name="ce9" office:value-type="float" office:value="69352">
            <text:p>69,352</text:p>
          </table:table-cell>
          <table:table-cell table:style-name="ce9" office:value-type="float" office:value="67626">
            <text:p>67,626</text:p>
          </table:table-cell>
          <table:table-cell/>
          <table:table-cell table:style-name="ce9" office:value-type="float" office:value="63296">
            <text:p>63,296</text:p>
          </table:table-cell>
          <table:table-cell table:style-name="ce9" office:value-type="float" office:value="48579">
            <text:p>48,579</text:p>
          </table:table-cell>
          <table:table-cell/>
          <table:table-cell table:style-name="ce9" office:value-type="float" office:value="7620">
            <text:p>7,620</text:p>
          </table:table-cell>
          <table:table-cell table:style-name="ce9" office:value-type="float" office:value="11254">
            <text:p>11,254</text:p>
          </table:table-cell>
          <table:table-cell/>
          <table:table-cell table:style-name="ce9" office:value-type="float" office:value="19767">
            <text:p>19,767</text:p>
          </table:table-cell>
          <table:table-cell table:style-name="ce9" office:value-type="float" office:value="27118">
            <text:p>27,11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0">
            <text:p>130</text:p>
          </table:table-cell>
          <table:table-cell table:style-name="ce6" table:formula="of:=CONCATENATE(IF(MAX([.$D103];[.$G103];[.$J103];[.$M103];[.$P103];[.$S103];[.$V103])=[.D103];&quot;CDU&quot;;&quot;&quot;);IF(MAX([.$D103];[.$G103];[.$J103];[.$M103];[.$P103];[.$S103];[.$V103])=[.G103];&quot;SPD&quot;;&quot;&quot;);IF(MAX([.$D103];[.$G103];[.$J103];[.$M103];[.$P103];[.$S103];[.$V103])=[.J103];&quot;DIE LINKE&quot;;&quot;&quot;);IF(MAX([.$D103];[.$G103];[.$J103];[.$M103];[.$P103];[.$S103];[.$V103])=[.M103];&quot;GRÜNE&quot;;&quot;&quot;);IF(MAX([.$D103];[.$G103];[.$J103];[.$M103];[.$P103];[.$S103];[.$V103])=[.P103];&quot;CSU&quot;;&quot;&quot;))" office:value-type="string" office:string-value="CDU">
            <text:p>CDU</text:p>
          </table:table-cell>
          <table:table-cell table:style-name="ce9" table:formula="of:=SUM([.E103]+[.H103]+[.K103]+[.N103]+[.Q103])" office:value-type="float" office:value="137536">
            <text:p>137,536</text:p>
          </table:table-cell>
          <table:table-cell table:style-name="ce9" office:value-type="float" office:value="80272">
            <text:p>80,272</text:p>
          </table:table-cell>
          <table:table-cell table:style-name="ce9" office:value-type="float" office:value="73764">
            <text:p>73,764</text:p>
          </table:table-cell>
          <table:table-cell/>
          <table:table-cell table:style-name="ce9" office:value-type="float" office:value="50056">
            <text:p>50,056</text:p>
          </table:table-cell>
          <table:table-cell table:style-name="ce9" office:value-type="float" office:value="45609">
            <text:p>45,609</text:p>
          </table:table-cell>
          <table:table-cell/>
          <table:table-cell table:style-name="ce9" office:value-type="float" office:value="5488">
            <text:p>5,488</text:p>
          </table:table-cell>
          <table:table-cell table:style-name="ce9" office:value-type="float" office:value="6858">
            <text:p>6,858</text:p>
          </table:table-cell>
          <table:table-cell/>
          <table:table-cell table:style-name="ce9" office:value-type="float" office:value="9300">
            <text:p>9,300</text:p>
          </table:table-cell>
          <table:table-cell table:style-name="ce9" office:value-type="float" office:value="11305">
            <text:p>11,30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1">
            <text:p>131</text:p>
          </table:table-cell>
          <table:table-cell table:style-name="ce6" table:formula="of:=CONCATENATE(IF(MAX([.$D104];[.$G104];[.$J104];[.$M104];[.$P104];[.$S104];[.$V104])=[.D104];&quot;CDU&quot;;&quot;&quot;);IF(MAX([.$D104];[.$G104];[.$J104];[.$M104];[.$P104];[.$S104];[.$V104])=[.G104];&quot;SPD&quot;;&quot;&quot;);IF(MAX([.$D104];[.$G104];[.$J104];[.$M104];[.$P104];[.$S104];[.$V104])=[.J104];&quot;DIE LINKE&quot;;&quot;&quot;);IF(MAX([.$D104];[.$G104];[.$J104];[.$M104];[.$P104];[.$S104];[.$V104])=[.M104];&quot;GRÜNE&quot;;&quot;&quot;);IF(MAX([.$D104];[.$G104];[.$J104];[.$M104];[.$P104];[.$S104];[.$V104])=[.P104];&quot;CSU&quot;;&quot;&quot;))" office:value-type="string" office:string-value="CDU">
            <text:p>CDU</text:p>
          </table:table-cell>
          <table:table-cell table:style-name="ce9" table:formula="of:=SUM([.E104]+[.H104]+[.K104]+[.N104]+[.Q104])" office:value-type="float" office:value="146803">
            <text:p>146,803</text:p>
          </table:table-cell>
          <table:table-cell table:style-name="ce9" office:value-type="float" office:value="83869">
            <text:p>83,869</text:p>
          </table:table-cell>
          <table:table-cell table:style-name="ce9" office:value-type="float" office:value="77361">
            <text:p>77,361</text:p>
          </table:table-cell>
          <table:table-cell/>
          <table:table-cell table:style-name="ce9" office:value-type="float" office:value="56031">
            <text:p>56,031</text:p>
          </table:table-cell>
          <table:table-cell table:style-name="ce9" office:value-type="float" office:value="47962">
            <text:p>47,962</text:p>
          </table:table-cell>
          <table:table-cell/>
          <table:table-cell table:style-name="ce9" office:value-type="float" office:value="7133">
            <text:p>7,133</text:p>
          </table:table-cell>
          <table:table-cell table:style-name="ce9" office:value-type="float" office:value="8332">
            <text:p>8,332</text:p>
          </table:table-cell>
          <table:table-cell/>
          <table:table-cell table:style-name="ce9" office:value-type="float" office:value="9069">
            <text:p>9,069</text:p>
          </table:table-cell>
          <table:table-cell table:style-name="ce9" office:value-type="float" office:value="13148">
            <text:p>13,14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2">
            <text:p>132</text:p>
          </table:table-cell>
          <table:table-cell table:style-name="ce6" table:formula="of:=CONCATENATE(IF(MAX([.$D105];[.$G105];[.$J105];[.$M105];[.$P105];[.$S105];[.$V105])=[.D105];&quot;CDU&quot;;&quot;&quot;);IF(MAX([.$D105];[.$G105];[.$J105];[.$M105];[.$P105];[.$S105];[.$V105])=[.G105];&quot;SPD&quot;;&quot;&quot;);IF(MAX([.$D105];[.$G105];[.$J105];[.$M105];[.$P105];[.$S105];[.$V105])=[.J105];&quot;DIE LINKE&quot;;&quot;&quot;);IF(MAX([.$D105];[.$G105];[.$J105];[.$M105];[.$P105];[.$S105];[.$V105])=[.M105];&quot;GRÜNE&quot;;&quot;&quot;);IF(MAX([.$D105];[.$G105];[.$J105];[.$M105];[.$P105];[.$S105];[.$V105])=[.P105];&quot;CSU&quot;;&quot;&quot;))" office:value-type="string" office:string-value="SPD">
            <text:p>SPD</text:p>
          </table:table-cell>
          <table:table-cell table:style-name="ce9" table:formula="of:=SUM([.E105]+[.H105]+[.K105]+[.N105]+[.Q105])" office:value-type="float" office:value="156209">
            <text:p>156,209</text:p>
          </table:table-cell>
          <table:table-cell table:style-name="ce9" office:value-type="float" office:value="66021">
            <text:p>66,021</text:p>
          </table:table-cell>
          <table:table-cell table:style-name="ce9" office:value-type="float" office:value="62698">
            <text:p>62,698</text:p>
          </table:table-cell>
          <table:table-cell/>
          <table:table-cell table:style-name="ce9" office:value-type="float" office:value="67464">
            <text:p>67,464</text:p>
          </table:table-cell>
          <table:table-cell table:style-name="ce9" office:value-type="float" office:value="57931">
            <text:p>57,931</text:p>
          </table:table-cell>
          <table:table-cell/>
          <table:table-cell table:style-name="ce9" office:value-type="float" office:value="12153">
            <text:p>12,153</text:p>
          </table:table-cell>
          <table:table-cell table:style-name="ce9" office:value-type="float" office:value="14869">
            <text:p>14,869</text:p>
          </table:table-cell>
          <table:table-cell/>
          <table:table-cell table:style-name="ce9" office:value-type="float" office:value="19026">
            <text:p>19,026</text:p>
          </table:table-cell>
          <table:table-cell table:style-name="ce9" office:value-type="float" office:value="20711">
            <text:p>20,71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3">
            <text:p>133</text:p>
          </table:table-cell>
          <table:table-cell table:style-name="ce6" table:formula="of:=CONCATENATE(IF(MAX([.$D106];[.$G106];[.$J106];[.$M106];[.$P106];[.$S106];[.$V106])=[.D106];&quot;CDU&quot;;&quot;&quot;);IF(MAX([.$D106];[.$G106];[.$J106];[.$M106];[.$P106];[.$S106];[.$V106])=[.G106];&quot;SPD&quot;;&quot;&quot;);IF(MAX([.$D106];[.$G106];[.$J106];[.$M106];[.$P106];[.$S106];[.$V106])=[.J106];&quot;DIE LINKE&quot;;&quot;&quot;);IF(MAX([.$D106];[.$G106];[.$J106];[.$M106];[.$P106];[.$S106];[.$V106])=[.M106];&quot;GRÜNE&quot;;&quot;&quot;);IF(MAX([.$D106];[.$G106];[.$J106];[.$M106];[.$P106];[.$S106];[.$V106])=[.P106];&quot;CSU&quot;;&quot;&quot;))" office:value-type="string" office:string-value="SPD">
            <text:p>SPD</text:p>
          </table:table-cell>
          <table:table-cell table:style-name="ce9" table:formula="of:=SUM([.E106]+[.H106]+[.K106]+[.N106]+[.Q106])" office:value-type="float" office:value="142015">
            <text:p>142,015</text:p>
          </table:table-cell>
          <table:table-cell table:style-name="ce9" office:value-type="float" office:value="65873">
            <text:p>65,873</text:p>
          </table:table-cell>
          <table:table-cell table:style-name="ce9" office:value-type="float" office:value="63755">
            <text:p>63,755</text:p>
          </table:table-cell>
          <table:table-cell/>
          <table:table-cell table:style-name="ce9" office:value-type="float" office:value="66637">
            <text:p>66,637</text:p>
          </table:table-cell>
          <table:table-cell table:style-name="ce9" office:value-type="float" office:value="56554">
            <text:p>56,554</text:p>
          </table:table-cell>
          <table:table-cell/>
          <table:table-cell table:style-name="ce9" office:value-type="float" office:value="8706">
            <text:p>8,706</text:p>
          </table:table-cell>
          <table:table-cell table:style-name="ce9" office:value-type="float" office:value="9409">
            <text:p>9,409</text:p>
          </table:table-cell>
          <table:table-cell/>
          <table:table-cell table:style-name="ce9" office:value-type="float" office:value="8209">
            <text:p>8,209</text:p>
          </table:table-cell>
          <table:table-cell table:style-name="ce9" office:value-type="float" office:value="12297">
            <text:p>12,29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4">
            <text:p>134</text:p>
          </table:table-cell>
          <table:table-cell table:style-name="ce6" table:formula="of:=CONCATENATE(IF(MAX([.$D107];[.$G107];[.$J107];[.$M107];[.$P107];[.$S107];[.$V107])=[.D107];&quot;CDU&quot;;&quot;&quot;);IF(MAX([.$D107];[.$G107];[.$J107];[.$M107];[.$P107];[.$S107];[.$V107])=[.G107];&quot;SPD&quot;;&quot;&quot;);IF(MAX([.$D107];[.$G107];[.$J107];[.$M107];[.$P107];[.$S107];[.$V107])=[.J107];&quot;DIE LINKE&quot;;&quot;&quot;);IF(MAX([.$D107];[.$G107];[.$J107];[.$M107];[.$P107];[.$S107];[.$V107])=[.M107];&quot;GRÜNE&quot;;&quot;&quot;);IF(MAX([.$D107];[.$G107];[.$J107];[.$M107];[.$P107];[.$S107];[.$V107])=[.P107];&quot;CSU&quot;;&quot;&quot;))" office:value-type="string" office:string-value="CDU">
            <text:p>CDU</text:p>
          </table:table-cell>
          <table:table-cell table:style-name="ce9" table:formula="of:=SUM([.E107]+[.H107]+[.K107]+[.N107]+[.Q107])" office:value-type="float" office:value="126311">
            <text:p>126,311</text:p>
          </table:table-cell>
          <table:table-cell table:style-name="ce9" office:value-type="float" office:value="66385">
            <text:p>66,385</text:p>
          </table:table-cell>
          <table:table-cell table:style-name="ce9" office:value-type="float" office:value="59134">
            <text:p>59,134</text:p>
          </table:table-cell>
          <table:table-cell/>
          <table:table-cell table:style-name="ce9" office:value-type="float" office:value="58186">
            <text:p>58,186</text:p>
          </table:table-cell>
          <table:table-cell table:style-name="ce9" office:value-type="float" office:value="49536">
            <text:p>49,536</text:p>
          </table:table-cell>
          <table:table-cell/>
          <table:table-cell table:style-name="ce9" office:value-type="float" office:value="5943">
            <text:p>5,943</text:p>
          </table:table-cell>
          <table:table-cell table:style-name="ce9" office:value-type="float" office:value="7114">
            <text:p>7,114</text:p>
          </table:table-cell>
          <table:table-cell/>
          <table:table-cell table:style-name="ce9" office:value-type="float" office:value="5923">
            <text:p>5,923</text:p>
          </table:table-cell>
          <table:table-cell table:style-name="ce9" office:value-type="float" office:value="10527">
            <text:p>10,52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5">
            <text:p>135</text:p>
          </table:table-cell>
          <table:table-cell table:style-name="ce6" table:formula="of:=CONCATENATE(IF(MAX([.$D108];[.$G108];[.$J108];[.$M108];[.$P108];[.$S108];[.$V108])=[.D108];&quot;CDU&quot;;&quot;&quot;);IF(MAX([.$D108];[.$G108];[.$J108];[.$M108];[.$P108];[.$S108];[.$V108])=[.G108];&quot;SPD&quot;;&quot;&quot;);IF(MAX([.$D108];[.$G108];[.$J108];[.$M108];[.$P108];[.$S108];[.$V108])=[.J108];&quot;DIE LINKE&quot;;&quot;&quot;);IF(MAX([.$D108];[.$G108];[.$J108];[.$M108];[.$P108];[.$S108];[.$V108])=[.M108];&quot;GRÜNE&quot;;&quot;&quot;);IF(MAX([.$D108];[.$G108];[.$J108];[.$M108];[.$P108];[.$S108];[.$V108])=[.P108];&quot;CSU&quot;;&quot;&quot;))" office:value-type="string" office:string-value="SPD">
            <text:p>SPD</text:p>
          </table:table-cell>
          <table:table-cell table:style-name="ce9" table:formula="of:=SUM([.E108]+[.H108]+[.K108]+[.N108]+[.Q108])" office:value-type="float" office:value="107851">
            <text:p>107,851</text:p>
          </table:table-cell>
          <table:table-cell table:style-name="ce9" office:value-type="float" office:value="49783">
            <text:p>49,783</text:p>
          </table:table-cell>
          <table:table-cell table:style-name="ce9" office:value-type="float" office:value="48776">
            <text:p>48,776</text:p>
          </table:table-cell>
          <table:table-cell/>
          <table:table-cell table:style-name="ce9" office:value-type="float" office:value="50934">
            <text:p>50,934</text:p>
          </table:table-cell>
          <table:table-cell table:style-name="ce9" office:value-type="float" office:value="43583">
            <text:p>43,583</text:p>
          </table:table-cell>
          <table:table-cell/>
          <table:table-cell table:style-name="ce9" office:value-type="float" office:value="5186">
            <text:p>5,186</text:p>
          </table:table-cell>
          <table:table-cell table:style-name="ce9" office:value-type="float" office:value="6369">
            <text:p>6,369</text:p>
          </table:table-cell>
          <table:table-cell/>
          <table:table-cell table:style-name="ce9" office:value-type="float" office:value="7070">
            <text:p>7,070</text:p>
          </table:table-cell>
          <table:table-cell table:style-name="ce9" office:value-type="float" office:value="9123">
            <text:p>9,12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6">
            <text:p>136</text:p>
          </table:table-cell>
          <table:table-cell table:style-name="ce6" table:formula="of:=CONCATENATE(IF(MAX([.$D109];[.$G109];[.$J109];[.$M109];[.$P109];[.$S109];[.$V109])=[.D109];&quot;CDU&quot;;&quot;&quot;);IF(MAX([.$D109];[.$G109];[.$J109];[.$M109];[.$P109];[.$S109];[.$V109])=[.G109];&quot;SPD&quot;;&quot;&quot;);IF(MAX([.$D109];[.$G109];[.$J109];[.$M109];[.$P109];[.$S109];[.$V109])=[.J109];&quot;DIE LINKE&quot;;&quot;&quot;);IF(MAX([.$D109];[.$G109];[.$J109];[.$M109];[.$P109];[.$S109];[.$V109])=[.M109];&quot;GRÜNE&quot;;&quot;&quot;);IF(MAX([.$D109];[.$G109];[.$J109];[.$M109];[.$P109];[.$S109];[.$V109])=[.P109];&quot;CSU&quot;;&quot;&quot;))" office:value-type="string" office:string-value="CDU">
            <text:p>CDU</text:p>
          </table:table-cell>
          <table:table-cell table:style-name="ce9" table:formula="of:=SUM([.E109]+[.H109]+[.K109]+[.N109]+[.Q109])" office:value-type="float" office:value="134387">
            <text:p>134,387</text:p>
          </table:table-cell>
          <table:table-cell table:style-name="ce9" office:value-type="float" office:value="76882">
            <text:p>76,882</text:p>
          </table:table-cell>
          <table:table-cell table:style-name="ce9" office:value-type="float" office:value="70520">
            <text:p>70,520</text:p>
          </table:table-cell>
          <table:table-cell/>
          <table:table-cell table:style-name="ce9" office:value-type="float" office:value="48159">
            <text:p>48,159</text:p>
          </table:table-cell>
          <table:table-cell table:style-name="ce9" office:value-type="float" office:value="45707">
            <text:p>45,707</text:p>
          </table:table-cell>
          <table:table-cell/>
          <table:table-cell table:style-name="ce9" office:value-type="float" office:value="6328">
            <text:p>6,328</text:p>
          </table:table-cell>
          <table:table-cell table:style-name="ce9" office:value-type="float" office:value="7894">
            <text:p>7,894</text:p>
          </table:table-cell>
          <table:table-cell/>
          <table:table-cell table:style-name="ce9" office:value-type="float" office:value="8757">
            <text:p>8,757</text:p>
          </table:table-cell>
          <table:table-cell table:style-name="ce9" office:value-type="float" office:value="10266">
            <text:p>10,26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7">
            <text:p>137</text:p>
          </table:table-cell>
          <table:table-cell table:style-name="ce6" table:formula="of:=CONCATENATE(IF(MAX([.$D110];[.$G110];[.$J110];[.$M110];[.$P110];[.$S110];[.$V110])=[.D110];&quot;CDU&quot;;&quot;&quot;);IF(MAX([.$D110];[.$G110];[.$J110];[.$M110];[.$P110];[.$S110];[.$V110])=[.G110];&quot;SPD&quot;;&quot;&quot;);IF(MAX([.$D110];[.$G110];[.$J110];[.$M110];[.$P110];[.$S110];[.$V110])=[.J110];&quot;DIE LINKE&quot;;&quot;&quot;);IF(MAX([.$D110];[.$G110];[.$J110];[.$M110];[.$P110];[.$S110];[.$V110])=[.M110];&quot;GRÜNE&quot;;&quot;&quot;);IF(MAX([.$D110];[.$G110];[.$J110];[.$M110];[.$P110];[.$S110];[.$V110])=[.P110];&quot;CSU&quot;;&quot;&quot;))" office:value-type="string" office:string-value="CDU">
            <text:p>CDU</text:p>
          </table:table-cell>
          <table:table-cell table:style-name="ce9" table:formula="of:=SUM([.E110]+[.H110]+[.K110]+[.N110]+[.Q110])" office:value-type="float" office:value="151534">
            <text:p>151,534</text:p>
          </table:table-cell>
          <table:table-cell table:style-name="ce9" office:value-type="float" office:value="102867">
            <text:p>102,867</text:p>
          </table:table-cell>
          <table:table-cell table:style-name="ce9" office:value-type="float" office:value="89394">
            <text:p>89,394</text:p>
          </table:table-cell>
          <table:table-cell/>
          <table:table-cell table:style-name="ce9" office:value-type="float" office:value="40429">
            <text:p>40,429</text:p>
          </table:table-cell>
          <table:table-cell table:style-name="ce9" office:value-type="float" office:value="40630">
            <text:p>40,630</text:p>
          </table:table-cell>
          <table:table-cell/>
          <table:table-cell table:style-name="ce9" office:value-type="float" office:value="6969">
            <text:p>6,969</text:p>
          </table:table-cell>
          <table:table-cell table:style-name="ce9" office:value-type="float" office:value="9065">
            <text:p>9,065</text:p>
          </table:table-cell>
          <table:table-cell/>
          <table:table-cell table:style-name="ce9" office:value-type="float" office:value="11254">
            <text:p>11,254</text:p>
          </table:table-cell>
          <table:table-cell table:style-name="ce9" office:value-type="float" office:value="12445">
            <text:p>12,44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8">
            <text:p>138</text:p>
          </table:table-cell>
          <table:table-cell table:style-name="ce6" table:formula="of:=CONCATENATE(IF(MAX([.$D111];[.$G111];[.$J111];[.$M111];[.$P111];[.$S111];[.$V111])=[.D111];&quot;CDU&quot;;&quot;&quot;);IF(MAX([.$D111];[.$G111];[.$J111];[.$M111];[.$P111];[.$S111];[.$V111])=[.G111];&quot;SPD&quot;;&quot;&quot;);IF(MAX([.$D111];[.$G111];[.$J111];[.$M111];[.$P111];[.$S111];[.$V111])=[.J111];&quot;DIE LINKE&quot;;&quot;&quot;);IF(MAX([.$D111];[.$G111];[.$J111];[.$M111];[.$P111];[.$S111];[.$V111])=[.M111];&quot;GRÜNE&quot;;&quot;&quot;);IF(MAX([.$D111];[.$G111];[.$J111];[.$M111];[.$P111];[.$S111];[.$V111])=[.P111];&quot;CSU&quot;;&quot;&quot;))" office:value-type="string" office:string-value="SPD">
            <text:p>SPD</text:p>
          </table:table-cell>
          <table:table-cell table:style-name="ce9" table:formula="of:=SUM([.E111]+[.H111]+[.K111]+[.N111]+[.Q111])" office:value-type="float" office:value="124334">
            <text:p>124,334</text:p>
          </table:table-cell>
          <table:table-cell table:style-name="ce9" office:value-type="float" office:value="49329">
            <text:p>49,329</text:p>
          </table:table-cell>
          <table:table-cell table:style-name="ce9" office:value-type="float" office:value="51328">
            <text:p>51,328</text:p>
          </table:table-cell>
          <table:table-cell/>
          <table:table-cell table:style-name="ce9" office:value-type="float" office:value="68044">
            <text:p>68,044</text:p>
          </table:table-cell>
          <table:table-cell table:style-name="ce9" office:value-type="float" office:value="53380">
            <text:p>53,380</text:p>
          </table:table-cell>
          <table:table-cell/>
          <table:table-cell table:style-name="ce9" office:value-type="float" office:value="8181">
            <text:p>8,181</text:p>
          </table:table-cell>
          <table:table-cell table:style-name="ce9" office:value-type="float" office:value="9820">
            <text:p>9,820</text:p>
          </table:table-cell>
          <table:table-cell/>
          <table:table-cell table:style-name="ce9" office:value-type="float" office:value="6521">
            <text:p>6,521</text:p>
          </table:table-cell>
          <table:table-cell table:style-name="ce9" office:value-type="float" office:value="9806">
            <text:p>9,80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9">
            <text:p>139</text:p>
          </table:table-cell>
          <table:table-cell table:style-name="ce6" table:formula="of:=CONCATENATE(IF(MAX([.$D112];[.$G112];[.$J112];[.$M112];[.$P112];[.$S112];[.$V112])=[.D112];&quot;CDU&quot;;&quot;&quot;);IF(MAX([.$D112];[.$G112];[.$J112];[.$M112];[.$P112];[.$S112];[.$V112])=[.G112];&quot;SPD&quot;;&quot;&quot;);IF(MAX([.$D112];[.$G112];[.$J112];[.$M112];[.$P112];[.$S112];[.$V112])=[.J112];&quot;DIE LINKE&quot;;&quot;&quot;);IF(MAX([.$D112];[.$G112];[.$J112];[.$M112];[.$P112];[.$S112];[.$V112])=[.M112];&quot;GRÜNE&quot;;&quot;&quot;);IF(MAX([.$D112];[.$G112];[.$J112];[.$M112];[.$P112];[.$S112];[.$V112])=[.P112];&quot;CSU&quot;;&quot;&quot;))" office:value-type="string" office:string-value="SPD">
            <text:p>SPD</text:p>
          </table:table-cell>
          <table:table-cell table:style-name="ce9" table:formula="of:=SUM([.E112]+[.H112]+[.K112]+[.N112]+[.Q112])" office:value-type="float" office:value="115543">
            <text:p>115,543</text:p>
          </table:table-cell>
          <table:table-cell table:style-name="ce9" office:value-type="float" office:value="47530">
            <text:p>47,530</text:p>
          </table:table-cell>
          <table:table-cell table:style-name="ce9" office:value-type="float" office:value="44028">
            <text:p>44,028</text:p>
          </table:table-cell>
          <table:table-cell/>
          <table:table-cell table:style-name="ce9" office:value-type="float" office:value="56197">
            <text:p>56,197</text:p>
          </table:table-cell>
          <table:table-cell table:style-name="ce9" office:value-type="float" office:value="50946">
            <text:p>50,946</text:p>
          </table:table-cell>
          <table:table-cell/>
          <table:table-cell table:style-name="ce9" office:value-type="float" office:value="6743">
            <text:p>6,743</text:p>
          </table:table-cell>
          <table:table-cell table:style-name="ce9" office:value-type="float" office:value="8498">
            <text:p>8,498</text:p>
          </table:table-cell>
          <table:table-cell/>
          <table:table-cell table:style-name="ce9" office:value-type="float" office:value="10964">
            <text:p>10,964</text:p>
          </table:table-cell>
          <table:table-cell table:style-name="ce9" office:value-type="float" office:value="12071">
            <text:p>12,07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0">
            <text:p>140</text:p>
          </table:table-cell>
          <table:table-cell table:style-name="ce6" table:formula="of:=CONCATENATE(IF(MAX([.$D113];[.$G113];[.$J113];[.$M113];[.$P113];[.$S113];[.$V113])=[.D113];&quot;CDU&quot;;&quot;&quot;);IF(MAX([.$D113];[.$G113];[.$J113];[.$M113];[.$P113];[.$S113];[.$V113])=[.G113];&quot;SPD&quot;;&quot;&quot;);IF(MAX([.$D113];[.$G113];[.$J113];[.$M113];[.$P113];[.$S113];[.$V113])=[.J113];&quot;DIE LINKE&quot;;&quot;&quot;);IF(MAX([.$D113];[.$G113];[.$J113];[.$M113];[.$P113];[.$S113];[.$V113])=[.M113];&quot;GRÜNE&quot;;&quot;&quot;);IF(MAX([.$D113];[.$G113];[.$J113];[.$M113];[.$P113];[.$S113];[.$V113])=[.P113];&quot;CSU&quot;;&quot;&quot;))" office:value-type="string" office:string-value="SPD">
            <text:p>SPD</text:p>
          </table:table-cell>
          <table:table-cell table:style-name="ce9" table:formula="of:=SUM([.E113]+[.H113]+[.K113]+[.N113]+[.Q113])" office:value-type="float" office:value="131903">
            <text:p>131,903</text:p>
          </table:table-cell>
          <table:table-cell table:style-name="ce9" office:value-type="float" office:value="53861">
            <text:p>53,861</text:p>
          </table:table-cell>
          <table:table-cell table:style-name="ce9" office:value-type="float" office:value="46448">
            <text:p>46,448</text:p>
          </table:table-cell>
          <table:table-cell/>
          <table:table-cell table:style-name="ce9" office:value-type="float" office:value="66851">
            <text:p>66,851</text:p>
          </table:table-cell>
          <table:table-cell table:style-name="ce9" office:value-type="float" office:value="58766">
            <text:p>58,766</text:p>
          </table:table-cell>
          <table:table-cell/>
          <table:table-cell table:style-name="ce9" office:value-type="float" office:value="10331">
            <text:p>10,331</text:p>
          </table:table-cell>
          <table:table-cell table:style-name="ce9" office:value-type="float" office:value="12022">
            <text:p>12,022</text:p>
          </table:table-cell>
          <table:table-cell/>
          <table:table-cell table:style-name="ce9" office:value-type="float" office:value="10323">
            <text:p>10,323</text:p>
          </table:table-cell>
          <table:table-cell table:style-name="ce9" office:value-type="float" office:value="14667">
            <text:p>14,66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1">
            <text:p>141</text:p>
          </table:table-cell>
          <table:table-cell table:style-name="ce6" table:formula="of:=CONCATENATE(IF(MAX([.$D114];[.$G114];[.$J114];[.$M114];[.$P114];[.$S114];[.$V114])=[.D114];&quot;CDU&quot;;&quot;&quot;);IF(MAX([.$D114];[.$G114];[.$J114];[.$M114];[.$P114];[.$S114];[.$V114])=[.G114];&quot;SPD&quot;;&quot;&quot;);IF(MAX([.$D114];[.$G114];[.$J114];[.$M114];[.$P114];[.$S114];[.$V114])=[.J114];&quot;DIE LINKE&quot;;&quot;&quot;);IF(MAX([.$D114];[.$G114];[.$J114];[.$M114];[.$P114];[.$S114];[.$V114])=[.M114];&quot;GRÜNE&quot;;&quot;&quot;);IF(MAX([.$D114];[.$G114];[.$J114];[.$M114];[.$P114];[.$S114];[.$V114])=[.P114];&quot;CSU&quot;;&quot;&quot;))" office:value-type="string" office:string-value="SPD">
            <text:p>SPD</text:p>
          </table:table-cell>
          <table:table-cell table:style-name="ce9" table:formula="of:=SUM([.E114]+[.H114]+[.K114]+[.N114]+[.Q114])" office:value-type="float" office:value="108462">
            <text:p>108,462</text:p>
          </table:table-cell>
          <table:table-cell table:style-name="ce9" office:value-type="float" office:value="37807">
            <text:p>37,807</text:p>
          </table:table-cell>
          <table:table-cell table:style-name="ce9" office:value-type="float" office:value="35149">
            <text:p>35,149</text:p>
          </table:table-cell>
          <table:table-cell/>
          <table:table-cell table:style-name="ce9" office:value-type="float" office:value="60610">
            <text:p>60,610</text:p>
          </table:table-cell>
          <table:table-cell table:style-name="ce9" office:value-type="float" office:value="54876">
            <text:p>54,876</text:p>
          </table:table-cell>
          <table:table-cell/>
          <table:table-cell table:style-name="ce9" office:value-type="float" office:value="9500">
            <text:p>9,500</text:p>
          </table:table-cell>
          <table:table-cell table:style-name="ce9" office:value-type="float" office:value="10162">
            <text:p>10,162</text:p>
          </table:table-cell>
          <table:table-cell/>
          <table:table-cell table:style-name="ce9" office:value-type="float" office:value="7194">
            <text:p>7,194</text:p>
          </table:table-cell>
          <table:table-cell table:style-name="ce9" office:value-type="float" office:value="8275">
            <text:p>8,27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2">
            <text:p>142</text:p>
          </table:table-cell>
          <table:table-cell table:style-name="ce6" table:formula="of:=CONCATENATE(IF(MAX([.$D115];[.$G115];[.$J115];[.$M115];[.$P115];[.$S115];[.$V115])=[.D115];&quot;CDU&quot;;&quot;&quot;);IF(MAX([.$D115];[.$G115];[.$J115];[.$M115];[.$P115];[.$S115];[.$V115])=[.G115];&quot;SPD&quot;;&quot;&quot;);IF(MAX([.$D115];[.$G115];[.$J115];[.$M115];[.$P115];[.$S115];[.$V115])=[.J115];&quot;DIE LINKE&quot;;&quot;&quot;);IF(MAX([.$D115];[.$G115];[.$J115];[.$M115];[.$P115];[.$S115];[.$V115])=[.M115];&quot;GRÜNE&quot;;&quot;&quot;);IF(MAX([.$D115];[.$G115];[.$J115];[.$M115];[.$P115];[.$S115];[.$V115])=[.P115];&quot;CSU&quot;;&quot;&quot;))" office:value-type="string" office:string-value="SPD">
            <text:p>SPD</text:p>
          </table:table-cell>
          <table:table-cell table:style-name="ce9" table:formula="of:=SUM([.E115]+[.H115]+[.K115]+[.N115]+[.Q115])" office:value-type="float" office:value="126372">
            <text:p>126,372</text:p>
          </table:table-cell>
          <table:table-cell table:style-name="ce9" office:value-type="float" office:value="45310">
            <text:p>45,310</text:p>
          </table:table-cell>
          <table:table-cell table:style-name="ce9" office:value-type="float" office:value="42712">
            <text:p>42,712</text:p>
          </table:table-cell>
          <table:table-cell/>
          <table:table-cell table:style-name="ce9" office:value-type="float" office:value="67019">
            <text:p>67,019</text:p>
          </table:table-cell>
          <table:table-cell table:style-name="ce9" office:value-type="float" office:value="56180">
            <text:p>56,180</text:p>
          </table:table-cell>
          <table:table-cell/>
          <table:table-cell table:style-name="ce9" office:value-type="float" office:value="8835">
            <text:p>8,835</text:p>
          </table:table-cell>
          <table:table-cell table:style-name="ce9" office:value-type="float" office:value="11653">
            <text:p>11,653</text:p>
          </table:table-cell>
          <table:table-cell/>
          <table:table-cell table:style-name="ce9" office:value-type="float" office:value="11042">
            <text:p>11,042</text:p>
          </table:table-cell>
          <table:table-cell table:style-name="ce9" office:value-type="float" office:value="15827">
            <text:p>15,82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3">
            <text:p>143</text:p>
          </table:table-cell>
          <table:table-cell table:style-name="ce6" table:formula="of:=CONCATENATE(IF(MAX([.$D116];[.$G116];[.$J116];[.$M116];[.$P116];[.$S116];[.$V116])=[.D116];&quot;CDU&quot;;&quot;&quot;);IF(MAX([.$D116];[.$G116];[.$J116];[.$M116];[.$P116];[.$S116];[.$V116])=[.G116];&quot;SPD&quot;;&quot;&quot;);IF(MAX([.$D116];[.$G116];[.$J116];[.$M116];[.$P116];[.$S116];[.$V116])=[.J116];&quot;DIE LINKE&quot;;&quot;&quot;);IF(MAX([.$D116];[.$G116];[.$J116];[.$M116];[.$P116];[.$S116];[.$V116])=[.M116];&quot;GRÜNE&quot;;&quot;&quot;);IF(MAX([.$D116];[.$G116];[.$J116];[.$M116];[.$P116];[.$S116];[.$V116])=[.P116];&quot;CSU&quot;;&quot;&quot;))" office:value-type="string" office:string-value="SPD">
            <text:p>SPD</text:p>
          </table:table-cell>
          <table:table-cell table:style-name="ce9" table:formula="of:=SUM([.E116]+[.H116]+[.K116]+[.N116]+[.Q116])" office:value-type="float" office:value="117183">
            <text:p>117,183</text:p>
          </table:table-cell>
          <table:table-cell table:style-name="ce9" office:value-type="float" office:value="43688">
            <text:p>43,688</text:p>
          </table:table-cell>
          <table:table-cell table:style-name="ce9" office:value-type="float" office:value="39604">
            <text:p>39,604</text:p>
          </table:table-cell>
          <table:table-cell/>
          <table:table-cell table:style-name="ce9" office:value-type="float" office:value="63388">
            <text:p>63,388</text:p>
          </table:table-cell>
          <table:table-cell table:style-name="ce9" office:value-type="float" office:value="55683">
            <text:p>55,683</text:p>
          </table:table-cell>
          <table:table-cell/>
          <table:table-cell table:style-name="ce9" office:value-type="float" office:value="9340">
            <text:p>9,340</text:p>
          </table:table-cell>
          <table:table-cell table:style-name="ce9" office:value-type="float" office:value="10568">
            <text:p>10,568</text:p>
          </table:table-cell>
          <table:table-cell/>
          <table:table-cell table:style-name="ce9" office:value-type="float" office:value="9228">
            <text:p>9,228</text:p>
          </table:table-cell>
          <table:table-cell table:style-name="ce9" office:value-type="float" office:value="11328">
            <text:p>11,32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4">
            <text:p>144</text:p>
          </table:table-cell>
          <table:table-cell table:style-name="ce6" table:formula="of:=CONCATENATE(IF(MAX([.$D117];[.$G117];[.$J117];[.$M117];[.$P117];[.$S117];[.$V117])=[.D117];&quot;CDU&quot;;&quot;&quot;);IF(MAX([.$D117];[.$G117];[.$J117];[.$M117];[.$P117];[.$S117];[.$V117])=[.G117];&quot;SPD&quot;;&quot;&quot;);IF(MAX([.$D117];[.$G117];[.$J117];[.$M117];[.$P117];[.$S117];[.$V117])=[.J117];&quot;DIE LINKE&quot;;&quot;&quot;);IF(MAX([.$D117];[.$G117];[.$J117];[.$M117];[.$P117];[.$S117];[.$V117])=[.M117];&quot;GRÜNE&quot;;&quot;&quot;);IF(MAX([.$D117];[.$G117];[.$J117];[.$M117];[.$P117];[.$S117];[.$V117])=[.P117];&quot;CSU&quot;;&quot;&quot;))" office:value-type="string" office:string-value="SPD">
            <text:p>SPD</text:p>
          </table:table-cell>
          <table:table-cell table:style-name="ce9" table:formula="of:=SUM([.E117]+[.H117]+[.K117]+[.N117]+[.Q117])" office:value-type="float" office:value="127507">
            <text:p>127,507</text:p>
          </table:table-cell>
          <table:table-cell table:style-name="ce9" office:value-type="float" office:value="52433">
            <text:p>52,433</text:p>
          </table:table-cell>
          <table:table-cell table:style-name="ce9" office:value-type="float" office:value="46794">
            <text:p>46,794</text:p>
          </table:table-cell>
          <table:table-cell/>
          <table:table-cell table:style-name="ce9" office:value-type="float" office:value="68287">
            <text:p>68,287</text:p>
          </table:table-cell>
          <table:table-cell table:style-name="ce9" office:value-type="float" office:value="60019">
            <text:p>60,019</text:p>
          </table:table-cell>
          <table:table-cell/>
          <table:table-cell table:style-name="ce9" office:value-type="float" office:value="7749">
            <text:p>7,749</text:p>
          </table:table-cell>
          <table:table-cell table:style-name="ce9" office:value-type="float" office:value="9127">
            <text:p>9,127</text:p>
          </table:table-cell>
          <table:table-cell/>
          <table:table-cell table:style-name="ce9" office:value-type="float" office:value="8242">
            <text:p>8,242</text:p>
          </table:table-cell>
          <table:table-cell table:style-name="ce9" office:value-type="float" office:value="11567">
            <text:p>11,56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5">
            <text:p>145</text:p>
          </table:table-cell>
          <table:table-cell table:style-name="ce6" table:formula="of:=CONCATENATE(IF(MAX([.$D118];[.$G118];[.$J118];[.$M118];[.$P118];[.$S118];[.$V118])=[.D118];&quot;CDU&quot;;&quot;&quot;);IF(MAX([.$D118];[.$G118];[.$J118];[.$M118];[.$P118];[.$S118];[.$V118])=[.G118];&quot;SPD&quot;;&quot;&quot;);IF(MAX([.$D118];[.$G118];[.$J118];[.$M118];[.$P118];[.$S118];[.$V118])=[.J118];&quot;DIE LINKE&quot;;&quot;&quot;);IF(MAX([.$D118];[.$G118];[.$J118];[.$M118];[.$P118];[.$S118];[.$V118])=[.M118];&quot;GRÜNE&quot;;&quot;&quot;);IF(MAX([.$D118];[.$G118];[.$J118];[.$M118];[.$P118];[.$S118];[.$V118])=[.P118];&quot;CSU&quot;;&quot;&quot;))" office:value-type="string" office:string-value="SPD">
            <text:p>SPD</text:p>
          </table:table-cell>
          <table:table-cell table:style-name="ce9" table:formula="of:=SUM([.E118]+[.H118]+[.K118]+[.N118]+[.Q118])" office:value-type="float" office:value="145019">
            <text:p>145,019</text:p>
          </table:table-cell>
          <table:table-cell table:style-name="ce9" office:value-type="float" office:value="64871">
            <text:p>64,871</text:p>
          </table:table-cell>
          <table:table-cell table:style-name="ce9" office:value-type="float" office:value="60984">
            <text:p>60,984</text:p>
          </table:table-cell>
          <table:table-cell/>
          <table:table-cell table:style-name="ce9" office:value-type="float" office:value="71174">
            <text:p>71,174</text:p>
          </table:table-cell>
          <table:table-cell table:style-name="ce9" office:value-type="float" office:value="63646">
            <text:p>63,646</text:p>
          </table:table-cell>
          <table:table-cell/>
          <table:table-cell table:style-name="ce9" office:value-type="float" office:value="9277">
            <text:p>9,277</text:p>
          </table:table-cell>
          <table:table-cell table:style-name="ce9" office:value-type="float" office:value="10399">
            <text:p>10,399</text:p>
          </table:table-cell>
          <table:table-cell/>
          <table:table-cell table:style-name="ce9" office:value-type="float" office:value="8250">
            <text:p>8,250</text:p>
          </table:table-cell>
          <table:table-cell table:style-name="ce9" office:value-type="float" office:value="9990">
            <text:p>9,99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6">
            <text:p>146</text:p>
          </table:table-cell>
          <table:table-cell table:style-name="ce6" table:formula="of:=CONCATENATE(IF(MAX([.$D119];[.$G119];[.$J119];[.$M119];[.$P119];[.$S119];[.$V119])=[.D119];&quot;CDU&quot;;&quot;&quot;);IF(MAX([.$D119];[.$G119];[.$J119];[.$M119];[.$P119];[.$S119];[.$V119])=[.G119];&quot;SPD&quot;;&quot;&quot;);IF(MAX([.$D119];[.$G119];[.$J119];[.$M119];[.$P119];[.$S119];[.$V119])=[.J119];&quot;DIE LINKE&quot;;&quot;&quot;);IF(MAX([.$D119];[.$G119];[.$J119];[.$M119];[.$P119];[.$S119];[.$V119])=[.M119];&quot;GRÜNE&quot;;&quot;&quot;);IF(MAX([.$D119];[.$G119];[.$J119];[.$M119];[.$P119];[.$S119];[.$V119])=[.P119];&quot;CSU&quot;;&quot;&quot;))" office:value-type="string" office:string-value="CDU">
            <text:p>CDU</text:p>
          </table:table-cell>
          <table:table-cell table:style-name="ce9" table:formula="of:=SUM([.E119]+[.H119]+[.K119]+[.N119]+[.Q119])" office:value-type="float" office:value="145105">
            <text:p>145,105</text:p>
          </table:table-cell>
          <table:table-cell table:style-name="ce9" office:value-type="float" office:value="82394">
            <text:p>82,394</text:p>
          </table:table-cell>
          <table:table-cell table:style-name="ce9" office:value-type="float" office:value="74380">
            <text:p>74,380</text:p>
          </table:table-cell>
          <table:table-cell/>
          <table:table-cell table:style-name="ce9" office:value-type="float" office:value="55127">
            <text:p>55,127</text:p>
          </table:table-cell>
          <table:table-cell table:style-name="ce9" office:value-type="float" office:value="50439">
            <text:p>50,439</text:p>
          </table:table-cell>
          <table:table-cell/>
          <table:table-cell table:style-name="ce9" office:value-type="float" office:value="8267">
            <text:p>8,267</text:p>
          </table:table-cell>
          <table:table-cell table:style-name="ce9" office:value-type="float" office:value="8721">
            <text:p>8,721</text:p>
          </table:table-cell>
          <table:table-cell/>
          <table:table-cell table:style-name="ce9" office:value-type="float" office:value="9868">
            <text:p>9,868</text:p>
          </table:table-cell>
          <table:table-cell table:style-name="ce9" office:value-type="float" office:value="11565">
            <text:p>11,56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7">
            <text:p>147</text:p>
          </table:table-cell>
          <table:table-cell table:style-name="ce6" table:formula="of:=CONCATENATE(IF(MAX([.$D120];[.$G120];[.$J120];[.$M120];[.$P120];[.$S120];[.$V120])=[.D120];&quot;CDU&quot;;&quot;&quot;);IF(MAX([.$D120];[.$G120];[.$J120];[.$M120];[.$P120];[.$S120];[.$V120])=[.G120];&quot;SPD&quot;;&quot;&quot;);IF(MAX([.$D120];[.$G120];[.$J120];[.$M120];[.$P120];[.$S120];[.$V120])=[.J120];&quot;DIE LINKE&quot;;&quot;&quot;);IF(MAX([.$D120];[.$G120];[.$J120];[.$M120];[.$P120];[.$S120];[.$V120])=[.M120];&quot;GRÜNE&quot;;&quot;&quot;);IF(MAX([.$D120];[.$G120];[.$J120];[.$M120];[.$P120];[.$S120];[.$V120])=[.P120];&quot;CSU&quot;;&quot;&quot;))" office:value-type="string" office:string-value="CDU">
            <text:p>CDU</text:p>
          </table:table-cell>
          <table:table-cell table:style-name="ce9" table:formula="of:=SUM([.E120]+[.H120]+[.K120]+[.N120]+[.Q120])" office:value-type="float" office:value="130800">
            <text:p>130,800</text:p>
          </table:table-cell>
          <table:table-cell table:style-name="ce9" office:value-type="float" office:value="83952">
            <text:p>83,952</text:p>
          </table:table-cell>
          <table:table-cell table:style-name="ce9" office:value-type="float" office:value="74530">
            <text:p>74,530</text:p>
          </table:table-cell>
          <table:table-cell/>
          <table:table-cell table:style-name="ce9" office:value-type="float" office:value="44682">
            <text:p>44,682</text:p>
          </table:table-cell>
          <table:table-cell table:style-name="ce9" office:value-type="float" office:value="42054">
            <text:p>42,054</text:p>
          </table:table-cell>
          <table:table-cell/>
          <table:table-cell table:style-name="ce9" office:value-type="float" office:value="6159">
            <text:p>6,159</text:p>
          </table:table-cell>
          <table:table-cell table:style-name="ce9" office:value-type="float" office:value="7055">
            <text:p>7,055</text:p>
          </table:table-cell>
          <table:table-cell/>
          <table:table-cell table:style-name="ce9" office:value-type="float" office:value="6308">
            <text:p>6,308</text:p>
          </table:table-cell>
          <table:table-cell table:style-name="ce9" office:value-type="float" office:value="7161">
            <text:p>7,16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8">
            <text:p>148</text:p>
          </table:table-cell>
          <table:table-cell table:style-name="ce6" table:formula="of:=CONCATENATE(IF(MAX([.$D121];[.$G121];[.$J121];[.$M121];[.$P121];[.$S121];[.$V121])=[.D121];&quot;CDU&quot;;&quot;&quot;);IF(MAX([.$D121];[.$G121];[.$J121];[.$M121];[.$P121];[.$S121];[.$V121])=[.G121];&quot;SPD&quot;;&quot;&quot;);IF(MAX([.$D121];[.$G121];[.$J121];[.$M121];[.$P121];[.$S121];[.$V121])=[.J121];&quot;DIE LINKE&quot;;&quot;&quot;);IF(MAX([.$D121];[.$G121];[.$J121];[.$M121];[.$P121];[.$S121];[.$V121])=[.M121];&quot;GRÜNE&quot;;&quot;&quot;);IF(MAX([.$D121];[.$G121];[.$J121];[.$M121];[.$P121];[.$S121];[.$V121])=[.P121];&quot;CSU&quot;;&quot;&quot;))" office:value-type="string" office:string-value="CDU">
            <text:p>CDU</text:p>
          </table:table-cell>
          <table:table-cell table:style-name="ce9" table:formula="of:=SUM([.E121]+[.H121]+[.K121]+[.N121]+[.Q121])" office:value-type="float" office:value="132727">
            <text:p>132,727</text:p>
          </table:table-cell>
          <table:table-cell table:style-name="ce9" office:value-type="float" office:value="70833">
            <text:p>70,833</text:p>
          </table:table-cell>
          <table:table-cell table:style-name="ce9" office:value-type="float" office:value="64307">
            <text:p>64,307</text:p>
          </table:table-cell>
          <table:table-cell/>
          <table:table-cell table:style-name="ce9" office:value-type="float" office:value="56510">
            <text:p>56,510</text:p>
          </table:table-cell>
          <table:table-cell table:style-name="ce9" office:value-type="float" office:value="49563">
            <text:p>49,563</text:p>
          </table:table-cell>
          <table:table-cell/>
          <table:table-cell table:style-name="ce9" office:value-type="float" office:value="6891">
            <text:p>6,891</text:p>
          </table:table-cell>
          <table:table-cell table:style-name="ce9" office:value-type="float" office:value="8920">
            <text:p>8,920</text:p>
          </table:table-cell>
          <table:table-cell/>
          <table:table-cell table:style-name="ce9" office:value-type="float" office:value="7808">
            <text:p>7,808</text:p>
          </table:table-cell>
          <table:table-cell table:style-name="ce9" office:value-type="float" office:value="9937">
            <text:p>9,93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9">
            <text:p>149</text:p>
          </table:table-cell>
          <table:table-cell table:style-name="ce6" table:formula="of:=CONCATENATE(IF(MAX([.$D122];[.$G122];[.$J122];[.$M122];[.$P122];[.$S122];[.$V122])=[.D122];&quot;CDU&quot;;&quot;&quot;);IF(MAX([.$D122];[.$G122];[.$J122];[.$M122];[.$P122];[.$S122];[.$V122])=[.G122];&quot;SPD&quot;;&quot;&quot;);IF(MAX([.$D122];[.$G122];[.$J122];[.$M122];[.$P122];[.$S122];[.$V122])=[.J122];&quot;DIE LINKE&quot;;&quot;&quot;);IF(MAX([.$D122];[.$G122];[.$J122];[.$M122];[.$P122];[.$S122];[.$V122])=[.M122];&quot;GRÜNE&quot;;&quot;&quot;);IF(MAX([.$D122];[.$G122];[.$J122];[.$M122];[.$P122];[.$S122];[.$V122])=[.P122];&quot;CSU&quot;;&quot;&quot;))" office:value-type="string" office:string-value="CDU">
            <text:p>CDU</text:p>
          </table:table-cell>
          <table:table-cell table:style-name="ce9" table:formula="of:=SUM([.E122]+[.H122]+[.K122]+[.N122]+[.Q122])" office:value-type="float" office:value="128278">
            <text:p>128,278</text:p>
          </table:table-cell>
          <table:table-cell table:style-name="ce9" office:value-type="float" office:value="76911">
            <text:p>76,911</text:p>
          </table:table-cell>
          <table:table-cell table:style-name="ce9" office:value-type="float" office:value="71437">
            <text:p>71,437</text:p>
          </table:table-cell>
          <table:table-cell/>
          <table:table-cell table:style-name="ce9" office:value-type="float" office:value="48711">
            <text:p>48,711</text:p>
          </table:table-cell>
          <table:table-cell table:style-name="ce9" office:value-type="float" office:value="42002">
            <text:p>42,002</text:p>
          </table:table-cell>
          <table:table-cell/>
          <table:table-cell table:style-name="ce9" office:value-type="float" office:value="5635">
            <text:p>5,635</text:p>
          </table:table-cell>
          <table:table-cell table:style-name="ce9" office:value-type="float" office:value="7113">
            <text:p>7,113</text:p>
          </table:table-cell>
          <table:table-cell/>
          <table:table-cell table:style-name="ce9" office:value-type="float" office:value="5132">
            <text:p>5,132</text:p>
          </table:table-cell>
          <table:table-cell table:style-name="ce9" office:value-type="float" office:value="7726">
            <text:p>7,72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0">
            <text:p>150</text:p>
          </table:table-cell>
          <table:table-cell table:style-name="ce6" table:formula="of:=CONCATENATE(IF(MAX([.$D123];[.$G123];[.$J123];[.$M123];[.$P123];[.$S123];[.$V123])=[.D123];&quot;CDU&quot;;&quot;&quot;);IF(MAX([.$D123];[.$G123];[.$J123];[.$M123];[.$P123];[.$S123];[.$V123])=[.G123];&quot;SPD&quot;;&quot;&quot;);IF(MAX([.$D123];[.$G123];[.$J123];[.$M123];[.$P123];[.$S123];[.$V123])=[.J123];&quot;DIE LINKE&quot;;&quot;&quot;);IF(MAX([.$D123];[.$G123];[.$J123];[.$M123];[.$P123];[.$S123];[.$V123])=[.M123];&quot;GRÜNE&quot;;&quot;&quot;);IF(MAX([.$D123];[.$G123];[.$J123];[.$M123];[.$P123];[.$S123];[.$V123])=[.P123];&quot;CSU&quot;;&quot;&quot;))" office:value-type="string" office:string-value="SPD">
            <text:p>SPD</text:p>
          </table:table-cell>
          <table:table-cell table:style-name="ce9" table:formula="of:=SUM([.E123]+[.H123]+[.K123]+[.N123]+[.Q123])" office:value-type="float" office:value="122288">
            <text:p>122,288</text:p>
          </table:table-cell>
          <table:table-cell table:style-name="ce9" office:value-type="float" office:value="59768">
            <text:p>59,768</text:p>
          </table:table-cell>
          <table:table-cell table:style-name="ce9" office:value-type="float" office:value="59536">
            <text:p>59,536</text:p>
          </table:table-cell>
          <table:table-cell/>
          <table:table-cell table:style-name="ce9" office:value-type="float" office:value="59821">
            <text:p>59,821</text:p>
          </table:table-cell>
          <table:table-cell table:style-name="ce9" office:value-type="float" office:value="46318">
            <text:p>46,318</text:p>
          </table:table-cell>
          <table:table-cell/>
          <table:table-cell table:style-name="ce9" office:value-type="float" office:value="6926">
            <text:p>6,926</text:p>
          </table:table-cell>
          <table:table-cell table:style-name="ce9" office:value-type="float" office:value="8463">
            <text:p>8,463</text:p>
          </table:table-cell>
          <table:table-cell/>
          <table:table-cell table:style-name="ce9" office:value-type="float" office:value="4498">
            <text:p>4,498</text:p>
          </table:table-cell>
          <table:table-cell table:style-name="ce9" office:value-type="float" office:value="7971">
            <text:p>7,97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Nordrhein-Westfalen</text:p>
          </table:table-cell>
          <table:table-cell table:style-name="ce4"/>
          <table:table-cell table:style-name="ce10" table:formula="of:=SUM([.C60:.C123])" office:value-type="float" office:value="8148412">
            <text:p>8,148,412</text:p>
          </table:table-cell>
          <table:table-cell table:style-name="ce10" table:formula="of:=SUM([.D60:.D123])" office:value-type="float" office:value="4148811">
            <text:p>4,148,811</text:p>
          </table:table-cell>
          <table:table-cell table:style-name="ce10" table:formula="of:=SUM([.E60:.E123])" office:value-type="float" office:value="3776563">
            <text:p>3,776,563</text:p>
          </table:table-cell>
          <table:table-cell table:style-name="ce13" table:formula="of:=SUM([.E124]/[.$C124])" office:value-type="percentage" office:value="0.463472269197974">
            <text:p>46.35%</text:p>
          </table:table-cell>
          <table:table-cell table:style-name="ce10" table:formula="of:=SUM([.G60:.G123])" office:value-type="float" office:value="3472520">
            <text:p>3,472,520</text:p>
          </table:table-cell>
          <table:table-cell table:style-name="ce10" table:formula="of:=SUM([.H60:.H123])" office:value-type="float" office:value="3028282">
            <text:p>3,028,282</text:p>
          </table:table-cell>
          <table:table-cell table:style-name="ce13" table:formula="of:=SUM([.H124]/[.$C124])" office:value-type="percentage" office:value="0.371640756505685">
            <text:p>37.16%</text:p>
          </table:table-cell>
          <table:table-cell table:style-name="ce10" table:formula="of:=SUM([.J60:.J123])" office:value-type="float" office:value="483918">
            <text:p>483,918</text:p>
          </table:table-cell>
          <table:table-cell table:style-name="ce10" table:formula="of:=SUM([.K60:.K123])" office:value-type="float" office:value="582925">
            <text:p>582,925</text:p>
          </table:table-cell>
          <table:table-cell table:style-name="ce13" table:formula="of:=SUM([.K124]/[.$C124])" office:value-type="percentage" office:value="0.0715384789085284">
            <text:p>7.15%</text:p>
          </table:table-cell>
          <table:table-cell table:style-name="ce10" table:formula="of:=SUM([.M60:.M123])" office:value-type="float" office:value="606235">
            <text:p>606,235</text:p>
          </table:table-cell>
          <table:table-cell table:style-name="ce10" table:formula="of:=SUM([.N60:.N123])" office:value-type="float" office:value="760642">
            <text:p>760,642</text:p>
          </table:table-cell>
          <table:table-cell table:style-name="ce13" table:formula="of:=SUM([.N124]/[.$C124])" office:value-type="percentage" office:value="0.093348495387813">
            <text:p>9.33%</text:p>
          </table:table-cell>
          <table:table-cell table:style-name="ce10" table:formula="of:=SUM([.P60:.P123])" office:value-type="float" office:value="0">
            <text:p>0</text:p>
          </table:table-cell>
          <table:table-cell table:style-name="ce10" table:formula="of:=SUM([.Q60:.Q123])" office:value-type="float" office:value="0">
            <text:p>0</text:p>
          </table:table-cell>
          <table:table-cell table:style-name="ce13" table:formula="of:=SUM([.Q124]/[.$C124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67">
            <text:p>167</text:p>
          </table:table-cell>
          <table:table-cell table:style-name="ce6" table:formula="of:=CONCATENATE(IF(MAX([.$D126];[.$G126];[.$J126];[.$M126];[.$P126];[.$S126];[.$V126])=[.D126];&quot;CDU&quot;;&quot;&quot;);IF(MAX([.$D126];[.$G126];[.$J126];[.$M126];[.$P126];[.$S126];[.$V126])=[.G126];&quot;SPD&quot;;&quot;&quot;);IF(MAX([.$D126];[.$G126];[.$J126];[.$M126];[.$P126];[.$S126];[.$V126])=[.J126];&quot;DIE LINKE&quot;;&quot;&quot;);IF(MAX([.$D126];[.$G126];[.$J126];[.$M126];[.$P126];[.$S126];[.$V126])=[.M126];&quot;GRÜNE&quot;;&quot;&quot;);IF(MAX([.$D126];[.$G126];[.$J126];[.$M126];[.$P126];[.$S126];[.$V126])=[.P126];&quot;CSU&quot;;&quot;&quot;))" office:value-type="string" office:string-value="CDU">
            <text:p>CDU</text:p>
          </table:table-cell>
          <table:table-cell table:style-name="ce9" table:formula="of:=SUM([.E126]+[.H126]+[.K126]+[.N126]+[.Q126])" office:value-type="float" office:value="115711">
            <text:p>115,711</text:p>
          </table:table-cell>
          <table:table-cell table:style-name="ce9" office:value-type="float" office:value="55444">
            <text:p>55,444</text:p>
          </table:table-cell>
          <table:table-cell table:style-name="ce9" office:value-type="float" office:value="49063">
            <text:p>49,063</text:p>
          </table:table-cell>
          <table:table-cell/>
          <table:table-cell table:style-name="ce9" office:value-type="float" office:value="55217">
            <text:p>55,217</text:p>
          </table:table-cell>
          <table:table-cell table:style-name="ce9" office:value-type="float" office:value="48420">
            <text:p>48,420</text:p>
          </table:table-cell>
          <table:table-cell/>
          <table:table-cell table:style-name="ce9" office:value-type="float" office:value="7253">
            <text:p>7,253</text:p>
          </table:table-cell>
          <table:table-cell table:style-name="ce9" office:value-type="float" office:value="7356">
            <text:p>7,356</text:p>
          </table:table-cell>
          <table:table-cell/>
          <table:table-cell table:style-name="ce9" office:value-type="float" office:value="8486">
            <text:p>8,486</text:p>
          </table:table-cell>
          <table:table-cell table:style-name="ce9" office:value-type="float" office:value="10872">
            <text:p>10,87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8">
            <text:p>168</text:p>
          </table:table-cell>
          <table:table-cell table:style-name="ce6" table:formula="of:=CONCATENATE(IF(MAX([.$D127];[.$G127];[.$J127];[.$M127];[.$P127];[.$S127];[.$V127])=[.D127];&quot;CDU&quot;;&quot;&quot;);IF(MAX([.$D127];[.$G127];[.$J127];[.$M127];[.$P127];[.$S127];[.$V127])=[.G127];&quot;SPD&quot;;&quot;&quot;);IF(MAX([.$D127];[.$G127];[.$J127];[.$M127];[.$P127];[.$S127];[.$V127])=[.J127];&quot;DIE LINKE&quot;;&quot;&quot;);IF(MAX([.$D127];[.$G127];[.$J127];[.$M127];[.$P127];[.$S127];[.$V127])=[.M127];&quot;GRÜNE&quot;;&quot;&quot;);IF(MAX([.$D127];[.$G127];[.$J127];[.$M127];[.$P127];[.$S127];[.$V127])=[.P127];&quot;CSU&quot;;&quot;&quot;))" office:value-type="string" office:string-value="SPD">
            <text:p>SPD</text:p>
          </table:table-cell>
          <table:table-cell table:style-name="ce9" table:formula="of:=SUM([.E127]+[.H127]+[.K127]+[.N127]+[.Q127])" office:value-type="float" office:value="135157">
            <text:p>135,157</text:p>
          </table:table-cell>
          <table:table-cell table:style-name="ce9" office:value-type="float" office:value="54674">
            <text:p>54,674</text:p>
          </table:table-cell>
          <table:table-cell table:style-name="ce9" office:value-type="float" office:value="48361">
            <text:p>48,361</text:p>
          </table:table-cell>
          <table:table-cell/>
          <table:table-cell table:style-name="ce9" office:value-type="float" office:value="62178">
            <text:p>62,178</text:p>
          </table:table-cell>
          <table:table-cell table:style-name="ce9" office:value-type="float" office:value="53232">
            <text:p>53,232</text:p>
          </table:table-cell>
          <table:table-cell/>
          <table:table-cell table:style-name="ce9" office:value-type="float" office:value="13066">
            <text:p>13,066</text:p>
          </table:table-cell>
          <table:table-cell table:style-name="ce9" office:value-type="float" office:value="13680">
            <text:p>13,680</text:p>
          </table:table-cell>
          <table:table-cell/>
          <table:table-cell table:style-name="ce9" office:value-type="float" office:value="16559">
            <text:p>16,559</text:p>
          </table:table-cell>
          <table:table-cell table:style-name="ce9" office:value-type="float" office:value="19884">
            <text:p>19,88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9">
            <text:p>169</text:p>
          </table:table-cell>
          <table:table-cell table:style-name="ce6" table:formula="of:=CONCATENATE(IF(MAX([.$D128];[.$G128];[.$J128];[.$M128];[.$P128];[.$S128];[.$V128])=[.D128];&quot;CDU&quot;;&quot;&quot;);IF(MAX([.$D128];[.$G128];[.$J128];[.$M128];[.$P128];[.$S128];[.$V128])=[.G128];&quot;SPD&quot;;&quot;&quot;);IF(MAX([.$D128];[.$G128];[.$J128];[.$M128];[.$P128];[.$S128];[.$V128])=[.J128];&quot;DIE LINKE&quot;;&quot;&quot;);IF(MAX([.$D128];[.$G128];[.$J128];[.$M128];[.$P128];[.$S128];[.$V128])=[.M128];&quot;GRÜNE&quot;;&quot;&quot;);IF(MAX([.$D128];[.$G128];[.$J128];[.$M128];[.$P128];[.$S128];[.$V128])=[.P128];&quot;CSU&quot;;&quot;&quot;))" office:value-type="string" office:string-value="SPD">
            <text:p>SPD</text:p>
          </table:table-cell>
          <table:table-cell table:style-name="ce9" table:formula="of:=SUM([.E128]+[.H128]+[.K128]+[.N128]+[.Q128])" office:value-type="float" office:value="109237">
            <text:p>109,237</text:p>
          </table:table-cell>
          <table:table-cell table:style-name="ce9" office:value-type="float" office:value="51386">
            <text:p>51,386</text:p>
          </table:table-cell>
          <table:table-cell table:style-name="ce9" office:value-type="float" office:value="45872">
            <text:p>45,872</text:p>
          </table:table-cell>
          <table:table-cell/>
          <table:table-cell table:style-name="ce9" office:value-type="float" office:value="54630">
            <text:p>54,630</text:p>
          </table:table-cell>
          <table:table-cell table:style-name="ce9" office:value-type="float" office:value="46913">
            <text:p>46,913</text:p>
          </table:table-cell>
          <table:table-cell/>
          <table:table-cell table:style-name="ce9" office:value-type="float" office:value="7277">
            <text:p>7,277</text:p>
          </table:table-cell>
          <table:table-cell table:style-name="ce9" office:value-type="float" office:value="7584">
            <text:p>7,584</text:p>
          </table:table-cell>
          <table:table-cell/>
          <table:table-cell table:style-name="ce9" office:value-type="float" office:value="6333">
            <text:p>6,333</text:p>
          </table:table-cell>
          <table:table-cell table:style-name="ce9" office:value-type="float" office:value="8868">
            <text:p>8,86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0">
            <text:p>170</text:p>
          </table:table-cell>
          <table:table-cell table:style-name="ce6" table:formula="of:=CONCATENATE(IF(MAX([.$D129];[.$G129];[.$J129];[.$M129];[.$P129];[.$S129];[.$V129])=[.D129];&quot;CDU&quot;;&quot;&quot;);IF(MAX([.$D129];[.$G129];[.$J129];[.$M129];[.$P129];[.$S129];[.$V129])=[.G129];&quot;SPD&quot;;&quot;&quot;);IF(MAX([.$D129];[.$G129];[.$J129];[.$M129];[.$P129];[.$S129];[.$V129])=[.J129];&quot;DIE LINKE&quot;;&quot;&quot;);IF(MAX([.$D129];[.$G129];[.$J129];[.$M129];[.$P129];[.$S129];[.$V129])=[.M129];&quot;GRÜNE&quot;;&quot;&quot;);IF(MAX([.$D129];[.$G129];[.$J129];[.$M129];[.$P129];[.$S129];[.$V129])=[.P129];&quot;CSU&quot;;&quot;&quot;))" office:value-type="string" office:string-value="SPD">
            <text:p>SPD</text:p>
          </table:table-cell>
          <table:table-cell table:style-name="ce9" table:formula="of:=SUM([.E129]+[.H129]+[.K129]+[.N129]+[.Q129])" office:value-type="float" office:value="116739">
            <text:p>116,739</text:p>
          </table:table-cell>
          <table:table-cell table:style-name="ce9" office:value-type="float" office:value="54162">
            <text:p>54,162</text:p>
          </table:table-cell>
          <table:table-cell table:style-name="ce9" office:value-type="float" office:value="48747">
            <text:p>48,747</text:p>
          </table:table-cell>
          <table:table-cell/>
          <table:table-cell table:style-name="ce9" office:value-type="float" office:value="57944">
            <text:p>57,944</text:p>
          </table:table-cell>
          <table:table-cell table:style-name="ce9" office:value-type="float" office:value="50052">
            <text:p>50,052</text:p>
          </table:table-cell>
          <table:table-cell/>
          <table:table-cell table:style-name="ce9" office:value-type="float" office:value="6890">
            <text:p>6,890</text:p>
          </table:table-cell>
          <table:table-cell table:style-name="ce9" office:value-type="float" office:value="7442">
            <text:p>7,442</text:p>
          </table:table-cell>
          <table:table-cell/>
          <table:table-cell table:style-name="ce9" office:value-type="float" office:value="7884">
            <text:p>7,884</text:p>
          </table:table-cell>
          <table:table-cell table:style-name="ce9" office:value-type="float" office:value="10498">
            <text:p>10,49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1">
            <text:p>171</text:p>
          </table:table-cell>
          <table:table-cell table:style-name="ce6" table:formula="of:=CONCATENATE(IF(MAX([.$D130];[.$G130];[.$J130];[.$M130];[.$P130];[.$S130];[.$V130])=[.D130];&quot;CDU&quot;;&quot;&quot;);IF(MAX([.$D130];[.$G130];[.$J130];[.$M130];[.$P130];[.$S130];[.$V130])=[.G130];&quot;SPD&quot;;&quot;&quot;);IF(MAX([.$D130];[.$G130];[.$J130];[.$M130];[.$P130];[.$S130];[.$V130])=[.J130];&quot;DIE LINKE&quot;;&quot;&quot;);IF(MAX([.$D130];[.$G130];[.$J130];[.$M130];[.$P130];[.$S130];[.$V130])=[.M130];&quot;GRÜNE&quot;;&quot;&quot;);IF(MAX([.$D130];[.$G130];[.$J130];[.$M130];[.$P130];[.$S130];[.$V130])=[.P130];&quot;CSU&quot;;&quot;&quot;))" office:value-type="string" office:string-value="SPD">
            <text:p>SPD</text:p>
          </table:table-cell>
          <table:table-cell table:style-name="ce9" table:formula="of:=SUM([.E130]+[.H130]+[.K130]+[.N130]+[.Q130])" office:value-type="float" office:value="111905">
            <text:p>111,905</text:p>
          </table:table-cell>
          <table:table-cell table:style-name="ce9" office:value-type="float" office:value="50683">
            <text:p>50,683</text:p>
          </table:table-cell>
          <table:table-cell table:style-name="ce9" office:value-type="float" office:value="46993">
            <text:p>46,993</text:p>
          </table:table-cell>
          <table:table-cell/>
          <table:table-cell table:style-name="ce9" office:value-type="float" office:value="55982">
            <text:p>55,982</text:p>
          </table:table-cell>
          <table:table-cell table:style-name="ce9" office:value-type="float" office:value="42749">
            <text:p>42,749</text:p>
          </table:table-cell>
          <table:table-cell/>
          <table:table-cell table:style-name="ce9" office:value-type="float" office:value="6746">
            <text:p>6,746</text:p>
          </table:table-cell>
          <table:table-cell table:style-name="ce9" office:value-type="float" office:value="8720">
            <text:p>8,720</text:p>
          </table:table-cell>
          <table:table-cell/>
          <table:table-cell table:style-name="ce9" office:value-type="float" office:value="7595">
            <text:p>7,595</text:p>
          </table:table-cell>
          <table:table-cell table:style-name="ce9" office:value-type="float" office:value="13443">
            <text:p>13,44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2">
            <text:p>172</text:p>
          </table:table-cell>
          <table:table-cell table:style-name="ce6" table:formula="of:=CONCATENATE(IF(MAX([.$D131];[.$G131];[.$J131];[.$M131];[.$P131];[.$S131];[.$V131])=[.D131];&quot;CDU&quot;;&quot;&quot;);IF(MAX([.$D131];[.$G131];[.$J131];[.$M131];[.$P131];[.$S131];[.$V131])=[.G131];&quot;SPD&quot;;&quot;&quot;);IF(MAX([.$D131];[.$G131];[.$J131];[.$M131];[.$P131];[.$S131];[.$V131])=[.J131];&quot;DIE LINKE&quot;;&quot;&quot;);IF(MAX([.$D131];[.$G131];[.$J131];[.$M131];[.$P131];[.$S131];[.$V131])=[.M131];&quot;GRÜNE&quot;;&quot;&quot;);IF(MAX([.$D131];[.$G131];[.$J131];[.$M131];[.$P131];[.$S131];[.$V131])=[.P131];&quot;CSU&quot;;&quot;&quot;))" office:value-type="string" office:string-value="CDU">
            <text:p>CDU</text:p>
          </table:table-cell>
          <table:table-cell table:style-name="ce9" table:formula="of:=SUM([.E131]+[.H131]+[.K131]+[.N131]+[.Q131])" office:value-type="float" office:value="121199">
            <text:p>121,199</text:p>
          </table:table-cell>
          <table:table-cell table:style-name="ce9" office:value-type="float" office:value="68666">
            <text:p>68,666</text:p>
          </table:table-cell>
          <table:table-cell table:style-name="ce9" office:value-type="float" office:value="59760">
            <text:p>59,760</text:p>
          </table:table-cell>
          <table:table-cell/>
          <table:table-cell table:style-name="ce9" office:value-type="float" office:value="49213">
            <text:p>49,213</text:p>
          </table:table-cell>
          <table:table-cell table:style-name="ce9" office:value-type="float" office:value="43406">
            <text:p>43,406</text:p>
          </table:table-cell>
          <table:table-cell/>
          <table:table-cell table:style-name="ce9" office:value-type="float" office:value="6603">
            <text:p>6,603</text:p>
          </table:table-cell>
          <table:table-cell table:style-name="ce9" office:value-type="float" office:value="7433">
            <text:p>7,433</text:p>
          </table:table-cell>
          <table:table-cell/>
          <table:table-cell table:style-name="ce9" office:value-type="float" office:value="8647">
            <text:p>8,647</text:p>
          </table:table-cell>
          <table:table-cell table:style-name="ce9" office:value-type="float" office:value="10600">
            <text:p>10,60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3">
            <text:p>173</text:p>
          </table:table-cell>
          <table:table-cell table:style-name="ce6" table:formula="of:=CONCATENATE(IF(MAX([.$D132];[.$G132];[.$J132];[.$M132];[.$P132];[.$S132];[.$V132])=[.D132];&quot;CDU&quot;;&quot;&quot;);IF(MAX([.$D132];[.$G132];[.$J132];[.$M132];[.$P132];[.$S132];[.$V132])=[.G132];&quot;SPD&quot;;&quot;&quot;);IF(MAX([.$D132];[.$G132];[.$J132];[.$M132];[.$P132];[.$S132];[.$V132])=[.J132];&quot;DIE LINKE&quot;;&quot;&quot;);IF(MAX([.$D132];[.$G132];[.$J132];[.$M132];[.$P132];[.$S132];[.$V132])=[.M132];&quot;GRÜNE&quot;;&quot;&quot;);IF(MAX([.$D132];[.$G132];[.$J132];[.$M132];[.$P132];[.$S132];[.$V132])=[.P132];&quot;CSU&quot;;&quot;&quot;))" office:value-type="string" office:string-value="CDU">
            <text:p>CDU</text:p>
          </table:table-cell>
          <table:table-cell table:style-name="ce9" table:formula="of:=SUM([.E132]+[.H132]+[.K132]+[.N132]+[.Q132])" office:value-type="float" office:value="129048">
            <text:p>129,048</text:p>
          </table:table-cell>
          <table:table-cell table:style-name="ce9" office:value-type="float" office:value="67587">
            <text:p>67,587</text:p>
          </table:table-cell>
          <table:table-cell table:style-name="ce9" office:value-type="float" office:value="59062">
            <text:p>59,062</text:p>
          </table:table-cell>
          <table:table-cell/>
          <table:table-cell table:style-name="ce9" office:value-type="float" office:value="54028">
            <text:p>54,028</text:p>
          </table:table-cell>
          <table:table-cell table:style-name="ce9" office:value-type="float" office:value="45299">
            <text:p>45,299</text:p>
          </table:table-cell>
          <table:table-cell/>
          <table:table-cell table:style-name="ce9" office:value-type="float" office:value="7802">
            <text:p>7,802</text:p>
          </table:table-cell>
          <table:table-cell table:style-name="ce9" office:value-type="float" office:value="9928">
            <text:p>9,928</text:p>
          </table:table-cell>
          <table:table-cell/>
          <table:table-cell table:style-name="ce9" office:value-type="float" office:value="11186">
            <text:p>11,186</text:p>
          </table:table-cell>
          <table:table-cell table:style-name="ce9" office:value-type="float" office:value="14759">
            <text:p>14,75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4">
            <text:p>174</text:p>
          </table:table-cell>
          <table:table-cell table:style-name="ce6" table:formula="of:=CONCATENATE(IF(MAX([.$D133];[.$G133];[.$J133];[.$M133];[.$P133];[.$S133];[.$V133])=[.D133];&quot;CDU&quot;;&quot;&quot;);IF(MAX([.$D133];[.$G133];[.$J133];[.$M133];[.$P133];[.$S133];[.$V133])=[.G133];&quot;SPD&quot;;&quot;&quot;);IF(MAX([.$D133];[.$G133];[.$J133];[.$M133];[.$P133];[.$S133];[.$V133])=[.J133];&quot;DIE LINKE&quot;;&quot;&quot;);IF(MAX([.$D133];[.$G133];[.$J133];[.$M133];[.$P133];[.$S133];[.$V133])=[.M133];&quot;GRÜNE&quot;;&quot;&quot;);IF(MAX([.$D133];[.$G133];[.$J133];[.$M133];[.$P133];[.$S133];[.$V133])=[.P133];&quot;CSU&quot;;&quot;&quot;))" office:value-type="string" office:string-value="CDU">
            <text:p>CDU</text:p>
          </table:table-cell>
          <table:table-cell table:style-name="ce9" table:formula="of:=SUM([.E133]+[.H133]+[.K133]+[.N133]+[.Q133])" office:value-type="float" office:value="126954">
            <text:p>126,954</text:p>
          </table:table-cell>
          <table:table-cell table:style-name="ce9" office:value-type="float" office:value="87263">
            <text:p>87,263</text:p>
          </table:table-cell>
          <table:table-cell table:style-name="ce9" office:value-type="float" office:value="76778">
            <text:p>76,778</text:p>
          </table:table-cell>
          <table:table-cell/>
          <table:table-cell table:style-name="ce9" office:value-type="float" office:value="37352">
            <text:p>37,352</text:p>
          </table:table-cell>
          <table:table-cell table:style-name="ce9" office:value-type="float" office:value="33218">
            <text:p>33,218</text:p>
          </table:table-cell>
          <table:table-cell/>
          <table:table-cell table:style-name="ce9" office:value-type="float" office:value="6869">
            <text:p>6,869</text:p>
          </table:table-cell>
          <table:table-cell table:style-name="ce9" office:value-type="float" office:value="6900">
            <text:p>6,900</text:p>
          </table:table-cell>
          <table:table-cell/>
          <table:table-cell table:style-name="ce9" office:value-type="float" office:value="8125">
            <text:p>8,125</text:p>
          </table:table-cell>
          <table:table-cell table:style-name="ce9" office:value-type="float" office:value="10058">
            <text:p>10,05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5">
            <text:p>175</text:p>
          </table:table-cell>
          <table:table-cell table:style-name="ce6" table:formula="of:=CONCATENATE(IF(MAX([.$D134];[.$G134];[.$J134];[.$M134];[.$P134];[.$S134];[.$V134])=[.D134];&quot;CDU&quot;;&quot;&quot;);IF(MAX([.$D134];[.$G134];[.$J134];[.$M134];[.$P134];[.$S134];[.$V134])=[.G134];&quot;SPD&quot;;&quot;&quot;);IF(MAX([.$D134];[.$G134];[.$J134];[.$M134];[.$P134];[.$S134];[.$V134])=[.J134];&quot;DIE LINKE&quot;;&quot;&quot;);IF(MAX([.$D134];[.$G134];[.$J134];[.$M134];[.$P134];[.$S134];[.$V134])=[.M134];&quot;GRÜNE&quot;;&quot;&quot;);IF(MAX([.$D134];[.$G134];[.$J134];[.$M134];[.$P134];[.$S134];[.$V134])=[.P134];&quot;CSU&quot;;&quot;&quot;))" office:value-type="string" office:string-value="CDU">
            <text:p>CDU</text:p>
          </table:table-cell>
          <table:table-cell table:style-name="ce9" table:formula="of:=SUM([.E134]+[.H134]+[.K134]+[.N134]+[.Q134])" office:value-type="float" office:value="104272">
            <text:p>104,272</text:p>
          </table:table-cell>
          <table:table-cell table:style-name="ce9" office:value-type="float" office:value="61911">
            <text:p>61,911</text:p>
          </table:table-cell>
          <table:table-cell table:style-name="ce9" office:value-type="float" office:value="52305">
            <text:p>52,305</text:p>
          </table:table-cell>
          <table:table-cell/>
          <table:table-cell table:style-name="ce9" office:value-type="float" office:value="41061">
            <text:p>41,061</text:p>
          </table:table-cell>
          <table:table-cell table:style-name="ce9" office:value-type="float" office:value="35313">
            <text:p>35,313</text:p>
          </table:table-cell>
          <table:table-cell/>
          <table:table-cell table:style-name="ce9" office:value-type="float" office:value="6739">
            <text:p>6,739</text:p>
          </table:table-cell>
          <table:table-cell table:style-name="ce9" office:value-type="float" office:value="6934">
            <text:p>6,934</text:p>
          </table:table-cell>
          <table:table-cell/>
          <table:table-cell table:style-name="ce9" office:value-type="float" office:value="6815">
            <text:p>6,815</text:p>
          </table:table-cell>
          <table:table-cell table:style-name="ce9" office:value-type="float" office:value="9720">
            <text:p>9,72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6">
            <text:p>176</text:p>
          </table:table-cell>
          <table:table-cell table:style-name="ce6" table:formula="of:=CONCATENATE(IF(MAX([.$D135];[.$G135];[.$J135];[.$M135];[.$P135];[.$S135];[.$V135])=[.D135];&quot;CDU&quot;;&quot;&quot;);IF(MAX([.$D135];[.$G135];[.$J135];[.$M135];[.$P135];[.$S135];[.$V135])=[.G135];&quot;SPD&quot;;&quot;&quot;);IF(MAX([.$D135];[.$G135];[.$J135];[.$M135];[.$P135];[.$S135];[.$V135])=[.J135];&quot;DIE LINKE&quot;;&quot;&quot;);IF(MAX([.$D135];[.$G135];[.$J135];[.$M135];[.$P135];[.$S135];[.$V135])=[.M135];&quot;GRÜNE&quot;;&quot;&quot;);IF(MAX([.$D135];[.$G135];[.$J135];[.$M135];[.$P135];[.$S135];[.$V135])=[.P135];&quot;CSU&quot;;&quot;&quot;))" office:value-type="string" office:string-value="CDU">
            <text:p>CDU</text:p>
          </table:table-cell>
          <table:table-cell table:style-name="ce9" table:formula="of:=SUM([.E135]+[.H135]+[.K135]+[.N135]+[.Q135])" office:value-type="float" office:value="111716">
            <text:p>111,716</text:p>
          </table:table-cell>
          <table:table-cell table:style-name="ce9" office:value-type="float" office:value="66785">
            <text:p>66,785</text:p>
          </table:table-cell>
          <table:table-cell table:style-name="ce9" office:value-type="float" office:value="58822">
            <text:p>58,822</text:p>
          </table:table-cell>
          <table:table-cell/>
          <table:table-cell table:style-name="ce9" office:value-type="float" office:value="38435">
            <text:p>38,435</text:p>
          </table:table-cell>
          <table:table-cell table:style-name="ce9" office:value-type="float" office:value="33846">
            <text:p>33,846</text:p>
          </table:table-cell>
          <table:table-cell/>
          <table:table-cell table:style-name="ce9" office:value-type="float" office:value="5482">
            <text:p>5,482</text:p>
          </table:table-cell>
          <table:table-cell table:style-name="ce9" office:value-type="float" office:value="6358">
            <text:p>6,358</text:p>
          </table:table-cell>
          <table:table-cell/>
          <table:table-cell table:style-name="ce9" office:value-type="float" office:value="10064">
            <text:p>10,064</text:p>
          </table:table-cell>
          <table:table-cell table:style-name="ce9" office:value-type="float" office:value="12690">
            <text:p>12,69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7">
            <text:p>177</text:p>
          </table:table-cell>
          <table:table-cell table:style-name="ce6" table:formula="of:=CONCATENATE(IF(MAX([.$D136];[.$G136];[.$J136];[.$M136];[.$P136];[.$S136];[.$V136])=[.D136];&quot;CDU&quot;;&quot;&quot;);IF(MAX([.$D136];[.$G136];[.$J136];[.$M136];[.$P136];[.$S136];[.$V136])=[.G136];&quot;SPD&quot;;&quot;&quot;);IF(MAX([.$D136];[.$G136];[.$J136];[.$M136];[.$P136];[.$S136];[.$V136])=[.J136];&quot;DIE LINKE&quot;;&quot;&quot;);IF(MAX([.$D136];[.$G136];[.$J136];[.$M136];[.$P136];[.$S136];[.$V136])=[.M136];&quot;GRÜNE&quot;;&quot;&quot;);IF(MAX([.$D136];[.$G136];[.$J136];[.$M136];[.$P136];[.$S136];[.$V136])=[.P136];&quot;CSU&quot;;&quot;&quot;))" office:value-type="string" office:string-value="CDU">
            <text:p>CDU</text:p>
          </table:table-cell>
          <table:table-cell table:style-name="ce9" table:formula="of:=SUM([.E136]+[.H136]+[.K136]+[.N136]+[.Q136])" office:value-type="float" office:value="105962">
            <text:p>105,962</text:p>
          </table:table-cell>
          <table:table-cell table:style-name="ce9" office:value-type="float" office:value="60118">
            <text:p>60,118</text:p>
          </table:table-cell>
          <table:table-cell table:style-name="ce9" office:value-type="float" office:value="52419">
            <text:p>52,419</text:p>
          </table:table-cell>
          <table:table-cell/>
          <table:table-cell table:style-name="ce9" office:value-type="float" office:value="40805">
            <text:p>40,805</text:p>
          </table:table-cell>
          <table:table-cell table:style-name="ce9" office:value-type="float" office:value="34937">
            <text:p>34,937</text:p>
          </table:table-cell>
          <table:table-cell/>
          <table:table-cell table:style-name="ce9" office:value-type="float" office:value="6174">
            <text:p>6,174</text:p>
          </table:table-cell>
          <table:table-cell table:style-name="ce9" office:value-type="float" office:value="6615">
            <text:p>6,615</text:p>
          </table:table-cell>
          <table:table-cell/>
          <table:table-cell table:style-name="ce9" office:value-type="float" office:value="9497">
            <text:p>9,497</text:p>
          </table:table-cell>
          <table:table-cell table:style-name="ce9" office:value-type="float" office:value="11991">
            <text:p>11,99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8">
            <text:p>178</text:p>
          </table:table-cell>
          <table:table-cell table:style-name="ce6" table:formula="of:=CONCATENATE(IF(MAX([.$D137];[.$G137];[.$J137];[.$M137];[.$P137];[.$S137];[.$V137])=[.D137];&quot;CDU&quot;;&quot;&quot;);IF(MAX([.$D137];[.$G137];[.$J137];[.$M137];[.$P137];[.$S137];[.$V137])=[.G137];&quot;SPD&quot;;&quot;&quot;);IF(MAX([.$D137];[.$G137];[.$J137];[.$M137];[.$P137];[.$S137];[.$V137])=[.J137];&quot;DIE LINKE&quot;;&quot;&quot;);IF(MAX([.$D137];[.$G137];[.$J137];[.$M137];[.$P137];[.$S137];[.$V137])=[.M137];&quot;GRÜNE&quot;;&quot;&quot;);IF(MAX([.$D137];[.$G137];[.$J137];[.$M137];[.$P137];[.$S137];[.$V137])=[.P137];&quot;CSU&quot;;&quot;&quot;))" office:value-type="string" office:string-value="CDU">
            <text:p>CDU</text:p>
          </table:table-cell>
          <table:table-cell table:style-name="ce9" table:formula="of:=SUM([.E137]+[.H137]+[.K137]+[.N137]+[.Q137])" office:value-type="float" office:value="135562">
            <text:p>135,562</text:p>
          </table:table-cell>
          <table:table-cell table:style-name="ce9" office:value-type="float" office:value="84489">
            <text:p>84,489</text:p>
          </table:table-cell>
          <table:table-cell table:style-name="ce9" office:value-type="float" office:value="73599">
            <text:p>73,599</text:p>
          </table:table-cell>
          <table:table-cell/>
          <table:table-cell table:style-name="ce9" office:value-type="float" office:value="47152">
            <text:p>47,152</text:p>
          </table:table-cell>
          <table:table-cell table:style-name="ce9" office:value-type="float" office:value="40718">
            <text:p>40,718</text:p>
          </table:table-cell>
          <table:table-cell/>
          <table:table-cell table:style-name="ce9" office:value-type="float" office:value="6300">
            <text:p>6,300</text:p>
          </table:table-cell>
          <table:table-cell table:style-name="ce9" office:value-type="float" office:value="7290">
            <text:p>7,290</text:p>
          </table:table-cell>
          <table:table-cell/>
          <table:table-cell table:style-name="ce9" office:value-type="float" office:value="9119">
            <text:p>9,119</text:p>
          </table:table-cell>
          <table:table-cell table:style-name="ce9" office:value-type="float" office:value="13955">
            <text:p>13,95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9">
            <text:p>179</text:p>
          </table:table-cell>
          <table:table-cell table:style-name="ce6" table:formula="of:=CONCATENATE(IF(MAX([.$D138];[.$G138];[.$J138];[.$M138];[.$P138];[.$S138];[.$V138])=[.D138];&quot;CDU&quot;;&quot;&quot;);IF(MAX([.$D138];[.$G138];[.$J138];[.$M138];[.$P138];[.$S138];[.$V138])=[.G138];&quot;SPD&quot;;&quot;&quot;);IF(MAX([.$D138];[.$G138];[.$J138];[.$M138];[.$P138];[.$S138];[.$V138])=[.J138];&quot;DIE LINKE&quot;;&quot;&quot;);IF(MAX([.$D138];[.$G138];[.$J138];[.$M138];[.$P138];[.$S138];[.$V138])=[.M138];&quot;GRÜNE&quot;;&quot;&quot;);IF(MAX([.$D138];[.$G138];[.$J138];[.$M138];[.$P138];[.$S138];[.$V138])=[.P138];&quot;CSU&quot;;&quot;&quot;))" office:value-type="string" office:string-value="CDU">
            <text:p>CDU</text:p>
          </table:table-cell>
          <table:table-cell table:style-name="ce9" table:formula="of:=SUM([.E138]+[.H138]+[.K138]+[.N138]+[.Q138])" office:value-type="float" office:value="109029">
            <text:p>109,029</text:p>
          </table:table-cell>
          <table:table-cell table:style-name="ce9" office:value-type="float" office:value="56466">
            <text:p>56,466</text:p>
          </table:table-cell>
          <table:table-cell table:style-name="ce9" office:value-type="float" office:value="50187">
            <text:p>50,187</text:p>
          </table:table-cell>
          <table:table-cell/>
          <table:table-cell table:style-name="ce9" office:value-type="float" office:value="45311">
            <text:p>45,311</text:p>
          </table:table-cell>
          <table:table-cell table:style-name="ce9" office:value-type="float" office:value="36041">
            <text:p>36,041</text:p>
          </table:table-cell>
          <table:table-cell/>
          <table:table-cell table:style-name="ce9" office:value-type="float" office:value="6097">
            <text:p>6,097</text:p>
          </table:table-cell>
          <table:table-cell table:style-name="ce9" office:value-type="float" office:value="7668">
            <text:p>7,668</text:p>
          </table:table-cell>
          <table:table-cell/>
          <table:table-cell table:style-name="ce9" office:value-type="float" office:value="9784">
            <text:p>9,784</text:p>
          </table:table-cell>
          <table:table-cell table:style-name="ce9" office:value-type="float" office:value="15133">
            <text:p>15,13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0">
            <text:p>180</text:p>
          </table:table-cell>
          <table:table-cell table:style-name="ce6" table:formula="of:=CONCATENATE(IF(MAX([.$D139];[.$G139];[.$J139];[.$M139];[.$P139];[.$S139];[.$V139])=[.D139];&quot;CDU&quot;;&quot;&quot;);IF(MAX([.$D139];[.$G139];[.$J139];[.$M139];[.$P139];[.$S139];[.$V139])=[.G139];&quot;SPD&quot;;&quot;&quot;);IF(MAX([.$D139];[.$G139];[.$J139];[.$M139];[.$P139];[.$S139];[.$V139])=[.J139];&quot;DIE LINKE&quot;;&quot;&quot;);IF(MAX([.$D139];[.$G139];[.$J139];[.$M139];[.$P139];[.$S139];[.$V139])=[.M139];&quot;GRÜNE&quot;;&quot;&quot;);IF(MAX([.$D139];[.$G139];[.$J139];[.$M139];[.$P139];[.$S139];[.$V139])=[.P139];&quot;CSU&quot;;&quot;&quot;))" office:value-type="string" office:string-value="CDU">
            <text:p>CDU</text:p>
          </table:table-cell>
          <table:table-cell table:style-name="ce9" table:formula="of:=SUM([.E139]+[.H139]+[.K139]+[.N139]+[.Q139])" office:value-type="float" office:value="103291">
            <text:p>103,291</text:p>
          </table:table-cell>
          <table:table-cell table:style-name="ce9" office:value-type="float" office:value="54920">
            <text:p>54,920</text:p>
          </table:table-cell>
          <table:table-cell table:style-name="ce9" office:value-type="float" office:value="48828">
            <text:p>48,828</text:p>
          </table:table-cell>
          <table:table-cell/>
          <table:table-cell table:style-name="ce9" office:value-type="float" office:value="45184">
            <text:p>45,184</text:p>
          </table:table-cell>
          <table:table-cell table:style-name="ce9" office:value-type="float" office:value="35650">
            <text:p>35,650</text:p>
          </table:table-cell>
          <table:table-cell/>
          <table:table-cell table:style-name="ce9" office:value-type="float" office:value="7069">
            <text:p>7,069</text:p>
          </table:table-cell>
          <table:table-cell table:style-name="ce9" office:value-type="float" office:value="7630">
            <text:p>7,630</text:p>
          </table:table-cell>
          <table:table-cell/>
          <table:table-cell table:style-name="ce9" office:value-type="float" office:value="7217">
            <text:p>7,217</text:p>
          </table:table-cell>
          <table:table-cell table:style-name="ce9" office:value-type="float" office:value="11183">
            <text:p>11,18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1">
            <text:p>181</text:p>
          </table:table-cell>
          <table:table-cell table:style-name="ce6" table:formula="of:=CONCATENATE(IF(MAX([.$D140];[.$G140];[.$J140];[.$M140];[.$P140];[.$S140];[.$V140])=[.D140];&quot;CDU&quot;;&quot;&quot;);IF(MAX([.$D140];[.$G140];[.$J140];[.$M140];[.$P140];[.$S140];[.$V140])=[.G140];&quot;SPD&quot;;&quot;&quot;);IF(MAX([.$D140];[.$G140];[.$J140];[.$M140];[.$P140];[.$S140];[.$V140])=[.J140];&quot;DIE LINKE&quot;;&quot;&quot;);IF(MAX([.$D140];[.$G140];[.$J140];[.$M140];[.$P140];[.$S140];[.$V140])=[.M140];&quot;GRÜNE&quot;;&quot;&quot;);IF(MAX([.$D140];[.$G140];[.$J140];[.$M140];[.$P140];[.$S140];[.$V140])=[.P140];&quot;CSU&quot;;&quot;&quot;))" office:value-type="string" office:string-value="CDU">
            <text:p>CDU</text:p>
          </table:table-cell>
          <table:table-cell table:style-name="ce9" table:formula="of:=SUM([.E140]+[.H140]+[.K140]+[.N140]+[.Q140])" office:value-type="float" office:value="122217">
            <text:p>122,217</text:p>
          </table:table-cell>
          <table:table-cell table:style-name="ce9" office:value-type="float" office:value="79353">
            <text:p>79,353</text:p>
          </table:table-cell>
          <table:table-cell table:style-name="ce9" office:value-type="float" office:value="66598">
            <text:p>66,598</text:p>
          </table:table-cell>
          <table:table-cell/>
          <table:table-cell table:style-name="ce9" office:value-type="float" office:value="40927">
            <text:p>40,927</text:p>
          </table:table-cell>
          <table:table-cell table:style-name="ce9" office:value-type="float" office:value="34156">
            <text:p>34,156</text:p>
          </table:table-cell>
          <table:table-cell/>
          <table:table-cell table:style-name="ce9" office:value-type="float" office:value="6355">
            <text:p>6,355</text:p>
          </table:table-cell>
          <table:table-cell table:style-name="ce9" office:value-type="float" office:value="6406">
            <text:p>6,406</text:p>
          </table:table-cell>
          <table:table-cell/>
          <table:table-cell table:style-name="ce9" office:value-type="float" office:value="12453">
            <text:p>12,453</text:p>
          </table:table-cell>
          <table:table-cell table:style-name="ce9" office:value-type="float" office:value="15057">
            <text:p>15,05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2">
            <text:p>182</text:p>
          </table:table-cell>
          <table:table-cell table:style-name="ce6" table:formula="of:=CONCATENATE(IF(MAX([.$D141];[.$G141];[.$J141];[.$M141];[.$P141];[.$S141];[.$V141])=[.D141];&quot;CDU&quot;;&quot;&quot;);IF(MAX([.$D141];[.$G141];[.$J141];[.$M141];[.$P141];[.$S141];[.$V141])=[.G141];&quot;SPD&quot;;&quot;&quot;);IF(MAX([.$D141];[.$G141];[.$J141];[.$M141];[.$P141];[.$S141];[.$V141])=[.J141];&quot;DIE LINKE&quot;;&quot;&quot;);IF(MAX([.$D141];[.$G141];[.$J141];[.$M141];[.$P141];[.$S141];[.$V141])=[.M141];&quot;GRÜNE&quot;;&quot;&quot;);IF(MAX([.$D141];[.$G141];[.$J141];[.$M141];[.$P141];[.$S141];[.$V141])=[.P141];&quot;CSU&quot;;&quot;&quot;))" office:value-type="string" office:string-value="CDU">
            <text:p>CDU</text:p>
          </table:table-cell>
          <table:table-cell table:style-name="ce9" table:formula="of:=SUM([.E141]+[.H141]+[.K141]+[.N141]+[.Q141])" office:value-type="float" office:value="108071">
            <text:p>108,071</text:p>
          </table:table-cell>
          <table:table-cell table:style-name="ce9" office:value-type="float" office:value="52427">
            <text:p>52,427</text:p>
          </table:table-cell>
          <table:table-cell table:style-name="ce9" office:value-type="float" office:value="43883">
            <text:p>43,883</text:p>
          </table:table-cell>
          <table:table-cell/>
          <table:table-cell table:style-name="ce9" office:value-type="float" office:value="43124">
            <text:p>43,124</text:p>
          </table:table-cell>
          <table:table-cell table:style-name="ce9" office:value-type="float" office:value="35106">
            <text:p>35,106</text:p>
          </table:table-cell>
          <table:table-cell/>
          <table:table-cell table:style-name="ce9" office:value-type="float" office:value="10280">
            <text:p>10,280</text:p>
          </table:table-cell>
          <table:table-cell table:style-name="ce9" office:value-type="float" office:value="11684">
            <text:p>11,684</text:p>
          </table:table-cell>
          <table:table-cell/>
          <table:table-cell table:style-name="ce9" office:value-type="float" office:value="12875">
            <text:p>12,875</text:p>
          </table:table-cell>
          <table:table-cell table:style-name="ce9" office:value-type="float" office:value="17398">
            <text:p>17,39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3">
            <text:p>183</text:p>
          </table:table-cell>
          <table:table-cell table:style-name="ce6" table:formula="of:=CONCATENATE(IF(MAX([.$D142];[.$G142];[.$J142];[.$M142];[.$P142];[.$S142];[.$V142])=[.D142];&quot;CDU&quot;;&quot;&quot;);IF(MAX([.$D142];[.$G142];[.$J142];[.$M142];[.$P142];[.$S142];[.$V142])=[.G142];&quot;SPD&quot;;&quot;&quot;);IF(MAX([.$D142];[.$G142];[.$J142];[.$M142];[.$P142];[.$S142];[.$V142])=[.J142];&quot;DIE LINKE&quot;;&quot;&quot;);IF(MAX([.$D142];[.$G142];[.$J142];[.$M142];[.$P142];[.$S142];[.$V142])=[.M142];&quot;GRÜNE&quot;;&quot;&quot;);IF(MAX([.$D142];[.$G142];[.$J142];[.$M142];[.$P142];[.$S142];[.$V142])=[.P142];&quot;CSU&quot;;&quot;&quot;))" office:value-type="string" office:string-value="CDU">
            <text:p>CDU</text:p>
          </table:table-cell>
          <table:table-cell table:style-name="ce9" table:formula="of:=SUM([.E142]+[.H142]+[.K142]+[.N142]+[.Q142])" office:value-type="float" office:value="131501">
            <text:p>131,501</text:p>
          </table:table-cell>
          <table:table-cell table:style-name="ce9" office:value-type="float" office:value="57004">
            <text:p>57,004</text:p>
          </table:table-cell>
          <table:table-cell table:style-name="ce9" office:value-type="float" office:value="53198">
            <text:p>53,198</text:p>
          </table:table-cell>
          <table:table-cell/>
          <table:table-cell table:style-name="ce9" office:value-type="float" office:value="47854">
            <text:p>47,854</text:p>
          </table:table-cell>
          <table:table-cell table:style-name="ce9" office:value-type="float" office:value="41360">
            <text:p>41,360</text:p>
          </table:table-cell>
          <table:table-cell/>
          <table:table-cell table:style-name="ce9" office:value-type="float" office:value="9547">
            <text:p>9,547</text:p>
          </table:table-cell>
          <table:table-cell table:style-name="ce9" office:value-type="float" office:value="12778">
            <text:p>12,778</text:p>
          </table:table-cell>
          <table:table-cell/>
          <table:table-cell table:style-name="ce9" office:value-type="float" office:value="21184">
            <text:p>21,184</text:p>
          </table:table-cell>
          <table:table-cell table:style-name="ce9" office:value-type="float" office:value="24165">
            <text:p>24,16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4">
            <text:p>184</text:p>
          </table:table-cell>
          <table:table-cell table:style-name="ce6" table:formula="of:=CONCATENATE(IF(MAX([.$D143];[.$G143];[.$J143];[.$M143];[.$P143];[.$S143];[.$V143])=[.D143];&quot;CDU&quot;;&quot;&quot;);IF(MAX([.$D143];[.$G143];[.$J143];[.$M143];[.$P143];[.$S143];[.$V143])=[.G143];&quot;SPD&quot;;&quot;&quot;);IF(MAX([.$D143];[.$G143];[.$J143];[.$M143];[.$P143];[.$S143];[.$V143])=[.J143];&quot;DIE LINKE&quot;;&quot;&quot;);IF(MAX([.$D143];[.$G143];[.$J143];[.$M143];[.$P143];[.$S143];[.$V143])=[.M143];&quot;GRÜNE&quot;;&quot;&quot;);IF(MAX([.$D143];[.$G143];[.$J143];[.$M143];[.$P143];[.$S143];[.$V143])=[.P143];&quot;CSU&quot;;&quot;&quot;))" office:value-type="string" office:string-value="CDU">
            <text:p>CDU</text:p>
          </table:table-cell>
          <table:table-cell table:style-name="ce9" table:formula="of:=SUM([.E143]+[.H143]+[.K143]+[.N143]+[.Q143])" office:value-type="float" office:value="103992">
            <text:p>103,992</text:p>
          </table:table-cell>
          <table:table-cell table:style-name="ce9" office:value-type="float" office:value="52087">
            <text:p>52,087</text:p>
          </table:table-cell>
          <table:table-cell table:style-name="ce9" office:value-type="float" office:value="45389">
            <text:p>45,389</text:p>
          </table:table-cell>
          <table:table-cell/>
          <table:table-cell table:style-name="ce9" office:value-type="float" office:value="46942">
            <text:p>46,942</text:p>
          </table:table-cell>
          <table:table-cell table:style-name="ce9" office:value-type="float" office:value="37781">
            <text:p>37,781</text:p>
          </table:table-cell>
          <table:table-cell/>
          <table:table-cell table:style-name="ce9" office:value-type="float" office:value="7645">
            <text:p>7,645</text:p>
          </table:table-cell>
          <table:table-cell table:style-name="ce9" office:value-type="float" office:value="7693">
            <text:p>7,693</text:p>
          </table:table-cell>
          <table:table-cell/>
          <table:table-cell table:style-name="ce9" office:value-type="float" office:value="9502">
            <text:p>9,502</text:p>
          </table:table-cell>
          <table:table-cell table:style-name="ce9" office:value-type="float" office:value="13129">
            <text:p>13,12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5">
            <text:p>185</text:p>
          </table:table-cell>
          <table:table-cell table:style-name="ce6" table:formula="of:=CONCATENATE(IF(MAX([.$D144];[.$G144];[.$J144];[.$M144];[.$P144];[.$S144];[.$V144])=[.D144];&quot;CDU&quot;;&quot;&quot;);IF(MAX([.$D144];[.$G144];[.$J144];[.$M144];[.$P144];[.$S144];[.$V144])=[.G144];&quot;SPD&quot;;&quot;&quot;);IF(MAX([.$D144];[.$G144];[.$J144];[.$M144];[.$P144];[.$S144];[.$V144])=[.J144];&quot;DIE LINKE&quot;;&quot;&quot;);IF(MAX([.$D144];[.$G144];[.$J144];[.$M144];[.$P144];[.$S144];[.$V144])=[.M144];&quot;GRÜNE&quot;;&quot;&quot;);IF(MAX([.$D144];[.$G144];[.$J144];[.$M144];[.$P144];[.$S144];[.$V144])=[.P144];&quot;CSU&quot;;&quot;&quot;))" office:value-type="string" office:string-value="CDU">
            <text:p>CDU</text:p>
          </table:table-cell>
          <table:table-cell table:style-name="ce9" table:formula="of:=SUM([.E144]+[.H144]+[.K144]+[.N144]+[.Q144])" office:value-type="float" office:value="126816">
            <text:p>126,816</text:p>
          </table:table-cell>
          <table:table-cell table:style-name="ce9" office:value-type="float" office:value="69930">
            <text:p>69,930</text:p>
          </table:table-cell>
          <table:table-cell table:style-name="ce9" office:value-type="float" office:value="59905">
            <text:p>59,905</text:p>
          </table:table-cell>
          <table:table-cell/>
          <table:table-cell table:style-name="ce9" office:value-type="float" office:value="47984">
            <text:p>47,984</text:p>
          </table:table-cell>
          <table:table-cell table:style-name="ce9" office:value-type="float" office:value="40203">
            <text:p>40,203</text:p>
          </table:table-cell>
          <table:table-cell/>
          <table:table-cell table:style-name="ce9" office:value-type="float" office:value="9479">
            <text:p>9,479</text:p>
          </table:table-cell>
          <table:table-cell table:style-name="ce9" office:value-type="float" office:value="10205">
            <text:p>10,205</text:p>
          </table:table-cell>
          <table:table-cell/>
          <table:table-cell table:style-name="ce9" office:value-type="float" office:value="12548">
            <text:p>12,548</text:p>
          </table:table-cell>
          <table:table-cell table:style-name="ce9" office:value-type="float" office:value="16503">
            <text:p>16,50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6">
            <text:p>186</text:p>
          </table:table-cell>
          <table:table-cell table:style-name="ce6" table:formula="of:=CONCATENATE(IF(MAX([.$D145];[.$G145];[.$J145];[.$M145];[.$P145];[.$S145];[.$V145])=[.D145];&quot;CDU&quot;;&quot;&quot;);IF(MAX([.$D145];[.$G145];[.$J145];[.$M145];[.$P145];[.$S145];[.$V145])=[.G145];&quot;SPD&quot;;&quot;&quot;);IF(MAX([.$D145];[.$G145];[.$J145];[.$M145];[.$P145];[.$S145];[.$V145])=[.J145];&quot;DIE LINKE&quot;;&quot;&quot;);IF(MAX([.$D145];[.$G145];[.$J145];[.$M145];[.$P145];[.$S145];[.$V145])=[.M145];&quot;GRÜNE&quot;;&quot;&quot;);IF(MAX([.$D145];[.$G145];[.$J145];[.$M145];[.$P145];[.$S145];[.$V145])=[.P145];&quot;CSU&quot;;&quot;&quot;))" office:value-type="string" office:string-value="SPD">
            <text:p>SPD</text:p>
          </table:table-cell>
          <table:table-cell table:style-name="ce9" table:formula="of:=SUM([.E145]+[.H145]+[.K145]+[.N145]+[.Q145])" office:value-type="float" office:value="149108">
            <text:p>149,108</text:p>
          </table:table-cell>
          <table:table-cell table:style-name="ce9" office:value-type="float" office:value="63397">
            <text:p>63,397</text:p>
          </table:table-cell>
          <table:table-cell table:style-name="ce9" office:value-type="float" office:value="61677">
            <text:p>61,677</text:p>
          </table:table-cell>
          <table:table-cell/>
          <table:table-cell table:style-name="ce9" office:value-type="float" office:value="65820">
            <text:p>65,820</text:p>
          </table:table-cell>
          <table:table-cell table:style-name="ce9" office:value-type="float" office:value="50416">
            <text:p>50,416</text:p>
          </table:table-cell>
          <table:table-cell/>
          <table:table-cell table:style-name="ce9" office:value-type="float" office:value="9111">
            <text:p>9,111</text:p>
          </table:table-cell>
          <table:table-cell table:style-name="ce9" office:value-type="float" office:value="11866">
            <text:p>11,866</text:p>
          </table:table-cell>
          <table:table-cell/>
          <table:table-cell table:style-name="ce9" office:value-type="float" office:value="20704">
            <text:p>20,704</text:p>
          </table:table-cell>
          <table:table-cell table:style-name="ce9" office:value-type="float" office:value="25149">
            <text:p>25,14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7">
            <text:p>187</text:p>
          </table:table-cell>
          <table:table-cell table:style-name="ce6" table:formula="of:=CONCATENATE(IF(MAX([.$D146];[.$G146];[.$J146];[.$M146];[.$P146];[.$S146];[.$V146])=[.D146];&quot;CDU&quot;;&quot;&quot;);IF(MAX([.$D146];[.$G146];[.$J146];[.$M146];[.$P146];[.$S146];[.$V146])=[.G146];&quot;SPD&quot;;&quot;&quot;);IF(MAX([.$D146];[.$G146];[.$J146];[.$M146];[.$P146];[.$S146];[.$V146])=[.J146];&quot;DIE LINKE&quot;;&quot;&quot;);IF(MAX([.$D146];[.$G146];[.$J146];[.$M146];[.$P146];[.$S146];[.$V146])=[.M146];&quot;GRÜNE&quot;;&quot;&quot;);IF(MAX([.$D146];[.$G146];[.$J146];[.$M146];[.$P146];[.$S146];[.$V146])=[.P146];&quot;CSU&quot;;&quot;&quot;))" office:value-type="string" office:string-value="CDU">
            <text:p>CDU</text:p>
          </table:table-cell>
          <table:table-cell table:style-name="ce9" table:formula="of:=SUM([.E146]+[.H146]+[.K146]+[.N146]+[.Q146])" office:value-type="float" office:value="143482">
            <text:p>143,482</text:p>
          </table:table-cell>
          <table:table-cell table:style-name="ce9" office:value-type="float" office:value="80323">
            <text:p>80,323</text:p>
          </table:table-cell>
          <table:table-cell table:style-name="ce9" office:value-type="float" office:value="70211">
            <text:p>70,211</text:p>
          </table:table-cell>
          <table:table-cell/>
          <table:table-cell table:style-name="ce9" office:value-type="float" office:value="57586">
            <text:p>57,586</text:p>
          </table:table-cell>
          <table:table-cell table:style-name="ce9" office:value-type="float" office:value="48252">
            <text:p>48,252</text:p>
          </table:table-cell>
          <table:table-cell/>
          <table:table-cell table:style-name="ce9" office:value-type="float" office:value="8621">
            <text:p>8,621</text:p>
          </table:table-cell>
          <table:table-cell table:style-name="ce9" office:value-type="float" office:value="9459">
            <text:p>9,459</text:p>
          </table:table-cell>
          <table:table-cell/>
          <table:table-cell table:style-name="ce9" office:value-type="float" office:value="11854">
            <text:p>11,854</text:p>
          </table:table-cell>
          <table:table-cell table:style-name="ce9" office:value-type="float" office:value="15560">
            <text:p>15,56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88">
            <text:p>188</text:p>
          </table:table-cell>
          <table:table-cell table:style-name="ce6" table:formula="of:=CONCATENATE(IF(MAX([.$D147];[.$G147];[.$J147];[.$M147];[.$P147];[.$S147];[.$V147])=[.D147];&quot;CDU&quot;;&quot;&quot;);IF(MAX([.$D147];[.$G147];[.$J147];[.$M147];[.$P147];[.$S147];[.$V147])=[.G147];&quot;SPD&quot;;&quot;&quot;);IF(MAX([.$D147];[.$G147];[.$J147];[.$M147];[.$P147];[.$S147];[.$V147])=[.J147];&quot;DIE LINKE&quot;;&quot;&quot;);IF(MAX([.$D147];[.$G147];[.$J147];[.$M147];[.$P147];[.$S147];[.$V147])=[.M147];&quot;GRÜNE&quot;;&quot;&quot;);IF(MAX([.$D147];[.$G147];[.$J147];[.$M147];[.$P147];[.$S147];[.$V147])=[.P147];&quot;CSU&quot;;&quot;&quot;))" office:value-type="string" office:string-value="CDU">
            <text:p>CDU</text:p>
          </table:table-cell>
          <table:table-cell table:style-name="ce9" table:formula="of:=SUM([.E147]+[.H147]+[.K147]+[.N147]+[.Q147])" office:value-type="float" office:value="120720">
            <text:p>120,720</text:p>
          </table:table-cell>
          <table:table-cell table:style-name="ce9" office:value-type="float" office:value="70131">
            <text:p>70,131</text:p>
          </table:table-cell>
          <table:table-cell table:style-name="ce9" office:value-type="float" office:value="61337">
            <text:p>61,337</text:p>
          </table:table-cell>
          <table:table-cell/>
          <table:table-cell table:style-name="ce9" office:value-type="float" office:value="46099">
            <text:p>46,099</text:p>
          </table:table-cell>
          <table:table-cell table:style-name="ce9" office:value-type="float" office:value="39838">
            <text:p>39,838</text:p>
          </table:table-cell>
          <table:table-cell/>
          <table:table-cell table:style-name="ce9" office:value-type="float" office:value="5730">
            <text:p>5,730</text:p>
          </table:table-cell>
          <table:table-cell table:style-name="ce9" office:value-type="float" office:value="7025">
            <text:p>7,025</text:p>
          </table:table-cell>
          <table:table-cell/>
          <table:table-cell table:style-name="ce9" office:value-type="float" office:value="8222">
            <text:p>8,222</text:p>
          </table:table-cell>
          <table:table-cell table:style-name="ce9" office:value-type="float" office:value="12520">
            <text:p>12,52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Hessen</text:p>
          </table:table-cell>
          <table:table-cell table:style-name="ce4"/>
          <table:table-cell table:style-name="ce10" table:formula="of:=SUM([.C126:.C147])" office:value-type="float" office:value="2641689">
            <text:p>2,641,689</text:p>
          </table:table-cell>
          <table:table-cell table:style-name="ce10" table:formula="of:=SUM([.D126:.D147])" office:value-type="float" office:value="1399206">
            <text:p>1,399,206</text:p>
          </table:table-cell>
          <table:table-cell table:style-name="ce10" table:formula="of:=SUM([.E126:.E147])" office:value-type="float" office:value="1232994">
            <text:p>1,232,994</text:p>
          </table:table-cell>
          <table:table-cell table:style-name="ce13" table:formula="of:=SUM([.E148]/[.$C148])" office:value-type="percentage" office:value="0.466744571370816">
            <text:p>46.67%</text:p>
          </table:table-cell>
          <table:table-cell table:style-name="ce10" table:formula="of:=SUM([.G126:.G147])" office:value-type="float" office:value="1080828">
            <text:p>1,080,828</text:p>
          </table:table-cell>
          <table:table-cell table:style-name="ce10" table:formula="of:=SUM([.H126:.H147])" office:value-type="float" office:value="906906">
            <text:p>906,906</text:p>
          </table:table-cell>
          <table:table-cell table:style-name="ce13" table:formula="of:=SUM([.H148]/[.$C148])" office:value-type="percentage" office:value="0.343305362591887">
            <text:p>34.33%</text:p>
          </table:table-cell>
          <table:table-cell table:style-name="ce10" table:formula="of:=SUM([.J126:.J147])" office:value-type="float" office:value="167135">
            <text:p>167,135</text:p>
          </table:table-cell>
          <table:table-cell table:style-name="ce10" table:formula="of:=SUM([.K126:.K147])" office:value-type="float" office:value="188654">
            <text:p>188,654</text:p>
          </table:table-cell>
          <table:table-cell table:style-name="ce13" table:formula="of:=SUM([.K148]/[.$C148])" office:value-type="percentage" office:value="0.0714141596531613">
            <text:p>7.14%</text:p>
          </table:table-cell>
          <table:table-cell table:style-name="ce10" table:formula="of:=SUM([.M126:.M147])" office:value-type="float" office:value="236653">
            <text:p>236,653</text:p>
          </table:table-cell>
          <table:table-cell table:style-name="ce10" table:formula="of:=SUM([.N126:.N147])" office:value-type="float" office:value="313135">
            <text:p>313,135</text:p>
          </table:table-cell>
          <table:table-cell table:style-name="ce13" table:formula="of:=SUM([.N148]/[.$C148])" office:value-type="percentage" office:value="0.118535906384135">
            <text:p>11.85%</text:p>
          </table:table-cell>
          <table:table-cell table:style-name="ce10" table:formula="of:=SUM([.P126:.P147])" office:value-type="float" office:value="0">
            <text:p>0</text:p>
          </table:table-cell>
          <table:table-cell table:style-name="ce10" table:formula="of:=SUM([.Q126:.Q147])" office:value-type="float" office:value="0">
            <text:p>0</text:p>
          </table:table-cell>
          <table:table-cell table:style-name="ce13" table:formula="of:=SUM([.Q148]/[.$C148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98">
            <text:p>198</text:p>
          </table:table-cell>
          <table:table-cell table:style-name="ce6" table:formula="of:=CONCATENATE(IF(MAX([.$D150];[.$G150];[.$J150];[.$M150];[.$P150];[.$S150];[.$V150])=[.D150];&quot;CDU&quot;;&quot;&quot;);IF(MAX([.$D150];[.$G150];[.$J150];[.$M150];[.$P150];[.$S150];[.$V150])=[.G150];&quot;SPD&quot;;&quot;&quot;);IF(MAX([.$D150];[.$G150];[.$J150];[.$M150];[.$P150];[.$S150];[.$V150])=[.J150];&quot;DIE LINKE&quot;;&quot;&quot;);IF(MAX([.$D150];[.$G150];[.$J150];[.$M150];[.$P150];[.$S150];[.$V150])=[.M150];&quot;GRÜNE&quot;;&quot;&quot;);IF(MAX([.$D150];[.$G150];[.$J150];[.$M150];[.$P150];[.$S150];[.$V150])=[.P150];&quot;CSU&quot;;&quot;&quot;))" office:value-type="string" office:string-value="CDU">
            <text:p>CDU</text:p>
          </table:table-cell>
          <table:table-cell table:style-name="ce9" table:formula="of:=SUM([.E150]+[.H150]+[.K150]+[.N150]+[.Q150])" office:value-type="float" office:value="146497">
            <text:p>146,497</text:p>
          </table:table-cell>
          <table:table-cell table:style-name="ce9" office:value-type="float" office:value="79785">
            <text:p>79,785</text:p>
          </table:table-cell>
          <table:table-cell table:style-name="ce9" office:value-type="float" office:value="78005">
            <text:p>78,005</text:p>
          </table:table-cell>
          <table:table-cell/>
          <table:table-cell table:style-name="ce9" office:value-type="float" office:value="63453">
            <text:p>63,453</text:p>
          </table:table-cell>
          <table:table-cell table:style-name="ce9" office:value-type="float" office:value="48866">
            <text:p>48,866</text:p>
          </table:table-cell>
          <table:table-cell/>
          <table:table-cell table:style-name="ce9" office:value-type="float" office:value="7655">
            <text:p>7,655</text:p>
          </table:table-cell>
          <table:table-cell table:style-name="ce9" office:value-type="float" office:value="8965">
            <text:p>8,965</text:p>
          </table:table-cell>
          <table:table-cell/>
          <table:table-cell table:style-name="ce9" office:value-type="float" office:value="6779">
            <text:p>6,779</text:p>
          </table:table-cell>
          <table:table-cell table:style-name="ce9" office:value-type="float" office:value="10661">
            <text:p>10,66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9">
            <text:p>199</text:p>
          </table:table-cell>
          <table:table-cell table:style-name="ce6" table:formula="of:=CONCATENATE(IF(MAX([.$D151];[.$G151];[.$J151];[.$M151];[.$P151];[.$S151];[.$V151])=[.D151];&quot;CDU&quot;;&quot;&quot;);IF(MAX([.$D151];[.$G151];[.$J151];[.$M151];[.$P151];[.$S151];[.$V151])=[.G151];&quot;SPD&quot;;&quot;&quot;);IF(MAX([.$D151];[.$G151];[.$J151];[.$M151];[.$P151];[.$S151];[.$V151])=[.J151];&quot;DIE LINKE&quot;;&quot;&quot;);IF(MAX([.$D151];[.$G151];[.$J151];[.$M151];[.$P151];[.$S151];[.$V151])=[.M151];&quot;GRÜNE&quot;;&quot;&quot;);IF(MAX([.$D151];[.$G151];[.$J151];[.$M151];[.$P151];[.$S151];[.$V151])=[.P151];&quot;CSU&quot;;&quot;&quot;))" office:value-type="string" office:string-value="CDU">
            <text:p>CDU</text:p>
          </table:table-cell>
          <table:table-cell table:style-name="ce9" table:formula="of:=SUM([.E151]+[.H151]+[.K151]+[.N151]+[.Q151])" office:value-type="float" office:value="119196">
            <text:p>119,196</text:p>
          </table:table-cell>
          <table:table-cell table:style-name="ce9" office:value-type="float" office:value="77379">
            <text:p>77,379</text:p>
          </table:table-cell>
          <table:table-cell table:style-name="ce9" office:value-type="float" office:value="68680">
            <text:p>68,680</text:p>
          </table:table-cell>
          <table:table-cell/>
          <table:table-cell table:style-name="ce9" office:value-type="float" office:value="39071">
            <text:p>39,071</text:p>
          </table:table-cell>
          <table:table-cell table:style-name="ce9" office:value-type="float" office:value="34660">
            <text:p>34,660</text:p>
          </table:table-cell>
          <table:table-cell/>
          <table:table-cell table:style-name="ce9" office:value-type="float" office:value="6221">
            <text:p>6,221</text:p>
          </table:table-cell>
          <table:table-cell table:style-name="ce9" office:value-type="float" office:value="6569">
            <text:p>6,569</text:p>
          </table:table-cell>
          <table:table-cell/>
          <table:table-cell table:style-name="ce9" office:value-type="float" office:value="7813">
            <text:p>7,813</text:p>
          </table:table-cell>
          <table:table-cell table:style-name="ce9" office:value-type="float" office:value="9287">
            <text:p>9,2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0">
            <text:p>200</text:p>
          </table:table-cell>
          <table:table-cell table:style-name="ce6" table:formula="of:=CONCATENATE(IF(MAX([.$D152];[.$G152];[.$J152];[.$M152];[.$P152];[.$S152];[.$V152])=[.D152];&quot;CDU&quot;;&quot;&quot;);IF(MAX([.$D152];[.$G152];[.$J152];[.$M152];[.$P152];[.$S152];[.$V152])=[.G152];&quot;SPD&quot;;&quot;&quot;);IF(MAX([.$D152];[.$G152];[.$J152];[.$M152];[.$P152];[.$S152];[.$V152])=[.J152];&quot;DIE LINKE&quot;;&quot;&quot;);IF(MAX([.$D152];[.$G152];[.$J152];[.$M152];[.$P152];[.$S152];[.$V152])=[.M152];&quot;GRÜNE&quot;;&quot;&quot;);IF(MAX([.$D152];[.$G152];[.$J152];[.$M152];[.$P152];[.$S152];[.$V152])=[.P152];&quot;CSU&quot;;&quot;&quot;))" office:value-type="string" office:string-value="CDU">
            <text:p>CDU</text:p>
          </table:table-cell>
          <table:table-cell table:style-name="ce9" table:formula="of:=SUM([.E152]+[.H152]+[.K152]+[.N152]+[.Q152])" office:value-type="float" office:value="119859">
            <text:p>119,859</text:p>
          </table:table-cell>
          <table:table-cell table:style-name="ce9" office:value-type="float" office:value="67046">
            <text:p>67,046</text:p>
          </table:table-cell>
          <table:table-cell table:style-name="ce9" office:value-type="float" office:value="63427">
            <text:p>63,427</text:p>
          </table:table-cell>
          <table:table-cell/>
          <table:table-cell table:style-name="ce9" office:value-type="float" office:value="43094">
            <text:p>43,094</text:p>
          </table:table-cell>
          <table:table-cell table:style-name="ce9" office:value-type="float" office:value="38221">
            <text:p>38,221</text:p>
          </table:table-cell>
          <table:table-cell/>
          <table:table-cell table:style-name="ce9" office:value-type="float" office:value="6901">
            <text:p>6,901</text:p>
          </table:table-cell>
          <table:table-cell table:style-name="ce9" office:value-type="float" office:value="7358">
            <text:p>7,358</text:p>
          </table:table-cell>
          <table:table-cell/>
          <table:table-cell table:style-name="ce9" office:value-type="float" office:value="11184">
            <text:p>11,184</text:p>
          </table:table-cell>
          <table:table-cell table:style-name="ce9" office:value-type="float" office:value="10853">
            <text:p>10,85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1">
            <text:p>201</text:p>
          </table:table-cell>
          <table:table-cell table:style-name="ce6" table:formula="of:=CONCATENATE(IF(MAX([.$D153];[.$G153];[.$J153];[.$M153];[.$P153];[.$S153];[.$V153])=[.D153];&quot;CDU&quot;;&quot;&quot;);IF(MAX([.$D153];[.$G153];[.$J153];[.$M153];[.$P153];[.$S153];[.$V153])=[.G153];&quot;SPD&quot;;&quot;&quot;);IF(MAX([.$D153];[.$G153];[.$J153];[.$M153];[.$P153];[.$S153];[.$V153])=[.J153];&quot;DIE LINKE&quot;;&quot;&quot;);IF(MAX([.$D153];[.$G153];[.$J153];[.$M153];[.$P153];[.$S153];[.$V153])=[.M153];&quot;GRÜNE&quot;;&quot;&quot;);IF(MAX([.$D153];[.$G153];[.$J153];[.$M153];[.$P153];[.$S153];[.$V153])=[.P153];&quot;CSU&quot;;&quot;&quot;))" office:value-type="string" office:string-value="CDU">
            <text:p>CDU</text:p>
          </table:table-cell>
          <table:table-cell table:style-name="ce9" table:formula="of:=SUM([.E153]+[.H153]+[.K153]+[.N153]+[.Q153])" office:value-type="float" office:value="107301">
            <text:p>107,301</text:p>
          </table:table-cell>
          <table:table-cell table:style-name="ce9" office:value-type="float" office:value="67658">
            <text:p>67,658</text:p>
          </table:table-cell>
          <table:table-cell table:style-name="ce9" office:value-type="float" office:value="62703">
            <text:p>62,703</text:p>
          </table:table-cell>
          <table:table-cell/>
          <table:table-cell table:style-name="ce9" office:value-type="float" office:value="35146">
            <text:p>35,146</text:p>
          </table:table-cell>
          <table:table-cell table:style-name="ce9" office:value-type="float" office:value="31202">
            <text:p>31,202</text:p>
          </table:table-cell>
          <table:table-cell/>
          <table:table-cell table:style-name="ce9" office:value-type="float" office:value="5647">
            <text:p>5,647</text:p>
          </table:table-cell>
          <table:table-cell table:style-name="ce9" office:value-type="float" office:value="6139">
            <text:p>6,139</text:p>
          </table:table-cell>
          <table:table-cell/>
          <table:table-cell table:style-name="ce9" office:value-type="float" office:value="5083">
            <text:p>5,083</text:p>
          </table:table-cell>
          <table:table-cell table:style-name="ce9" office:value-type="float" office:value="7257">
            <text:p>7,25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2">
            <text:p>202</text:p>
          </table:table-cell>
          <table:table-cell table:style-name="ce6" table:formula="of:=CONCATENATE(IF(MAX([.$D154];[.$G154];[.$J154];[.$M154];[.$P154];[.$S154];[.$V154])=[.D154];&quot;CDU&quot;;&quot;&quot;);IF(MAX([.$D154];[.$G154];[.$J154];[.$M154];[.$P154];[.$S154];[.$V154])=[.G154];&quot;SPD&quot;;&quot;&quot;);IF(MAX([.$D154];[.$G154];[.$J154];[.$M154];[.$P154];[.$S154];[.$V154])=[.J154];&quot;DIE LINKE&quot;;&quot;&quot;);IF(MAX([.$D154];[.$G154];[.$J154];[.$M154];[.$P154];[.$S154];[.$V154])=[.M154];&quot;GRÜNE&quot;;&quot;&quot;);IF(MAX([.$D154];[.$G154];[.$J154];[.$M154];[.$P154];[.$S154];[.$V154])=[.P154];&quot;CSU&quot;;&quot;&quot;))" office:value-type="string" office:string-value="CDU">
            <text:p>CDU</text:p>
          </table:table-cell>
          <table:table-cell table:style-name="ce9" table:formula="of:=SUM([.E154]+[.H154]+[.K154]+[.N154]+[.Q154])" office:value-type="float" office:value="109749">
            <text:p>109,749</text:p>
          </table:table-cell>
          <table:table-cell table:style-name="ce9" office:value-type="float" office:value="53324">
            <text:p>53,324</text:p>
          </table:table-cell>
          <table:table-cell table:style-name="ce9" office:value-type="float" office:value="53335">
            <text:p>53,335</text:p>
          </table:table-cell>
          <table:table-cell/>
          <table:table-cell table:style-name="ce9" office:value-type="float" office:value="48521">
            <text:p>48,521</text:p>
          </table:table-cell>
          <table:table-cell table:style-name="ce9" office:value-type="float" office:value="40708">
            <text:p>40,708</text:p>
          </table:table-cell>
          <table:table-cell/>
          <table:table-cell table:style-name="ce9" office:value-type="float" office:value="6688">
            <text:p>6,688</text:p>
          </table:table-cell>
          <table:table-cell table:style-name="ce9" office:value-type="float" office:value="7485">
            <text:p>7,485</text:p>
          </table:table-cell>
          <table:table-cell/>
          <table:table-cell table:style-name="ce9" office:value-type="float" office:value="5733">
            <text:p>5,733</text:p>
          </table:table-cell>
          <table:table-cell table:style-name="ce9" office:value-type="float" office:value="8221">
            <text:p>8,22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3">
            <text:p>203</text:p>
          </table:table-cell>
          <table:table-cell table:style-name="ce6" table:formula="of:=CONCATENATE(IF(MAX([.$D155];[.$G155];[.$J155];[.$M155];[.$P155];[.$S155];[.$V155])=[.D155];&quot;CDU&quot;;&quot;&quot;);IF(MAX([.$D155];[.$G155];[.$J155];[.$M155];[.$P155];[.$S155];[.$V155])=[.G155];&quot;SPD&quot;;&quot;&quot;);IF(MAX([.$D155];[.$G155];[.$J155];[.$M155];[.$P155];[.$S155];[.$V155])=[.J155];&quot;DIE LINKE&quot;;&quot;&quot;);IF(MAX([.$D155];[.$G155];[.$J155];[.$M155];[.$P155];[.$S155];[.$V155])=[.M155];&quot;GRÜNE&quot;;&quot;&quot;);IF(MAX([.$D155];[.$G155];[.$J155];[.$M155];[.$P155];[.$S155];[.$V155])=[.P155];&quot;CSU&quot;;&quot;&quot;))" office:value-type="string" office:string-value="CDU">
            <text:p>CDU</text:p>
          </table:table-cell>
          <table:table-cell table:style-name="ce9" table:formula="of:=SUM([.E155]+[.H155]+[.K155]+[.N155]+[.Q155])" office:value-type="float" office:value="99680">
            <text:p>99,680</text:p>
          </table:table-cell>
          <table:table-cell table:style-name="ce9" office:value-type="float" office:value="65252">
            <text:p>65,252</text:p>
          </table:table-cell>
          <table:table-cell table:style-name="ce9" office:value-type="float" office:value="61192">
            <text:p>61,192</text:p>
          </table:table-cell>
          <table:table-cell/>
          <table:table-cell table:style-name="ce9" office:value-type="float" office:value="30613">
            <text:p>30,613</text:p>
          </table:table-cell>
          <table:table-cell table:style-name="ce9" office:value-type="float" office:value="26189">
            <text:p>26,189</text:p>
          </table:table-cell>
          <table:table-cell/>
          <table:table-cell table:style-name="ce9" office:value-type="float" office:value="3867">
            <text:p>3,867</text:p>
          </table:table-cell>
          <table:table-cell table:style-name="ce9" office:value-type="float" office:value="5134">
            <text:p>5,134</text:p>
          </table:table-cell>
          <table:table-cell/>
          <table:table-cell table:style-name="ce9" office:value-type="float" office:value="5775">
            <text:p>5,775</text:p>
          </table:table-cell>
          <table:table-cell table:style-name="ce9" office:value-type="float" office:value="7165">
            <text:p>7,16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4">
            <text:p>204</text:p>
          </table:table-cell>
          <table:table-cell table:style-name="ce6" table:formula="of:=CONCATENATE(IF(MAX([.$D156];[.$G156];[.$J156];[.$M156];[.$P156];[.$S156];[.$V156])=[.D156];&quot;CDU&quot;;&quot;&quot;);IF(MAX([.$D156];[.$G156];[.$J156];[.$M156];[.$P156];[.$S156];[.$V156])=[.G156];&quot;SPD&quot;;&quot;&quot;);IF(MAX([.$D156];[.$G156];[.$J156];[.$M156];[.$P156];[.$S156];[.$V156])=[.J156];&quot;DIE LINKE&quot;;&quot;&quot;);IF(MAX([.$D156];[.$G156];[.$J156];[.$M156];[.$P156];[.$S156];[.$V156])=[.M156];&quot;GRÜNE&quot;;&quot;&quot;);IF(MAX([.$D156];[.$G156];[.$J156];[.$M156];[.$P156];[.$S156];[.$V156])=[.P156];&quot;CSU&quot;;&quot;&quot;))" office:value-type="string" office:string-value="CDU">
            <text:p>CDU</text:p>
          </table:table-cell>
          <table:table-cell table:style-name="ce9" table:formula="of:=SUM([.E156]+[.H156]+[.K156]+[.N156]+[.Q156])" office:value-type="float" office:value="119164">
            <text:p>119,164</text:p>
          </table:table-cell>
          <table:table-cell table:style-name="ce9" office:value-type="float" office:value="67281">
            <text:p>67,281</text:p>
          </table:table-cell>
          <table:table-cell table:style-name="ce9" office:value-type="float" office:value="60909">
            <text:p>60,909</text:p>
          </table:table-cell>
          <table:table-cell/>
          <table:table-cell table:style-name="ce9" office:value-type="float" office:value="42879">
            <text:p>42,879</text:p>
          </table:table-cell>
          <table:table-cell table:style-name="ce9" office:value-type="float" office:value="36410">
            <text:p>36,410</text:p>
          </table:table-cell>
          <table:table-cell/>
          <table:table-cell table:style-name="ce9" office:value-type="float" office:value="7687">
            <text:p>7,687</text:p>
          </table:table-cell>
          <table:table-cell table:style-name="ce9" office:value-type="float" office:value="8688">
            <text:p>8,688</text:p>
          </table:table-cell>
          <table:table-cell/>
          <table:table-cell table:style-name="ce9" office:value-type="float" office:value="9555">
            <text:p>9,555</text:p>
          </table:table-cell>
          <table:table-cell table:style-name="ce9" office:value-type="float" office:value="13157">
            <text:p>13,15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5">
            <text:p>205</text:p>
          </table:table-cell>
          <table:table-cell table:style-name="ce6" table:formula="of:=CONCATENATE(IF(MAX([.$D157];[.$G157];[.$J157];[.$M157];[.$P157];[.$S157];[.$V157])=[.D157];&quot;CDU&quot;;&quot;&quot;);IF(MAX([.$D157];[.$G157];[.$J157];[.$M157];[.$P157];[.$S157];[.$V157])=[.G157];&quot;SPD&quot;;&quot;&quot;);IF(MAX([.$D157];[.$G157];[.$J157];[.$M157];[.$P157];[.$S157];[.$V157])=[.J157];&quot;DIE LINKE&quot;;&quot;&quot;);IF(MAX([.$D157];[.$G157];[.$J157];[.$M157];[.$P157];[.$S157];[.$V157])=[.M157];&quot;GRÜNE&quot;;&quot;&quot;);IF(MAX([.$D157];[.$G157];[.$J157];[.$M157];[.$P157];[.$S157];[.$V157])=[.P157];&quot;CSU&quot;;&quot;&quot;))" office:value-type="string" office:string-value="CDU">
            <text:p>CDU</text:p>
          </table:table-cell>
          <table:table-cell table:style-name="ce9" table:formula="of:=SUM([.E157]+[.H157]+[.K157]+[.N157]+[.Q157])" office:value-type="float" office:value="128989">
            <text:p>128,989</text:p>
          </table:table-cell>
          <table:table-cell table:style-name="ce9" office:value-type="float" office:value="74887">
            <text:p>74,887</text:p>
          </table:table-cell>
          <table:table-cell table:style-name="ce9" office:value-type="float" office:value="69119">
            <text:p>69,119</text:p>
          </table:table-cell>
          <table:table-cell/>
          <table:table-cell table:style-name="ce9" office:value-type="float" office:value="47097">
            <text:p>47,097</text:p>
          </table:table-cell>
          <table:table-cell table:style-name="ce9" office:value-type="float" office:value="42500">
            <text:p>42,500</text:p>
          </table:table-cell>
          <table:table-cell/>
          <table:table-cell table:style-name="ce9" office:value-type="float" office:value="7217">
            <text:p>7,217</text:p>
          </table:table-cell>
          <table:table-cell table:style-name="ce9" office:value-type="float" office:value="7724">
            <text:p>7,724</text:p>
          </table:table-cell>
          <table:table-cell/>
          <table:table-cell table:style-name="ce9" office:value-type="float" office:value="9014">
            <text:p>9,014</text:p>
          </table:table-cell>
          <table:table-cell table:style-name="ce9" office:value-type="float" office:value="9646">
            <text:p>9,64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6">
            <text:p>206</text:p>
          </table:table-cell>
          <table:table-cell table:style-name="ce6" table:formula="of:=CONCATENATE(IF(MAX([.$D158];[.$G158];[.$J158];[.$M158];[.$P158];[.$S158];[.$V158])=[.D158];&quot;CDU&quot;;&quot;&quot;);IF(MAX([.$D158];[.$G158];[.$J158];[.$M158];[.$P158];[.$S158];[.$V158])=[.G158];&quot;SPD&quot;;&quot;&quot;);IF(MAX([.$D158];[.$G158];[.$J158];[.$M158];[.$P158];[.$S158];[.$V158])=[.J158];&quot;DIE LINKE&quot;;&quot;&quot;);IF(MAX([.$D158];[.$G158];[.$J158];[.$M158];[.$P158];[.$S158];[.$V158])=[.M158];&quot;GRÜNE&quot;;&quot;&quot;);IF(MAX([.$D158];[.$G158];[.$J158];[.$M158];[.$P158];[.$S158];[.$V158])=[.P158];&quot;CSU&quot;;&quot;&quot;))" office:value-type="string" office:string-value="CDU">
            <text:p>CDU</text:p>
          </table:table-cell>
          <table:table-cell table:style-name="ce9" table:formula="of:=SUM([.E158]+[.H158]+[.K158]+[.N158]+[.Q158])" office:value-type="float" office:value="161997">
            <text:p>161,997</text:p>
          </table:table-cell>
          <table:table-cell table:style-name="ce9" office:value-type="float" office:value="77285">
            <text:p>77,285</text:p>
          </table:table-cell>
          <table:table-cell table:style-name="ce9" office:value-type="float" office:value="74392">
            <text:p>74,392</text:p>
          </table:table-cell>
          <table:table-cell/>
          <table:table-cell table:style-name="ce9" office:value-type="float" office:value="67169">
            <text:p>67,169</text:p>
          </table:table-cell>
          <table:table-cell table:style-name="ce9" office:value-type="float" office:value="51614">
            <text:p>51,614</text:p>
          </table:table-cell>
          <table:table-cell/>
          <table:table-cell table:style-name="ce9" office:value-type="float" office:value="8359">
            <text:p>8,359</text:p>
          </table:table-cell>
          <table:table-cell table:style-name="ce9" office:value-type="float" office:value="10652">
            <text:p>10,652</text:p>
          </table:table-cell>
          <table:table-cell/>
          <table:table-cell table:style-name="ce9" office:value-type="float" office:value="19339">
            <text:p>19,339</text:p>
          </table:table-cell>
          <table:table-cell table:style-name="ce9" office:value-type="float" office:value="25339">
            <text:p>25,33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7">
            <text:p>207</text:p>
          </table:table-cell>
          <table:table-cell table:style-name="ce6" table:formula="of:=CONCATENATE(IF(MAX([.$D159];[.$G159];[.$J159];[.$M159];[.$P159];[.$S159];[.$V159])=[.D159];&quot;CDU&quot;;&quot;&quot;);IF(MAX([.$D159];[.$G159];[.$J159];[.$M159];[.$P159];[.$S159];[.$V159])=[.G159];&quot;SPD&quot;;&quot;&quot;);IF(MAX([.$D159];[.$G159];[.$J159];[.$M159];[.$P159];[.$S159];[.$V159])=[.J159];&quot;DIE LINKE&quot;;&quot;&quot;);IF(MAX([.$D159];[.$G159];[.$J159];[.$M159];[.$P159];[.$S159];[.$V159])=[.M159];&quot;GRÜNE&quot;;&quot;&quot;);IF(MAX([.$D159];[.$G159];[.$J159];[.$M159];[.$P159];[.$S159];[.$V159])=[.P159];&quot;CSU&quot;;&quot;&quot;))" office:value-type="string" office:string-value="CDU">
            <text:p>CDU</text:p>
          </table:table-cell>
          <table:table-cell table:style-name="ce9" table:formula="of:=SUM([.E159]+[.H159]+[.K159]+[.N159]+[.Q159])" office:value-type="float" office:value="120955">
            <text:p>120,955</text:p>
          </table:table-cell>
          <table:table-cell table:style-name="ce9" office:value-type="float" office:value="61337">
            <text:p>61,337</text:p>
          </table:table-cell>
          <table:table-cell table:style-name="ce9" office:value-type="float" office:value="57620">
            <text:p>57,620</text:p>
          </table:table-cell>
          <table:table-cell/>
          <table:table-cell table:style-name="ce9" office:value-type="float" office:value="53948">
            <text:p>53,948</text:p>
          </table:table-cell>
          <table:table-cell table:style-name="ce9" office:value-type="float" office:value="43670">
            <text:p>43,670</text:p>
          </table:table-cell>
          <table:table-cell/>
          <table:table-cell table:style-name="ce9" office:value-type="float" office:value="5359">
            <text:p>5,359</text:p>
          </table:table-cell>
          <table:table-cell table:style-name="ce9" office:value-type="float" office:value="7398">
            <text:p>7,398</text:p>
          </table:table-cell>
          <table:table-cell/>
          <table:table-cell table:style-name="ce9" office:value-type="float" office:value="8111">
            <text:p>8,111</text:p>
          </table:table-cell>
          <table:table-cell table:style-name="ce9" office:value-type="float" office:value="12267">
            <text:p>12,26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8">
            <text:p>208</text:p>
          </table:table-cell>
          <table:table-cell table:style-name="ce6" table:formula="of:=CONCATENATE(IF(MAX([.$D160];[.$G160];[.$J160];[.$M160];[.$P160];[.$S160];[.$V160])=[.D160];&quot;CDU&quot;;&quot;&quot;);IF(MAX([.$D160];[.$G160];[.$J160];[.$M160];[.$P160];[.$S160];[.$V160])=[.G160];&quot;SPD&quot;;&quot;&quot;);IF(MAX([.$D160];[.$G160];[.$J160];[.$M160];[.$P160];[.$S160];[.$V160])=[.J160];&quot;DIE LINKE&quot;;&quot;&quot;);IF(MAX([.$D160];[.$G160];[.$J160];[.$M160];[.$P160];[.$S160];[.$V160])=[.M160];&quot;GRÜNE&quot;;&quot;&quot;);IF(MAX([.$D160];[.$G160];[.$J160];[.$M160];[.$P160];[.$S160];[.$V160])=[.P160];&quot;CSU&quot;;&quot;&quot;))" office:value-type="string" office:string-value="CDU">
            <text:p>CDU</text:p>
          </table:table-cell>
          <table:table-cell table:style-name="ce9" table:formula="of:=SUM([.E160]+[.H160]+[.K160]+[.N160]+[.Q160])" office:value-type="float" office:value="124006">
            <text:p>124,006</text:p>
          </table:table-cell>
          <table:table-cell table:style-name="ce9" office:value-type="float" office:value="65746">
            <text:p>65,746</text:p>
          </table:table-cell>
          <table:table-cell table:style-name="ce9" office:value-type="float" office:value="59425">
            <text:p>59,425</text:p>
          </table:table-cell>
          <table:table-cell/>
          <table:table-cell table:style-name="ce9" office:value-type="float" office:value="54003">
            <text:p>54,003</text:p>
          </table:table-cell>
          <table:table-cell table:style-name="ce9" office:value-type="float" office:value="45001">
            <text:p>45,001</text:p>
          </table:table-cell>
          <table:table-cell/>
          <table:table-cell table:style-name="ce9" office:value-type="float" office:value="7476">
            <text:p>7,476</text:p>
          </table:table-cell>
          <table:table-cell table:style-name="ce9" office:value-type="float" office:value="8538">
            <text:p>8,538</text:p>
          </table:table-cell>
          <table:table-cell/>
          <table:table-cell table:style-name="ce9" office:value-type="float" office:value="7247">
            <text:p>7,247</text:p>
          </table:table-cell>
          <table:table-cell table:style-name="ce9" office:value-type="float" office:value="11042">
            <text:p>11,0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09">
            <text:p>209</text:p>
          </table:table-cell>
          <table:table-cell table:style-name="ce6" table:formula="of:=CONCATENATE(IF(MAX([.$D161];[.$G161];[.$J161];[.$M161];[.$P161];[.$S161];[.$V161])=[.D161];&quot;CDU&quot;;&quot;&quot;);IF(MAX([.$D161];[.$G161];[.$J161];[.$M161];[.$P161];[.$S161];[.$V161])=[.G161];&quot;SPD&quot;;&quot;&quot;);IF(MAX([.$D161];[.$G161];[.$J161];[.$M161];[.$P161];[.$S161];[.$V161])=[.J161];&quot;DIE LINKE&quot;;&quot;&quot;);IF(MAX([.$D161];[.$G161];[.$J161];[.$M161];[.$P161];[.$S161];[.$V161])=[.M161];&quot;GRÜNE&quot;;&quot;&quot;);IF(MAX([.$D161];[.$G161];[.$J161];[.$M161];[.$P161];[.$S161];[.$V161])=[.P161];&quot;CSU&quot;;&quot;&quot;))" office:value-type="string" office:string-value="CDU">
            <text:p>CDU</text:p>
          </table:table-cell>
          <table:table-cell table:style-name="ce9" table:formula="of:=SUM([.E161]+[.H161]+[.K161]+[.N161]+[.Q161])" office:value-type="float" office:value="134840">
            <text:p>134,840</text:p>
          </table:table-cell>
          <table:table-cell table:style-name="ce9" office:value-type="float" office:value="77345">
            <text:p>77,345</text:p>
          </table:table-cell>
          <table:table-cell table:style-name="ce9" office:value-type="float" office:value="71072">
            <text:p>71,072</text:p>
          </table:table-cell>
          <table:table-cell/>
          <table:table-cell table:style-name="ce9" office:value-type="float" office:value="46217">
            <text:p>46,217</text:p>
          </table:table-cell>
          <table:table-cell table:style-name="ce9" office:value-type="float" office:value="41982">
            <text:p>41,982</text:p>
          </table:table-cell>
          <table:table-cell/>
          <table:table-cell table:style-name="ce9" office:value-type="float" office:value="7244">
            <text:p>7,244</text:p>
          </table:table-cell>
          <table:table-cell table:style-name="ce9" office:value-type="float" office:value="7871">
            <text:p>7,871</text:p>
          </table:table-cell>
          <table:table-cell/>
          <table:table-cell table:style-name="ce9" office:value-type="float" office:value="13054">
            <text:p>13,054</text:p>
          </table:table-cell>
          <table:table-cell table:style-name="ce9" office:value-type="float" office:value="13915">
            <text:p>13,91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0">
            <text:p>210</text:p>
          </table:table-cell>
          <table:table-cell table:style-name="ce6" table:formula="of:=CONCATENATE(IF(MAX([.$D162];[.$G162];[.$J162];[.$M162];[.$P162];[.$S162];[.$V162])=[.D162];&quot;CDU&quot;;&quot;&quot;);IF(MAX([.$D162];[.$G162];[.$J162];[.$M162];[.$P162];[.$S162];[.$V162])=[.G162];&quot;SPD&quot;;&quot;&quot;);IF(MAX([.$D162];[.$G162];[.$J162];[.$M162];[.$P162];[.$S162];[.$V162])=[.J162];&quot;DIE LINKE&quot;;&quot;&quot;);IF(MAX([.$D162];[.$G162];[.$J162];[.$M162];[.$P162];[.$S162];[.$V162])=[.M162];&quot;GRÜNE&quot;;&quot;&quot;);IF(MAX([.$D162];[.$G162];[.$J162];[.$M162];[.$P162];[.$S162];[.$V162])=[.P162];&quot;CSU&quot;;&quot;&quot;))" office:value-type="string" office:string-value="SPD">
            <text:p>SPD</text:p>
          </table:table-cell>
          <table:table-cell table:style-name="ce9" table:formula="of:=SUM([.E162]+[.H162]+[.K162]+[.N162]+[.Q162])" office:value-type="float" office:value="133155">
            <text:p>133,155</text:p>
          </table:table-cell>
          <table:table-cell table:style-name="ce9" office:value-type="float" office:value="59086">
            <text:p>59,086</text:p>
          </table:table-cell>
          <table:table-cell table:style-name="ce9" office:value-type="float" office:value="57376">
            <text:p>57,376</text:p>
          </table:table-cell>
          <table:table-cell/>
          <table:table-cell table:style-name="ce9" office:value-type="float" office:value="61253">
            <text:p>61,253</text:p>
          </table:table-cell>
          <table:table-cell table:style-name="ce9" office:value-type="float" office:value="52242">
            <text:p>52,242</text:p>
          </table:table-cell>
          <table:table-cell/>
          <table:table-cell table:style-name="ce9" office:value-type="float" office:value="11813">
            <text:p>11,813</text:p>
          </table:table-cell>
          <table:table-cell table:style-name="ce9" office:value-type="float" office:value="12107">
            <text:p>12,107</text:p>
          </table:table-cell>
          <table:table-cell/>
          <table:table-cell table:style-name="ce9" office:value-type="float" office:value="8446">
            <text:p>8,446</text:p>
          </table:table-cell>
          <table:table-cell table:style-name="ce9" office:value-type="float" office:value="11430">
            <text:p>11,43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1">
            <text:p>211</text:p>
          </table:table-cell>
          <table:table-cell table:style-name="ce6" table:formula="of:=CONCATENATE(IF(MAX([.$D163];[.$G163];[.$J163];[.$M163];[.$P163];[.$S163];[.$V163])=[.D163];&quot;CDU&quot;;&quot;&quot;);IF(MAX([.$D163];[.$G163];[.$J163];[.$M163];[.$P163];[.$S163];[.$V163])=[.G163];&quot;SPD&quot;;&quot;&quot;);IF(MAX([.$D163];[.$G163];[.$J163];[.$M163];[.$P163];[.$S163];[.$V163])=[.J163];&quot;DIE LINKE&quot;;&quot;&quot;);IF(MAX([.$D163];[.$G163];[.$J163];[.$M163];[.$P163];[.$S163];[.$V163])=[.M163];&quot;GRÜNE&quot;;&quot;&quot;);IF(MAX([.$D163];[.$G163];[.$J163];[.$M163];[.$P163];[.$S163];[.$V163])=[.P163];&quot;CSU&quot;;&quot;&quot;))" office:value-type="string" office:string-value="CDU">
            <text:p>CDU</text:p>
          </table:table-cell>
          <table:table-cell table:style-name="ce9" table:formula="of:=SUM([.E163]+[.H163]+[.K163]+[.N163]+[.Q163])" office:value-type="float" office:value="104117">
            <text:p>104,117</text:p>
          </table:table-cell>
          <table:table-cell table:style-name="ce9" office:value-type="float" office:value="57201">
            <text:p>57,201</text:p>
          </table:table-cell>
          <table:table-cell table:style-name="ce9" office:value-type="float" office:value="54877">
            <text:p>54,877</text:p>
          </table:table-cell>
          <table:table-cell/>
          <table:table-cell table:style-name="ce9" office:value-type="float" office:value="40180">
            <text:p>40,180</text:p>
          </table:table-cell>
          <table:table-cell table:style-name="ce9" office:value-type="float" office:value="35108">
            <text:p>35,108</text:p>
          </table:table-cell>
          <table:table-cell/>
          <table:table-cell table:style-name="ce9" office:value-type="float" office:value="7486">
            <text:p>7,486</text:p>
          </table:table-cell>
          <table:table-cell table:style-name="ce9" office:value-type="float" office:value="8172">
            <text:p>8,172</text:p>
          </table:table-cell>
          <table:table-cell/>
          <table:table-cell table:style-name="ce9" office:value-type="float" office:value="5059">
            <text:p>5,059</text:p>
          </table:table-cell>
          <table:table-cell table:style-name="ce9" office:value-type="float" office:value="5960">
            <text:p>5,96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2">
            <text:p>212</text:p>
          </table:table-cell>
          <table:table-cell table:style-name="ce6" table:formula="of:=CONCATENATE(IF(MAX([.$D164];[.$G164];[.$J164];[.$M164];[.$P164];[.$S164];[.$V164])=[.D164];&quot;CDU&quot;;&quot;&quot;);IF(MAX([.$D164];[.$G164];[.$J164];[.$M164];[.$P164];[.$S164];[.$V164])=[.G164];&quot;SPD&quot;;&quot;&quot;);IF(MAX([.$D164];[.$G164];[.$J164];[.$M164];[.$P164];[.$S164];[.$V164])=[.J164];&quot;DIE LINKE&quot;;&quot;&quot;);IF(MAX([.$D164];[.$G164];[.$J164];[.$M164];[.$P164];[.$S164];[.$V164])=[.M164];&quot;GRÜNE&quot;;&quot;&quot;);IF(MAX([.$D164];[.$G164];[.$J164];[.$M164];[.$P164];[.$S164];[.$V164])=[.P164];&quot;CSU&quot;;&quot;&quot;))" office:value-type="string" office:string-value="CDU">
            <text:p>CDU</text:p>
          </table:table-cell>
          <table:table-cell table:style-name="ce9" table:formula="of:=SUM([.E164]+[.H164]+[.K164]+[.N164]+[.Q164])" office:value-type="float" office:value="127770">
            <text:p>127,770</text:p>
          </table:table-cell>
          <table:table-cell table:style-name="ce9" office:value-type="float" office:value="75748">
            <text:p>75,748</text:p>
          </table:table-cell>
          <table:table-cell table:style-name="ce9" office:value-type="float" office:value="66523">
            <text:p>66,523</text:p>
          </table:table-cell>
          <table:table-cell/>
          <table:table-cell table:style-name="ce9" office:value-type="float" office:value="43385">
            <text:p>43,385</text:p>
          </table:table-cell>
          <table:table-cell table:style-name="ce9" office:value-type="float" office:value="40537">
            <text:p>40,537</text:p>
          </table:table-cell>
          <table:table-cell/>
          <table:table-cell table:style-name="ce9" office:value-type="float" office:value="6308">
            <text:p>6,308</text:p>
          </table:table-cell>
          <table:table-cell table:style-name="ce9" office:value-type="float" office:value="7538">
            <text:p>7,538</text:p>
          </table:table-cell>
          <table:table-cell/>
          <table:table-cell table:style-name="ce9" office:value-type="float" office:value="11064">
            <text:p>11,064</text:p>
          </table:table-cell>
          <table:table-cell table:style-name="ce9" office:value-type="float" office:value="13172">
            <text:p>13,17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Rheinland-Pfalz</text:p>
          </table:table-cell>
          <table:table-cell table:style-name="ce4"/>
          <table:table-cell table:style-name="ce10" table:formula="of:=SUM([.C150:.C164])" office:value-type="float" office:value="1857275">
            <text:p>1,857,275</text:p>
          </table:table-cell>
          <table:table-cell table:style-name="ce10" table:formula="of:=SUM([.D150:.D164])" office:value-type="float" office:value="1026360">
            <text:p>1,026,360</text:p>
          </table:table-cell>
          <table:table-cell table:style-name="ce10" table:formula="of:=SUM([.E150:.E164])" office:value-type="float" office:value="958655">
            <text:p>958,655</text:p>
          </table:table-cell>
          <table:table-cell table:style-name="ce13" table:formula="of:=SUM([.E165]/[.$C165])" office:value-type="percentage" office:value="0.516162119233824">
            <text:p>51.62%</text:p>
          </table:table-cell>
          <table:table-cell table:style-name="ce10" table:formula="of:=SUM([.G150:.G164])" office:value-type="float" office:value="716029">
            <text:p>716,029</text:p>
          </table:table-cell>
          <table:table-cell table:style-name="ce10" table:formula="of:=SUM([.H150:.H164])" office:value-type="float" office:value="608910">
            <text:p>608,910</text:p>
          </table:table-cell>
          <table:table-cell table:style-name="ce13" table:formula="of:=SUM([.H165]/[.$C165])" office:value-type="percentage" office:value="0.327851287504543">
            <text:p>32.79%</text:p>
          </table:table-cell>
          <table:table-cell table:style-name="ce10" table:formula="of:=SUM([.J150:.J164])" office:value-type="float" office:value="105928">
            <text:p>105,928</text:p>
          </table:table-cell>
          <table:table-cell table:style-name="ce10" table:formula="of:=SUM([.K150:.K164])" office:value-type="float" office:value="120338">
            <text:p>120,338</text:p>
          </table:table-cell>
          <table:table-cell table:style-name="ce13" table:formula="of:=SUM([.K165]/[.$C165])" office:value-type="percentage" office:value="0.0647927743602859">
            <text:p>6.48%</text:p>
          </table:table-cell>
          <table:table-cell table:style-name="ce10" table:formula="of:=SUM([.M150:.M164])" office:value-type="float" office:value="133256">
            <text:p>133,256</text:p>
          </table:table-cell>
          <table:table-cell table:style-name="ce10" table:formula="of:=SUM([.N150:.N164])" office:value-type="float" office:value="169372">
            <text:p>169,372</text:p>
          </table:table-cell>
          <table:table-cell table:style-name="ce13" table:formula="of:=SUM([.N165]/[.$C165])" office:value-type="percentage" office:value="0.0911938189013474">
            <text:p>9.12%</text:p>
          </table:table-cell>
          <table:table-cell table:style-name="ce10" table:formula="of:=SUM([.P150:.P164])" office:value-type="float" office:value="0">
            <text:p>0</text:p>
          </table:table-cell>
          <table:table-cell table:style-name="ce10" table:formula="of:=SUM([.Q150:.Q164])" office:value-type="float" office:value="0">
            <text:p>0</text:p>
          </table:table-cell>
          <table:table-cell table:style-name="ce13" table:formula="of:=SUM([.Q165]/[.$C165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258">
            <text:p>258</text:p>
          </table:table-cell>
          <table:table-cell table:style-name="ce6" table:formula="of:=CONCATENATE(IF(MAX([.$D167];[.$G167];[.$J167];[.$M167];[.$P167];[.$S167];[.$V167])=[.D167];&quot;CDU&quot;;&quot;&quot;);IF(MAX([.$D167];[.$G167];[.$J167];[.$M167];[.$P167];[.$S167];[.$V167])=[.G167];&quot;SPD&quot;;&quot;&quot;);IF(MAX([.$D167];[.$G167];[.$J167];[.$M167];[.$P167];[.$S167];[.$V167])=[.J167];&quot;DIE LINKE&quot;;&quot;&quot;);IF(MAX([.$D167];[.$G167];[.$J167];[.$M167];[.$P167];[.$S167];[.$V167])=[.M167];&quot;GRÜNE&quot;;&quot;&quot;);IF(MAX([.$D167];[.$G167];[.$J167];[.$M167];[.$P167];[.$S167];[.$V167])=[.P167];&quot;CSU&quot;;&quot;&quot;))" office:value-type="string" office:string-value="CDU">
            <text:p>CDU</text:p>
          </table:table-cell>
          <table:table-cell table:style-name="ce9" table:formula="of:=SUM([.E167]+[.H167]+[.K167]+[.N167]+[.Q167])" office:value-type="float" office:value="124526">
            <text:p>124,526</text:p>
          </table:table-cell>
          <table:table-cell table:style-name="ce9" office:value-type="float" office:value="63465">
            <text:p>63,465</text:p>
          </table:table-cell>
          <table:table-cell table:style-name="ce9" office:value-type="float" office:value="56794">
            <text:p>56,794</text:p>
          </table:table-cell>
          <table:table-cell/>
          <table:table-cell table:style-name="ce9" office:value-type="float" office:value="25050">
            <text:p>25,050</text:p>
          </table:table-cell>
          <table:table-cell table:style-name="ce9" office:value-type="float" office:value="31766">
            <text:p>31,766</text:p>
          </table:table-cell>
          <table:table-cell/>
          <table:table-cell table:style-name="ce9" office:value-type="float" office:value="5824">
            <text:p>5,824</text:p>
          </table:table-cell>
          <table:table-cell table:style-name="ce9" office:value-type="float" office:value="9432">
            <text:p>9,432</text:p>
          </table:table-cell>
          <table:table-cell/>
          <table:table-cell table:style-name="ce9" office:value-type="float" office:value="41522">
            <text:p>41,522</text:p>
          </table:table-cell>
          <table:table-cell table:style-name="ce9" office:value-type="float" office:value="26534">
            <text:p>26,53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9">
            <text:p>259</text:p>
          </table:table-cell>
          <table:table-cell table:style-name="ce6" table:formula="of:=CONCATENATE(IF(MAX([.$D168];[.$G168];[.$J168];[.$M168];[.$P168];[.$S168];[.$V168])=[.D168];&quot;CDU&quot;;&quot;&quot;);IF(MAX([.$D168];[.$G168];[.$J168];[.$M168];[.$P168];[.$S168];[.$V168])=[.G168];&quot;SPD&quot;;&quot;&quot;);IF(MAX([.$D168];[.$G168];[.$J168];[.$M168];[.$P168];[.$S168];[.$V168])=[.J168];&quot;DIE LINKE&quot;;&quot;&quot;);IF(MAX([.$D168];[.$G168];[.$J168];[.$M168];[.$P168];[.$S168];[.$V168])=[.M168];&quot;GRÜNE&quot;;&quot;&quot;);IF(MAX([.$D168];[.$G168];[.$J168];[.$M168];[.$P168];[.$S168];[.$V168])=[.P168];&quot;CSU&quot;;&quot;&quot;))" office:value-type="string" office:string-value="CDU">
            <text:p>CDU</text:p>
          </table:table-cell>
          <table:table-cell table:style-name="ce9" table:formula="of:=SUM([.E168]+[.H168]+[.K168]+[.N168]+[.Q168])" office:value-type="float" office:value="110035">
            <text:p>110,035</text:p>
          </table:table-cell>
          <table:table-cell table:style-name="ce9" office:value-type="float" office:value="58222">
            <text:p>58,222</text:p>
          </table:table-cell>
          <table:table-cell table:style-name="ce9" office:value-type="float" office:value="52323">
            <text:p>52,323</text:p>
          </table:table-cell>
          <table:table-cell/>
          <table:table-cell table:style-name="ce9" office:value-type="float" office:value="34690">
            <text:p>34,690</text:p>
          </table:table-cell>
          <table:table-cell table:style-name="ce9" office:value-type="float" office:value="30469">
            <text:p>30,469</text:p>
          </table:table-cell>
          <table:table-cell/>
          <table:table-cell table:style-name="ce9" office:value-type="float" office:value="6633">
            <text:p>6,633</text:p>
          </table:table-cell>
          <table:table-cell table:style-name="ce9" office:value-type="float" office:value="8902">
            <text:p>8,902</text:p>
          </table:table-cell>
          <table:table-cell/>
          <table:table-cell table:style-name="ce9" office:value-type="float" office:value="18505">
            <text:p>18,505</text:p>
          </table:table-cell>
          <table:table-cell table:style-name="ce9" office:value-type="float" office:value="18341">
            <text:p>18,3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0">
            <text:p>260</text:p>
          </table:table-cell>
          <table:table-cell table:style-name="ce6" table:formula="of:=CONCATENATE(IF(MAX([.$D169];[.$G169];[.$J169];[.$M169];[.$P169];[.$S169];[.$V169])=[.D169];&quot;CDU&quot;;&quot;&quot;);IF(MAX([.$D169];[.$G169];[.$J169];[.$M169];[.$P169];[.$S169];[.$V169])=[.G169];&quot;SPD&quot;;&quot;&quot;);IF(MAX([.$D169];[.$G169];[.$J169];[.$M169];[.$P169];[.$S169];[.$V169])=[.J169];&quot;DIE LINKE&quot;;&quot;&quot;);IF(MAX([.$D169];[.$G169];[.$J169];[.$M169];[.$P169];[.$S169];[.$V169])=[.M169];&quot;GRÜNE&quot;;&quot;&quot;);IF(MAX([.$D169];[.$G169];[.$J169];[.$M169];[.$P169];[.$S169];[.$V169])=[.P169];&quot;CSU&quot;;&quot;&quot;))" office:value-type="string" office:string-value="CDU">
            <text:p>CDU</text:p>
          </table:table-cell>
          <table:table-cell table:style-name="ce9" table:formula="of:=SUM([.E169]+[.H169]+[.K169]+[.N169]+[.Q169])" office:value-type="float" office:value="154389">
            <text:p>154,389</text:p>
          </table:table-cell>
          <table:table-cell table:style-name="ce9" office:value-type="float" office:value="102408">
            <text:p>102,408</text:p>
          </table:table-cell>
          <table:table-cell table:style-name="ce9" office:value-type="float" office:value="88734">
            <text:p>88,734</text:p>
          </table:table-cell>
          <table:table-cell/>
          <table:table-cell table:style-name="ce9" office:value-type="float" office:value="44676">
            <text:p>44,676</text:p>
          </table:table-cell>
          <table:table-cell table:style-name="ce9" office:value-type="float" office:value="37808">
            <text:p>37,808</text:p>
          </table:table-cell>
          <table:table-cell/>
          <table:table-cell table:style-name="ce9" office:value-type="float" office:value="7621">
            <text:p>7,621</text:p>
          </table:table-cell>
          <table:table-cell table:style-name="ce9" office:value-type="float" office:value="8234">
            <text:p>8,234</text:p>
          </table:table-cell>
          <table:table-cell/>
          <table:table-cell table:style-name="ce9" office:value-type="float" office:value="17750">
            <text:p>17,750</text:p>
          </table:table-cell>
          <table:table-cell table:style-name="ce9" office:value-type="float" office:value="19613">
            <text:p>19,6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1">
            <text:p>261</text:p>
          </table:table-cell>
          <table:table-cell table:style-name="ce6" table:formula="of:=CONCATENATE(IF(MAX([.$D170];[.$G170];[.$J170];[.$M170];[.$P170];[.$S170];[.$V170])=[.D170];&quot;CDU&quot;;&quot;&quot;);IF(MAX([.$D170];[.$G170];[.$J170];[.$M170];[.$P170];[.$S170];[.$V170])=[.G170];&quot;SPD&quot;;&quot;&quot;);IF(MAX([.$D170];[.$G170];[.$J170];[.$M170];[.$P170];[.$S170];[.$V170])=[.J170];&quot;DIE LINKE&quot;;&quot;&quot;);IF(MAX([.$D170];[.$G170];[.$J170];[.$M170];[.$P170];[.$S170];[.$V170])=[.M170];&quot;GRÜNE&quot;;&quot;&quot;);IF(MAX([.$D170];[.$G170];[.$J170];[.$M170];[.$P170];[.$S170];[.$V170])=[.P170];&quot;CSU&quot;;&quot;&quot;))" office:value-type="string" office:string-value="CDU">
            <text:p>CDU</text:p>
          </table:table-cell>
          <table:table-cell table:style-name="ce9" table:formula="of:=SUM([.E170]+[.H170]+[.K170]+[.N170]+[.Q170])" office:value-type="float" office:value="107148">
            <text:p>107,148</text:p>
          </table:table-cell>
          <table:table-cell table:style-name="ce9" office:value-type="float" office:value="65825">
            <text:p>65,825</text:p>
          </table:table-cell>
          <table:table-cell table:style-name="ce9" office:value-type="float" office:value="57598">
            <text:p>57,598</text:p>
          </table:table-cell>
          <table:table-cell/>
          <table:table-cell table:style-name="ce9" office:value-type="float" office:value="32379">
            <text:p>32,379</text:p>
          </table:table-cell>
          <table:table-cell table:style-name="ce9" office:value-type="float" office:value="28205">
            <text:p>28,205</text:p>
          </table:table-cell>
          <table:table-cell/>
          <table:table-cell table:style-name="ce9" office:value-type="float" office:value="4788">
            <text:p>4,788</text:p>
          </table:table-cell>
          <table:table-cell table:style-name="ce9" office:value-type="float" office:value="5862">
            <text:p>5,862</text:p>
          </table:table-cell>
          <table:table-cell/>
          <table:table-cell table:style-name="ce9" office:value-type="float" office:value="14236">
            <text:p>14,236</text:p>
          </table:table-cell>
          <table:table-cell table:style-name="ce9" office:value-type="float" office:value="15483">
            <text:p>15,48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2">
            <text:p>262</text:p>
          </table:table-cell>
          <table:table-cell table:style-name="ce6" table:formula="of:=CONCATENATE(IF(MAX([.$D171];[.$G171];[.$J171];[.$M171];[.$P171];[.$S171];[.$V171])=[.D171];&quot;CDU&quot;;&quot;&quot;);IF(MAX([.$D171];[.$G171];[.$J171];[.$M171];[.$P171];[.$S171];[.$V171])=[.G171];&quot;SPD&quot;;&quot;&quot;);IF(MAX([.$D171];[.$G171];[.$J171];[.$M171];[.$P171];[.$S171];[.$V171])=[.J171];&quot;DIE LINKE&quot;;&quot;&quot;);IF(MAX([.$D171];[.$G171];[.$J171];[.$M171];[.$P171];[.$S171];[.$V171])=[.M171];&quot;GRÜNE&quot;;&quot;&quot;);IF(MAX([.$D171];[.$G171];[.$J171];[.$M171];[.$P171];[.$S171];[.$V171])=[.P171];&quot;CSU&quot;;&quot;&quot;))" office:value-type="string" office:string-value="CDU">
            <text:p>CDU</text:p>
          </table:table-cell>
          <table:table-cell table:style-name="ce9" table:formula="of:=SUM([.E171]+[.H171]+[.K171]+[.N171]+[.Q171])" office:value-type="float" office:value="129311">
            <text:p>129,311</text:p>
          </table:table-cell>
          <table:table-cell table:style-name="ce9" office:value-type="float" office:value="80710">
            <text:p>80,710</text:p>
          </table:table-cell>
          <table:table-cell table:style-name="ce9" office:value-type="float" office:value="72844">
            <text:p>72,844</text:p>
          </table:table-cell>
          <table:table-cell/>
          <table:table-cell table:style-name="ce9" office:value-type="float" office:value="40013">
            <text:p>40,013</text:p>
          </table:table-cell>
          <table:table-cell table:style-name="ce9" office:value-type="float" office:value="31499">
            <text:p>31,499</text:p>
          </table:table-cell>
          <table:table-cell/>
          <table:table-cell table:style-name="ce9" office:value-type="float" office:value="5205">
            <text:p>5,205</text:p>
          </table:table-cell>
          <table:table-cell table:style-name="ce9" office:value-type="float" office:value="6533">
            <text:p>6,533</text:p>
          </table:table-cell>
          <table:table-cell/>
          <table:table-cell table:style-name="ce9" office:value-type="float" office:value="15685">
            <text:p>15,685</text:p>
          </table:table-cell>
          <table:table-cell table:style-name="ce9" office:value-type="float" office:value="18435">
            <text:p>18,43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3">
            <text:p>263</text:p>
          </table:table-cell>
          <table:table-cell table:style-name="ce6" table:formula="of:=CONCATENATE(IF(MAX([.$D172];[.$G172];[.$J172];[.$M172];[.$P172];[.$S172];[.$V172])=[.D172];&quot;CDU&quot;;&quot;&quot;);IF(MAX([.$D172];[.$G172];[.$J172];[.$M172];[.$P172];[.$S172];[.$V172])=[.G172];&quot;SPD&quot;;&quot;&quot;);IF(MAX([.$D172];[.$G172];[.$J172];[.$M172];[.$P172];[.$S172];[.$V172])=[.J172];&quot;DIE LINKE&quot;;&quot;&quot;);IF(MAX([.$D172];[.$G172];[.$J172];[.$M172];[.$P172];[.$S172];[.$V172])=[.M172];&quot;GRÜNE&quot;;&quot;&quot;);IF(MAX([.$D172];[.$G172];[.$J172];[.$M172];[.$P172];[.$S172];[.$V172])=[.P172];&quot;CSU&quot;;&quot;&quot;))" office:value-type="string" office:string-value="CDU">
            <text:p>CDU</text:p>
          </table:table-cell>
          <table:table-cell table:style-name="ce9" table:formula="of:=SUM([.E172]+[.H172]+[.K172]+[.N172]+[.Q172])" office:value-type="float" office:value="107337">
            <text:p>107,337</text:p>
          </table:table-cell>
          <table:table-cell table:style-name="ce9" office:value-type="float" office:value="64095">
            <text:p>64,095</text:p>
          </table:table-cell>
          <table:table-cell table:style-name="ce9" office:value-type="float" office:value="60058">
            <text:p>60,058</text:p>
          </table:table-cell>
          <table:table-cell/>
          <table:table-cell table:style-name="ce9" office:value-type="float" office:value="31646">
            <text:p>31,646</text:p>
          </table:table-cell>
          <table:table-cell table:style-name="ce9" office:value-type="float" office:value="28435">
            <text:p>28,435</text:p>
          </table:table-cell>
          <table:table-cell/>
          <table:table-cell table:style-name="ce9" office:value-type="float" office:value="4710">
            <text:p>4,710</text:p>
          </table:table-cell>
          <table:table-cell table:style-name="ce9" office:value-type="float" office:value="5569">
            <text:p>5,569</text:p>
          </table:table-cell>
          <table:table-cell/>
          <table:table-cell table:style-name="ce9" office:value-type="float" office:value="14010">
            <text:p>14,010</text:p>
          </table:table-cell>
          <table:table-cell table:style-name="ce9" office:value-type="float" office:value="13275">
            <text:p>13,27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4">
            <text:p>264</text:p>
          </table:table-cell>
          <table:table-cell table:style-name="ce6" table:formula="of:=CONCATENATE(IF(MAX([.$D173];[.$G173];[.$J173];[.$M173];[.$P173];[.$S173];[.$V173])=[.D173];&quot;CDU&quot;;&quot;&quot;);IF(MAX([.$D173];[.$G173];[.$J173];[.$M173];[.$P173];[.$S173];[.$V173])=[.G173];&quot;SPD&quot;;&quot;&quot;);IF(MAX([.$D173];[.$G173];[.$J173];[.$M173];[.$P173];[.$S173];[.$V173])=[.J173];&quot;DIE LINKE&quot;;&quot;&quot;);IF(MAX([.$D173];[.$G173];[.$J173];[.$M173];[.$P173];[.$S173];[.$V173])=[.M173];&quot;GRÜNE&quot;;&quot;&quot;);IF(MAX([.$D173];[.$G173];[.$J173];[.$M173];[.$P173];[.$S173];[.$V173])=[.P173];&quot;CSU&quot;;&quot;&quot;))" office:value-type="string" office:string-value="CDU">
            <text:p>CDU</text:p>
          </table:table-cell>
          <table:table-cell table:style-name="ce9" table:formula="of:=SUM([.E173]+[.H173]+[.K173]+[.N173]+[.Q173])" office:value-type="float" office:value="136721">
            <text:p>136,721</text:p>
          </table:table-cell>
          <table:table-cell table:style-name="ce9" office:value-type="float" office:value="87082">
            <text:p>87,082</text:p>
          </table:table-cell>
          <table:table-cell table:style-name="ce9" office:value-type="float" office:value="77461">
            <text:p>77,461</text:p>
          </table:table-cell>
          <table:table-cell/>
          <table:table-cell table:style-name="ce9" office:value-type="float" office:value="38908">
            <text:p>38,908</text:p>
          </table:table-cell>
          <table:table-cell table:style-name="ce9" office:value-type="float" office:value="34086">
            <text:p>34,086</text:p>
          </table:table-cell>
          <table:table-cell/>
          <table:table-cell table:style-name="ce9" office:value-type="float" office:value="6211">
            <text:p>6,211</text:p>
          </table:table-cell>
          <table:table-cell table:style-name="ce9" office:value-type="float" office:value="7663">
            <text:p>7,663</text:p>
          </table:table-cell>
          <table:table-cell/>
          <table:table-cell table:style-name="ce9" office:value-type="float" office:value="17838">
            <text:p>17,838</text:p>
          </table:table-cell>
          <table:table-cell table:style-name="ce9" office:value-type="float" office:value="17511">
            <text:p>17,51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5">
            <text:p>265</text:p>
          </table:table-cell>
          <table:table-cell table:style-name="ce6" table:formula="of:=CONCATENATE(IF(MAX([.$D174];[.$G174];[.$J174];[.$M174];[.$P174];[.$S174];[.$V174])=[.D174];&quot;CDU&quot;;&quot;&quot;);IF(MAX([.$D174];[.$G174];[.$J174];[.$M174];[.$P174];[.$S174];[.$V174])=[.G174];&quot;SPD&quot;;&quot;&quot;);IF(MAX([.$D174];[.$G174];[.$J174];[.$M174];[.$P174];[.$S174];[.$V174])=[.J174];&quot;DIE LINKE&quot;;&quot;&quot;);IF(MAX([.$D174];[.$G174];[.$J174];[.$M174];[.$P174];[.$S174];[.$V174])=[.M174];&quot;GRÜNE&quot;;&quot;&quot;);IF(MAX([.$D174];[.$G174];[.$J174];[.$M174];[.$P174];[.$S174];[.$V174])=[.P174];&quot;CSU&quot;;&quot;&quot;))" office:value-type="string" office:string-value="CDU">
            <text:p>CDU</text:p>
          </table:table-cell>
          <table:table-cell table:style-name="ce9" table:formula="of:=SUM([.E174]+[.H174]+[.K174]+[.N174]+[.Q174])" office:value-type="float" office:value="131756">
            <text:p>131,756</text:p>
          </table:table-cell>
          <table:table-cell table:style-name="ce9" office:value-type="float" office:value="80935">
            <text:p>80,935</text:p>
          </table:table-cell>
          <table:table-cell table:style-name="ce9" office:value-type="float" office:value="70982">
            <text:p>70,982</text:p>
          </table:table-cell>
          <table:table-cell/>
          <table:table-cell table:style-name="ce9" office:value-type="float" office:value="33977">
            <text:p>33,977</text:p>
          </table:table-cell>
          <table:table-cell table:style-name="ce9" office:value-type="float" office:value="34338">
            <text:p>34,338</text:p>
          </table:table-cell>
          <table:table-cell/>
          <table:table-cell table:style-name="ce9" office:value-type="float" office:value="7739">
            <text:p>7,739</text:p>
          </table:table-cell>
          <table:table-cell table:style-name="ce9" office:value-type="float" office:value="7594">
            <text:p>7,594</text:p>
          </table:table-cell>
          <table:table-cell/>
          <table:table-cell table:style-name="ce9" office:value-type="float" office:value="21666">
            <text:p>21,666</text:p>
          </table:table-cell>
          <table:table-cell table:style-name="ce9" office:value-type="float" office:value="18842">
            <text:p>18,8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6">
            <text:p>266</text:p>
          </table:table-cell>
          <table:table-cell table:style-name="ce6" table:formula="of:=CONCATENATE(IF(MAX([.$D175];[.$G175];[.$J175];[.$M175];[.$P175];[.$S175];[.$V175])=[.D175];&quot;CDU&quot;;&quot;&quot;);IF(MAX([.$D175];[.$G175];[.$J175];[.$M175];[.$P175];[.$S175];[.$V175])=[.G175];&quot;SPD&quot;;&quot;&quot;);IF(MAX([.$D175];[.$G175];[.$J175];[.$M175];[.$P175];[.$S175];[.$V175])=[.J175];&quot;DIE LINKE&quot;;&quot;&quot;);IF(MAX([.$D175];[.$G175];[.$J175];[.$M175];[.$P175];[.$S175];[.$V175])=[.M175];&quot;GRÜNE&quot;;&quot;&quot;);IF(MAX([.$D175];[.$G175];[.$J175];[.$M175];[.$P175];[.$S175];[.$V175])=[.P175];&quot;CSU&quot;;&quot;&quot;))" office:value-type="string" office:string-value="CDU">
            <text:p>CDU</text:p>
          </table:table-cell>
          <table:table-cell table:style-name="ce9" table:formula="of:=SUM([.E175]+[.H175]+[.K175]+[.N175]+[.Q175])" office:value-type="float" office:value="142043">
            <text:p>142,043</text:p>
          </table:table-cell>
          <table:table-cell table:style-name="ce9" office:value-type="float" office:value="92693">
            <text:p>92,693</text:p>
          </table:table-cell>
          <table:table-cell table:style-name="ce9" office:value-type="float" office:value="79372">
            <text:p>79,372</text:p>
          </table:table-cell>
          <table:table-cell/>
          <table:table-cell table:style-name="ce9" office:value-type="float" office:value="45962">
            <text:p>45,962</text:p>
          </table:table-cell>
          <table:table-cell table:style-name="ce9" office:value-type="float" office:value="36849">
            <text:p>36,849</text:p>
          </table:table-cell>
          <table:table-cell/>
          <table:table-cell table:style-name="ce9" office:value-type="float" office:value="7697">
            <text:p>7,697</text:p>
          </table:table-cell>
          <table:table-cell table:style-name="ce9" office:value-type="float" office:value="7271">
            <text:p>7,271</text:p>
          </table:table-cell>
          <table:table-cell/>
          <table:table-cell table:style-name="ce9" office:value-type="float" office:value="16474">
            <text:p>16,474</text:p>
          </table:table-cell>
          <table:table-cell table:style-name="ce9" office:value-type="float" office:value="18551">
            <text:p>18,55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7">
            <text:p>267</text:p>
          </table:table-cell>
          <table:table-cell table:style-name="ce6" table:formula="of:=CONCATENATE(IF(MAX([.$D176];[.$G176];[.$J176];[.$M176];[.$P176];[.$S176];[.$V176])=[.D176];&quot;CDU&quot;;&quot;&quot;);IF(MAX([.$D176];[.$G176];[.$J176];[.$M176];[.$P176];[.$S176];[.$V176])=[.G176];&quot;SPD&quot;;&quot;&quot;);IF(MAX([.$D176];[.$G176];[.$J176];[.$M176];[.$P176];[.$S176];[.$V176])=[.J176];&quot;DIE LINKE&quot;;&quot;&quot;);IF(MAX([.$D176];[.$G176];[.$J176];[.$M176];[.$P176];[.$S176];[.$V176])=[.M176];&quot;GRÜNE&quot;;&quot;&quot;);IF(MAX([.$D176];[.$G176];[.$J176];[.$M176];[.$P176];[.$S176];[.$V176])=[.P176];&quot;CSU&quot;;&quot;&quot;))" office:value-type="string" office:string-value="CDU">
            <text:p>CDU</text:p>
          </table:table-cell>
          <table:table-cell table:style-name="ce9" table:formula="of:=SUM([.E176]+[.H176]+[.K176]+[.N176]+[.Q176])" office:value-type="float" office:value="139277">
            <text:p>139,277</text:p>
          </table:table-cell>
          <table:table-cell table:style-name="ce9" office:value-type="float" office:value="87777">
            <text:p>87,777</text:p>
          </table:table-cell>
          <table:table-cell table:style-name="ce9" office:value-type="float" office:value="78544">
            <text:p>78,544</text:p>
          </table:table-cell>
          <table:table-cell/>
          <table:table-cell table:style-name="ce9" office:value-type="float" office:value="46231">
            <text:p>46,231</text:p>
          </table:table-cell>
          <table:table-cell table:style-name="ce9" office:value-type="float" office:value="37933">
            <text:p>37,933</text:p>
          </table:table-cell>
          <table:table-cell/>
          <table:table-cell table:style-name="ce9" office:value-type="float" office:value="7554">
            <text:p>7,554</text:p>
          </table:table-cell>
          <table:table-cell table:style-name="ce9" office:value-type="float" office:value="8138">
            <text:p>8,138</text:p>
          </table:table-cell>
          <table:table-cell/>
          <table:table-cell table:style-name="ce9" office:value-type="float" office:value="12771">
            <text:p>12,771</text:p>
          </table:table-cell>
          <table:table-cell table:style-name="ce9" office:value-type="float" office:value="14662">
            <text:p>14,66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8">
            <text:p>268</text:p>
          </table:table-cell>
          <table:table-cell table:style-name="ce6" table:formula="of:=CONCATENATE(IF(MAX([.$D177];[.$G177];[.$J177];[.$M177];[.$P177];[.$S177];[.$V177])=[.D177];&quot;CDU&quot;;&quot;&quot;);IF(MAX([.$D177];[.$G177];[.$J177];[.$M177];[.$P177];[.$S177];[.$V177])=[.G177];&quot;SPD&quot;;&quot;&quot;);IF(MAX([.$D177];[.$G177];[.$J177];[.$M177];[.$P177];[.$S177];[.$V177])=[.J177];&quot;DIE LINKE&quot;;&quot;&quot;);IF(MAX([.$D177];[.$G177];[.$J177];[.$M177];[.$P177];[.$S177];[.$V177])=[.M177];&quot;GRÜNE&quot;;&quot;&quot;);IF(MAX([.$D177];[.$G177];[.$J177];[.$M177];[.$P177];[.$S177];[.$V177])=[.P177];&quot;CSU&quot;;&quot;&quot;))" office:value-type="string" office:string-value="CDU">
            <text:p>CDU</text:p>
          </table:table-cell>
          <table:table-cell table:style-name="ce9" table:formula="of:=SUM([.E177]+[.H177]+[.K177]+[.N177]+[.Q177])" office:value-type="float" office:value="127241">
            <text:p>127,241</text:p>
          </table:table-cell>
          <table:table-cell table:style-name="ce9" office:value-type="float" office:value="81427">
            <text:p>81,427</text:p>
          </table:table-cell>
          <table:table-cell table:style-name="ce9" office:value-type="float" office:value="72835">
            <text:p>72,835</text:p>
          </table:table-cell>
          <table:table-cell/>
          <table:table-cell table:style-name="ce9" office:value-type="float" office:value="35728">
            <text:p>35,728</text:p>
          </table:table-cell>
          <table:table-cell table:style-name="ce9" office:value-type="float" office:value="31230">
            <text:p>31,230</text:p>
          </table:table-cell>
          <table:table-cell/>
          <table:table-cell table:style-name="ce9" office:value-type="float" office:value="6626">
            <text:p>6,626</text:p>
          </table:table-cell>
          <table:table-cell table:style-name="ce9" office:value-type="float" office:value="7535">
            <text:p>7,535</text:p>
          </table:table-cell>
          <table:table-cell/>
          <table:table-cell table:style-name="ce9" office:value-type="float" office:value="15569">
            <text:p>15,569</text:p>
          </table:table-cell>
          <table:table-cell table:style-name="ce9" office:value-type="float" office:value="15641">
            <text:p>15,6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69">
            <text:p>269</text:p>
          </table:table-cell>
          <table:table-cell table:style-name="ce6" table:formula="of:=CONCATENATE(IF(MAX([.$D178];[.$G178];[.$J178];[.$M178];[.$P178];[.$S178];[.$V178])=[.D178];&quot;CDU&quot;;&quot;&quot;);IF(MAX([.$D178];[.$G178];[.$J178];[.$M178];[.$P178];[.$S178];[.$V178])=[.G178];&quot;SPD&quot;;&quot;&quot;);IF(MAX([.$D178];[.$G178];[.$J178];[.$M178];[.$P178];[.$S178];[.$V178])=[.J178];&quot;DIE LINKE&quot;;&quot;&quot;);IF(MAX([.$D178];[.$G178];[.$J178];[.$M178];[.$P178];[.$S178];[.$V178])=[.M178];&quot;GRÜNE&quot;;&quot;&quot;);IF(MAX([.$D178];[.$G178];[.$J178];[.$M178];[.$P178];[.$S178];[.$V178])=[.P178];&quot;CSU&quot;;&quot;&quot;))" office:value-type="string" office:string-value="CDU">
            <text:p>CDU</text:p>
          </table:table-cell>
          <table:table-cell table:style-name="ce9" table:formula="of:=SUM([.E178]+[.H178]+[.K178]+[.N178]+[.Q178])" office:value-type="float" office:value="105545">
            <text:p>105,545</text:p>
          </table:table-cell>
          <table:table-cell table:style-name="ce9" office:value-type="float" office:value="70748">
            <text:p>70,748</text:p>
          </table:table-cell>
          <table:table-cell table:style-name="ce9" office:value-type="float" office:value="62236">
            <text:p>62,236</text:p>
          </table:table-cell>
          <table:table-cell/>
          <table:table-cell table:style-name="ce9" office:value-type="float" office:value="31673">
            <text:p>31,673</text:p>
          </table:table-cell>
          <table:table-cell table:style-name="ce9" office:value-type="float" office:value="26198">
            <text:p>26,198</text:p>
          </table:table-cell>
          <table:table-cell/>
          <table:table-cell table:style-name="ce9" office:value-type="float" office:value="5079">
            <text:p>5,079</text:p>
          </table:table-cell>
          <table:table-cell table:style-name="ce9" office:value-type="float" office:value="5454">
            <text:p>5,454</text:p>
          </table:table-cell>
          <table:table-cell/>
          <table:table-cell table:style-name="ce9" office:value-type="float" office:value="10439">
            <text:p>10,439</text:p>
          </table:table-cell>
          <table:table-cell table:style-name="ce9" office:value-type="float" office:value="11657">
            <text:p>11,65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0">
            <text:p>270</text:p>
          </table:table-cell>
          <table:table-cell table:style-name="ce6" table:formula="of:=CONCATENATE(IF(MAX([.$D179];[.$G179];[.$J179];[.$M179];[.$P179];[.$S179];[.$V179])=[.D179];&quot;CDU&quot;;&quot;&quot;);IF(MAX([.$D179];[.$G179];[.$J179];[.$M179];[.$P179];[.$S179];[.$V179])=[.G179];&quot;SPD&quot;;&quot;&quot;);IF(MAX([.$D179];[.$G179];[.$J179];[.$M179];[.$P179];[.$S179];[.$V179])=[.J179];&quot;DIE LINKE&quot;;&quot;&quot;);IF(MAX([.$D179];[.$G179];[.$J179];[.$M179];[.$P179];[.$S179];[.$V179])=[.M179];&quot;GRÜNE&quot;;&quot;&quot;);IF(MAX([.$D179];[.$G179];[.$J179];[.$M179];[.$P179];[.$S179];[.$V179])=[.P179];&quot;CSU&quot;;&quot;&quot;))" office:value-type="string" office:string-value="CDU">
            <text:p>CDU</text:p>
          </table:table-cell>
          <table:table-cell table:style-name="ce9" table:formula="of:=SUM([.E179]+[.H179]+[.K179]+[.N179]+[.Q179])" office:value-type="float" office:value="136285">
            <text:p>136,285</text:p>
          </table:table-cell>
          <table:table-cell table:style-name="ce9" office:value-type="float" office:value="92293">
            <text:p>92,293</text:p>
          </table:table-cell>
          <table:table-cell table:style-name="ce9" office:value-type="float" office:value="79409">
            <text:p>79,409</text:p>
          </table:table-cell>
          <table:table-cell/>
          <table:table-cell table:style-name="ce9" office:value-type="float" office:value="39464">
            <text:p>39,464</text:p>
          </table:table-cell>
          <table:table-cell table:style-name="ce9" office:value-type="float" office:value="35861">
            <text:p>35,861</text:p>
          </table:table-cell>
          <table:table-cell/>
          <table:table-cell table:style-name="ce9" office:value-type="float" office:value="7929">
            <text:p>7,929</text:p>
          </table:table-cell>
          <table:table-cell table:style-name="ce9" office:value-type="float" office:value="7483">
            <text:p>7,483</text:p>
          </table:table-cell>
          <table:table-cell/>
          <table:table-cell table:style-name="ce9" office:value-type="float" office:value="12402">
            <text:p>12,402</text:p>
          </table:table-cell>
          <table:table-cell table:style-name="ce9" office:value-type="float" office:value="13532">
            <text:p>13,53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1">
            <text:p>271</text:p>
          </table:table-cell>
          <table:table-cell table:style-name="ce6" table:formula="of:=CONCATENATE(IF(MAX([.$D180];[.$G180];[.$J180];[.$M180];[.$P180];[.$S180];[.$V180])=[.D180];&quot;CDU&quot;;&quot;&quot;);IF(MAX([.$D180];[.$G180];[.$J180];[.$M180];[.$P180];[.$S180];[.$V180])=[.G180];&quot;SPD&quot;;&quot;&quot;);IF(MAX([.$D180];[.$G180];[.$J180];[.$M180];[.$P180];[.$S180];[.$V180])=[.J180];&quot;DIE LINKE&quot;;&quot;&quot;);IF(MAX([.$D180];[.$G180];[.$J180];[.$M180];[.$P180];[.$S180];[.$V180])=[.M180];&quot;GRÜNE&quot;;&quot;&quot;);IF(MAX([.$D180];[.$G180];[.$J180];[.$M180];[.$P180];[.$S180];[.$V180])=[.P180];&quot;CSU&quot;;&quot;&quot;))" office:value-type="string" office:string-value="CDU">
            <text:p>CDU</text:p>
          </table:table-cell>
          <table:table-cell table:style-name="ce9" table:formula="of:=SUM([.E180]+[.H180]+[.K180]+[.N180]+[.Q180])" office:value-type="float" office:value="120772">
            <text:p>120,772</text:p>
          </table:table-cell>
          <table:table-cell table:style-name="ce9" office:value-type="float" office:value="58452">
            <text:p>58,452</text:p>
          </table:table-cell>
          <table:table-cell table:style-name="ce9" office:value-type="float" office:value="55791">
            <text:p>55,791</text:p>
          </table:table-cell>
          <table:table-cell/>
          <table:table-cell table:style-name="ce9" office:value-type="float" office:value="43866">
            <text:p>43,866</text:p>
          </table:table-cell>
          <table:table-cell table:style-name="ce9" office:value-type="float" office:value="33785">
            <text:p>33,785</text:p>
          </table:table-cell>
          <table:table-cell/>
          <table:table-cell table:style-name="ce9" office:value-type="float" office:value="7254">
            <text:p>7,254</text:p>
          </table:table-cell>
          <table:table-cell table:style-name="ce9" office:value-type="float" office:value="8933">
            <text:p>8,933</text:p>
          </table:table-cell>
          <table:table-cell/>
          <table:table-cell table:style-name="ce9" office:value-type="float" office:value="20337">
            <text:p>20,337</text:p>
          </table:table-cell>
          <table:table-cell table:style-name="ce9" office:value-type="float" office:value="22263">
            <text:p>22,26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2">
            <text:p>272</text:p>
          </table:table-cell>
          <table:table-cell table:style-name="ce6" table:formula="of:=CONCATENATE(IF(MAX([.$D181];[.$G181];[.$J181];[.$M181];[.$P181];[.$S181];[.$V181])=[.D181];&quot;CDU&quot;;&quot;&quot;);IF(MAX([.$D181];[.$G181];[.$J181];[.$M181];[.$P181];[.$S181];[.$V181])=[.G181];&quot;SPD&quot;;&quot;&quot;);IF(MAX([.$D181];[.$G181];[.$J181];[.$M181];[.$P181];[.$S181];[.$V181])=[.J181];&quot;DIE LINKE&quot;;&quot;&quot;);IF(MAX([.$D181];[.$G181];[.$J181];[.$M181];[.$P181];[.$S181];[.$V181])=[.M181];&quot;GRÜNE&quot;;&quot;&quot;);IF(MAX([.$D181];[.$G181];[.$J181];[.$M181];[.$P181];[.$S181];[.$V181])=[.P181];&quot;CSU&quot;;&quot;&quot;))" office:value-type="string" office:string-value="CDU">
            <text:p>CDU</text:p>
          </table:table-cell>
          <table:table-cell table:style-name="ce9" table:formula="of:=SUM([.E181]+[.H181]+[.K181]+[.N181]+[.Q181])" office:value-type="float" office:value="128857">
            <text:p>128,857</text:p>
          </table:table-cell>
          <table:table-cell table:style-name="ce9" office:value-type="float" office:value="83848">
            <text:p>83,848</text:p>
          </table:table-cell>
          <table:table-cell table:style-name="ce9" office:value-type="float" office:value="73805">
            <text:p>73,805</text:p>
          </table:table-cell>
          <table:table-cell/>
          <table:table-cell table:style-name="ce9" office:value-type="float" office:value="40735">
            <text:p>40,735</text:p>
          </table:table-cell>
          <table:table-cell table:style-name="ce9" office:value-type="float" office:value="33416">
            <text:p>33,416</text:p>
          </table:table-cell>
          <table:table-cell/>
          <table:table-cell table:style-name="ce9" office:value-type="float" office:value="5896">
            <text:p>5,896</text:p>
          </table:table-cell>
          <table:table-cell table:style-name="ce9" office:value-type="float" office:value="6461">
            <text:p>6,461</text:p>
          </table:table-cell>
          <table:table-cell/>
          <table:table-cell table:style-name="ce9" office:value-type="float" office:value="12298">
            <text:p>12,298</text:p>
          </table:table-cell>
          <table:table-cell table:style-name="ce9" office:value-type="float" office:value="15175">
            <text:p>15,17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3">
            <text:p>273</text:p>
          </table:table-cell>
          <table:table-cell table:style-name="ce6" table:formula="of:=CONCATENATE(IF(MAX([.$D182];[.$G182];[.$J182];[.$M182];[.$P182];[.$S182];[.$V182])=[.D182];&quot;CDU&quot;;&quot;&quot;);IF(MAX([.$D182];[.$G182];[.$J182];[.$M182];[.$P182];[.$S182];[.$V182])=[.G182];&quot;SPD&quot;;&quot;&quot;);IF(MAX([.$D182];[.$G182];[.$J182];[.$M182];[.$P182];[.$S182];[.$V182])=[.J182];&quot;DIE LINKE&quot;;&quot;&quot;);IF(MAX([.$D182];[.$G182];[.$J182];[.$M182];[.$P182];[.$S182];[.$V182])=[.M182];&quot;GRÜNE&quot;;&quot;&quot;);IF(MAX([.$D182];[.$G182];[.$J182];[.$M182];[.$P182];[.$S182];[.$V182])=[.P182];&quot;CSU&quot;;&quot;&quot;))" office:value-type="string" office:string-value="CDU">
            <text:p>CDU</text:p>
          </table:table-cell>
          <table:table-cell table:style-name="ce9" table:formula="of:=SUM([.E182]+[.H182]+[.K182]+[.N182]+[.Q182])" office:value-type="float" office:value="121073">
            <text:p>121,073</text:p>
          </table:table-cell>
          <table:table-cell table:style-name="ce9" office:value-type="float" office:value="77850">
            <text:p>77,850</text:p>
          </table:table-cell>
          <table:table-cell table:style-name="ce9" office:value-type="float" office:value="71752">
            <text:p>71,752</text:p>
          </table:table-cell>
          <table:table-cell/>
          <table:table-cell table:style-name="ce9" office:value-type="float" office:value="33482">
            <text:p>33,482</text:p>
          </table:table-cell>
          <table:table-cell table:style-name="ce9" office:value-type="float" office:value="30043">
            <text:p>30,043</text:p>
          </table:table-cell>
          <table:table-cell/>
          <table:table-cell table:style-name="ce9" office:value-type="float" office:value="5073">
            <text:p>5,073</text:p>
          </table:table-cell>
          <table:table-cell table:style-name="ce9" office:value-type="float" office:value="6055">
            <text:p>6,055</text:p>
          </table:table-cell>
          <table:table-cell/>
          <table:table-cell table:style-name="ce9" office:value-type="float" office:value="12233">
            <text:p>12,233</text:p>
          </table:table-cell>
          <table:table-cell table:style-name="ce9" office:value-type="float" office:value="13223">
            <text:p>13,22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4">
            <text:p>274</text:p>
          </table:table-cell>
          <table:table-cell table:style-name="ce6" table:formula="of:=CONCATENATE(IF(MAX([.$D183];[.$G183];[.$J183];[.$M183];[.$P183];[.$S183];[.$V183])=[.D183];&quot;CDU&quot;;&quot;&quot;);IF(MAX([.$D183];[.$G183];[.$J183];[.$M183];[.$P183];[.$S183];[.$V183])=[.G183];&quot;SPD&quot;;&quot;&quot;);IF(MAX([.$D183];[.$G183];[.$J183];[.$M183];[.$P183];[.$S183];[.$V183])=[.J183];&quot;DIE LINKE&quot;;&quot;&quot;);IF(MAX([.$D183];[.$G183];[.$J183];[.$M183];[.$P183];[.$S183];[.$V183])=[.M183];&quot;GRÜNE&quot;;&quot;&quot;);IF(MAX([.$D183];[.$G183];[.$J183];[.$M183];[.$P183];[.$S183];[.$V183])=[.P183];&quot;CSU&quot;;&quot;&quot;))" office:value-type="string" office:string-value="CDU">
            <text:p>CDU</text:p>
          </table:table-cell>
          <table:table-cell table:style-name="ce9" table:formula="of:=SUM([.E183]+[.H183]+[.K183]+[.N183]+[.Q183])" office:value-type="float" office:value="135260">
            <text:p>135,260</text:p>
          </table:table-cell>
          <table:table-cell table:style-name="ce9" office:value-type="float" office:value="68061">
            <text:p>68,061</text:p>
          </table:table-cell>
          <table:table-cell table:style-name="ce9" office:value-type="float" office:value="62331">
            <text:p>62,331</text:p>
          </table:table-cell>
          <table:table-cell/>
          <table:table-cell table:style-name="ce9" office:value-type="float" office:value="50850">
            <text:p>50,850</text:p>
          </table:table-cell>
          <table:table-cell table:style-name="ce9" office:value-type="float" office:value="38915">
            <text:p>38,915</text:p>
          </table:table-cell>
          <table:table-cell/>
          <table:table-cell table:style-name="ce9" office:value-type="float" office:value="6892">
            <text:p>6,892</text:p>
          </table:table-cell>
          <table:table-cell table:style-name="ce9" office:value-type="float" office:value="9413">
            <text:p>9,413</text:p>
          </table:table-cell>
          <table:table-cell/>
          <table:table-cell table:style-name="ce9" office:value-type="float" office:value="20392">
            <text:p>20,392</text:p>
          </table:table-cell>
          <table:table-cell table:style-name="ce9" office:value-type="float" office:value="24601">
            <text:p>24,60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5">
            <text:p>275</text:p>
          </table:table-cell>
          <table:table-cell table:style-name="ce6" table:formula="of:=CONCATENATE(IF(MAX([.$D184];[.$G184];[.$J184];[.$M184];[.$P184];[.$S184];[.$V184])=[.D184];&quot;CDU&quot;;&quot;&quot;);IF(MAX([.$D184];[.$G184];[.$J184];[.$M184];[.$P184];[.$S184];[.$V184])=[.G184];&quot;SPD&quot;;&quot;&quot;);IF(MAX([.$D184];[.$G184];[.$J184];[.$M184];[.$P184];[.$S184];[.$V184])=[.J184];&quot;DIE LINKE&quot;;&quot;&quot;);IF(MAX([.$D184];[.$G184];[.$J184];[.$M184];[.$P184];[.$S184];[.$V184])=[.M184];&quot;GRÜNE&quot;;&quot;&quot;);IF(MAX([.$D184];[.$G184];[.$J184];[.$M184];[.$P184];[.$S184];[.$V184])=[.P184];&quot;CSU&quot;;&quot;&quot;))" office:value-type="string" office:string-value="CDU">
            <text:p>CDU</text:p>
          </table:table-cell>
          <table:table-cell table:style-name="ce9" table:formula="of:=SUM([.E184]+[.H184]+[.K184]+[.N184]+[.Q184])" office:value-type="float" office:value="110239">
            <text:p>110,239</text:p>
          </table:table-cell>
          <table:table-cell table:style-name="ce9" office:value-type="float" office:value="53819">
            <text:p>53,819</text:p>
          </table:table-cell>
          <table:table-cell table:style-name="ce9" office:value-type="float" office:value="47598">
            <text:p>47,598</text:p>
          </table:table-cell>
          <table:table-cell/>
          <table:table-cell table:style-name="ce9" office:value-type="float" office:value="43736">
            <text:p>43,736</text:p>
          </table:table-cell>
          <table:table-cell table:style-name="ce9" office:value-type="float" office:value="37367">
            <text:p>37,367</text:p>
          </table:table-cell>
          <table:table-cell/>
          <table:table-cell table:style-name="ce9" office:value-type="float" office:value="8951">
            <text:p>8,951</text:p>
          </table:table-cell>
          <table:table-cell table:style-name="ce9" office:value-type="float" office:value="10227">
            <text:p>10,227</text:p>
          </table:table-cell>
          <table:table-cell/>
          <table:table-cell table:style-name="ce9" office:value-type="float" office:value="16544">
            <text:p>16,544</text:p>
          </table:table-cell>
          <table:table-cell table:style-name="ce9" office:value-type="float" office:value="15047">
            <text:p>15,04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6">
            <text:p>276</text:p>
          </table:table-cell>
          <table:table-cell table:style-name="ce6" table:formula="of:=CONCATENATE(IF(MAX([.$D185];[.$G185];[.$J185];[.$M185];[.$P185];[.$S185];[.$V185])=[.D185];&quot;CDU&quot;;&quot;&quot;);IF(MAX([.$D185];[.$G185];[.$J185];[.$M185];[.$P185];[.$S185];[.$V185])=[.G185];&quot;SPD&quot;;&quot;&quot;);IF(MAX([.$D185];[.$G185];[.$J185];[.$M185];[.$P185];[.$S185];[.$V185])=[.J185];&quot;DIE LINKE&quot;;&quot;&quot;);IF(MAX([.$D185];[.$G185];[.$J185];[.$M185];[.$P185];[.$S185];[.$V185])=[.M185];&quot;GRÜNE&quot;;&quot;&quot;);IF(MAX([.$D185];[.$G185];[.$J185];[.$M185];[.$P185];[.$S185];[.$V185])=[.P185];&quot;CSU&quot;;&quot;&quot;))" office:value-type="string" office:string-value="CDU">
            <text:p>CDU</text:p>
          </table:table-cell>
          <table:table-cell table:style-name="ce9" table:formula="of:=SUM([.E185]+[.H185]+[.K185]+[.N185]+[.Q185])" office:value-type="float" office:value="127148">
            <text:p>127,148</text:p>
          </table:table-cell>
          <table:table-cell table:style-name="ce9" office:value-type="float" office:value="90624">
            <text:p>90,624</text:p>
          </table:table-cell>
          <table:table-cell table:style-name="ce9" office:value-type="float" office:value="79516">
            <text:p>79,516</text:p>
          </table:table-cell>
          <table:table-cell/>
          <table:table-cell table:style-name="ce9" office:value-type="float" office:value="32696">
            <text:p>32,696</text:p>
          </table:table-cell>
          <table:table-cell table:style-name="ce9" office:value-type="float" office:value="30269">
            <text:p>30,269</text:p>
          </table:table-cell>
          <table:table-cell/>
          <table:table-cell table:style-name="ce9" office:value-type="float" office:value="5158">
            <text:p>5,158</text:p>
          </table:table-cell>
          <table:table-cell table:style-name="ce9" office:value-type="float" office:value="6379">
            <text:p>6,379</text:p>
          </table:table-cell>
          <table:table-cell/>
          <table:table-cell table:style-name="ce9" office:value-type="float" office:value="9019">
            <text:p>9,019</text:p>
          </table:table-cell>
          <table:table-cell table:style-name="ce9" office:value-type="float" office:value="10984">
            <text:p>10,98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7">
            <text:p>277</text:p>
          </table:table-cell>
          <table:table-cell table:style-name="ce6" table:formula="of:=CONCATENATE(IF(MAX([.$D186];[.$G186];[.$J186];[.$M186];[.$P186];[.$S186];[.$V186])=[.D186];&quot;CDU&quot;;&quot;&quot;);IF(MAX([.$D186];[.$G186];[.$J186];[.$M186];[.$P186];[.$S186];[.$V186])=[.G186];&quot;SPD&quot;;&quot;&quot;);IF(MAX([.$D186];[.$G186];[.$J186];[.$M186];[.$P186];[.$S186];[.$V186])=[.J186];&quot;DIE LINKE&quot;;&quot;&quot;);IF(MAX([.$D186];[.$G186];[.$J186];[.$M186];[.$P186];[.$S186];[.$V186])=[.M186];&quot;GRÜNE&quot;;&quot;&quot;);IF(MAX([.$D186];[.$G186];[.$J186];[.$M186];[.$P186];[.$S186];[.$V186])=[.P186];&quot;CSU&quot;;&quot;&quot;))" office:value-type="string" office:string-value="CDU">
            <text:p>CDU</text:p>
          </table:table-cell>
          <table:table-cell table:style-name="ce9" table:formula="of:=SUM([.E186]+[.H186]+[.K186]+[.N186]+[.Q186])" office:value-type="float" office:value="117203">
            <text:p>117,203</text:p>
          </table:table-cell>
          <table:table-cell table:style-name="ce9" office:value-type="float" office:value="72271">
            <text:p>72,271</text:p>
          </table:table-cell>
          <table:table-cell table:style-name="ce9" office:value-type="float" office:value="63876">
            <text:p>63,876</text:p>
          </table:table-cell>
          <table:table-cell/>
          <table:table-cell table:style-name="ce9" office:value-type="float" office:value="37724">
            <text:p>37,724</text:p>
          </table:table-cell>
          <table:table-cell table:style-name="ce9" office:value-type="float" office:value="32456">
            <text:p>32,456</text:p>
          </table:table-cell>
          <table:table-cell/>
          <table:table-cell table:style-name="ce9" office:value-type="float" office:value="5824">
            <text:p>5,824</text:p>
          </table:table-cell>
          <table:table-cell table:style-name="ce9" office:value-type="float" office:value="6959">
            <text:p>6,959</text:p>
          </table:table-cell>
          <table:table-cell/>
          <table:table-cell table:style-name="ce9" office:value-type="float" office:value="12031">
            <text:p>12,031</text:p>
          </table:table-cell>
          <table:table-cell table:style-name="ce9" office:value-type="float" office:value="13912">
            <text:p>13,91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8">
            <text:p>278</text:p>
          </table:table-cell>
          <table:table-cell table:style-name="ce6" table:formula="of:=CONCATENATE(IF(MAX([.$D187];[.$G187];[.$J187];[.$M187];[.$P187];[.$S187];[.$V187])=[.D187];&quot;CDU&quot;;&quot;&quot;);IF(MAX([.$D187];[.$G187];[.$J187];[.$M187];[.$P187];[.$S187];[.$V187])=[.G187];&quot;SPD&quot;;&quot;&quot;);IF(MAX([.$D187];[.$G187];[.$J187];[.$M187];[.$P187];[.$S187];[.$V187])=[.J187];&quot;DIE LINKE&quot;;&quot;&quot;);IF(MAX([.$D187];[.$G187];[.$J187];[.$M187];[.$P187];[.$S187];[.$V187])=[.M187];&quot;GRÜNE&quot;;&quot;&quot;);IF(MAX([.$D187];[.$G187];[.$J187];[.$M187];[.$P187];[.$S187];[.$V187])=[.P187];&quot;CSU&quot;;&quot;&quot;))" office:value-type="string" office:string-value="CDU">
            <text:p>CDU</text:p>
          </table:table-cell>
          <table:table-cell table:style-name="ce9" table:formula="of:=SUM([.E187]+[.H187]+[.K187]+[.N187]+[.Q187])" office:value-type="float" office:value="115570">
            <text:p>115,570</text:p>
          </table:table-cell>
          <table:table-cell table:style-name="ce9" office:value-type="float" office:value="73944">
            <text:p>73,944</text:p>
          </table:table-cell>
          <table:table-cell table:style-name="ce9" office:value-type="float" office:value="66656">
            <text:p>66,656</text:p>
          </table:table-cell>
          <table:table-cell/>
          <table:table-cell table:style-name="ce9" office:value-type="float" office:value="35252">
            <text:p>35,252</text:p>
          </table:table-cell>
          <table:table-cell table:style-name="ce9" office:value-type="float" office:value="30861">
            <text:p>30,861</text:p>
          </table:table-cell>
          <table:table-cell/>
          <table:table-cell table:style-name="ce9" office:value-type="float" office:value="5345">
            <text:p>5,345</text:p>
          </table:table-cell>
          <table:table-cell table:style-name="ce9" office:value-type="float" office:value="6357">
            <text:p>6,357</text:p>
          </table:table-cell>
          <table:table-cell/>
          <table:table-cell table:style-name="ce9" office:value-type="float" office:value="9678">
            <text:p>9,678</text:p>
          </table:table-cell>
          <table:table-cell table:style-name="ce9" office:value-type="float" office:value="11696">
            <text:p>11,69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79">
            <text:p>279</text:p>
          </table:table-cell>
          <table:table-cell table:style-name="ce6" table:formula="of:=CONCATENATE(IF(MAX([.$D188];[.$G188];[.$J188];[.$M188];[.$P188];[.$S188];[.$V188])=[.D188];&quot;CDU&quot;;&quot;&quot;);IF(MAX([.$D188];[.$G188];[.$J188];[.$M188];[.$P188];[.$S188];[.$V188])=[.G188];&quot;SPD&quot;;&quot;&quot;);IF(MAX([.$D188];[.$G188];[.$J188];[.$M188];[.$P188];[.$S188];[.$V188])=[.J188];&quot;DIE LINKE&quot;;&quot;&quot;);IF(MAX([.$D188];[.$G188];[.$J188];[.$M188];[.$P188];[.$S188];[.$V188])=[.M188];&quot;GRÜNE&quot;;&quot;&quot;);IF(MAX([.$D188];[.$G188];[.$J188];[.$M188];[.$P188];[.$S188];[.$V188])=[.P188];&quot;CSU&quot;;&quot;&quot;))" office:value-type="string" office:string-value="CDU">
            <text:p>CDU</text:p>
          </table:table-cell>
          <table:table-cell table:style-name="ce9" table:formula="of:=SUM([.E188]+[.H188]+[.K188]+[.N188]+[.Q188])" office:value-type="float" office:value="124114">
            <text:p>124,114</text:p>
          </table:table-cell>
          <table:table-cell table:style-name="ce9" office:value-type="float" office:value="77737">
            <text:p>77,737</text:p>
          </table:table-cell>
          <table:table-cell table:style-name="ce9" office:value-type="float" office:value="70997">
            <text:p>70,997</text:p>
          </table:table-cell>
          <table:table-cell/>
          <table:table-cell table:style-name="ce9" office:value-type="float" office:value="36059">
            <text:p>36,059</text:p>
          </table:table-cell>
          <table:table-cell table:style-name="ce9" office:value-type="float" office:value="31788">
            <text:p>31,788</text:p>
          </table:table-cell>
          <table:table-cell/>
          <table:table-cell table:style-name="ce9" office:value-type="float" office:value="6435">
            <text:p>6,435</text:p>
          </table:table-cell>
          <table:table-cell table:style-name="ce9" office:value-type="float" office:value="7248">
            <text:p>7,248</text:p>
          </table:table-cell>
          <table:table-cell/>
          <table:table-cell table:style-name="ce9" office:value-type="float" office:value="12539">
            <text:p>12,539</text:p>
          </table:table-cell>
          <table:table-cell table:style-name="ce9" office:value-type="float" office:value="14081">
            <text:p>14,08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0">
            <text:p>280</text:p>
          </table:table-cell>
          <table:table-cell table:style-name="ce6" table:formula="of:=CONCATENATE(IF(MAX([.$D189];[.$G189];[.$J189];[.$M189];[.$P189];[.$S189];[.$V189])=[.D189];&quot;CDU&quot;;&quot;&quot;);IF(MAX([.$D189];[.$G189];[.$J189];[.$M189];[.$P189];[.$S189];[.$V189])=[.G189];&quot;SPD&quot;;&quot;&quot;);IF(MAX([.$D189];[.$G189];[.$J189];[.$M189];[.$P189];[.$S189];[.$V189])=[.J189];&quot;DIE LINKE&quot;;&quot;&quot;);IF(MAX([.$D189];[.$G189];[.$J189];[.$M189];[.$P189];[.$S189];[.$V189])=[.M189];&quot;GRÜNE&quot;;&quot;&quot;);IF(MAX([.$D189];[.$G189];[.$J189];[.$M189];[.$P189];[.$S189];[.$V189])=[.P189];&quot;CSU&quot;;&quot;&quot;))" office:value-type="string" office:string-value="CDU">
            <text:p>CDU</text:p>
          </table:table-cell>
          <table:table-cell table:style-name="ce9" table:formula="of:=SUM([.E189]+[.H189]+[.K189]+[.N189]+[.Q189])" office:value-type="float" office:value="115442">
            <text:p>115,442</text:p>
          </table:table-cell>
          <table:table-cell table:style-name="ce9" office:value-type="float" office:value="83514">
            <text:p>83,514</text:p>
          </table:table-cell>
          <table:table-cell table:style-name="ce9" office:value-type="float" office:value="73263">
            <text:p>73,263</text:p>
          </table:table-cell>
          <table:table-cell/>
          <table:table-cell table:style-name="ce9" office:value-type="float" office:value="28892">
            <text:p>28,892</text:p>
          </table:table-cell>
          <table:table-cell table:style-name="ce9" office:value-type="float" office:value="25285">
            <text:p>25,285</text:p>
          </table:table-cell>
          <table:table-cell/>
          <table:table-cell table:style-name="ce9" office:value-type="float" office:value="6094">
            <text:p>6,094</text:p>
          </table:table-cell>
          <table:table-cell table:style-name="ce9" office:value-type="float" office:value="5948">
            <text:p>5,948</text:p>
          </table:table-cell>
          <table:table-cell/>
          <table:table-cell table:style-name="ce9" office:value-type="float" office:value="10036">
            <text:p>10,036</text:p>
          </table:table-cell>
          <table:table-cell table:style-name="ce9" office:value-type="float" office:value="10946">
            <text:p>10,94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1">
            <text:p>281</text:p>
          </table:table-cell>
          <table:table-cell table:style-name="ce6" table:formula="of:=CONCATENATE(IF(MAX([.$D190];[.$G190];[.$J190];[.$M190];[.$P190];[.$S190];[.$V190])=[.D190];&quot;CDU&quot;;&quot;&quot;);IF(MAX([.$D190];[.$G190];[.$J190];[.$M190];[.$P190];[.$S190];[.$V190])=[.G190];&quot;SPD&quot;;&quot;&quot;);IF(MAX([.$D190];[.$G190];[.$J190];[.$M190];[.$P190];[.$S190];[.$V190])=[.J190];&quot;DIE LINKE&quot;;&quot;&quot;);IF(MAX([.$D190];[.$G190];[.$J190];[.$M190];[.$P190];[.$S190];[.$V190])=[.M190];&quot;GRÜNE&quot;;&quot;&quot;);IF(MAX([.$D190];[.$G190];[.$J190];[.$M190];[.$P190];[.$S190];[.$V190])=[.P190];&quot;CSU&quot;;&quot;&quot;))" office:value-type="string" office:string-value="CDU">
            <text:p>CDU</text:p>
          </table:table-cell>
          <table:table-cell table:style-name="ce9" table:formula="of:=SUM([.E190]+[.H190]+[.K190]+[.N190]+[.Q190])" office:value-type="float" office:value="141947">
            <text:p>141,947</text:p>
          </table:table-cell>
          <table:table-cell table:style-name="ce9" office:value-type="float" office:value="58106">
            <text:p>58,106</text:p>
          </table:table-cell>
          <table:table-cell table:style-name="ce9" office:value-type="float" office:value="59007">
            <text:p>59,007</text:p>
          </table:table-cell>
          <table:table-cell/>
          <table:table-cell table:style-name="ce9" office:value-type="float" office:value="50004">
            <text:p>50,004</text:p>
          </table:table-cell>
          <table:table-cell table:style-name="ce9" office:value-type="float" office:value="36791">
            <text:p>36,791</text:p>
          </table:table-cell>
          <table:table-cell/>
          <table:table-cell table:style-name="ce9" office:value-type="float" office:value="8083">
            <text:p>8,083</text:p>
          </table:table-cell>
          <table:table-cell table:style-name="ce9" office:value-type="float" office:value="13105">
            <text:p>13,105</text:p>
          </table:table-cell>
          <table:table-cell/>
          <table:table-cell table:style-name="ce9" office:value-type="float" office:value="34762">
            <text:p>34,762</text:p>
          </table:table-cell>
          <table:table-cell table:style-name="ce9" office:value-type="float" office:value="33044">
            <text:p>33,04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2">
            <text:p>282</text:p>
          </table:table-cell>
          <table:table-cell table:style-name="ce6" table:formula="of:=CONCATENATE(IF(MAX([.$D191];[.$G191];[.$J191];[.$M191];[.$P191];[.$S191];[.$V191])=[.D191];&quot;CDU&quot;;&quot;&quot;);IF(MAX([.$D191];[.$G191];[.$J191];[.$M191];[.$P191];[.$S191];[.$V191])=[.G191];&quot;SPD&quot;;&quot;&quot;);IF(MAX([.$D191];[.$G191];[.$J191];[.$M191];[.$P191];[.$S191];[.$V191])=[.J191];&quot;DIE LINKE&quot;;&quot;&quot;);IF(MAX([.$D191];[.$G191];[.$J191];[.$M191];[.$P191];[.$S191];[.$V191])=[.M191];&quot;GRÜNE&quot;;&quot;&quot;);IF(MAX([.$D191];[.$G191];[.$J191];[.$M191];[.$P191];[.$S191];[.$V191])=[.P191];&quot;CSU&quot;;&quot;&quot;))" office:value-type="string" office:string-value="CDU">
            <text:p>CDU</text:p>
          </table:table-cell>
          <table:table-cell table:style-name="ce9" table:formula="of:=SUM([.E191]+[.H191]+[.K191]+[.N191]+[.Q191])" office:value-type="float" office:value="134665">
            <text:p>134,665</text:p>
          </table:table-cell>
          <table:table-cell table:style-name="ce9" office:value-type="float" office:value="81205">
            <text:p>81,205</text:p>
          </table:table-cell>
          <table:table-cell table:style-name="ce9" office:value-type="float" office:value="70888">
            <text:p>70,888</text:p>
          </table:table-cell>
          <table:table-cell/>
          <table:table-cell table:style-name="ce9" office:value-type="float" office:value="39902">
            <text:p>39,902</text:p>
          </table:table-cell>
          <table:table-cell table:style-name="ce9" office:value-type="float" office:value="35328">
            <text:p>35,328</text:p>
          </table:table-cell>
          <table:table-cell/>
          <table:table-cell table:style-name="ce9" office:value-type="float" office:value="6305">
            <text:p>6,305</text:p>
          </table:table-cell>
          <table:table-cell table:style-name="ce9" office:value-type="float" office:value="7856">
            <text:p>7,856</text:p>
          </table:table-cell>
          <table:table-cell/>
          <table:table-cell table:style-name="ce9" office:value-type="float" office:value="19468">
            <text:p>19,468</text:p>
          </table:table-cell>
          <table:table-cell table:style-name="ce9" office:value-type="float" office:value="20593">
            <text:p>20,59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3">
            <text:p>283</text:p>
          </table:table-cell>
          <table:table-cell table:style-name="ce6" table:formula="of:=CONCATENATE(IF(MAX([.$D192];[.$G192];[.$J192];[.$M192];[.$P192];[.$S192];[.$V192])=[.D192];&quot;CDU&quot;;&quot;&quot;);IF(MAX([.$D192];[.$G192];[.$J192];[.$M192];[.$P192];[.$S192];[.$V192])=[.G192];&quot;SPD&quot;;&quot;&quot;);IF(MAX([.$D192];[.$G192];[.$J192];[.$M192];[.$P192];[.$S192];[.$V192])=[.J192];&quot;DIE LINKE&quot;;&quot;&quot;);IF(MAX([.$D192];[.$G192];[.$J192];[.$M192];[.$P192];[.$S192];[.$V192])=[.M192];&quot;GRÜNE&quot;;&quot;&quot;);IF(MAX([.$D192];[.$G192];[.$J192];[.$M192];[.$P192];[.$S192];[.$V192])=[.P192];&quot;CSU&quot;;&quot;&quot;))" office:value-type="string" office:string-value="CDU">
            <text:p>CDU</text:p>
          </table:table-cell>
          <table:table-cell table:style-name="ce9" table:formula="of:=SUM([.E192]+[.H192]+[.K192]+[.N192]+[.Q192])" office:value-type="float" office:value="126712">
            <text:p>126,712</text:p>
          </table:table-cell>
          <table:table-cell table:style-name="ce9" office:value-type="float" office:value="78797">
            <text:p>78,797</text:p>
          </table:table-cell>
          <table:table-cell table:style-name="ce9" office:value-type="float" office:value="69272">
            <text:p>69,272</text:p>
          </table:table-cell>
          <table:table-cell/>
          <table:table-cell table:style-name="ce9" office:value-type="float" office:value="39772">
            <text:p>39,772</text:p>
          </table:table-cell>
          <table:table-cell table:style-name="ce9" office:value-type="float" office:value="32131">
            <text:p>32,131</text:p>
          </table:table-cell>
          <table:table-cell/>
          <table:table-cell table:style-name="ce9" office:value-type="float" office:value="7002">
            <text:p>7,002</text:p>
          </table:table-cell>
          <table:table-cell table:style-name="ce9" office:value-type="float" office:value="7016">
            <text:p>7,016</text:p>
          </table:table-cell>
          <table:table-cell/>
          <table:table-cell table:style-name="ce9" office:value-type="float" office:value="17368">
            <text:p>17,368</text:p>
          </table:table-cell>
          <table:table-cell table:style-name="ce9" office:value-type="float" office:value="18293">
            <text:p>18,29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4">
            <text:p>284</text:p>
          </table:table-cell>
          <table:table-cell table:style-name="ce6" table:formula="of:=CONCATENATE(IF(MAX([.$D193];[.$G193];[.$J193];[.$M193];[.$P193];[.$S193];[.$V193])=[.D193];&quot;CDU&quot;;&quot;&quot;);IF(MAX([.$D193];[.$G193];[.$J193];[.$M193];[.$P193];[.$S193];[.$V193])=[.G193];&quot;SPD&quot;;&quot;&quot;);IF(MAX([.$D193];[.$G193];[.$J193];[.$M193];[.$P193];[.$S193];[.$V193])=[.J193];&quot;DIE LINKE&quot;;&quot;&quot;);IF(MAX([.$D193];[.$G193];[.$J193];[.$M193];[.$P193];[.$S193];[.$V193])=[.M193];&quot;GRÜNE&quot;;&quot;&quot;);IF(MAX([.$D193];[.$G193];[.$J193];[.$M193];[.$P193];[.$S193];[.$V193])=[.P193];&quot;CSU&quot;;&quot;&quot;))" office:value-type="string" office:string-value="CDU">
            <text:p>CDU</text:p>
          </table:table-cell>
          <table:table-cell table:style-name="ce9" table:formula="of:=SUM([.E193]+[.H193]+[.K193]+[.N193]+[.Q193])" office:value-type="float" office:value="118494">
            <text:p>118,494</text:p>
          </table:table-cell>
          <table:table-cell table:style-name="ce9" office:value-type="float" office:value="80083">
            <text:p>80,083</text:p>
          </table:table-cell>
          <table:table-cell table:style-name="ce9" office:value-type="float" office:value="68973">
            <text:p>68,973</text:p>
          </table:table-cell>
          <table:table-cell/>
          <table:table-cell table:style-name="ce9" office:value-type="float" office:value="28862">
            <text:p>28,862</text:p>
          </table:table-cell>
          <table:table-cell table:style-name="ce9" office:value-type="float" office:value="27448">
            <text:p>27,448</text:p>
          </table:table-cell>
          <table:table-cell/>
          <table:table-cell table:style-name="ce9" office:value-type="float" office:value="6083">
            <text:p>6,083</text:p>
          </table:table-cell>
          <table:table-cell table:style-name="ce9" office:value-type="float" office:value="6762">
            <text:p>6,762</text:p>
          </table:table-cell>
          <table:table-cell/>
          <table:table-cell table:style-name="ce9" office:value-type="float" office:value="14111">
            <text:p>14,111</text:p>
          </table:table-cell>
          <table:table-cell table:style-name="ce9" office:value-type="float" office:value="15311">
            <text:p>15,31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5">
            <text:p>285</text:p>
          </table:table-cell>
          <table:table-cell table:style-name="ce6" table:formula="of:=CONCATENATE(IF(MAX([.$D194];[.$G194];[.$J194];[.$M194];[.$P194];[.$S194];[.$V194])=[.D194];&quot;CDU&quot;;&quot;&quot;);IF(MAX([.$D194];[.$G194];[.$J194];[.$M194];[.$P194];[.$S194];[.$V194])=[.G194];&quot;SPD&quot;;&quot;&quot;);IF(MAX([.$D194];[.$G194];[.$J194];[.$M194];[.$P194];[.$S194];[.$V194])=[.J194];&quot;DIE LINKE&quot;;&quot;&quot;);IF(MAX([.$D194];[.$G194];[.$J194];[.$M194];[.$P194];[.$S194];[.$V194])=[.M194];&quot;GRÜNE&quot;;&quot;&quot;);IF(MAX([.$D194];[.$G194];[.$J194];[.$M194];[.$P194];[.$S194];[.$V194])=[.P194];&quot;CSU&quot;;&quot;&quot;))" office:value-type="string" office:string-value="CDU">
            <text:p>CDU</text:p>
          </table:table-cell>
          <table:table-cell table:style-name="ce9" table:formula="of:=SUM([.E194]+[.H194]+[.K194]+[.N194]+[.Q194])" office:value-type="float" office:value="113741">
            <text:p>113,741</text:p>
          </table:table-cell>
          <table:table-cell table:style-name="ce9" office:value-type="float" office:value="81517">
            <text:p>81,517</text:p>
          </table:table-cell>
          <table:table-cell table:style-name="ce9" office:value-type="float" office:value="72998">
            <text:p>72,998</text:p>
          </table:table-cell>
          <table:table-cell/>
          <table:table-cell table:style-name="ce9" office:value-type="float" office:value="25044">
            <text:p>25,044</text:p>
          </table:table-cell>
          <table:table-cell table:style-name="ce9" office:value-type="float" office:value="24757">
            <text:p>24,757</text:p>
          </table:table-cell>
          <table:table-cell/>
          <table:table-cell table:style-name="ce9" office:value-type="float" office:value="5290">
            <text:p>5,290</text:p>
          </table:table-cell>
          <table:table-cell table:style-name="ce9" office:value-type="float" office:value="5601">
            <text:p>5,601</text:p>
          </table:table-cell>
          <table:table-cell/>
          <table:table-cell table:style-name="ce9" office:value-type="float" office:value="10546">
            <text:p>10,546</text:p>
          </table:table-cell>
          <table:table-cell table:style-name="ce9" office:value-type="float" office:value="10385">
            <text:p>10,38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6">
            <text:p>286</text:p>
          </table:table-cell>
          <table:table-cell table:style-name="ce6" table:formula="of:=CONCATENATE(IF(MAX([.$D195];[.$G195];[.$J195];[.$M195];[.$P195];[.$S195];[.$V195])=[.D195];&quot;CDU&quot;;&quot;&quot;);IF(MAX([.$D195];[.$G195];[.$J195];[.$M195];[.$P195];[.$S195];[.$V195])=[.G195];&quot;SPD&quot;;&quot;&quot;);IF(MAX([.$D195];[.$G195];[.$J195];[.$M195];[.$P195];[.$S195];[.$V195])=[.J195];&quot;DIE LINKE&quot;;&quot;&quot;);IF(MAX([.$D195];[.$G195];[.$J195];[.$M195];[.$P195];[.$S195];[.$V195])=[.M195];&quot;GRÜNE&quot;;&quot;&quot;);IF(MAX([.$D195];[.$G195];[.$J195];[.$M195];[.$P195];[.$S195];[.$V195])=[.P195];&quot;CSU&quot;;&quot;&quot;))" office:value-type="string" office:string-value="CDU">
            <text:p>CDU</text:p>
          </table:table-cell>
          <table:table-cell table:style-name="ce9" table:formula="of:=SUM([.E195]+[.H195]+[.K195]+[.N195]+[.Q195])" office:value-type="float" office:value="95799">
            <text:p>95,799</text:p>
          </table:table-cell>
          <table:table-cell table:style-name="ce9" office:value-type="float" office:value="66505">
            <text:p>66,505</text:p>
          </table:table-cell>
          <table:table-cell table:style-name="ce9" office:value-type="float" office:value="57912">
            <text:p>57,912</text:p>
          </table:table-cell>
          <table:table-cell/>
          <table:table-cell table:style-name="ce9" office:value-type="float" office:value="22211">
            <text:p>22,211</text:p>
          </table:table-cell>
          <table:table-cell table:style-name="ce9" office:value-type="float" office:value="22414">
            <text:p>22,414</text:p>
          </table:table-cell>
          <table:table-cell/>
          <table:table-cell table:style-name="ce9" office:value-type="float" office:value="4144">
            <text:p>4,144</text:p>
          </table:table-cell>
          <table:table-cell table:style-name="ce9" office:value-type="float" office:value="4860">
            <text:p>4,860</text:p>
          </table:table-cell>
          <table:table-cell/>
          <table:table-cell table:style-name="ce9" office:value-type="float" office:value="8984">
            <text:p>8,984</text:p>
          </table:table-cell>
          <table:table-cell table:style-name="ce9" office:value-type="float" office:value="10613">
            <text:p>10,6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7">
            <text:p>287</text:p>
          </table:table-cell>
          <table:table-cell table:style-name="ce6" table:formula="of:=CONCATENATE(IF(MAX([.$D196];[.$G196];[.$J196];[.$M196];[.$P196];[.$S196];[.$V196])=[.D196];&quot;CDU&quot;;&quot;&quot;);IF(MAX([.$D196];[.$G196];[.$J196];[.$M196];[.$P196];[.$S196];[.$V196])=[.G196];&quot;SPD&quot;;&quot;&quot;);IF(MAX([.$D196];[.$G196];[.$J196];[.$M196];[.$P196];[.$S196];[.$V196])=[.J196];&quot;DIE LINKE&quot;;&quot;&quot;);IF(MAX([.$D196];[.$G196];[.$J196];[.$M196];[.$P196];[.$S196];[.$V196])=[.M196];&quot;GRÜNE&quot;;&quot;&quot;);IF(MAX([.$D196];[.$G196];[.$J196];[.$M196];[.$P196];[.$S196];[.$V196])=[.P196];&quot;CSU&quot;;&quot;&quot;))" office:value-type="string" office:string-value="CDU">
            <text:p>CDU</text:p>
          </table:table-cell>
          <table:table-cell table:style-name="ce9" table:formula="of:=SUM([.E196]+[.H196]+[.K196]+[.N196]+[.Q196])" office:value-type="float" office:value="118808">
            <text:p>118,808</text:p>
          </table:table-cell>
          <table:table-cell table:style-name="ce9" office:value-type="float" office:value="75524">
            <text:p>75,524</text:p>
          </table:table-cell>
          <table:table-cell table:style-name="ce9" office:value-type="float" office:value="63563">
            <text:p>63,563</text:p>
          </table:table-cell>
          <table:table-cell/>
          <table:table-cell table:style-name="ce9" office:value-type="float" office:value="27956">
            <text:p>27,956</text:p>
          </table:table-cell>
          <table:table-cell table:style-name="ce9" office:value-type="float" office:value="29504">
            <text:p>29,504</text:p>
          </table:table-cell>
          <table:table-cell/>
          <table:table-cell table:style-name="ce9" office:value-type="float" office:value="5980">
            <text:p>5,980</text:p>
          </table:table-cell>
          <table:table-cell table:style-name="ce9" office:value-type="float" office:value="7295">
            <text:p>7,295</text:p>
          </table:table-cell>
          <table:table-cell/>
          <table:table-cell table:style-name="ce9" office:value-type="float" office:value="19322">
            <text:p>19,322</text:p>
          </table:table-cell>
          <table:table-cell table:style-name="ce9" office:value-type="float" office:value="18446">
            <text:p>18,44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8">
            <text:p>288</text:p>
          </table:table-cell>
          <table:table-cell table:style-name="ce6" table:formula="of:=CONCATENATE(IF(MAX([.$D197];[.$G197];[.$J197];[.$M197];[.$P197];[.$S197];[.$V197])=[.D197];&quot;CDU&quot;;&quot;&quot;);IF(MAX([.$D197];[.$G197];[.$J197];[.$M197];[.$P197];[.$S197];[.$V197])=[.G197];&quot;SPD&quot;;&quot;&quot;);IF(MAX([.$D197];[.$G197];[.$J197];[.$M197];[.$P197];[.$S197];[.$V197])=[.J197];&quot;DIE LINKE&quot;;&quot;&quot;);IF(MAX([.$D197];[.$G197];[.$J197];[.$M197];[.$P197];[.$S197];[.$V197])=[.M197];&quot;GRÜNE&quot;;&quot;&quot;);IF(MAX([.$D197];[.$G197];[.$J197];[.$M197];[.$P197];[.$S197];[.$V197])=[.P197];&quot;CSU&quot;;&quot;&quot;))" office:value-type="string" office:string-value="CDU">
            <text:p>CDU</text:p>
          </table:table-cell>
          <table:table-cell table:style-name="ce9" table:formula="of:=SUM([.E197]+[.H197]+[.K197]+[.N197]+[.Q197])" office:value-type="float" office:value="106209">
            <text:p>106,209</text:p>
          </table:table-cell>
          <table:table-cell table:style-name="ce9" office:value-type="float" office:value="65009">
            <text:p>65,009</text:p>
          </table:table-cell>
          <table:table-cell table:style-name="ce9" office:value-type="float" office:value="62610">
            <text:p>62,610</text:p>
          </table:table-cell>
          <table:table-cell/>
          <table:table-cell table:style-name="ce9" office:value-type="float" office:value="35359">
            <text:p>35,359</text:p>
          </table:table-cell>
          <table:table-cell table:style-name="ce9" office:value-type="float" office:value="24130">
            <text:p>24,130</text:p>
          </table:table-cell>
          <table:table-cell/>
          <table:table-cell table:style-name="ce9" office:value-type="float" office:value="5613">
            <text:p>5,613</text:p>
          </table:table-cell>
          <table:table-cell table:style-name="ce9" office:value-type="float" office:value="5482">
            <text:p>5,482</text:p>
          </table:table-cell>
          <table:table-cell/>
          <table:table-cell table:style-name="ce9" office:value-type="float" office:value="12768">
            <text:p>12,768</text:p>
          </table:table-cell>
          <table:table-cell table:style-name="ce9" office:value-type="float" office:value="13987">
            <text:p>13,9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89">
            <text:p>289</text:p>
          </table:table-cell>
          <table:table-cell table:style-name="ce6" table:formula="of:=CONCATENATE(IF(MAX([.$D198];[.$G198];[.$J198];[.$M198];[.$P198];[.$S198];[.$V198])=[.D198];&quot;CDU&quot;;&quot;&quot;);IF(MAX([.$D198];[.$G198];[.$J198];[.$M198];[.$P198];[.$S198];[.$V198])=[.G198];&quot;SPD&quot;;&quot;&quot;);IF(MAX([.$D198];[.$G198];[.$J198];[.$M198];[.$P198];[.$S198];[.$V198])=[.J198];&quot;DIE LINKE&quot;;&quot;&quot;);IF(MAX([.$D198];[.$G198];[.$J198];[.$M198];[.$P198];[.$S198];[.$V198])=[.M198];&quot;GRÜNE&quot;;&quot;&quot;);IF(MAX([.$D198];[.$G198];[.$J198];[.$M198];[.$P198];[.$S198];[.$V198])=[.P198];&quot;CSU&quot;;&quot;&quot;))" office:value-type="string" office:string-value="CDU">
            <text:p>CDU</text:p>
          </table:table-cell>
          <table:table-cell table:style-name="ce9" table:formula="of:=SUM([.E198]+[.H198]+[.K198]+[.N198]+[.Q198])" office:value-type="float" office:value="120236">
            <text:p>120,236</text:p>
          </table:table-cell>
          <table:table-cell table:style-name="ce9" office:value-type="float" office:value="76870">
            <text:p>76,870</text:p>
          </table:table-cell>
          <table:table-cell table:style-name="ce9" office:value-type="float" office:value="68394">
            <text:p>68,394</text:p>
          </table:table-cell>
          <table:table-cell/>
          <table:table-cell table:style-name="ce9" office:value-type="float" office:value="29859">
            <text:p>29,859</text:p>
          </table:table-cell>
          <table:table-cell table:style-name="ce9" office:value-type="float" office:value="28558">
            <text:p>28,558</text:p>
          </table:table-cell>
          <table:table-cell/>
          <table:table-cell table:style-name="ce9" office:value-type="float" office:value="5966">
            <text:p>5,966</text:p>
          </table:table-cell>
          <table:table-cell table:style-name="ce9" office:value-type="float" office:value="7089">
            <text:p>7,089</text:p>
          </table:table-cell>
          <table:table-cell/>
          <table:table-cell table:style-name="ce9" office:value-type="float" office:value="18399">
            <text:p>18,399</text:p>
          </table:table-cell>
          <table:table-cell table:style-name="ce9" office:value-type="float" office:value="16195">
            <text:p>16,19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0">
            <text:p>290</text:p>
          </table:table-cell>
          <table:table-cell table:style-name="ce6" table:formula="of:=CONCATENATE(IF(MAX([.$D199];[.$G199];[.$J199];[.$M199];[.$P199];[.$S199];[.$V199])=[.D199];&quot;CDU&quot;;&quot;&quot;);IF(MAX([.$D199];[.$G199];[.$J199];[.$M199];[.$P199];[.$S199];[.$V199])=[.G199];&quot;SPD&quot;;&quot;&quot;);IF(MAX([.$D199];[.$G199];[.$J199];[.$M199];[.$P199];[.$S199];[.$V199])=[.J199];&quot;DIE LINKE&quot;;&quot;&quot;);IF(MAX([.$D199];[.$G199];[.$J199];[.$M199];[.$P199];[.$S199];[.$V199])=[.M199];&quot;GRÜNE&quot;;&quot;&quot;);IF(MAX([.$D199];[.$G199];[.$J199];[.$M199];[.$P199];[.$S199];[.$V199])=[.P199];&quot;CSU&quot;;&quot;&quot;))" office:value-type="string" office:string-value="CDU">
            <text:p>CDU</text:p>
          </table:table-cell>
          <table:table-cell table:style-name="ce9" table:formula="of:=SUM([.E199]+[.H199]+[.K199]+[.N199]+[.Q199])" office:value-type="float" office:value="124104">
            <text:p>124,104</text:p>
          </table:table-cell>
          <table:table-cell table:style-name="ce9" office:value-type="float" office:value="69354">
            <text:p>69,354</text:p>
          </table:table-cell>
          <table:table-cell table:style-name="ce9" office:value-type="float" office:value="61889">
            <text:p>61,889</text:p>
          </table:table-cell>
          <table:table-cell/>
          <table:table-cell table:style-name="ce9" office:value-type="float" office:value="30160">
            <text:p>30,160</text:p>
          </table:table-cell>
          <table:table-cell table:style-name="ce9" office:value-type="float" office:value="30417">
            <text:p>30,417</text:p>
          </table:table-cell>
          <table:table-cell/>
          <table:table-cell table:style-name="ce9" office:value-type="float" office:value="9589">
            <text:p>9,589</text:p>
          </table:table-cell>
          <table:table-cell table:style-name="ce9" office:value-type="float" office:value="9820">
            <text:p>9,820</text:p>
          </table:table-cell>
          <table:table-cell/>
          <table:table-cell table:style-name="ce9" office:value-type="float" office:value="24477">
            <text:p>24,477</text:p>
          </table:table-cell>
          <table:table-cell table:style-name="ce9" office:value-type="float" office:value="21978">
            <text:p>21,97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1">
            <text:p>291</text:p>
          </table:table-cell>
          <table:table-cell table:style-name="ce6" table:formula="of:=CONCATENATE(IF(MAX([.$D200];[.$G200];[.$J200];[.$M200];[.$P200];[.$S200];[.$V200])=[.D200];&quot;CDU&quot;;&quot;&quot;);IF(MAX([.$D200];[.$G200];[.$J200];[.$M200];[.$P200];[.$S200];[.$V200])=[.G200];&quot;SPD&quot;;&quot;&quot;);IF(MAX([.$D200];[.$G200];[.$J200];[.$M200];[.$P200];[.$S200];[.$V200])=[.J200];&quot;DIE LINKE&quot;;&quot;&quot;);IF(MAX([.$D200];[.$G200];[.$J200];[.$M200];[.$P200];[.$S200];[.$V200])=[.M200];&quot;GRÜNE&quot;;&quot;&quot;);IF(MAX([.$D200];[.$G200];[.$J200];[.$M200];[.$P200];[.$S200];[.$V200])=[.P200];&quot;CSU&quot;;&quot;&quot;))" office:value-type="string" office:string-value="CDU">
            <text:p>CDU</text:p>
          </table:table-cell>
          <table:table-cell table:style-name="ce9" table:formula="of:=SUM([.E200]+[.H200]+[.K200]+[.N200]+[.Q200])" office:value-type="float" office:value="137912">
            <text:p>137,912</text:p>
          </table:table-cell>
          <table:table-cell table:style-name="ce9" office:value-type="float" office:value="85984">
            <text:p>85,984</text:p>
          </table:table-cell>
          <table:table-cell table:style-name="ce9" office:value-type="float" office:value="80370">
            <text:p>80,370</text:p>
          </table:table-cell>
          <table:table-cell/>
          <table:table-cell table:style-name="ce9" office:value-type="float" office:value="39321">
            <text:p>39,321</text:p>
          </table:table-cell>
          <table:table-cell table:style-name="ce9" office:value-type="float" office:value="33432">
            <text:p>33,432</text:p>
          </table:table-cell>
          <table:table-cell/>
          <table:table-cell table:style-name="ce9" office:value-type="float" office:value="6012">
            <text:p>6,012</text:p>
          </table:table-cell>
          <table:table-cell table:style-name="ce9" office:value-type="float" office:value="7087">
            <text:p>7,087</text:p>
          </table:table-cell>
          <table:table-cell/>
          <table:table-cell table:style-name="ce9" office:value-type="float" office:value="16041">
            <text:p>16,041</text:p>
          </table:table-cell>
          <table:table-cell table:style-name="ce9" office:value-type="float" office:value="17023">
            <text:p>17,02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2">
            <text:p>292</text:p>
          </table:table-cell>
          <table:table-cell table:style-name="ce6" table:formula="of:=CONCATENATE(IF(MAX([.$D201];[.$G201];[.$J201];[.$M201];[.$P201];[.$S201];[.$V201])=[.D201];&quot;CDU&quot;;&quot;&quot;);IF(MAX([.$D201];[.$G201];[.$J201];[.$M201];[.$P201];[.$S201];[.$V201])=[.G201];&quot;SPD&quot;;&quot;&quot;);IF(MAX([.$D201];[.$G201];[.$J201];[.$M201];[.$P201];[.$S201];[.$V201])=[.J201];&quot;DIE LINKE&quot;;&quot;&quot;);IF(MAX([.$D201];[.$G201];[.$J201];[.$M201];[.$P201];[.$S201];[.$V201])=[.M201];&quot;GRÜNE&quot;;&quot;&quot;);IF(MAX([.$D201];[.$G201];[.$J201];[.$M201];[.$P201];[.$S201];[.$V201])=[.P201];&quot;CSU&quot;;&quot;&quot;))" office:value-type="string" office:string-value="CDU">
            <text:p>CDU</text:p>
          </table:table-cell>
          <table:table-cell table:style-name="ce9" table:formula="of:=SUM([.E201]+[.H201]+[.K201]+[.N201]+[.Q201])" office:value-type="float" office:value="100343">
            <text:p>100,343</text:p>
          </table:table-cell>
          <table:table-cell table:style-name="ce9" office:value-type="float" office:value="70540">
            <text:p>70,540</text:p>
          </table:table-cell>
          <table:table-cell table:style-name="ce9" office:value-type="float" office:value="67567">
            <text:p>67,567</text:p>
          </table:table-cell>
          <table:table-cell/>
          <table:table-cell table:style-name="ce9" office:value-type="float" office:value="23786">
            <text:p>23,786</text:p>
          </table:table-cell>
          <table:table-cell table:style-name="ce9" office:value-type="float" office:value="17814">
            <text:p>17,814</text:p>
          </table:table-cell>
          <table:table-cell/>
          <table:table-cell table:style-name="ce9" office:value-type="float" office:value="4013">
            <text:p>4,013</text:p>
          </table:table-cell>
          <table:table-cell table:style-name="ce9" office:value-type="float" office:value="4075">
            <text:p>4,075</text:p>
          </table:table-cell>
          <table:table-cell/>
          <table:table-cell table:style-name="ce9" office:value-type="float" office:value="10754">
            <text:p>10,754</text:p>
          </table:table-cell>
          <table:table-cell table:style-name="ce9" office:value-type="float" office:value="10887">
            <text:p>10,8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3">
            <text:p>293</text:p>
          </table:table-cell>
          <table:table-cell table:style-name="ce6" table:formula="of:=CONCATENATE(IF(MAX([.$D202];[.$G202];[.$J202];[.$M202];[.$P202];[.$S202];[.$V202])=[.D202];&quot;CDU&quot;;&quot;&quot;);IF(MAX([.$D202];[.$G202];[.$J202];[.$M202];[.$P202];[.$S202];[.$V202])=[.G202];&quot;SPD&quot;;&quot;&quot;);IF(MAX([.$D202];[.$G202];[.$J202];[.$M202];[.$P202];[.$S202];[.$V202])=[.J202];&quot;DIE LINKE&quot;;&quot;&quot;);IF(MAX([.$D202];[.$G202];[.$J202];[.$M202];[.$P202];[.$S202];[.$V202])=[.M202];&quot;GRÜNE&quot;;&quot;&quot;);IF(MAX([.$D202];[.$G202];[.$J202];[.$M202];[.$P202];[.$S202];[.$V202])=[.P202];&quot;CSU&quot;;&quot;&quot;))" office:value-type="string" office:string-value="CDU">
            <text:p>CDU</text:p>
          </table:table-cell>
          <table:table-cell table:style-name="ce9" table:formula="of:=SUM([.E202]+[.H202]+[.K202]+[.N202]+[.Q202])" office:value-type="float" office:value="105670">
            <text:p>105,670</text:p>
          </table:table-cell>
          <table:table-cell table:style-name="ce9" office:value-type="float" office:value="68333">
            <text:p>68,333</text:p>
          </table:table-cell>
          <table:table-cell table:style-name="ce9" office:value-type="float" office:value="61961">
            <text:p>61,961</text:p>
          </table:table-cell>
          <table:table-cell/>
          <table:table-cell table:style-name="ce9" office:value-type="float" office:value="26105">
            <text:p>26,105</text:p>
          </table:table-cell>
          <table:table-cell table:style-name="ce9" office:value-type="float" office:value="23125">
            <text:p>23,125</text:p>
          </table:table-cell>
          <table:table-cell/>
          <table:table-cell table:style-name="ce9" office:value-type="float" office:value="5749">
            <text:p>5,749</text:p>
          </table:table-cell>
          <table:table-cell table:style-name="ce9" office:value-type="float" office:value="5629">
            <text:p>5,629</text:p>
          </table:table-cell>
          <table:table-cell/>
          <table:table-cell table:style-name="ce9" office:value-type="float" office:value="14224">
            <text:p>14,224</text:p>
          </table:table-cell>
          <table:table-cell table:style-name="ce9" office:value-type="float" office:value="14955">
            <text:p>14,95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4">
            <text:p>294</text:p>
          </table:table-cell>
          <table:table-cell table:style-name="ce6" table:formula="of:=CONCATENATE(IF(MAX([.$D203];[.$G203];[.$J203];[.$M203];[.$P203];[.$S203];[.$V203])=[.D203];&quot;CDU&quot;;&quot;&quot;);IF(MAX([.$D203];[.$G203];[.$J203];[.$M203];[.$P203];[.$S203];[.$V203])=[.G203];&quot;SPD&quot;;&quot;&quot;);IF(MAX([.$D203];[.$G203];[.$J203];[.$M203];[.$P203];[.$S203];[.$V203])=[.J203];&quot;DIE LINKE&quot;;&quot;&quot;);IF(MAX([.$D203];[.$G203];[.$J203];[.$M203];[.$P203];[.$S203];[.$V203])=[.M203];&quot;GRÜNE&quot;;&quot;&quot;);IF(MAX([.$D203];[.$G203];[.$J203];[.$M203];[.$P203];[.$S203];[.$V203])=[.P203];&quot;CSU&quot;;&quot;&quot;))" office:value-type="string" office:string-value="CDU">
            <text:p>CDU</text:p>
          </table:table-cell>
          <table:table-cell table:style-name="ce9" table:formula="of:=SUM([.E203]+[.H203]+[.K203]+[.N203]+[.Q203])" office:value-type="float" office:value="112858">
            <text:p>112,858</text:p>
          </table:table-cell>
          <table:table-cell table:style-name="ce9" office:value-type="float" office:value="69312">
            <text:p>69,312</text:p>
          </table:table-cell>
          <table:table-cell table:style-name="ce9" office:value-type="float" office:value="67251">
            <text:p>67,251</text:p>
          </table:table-cell>
          <table:table-cell/>
          <table:table-cell table:style-name="ce9" office:value-type="float" office:value="26909">
            <text:p>26,909</text:p>
          </table:table-cell>
          <table:table-cell table:style-name="ce9" office:value-type="float" office:value="23266">
            <text:p>23,266</text:p>
          </table:table-cell>
          <table:table-cell/>
          <table:table-cell table:style-name="ce9" office:value-type="float" office:value="4424">
            <text:p>4,424</text:p>
          </table:table-cell>
          <table:table-cell table:style-name="ce9" office:value-type="float" office:value="5770">
            <text:p>5,770</text:p>
          </table:table-cell>
          <table:table-cell/>
          <table:table-cell table:style-name="ce9" office:value-type="float" office:value="18298">
            <text:p>18,298</text:p>
          </table:table-cell>
          <table:table-cell table:style-name="ce9" office:value-type="float" office:value="16571">
            <text:p>16,57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5">
            <text:p>295</text:p>
          </table:table-cell>
          <table:table-cell table:style-name="ce6" table:formula="of:=CONCATENATE(IF(MAX([.$D204];[.$G204];[.$J204];[.$M204];[.$P204];[.$S204];[.$V204])=[.D204];&quot;CDU&quot;;&quot;&quot;);IF(MAX([.$D204];[.$G204];[.$J204];[.$M204];[.$P204];[.$S204];[.$V204])=[.G204];&quot;SPD&quot;;&quot;&quot;);IF(MAX([.$D204];[.$G204];[.$J204];[.$M204];[.$P204];[.$S204];[.$V204])=[.J204];&quot;DIE LINKE&quot;;&quot;&quot;);IF(MAX([.$D204];[.$G204];[.$J204];[.$M204];[.$P204];[.$S204];[.$V204])=[.M204];&quot;GRÜNE&quot;;&quot;&quot;);IF(MAX([.$D204];[.$G204];[.$J204];[.$M204];[.$P204];[.$S204];[.$V204])=[.P204];&quot;CSU&quot;;&quot;&quot;))" office:value-type="string" office:string-value="CDU">
            <text:p>CDU</text:p>
          </table:table-cell>
          <table:table-cell table:style-name="ce9" table:formula="of:=SUM([.E204]+[.H204]+[.K204]+[.N204]+[.Q204])" office:value-type="float" office:value="107990">
            <text:p>107,990</text:p>
          </table:table-cell>
          <table:table-cell table:style-name="ce9" office:value-type="float" office:value="78966">
            <text:p>78,966</text:p>
          </table:table-cell>
          <table:table-cell table:style-name="ce9" office:value-type="float" office:value="69176">
            <text:p>69,176</text:p>
          </table:table-cell>
          <table:table-cell/>
          <table:table-cell table:style-name="ce9" office:value-type="float" office:value="23684">
            <text:p>23,684</text:p>
          </table:table-cell>
          <table:table-cell table:style-name="ce9" office:value-type="float" office:value="22447">
            <text:p>22,447</text:p>
          </table:table-cell>
          <table:table-cell/>
          <table:table-cell table:style-name="ce9" office:value-type="float" office:value="5460">
            <text:p>5,460</text:p>
          </table:table-cell>
          <table:table-cell table:style-name="ce9" office:value-type="float" office:value="5359">
            <text:p>5,359</text:p>
          </table:table-cell>
          <table:table-cell/>
          <table:table-cell table:style-name="ce9" office:value-type="float" office:value="10802">
            <text:p>10,802</text:p>
          </table:table-cell>
          <table:table-cell table:style-name="ce9" office:value-type="float" office:value="11008">
            <text:p>11,00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Baden-Württemberg</text:p>
          </table:table-cell>
          <table:table-cell table:style-name="ce4"/>
          <table:table-cell table:style-name="ce10" table:formula="of:=SUM([.C167:.C204])" office:value-type="float" office:value="4632780">
            <text:p>4,632,780</text:p>
          </table:table-cell>
          <table:table-cell table:style-name="ce10" table:formula="of:=SUM([.D167:.D204])" office:value-type="float" office:value="2873905">
            <text:p>2,873,905</text:p>
          </table:table-cell>
          <table:table-cell table:style-name="ce10" table:formula="of:=SUM([.E167:.E204])" office:value-type="float" office:value="2576606">
            <text:p>2,576,606</text:p>
          </table:table-cell>
          <table:table-cell table:style-name="ce13" table:formula="of:=SUM([.E205]/[.$C205])" office:value-type="percentage" office:value="0.556168434503689">
            <text:p>55.62%</text:p>
          </table:table-cell>
          <table:table-cell table:style-name="ce10" table:formula="of:=SUM([.G167:.G204])" office:value-type="float" office:value="1332623">
            <text:p>1,332,623</text:p>
          </table:table-cell>
          <table:table-cell table:style-name="ce10" table:formula="of:=SUM([.H167:.H204])" office:value-type="float" office:value="1160424">
            <text:p>1,160,424</text:p>
          </table:table-cell>
          <table:table-cell table:style-name="ce13" table:formula="of:=SUM([.H205]/[.$C205])" office:value-type="percentage" office:value="0.250481136596169">
            <text:p>25.05%</text:p>
          </table:table-cell>
          <table:table-cell table:style-name="ce10" table:formula="of:=SUM([.J167:.J204])" office:value-type="float" office:value="236251">
            <text:p>236,251</text:p>
          </table:table-cell>
          <table:table-cell table:style-name="ce10" table:formula="of:=SUM([.K167:.K204])" office:value-type="float" office:value="272456">
            <text:p>272,456</text:p>
          </table:table-cell>
          <table:table-cell table:style-name="ce13" table:formula="of:=SUM([.K205]/[.$C205])" office:value-type="percentage" office:value="0.0588104766468514">
            <text:p>5.88%</text:p>
          </table:table-cell>
          <table:table-cell table:style-name="ce10" table:formula="of:=SUM([.M167:.M204])" office:value-type="float" office:value="614298">
            <text:p>614,298</text:p>
          </table:table-cell>
          <table:table-cell table:style-name="ce10" table:formula="of:=SUM([.N167:.N204])" office:value-type="float" office:value="623294">
            <text:p>623,294</text:p>
          </table:table-cell>
          <table:table-cell table:style-name="ce13" table:formula="of:=SUM([.N205]/[.$C205])" office:value-type="percentage" office:value="0.134539952253291">
            <text:p>13.45%</text:p>
          </table:table-cell>
          <table:table-cell table:style-name="ce10" table:formula="of:=SUM([.P167:.P204])" office:value-type="float" office:value="0">
            <text:p>0</text:p>
          </table:table-cell>
          <table:table-cell table:style-name="ce10" table:formula="of:=SUM([.Q167:.Q204])" office:value-type="float" office:value="0">
            <text:p>0</text:p>
          </table:table-cell>
          <table:table-cell table:style-name="ce13" table:formula="of:=SUM([.Q205]/[.$C205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1007"/>
        </table:table-row>
        <table:table-row table:style-name="ro1">
          <table:table-cell office:value-type="float" office:value="213">
            <text:p>213</text:p>
          </table:table-cell>
          <table:table-cell table:style-name="ce6" table:formula="of:=CONCATENATE(IF(MAX([.$D207];[.$G207];[.$J207];[.$M207];[.$P207];[.$S207];[.$V207])=[.D207];&quot;CDU&quot;;&quot;&quot;);IF(MAX([.$D207];[.$G207];[.$J207];[.$M207];[.$P207];[.$S207];[.$V207])=[.G207];&quot;SPD&quot;;&quot;&quot;);IF(MAX([.$D207];[.$G207];[.$J207];[.$M207];[.$P207];[.$S207];[.$V207])=[.J207];&quot;DIE LINKE&quot;;&quot;&quot;);IF(MAX([.$D207];[.$G207];[.$J207];[.$M207];[.$P207];[.$S207];[.$V207])=[.M207];&quot;GRÜNE&quot;;&quot;&quot;);IF(MAX([.$D207];[.$G207];[.$J207];[.$M207];[.$P207];[.$S207];[.$V207])=[.P207];&quot;CSU&quot;;&quot;&quot;))" office:value-type="string" office:string-value="CSU">
            <text:p>CSU</text:p>
          </table:table-cell>
          <table:table-cell table:style-name="ce9" table:formula="of:=SUM([.E207]+[.H207]+[.K207]+[.N207]+[.Q207])" office:value-type="float" office:value="91430">
            <text:p>91,43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15921">
            <text:p>15,921</text:p>
          </table:table-cell>
          <table:table-cell table:style-name="ce9" office:value-type="float" office:value="16797">
            <text:p>16,797</text:p>
          </table:table-cell>
          <table:table-cell/>
          <table:table-cell table:style-name="ce9" office:value-type="float" office:value="2832">
            <text:p>2,832</text:p>
          </table:table-cell>
          <table:table-cell table:style-name="ce9" office:value-type="float" office:value="3241">
            <text:p>3,241</text:p>
          </table:table-cell>
          <table:table-cell/>
          <table:table-cell table:style-name="ce9" office:value-type="float" office:value="6030">
            <text:p>6,030</text:p>
          </table:table-cell>
          <table:table-cell table:style-name="ce9" office:value-type="float" office:value="6394">
            <text:p>6,394</text:p>
          </table:table-cell>
          <table:table-cell/>
          <table:table-cell table:style-name="ce9" office:value-type="float" office:value="72915">
            <text:p>72,915</text:p>
          </table:table-cell>
          <table:table-cell table:style-name="ce9" office:value-type="float" office:value="64998">
            <text:p>64,998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4">
            <text:p>214</text:p>
          </table:table-cell>
          <table:table-cell table:style-name="ce6" table:formula="of:=CONCATENATE(IF(MAX([.$D208];[.$G208];[.$J208];[.$M208];[.$P208];[.$S208];[.$V208])=[.D208];&quot;CDU&quot;;&quot;&quot;);IF(MAX([.$D208];[.$G208];[.$J208];[.$M208];[.$P208];[.$S208];[.$V208])=[.G208];&quot;SPD&quot;;&quot;&quot;);IF(MAX([.$D208];[.$G208];[.$J208];[.$M208];[.$P208];[.$S208];[.$V208])=[.J208];&quot;DIE LINKE&quot;;&quot;&quot;);IF(MAX([.$D208];[.$G208];[.$J208];[.$M208];[.$P208];[.$S208];[.$V208])=[.M208];&quot;GRÜNE&quot;;&quot;&quot;);IF(MAX([.$D208];[.$G208];[.$J208];[.$M208];[.$P208];[.$S208];[.$V208])=[.P208];&quot;CSU&quot;;&quot;&quot;))" office:value-type="string" office:string-value="CSU">
            <text:p>CSU</text:p>
          </table:table-cell>
          <table:table-cell table:style-name="ce9" table:formula="of:=SUM([.E208]+[.H208]+[.K208]+[.N208]+[.Q208])" office:value-type="float" office:value="113285">
            <text:p>113,285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7233">
            <text:p>27,233</text:p>
          </table:table-cell>
          <table:table-cell table:style-name="ce9" office:value-type="float" office:value="23670">
            <text:p>23,670</text:p>
          </table:table-cell>
          <table:table-cell/>
          <table:table-cell table:style-name="ce9" office:value-type="float" office:value="3712">
            <text:p>3,712</text:p>
          </table:table-cell>
          <table:table-cell table:style-name="ce9" office:value-type="float" office:value="4178">
            <text:p>4,178</text:p>
          </table:table-cell>
          <table:table-cell/>
          <table:table-cell table:style-name="ce9" office:value-type="float" office:value="11377">
            <text:p>11,377</text:p>
          </table:table-cell>
          <table:table-cell table:style-name="ce9" office:value-type="float" office:value="12587">
            <text:p>12,587</text:p>
          </table:table-cell>
          <table:table-cell/>
          <table:table-cell table:style-name="ce9" office:value-type="float" office:value="78991">
            <text:p>78,991</text:p>
          </table:table-cell>
          <table:table-cell table:style-name="ce9" office:value-type="float" office:value="72850">
            <text:p>72,85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5">
            <text:p>215</text:p>
          </table:table-cell>
          <table:table-cell table:style-name="ce6" table:formula="of:=CONCATENATE(IF(MAX([.$D209];[.$G209];[.$J209];[.$M209];[.$P209];[.$S209];[.$V209])=[.D209];&quot;CDU&quot;;&quot;&quot;);IF(MAX([.$D209];[.$G209];[.$J209];[.$M209];[.$P209];[.$S209];[.$V209])=[.G209];&quot;SPD&quot;;&quot;&quot;);IF(MAX([.$D209];[.$G209];[.$J209];[.$M209];[.$P209];[.$S209];[.$V209])=[.J209];&quot;DIE LINKE&quot;;&quot;&quot;);IF(MAX([.$D209];[.$G209];[.$J209];[.$M209];[.$P209];[.$S209];[.$V209])=[.M209];&quot;GRÜNE&quot;;&quot;&quot;);IF(MAX([.$D209];[.$G209];[.$J209];[.$M209];[.$P209];[.$S209];[.$V209])=[.P209];&quot;CSU&quot;;&quot;&quot;))" office:value-type="string" office:string-value="CSU">
            <text:p>CSU</text:p>
          </table:table-cell>
          <table:table-cell table:style-name="ce9" table:formula="of:=SUM([.E209]+[.H209]+[.K209]+[.N209]+[.Q209])" office:value-type="float" office:value="123587">
            <text:p>123,587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7165">
            <text:p>27,165</text:p>
          </table:table-cell>
          <table:table-cell table:style-name="ce9" office:value-type="float" office:value="25243">
            <text:p>25,243</text:p>
          </table:table-cell>
          <table:table-cell/>
          <table:table-cell table:style-name="ce9" office:value-type="float" office:value="4440">
            <text:p>4,440</text:p>
          </table:table-cell>
          <table:table-cell table:style-name="ce9" office:value-type="float" office:value="5030">
            <text:p>5,030</text:p>
          </table:table-cell>
          <table:table-cell/>
          <table:table-cell table:style-name="ce9" office:value-type="float" office:value="18169">
            <text:p>18,169</text:p>
          </table:table-cell>
          <table:table-cell table:style-name="ce9" office:value-type="float" office:value="14390">
            <text:p>14,390</text:p>
          </table:table-cell>
          <table:table-cell/>
          <table:table-cell table:style-name="ce9" office:value-type="float" office:value="81729">
            <text:p>81,729</text:p>
          </table:table-cell>
          <table:table-cell table:style-name="ce9" office:value-type="float" office:value="78924">
            <text:p>78,924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6">
            <text:p>216</text:p>
          </table:table-cell>
          <table:table-cell table:style-name="ce6" table:formula="of:=CONCATENATE(IF(MAX([.$D210];[.$G210];[.$J210];[.$M210];[.$P210];[.$S210];[.$V210])=[.D210];&quot;CDU&quot;;&quot;&quot;);IF(MAX([.$D210];[.$G210];[.$J210];[.$M210];[.$P210];[.$S210];[.$V210])=[.G210];&quot;SPD&quot;;&quot;&quot;);IF(MAX([.$D210];[.$G210];[.$J210];[.$M210];[.$P210];[.$S210];[.$V210])=[.J210];&quot;DIE LINKE&quot;;&quot;&quot;);IF(MAX([.$D210];[.$G210];[.$J210];[.$M210];[.$P210];[.$S210];[.$V210])=[.M210];&quot;GRÜNE&quot;;&quot;&quot;);IF(MAX([.$D210];[.$G210];[.$J210];[.$M210];[.$P210];[.$S210];[.$V210])=[.P210];&quot;CSU&quot;;&quot;&quot;))" office:value-type="string" office:string-value="CSU">
            <text:p>CSU</text:p>
          </table:table-cell>
          <table:table-cell table:style-name="ce9" table:formula="of:=SUM([.E210]+[.H210]+[.K210]+[.N210]+[.Q210])" office:value-type="float" office:value="151415">
            <text:p>151,415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7575">
            <text:p>37,575</text:p>
          </table:table-cell>
          <table:table-cell table:style-name="ce9" office:value-type="float" office:value="34660">
            <text:p>34,660</text:p>
          </table:table-cell>
          <table:table-cell/>
          <table:table-cell table:style-name="ce9" office:value-type="float" office:value="5096">
            <text:p>5,096</text:p>
          </table:table-cell>
          <table:table-cell table:style-name="ce9" office:value-type="float" office:value="5711">
            <text:p>5,711</text:p>
          </table:table-cell>
          <table:table-cell/>
          <table:table-cell table:style-name="ce9" office:value-type="float" office:value="14515">
            <text:p>14,515</text:p>
          </table:table-cell>
          <table:table-cell table:style-name="ce9" office:value-type="float" office:value="16586">
            <text:p>16,586</text:p>
          </table:table-cell>
          <table:table-cell/>
          <table:table-cell table:style-name="ce9" office:value-type="float" office:value="103904">
            <text:p>103,904</text:p>
          </table:table-cell>
          <table:table-cell table:style-name="ce9" office:value-type="float" office:value="94458">
            <text:p>94,458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7">
            <text:p>217</text:p>
          </table:table-cell>
          <table:table-cell table:style-name="ce6" table:formula="of:=CONCATENATE(IF(MAX([.$D211];[.$G211];[.$J211];[.$M211];[.$P211];[.$S211];[.$V211])=[.D211];&quot;CDU&quot;;&quot;&quot;);IF(MAX([.$D211];[.$G211];[.$J211];[.$M211];[.$P211];[.$S211];[.$V211])=[.G211];&quot;SPD&quot;;&quot;&quot;);IF(MAX([.$D211];[.$G211];[.$J211];[.$M211];[.$P211];[.$S211];[.$V211])=[.J211];&quot;DIE LINKE&quot;;&quot;&quot;);IF(MAX([.$D211];[.$G211];[.$J211];[.$M211];[.$P211];[.$S211];[.$V211])=[.M211];&quot;GRÜNE&quot;;&quot;&quot;);IF(MAX([.$D211];[.$G211];[.$J211];[.$M211];[.$P211];[.$S211];[.$V211])=[.P211];&quot;CSU&quot;;&quot;&quot;))" office:value-type="string" office:string-value="CSU">
            <text:p>CSU</text:p>
          </table:table-cell>
          <table:table-cell table:style-name="ce9" table:formula="of:=SUM([.E211]+[.H211]+[.K211]+[.N211]+[.Q211])" office:value-type="float" office:value="143599">
            <text:p>143,59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8561">
            <text:p>28,561</text:p>
          </table:table-cell>
          <table:table-cell table:style-name="ce9" office:value-type="float" office:value="29880">
            <text:p>29,880</text:p>
          </table:table-cell>
          <table:table-cell/>
          <table:table-cell table:style-name="ce9" office:value-type="float" office:value="6755">
            <text:p>6,755</text:p>
          </table:table-cell>
          <table:table-cell table:style-name="ce9" office:value-type="float" office:value="6163">
            <text:p>6,163</text:p>
          </table:table-cell>
          <table:table-cell/>
          <table:table-cell table:style-name="ce9" office:value-type="float" office:value="11340">
            <text:p>11,340</text:p>
          </table:table-cell>
          <table:table-cell table:style-name="ce9" office:value-type="float" office:value="10752">
            <text:p>10,752</text:p>
          </table:table-cell>
          <table:table-cell/>
          <table:table-cell table:style-name="ce9" office:value-type="float" office:value="106668">
            <text:p>106,668</text:p>
          </table:table-cell>
          <table:table-cell table:style-name="ce9" office:value-type="float" office:value="96804">
            <text:p>96,804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8">
            <text:p>218</text:p>
          </table:table-cell>
          <table:table-cell table:style-name="ce6" table:formula="of:=CONCATENATE(IF(MAX([.$D212];[.$G212];[.$J212];[.$M212];[.$P212];[.$S212];[.$V212])=[.D212];&quot;CDU&quot;;&quot;&quot;);IF(MAX([.$D212];[.$G212];[.$J212];[.$M212];[.$P212];[.$S212];[.$V212])=[.G212];&quot;SPD&quot;;&quot;&quot;);IF(MAX([.$D212];[.$G212];[.$J212];[.$M212];[.$P212];[.$S212];[.$V212])=[.J212];&quot;DIE LINKE&quot;;&quot;&quot;);IF(MAX([.$D212];[.$G212];[.$J212];[.$M212];[.$P212];[.$S212];[.$V212])=[.M212];&quot;GRÜNE&quot;;&quot;&quot;);IF(MAX([.$D212];[.$G212];[.$J212];[.$M212];[.$P212];[.$S212];[.$V212])=[.P212];&quot;CSU&quot;;&quot;&quot;))" office:value-type="string" office:string-value="CSU">
            <text:p>CSU</text:p>
          </table:table-cell>
          <table:table-cell table:style-name="ce9" table:formula="of:=SUM([.E212]+[.H212]+[.K212]+[.N212]+[.Q212])" office:value-type="float" office:value="123712">
            <text:p>123,712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8625">
            <text:p>48,625</text:p>
          </table:table-cell>
          <table:table-cell table:style-name="ce9" office:value-type="float" office:value="38350">
            <text:p>38,350</text:p>
          </table:table-cell>
          <table:table-cell/>
          <table:table-cell table:style-name="ce9" office:value-type="float" office:value="5722">
            <text:p>5,722</text:p>
          </table:table-cell>
          <table:table-cell table:style-name="ce9" office:value-type="float" office:value="7088">
            <text:p>7,088</text:p>
          </table:table-cell>
          <table:table-cell/>
          <table:table-cell table:style-name="ce9" office:value-type="float" office:value="15962">
            <text:p>15,962</text:p>
          </table:table-cell>
          <table:table-cell table:style-name="ce9" office:value-type="float" office:value="21174">
            <text:p>21,174</text:p>
          </table:table-cell>
          <table:table-cell/>
          <table:table-cell table:style-name="ce9" office:value-type="float" office:value="66930">
            <text:p>66,930</text:p>
          </table:table-cell>
          <table:table-cell table:style-name="ce9" office:value-type="float" office:value="57100">
            <text:p>57,10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19">
            <text:p>219</text:p>
          </table:table-cell>
          <table:table-cell table:style-name="ce6" table:formula="of:=CONCATENATE(IF(MAX([.$D213];[.$G213];[.$J213];[.$M213];[.$P213];[.$S213];[.$V213])=[.D213];&quot;CDU&quot;;&quot;&quot;);IF(MAX([.$D213];[.$G213];[.$J213];[.$M213];[.$P213];[.$S213];[.$V213])=[.G213];&quot;SPD&quot;;&quot;&quot;);IF(MAX([.$D213];[.$G213];[.$J213];[.$M213];[.$P213];[.$S213];[.$V213])=[.J213];&quot;DIE LINKE&quot;;&quot;&quot;);IF(MAX([.$D213];[.$G213];[.$J213];[.$M213];[.$P213];[.$S213];[.$V213])=[.M213];&quot;GRÜNE&quot;;&quot;&quot;);IF(MAX([.$D213];[.$G213];[.$J213];[.$M213];[.$P213];[.$S213];[.$V213])=[.P213];&quot;CSU&quot;;&quot;&quot;))" office:value-type="string" office:string-value="CSU">
            <text:p>CSU</text:p>
          </table:table-cell>
          <table:table-cell table:style-name="ce9" table:formula="of:=SUM([.E213]+[.H213]+[.K213]+[.N213]+[.Q213])" office:value-type="float" office:value="134386">
            <text:p>134,386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8051">
            <text:p>48,051</text:p>
          </table:table-cell>
          <table:table-cell table:style-name="ce9" office:value-type="float" office:value="39187">
            <text:p>39,187</text:p>
          </table:table-cell>
          <table:table-cell/>
          <table:table-cell table:style-name="ce9" office:value-type="float" office:value="5713">
            <text:p>5,713</text:p>
          </table:table-cell>
          <table:table-cell table:style-name="ce9" office:value-type="float" office:value="7131">
            <text:p>7,131</text:p>
          </table:table-cell>
          <table:table-cell/>
          <table:table-cell table:style-name="ce9" office:value-type="float" office:value="17100">
            <text:p>17,100</text:p>
          </table:table-cell>
          <table:table-cell table:style-name="ce9" office:value-type="float" office:value="21719">
            <text:p>21,719</text:p>
          </table:table-cell>
          <table:table-cell/>
          <table:table-cell table:style-name="ce9" office:value-type="float" office:value="74745">
            <text:p>74,745</text:p>
          </table:table-cell>
          <table:table-cell table:style-name="ce9" office:value-type="float" office:value="66349">
            <text:p>66,349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0">
            <text:p>220</text:p>
          </table:table-cell>
          <table:table-cell table:style-name="ce6" table:formula="of:=CONCATENATE(IF(MAX([.$D214];[.$G214];[.$J214];[.$M214];[.$P214];[.$S214];[.$V214])=[.D214];&quot;CDU&quot;;&quot;&quot;);IF(MAX([.$D214];[.$G214];[.$J214];[.$M214];[.$P214];[.$S214];[.$V214])=[.G214];&quot;SPD&quot;;&quot;&quot;);IF(MAX([.$D214];[.$G214];[.$J214];[.$M214];[.$P214];[.$S214];[.$V214])=[.J214];&quot;DIE LINKE&quot;;&quot;&quot;);IF(MAX([.$D214];[.$G214];[.$J214];[.$M214];[.$P214];[.$S214];[.$V214])=[.M214];&quot;GRÜNE&quot;;&quot;&quot;);IF(MAX([.$D214];[.$G214];[.$J214];[.$M214];[.$P214];[.$S214];[.$V214])=[.P214];&quot;CSU&quot;;&quot;&quot;))" office:value-type="string" office:string-value="CSU">
            <text:p>CSU</text:p>
          </table:table-cell>
          <table:table-cell table:style-name="ce9" table:formula="of:=SUM([.E214]+[.H214]+[.K214]+[.N214]+[.Q214])" office:value-type="float" office:value="123755">
            <text:p>123,755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3571">
            <text:p>43,571</text:p>
          </table:table-cell>
          <table:table-cell table:style-name="ce9" office:value-type="float" office:value="36877">
            <text:p>36,877</text:p>
          </table:table-cell>
          <table:table-cell/>
          <table:table-cell table:style-name="ce9" office:value-type="float" office:value="6027">
            <text:p>6,027</text:p>
          </table:table-cell>
          <table:table-cell table:style-name="ce9" office:value-type="float" office:value="7341">
            <text:p>7,341</text:p>
          </table:table-cell>
          <table:table-cell/>
          <table:table-cell table:style-name="ce9" office:value-type="float" office:value="17407">
            <text:p>17,407</text:p>
          </table:table-cell>
          <table:table-cell table:style-name="ce9" office:value-type="float" office:value="21440">
            <text:p>21,440</text:p>
          </table:table-cell>
          <table:table-cell/>
          <table:table-cell table:style-name="ce9" office:value-type="float" office:value="66513">
            <text:p>66,513</text:p>
          </table:table-cell>
          <table:table-cell table:style-name="ce9" office:value-type="float" office:value="58097">
            <text:p>58,097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1">
            <text:p>221</text:p>
          </table:table-cell>
          <table:table-cell table:style-name="ce6" table:formula="of:=CONCATENATE(IF(MAX([.$D215];[.$G215];[.$J215];[.$M215];[.$P215];[.$S215];[.$V215])=[.D215];&quot;CDU&quot;;&quot;&quot;);IF(MAX([.$D215];[.$G215];[.$J215];[.$M215];[.$P215];[.$S215];[.$V215])=[.G215];&quot;SPD&quot;;&quot;&quot;);IF(MAX([.$D215];[.$G215];[.$J215];[.$M215];[.$P215];[.$S215];[.$V215])=[.J215];&quot;DIE LINKE&quot;;&quot;&quot;);IF(MAX([.$D215];[.$G215];[.$J215];[.$M215];[.$P215];[.$S215];[.$V215])=[.M215];&quot;GRÜNE&quot;;&quot;&quot;);IF(MAX([.$D215];[.$G215];[.$J215];[.$M215];[.$P215];[.$S215];[.$V215])=[.P215];&quot;CSU&quot;;&quot;&quot;))" office:value-type="string" office:string-value="CSU">
            <text:p>CSU</text:p>
          </table:table-cell>
          <table:table-cell table:style-name="ce9" table:formula="of:=SUM([.E215]+[.H215]+[.K215]+[.N215]+[.Q215])" office:value-type="float" office:value="140709">
            <text:p>140,70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9419">
            <text:p>49,419</text:p>
          </table:table-cell>
          <table:table-cell table:style-name="ce9" office:value-type="float" office:value="41108">
            <text:p>41,108</text:p>
          </table:table-cell>
          <table:table-cell/>
          <table:table-cell table:style-name="ce9" office:value-type="float" office:value="7135">
            <text:p>7,135</text:p>
          </table:table-cell>
          <table:table-cell table:style-name="ce9" office:value-type="float" office:value="8312">
            <text:p>8,312</text:p>
          </table:table-cell>
          <table:table-cell/>
          <table:table-cell table:style-name="ce9" office:value-type="float" office:value="22743">
            <text:p>22,743</text:p>
          </table:table-cell>
          <table:table-cell table:style-name="ce9" office:value-type="float" office:value="27068">
            <text:p>27,068</text:p>
          </table:table-cell>
          <table:table-cell/>
          <table:table-cell table:style-name="ce9" office:value-type="float" office:value="73661">
            <text:p>73,661</text:p>
          </table:table-cell>
          <table:table-cell table:style-name="ce9" office:value-type="float" office:value="64221">
            <text:p>64,22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2">
            <text:p>222</text:p>
          </table:table-cell>
          <table:table-cell table:style-name="ce6" table:formula="of:=CONCATENATE(IF(MAX([.$D216];[.$G216];[.$J216];[.$M216];[.$P216];[.$S216];[.$V216])=[.D216];&quot;CDU&quot;;&quot;&quot;);IF(MAX([.$D216];[.$G216];[.$J216];[.$M216];[.$P216];[.$S216];[.$V216])=[.G216];&quot;SPD&quot;;&quot;&quot;);IF(MAX([.$D216];[.$G216];[.$J216];[.$M216];[.$P216];[.$S216];[.$V216])=[.J216];&quot;DIE LINKE&quot;;&quot;&quot;);IF(MAX([.$D216];[.$G216];[.$J216];[.$M216];[.$P216];[.$S216];[.$V216])=[.M216];&quot;GRÜNE&quot;;&quot;&quot;);IF(MAX([.$D216];[.$G216];[.$J216];[.$M216];[.$P216];[.$S216];[.$V216])=[.P216];&quot;CSU&quot;;&quot;&quot;))" office:value-type="string" office:string-value="CSU">
            <text:p>CSU</text:p>
          </table:table-cell>
          <table:table-cell table:style-name="ce9" table:formula="of:=SUM([.E216]+[.H216]+[.K216]+[.N216]+[.Q216])" office:value-type="float" office:value="151341">
            <text:p>151,34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8786">
            <text:p>38,786</text:p>
          </table:table-cell>
          <table:table-cell table:style-name="ce9" office:value-type="float" office:value="37497">
            <text:p>37,497</text:p>
          </table:table-cell>
          <table:table-cell/>
          <table:table-cell table:style-name="ce9" office:value-type="float" office:value="3996">
            <text:p>3,996</text:p>
          </table:table-cell>
          <table:table-cell table:style-name="ce9" office:value-type="float" office:value="5380">
            <text:p>5,380</text:p>
          </table:table-cell>
          <table:table-cell/>
          <table:table-cell table:style-name="ce9" office:value-type="float" office:value="21279">
            <text:p>21,279</text:p>
          </table:table-cell>
          <table:table-cell table:style-name="ce9" office:value-type="float" office:value="18960">
            <text:p>18,960</text:p>
          </table:table-cell>
          <table:table-cell/>
          <table:table-cell table:style-name="ce9" office:value-type="float" office:value="100176">
            <text:p>100,176</text:p>
          </table:table-cell>
          <table:table-cell table:style-name="ce9" office:value-type="float" office:value="89504">
            <text:p>89,504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3">
            <text:p>223</text:p>
          </table:table-cell>
          <table:table-cell table:style-name="ce6" table:formula="of:=CONCATENATE(IF(MAX([.$D217];[.$G217];[.$J217];[.$M217];[.$P217];[.$S217];[.$V217])=[.D217];&quot;CDU&quot;;&quot;&quot;);IF(MAX([.$D217];[.$G217];[.$J217];[.$M217];[.$P217];[.$S217];[.$V217])=[.G217];&quot;SPD&quot;;&quot;&quot;);IF(MAX([.$D217];[.$G217];[.$J217];[.$M217];[.$P217];[.$S217];[.$V217])=[.J217];&quot;DIE LINKE&quot;;&quot;&quot;);IF(MAX([.$D217];[.$G217];[.$J217];[.$M217];[.$P217];[.$S217];[.$V217])=[.M217];&quot;GRÜNE&quot;;&quot;&quot;);IF(MAX([.$D217];[.$G217];[.$J217];[.$M217];[.$P217];[.$S217];[.$V217])=[.P217];&quot;CSU&quot;;&quot;&quot;))" office:value-type="string" office:string-value="CSU">
            <text:p>CSU</text:p>
          </table:table-cell>
          <table:table-cell table:style-name="ce9" table:formula="of:=SUM([.E217]+[.H217]+[.K217]+[.N217]+[.Q217])" office:value-type="float" office:value="129854">
            <text:p>129,854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0229">
            <text:p>20,229</text:p>
          </table:table-cell>
          <table:table-cell table:style-name="ce9" office:value-type="float" office:value="23966">
            <text:p>23,966</text:p>
          </table:table-cell>
          <table:table-cell/>
          <table:table-cell table:style-name="ce9" office:value-type="float" office:value="3932">
            <text:p>3,932</text:p>
          </table:table-cell>
          <table:table-cell table:style-name="ce9" office:value-type="float" office:value="4688">
            <text:p>4,688</text:p>
          </table:table-cell>
          <table:table-cell/>
          <table:table-cell table:style-name="ce9" office:value-type="float" office:value="15125">
            <text:p>15,125</text:p>
          </table:table-cell>
          <table:table-cell table:style-name="ce9" office:value-type="float" office:value="13631">
            <text:p>13,631</text:p>
          </table:table-cell>
          <table:table-cell/>
          <table:table-cell table:style-name="ce9" office:value-type="float" office:value="93964">
            <text:p>93,964</text:p>
          </table:table-cell>
          <table:table-cell table:style-name="ce9" office:value-type="float" office:value="87569">
            <text:p>87,569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4">
            <text:p>224</text:p>
          </table:table-cell>
          <table:table-cell table:style-name="ce6" table:formula="of:=CONCATENATE(IF(MAX([.$D218];[.$G218];[.$J218];[.$M218];[.$P218];[.$S218];[.$V218])=[.D218];&quot;CDU&quot;;&quot;&quot;);IF(MAX([.$D218];[.$G218];[.$J218];[.$M218];[.$P218];[.$S218];[.$V218])=[.G218];&quot;SPD&quot;;&quot;&quot;);IF(MAX([.$D218];[.$G218];[.$J218];[.$M218];[.$P218];[.$S218];[.$V218])=[.J218];&quot;DIE LINKE&quot;;&quot;&quot;);IF(MAX([.$D218];[.$G218];[.$J218];[.$M218];[.$P218];[.$S218];[.$V218])=[.M218];&quot;GRÜNE&quot;;&quot;&quot;);IF(MAX([.$D218];[.$G218];[.$J218];[.$M218];[.$P218];[.$S218];[.$V218])=[.P218];&quot;CSU&quot;;&quot;&quot;))" office:value-type="string" office:string-value="CSU">
            <text:p>CSU</text:p>
          </table:table-cell>
          <table:table-cell table:style-name="ce9" table:formula="of:=SUM([.E218]+[.H218]+[.K218]+[.N218]+[.Q218])" office:value-type="float" office:value="141759">
            <text:p>141,75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1678">
            <text:p>31,678</text:p>
          </table:table-cell>
          <table:table-cell table:style-name="ce9" office:value-type="float" office:value="27345">
            <text:p>27,345</text:p>
          </table:table-cell>
          <table:table-cell/>
          <table:table-cell table:style-name="ce9" office:value-type="float" office:value="5041">
            <text:p>5,041</text:p>
          </table:table-cell>
          <table:table-cell table:style-name="ce9" office:value-type="float" office:value="4796">
            <text:p>4,796</text:p>
          </table:table-cell>
          <table:table-cell/>
          <table:table-cell table:style-name="ce9" office:value-type="float" office:value="16031">
            <text:p>16,031</text:p>
          </table:table-cell>
          <table:table-cell table:style-name="ce9" office:value-type="float" office:value="16417">
            <text:p>16,417</text:p>
          </table:table-cell>
          <table:table-cell/>
          <table:table-cell table:style-name="ce9" office:value-type="float" office:value="97383">
            <text:p>97,383</text:p>
          </table:table-cell>
          <table:table-cell table:style-name="ce9" office:value-type="float" office:value="93201">
            <text:p>93,20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5">
            <text:p>225</text:p>
          </table:table-cell>
          <table:table-cell table:style-name="ce6" table:formula="of:=CONCATENATE(IF(MAX([.$D219];[.$G219];[.$J219];[.$M219];[.$P219];[.$S219];[.$V219])=[.D219];&quot;CDU&quot;;&quot;&quot;);IF(MAX([.$D219];[.$G219];[.$J219];[.$M219];[.$P219];[.$S219];[.$V219])=[.G219];&quot;SPD&quot;;&quot;&quot;);IF(MAX([.$D219];[.$G219];[.$J219];[.$M219];[.$P219];[.$S219];[.$V219])=[.J219];&quot;DIE LINKE&quot;;&quot;&quot;);IF(MAX([.$D219];[.$G219];[.$J219];[.$M219];[.$P219];[.$S219];[.$V219])=[.M219];&quot;GRÜNE&quot;;&quot;&quot;);IF(MAX([.$D219];[.$G219];[.$J219];[.$M219];[.$P219];[.$S219];[.$V219])=[.P219];&quot;CSU&quot;;&quot;&quot;))" office:value-type="string" office:string-value="CSU">
            <text:p>CSU</text:p>
          </table:table-cell>
          <table:table-cell table:style-name="ce9" table:formula="of:=SUM([.E219]+[.H219]+[.K219]+[.N219]+[.Q219])" office:value-type="float" office:value="117753">
            <text:p>117,753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4570">
            <text:p>24,570</text:p>
          </table:table-cell>
          <table:table-cell table:style-name="ce9" office:value-type="float" office:value="20875">
            <text:p>20,875</text:p>
          </table:table-cell>
          <table:table-cell/>
          <table:table-cell table:style-name="ce9" office:value-type="float" office:value="4117">
            <text:p>4,117</text:p>
          </table:table-cell>
          <table:table-cell table:style-name="ce9" office:value-type="float" office:value="4193">
            <text:p>4,193</text:p>
          </table:table-cell>
          <table:table-cell/>
          <table:table-cell table:style-name="ce9" office:value-type="float" office:value="11973">
            <text:p>11,973</text:p>
          </table:table-cell>
          <table:table-cell table:style-name="ce9" office:value-type="float" office:value="12334">
            <text:p>12,334</text:p>
          </table:table-cell>
          <table:table-cell/>
          <table:table-cell table:style-name="ce9" office:value-type="float" office:value="87598">
            <text:p>87,598</text:p>
          </table:table-cell>
          <table:table-cell table:style-name="ce9" office:value-type="float" office:value="80351">
            <text:p>80,35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6">
            <text:p>226</text:p>
          </table:table-cell>
          <table:table-cell table:style-name="ce6" table:formula="of:=CONCATENATE(IF(MAX([.$D220];[.$G220];[.$J220];[.$M220];[.$P220];[.$S220];[.$V220])=[.D220];&quot;CDU&quot;;&quot;&quot;);IF(MAX([.$D220];[.$G220];[.$J220];[.$M220];[.$P220];[.$S220];[.$V220])=[.G220];&quot;SPD&quot;;&quot;&quot;);IF(MAX([.$D220];[.$G220];[.$J220];[.$M220];[.$P220];[.$S220];[.$V220])=[.J220];&quot;DIE LINKE&quot;;&quot;&quot;);IF(MAX([.$D220];[.$G220];[.$J220];[.$M220];[.$P220];[.$S220];[.$V220])=[.M220];&quot;GRÜNE&quot;;&quot;&quot;);IF(MAX([.$D220];[.$G220];[.$J220];[.$M220];[.$P220];[.$S220];[.$V220])=[.P220];&quot;CSU&quot;;&quot;&quot;))" office:value-type="string" office:string-value="CSU">
            <text:p>CSU</text:p>
          </table:table-cell>
          <table:table-cell table:style-name="ce9" table:formula="of:=SUM([.E220]+[.H220]+[.K220]+[.N220]+[.Q220])" office:value-type="float" office:value="145873">
            <text:p>145,873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0019">
            <text:p>30,019</text:p>
          </table:table-cell>
          <table:table-cell table:style-name="ce9" office:value-type="float" office:value="28342">
            <text:p>28,342</text:p>
          </table:table-cell>
          <table:table-cell/>
          <table:table-cell table:style-name="ce9" office:value-type="float" office:value="5321">
            <text:p>5,321</text:p>
          </table:table-cell>
          <table:table-cell table:style-name="ce9" office:value-type="float" office:value="5629">
            <text:p>5,629</text:p>
          </table:table-cell>
          <table:table-cell/>
          <table:table-cell table:style-name="ce9" office:value-type="float" office:value="15559">
            <text:p>15,559</text:p>
          </table:table-cell>
          <table:table-cell table:style-name="ce9" office:value-type="float" office:value="16017">
            <text:p>16,017</text:p>
          </table:table-cell>
          <table:table-cell/>
          <table:table-cell table:style-name="ce9" office:value-type="float" office:value="104236">
            <text:p>104,236</text:p>
          </table:table-cell>
          <table:table-cell table:style-name="ce9" office:value-type="float" office:value="95885">
            <text:p>95,885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7">
            <text:p>227</text:p>
          </table:table-cell>
          <table:table-cell table:style-name="ce6" table:formula="of:=CONCATENATE(IF(MAX([.$D221];[.$G221];[.$J221];[.$M221];[.$P221];[.$S221];[.$V221])=[.D221];&quot;CDU&quot;;&quot;&quot;);IF(MAX([.$D221];[.$G221];[.$J221];[.$M221];[.$P221];[.$S221];[.$V221])=[.G221];&quot;SPD&quot;;&quot;&quot;);IF(MAX([.$D221];[.$G221];[.$J221];[.$M221];[.$P221];[.$S221];[.$V221])=[.J221];&quot;DIE LINKE&quot;;&quot;&quot;);IF(MAX([.$D221];[.$G221];[.$J221];[.$M221];[.$P221];[.$S221];[.$V221])=[.M221];&quot;GRÜNE&quot;;&quot;&quot;);IF(MAX([.$D221];[.$G221];[.$J221];[.$M221];[.$P221];[.$S221];[.$V221])=[.P221];&quot;CSU&quot;;&quot;&quot;))" office:value-type="string" office:string-value="CSU">
            <text:p>CSU</text:p>
          </table:table-cell>
          <table:table-cell table:style-name="ce9" table:formula="of:=SUM([.E221]+[.H221]+[.K221]+[.N221]+[.Q221])" office:value-type="float" office:value="75091">
            <text:p>75,09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14779">
            <text:p>14,779</text:p>
          </table:table-cell>
          <table:table-cell table:style-name="ce9" office:value-type="float" office:value="15438">
            <text:p>15,438</text:p>
          </table:table-cell>
          <table:table-cell/>
          <table:table-cell table:style-name="ce9" office:value-type="float" office:value="2802">
            <text:p>2,802</text:p>
          </table:table-cell>
          <table:table-cell table:style-name="ce9" office:value-type="float" office:value="3107">
            <text:p>3,107</text:p>
          </table:table-cell>
          <table:table-cell/>
          <table:table-cell table:style-name="ce9" office:value-type="float" office:value="4187">
            <text:p>4,187</text:p>
          </table:table-cell>
          <table:table-cell table:style-name="ce9" office:value-type="float" office:value="4065">
            <text:p>4,065</text:p>
          </table:table-cell>
          <table:table-cell/>
          <table:table-cell table:style-name="ce9" office:value-type="float" office:value="57145">
            <text:p>57,145</text:p>
          </table:table-cell>
          <table:table-cell table:style-name="ce9" office:value-type="float" office:value="52481">
            <text:p>52,48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8">
            <text:p>228</text:p>
          </table:table-cell>
          <table:table-cell table:style-name="ce6" table:formula="of:=CONCATENATE(IF(MAX([.$D222];[.$G222];[.$J222];[.$M222];[.$P222];[.$S222];[.$V222])=[.D222];&quot;CDU&quot;;&quot;&quot;);IF(MAX([.$D222];[.$G222];[.$J222];[.$M222];[.$P222];[.$S222];[.$V222])=[.G222];&quot;SPD&quot;;&quot;&quot;);IF(MAX([.$D222];[.$G222];[.$J222];[.$M222];[.$P222];[.$S222];[.$V222])=[.J222];&quot;DIE LINKE&quot;;&quot;&quot;);IF(MAX([.$D222];[.$G222];[.$J222];[.$M222];[.$P222];[.$S222];[.$V222])=[.M222];&quot;GRÜNE&quot;;&quot;&quot;);IF(MAX([.$D222];[.$G222];[.$J222];[.$M222];[.$P222];[.$S222];[.$V222])=[.P222];&quot;CSU&quot;;&quot;&quot;))" office:value-type="string" office:string-value="CSU">
            <text:p>CSU</text:p>
          </table:table-cell>
          <table:table-cell table:style-name="ce9" table:formula="of:=SUM([.E222]+[.H222]+[.K222]+[.N222]+[.Q222])" office:value-type="float" office:value="135817">
            <text:p>135,817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7537">
            <text:p>27,537</text:p>
          </table:table-cell>
          <table:table-cell table:style-name="ce9" office:value-type="float" office:value="27160">
            <text:p>27,160</text:p>
          </table:table-cell>
          <table:table-cell/>
          <table:table-cell table:style-name="ce9" office:value-type="float" office:value="4920">
            <text:p>4,920</text:p>
          </table:table-cell>
          <table:table-cell table:style-name="ce9" office:value-type="float" office:value="5161">
            <text:p>5,161</text:p>
          </table:table-cell>
          <table:table-cell/>
          <table:table-cell table:style-name="ce9" office:value-type="float" office:value="14085">
            <text:p>14,085</text:p>
          </table:table-cell>
          <table:table-cell table:style-name="ce9" office:value-type="float" office:value="11427">
            <text:p>11,427</text:p>
          </table:table-cell>
          <table:table-cell/>
          <table:table-cell table:style-name="ce9" office:value-type="float" office:value="98703">
            <text:p>98,703</text:p>
          </table:table-cell>
          <table:table-cell table:style-name="ce9" office:value-type="float" office:value="92069">
            <text:p>92,069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29">
            <text:p>229</text:p>
          </table:table-cell>
          <table:table-cell table:style-name="ce6" table:formula="of:=CONCATENATE(IF(MAX([.$D223];[.$G223];[.$J223];[.$M223];[.$P223];[.$S223];[.$V223])=[.D223];&quot;CDU&quot;;&quot;&quot;);IF(MAX([.$D223];[.$G223];[.$J223];[.$M223];[.$P223];[.$S223];[.$V223])=[.G223];&quot;SPD&quot;;&quot;&quot;);IF(MAX([.$D223];[.$G223];[.$J223];[.$M223];[.$P223];[.$S223];[.$V223])=[.J223];&quot;DIE LINKE&quot;;&quot;&quot;);IF(MAX([.$D223];[.$G223];[.$J223];[.$M223];[.$P223];[.$S223];[.$V223])=[.M223];&quot;GRÜNE&quot;;&quot;&quot;);IF(MAX([.$D223];[.$G223];[.$J223];[.$M223];[.$P223];[.$S223];[.$V223])=[.P223];&quot;CSU&quot;;&quot;&quot;))" office:value-type="string" office:string-value="CSU">
            <text:p>CSU</text:p>
          </table:table-cell>
          <table:table-cell table:style-name="ce9" table:formula="of:=SUM([.E223]+[.H223]+[.K223]+[.N223]+[.Q223])" office:value-type="float" office:value="95670">
            <text:p>95,67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2845">
            <text:p>22,845</text:p>
          </table:table-cell>
          <table:table-cell table:style-name="ce9" office:value-type="float" office:value="21611">
            <text:p>21,611</text:p>
          </table:table-cell>
          <table:table-cell/>
          <table:table-cell table:style-name="ce9" office:value-type="float" office:value="3763">
            <text:p>3,763</text:p>
          </table:table-cell>
          <table:table-cell table:style-name="ce9" office:value-type="float" office:value="4399">
            <text:p>4,399</text:p>
          </table:table-cell>
          <table:table-cell/>
          <table:table-cell table:style-name="ce9" office:value-type="float" office:value="5956">
            <text:p>5,956</text:p>
          </table:table-cell>
          <table:table-cell table:style-name="ce9" office:value-type="float" office:value="6895">
            <text:p>6,895</text:p>
          </table:table-cell>
          <table:table-cell/>
          <table:table-cell table:style-name="ce9" office:value-type="float" office:value="69428">
            <text:p>69,428</text:p>
          </table:table-cell>
          <table:table-cell table:style-name="ce9" office:value-type="float" office:value="62765">
            <text:p>62,765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0">
            <text:p>230</text:p>
          </table:table-cell>
          <table:table-cell table:style-name="ce6" table:formula="of:=CONCATENATE(IF(MAX([.$D224];[.$G224];[.$J224];[.$M224];[.$P224];[.$S224];[.$V224])=[.D224];&quot;CDU&quot;;&quot;&quot;);IF(MAX([.$D224];[.$G224];[.$J224];[.$M224];[.$P224];[.$S224];[.$V224])=[.G224];&quot;SPD&quot;;&quot;&quot;);IF(MAX([.$D224];[.$G224];[.$J224];[.$M224];[.$P224];[.$S224];[.$V224])=[.J224];&quot;DIE LINKE&quot;;&quot;&quot;);IF(MAX([.$D224];[.$G224];[.$J224];[.$M224];[.$P224];[.$S224];[.$V224])=[.M224];&quot;GRÜNE&quot;;&quot;&quot;);IF(MAX([.$D224];[.$G224];[.$J224];[.$M224];[.$P224];[.$S224];[.$V224])=[.P224];&quot;CSU&quot;;&quot;&quot;))" office:value-type="string" office:string-value="CSU">
            <text:p>CSU</text:p>
          </table:table-cell>
          <table:table-cell table:style-name="ce9" table:formula="of:=SUM([.E224]+[.H224]+[.K224]+[.N224]+[.Q224])" office:value-type="float" office:value="83876">
            <text:p>83,876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16619">
            <text:p>16,619</text:p>
          </table:table-cell>
          <table:table-cell table:style-name="ce9" office:value-type="float" office:value="15626">
            <text:p>15,626</text:p>
          </table:table-cell>
          <table:table-cell/>
          <table:table-cell table:style-name="ce9" office:value-type="float" office:value="2668">
            <text:p>2,668</text:p>
          </table:table-cell>
          <table:table-cell table:style-name="ce9" office:value-type="float" office:value="2753">
            <text:p>2,753</text:p>
          </table:table-cell>
          <table:table-cell/>
          <table:table-cell table:style-name="ce9" office:value-type="float" office:value="4773">
            <text:p>4,773</text:p>
          </table:table-cell>
          <table:table-cell table:style-name="ce9" office:value-type="float" office:value="4996">
            <text:p>4,996</text:p>
          </table:table-cell>
          <table:table-cell/>
          <table:table-cell table:style-name="ce9" office:value-type="float" office:value="62748">
            <text:p>62,748</text:p>
          </table:table-cell>
          <table:table-cell table:style-name="ce9" office:value-type="float" office:value="60501">
            <text:p>60,50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1">
            <text:p>231</text:p>
          </table:table-cell>
          <table:table-cell table:style-name="ce6" table:formula="of:=CONCATENATE(IF(MAX([.$D225];[.$G225];[.$J225];[.$M225];[.$P225];[.$S225];[.$V225])=[.D225];&quot;CDU&quot;;&quot;&quot;);IF(MAX([.$D225];[.$G225];[.$J225];[.$M225];[.$P225];[.$S225];[.$V225])=[.G225];&quot;SPD&quot;;&quot;&quot;);IF(MAX([.$D225];[.$G225];[.$J225];[.$M225];[.$P225];[.$S225];[.$V225])=[.J225];&quot;DIE LINKE&quot;;&quot;&quot;);IF(MAX([.$D225];[.$G225];[.$J225];[.$M225];[.$P225];[.$S225];[.$V225])=[.M225];&quot;GRÜNE&quot;;&quot;&quot;);IF(MAX([.$D225];[.$G225];[.$J225];[.$M225];[.$P225];[.$S225];[.$V225])=[.P225];&quot;CSU&quot;;&quot;&quot;))" office:value-type="string" office:string-value="CSU">
            <text:p>CSU</text:p>
          </table:table-cell>
          <table:table-cell table:style-name="ce9" table:formula="of:=SUM([.E225]+[.H225]+[.K225]+[.N225]+[.Q225])" office:value-type="float" office:value="89298">
            <text:p>89,298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19400">
            <text:p>19,400</text:p>
          </table:table-cell>
          <table:table-cell table:style-name="ce9" office:value-type="float" office:value="17790">
            <text:p>17,790</text:p>
          </table:table-cell>
          <table:table-cell/>
          <table:table-cell table:style-name="ce9" office:value-type="float" office:value="2757">
            <text:p>2,757</text:p>
          </table:table-cell>
          <table:table-cell table:style-name="ce9" office:value-type="float" office:value="3297">
            <text:p>3,297</text:p>
          </table:table-cell>
          <table:table-cell/>
          <table:table-cell table:style-name="ce9" office:value-type="float" office:value="3582">
            <text:p>3,582</text:p>
          </table:table-cell>
          <table:table-cell table:style-name="ce9" office:value-type="float" office:value="4324">
            <text:p>4,324</text:p>
          </table:table-cell>
          <table:table-cell/>
          <table:table-cell table:style-name="ce9" office:value-type="float" office:value="67579">
            <text:p>67,579</text:p>
          </table:table-cell>
          <table:table-cell table:style-name="ce9" office:value-type="float" office:value="63887">
            <text:p>63,887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2">
            <text:p>232</text:p>
          </table:table-cell>
          <table:table-cell table:style-name="ce6" table:formula="of:=CONCATENATE(IF(MAX([.$D226];[.$G226];[.$J226];[.$M226];[.$P226];[.$S226];[.$V226])=[.D226];&quot;CDU&quot;;&quot;&quot;);IF(MAX([.$D226];[.$G226];[.$J226];[.$M226];[.$P226];[.$S226];[.$V226])=[.G226];&quot;SPD&quot;;&quot;&quot;);IF(MAX([.$D226];[.$G226];[.$J226];[.$M226];[.$P226];[.$S226];[.$V226])=[.J226];&quot;DIE LINKE&quot;;&quot;&quot;);IF(MAX([.$D226];[.$G226];[.$J226];[.$M226];[.$P226];[.$S226];[.$V226])=[.M226];&quot;GRÜNE&quot;;&quot;&quot;);IF(MAX([.$D226];[.$G226];[.$J226];[.$M226];[.$P226];[.$S226];[.$V226])=[.P226];&quot;CSU&quot;;&quot;&quot;))" office:value-type="string" office:string-value="CSU">
            <text:p>CSU</text:p>
          </table:table-cell>
          <table:table-cell table:style-name="ce9" table:formula="of:=SUM([.E226]+[.H226]+[.K226]+[.N226]+[.Q226])" office:value-type="float" office:value="123158">
            <text:p>123,158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1253">
            <text:p>31,253</text:p>
          </table:table-cell>
          <table:table-cell table:style-name="ce9" office:value-type="float" office:value="29036">
            <text:p>29,036</text:p>
          </table:table-cell>
          <table:table-cell/>
          <table:table-cell table:style-name="ce9" office:value-type="float" office:value="4909">
            <text:p>4,909</text:p>
          </table:table-cell>
          <table:table-cell table:style-name="ce9" office:value-type="float" office:value="5052">
            <text:p>5,052</text:p>
          </table:table-cell>
          <table:table-cell/>
          <table:table-cell table:style-name="ce9" office:value-type="float" office:value="7365">
            <text:p>7,365</text:p>
          </table:table-cell>
          <table:table-cell table:style-name="ce9" office:value-type="float" office:value="8997">
            <text:p>8,997</text:p>
          </table:table-cell>
          <table:table-cell/>
          <table:table-cell table:style-name="ce9" office:value-type="float" office:value="87248">
            <text:p>87,248</text:p>
          </table:table-cell>
          <table:table-cell table:style-name="ce9" office:value-type="float" office:value="80073">
            <text:p>80,073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3">
            <text:p>233</text:p>
          </table:table-cell>
          <table:table-cell table:style-name="ce6" table:formula="of:=CONCATENATE(IF(MAX([.$D227];[.$G227];[.$J227];[.$M227];[.$P227];[.$S227];[.$V227])=[.D227];&quot;CDU&quot;;&quot;&quot;);IF(MAX([.$D227];[.$G227];[.$J227];[.$M227];[.$P227];[.$S227];[.$V227])=[.G227];&quot;SPD&quot;;&quot;&quot;);IF(MAX([.$D227];[.$G227];[.$J227];[.$M227];[.$P227];[.$S227];[.$V227])=[.J227];&quot;DIE LINKE&quot;;&quot;&quot;);IF(MAX([.$D227];[.$G227];[.$J227];[.$M227];[.$P227];[.$S227];[.$V227])=[.M227];&quot;GRÜNE&quot;;&quot;&quot;);IF(MAX([.$D227];[.$G227];[.$J227];[.$M227];[.$P227];[.$S227];[.$V227])=[.P227];&quot;CSU&quot;;&quot;&quot;))" office:value-type="string" office:string-value="CSU">
            <text:p>CSU</text:p>
          </table:table-cell>
          <table:table-cell table:style-name="ce9" table:formula="of:=SUM([.E227]+[.H227]+[.K227]+[.N227]+[.Q227])" office:value-type="float" office:value="137834">
            <text:p>137,834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7541">
            <text:p>37,541</text:p>
          </table:table-cell>
          <table:table-cell table:style-name="ce9" office:value-type="float" office:value="32902">
            <text:p>32,902</text:p>
          </table:table-cell>
          <table:table-cell/>
          <table:table-cell table:style-name="ce9" office:value-type="float" office:value="5839">
            <text:p>5,839</text:p>
          </table:table-cell>
          <table:table-cell table:style-name="ce9" office:value-type="float" office:value="6617">
            <text:p>6,617</text:p>
          </table:table-cell>
          <table:table-cell/>
          <table:table-cell table:style-name="ce9" office:value-type="float" office:value="14202">
            <text:p>14,202</text:p>
          </table:table-cell>
          <table:table-cell table:style-name="ce9" office:value-type="float" office:value="15759">
            <text:p>15,759</text:p>
          </table:table-cell>
          <table:table-cell/>
          <table:table-cell table:style-name="ce9" office:value-type="float" office:value="82648">
            <text:p>82,648</text:p>
          </table:table-cell>
          <table:table-cell table:style-name="ce9" office:value-type="float" office:value="82556">
            <text:p>82,556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4">
            <text:p>234</text:p>
          </table:table-cell>
          <table:table-cell table:style-name="ce6" table:formula="of:=CONCATENATE(IF(MAX([.$D228];[.$G228];[.$J228];[.$M228];[.$P228];[.$S228];[.$V228])=[.D228];&quot;CDU&quot;;&quot;&quot;);IF(MAX([.$D228];[.$G228];[.$J228];[.$M228];[.$P228];[.$S228];[.$V228])=[.G228];&quot;SPD&quot;;&quot;&quot;);IF(MAX([.$D228];[.$G228];[.$J228];[.$M228];[.$P228];[.$S228];[.$V228])=[.J228];&quot;DIE LINKE&quot;;&quot;&quot;);IF(MAX([.$D228];[.$G228];[.$J228];[.$M228];[.$P228];[.$S228];[.$V228])=[.M228];&quot;GRÜNE&quot;;&quot;&quot;);IF(MAX([.$D228];[.$G228];[.$J228];[.$M228];[.$P228];[.$S228];[.$V228])=[.P228];&quot;CSU&quot;;&quot;&quot;))" office:value-type="string" office:string-value="CSU">
            <text:p>CSU</text:p>
          </table:table-cell>
          <table:table-cell table:style-name="ce9" table:formula="of:=SUM([.E228]+[.H228]+[.K228]+[.N228]+[.Q228])" office:value-type="float" office:value="113951">
            <text:p>113,95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4716">
            <text:p>34,716</text:p>
          </table:table-cell>
          <table:table-cell table:style-name="ce9" office:value-type="float" office:value="27066">
            <text:p>27,066</text:p>
          </table:table-cell>
          <table:table-cell/>
          <table:table-cell table:style-name="ce9" office:value-type="float" office:value="3820">
            <text:p>3,820</text:p>
          </table:table-cell>
          <table:table-cell table:style-name="ce9" office:value-type="float" office:value="4505">
            <text:p>4,505</text:p>
          </table:table-cell>
          <table:table-cell/>
          <table:table-cell table:style-name="ce9" office:value-type="float" office:value="4516">
            <text:p>4,516</text:p>
          </table:table-cell>
          <table:table-cell table:style-name="ce9" office:value-type="float" office:value="5927">
            <text:p>5,927</text:p>
          </table:table-cell>
          <table:table-cell/>
          <table:table-cell table:style-name="ce9" office:value-type="float" office:value="80840">
            <text:p>80,840</text:p>
          </table:table-cell>
          <table:table-cell table:style-name="ce9" office:value-type="float" office:value="76453">
            <text:p>76,453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5">
            <text:p>235</text:p>
          </table:table-cell>
          <table:table-cell table:style-name="ce6" table:formula="of:=CONCATENATE(IF(MAX([.$D229];[.$G229];[.$J229];[.$M229];[.$P229];[.$S229];[.$V229])=[.D229];&quot;CDU&quot;;&quot;&quot;);IF(MAX([.$D229];[.$G229];[.$J229];[.$M229];[.$P229];[.$S229];[.$V229])=[.G229];&quot;SPD&quot;;&quot;&quot;);IF(MAX([.$D229];[.$G229];[.$J229];[.$M229];[.$P229];[.$S229];[.$V229])=[.J229];&quot;DIE LINKE&quot;;&quot;&quot;);IF(MAX([.$D229];[.$G229];[.$J229];[.$M229];[.$P229];[.$S229];[.$V229])=[.M229];&quot;GRÜNE&quot;;&quot;&quot;);IF(MAX([.$D229];[.$G229];[.$J229];[.$M229];[.$P229];[.$S229];[.$V229])=[.P229];&quot;CSU&quot;;&quot;&quot;))" office:value-type="string" office:string-value="CSU">
            <text:p>CSU</text:p>
          </table:table-cell>
          <table:table-cell table:style-name="ce9" table:formula="of:=SUM([.E229]+[.H229]+[.K229]+[.N229]+[.Q229])" office:value-type="float" office:value="97664">
            <text:p>97,664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5881">
            <text:p>25,881</text:p>
          </table:table-cell>
          <table:table-cell table:style-name="ce9" office:value-type="float" office:value="26484">
            <text:p>26,484</text:p>
          </table:table-cell>
          <table:table-cell/>
          <table:table-cell table:style-name="ce9" office:value-type="float" office:value="3117">
            <text:p>3,117</text:p>
          </table:table-cell>
          <table:table-cell table:style-name="ce9" office:value-type="float" office:value="3982">
            <text:p>3,982</text:p>
          </table:table-cell>
          <table:table-cell/>
          <table:table-cell table:style-name="ce9" office:value-type="float" office:value="4531">
            <text:p>4,531</text:p>
          </table:table-cell>
          <table:table-cell table:style-name="ce9" office:value-type="float" office:value="5072">
            <text:p>5,072</text:p>
          </table:table-cell>
          <table:table-cell/>
          <table:table-cell table:style-name="ce9" office:value-type="float" office:value="64930">
            <text:p>64,930</text:p>
          </table:table-cell>
          <table:table-cell table:style-name="ce9" office:value-type="float" office:value="62126">
            <text:p>62,126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6">
            <text:p>236</text:p>
          </table:table-cell>
          <table:table-cell table:style-name="ce6" table:formula="of:=CONCATENATE(IF(MAX([.$D230];[.$G230];[.$J230];[.$M230];[.$P230];[.$S230];[.$V230])=[.D230];&quot;CDU&quot;;&quot;&quot;);IF(MAX([.$D230];[.$G230];[.$J230];[.$M230];[.$P230];[.$S230];[.$V230])=[.G230];&quot;SPD&quot;;&quot;&quot;);IF(MAX([.$D230];[.$G230];[.$J230];[.$M230];[.$P230];[.$S230];[.$V230])=[.J230];&quot;DIE LINKE&quot;;&quot;&quot;);IF(MAX([.$D230];[.$G230];[.$J230];[.$M230];[.$P230];[.$S230];[.$V230])=[.M230];&quot;GRÜNE&quot;;&quot;&quot;);IF(MAX([.$D230];[.$G230];[.$J230];[.$M230];[.$P230];[.$S230];[.$V230])=[.P230];&quot;CSU&quot;;&quot;&quot;))" office:value-type="string" office:string-value="CSU">
            <text:p>CSU</text:p>
          </table:table-cell>
          <table:table-cell table:style-name="ce9" table:formula="of:=SUM([.E230]+[.H230]+[.K230]+[.N230]+[.Q230])" office:value-type="float" office:value="102880">
            <text:p>102,88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8794">
            <text:p>28,794</text:p>
          </table:table-cell>
          <table:table-cell table:style-name="ce9" office:value-type="float" office:value="24924">
            <text:p>24,924</text:p>
          </table:table-cell>
          <table:table-cell/>
          <table:table-cell table:style-name="ce9" office:value-type="float" office:value="4365">
            <text:p>4,365</text:p>
          </table:table-cell>
          <table:table-cell table:style-name="ce9" office:value-type="float" office:value="5143">
            <text:p>5,143</text:p>
          </table:table-cell>
          <table:table-cell/>
          <table:table-cell table:style-name="ce9" office:value-type="float" office:value="10283">
            <text:p>10,283</text:p>
          </table:table-cell>
          <table:table-cell table:style-name="ce9" office:value-type="float" office:value="11267">
            <text:p>11,267</text:p>
          </table:table-cell>
          <table:table-cell/>
          <table:table-cell table:style-name="ce9" office:value-type="float" office:value="65723">
            <text:p>65,723</text:p>
          </table:table-cell>
          <table:table-cell table:style-name="ce9" office:value-type="float" office:value="61546">
            <text:p>61,546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7">
            <text:p>237</text:p>
          </table:table-cell>
          <table:table-cell table:style-name="ce6" table:formula="of:=CONCATENATE(IF(MAX([.$D231];[.$G231];[.$J231];[.$M231];[.$P231];[.$S231];[.$V231])=[.D231];&quot;CDU&quot;;&quot;&quot;);IF(MAX([.$D231];[.$G231];[.$J231];[.$M231];[.$P231];[.$S231];[.$V231])=[.G231];&quot;SPD&quot;;&quot;&quot;);IF(MAX([.$D231];[.$G231];[.$J231];[.$M231];[.$P231];[.$S231];[.$V231])=[.J231];&quot;DIE LINKE&quot;;&quot;&quot;);IF(MAX([.$D231];[.$G231];[.$J231];[.$M231];[.$P231];[.$S231];[.$V231])=[.M231];&quot;GRÜNE&quot;;&quot;&quot;);IF(MAX([.$D231];[.$G231];[.$J231];[.$M231];[.$P231];[.$S231];[.$V231])=[.P231];&quot;CSU&quot;;&quot;&quot;))" office:value-type="string" office:string-value="CSU">
            <text:p>CSU</text:p>
          </table:table-cell>
          <table:table-cell table:style-name="ce9" table:formula="of:=SUM([.E231]+[.H231]+[.K231]+[.N231]+[.Q231])" office:value-type="float" office:value="95108">
            <text:p>95,108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9344">
            <text:p>29,344</text:p>
          </table:table-cell>
          <table:table-cell table:style-name="ce9" office:value-type="float" office:value="26676">
            <text:p>26,676</text:p>
          </table:table-cell>
          <table:table-cell/>
          <table:table-cell table:style-name="ce9" office:value-type="float" office:value="3246">
            <text:p>3,246</text:p>
          </table:table-cell>
          <table:table-cell table:style-name="ce9" office:value-type="float" office:value="3783">
            <text:p>3,783</text:p>
          </table:table-cell>
          <table:table-cell/>
          <table:table-cell table:style-name="ce9" office:value-type="float" office:value="7189">
            <text:p>7,189</text:p>
          </table:table-cell>
          <table:table-cell table:style-name="ce9" office:value-type="float" office:value="7803">
            <text:p>7,803</text:p>
          </table:table-cell>
          <table:table-cell/>
          <table:table-cell table:style-name="ce9" office:value-type="float" office:value="63936">
            <text:p>63,936</text:p>
          </table:table-cell>
          <table:table-cell table:style-name="ce9" office:value-type="float" office:value="56846">
            <text:p>56,846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8">
            <text:p>238</text:p>
          </table:table-cell>
          <table:table-cell table:style-name="ce6" table:formula="of:=CONCATENATE(IF(MAX([.$D232];[.$G232];[.$J232];[.$M232];[.$P232];[.$S232];[.$V232])=[.D232];&quot;CDU&quot;;&quot;&quot;);IF(MAX([.$D232];[.$G232];[.$J232];[.$M232];[.$P232];[.$S232];[.$V232])=[.G232];&quot;SPD&quot;;&quot;&quot;);IF(MAX([.$D232];[.$G232];[.$J232];[.$M232];[.$P232];[.$S232];[.$V232])=[.J232];&quot;DIE LINKE&quot;;&quot;&quot;);IF(MAX([.$D232];[.$G232];[.$J232];[.$M232];[.$P232];[.$S232];[.$V232])=[.M232];&quot;GRÜNE&quot;;&quot;&quot;);IF(MAX([.$D232];[.$G232];[.$J232];[.$M232];[.$P232];[.$S232];[.$V232])=[.P232];&quot;CSU&quot;;&quot;&quot;))" office:value-type="string" office:string-value="CSU">
            <text:p>CSU</text:p>
          </table:table-cell>
          <table:table-cell table:style-name="ce9" table:formula="of:=SUM([.E232]+[.H232]+[.K232]+[.N232]+[.Q232])" office:value-type="float" office:value="92999">
            <text:p>92,99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5785">
            <text:p>35,785</text:p>
          </table:table-cell>
          <table:table-cell table:style-name="ce9" office:value-type="float" office:value="30708">
            <text:p>30,708</text:p>
          </table:table-cell>
          <table:table-cell/>
          <table:table-cell table:style-name="ce9" office:value-type="float" office:value="3681">
            <text:p>3,681</text:p>
          </table:table-cell>
          <table:table-cell table:style-name="ce9" office:value-type="float" office:value="4415">
            <text:p>4,415</text:p>
          </table:table-cell>
          <table:table-cell/>
          <table:table-cell table:style-name="ce9" office:value-type="float" office:value="4274">
            <text:p>4,274</text:p>
          </table:table-cell>
          <table:table-cell table:style-name="ce9" office:value-type="float" office:value="6309">
            <text:p>6,309</text:p>
          </table:table-cell>
          <table:table-cell/>
          <table:table-cell table:style-name="ce9" office:value-type="float" office:value="55309">
            <text:p>55,309</text:p>
          </table:table-cell>
          <table:table-cell table:style-name="ce9" office:value-type="float" office:value="51567">
            <text:p>51,567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39">
            <text:p>239</text:p>
          </table:table-cell>
          <table:table-cell table:style-name="ce6" table:formula="of:=CONCATENATE(IF(MAX([.$D233];[.$G233];[.$J233];[.$M233];[.$P233];[.$S233];[.$V233])=[.D233];&quot;CDU&quot;;&quot;&quot;);IF(MAX([.$D233];[.$G233];[.$J233];[.$M233];[.$P233];[.$S233];[.$V233])=[.G233];&quot;SPD&quot;;&quot;&quot;);IF(MAX([.$D233];[.$G233];[.$J233];[.$M233];[.$P233];[.$S233];[.$V233])=[.J233];&quot;DIE LINKE&quot;;&quot;&quot;);IF(MAX([.$D233];[.$G233];[.$J233];[.$M233];[.$P233];[.$S233];[.$V233])=[.M233];&quot;GRÜNE&quot;;&quot;&quot;);IF(MAX([.$D233];[.$G233];[.$J233];[.$M233];[.$P233];[.$S233];[.$V233])=[.P233];&quot;CSU&quot;;&quot;&quot;))" office:value-type="string" office:string-value="CSU">
            <text:p>CSU</text:p>
          </table:table-cell>
          <table:table-cell table:style-name="ce9" table:formula="of:=SUM([.E233]+[.H233]+[.K233]+[.N233]+[.Q233])" office:value-type="float" office:value="98559">
            <text:p>98,55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3731">
            <text:p>33,731</text:p>
          </table:table-cell>
          <table:table-cell table:style-name="ce9" office:value-type="float" office:value="31406">
            <text:p>31,406</text:p>
          </table:table-cell>
          <table:table-cell/>
          <table:table-cell table:style-name="ce9" office:value-type="float" office:value="5264">
            <text:p>5,264</text:p>
          </table:table-cell>
          <table:table-cell table:style-name="ce9" office:value-type="float" office:value="5619">
            <text:p>5,619</text:p>
          </table:table-cell>
          <table:table-cell/>
          <table:table-cell table:style-name="ce9" office:value-type="float" office:value="6449">
            <text:p>6,449</text:p>
          </table:table-cell>
          <table:table-cell table:style-name="ce9" office:value-type="float" office:value="6315">
            <text:p>6,315</text:p>
          </table:table-cell>
          <table:table-cell/>
          <table:table-cell table:style-name="ce9" office:value-type="float" office:value="64888">
            <text:p>64,888</text:p>
          </table:table-cell>
          <table:table-cell table:style-name="ce9" office:value-type="float" office:value="55219">
            <text:p>55,219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0">
            <text:p>240</text:p>
          </table:table-cell>
          <table:table-cell table:style-name="ce6" table:formula="of:=CONCATENATE(IF(MAX([.$D234];[.$G234];[.$J234];[.$M234];[.$P234];[.$S234];[.$V234])=[.D234];&quot;CDU&quot;;&quot;&quot;);IF(MAX([.$D234];[.$G234];[.$J234];[.$M234];[.$P234];[.$S234];[.$V234])=[.G234];&quot;SPD&quot;;&quot;&quot;);IF(MAX([.$D234];[.$G234];[.$J234];[.$M234];[.$P234];[.$S234];[.$V234])=[.J234];&quot;DIE LINKE&quot;;&quot;&quot;);IF(MAX([.$D234];[.$G234];[.$J234];[.$M234];[.$P234];[.$S234];[.$V234])=[.M234];&quot;GRÜNE&quot;;&quot;&quot;);IF(MAX([.$D234];[.$G234];[.$J234];[.$M234];[.$P234];[.$S234];[.$V234])=[.P234];&quot;CSU&quot;;&quot;&quot;))" office:value-type="string" office:string-value="CSU">
            <text:p>CSU</text:p>
          </table:table-cell>
          <table:table-cell table:style-name="ce9" table:formula="of:=SUM([.E234]+[.H234]+[.K234]+[.N234]+[.Q234])" office:value-type="float" office:value="100196">
            <text:p>100,196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7587">
            <text:p>27,587</text:p>
          </table:table-cell>
          <table:table-cell table:style-name="ce9" office:value-type="float" office:value="26030">
            <text:p>26,030</text:p>
          </table:table-cell>
          <table:table-cell/>
          <table:table-cell table:style-name="ce9" office:value-type="float" office:value="3616">
            <text:p>3,616</text:p>
          </table:table-cell>
          <table:table-cell table:style-name="ce9" office:value-type="float" office:value="4392">
            <text:p>4,392</text:p>
          </table:table-cell>
          <table:table-cell/>
          <table:table-cell table:style-name="ce9" office:value-type="float" office:value="4845">
            <text:p>4,845</text:p>
          </table:table-cell>
          <table:table-cell table:style-name="ce9" office:value-type="float" office:value="6396">
            <text:p>6,396</text:p>
          </table:table-cell>
          <table:table-cell/>
          <table:table-cell table:style-name="ce9" office:value-type="float" office:value="68903">
            <text:p>68,903</text:p>
          </table:table-cell>
          <table:table-cell table:style-name="ce9" office:value-type="float" office:value="63378">
            <text:p>63,378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1">
            <text:p>241</text:p>
          </table:table-cell>
          <table:table-cell table:style-name="ce6" table:formula="of:=CONCATENATE(IF(MAX([.$D235];[.$G235];[.$J235];[.$M235];[.$P235];[.$S235];[.$V235])=[.D235];&quot;CDU&quot;;&quot;&quot;);IF(MAX([.$D235];[.$G235];[.$J235];[.$M235];[.$P235];[.$S235];[.$V235])=[.G235];&quot;SPD&quot;;&quot;&quot;);IF(MAX([.$D235];[.$G235];[.$J235];[.$M235];[.$P235];[.$S235];[.$V235])=[.J235];&quot;DIE LINKE&quot;;&quot;&quot;);IF(MAX([.$D235];[.$G235];[.$J235];[.$M235];[.$P235];[.$S235];[.$V235])=[.M235];&quot;GRÜNE&quot;;&quot;&quot;);IF(MAX([.$D235];[.$G235];[.$J235];[.$M235];[.$P235];[.$S235];[.$V235])=[.P235];&quot;CSU&quot;;&quot;&quot;))" office:value-type="string" office:string-value="CSU">
            <text:p>CSU</text:p>
          </table:table-cell>
          <table:table-cell table:style-name="ce9" table:formula="of:=SUM([.E235]+[.H235]+[.K235]+[.N235]+[.Q235])" office:value-type="float" office:value="135469">
            <text:p>135,46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8331">
            <text:p>38,331</text:p>
          </table:table-cell>
          <table:table-cell table:style-name="ce9" office:value-type="float" office:value="36690">
            <text:p>36,690</text:p>
          </table:table-cell>
          <table:table-cell/>
          <table:table-cell table:style-name="ce9" office:value-type="float" office:value="6202">
            <text:p>6,202</text:p>
          </table:table-cell>
          <table:table-cell table:style-name="ce9" office:value-type="float" office:value="6368">
            <text:p>6,368</text:p>
          </table:table-cell>
          <table:table-cell/>
          <table:table-cell table:style-name="ce9" office:value-type="float" office:value="9665">
            <text:p>9,665</text:p>
          </table:table-cell>
          <table:table-cell table:style-name="ce9" office:value-type="float" office:value="13771">
            <text:p>13,771</text:p>
          </table:table-cell>
          <table:table-cell/>
          <table:table-cell table:style-name="ce9" office:value-type="float" office:value="87922">
            <text:p>87,922</text:p>
          </table:table-cell>
          <table:table-cell table:style-name="ce9" office:value-type="float" office:value="78640">
            <text:p>78,64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2">
            <text:p>242</text:p>
          </table:table-cell>
          <table:table-cell table:style-name="ce6" table:formula="of:=CONCATENATE(IF(MAX([.$D236];[.$G236];[.$J236];[.$M236];[.$P236];[.$S236];[.$V236])=[.D236];&quot;CDU&quot;;&quot;&quot;);IF(MAX([.$D236];[.$G236];[.$J236];[.$M236];[.$P236];[.$S236];[.$V236])=[.G236];&quot;SPD&quot;;&quot;&quot;);IF(MAX([.$D236];[.$G236];[.$J236];[.$M236];[.$P236];[.$S236];[.$V236])=[.J236];&quot;DIE LINKE&quot;;&quot;&quot;);IF(MAX([.$D236];[.$G236];[.$J236];[.$M236];[.$P236];[.$S236];[.$V236])=[.M236];&quot;GRÜNE&quot;;&quot;&quot;);IF(MAX([.$D236];[.$G236];[.$J236];[.$M236];[.$P236];[.$S236];[.$V236])=[.P236];&quot;CSU&quot;;&quot;&quot;))" office:value-type="string" office:string-value="CSU">
            <text:p>CSU</text:p>
          </table:table-cell>
          <table:table-cell table:style-name="ce9" table:formula="of:=SUM([.E236]+[.H236]+[.K236]+[.N236]+[.Q236])" office:value-type="float" office:value="109813">
            <text:p>109,813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5377">
            <text:p>35,377</text:p>
          </table:table-cell>
          <table:table-cell table:style-name="ce9" office:value-type="float" office:value="32638">
            <text:p>32,638</text:p>
          </table:table-cell>
          <table:table-cell/>
          <table:table-cell table:style-name="ce9" office:value-type="float" office:value="5611">
            <text:p>5,611</text:p>
          </table:table-cell>
          <table:table-cell table:style-name="ce9" office:value-type="float" office:value="5840">
            <text:p>5,840</text:p>
          </table:table-cell>
          <table:table-cell/>
          <table:table-cell table:style-name="ce9" office:value-type="float" office:value="11980">
            <text:p>11,980</text:p>
          </table:table-cell>
          <table:table-cell table:style-name="ce9" office:value-type="float" office:value="15395">
            <text:p>15,395</text:p>
          </table:table-cell>
          <table:table-cell/>
          <table:table-cell table:style-name="ce9" office:value-type="float" office:value="65151">
            <text:p>65,151</text:p>
          </table:table-cell>
          <table:table-cell table:style-name="ce9" office:value-type="float" office:value="55940">
            <text:p>55,94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3">
            <text:p>243</text:p>
          </table:table-cell>
          <table:table-cell table:style-name="ce6" table:formula="of:=CONCATENATE(IF(MAX([.$D237];[.$G237];[.$J237];[.$M237];[.$P237];[.$S237];[.$V237])=[.D237];&quot;CDU&quot;;&quot;&quot;);IF(MAX([.$D237];[.$G237];[.$J237];[.$M237];[.$P237];[.$S237];[.$V237])=[.G237];&quot;SPD&quot;;&quot;&quot;);IF(MAX([.$D237];[.$G237];[.$J237];[.$M237];[.$P237];[.$S237];[.$V237])=[.J237];&quot;DIE LINKE&quot;;&quot;&quot;);IF(MAX([.$D237];[.$G237];[.$J237];[.$M237];[.$P237];[.$S237];[.$V237])=[.M237];&quot;GRÜNE&quot;;&quot;&quot;);IF(MAX([.$D237];[.$G237];[.$J237];[.$M237];[.$P237];[.$S237];[.$V237])=[.P237];&quot;CSU&quot;;&quot;&quot;))" office:value-type="string" office:string-value="CSU">
            <text:p>CSU</text:p>
          </table:table-cell>
          <table:table-cell table:style-name="ce9" table:formula="of:=SUM([.E237]+[.H237]+[.K237]+[.N237]+[.Q237])" office:value-type="float" office:value="145022">
            <text:p>145,022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7936">
            <text:p>47,936</text:p>
          </table:table-cell>
          <table:table-cell table:style-name="ce9" office:value-type="float" office:value="44485">
            <text:p>44,485</text:p>
          </table:table-cell>
          <table:table-cell/>
          <table:table-cell table:style-name="ce9" office:value-type="float" office:value="7524">
            <text:p>7,524</text:p>
          </table:table-cell>
          <table:table-cell table:style-name="ce9" office:value-type="float" office:value="8816">
            <text:p>8,816</text:p>
          </table:table-cell>
          <table:table-cell/>
          <table:table-cell table:style-name="ce9" office:value-type="float" office:value="14595">
            <text:p>14,595</text:p>
          </table:table-cell>
          <table:table-cell table:style-name="ce9" office:value-type="float" office:value="16126">
            <text:p>16,126</text:p>
          </table:table-cell>
          <table:table-cell/>
          <table:table-cell table:style-name="ce9" office:value-type="float" office:value="86997">
            <text:p>86,997</text:p>
          </table:table-cell>
          <table:table-cell table:style-name="ce9" office:value-type="float" office:value="75595">
            <text:p>75,595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4">
            <text:p>244</text:p>
          </table:table-cell>
          <table:table-cell table:style-name="ce6" table:formula="of:=CONCATENATE(IF(MAX([.$D238];[.$G238];[.$J238];[.$M238];[.$P238];[.$S238];[.$V238])=[.D238];&quot;CDU&quot;;&quot;&quot;);IF(MAX([.$D238];[.$G238];[.$J238];[.$M238];[.$P238];[.$S238];[.$V238])=[.G238];&quot;SPD&quot;;&quot;&quot;);IF(MAX([.$D238];[.$G238];[.$J238];[.$M238];[.$P238];[.$S238];[.$V238])=[.J238];&quot;DIE LINKE&quot;;&quot;&quot;);IF(MAX([.$D238];[.$G238];[.$J238];[.$M238];[.$P238];[.$S238];[.$V238])=[.M238];&quot;GRÜNE&quot;;&quot;&quot;);IF(MAX([.$D238];[.$G238];[.$J238];[.$M238];[.$P238];[.$S238];[.$V238])=[.P238];&quot;CSU&quot;;&quot;&quot;))" office:value-type="string" office:string-value="CSU">
            <text:p>CSU</text:p>
          </table:table-cell>
          <table:table-cell table:style-name="ce9" table:formula="of:=SUM([.E238]+[.H238]+[.K238]+[.N238]+[.Q238])" office:value-type="float" office:value="107813">
            <text:p>107,813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1666">
            <text:p>41,666</text:p>
          </table:table-cell>
          <table:table-cell table:style-name="ce9" office:value-type="float" office:value="35310">
            <text:p>35,310</text:p>
          </table:table-cell>
          <table:table-cell/>
          <table:table-cell table:style-name="ce9" office:value-type="float" office:value="8099">
            <text:p>8,099</text:p>
          </table:table-cell>
          <table:table-cell table:style-name="ce9" office:value-type="float" office:value="9311">
            <text:p>9,311</text:p>
          </table:table-cell>
          <table:table-cell/>
          <table:table-cell table:style-name="ce9" office:value-type="float" office:value="13336">
            <text:p>13,336</text:p>
          </table:table-cell>
          <table:table-cell table:style-name="ce9" office:value-type="float" office:value="17444">
            <text:p>17,444</text:p>
          </table:table-cell>
          <table:table-cell/>
          <table:table-cell table:style-name="ce9" office:value-type="float" office:value="51829">
            <text:p>51,829</text:p>
          </table:table-cell>
          <table:table-cell table:style-name="ce9" office:value-type="float" office:value="45748">
            <text:p>45,748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5">
            <text:p>245</text:p>
          </table:table-cell>
          <table:table-cell table:style-name="ce6" table:formula="of:=CONCATENATE(IF(MAX([.$D239];[.$G239];[.$J239];[.$M239];[.$P239];[.$S239];[.$V239])=[.D239];&quot;CDU&quot;;&quot;&quot;);IF(MAX([.$D239];[.$G239];[.$J239];[.$M239];[.$P239];[.$S239];[.$V239])=[.G239];&quot;SPD&quot;;&quot;&quot;);IF(MAX([.$D239];[.$G239];[.$J239];[.$M239];[.$P239];[.$S239];[.$V239])=[.J239];&quot;DIE LINKE&quot;;&quot;&quot;);IF(MAX([.$D239];[.$G239];[.$J239];[.$M239];[.$P239];[.$S239];[.$V239])=[.M239];&quot;GRÜNE&quot;;&quot;&quot;);IF(MAX([.$D239];[.$G239];[.$J239];[.$M239];[.$P239];[.$S239];[.$V239])=[.P239];&quot;CSU&quot;;&quot;&quot;))" office:value-type="string" office:string-value="CSU">
            <text:p>CSU</text:p>
          </table:table-cell>
          <table:table-cell table:style-name="ce9" table:formula="of:=SUM([.E239]+[.H239]+[.K239]+[.N239]+[.Q239])" office:value-type="float" office:value="99897">
            <text:p>99,897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8942">
            <text:p>38,942</text:p>
          </table:table-cell>
          <table:table-cell table:style-name="ce9" office:value-type="float" office:value="34363">
            <text:p>34,363</text:p>
          </table:table-cell>
          <table:table-cell/>
          <table:table-cell table:style-name="ce9" office:value-type="float" office:value="6038">
            <text:p>6,038</text:p>
          </table:table-cell>
          <table:table-cell table:style-name="ce9" office:value-type="float" office:value="6948">
            <text:p>6,948</text:p>
          </table:table-cell>
          <table:table-cell/>
          <table:table-cell table:style-name="ce9" office:value-type="float" office:value="8165">
            <text:p>8,165</text:p>
          </table:table-cell>
          <table:table-cell table:style-name="ce9" office:value-type="float" office:value="9705">
            <text:p>9,705</text:p>
          </table:table-cell>
          <table:table-cell/>
          <table:table-cell table:style-name="ce9" office:value-type="float" office:value="53519">
            <text:p>53,519</text:p>
          </table:table-cell>
          <table:table-cell table:style-name="ce9" office:value-type="float" office:value="48881">
            <text:p>48,88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6">
            <text:p>246</text:p>
          </table:table-cell>
          <table:table-cell table:style-name="ce6" table:formula="of:=CONCATENATE(IF(MAX([.$D240];[.$G240];[.$J240];[.$M240];[.$P240];[.$S240];[.$V240])=[.D240];&quot;CDU&quot;;&quot;&quot;);IF(MAX([.$D240];[.$G240];[.$J240];[.$M240];[.$P240];[.$S240];[.$V240])=[.G240];&quot;SPD&quot;;&quot;&quot;);IF(MAX([.$D240];[.$G240];[.$J240];[.$M240];[.$P240];[.$S240];[.$V240])=[.J240];&quot;DIE LINKE&quot;;&quot;&quot;);IF(MAX([.$D240];[.$G240];[.$J240];[.$M240];[.$P240];[.$S240];[.$V240])=[.M240];&quot;GRÜNE&quot;;&quot;&quot;);IF(MAX([.$D240];[.$G240];[.$J240];[.$M240];[.$P240];[.$S240];[.$V240])=[.P240];&quot;CSU&quot;;&quot;&quot;))" office:value-type="string" office:string-value="CSU">
            <text:p>CSU</text:p>
          </table:table-cell>
          <table:table-cell table:style-name="ce9" table:formula="of:=SUM([.E240]+[.H240]+[.K240]+[.N240]+[.Q240])" office:value-type="float" office:value="137929">
            <text:p>137,92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6200">
            <text:p>46,200</text:p>
          </table:table-cell>
          <table:table-cell table:style-name="ce9" office:value-type="float" office:value="41107">
            <text:p>41,107</text:p>
          </table:table-cell>
          <table:table-cell/>
          <table:table-cell table:style-name="ce9" office:value-type="float" office:value="6064">
            <text:p>6,064</text:p>
          </table:table-cell>
          <table:table-cell table:style-name="ce9" office:value-type="float" office:value="6394">
            <text:p>6,394</text:p>
          </table:table-cell>
          <table:table-cell/>
          <table:table-cell table:style-name="ce9" office:value-type="float" office:value="11142">
            <text:p>11,142</text:p>
          </table:table-cell>
          <table:table-cell table:style-name="ce9" office:value-type="float" office:value="14247">
            <text:p>14,247</text:p>
          </table:table-cell>
          <table:table-cell/>
          <table:table-cell table:style-name="ce9" office:value-type="float" office:value="84618">
            <text:p>84,618</text:p>
          </table:table-cell>
          <table:table-cell table:style-name="ce9" office:value-type="float" office:value="76181">
            <text:p>76,18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7">
            <text:p>247</text:p>
          </table:table-cell>
          <table:table-cell table:style-name="ce6" table:formula="of:=CONCATENATE(IF(MAX([.$D241];[.$G241];[.$J241];[.$M241];[.$P241];[.$S241];[.$V241])=[.D241];&quot;CDU&quot;;&quot;&quot;);IF(MAX([.$D241];[.$G241];[.$J241];[.$M241];[.$P241];[.$S241];[.$V241])=[.G241];&quot;SPD&quot;;&quot;&quot;);IF(MAX([.$D241];[.$G241];[.$J241];[.$M241];[.$P241];[.$S241];[.$V241])=[.J241];&quot;DIE LINKE&quot;;&quot;&quot;);IF(MAX([.$D241];[.$G241];[.$J241];[.$M241];[.$P241];[.$S241];[.$V241])=[.M241];&quot;GRÜNE&quot;;&quot;&quot;);IF(MAX([.$D241];[.$G241];[.$J241];[.$M241];[.$P241];[.$S241];[.$V241])=[.P241];&quot;CSU&quot;;&quot;&quot;))" office:value-type="string" office:string-value="CSU">
            <text:p>CSU</text:p>
          </table:table-cell>
          <table:table-cell table:style-name="ce9" table:formula="of:=SUM([.E241]+[.H241]+[.K241]+[.N241]+[.Q241])" office:value-type="float" office:value="105975">
            <text:p>105,975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2308">
            <text:p>32,308</text:p>
          </table:table-cell>
          <table:table-cell table:style-name="ce9" office:value-type="float" office:value="28408">
            <text:p>28,408</text:p>
          </table:table-cell>
          <table:table-cell/>
          <table:table-cell table:style-name="ce9" office:value-type="float" office:value="3641">
            <text:p>3,641</text:p>
          </table:table-cell>
          <table:table-cell table:style-name="ce9" office:value-type="float" office:value="4691">
            <text:p>4,691</text:p>
          </table:table-cell>
          <table:table-cell/>
          <table:table-cell table:style-name="ce9" office:value-type="float" office:value="10284">
            <text:p>10,284</text:p>
          </table:table-cell>
          <table:table-cell table:style-name="ce9" office:value-type="float" office:value="11135">
            <text:p>11,135</text:p>
          </table:table-cell>
          <table:table-cell/>
          <table:table-cell table:style-name="ce9" office:value-type="float" office:value="67591">
            <text:p>67,591</text:p>
          </table:table-cell>
          <table:table-cell table:style-name="ce9" office:value-type="float" office:value="61741">
            <text:p>61,741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8">
            <text:p>248</text:p>
          </table:table-cell>
          <table:table-cell table:style-name="ce6" table:formula="of:=CONCATENATE(IF(MAX([.$D242];[.$G242];[.$J242];[.$M242];[.$P242];[.$S242];[.$V242])=[.D242];&quot;CDU&quot;;&quot;&quot;);IF(MAX([.$D242];[.$G242];[.$J242];[.$M242];[.$P242];[.$S242];[.$V242])=[.G242];&quot;SPD&quot;;&quot;&quot;);IF(MAX([.$D242];[.$G242];[.$J242];[.$M242];[.$P242];[.$S242];[.$V242])=[.J242];&quot;DIE LINKE&quot;;&quot;&quot;);IF(MAX([.$D242];[.$G242];[.$J242];[.$M242];[.$P242];[.$S242];[.$V242])=[.M242];&quot;GRÜNE&quot;;&quot;&quot;);IF(MAX([.$D242];[.$G242];[.$J242];[.$M242];[.$P242];[.$S242];[.$V242])=[.P242];&quot;CSU&quot;;&quot;&quot;))" office:value-type="string" office:string-value="CSU">
            <text:p>CSU</text:p>
          </table:table-cell>
          <table:table-cell table:style-name="ce9" table:formula="of:=SUM([.E242]+[.H242]+[.K242]+[.N242]+[.Q242])" office:value-type="float" office:value="127511">
            <text:p>127,51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0564">
            <text:p>30,564</text:p>
          </table:table-cell>
          <table:table-cell table:style-name="ce9" office:value-type="float" office:value="27931">
            <text:p>27,931</text:p>
          </table:table-cell>
          <table:table-cell/>
          <table:table-cell table:style-name="ce9" office:value-type="float" office:value="6930">
            <text:p>6,930</text:p>
          </table:table-cell>
          <table:table-cell table:style-name="ce9" office:value-type="float" office:value="6946">
            <text:p>6,946</text:p>
          </table:table-cell>
          <table:table-cell/>
          <table:table-cell table:style-name="ce9" office:value-type="float" office:value="12127">
            <text:p>12,127</text:p>
          </table:table-cell>
          <table:table-cell table:style-name="ce9" office:value-type="float" office:value="9874">
            <text:p>9,874</text:p>
          </table:table-cell>
          <table:table-cell/>
          <table:table-cell table:style-name="ce9" office:value-type="float" office:value="88911">
            <text:p>88,911</text:p>
          </table:table-cell>
          <table:table-cell table:style-name="ce9" office:value-type="float" office:value="82760">
            <text:p>82,76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49">
            <text:p>249</text:p>
          </table:table-cell>
          <table:table-cell table:style-name="ce6" table:formula="of:=CONCATENATE(IF(MAX([.$D243];[.$G243];[.$J243];[.$M243];[.$P243];[.$S243];[.$V243])=[.D243];&quot;CDU&quot;;&quot;&quot;);IF(MAX([.$D243];[.$G243];[.$J243];[.$M243];[.$P243];[.$S243];[.$V243])=[.G243];&quot;SPD&quot;;&quot;&quot;);IF(MAX([.$D243];[.$G243];[.$J243];[.$M243];[.$P243];[.$S243];[.$V243])=[.J243];&quot;DIE LINKE&quot;;&quot;&quot;);IF(MAX([.$D243];[.$G243];[.$J243];[.$M243];[.$P243];[.$S243];[.$V243])=[.M243];&quot;GRÜNE&quot;;&quot;&quot;);IF(MAX([.$D243];[.$G243];[.$J243];[.$M243];[.$P243];[.$S243];[.$V243])=[.P243];&quot;CSU&quot;;&quot;&quot;))" office:value-type="string" office:string-value="CSU">
            <text:p>CSU</text:p>
          </table:table-cell>
          <table:table-cell table:style-name="ce9" table:formula="of:=SUM([.E243]+[.H243]+[.K243]+[.N243]+[.Q243])" office:value-type="float" office:value="115250">
            <text:p>115,25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2812">
            <text:p>32,812</text:p>
          </table:table-cell>
          <table:table-cell table:style-name="ce9" office:value-type="float" office:value="30486">
            <text:p>30,486</text:p>
          </table:table-cell>
          <table:table-cell/>
          <table:table-cell table:style-name="ce9" office:value-type="float" office:value="4426">
            <text:p>4,426</text:p>
          </table:table-cell>
          <table:table-cell table:style-name="ce9" office:value-type="float" office:value="4839">
            <text:p>4,839</text:p>
          </table:table-cell>
          <table:table-cell/>
          <table:table-cell table:style-name="ce9" office:value-type="float" office:value="8810">
            <text:p>8,810</text:p>
          </table:table-cell>
          <table:table-cell table:style-name="ce9" office:value-type="float" office:value="9972">
            <text:p>9,972</text:p>
          </table:table-cell>
          <table:table-cell/>
          <table:table-cell table:style-name="ce9" office:value-type="float" office:value="73001">
            <text:p>73,001</text:p>
          </table:table-cell>
          <table:table-cell table:style-name="ce9" office:value-type="float" office:value="69953">
            <text:p>69,953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0">
            <text:p>250</text:p>
          </table:table-cell>
          <table:table-cell table:style-name="ce6" table:formula="of:=CONCATENATE(IF(MAX([.$D244];[.$G244];[.$J244];[.$M244];[.$P244];[.$S244];[.$V244])=[.D244];&quot;CDU&quot;;&quot;&quot;);IF(MAX([.$D244];[.$G244];[.$J244];[.$M244];[.$P244];[.$S244];[.$V244])=[.G244];&quot;SPD&quot;;&quot;&quot;);IF(MAX([.$D244];[.$G244];[.$J244];[.$M244];[.$P244];[.$S244];[.$V244])=[.J244];&quot;DIE LINKE&quot;;&quot;&quot;);IF(MAX([.$D244];[.$G244];[.$J244];[.$M244];[.$P244];[.$S244];[.$V244])=[.M244];&quot;GRÜNE&quot;;&quot;&quot;);IF(MAX([.$D244];[.$G244];[.$J244];[.$M244];[.$P244];[.$S244];[.$V244])=[.P244];&quot;CSU&quot;;&quot;&quot;))" office:value-type="string" office:string-value="CSU">
            <text:p>CSU</text:p>
          </table:table-cell>
          <table:table-cell table:style-name="ce9" table:formula="of:=SUM([.E244]+[.H244]+[.K244]+[.N244]+[.Q244])" office:value-type="float" office:value="116979">
            <text:p>116,979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2190">
            <text:p>32,190</text:p>
          </table:table-cell>
          <table:table-cell table:style-name="ce9" office:value-type="float" office:value="28872">
            <text:p>28,872</text:p>
          </table:table-cell>
          <table:table-cell/>
          <table:table-cell table:style-name="ce9" office:value-type="float" office:value="7514">
            <text:p>7,514</text:p>
          </table:table-cell>
          <table:table-cell table:style-name="ce9" office:value-type="float" office:value="6940">
            <text:p>6,940</text:p>
          </table:table-cell>
          <table:table-cell/>
          <table:table-cell table:style-name="ce9" office:value-type="float" office:value="8052">
            <text:p>8,052</text:p>
          </table:table-cell>
          <table:table-cell table:style-name="ce9" office:value-type="float" office:value="9903">
            <text:p>9,903</text:p>
          </table:table-cell>
          <table:table-cell/>
          <table:table-cell table:style-name="ce9" office:value-type="float" office:value="76548">
            <text:p>76,548</text:p>
          </table:table-cell>
          <table:table-cell table:style-name="ce9" office:value-type="float" office:value="71264">
            <text:p>71,264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1">
            <text:p>251</text:p>
          </table:table-cell>
          <table:table-cell table:style-name="ce6" table:formula="of:=CONCATENATE(IF(MAX([.$D245];[.$G245];[.$J245];[.$M245];[.$P245];[.$S245];[.$V245])=[.D245];&quot;CDU&quot;;&quot;&quot;);IF(MAX([.$D245];[.$G245];[.$J245];[.$M245];[.$P245];[.$S245];[.$V245])=[.G245];&quot;SPD&quot;;&quot;&quot;);IF(MAX([.$D245];[.$G245];[.$J245];[.$M245];[.$P245];[.$S245];[.$V245])=[.J245];&quot;DIE LINKE&quot;;&quot;&quot;);IF(MAX([.$D245];[.$G245];[.$J245];[.$M245];[.$P245];[.$S245];[.$V245])=[.M245];&quot;GRÜNE&quot;;&quot;&quot;);IF(MAX([.$D245];[.$G245];[.$J245];[.$M245];[.$P245];[.$S245];[.$V245])=[.P245];&quot;CSU&quot;;&quot;&quot;))" office:value-type="string" office:string-value="CSU">
            <text:p>CSU</text:p>
          </table:table-cell>
          <table:table-cell table:style-name="ce9" table:formula="of:=SUM([.E245]+[.H245]+[.K245]+[.N245]+[.Q245])" office:value-type="float" office:value="137360">
            <text:p>137,36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42136">
            <text:p>42,136</text:p>
          </table:table-cell>
          <table:table-cell table:style-name="ce9" office:value-type="float" office:value="37225">
            <text:p>37,225</text:p>
          </table:table-cell>
          <table:table-cell/>
          <table:table-cell table:style-name="ce9" office:value-type="float" office:value="5374">
            <text:p>5,374</text:p>
          </table:table-cell>
          <table:table-cell table:style-name="ce9" office:value-type="float" office:value="6637">
            <text:p>6,637</text:p>
          </table:table-cell>
          <table:table-cell/>
          <table:table-cell table:style-name="ce9" office:value-type="float" office:value="16454">
            <text:p>16,454</text:p>
          </table:table-cell>
          <table:table-cell table:style-name="ce9" office:value-type="float" office:value="19311">
            <text:p>19,311</text:p>
          </table:table-cell>
          <table:table-cell/>
          <table:table-cell table:style-name="ce9" office:value-type="float" office:value="80776">
            <text:p>80,776</text:p>
          </table:table-cell>
          <table:table-cell table:style-name="ce9" office:value-type="float" office:value="74187">
            <text:p>74,187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2">
            <text:p>252</text:p>
          </table:table-cell>
          <table:table-cell table:style-name="ce6" table:formula="of:=CONCATENATE(IF(MAX([.$D246];[.$G246];[.$J246];[.$M246];[.$P246];[.$S246];[.$V246])=[.D246];&quot;CDU&quot;;&quot;&quot;);IF(MAX([.$D246];[.$G246];[.$J246];[.$M246];[.$P246];[.$S246];[.$V246])=[.G246];&quot;SPD&quot;;&quot;&quot;);IF(MAX([.$D246];[.$G246];[.$J246];[.$M246];[.$P246];[.$S246];[.$V246])=[.J246];&quot;DIE LINKE&quot;;&quot;&quot;);IF(MAX([.$D246];[.$G246];[.$J246];[.$M246];[.$P246];[.$S246];[.$V246])=[.M246];&quot;GRÜNE&quot;;&quot;&quot;);IF(MAX([.$D246];[.$G246];[.$J246];[.$M246];[.$P246];[.$S246];[.$V246])=[.P246];&quot;CSU&quot;;&quot;&quot;))" office:value-type="string" office:string-value="CSU">
            <text:p>CSU</text:p>
          </table:table-cell>
          <table:table-cell table:style-name="ce9" table:formula="of:=SUM([.E246]+[.H246]+[.K246]+[.N246]+[.Q246])" office:value-type="float" office:value="108358">
            <text:p>108,358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3145">
            <text:p>33,145</text:p>
          </table:table-cell>
          <table:table-cell table:style-name="ce9" office:value-type="float" office:value="29328">
            <text:p>29,328</text:p>
          </table:table-cell>
          <table:table-cell/>
          <table:table-cell table:style-name="ce9" office:value-type="float" office:value="6408">
            <text:p>6,408</text:p>
          </table:table-cell>
          <table:table-cell table:style-name="ce9" office:value-type="float" office:value="7391">
            <text:p>7,391</text:p>
          </table:table-cell>
          <table:table-cell/>
          <table:table-cell table:style-name="ce9" office:value-type="float" office:value="14568">
            <text:p>14,568</text:p>
          </table:table-cell>
          <table:table-cell table:style-name="ce9" office:value-type="float" office:value="13940">
            <text:p>13,940</text:p>
          </table:table-cell>
          <table:table-cell/>
          <table:table-cell table:style-name="ce9" office:value-type="float" office:value="58622">
            <text:p>58,622</text:p>
          </table:table-cell>
          <table:table-cell table:style-name="ce9" office:value-type="float" office:value="57699">
            <text:p>57,699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3">
            <text:p>253</text:p>
          </table:table-cell>
          <table:table-cell table:style-name="ce6" table:formula="of:=CONCATENATE(IF(MAX([.$D247];[.$G247];[.$J247];[.$M247];[.$P247];[.$S247];[.$V247])=[.D247];&quot;CDU&quot;;&quot;&quot;);IF(MAX([.$D247];[.$G247];[.$J247];[.$M247];[.$P247];[.$S247];[.$V247])=[.G247];&quot;SPD&quot;;&quot;&quot;);IF(MAX([.$D247];[.$G247];[.$J247];[.$M247];[.$P247];[.$S247];[.$V247])=[.J247];&quot;DIE LINKE&quot;;&quot;&quot;);IF(MAX([.$D247];[.$G247];[.$J247];[.$M247];[.$P247];[.$S247];[.$V247])=[.M247];&quot;GRÜNE&quot;;&quot;&quot;);IF(MAX([.$D247];[.$G247];[.$J247];[.$M247];[.$P247];[.$S247];[.$V247])=[.P247];&quot;CSU&quot;;&quot;&quot;))" office:value-type="string" office:string-value="CSU">
            <text:p>CSU</text:p>
          </table:table-cell>
          <table:table-cell table:style-name="ce9" table:formula="of:=SUM([.E247]+[.H247]+[.K247]+[.N247]+[.Q247])" office:value-type="float" office:value="142400">
            <text:p>142,40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30879">
            <text:p>30,879</text:p>
          </table:table-cell>
          <table:table-cell table:style-name="ce9" office:value-type="float" office:value="30126">
            <text:p>30,126</text:p>
          </table:table-cell>
          <table:table-cell/>
          <table:table-cell table:style-name="ce9" office:value-type="float" office:value="5177">
            <text:p>5,177</text:p>
          </table:table-cell>
          <table:table-cell table:style-name="ce9" office:value-type="float" office:value="5631">
            <text:p>5,631</text:p>
          </table:table-cell>
          <table:table-cell/>
          <table:table-cell table:style-name="ce9" office:value-type="float" office:value="12067">
            <text:p>12,067</text:p>
          </table:table-cell>
          <table:table-cell table:style-name="ce9" office:value-type="float" office:value="12670">
            <text:p>12,670</text:p>
          </table:table-cell>
          <table:table-cell/>
          <table:table-cell table:style-name="ce9" office:value-type="float" office:value="105841">
            <text:p>105,841</text:p>
          </table:table-cell>
          <table:table-cell table:style-name="ce9" office:value-type="float" office:value="93973">
            <text:p>93,973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4">
            <text:p>254</text:p>
          </table:table-cell>
          <table:table-cell table:style-name="ce6" table:formula="of:=CONCATENATE(IF(MAX([.$D248];[.$G248];[.$J248];[.$M248];[.$P248];[.$S248];[.$V248])=[.D248];&quot;CDU&quot;;&quot;&quot;);IF(MAX([.$D248];[.$G248];[.$J248];[.$M248];[.$P248];[.$S248];[.$V248])=[.G248];&quot;SPD&quot;;&quot;&quot;);IF(MAX([.$D248];[.$G248];[.$J248];[.$M248];[.$P248];[.$S248];[.$V248])=[.J248];&quot;DIE LINKE&quot;;&quot;&quot;);IF(MAX([.$D248];[.$G248];[.$J248];[.$M248];[.$P248];[.$S248];[.$V248])=[.M248];&quot;GRÜNE&quot;;&quot;&quot;);IF(MAX([.$D248];[.$G248];[.$J248];[.$M248];[.$P248];[.$S248];[.$V248])=[.P248];&quot;CSU&quot;;&quot;&quot;))" office:value-type="string" office:string-value="CSU">
            <text:p>CSU</text:p>
          </table:table-cell>
          <table:table-cell table:style-name="ce9" table:formula="of:=SUM([.E248]+[.H248]+[.K248]+[.N248]+[.Q248])" office:value-type="float" office:value="105714">
            <text:p>105,714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2858">
            <text:p>22,858</text:p>
          </table:table-cell>
          <table:table-cell table:style-name="ce9" office:value-type="float" office:value="21616">
            <text:p>21,616</text:p>
          </table:table-cell>
          <table:table-cell/>
          <table:table-cell table:style-name="ce9" office:value-type="float" office:value="5797">
            <text:p>5,797</text:p>
          </table:table-cell>
          <table:table-cell table:style-name="ce9" office:value-type="float" office:value="4260">
            <text:p>4,260</text:p>
          </table:table-cell>
          <table:table-cell/>
          <table:table-cell table:style-name="ce9" office:value-type="float" office:value="8153">
            <text:p>8,153</text:p>
          </table:table-cell>
          <table:table-cell table:style-name="ce9" office:value-type="float" office:value="7773">
            <text:p>7,773</text:p>
          </table:table-cell>
          <table:table-cell/>
          <table:table-cell table:style-name="ce9" office:value-type="float" office:value="78524">
            <text:p>78,524</text:p>
          </table:table-cell>
          <table:table-cell table:style-name="ce9" office:value-type="float" office:value="72065">
            <text:p>72,065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5">
            <text:p>255</text:p>
          </table:table-cell>
          <table:table-cell table:style-name="ce6" table:formula="of:=CONCATENATE(IF(MAX([.$D249];[.$G249];[.$J249];[.$M249];[.$P249];[.$S249];[.$V249])=[.D249];&quot;CDU&quot;;&quot;&quot;);IF(MAX([.$D249];[.$G249];[.$J249];[.$M249];[.$P249];[.$S249];[.$V249])=[.G249];&quot;SPD&quot;;&quot;&quot;);IF(MAX([.$D249];[.$G249];[.$J249];[.$M249];[.$P249];[.$S249];[.$V249])=[.J249];&quot;DIE LINKE&quot;;&quot;&quot;);IF(MAX([.$D249];[.$G249];[.$J249];[.$M249];[.$P249];[.$S249];[.$V249])=[.M249];&quot;GRÜNE&quot;;&quot;&quot;);IF(MAX([.$D249];[.$G249];[.$J249];[.$M249];[.$P249];[.$S249];[.$V249])=[.P249];&quot;CSU&quot;;&quot;&quot;))" office:value-type="string" office:string-value="CSU">
            <text:p>CSU</text:p>
          </table:table-cell>
          <table:table-cell table:style-name="ce9" table:formula="of:=SUM([.E249]+[.H249]+[.K249]+[.N249]+[.Q249])" office:value-type="float" office:value="129996">
            <text:p>129,996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9420">
            <text:p>29,420</text:p>
          </table:table-cell>
          <table:table-cell table:style-name="ce9" office:value-type="float" office:value="29023">
            <text:p>29,023</text:p>
          </table:table-cell>
          <table:table-cell/>
          <table:table-cell table:style-name="ce9" office:value-type="float" office:value="5546">
            <text:p>5,546</text:p>
          </table:table-cell>
          <table:table-cell table:style-name="ce9" office:value-type="float" office:value="5958">
            <text:p>5,958</text:p>
          </table:table-cell>
          <table:table-cell/>
          <table:table-cell table:style-name="ce9" office:value-type="float" office:value="12505">
            <text:p>12,505</text:p>
          </table:table-cell>
          <table:table-cell table:style-name="ce9" office:value-type="float" office:value="10417">
            <text:p>10,417</text:p>
          </table:table-cell>
          <table:table-cell/>
          <table:table-cell table:style-name="ce9" office:value-type="float" office:value="91961">
            <text:p>91,961</text:p>
          </table:table-cell>
          <table:table-cell table:style-name="ce9" office:value-type="float" office:value="84598">
            <text:p>84,598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table:style-name="ce6" table:formula="of:=CONCATENATE(IF(MAX([.$D250];[.$G250];[.$J250];[.$M250];[.$P250];[.$S250];[.$V250])=[.D250];&quot;CDU&quot;;&quot;&quot;);IF(MAX([.$D250];[.$G250];[.$J250];[.$M250];[.$P250];[.$S250];[.$V250])=[.G250];&quot;SPD&quot;;&quot;&quot;);IF(MAX([.$D250];[.$G250];[.$J250];[.$M250];[.$P250];[.$S250];[.$V250])=[.J250];&quot;DIE LINKE&quot;;&quot;&quot;);IF(MAX([.$D250];[.$G250];[.$J250];[.$M250];[.$P250];[.$S250];[.$V250])=[.M250];&quot;GRÜNE&quot;;&quot;&quot;);IF(MAX([.$D250];[.$G250];[.$J250];[.$M250];[.$P250];[.$S250];[.$V250])=[.P250];&quot;CSU&quot;;&quot;&quot;))" office:value-type="string" office:string-value="CSU">
            <text:p>CSU</text:p>
          </table:table-cell>
          <table:table-cell table:style-name="ce9" table:formula="of:=SUM([.E250]+[.H250]+[.K250]+[.N250]+[.Q250])" office:value-type="float" office:value="125581">
            <text:p>125,581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6722">
            <text:p>26,722</text:p>
          </table:table-cell>
          <table:table-cell table:style-name="ce9" office:value-type="float" office:value="24776">
            <text:p>24,776</text:p>
          </table:table-cell>
          <table:table-cell/>
          <table:table-cell table:style-name="ce9" office:value-type="float" office:value="5530">
            <text:p>5,530</text:p>
          </table:table-cell>
          <table:table-cell table:style-name="ce9" office:value-type="float" office:value="5574">
            <text:p>5,574</text:p>
          </table:table-cell>
          <table:table-cell/>
          <table:table-cell table:style-name="ce9" office:value-type="float" office:value="13011">
            <text:p>13,011</text:p>
          </table:table-cell>
          <table:table-cell table:style-name="ce9" office:value-type="float" office:value="14329">
            <text:p>14,329</text:p>
          </table:table-cell>
          <table:table-cell/>
          <table:table-cell table:style-name="ce9" office:value-type="float" office:value="93494">
            <text:p>93,494</text:p>
          </table:table-cell>
          <table:table-cell table:style-name="ce9" office:value-type="float" office:value="80902">
            <text:p>80,902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57">
            <text:p>257</text:p>
          </table:table-cell>
          <table:table-cell table:style-name="ce6" table:formula="of:=CONCATENATE(IF(MAX([.$D251];[.$G251];[.$J251];[.$M251];[.$P251];[.$S251];[.$V251])=[.D251];&quot;CDU&quot;;&quot;&quot;);IF(MAX([.$D251];[.$G251];[.$J251];[.$M251];[.$P251];[.$S251];[.$V251])=[.G251];&quot;SPD&quot;;&quot;&quot;);IF(MAX([.$D251];[.$G251];[.$J251];[.$M251];[.$P251];[.$S251];[.$V251])=[.J251];&quot;DIE LINKE&quot;;&quot;&quot;);IF(MAX([.$D251];[.$G251];[.$J251];[.$M251];[.$P251];[.$S251];[.$V251])=[.M251];&quot;GRÜNE&quot;;&quot;&quot;);IF(MAX([.$D251];[.$G251];[.$J251];[.$M251];[.$P251];[.$S251];[.$V251])=[.P251];&quot;CSU&quot;;&quot;&quot;))" office:value-type="string" office:string-value="CSU">
            <text:p>CSU</text:p>
          </table:table-cell>
          <table:table-cell table:style-name="ce9" table:formula="of:=SUM([.E251]+[.H251]+[.K251]+[.N251]+[.Q251])" office:value-type="float" office:value="133690">
            <text:p>133,690</text:p>
          </table:table-cell>
          <table:table-cell table:number-columns-repeated="2" table:style-name="ce9" office:value-type="float" office:value="0">
            <text:p>0</text:p>
          </table:table-cell>
          <table:table-cell/>
          <table:table-cell table:style-name="ce9" office:value-type="float" office:value="25009">
            <text:p>25,009</text:p>
          </table:table-cell>
          <table:table-cell table:style-name="ce9" office:value-type="float" office:value="24971">
            <text:p>24,971</text:p>
          </table:table-cell>
          <table:table-cell/>
          <table:table-cell table:style-name="ce9" office:value-type="float" office:value="4731">
            <text:p>4,731</text:p>
          </table:table-cell>
          <table:table-cell table:style-name="ce9" office:value-type="float" office:value="5270">
            <text:p>5,270</text:p>
          </table:table-cell>
          <table:table-cell/>
          <table:table-cell table:style-name="ce9" office:value-type="float" office:value="10039">
            <text:p>10,039</text:p>
          </table:table-cell>
          <table:table-cell table:style-name="ce9" office:value-type="float" office:value="11785">
            <text:p>11,785</text:p>
          </table:table-cell>
          <table:table-cell/>
          <table:table-cell table:style-name="ce9" office:value-type="float" office:value="99333">
            <text:p>99,333</text:p>
          </table:table-cell>
          <table:table-cell table:style-name="ce9" office:value-type="float" office:value="91664">
            <text:p>91,664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Bayern</text:p>
          </table:table-cell>
          <table:table-cell table:style-name="ce4"/>
          <table:table-cell table:style-name="ce10" table:formula="of:=SUM([.C207:.C251])" office:value-type="float" office:value="5359316">
            <text:p>5,359,316</text:p>
          </table:table-cell>
          <table:table-cell table:style-name="ce10" table:formula="of:=SUM([.D207:.D251])" office:value-type="float" office:value="0">
            <text:p>0</text:p>
          </table:table-cell>
          <table:table-cell table:style-name="ce10" table:formula="of:=SUM([.E207:.E251])" office:value-type="float" office:value="0">
            <text:p>0</text:p>
          </table:table-cell>
          <table:table-cell table:style-name="ce13" table:formula="of:=SUM([.E252]/[.$C252])" office:value-type="percentage" office:value="0">
            <text:p>0.00%</text:p>
          </table:table-cell>
          <table:table-cell table:style-name="ce10" table:formula="of:=SUM([.G207:.G251])" office:value-type="float" office:value="1443710">
            <text:p>1,443,710</text:p>
          </table:table-cell>
          <table:table-cell table:style-name="ce10" table:formula="of:=SUM([.H207:.H251])" office:value-type="float" office:value="1314009">
            <text:p>1,314,009</text:p>
          </table:table-cell>
          <table:table-cell table:style-name="ce13" table:formula="of:=SUM([.H252]/[.$C252])" office:value-type="percentage" office:value="0.245182221014771">
            <text:p>24.52%</text:p>
          </table:table-cell>
          <table:table-cell table:style-name="ce10" table:formula="of:=SUM([.J207:.J251])" office:value-type="float" office:value="225218">
            <text:p>225,218</text:p>
          </table:table-cell>
          <table:table-cell table:style-name="ce10" table:formula="of:=SUM([.K207:.K251])" office:value-type="float" office:value="248920">
            <text:p>248,920</text:p>
          </table:table-cell>
          <table:table-cell table:style-name="ce13" table:formula="of:=SUM([.K252]/[.$C252])" office:value-type="percentage" office:value="0.0464462256004311">
            <text:p>4.64%</text:p>
          </table:table-cell>
          <table:table-cell table:style-name="ce10" table:formula="of:=SUM([.M207:.M251])" office:value-type="float" office:value="505800">
            <text:p>505,800</text:p>
          </table:table-cell>
          <table:table-cell table:style-name="ce10" table:formula="of:=SUM([.N207:.N251])" office:value-type="float" office:value="552818">
            <text:p>552,818</text:p>
          </table:table-cell>
          <table:table-cell table:style-name="ce13" table:formula="of:=SUM([.N252]/[.$C252])" office:value-type="percentage" office:value="0.103150849847257">
            <text:p>10.32%</text:p>
          </table:table-cell>
          <table:table-cell table:style-name="ce10" table:formula="of:=SUM([.P207:.P251])" office:value-type="float" office:value="3544079">
            <text:p>3,544,079</text:p>
          </table:table-cell>
          <table:table-cell table:style-name="ce10" table:formula="of:=SUM([.Q207:.Q251])" office:value-type="float" office:value="3243569">
            <text:p>3,243,569</text:p>
          </table:table-cell>
          <table:table-cell table:style-name="ce13" table:formula="of:=SUM([.Q252]/[.$C252])" office:value-type="percentage" office:value="0.605220703537541">
            <text:p>60.52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1007"/>
        </table:table-row>
        <table:table-row table:style-name="ro1">
          <table:table-cell office:value-type="float" office:value="296">
            <text:p>296</text:p>
          </table:table-cell>
          <table:table-cell table:style-name="ce6" table:formula="of:=CONCATENATE(IF(MAX([.$D254];[.$G254];[.$J254];[.$M254];[.$P254];[.$S254];[.$V254])=[.D254];&quot;CDU&quot;;&quot;&quot;);IF(MAX([.$D254];[.$G254];[.$J254];[.$M254];[.$P254];[.$S254];[.$V254])=[.G254];&quot;SPD&quot;;&quot;&quot;);IF(MAX([.$D254];[.$G254];[.$J254];[.$M254];[.$P254];[.$S254];[.$V254])=[.J254];&quot;DIE LINKE&quot;;&quot;&quot;);IF(MAX([.$D254];[.$G254];[.$J254];[.$M254];[.$P254];[.$S254];[.$V254])=[.M254];&quot;GRÜNE&quot;;&quot;&quot;);IF(MAX([.$D254];[.$G254];[.$J254];[.$M254];[.$P254];[.$S254];[.$V254])=[.P254];&quot;CSU&quot;;&quot;&quot;))" office:value-type="string" office:string-value="CDU">
            <text:p>CDU</text:p>
          </table:table-cell>
          <table:table-cell table:style-name="ce9" table:formula="of:=SUM([.E254]+[.H254]+[.K254]+[.N254]+[.Q254])" office:value-type="float" office:value="117020">
            <text:p>117,020</text:p>
          </table:table-cell>
          <table:table-cell table:style-name="ce9" office:value-type="float" office:value="51324">
            <text:p>51,324</text:p>
          </table:table-cell>
          <table:table-cell table:style-name="ce9" office:value-type="float" office:value="46513">
            <text:p>46,513</text:p>
          </table:table-cell>
          <table:table-cell/>
          <table:table-cell table:style-name="ce9" office:value-type="float" office:value="50286">
            <text:p>50,286</text:p>
          </table:table-cell>
          <table:table-cell table:style-name="ce9" office:value-type="float" office:value="43329">
            <text:p>43,329</text:p>
          </table:table-cell>
          <table:table-cell/>
          <table:table-cell table:style-name="ce9" office:value-type="float" office:value="15202">
            <text:p>15,202</text:p>
          </table:table-cell>
          <table:table-cell table:style-name="ce9" office:value-type="float" office:value="16268">
            <text:p>16,268</text:p>
          </table:table-cell>
          <table:table-cell/>
          <table:table-cell table:style-name="ce9" office:value-type="float" office:value="7422">
            <text:p>7,422</text:p>
          </table:table-cell>
          <table:table-cell table:style-name="ce9" office:value-type="float" office:value="10910">
            <text:p>10,91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7">
            <text:p>297</text:p>
          </table:table-cell>
          <table:table-cell table:style-name="ce6" table:formula="of:=CONCATENATE(IF(MAX([.$D255];[.$G255];[.$J255];[.$M255];[.$P255];[.$S255];[.$V255])=[.D255];&quot;CDU&quot;;&quot;&quot;);IF(MAX([.$D255];[.$G255];[.$J255];[.$M255];[.$P255];[.$S255];[.$V255])=[.G255];&quot;SPD&quot;;&quot;&quot;);IF(MAX([.$D255];[.$G255];[.$J255];[.$M255];[.$P255];[.$S255];[.$V255])=[.J255];&quot;DIE LINKE&quot;;&quot;&quot;);IF(MAX([.$D255];[.$G255];[.$J255];[.$M255];[.$P255];[.$S255];[.$V255])=[.M255];&quot;GRÜNE&quot;;&quot;&quot;);IF(MAX([.$D255];[.$G255];[.$J255];[.$M255];[.$P255];[.$S255];[.$V255])=[.P255];&quot;CSU&quot;;&quot;&quot;))" office:value-type="string" office:string-value="CDU">
            <text:p>CDU</text:p>
          </table:table-cell>
          <table:table-cell table:style-name="ce9" table:formula="of:=SUM([.E255]+[.H255]+[.K255]+[.N255]+[.Q255])" office:value-type="float" office:value="127420">
            <text:p>127,420</text:p>
          </table:table-cell>
          <table:table-cell table:style-name="ce9" office:value-type="float" office:value="66694">
            <text:p>66,694</text:p>
          </table:table-cell>
          <table:table-cell table:style-name="ce9" office:value-type="float" office:value="60052">
            <text:p>60,052</text:p>
          </table:table-cell>
          <table:table-cell/>
          <table:table-cell table:style-name="ce9" office:value-type="float" office:value="52303">
            <text:p>52,303</text:p>
          </table:table-cell>
          <table:table-cell table:style-name="ce9" office:value-type="float" office:value="46037">
            <text:p>46,037</text:p>
          </table:table-cell>
          <table:table-cell/>
          <table:table-cell table:style-name="ce9" office:value-type="float" office:value="10936">
            <text:p>10,936</text:p>
          </table:table-cell>
          <table:table-cell table:style-name="ce9" office:value-type="float" office:value="13458">
            <text:p>13,458</text:p>
          </table:table-cell>
          <table:table-cell/>
          <table:table-cell table:style-name="ce9" office:value-type="float" office:value="5577">
            <text:p>5,577</text:p>
          </table:table-cell>
          <table:table-cell table:style-name="ce9" office:value-type="float" office:value="7873">
            <text:p>7,87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8">
            <text:p>298</text:p>
          </table:table-cell>
          <table:table-cell table:style-name="ce6" table:formula="of:=CONCATENATE(IF(MAX([.$D256];[.$G256];[.$J256];[.$M256];[.$P256];[.$S256];[.$V256])=[.D256];&quot;CDU&quot;;&quot;&quot;);IF(MAX([.$D256];[.$G256];[.$J256];[.$M256];[.$P256];[.$S256];[.$V256])=[.G256];&quot;SPD&quot;;&quot;&quot;);IF(MAX([.$D256];[.$G256];[.$J256];[.$M256];[.$P256];[.$S256];[.$V256])=[.J256];&quot;DIE LINKE&quot;;&quot;&quot;);IF(MAX([.$D256];[.$G256];[.$J256];[.$M256];[.$P256];[.$S256];[.$V256])=[.M256];&quot;GRÜNE&quot;;&quot;&quot;);IF(MAX([.$D256];[.$G256];[.$J256];[.$M256];[.$P256];[.$S256];[.$V256])=[.P256];&quot;CSU&quot;;&quot;&quot;))" office:value-type="string" office:string-value="CDU">
            <text:p>CDU</text:p>
          </table:table-cell>
          <table:table-cell table:style-name="ce9" table:formula="of:=SUM([.E256]+[.H256]+[.K256]+[.N256]+[.Q256])" office:value-type="float" office:value="113999">
            <text:p>113,999</text:p>
          </table:table-cell>
          <table:table-cell table:style-name="ce9" office:value-type="float" office:value="60865">
            <text:p>60,865</text:p>
          </table:table-cell>
          <table:table-cell table:style-name="ce9" office:value-type="float" office:value="54911">
            <text:p>54,911</text:p>
          </table:table-cell>
          <table:table-cell/>
          <table:table-cell table:style-name="ce9" office:value-type="float" office:value="44868">
            <text:p>44,868</text:p>
          </table:table-cell>
          <table:table-cell table:style-name="ce9" office:value-type="float" office:value="40861">
            <text:p>40,861</text:p>
          </table:table-cell>
          <table:table-cell/>
          <table:table-cell table:style-name="ce9" office:value-type="float" office:value="10247">
            <text:p>10,247</text:p>
          </table:table-cell>
          <table:table-cell table:style-name="ce9" office:value-type="float" office:value="12139">
            <text:p>12,139</text:p>
          </table:table-cell>
          <table:table-cell/>
          <table:table-cell table:style-name="ce9" office:value-type="float" office:value="3793">
            <text:p>3,793</text:p>
          </table:table-cell>
          <table:table-cell table:style-name="ce9" office:value-type="float" office:value="6088">
            <text:p>6,08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299">
            <text:p>299</text:p>
          </table:table-cell>
          <table:table-cell table:style-name="ce6" table:formula="of:=CONCATENATE(IF(MAX([.$D257];[.$G257];[.$J257];[.$M257];[.$P257];[.$S257];[.$V257])=[.D257];&quot;CDU&quot;;&quot;&quot;);IF(MAX([.$D257];[.$G257];[.$J257];[.$M257];[.$P257];[.$S257];[.$V257])=[.G257];&quot;SPD&quot;;&quot;&quot;);IF(MAX([.$D257];[.$G257];[.$J257];[.$M257];[.$P257];[.$S257];[.$V257])=[.J257];&quot;DIE LINKE&quot;;&quot;&quot;);IF(MAX([.$D257];[.$G257];[.$J257];[.$M257];[.$P257];[.$S257];[.$V257])=[.M257];&quot;GRÜNE&quot;;&quot;&quot;);IF(MAX([.$D257];[.$G257];[.$J257];[.$M257];[.$P257];[.$S257];[.$V257])=[.P257];&quot;CSU&quot;;&quot;&quot;))" office:value-type="string" office:string-value="CDU">
            <text:p>CDU</text:p>
          </table:table-cell>
          <table:table-cell table:style-name="ce9" table:formula="of:=SUM([.E257]+[.H257]+[.K257]+[.N257]+[.Q257])" office:value-type="float" office:value="116564">
            <text:p>116,564</text:p>
          </table:table-cell>
          <table:table-cell table:style-name="ce9" office:value-type="float" office:value="55250">
            <text:p>55,250</text:p>
          </table:table-cell>
          <table:table-cell table:style-name="ce9" office:value-type="float" office:value="50892">
            <text:p>50,892</text:p>
          </table:table-cell>
          <table:table-cell/>
          <table:table-cell table:style-name="ce9" office:value-type="float" office:value="52266">
            <text:p>52,266</text:p>
          </table:table-cell>
          <table:table-cell table:style-name="ce9" office:value-type="float" office:value="44365">
            <text:p>44,365</text:p>
          </table:table-cell>
          <table:table-cell/>
          <table:table-cell table:style-name="ce9" office:value-type="float" office:value="12592">
            <text:p>12,592</text:p>
          </table:table-cell>
          <table:table-cell table:style-name="ce9" office:value-type="float" office:value="14180">
            <text:p>14,180</text:p>
          </table:table-cell>
          <table:table-cell/>
          <table:table-cell table:style-name="ce9" office:value-type="float" office:value="4954">
            <text:p>4,954</text:p>
          </table:table-cell>
          <table:table-cell table:style-name="ce9" office:value-type="float" office:value="7127">
            <text:p>7,12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Saarland</text:p>
          </table:table-cell>
          <table:table-cell table:style-name="ce4"/>
          <table:table-cell table:style-name="ce10" table:formula="of:=SUM([.C254:.C257])" office:value-type="float" office:value="475003">
            <text:p>475,003</text:p>
          </table:table-cell>
          <table:table-cell table:style-name="ce10" table:formula="of:=SUM([.D254:.D257])" office:value-type="float" office:value="234133">
            <text:p>234,133</text:p>
          </table:table-cell>
          <table:table-cell table:style-name="ce10" table:formula="of:=SUM([.E254:.E257])" office:value-type="float" office:value="212368">
            <text:p>212,368</text:p>
          </table:table-cell>
          <table:table-cell table:style-name="ce13" table:formula="of:=SUM([.E258]/[.$C258])" office:value-type="percentage" office:value="0.447087702603984">
            <text:p>44.71%</text:p>
          </table:table-cell>
          <table:table-cell table:style-name="ce10" table:formula="of:=SUM([.G254:.G257])" office:value-type="float" office:value="199723">
            <text:p>199,723</text:p>
          </table:table-cell>
          <table:table-cell table:style-name="ce10" table:formula="of:=SUM([.H254:.H257])" office:value-type="float" office:value="174592">
            <text:p>174,592</text:p>
          </table:table-cell>
          <table:table-cell table:style-name="ce13" table:formula="of:=SUM([.H258]/[.$C258])" office:value-type="percentage" office:value="0.367559783832944">
            <text:p>36.76%</text:p>
          </table:table-cell>
          <table:table-cell table:style-name="ce10" table:formula="of:=SUM([.J254:.J257])" office:value-type="float" office:value="48977">
            <text:p>48,977</text:p>
          </table:table-cell>
          <table:table-cell table:style-name="ce10" table:formula="of:=SUM([.K254:.K257])" office:value-type="float" office:value="56045">
            <text:p>56,045</text:p>
          </table:table-cell>
          <table:table-cell table:style-name="ce13" table:formula="of:=SUM([.K258]/[.$C258])" office:value-type="percentage" office:value="0.117988728492241">
            <text:p>11.80%</text:p>
          </table:table-cell>
          <table:table-cell table:style-name="ce10" table:formula="of:=SUM([.M254:.M257])" office:value-type="float" office:value="21746">
            <text:p>21,746</text:p>
          </table:table-cell>
          <table:table-cell table:style-name="ce10" table:formula="of:=SUM([.N254:.N257])" office:value-type="float" office:value="31998">
            <text:p>31,998</text:p>
          </table:table-cell>
          <table:table-cell table:style-name="ce13" table:formula="of:=SUM([.N258]/[.$C258])" office:value-type="percentage" office:value="0.0673637850708311">
            <text:p>6.74%</text:p>
          </table:table-cell>
          <table:table-cell table:style-name="ce10" table:formula="of:=SUM([.P254:.P257])" office:value-type="float" office:value="0">
            <text:p>0</text:p>
          </table:table-cell>
          <table:table-cell table:style-name="ce10" table:formula="of:=SUM([.Q254:.Q257])" office:value-type="float" office:value="0">
            <text:p>0</text:p>
          </table:table-cell>
          <table:table-cell table:style-name="ce13" table:formula="of:=SUM([.Q258]/[.$C258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75">
            <text:p>75</text:p>
          </table:table-cell>
          <table:table-cell table:style-name="ce6" table:formula="of:=CONCATENATE(IF(MAX([.$D260];[.$G260];[.$J260];[.$M260];[.$P260];[.$S260];[.$V260])=[.D260];&quot;CDU&quot;;&quot;&quot;);IF(MAX([.$D260];[.$G260];[.$J260];[.$M260];[.$P260];[.$S260];[.$V260])=[.G260];&quot;SPD&quot;;&quot;&quot;);IF(MAX([.$D260];[.$G260];[.$J260];[.$M260];[.$P260];[.$S260];[.$V260])=[.J260];&quot;DIE LINKE&quot;;&quot;&quot;);IF(MAX([.$D260];[.$G260];[.$J260];[.$M260];[.$P260];[.$S260];[.$V260])=[.M260];&quot;GRÜNE&quot;;&quot;&quot;);IF(MAX([.$D260];[.$G260];[.$J260];[.$M260];[.$P260];[.$S260];[.$V260])=[.P260];&quot;CSU&quot;;&quot;&quot;))" office:value-type="string" office:string-value="SPD">
            <text:p>SPD</text:p>
          </table:table-cell>
          <table:table-cell table:style-name="ce9" table:formula="of:=SUM([.E260]+[.H260]+[.K260]+[.N260]+[.Q260])" office:value-type="float" office:value="117344">
            <text:p>117,344</text:p>
          </table:table-cell>
          <table:table-cell table:style-name="ce9" office:value-type="float" office:value="33265">
            <text:p>33,265</text:p>
          </table:table-cell>
          <table:table-cell table:style-name="ce9" office:value-type="float" office:value="31544">
            <text:p>31,544</text:p>
          </table:table-cell>
          <table:table-cell/>
          <table:table-cell table:style-name="ce9" office:value-type="float" office:value="39360">
            <text:p>39,360</text:p>
          </table:table-cell>
          <table:table-cell table:style-name="ce9" office:value-type="float" office:value="36403">
            <text:p>36,403</text:p>
          </table:table-cell>
          <table:table-cell/>
          <table:table-cell table:style-name="ce9" office:value-type="float" office:value="23200">
            <text:p>23,200</text:p>
          </table:table-cell>
          <table:table-cell table:style-name="ce9" office:value-type="float" office:value="26068">
            <text:p>26,068</text:p>
          </table:table-cell>
          <table:table-cell/>
          <table:table-cell table:style-name="ce9" office:value-type="float" office:value="25687">
            <text:p>25,687</text:p>
          </table:table-cell>
          <table:table-cell table:style-name="ce9" office:value-type="float" office:value="23329">
            <text:p>23,32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6">
            <text:p>76</text:p>
          </table:table-cell>
          <table:table-cell table:style-name="ce6" table:formula="of:=CONCATENATE(IF(MAX([.$D261];[.$G261];[.$J261];[.$M261];[.$P261];[.$S261];[.$V261])=[.D261];&quot;CDU&quot;;&quot;&quot;);IF(MAX([.$D261];[.$G261];[.$J261];[.$M261];[.$P261];[.$S261];[.$V261])=[.G261];&quot;SPD&quot;;&quot;&quot;);IF(MAX([.$D261];[.$G261];[.$J261];[.$M261];[.$P261];[.$S261];[.$V261])=[.J261];&quot;DIE LINKE&quot;;&quot;&quot;);IF(MAX([.$D261];[.$G261];[.$J261];[.$M261];[.$P261];[.$S261];[.$V261])=[.M261];&quot;GRÜNE&quot;;&quot;&quot;);IF(MAX([.$D261];[.$G261];[.$J261];[.$M261];[.$P261];[.$S261];[.$V261])=[.P261];&quot;CSU&quot;;&quot;&quot;))" office:value-type="string" office:string-value="DIE LINKE">
            <text:p>DIE LINKE</text:p>
          </table:table-cell>
          <table:table-cell table:style-name="ce9" table:formula="of:=SUM([.E261]+[.H261]+[.K261]+[.N261]+[.Q261])" office:value-type="float" office:value="146419">
            <text:p>146,419</text:p>
          </table:table-cell>
          <table:table-cell table:style-name="ce9" office:value-type="float" office:value="41295">
            <text:p>41,295</text:p>
          </table:table-cell>
          <table:table-cell table:style-name="ce9" office:value-type="float" office:value="40617">
            <text:p>40,617</text:p>
          </table:table-cell>
          <table:table-cell/>
          <table:table-cell table:style-name="ce9" office:value-type="float" office:value="36180">
            <text:p>36,180</text:p>
          </table:table-cell>
          <table:table-cell table:style-name="ce9" office:value-type="float" office:value="38030">
            <text:p>38,030</text:p>
          </table:table-cell>
          <table:table-cell/>
          <table:table-cell table:style-name="ce9" office:value-type="float" office:value="48926">
            <text:p>48,926</text:p>
          </table:table-cell>
          <table:table-cell table:style-name="ce9" office:value-type="float" office:value="43472">
            <text:p>43,472</text:p>
          </table:table-cell>
          <table:table-cell/>
          <table:table-cell table:style-name="ce9" office:value-type="float" office:value="25442">
            <text:p>25,442</text:p>
          </table:table-cell>
          <table:table-cell table:style-name="ce9" office:value-type="float" office:value="24300">
            <text:p>24,30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7">
            <text:p>77</text:p>
          </table:table-cell>
          <table:table-cell table:style-name="ce6" table:formula="of:=CONCATENATE(IF(MAX([.$D262];[.$G262];[.$J262];[.$M262];[.$P262];[.$S262];[.$V262])=[.D262];&quot;CDU&quot;;&quot;&quot;);IF(MAX([.$D262];[.$G262];[.$J262];[.$M262];[.$P262];[.$S262];[.$V262])=[.G262];&quot;SPD&quot;;&quot;&quot;);IF(MAX([.$D262];[.$G262];[.$J262];[.$M262];[.$P262];[.$S262];[.$V262])=[.J262];&quot;DIE LINKE&quot;;&quot;&quot;);IF(MAX([.$D262];[.$G262];[.$J262];[.$M262];[.$P262];[.$S262];[.$V262])=[.M262];&quot;GRÜNE&quot;;&quot;&quot;);IF(MAX([.$D262];[.$G262];[.$J262];[.$M262];[.$P262];[.$S262];[.$V262])=[.P262];&quot;CSU&quot;;&quot;&quot;))" office:value-type="string" office:string-value="CDU">
            <text:p>CDU</text:p>
          </table:table-cell>
          <table:table-cell table:style-name="ce9" table:formula="of:=SUM([.E262]+[.H262]+[.K262]+[.N262]+[.Q262])" office:value-type="float" office:value="108937">
            <text:p>108,937</text:p>
          </table:table-cell>
          <table:table-cell table:style-name="ce9" office:value-type="float" office:value="58845">
            <text:p>58,845</text:p>
          </table:table-cell>
          <table:table-cell table:style-name="ce9" office:value-type="float" office:value="52545">
            <text:p>52,545</text:p>
          </table:table-cell>
          <table:table-cell/>
          <table:table-cell table:style-name="ce9" office:value-type="float" office:value="38593">
            <text:p>38,593</text:p>
          </table:table-cell>
          <table:table-cell table:style-name="ce9" office:value-type="float" office:value="34571">
            <text:p>34,571</text:p>
          </table:table-cell>
          <table:table-cell/>
          <table:table-cell table:style-name="ce9" office:value-type="float" office:value="8508">
            <text:p>8,508</text:p>
          </table:table-cell>
          <table:table-cell table:style-name="ce9" office:value-type="float" office:value="10394">
            <text:p>10,394</text:p>
          </table:table-cell>
          <table:table-cell/>
          <table:table-cell table:style-name="ce9" office:value-type="float" office:value="8790">
            <text:p>8,790</text:p>
          </table:table-cell>
          <table:table-cell table:style-name="ce9" office:value-type="float" office:value="11427">
            <text:p>11,42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8">
            <text:p>78</text:p>
          </table:table-cell>
          <table:table-cell table:style-name="ce6" table:formula="of:=CONCATENATE(IF(MAX([.$D263];[.$G263];[.$J263];[.$M263];[.$P263];[.$S263];[.$V263])=[.D263];&quot;CDU&quot;;&quot;&quot;);IF(MAX([.$D263];[.$G263];[.$J263];[.$M263];[.$P263];[.$S263];[.$V263])=[.G263];&quot;SPD&quot;;&quot;&quot;);IF(MAX([.$D263];[.$G263];[.$J263];[.$M263];[.$P263];[.$S263];[.$V263])=[.J263];&quot;DIE LINKE&quot;;&quot;&quot;);IF(MAX([.$D263];[.$G263];[.$J263];[.$M263];[.$P263];[.$S263];[.$V263])=[.M263];&quot;GRÜNE&quot;;&quot;&quot;);IF(MAX([.$D263];[.$G263];[.$J263];[.$M263];[.$P263];[.$S263];[.$V263])=[.P263];&quot;CSU&quot;;&quot;&quot;))" office:value-type="string" office:string-value="CDU">
            <text:p>CDU</text:p>
          </table:table-cell>
          <table:table-cell table:style-name="ce9" table:formula="of:=SUM([.E263]+[.H263]+[.K263]+[.N263]+[.Q263])" office:value-type="float" office:value="106377">
            <text:p>106,377</text:p>
          </table:table-cell>
          <table:table-cell table:style-name="ce9" office:value-type="float" office:value="50071">
            <text:p>50,071</text:p>
          </table:table-cell>
          <table:table-cell table:style-name="ce9" office:value-type="float" office:value="46757">
            <text:p>46,757</text:p>
          </table:table-cell>
          <table:table-cell/>
          <table:table-cell table:style-name="ce9" office:value-type="float" office:value="47790">
            <text:p>47,790</text:p>
          </table:table-cell>
          <table:table-cell table:style-name="ce9" office:value-type="float" office:value="36932">
            <text:p>36,932</text:p>
          </table:table-cell>
          <table:table-cell/>
          <table:table-cell table:style-name="ce9" office:value-type="float" office:value="9199">
            <text:p>9,199</text:p>
          </table:table-cell>
          <table:table-cell table:style-name="ce9" office:value-type="float" office:value="12146">
            <text:p>12,146</text:p>
          </table:table-cell>
          <table:table-cell/>
          <table:table-cell table:style-name="ce9" office:value-type="float" office:value="5942">
            <text:p>5,942</text:p>
          </table:table-cell>
          <table:table-cell table:style-name="ce9" office:value-type="float" office:value="10542">
            <text:p>10,5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9">
            <text:p>79</text:p>
          </table:table-cell>
          <table:table-cell table:style-name="ce6" table:formula="of:=CONCATENATE(IF(MAX([.$D264];[.$G264];[.$J264];[.$M264];[.$P264];[.$S264];[.$V264])=[.D264];&quot;CDU&quot;;&quot;&quot;);IF(MAX([.$D264];[.$G264];[.$J264];[.$M264];[.$P264];[.$S264];[.$V264])=[.G264];&quot;SPD&quot;;&quot;&quot;);IF(MAX([.$D264];[.$G264];[.$J264];[.$M264];[.$P264];[.$S264];[.$V264])=[.J264];&quot;DIE LINKE&quot;;&quot;&quot;);IF(MAX([.$D264];[.$G264];[.$J264];[.$M264];[.$P264];[.$S264];[.$V264])=[.M264];&quot;GRÜNE&quot;;&quot;&quot;);IF(MAX([.$D264];[.$G264];[.$J264];[.$M264];[.$P264];[.$S264];[.$V264])=[.P264];&quot;CSU&quot;;&quot;&quot;))" office:value-type="string" office:string-value="CDU">
            <text:p>CDU</text:p>
          </table:table-cell>
          <table:table-cell table:style-name="ce9" table:formula="of:=SUM([.E264]+[.H264]+[.K264]+[.N264]+[.Q264])" office:value-type="float" office:value="144784">
            <text:p>144,784</text:p>
          </table:table-cell>
          <table:table-cell table:style-name="ce9" office:value-type="float" office:value="73460">
            <text:p>73,460</text:p>
          </table:table-cell>
          <table:table-cell table:style-name="ce9" office:value-type="float" office:value="64500">
            <text:p>64,500</text:p>
          </table:table-cell>
          <table:table-cell/>
          <table:table-cell table:style-name="ce9" office:value-type="float" office:value="50540">
            <text:p>50,540</text:p>
          </table:table-cell>
          <table:table-cell table:style-name="ce9" office:value-type="float" office:value="44371">
            <text:p>44,371</text:p>
          </table:table-cell>
          <table:table-cell/>
          <table:table-cell table:style-name="ce9" office:value-type="float" office:value="9102">
            <text:p>9,102</text:p>
          </table:table-cell>
          <table:table-cell table:style-name="ce9" office:value-type="float" office:value="12426">
            <text:p>12,426</text:p>
          </table:table-cell>
          <table:table-cell/>
          <table:table-cell table:style-name="ce9" office:value-type="float" office:value="20416">
            <text:p>20,416</text:p>
          </table:table-cell>
          <table:table-cell table:style-name="ce9" office:value-type="float" office:value="23487">
            <text:p>23,4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0">
            <text:p>80</text:p>
          </table:table-cell>
          <table:table-cell table:style-name="ce6" table:formula="of:=CONCATENATE(IF(MAX([.$D265];[.$G265];[.$J265];[.$M265];[.$P265];[.$S265];[.$V265])=[.D265];&quot;CDU&quot;;&quot;&quot;);IF(MAX([.$D265];[.$G265];[.$J265];[.$M265];[.$P265];[.$S265];[.$V265])=[.G265];&quot;SPD&quot;;&quot;&quot;);IF(MAX([.$D265];[.$G265];[.$J265];[.$M265];[.$P265];[.$S265];[.$V265])=[.J265];&quot;DIE LINKE&quot;;&quot;&quot;);IF(MAX([.$D265];[.$G265];[.$J265];[.$M265];[.$P265];[.$S265];[.$V265])=[.M265];&quot;GRÜNE&quot;;&quot;&quot;);IF(MAX([.$D265];[.$G265];[.$J265];[.$M265];[.$P265];[.$S265];[.$V265])=[.P265];&quot;CSU&quot;;&quot;&quot;))" office:value-type="string" office:string-value="CDU">
            <text:p>CDU</text:p>
          </table:table-cell>
          <table:table-cell table:style-name="ce9" table:formula="of:=SUM([.E265]+[.H265]+[.K265]+[.N265]+[.Q265])" office:value-type="float" office:value="127113">
            <text:p>127,113</text:p>
          </table:table-cell>
          <table:table-cell table:style-name="ce9" office:value-type="float" office:value="56079">
            <text:p>56,079</text:p>
          </table:table-cell>
          <table:table-cell table:style-name="ce9" office:value-type="float" office:value="49285">
            <text:p>49,285</text:p>
          </table:table-cell>
          <table:table-cell/>
          <table:table-cell table:style-name="ce9" office:value-type="float" office:value="47619">
            <text:p>47,619</text:p>
          </table:table-cell>
          <table:table-cell table:style-name="ce9" office:value-type="float" office:value="41058">
            <text:p>41,058</text:p>
          </table:table-cell>
          <table:table-cell/>
          <table:table-cell table:style-name="ce9" office:value-type="float" office:value="9368">
            <text:p>9,368</text:p>
          </table:table-cell>
          <table:table-cell table:style-name="ce9" office:value-type="float" office:value="13446">
            <text:p>13,446</text:p>
          </table:table-cell>
          <table:table-cell/>
          <table:table-cell table:style-name="ce9" office:value-type="float" office:value="22176">
            <text:p>22,176</text:p>
          </table:table-cell>
          <table:table-cell table:style-name="ce9" office:value-type="float" office:value="23324">
            <text:p>23,32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1">
            <text:p>81</text:p>
          </table:table-cell>
          <table:table-cell table:style-name="ce6" table:formula="of:=CONCATENATE(IF(MAX([.$D266];[.$G266];[.$J266];[.$M266];[.$P266];[.$S266];[.$V266])=[.D266];&quot;CDU&quot;;&quot;&quot;);IF(MAX([.$D266];[.$G266];[.$J266];[.$M266];[.$P266];[.$S266];[.$V266])=[.G266];&quot;SPD&quot;;&quot;&quot;);IF(MAX([.$D266];[.$G266];[.$J266];[.$M266];[.$P266];[.$S266];[.$V266])=[.J266];&quot;DIE LINKE&quot;;&quot;&quot;);IF(MAX([.$D266];[.$G266];[.$J266];[.$M266];[.$P266];[.$S266];[.$V266])=[.M266];&quot;GRÜNE&quot;;&quot;&quot;);IF(MAX([.$D266];[.$G266];[.$J266];[.$M266];[.$P266];[.$S266];[.$V266])=[.P266];&quot;CSU&quot;;&quot;&quot;))" office:value-type="string" office:string-value="CDU">
            <text:p>CDU</text:p>
          </table:table-cell>
          <table:table-cell table:style-name="ce9" table:formula="of:=SUM([.E266]+[.H266]+[.K266]+[.N266]+[.Q266])" office:value-type="float" office:value="147987">
            <text:p>147,987</text:p>
          </table:table-cell>
          <table:table-cell table:style-name="ce9" office:value-type="float" office:value="60926">
            <text:p>60,926</text:p>
          </table:table-cell>
          <table:table-cell table:style-name="ce9" office:value-type="float" office:value="55275">
            <text:p>55,275</text:p>
          </table:table-cell>
          <table:table-cell/>
          <table:table-cell table:style-name="ce9" office:value-type="float" office:value="45659">
            <text:p>45,659</text:p>
          </table:table-cell>
          <table:table-cell table:style-name="ce9" office:value-type="float" office:value="47834">
            <text:p>47,834</text:p>
          </table:table-cell>
          <table:table-cell/>
          <table:table-cell table:style-name="ce9" office:value-type="float" office:value="12801">
            <text:p>12,801</text:p>
          </table:table-cell>
          <table:table-cell table:style-name="ce9" office:value-type="float" office:value="17937">
            <text:p>17,937</text:p>
          </table:table-cell>
          <table:table-cell/>
          <table:table-cell table:style-name="ce9" office:value-type="float" office:value="35461">
            <text:p>35,461</text:p>
          </table:table-cell>
          <table:table-cell table:style-name="ce9" office:value-type="float" office:value="26941">
            <text:p>26,9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2">
            <text:p>82</text:p>
          </table:table-cell>
          <table:table-cell table:style-name="ce6" table:formula="of:=CONCATENATE(IF(MAX([.$D267];[.$G267];[.$J267];[.$M267];[.$P267];[.$S267];[.$V267])=[.D267];&quot;CDU&quot;;&quot;&quot;);IF(MAX([.$D267];[.$G267];[.$J267];[.$M267];[.$P267];[.$S267];[.$V267])=[.G267];&quot;SPD&quot;;&quot;&quot;);IF(MAX([.$D267];[.$G267];[.$J267];[.$M267];[.$P267];[.$S267];[.$V267])=[.J267];&quot;DIE LINKE&quot;;&quot;&quot;);IF(MAX([.$D267];[.$G267];[.$J267];[.$M267];[.$P267];[.$S267];[.$V267])=[.M267];&quot;GRÜNE&quot;;&quot;&quot;);IF(MAX([.$D267];[.$G267];[.$J267];[.$M267];[.$P267];[.$S267];[.$V267])=[.P267];&quot;CSU&quot;;&quot;&quot;))" office:value-type="string" office:string-value="SPD">
            <text:p>SPD</text:p>
          </table:table-cell>
          <table:table-cell table:style-name="ce9" table:formula="of:=SUM([.E267]+[.H267]+[.K267]+[.N267]+[.Q267])" office:value-type="float" office:value="115082">
            <text:p>115,082</text:p>
          </table:table-cell>
          <table:table-cell table:style-name="ce9" office:value-type="float" office:value="42092">
            <text:p>42,092</text:p>
          </table:table-cell>
          <table:table-cell table:style-name="ce9" office:value-type="float" office:value="40038">
            <text:p>40,038</text:p>
          </table:table-cell>
          <table:table-cell/>
          <table:table-cell table:style-name="ce9" office:value-type="float" office:value="44528">
            <text:p>44,528</text:p>
          </table:table-cell>
          <table:table-cell table:style-name="ce9" office:value-type="float" office:value="36211">
            <text:p>36,211</text:p>
          </table:table-cell>
          <table:table-cell/>
          <table:table-cell table:style-name="ce9" office:value-type="float" office:value="16144">
            <text:p>16,144</text:p>
          </table:table-cell>
          <table:table-cell table:style-name="ce9" office:value-type="float" office:value="19677">
            <text:p>19,677</text:p>
          </table:table-cell>
          <table:table-cell/>
          <table:table-cell table:style-name="ce9" office:value-type="float" office:value="16126">
            <text:p>16,126</text:p>
          </table:table-cell>
          <table:table-cell table:style-name="ce9" office:value-type="float" office:value="19156">
            <text:p>19,15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3">
            <text:p>83</text:p>
          </table:table-cell>
          <table:table-cell table:style-name="ce6" table:formula="of:=CONCATENATE(IF(MAX([.$D268];[.$G268];[.$J268];[.$M268];[.$P268];[.$S268];[.$V268])=[.D268];&quot;CDU&quot;;&quot;&quot;);IF(MAX([.$D268];[.$G268];[.$J268];[.$M268];[.$P268];[.$S268];[.$V268])=[.G268];&quot;SPD&quot;;&quot;&quot;);IF(MAX([.$D268];[.$G268];[.$J268];[.$M268];[.$P268];[.$S268];[.$V268])=[.J268];&quot;DIE LINKE&quot;;&quot;&quot;);IF(MAX([.$D268];[.$G268];[.$J268];[.$M268];[.$P268];[.$S268];[.$V268])=[.M268];&quot;GRÜNE&quot;;&quot;&quot;);IF(MAX([.$D268];[.$G268];[.$J268];[.$M268];[.$P268];[.$S268];[.$V268])=[.P268];&quot;CSU&quot;;&quot;&quot;))" office:value-type="string" office:string-value="GRÜNE">
            <text:p>GRÜNE</text:p>
          </table:table-cell>
          <table:table-cell table:style-name="ce9" table:formula="of:=SUM([.E268]+[.H268]+[.K268]+[.N268]+[.Q268])" office:value-type="float" office:value="141317">
            <text:p>141,317</text:p>
          </table:table-cell>
          <table:table-cell table:style-name="ce9" office:value-type="float" office:value="22723">
            <text:p>22,723</text:p>
          </table:table-cell>
          <table:table-cell table:style-name="ce9" office:value-type="float" office:value="25474">
            <text:p>25,474</text:p>
          </table:table-cell>
          <table:table-cell/>
          <table:table-cell table:style-name="ce9" office:value-type="float" office:value="29799">
            <text:p>29,799</text:p>
          </table:table-cell>
          <table:table-cell table:style-name="ce9" office:value-type="float" office:value="39784">
            <text:p>39,784</text:p>
          </table:table-cell>
          <table:table-cell/>
          <table:table-cell table:style-name="ce9" office:value-type="float" office:value="28441">
            <text:p>28,441</text:p>
          </table:table-cell>
          <table:table-cell table:style-name="ce9" office:value-type="float" office:value="41639">
            <text:p>41,639</text:p>
          </table:table-cell>
          <table:table-cell/>
          <table:table-cell table:style-name="ce9" office:value-type="float" office:value="66056">
            <text:p>66,056</text:p>
          </table:table-cell>
          <table:table-cell table:style-name="ce9" office:value-type="float" office:value="34420">
            <text:p>34,42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4">
            <text:p>84</text:p>
          </table:table-cell>
          <table:table-cell table:style-name="ce6" table:formula="of:=CONCATENATE(IF(MAX([.$D269];[.$G269];[.$J269];[.$M269];[.$P269];[.$S269];[.$V269])=[.D269];&quot;CDU&quot;;&quot;&quot;);IF(MAX([.$D269];[.$G269];[.$J269];[.$M269];[.$P269];[.$S269];[.$V269])=[.G269];&quot;SPD&quot;;&quot;&quot;);IF(MAX([.$D269];[.$G269];[.$J269];[.$M269];[.$P269];[.$S269];[.$V269])=[.J269];&quot;DIE LINKE&quot;;&quot;&quot;);IF(MAX([.$D269];[.$G269];[.$J269];[.$M269];[.$P269];[.$S269];[.$V269])=[.M269];&quot;GRÜNE&quot;;&quot;&quot;);IF(MAX([.$D269];[.$G269];[.$J269];[.$M269];[.$P269];[.$S269];[.$V269])=[.P269];&quot;CSU&quot;;&quot;&quot;))" office:value-type="string" office:string-value="DIE LINKE">
            <text:p>DIE LINKE</text:p>
          </table:table-cell>
          <table:table-cell table:style-name="ce9" table:formula="of:=SUM([.E269]+[.H269]+[.K269]+[.N269]+[.Q269])" office:value-type="float" office:value="122279">
            <text:p>122,279</text:p>
          </table:table-cell>
          <table:table-cell table:style-name="ce9" office:value-type="float" office:value="33036">
            <text:p>33,036</text:p>
          </table:table-cell>
          <table:table-cell table:style-name="ce9" office:value-type="float" office:value="37170">
            <text:p>37,170</text:p>
          </table:table-cell>
          <table:table-cell/>
          <table:table-cell table:style-name="ce9" office:value-type="float" office:value="26093">
            <text:p>26,093</text:p>
          </table:table-cell>
          <table:table-cell table:style-name="ce9" office:value-type="float" office:value="31204">
            <text:p>31,204</text:p>
          </table:table-cell>
          <table:table-cell/>
          <table:table-cell table:style-name="ce9" office:value-type="float" office:value="61661">
            <text:p>61,661</text:p>
          </table:table-cell>
          <table:table-cell table:style-name="ce9" office:value-type="float" office:value="43118">
            <text:p>43,118</text:p>
          </table:table-cell>
          <table:table-cell/>
          <table:table-cell table:style-name="ce9" office:value-type="float" office:value="7344">
            <text:p>7,344</text:p>
          </table:table-cell>
          <table:table-cell table:style-name="ce9" office:value-type="float" office:value="10787">
            <text:p>10,78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5">
            <text:p>85</text:p>
          </table:table-cell>
          <table:table-cell table:style-name="ce6" table:formula="of:=CONCATENATE(IF(MAX([.$D270];[.$G270];[.$J270];[.$M270];[.$P270];[.$S270];[.$V270])=[.D270];&quot;CDU&quot;;&quot;&quot;);IF(MAX([.$D270];[.$G270];[.$J270];[.$M270];[.$P270];[.$S270];[.$V270])=[.G270];&quot;SPD&quot;;&quot;&quot;);IF(MAX([.$D270];[.$G270];[.$J270];[.$M270];[.$P270];[.$S270];[.$V270])=[.J270];&quot;DIE LINKE&quot;;&quot;&quot;);IF(MAX([.$D270];[.$G270];[.$J270];[.$M270];[.$P270];[.$S270];[.$V270])=[.M270];&quot;GRÜNE&quot;;&quot;&quot;);IF(MAX([.$D270];[.$G270];[.$J270];[.$M270];[.$P270];[.$S270];[.$V270])=[.P270];&quot;CSU&quot;;&quot;&quot;))" office:value-type="string" office:string-value="DIE LINKE">
            <text:p>DIE LINKE</text:p>
          </table:table-cell>
          <table:table-cell table:style-name="ce9" table:formula="of:=SUM([.E270]+[.H270]+[.K270]+[.N270]+[.Q270])" office:value-type="float" office:value="107144">
            <text:p>107,144</text:p>
          </table:table-cell>
          <table:table-cell table:style-name="ce9" office:value-type="float" office:value="33552">
            <text:p>33,552</text:p>
          </table:table-cell>
          <table:table-cell table:style-name="ce9" office:value-type="float" office:value="33947">
            <text:p>33,947</text:p>
          </table:table-cell>
          <table:table-cell/>
          <table:table-cell table:style-name="ce9" office:value-type="float" office:value="22341">
            <text:p>22,341</text:p>
          </table:table-cell>
          <table:table-cell table:style-name="ce9" office:value-type="float" office:value="25103">
            <text:p>25,103</text:p>
          </table:table-cell>
          <table:table-cell/>
          <table:table-cell table:style-name="ce9" office:value-type="float" office:value="50866">
            <text:p>50,866</text:p>
          </table:table-cell>
          <table:table-cell table:style-name="ce9" office:value-type="float" office:value="43026">
            <text:p>43,026</text:p>
          </table:table-cell>
          <table:table-cell/>
          <table:table-cell table:style-name="ce9" office:value-type="float" office:value="4071">
            <text:p>4,071</text:p>
          </table:table-cell>
          <table:table-cell table:style-name="ce9" office:value-type="float" office:value="5068">
            <text:p>5,06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86">
            <text:p>86</text:p>
          </table:table-cell>
          <table:table-cell table:style-name="ce6" table:formula="of:=CONCATENATE(IF(MAX([.$D271];[.$G271];[.$J271];[.$M271];[.$P271];[.$S271];[.$V271])=[.D271];&quot;CDU&quot;;&quot;&quot;);IF(MAX([.$D271];[.$G271];[.$J271];[.$M271];[.$P271];[.$S271];[.$V271])=[.G271];&quot;SPD&quot;;&quot;&quot;);IF(MAX([.$D271];[.$G271];[.$J271];[.$M271];[.$P271];[.$S271];[.$V271])=[.J271];&quot;DIE LINKE&quot;;&quot;&quot;);IF(MAX([.$D271];[.$G271];[.$J271];[.$M271];[.$P271];[.$S271];[.$V271])=[.M271];&quot;GRÜNE&quot;;&quot;&quot;);IF(MAX([.$D271];[.$G271];[.$J271];[.$M271];[.$P271];[.$S271];[.$V271])=[.P271];&quot;CSU&quot;;&quot;&quot;))" office:value-type="string" office:string-value="DIE LINKE">
            <text:p>DIE LINKE</text:p>
          </table:table-cell>
          <table:table-cell table:style-name="ce9" table:formula="of:=SUM([.E271]+[.H271]+[.K271]+[.N271]+[.Q271])" office:value-type="float" office:value="114491">
            <text:p>114,491</text:p>
          </table:table-cell>
          <table:table-cell table:style-name="ce9" office:value-type="float" office:value="30988">
            <text:p>30,988</text:p>
          </table:table-cell>
          <table:table-cell table:style-name="ce9" office:value-type="float" office:value="31491">
            <text:p>31,491</text:p>
          </table:table-cell>
          <table:table-cell/>
          <table:table-cell table:style-name="ce9" office:value-type="float" office:value="26636">
            <text:p>26,636</text:p>
          </table:table-cell>
          <table:table-cell table:style-name="ce9" office:value-type="float" office:value="27886">
            <text:p>27,886</text:p>
          </table:table-cell>
          <table:table-cell/>
          <table:table-cell table:style-name="ce9" office:value-type="float" office:value="54932">
            <text:p>54,932</text:p>
          </table:table-cell>
          <table:table-cell table:style-name="ce9" office:value-type="float" office:value="47158">
            <text:p>47,158</text:p>
          </table:table-cell>
          <table:table-cell/>
          <table:table-cell table:style-name="ce9" office:value-type="float" office:value="5748">
            <text:p>5,748</text:p>
          </table:table-cell>
          <table:table-cell table:style-name="ce9" office:value-type="float" office:value="7956">
            <text:p>7,95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Berlin</text:p>
          </table:table-cell>
          <table:table-cell table:style-name="ce4"/>
          <table:table-cell table:style-name="ce10" table:formula="of:=SUM([.C260:.C271])" office:value-type="float" office:value="1499274">
            <text:p>1,499,274</text:p>
          </table:table-cell>
          <table:table-cell table:style-name="ce10" table:formula="of:=SUM([.D260:.D271])" office:value-type="float" office:value="536332">
            <text:p>536,332</text:p>
          </table:table-cell>
          <table:table-cell table:style-name="ce10" table:formula="of:=SUM([.E260:.E271])" office:value-type="float" office:value="508643">
            <text:p>508,643</text:p>
          </table:table-cell>
          <table:table-cell table:style-name="ce13" table:formula="of:=SUM([.E272]/[.$C272])" office:value-type="percentage" office:value="0.339259534948248">
            <text:p>33.93%</text:p>
          </table:table-cell>
          <table:table-cell table:style-name="ce10" table:formula="of:=SUM([.G260:.G271])" office:value-type="float" office:value="455138">
            <text:p>455,138</text:p>
          </table:table-cell>
          <table:table-cell table:style-name="ce10" table:formula="of:=SUM([.H260:.H271])" office:value-type="float" office:value="439387">
            <text:p>439,387</text:p>
          </table:table-cell>
          <table:table-cell table:style-name="ce13" table:formula="of:=SUM([.H272]/[.$C272])" office:value-type="percentage" office:value="0.293066510857922">
            <text:p>29.31%</text:p>
          </table:table-cell>
          <table:table-cell table:style-name="ce10" table:formula="of:=SUM([.J260:.J271])" office:value-type="float" office:value="333148">
            <text:p>333,148</text:p>
          </table:table-cell>
          <table:table-cell table:style-name="ce10" table:formula="of:=SUM([.K260:.K271])" office:value-type="float" office:value="330507">
            <text:p>330,507</text:p>
          </table:table-cell>
          <table:table-cell table:style-name="ce13" table:formula="of:=SUM([.K272]/[.$C272])" office:value-type="percentage" office:value="0.220444695232492">
            <text:p>22.04%</text:p>
          </table:table-cell>
          <table:table-cell table:style-name="ce10" table:formula="of:=SUM([.M260:.M271])" office:value-type="float" office:value="243259">
            <text:p>243,259</text:p>
          </table:table-cell>
          <table:table-cell table:style-name="ce10" table:formula="of:=SUM([.N260:.N271])" office:value-type="float" office:value="220737">
            <text:p>220,737</text:p>
          </table:table-cell>
          <table:table-cell table:style-name="ce13" table:formula="of:=SUM([.N272]/[.$C272])" office:value-type="percentage" office:value="0.147229258961337">
            <text:p>14.72%</text:p>
          </table:table-cell>
          <table:table-cell table:style-name="ce10" table:formula="of:=SUM([.P260:.P271])" office:value-type="float" office:value="0">
            <text:p>0</text:p>
          </table:table-cell>
          <table:table-cell table:style-name="ce10" table:formula="of:=SUM([.Q260:.Q271])" office:value-type="float" office:value="0">
            <text:p>0</text:p>
          </table:table-cell>
          <table:table-cell table:style-name="ce13" table:formula="of:=SUM([.Q272]/[.$C272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56">
            <text:p>56</text:p>
          </table:table-cell>
          <table:table-cell table:style-name="ce6" table:formula="of:=CONCATENATE(IF(MAX([.$D274];[.$G274];[.$J274];[.$M274];[.$P274];[.$S274];[.$V274])=[.D274];&quot;CDU&quot;;&quot;&quot;);IF(MAX([.$D274];[.$G274];[.$J274];[.$M274];[.$P274];[.$S274];[.$V274])=[.G274];&quot;SPD&quot;;&quot;&quot;);IF(MAX([.$D274];[.$G274];[.$J274];[.$M274];[.$P274];[.$S274];[.$V274])=[.J274];&quot;DIE LINKE&quot;;&quot;&quot;);IF(MAX([.$D274];[.$G274];[.$J274];[.$M274];[.$P274];[.$S274];[.$V274])=[.M274];&quot;GRÜNE&quot;;&quot;&quot;);IF(MAX([.$D274];[.$G274];[.$J274];[.$M274];[.$P274];[.$S274];[.$V274])=[.P274];&quot;CSU&quot;;&quot;&quot;))" office:value-type="string" office:string-value="CDU">
            <text:p>CDU</text:p>
          </table:table-cell>
          <table:table-cell table:style-name="ce9" table:formula="of:=SUM([.E274]+[.H274]+[.K274]+[.N274]+[.Q274])" office:value-type="float" office:value="89523">
            <text:p>89,523</text:p>
          </table:table-cell>
          <table:table-cell table:style-name="ce9" office:value-type="float" office:value="34115">
            <text:p>34,115</text:p>
          </table:table-cell>
          <table:table-cell table:style-name="ce9" office:value-type="float" office:value="37305">
            <text:p>37,305</text:p>
          </table:table-cell>
          <table:table-cell/>
          <table:table-cell table:style-name="ce9" office:value-type="float" office:value="30079">
            <text:p>30,079</text:p>
          </table:table-cell>
          <table:table-cell table:style-name="ce9" office:value-type="float" office:value="25638">
            <text:p>25,638</text:p>
          </table:table-cell>
          <table:table-cell/>
          <table:table-cell table:style-name="ce9" office:value-type="float" office:value="24519">
            <text:p>24,519</text:p>
          </table:table-cell>
          <table:table-cell table:style-name="ce9" office:value-type="float" office:value="23048">
            <text:p>23,048</text:p>
          </table:table-cell>
          <table:table-cell/>
          <table:table-cell table:style-name="ce9" office:value-type="float" office:value="2790">
            <text:p>2,790</text:p>
          </table:table-cell>
          <table:table-cell table:style-name="ce9" office:value-type="float" office:value="3532">
            <text:p>3,53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7">
            <text:p>57</text:p>
          </table:table-cell>
          <table:table-cell table:style-name="ce6" table:formula="of:=CONCATENATE(IF(MAX([.$D275];[.$G275];[.$J275];[.$M275];[.$P275];[.$S275];[.$V275])=[.D275];&quot;CDU&quot;;&quot;&quot;);IF(MAX([.$D275];[.$G275];[.$J275];[.$M275];[.$P275];[.$S275];[.$V275])=[.G275];&quot;SPD&quot;;&quot;&quot;);IF(MAX([.$D275];[.$G275];[.$J275];[.$M275];[.$P275];[.$S275];[.$V275])=[.J275];&quot;DIE LINKE&quot;;&quot;&quot;);IF(MAX([.$D275];[.$G275];[.$J275];[.$M275];[.$P275];[.$S275];[.$V275])=[.M275];&quot;GRÜNE&quot;;&quot;&quot;);IF(MAX([.$D275];[.$G275];[.$J275];[.$M275];[.$P275];[.$S275];[.$V275])=[.P275];&quot;CSU&quot;;&quot;&quot;))" office:value-type="string" office:string-value="CDU">
            <text:p>CDU</text:p>
          </table:table-cell>
          <table:table-cell table:style-name="ce9" table:formula="of:=SUM([.E275]+[.H275]+[.K275]+[.N275]+[.Q275])" office:value-type="float" office:value="86004">
            <text:p>86,004</text:p>
          </table:table-cell>
          <table:table-cell table:style-name="ce9" office:value-type="float" office:value="38394">
            <text:p>38,394</text:p>
          </table:table-cell>
          <table:table-cell table:style-name="ce9" office:value-type="float" office:value="36377">
            <text:p>36,377</text:p>
          </table:table-cell>
          <table:table-cell/>
          <table:table-cell table:style-name="ce9" office:value-type="float" office:value="23235">
            <text:p>23,235</text:p>
          </table:table-cell>
          <table:table-cell table:style-name="ce9" office:value-type="float" office:value="22475">
            <text:p>22,475</text:p>
          </table:table-cell>
          <table:table-cell/>
          <table:table-cell table:style-name="ce9" office:value-type="float" office:value="25673">
            <text:p>25,673</text:p>
          </table:table-cell>
          <table:table-cell table:style-name="ce9" office:value-type="float" office:value="23572">
            <text:p>23,572</text:p>
          </table:table-cell>
          <table:table-cell/>
          <table:table-cell table:style-name="ce9" office:value-type="float" office:value="2825">
            <text:p>2,825</text:p>
          </table:table-cell>
          <table:table-cell table:style-name="ce9" office:value-type="float" office:value="3580">
            <text:p>3,58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8">
            <text:p>58</text:p>
          </table:table-cell>
          <table:table-cell table:style-name="ce6" table:formula="of:=CONCATENATE(IF(MAX([.$D276];[.$G276];[.$J276];[.$M276];[.$P276];[.$S276];[.$V276])=[.D276];&quot;CDU&quot;;&quot;&quot;);IF(MAX([.$D276];[.$G276];[.$J276];[.$M276];[.$P276];[.$S276];[.$V276])=[.G276];&quot;SPD&quot;;&quot;&quot;);IF(MAX([.$D276];[.$G276];[.$J276];[.$M276];[.$P276];[.$S276];[.$V276])=[.J276];&quot;DIE LINKE&quot;;&quot;&quot;);IF(MAX([.$D276];[.$G276];[.$J276];[.$M276];[.$P276];[.$S276];[.$V276])=[.M276];&quot;GRÜNE&quot;;&quot;&quot;);IF(MAX([.$D276];[.$G276];[.$J276];[.$M276];[.$P276];[.$S276];[.$V276])=[.P276];&quot;CSU&quot;;&quot;&quot;))" office:value-type="string" office:string-value="CDU">
            <text:p>CDU</text:p>
          </table:table-cell>
          <table:table-cell table:style-name="ce9" table:formula="of:=SUM([.E276]+[.H276]+[.K276]+[.N276]+[.Q276])" office:value-type="float" office:value="146686">
            <text:p>146,686</text:p>
          </table:table-cell>
          <table:table-cell table:style-name="ce9" office:value-type="float" office:value="65081">
            <text:p>65,081</text:p>
          </table:table-cell>
          <table:table-cell table:style-name="ce9" office:value-type="float" office:value="63199">
            <text:p>63,199</text:p>
          </table:table-cell>
          <table:table-cell/>
          <table:table-cell table:style-name="ce9" office:value-type="float" office:value="48668">
            <text:p>48,668</text:p>
          </table:table-cell>
          <table:table-cell table:style-name="ce9" office:value-type="float" office:value="41603">
            <text:p>41,603</text:p>
          </table:table-cell>
          <table:table-cell/>
          <table:table-cell table:style-name="ce9" office:value-type="float" office:value="34046">
            <text:p>34,046</text:p>
          </table:table-cell>
          <table:table-cell table:style-name="ce9" office:value-type="float" office:value="32023">
            <text:p>32,023</text:p>
          </table:table-cell>
          <table:table-cell/>
          <table:table-cell table:style-name="ce9" office:value-type="float" office:value="8510">
            <text:p>8,510</text:p>
          </table:table-cell>
          <table:table-cell table:style-name="ce9" office:value-type="float" office:value="9861">
            <text:p>9,86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59">
            <text:p>59</text:p>
          </table:table-cell>
          <table:table-cell table:style-name="ce6" table:formula="of:=CONCATENATE(IF(MAX([.$D277];[.$G277];[.$J277];[.$M277];[.$P277];[.$S277];[.$V277])=[.D277];&quot;CDU&quot;;&quot;&quot;);IF(MAX([.$D277];[.$G277];[.$J277];[.$M277];[.$P277];[.$S277];[.$V277])=[.G277];&quot;SPD&quot;;&quot;&quot;);IF(MAX([.$D277];[.$G277];[.$J277];[.$M277];[.$P277];[.$S277];[.$V277])=[.J277];&quot;DIE LINKE&quot;;&quot;&quot;);IF(MAX([.$D277];[.$G277];[.$J277];[.$M277];[.$P277];[.$S277];[.$V277])=[.M277];&quot;GRÜNE&quot;;&quot;&quot;);IF(MAX([.$D277];[.$G277];[.$J277];[.$M277];[.$P277];[.$S277];[.$V277])=[.P277];&quot;CSU&quot;;&quot;&quot;))" office:value-type="string" office:string-value="CDU">
            <text:p>CDU</text:p>
          </table:table-cell>
          <table:table-cell table:style-name="ce9" table:formula="of:=SUM([.E277]+[.H277]+[.K277]+[.N277]+[.Q277])" office:value-type="float" office:value="144872">
            <text:p>144,872</text:p>
          </table:table-cell>
          <table:table-cell table:style-name="ce9" office:value-type="float" office:value="58210">
            <text:p>58,210</text:p>
          </table:table-cell>
          <table:table-cell table:style-name="ce9" office:value-type="float" office:value="55340">
            <text:p>55,340</text:p>
          </table:table-cell>
          <table:table-cell/>
          <table:table-cell table:style-name="ce9" office:value-type="float" office:value="34745">
            <text:p>34,745</text:p>
          </table:table-cell>
          <table:table-cell table:style-name="ce9" office:value-type="float" office:value="37323">
            <text:p>37,323</text:p>
          </table:table-cell>
          <table:table-cell/>
          <table:table-cell table:style-name="ce9" office:value-type="float" office:value="56391">
            <text:p>56,391</text:p>
          </table:table-cell>
          <table:table-cell table:style-name="ce9" office:value-type="float" office:value="44996">
            <text:p>44,996</text:p>
          </table:table-cell>
          <table:table-cell/>
          <table:table-cell table:style-name="ce9" office:value-type="float" office:value="5876">
            <text:p>5,876</text:p>
          </table:table-cell>
          <table:table-cell table:style-name="ce9" office:value-type="float" office:value="7213">
            <text:p>7,21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0">
            <text:p>60</text:p>
          </table:table-cell>
          <table:table-cell table:style-name="ce6" table:formula="of:=CONCATENATE(IF(MAX([.$D278];[.$G278];[.$J278];[.$M278];[.$P278];[.$S278];[.$V278])=[.D278];&quot;CDU&quot;;&quot;&quot;);IF(MAX([.$D278];[.$G278];[.$J278];[.$M278];[.$P278];[.$S278];[.$V278])=[.G278];&quot;SPD&quot;;&quot;&quot;);IF(MAX([.$D278];[.$G278];[.$J278];[.$M278];[.$P278];[.$S278];[.$V278])=[.J278];&quot;DIE LINKE&quot;;&quot;&quot;);IF(MAX([.$D278];[.$G278];[.$J278];[.$M278];[.$P278];[.$S278];[.$V278])=[.M278];&quot;GRÜNE&quot;;&quot;&quot;);IF(MAX([.$D278];[.$G278];[.$J278];[.$M278];[.$P278];[.$S278];[.$V278])=[.P278];&quot;CSU&quot;;&quot;&quot;))" office:value-type="string" office:string-value="SPD">
            <text:p>SPD</text:p>
          </table:table-cell>
          <table:table-cell table:style-name="ce9" table:formula="of:=SUM([.E278]+[.H278]+[.K278]+[.N278]+[.Q278])" office:value-type="float" office:value="105990">
            <text:p>105,990</text:p>
          </table:table-cell>
          <table:table-cell table:style-name="ce9" office:value-type="float" office:value="39973">
            <text:p>39,973</text:p>
          </table:table-cell>
          <table:table-cell table:style-name="ce9" office:value-type="float" office:value="41489">
            <text:p>41,489</text:p>
          </table:table-cell>
          <table:table-cell/>
          <table:table-cell table:style-name="ce9" office:value-type="float" office:value="40306">
            <text:p>40,306</text:p>
          </table:table-cell>
          <table:table-cell table:style-name="ce9" office:value-type="float" office:value="32002">
            <text:p>32,002</text:p>
          </table:table-cell>
          <table:table-cell/>
          <table:table-cell table:style-name="ce9" office:value-type="float" office:value="28974">
            <text:p>28,974</text:p>
          </table:table-cell>
          <table:table-cell table:style-name="ce9" office:value-type="float" office:value="27921">
            <text:p>27,921</text:p>
          </table:table-cell>
          <table:table-cell/>
          <table:table-cell table:style-name="ce9" office:value-type="float" office:value="2952">
            <text:p>2,952</text:p>
          </table:table-cell>
          <table:table-cell table:style-name="ce9" office:value-type="float" office:value="4578">
            <text:p>4,57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1">
            <text:p>61</text:p>
          </table:table-cell>
          <table:table-cell table:style-name="ce6" table:formula="of:=CONCATENATE(IF(MAX([.$D279];[.$G279];[.$J279];[.$M279];[.$P279];[.$S279];[.$V279])=[.D279];&quot;CDU&quot;;&quot;&quot;);IF(MAX([.$D279];[.$G279];[.$J279];[.$M279];[.$P279];[.$S279];[.$V279])=[.G279];&quot;SPD&quot;;&quot;&quot;);IF(MAX([.$D279];[.$G279];[.$J279];[.$M279];[.$P279];[.$S279];[.$V279])=[.J279];&quot;DIE LINKE&quot;;&quot;&quot;);IF(MAX([.$D279];[.$G279];[.$J279];[.$M279];[.$P279];[.$S279];[.$V279])=[.M279];&quot;GRÜNE&quot;;&quot;&quot;);IF(MAX([.$D279];[.$G279];[.$J279];[.$M279];[.$P279];[.$S279];[.$V279])=[.P279];&quot;CSU&quot;;&quot;&quot;))" office:value-type="string" office:string-value="CDU">
            <text:p>CDU</text:p>
          </table:table-cell>
          <table:table-cell table:style-name="ce9" table:formula="of:=SUM([.E279]+[.H279]+[.K279]+[.N279]+[.Q279])" office:value-type="float" office:value="154707">
            <text:p>154,707</text:p>
          </table:table-cell>
          <table:table-cell table:style-name="ce9" office:value-type="float" office:value="58399">
            <text:p>58,399</text:p>
          </table:table-cell>
          <table:table-cell table:style-name="ce9" office:value-type="float" office:value="56449">
            <text:p>56,449</text:p>
          </table:table-cell>
          <table:table-cell/>
          <table:table-cell table:style-name="ce9" office:value-type="float" office:value="57669">
            <text:p>57,669</text:p>
          </table:table-cell>
          <table:table-cell table:style-name="ce9" office:value-type="float" office:value="44723">
            <text:p>44,723</text:p>
          </table:table-cell>
          <table:table-cell/>
          <table:table-cell table:style-name="ce9" office:value-type="float" office:value="35914">
            <text:p>35,914</text:p>
          </table:table-cell>
          <table:table-cell table:style-name="ce9" office:value-type="float" office:value="37294">
            <text:p>37,294</text:p>
          </table:table-cell>
          <table:table-cell/>
          <table:table-cell table:style-name="ce9" office:value-type="float" office:value="12903">
            <text:p>12,903</text:p>
          </table:table-cell>
          <table:table-cell table:style-name="ce9" office:value-type="float" office:value="16241">
            <text:p>16,24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2">
            <text:p>62</text:p>
          </table:table-cell>
          <table:table-cell table:style-name="ce6" table:formula="of:=CONCATENATE(IF(MAX([.$D280];[.$G280];[.$J280];[.$M280];[.$P280];[.$S280];[.$V280])=[.D280];&quot;CDU&quot;;&quot;&quot;);IF(MAX([.$D280];[.$G280];[.$J280];[.$M280];[.$P280];[.$S280];[.$V280])=[.G280];&quot;SPD&quot;;&quot;&quot;);IF(MAX([.$D280];[.$G280];[.$J280];[.$M280];[.$P280];[.$S280];[.$V280])=[.J280];&quot;DIE LINKE&quot;;&quot;&quot;);IF(MAX([.$D280];[.$G280];[.$J280];[.$M280];[.$P280];[.$S280];[.$V280])=[.M280];&quot;GRÜNE&quot;;&quot;&quot;);IF(MAX([.$D280];[.$G280];[.$J280];[.$M280];[.$P280];[.$S280];[.$V280])=[.P280];&quot;CSU&quot;;&quot;&quot;))" office:value-type="string" office:string-value="CDU">
            <text:p>CDU</text:p>
          </table:table-cell>
          <table:table-cell table:style-name="ce9" table:formula="of:=SUM([.E280]+[.H280]+[.K280]+[.N280]+[.Q280])" office:value-type="float" office:value="139382">
            <text:p>139,382</text:p>
          </table:table-cell>
          <table:table-cell table:style-name="ce9" office:value-type="float" office:value="61487">
            <text:p>61,487</text:p>
          </table:table-cell>
          <table:table-cell table:style-name="ce9" office:value-type="float" office:value="57867">
            <text:p>57,867</text:p>
          </table:table-cell>
          <table:table-cell/>
          <table:table-cell table:style-name="ce9" office:value-type="float" office:value="45078">
            <text:p>45,078</text:p>
          </table:table-cell>
          <table:table-cell table:style-name="ce9" office:value-type="float" office:value="37780">
            <text:p>37,780</text:p>
          </table:table-cell>
          <table:table-cell/>
          <table:table-cell table:style-name="ce9" office:value-type="float" office:value="36284">
            <text:p>36,284</text:p>
          </table:table-cell>
          <table:table-cell table:style-name="ce9" office:value-type="float" office:value="36310">
            <text:p>36,310</text:p>
          </table:table-cell>
          <table:table-cell/>
          <table:table-cell table:style-name="ce9" office:value-type="float" office:value="6324">
            <text:p>6,324</text:p>
          </table:table-cell>
          <table:table-cell table:style-name="ce9" office:value-type="float" office:value="7425">
            <text:p>7,42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3">
            <text:p>63</text:p>
          </table:table-cell>
          <table:table-cell table:style-name="ce6" table:formula="of:=CONCATENATE(IF(MAX([.$D281];[.$G281];[.$J281];[.$M281];[.$P281];[.$S281];[.$V281])=[.D281];&quot;CDU&quot;;&quot;&quot;);IF(MAX([.$D281];[.$G281];[.$J281];[.$M281];[.$P281];[.$S281];[.$V281])=[.G281];&quot;SPD&quot;;&quot;&quot;);IF(MAX([.$D281];[.$G281];[.$J281];[.$M281];[.$P281];[.$S281];[.$V281])=[.J281];&quot;DIE LINKE&quot;;&quot;&quot;);IF(MAX([.$D281];[.$G281];[.$J281];[.$M281];[.$P281];[.$S281];[.$V281])=[.M281];&quot;GRÜNE&quot;;&quot;&quot;);IF(MAX([.$D281];[.$G281];[.$J281];[.$M281];[.$P281];[.$S281];[.$V281])=[.P281];&quot;CSU&quot;;&quot;&quot;))" office:value-type="string" office:string-value="CDU">
            <text:p>CDU</text:p>
          </table:table-cell>
          <table:table-cell table:style-name="ce9" table:formula="of:=SUM([.E281]+[.H281]+[.K281]+[.N281]+[.Q281])" office:value-type="float" office:value="112060">
            <text:p>112,060</text:p>
          </table:table-cell>
          <table:table-cell table:style-name="ce9" office:value-type="float" office:value="44822">
            <text:p>44,822</text:p>
          </table:table-cell>
          <table:table-cell table:style-name="ce9" office:value-type="float" office:value="44301">
            <text:p>44,301</text:p>
          </table:table-cell>
          <table:table-cell/>
          <table:table-cell table:style-name="ce9" office:value-type="float" office:value="32291">
            <text:p>32,291</text:p>
          </table:table-cell>
          <table:table-cell table:style-name="ce9" office:value-type="float" office:value="29631">
            <text:p>29,631</text:p>
          </table:table-cell>
          <table:table-cell/>
          <table:table-cell table:style-name="ce9" office:value-type="float" office:value="37008">
            <text:p>37,008</text:p>
          </table:table-cell>
          <table:table-cell table:style-name="ce9" office:value-type="float" office:value="32862">
            <text:p>32,862</text:p>
          </table:table-cell>
          <table:table-cell/>
          <table:table-cell table:style-name="ce9" office:value-type="float" office:value="5192">
            <text:p>5,192</text:p>
          </table:table-cell>
          <table:table-cell table:style-name="ce9" office:value-type="float" office:value="5266">
            <text:p>5,26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4">
            <text:p>64</text:p>
          </table:table-cell>
          <table:table-cell table:style-name="ce6" table:formula="of:=CONCATENATE(IF(MAX([.$D282];[.$G282];[.$J282];[.$M282];[.$P282];[.$S282];[.$V282])=[.D282];&quot;CDU&quot;;&quot;&quot;);IF(MAX([.$D282];[.$G282];[.$J282];[.$M282];[.$P282];[.$S282];[.$V282])=[.G282];&quot;SPD&quot;;&quot;&quot;);IF(MAX([.$D282];[.$G282];[.$J282];[.$M282];[.$P282];[.$S282];[.$V282])=[.J282];&quot;DIE LINKE&quot;;&quot;&quot;);IF(MAX([.$D282];[.$G282];[.$J282];[.$M282];[.$P282];[.$S282];[.$V282])=[.M282];&quot;GRÜNE&quot;;&quot;&quot;);IF(MAX([.$D282];[.$G282];[.$J282];[.$M282];[.$P282];[.$S282];[.$V282])=[.P282];&quot;CSU&quot;;&quot;&quot;))" office:value-type="string" office:string-value="CDU">
            <text:p>CDU</text:p>
          </table:table-cell>
          <table:table-cell table:style-name="ce9" table:formula="of:=SUM([.E282]+[.H282]+[.K282]+[.N282]+[.Q282])" office:value-type="float" office:value="103440">
            <text:p>103,440</text:p>
          </table:table-cell>
          <table:table-cell table:style-name="ce9" office:value-type="float" office:value="44301">
            <text:p>44,301</text:p>
          </table:table-cell>
          <table:table-cell table:style-name="ce9" office:value-type="float" office:value="44230">
            <text:p>44,230</text:p>
          </table:table-cell>
          <table:table-cell/>
          <table:table-cell table:style-name="ce9" office:value-type="float" office:value="29510">
            <text:p>29,510</text:p>
          </table:table-cell>
          <table:table-cell table:style-name="ce9" office:value-type="float" office:value="26863">
            <text:p>26,863</text:p>
          </table:table-cell>
          <table:table-cell/>
          <table:table-cell table:style-name="ce9" office:value-type="float" office:value="24681">
            <text:p>24,681</text:p>
          </table:table-cell>
          <table:table-cell table:style-name="ce9" office:value-type="float" office:value="27965">
            <text:p>27,965</text:p>
          </table:table-cell>
          <table:table-cell/>
          <table:table-cell table:style-name="ce9" office:value-type="float" office:value="3278">
            <text:p>3,278</text:p>
          </table:table-cell>
          <table:table-cell table:style-name="ce9" office:value-type="float" office:value="4382">
            <text:p>4,38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5">
            <text:p>65</text:p>
          </table:table-cell>
          <table:table-cell table:style-name="ce6" table:formula="of:=CONCATENATE(IF(MAX([.$D283];[.$G283];[.$J283];[.$M283];[.$P283];[.$S283];[.$V283])=[.D283];&quot;CDU&quot;;&quot;&quot;);IF(MAX([.$D283];[.$G283];[.$J283];[.$M283];[.$P283];[.$S283];[.$V283])=[.G283];&quot;SPD&quot;;&quot;&quot;);IF(MAX([.$D283];[.$G283];[.$J283];[.$M283];[.$P283];[.$S283];[.$V283])=[.J283];&quot;DIE LINKE&quot;;&quot;&quot;);IF(MAX([.$D283];[.$G283];[.$J283];[.$M283];[.$P283];[.$S283];[.$V283])=[.M283];&quot;GRÜNE&quot;;&quot;&quot;);IF(MAX([.$D283];[.$G283];[.$J283];[.$M283];[.$P283];[.$S283];[.$V283])=[.P283];&quot;CSU&quot;;&quot;&quot;))" office:value-type="string" office:string-value="CDU">
            <text:p>CDU</text:p>
          </table:table-cell>
          <table:table-cell table:style-name="ce9" table:formula="of:=SUM([.E283]+[.H283]+[.K283]+[.N283]+[.Q283])" office:value-type="float" office:value="97605">
            <text:p>97,605</text:p>
          </table:table-cell>
          <table:table-cell table:style-name="ce9" office:value-type="float" office:value="47454">
            <text:p>47,454</text:p>
          </table:table-cell>
          <table:table-cell table:style-name="ce9" office:value-type="float" office:value="46044">
            <text:p>46,044</text:p>
          </table:table-cell>
          <table:table-cell/>
          <table:table-cell table:style-name="ce9" office:value-type="float" office:value="26132">
            <text:p>26,132</text:p>
          </table:table-cell>
          <table:table-cell table:style-name="ce9" office:value-type="float" office:value="23136">
            <text:p>23,136</text:p>
          </table:table-cell>
          <table:table-cell/>
          <table:table-cell table:style-name="ce9" office:value-type="float" office:value="27137">
            <text:p>27,137</text:p>
          </table:table-cell>
          <table:table-cell table:style-name="ce9" office:value-type="float" office:value="25321">
            <text:p>25,321</text:p>
          </table:table-cell>
          <table:table-cell/>
          <table:table-cell table:style-name="ce9" office:value-type="float" office:value="2899">
            <text:p>2,899</text:p>
          </table:table-cell>
          <table:table-cell table:style-name="ce9" office:value-type="float" office:value="3104">
            <text:p>3,10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Brandenburg</text:p>
          </table:table-cell>
          <table:table-cell table:style-name="ce4"/>
          <table:table-cell table:style-name="ce10" table:formula="of:=SUM([.C274:.C283])" office:value-type="float" office:value="1180269">
            <text:p>1,180,269</text:p>
          </table:table-cell>
          <table:table-cell table:style-name="ce10" table:formula="of:=SUM([.D274:.D283])" office:value-type="float" office:value="492236">
            <text:p>492,236</text:p>
          </table:table-cell>
          <table:table-cell table:style-name="ce10" table:formula="of:=SUM([.E274:.E283])" office:value-type="float" office:value="482601">
            <text:p>482,601</text:p>
          </table:table-cell>
          <table:table-cell table:style-name="ce13" table:formula="of:=SUM([.E284]/[.$C284])" office:value-type="percentage" office:value="0.408890685089586">
            <text:p>40.89%</text:p>
          </table:table-cell>
          <table:table-cell table:style-name="ce10" table:formula="of:=SUM([.G274:.G283])" office:value-type="float" office:value="367713">
            <text:p>367,713</text:p>
          </table:table-cell>
          <table:table-cell table:style-name="ce10" table:formula="of:=SUM([.H274:.H283])" office:value-type="float" office:value="321174">
            <text:p>321,174</text:p>
          </table:table-cell>
          <table:table-cell table:style-name="ce13" table:formula="of:=SUM([.H284]/[.$C284])" office:value-type="percentage" office:value="0.272119321951182">
            <text:p>27.21%</text:p>
          </table:table-cell>
          <table:table-cell table:style-name="ce10" table:formula="of:=SUM([.J274:.J283])" office:value-type="float" office:value="330627">
            <text:p>330,627</text:p>
          </table:table-cell>
          <table:table-cell table:style-name="ce10" table:formula="of:=SUM([.K274:.K283])" office:value-type="float" office:value="311312">
            <text:p>311,312</text:p>
          </table:table-cell>
          <table:table-cell table:style-name="ce13" table:formula="of:=SUM([.K284]/[.$C284])" office:value-type="percentage" office:value="0.263763599653977">
            <text:p>26.38%</text:p>
          </table:table-cell>
          <table:table-cell table:style-name="ce10" table:formula="of:=SUM([.M274:.M283])" office:value-type="float" office:value="53549">
            <text:p>53,549</text:p>
          </table:table-cell>
          <table:table-cell table:style-name="ce10" table:formula="of:=SUM([.N274:.N283])" office:value-type="float" office:value="65182">
            <text:p>65,182</text:p>
          </table:table-cell>
          <table:table-cell table:style-name="ce13" table:formula="of:=SUM([.N284]/[.$C284])" office:value-type="percentage" office:value="0.055226393305255">
            <text:p>5.52%</text:p>
          </table:table-cell>
          <table:table-cell table:style-name="ce10" table:formula="of:=SUM([.P274:.P283])" office:value-type="float" office:value="0">
            <text:p>0</text:p>
          </table:table-cell>
          <table:table-cell table:style-name="ce10" table:formula="of:=SUM([.Q274:.Q283])" office:value-type="float" office:value="0">
            <text:p>0</text:p>
          </table:table-cell>
          <table:table-cell table:style-name="ce13" table:formula="of:=SUM([.Q284]/[.$C284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2">
            <text:p>12</text:p>
          </table:table-cell>
          <table:table-cell table:style-name="ce6" table:formula="of:=CONCATENATE(IF(MAX([.$D286];[.$G286];[.$J286];[.$M286];[.$P286];[.$S286];[.$V286])=[.D286];&quot;CDU&quot;;&quot;&quot;);IF(MAX([.$D286];[.$G286];[.$J286];[.$M286];[.$P286];[.$S286];[.$V286])=[.G286];&quot;SPD&quot;;&quot;&quot;);IF(MAX([.$D286];[.$G286];[.$J286];[.$M286];[.$P286];[.$S286];[.$V286])=[.J286];&quot;DIE LINKE&quot;;&quot;&quot;);IF(MAX([.$D286];[.$G286];[.$J286];[.$M286];[.$P286];[.$S286];[.$V286])=[.M286];&quot;GRÜNE&quot;;&quot;&quot;);IF(MAX([.$D286];[.$G286];[.$J286];[.$M286];[.$P286];[.$S286];[.$V286])=[.P286];&quot;CSU&quot;;&quot;&quot;))" office:value-type="string" office:string-value="CDU">
            <text:p>CDU</text:p>
          </table:table-cell>
          <table:table-cell table:style-name="ce9" table:formula="of:=SUM([.E286]+[.H286]+[.K286]+[.N286]+[.Q286])" office:value-type="float" office:value="127054">
            <text:p>127,054</text:p>
          </table:table-cell>
          <table:table-cell table:style-name="ce9" office:value-type="float" office:value="56966">
            <text:p>56,966</text:p>
          </table:table-cell>
          <table:table-cell table:style-name="ce9" office:value-type="float" office:value="59081">
            <text:p>59,081</text:p>
          </table:table-cell>
          <table:table-cell/>
          <table:table-cell table:style-name="ce9" office:value-type="float" office:value="37864">
            <text:p>37,864</text:p>
          </table:table-cell>
          <table:table-cell table:style-name="ce9" office:value-type="float" office:value="31566">
            <text:p>31,566</text:p>
          </table:table-cell>
          <table:table-cell/>
          <table:table-cell table:style-name="ce9" office:value-type="float" office:value="32404">
            <text:p>32,404</text:p>
          </table:table-cell>
          <table:table-cell table:style-name="ce9" office:value-type="float" office:value="29869">
            <text:p>29,869</text:p>
          </table:table-cell>
          <table:table-cell/>
          <table:table-cell table:style-name="ce9" office:value-type="float" office:value="5205">
            <text:p>5,205</text:p>
          </table:table-cell>
          <table:table-cell table:style-name="ce9" office:value-type="float" office:value="6538">
            <text:p>6,53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3">
            <text:p>13</text:p>
          </table:table-cell>
          <table:table-cell table:style-name="ce6" table:formula="of:=CONCATENATE(IF(MAX([.$D287];[.$G287];[.$J287];[.$M287];[.$P287];[.$S287];[.$V287])=[.D287];&quot;CDU&quot;;&quot;&quot;);IF(MAX([.$D287];[.$G287];[.$J287];[.$M287];[.$P287];[.$S287];[.$V287])=[.G287];&quot;SPD&quot;;&quot;&quot;);IF(MAX([.$D287];[.$G287];[.$J287];[.$M287];[.$P287];[.$S287];[.$V287])=[.J287];&quot;DIE LINKE&quot;;&quot;&quot;);IF(MAX([.$D287];[.$G287];[.$J287];[.$M287];[.$P287];[.$S287];[.$V287])=[.M287];&quot;GRÜNE&quot;;&quot;&quot;);IF(MAX([.$D287];[.$G287];[.$J287];[.$M287];[.$P287];[.$S287];[.$V287])=[.P287];&quot;CSU&quot;;&quot;&quot;))" office:value-type="string" office:string-value="CDU">
            <text:p>CDU</text:p>
          </table:table-cell>
          <table:table-cell table:style-name="ce9" table:formula="of:=SUM([.E287]+[.H287]+[.K287]+[.N287]+[.Q287])" office:value-type="float" office:value="117814">
            <text:p>117,814</text:p>
          </table:table-cell>
          <table:table-cell table:style-name="ce9" office:value-type="float" office:value="57917">
            <text:p>57,917</text:p>
          </table:table-cell>
          <table:table-cell table:style-name="ce9" office:value-type="float" office:value="56922">
            <text:p>56,922</text:p>
          </table:table-cell>
          <table:table-cell/>
          <table:table-cell table:style-name="ce9" office:value-type="float" office:value="30711">
            <text:p>30,711</text:p>
          </table:table-cell>
          <table:table-cell table:style-name="ce9" office:value-type="float" office:value="26641">
            <text:p>26,641</text:p>
          </table:table-cell>
          <table:table-cell/>
          <table:table-cell table:style-name="ce9" office:value-type="float" office:value="30812">
            <text:p>30,812</text:p>
          </table:table-cell>
          <table:table-cell table:style-name="ce9" office:value-type="float" office:value="28803">
            <text:p>28,803</text:p>
          </table:table-cell>
          <table:table-cell/>
          <table:table-cell table:style-name="ce9" office:value-type="float" office:value="4641">
            <text:p>4,641</text:p>
          </table:table-cell>
          <table:table-cell table:style-name="ce9" office:value-type="float" office:value="5448">
            <text:p>5,44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4">
            <text:p>14</text:p>
          </table:table-cell>
          <table:table-cell table:style-name="ce6" table:formula="of:=CONCATENATE(IF(MAX([.$D288];[.$G288];[.$J288];[.$M288];[.$P288];[.$S288];[.$V288])=[.D288];&quot;CDU&quot;;&quot;&quot;);IF(MAX([.$D288];[.$G288];[.$J288];[.$M288];[.$P288];[.$S288];[.$V288])=[.G288];&quot;SPD&quot;;&quot;&quot;);IF(MAX([.$D288];[.$G288];[.$J288];[.$M288];[.$P288];[.$S288];[.$V288])=[.J288];&quot;DIE LINKE&quot;;&quot;&quot;);IF(MAX([.$D288];[.$G288];[.$J288];[.$M288];[.$P288];[.$S288];[.$V288])=[.M288];&quot;GRÜNE&quot;;&quot;&quot;);IF(MAX([.$D288];[.$G288];[.$J288];[.$M288];[.$P288];[.$S288];[.$V288])=[.P288];&quot;CSU&quot;;&quot;&quot;))" office:value-type="string" office:string-value="CDU">
            <text:p>CDU</text:p>
          </table:table-cell>
          <table:table-cell table:style-name="ce9" table:formula="of:=SUM([.E288]+[.H288]+[.K288]+[.N288]+[.Q288])" office:value-type="float" office:value="131864">
            <text:p>131,864</text:p>
          </table:table-cell>
          <table:table-cell table:style-name="ce9" office:value-type="float" office:value="52661">
            <text:p>52,661</text:p>
          </table:table-cell>
          <table:table-cell table:style-name="ce9" office:value-type="float" office:value="57188">
            <text:p>57,188</text:p>
          </table:table-cell>
          <table:table-cell/>
          <table:table-cell table:style-name="ce9" office:value-type="float" office:value="27498">
            <text:p>27,498</text:p>
          </table:table-cell>
          <table:table-cell table:style-name="ce9" office:value-type="float" office:value="29010">
            <text:p>29,010</text:p>
          </table:table-cell>
          <table:table-cell/>
          <table:table-cell table:style-name="ce9" office:value-type="float" office:value="46160">
            <text:p>46,160</text:p>
          </table:table-cell>
          <table:table-cell table:style-name="ce9" office:value-type="float" office:value="35792">
            <text:p>35,792</text:p>
          </table:table-cell>
          <table:table-cell/>
          <table:table-cell table:style-name="ce9" office:value-type="float" office:value="11216">
            <text:p>11,216</text:p>
          </table:table-cell>
          <table:table-cell table:style-name="ce9" office:value-type="float" office:value="9874">
            <text:p>9,87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">
            <text:p>15</text:p>
          </table:table-cell>
          <table:table-cell table:style-name="ce6" table:formula="of:=CONCATENATE(IF(MAX([.$D289];[.$G289];[.$J289];[.$M289];[.$P289];[.$S289];[.$V289])=[.D289];&quot;CDU&quot;;&quot;&quot;);IF(MAX([.$D289];[.$G289];[.$J289];[.$M289];[.$P289];[.$S289];[.$V289])=[.G289];&quot;SPD&quot;;&quot;&quot;);IF(MAX([.$D289];[.$G289];[.$J289];[.$M289];[.$P289];[.$S289];[.$V289])=[.J289];&quot;DIE LINKE&quot;;&quot;&quot;);IF(MAX([.$D289];[.$G289];[.$J289];[.$M289];[.$P289];[.$S289];[.$V289])=[.M289];&quot;GRÜNE&quot;;&quot;&quot;);IF(MAX([.$D289];[.$G289];[.$J289];[.$M289];[.$P289];[.$S289];[.$V289])=[.P289];&quot;CSU&quot;;&quot;&quot;))" office:value-type="string" office:string-value="CDU">
            <text:p>CDU</text:p>
          </table:table-cell>
          <table:table-cell table:style-name="ce9" table:formula="of:=SUM([.E289]+[.H289]+[.K289]+[.N289]+[.Q289])" office:value-type="float" office:value="131615">
            <text:p>131,615</text:p>
          </table:table-cell>
          <table:table-cell table:style-name="ce9" office:value-type="float" office:value="87142">
            <text:p>87,142</text:p>
          </table:table-cell>
          <table:table-cell table:style-name="ce9" office:value-type="float" office:value="69683">
            <text:p>69,683</text:p>
          </table:table-cell>
          <table:table-cell/>
          <table:table-cell table:style-name="ce9" office:value-type="float" office:value="21688">
            <text:p>21,688</text:p>
          </table:table-cell>
          <table:table-cell table:style-name="ce9" office:value-type="float" office:value="22630">
            <text:p>22,630</text:p>
          </table:table-cell>
          <table:table-cell/>
          <table:table-cell table:style-name="ce9" office:value-type="float" office:value="29847">
            <text:p>29,847</text:p>
          </table:table-cell>
          <table:table-cell table:style-name="ce9" office:value-type="float" office:value="31930">
            <text:p>31,930</text:p>
          </table:table-cell>
          <table:table-cell/>
          <table:table-cell table:style-name="ce9" office:value-type="float" office:value="4728">
            <text:p>4,728</text:p>
          </table:table-cell>
          <table:table-cell table:style-name="ce9" office:value-type="float" office:value="7372">
            <text:p>7,37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">
            <text:p>16</text:p>
          </table:table-cell>
          <table:table-cell table:style-name="ce6" table:formula="of:=CONCATENATE(IF(MAX([.$D290];[.$G290];[.$J290];[.$M290];[.$P290];[.$S290];[.$V290])=[.D290];&quot;CDU&quot;;&quot;&quot;);IF(MAX([.$D290];[.$G290];[.$J290];[.$M290];[.$P290];[.$S290];[.$V290])=[.G290];&quot;SPD&quot;;&quot;&quot;);IF(MAX([.$D290];[.$G290];[.$J290];[.$M290];[.$P290];[.$S290];[.$V290])=[.J290];&quot;DIE LINKE&quot;;&quot;&quot;);IF(MAX([.$D290];[.$G290];[.$J290];[.$M290];[.$P290];[.$S290];[.$V290])=[.M290];&quot;GRÜNE&quot;;&quot;&quot;);IF(MAX([.$D290];[.$G290];[.$J290];[.$M290];[.$P290];[.$S290];[.$V290])=[.P290];&quot;CSU&quot;;&quot;&quot;))" office:value-type="string" office:string-value="CDU">
            <text:p>CDU</text:p>
          </table:table-cell>
          <table:table-cell table:style-name="ce9" table:formula="of:=SUM([.E290]+[.H290]+[.K290]+[.N290]+[.Q290])" office:value-type="float" office:value="123038">
            <text:p>123,038</text:p>
          </table:table-cell>
          <table:table-cell table:style-name="ce9" office:value-type="float" office:value="67069">
            <text:p>67,069</text:p>
          </table:table-cell>
          <table:table-cell table:style-name="ce9" office:value-type="float" office:value="65767">
            <text:p>65,767</text:p>
          </table:table-cell>
          <table:table-cell/>
          <table:table-cell table:style-name="ce9" office:value-type="float" office:value="22870">
            <text:p>22,870</text:p>
          </table:table-cell>
          <table:table-cell table:style-name="ce9" office:value-type="float" office:value="21603">
            <text:p>21,603</text:p>
          </table:table-cell>
          <table:table-cell/>
          <table:table-cell table:style-name="ce9" office:value-type="float" office:value="34972">
            <text:p>34,972</text:p>
          </table:table-cell>
          <table:table-cell table:style-name="ce9" office:value-type="float" office:value="31658">
            <text:p>31,658</text:p>
          </table:table-cell>
          <table:table-cell/>
          <table:table-cell table:style-name="ce9" office:value-type="float" office:value="3359">
            <text:p>3,359</text:p>
          </table:table-cell>
          <table:table-cell table:style-name="ce9" office:value-type="float" office:value="4010">
            <text:p>4,01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7">
            <text:p>17</text:p>
          </table:table-cell>
          <table:table-cell table:style-name="ce6" table:formula="of:=CONCATENATE(IF(MAX([.$D291];[.$G291];[.$J291];[.$M291];[.$P291];[.$S291];[.$V291])=[.D291];&quot;CDU&quot;;&quot;&quot;);IF(MAX([.$D291];[.$G291];[.$J291];[.$M291];[.$P291];[.$S291];[.$V291])=[.G291];&quot;SPD&quot;;&quot;&quot;);IF(MAX([.$D291];[.$G291];[.$J291];[.$M291];[.$P291];[.$S291];[.$V291])=[.J291];&quot;DIE LINKE&quot;;&quot;&quot;);IF(MAX([.$D291];[.$G291];[.$J291];[.$M291];[.$P291];[.$S291];[.$V291])=[.M291];&quot;GRÜNE&quot;;&quot;&quot;);IF(MAX([.$D291];[.$G291];[.$J291];[.$M291];[.$P291];[.$S291];[.$V291])=[.P291];&quot;CSU&quot;;&quot;&quot;))" office:value-type="string" office:string-value="CDU">
            <text:p>CDU</text:p>
          </table:table-cell>
          <table:table-cell table:style-name="ce9" table:formula="of:=SUM([.E291]+[.H291]+[.K291]+[.N291]+[.Q291])" office:value-type="float" office:value="116681">
            <text:p>116,681</text:p>
          </table:table-cell>
          <table:table-cell table:style-name="ce9" office:value-type="float" office:value="62852">
            <text:p>62,852</text:p>
          </table:table-cell>
          <table:table-cell table:style-name="ce9" office:value-type="float" office:value="60407">
            <text:p>60,407</text:p>
          </table:table-cell>
          <table:table-cell/>
          <table:table-cell table:style-name="ce9" office:value-type="float" office:value="25029">
            <text:p>25,029</text:p>
          </table:table-cell>
          <table:table-cell table:style-name="ce9" office:value-type="float" office:value="22981">
            <text:p>22,981</text:p>
          </table:table-cell>
          <table:table-cell/>
          <table:table-cell table:style-name="ce9" office:value-type="float" office:value="30284">
            <text:p>30,284</text:p>
          </table:table-cell>
          <table:table-cell table:style-name="ce9" office:value-type="float" office:value="28819">
            <text:p>28,819</text:p>
          </table:table-cell>
          <table:table-cell/>
          <table:table-cell table:style-name="ce9" office:value-type="float" office:value="4083">
            <text:p>4,083</text:p>
          </table:table-cell>
          <table:table-cell table:style-name="ce9" office:value-type="float" office:value="4474">
            <text:p>4,47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Mecklenburg-Vorpommern</text:p>
          </table:table-cell>
          <table:table-cell table:style-name="ce4"/>
          <table:table-cell table:style-name="ce10" table:formula="of:=SUM([.C286:.C291])" office:value-type="float" office:value="748066">
            <text:p>748,066</text:p>
          </table:table-cell>
          <table:table-cell table:style-name="ce10" table:formula="of:=SUM([.D286:.D291])" office:value-type="float" office:value="384607">
            <text:p>384,607</text:p>
          </table:table-cell>
          <table:table-cell table:style-name="ce10" table:formula="of:=SUM([.E286:.E291])" office:value-type="float" office:value="369048">
            <text:p>369,048</text:p>
          </table:table-cell>
          <table:table-cell table:style-name="ce13" table:formula="of:=SUM([.E292]/[.$C292])" office:value-type="percentage" office:value="0.493336149484136">
            <text:p>49.33%</text:p>
          </table:table-cell>
          <table:table-cell table:style-name="ce10" table:formula="of:=SUM([.G286:.G291])" office:value-type="float" office:value="165660">
            <text:p>165,660</text:p>
          </table:table-cell>
          <table:table-cell table:style-name="ce10" table:formula="of:=SUM([.H286:.H291])" office:value-type="float" office:value="154431">
            <text:p>154,431</text:p>
          </table:table-cell>
          <table:table-cell table:style-name="ce13" table:formula="of:=SUM([.H292]/[.$C292])" office:value-type="percentage" office:value="0.206440340825542">
            <text:p>20.64%</text:p>
          </table:table-cell>
          <table:table-cell table:style-name="ce10" table:formula="of:=SUM([.J286:.J291])" office:value-type="float" office:value="204479">
            <text:p>204,479</text:p>
          </table:table-cell>
          <table:table-cell table:style-name="ce10" table:formula="of:=SUM([.K286:.K291])" office:value-type="float" office:value="186871">
            <text:p>186,871</text:p>
          </table:table-cell>
          <table:table-cell table:style-name="ce13" table:formula="of:=SUM([.K292]/[.$C292])" office:value-type="percentage" office:value="0.249805498445324">
            <text:p>24.98%</text:p>
          </table:table-cell>
          <table:table-cell table:style-name="ce10" table:formula="of:=SUM([.M286:.M291])" office:value-type="float" office:value="33232">
            <text:p>33,232</text:p>
          </table:table-cell>
          <table:table-cell table:style-name="ce10" table:formula="of:=SUM([.N286:.N291])" office:value-type="float" office:value="37716">
            <text:p>37,716</text:p>
          </table:table-cell>
          <table:table-cell table:style-name="ce13" table:formula="of:=SUM([.N292]/[.$C292])" office:value-type="percentage" office:value="0.0504180112449971">
            <text:p>5.04%</text:p>
          </table:table-cell>
          <table:table-cell table:style-name="ce10" table:formula="of:=SUM([.P286:.P291])" office:value-type="float" office:value="0">
            <text:p>0</text:p>
          </table:table-cell>
          <table:table-cell table:style-name="ce10" table:formula="of:=SUM([.Q286:.Q291])" office:value-type="float" office:value="0">
            <text:p>0</text:p>
          </table:table-cell>
          <table:table-cell table:style-name="ce13" table:formula="of:=SUM([.Q292]/[.$C292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51">
            <text:p>151</text:p>
          </table:table-cell>
          <table:table-cell table:style-name="ce6" table:formula="of:=CONCATENATE(IF(MAX([.$D294];[.$G294];[.$J294];[.$M294];[.$P294];[.$S294];[.$V294])=[.D294];&quot;CDU&quot;;&quot;&quot;);IF(MAX([.$D294];[.$G294];[.$J294];[.$M294];[.$P294];[.$S294];[.$V294])=[.G294];&quot;SPD&quot;;&quot;&quot;);IF(MAX([.$D294];[.$G294];[.$J294];[.$M294];[.$P294];[.$S294];[.$V294])=[.J294];&quot;DIE LINKE&quot;;&quot;&quot;);IF(MAX([.$D294];[.$G294];[.$J294];[.$M294];[.$P294];[.$S294];[.$V294])=[.M294];&quot;GRÜNE&quot;;&quot;&quot;);IF(MAX([.$D294];[.$G294];[.$J294];[.$M294];[.$P294];[.$S294];[.$V294])=[.P294];&quot;CSU&quot;;&quot;&quot;))" office:value-type="string" office:string-value="CDU">
            <text:p>CDU</text:p>
          </table:table-cell>
          <table:table-cell table:style-name="ce9" table:formula="of:=SUM([.E294]+[.H294]+[.K294]+[.N294]+[.Q294])" office:value-type="float" office:value="92283">
            <text:p>92,283</text:p>
          </table:table-cell>
          <table:table-cell table:style-name="ce9" office:value-type="float" office:value="49906">
            <text:p>49,906</text:p>
          </table:table-cell>
          <table:table-cell table:style-name="ce9" office:value-type="float" office:value="49473">
            <text:p>49,473</text:p>
          </table:table-cell>
          <table:table-cell/>
          <table:table-cell table:style-name="ce9" office:value-type="float" office:value="22316">
            <text:p>22,316</text:p>
          </table:table-cell>
          <table:table-cell table:style-name="ce9" office:value-type="float" office:value="16970">
            <text:p>16,970</text:p>
          </table:table-cell>
          <table:table-cell/>
          <table:table-cell table:style-name="ce9" office:value-type="float" office:value="23843">
            <text:p>23,843</text:p>
          </table:table-cell>
          <table:table-cell table:style-name="ce9" office:value-type="float" office:value="22696">
            <text:p>22,696</text:p>
          </table:table-cell>
          <table:table-cell/>
          <table:table-cell table:style-name="ce9" office:value-type="float" office:value="3399">
            <text:p>3,399</text:p>
          </table:table-cell>
          <table:table-cell table:style-name="ce9" office:value-type="float" office:value="3144">
            <text:p>3,14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2">
            <text:p>152</text:p>
          </table:table-cell>
          <table:table-cell table:style-name="ce6" table:formula="of:=CONCATENATE(IF(MAX([.$D295];[.$G295];[.$J295];[.$M295];[.$P295];[.$S295];[.$V295])=[.D295];&quot;CDU&quot;;&quot;&quot;);IF(MAX([.$D295];[.$G295];[.$J295];[.$M295];[.$P295];[.$S295];[.$V295])=[.G295];&quot;SPD&quot;;&quot;&quot;);IF(MAX([.$D295];[.$G295];[.$J295];[.$M295];[.$P295];[.$S295];[.$V295])=[.J295];&quot;DIE LINKE&quot;;&quot;&quot;);IF(MAX([.$D295];[.$G295];[.$J295];[.$M295];[.$P295];[.$S295];[.$V295])=[.M295];&quot;GRÜNE&quot;;&quot;&quot;);IF(MAX([.$D295];[.$G295];[.$J295];[.$M295];[.$P295];[.$S295];[.$V295])=[.P295];&quot;CSU&quot;;&quot;&quot;))" office:value-type="string" office:string-value="CDU">
            <text:p>CDU</text:p>
          </table:table-cell>
          <table:table-cell table:style-name="ce9" table:formula="of:=SUM([.E295]+[.H295]+[.K295]+[.N295]+[.Q295])" office:value-type="float" office:value="114355">
            <text:p>114,355</text:p>
          </table:table-cell>
          <table:table-cell table:style-name="ce9" office:value-type="float" office:value="54566">
            <text:p>54,566</text:p>
          </table:table-cell>
          <table:table-cell table:style-name="ce9" office:value-type="float" office:value="50481">
            <text:p>50,481</text:p>
          </table:table-cell>
          <table:table-cell/>
          <table:table-cell table:style-name="ce9" office:value-type="float" office:value="29511">
            <text:p>29,511</text:p>
          </table:table-cell>
          <table:table-cell table:style-name="ce9" office:value-type="float" office:value="25286">
            <text:p>25,286</text:p>
          </table:table-cell>
          <table:table-cell/>
          <table:table-cell table:style-name="ce9" office:value-type="float" office:value="31923">
            <text:p>31,923</text:p>
          </table:table-cell>
          <table:table-cell table:style-name="ce9" office:value-type="float" office:value="29122">
            <text:p>29,122</text:p>
          </table:table-cell>
          <table:table-cell/>
          <table:table-cell table:style-name="ce9" office:value-type="float" office:value="7683">
            <text:p>7,683</text:p>
          </table:table-cell>
          <table:table-cell table:style-name="ce9" office:value-type="float" office:value="9466">
            <text:p>9,46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3">
            <text:p>153</text:p>
          </table:table-cell>
          <table:table-cell table:style-name="ce6" table:formula="of:=CONCATENATE(IF(MAX([.$D296];[.$G296];[.$J296];[.$M296];[.$P296];[.$S296];[.$V296])=[.D296];&quot;CDU&quot;;&quot;&quot;);IF(MAX([.$D296];[.$G296];[.$J296];[.$M296];[.$P296];[.$S296];[.$V296])=[.G296];&quot;SPD&quot;;&quot;&quot;);IF(MAX([.$D296];[.$G296];[.$J296];[.$M296];[.$P296];[.$S296];[.$V296])=[.J296];&quot;DIE LINKE&quot;;&quot;&quot;);IF(MAX([.$D296];[.$G296];[.$J296];[.$M296];[.$P296];[.$S296];[.$V296])=[.M296];&quot;GRÜNE&quot;;&quot;&quot;);IF(MAX([.$D296];[.$G296];[.$J296];[.$M296];[.$P296];[.$S296];[.$V296])=[.P296];&quot;CSU&quot;;&quot;&quot;))" office:value-type="string" office:string-value="CDU">
            <text:p>CDU</text:p>
          </table:table-cell>
          <table:table-cell table:style-name="ce9" table:formula="of:=SUM([.E296]+[.H296]+[.K296]+[.N296]+[.Q296])" office:value-type="float" office:value="129708">
            <text:p>129,708</text:p>
          </table:table-cell>
          <table:table-cell table:style-name="ce9" office:value-type="float" office:value="52077">
            <text:p>52,077</text:p>
          </table:table-cell>
          <table:table-cell table:style-name="ce9" office:value-type="float" office:value="49553">
            <text:p>49,553</text:p>
          </table:table-cell>
          <table:table-cell/>
          <table:table-cell table:style-name="ce9" office:value-type="float" office:value="35515">
            <text:p>35,515</text:p>
          </table:table-cell>
          <table:table-cell table:style-name="ce9" office:value-type="float" office:value="28778">
            <text:p>28,778</text:p>
          </table:table-cell>
          <table:table-cell/>
          <table:table-cell table:style-name="ce9" office:value-type="float" office:value="37750">
            <text:p>37,750</text:p>
          </table:table-cell>
          <table:table-cell table:style-name="ce9" office:value-type="float" office:value="34302">
            <text:p>34,302</text:p>
          </table:table-cell>
          <table:table-cell/>
          <table:table-cell table:style-name="ce9" office:value-type="float" office:value="13732">
            <text:p>13,732</text:p>
          </table:table-cell>
          <table:table-cell table:style-name="ce9" office:value-type="float" office:value="17075">
            <text:p>17,07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4">
            <text:p>154</text:p>
          </table:table-cell>
          <table:table-cell table:style-name="ce6" table:formula="of:=CONCATENATE(IF(MAX([.$D297];[.$G297];[.$J297];[.$M297];[.$P297];[.$S297];[.$V297])=[.D297];&quot;CDU&quot;;&quot;&quot;);IF(MAX([.$D297];[.$G297];[.$J297];[.$M297];[.$P297];[.$S297];[.$V297])=[.G297];&quot;SPD&quot;;&quot;&quot;);IF(MAX([.$D297];[.$G297];[.$J297];[.$M297];[.$P297];[.$S297];[.$V297])=[.J297];&quot;DIE LINKE&quot;;&quot;&quot;);IF(MAX([.$D297];[.$G297];[.$J297];[.$M297];[.$P297];[.$S297];[.$V297])=[.M297];&quot;GRÜNE&quot;;&quot;&quot;);IF(MAX([.$D297];[.$G297];[.$J297];[.$M297];[.$P297];[.$S297];[.$V297])=[.P297];&quot;CSU&quot;;&quot;&quot;))" office:value-type="string" office:string-value="CDU">
            <text:p>CDU</text:p>
          </table:table-cell>
          <table:table-cell table:style-name="ce9" table:formula="of:=SUM([.E297]+[.H297]+[.K297]+[.N297]+[.Q297])" office:value-type="float" office:value="125644">
            <text:p>125,644</text:p>
          </table:table-cell>
          <table:table-cell table:style-name="ce9" office:value-type="float" office:value="76273">
            <text:p>76,273</text:p>
          </table:table-cell>
          <table:table-cell table:style-name="ce9" office:value-type="float" office:value="68348">
            <text:p>68,348</text:p>
          </table:table-cell>
          <table:table-cell/>
          <table:table-cell table:style-name="ce9" office:value-type="float" office:value="23542">
            <text:p>23,542</text:p>
          </table:table-cell>
          <table:table-cell table:style-name="ce9" office:value-type="float" office:value="22681">
            <text:p>22,681</text:p>
          </table:table-cell>
          <table:table-cell/>
          <table:table-cell table:style-name="ce9" office:value-type="float" office:value="31865">
            <text:p>31,865</text:p>
          </table:table-cell>
          <table:table-cell table:style-name="ce9" office:value-type="float" office:value="29716">
            <text:p>29,716</text:p>
          </table:table-cell>
          <table:table-cell/>
          <table:table-cell table:style-name="ce9" office:value-type="float" office:value="4905">
            <text:p>4,905</text:p>
          </table:table-cell>
          <table:table-cell table:style-name="ce9" office:value-type="float" office:value="4899">
            <text:p>4,89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5">
            <text:p>155</text:p>
          </table:table-cell>
          <table:table-cell table:style-name="ce6" table:formula="of:=CONCATENATE(IF(MAX([.$D298];[.$G298];[.$J298];[.$M298];[.$P298];[.$S298];[.$V298])=[.D298];&quot;CDU&quot;;&quot;&quot;);IF(MAX([.$D298];[.$G298];[.$J298];[.$M298];[.$P298];[.$S298];[.$V298])=[.G298];&quot;SPD&quot;;&quot;&quot;);IF(MAX([.$D298];[.$G298];[.$J298];[.$M298];[.$P298];[.$S298];[.$V298])=[.J298];&quot;DIE LINKE&quot;;&quot;&quot;);IF(MAX([.$D298];[.$G298];[.$J298];[.$M298];[.$P298];[.$S298];[.$V298])=[.M298];&quot;GRÜNE&quot;;&quot;&quot;);IF(MAX([.$D298];[.$G298];[.$J298];[.$M298];[.$P298];[.$S298];[.$V298])=[.P298];&quot;CSU&quot;;&quot;&quot;))" office:value-type="string" office:string-value="CDU">
            <text:p>CDU</text:p>
          </table:table-cell>
          <table:table-cell table:style-name="ce9" table:formula="of:=SUM([.E298]+[.H298]+[.K298]+[.N298]+[.Q298])" office:value-type="float" office:value="115102">
            <text:p>115,102</text:p>
          </table:table-cell>
          <table:table-cell table:style-name="ce9" office:value-type="float" office:value="76666">
            <text:p>76,666</text:p>
          </table:table-cell>
          <table:table-cell table:style-name="ce9" office:value-type="float" office:value="64622">
            <text:p>64,622</text:p>
          </table:table-cell>
          <table:table-cell/>
          <table:table-cell table:style-name="ce9" office:value-type="float" office:value="18090">
            <text:p>18,090</text:p>
          </table:table-cell>
          <table:table-cell table:style-name="ce9" office:value-type="float" office:value="18024">
            <text:p>18,024</text:p>
          </table:table-cell>
          <table:table-cell/>
          <table:table-cell table:style-name="ce9" office:value-type="float" office:value="25279">
            <text:p>25,279</text:p>
          </table:table-cell>
          <table:table-cell table:style-name="ce9" office:value-type="float" office:value="26735">
            <text:p>26,735</text:p>
          </table:table-cell>
          <table:table-cell/>
          <table:table-cell table:style-name="ce9" office:value-type="float" office:value="4817">
            <text:p>4,817</text:p>
          </table:table-cell>
          <table:table-cell table:style-name="ce9" office:value-type="float" office:value="5721">
            <text:p>5,72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6">
            <text:p>156</text:p>
          </table:table-cell>
          <table:table-cell table:style-name="ce6" table:formula="of:=CONCATENATE(IF(MAX([.$D299];[.$G299];[.$J299];[.$M299];[.$P299];[.$S299];[.$V299])=[.D299];&quot;CDU&quot;;&quot;&quot;);IF(MAX([.$D299];[.$G299];[.$J299];[.$M299];[.$P299];[.$S299];[.$V299])=[.G299];&quot;SPD&quot;;&quot;&quot;);IF(MAX([.$D299];[.$G299];[.$J299];[.$M299];[.$P299];[.$S299];[.$V299])=[.J299];&quot;DIE LINKE&quot;;&quot;&quot;);IF(MAX([.$D299];[.$G299];[.$J299];[.$M299];[.$P299];[.$S299];[.$V299])=[.M299];&quot;GRÜNE&quot;;&quot;&quot;);IF(MAX([.$D299];[.$G299];[.$J299];[.$M299];[.$P299];[.$S299];[.$V299])=[.P299];&quot;CSU&quot;;&quot;&quot;))" office:value-type="string" office:string-value="CDU">
            <text:p>CDU</text:p>
          </table:table-cell>
          <table:table-cell table:style-name="ce9" table:formula="of:=SUM([.E299]+[.H299]+[.K299]+[.N299]+[.Q299])" office:value-type="float" office:value="122376">
            <text:p>122,376</text:p>
          </table:table-cell>
          <table:table-cell table:style-name="ce9" office:value-type="float" office:value="74794">
            <text:p>74,794</text:p>
          </table:table-cell>
          <table:table-cell table:style-name="ce9" office:value-type="float" office:value="69335">
            <text:p>69,335</text:p>
          </table:table-cell>
          <table:table-cell/>
          <table:table-cell table:style-name="ce9" office:value-type="float" office:value="17268">
            <text:p>17,268</text:p>
          </table:table-cell>
          <table:table-cell table:style-name="ce9" office:value-type="float" office:value="18502">
            <text:p>18,502</text:p>
          </table:table-cell>
          <table:table-cell/>
          <table:table-cell table:style-name="ce9" office:value-type="float" office:value="32452">
            <text:p>32,452</text:p>
          </table:table-cell>
          <table:table-cell table:style-name="ce9" office:value-type="float" office:value="30290">
            <text:p>30,290</text:p>
          </table:table-cell>
          <table:table-cell/>
          <table:table-cell table:style-name="ce9" office:value-type="float" office:value="3709">
            <text:p>3,709</text:p>
          </table:table-cell>
          <table:table-cell table:style-name="ce9" office:value-type="float" office:value="4249">
            <text:p>4,24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7">
            <text:p>157</text:p>
          </table:table-cell>
          <table:table-cell table:style-name="ce6" table:formula="of:=CONCATENATE(IF(MAX([.$D300];[.$G300];[.$J300];[.$M300];[.$P300];[.$S300];[.$V300])=[.D300];&quot;CDU&quot;;&quot;&quot;);IF(MAX([.$D300];[.$G300];[.$J300];[.$M300];[.$P300];[.$S300];[.$V300])=[.G300];&quot;SPD&quot;;&quot;&quot;);IF(MAX([.$D300];[.$G300];[.$J300];[.$M300];[.$P300];[.$S300];[.$V300])=[.J300];&quot;DIE LINKE&quot;;&quot;&quot;);IF(MAX([.$D300];[.$G300];[.$J300];[.$M300];[.$P300];[.$S300];[.$V300])=[.M300];&quot;GRÜNE&quot;;&quot;&quot;);IF(MAX([.$D300];[.$G300];[.$J300];[.$M300];[.$P300];[.$S300];[.$V300])=[.P300];&quot;CSU&quot;;&quot;&quot;))" office:value-type="string" office:string-value="CDU">
            <text:p>CDU</text:p>
          </table:table-cell>
          <table:table-cell table:style-name="ce9" table:formula="of:=SUM([.E300]+[.H300]+[.K300]+[.N300]+[.Q300])" office:value-type="float" office:value="119369">
            <text:p>119,369</text:p>
          </table:table-cell>
          <table:table-cell table:style-name="ce9" office:value-type="float" office:value="74204">
            <text:p>74,204</text:p>
          </table:table-cell>
          <table:table-cell table:style-name="ce9" office:value-type="float" office:value="66106">
            <text:p>66,106</text:p>
          </table:table-cell>
          <table:table-cell/>
          <table:table-cell table:style-name="ce9" office:value-type="float" office:value="22741">
            <text:p>22,741</text:p>
          </table:table-cell>
          <table:table-cell table:style-name="ce9" office:value-type="float" office:value="18839">
            <text:p>18,839</text:p>
          </table:table-cell>
          <table:table-cell/>
          <table:table-cell table:style-name="ce9" office:value-type="float" office:value="29550">
            <text:p>29,550</text:p>
          </table:table-cell>
          <table:table-cell table:style-name="ce9" office:value-type="float" office:value="29380">
            <text:p>29,380</text:p>
          </table:table-cell>
          <table:table-cell/>
          <table:table-cell table:style-name="ce9" office:value-type="float" office:value="5045">
            <text:p>5,045</text:p>
          </table:table-cell>
          <table:table-cell table:style-name="ce9" office:value-type="float" office:value="5044">
            <text:p>5,04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8">
            <text:p>158</text:p>
          </table:table-cell>
          <table:table-cell table:style-name="ce6" table:formula="of:=CONCATENATE(IF(MAX([.$D301];[.$G301];[.$J301];[.$M301];[.$P301];[.$S301];[.$V301])=[.D301];&quot;CDU&quot;;&quot;&quot;);IF(MAX([.$D301];[.$G301];[.$J301];[.$M301];[.$P301];[.$S301];[.$V301])=[.G301];&quot;SPD&quot;;&quot;&quot;);IF(MAX([.$D301];[.$G301];[.$J301];[.$M301];[.$P301];[.$S301];[.$V301])=[.J301];&quot;DIE LINKE&quot;;&quot;&quot;);IF(MAX([.$D301];[.$G301];[.$J301];[.$M301];[.$P301];[.$S301];[.$V301])=[.M301];&quot;GRÜNE&quot;;&quot;&quot;);IF(MAX([.$D301];[.$G301];[.$J301];[.$M301];[.$P301];[.$S301];[.$V301])=[.P301];&quot;CSU&quot;;&quot;&quot;))" office:value-type="string" office:string-value="CDU">
            <text:p>CDU</text:p>
          </table:table-cell>
          <table:table-cell table:style-name="ce9" table:formula="of:=SUM([.E301]+[.H301]+[.K301]+[.N301]+[.Q301])" office:value-type="float" office:value="112544">
            <text:p>112,544</text:p>
          </table:table-cell>
          <table:table-cell table:style-name="ce9" office:value-type="float" office:value="72644">
            <text:p>72,644</text:p>
          </table:table-cell>
          <table:table-cell table:style-name="ce9" office:value-type="float" office:value="66673">
            <text:p>66,673</text:p>
          </table:table-cell>
          <table:table-cell/>
          <table:table-cell table:style-name="ce9" office:value-type="float" office:value="15442">
            <text:p>15,442</text:p>
          </table:table-cell>
          <table:table-cell table:style-name="ce9" office:value-type="float" office:value="15865">
            <text:p>15,865</text:p>
          </table:table-cell>
          <table:table-cell/>
          <table:table-cell table:style-name="ce9" office:value-type="float" office:value="27571">
            <text:p>27,571</text:p>
          </table:table-cell>
          <table:table-cell table:style-name="ce9" office:value-type="float" office:value="24848">
            <text:p>24,848</text:p>
          </table:table-cell>
          <table:table-cell/>
          <table:table-cell table:style-name="ce9" office:value-type="float" office:value="4244">
            <text:p>4,244</text:p>
          </table:table-cell>
          <table:table-cell table:style-name="ce9" office:value-type="float" office:value="5158">
            <text:p>5,15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59">
            <text:p>159</text:p>
          </table:table-cell>
          <table:table-cell table:style-name="ce6" table:formula="of:=CONCATENATE(IF(MAX([.$D302];[.$G302];[.$J302];[.$M302];[.$P302];[.$S302];[.$V302])=[.D302];&quot;CDU&quot;;&quot;&quot;);IF(MAX([.$D302];[.$G302];[.$J302];[.$M302];[.$P302];[.$S302];[.$V302])=[.G302];&quot;SPD&quot;;&quot;&quot;);IF(MAX([.$D302];[.$G302];[.$J302];[.$M302];[.$P302];[.$S302];[.$V302])=[.J302];&quot;DIE LINKE&quot;;&quot;&quot;);IF(MAX([.$D302];[.$G302];[.$J302];[.$M302];[.$P302];[.$S302];[.$V302])=[.M302];&quot;GRÜNE&quot;;&quot;&quot;);IF(MAX([.$D302];[.$G302];[.$J302];[.$M302];[.$P302];[.$S302];[.$V302])=[.P302];&quot;CSU&quot;;&quot;&quot;))" office:value-type="string" office:string-value="CDU">
            <text:p>CDU</text:p>
          </table:table-cell>
          <table:table-cell table:style-name="ce9" table:formula="of:=SUM([.E302]+[.H302]+[.K302]+[.N302]+[.Q302])" office:value-type="float" office:value="140654">
            <text:p>140,654</text:p>
          </table:table-cell>
          <table:table-cell table:style-name="ce9" office:value-type="float" office:value="72537">
            <text:p>72,537</text:p>
          </table:table-cell>
          <table:table-cell table:style-name="ce9" office:value-type="float" office:value="68192">
            <text:p>68,192</text:p>
          </table:table-cell>
          <table:table-cell/>
          <table:table-cell table:style-name="ce9" office:value-type="float" office:value="25321">
            <text:p>25,321</text:p>
          </table:table-cell>
          <table:table-cell table:style-name="ce9" office:value-type="float" office:value="26440">
            <text:p>26,440</text:p>
          </table:table-cell>
          <table:table-cell/>
          <table:table-cell table:style-name="ce9" office:value-type="float" office:value="42599">
            <text:p>42,599</text:p>
          </table:table-cell>
          <table:table-cell table:style-name="ce9" office:value-type="float" office:value="32505">
            <text:p>32,505</text:p>
          </table:table-cell>
          <table:table-cell/>
          <table:table-cell table:style-name="ce9" office:value-type="float" office:value="10429">
            <text:p>10,429</text:p>
          </table:table-cell>
          <table:table-cell table:style-name="ce9" office:value-type="float" office:value="13517">
            <text:p>13,51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0">
            <text:p>160</text:p>
          </table:table-cell>
          <table:table-cell table:style-name="ce6" table:formula="of:=CONCATENATE(IF(MAX([.$D303];[.$G303];[.$J303];[.$M303];[.$P303];[.$S303];[.$V303])=[.D303];&quot;CDU&quot;;&quot;&quot;);IF(MAX([.$D303];[.$G303];[.$J303];[.$M303];[.$P303];[.$S303];[.$V303])=[.G303];&quot;SPD&quot;;&quot;&quot;);IF(MAX([.$D303];[.$G303];[.$J303];[.$M303];[.$P303];[.$S303];[.$V303])=[.J303];&quot;DIE LINKE&quot;;&quot;&quot;);IF(MAX([.$D303];[.$G303];[.$J303];[.$M303];[.$P303];[.$S303];[.$V303])=[.M303];&quot;GRÜNE&quot;;&quot;&quot;);IF(MAX([.$D303];[.$G303];[.$J303];[.$M303];[.$P303];[.$S303];[.$V303])=[.P303];&quot;CSU&quot;;&quot;&quot;))" office:value-type="string" office:string-value="CDU">
            <text:p>CDU</text:p>
          </table:table-cell>
          <table:table-cell table:style-name="ce9" table:formula="of:=SUM([.E303]+[.H303]+[.K303]+[.N303]+[.Q303])" office:value-type="float" office:value="137398">
            <text:p>137,398</text:p>
          </table:table-cell>
          <table:table-cell table:style-name="ce9" office:value-type="float" office:value="71227">
            <text:p>71,227</text:p>
          </table:table-cell>
          <table:table-cell table:style-name="ce9" office:value-type="float" office:value="66092">
            <text:p>66,092</text:p>
          </table:table-cell>
          <table:table-cell/>
          <table:table-cell table:style-name="ce9" office:value-type="float" office:value="25150">
            <text:p>25,150</text:p>
          </table:table-cell>
          <table:table-cell table:style-name="ce9" office:value-type="float" office:value="23943">
            <text:p>23,943</text:p>
          </table:table-cell>
          <table:table-cell/>
          <table:table-cell table:style-name="ce9" office:value-type="float" office:value="32588">
            <text:p>32,588</text:p>
          </table:table-cell>
          <table:table-cell table:style-name="ce9" office:value-type="float" office:value="31059">
            <text:p>31,059</text:p>
          </table:table-cell>
          <table:table-cell/>
          <table:table-cell table:style-name="ce9" office:value-type="float" office:value="16650">
            <text:p>16,650</text:p>
          </table:table-cell>
          <table:table-cell table:style-name="ce9" office:value-type="float" office:value="16304">
            <text:p>16,30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1">
            <text:p>161</text:p>
          </table:table-cell>
          <table:table-cell table:style-name="ce6" table:formula="of:=CONCATENATE(IF(MAX([.$D304];[.$G304];[.$J304];[.$M304];[.$P304];[.$S304];[.$V304])=[.D304];&quot;CDU&quot;;&quot;&quot;);IF(MAX([.$D304];[.$G304];[.$J304];[.$M304];[.$P304];[.$S304];[.$V304])=[.G304];&quot;SPD&quot;;&quot;&quot;);IF(MAX([.$D304];[.$G304];[.$J304];[.$M304];[.$P304];[.$S304];[.$V304])=[.J304];&quot;DIE LINKE&quot;;&quot;&quot;);IF(MAX([.$D304];[.$G304];[.$J304];[.$M304];[.$P304];[.$S304];[.$V304])=[.M304];&quot;GRÜNE&quot;;&quot;&quot;);IF(MAX([.$D304];[.$G304];[.$J304];[.$M304];[.$P304];[.$S304];[.$V304])=[.P304];&quot;CSU&quot;;&quot;&quot;))" office:value-type="string" office:string-value="CDU">
            <text:p>CDU</text:p>
          </table:table-cell>
          <table:table-cell table:style-name="ce9" table:formula="of:=SUM([.E304]+[.H304]+[.K304]+[.N304]+[.Q304])" office:value-type="float" office:value="118269">
            <text:p>118,269</text:p>
          </table:table-cell>
          <table:table-cell table:style-name="ce9" office:value-type="float" office:value="74209">
            <text:p>74,209</text:p>
          </table:table-cell>
          <table:table-cell table:style-name="ce9" office:value-type="float" office:value="64971">
            <text:p>64,971</text:p>
          </table:table-cell>
          <table:table-cell/>
          <table:table-cell table:style-name="ce9" office:value-type="float" office:value="22079">
            <text:p>22,079</text:p>
          </table:table-cell>
          <table:table-cell table:style-name="ce9" office:value-type="float" office:value="19070">
            <text:p>19,070</text:p>
          </table:table-cell>
          <table:table-cell/>
          <table:table-cell table:style-name="ce9" office:value-type="float" office:value="29079">
            <text:p>29,079</text:p>
          </table:table-cell>
          <table:table-cell table:style-name="ce9" office:value-type="float" office:value="29525">
            <text:p>29,525</text:p>
          </table:table-cell>
          <table:table-cell/>
          <table:table-cell table:style-name="ce9" office:value-type="float" office:value="4583">
            <text:p>4,583</text:p>
          </table:table-cell>
          <table:table-cell table:style-name="ce9" office:value-type="float" office:value="4703">
            <text:p>4,70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2">
            <text:p>162</text:p>
          </table:table-cell>
          <table:table-cell table:style-name="ce6" table:formula="of:=CONCATENATE(IF(MAX([.$D305];[.$G305];[.$J305];[.$M305];[.$P305];[.$S305];[.$V305])=[.D305];&quot;CDU&quot;;&quot;&quot;);IF(MAX([.$D305];[.$G305];[.$J305];[.$M305];[.$P305];[.$S305];[.$V305])=[.G305];&quot;SPD&quot;;&quot;&quot;);IF(MAX([.$D305];[.$G305];[.$J305];[.$M305];[.$P305];[.$S305];[.$V305])=[.J305];&quot;DIE LINKE&quot;;&quot;&quot;);IF(MAX([.$D305];[.$G305];[.$J305];[.$M305];[.$P305];[.$S305];[.$V305])=[.M305];&quot;GRÜNE&quot;;&quot;&quot;);IF(MAX([.$D305];[.$G305];[.$J305];[.$M305];[.$P305];[.$S305];[.$V305])=[.P305];&quot;CSU&quot;;&quot;&quot;))" office:value-type="string" office:string-value="CDU">
            <text:p>CDU</text:p>
          </table:table-cell>
          <table:table-cell table:style-name="ce9" table:formula="of:=SUM([.E305]+[.H305]+[.K305]+[.N305]+[.Q305])" office:value-type="float" office:value="114120">
            <text:p>114,120</text:p>
          </table:table-cell>
          <table:table-cell table:style-name="ce9" office:value-type="float" office:value="55909">
            <text:p>55,909</text:p>
          </table:table-cell>
          <table:table-cell table:style-name="ce9" office:value-type="float" office:value="52380">
            <text:p>52,380</text:p>
          </table:table-cell>
          <table:table-cell/>
          <table:table-cell table:style-name="ce9" office:value-type="float" office:value="28101">
            <text:p>28,101</text:p>
          </table:table-cell>
          <table:table-cell table:style-name="ce9" office:value-type="float" office:value="23558">
            <text:p>23,558</text:p>
          </table:table-cell>
          <table:table-cell/>
          <table:table-cell table:style-name="ce9" office:value-type="float" office:value="31992">
            <text:p>31,992</text:p>
          </table:table-cell>
          <table:table-cell table:style-name="ce9" office:value-type="float" office:value="31014">
            <text:p>31,014</text:p>
          </table:table-cell>
          <table:table-cell/>
          <table:table-cell table:style-name="ce9" office:value-type="float" office:value="6475">
            <text:p>6,475</text:p>
          </table:table-cell>
          <table:table-cell table:style-name="ce9" office:value-type="float" office:value="7168">
            <text:p>7,168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3">
            <text:p>163</text:p>
          </table:table-cell>
          <table:table-cell table:style-name="ce6" table:formula="of:=CONCATENATE(IF(MAX([.$D306];[.$G306];[.$J306];[.$M306];[.$P306];[.$S306];[.$V306])=[.D306];&quot;CDU&quot;;&quot;&quot;);IF(MAX([.$D306];[.$G306];[.$J306];[.$M306];[.$P306];[.$S306];[.$V306])=[.G306];&quot;SPD&quot;;&quot;&quot;);IF(MAX([.$D306];[.$G306];[.$J306];[.$M306];[.$P306];[.$S306];[.$V306])=[.J306];&quot;DIE LINKE&quot;;&quot;&quot;);IF(MAX([.$D306];[.$G306];[.$J306];[.$M306];[.$P306];[.$S306];[.$V306])=[.M306];&quot;GRÜNE&quot;;&quot;&quot;);IF(MAX([.$D306];[.$G306];[.$J306];[.$M306];[.$P306];[.$S306];[.$V306])=[.P306];&quot;CSU&quot;;&quot;&quot;))" office:value-type="string" office:string-value="CDU">
            <text:p>CDU</text:p>
          </table:table-cell>
          <table:table-cell table:style-name="ce9" table:formula="of:=SUM([.E306]+[.H306]+[.K306]+[.N306]+[.Q306])" office:value-type="float" office:value="109833">
            <text:p>109,833</text:p>
          </table:table-cell>
          <table:table-cell table:style-name="ce9" office:value-type="float" office:value="65157">
            <text:p>65,157</text:p>
          </table:table-cell>
          <table:table-cell table:style-name="ce9" office:value-type="float" office:value="59939">
            <text:p>59,939</text:p>
          </table:table-cell>
          <table:table-cell/>
          <table:table-cell table:style-name="ce9" office:value-type="float" office:value="20517">
            <text:p>20,517</text:p>
          </table:table-cell>
          <table:table-cell table:style-name="ce9" office:value-type="float" office:value="19178">
            <text:p>19,178</text:p>
          </table:table-cell>
          <table:table-cell/>
          <table:table-cell table:style-name="ce9" office:value-type="float" office:value="28783">
            <text:p>28,783</text:p>
          </table:table-cell>
          <table:table-cell table:style-name="ce9" office:value-type="float" office:value="26434">
            <text:p>26,434</text:p>
          </table:table-cell>
          <table:table-cell/>
          <table:table-cell table:style-name="ce9" office:value-type="float" office:value="4874">
            <text:p>4,874</text:p>
          </table:table-cell>
          <table:table-cell table:style-name="ce9" office:value-type="float" office:value="4282">
            <text:p>4,28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4">
            <text:p>164</text:p>
          </table:table-cell>
          <table:table-cell table:style-name="ce6" table:formula="of:=CONCATENATE(IF(MAX([.$D307];[.$G307];[.$J307];[.$M307];[.$P307];[.$S307];[.$V307])=[.D307];&quot;CDU&quot;;&quot;&quot;);IF(MAX([.$D307];[.$G307];[.$J307];[.$M307];[.$P307];[.$S307];[.$V307])=[.G307];&quot;SPD&quot;;&quot;&quot;);IF(MAX([.$D307];[.$G307];[.$J307];[.$M307];[.$P307];[.$S307];[.$V307])=[.J307];&quot;DIE LINKE&quot;;&quot;&quot;);IF(MAX([.$D307];[.$G307];[.$J307];[.$M307];[.$P307];[.$S307];[.$V307])=[.M307];&quot;GRÜNE&quot;;&quot;&quot;);IF(MAX([.$D307];[.$G307];[.$J307];[.$M307];[.$P307];[.$S307];[.$V307])=[.P307];&quot;CSU&quot;;&quot;&quot;))" office:value-type="string" office:string-value="CDU">
            <text:p>CDU</text:p>
          </table:table-cell>
          <table:table-cell table:style-name="ce9" table:formula="of:=SUM([.E307]+[.H307]+[.K307]+[.N307]+[.Q307])" office:value-type="float" office:value="127917">
            <text:p>127,917</text:p>
          </table:table-cell>
          <table:table-cell table:style-name="ce9" office:value-type="float" office:value="79318">
            <text:p>79,318</text:p>
          </table:table-cell>
          <table:table-cell table:style-name="ce9" office:value-type="float" office:value="73098">
            <text:p>73,098</text:p>
          </table:table-cell>
          <table:table-cell/>
          <table:table-cell table:style-name="ce9" office:value-type="float" office:value="19143">
            <text:p>19,143</text:p>
          </table:table-cell>
          <table:table-cell table:style-name="ce9" office:value-type="float" office:value="20114">
            <text:p>20,114</text:p>
          </table:table-cell>
          <table:table-cell/>
          <table:table-cell table:style-name="ce9" office:value-type="float" office:value="32472">
            <text:p>32,472</text:p>
          </table:table-cell>
          <table:table-cell table:style-name="ce9" office:value-type="float" office:value="30741">
            <text:p>30,741</text:p>
          </table:table-cell>
          <table:table-cell/>
          <table:table-cell table:style-name="ce9" office:value-type="float" office:value="5051">
            <text:p>5,051</text:p>
          </table:table-cell>
          <table:table-cell table:style-name="ce9" office:value-type="float" office:value="3964">
            <text:p>3,96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5">
            <text:p>165</text:p>
          </table:table-cell>
          <table:table-cell table:style-name="ce6" table:formula="of:=CONCATENATE(IF(MAX([.$D308];[.$G308];[.$J308];[.$M308];[.$P308];[.$S308];[.$V308])=[.D308];&quot;CDU&quot;;&quot;&quot;);IF(MAX([.$D308];[.$G308];[.$J308];[.$M308];[.$P308];[.$S308];[.$V308])=[.G308];&quot;SPD&quot;;&quot;&quot;);IF(MAX([.$D308];[.$G308];[.$J308];[.$M308];[.$P308];[.$S308];[.$V308])=[.J308];&quot;DIE LINKE&quot;;&quot;&quot;);IF(MAX([.$D308];[.$G308];[.$J308];[.$M308];[.$P308];[.$S308];[.$V308])=[.M308];&quot;GRÜNE&quot;;&quot;&quot;);IF(MAX([.$D308];[.$G308];[.$J308];[.$M308];[.$P308];[.$S308];[.$V308])=[.P308];&quot;CSU&quot;;&quot;&quot;))" office:value-type="string" office:string-value="CDU">
            <text:p>CDU</text:p>
          </table:table-cell>
          <table:table-cell table:style-name="ce9" table:formula="of:=SUM([.E308]+[.H308]+[.K308]+[.N308]+[.Q308])" office:value-type="float" office:value="122272">
            <text:p>122,272</text:p>
          </table:table-cell>
          <table:table-cell table:style-name="ce9" office:value-type="float" office:value="64857">
            <text:p>64,857</text:p>
          </table:table-cell>
          <table:table-cell table:style-name="ce9" office:value-type="float" office:value="64872">
            <text:p>64,872</text:p>
          </table:table-cell>
          <table:table-cell/>
          <table:table-cell table:style-name="ce9" office:value-type="float" office:value="23033">
            <text:p>23,033</text:p>
          </table:table-cell>
          <table:table-cell table:style-name="ce9" office:value-type="float" office:value="21686">
            <text:p>21,686</text:p>
          </table:table-cell>
          <table:table-cell/>
          <table:table-cell table:style-name="ce9" office:value-type="float" office:value="35847">
            <text:p>35,847</text:p>
          </table:table-cell>
          <table:table-cell table:style-name="ce9" office:value-type="float" office:value="31061">
            <text:p>31,061</text:p>
          </table:table-cell>
          <table:table-cell/>
          <table:table-cell table:style-name="ce9" office:value-type="float" office:value="4334">
            <text:p>4,334</text:p>
          </table:table-cell>
          <table:table-cell table:style-name="ce9" office:value-type="float" office:value="4653">
            <text:p>4,65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66">
            <text:p>166</text:p>
          </table:table-cell>
          <table:table-cell table:style-name="ce6" table:formula="of:=CONCATENATE(IF(MAX([.$D309];[.$G309];[.$J309];[.$M309];[.$P309];[.$S309];[.$V309])=[.D309];&quot;CDU&quot;;&quot;&quot;);IF(MAX([.$D309];[.$G309];[.$J309];[.$M309];[.$P309];[.$S309];[.$V309])=[.G309];&quot;SPD&quot;;&quot;&quot;);IF(MAX([.$D309];[.$G309];[.$J309];[.$M309];[.$P309];[.$S309];[.$V309])=[.J309];&quot;DIE LINKE&quot;;&quot;&quot;);IF(MAX([.$D309];[.$G309];[.$J309];[.$M309];[.$P309];[.$S309];[.$V309])=[.M309];&quot;GRÜNE&quot;;&quot;&quot;);IF(MAX([.$D309];[.$G309];[.$J309];[.$M309];[.$P309];[.$S309];[.$V309])=[.P309];&quot;CSU&quot;;&quot;&quot;))" office:value-type="string" office:string-value="CDU">
            <text:p>CDU</text:p>
          </table:table-cell>
          <table:table-cell table:style-name="ce9" table:formula="of:=SUM([.E309]+[.H309]+[.K309]+[.N309]+[.Q309])" office:value-type="float" office:value="114537">
            <text:p>114,537</text:p>
          </table:table-cell>
          <table:table-cell table:style-name="ce9" office:value-type="float" office:value="65743">
            <text:p>65,743</text:p>
          </table:table-cell>
          <table:table-cell table:style-name="ce9" office:value-type="float" office:value="60466">
            <text:p>60,466</text:p>
          </table:table-cell>
          <table:table-cell/>
          <table:table-cell table:style-name="ce9" office:value-type="float" office:value="28172">
            <text:p>28,172</text:p>
          </table:table-cell>
          <table:table-cell table:style-name="ce9" office:value-type="float" office:value="21885">
            <text:p>21,885</text:p>
          </table:table-cell>
          <table:table-cell/>
          <table:table-cell table:style-name="ce9" office:value-type="float" office:value="26707">
            <text:p>26,707</text:p>
          </table:table-cell>
          <table:table-cell table:style-name="ce9" office:value-type="float" office:value="27617">
            <text:p>27,617</text:p>
          </table:table-cell>
          <table:table-cell/>
          <table:table-cell table:style-name="ce9" office:value-type="float" office:value="3540">
            <text:p>3,540</text:p>
          </table:table-cell>
          <table:table-cell table:style-name="ce9" office:value-type="float" office:value="4569">
            <text:p>4,569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Sachsen</text:p>
          </table:table-cell>
          <table:table-cell table:style-name="ce4"/>
          <table:table-cell table:style-name="ce10" table:formula="of:=SUM([.C294:.C309])" office:value-type="float" office:value="1916381">
            <text:p>1,916,381</text:p>
          </table:table-cell>
          <table:table-cell table:style-name="ce10" table:formula="of:=SUM([.D294:.D309])" office:value-type="float" office:value="1080087">
            <text:p>1,080,087</text:p>
          </table:table-cell>
          <table:table-cell table:style-name="ce10" table:formula="of:=SUM([.E294:.E309])" office:value-type="float" office:value="994601">
            <text:p>994,601</text:p>
          </table:table-cell>
          <table:table-cell table:style-name="ce13" table:formula="of:=SUM([.E310]/[.$C310])" office:value-type="percentage" office:value="0.518999614377308">
            <text:p>51.90%</text:p>
          </table:table-cell>
          <table:table-cell table:style-name="ce10" table:formula="of:=SUM([.G294:.G309])" office:value-type="float" office:value="375941">
            <text:p>375,941</text:p>
          </table:table-cell>
          <table:table-cell table:style-name="ce10" table:formula="of:=SUM([.H294:.H309])" office:value-type="float" office:value="340819">
            <text:p>340,819</text:p>
          </table:table-cell>
          <table:table-cell table:style-name="ce13" table:formula="of:=SUM([.H310]/[.$C310])" office:value-type="percentage" office:value="0.177845115350236">
            <text:p>17.78%</text:p>
          </table:table-cell>
          <table:table-cell table:style-name="ce10" table:formula="of:=SUM([.J294:.J309])" office:value-type="float" office:value="500300">
            <text:p>500,300</text:p>
          </table:table-cell>
          <table:table-cell table:style-name="ce10" table:formula="of:=SUM([.K294:.K309])" office:value-type="float" office:value="467045">
            <text:p>467,045</text:p>
          </table:table-cell>
          <table:table-cell table:style-name="ce13" table:formula="of:=SUM([.K310]/[.$C310])" office:value-type="percentage" office:value="0.243711975854488">
            <text:p>24.37%</text:p>
          </table:table-cell>
          <table:table-cell table:style-name="ce10" table:formula="of:=SUM([.M294:.M309])" office:value-type="float" office:value="103470">
            <text:p>103,470</text:p>
          </table:table-cell>
          <table:table-cell table:style-name="ce10" table:formula="of:=SUM([.N294:.N309])" office:value-type="float" office:value="113916">
            <text:p>113,916</text:p>
          </table:table-cell>
          <table:table-cell table:style-name="ce13" table:formula="of:=SUM([.N310]/[.$C310])" office:value-type="percentage" office:value="0.059443294417968">
            <text:p>5.94%</text:p>
          </table:table-cell>
          <table:table-cell table:style-name="ce10" table:formula="of:=SUM([.P294:.P309])" office:value-type="float" office:value="0">
            <text:p>0</text:p>
          </table:table-cell>
          <table:table-cell table:style-name="ce10" table:formula="of:=SUM([.Q294:.Q309])" office:value-type="float" office:value="0">
            <text:p>0</text:p>
          </table:table-cell>
          <table:table-cell table:style-name="ce13" table:formula="of:=SUM([.Q310]/[.$C310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66">
            <text:p>66</text:p>
          </table:table-cell>
          <table:table-cell table:style-name="ce6" table:formula="of:=CONCATENATE(IF(MAX([.$D312];[.$G312];[.$J312];[.$M312];[.$P312];[.$S312];[.$V312])=[.D312];&quot;CDU&quot;;&quot;&quot;);IF(MAX([.$D312];[.$G312];[.$J312];[.$M312];[.$P312];[.$S312];[.$V312])=[.G312];&quot;SPD&quot;;&quot;&quot;);IF(MAX([.$D312];[.$G312];[.$J312];[.$M312];[.$P312];[.$S312];[.$V312])=[.J312];&quot;DIE LINKE&quot;;&quot;&quot;);IF(MAX([.$D312];[.$G312];[.$J312];[.$M312];[.$P312];[.$S312];[.$V312])=[.M312];&quot;GRÜNE&quot;;&quot;&quot;);IF(MAX([.$D312];[.$G312];[.$J312];[.$M312];[.$P312];[.$S312];[.$V312])=[.P312];&quot;CSU&quot;;&quot;&quot;))" office:value-type="string" office:string-value="CDU">
            <text:p>CDU</text:p>
          </table:table-cell>
          <table:table-cell table:style-name="ce9" table:formula="of:=SUM([.E312]+[.H312]+[.K312]+[.N312]+[.Q312])" office:value-type="float" office:value="94573">
            <text:p>94,573</text:p>
          </table:table-cell>
          <table:table-cell table:style-name="ce9" office:value-type="float" office:value="44686">
            <text:p>44,686</text:p>
          </table:table-cell>
          <table:table-cell table:style-name="ce9" office:value-type="float" office:value="44655">
            <text:p>44,655</text:p>
          </table:table-cell>
          <table:table-cell/>
          <table:table-cell table:style-name="ce9" office:value-type="float" office:value="18616">
            <text:p>18,616</text:p>
          </table:table-cell>
          <table:table-cell table:style-name="ce9" office:value-type="float" office:value="20196">
            <text:p>20,196</text:p>
          </table:table-cell>
          <table:table-cell/>
          <table:table-cell table:style-name="ce9" office:value-type="float" office:value="32164">
            <text:p>32,164</text:p>
          </table:table-cell>
          <table:table-cell table:style-name="ce9" office:value-type="float" office:value="26180">
            <text:p>26,180</text:p>
          </table:table-cell>
          <table:table-cell/>
          <table:table-cell table:style-name="ce9" office:value-type="float" office:value="2998">
            <text:p>2,998</text:p>
          </table:table-cell>
          <table:table-cell table:style-name="ce9" office:value-type="float" office:value="3542">
            <text:p>3,5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7">
            <text:p>67</text:p>
          </table:table-cell>
          <table:table-cell table:style-name="ce6" table:formula="of:=CONCATENATE(IF(MAX([.$D313];[.$G313];[.$J313];[.$M313];[.$P313];[.$S313];[.$V313])=[.D313];&quot;CDU&quot;;&quot;&quot;);IF(MAX([.$D313];[.$G313];[.$J313];[.$M313];[.$P313];[.$S313];[.$V313])=[.G313];&quot;SPD&quot;;&quot;&quot;);IF(MAX([.$D313];[.$G313];[.$J313];[.$M313];[.$P313];[.$S313];[.$V313])=[.J313];&quot;DIE LINKE&quot;;&quot;&quot;);IF(MAX([.$D313];[.$G313];[.$J313];[.$M313];[.$P313];[.$S313];[.$V313])=[.M313];&quot;GRÜNE&quot;;&quot;&quot;);IF(MAX([.$D313];[.$G313];[.$J313];[.$M313];[.$P313];[.$S313];[.$V313])=[.P313];&quot;CSU&quot;;&quot;&quot;))" office:value-type="string" office:string-value="CDU">
            <text:p>CDU</text:p>
          </table:table-cell>
          <table:table-cell table:style-name="ce9" table:formula="of:=SUM([.E313]+[.H313]+[.K313]+[.N313]+[.Q313])" office:value-type="float" office:value="122002">
            <text:p>122,002</text:p>
          </table:table-cell>
          <table:table-cell table:style-name="ce9" office:value-type="float" office:value="61890">
            <text:p>61,890</text:p>
          </table:table-cell>
          <table:table-cell table:style-name="ce9" office:value-type="float" office:value="60207">
            <text:p>60,207</text:p>
          </table:table-cell>
          <table:table-cell/>
          <table:table-cell table:style-name="ce9" office:value-type="float" office:value="32118">
            <text:p>32,118</text:p>
          </table:table-cell>
          <table:table-cell table:style-name="ce9" office:value-type="float" office:value="27279">
            <text:p>27,279</text:p>
          </table:table-cell>
          <table:table-cell/>
          <table:table-cell table:style-name="ce9" office:value-type="float" office:value="29759">
            <text:p>29,759</text:p>
          </table:table-cell>
          <table:table-cell table:style-name="ce9" office:value-type="float" office:value="30235">
            <text:p>30,235</text:p>
          </table:table-cell>
          <table:table-cell/>
          <table:table-cell table:style-name="ce9" office:value-type="float" office:value="3611">
            <text:p>3,611</text:p>
          </table:table-cell>
          <table:table-cell table:style-name="ce9" office:value-type="float" office:value="4281">
            <text:p>4,28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8">
            <text:p>68</text:p>
          </table:table-cell>
          <table:table-cell table:style-name="ce6" table:formula="of:=CONCATENATE(IF(MAX([.$D314];[.$G314];[.$J314];[.$M314];[.$P314];[.$S314];[.$V314])=[.D314];&quot;CDU&quot;;&quot;&quot;);IF(MAX([.$D314];[.$G314];[.$J314];[.$M314];[.$P314];[.$S314];[.$V314])=[.G314];&quot;SPD&quot;;&quot;&quot;);IF(MAX([.$D314];[.$G314];[.$J314];[.$M314];[.$P314];[.$S314];[.$V314])=[.J314];&quot;DIE LINKE&quot;;&quot;&quot;);IF(MAX([.$D314];[.$G314];[.$J314];[.$M314];[.$P314];[.$S314];[.$V314])=[.M314];&quot;GRÜNE&quot;;&quot;&quot;);IF(MAX([.$D314];[.$G314];[.$J314];[.$M314];[.$P314];[.$S314];[.$V314])=[.P314];&quot;CSU&quot;;&quot;&quot;))" office:value-type="string" office:string-value="CDU">
            <text:p>CDU</text:p>
          </table:table-cell>
          <table:table-cell table:style-name="ce9" table:formula="of:=SUM([.E314]+[.H314]+[.K314]+[.N314]+[.Q314])" office:value-type="float" office:value="115617">
            <text:p>115,617</text:p>
          </table:table-cell>
          <table:table-cell table:style-name="ce9" office:value-type="float" office:value="59779">
            <text:p>59,779</text:p>
          </table:table-cell>
          <table:table-cell table:style-name="ce9" office:value-type="float" office:value="56619">
            <text:p>56,619</text:p>
          </table:table-cell>
          <table:table-cell/>
          <table:table-cell table:style-name="ce9" office:value-type="float" office:value="24875">
            <text:p>24,875</text:p>
          </table:table-cell>
          <table:table-cell table:style-name="ce9" office:value-type="float" office:value="24407">
            <text:p>24,407</text:p>
          </table:table-cell>
          <table:table-cell/>
          <table:table-cell table:style-name="ce9" office:value-type="float" office:value="29860">
            <text:p>29,860</text:p>
          </table:table-cell>
          <table:table-cell table:style-name="ce9" office:value-type="float" office:value="29875">
            <text:p>29,875</text:p>
          </table:table-cell>
          <table:table-cell/>
          <table:table-cell table:style-name="ce9" office:value-type="float" office:value="4928">
            <text:p>4,928</text:p>
          </table:table-cell>
          <table:table-cell table:style-name="ce9" office:value-type="float" office:value="4716">
            <text:p>4,716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69">
            <text:p>69</text:p>
          </table:table-cell>
          <table:table-cell table:style-name="ce6" table:formula="of:=CONCATENATE(IF(MAX([.$D315];[.$G315];[.$J315];[.$M315];[.$P315];[.$S315];[.$V315])=[.D315];&quot;CDU&quot;;&quot;&quot;);IF(MAX([.$D315];[.$G315];[.$J315];[.$M315];[.$P315];[.$S315];[.$V315])=[.G315];&quot;SPD&quot;;&quot;&quot;);IF(MAX([.$D315];[.$G315];[.$J315];[.$M315];[.$P315];[.$S315];[.$V315])=[.J315];&quot;DIE LINKE&quot;;&quot;&quot;);IF(MAX([.$D315];[.$G315];[.$J315];[.$M315];[.$P315];[.$S315];[.$V315])=[.M315];&quot;GRÜNE&quot;;&quot;&quot;);IF(MAX([.$D315];[.$G315];[.$J315];[.$M315];[.$P315];[.$S315];[.$V315])=[.P315];&quot;CSU&quot;;&quot;&quot;))" office:value-type="string" office:string-value="CDU">
            <text:p>CDU</text:p>
          </table:table-cell>
          <table:table-cell table:style-name="ce9" table:formula="of:=SUM([.E315]+[.H315]+[.K315]+[.N315]+[.Q315])" office:value-type="float" office:value="133708">
            <text:p>133,708</text:p>
          </table:table-cell>
          <table:table-cell table:style-name="ce9" office:value-type="float" office:value="55046">
            <text:p>55,046</text:p>
          </table:table-cell>
          <table:table-cell table:style-name="ce9" office:value-type="float" office:value="56982">
            <text:p>56,982</text:p>
          </table:table-cell>
          <table:table-cell/>
          <table:table-cell table:style-name="ce9" office:value-type="float" office:value="38153">
            <text:p>38,153</text:p>
          </table:table-cell>
          <table:table-cell table:style-name="ce9" office:value-type="float" office:value="31763">
            <text:p>31,763</text:p>
          </table:table-cell>
          <table:table-cell/>
          <table:table-cell table:style-name="ce9" office:value-type="float" office:value="38231">
            <text:p>38,231</text:p>
          </table:table-cell>
          <table:table-cell table:style-name="ce9" office:value-type="float" office:value="36473">
            <text:p>36,473</text:p>
          </table:table-cell>
          <table:table-cell/>
          <table:table-cell table:style-name="ce9" office:value-type="float" office:value="6073">
            <text:p>6,073</text:p>
          </table:table-cell>
          <table:table-cell table:style-name="ce9" office:value-type="float" office:value="8490">
            <text:p>8,490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0">
            <text:p>70</text:p>
          </table:table-cell>
          <table:table-cell table:style-name="ce6" table:formula="of:=CONCATENATE(IF(MAX([.$D316];[.$G316];[.$J316];[.$M316];[.$P316];[.$S316];[.$V316])=[.D316];&quot;CDU&quot;;&quot;&quot;);IF(MAX([.$D316];[.$G316];[.$J316];[.$M316];[.$P316];[.$S316];[.$V316])=[.G316];&quot;SPD&quot;;&quot;&quot;);IF(MAX([.$D316];[.$G316];[.$J316];[.$M316];[.$P316];[.$S316];[.$V316])=[.J316];&quot;DIE LINKE&quot;;&quot;&quot;);IF(MAX([.$D316];[.$G316];[.$J316];[.$M316];[.$P316];[.$S316];[.$V316])=[.M316];&quot;GRÜNE&quot;;&quot;&quot;);IF(MAX([.$D316];[.$G316];[.$J316];[.$M316];[.$P316];[.$S316];[.$V316])=[.P316];&quot;CSU&quot;;&quot;&quot;))" office:value-type="string" office:string-value="CDU">
            <text:p>CDU</text:p>
          </table:table-cell>
          <table:table-cell table:style-name="ce9" table:formula="of:=SUM([.E316]+[.H316]+[.K316]+[.N316]+[.Q316])" office:value-type="float" office:value="102826">
            <text:p>102,826</text:p>
          </table:table-cell>
          <table:table-cell table:style-name="ce9" office:value-type="float" office:value="53048">
            <text:p>53,048</text:p>
          </table:table-cell>
          <table:table-cell table:style-name="ce9" office:value-type="float" office:value="50633">
            <text:p>50,633</text:p>
          </table:table-cell>
          <table:table-cell/>
          <table:table-cell table:style-name="ce9" office:value-type="float" office:value="20545">
            <text:p>20,545</text:p>
          </table:table-cell>
          <table:table-cell table:style-name="ce9" office:value-type="float" office:value="20354">
            <text:p>20,354</text:p>
          </table:table-cell>
          <table:table-cell/>
          <table:table-cell table:style-name="ce9" office:value-type="float" office:value="26015">
            <text:p>26,015</text:p>
          </table:table-cell>
          <table:table-cell table:style-name="ce9" office:value-type="float" office:value="27136">
            <text:p>27,136</text:p>
          </table:table-cell>
          <table:table-cell/>
          <table:table-cell table:style-name="ce9" office:value-type="float" office:value="5196">
            <text:p>5,196</text:p>
          </table:table-cell>
          <table:table-cell table:style-name="ce9" office:value-type="float" office:value="4703">
            <text:p>4,70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1">
            <text:p>71</text:p>
          </table:table-cell>
          <table:table-cell table:style-name="ce6" table:formula="of:=CONCATENATE(IF(MAX([.$D317];[.$G317];[.$J317];[.$M317];[.$P317];[.$S317];[.$V317])=[.D317];&quot;CDU&quot;;&quot;&quot;);IF(MAX([.$D317];[.$G317];[.$J317];[.$M317];[.$P317];[.$S317];[.$V317])=[.G317];&quot;SPD&quot;;&quot;&quot;);IF(MAX([.$D317];[.$G317];[.$J317];[.$M317];[.$P317];[.$S317];[.$V317])=[.J317];&quot;DIE LINKE&quot;;&quot;&quot;);IF(MAX([.$D317];[.$G317];[.$J317];[.$M317];[.$P317];[.$S317];[.$V317])=[.M317];&quot;GRÜNE&quot;;&quot;&quot;);IF(MAX([.$D317];[.$G317];[.$J317];[.$M317];[.$P317];[.$S317];[.$V317])=[.P317];&quot;CSU&quot;;&quot;&quot;))" office:value-type="string" office:string-value="CDU">
            <text:p>CDU</text:p>
          </table:table-cell>
          <table:table-cell table:style-name="ce9" table:formula="of:=SUM([.E317]+[.H317]+[.K317]+[.N317]+[.Q317])" office:value-type="float" office:value="119578">
            <text:p>119,578</text:p>
          </table:table-cell>
          <table:table-cell table:style-name="ce9" office:value-type="float" office:value="56514">
            <text:p>56,514</text:p>
          </table:table-cell>
          <table:table-cell table:style-name="ce9" office:value-type="float" office:value="57357">
            <text:p>57,357</text:p>
          </table:table-cell>
          <table:table-cell/>
          <table:table-cell table:style-name="ce9" office:value-type="float" office:value="21244">
            <text:p>21,244</text:p>
          </table:table-cell>
          <table:table-cell table:style-name="ce9" office:value-type="float" office:value="23224">
            <text:p>23,224</text:p>
          </table:table-cell>
          <table:table-cell/>
          <table:table-cell table:style-name="ce9" office:value-type="float" office:value="39715">
            <text:p>39,715</text:p>
          </table:table-cell>
          <table:table-cell table:style-name="ce9" office:value-type="float" office:value="35425">
            <text:p>35,425</text:p>
          </table:table-cell>
          <table:table-cell/>
          <table:table-cell table:style-name="ce9" office:value-type="float" office:value="2884">
            <text:p>2,884</text:p>
          </table:table-cell>
          <table:table-cell table:style-name="ce9" office:value-type="float" office:value="3572">
            <text:p>3,57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2">
            <text:p>72</text:p>
          </table:table-cell>
          <table:table-cell table:style-name="ce6" table:formula="of:=CONCATENATE(IF(MAX([.$D318];[.$G318];[.$J318];[.$M318];[.$P318];[.$S318];[.$V318])=[.D318];&quot;CDU&quot;;&quot;&quot;);IF(MAX([.$D318];[.$G318];[.$J318];[.$M318];[.$P318];[.$S318];[.$V318])=[.G318];&quot;SPD&quot;;&quot;&quot;);IF(MAX([.$D318];[.$G318];[.$J318];[.$M318];[.$P318];[.$S318];[.$V318])=[.J318];&quot;DIE LINKE&quot;;&quot;&quot;);IF(MAX([.$D318];[.$G318];[.$J318];[.$M318];[.$P318];[.$S318];[.$V318])=[.M318];&quot;GRÜNE&quot;;&quot;&quot;);IF(MAX([.$D318];[.$G318];[.$J318];[.$M318];[.$P318];[.$S318];[.$V318])=[.P318];&quot;CSU&quot;;&quot;&quot;))" office:value-type="string" office:string-value="CDU">
            <text:p>CDU</text:p>
          </table:table-cell>
          <table:table-cell table:style-name="ce9" table:formula="of:=SUM([.E318]+[.H318]+[.K318]+[.N318]+[.Q318])" office:value-type="float" office:value="123158">
            <text:p>123,158</text:p>
          </table:table-cell>
          <table:table-cell table:style-name="ce9" office:value-type="float" office:value="51206">
            <text:p>51,206</text:p>
          </table:table-cell>
          <table:table-cell table:style-name="ce9" office:value-type="float" office:value="53265">
            <text:p>53,265</text:p>
          </table:table-cell>
          <table:table-cell/>
          <table:table-cell table:style-name="ce9" office:value-type="float" office:value="32957">
            <text:p>32,957</text:p>
          </table:table-cell>
          <table:table-cell table:style-name="ce9" office:value-type="float" office:value="25259">
            <text:p>25,259</text:p>
          </table:table-cell>
          <table:table-cell/>
          <table:table-cell table:style-name="ce9" office:value-type="float" office:value="36006">
            <text:p>36,006</text:p>
          </table:table-cell>
          <table:table-cell table:style-name="ce9" office:value-type="float" office:value="34449">
            <text:p>34,449</text:p>
          </table:table-cell>
          <table:table-cell/>
          <table:table-cell table:style-name="ce9" office:value-type="float" office:value="5286">
            <text:p>5,286</text:p>
          </table:table-cell>
          <table:table-cell table:style-name="ce9" office:value-type="float" office:value="10185">
            <text:p>10,18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3">
            <text:p>73</text:p>
          </table:table-cell>
          <table:table-cell table:style-name="ce6" table:formula="of:=CONCATENATE(IF(MAX([.$D319];[.$G319];[.$J319];[.$M319];[.$P319];[.$S319];[.$V319])=[.D319];&quot;CDU&quot;;&quot;&quot;);IF(MAX([.$D319];[.$G319];[.$J319];[.$M319];[.$P319];[.$S319];[.$V319])=[.G319];&quot;SPD&quot;;&quot;&quot;);IF(MAX([.$D319];[.$G319];[.$J319];[.$M319];[.$P319];[.$S319];[.$V319])=[.J319];&quot;DIE LINKE&quot;;&quot;&quot;);IF(MAX([.$D319];[.$G319];[.$J319];[.$M319];[.$P319];[.$S319];[.$V319])=[.M319];&quot;GRÜNE&quot;;&quot;&quot;);IF(MAX([.$D319];[.$G319];[.$J319];[.$M319];[.$P319];[.$S319];[.$V319])=[.P319];&quot;CSU&quot;;&quot;&quot;))" office:value-type="string" office:string-value="CDU">
            <text:p>CDU</text:p>
          </table:table-cell>
          <table:table-cell table:style-name="ce9" table:formula="of:=SUM([.E319]+[.H319]+[.K319]+[.N319]+[.Q319])" office:value-type="float" office:value="104709">
            <text:p>104,709</text:p>
          </table:table-cell>
          <table:table-cell table:style-name="ce9" office:value-type="float" office:value="54544">
            <text:p>54,544</text:p>
          </table:table-cell>
          <table:table-cell table:style-name="ce9" office:value-type="float" office:value="52194">
            <text:p>52,194</text:p>
          </table:table-cell>
          <table:table-cell/>
          <table:table-cell table:style-name="ce9" office:value-type="float" office:value="18791">
            <text:p>18,791</text:p>
          </table:table-cell>
          <table:table-cell table:style-name="ce9" office:value-type="float" office:value="19850">
            <text:p>19,850</text:p>
          </table:table-cell>
          <table:table-cell/>
          <table:table-cell table:style-name="ce9" office:value-type="float" office:value="31300">
            <text:p>31,300</text:p>
          </table:table-cell>
          <table:table-cell table:style-name="ce9" office:value-type="float" office:value="28933">
            <text:p>28,933</text:p>
          </table:table-cell>
          <table:table-cell/>
          <table:table-cell table:style-name="ce9" office:value-type="float" office:value="4760">
            <text:p>4,760</text:p>
          </table:table-cell>
          <table:table-cell table:style-name="ce9" office:value-type="float" office:value="3732">
            <text:p>3,73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74">
            <text:p>74</text:p>
          </table:table-cell>
          <table:table-cell table:style-name="ce6" table:formula="of:=CONCATENATE(IF(MAX([.$D320];[.$G320];[.$J320];[.$M320];[.$P320];[.$S320];[.$V320])=[.D320];&quot;CDU&quot;;&quot;&quot;);IF(MAX([.$D320];[.$G320];[.$J320];[.$M320];[.$P320];[.$S320];[.$V320])=[.G320];&quot;SPD&quot;;&quot;&quot;);IF(MAX([.$D320];[.$G320];[.$J320];[.$M320];[.$P320];[.$S320];[.$V320])=[.J320];&quot;DIE LINKE&quot;;&quot;&quot;);IF(MAX([.$D320];[.$G320];[.$J320];[.$M320];[.$P320];[.$S320];[.$V320])=[.M320];&quot;GRÜNE&quot;;&quot;&quot;);IF(MAX([.$D320];[.$G320];[.$J320];[.$M320];[.$P320];[.$S320];[.$V320])=[.P320];&quot;CSU&quot;;&quot;&quot;))" office:value-type="string" office:string-value="CDU">
            <text:p>CDU</text:p>
          </table:table-cell>
          <table:table-cell table:style-name="ce9" table:formula="of:=SUM([.E320]+[.H320]+[.K320]+[.N320]+[.Q320])" office:value-type="float" office:value="113518">
            <text:p>113,518</text:p>
          </table:table-cell>
          <table:table-cell table:style-name="ce9" office:value-type="float" office:value="54705">
            <text:p>54,705</text:p>
          </table:table-cell>
          <table:table-cell table:style-name="ce9" office:value-type="float" office:value="53869">
            <text:p>53,869</text:p>
          </table:table-cell>
          <table:table-cell/>
          <table:table-cell table:style-name="ce9" office:value-type="float" office:value="23560">
            <text:p>23,560</text:p>
          </table:table-cell>
          <table:table-cell table:style-name="ce9" office:value-type="float" office:value="22399">
            <text:p>22,399</text:p>
          </table:table-cell>
          <table:table-cell/>
          <table:table-cell table:style-name="ce9" office:value-type="float" office:value="35982">
            <text:p>35,982</text:p>
          </table:table-cell>
          <table:table-cell table:style-name="ce9" office:value-type="float" office:value="33613">
            <text:p>33,613</text:p>
          </table:table-cell>
          <table:table-cell/>
          <table:table-cell table:style-name="ce9" office:value-type="float" office:value="3193">
            <text:p>3,193</text:p>
          </table:table-cell>
          <table:table-cell table:style-name="ce9" office:value-type="float" office:value="3637">
            <text:p>3,637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Sachsen-Anhalt</text:p>
          </table:table-cell>
          <table:table-cell table:style-name="ce4"/>
          <table:table-cell table:style-name="ce10" table:formula="of:=SUM([.C312:.C320])" office:value-type="float" office:value="1029689">
            <text:p>1,029,689</text:p>
          </table:table-cell>
          <table:table-cell table:style-name="ce10" table:formula="of:=SUM([.D312:.D320])" office:value-type="float" office:value="491418">
            <text:p>491,418</text:p>
          </table:table-cell>
          <table:table-cell table:style-name="ce10" table:formula="of:=SUM([.E312:.E320])" office:value-type="float" office:value="485781">
            <text:p>485,781</text:p>
          </table:table-cell>
          <table:table-cell table:style-name="ce13" table:formula="of:=SUM([.E321]/[.$C321])" office:value-type="percentage" office:value="0.471774487248091">
            <text:p>47.18%</text:p>
          </table:table-cell>
          <table:table-cell table:style-name="ce10" table:formula="of:=SUM([.G312:.G320])" office:value-type="float" office:value="230859">
            <text:p>230,859</text:p>
          </table:table-cell>
          <table:table-cell table:style-name="ce10" table:formula="of:=SUM([.H312:.H320])" office:value-type="float" office:value="214731">
            <text:p>214,731</text:p>
          </table:table-cell>
          <table:table-cell table:style-name="ce13" table:formula="of:=SUM([.H321]/[.$C321])" office:value-type="percentage" office:value="0.208539665860274">
            <text:p>20.85%</text:p>
          </table:table-cell>
          <table:table-cell table:style-name="ce10" table:formula="of:=SUM([.J312:.J320])" office:value-type="float" office:value="299032">
            <text:p>299,032</text:p>
          </table:table-cell>
          <table:table-cell table:style-name="ce10" table:formula="of:=SUM([.K312:.K320])" office:value-type="float" office:value="282319">
            <text:p>282,319</text:p>
          </table:table-cell>
          <table:table-cell table:style-name="ce13" table:formula="of:=SUM([.K321]/[.$C321])" office:value-type="percentage" office:value="0.274178902561841">
            <text:p>27.42%</text:p>
          </table:table-cell>
          <table:table-cell table:style-name="ce10" table:formula="of:=SUM([.M312:.M320])" office:value-type="float" office:value="38929">
            <text:p>38,929</text:p>
          </table:table-cell>
          <table:table-cell table:style-name="ce10" table:formula="of:=SUM([.N312:.N320])" office:value-type="float" office:value="46858">
            <text:p>46,858</text:p>
          </table:table-cell>
          <table:table-cell table:style-name="ce13" table:formula="of:=SUM([.N321]/[.$C321])" office:value-type="percentage" office:value="0.0455069443297928">
            <text:p>4.55%</text:p>
          </table:table-cell>
          <table:table-cell table:style-name="ce10" table:formula="of:=SUM([.P312:.P320])" office:value-type="float" office:value="0">
            <text:p>0</text:p>
          </table:table-cell>
          <table:table-cell table:style-name="ce10" table:formula="of:=SUM([.Q312:.Q320])" office:value-type="float" office:value="0">
            <text:p>0</text:p>
          </table:table-cell>
          <table:table-cell table:style-name="ce13" table:formula="of:=SUM([.Q321]/[.$C321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12"/>
          <table:table-cell table:number-columns-repeated="1008"/>
        </table:table-row>
        <table:table-row table:style-name="ro1">
          <table:table-cell office:value-type="float" office:value="189">
            <text:p>189</text:p>
          </table:table-cell>
          <table:table-cell table:style-name="ce6" table:formula="of:=CONCATENATE(IF(MAX([.$D323];[.$G323];[.$J323];[.$M323];[.$P323];[.$S323];[.$V323])=[.D323];&quot;CDU&quot;;&quot;&quot;);IF(MAX([.$D323];[.$G323];[.$J323];[.$M323];[.$P323];[.$S323];[.$V323])=[.G323];&quot;SPD&quot;;&quot;&quot;);IF(MAX([.$D323];[.$G323];[.$J323];[.$M323];[.$P323];[.$S323];[.$V323])=[.J323];&quot;DIE LINKE&quot;;&quot;&quot;);IF(MAX([.$D323];[.$G323];[.$J323];[.$M323];[.$P323];[.$S323];[.$V323])=[.M323];&quot;GRÜNE&quot;;&quot;&quot;);IF(MAX([.$D323];[.$G323];[.$J323];[.$M323];[.$P323];[.$S323];[.$V323])=[.P323];&quot;CSU&quot;;&quot;&quot;))" office:value-type="string" office:string-value="CDU">
            <text:p>CDU</text:p>
          </table:table-cell>
          <table:table-cell table:style-name="ce9" table:formula="of:=SUM([.E323]+[.H323]+[.K323]+[.N323]+[.Q323])" office:value-type="float" office:value="111031">
            <text:p>111,031</text:p>
          </table:table-cell>
          <table:table-cell table:style-name="ce9" office:value-type="float" office:value="65784">
            <text:p>65,784</text:p>
          </table:table-cell>
          <table:table-cell table:style-name="ce9" office:value-type="float" office:value="59234">
            <text:p>59,234</text:p>
          </table:table-cell>
          <table:table-cell/>
          <table:table-cell table:style-name="ce9" office:value-type="float" office:value="21826">
            <text:p>21,826</text:p>
          </table:table-cell>
          <table:table-cell table:style-name="ce9" office:value-type="float" office:value="20182">
            <text:p>20,182</text:p>
          </table:table-cell>
          <table:table-cell/>
          <table:table-cell table:style-name="ce9" office:value-type="float" office:value="26091">
            <text:p>26,091</text:p>
          </table:table-cell>
          <table:table-cell table:style-name="ce9" office:value-type="float" office:value="26322">
            <text:p>26,322</text:p>
          </table:table-cell>
          <table:table-cell/>
          <table:table-cell table:style-name="ce9" office:value-type="float" office:value="4129">
            <text:p>4,129</text:p>
          </table:table-cell>
          <table:table-cell table:style-name="ce9" office:value-type="float" office:value="5293">
            <text:p>5,293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0">
            <text:p>190</text:p>
          </table:table-cell>
          <table:table-cell table:style-name="ce6" table:formula="of:=CONCATENATE(IF(MAX([.$D324];[.$G324];[.$J324];[.$M324];[.$P324];[.$S324];[.$V324])=[.D324];&quot;CDU&quot;;&quot;&quot;);IF(MAX([.$D324];[.$G324];[.$J324];[.$M324];[.$P324];[.$S324];[.$V324])=[.G324];&quot;SPD&quot;;&quot;&quot;);IF(MAX([.$D324];[.$G324];[.$J324];[.$M324];[.$P324];[.$S324];[.$V324])=[.J324];&quot;DIE LINKE&quot;;&quot;&quot;);IF(MAX([.$D324];[.$G324];[.$J324];[.$M324];[.$P324];[.$S324];[.$V324])=[.M324];&quot;GRÜNE&quot;;&quot;&quot;);IF(MAX([.$D324];[.$G324];[.$J324];[.$M324];[.$P324];[.$S324];[.$V324])=[.P324];&quot;CSU&quot;;&quot;&quot;))" office:value-type="string" office:string-value="CDU">
            <text:p>CDU</text:p>
          </table:table-cell>
          <table:table-cell table:style-name="ce9" table:formula="of:=SUM([.E324]+[.H324]+[.K324]+[.N324]+[.Q324])" office:value-type="float" office:value="107081">
            <text:p>107,081</text:p>
          </table:table-cell>
          <table:table-cell table:style-name="ce9" office:value-type="float" office:value="55220">
            <text:p>55,220</text:p>
          </table:table-cell>
          <table:table-cell table:style-name="ce9" office:value-type="float" office:value="51442">
            <text:p>51,442</text:p>
          </table:table-cell>
          <table:table-cell/>
          <table:table-cell table:style-name="ce9" office:value-type="float" office:value="23564">
            <text:p>23,564</text:p>
          </table:table-cell>
          <table:table-cell table:style-name="ce9" office:value-type="float" office:value="21731">
            <text:p>21,731</text:p>
          </table:table-cell>
          <table:table-cell/>
          <table:table-cell table:style-name="ce9" office:value-type="float" office:value="30220">
            <text:p>30,220</text:p>
          </table:table-cell>
          <table:table-cell table:style-name="ce9" office:value-type="float" office:value="28787">
            <text:p>28,787</text:p>
          </table:table-cell>
          <table:table-cell/>
          <table:table-cell table:style-name="ce9" office:value-type="float" office:value="4129">
            <text:p>4,129</text:p>
          </table:table-cell>
          <table:table-cell table:style-name="ce9" office:value-type="float" office:value="5121">
            <text:p>5,121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1">
            <text:p>191</text:p>
          </table:table-cell>
          <table:table-cell table:style-name="ce6" table:formula="of:=CONCATENATE(IF(MAX([.$D325];[.$G325];[.$J325];[.$M325];[.$P325];[.$S325];[.$V325])=[.D325];&quot;CDU&quot;;&quot;&quot;);IF(MAX([.$D325];[.$G325];[.$J325];[.$M325];[.$P325];[.$S325];[.$V325])=[.G325];&quot;SPD&quot;;&quot;&quot;);IF(MAX([.$D325];[.$G325];[.$J325];[.$M325];[.$P325];[.$S325];[.$V325])=[.J325];&quot;DIE LINKE&quot;;&quot;&quot;);IF(MAX([.$D325];[.$G325];[.$J325];[.$M325];[.$P325];[.$S325];[.$V325])=[.M325];&quot;GRÜNE&quot;;&quot;&quot;);IF(MAX([.$D325];[.$G325];[.$J325];[.$M325];[.$P325];[.$S325];[.$V325])=[.P325];&quot;CSU&quot;;&quot;&quot;))" office:value-type="string" office:string-value="CDU">
            <text:p>CDU</text:p>
          </table:table-cell>
          <table:table-cell table:style-name="ce9" table:formula="of:=SUM([.E325]+[.H325]+[.K325]+[.N325]+[.Q325])" office:value-type="float" office:value="104019">
            <text:p>104,019</text:p>
          </table:table-cell>
          <table:table-cell table:style-name="ce9" office:value-type="float" office:value="54350">
            <text:p>54,350</text:p>
          </table:table-cell>
          <table:table-cell table:style-name="ce9" office:value-type="float" office:value="49099">
            <text:p>49,099</text:p>
          </table:table-cell>
          <table:table-cell/>
          <table:table-cell table:style-name="ce9" office:value-type="float" office:value="21469">
            <text:p>21,469</text:p>
          </table:table-cell>
          <table:table-cell table:style-name="ce9" office:value-type="float" office:value="19365">
            <text:p>19,365</text:p>
          </table:table-cell>
          <table:table-cell/>
          <table:table-cell table:style-name="ce9" office:value-type="float" office:value="33239">
            <text:p>33,239</text:p>
          </table:table-cell>
          <table:table-cell table:style-name="ce9" office:value-type="float" office:value="30821">
            <text:p>30,821</text:p>
          </table:table-cell>
          <table:table-cell/>
          <table:table-cell table:style-name="ce9" office:value-type="float" office:value="3948">
            <text:p>3,948</text:p>
          </table:table-cell>
          <table:table-cell table:style-name="ce9" office:value-type="float" office:value="4734">
            <text:p>4,73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2">
            <text:p>192</text:p>
          </table:table-cell>
          <table:table-cell table:style-name="ce6" table:formula="of:=CONCATENATE(IF(MAX([.$D326];[.$G326];[.$J326];[.$M326];[.$P326];[.$S326];[.$V326])=[.D326];&quot;CDU&quot;;&quot;&quot;);IF(MAX([.$D326];[.$G326];[.$J326];[.$M326];[.$P326];[.$S326];[.$V326])=[.G326];&quot;SPD&quot;;&quot;&quot;);IF(MAX([.$D326];[.$G326];[.$J326];[.$M326];[.$P326];[.$S326];[.$V326])=[.J326];&quot;DIE LINKE&quot;;&quot;&quot;);IF(MAX([.$D326];[.$G326];[.$J326];[.$M326];[.$P326];[.$S326];[.$V326])=[.M326];&quot;GRÜNE&quot;;&quot;&quot;);IF(MAX([.$D326];[.$G326];[.$J326];[.$M326];[.$P326];[.$S326];[.$V326])=[.P326];&quot;CSU&quot;;&quot;&quot;))" office:value-type="string" office:string-value="CDU">
            <text:p>CDU</text:p>
          </table:table-cell>
          <table:table-cell table:style-name="ce9" table:formula="of:=SUM([.E326]+[.H326]+[.K326]+[.N326]+[.Q326])" office:value-type="float" office:value="114183">
            <text:p>114,183</text:p>
          </table:table-cell>
          <table:table-cell table:style-name="ce9" office:value-type="float" office:value="51861">
            <text:p>51,861</text:p>
          </table:table-cell>
          <table:table-cell table:style-name="ce9" office:value-type="float" office:value="53196">
            <text:p>53,196</text:p>
          </table:table-cell>
          <table:table-cell/>
          <table:table-cell table:style-name="ce9" office:value-type="float" office:value="34726">
            <text:p>34,726</text:p>
          </table:table-cell>
          <table:table-cell table:style-name="ce9" office:value-type="float" office:value="23815">
            <text:p>23,815</text:p>
          </table:table-cell>
          <table:table-cell/>
          <table:table-cell table:style-name="ce9" office:value-type="float" office:value="28015">
            <text:p>28,015</text:p>
          </table:table-cell>
          <table:table-cell table:style-name="ce9" office:value-type="float" office:value="30758">
            <text:p>30,758</text:p>
          </table:table-cell>
          <table:table-cell/>
          <table:table-cell table:style-name="ce9" office:value-type="float" office:value="4117">
            <text:p>4,117</text:p>
          </table:table-cell>
          <table:table-cell table:style-name="ce9" office:value-type="float" office:value="6414">
            <text:p>6,414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3">
            <text:p>193</text:p>
          </table:table-cell>
          <table:table-cell table:style-name="ce6" table:formula="of:=CONCATENATE(IF(MAX([.$D327];[.$G327];[.$J327];[.$M327];[.$P327];[.$S327];[.$V327])=[.D327];&quot;CDU&quot;;&quot;&quot;);IF(MAX([.$D327];[.$G327];[.$J327];[.$M327];[.$P327];[.$S327];[.$V327])=[.G327];&quot;SPD&quot;;&quot;&quot;);IF(MAX([.$D327];[.$G327];[.$J327];[.$M327];[.$P327];[.$S327];[.$V327])=[.J327];&quot;DIE LINKE&quot;;&quot;&quot;);IF(MAX([.$D327];[.$G327];[.$J327];[.$M327];[.$P327];[.$S327];[.$V327])=[.M327];&quot;GRÜNE&quot;;&quot;&quot;);IF(MAX([.$D327];[.$G327];[.$J327];[.$M327];[.$P327];[.$S327];[.$V327])=[.P327];&quot;CSU&quot;;&quot;&quot;))" office:value-type="string" office:string-value="CDU">
            <text:p>CDU</text:p>
          </table:table-cell>
          <table:table-cell table:style-name="ce9" table:formula="of:=SUM([.E327]+[.H327]+[.K327]+[.N327]+[.Q327])" office:value-type="float" office:value="128828">
            <text:p>128,828</text:p>
          </table:table-cell>
          <table:table-cell table:style-name="ce9" office:value-type="float" office:value="56992">
            <text:p>56,992</text:p>
          </table:table-cell>
          <table:table-cell table:style-name="ce9" office:value-type="float" office:value="53123">
            <text:p>53,123</text:p>
          </table:table-cell>
          <table:table-cell/>
          <table:table-cell table:style-name="ce9" office:value-type="float" office:value="36694">
            <text:p>36,694</text:p>
          </table:table-cell>
          <table:table-cell table:style-name="ce9" office:value-type="float" office:value="27159">
            <text:p>27,159</text:p>
          </table:table-cell>
          <table:table-cell/>
          <table:table-cell table:style-name="ce9" office:value-type="float" office:value="35917">
            <text:p>35,917</text:p>
          </table:table-cell>
          <table:table-cell table:style-name="ce9" office:value-type="float" office:value="35421">
            <text:p>35,421</text:p>
          </table:table-cell>
          <table:table-cell/>
          <table:table-cell table:style-name="ce9" office:value-type="float" office:value="9151">
            <text:p>9,151</text:p>
          </table:table-cell>
          <table:table-cell table:style-name="ce9" office:value-type="float" office:value="13125">
            <text:p>13,12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4">
            <text:p>194</text:p>
          </table:table-cell>
          <table:table-cell table:style-name="ce6" table:formula="of:=CONCATENATE(IF(MAX([.$D328];[.$G328];[.$J328];[.$M328];[.$P328];[.$S328];[.$V328])=[.D328];&quot;CDU&quot;;&quot;&quot;);IF(MAX([.$D328];[.$G328];[.$J328];[.$M328];[.$P328];[.$S328];[.$V328])=[.G328];&quot;SPD&quot;;&quot;&quot;);IF(MAX([.$D328];[.$G328];[.$J328];[.$M328];[.$P328];[.$S328];[.$V328])=[.J328];&quot;DIE LINKE&quot;;&quot;&quot;);IF(MAX([.$D328];[.$G328];[.$J328];[.$M328];[.$P328];[.$S328];[.$V328])=[.M328];&quot;GRÜNE&quot;;&quot;&quot;);IF(MAX([.$D328];[.$G328];[.$J328];[.$M328];[.$P328];[.$S328];[.$V328])=[.P328];&quot;CSU&quot;;&quot;&quot;))" office:value-type="string" office:string-value="CDU">
            <text:p>CDU</text:p>
          </table:table-cell>
          <table:table-cell table:style-name="ce9" table:formula="of:=SUM([.E328]+[.H328]+[.K328]+[.N328]+[.Q328])" office:value-type="float" office:value="137771">
            <text:p>137,771</text:p>
          </table:table-cell>
          <table:table-cell table:style-name="ce9" office:value-type="float" office:value="59731">
            <text:p>59,731</text:p>
          </table:table-cell>
          <table:table-cell table:style-name="ce9" office:value-type="float" office:value="57690">
            <text:p>57,690</text:p>
          </table:table-cell>
          <table:table-cell/>
          <table:table-cell table:style-name="ce9" office:value-type="float" office:value="30310">
            <text:p>30,310</text:p>
          </table:table-cell>
          <table:table-cell table:style-name="ce9" office:value-type="float" office:value="26279">
            <text:p>26,279</text:p>
          </table:table-cell>
          <table:table-cell/>
          <table:table-cell table:style-name="ce9" office:value-type="float" office:value="44657">
            <text:p>44,657</text:p>
          </table:table-cell>
          <table:table-cell table:style-name="ce9" office:value-type="float" office:value="42367">
            <text:p>42,367</text:p>
          </table:table-cell>
          <table:table-cell/>
          <table:table-cell table:style-name="ce9" office:value-type="float" office:value="7863">
            <text:p>7,863</text:p>
          </table:table-cell>
          <table:table-cell table:style-name="ce9" office:value-type="float" office:value="11435">
            <text:p>11,43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5">
            <text:p>195</text:p>
          </table:table-cell>
          <table:table-cell table:style-name="ce6" table:formula="of:=CONCATENATE(IF(MAX([.$D329];[.$G329];[.$J329];[.$M329];[.$P329];[.$S329];[.$V329])=[.D329];&quot;CDU&quot;;&quot;&quot;);IF(MAX([.$D329];[.$G329];[.$J329];[.$M329];[.$P329];[.$S329];[.$V329])=[.G329];&quot;SPD&quot;;&quot;&quot;);IF(MAX([.$D329];[.$G329];[.$J329];[.$M329];[.$P329];[.$S329];[.$V329])=[.J329];&quot;DIE LINKE&quot;;&quot;&quot;);IF(MAX([.$D329];[.$G329];[.$J329];[.$M329];[.$P329];[.$S329];[.$V329])=[.M329];&quot;GRÜNE&quot;;&quot;&quot;);IF(MAX([.$D329];[.$G329];[.$J329];[.$M329];[.$P329];[.$S329];[.$V329])=[.P329];&quot;CSU&quot;;&quot;&quot;))" office:value-type="string" office:string-value="CDU">
            <text:p>CDU</text:p>
          </table:table-cell>
          <table:table-cell table:style-name="ce9" table:formula="of:=SUM([.E329]+[.H329]+[.K329]+[.N329]+[.Q329])" office:value-type="float" office:value="93808">
            <text:p>93,808</text:p>
          </table:table-cell>
          <table:table-cell table:style-name="ce9" office:value-type="float" office:value="51013">
            <text:p>51,013</text:p>
          </table:table-cell>
          <table:table-cell table:style-name="ce9" office:value-type="float" office:value="47580">
            <text:p>47,580</text:p>
          </table:table-cell>
          <table:table-cell/>
          <table:table-cell table:style-name="ce9" office:value-type="float" office:value="15873">
            <text:p>15,873</text:p>
          </table:table-cell>
          <table:table-cell table:style-name="ce9" office:value-type="float" office:value="16213">
            <text:p>16,213</text:p>
          </table:table-cell>
          <table:table-cell/>
          <table:table-cell table:style-name="ce9" office:value-type="float" office:value="27627">
            <text:p>27,627</text:p>
          </table:table-cell>
          <table:table-cell table:style-name="ce9" office:value-type="float" office:value="26173">
            <text:p>26,173</text:p>
          </table:table-cell>
          <table:table-cell/>
          <table:table-cell table:style-name="ce9" office:value-type="float" office:value="3211">
            <text:p>3,211</text:p>
          </table:table-cell>
          <table:table-cell table:style-name="ce9" office:value-type="float" office:value="3842">
            <text:p>3,8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6">
            <text:p>196</text:p>
          </table:table-cell>
          <table:table-cell table:style-name="ce6" table:formula="of:=CONCATENATE(IF(MAX([.$D330];[.$G330];[.$J330];[.$M330];[.$P330];[.$S330];[.$V330])=[.D330];&quot;CDU&quot;;&quot;&quot;);IF(MAX([.$D330];[.$G330];[.$J330];[.$M330];[.$P330];[.$S330];[.$V330])=[.G330];&quot;SPD&quot;;&quot;&quot;);IF(MAX([.$D330];[.$G330];[.$J330];[.$M330];[.$P330];[.$S330];[.$V330])=[.J330];&quot;DIE LINKE&quot;;&quot;&quot;);IF(MAX([.$D330];[.$G330];[.$J330];[.$M330];[.$P330];[.$S330];[.$V330])=[.M330];&quot;GRÜNE&quot;;&quot;&quot;);IF(MAX([.$D330];[.$G330];[.$J330];[.$M330];[.$P330];[.$S330];[.$V330])=[.P330];&quot;CSU&quot;;&quot;&quot;))" office:value-type="string" office:string-value="CDU">
            <text:p>CDU</text:p>
          </table:table-cell>
          <table:table-cell table:style-name="ce9" table:formula="of:=SUM([.E330]+[.H330]+[.K330]+[.N330]+[.Q330])" office:value-type="float" office:value="119122">
            <text:p>119,122</text:p>
          </table:table-cell>
          <table:table-cell table:style-name="ce9" office:value-type="float" office:value="59153">
            <text:p>59,153</text:p>
          </table:table-cell>
          <table:table-cell table:style-name="ce9" office:value-type="float" office:value="54859">
            <text:p>54,859</text:p>
          </table:table-cell>
          <table:table-cell/>
          <table:table-cell table:style-name="ce9" office:value-type="float" office:value="28521">
            <text:p>28,521</text:p>
          </table:table-cell>
          <table:table-cell table:style-name="ce9" office:value-type="float" office:value="23002">
            <text:p>23,002</text:p>
          </table:table-cell>
          <table:table-cell/>
          <table:table-cell table:style-name="ce9" office:value-type="float" office:value="37908">
            <text:p>37,908</text:p>
          </table:table-cell>
          <table:table-cell table:style-name="ce9" office:value-type="float" office:value="35819">
            <text:p>35,819</text:p>
          </table:table-cell>
          <table:table-cell/>
          <table:table-cell table:style-name="ce9" office:value-type="float" office:value="5674">
            <text:p>5,674</text:p>
          </table:table-cell>
          <table:table-cell table:style-name="ce9" office:value-type="float" office:value="5442">
            <text:p>5,442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office:value-type="float" office:value="197">
            <text:p>197</text:p>
          </table:table-cell>
          <table:table-cell table:style-name="ce6" table:formula="of:=CONCATENATE(IF(MAX([.$D331];[.$G331];[.$J331];[.$M331];[.$P331];[.$S331];[.$V331])=[.D331];&quot;CDU&quot;;&quot;&quot;);IF(MAX([.$D331];[.$G331];[.$J331];[.$M331];[.$P331];[.$S331];[.$V331])=[.G331];&quot;SPD&quot;;&quot;&quot;);IF(MAX([.$D331];[.$G331];[.$J331];[.$M331];[.$P331];[.$S331];[.$V331])=[.J331];&quot;DIE LINKE&quot;;&quot;&quot;);IF(MAX([.$D331];[.$G331];[.$J331];[.$M331];[.$P331];[.$S331];[.$V331])=[.M331];&quot;GRÜNE&quot;;&quot;&quot;);IF(MAX([.$D331];[.$G331];[.$J331];[.$M331];[.$P331];[.$S331];[.$V331])=[.P331];&quot;CSU&quot;;&quot;&quot;))" office:value-type="string" office:string-value="CDU">
            <text:p>CDU</text:p>
          </table:table-cell>
          <table:table-cell table:style-name="ce9" table:formula="of:=SUM([.E331]+[.H331]+[.K331]+[.N331]+[.Q331])" office:value-type="float" office:value="109280">
            <text:p>109,280</text:p>
          </table:table-cell>
          <table:table-cell table:style-name="ce9" office:value-type="float" office:value="53979">
            <text:p>53,979</text:p>
          </table:table-cell>
          <table:table-cell table:style-name="ce9" office:value-type="float" office:value="51060">
            <text:p>51,060</text:p>
          </table:table-cell>
          <table:table-cell/>
          <table:table-cell table:style-name="ce9" office:value-type="float" office:value="23519">
            <text:p>23,519</text:p>
          </table:table-cell>
          <table:table-cell table:style-name="ce9" office:value-type="float" office:value="20968">
            <text:p>20,968</text:p>
          </table:table-cell>
          <table:table-cell/>
          <table:table-cell table:style-name="ce9" office:value-type="float" office:value="35147">
            <text:p>35,147</text:p>
          </table:table-cell>
          <table:table-cell table:style-name="ce9" office:value-type="float" office:value="32147">
            <text:p>32,147</text:p>
          </table:table-cell>
          <table:table-cell/>
          <table:table-cell table:style-name="ce9" office:value-type="float" office:value="3704">
            <text:p>3,704</text:p>
          </table:table-cell>
          <table:table-cell table:style-name="ce9" office:value-type="float" office:value="5105">
            <text:p>5,105</text:p>
          </table:table-cell>
          <table:table-cell/>
          <table:table-cell table:number-columns-repeated="2" table:style-name="ce9" office:value-type="float" office:value="0">
            <text:p>0</text:p>
          </table:table-cell>
          <table:table-cell/>
          <table:table-cell/>
          <table:table-cell table:number-columns-repeated="2"/>
          <table:table-cell/>
          <table:table-cell table:number-columns-repeated="1002"/>
        </table:table-row>
        <table:table-row table:style-name="ro1">
          <table:table-cell table:style-name="ce3" office:value-type="string">
            <text:p>Thüringen</text:p>
          </table:table-cell>
          <table:table-cell table:style-name="ce4"/>
          <table:table-cell table:style-name="ce10" table:formula="of:=SUM([.C323:.C331])" office:value-type="float" office:value="1025123">
            <text:p>1,025,123</text:p>
          </table:table-cell>
          <table:table-cell table:style-name="ce10" table:formula="of:=SUM([.D323:.D331])" office:value-type="float" office:value="508083">
            <text:p>508,083</text:p>
          </table:table-cell>
          <table:table-cell table:style-name="ce10" table:formula="of:=SUM([.E323:.E331])" office:value-type="float" office:value="477283">
            <text:p>477,283</text:p>
          </table:table-cell>
          <table:table-cell table:style-name="ce13" table:formula="of:=SUM([.E332]/[.$C332])" office:value-type="percentage" office:value="0.465586080889805">
            <text:p>46.56%</text:p>
          </table:table-cell>
          <table:table-cell table:style-name="ce10" table:formula="of:=SUM([.G323:.G331])" office:value-type="float" office:value="236502">
            <text:p>236,502</text:p>
          </table:table-cell>
          <table:table-cell table:style-name="ce10" table:formula="of:=SUM([.H323:.H331])" office:value-type="float" office:value="198714">
            <text:p>198,714</text:p>
          </table:table-cell>
          <table:table-cell table:style-name="ce13" table:formula="of:=SUM([.H332]/[.$C332])" office:value-type="percentage" office:value="0.193844055786476">
            <text:p>19.38%</text:p>
          </table:table-cell>
          <table:table-cell table:style-name="ce10" table:formula="of:=SUM([.J323:.J331])" office:value-type="float" office:value="298821">
            <text:p>298,821</text:p>
          </table:table-cell>
          <table:table-cell table:style-name="ce10" table:formula="of:=SUM([.K323:.K331])" office:value-type="float" office:value="288615">
            <text:p>288,615</text:p>
          </table:table-cell>
          <table:table-cell table:style-name="ce13" table:formula="of:=SUM([.K332]/[.$C332])" office:value-type="percentage" office:value="0.281541824737129">
            <text:p>28.15%</text:p>
          </table:table-cell>
          <table:table-cell table:style-name="ce10" table:formula="of:=SUM([.M323:.M331])" office:value-type="float" office:value="45926">
            <text:p>45,926</text:p>
          </table:table-cell>
          <table:table-cell table:style-name="ce10" table:formula="of:=SUM([.N323:.N331])" office:value-type="float" office:value="60511">
            <text:p>60,511</text:p>
          </table:table-cell>
          <table:table-cell table:style-name="ce13" table:formula="of:=SUM([.N332]/[.$C332])" office:value-type="percentage" office:value="0.0590280385865891">
            <text:p>5.90%</text:p>
          </table:table-cell>
          <table:table-cell table:style-name="ce10" table:formula="of:=SUM([.P323:.P331])" office:value-type="float" office:value="0">
            <text:p>0</text:p>
          </table:table-cell>
          <table:table-cell table:style-name="ce10" table:formula="of:=SUM([.Q323:.Q331])" office:value-type="float" office:value="0">
            <text:p>0</text:p>
          </table:table-cell>
          <table:table-cell table:style-name="ce13" table:formula="of:=SUM([.Q332]/[.$C332])" office:value-type="percentage" office:value="0">
            <text:p>0.00%</text:p>
          </table:table-cell>
          <table:table-cell table:style-name="ce1" table:number-columns-repeated="835"/>
          <table:table-cell table:number-columns-repeated="171"/>
        </table:table-row>
        <table:table-row table:style-name="ro1">
          <table:table-cell table:number-columns-repeated="2"/>
          <table:table-cell table:style-name="ce9" table:number-columns-repeated="3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/>
          <table:table-cell table:style-name="ce9" table:number-columns-repeated="2"/>
          <table:table-cell table:number-columns-repeated="1007"/>
        </table:table-row>
        <table:table-row table:style-name="ro1">
          <table:table-cell table:style-name="ce3" office:value-type="string">
            <text:p>Germany</text:p>
          </table:table-cell>
          <table:table-cell table:style-name="ce4"/>
          <table:table-cell table:style-name="ce10" table:formula="of:=SUM([.C14]+[.C22]+[.C54]+[.C58]+[.C124]+[.C148]+[.C165]+[.C205]+[.C252]+[.C258]+[.C272]+[.C284]+[.C292]+[.C310]+[.C321]+[.C332])" office:value-type="float" office:value="36867417">
            <text:p>36,867,417</text:p>
          </table:table-cell>
          <table:table-cell table:style-name="ce10" table:formula="of:=SUM([.D14]+[.D22]+[.D54]+[.D58]+[.D124]+[.D148]+[.D165]+[.D205]+[.D252]+[.D258]+[.D272]+[.D284]+[.D292]+[.D310]+[.D321]+[.D332])" office:value-type="float" office:value="16233642">
            <text:p>16,233,642</text:p>
          </table:table-cell>
          <table:table-cell table:style-name="ce10" table:formula="of:=SUM([.E14]+[.E22]+[.E54]+[.E58]+[.E124]+[.E148]+[.E165]+[.E205]+[.E252]+[.E258]+[.E272]+[.E284]+[.E292]+[.E310]+[.E321]+[.E332])" office:value-type="float" office:value="14921877">
            <text:p>14,921,877</text:p>
          </table:table-cell>
          <table:table-cell table:style-name="ce13" table:formula="of:=SUM([.E334]/[.$C334])" office:value-type="percentage" office:value="0.404744303079329">
            <text:p>40.47%</text:p>
          </table:table-cell>
          <table:table-cell table:style-name="ce10" table:formula="of:=SUM([.G14]+[.G22]+[.G54]+[.G58]+[.G124]+[.G148]+[.G165]+[.G205]+[.G252]+[.G258]+[.G272]+[.G284]+[.G292]+[.G310]+[.G321]+[.G332])" office:value-type="float" office:value="12843458">
            <text:p>12,843,458</text:p>
          </table:table-cell>
          <table:table-cell table:style-name="ce10" table:formula="of:=SUM([.H14]+[.H22]+[.H54]+[.H58]+[.H124]+[.H148]+[.H165]+[.H205]+[.H252]+[.H258]+[.H272]+[.H284]+[.H292]+[.H310]+[.H321]+[.H332])" office:value-type="float" office:value="11252215">
            <text:p>11,252,215</text:p>
          </table:table-cell>
          <table:table-cell table:style-name="ce13" table:formula="of:=SUM([.H334]/[.$C334])" office:value-type="percentage" office:value="0.305207576652305">
            <text:p>30.52%</text:p>
          </table:table-cell>
          <table:table-cell table:style-name="ce10" table:formula="of:=SUM([.J14]+[.J22]+[.J54]+[.J58]+[.J124]+[.J148]+[.J165]+[.J205]+[.J252]+[.J258]+[.J272]+[.J284]+[.J292]+[.J310]+[.J321]+[.J332])" office:value-type="float" office:value="3585178">
            <text:p>3,585,178</text:p>
          </table:table-cell>
          <table:table-cell table:style-name="ce10" table:formula="of:=SUM([.K14]+[.K22]+[.K54]+[.K58]+[.K124]+[.K148]+[.K165]+[.K205]+[.K252]+[.K258]+[.K272]+[.K284]+[.K292]+[.K310]+[.K321]+[.K332])" office:value-type="float" office:value="3755699">
            <text:p>3,755,699</text:p>
          </table:table-cell>
          <table:table-cell table:style-name="ce13" table:formula="of:=SUM([.K334]/[.$C334])" office:value-type="percentage" office:value="0.101870413107596">
            <text:p>10.19%</text:p>
          </table:table-cell>
          <table:table-cell table:style-name="ce10" table:formula="of:=SUM([.M14]+[.M22]+[.M54]+[.M58]+[.M124]+[.M148]+[.M165]+[.M205]+[.M252]+[.M258]+[.M272]+[.M284]+[.M292]+[.M310]+[.M321]+[.M332])" office:value-type="float" office:value="3180299">
            <text:p>3,180,299</text:p>
          </table:table-cell>
          <table:table-cell table:style-name="ce10" table:formula="of:=SUM([.N14]+[.N22]+[.N54]+[.N58]+[.N124]+[.N148]+[.N165]+[.N205]+[.N252]+[.N258]+[.N272]+[.N284]+[.N292]+[.N310]+[.N321]+[.N332])" office:value-type="float" office:value="3694057">
            <text:p>3,694,057</text:p>
          </table:table-cell>
          <table:table-cell table:style-name="ce13" table:formula="of:=SUM([.N334]/[.$C334])" office:value-type="percentage" office:value="0.100198421820547">
            <text:p>10.02%</text:p>
          </table:table-cell>
          <table:table-cell table:style-name="ce10" table:formula="of:=SUM([.P14]+[.P22]+[.P54]+[.P58]+[.P124]+[.P148]+[.P165]+[.P205]+[.P252]+[.P258]+[.P272]+[.P284]+[.P292]+[.P310]+[.P321]+[.P332])" office:value-type="float" office:value="3544079">
            <text:p>3,544,079</text:p>
          </table:table-cell>
          <table:table-cell table:style-name="ce10" table:formula="of:=SUM([.Q14]+[.Q22]+[.Q54]+[.Q58]+[.Q124]+[.Q148]+[.Q165]+[.Q205]+[.Q252]+[.Q258]+[.Q272]+[.Q284]+[.Q292]+[.Q310]+[.Q321]+[.Q332])" office:value-type="float" office:value="3243569">
            <text:p>3,243,569</text:p>
          </table:table-cell>
          <table:table-cell table:style-name="ce13" table:formula="of:=SUM([.Q334]/[.$C334])" office:value-type="percentage" office:value="0.0879792853402233">
            <text:p>8.80%</text:p>
          </table:table-cell>
          <table:table-cell table:style-name="ce1" table:number-columns-repeated="835"/>
          <table:table-cell table:number-columns-repeated="171"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members" table:style-name="ta1" table:print="false"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nstituency (blank if list seat)</text:p>
          </table:table-cell>
          <table:table-cell table:style-name="ce1" office:value-type="string">
            <text:p>% Cons. Vote</text:p>
          </table:table-cell>
          <table:table-cell table:number-columns-repeated="1019"/>
        </table:table-row>
        <table:table-row table:style-name="ro1">
          <table:table-cell office:value-type="string">
            <text:p>Roderich Kiesewett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Aalen – Heidenheim</text:p>
          </table:table-cell>
          <table:table-cell office:value-type="string">
            <text:p>57,6</text:p>
          </table:table-cell>
          <table:table-cell table:number-columns-repeated="1019"/>
        </table:table-row>
        <table:table-row table:style-name="ro1">
          <table:table-cell office:value-type="string">
            <text:p>Norbert Barthle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Backnang – Schwäbisch Gmünd</text:p>
          </table:table-cell>
          <table:table-cell office:value-type="string">
            <text:p>55,4</text:p>
          </table:table-cell>
          <table:table-cell table:number-columns-repeated="1019"/>
        </table:table-row>
        <table:table-row table:style-name="ro1">
          <table:table-cell office:value-type="string">
            <text:p>Josef Rief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Biberach</text:p>
          </table:table-cell>
          <table:table-cell office:value-type="string">
            <text:p>59,0</text:p>
          </table:table-cell>
          <table:table-cell table:number-columns-repeated="1019"/>
        </table:table-row>
        <table:table-row table:style-name="ro1">
          <table:table-cell office:value-type="string">
            <text:p>Clemens Binning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Böblingen</text:p>
          </table:table-cell>
          <table:table-cell office:value-type="string">
            <text:p>54,3</text:p>
          </table:table-cell>
          <table:table-cell table:number-columns-repeated="1019"/>
        </table:table-row>
        <table:table-row table:style-name="ro1">
          <table:table-cell office:value-type="string">
            <text:p>Lothar Riebsamen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Bodensee</text:p>
          </table:table-cell>
          <table:table-cell office:value-type="string">
            <text:p>53,9</text:p>
          </table:table-cell>
          <table:table-cell table:number-columns-repeated="1019"/>
        </table:table-row>
        <table:table-row table:style-name="ro1">
          <table:table-cell office:value-type="string">
            <text:p>Olav Gutting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Bruchsal – Schwetzingen</text:p>
          </table:table-cell>
          <table:table-cell office:value-type="string">
            <text:p>51,8</text:p>
          </table:table-cell>
          <table:table-cell table:number-columns-repeated="1019"/>
        </table:table-row>
        <table:table-row table:style-name="ro1">
          <table:table-cell office:value-type="string">
            <text:p>Hans-Joachim Fuchtel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Calw</text:p>
          </table:table-cell>
          <table:table-cell office:value-type="string">
            <text:p>58,5</text:p>
          </table:table-cell>
          <table:table-cell table:number-columns-repeated="1019"/>
        </table:table-row>
        <table:table-row table:style-name="ro1">
          <table:table-cell office:value-type="string">
            <text:p>Peter Weiß (Emmendingen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Emmendingen – Lahr</text:p>
          </table:table-cell>
          <table:table-cell office:value-type="string">
            <text:p>52,3</text:p>
          </table:table-cell>
          <table:table-cell table:number-columns-repeated="1019"/>
        </table:table-row>
        <table:table-row table:style-name="ro1">
          <table:table-cell office:value-type="string">
            <text:p>Markus Grübel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Esslingen</text:p>
          </table:table-cell>
          <table:table-cell office:value-type="string">
            <text:p>51,3</text:p>
          </table:table-cell>
          <table:table-cell table:number-columns-repeated="1019"/>
        </table:table-row>
        <table:table-row table:style-name="ro1">
          <table:table-cell office:value-type="string">
            <text:p>Matern von Marschall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Freiburg</text:p>
          </table:table-cell>
          <table:table-cell office:value-type="string">
            <text:p>34,9</text:p>
          </table:table-cell>
          <table:table-cell table:number-columns-repeated="1019"/>
        </table:table-row>
        <table:table-row table:style-name="ro1">
          <table:table-cell office:value-type="string">
            <text:p>Hermann Färb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Göppingen</text:p>
          </table:table-cell>
          <table:table-cell office:value-type="string">
            <text:p>49,0</text:p>
          </table:table-cell>
          <table:table-cell table:number-columns-repeated="1019"/>
        </table:table-row>
        <table:table-row table:style-name="ro1">
          <table:table-cell office:value-type="string">
            <text:p>Karl A. Lamers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Heidelberg</text:p>
          </table:table-cell>
          <table:table-cell office:value-type="string">
            <text:p>40,9</text:p>
          </table:table-cell>
          <table:table-cell table:number-columns-repeated="1019"/>
        </table:table-row>
        <table:table-row table:style-name="ro1">
          <table:table-cell office:value-type="string">
            <text:p>Thomas Strobl (Heilbronn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Heilbronn</text:p>
          </table:table-cell>
          <table:table-cell office:value-type="string">
            <text:p>51,4</text:p>
          </table:table-cell>
          <table:table-cell table:number-columns-repeated="1019"/>
        </table:table-row>
        <table:table-row table:style-name="ro1">
          <table:table-cell office:value-type="string">
            <text:p>Axel Fischer (Karlsruhe-Land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Karlsruhe-Land</text:p>
          </table:table-cell>
          <table:table-cell office:value-type="string">
            <text:p>53,3</text:p>
          </table:table-cell>
          <table:table-cell table:number-columns-repeated="1019"/>
        </table:table-row>
        <table:table-row table:style-name="ro1">
          <table:table-cell office:value-type="string">
            <text:p>Ingo Wellenreuth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Karlsruhe-Stadt</text:p>
          </table:table-cell>
          <table:table-cell office:value-type="string">
            <text:p>39,5</text:p>
          </table:table-cell>
          <table:table-cell table:number-columns-repeated="1019"/>
        </table:table-row>
        <table:table-row table:style-name="ro1">
          <table:table-cell office:value-type="string">
            <text:p>Andreas Jung (Konstanz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Konstanz</text:p>
          </table:table-cell>
          <table:table-cell office:value-type="string">
            <text:p>51,9</text:p>
          </table:table-cell>
          <table:table-cell table:number-columns-repeated="1019"/>
        </table:table-row>
        <table:table-row table:style-name="ro1">
          <table:table-cell office:value-type="string">
            <text:p>Armin Schuster (Weil am Rhein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Lörrach – Müllheim</text:p>
          </table:table-cell>
          <table:table-cell office:value-type="string">
            <text:p>50,1</text:p>
          </table:table-cell>
          <table:table-cell table:number-columns-repeated="1019"/>
        </table:table-row>
        <table:table-row table:style-name="ro1">
          <table:table-cell office:value-type="string">
            <text:p>Steffen Bilg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Ludwigsburg</text:p>
          </table:table-cell>
          <table:table-cell office:value-type="string">
            <text:p>50,4</text:p>
          </table:table-cell>
          <table:table-cell table:number-columns-repeated="1019"/>
        </table:table-row>
        <table:table-row table:style-name="ro1">
          <table:table-cell office:value-type="string">
            <text:p>Egon Jüttn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Mannheim</text:p>
          </table:table-cell>
          <table:table-cell office:value-type="string">
            <text:p>39,8</text:p>
          </table:table-cell>
          <table:table-cell table:number-columns-repeated="1019"/>
        </table:table-row>
        <table:table-row table:style-name="ro1">
          <table:table-cell office:value-type="string">
            <text:p>Eberhard Gieng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Neckar-Zaber</text:p>
          </table:table-cell>
          <table:table-cell office:value-type="string">
            <text:p>53,2</text:p>
          </table:table-cell>
          <table:table-cell table:number-columns-repeated="1019"/>
        </table:table-row>
        <table:table-row table:style-name="ro1">
          <table:table-cell office:value-type="string">
            <text:p>Michael Hennrich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Nürtingen</text:p>
          </table:table-cell>
          <table:table-cell office:value-type="string">
            <text:p>51,0</text:p>
          </table:table-cell>
          <table:table-cell table:number-columns-repeated="1019"/>
        </table:table-row>
        <table:table-row table:style-name="ro1">
          <table:table-cell office:value-type="string">
            <text:p>Alois Gerig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Odenwald – Tauber</text:p>
          </table:table-cell>
          <table:table-cell office:value-type="string">
            <text:p>59,1</text:p>
          </table:table-cell>
          <table:table-cell table:number-columns-repeated="1019"/>
        </table:table-row>
        <table:table-row table:style-name="ro1">
          <table:table-cell office:value-type="string">
            <text:p>Wolfgang Schäuble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Offenburg</text:p>
          </table:table-cell>
          <table:table-cell office:value-type="string">
            <text:p>56,0</text:p>
          </table:table-cell>
          <table:table-cell table:number-columns-repeated="1019"/>
        </table:table-row>
        <table:table-row table:style-name="ro1">
          <table:table-cell office:value-type="string">
            <text:p>Gunther Krichbaum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Pforzheim</text:p>
          </table:table-cell>
          <table:table-cell office:value-type="string">
            <text:p>49,5</text:p>
          </table:table-cell>
          <table:table-cell table:number-columns-repeated="1019"/>
        </table:table-row>
        <table:table-row table:style-name="ro1">
          <table:table-cell office:value-type="string">
            <text:p>Kai Whittak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Rastatt</text:p>
          </table:table-cell>
          <table:table-cell office:value-type="string">
            <text:p>53,5</text:p>
          </table:table-cell>
          <table:table-cell table:number-columns-repeated="1019"/>
        </table:table-row>
        <table:table-row table:style-name="ro1">
          <table:table-cell office:value-type="string">
            <text:p>Andreas Schockenhoff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Ravensburg</text:p>
          </table:table-cell>
          <table:table-cell office:value-type="string">
            <text:p>51,6</text:p>
          </table:table-cell>
          <table:table-cell table:number-columns-repeated="1019"/>
        </table:table-row>
        <table:table-row table:style-name="ro1">
          <table:table-cell office:value-type="string">
            <text:p>Michael Donth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Reutlingen</text:p>
          </table:table-cell>
          <table:table-cell office:value-type="string">
            <text:p>51,9</text:p>
          </table:table-cell>
          <table:table-cell table:number-columns-repeated="1019"/>
        </table:table-row>
        <table:table-row table:style-name="ro1">
          <table:table-cell office:value-type="string">
            <text:p>Stephan Harbarth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Rhein-Neckar</text:p>
          </table:table-cell>
          <table:table-cell office:value-type="string">
            <text:p>49,7</text:p>
          </table:table-cell>
          <table:table-cell table:number-columns-repeated="1019"/>
        </table:table-row>
        <table:table-row table:style-name="ro1">
          <table:table-cell office:value-type="string">
            <text:p>Volker Kaud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Rottweil – Tuttlingen</text:p>
          </table:table-cell>
          <table:table-cell office:value-type="string">
            <text:p>57,8</text:p>
          </table:table-cell>
          <table:table-cell table:number-columns-repeated="1019"/>
        </table:table-row>
        <table:table-row table:style-name="ro1">
          <table:table-cell office:value-type="string">
            <text:p>Christian von Stetten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Schwäbisch Hall – Hohenlohe</text:p>
          </table:table-cell>
          <table:table-cell office:value-type="string">
            <text:p>52,3</text:p>
          </table:table-cell>
          <table:table-cell table:number-columns-repeated="1019"/>
        </table:table-row>
        <table:table-row table:style-name="ro1">
          <table:table-cell office:value-type="string">
            <text:p>Thorsten Frei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Schwarzwald-Baar</text:p>
          </table:table-cell>
          <table:table-cell office:value-type="string">
            <text:p>56,7</text:p>
          </table:table-cell>
          <table:table-cell table:number-columns-repeated="1019"/>
        </table:table-row>
        <table:table-row table:style-name="ro1">
          <table:table-cell office:value-type="string">
            <text:p>Stefan Kaufmann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Stuttgart I</text:p>
          </table:table-cell>
          <table:table-cell office:value-type="string">
            <text:p>42,0</text:p>
          </table:table-cell>
          <table:table-cell table:number-columns-repeated="1019"/>
        </table:table-row>
        <table:table-row table:style-name="ro1">
          <table:table-cell office:value-type="string">
            <text:p>Karin Maag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Stuttgart II</text:p>
          </table:table-cell>
          <table:table-cell office:value-type="string">
            <text:p>43,8</text:p>
          </table:table-cell>
          <table:table-cell table:number-columns-repeated="1019"/>
        </table:table-row>
        <table:table-row table:style-name="ro1">
          <table:table-cell office:value-type="string">
            <text:p>Annette Widmann-Mauz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Tübingen</text:p>
          </table:table-cell>
          <table:table-cell office:value-type="string">
            <text:p>46,9</text:p>
          </table:table-cell>
          <table:table-cell table:number-columns-repeated="1019"/>
        </table:table-row>
        <table:table-row table:style-name="ro1">
          <table:table-cell office:value-type="string">
            <text:p>Annette Schavan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Ulm</text:p>
          </table:table-cell>
          <table:table-cell office:value-type="string">
            <text:p>52,1</text:p>
          </table:table-cell>
          <table:table-cell table:number-columns-repeated="1019"/>
        </table:table-row>
        <table:table-row table:style-name="ro1">
          <table:table-cell office:value-type="string">
            <text:p>Joachim Pfeiff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Waiblingen</text:p>
          </table:table-cell>
          <table:table-cell office:value-type="string">
            <text:p>51,5</text:p>
          </table:table-cell>
          <table:table-cell table:number-columns-repeated="1019"/>
        </table:table-row>
        <table:table-row table:style-name="ro1">
          <table:table-cell office:value-type="string">
            <text:p>Thomas Dörflinger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Waldshut</text:p>
          </table:table-cell>
          <table:table-cell office:value-type="string">
            <text:p>51,4</text:p>
          </table:table-cell>
          <table:table-cell table:number-columns-repeated="1019"/>
        </table:table-row>
        <table:table-row table:style-name="ro1">
          <table:table-cell office:value-type="string">
            <text:p>Thomas Bareiß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office:value-type="string">
            <text:p>Zollernalb – Sigmaringen</text:p>
          </table:table-cell>
          <table:table-cell office:value-type="string">
            <text:p>60,7</text:p>
          </table:table-cell>
          <table:table-cell table:number-columns-repeated="1019"/>
        </table:table-row>
        <table:table-row table:style-name="ro1">
          <table:table-cell office:value-type="string">
            <text:p>Margaret Horb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Kordula Kovac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Gabriele Schmidt (Ühlingen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Nina Warken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Heinz Wiese (Ehingen)</text:p>
          </table:table-cell>
          <table:table-cell office:value-type="string">
            <text:p>CDU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Karin Binder</text:p>
          </table:table-cell>
          <table:table-cell office:value-type="string">
            <text:p>DIE LINK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Annette Groth</text:p>
          </table:table-cell>
          <table:table-cell office:value-type="string">
            <text:p>DIE LINK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Heike Hänsel</text:p>
          </table:table-cell>
          <table:table-cell office:value-type="string">
            <text:p>DIE LINK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Richard Pitterle</text:p>
          </table:table-cell>
          <table:table-cell office:value-type="string">
            <text:p>DIE LINK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Michael Schlecht</text:p>
          </table:table-cell>
          <table:table-cell office:value-type="string">
            <text:p>DIE LINK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Kerstin Andreae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Franziska Brantner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Agnieszka Brugger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Harald Ebner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Matthias Gastel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Sylvia Kotting-Uhl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Christian Kühn (Tübingen)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Beate Müller-Gemmeke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Cem Özdemir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Gerhard Schick</text:p>
          </table:table-cell>
          <table:table-cell office:value-type="string">
            <text:p>GRÜNE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Rainer Arnold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Heike Baehrens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Lothar Binding (Heidelberg)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Lars Castellucci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Elvira Drobinski-Weiß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Gernot Erler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Saskia Esken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Johannes Fechner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Martin Gerster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Josip Juratovic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Gabriele Katzmarek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Christian Lange (Backnang)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Katja Mast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Hilde Mattheis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Stefan Rebmann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Martin Rosemann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Annette Sawade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Dorothee Schlegel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Rita Schwarzelühr-Sutter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Ute Vogt</text:p>
          </table:table-cell>
          <table:table-cell office:value-type="string">
            <text:p>SPD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1">
          <table:table-cell office:value-type="string">
            <text:p>Stephan Mayer (Altötting)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ltötting</text:p>
          </table:table-cell>
          <table:table-cell office:value-type="string">
            <text:p>65,8</text:p>
          </table:table-cell>
          <table:table-cell table:number-columns-repeated="1019"/>
        </table:table-row>
        <table:table-row table:style-name="ro1">
          <table:table-cell office:value-type="string">
            <text:p>Alois Kar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mberg</text:p>
          </table:table-cell>
          <table:table-cell office:value-type="string">
            <text:p>58,4</text:p>
          </table:table-cell>
          <table:table-cell table:number-columns-repeated="1019"/>
        </table:table-row>
        <table:table-row table:style-name="ro1">
          <table:table-cell office:value-type="string">
            <text:p>Josef Göppe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nsbach</text:p>
          </table:table-cell>
          <table:table-cell office:value-type="string">
            <text:p>53,3</text:p>
          </table:table-cell>
          <table:table-cell table:number-columns-repeated="1019"/>
        </table:table-row>
        <table:table-row table:style-name="ro1">
          <table:table-cell office:value-type="string">
            <text:p>Andrea Lindholz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schaffenburg</text:p>
          </table:table-cell>
          <table:table-cell office:value-type="string">
            <text:p>52,4</text:p>
          </table:table-cell>
          <table:table-cell table:number-columns-repeated="1019"/>
        </table:table-row>
        <table:table-row table:style-name="ro1">
          <table:table-cell office:value-type="string">
            <text:p>Hansjörg Durz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ugsburg-Land</text:p>
          </table:table-cell>
          <table:table-cell office:value-type="string">
            <text:p>60,6</text:p>
          </table:table-cell>
          <table:table-cell table:number-columns-repeated="1019"/>
        </table:table-row>
        <table:table-row table:style-name="ro1">
          <table:table-cell office:value-type="string">
            <text:p>Volker Michael Ullrich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Augsburg-Stadt</text:p>
          </table:table-cell>
          <table:table-cell office:value-type="string">
            <text:p>44,4</text:p>
          </table:table-cell>
          <table:table-cell table:number-columns-repeated="1019"/>
        </table:table-row>
        <table:table-row table:style-name="ro1">
          <table:table-cell office:value-type="string">
            <text:p>Dorothee Bä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Bad Kissingen</text:p>
          </table:table-cell>
          <table:table-cell office:value-type="string">
            <text:p>57,9</text:p>
          </table:table-cell>
          <table:table-cell table:number-columns-repeated="1019"/>
        </table:table-row>
        <table:table-row table:style-name="ro1">
          <table:table-cell office:value-type="string">
            <text:p>Thomas Silberhor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Bamberg</text:p>
          </table:table-cell>
          <table:table-cell office:value-type="string">
            <text:p>52,2</text:p>
          </table:table-cell>
          <table:table-cell table:number-columns-repeated="1019"/>
        </table:table-row>
        <table:table-row table:style-name="ro1">
          <table:table-cell office:value-type="string">
            <text:p>Hartmut Koschyk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Bayreuth</text:p>
          </table:table-cell>
          <table:table-cell office:value-type="string">
            <text:p>55,9</text:p>
          </table:table-cell>
          <table:table-cell table:number-columns-repeated="1019"/>
        </table:table-row>
        <table:table-row table:style-name="ro1">
          <table:table-cell office:value-type="string">
            <text:p>Hans Michelbach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Coburg</text:p>
          </table:table-cell>
          <table:table-cell office:value-type="string">
            <text:p>50,1</text:p>
          </table:table-cell>
          <table:table-cell table:number-columns-repeated="1019"/>
        </table:table-row>
        <table:table-row table:style-name="ro1">
          <table:table-cell office:value-type="string">
            <text:p>Bartholomäus Kalb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Deggendorf</text:p>
          </table:table-cell>
          <table:table-cell office:value-type="string">
            <text:p>61,4</text:p>
          </table:table-cell>
          <table:table-cell table:number-columns-repeated="1019"/>
        </table:table-row>
        <table:table-row table:style-name="ro1">
          <table:table-cell office:value-type="string">
            <text:p>Ulrich Lange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Donau-Ries</text:p>
          </table:table-cell>
          <table:table-cell office:value-type="string">
            <text:p>60,6</text:p>
          </table:table-cell>
          <table:table-cell table:number-columns-repeated="1019"/>
        </table:table-row>
        <table:table-row table:style-name="ro1">
          <table:table-cell office:value-type="string">
            <text:p>Andreas Lenz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Erding – Ebersberg</text:p>
          </table:table-cell>
          <table:table-cell office:value-type="string">
            <text:p>55,4</text:p>
          </table:table-cell>
          <table:table-cell table:number-columns-repeated="1019"/>
        </table:table-row>
        <table:table-row table:style-name="ro1">
          <table:table-cell office:value-type="string">
            <text:p>Stefan Müller (Erlangen)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Erlangen</text:p>
          </table:table-cell>
          <table:table-cell office:value-type="string">
            <text:p>48,5</text:p>
          </table:table-cell>
          <table:table-cell table:number-columns-repeated="1019"/>
        </table:table-row>
        <table:table-row table:style-name="ro1">
          <table:table-cell office:value-type="string">
            <text:p>Erich Irlstorf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Freising</text:p>
          </table:table-cell>
          <table:table-cell office:value-type="string">
            <text:p>52,9</text:p>
          </table:table-cell>
          <table:table-cell table:number-columns-repeated="1019"/>
        </table:table-row>
        <table:table-row table:style-name="ro1">
          <table:table-cell office:value-type="string">
            <text:p>Gerda Hasselfeldt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Fürstenfeldbruck</text:p>
          </table:table-cell>
          <table:table-cell office:value-type="string">
            <text:p>55,6</text:p>
          </table:table-cell>
          <table:table-cell table:number-columns-repeated="1019"/>
        </table:table-row>
        <table:table-row table:style-name="ro1">
          <table:table-cell office:value-type="string">
            <text:p>Christian Schmidt (Fürth)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Fürth</text:p>
          </table:table-cell>
          <table:table-cell office:value-type="string">
            <text:p>49,2</text:p>
          </table:table-cell>
          <table:table-cell table:number-columns-repeated="1019"/>
        </table:table-row>
        <table:table-row table:style-name="ro1">
          <table:table-cell office:value-type="string">
            <text:p>Hans-Peter Friedrich (Hof)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Hof</text:p>
          </table:table-cell>
          <table:table-cell office:value-type="string">
            <text:p>55,1</text:p>
          </table:table-cell>
          <table:table-cell table:number-columns-repeated="1019"/>
        </table:table-row>
        <table:table-row table:style-name="ro1">
          <table:table-cell office:value-type="string">
            <text:p>Reinhard Brand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Ingolstadt</text:p>
          </table:table-cell>
          <table:table-cell office:value-type="string">
            <text:p>61,5</text:p>
          </table:table-cell>
          <table:table-cell table:number-columns-repeated="1019"/>
        </table:table-row>
        <table:table-row table:style-name="ro1">
          <table:table-cell office:value-type="string">
            <text:p>Emmi Zeuln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Kulmbach</text:p>
          </table:table-cell>
          <table:table-cell office:value-type="string">
            <text:p>56,9</text:p>
          </table:table-cell>
          <table:table-cell table:number-columns-repeated="1019"/>
        </table:table-row>
        <table:table-row table:style-name="ro1">
          <table:table-cell office:value-type="string">
            <text:p>Florian Oßn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Landshut</text:p>
          </table:table-cell>
          <table:table-cell office:value-type="string">
            <text:p>58,1</text:p>
          </table:table-cell>
          <table:table-cell table:number-columns-repeated="1019"/>
        </table:table-row>
        <table:table-row table:style-name="ro1">
          <table:table-cell office:value-type="string">
            <text:p>Alexander Hoffman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ain-Spessart</text:p>
          </table:table-cell>
          <table:table-cell office:value-type="string">
            <text:p>51,7</text:p>
          </table:table-cell>
          <table:table-cell table:number-columns-repeated="1019"/>
        </table:table-row>
        <table:table-row table:style-name="ro1">
          <table:table-cell office:value-type="string">
            <text:p>Florian Hah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ünchen-Land</text:p>
          </table:table-cell>
          <table:table-cell office:value-type="string">
            <text:p>52,5</text:p>
          </table:table-cell>
          <table:table-cell table:number-columns-repeated="1019"/>
        </table:table-row>
        <table:table-row table:style-name="ro1">
          <table:table-cell office:value-type="string">
            <text:p>Johannes Singhamm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ünchen-Nord</text:p>
          </table:table-cell>
          <table:table-cell office:value-type="string">
            <text:p>43,2</text:p>
          </table:table-cell>
          <table:table-cell table:number-columns-repeated="1019"/>
        </table:table-row>
        <table:table-row table:style-name="ro1">
          <table:table-cell office:value-type="string">
            <text:p>Wolfgang Stefing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ünchen-Ost</text:p>
          </table:table-cell>
          <table:table-cell office:value-type="string">
            <text:p>44,7</text:p>
          </table:table-cell>
          <table:table-cell table:number-columns-repeated="1019"/>
        </table:table-row>
        <table:table-row table:style-name="ro1">
          <table:table-cell office:value-type="string">
            <text:p>Peter Gauweil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ünchen-Süd</text:p>
          </table:table-cell>
          <table:table-cell office:value-type="string">
            <text:p>43,4</text:p>
          </table:table-cell>
          <table:table-cell table:number-columns-repeated="1019"/>
        </table:table-row>
        <table:table-row table:style-name="ro1">
          <table:table-cell office:value-type="string">
            <text:p>Hans-Peter Uh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München-West/Mitte</text:p>
          </table:table-cell>
          <table:table-cell office:value-type="string">
            <text:p>42,6</text:p>
          </table:table-cell>
          <table:table-cell table:number-columns-repeated="1019"/>
        </table:table-row>
        <table:table-row table:style-name="ro1">
          <table:table-cell office:value-type="string">
            <text:p>Georg Nüßlei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Neu-Ulm</text:p>
          </table:table-cell>
          <table:table-cell office:value-type="string">
            <text:p>57,5</text:p>
          </table:table-cell>
          <table:table-cell table:number-columns-repeated="1019"/>
        </table:table-row>
        <table:table-row table:style-name="ro1">
          <table:table-cell office:value-type="string">
            <text:p>Dagmar Wöhr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Nürnberg-Nord</text:p>
          </table:table-cell>
          <table:table-cell office:value-type="string">
            <text:p>39,4</text:p>
          </table:table-cell>
          <table:table-cell table:number-columns-repeated="1019"/>
        </table:table-row>
        <table:table-row table:style-name="ro1">
          <table:table-cell office:value-type="string">
            <text:p>Michael Fries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Nürnberg-Süd</text:p>
          </table:table-cell>
          <table:table-cell office:value-type="string">
            <text:p>44,3</text:p>
          </table:table-cell>
          <table:table-cell table:number-columns-repeated="1019"/>
        </table:table-row>
        <table:table-row table:style-name="ro1">
          <table:table-cell office:value-type="string">
            <text:p>Gerd Müll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Oberallgäu</text:p>
          </table:table-cell>
          <table:table-cell office:value-type="string">
            <text:p>60,7</text:p>
          </table:table-cell>
          <table:table-cell table:number-columns-repeated="1019"/>
        </table:table-row>
        <table:table-row table:style-name="ro1">
          <table:table-cell office:value-type="string">
            <text:p>Stephan Stracke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Ostallgäu</text:p>
          </table:table-cell>
          <table:table-cell office:value-type="string">
            <text:p>59,8</text:p>
          </table:table-cell>
          <table:table-cell table:number-columns-repeated="1019"/>
        </table:table-row>
        <table:table-row table:style-name="ro1">
          <table:table-cell office:value-type="string">
            <text:p>Andreas Scheu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Passau</text:p>
          </table:table-cell>
          <table:table-cell office:value-type="string">
            <text:p>59,8</text:p>
          </table:table-cell>
          <table:table-cell table:number-columns-repeated="1019"/>
        </table:table-row>
        <table:table-row table:style-name="ro1">
          <table:table-cell office:value-type="string">
            <text:p>Philipp Graf von und zu Lerchenfeld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Regensburg</text:p>
          </table:table-cell>
          <table:table-cell office:value-type="string">
            <text:p>48,5</text:p>
          </table:table-cell>
          <table:table-cell table:number-columns-repeated="1019"/>
        </table:table-row>
        <table:table-row table:style-name="ro1">
          <table:table-cell office:value-type="string">
            <text:p>Daniela Ludwig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Rosenheim</text:p>
          </table:table-cell>
          <table:table-cell office:value-type="string">
            <text:p>58,1</text:p>
          </table:table-cell>
          <table:table-cell table:number-columns-repeated="1019"/>
        </table:table-row>
        <table:table-row table:style-name="ro1">
          <table:table-cell office:value-type="string">
            <text:p>Marlene Mortl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Roth</text:p>
          </table:table-cell>
          <table:table-cell office:value-type="string">
            <text:p>50,6</text:p>
          </table:table-cell>
          <table:table-cell table:number-columns-repeated="1019"/>
        </table:table-row>
        <table:table-row table:style-name="ro1">
          <table:table-cell office:value-type="string">
            <text:p>Max Straubing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Rottal-Inn</text:p>
          </table:table-cell>
          <table:table-cell office:value-type="string">
            <text:p>61,1</text:p>
          </table:table-cell>
          <table:table-cell table:number-columns-repeated="1019"/>
        </table:table-row>
        <table:table-row table:style-name="ro1">
          <table:table-cell office:value-type="string">
            <text:p>Karl Holmei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Schwandorf</text:p>
          </table:table-cell>
          <table:table-cell office:value-type="string">
            <text:p>57,7</text:p>
          </table:table-cell>
          <table:table-cell table:number-columns-repeated="1019"/>
        </table:table-row>
        <table:table-row table:style-name="ro1">
          <table:table-cell office:value-type="string">
            <text:p>Anja Weisgerb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Schweinfurt</text:p>
          </table:table-cell>
          <table:table-cell office:value-type="string">
            <text:p>54,8</text:p>
          </table:table-cell>
          <table:table-cell table:number-columns-repeated="1019"/>
        </table:table-row>
        <table:table-row table:style-name="ro1">
          <table:table-cell office:value-type="string">
            <text:p>Alexander Radwa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Starnberg</text:p>
          </table:table-cell>
          <table:table-cell office:value-type="string">
            <text:p>54,1</text:p>
          </table:table-cell>
          <table:table-cell table:number-columns-repeated="1019"/>
        </table:table-row>
        <table:table-row table:style-name="ro1">
          <table:table-cell office:value-type="string">
            <text:p>Alois Georg Josef Rain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Straubing</text:p>
          </table:table-cell>
          <table:table-cell office:value-type="string">
            <text:p>61,2</text:p>
          </table:table-cell>
          <table:table-cell table:number-columns-repeated="1019"/>
        </table:table-row>
        <table:table-row table:style-name="ro1">
          <table:table-cell office:value-type="string">
            <text:p>Peter Ramsau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Traunstein</text:p>
          </table:table-cell>
          <table:table-cell office:value-type="string">
            <text:p>62,6</text:p>
          </table:table-cell>
          <table:table-cell table:number-columns-repeated="1019"/>
        </table:table-row>
        <table:table-row table:style-name="ro1">
          <table:table-cell office:value-type="string">
            <text:p>Albert Rupprecht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Weiden</text:p>
          </table:table-cell>
          <table:table-cell office:value-type="string">
            <text:p>55,1</text:p>
          </table:table-cell>
          <table:table-cell table:number-columns-repeated="1019"/>
        </table:table-row>
        <table:table-row table:style-name="ro1">
          <table:table-cell office:value-type="string">
            <text:p>Alexander Dobrindt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Weilheim</text:p>
          </table:table-cell>
          <table:table-cell office:value-type="string">
            <text:p>57,2</text:p>
          </table:table-cell>
          <table:table-cell table:number-columns-repeated="1019"/>
        </table:table-row>
        <table:table-row table:style-name="ro1">
          <table:table-cell office:value-type="string">
            <text:p>Paul Lehried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office:value-type="string">
            <text:p>Würzburg</text:p>
          </table:table-cell>
          <table:table-cell office:value-type="string">
            <text:p>48,9</text:p>
          </table:table-cell>
          <table:table-cell table:number-columns-repeated="1019"/>
        </table:table-row>
        <table:table-row table:style-name="ro1">
          <table:table-cell office:value-type="string">
            <text:p>Katrin Albsteig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Artur Auernhamm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Bernd Fabritius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Astrid Freudenstein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Barbara Lanzing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Silke Launert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Reiner Mei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Julia Obermei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Matthäus Strebl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Tobias Zech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Gudrun Zollner</text:p>
          </table:table-cell>
          <table:table-cell office:value-type="string">
            <text:p>CSU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Eva Bulling-Schröter</text:p>
          </table:table-cell>
          <table:table-cell office:value-type="string">
            <text:p>DIE LINK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Klaus Ernst</text:p>
          </table:table-cell>
          <table:table-cell office:value-type="string">
            <text:p>DIE LINK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Nicole Gohlke</text:p>
          </table:table-cell>
          <table:table-cell office:value-type="string">
            <text:p>DIE LINK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Harald Weinberg</text:p>
          </table:table-cell>
          <table:table-cell office:value-type="string">
            <text:p>DIE LINK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Ekin Deligöz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Thomas Gambke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Anton Hofreiter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Dieter Janecek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Uwe Kekeritz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Claudia Roth (Augsburg)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Elisabeth Scharfenberg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Doris Wagner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Beate Walter-Rosenheimer</text:p>
          </table:table-cell>
          <table:table-cell office:value-type="string">
            <text:p>GRÜNE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Ulrike Bah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Klaus Barthel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Karl-Heinz Brunn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Martin Burkert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Sabine Dittma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Petra Ernstberg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Christian Flisek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Gabriele Fograsch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Uli Grötsch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Rita Hagl-Kehl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Gabriela Heinrich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Bärbel Kofl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Anette Kramme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Florian Post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Florian Pronold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Bernd Rützel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Marianne Schieder (Schwandorf)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Ewald Schur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Andreas Schwarz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Martina Stamm-Fibich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Claudia Tausend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Carsten Träger</text:p>
          </table:table-cell>
          <table:table-cell office:value-type="string">
            <text:p>SPD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1">
          <table:table-cell office:value-type="string">
            <text:p>Klaus-Dieter Gröhler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office:value-type="string">
            <text:p>Berlin-Charlottenburg – Wilmersdorf</text:p>
          </table:table-cell>
          <table:table-cell office:value-type="string">
            <text:p>37,1</text:p>
          </table:table-cell>
          <table:table-cell table:number-columns-repeated="1019"/>
        </table:table-row>
        <table:table-row table:style-name="ro1">
          <table:table-cell office:value-type="string">
            <text:p>Hans-Christian Ströbele</text:p>
          </table:table-cell>
          <table:table-cell office:value-type="string">
            <text:p>GRÜNE</text:p>
          </table:table-cell>
          <table:table-cell office:value-type="string">
            <text:p>Berlin </text:p>
          </table:table-cell>
          <table:table-cell office:value-type="string">
            <text:p>Berlin-Friedrichshain – Kreuzberg – Prenzlauer Berg Ost</text:p>
          </table:table-cell>
          <table:table-cell office:value-type="string">
            <text:p>39,9</text:p>
          </table:table-cell>
          <table:table-cell table:number-columns-repeated="1019"/>
        </table:table-row>
        <table:table-row table:style-name="ro1">
          <table:table-cell office:value-type="string">
            <text:p>Gesine Lötzsch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office:value-type="string">
            <text:p>Berlin-Lichtenberg</text:p>
          </table:table-cell>
          <table:table-cell office:value-type="string">
            <text:p>40,3</text:p>
          </table:table-cell>
          <table:table-cell table:number-columns-repeated="1019"/>
        </table:table-row>
        <table:table-row table:style-name="ro1">
          <table:table-cell office:value-type="string">
            <text:p>Petra Pau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office:value-type="string">
            <text:p>Berlin-Marzahn – Hellersdorf</text:p>
          </table:table-cell>
          <table:table-cell office:value-type="string">
            <text:p>38,9</text:p>
          </table:table-cell>
          <table:table-cell table:number-columns-repeated="1019"/>
        </table:table-row>
        <table:table-row table:style-name="ro1">
          <table:table-cell office:value-type="string">
            <text:p>Eva Högl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office:value-type="string">
            <text:p>Berlin-Mitte</text:p>
          </table:table-cell>
          <table:table-cell office:value-type="string">
            <text:p>28,2</text:p>
          </table:table-cell>
          <table:table-cell table:number-columns-repeated="1019"/>
        </table:table-row>
        <table:table-row table:style-name="ro1">
          <table:table-cell office:value-type="string">
            <text:p>Fritz Felgentreu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office:value-type="string">
            <text:p>Berlin-Neukölln</text:p>
          </table:table-cell>
          <table:table-cell office:value-type="string">
            <text:p>32,3</text:p>
          </table:table-cell>
          <table:table-cell table:number-columns-repeated="1019"/>
        </table:table-row>
        <table:table-row table:style-name="ro1">
          <table:table-cell office:value-type="string">
            <text:p>Stefan Liebich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office:value-type="string">
            <text:p>Berlin-Pankow</text:p>
          </table:table-cell>
          <table:table-cell office:value-type="string">
            <text:p>28,3</text:p>
          </table:table-cell>
          <table:table-cell table:number-columns-repeated="1019"/>
        </table:table-row>
        <table:table-row table:style-name="ro1">
          <table:table-cell office:value-type="string">
            <text:p>Frank Steffel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office:value-type="string">
            <text:p>Berlin-Reinickendorf</text:p>
          </table:table-cell>
          <table:table-cell office:value-type="string">
            <text:p>44,9</text:p>
          </table:table-cell>
          <table:table-cell table:number-columns-repeated="1019"/>
        </table:table-row>
        <table:table-row table:style-name="ro1">
          <table:table-cell office:value-type="string">
            <text:p>Kai Wegner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office:value-type="string">
            <text:p>Berlin-Spandau – Charlottenburg Nord</text:p>
          </table:table-cell>
          <table:table-cell office:value-type="string">
            <text:p>39,2</text:p>
          </table:table-cell>
          <table:table-cell table:number-columns-repeated="1019"/>
        </table:table-row>
        <table:table-row table:style-name="ro1">
          <table:table-cell office:value-type="string">
            <text:p>Karl-Georg Wellmann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office:value-type="string">
            <text:p>Berlin-Steglitz – Zehlendorf</text:p>
          </table:table-cell>
          <table:table-cell office:value-type="string">
            <text:p>42,4</text:p>
          </table:table-cell>
          <table:table-cell table:number-columns-repeated="1019"/>
        </table:table-row>
        <table:table-row table:style-name="ro1">
          <table:table-cell office:value-type="string">
            <text:p>Jan-Marco Luczak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office:value-type="string">
            <text:p>Berlin-Tempelhof – Schöneberg</text:p>
          </table:table-cell>
          <table:table-cell office:value-type="string">
            <text:p>35,1</text:p>
          </table:table-cell>
          <table:table-cell table:number-columns-repeated="1019"/>
        </table:table-row>
        <table:table-row table:style-name="ro1">
          <table:table-cell office:value-type="string">
            <text:p>Gregor Gysi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office:value-type="string">
            <text:p>Berlin-Treptow – Köpenick</text:p>
          </table:table-cell>
          <table:table-cell office:value-type="string">
            <text:p>42,2</text:p>
          </table:table-cell>
          <table:table-cell table:number-columns-repeated="1019"/>
        </table:table-row>
        <table:table-row table:style-name="ro1">
          <table:table-cell office:value-type="string">
            <text:p>Monika Grütters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Philipp Lengsfeld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Martin Pätzold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Christina Schwarzer</text:p>
          </table:table-cell>
          <table:table-cell office:value-type="string">
            <text:p>CDU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Azize Tank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Halina Wawzyniak</text:p>
          </table:table-cell>
          <table:table-cell office:value-type="string">
            <text:p>DIE LINKE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Renate Künast</text:p>
          </table:table-cell>
          <table:table-cell office:value-type="string">
            <text:p>GRÜNE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Özcan Mutlu</text:p>
          </table:table-cell>
          <table:table-cell office:value-type="string">
            <text:p>GRÜNE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Elisabeth Paus</text:p>
          </table:table-cell>
          <table:table-cell office:value-type="string">
            <text:p>GRÜNE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Ute Finckh-Krämer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Cansel Kiziltepe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Klaus Mindrup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Mechthild Rawert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Matthias Schmidt (Berlin)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Swen Schulz (Spandau)</text:p>
          </table:table-cell>
          <table:table-cell office:value-type="string">
            <text:p>SPD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1">
          <table:table-cell office:value-type="string">
            <text:p>Frank-Walter Steinmeier</text:p>
          </table:table-cell>
          <table:table-cell office:value-type="string">
            <text:p>SPD</text:p>
          </table:table-cell>
          <table:table-cell office:value-type="string">
            <text:p>Brandenburg </text:p>
          </table:table-cell>
          <table:table-cell office:value-type="string">
            <text:p>Brandenburg an der Havel</text:p>
          </table:table-cell>
          <table:table-cell office:value-type="string">
            <text:p>33,1</text:p>
          </table:table-cell>
          <table:table-cell table:number-columns-repeated="1019"/>
        </table:table-row>
        <table:table-row table:style-name="ro1">
          <table:table-cell office:value-type="string">
            <text:p>Klaus-Peter Schulze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Cottbus – Spree-Neiße</text:p>
          </table:table-cell>
          <table:table-cell office:value-type="string">
            <text:p>36,0</text:p>
          </table:table-cell>
          <table:table-cell table:number-columns-repeated="1019"/>
        </table:table-row>
        <table:table-row table:style-name="ro1">
          <table:table-cell office:value-type="string">
            <text:p>Jana Schimke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Dahme-Spreewald – Teltow-Fläming III – Oberspreewald-Lausitz I</text:p>
          </table:table-cell>
          <table:table-cell office:value-type="string">
            <text:p>37,0</text:p>
          </table:table-cell>
          <table:table-cell table:number-columns-repeated="1019"/>
        </table:table-row>
        <table:table-row table:style-name="ro1">
          <table:table-cell office:value-type="string">
            <text:p>Michael Stübgen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Elbe-Elster – Oberspreewald-Lausitz II</text:p>
          </table:table-cell>
          <table:table-cell office:value-type="string">
            <text:p>40,9</text:p>
          </table:table-cell>
          <table:table-cell table:number-columns-repeated="1019"/>
        </table:table-row>
        <table:table-row table:style-name="ro1">
          <table:table-cell office:value-type="string">
            <text:p>Martin Patzelt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Frankfurt (Oder) – Oder-Spree</text:p>
          </table:table-cell>
          <table:table-cell office:value-type="string">
            <text:p>33,9</text:p>
          </table:table-cell>
          <table:table-cell table:number-columns-repeated="1019"/>
        </table:table-row>
        <table:table-row table:style-name="ro1">
          <table:table-cell office:value-type="string">
            <text:p>Hans-Georg von der Marwitz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Märkisch-Oderland – Barnim II</text:p>
          </table:table-cell>
          <table:table-cell office:value-type="string">
            <text:p>34,0</text:p>
          </table:table-cell>
          <table:table-cell table:number-columns-repeated="1019"/>
        </table:table-row>
        <table:table-row table:style-name="ro1">
          <table:table-cell office:value-type="string">
            <text:p>Uwe Feiler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Oberhavel – Havelland II</text:p>
          </table:table-cell>
          <table:table-cell office:value-type="string">
            <text:p>37,5</text:p>
          </table:table-cell>
          <table:table-cell table:number-columns-repeated="1019"/>
        </table:table-row>
        <table:table-row table:style-name="ro1">
          <table:table-cell office:value-type="string">
            <text:p>Katherina Reiche (Potsdam)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Potsdam – Potsdam-Mittelmark II – Teltow-Fläming II</text:p>
          </table:table-cell>
          <table:table-cell office:value-type="string">
            <text:p>32,6</text:p>
          </table:table-cell>
          <table:table-cell table:number-columns-repeated="1019"/>
        </table:table-row>
        <table:table-row table:style-name="ro1">
          <table:table-cell office:value-type="string">
            <text:p>Sebastian Steineke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Prignitz – Ostprignitz-Ruppin – Havelland I</text:p>
          </table:table-cell>
          <table:table-cell office:value-type="string">
            <text:p>33,5</text:p>
          </table:table-cell>
          <table:table-cell table:number-columns-repeated="1019"/>
        </table:table-row>
        <table:table-row table:style-name="ro1">
          <table:table-cell office:value-type="string">
            <text:p>Jens Koeppen</text:p>
          </table:table-cell>
          <table:table-cell office:value-type="string">
            <text:p>CDU</text:p>
          </table:table-cell>
          <table:table-cell office:value-type="string">
            <text:p>Brandenburg </text:p>
          </table:table-cell>
          <table:table-cell office:value-type="string">
            <text:p>Uckermark – Barnim I</text:p>
          </table:table-cell>
          <table:table-cell office:value-type="string">
            <text:p>38,9</text:p>
          </table:table-cell>
          <table:table-cell table:number-columns-repeated="1019"/>
        </table:table-row>
        <table:table-row table:style-name="ro1">
          <table:table-cell office:value-type="string">
            <text:p>Thomas Nord</text:p>
          </table:table-cell>
          <table:table-cell office:value-type="string">
            <text:p>DIE LINK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Harald Petzold (Havelland)</text:p>
          </table:table-cell>
          <table:table-cell office:value-type="string">
            <text:p>DIE LINK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Kirsten Tackmann</text:p>
          </table:table-cell>
          <table:table-cell office:value-type="string">
            <text:p>DIE LINK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Birgit Wöllert</text:p>
          </table:table-cell>
          <table:table-cell office:value-type="string">
            <text:p>DIE LINK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Diana Golze</text:p>
          </table:table-cell>
          <table:table-cell office:value-type="string">
            <text:p>DIE LINK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Annalena Baerbock</text:p>
          </table:table-cell>
          <table:table-cell office:value-type="string">
            <text:p>GRÜNE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Ulrich Freese</text:p>
          </table:table-cell>
          <table:table-cell office:value-type="string">
            <text:p>SPD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Andrea Wicklein</text:p>
          </table:table-cell>
          <table:table-cell office:value-type="string">
            <text:p>SPD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Dagmar Ziegler</text:p>
          </table:table-cell>
          <table:table-cell office:value-type="string">
            <text:p>SPD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Stefan Zierke</text:p>
          </table:table-cell>
          <table:table-cell office:value-type="string">
            <text:p>SPD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1">
          <table:table-cell office:value-type="string">
            <text:p>Carsten Sieling</text:p>
          </table:table-cell>
          <table:table-cell office:value-type="string">
            <text:p>SPD</text:p>
          </table:table-cell>
          <table:table-cell office:value-type="string">
            <text:p>Bremen </text:p>
          </table:table-cell>
          <table:table-cell office:value-type="string">
            <text:p>Bremen I</text:p>
          </table:table-cell>
          <table:table-cell office:value-type="string">
            <text:p>37,9</text:p>
          </table:table-cell>
          <table:table-cell table:number-columns-repeated="1019"/>
        </table:table-row>
        <table:table-row table:style-name="ro1">
          <table:table-cell office:value-type="string">
            <text:p>Uwe Beckmeyer</text:p>
          </table:table-cell>
          <table:table-cell office:value-type="string">
            <text:p>SPD</text:p>
          </table:table-cell>
          <table:table-cell office:value-type="string">
            <text:p>Bremen </text:p>
          </table:table-cell>
          <table:table-cell office:value-type="string">
            <text:p>Bremen II – Bremerhaven</text:p>
          </table:table-cell>
          <table:table-cell office:value-type="string">
            <text:p>44,0</text:p>
          </table:table-cell>
          <table:table-cell table:number-columns-repeated="1019"/>
        </table:table-row>
        <table:table-row table:style-name="ro1">
          <table:table-cell office:value-type="string">
            <text:p>Bettina Hornhues</text:p>
          </table:table-cell>
          <table:table-cell office:value-type="string">
            <text:p>CDU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1">
          <table:table-cell office:value-type="string">
            <text:p>Elisabeth Motschmann</text:p>
          </table:table-cell>
          <table:table-cell office:value-type="string">
            <text:p>CDU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1">
          <table:table-cell office:value-type="string">
            <text:p>Agnes Alpers</text:p>
          </table:table-cell>
          <table:table-cell office:value-type="string">
            <text:p>DIE LINKE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1">
          <table:table-cell office:value-type="string">
            <text:p>Marieluise Beck (Bremen)</text:p>
          </table:table-cell>
          <table:table-cell office:value-type="string">
            <text:p>GRÜNE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1">
          <table:table-cell office:value-type="string">
            <text:p>Matthias Bartke</text:p>
          </table:table-cell>
          <table:table-cell office:value-type="string">
            <text:p>SPD</text:p>
          </table:table-cell>
          <table:table-cell office:value-type="string">
            <text:p>Hamburg </text:p>
          </table:table-cell>
          <table:table-cell office:value-type="string">
            <text:p>Hamburg-Altona</text:p>
          </table:table-cell>
          <table:table-cell office:value-type="string">
            <text:p>34,9</text:p>
          </table:table-cell>
          <table:table-cell table:number-columns-repeated="1019"/>
        </table:table-row>
        <table:table-row table:style-name="ro1">
          <table:table-cell office:value-type="string">
            <text:p>Metin Hakverdi</text:p>
          </table:table-cell>
          <table:table-cell office:value-type="string">
            <text:p>SPD</text:p>
          </table:table-cell>
          <table:table-cell office:value-type="string">
            <text:p>Hamburg </text:p>
          </table:table-cell>
          <table:table-cell office:value-type="string">
            <text:p>Hamburg-Bergedorf – Harburg</text:p>
          </table:table-cell>
          <table:table-cell office:value-type="string">
            <text:p>40,4</text:p>
          </table:table-cell>
          <table:table-cell table:number-columns-repeated="1019"/>
        </table:table-row>
        <table:table-row table:style-name="ro1">
          <table:table-cell office:value-type="string">
            <text:p>Niels Annen</text:p>
          </table:table-cell>
          <table:table-cell office:value-type="string">
            <text:p>SPD</text:p>
          </table:table-cell>
          <table:table-cell office:value-type="string">
            <text:p>Hamburg </text:p>
          </table:table-cell>
          <table:table-cell office:value-type="string">
            <text:p>Hamburg-Eimsbüttel</text:p>
          </table:table-cell>
          <table:table-cell office:value-type="string">
            <text:p>37,5</text:p>
          </table:table-cell>
          <table:table-cell table:number-columns-repeated="1019"/>
        </table:table-row>
        <table:table-row table:style-name="ro1">
          <table:table-cell office:value-type="string">
            <text:p>Johannes Kahrs</text:p>
          </table:table-cell>
          <table:table-cell office:value-type="string">
            <text:p>SPD</text:p>
          </table:table-cell>
          <table:table-cell office:value-type="string">
            <text:p>Hamburg </text:p>
          </table:table-cell>
          <table:table-cell office:value-type="string">
            <text:p>Hamburg-Mitte</text:p>
          </table:table-cell>
          <table:table-cell office:value-type="string">
            <text:p>39,2</text:p>
          </table:table-cell>
          <table:table-cell table:number-columns-repeated="1019"/>
        </table:table-row>
        <table:table-row table:style-name="ro1">
          <table:table-cell office:value-type="string">
            <text:p>Dirk Fischer (Hamburg)</text:p>
          </table:table-cell>
          <table:table-cell office:value-type="string">
            <text:p>CDU</text:p>
          </table:table-cell>
          <table:table-cell office:value-type="string">
            <text:p>Hamburg </text:p>
          </table:table-cell>
          <table:table-cell office:value-type="string">
            <text:p>Hamburg-Nord</text:p>
          </table:table-cell>
          <table:table-cell office:value-type="string">
            <text:p>39,7</text:p>
          </table:table-cell>
          <table:table-cell table:number-columns-repeated="1019"/>
        </table:table-row>
        <table:table-row table:style-name="ro1">
          <table:table-cell office:value-type="string">
            <text:p>Aydan Özoğuz</text:p>
          </table:table-cell>
          <table:table-cell office:value-type="string">
            <text:p>SPD</text:p>
          </table:table-cell>
          <table:table-cell office:value-type="string">
            <text:p>Hamburg </text:p>
          </table:table-cell>
          <table:table-cell office:value-type="string">
            <text:p>Hamburg-Wandsbek</text:p>
          </table:table-cell>
          <table:table-cell office:value-type="string">
            <text:p>39,9</text:p>
          </table:table-cell>
          <table:table-cell table:number-columns-repeated="1019"/>
        </table:table-row>
        <table:table-row table:style-name="ro1">
          <table:table-cell office:value-type="string">
            <text:p>Herlind Gundelach</text:p>
          </table:table-cell>
          <table:table-cell office:value-type="string">
            <text:p>CDU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Jürgen Klimke</text:p>
          </table:table-cell>
          <table:table-cell office:value-type="string">
            <text:p>CDU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Rüdiger Kruse</text:p>
          </table:table-cell>
          <table:table-cell office:value-type="string">
            <text:p>CDU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Marcus Weinberg (Hamburg)</text:p>
          </table:table-cell>
          <table:table-cell office:value-type="string">
            <text:p>CDU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Jan van Aken</text:p>
          </table:table-cell>
          <table:table-cell office:value-type="string">
            <text:p>DIE LINKE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Anja Hajduk</text:p>
          </table:table-cell>
          <table:table-cell office:value-type="string">
            <text:p>GRÜNE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Manuel Sarrazin</text:p>
          </table:table-cell>
          <table:table-cell office:value-type="string">
            <text:p>GRÜNE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1">
          <table:table-cell office:value-type="string">
            <text:p>Michael Meist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Bergstraße</text:p>
          </table:table-cell>
          <table:table-cell office:value-type="string">
            <text:p>48,3</text:p>
          </table:table-cell>
          <table:table-cell table:number-columns-repeated="1019"/>
        </table:table-row>
        <table:table-row table:style-name="ro1">
          <table:table-cell office:value-type="string">
            <text:p>Brigitte Zypries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office:value-type="string">
            <text:p>Darmstadt</text:p>
          </table:table-cell>
          <table:table-cell office:value-type="string">
            <text:p>37,3</text:p>
          </table:table-cell>
          <table:table-cell table:number-columns-repeated="1019"/>
        </table:table-row>
        <table:table-row table:style-name="ro1">
          <table:table-cell office:value-type="string">
            <text:p>Matthias Zimm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Frankfurt am Main I</text:p>
          </table:table-cell>
          <table:table-cell office:value-type="string">
            <text:p>40,2</text:p>
          </table:table-cell>
          <table:table-cell table:number-columns-repeated="1019"/>
        </table:table-row>
        <table:table-row table:style-name="ro1">
          <table:table-cell office:value-type="string">
            <text:p>Erika Steinbach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Frankfurt am Main II</text:p>
          </table:table-cell>
          <table:table-cell office:value-type="string">
            <text:p>36,3</text:p>
          </table:table-cell>
          <table:table-cell table:number-columns-repeated="1019"/>
        </table:table-row>
        <table:table-row table:style-name="ro1">
          <table:table-cell office:value-type="string">
            <text:p>Michael Brand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Fulda</text:p>
          </table:table-cell>
          <table:table-cell office:value-type="string">
            <text:p>58,2</text:p>
          </table:table-cell>
          <table:table-cell table:number-columns-repeated="1019"/>
        </table:table-row>
        <table:table-row table:style-name="ro1">
          <table:table-cell office:value-type="string">
            <text:p>Helge Braun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Gießen</text:p>
          </table:table-cell>
          <table:table-cell office:value-type="string">
            <text:p>44,4</text:p>
          </table:table-cell>
          <table:table-cell table:number-columns-repeated="1019"/>
        </table:table-row>
        <table:table-row table:style-name="ro1">
          <table:table-cell office:value-type="string">
            <text:p>Franz Josef Jung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Groß-Gerau</text:p>
          </table:table-cell>
          <table:table-cell office:value-type="string">
            <text:p>42,2</text:p>
          </table:table-cell>
          <table:table-cell table:number-columns-repeated="1019"/>
        </table:table-row>
        <table:table-row table:style-name="ro1">
          <table:table-cell office:value-type="string">
            <text:p>Katja Leikert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Hanau</text:p>
          </table:table-cell>
          <table:table-cell office:value-type="string">
            <text:p>44,3</text:p>
          </table:table-cell>
          <table:table-cell table:number-columns-repeated="1019"/>
        </table:table-row>
        <table:table-row table:style-name="ro1">
          <table:table-cell office:value-type="string">
            <text:p>Markus Koob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Hochtaunus</text:p>
          </table:table-cell>
          <table:table-cell office:value-type="string">
            <text:p>48,8</text:p>
          </table:table-cell>
          <table:table-cell table:number-columns-repeated="1019"/>
        </table:table-row>
        <table:table-row table:style-name="ro1">
          <table:table-cell office:value-type="string">
            <text:p>Ulrike Gottschalck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office:value-type="string">
            <text:p>Kassel</text:p>
          </table:table-cell>
          <table:table-cell office:value-type="string">
            <text:p>40,0</text:p>
          </table:table-cell>
          <table:table-cell table:number-columns-repeated="1019"/>
        </table:table-row>
        <table:table-row table:style-name="ro1">
          <table:table-cell office:value-type="string">
            <text:p>Sibylle Pfeiff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Lahn-Dill</text:p>
          </table:table-cell>
          <table:table-cell office:value-type="string">
            <text:p>48,1</text:p>
          </table:table-cell>
          <table:table-cell table:number-columns-repeated="1019"/>
        </table:table-row>
        <table:table-row table:style-name="ro1">
          <table:table-cell office:value-type="string">
            <text:p>Peter Taub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Main-Kinzig – Wetterau II – Schotten</text:p>
          </table:table-cell>
          <table:table-cell office:value-type="string">
            <text:p>48,8</text:p>
          </table:table-cell>
          <table:table-cell table:number-columns-repeated="1019"/>
        </table:table-row>
        <table:table-row table:style-name="ro1">
          <table:table-cell office:value-type="string">
            <text:p>Heinz Riesenhub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Main-Taunus</text:p>
          </table:table-cell>
          <table:table-cell office:value-type="string">
            <text:p>52,5</text:p>
          </table:table-cell>
          <table:table-cell table:number-columns-repeated="1019"/>
        </table:table-row>
        <table:table-row table:style-name="ro1">
          <table:table-cell office:value-type="string">
            <text:p>Sören Bartol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office:value-type="string">
            <text:p>Marburg</text:p>
          </table:table-cell>
          <table:table-cell office:value-type="string">
            <text:p>43,7</text:p>
          </table:table-cell>
          <table:table-cell table:number-columns-repeated="1019"/>
        </table:table-row>
        <table:table-row table:style-name="ro1">
          <table:table-cell office:value-type="string">
            <text:p>Patricia Lips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Odenwald</text:p>
          </table:table-cell>
          <table:table-cell office:value-type="string">
            <text:p>46,9</text:p>
          </table:table-cell>
          <table:table-cell table:number-columns-repeated="1019"/>
        </table:table-row>
        <table:table-row table:style-name="ro1">
          <table:table-cell office:value-type="string">
            <text:p>Peter Wichtel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Offenbach</text:p>
          </table:table-cell>
          <table:table-cell office:value-type="string">
            <text:p>45,5</text:p>
          </table:table-cell>
          <table:table-cell table:number-columns-repeated="1019"/>
        </table:table-row>
        <table:table-row table:style-name="ro1">
          <table:table-cell office:value-type="string">
            <text:p>Klaus-Peter Willsch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Rheingau-Taunus – Limburg</text:p>
          </table:table-cell>
          <table:table-cell office:value-type="string">
            <text:p>52,1</text:p>
          </table:table-cell>
          <table:table-cell table:number-columns-repeated="1019"/>
        </table:table-row>
        <table:table-row table:style-name="ro1">
          <table:table-cell office:value-type="string">
            <text:p>Edgar Franke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office:value-type="string">
            <text:p>Schwalm-Eder</text:p>
          </table:table-cell>
          <table:table-cell office:value-type="string">
            <text:p>42,3</text:p>
          </table:table-cell>
          <table:table-cell table:number-columns-repeated="1019"/>
        </table:table-row>
        <table:table-row table:style-name="ro1">
          <table:table-cell office:value-type="string">
            <text:p>Thomas Viesehon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Waldeck</text:p>
          </table:table-cell>
          <table:table-cell office:value-type="string">
            <text:p>41,5</text:p>
          </table:table-cell>
          <table:table-cell table:number-columns-repeated="1019"/>
        </table:table-row>
        <table:table-row table:style-name="ro1">
          <table:table-cell office:value-type="string">
            <text:p>Michael Roth (Heringen)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office:value-type="string">
            <text:p>Werra-Meißner – Hersfeld-Rotenburg</text:p>
          </table:table-cell>
          <table:table-cell office:value-type="string">
            <text:p>43,1</text:p>
          </table:table-cell>
          <table:table-cell table:number-columns-repeated="1019"/>
        </table:table-row>
        <table:table-row table:style-name="ro1">
          <table:table-cell office:value-type="string">
            <text:p>Oswin Veith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Wetterau I</text:p>
          </table:table-cell>
          <table:table-cell office:value-type="string">
            <text:p>47,1</text:p>
          </table:table-cell>
          <table:table-cell table:number-columns-repeated="1019"/>
        </table:table-row>
        <table:table-row table:style-name="ro1">
          <table:table-cell office:value-type="string">
            <text:p>Kristina Schröder (Wiesbaden)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office:value-type="string">
            <text:p>Wiesbaden</text:p>
          </table:table-cell>
          <table:table-cell office:value-type="string">
            <text:p>43,6</text:p>
          </table:table-cell>
          <table:table-cell table:number-columns-repeated="1019"/>
        </table:table-row>
        <table:table-row table:style-name="ro1">
          <table:table-cell office:value-type="string">
            <text:p>Stefan Heck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Helmut Heiderich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Charles M. Huber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Bernd Siebert</text:p>
          </table:table-cell>
          <table:table-cell office:value-type="string">
            <text:p>CDU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Christine Buchholz</text:p>
          </table:table-cell>
          <table:table-cell office:value-type="string">
            <text:p>DIE LINK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Wolfgang Gehrcke</text:p>
          </table:table-cell>
          <table:table-cell office:value-type="string">
            <text:p>DIE LINK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Sabine Leidig</text:p>
          </table:table-cell>
          <table:table-cell office:value-type="string">
            <text:p>DIE LINK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Tom Koenigs</text:p>
          </table:table-cell>
          <table:table-cell office:value-type="string">
            <text:p>GRÜN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Nicole Maisch</text:p>
          </table:table-cell>
          <table:table-cell office:value-type="string">
            <text:p>GRÜN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Omid Nouripour</text:p>
          </table:table-cell>
          <table:table-cell office:value-type="string">
            <text:p>GRÜN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Kordula Schulz-Asche</text:p>
          </table:table-cell>
          <table:table-cell office:value-type="string">
            <text:p>GRÜN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Priska Hinz (Herborn)</text:p>
          </table:table-cell>
          <table:table-cell office:value-type="string">
            <text:p>GRÜNE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Birgit Kömpel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Christine Lambrecht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Bettina Müller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Ulli Nissen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Sascha Raabe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Martin Rabanus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Gerold Reichenbach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Hans-Joachim Schabedoth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Dagmar Schmidt (Wetzlar)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Rüdiger Veit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Jens Zimmermann</text:p>
          </table:table-cell>
          <table:table-cell office:value-type="string">
            <text:p>SPD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1">
          <table:table-cell office:value-type="string">
            <text:p>Karin Strenz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Ludwigslust-Parchim II – Nordwestmecklenburg II – Landkreis Rostock I</text:p>
          </table:table-cell>
          <table:table-cell office:value-type="string">
            <text:p>43,0</text:p>
          </table:table-cell>
          <table:table-cell table:number-columns-repeated="1019"/>
        </table:table-row>
        <table:table-row table:style-name="ro1">
          <table:table-cell office:value-type="string">
            <text:p>Matthias Lietz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Mecklenburgische Seenplatte I – Vorpommern-Greifswald II</text:p>
          </table:table-cell>
          <table:table-cell office:value-type="string">
            <text:p>45,9</text:p>
          </table:table-cell>
          <table:table-cell table:number-columns-repeated="1019"/>
        </table:table-row>
        <table:table-row table:style-name="ro1">
          <table:table-cell office:value-type="string">
            <text:p>Eckhardt Rehberg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Mecklenburgische Seenplatte II – Landkreis Rostock III</text:p>
          </table:table-cell>
          <table:table-cell office:value-type="string">
            <text:p>47,0</text:p>
          </table:table-cell>
          <table:table-cell table:number-columns-repeated="1019"/>
        </table:table-row>
        <table:table-row table:style-name="ro1">
          <table:table-cell office:value-type="string">
            <text:p>Peter Stein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Rostock – Landkreis Rostock II</text:p>
          </table:table-cell>
          <table:table-cell office:value-type="string">
            <text:p>35,0</text:p>
          </table:table-cell>
          <table:table-cell table:number-columns-repeated="1019"/>
        </table:table-row>
        <table:table-row table:style-name="ro1">
          <table:table-cell office:value-type="string">
            <text:p>Dietrich Monstadt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Schwerin – Ludwigslust-Parchim I – Nordwestmecklenburg I</text:p>
          </table:table-cell>
          <table:table-cell office:value-type="string">
            <text:p>39,0</text:p>
          </table:table-cell>
          <table:table-cell table:number-columns-repeated="1019"/>
        </table:table-row>
        <table:table-row table:style-name="ro1">
          <table:table-cell office:value-type="string">
            <text:p>Angela Merkel</text:p>
          </table:table-cell>
          <table:table-cell office:value-type="string">
            <text:p>CDU</text:p>
          </table:table-cell>
          <table:table-cell office:value-type="string">
            <text:p>Mecklenburg-Vorpommern </text:p>
          </table:table-cell>
          <table:table-cell office:value-type="string">
            <text:p>Vorpommern-Rügen – Vorpommern-Greifswald I</text:p>
          </table:table-cell>
          <table:table-cell office:value-type="string">
            <text:p>56,2</text:p>
          </table:table-cell>
          <table:table-cell table:number-columns-repeated="1019"/>
        </table:table-row>
        <table:table-row table:style-name="ro1">
          <table:table-cell office:value-type="string">
            <text:p>Dietmar Bartsch</text:p>
          </table:table-cell>
          <table:table-cell office:value-type="string">
            <text:p>DIE LINKE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Heidrun Bluhm</text:p>
          </table:table-cell>
          <table:table-cell office:value-type="string">
            <text:p>DIE LINKE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Kerstin Kassner</text:p>
          </table:table-cell>
          <table:table-cell office:value-type="string">
            <text:p>DIE LINKE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Harald Terpe</text:p>
          </table:table-cell>
          <table:table-cell office:value-type="string">
            <text:p>GRÜNE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Frank Junge</text:p>
          </table:table-cell>
          <table:table-cell office:value-type="string">
            <text:p>SPD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Jeannine Pflugradt</text:p>
          </table:table-cell>
          <table:table-cell office:value-type="string">
            <text:p>SPD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Sonja Steffen</text:p>
          </table:table-cell>
          <table:table-cell office:value-type="string">
            <text:p>SPD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1">
          <table:table-cell office:value-type="string">
            <text:p>Johann Saathoff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Aurich – Emden</text:p>
          </table:table-cell>
          <table:table-cell office:value-type="string">
            <text:p>50,3</text:p>
          </table:table-cell>
          <table:table-cell table:number-columns-repeated="1019"/>
        </table:table-row>
        <table:table-row table:style-name="ro1">
          <table:table-cell office:value-type="string">
            <text:p>Carola Reimann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Braunschweig</text:p>
          </table:table-cell>
          <table:table-cell office:value-type="string">
            <text:p>43,6</text:p>
          </table:table-cell>
          <table:table-cell table:number-columns-repeated="1019"/>
        </table:table-row>
        <table:table-row table:style-name="ro1">
          <table:table-cell office:value-type="string">
            <text:p>Henning Otte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Celle – Uelzen</text:p>
          </table:table-cell>
          <table:table-cell office:value-type="string">
            <text:p>48,5</text:p>
          </table:table-cell>
          <table:table-cell table:number-columns-repeated="1019"/>
        </table:table-row>
        <table:table-row table:style-name="ro1">
          <table:table-cell office:value-type="string">
            <text:p>Franz-Josef Holzenkamp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Cloppenburg – Vechta</text:p>
          </table:table-cell>
          <table:table-cell office:value-type="string">
            <text:p>66,3</text:p>
          </table:table-cell>
          <table:table-cell table:number-columns-repeated="1019"/>
        </table:table-row>
        <table:table-row table:style-name="ro1">
          <table:table-cell office:value-type="string">
            <text:p>Enak Ferle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Cuxhaven – Stade II</text:p>
          </table:table-cell>
          <table:table-cell office:value-type="string">
            <text:p>46,8</text:p>
          </table:table-cell>
          <table:table-cell table:number-columns-repeated="1019"/>
        </table:table-row>
        <table:table-row table:style-name="ro1">
          <table:table-cell office:value-type="string">
            <text:p>Astrid Grotelüsche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Delmenhorst – Wesermarsch – Oldenburg-Land</text:p>
          </table:table-cell>
          <table:table-cell office:value-type="string">
            <text:p>39,8</text:p>
          </table:table-cell>
          <table:table-cell table:number-columns-repeated="1019"/>
        </table:table-row>
        <table:table-row table:style-name="ro1">
          <table:table-cell office:value-type="string">
            <text:p>Axel Knoerig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Diepholz – Nienburg I</text:p>
          </table:table-cell>
          <table:table-cell office:value-type="string">
            <text:p>47,5</text:p>
          </table:table-cell>
          <table:table-cell table:number-columns-repeated="1019"/>
        </table:table-row>
        <table:table-row table:style-name="ro1">
          <table:table-cell office:value-type="string">
            <text:p>Karin Evers-Meyer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Friesland – Wilhelmshaven</text:p>
          </table:table-cell>
          <table:table-cell office:value-type="string">
            <text:p>44,1</text:p>
          </table:table-cell>
          <table:table-cell table:number-columns-repeated="1019"/>
        </table:table-row>
        <table:table-row table:style-name="ro1">
          <table:table-cell office:value-type="string">
            <text:p>Hubertus Heil (Peine)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Gifhorn – Peine</text:p>
          </table:table-cell>
          <table:table-cell office:value-type="string">
            <text:p>43,3</text:p>
          </table:table-cell>
          <table:table-cell table:number-columns-repeated="1019"/>
        </table:table-row>
        <table:table-row table:style-name="ro1">
          <table:table-cell office:value-type="string">
            <text:p>Wilhelm Priesmeier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Goslar – Northeim – Osterode</text:p>
          </table:table-cell>
          <table:table-cell office:value-type="string">
            <text:p>42,2</text:p>
          </table:table-cell>
          <table:table-cell table:number-columns-repeated="1019"/>
        </table:table-row>
        <table:table-row table:style-name="ro1">
          <table:table-cell office:value-type="string">
            <text:p>Thomas Oppermann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Göttingen</text:p>
          </table:table-cell>
          <table:table-cell office:value-type="string">
            <text:p>40,4</text:p>
          </table:table-cell>
          <table:table-cell table:number-columns-repeated="1019"/>
        </table:table-row>
        <table:table-row table:style-name="ro1">
          <table:table-cell office:value-type="string">
            <text:p>Gabriele Lösekrug-Möller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Hameln-Pyrmont – Holzminden</text:p>
          </table:table-cell>
          <table:table-cell office:value-type="string">
            <text:p>42,3</text:p>
          </table:table-cell>
          <table:table-cell table:number-columns-repeated="1019"/>
        </table:table-row>
        <table:table-row table:style-name="ro1">
          <table:table-cell office:value-type="string">
            <text:p>Hendrik Hoppenstedt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Hannover-Land I</text:p>
          </table:table-cell>
          <table:table-cell office:value-type="string">
            <text:p>44,3</text:p>
          </table:table-cell>
          <table:table-cell table:number-columns-repeated="1019"/>
        </table:table-row>
        <table:table-row table:style-name="ro1">
          <table:table-cell office:value-type="string">
            <text:p>Matthias Miersch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Hannover-Land II</text:p>
          </table:table-cell>
          <table:table-cell office:value-type="string">
            <text:p>43,4</text:p>
          </table:table-cell>
          <table:table-cell table:number-columns-repeated="1019"/>
        </table:table-row>
        <table:table-row table:style-name="ro1">
          <table:table-cell office:value-type="string">
            <text:p>Michael Grosse-Brömer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Harburg</text:p>
          </table:table-cell>
          <table:table-cell office:value-type="string">
            <text:p>45,2</text:p>
          </table:table-cell>
          <table:table-cell table:number-columns-repeated="1019"/>
        </table:table-row>
        <table:table-row table:style-name="ro1">
          <table:table-cell office:value-type="string">
            <text:p>Günter Lach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Helmstedt – Wolfsburg</text:p>
          </table:table-cell>
          <table:table-cell office:value-type="string">
            <text:p>44,7</text:p>
          </table:table-cell>
          <table:table-cell table:number-columns-repeated="1019"/>
        </table:table-row>
        <table:table-row table:style-name="ro1">
          <table:table-cell office:value-type="string">
            <text:p>Ute Bertram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Hildesheim</text:p>
          </table:table-cell>
          <table:table-cell office:value-type="string">
            <text:p>42,3</text:p>
          </table:table-cell>
          <table:table-cell table:number-columns-repeated="1019"/>
        </table:table-row>
        <table:table-row table:style-name="ro1">
          <table:table-cell office:value-type="string">
            <text:p>Eckhard Pols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Lüchow-Dannenberg – Lüneburg</text:p>
          </table:table-cell>
          <table:table-cell office:value-type="string">
            <text:p>39,8</text:p>
          </table:table-cell>
          <table:table-cell table:number-columns-repeated="1019"/>
        </table:table-row>
        <table:table-row table:style-name="ro1">
          <table:table-cell office:value-type="string">
            <text:p>Albert Stege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Mittelems</text:p>
          </table:table-cell>
          <table:table-cell office:value-type="string">
            <text:p>59,0</text:p>
          </table:table-cell>
          <table:table-cell table:number-columns-repeated="1019"/>
        </table:table-row>
        <table:table-row table:style-name="ro1">
          <table:table-cell office:value-type="string">
            <text:p>Sebastian Edathy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Nienburg II – Schaumburg</text:p>
          </table:table-cell>
          <table:table-cell office:value-type="string">
            <text:p>44,6</text:p>
          </table:table-cell>
          <table:table-cell table:number-columns-repeated="1019"/>
        </table:table-row>
        <table:table-row table:style-name="ro1">
          <table:table-cell office:value-type="string">
            <text:p>Dennis Rohde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Oldenburg – Ammerland</text:p>
          </table:table-cell>
          <table:table-cell office:value-type="string">
            <text:p>37,4</text:p>
          </table:table-cell>
          <table:table-cell table:number-columns-repeated="1019"/>
        </table:table-row>
        <table:table-row table:style-name="ro1">
          <table:table-cell office:value-type="string">
            <text:p>André Berghegger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Osnabrück-Land</text:p>
          </table:table-cell>
          <table:table-cell office:value-type="string">
            <text:p>53,1</text:p>
          </table:table-cell>
          <table:table-cell table:number-columns-repeated="1019"/>
        </table:table-row>
        <table:table-row table:style-name="ro1">
          <table:table-cell office:value-type="string">
            <text:p>Andreas Mattfeldt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Osterholz – Verden</text:p>
          </table:table-cell>
          <table:table-cell office:value-type="string">
            <text:p>44,0</text:p>
          </table:table-cell>
          <table:table-cell table:number-columns-repeated="1019"/>
        </table:table-row>
        <table:table-row table:style-name="ro1">
          <table:table-cell office:value-type="string">
            <text:p>Reinhard Grindel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Rotenburg I - Heidekreis</text:p>
          </table:table-cell>
          <table:table-cell office:value-type="string">
            <text:p>44,8</text:p>
          </table:table-cell>
          <table:table-cell table:number-columns-repeated="1019"/>
        </table:table-row>
        <table:table-row table:style-name="ro1">
          <table:table-cell office:value-type="string">
            <text:p>Sigmar Gabriel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Salzgitter – Wolfenbüttel</text:p>
          </table:table-cell>
          <table:table-cell office:value-type="string">
            <text:p>46,6</text:p>
          </table:table-cell>
          <table:table-cell table:number-columns-repeated="1019"/>
        </table:table-row>
        <table:table-row table:style-name="ro1">
          <table:table-cell office:value-type="string">
            <text:p>Oliver Grund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Stade I – Rotenburg II</text:p>
          </table:table-cell>
          <table:table-cell office:value-type="string">
            <text:p>47,6</text:p>
          </table:table-cell>
          <table:table-cell table:number-columns-repeated="1019"/>
        </table:table-row>
        <table:table-row table:style-name="ro1">
          <table:table-cell office:value-type="string">
            <text:p>Kerstin Tack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Stadt Hannover I</text:p>
          </table:table-cell>
          <table:table-cell office:value-type="string">
            <text:p>43,5</text:p>
          </table:table-cell>
          <table:table-cell table:number-columns-repeated="1019"/>
        </table:table-row>
        <table:table-row table:style-name="ro1">
          <table:table-cell office:value-type="string">
            <text:p>Edelgard Bulmahn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office:value-type="string">
            <text:p>Stadt Hannover II</text:p>
          </table:table-cell>
          <table:table-cell office:value-type="string">
            <text:p>42,8</text:p>
          </table:table-cell>
          <table:table-cell table:number-columns-repeated="1019"/>
        </table:table-row>
        <table:table-row table:style-name="ro1">
          <table:table-cell office:value-type="string">
            <text:p>Mathias Middelberg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Stadt Osnabrück</text:p>
          </table:table-cell>
          <table:table-cell office:value-type="string">
            <text:p>45,7</text:p>
          </table:table-cell>
          <table:table-cell table:number-columns-repeated="1019"/>
        </table:table-row>
        <table:table-row table:style-name="ro1">
          <table:table-cell office:value-type="string">
            <text:p>Gitta Conne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office:value-type="string">
            <text:p>Unterems</text:p>
          </table:table-cell>
          <table:table-cell office:value-type="string">
            <text:p>54,7</text:p>
          </table:table-cell>
          <table:table-cell table:number-columns-repeated="1019"/>
        </table:table-row>
        <table:table-row table:style-name="ro1">
          <table:table-cell office:value-type="string">
            <text:p>Stephan Albani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Maik Beer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Maria Flachsbarth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Fritz Güntzler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Hans-Werner Kammer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Roy Kühne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Uwe Lagosky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Ursula von der Leye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Wilfried Lorenz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Carsten Müller (Braunschweig)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Ingrid Pahl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Michael Vietz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Barbara Woltmann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Heiko Schmelzle</text:p>
          </table:table-cell>
          <table:table-cell office:value-type="string">
            <text:p>CDU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Herbert Behrens</text:p>
          </table:table-cell>
          <table:table-cell office:value-type="string">
            <text:p>DIE LINK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Diether Dehm</text:p>
          </table:table-cell>
          <table:table-cell office:value-type="string">
            <text:p>DIE LINK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Jutta Krellmann</text:p>
          </table:table-cell>
          <table:table-cell office:value-type="string">
            <text:p>DIE LINK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Pia-Beate Zimmermann</text:p>
          </table:table-cell>
          <table:table-cell office:value-type="string">
            <text:p>DIE LINK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Katja Keul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Sven-Christian Kindler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Peter Meiwald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Brigitte Pothmer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Jürgen Trittin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Julia Verlinden</text:p>
          </table:table-cell>
          <table:table-cell office:value-type="string">
            <text:p>GRÜNE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Heinz-Joachim Barchmann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Christina Jantz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Lars Klingbeil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Hiltrud Lotze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Kirsten Lühmann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Caren Marks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Susanne Mittag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Markus Paschke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Daniela De Ridder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Rainer Spiering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Svenja Stadler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Bernd Westphal</text:p>
          </table:table-cell>
          <table:table-cell office:value-type="string">
            <text:p>SPD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1">
          <table:table-cell office:value-type="string">
            <text:p>Rudolf Henk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Aachen I</text:p>
          </table:table-cell>
          <table:table-cell office:value-type="string">
            <text:p>40,8</text:p>
          </table:table-cell>
          <table:table-cell table:number-columns-repeated="1019"/>
        </table:table-row>
        <table:table-row table:style-name="ro1">
          <table:table-cell office:value-type="string">
            <text:p>Helmut Brandt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Aachen II</text:p>
          </table:table-cell>
          <table:table-cell office:value-type="string">
            <text:p>45,6</text:p>
          </table:table-cell>
          <table:table-cell table:number-columns-repeated="1019"/>
        </table:table-row>
        <table:table-row table:style-name="ro1">
          <table:table-cell office:value-type="string">
            <text:p>Christina Kampman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Bielefeld – Gütersloh II</text:p>
          </table:table-cell>
          <table:table-cell office:value-type="string">
            <text:p>38,1</text:p>
          </table:table-cell>
          <table:table-cell table:number-columns-repeated="1019"/>
        </table:table-row>
        <table:table-row table:style-name="ro1">
          <table:table-cell office:value-type="string">
            <text:p>Axel Schäfer (Bochum)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Bochum I</text:p>
          </table:table-cell>
          <table:table-cell office:value-type="string">
            <text:p>45,9</text:p>
          </table:table-cell>
          <table:table-cell table:number-columns-repeated="1019"/>
        </table:table-row>
        <table:table-row table:style-name="ro1">
          <table:table-cell office:value-type="string">
            <text:p>Ulrich Kelb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Bonn</text:p>
          </table:table-cell>
          <table:table-cell office:value-type="string">
            <text:p>38,2</text:p>
          </table:table-cell>
          <table:table-cell table:number-columns-repeated="1019"/>
        </table:table-row>
        <table:table-row table:style-name="ro1">
          <table:table-cell office:value-type="string">
            <text:p>Johannes Rör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Borken II</text:p>
          </table:table-cell>
          <table:table-cell office:value-type="string">
            <text:p>57,4</text:p>
          </table:table-cell>
          <table:table-cell table:number-columns-repeated="1019"/>
        </table:table-row>
        <table:table-row table:style-name="ro1">
          <table:table-cell office:value-type="string">
            <text:p>Michael Gerdes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Bottrop – Recklinghausen III</text:p>
          </table:table-cell>
          <table:table-cell office:value-type="string">
            <text:p>45,8</text:p>
          </table:table-cell>
          <table:table-cell table:number-columns-repeated="1019"/>
        </table:table-row>
        <table:table-row table:style-name="ro1">
          <table:table-cell office:value-type="string">
            <text:p>Karl Schiewerl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Coesfeld – Steinfurt II</text:p>
          </table:table-cell>
          <table:table-cell office:value-type="string">
            <text:p>56,1</text:p>
          </table:table-cell>
          <table:table-cell table:number-columns-repeated="1019"/>
        </table:table-row>
        <table:table-row table:style-name="ro1">
          <table:table-cell office:value-type="string">
            <text:p>Marco Bülow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Dortmund I</text:p>
          </table:table-cell>
          <table:table-cell office:value-type="string">
            <text:p>45,4</text:p>
          </table:table-cell>
          <table:table-cell table:number-columns-repeated="1019"/>
        </table:table-row>
        <table:table-row table:style-name="ro1">
          <table:table-cell office:value-type="string">
            <text:p>Sabine Poschman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Dortmund II</text:p>
          </table:table-cell>
          <table:table-cell office:value-type="string">
            <text:p>46,7</text:p>
          </table:table-cell>
          <table:table-cell table:number-columns-repeated="1019"/>
        </table:table-row>
        <table:table-row table:style-name="ro1">
          <table:table-cell office:value-type="string">
            <text:p>Bärbel Bas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Duisburg I</text:p>
          </table:table-cell>
          <table:table-cell office:value-type="string">
            <text:p>46,6</text:p>
          </table:table-cell>
          <table:table-cell table:number-columns-repeated="1019"/>
        </table:table-row>
        <table:table-row table:style-name="ro1">
          <table:table-cell office:value-type="string">
            <text:p>Mahmut Özdemir (Duisburg)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Duisburg II</text:p>
          </table:table-cell>
          <table:table-cell office:value-type="string">
            <text:p>43,2</text:p>
          </table:table-cell>
          <table:table-cell table:number-columns-repeated="1019"/>
        </table:table-row>
        <table:table-row table:style-name="ro1">
          <table:table-cell office:value-type="string">
            <text:p>Thomas Rachel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Düren</text:p>
          </table:table-cell>
          <table:table-cell office:value-type="string">
            <text:p>50,3</text:p>
          </table:table-cell>
          <table:table-cell table:number-columns-repeated="1019"/>
        </table:table-row>
        <table:table-row table:style-name="ro1">
          <table:table-cell office:value-type="string">
            <text:p>Thomas Jarzombek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Düsseldorf I</text:p>
          </table:table-cell>
          <table:table-cell office:value-type="string">
            <text:p>47,9</text:p>
          </table:table-cell>
          <table:table-cell table:number-columns-repeated="1019"/>
        </table:table-row>
        <table:table-row table:style-name="ro1">
          <table:table-cell office:value-type="string">
            <text:p>Sylvia Pantel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Düsseldorf II</text:p>
          </table:table-cell>
          <table:table-cell office:value-type="string">
            <text:p>40,7</text:p>
          </table:table-cell>
          <table:table-cell table:number-columns-repeated="1019"/>
        </table:table-row>
        <table:table-row table:style-name="ro1">
          <table:table-cell office:value-type="string">
            <text:p>Ralf Kapschack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Ennepe-Ruhr-Kreis II</text:p>
          </table:table-cell>
          <table:table-cell office:value-type="string">
            <text:p>42,3</text:p>
          </table:table-cell>
          <table:table-cell table:number-columns-repeated="1019"/>
        </table:table-row>
        <table:table-row table:style-name="ro1">
          <table:table-cell office:value-type="string">
            <text:p>Dirk Heidenblut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Essen II</text:p>
          </table:table-cell>
          <table:table-cell office:value-type="string">
            <text:p>48,3</text:p>
          </table:table-cell>
          <table:table-cell table:number-columns-repeated="1019"/>
        </table:table-row>
        <table:table-row table:style-name="ro1">
          <table:table-cell office:value-type="string">
            <text:p>Matthias Hau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Essen III</text:p>
          </table:table-cell>
          <table:table-cell office:value-type="string">
            <text:p>39,5</text:p>
          </table:table-cell>
          <table:table-cell table:number-columns-repeated="1019"/>
        </table:table-row>
        <table:table-row table:style-name="ro1">
          <table:table-cell office:value-type="string">
            <text:p>Detlef Seif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Euskirchen – Erftkreis II</text:p>
          </table:table-cell>
          <table:table-cell office:value-type="string">
            <text:p>50,9</text:p>
          </table:table-cell>
          <table:table-cell table:number-columns-repeated="1019"/>
        </table:table-row>
        <table:table-row table:style-name="ro1">
          <table:table-cell office:value-type="string">
            <text:p>Joachim Poß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Gelsenkirchen</text:p>
          </table:table-cell>
          <table:table-cell office:value-type="string">
            <text:p>50,5</text:p>
          </table:table-cell>
          <table:table-cell table:number-columns-repeated="1019"/>
        </table:table-row>
        <table:table-row table:style-name="ro1">
          <table:table-cell office:value-type="string">
            <text:p>Ralph Brinkhaus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Gütersloh</text:p>
          </table:table-cell>
          <table:table-cell office:value-type="string">
            <text:p>50,2</text:p>
          </table:table-cell>
          <table:table-cell table:number-columns-repeated="1019"/>
        </table:table-row>
        <table:table-row table:style-name="ro1">
          <table:table-cell office:value-type="string">
            <text:p>René Röspel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Hagen – Ennepe-Ruhr-Kreis I</text:p>
          </table:table-cell>
          <table:table-cell office:value-type="string">
            <text:p>47,1</text:p>
          </table:table-cell>
          <table:table-cell table:number-columns-repeated="1019"/>
        </table:table-row>
        <table:table-row table:style-name="ro1">
          <table:table-cell office:value-type="string">
            <text:p>Michael Thews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Hamm – Unna II</text:p>
          </table:table-cell>
          <table:table-cell office:value-type="string">
            <text:p>43,3</text:p>
          </table:table-cell>
          <table:table-cell table:number-columns-repeated="1019"/>
        </table:table-row>
        <table:table-row table:style-name="ro1">
          <table:table-cell office:value-type="string">
            <text:p>Wilfried Oellers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Heinsberg</text:p>
          </table:table-cell>
          <table:table-cell office:value-type="string">
            <text:p>53,4</text:p>
          </table:table-cell>
          <table:table-cell table:number-columns-repeated="1019"/>
        </table:table-row>
        <table:table-row table:style-name="ro1">
          <table:table-cell office:value-type="string">
            <text:p>Stefan Schwartz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Herford – Minden-Lübbecke II</text:p>
          </table:table-cell>
          <table:table-cell office:value-type="string">
            <text:p>41,3</text:p>
          </table:table-cell>
          <table:table-cell table:number-columns-repeated="1019"/>
        </table:table-row>
        <table:table-row table:style-name="ro1">
          <table:table-cell office:value-type="string">
            <text:p>Michelle Müntefering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Herne – Bochum II</text:p>
          </table:table-cell>
          <table:table-cell office:value-type="string">
            <text:p>48,6</text:p>
          </table:table-cell>
          <table:table-cell table:number-columns-repeated="1019"/>
        </table:table-row>
        <table:table-row table:style-name="ro1">
          <table:table-cell office:value-type="string">
            <text:p>Patrick Sensbur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Hochsauerlandkreis</text:p>
          </table:table-cell>
          <table:table-cell office:value-type="string">
            <text:p>56,1</text:p>
          </table:table-cell>
          <table:table-cell table:number-columns-repeated="1019"/>
        </table:table-row>
        <table:table-row table:style-name="ro1">
          <table:table-cell office:value-type="string">
            <text:p>Christian Haas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Höxter–Lippe II</text:p>
          </table:table-cell>
          <table:table-cell office:value-type="string">
            <text:p>50,0</text:p>
          </table:table-cell>
          <table:table-cell table:number-columns-repeated="1019"/>
        </table:table-row>
        <table:table-row table:style-name="ro1">
          <table:table-cell office:value-type="string">
            <text:p>Ronald Pofalla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Kleve</text:p>
          </table:table-cell>
          <table:table-cell office:value-type="string">
            <text:p>50,9</text:p>
          </table:table-cell>
          <table:table-cell table:number-columns-repeated="1019"/>
        </table:table-row>
        <table:table-row table:style-name="ro1">
          <table:table-cell office:value-type="string">
            <text:p>Martin Dörman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Köln I</text:p>
          </table:table-cell>
          <table:table-cell office:value-type="string">
            <text:p>37,0</text:p>
          </table:table-cell>
          <table:table-cell table:number-columns-repeated="1019"/>
        </table:table-row>
        <table:table-row table:style-name="ro1">
          <table:table-cell office:value-type="string">
            <text:p>Heribert Hirt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Köln II</text:p>
          </table:table-cell>
          <table:table-cell office:value-type="string">
            <text:p>40,0</text:p>
          </table:table-cell>
          <table:table-cell table:number-columns-repeated="1019"/>
        </table:table-row>
        <table:table-row table:style-name="ro1">
          <table:table-cell office:value-type="string">
            <text:p>Rolf Mützenich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Köln III</text:p>
          </table:table-cell>
          <table:table-cell office:value-type="string">
            <text:p>39,3</text:p>
          </table:table-cell>
          <table:table-cell table:number-columns-repeated="1019"/>
        </table:table-row>
        <table:table-row table:style-name="ro1">
          <table:table-cell office:value-type="string">
            <text:p>Ansgar Hevel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Krefeld I – Neuss II</text:p>
          </table:table-cell>
          <table:table-cell office:value-type="string">
            <text:p>49,1</text:p>
          </table:table-cell>
          <table:table-cell table:number-columns-repeated="1019"/>
        </table:table-row>
        <table:table-row table:style-name="ro1">
          <table:table-cell office:value-type="string">
            <text:p>Siegmund Ehrman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Krefeld II – Wesel II</text:p>
          </table:table-cell>
          <table:table-cell office:value-type="string">
            <text:p>41,5</text:p>
          </table:table-cell>
          <table:table-cell table:number-columns-repeated="1019"/>
        </table:table-row>
        <table:table-row table:style-name="ro1">
          <table:table-cell office:value-type="string">
            <text:p>Karl Lauterbach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Leverkusen – Köln IV</text:p>
          </table:table-cell>
          <table:table-cell office:value-type="string">
            <text:p>41,3</text:p>
          </table:table-cell>
          <table:table-cell table:number-columns-repeated="1019"/>
        </table:table-row>
        <table:table-row table:style-name="ro1">
          <table:table-cell office:value-type="string">
            <text:p>Dirk Beck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Lippe I</text:p>
          </table:table-cell>
          <table:table-cell office:value-type="string">
            <text:p>41,1</text:p>
          </table:table-cell>
          <table:table-cell table:number-columns-repeated="1019"/>
        </table:table-row>
        <table:table-row table:style-name="ro1">
          <table:table-cell office:value-type="string">
            <text:p>Dagmar Freitag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Märkischer Kreis II</text:p>
          </table:table-cell>
          <table:table-cell office:value-type="string">
            <text:p>41,7</text:p>
          </table:table-cell>
          <table:table-cell table:number-columns-repeated="1019"/>
        </table:table-row>
        <table:table-row table:style-name="ro1">
          <table:table-cell office:value-type="string">
            <text:p>Michaela Noll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Mettmann I</text:p>
          </table:table-cell>
          <table:table-cell office:value-type="string">
            <text:p>49,5</text:p>
          </table:table-cell>
          <table:table-cell table:number-columns-repeated="1019"/>
        </table:table-row>
        <table:table-row table:style-name="ro1">
          <table:table-cell office:value-type="string">
            <text:p>Peter Bey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Mettmann II</text:p>
          </table:table-cell>
          <table:table-cell office:value-type="string">
            <text:p>45,6</text:p>
          </table:table-cell>
          <table:table-cell table:number-columns-repeated="1019"/>
        </table:table-row>
        <table:table-row table:style-name="ro1">
          <table:table-cell office:value-type="string">
            <text:p>Steffen Kampet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Minden-Lübbecke I</text:p>
          </table:table-cell>
          <table:table-cell office:value-type="string">
            <text:p>46,3</text:p>
          </table:table-cell>
          <table:table-cell table:number-columns-repeated="1019"/>
        </table:table-row>
        <table:table-row table:style-name="ro1">
          <table:table-cell office:value-type="string">
            <text:p>Günter Krings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Mönchengladbach</text:p>
          </table:table-cell>
          <table:table-cell office:value-type="string">
            <text:p>50,8</text:p>
          </table:table-cell>
          <table:table-cell table:number-columns-repeated="1019"/>
        </table:table-row>
        <table:table-row table:style-name="ro1">
          <table:table-cell office:value-type="string">
            <text:p>Arno Klar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Mülheim – Essen I</text:p>
          </table:table-cell>
          <table:table-cell office:value-type="string">
            <text:p>42,2</text:p>
          </table:table-cell>
          <table:table-cell table:number-columns-repeated="1019"/>
        </table:table-row>
        <table:table-row table:style-name="ro1">
          <table:table-cell office:value-type="string">
            <text:p>Sybille Benn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Münster</text:p>
          </table:table-cell>
          <table:table-cell office:value-type="string">
            <text:p>38,8</text:p>
          </table:table-cell>
          <table:table-cell table:number-columns-repeated="1019"/>
        </table:table-row>
        <table:table-row table:style-name="ro1">
          <table:table-cell office:value-type="string">
            <text:p>Hermann Gröh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Neuss I</text:p>
          </table:table-cell>
          <table:table-cell office:value-type="string">
            <text:p>51,6</text:p>
          </table:table-cell>
          <table:table-cell table:number-columns-repeated="1019"/>
        </table:table-row>
        <table:table-row table:style-name="ro1">
          <table:table-cell office:value-type="string">
            <text:p>Klaus-Peter Flosbach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Oberbergischer Kreis</text:p>
          </table:table-cell>
          <table:table-cell office:value-type="string">
            <text:p>52,2</text:p>
          </table:table-cell>
          <table:table-cell table:number-columns-repeated="1019"/>
        </table:table-row>
        <table:table-row table:style-name="ro1">
          <table:table-cell office:value-type="string">
            <text:p>Dirk Vöpel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Oberhausen – Wesel III</text:p>
          </table:table-cell>
          <table:table-cell office:value-type="string">
            <text:p>45,1</text:p>
          </table:table-cell>
          <table:table-cell table:number-columns-repeated="1019"/>
        </table:table-row>
        <table:table-row table:style-name="ro1">
          <table:table-cell office:value-type="string">
            <text:p>Matthias Heid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Olpe – Märkischer Kreis I</text:p>
          </table:table-cell>
          <table:table-cell office:value-type="string">
            <text:p>51,7</text:p>
          </table:table-cell>
          <table:table-cell table:number-columns-repeated="1019"/>
        </table:table-row>
        <table:table-row table:style-name="ro1">
          <table:table-cell office:value-type="string">
            <text:p>Carsten Linneman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Paderborn</text:p>
          </table:table-cell>
          <table:table-cell office:value-type="string">
            <text:p>59,1</text:p>
          </table:table-cell>
          <table:table-cell table:number-columns-repeated="1019"/>
        </table:table-row>
        <table:table-row table:style-name="ro1">
          <table:table-cell office:value-type="string">
            <text:p>Frank Schwab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Recklinghausen I</text:p>
          </table:table-cell>
          <table:table-cell office:value-type="string">
            <text:p>45,2</text:p>
          </table:table-cell>
          <table:table-cell table:number-columns-repeated="1019"/>
        </table:table-row>
        <table:table-row table:style-name="ro1">
          <table:table-cell office:value-type="string">
            <text:p>Michael Groß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Recklinghausen II</text:p>
          </table:table-cell>
          <table:table-cell office:value-type="string">
            <text:p>45,7</text:p>
          </table:table-cell>
          <table:table-cell table:number-columns-repeated="1019"/>
        </table:table-row>
        <table:table-row table:style-name="ro1">
          <table:table-cell office:value-type="string">
            <text:p>Georg Kippels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Rhein-Erft-Kreis I</text:p>
          </table:table-cell>
          <table:table-cell office:value-type="string">
            <text:p>47,3</text:p>
          </table:table-cell>
          <table:table-cell table:number-columns-repeated="1019"/>
        </table:table-row>
        <table:table-row table:style-name="ro1">
          <table:table-cell office:value-type="string">
            <text:p>Elisabeth Winkelmeier-Beck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Rhein-Sieg-Kreis I</text:p>
          </table:table-cell>
          <table:table-cell office:value-type="string">
            <text:p>49,6</text:p>
          </table:table-cell>
          <table:table-cell table:number-columns-repeated="1019"/>
        </table:table-row>
        <table:table-row table:style-name="ro1">
          <table:table-cell office:value-type="string">
            <text:p>Norbert Röttge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Rhein-Sieg-Kreis II</text:p>
          </table:table-cell>
          <table:table-cell office:value-type="string">
            <text:p>52,4</text:p>
          </table:table-cell>
          <table:table-cell table:number-columns-repeated="1019"/>
        </table:table-row>
        <table:table-row table:style-name="ro1">
          <table:table-cell office:value-type="string">
            <text:p>Wolfgang Bosbach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Rheinisch-Bergischer Kreis</text:p>
          </table:table-cell>
          <table:table-cell office:value-type="string">
            <text:p>58,5</text:p>
          </table:table-cell>
          <table:table-cell table:number-columns-repeated="1019"/>
        </table:table-row>
        <table:table-row table:style-name="ro1">
          <table:table-cell office:value-type="string">
            <text:p>Volkmar Klei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Siegen-Wittgenstein</text:p>
          </table:table-cell>
          <table:table-cell office:value-type="string">
            <text:p>45,8</text:p>
          </table:table-cell>
          <table:table-cell table:number-columns-repeated="1019"/>
        </table:table-row>
        <table:table-row table:style-name="ro1">
          <table:table-cell office:value-type="string">
            <text:p>Bernhard Schulte-Drüggelt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Soest</text:p>
          </table:table-cell>
          <table:table-cell office:value-type="string">
            <text:p>49,8</text:p>
          </table:table-cell>
          <table:table-cell table:number-columns-repeated="1019"/>
        </table:table-row>
        <table:table-row table:style-name="ro1">
          <table:table-cell office:value-type="string">
            <text:p>Jürgen Hardt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Solingen – Remscheid – Wuppertal II</text:p>
          </table:table-cell>
          <table:table-cell office:value-type="string">
            <text:p>44,3</text:p>
          </table:table-cell>
          <table:table-cell table:number-columns-repeated="1019"/>
        </table:table-row>
        <table:table-row table:style-name="ro1">
          <table:table-cell office:value-type="string">
            <text:p>Jens Spah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Steinfurt I – Borken I</text:p>
          </table:table-cell>
          <table:table-cell office:value-type="string">
            <text:p>52,0</text:p>
          </table:table-cell>
          <table:table-cell table:number-columns-repeated="1019"/>
        </table:table-row>
        <table:table-row table:style-name="ro1">
          <table:table-cell office:value-type="string">
            <text:p>Anja Karliczek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Steinfurt III</text:p>
          </table:table-cell>
          <table:table-cell office:value-type="string">
            <text:p>47,9</text:p>
          </table:table-cell>
          <table:table-cell table:number-columns-repeated="1019"/>
        </table:table-row>
        <table:table-row table:style-name="ro1">
          <table:table-cell office:value-type="string">
            <text:p>Oliver Kaczmarek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Unna I</text:p>
          </table:table-cell>
          <table:table-cell office:value-type="string">
            <text:p>46,7</text:p>
          </table:table-cell>
          <table:table-cell table:number-columns-repeated="1019"/>
        </table:table-row>
        <table:table-row table:style-name="ro1">
          <table:table-cell office:value-type="string">
            <text:p>Uwe Schumm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Viersen</text:p>
          </table:table-cell>
          <table:table-cell office:value-type="string">
            <text:p>53,0</text:p>
          </table:table-cell>
          <table:table-cell table:number-columns-repeated="1019"/>
        </table:table-row>
        <table:table-row table:style-name="ro1">
          <table:table-cell office:value-type="string">
            <text:p>Reinhold Sendk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Warendorf</text:p>
          </table:table-cell>
          <table:table-cell office:value-type="string">
            <text:p>51,3</text:p>
          </table:table-cell>
          <table:table-cell table:number-columns-repeated="1019"/>
        </table:table-row>
        <table:table-row table:style-name="ro1">
          <table:table-cell office:value-type="string">
            <text:p>Sabine Weiss (Wesel I)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office:value-type="string">
            <text:p>Wesel I</text:p>
          </table:table-cell>
          <table:table-cell office:value-type="string">
            <text:p>43,5</text:p>
          </table:table-cell>
          <table:table-cell table:number-columns-repeated="1019"/>
        </table:table-row>
        <table:table-row table:style-name="ro1">
          <table:table-cell office:value-type="string">
            <text:p>Manfred Zöllm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office:value-type="string">
            <text:p>Wuppertal I</text:p>
          </table:table-cell>
          <table:table-cell office:value-type="string">
            <text:p>40,7</text:p>
          </table:table-cell>
          <table:table-cell table:number-columns-repeated="1019"/>
        </table:table-row>
        <table:table-row table:style-name="ro1">
          <table:table-cell office:value-type="string">
            <text:p>Ralf Brauksiep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Cajus Julius Caesa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arie-Luise Dött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Jutta Eckenbach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Ingrid Fischbach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Cemile Giousouf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ubert Hüpp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ylvia Jörriße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teffen Kanitz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Norbert Lammert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Claudia Lücking-Michel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Thomas Mahlber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Gisela Manderla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arsten Mör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elmut Nowak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Tim Osterman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erstin Radomski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Rita Stockhof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Lena Strothmann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Astrid Timmermann-Fecht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ven Volmering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Christel Voßbeck-Kays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Oliver Wittk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einrich Zertik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Peter Hintze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Philipp Mißfelder</text:p>
          </table:table-cell>
          <table:table-cell office:value-type="string">
            <text:p>CDU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atthias Birkwald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evim Dağdelen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Inge Höger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Andrej Hunko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lla Jelpke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Niema Movassat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Alexander Neu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athrin Vogler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ahra Wagenknecht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ubertus Zdebel</text:p>
          </table:table-cell>
          <table:table-cell office:value-type="string">
            <text:p>DIE LINK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Volker Beck (Köln)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atja Dörner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atharina Dröge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ai Gehring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Britta Haßelmann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Bärbel Höhn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aria Klein-Schmeink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Oliver Krischer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arkus Kurth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Irene Mihalic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Friedrich Ostendorff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rsula Schauws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Frithjof Schmidt</text:p>
          </table:table-cell>
          <table:table-cell office:value-type="string">
            <text:p>GRÜNE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Ingrid Arndt-Brau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Burkhard Blienert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Willi Bras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Petra Cron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Bernhard Daldrup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ichaela Engelmeier-Heit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Kerstin Gries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lrich Hampel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Sebastian Hartman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Wolfgang Hellmich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Barbara Hendricks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ans-Ulrich Krüg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Helga Kühn-Mengel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Dietmar Nietan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Achim Post (Minden)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Andreas Rimkus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do Schiefn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lla Schmidt (Aachen)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Ursula Schult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Norbert Spinrath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Christoph Strässer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Dirk Wiese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Gülistan Yüksel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Petra Hinz (Essen)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Peer Steinbrück</text:p>
          </table:table-cell>
          <table:table-cell office:value-type="string">
            <text:p>SPD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1">
          <table:table-cell office:value-type="string">
            <text:p>Mechthild Heil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Ahrweiler</text:p>
          </table:table-cell>
          <table:table-cell office:value-type="string">
            <text:p>55,5</text:p>
          </table:table-cell>
          <table:table-cell table:number-columns-repeated="1019"/>
        </table:table-row>
        <table:table-row table:style-name="ro1">
          <table:table-cell office:value-type="string">
            <text:p>Patrick Schnied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Bitburg</text:p>
          </table:table-cell>
          <table:table-cell office:value-type="string">
            <text:p>56,0</text:p>
          </table:table-cell>
          <table:table-cell table:number-columns-repeated="1019"/>
        </table:table-row>
        <table:table-row table:style-name="ro1">
          <table:table-cell office:value-type="string">
            <text:p>Gustav Herzog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office:value-type="string">
            <text:p>Kaiserslautern</text:p>
          </table:table-cell>
          <table:table-cell office:value-type="string">
            <text:p>38,5</text:p>
          </table:table-cell>
          <table:table-cell table:number-columns-repeated="1019"/>
        </table:table-row>
        <table:table-row table:style-name="ro1">
          <table:table-cell office:value-type="string">
            <text:p>Michael Fuchs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Koblenz</text:p>
          </table:table-cell>
          <table:table-cell office:value-type="string">
            <text:p>48,0</text:p>
          </table:table-cell>
          <table:table-cell table:number-columns-repeated="1019"/>
        </table:table-row>
        <table:table-row table:style-name="ro1">
          <table:table-cell office:value-type="string">
            <text:p>Antje Lezius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Kreuznach</text:p>
          </table:table-cell>
          <table:table-cell office:value-type="string">
            <text:p>41,4</text:p>
          </table:table-cell>
          <table:table-cell table:number-columns-repeated="1019"/>
        </table:table-row>
        <table:table-row table:style-name="ro1">
          <table:table-cell office:value-type="string">
            <text:p>Maria Böhm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Ludwigshafen/Frankenthal</text:p>
          </table:table-cell>
          <table:table-cell office:value-type="string">
            <text:p>43,3</text:p>
          </table:table-cell>
          <table:table-cell table:number-columns-repeated="1019"/>
        </table:table-row>
        <table:table-row table:style-name="ro1">
          <table:table-cell office:value-type="string">
            <text:p>Ursula Groden-Kranich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Mainz</text:p>
          </table:table-cell>
          <table:table-cell office:value-type="string">
            <text:p>40,2</text:p>
          </table:table-cell>
          <table:table-cell table:number-columns-repeated="1019"/>
        </table:table-row>
        <table:table-row table:style-name="ro1">
          <table:table-cell office:value-type="string">
            <text:p>Andreas Nick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Montabaur</text:p>
          </table:table-cell>
          <table:table-cell office:value-type="string">
            <text:p>49,4</text:p>
          </table:table-cell>
          <table:table-cell table:number-columns-repeated="1019"/>
        </table:table-row>
        <table:table-row table:style-name="ro1">
          <table:table-cell office:value-type="string">
            <text:p>Peter Bles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Mosel/Rhein-Hunsrück</text:p>
          </table:table-cell>
          <table:table-cell office:value-type="string">
            <text:p>53,6</text:p>
          </table:table-cell>
          <table:table-cell table:number-columns-repeated="1019"/>
        </table:table-row>
        <table:table-row table:style-name="ro1">
          <table:table-cell office:value-type="string">
            <text:p>Norbert Schindl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Neustadt – Speyer</text:p>
          </table:table-cell>
          <table:table-cell office:value-type="string">
            <text:p>47,9</text:p>
          </table:table-cell>
          <table:table-cell table:number-columns-repeated="1019"/>
        </table:table-row>
        <table:table-row table:style-name="ro1">
          <table:table-cell office:value-type="string">
            <text:p>Erwin Rüddel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Neuwied</text:p>
          </table:table-cell>
          <table:table-cell office:value-type="string">
            <text:p>46,9</text:p>
          </table:table-cell>
          <table:table-cell table:number-columns-repeated="1019"/>
        </table:table-row>
        <table:table-row table:style-name="ro1">
          <table:table-cell office:value-type="string">
            <text:p>Anita Schäfer (Saalstadt)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Pirmasens</text:p>
          </table:table-cell>
          <table:table-cell office:value-type="string">
            <text:p>39,4</text:p>
          </table:table-cell>
          <table:table-cell table:number-columns-repeated="1019"/>
        </table:table-row>
        <table:table-row table:style-name="ro1">
          <table:table-cell office:value-type="string">
            <text:p>Thomas Gebhart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Südpfalz</text:p>
          </table:table-cell>
          <table:table-cell office:value-type="string">
            <text:p>48,8</text:p>
          </table:table-cell>
          <table:table-cell table:number-columns-repeated="1019"/>
        </table:table-row>
        <table:table-row table:style-name="ro1">
          <table:table-cell office:value-type="string">
            <text:p>Bernhard Kast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Trier</text:p>
          </table:table-cell>
          <table:table-cell office:value-type="string">
            <text:p>48,8</text:p>
          </table:table-cell>
          <table:table-cell table:number-columns-repeated="1019"/>
        </table:table-row>
        <table:table-row table:style-name="ro1">
          <table:table-cell office:value-type="string">
            <text:p>Jan Metzl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office:value-type="string">
            <text:p>Worms</text:p>
          </table:table-cell>
          <table:table-cell office:value-type="string">
            <text:p>42,0</text:p>
          </table:table-cell>
          <table:table-cell table:number-columns-repeated="1019"/>
        </table:table-row>
        <table:table-row table:style-name="ro1">
          <table:table-cell office:value-type="string">
            <text:p>Xaver Jung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Johannes Steiniger</text:p>
          </table:table-cell>
          <table:table-cell office:value-type="string">
            <text:p>CDU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Alexander Ulrich</text:p>
          </table:table-cell>
          <table:table-cell office:value-type="string">
            <text:p>DIE LINKE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Katrin Werner</text:p>
          </table:table-cell>
          <table:table-cell office:value-type="string">
            <text:p>DIE LINKE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Tobias Lindner</text:p>
          </table:table-cell>
          <table:table-cell office:value-type="string">
            <text:p>GRÜNE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Tabea Rößner</text:p>
          </table:table-cell>
          <table:table-cell office:value-type="string">
            <text:p>GRÜNE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Corinna Rüffer</text:p>
          </table:table-cell>
          <table:table-cell office:value-type="string">
            <text:p>GRÜNE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Katarina Barley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Doris Barnett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Michael Hartmann (Wackernheim)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Marcus Held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Thomas Hitschler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Andrea Nahles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Detlev Pilger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Gabi Weber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Sabine Bätzing-Lichtenthäler</text:p>
          </table:table-cell>
          <table:table-cell office:value-type="string">
            <text:p>SPD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1">
          <table:table-cell office:value-type="string">
            <text:p>Alexander Funk</text:p>
          </table:table-cell>
          <table:table-cell office:value-type="string">
            <text:p>CDU</text:p>
          </table:table-cell>
          <table:table-cell office:value-type="string">
            <text:p>Saarland </text:p>
          </table:table-cell>
          <table:table-cell office:value-type="string">
            <text:p>Homburg</text:p>
          </table:table-cell>
          <table:table-cell office:value-type="string">
            <text:p>39,8</text:p>
          </table:table-cell>
          <table:table-cell table:number-columns-repeated="1019"/>
        </table:table-row>
        <table:table-row table:style-name="ro1">
          <table:table-cell office:value-type="string">
            <text:p>Anette Hübinger</text:p>
          </table:table-cell>
          <table:table-cell office:value-type="string">
            <text:p>CDU</text:p>
          </table:table-cell>
          <table:table-cell office:value-type="string">
            <text:p>Saarland </text:p>
          </table:table-cell>
          <table:table-cell office:value-type="string">
            <text:p>Saarbrücken</text:p>
          </table:table-cell>
          <table:table-cell office:value-type="string">
            <text:p>36,9</text:p>
          </table:table-cell>
          <table:table-cell table:number-columns-repeated="1019"/>
        </table:table-row>
        <table:table-row table:style-name="ro1">
          <table:table-cell office:value-type="string">
            <text:p>Peter Altmaier</text:p>
          </table:table-cell>
          <table:table-cell office:value-type="string">
            <text:p>CDU</text:p>
          </table:table-cell>
          <table:table-cell office:value-type="string">
            <text:p>Saarland </text:p>
          </table:table-cell>
          <table:table-cell office:value-type="string">
            <text:p>Saarlouis</text:p>
          </table:table-cell>
          <table:table-cell office:value-type="string">
            <text:p>44,5</text:p>
          </table:table-cell>
          <table:table-cell table:number-columns-repeated="1019"/>
        </table:table-row>
        <table:table-row table:style-name="ro1">
          <table:table-cell office:value-type="string">
            <text:p>Nadine Schön (St. Wendel)</text:p>
          </table:table-cell>
          <table:table-cell office:value-type="string">
            <text:p>CDU</text:p>
          </table:table-cell>
          <table:table-cell office:value-type="string">
            <text:p>Saarland </text:p>
          </table:table-cell>
          <table:table-cell office:value-type="string">
            <text:p>St. Wendel</text:p>
          </table:table-cell>
          <table:table-cell office:value-type="string">
            <text:p>45,4</text:p>
          </table:table-cell>
          <table:table-cell table:number-columns-repeated="1019"/>
        </table:table-row>
        <table:table-row table:style-name="ro1">
          <table:table-cell office:value-type="string">
            <text:p>Thomas Lutze</text:p>
          </table:table-cell>
          <table:table-cell office:value-type="string">
            <text:p>DIE LINKE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1">
          <table:table-cell office:value-type="string">
            <text:p>Markus Tressel</text:p>
          </table:table-cell>
          <table:table-cell office:value-type="string">
            <text:p>GRÜNE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1">
          <table:table-cell office:value-type="string">
            <text:p>Elke Ferner</text:p>
          </table:table-cell>
          <table:table-cell office:value-type="string">
            <text:p>SPD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1">
          <table:table-cell office:value-type="string">
            <text:p>Heidtrud Henn</text:p>
          </table:table-cell>
          <table:table-cell office:value-type="string">
            <text:p>SPD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1">
          <table:table-cell office:value-type="string">
            <text:p>Reinhold Jost</text:p>
          </table:table-cell>
          <table:table-cell office:value-type="string">
            <text:p>SPD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1">
          <table:table-cell office:value-type="string">
            <text:p>Maria Michalk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Bautzen I</text:p>
          </table:table-cell>
          <table:table-cell office:value-type="string">
            <text:p>49,2</text:p>
          </table:table-cell>
          <table:table-cell table:number-columns-repeated="1019"/>
        </table:table-row>
        <table:table-row table:style-name="ro1">
          <table:table-cell office:value-type="string">
            <text:p>Frank Heinrich (Chemnitz)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Chemnitz</text:p>
          </table:table-cell>
          <table:table-cell office:value-type="string">
            <text:p>41,7</text:p>
          </table:table-cell>
          <table:table-cell table:number-columns-repeated="1019"/>
        </table:table-row>
        <table:table-row table:style-name="ro1">
          <table:table-cell office:value-type="string">
            <text:p>Marco Wanderwitz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Chemnitzer Umland – Erzgebirgskreis II</text:p>
          </table:table-cell>
          <table:table-cell office:value-type="string">
            <text:p>49,6</text:p>
          </table:table-cell>
          <table:table-cell table:number-columns-repeated="1019"/>
        </table:table-row>
        <table:table-row table:style-name="ro1">
          <table:table-cell office:value-type="string">
            <text:p>Andreas Lämmel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Dresden I</text:p>
          </table:table-cell>
          <table:table-cell office:value-type="string">
            <text:p>42,6</text:p>
          </table:table-cell>
          <table:table-cell table:number-columns-repeated="1019"/>
        </table:table-row>
        <table:table-row table:style-name="ro1">
          <table:table-cell office:value-type="string">
            <text:p>Arnold Vaatz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Dresden II – Bautzen II</text:p>
          </table:table-cell>
          <table:table-cell office:value-type="string">
            <text:p>41,8</text:p>
          </table:table-cell>
          <table:table-cell table:number-columns-repeated="1019"/>
        </table:table-row>
        <table:table-row table:style-name="ro1">
          <table:table-cell office:value-type="string">
            <text:p>Günter Baumann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Erzgebirgskreis I</text:p>
          </table:table-cell>
          <table:table-cell office:value-type="string">
            <text:p>50,2</text:p>
          </table:table-cell>
          <table:table-cell table:number-columns-repeated="1019"/>
        </table:table-row>
        <table:table-row table:style-name="ro1">
          <table:table-cell office:value-type="string">
            <text:p>Michael Kretschmer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Görlitz</text:p>
          </table:table-cell>
          <table:table-cell office:value-type="string">
            <text:p>49,6</text:p>
          </table:table-cell>
          <table:table-cell table:number-columns-repeated="1019"/>
        </table:table-row>
        <table:table-row table:style-name="ro1">
          <table:table-cell office:value-type="string">
            <text:p>Bettina Kudla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Leipzig I</text:p>
          </table:table-cell>
          <table:table-cell office:value-type="string">
            <text:p>40,0</text:p>
          </table:table-cell>
          <table:table-cell table:number-columns-repeated="1019"/>
        </table:table-row>
        <table:table-row table:style-name="ro1">
          <table:table-cell office:value-type="string">
            <text:p>Thomas Feist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Leipzig II</text:p>
          </table:table-cell>
          <table:table-cell office:value-type="string">
            <text:p>34,3</text:p>
          </table:table-cell>
          <table:table-cell table:number-columns-repeated="1019"/>
        </table:table-row>
        <table:table-row table:style-name="ro1">
          <table:table-cell office:value-type="string">
            <text:p>Katharina Landgraf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Leipzig-Land</text:p>
          </table:table-cell>
          <table:table-cell office:value-type="string">
            <text:p>51,3</text:p>
          </table:table-cell>
          <table:table-cell table:number-columns-repeated="1019"/>
        </table:table-row>
        <table:table-row table:style-name="ro1">
          <table:table-cell office:value-type="string">
            <text:p>Thomas de Maizière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Meißen</text:p>
          </table:table-cell>
          <table:table-cell office:value-type="string">
            <text:p>53,6</text:p>
          </table:table-cell>
          <table:table-cell table:number-columns-repeated="1019"/>
        </table:table-row>
        <table:table-row table:style-name="ro1">
          <table:table-cell office:value-type="string">
            <text:p>Veronika Bellmann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Mittelsachsen</text:p>
          </table:table-cell>
          <table:table-cell office:value-type="string">
            <text:p>51,9</text:p>
          </table:table-cell>
          <table:table-cell table:number-columns-repeated="1019"/>
        </table:table-row>
        <table:table-row table:style-name="ro1">
          <table:table-cell office:value-type="string">
            <text:p>Marian Wendt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Nordsachsen</text:p>
          </table:table-cell>
          <table:table-cell office:value-type="string">
            <text:p>45,6</text:p>
          </table:table-cell>
          <table:table-cell table:number-columns-repeated="1019"/>
        </table:table-row>
        <table:table-row table:style-name="ro1">
          <table:table-cell office:value-type="string">
            <text:p>Klaus Brähmig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Sächsische Schweiz – Osterzgebirge</text:p>
          </table:table-cell>
          <table:table-cell office:value-type="string">
            <text:p>50,2</text:p>
          </table:table-cell>
          <table:table-cell table:number-columns-repeated="1019"/>
        </table:table-row>
        <table:table-row table:style-name="ro1">
          <table:table-cell office:value-type="string">
            <text:p>Robert Hochbaum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Vogtlandkreis</text:p>
          </table:table-cell>
          <table:table-cell office:value-type="string">
            <text:p>48,3</text:p>
          </table:table-cell>
          <table:table-cell table:number-columns-repeated="1019"/>
        </table:table-row>
        <table:table-row table:style-name="ro1">
          <table:table-cell office:value-type="string">
            <text:p>Carsten Körber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office:value-type="string">
            <text:p>Zwickau</text:p>
          </table:table-cell>
          <table:table-cell office:value-type="string">
            <text:p>44,6</text:p>
          </table:table-cell>
          <table:table-cell table:number-columns-repeated="1019"/>
        </table:table-row>
        <table:table-row table:style-name="ro1">
          <table:table-cell office:value-type="string">
            <text:p>Yvonne Magwas</text:p>
          </table:table-cell>
          <table:table-cell office:value-type="string">
            <text:p>CDU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André Hahn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Susanna Karawanskij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Katja Kipping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Caren Lay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Michael Leutert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Axel Troost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Jörn Wunderlich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Sabine Zimmermann (Zwickau)</text:p>
          </table:table-cell>
          <table:table-cell office:value-type="string">
            <text:p>DIE LINK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Stephan Kühn (Dresden)</text:p>
          </table:table-cell>
          <table:table-cell office:value-type="string">
            <text:p>GRÜN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Monika Lazar</text:p>
          </table:table-cell>
          <table:table-cell office:value-type="string">
            <text:p>GRÜNE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Wolfgang Gunkel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Thomas Jurk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Daniela Kolbe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Simone Raatz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Susann Rüthrich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Wolfgang Tiefensee</text:p>
          </table:table-cell>
          <table:table-cell office:value-type="string">
            <text:p>SPD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1">
          <table:table-cell office:value-type="string">
            <text:p>Jörg Hellmuth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Altmark</text:p>
          </table:table-cell>
          <table:table-cell office:value-type="string">
            <text:p>42,1</text:p>
          </table:table-cell>
          <table:table-cell table:number-columns-repeated="1019"/>
        </table:table-row>
        <table:table-row table:style-name="ro1">
          <table:table-cell office:value-type="string">
            <text:p>Kees de Vries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Anhalt</text:p>
          </table:table-cell>
          <table:table-cell office:value-type="string">
            <text:p>41,0</text:p>
          </table:table-cell>
          <table:table-cell table:number-columns-repeated="1019"/>
        </table:table-row>
        <table:table-row table:style-name="ro1">
          <table:table-cell office:value-type="string">
            <text:p>Manfred Behrens (Börde)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Börde – Jerichower Land</text:p>
          </table:table-cell>
          <table:table-cell office:value-type="string">
            <text:p>44,6</text:p>
          </table:table-cell>
          <table:table-cell table:number-columns-repeated="1019"/>
        </table:table-row>
        <table:table-row table:style-name="ro1">
          <table:table-cell office:value-type="string">
            <text:p>Dieter Stier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Burgenland – Saalekreis</text:p>
          </table:table-cell>
          <table:table-cell office:value-type="string">
            <text:p>44,8</text:p>
          </table:table-cell>
          <table:table-cell table:number-columns-repeated="1019"/>
        </table:table-row>
        <table:table-row table:style-name="ro1">
          <table:table-cell office:value-type="string">
            <text:p>Ulrich Petzold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Dessau – Wittenberg</text:p>
          </table:table-cell>
          <table:table-cell office:value-type="string">
            <text:p>44,6</text:p>
          </table:table-cell>
          <table:table-cell table:number-columns-repeated="1019"/>
        </table:table-row>
        <table:table-row table:style-name="ro1">
          <table:table-cell office:value-type="string">
            <text:p>Christoph Bergner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Halle</text:p>
          </table:table-cell>
          <table:table-cell office:value-type="string">
            <text:p>36,3</text:p>
          </table:table-cell>
          <table:table-cell table:number-columns-repeated="1019"/>
        </table:table-row>
        <table:table-row table:style-name="ro1">
          <table:table-cell office:value-type="string">
            <text:p>Heike Brehmer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Harz</text:p>
          </table:table-cell>
          <table:table-cell office:value-type="string">
            <text:p>46,0</text:p>
          </table:table-cell>
          <table:table-cell table:number-columns-repeated="1019"/>
        </table:table-row>
        <table:table-row table:style-name="ro1">
          <table:table-cell office:value-type="string">
            <text:p>Tino Sorge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Magdeburg</text:p>
          </table:table-cell>
          <table:table-cell office:value-type="string">
            <text:p>36,3</text:p>
          </table:table-cell>
          <table:table-cell table:number-columns-repeated="1019"/>
        </table:table-row>
        <table:table-row table:style-name="ro1">
          <table:table-cell office:value-type="string">
            <text:p>Uda Heller</text:p>
          </table:table-cell>
          <table:table-cell office:value-type="string">
            <text:p>CDU</text:p>
          </table:table-cell>
          <table:table-cell office:value-type="string">
            <text:p>Sachsen-Anhalt </text:p>
          </table:table-cell>
          <table:table-cell office:value-type="string">
            <text:p>Mansfeld</text:p>
          </table:table-cell>
          <table:table-cell office:value-type="string">
            <text:p>41,9</text:p>
          </table:table-cell>
          <table:table-cell table:number-columns-repeated="1019"/>
        </table:table-row>
        <table:table-row table:style-name="ro1">
          <table:table-cell office:value-type="string">
            <text:p>Roland Claus</text:p>
          </table:table-cell>
          <table:table-cell office:value-type="string">
            <text:p>DIE LINK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Rosemarie Hein</text:p>
          </table:table-cell>
          <table:table-cell office:value-type="string">
            <text:p>DIE LINK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Jan Korte</text:p>
          </table:table-cell>
          <table:table-cell office:value-type="string">
            <text:p>DIE LINK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Katrin Kunert</text:p>
          </table:table-cell>
          <table:table-cell office:value-type="string">
            <text:p>DIE LINK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Petra Sitte</text:p>
          </table:table-cell>
          <table:table-cell office:value-type="string">
            <text:p>DIE LINK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Steffi Lemke</text:p>
          </table:table-cell>
          <table:table-cell office:value-type="string">
            <text:p>GRÜNE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Karamba Diaby</text:p>
          </table:table-cell>
          <table:table-cell office:value-type="string">
            <text:p>SPD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Marina Kermer</text:p>
          </table:table-cell>
          <table:table-cell office:value-type="string">
            <text:p>SPD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Burkhard Lischka</text:p>
          </table:table-cell>
          <table:table-cell office:value-type="string">
            <text:p>SPD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Waltraud Wolff (Wolmirstedt)</text:p>
          </table:table-cell>
          <table:table-cell office:value-type="string">
            <text:p>SPD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1">
          <table:table-cell office:value-type="string">
            <text:p>Sabine Sütterlin-Waack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Flensburg – Schleswig</text:p>
          </table:table-cell>
          <table:table-cell office:value-type="string">
            <text:p>42,5</text:p>
          </table:table-cell>
          <table:table-cell table:number-columns-repeated="1019"/>
        </table:table-row>
        <table:table-row table:style-name="ro1">
          <table:table-cell office:value-type="string">
            <text:p>Norbert Brackmann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Herzogtum Lauenburg – Stormarn-Süd</text:p>
          </table:table-cell>
          <table:table-cell office:value-type="string">
            <text:p>45,2</text:p>
          </table:table-cell>
          <table:table-cell table:number-columns-repeated="1019"/>
        </table:table-row>
        <table:table-row table:style-name="ro1">
          <table:table-cell office:value-type="string">
            <text:p>Hans-Peter Bartels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office:value-type="string">
            <text:p>Kiel</text:p>
          </table:table-cell>
          <table:table-cell office:value-type="string">
            <text:p>43,0</text:p>
          </table:table-cell>
          <table:table-cell table:number-columns-repeated="1019"/>
        </table:table-row>
        <table:table-row table:style-name="ro1">
          <table:table-cell office:value-type="string">
            <text:p>Gabriele Hiller-Ohm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office:value-type="string">
            <text:p>Lübeck</text:p>
          </table:table-cell>
          <table:table-cell office:value-type="string">
            <text:p>40,7</text:p>
          </table:table-cell>
          <table:table-cell table:number-columns-repeated="1019"/>
        </table:table-row>
        <table:table-row table:style-name="ro1">
          <table:table-cell office:value-type="string">
            <text:p>Ingbert Liebing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Nordfriesland – Dithmarschen Nord</text:p>
          </table:table-cell>
          <table:table-cell office:value-type="string">
            <text:p>49,8</text:p>
          </table:table-cell>
          <table:table-cell table:number-columns-repeated="1019"/>
        </table:table-row>
        <table:table-row table:style-name="ro1">
          <table:table-cell office:value-type="string">
            <text:p>Ingo Gädechens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Ostholstein – Stormarn-Nord</text:p>
          </table:table-cell>
          <table:table-cell office:value-type="string">
            <text:p>45,8</text:p>
          </table:table-cell>
          <table:table-cell table:number-columns-repeated="1019"/>
        </table:table-row>
        <table:table-row table:style-name="ro1">
          <table:table-cell office:value-type="string">
            <text:p>Ole Schröder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Pinneberg</text:p>
          </table:table-cell>
          <table:table-cell office:value-type="string">
            <text:p>45,4</text:p>
          </table:table-cell>
          <table:table-cell table:number-columns-repeated="1019"/>
        </table:table-row>
        <table:table-row table:style-name="ro1">
          <table:table-cell office:value-type="string">
            <text:p>Philipp Murmann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Plön – Neumünster</text:p>
          </table:table-cell>
          <table:table-cell office:value-type="string">
            <text:p>43,7</text:p>
          </table:table-cell>
          <table:table-cell table:number-columns-repeated="1019"/>
        </table:table-row>
        <table:table-row table:style-name="ro1">
          <table:table-cell office:value-type="string">
            <text:p>Johann Wadephul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Rendsburg-Eckernförde</text:p>
          </table:table-cell>
          <table:table-cell office:value-type="string">
            <text:p>45,2</text:p>
          </table:table-cell>
          <table:table-cell table:number-columns-repeated="1019"/>
        </table:table-row>
        <table:table-row table:style-name="ro1">
          <table:table-cell office:value-type="string">
            <text:p>Gero Storjohann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Segeberg – Stormarn-Mitte</text:p>
          </table:table-cell>
          <table:table-cell office:value-type="string">
            <text:p>45,4</text:p>
          </table:table-cell>
          <table:table-cell table:number-columns-repeated="1019"/>
        </table:table-row>
        <table:table-row table:style-name="ro1">
          <table:table-cell office:value-type="string">
            <text:p>Mark Helfrich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office:value-type="string">
            <text:p>Steinburg – Dithmarschen Süd</text:p>
          </table:table-cell>
          <table:table-cell office:value-type="string">
            <text:p>45,4</text:p>
          </table:table-cell>
          <table:table-cell table:number-columns-repeated="1019"/>
        </table:table-row>
        <table:table-row table:style-name="ro1">
          <table:table-cell office:value-type="string">
            <text:p>Alexandra Dinges-Dierig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Thomas Stritzl</text:p>
          </table:table-cell>
          <table:table-cell office:value-type="string">
            <text:p>CDU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Cornelia Möhring</text:p>
          </table:table-cell>
          <table:table-cell office:value-type="string">
            <text:p>DIE LINKE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Luise Amtsberg</text:p>
          </table:table-cell>
          <table:table-cell office:value-type="string">
            <text:p>GRÜNE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Konstantin von Notz</text:p>
          </table:table-cell>
          <table:table-cell office:value-type="string">
            <text:p>GRÜNE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Valerie Wilms</text:p>
          </table:table-cell>
          <table:table-cell office:value-type="string">
            <text:p>GRÜNE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Bettina Hagedorn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Matthias Ilgen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Birgit Malecha-Nissen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Sönke Rix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Ernst Dieter Rossmann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Nina Scheer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Franz Thönnes</text:p>
          </table:table-cell>
          <table:table-cell office:value-type="string">
            <text:p>SPD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1">
          <table:table-cell office:value-type="string">
            <text:p>Manfred Grund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Eichsfeld – Nordhausen – Unstrut-Hainich-Kreis I</text:p>
          </table:table-cell>
          <table:table-cell office:value-type="string">
            <text:p>49,8</text:p>
          </table:table-cell>
          <table:table-cell table:number-columns-repeated="1019"/>
        </table:table-row>
        <table:table-row table:style-name="ro1">
          <table:table-cell office:value-type="string">
            <text:p>Christian Hirte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Eisenach – Wartburgkreis – Unstrut-Hainich-Kreis II</text:p>
          </table:table-cell>
          <table:table-cell office:value-type="string">
            <text:p>43,3</text:p>
          </table:table-cell>
          <table:table-cell table:number-columns-repeated="1019"/>
        </table:table-row>
        <table:table-row table:style-name="ro1">
          <table:table-cell office:value-type="string">
            <text:p>Antje Tillmann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Erfurt – Weimar – Weimarer Land II</text:p>
          </table:table-cell>
          <table:table-cell office:value-type="string">
            <text:p>37,1</text:p>
          </table:table-cell>
          <table:table-cell table:number-columns-repeated="1019"/>
        </table:table-row>
        <table:table-row table:style-name="ro1">
          <table:table-cell office:value-type="string">
            <text:p>Albert Weiler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Gera – Jena – Saale-Holzland-Kreis</text:p>
          </table:table-cell>
          <table:table-cell office:value-type="string">
            <text:p>36,1</text:p>
          </table:table-cell>
          <table:table-cell table:number-columns-repeated="1019"/>
        </table:table-row>
        <table:table-row table:style-name="ro1">
          <table:table-cell office:value-type="string">
            <text:p>Tankred Schipanski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Gotha – Ilm-Kreis</text:p>
          </table:table-cell>
          <table:table-cell office:value-type="string">
            <text:p>37,3</text:p>
          </table:table-cell>
          <table:table-cell table:number-columns-repeated="1019"/>
        </table:table-row>
        <table:table-row table:style-name="ro1">
          <table:table-cell office:value-type="string">
            <text:p>Volkmar Vogel (Kleinsaara)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Greiz – Altenburger Land</text:p>
          </table:table-cell>
          <table:table-cell office:value-type="string">
            <text:p>44,9</text:p>
          </table:table-cell>
          <table:table-cell table:number-columns-repeated="1019"/>
        </table:table-row>
        <table:table-row table:style-name="ro1">
          <table:table-cell office:value-type="string">
            <text:p>Johannes Selle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Kyffhäuserkreis – Sömmerda – Weimarer Land I</text:p>
          </table:table-cell>
          <table:table-cell office:value-type="string">
            <text:p>43,3</text:p>
          </table:table-cell>
          <table:table-cell table:number-columns-repeated="1019"/>
        </table:table-row>
        <table:table-row table:style-name="ro1">
          <table:table-cell office:value-type="string">
            <text:p>Carola Stauche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Sonneberg – Saalfeld-Rudolstadt – Saale-Orla-Kreis</text:p>
          </table:table-cell>
          <table:table-cell office:value-type="string">
            <text:p>41,1</text:p>
          </table:table-cell>
          <table:table-cell table:number-columns-repeated="1019"/>
        </table:table-row>
        <table:table-row table:style-name="ro1">
          <table:table-cell office:value-type="string">
            <text:p>Mark Hauptmann</text:p>
          </table:table-cell>
          <table:table-cell office:value-type="string">
            <text:p>CDU</text:p>
          </table:table-cell>
          <table:table-cell office:value-type="string">
            <text:p>Thüringen </text:p>
          </table:table-cell>
          <table:table-cell office:value-type="string">
            <text:p>Suhl – Schmalkalden-Meiningen – Hildburghausen</text:p>
          </table:table-cell>
          <table:table-cell office:value-type="string">
            <text:p>42,0</text:p>
          </table:table-cell>
          <table:table-cell table:number-columns-repeated="1019"/>
        </table:table-row>
        <table:table-row table:style-name="ro1">
          <table:table-cell office:value-type="string">
            <text:p>Sigrid Hupach</text:p>
          </table:table-cell>
          <table:table-cell office:value-type="string">
            <text:p>DIE LINK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Ralph Lenkert</text:p>
          </table:table-cell>
          <table:table-cell office:value-type="string">
            <text:p>DIE LINK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Martina Renner</text:p>
          </table:table-cell>
          <table:table-cell office:value-type="string">
            <text:p>DIE LINK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Kersten Steinke</text:p>
          </table:table-cell>
          <table:table-cell office:value-type="string">
            <text:p>DIE LINK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Frank Tempel</text:p>
          </table:table-cell>
          <table:table-cell office:value-type="string">
            <text:p>DIE LINK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Katrin Göring-Eckardt</text:p>
          </table:table-cell>
          <table:table-cell office:value-type="string">
            <text:p>GRÜNE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Iris Gleicke</text:p>
          </table:table-cell>
          <table:table-cell office:value-type="string">
            <text:p>SPD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Steffen-Claudio Lemme</text:p>
          </table:table-cell>
          <table:table-cell office:value-type="string">
            <text:p>SPD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>
          <table:table-cell office:value-type="string">
            <text:p>Carsten Schneider (Erfurt)</text:p>
          </table:table-cell>
          <table:table-cell office:value-type="string">
            <text:p>SPD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1" table:number-rows-repeated="10479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procedure" table:style-name="ta1" table:print="false">
        <table:table-column table:style-name="co9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3" table:default-cell-style-name="ce8"/>
        <table:table-column table:style-name="co16" table:default-cell-style-name="ce8"/>
        <table:table-column table:style-name="co9" table:default-cell-style-name="ce8"/>
        <table:table-column table:style-name="co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7" table:default-cell-style-name="ce8"/>
        <table:table-column table:style-name="co18" table:default-cell-style-name="ce8"/>
        <table:table-column table:style-name="co8" table:default-cell-style-name="ce8"/>
        <table:table-column table:style-name="co17" table:default-cell-style-name="ce8"/>
        <table:table-column table:style-name="co18" table:default-cell-style-name="ce8"/>
        <table:table-column table:style-name="co8" table:default-cell-style-name="ce8"/>
        <table:table-column table:style-name="co17" table:default-cell-style-name="ce8"/>
        <table:table-column table:style-name="co18" table:default-cell-style-name="ce8"/>
        <table:table-column table:style-name="co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3" table:default-cell-style-name="ce8"/>
        <table:table-column table:style-name="co20" table:default-cell-style-name="ce8"/>
        <table:table-column table:style-name="co6" table:number-columns-repeated="998" table:default-cell-style-name="ce8"/>
        <table:table-row table:style-name="ro1">
          <table:table-cell table:style-name="ce1" office:value-type="string">
            <text:p>State</text:p>
          </table:table-cell>
          <table:table-cell table:style-name="ce4" office:value-type="string">
            <text:p>Population</text:p>
          </table:table-cell>
          <table:table-cell table:style-name="ce5" office:value-type="string">
            <text:p>Sainte-Laguë Seats</text:p>
          </table:table-cell>
          <table:table-cell table:style-name="ce5" office:value-type="string">
            <text:p>Actua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number-columns-repeated="2"/>
          <table:table-cell table:style-name="ce4" office:value-type="string" table:number-columns-spanned="3" table:number-rows-spanned="1">
            <text:p>CDU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SPD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DIE LINKE</text:p>
          </table:table-cell>
          <table:covered-table-cell table:style-name="ce7"/>
          <table:covered-table-cell table:style-name="ce4"/>
          <table:table-cell table:style-name="ce4" office:value-type="string" table:number-columns-spanned="3" table:number-rows-spanned="1">
            <text:p>GRÜNE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CSU</text:p>
          </table:table-cell>
          <table:covered-table-cell table:number-columns-repeated="2" table:style-name="ce7"/>
          <table:table-cell table:style-name="ce7" table:number-columns-repeated="2"/>
          <table:table-cell table:number-columns-repeated="999"/>
        </table:table-row>
        <table:table-row table:style-name="ro1">
          <table:table-cell office:value-type="string">
            <text:p>Baden-Württemberg </text:p>
          </table:table-cell>
          <table:table-cell table:style-name="ce9" office:value-type="float" office:value="9482902">
            <text:p>9,482,902</text:p>
          </table:table-cell>
          <table:table-cell table:number-columns-repeated="2" office:value-type="float" office:value="76">
            <text:p>76</text:p>
          </table:table-cell>
          <table:table-cell office:value-type="float" office:value="38">
            <text:p>38</text:p>
          </table:table-cell>
          <table:table-cell table:formula="of:=SUM([.C2]-[.E2])" office:value-type="float" office:value="38">
            <text:p>38</text:p>
          </table:table-cell>
          <table:table-cell/>
          <table:table-cell table:style-name="ce1" office:value-type="string">
            <text:p>State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number-columns-repeated="1001"/>
        </table:table-row>
        <table:table-row table:style-name="ro1">
          <table:table-cell office:value-type="string">
            <text:p>Bayern </text:p>
          </table:table-cell>
          <table:table-cell table:style-name="ce9" office:value-type="float" office:value="11353264">
            <text:p>11,353,264</text:p>
          </table:table-cell>
          <table:table-cell table:number-columns-repeated="2" office:value-type="float" office:value="92">
            <text:p>92</text:p>
          </table:table-cell>
          <table:table-cell office:value-type="float" office:value="45">
            <text:p>45</text:p>
          </table:table-cell>
          <table:table-cell table:formula="of:=SUM([.C3]-[.E3])" office:value-type="float" office:value="47">
            <text:p>47</text:p>
          </table:table-cell>
          <table:table-cell/>
          <table:table-cell office:value-type="string">
            <text:p>Baden-Württemberg </text:p>
          </table:table-cell>
          <table:table-cell table:style-name="ce15" office:value-type="float" office:value="2576606">
            <text:p>2,576,606</text:p>
          </table:table-cell>
          <table:table-cell office:value-type="float" office:value="43">
            <text:p>43</text:p>
          </table:table-cell>
          <table:table-cell table:formula="of:=SUM(['2013 results'.B33:.C33])" office:value-type="float" office:value="43">
            <text:p>43</text:p>
          </table:table-cell>
          <table:table-cell table:style-name="ce15" office:value-type="float" office:value="1160424">
            <text:p>1,160,424</text:p>
          </table:table-cell>
          <table:table-cell office:value-type="float" office:value="20">
            <text:p>20</text:p>
          </table:table-cell>
          <table:table-cell table:formula="of:=SUM(['2013 results'.D33:.E33])" office:value-type="float" office:value="20">
            <text:p>20</text:p>
          </table:table-cell>
          <table:table-cell table:style-name="ce15" office:value-type="float" office:value="272456">
            <text:p>272,456</text:p>
          </table:table-cell>
          <table:table-cell office:value-type="float" office:value="5">
            <text:p>5</text:p>
          </table:table-cell>
          <table:table-cell table:formula="of:=SUM(['2013 results'.F33:.G33])" office:value-type="float" office:value="5">
            <text:p>5</text:p>
          </table:table-cell>
          <table:table-cell table:style-name="ce15" office:value-type="float" office:value="623294">
            <text:p>623,294</text:p>
          </table:table-cell>
          <table:table-cell office:value-type="float" office:value="10">
            <text:p>10</text:p>
          </table:table-cell>
          <table:table-cell table:formula="of:=SUM(['2013 results'.H33:.I33])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3:.K33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Berlin </text:p>
          </table:table-cell>
          <table:table-cell table:style-name="ce9" office:value-type="float" office:value="3025288">
            <text:p>3,025,288</text:p>
          </table:table-cell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SUM([.C4]-[.E4])" office:value-type="float" office:value="12">
            <text:p>12</text:p>
          </table:table-cell>
          <table:table-cell/>
          <table:table-cell office:value-type="string">
            <text:p>Bayern 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B34:.C34])" office:value-type="float" office:value="0">
            <text:p>0</text:p>
          </table:table-cell>
          <table:table-cell table:style-name="ce15" office:value-type="float" office:value="1314009">
            <text:p>1,314,009</text:p>
          </table:table-cell>
          <table:table-cell office:value-type="float" office:value="22">
            <text:p>22</text:p>
          </table:table-cell>
          <table:table-cell table:formula="of:=SUM(['2013 results'.D34:.E34])" office:value-type="float" office:value="22">
            <text:p>22</text:p>
          </table:table-cell>
          <table:table-cell table:style-name="ce15" office:value-type="float" office:value="248920">
            <text:p>248,920</text:p>
          </table:table-cell>
          <table:table-cell office:value-type="float" office:value="4">
            <text:p>4</text:p>
          </table:table-cell>
          <table:table-cell table:formula="of:=SUM(['2013 results'.F34:.G34])" office:value-type="float" office:value="4">
            <text:p>4</text:p>
          </table:table-cell>
          <table:table-cell table:style-name="ce15" office:value-type="float" office:value="552818">
            <text:p>552,818</text:p>
          </table:table-cell>
          <table:table-cell office:value-type="float" office:value="9">
            <text:p>9</text:p>
          </table:table-cell>
          <table:table-cell table:formula="of:=SUM(['2013 results'.H34:.I34])" office:value-type="float" office:value="9">
            <text:p>9</text:p>
          </table:table-cell>
          <table:table-cell table:style-name="ce15" office:value-type="float" office:value="3243569">
            <text:p>3,243,569</text:p>
          </table:table-cell>
          <table:table-cell office:value-type="float" office:value="56">
            <text:p>56</text:p>
          </table:table-cell>
          <table:table-cell table:formula="of:=SUM(['2013 results'.J34:.K34])" office:value-type="float" office:value="56">
            <text:p>56</text:p>
          </table:table-cell>
          <table:table-cell table:number-columns-repeated="1001"/>
        </table:table-row>
        <table:table-row table:style-name="ro1">
          <table:table-cell office:value-type="string">
            <text:p>Brandenburg </text:p>
          </table:table-cell>
          <table:table-cell table:style-name="ce9" office:value-type="float" office:value="2418267">
            <text:p>2,418,267</text:p>
          </table:table-cell>
          <table:table-cell table:number-columns-repeated="2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SUM([.C5]-[.E5])" office:value-type="float" office:value="9">
            <text:p>9</text:p>
          </table:table-cell>
          <table:table-cell/>
          <table:table-cell office:value-type="string">
            <text:p>Berlin </text:p>
          </table:table-cell>
          <table:table-cell table:style-name="ce15" office:value-type="float" office:value="508643">
            <text:p>508,643</text:p>
          </table:table-cell>
          <table:table-cell office:value-type="float" office:value="9">
            <text:p>9</text:p>
          </table:table-cell>
          <table:table-cell table:formula="of:=SUM(['2013 results'.B35:.C35])" office:value-type="float" office:value="9">
            <text:p>9</text:p>
          </table:table-cell>
          <table:table-cell table:style-name="ce15" office:value-type="float" office:value="439387">
            <text:p>439,387</text:p>
          </table:table-cell>
          <table:table-cell office:value-type="float" office:value="8">
            <text:p>8</text:p>
          </table:table-cell>
          <table:table-cell table:formula="of:=SUM(['2013 results'.D35:.E35])" office:value-type="float" office:value="8">
            <text:p>8</text:p>
          </table:table-cell>
          <table:table-cell table:style-name="ce15" office:value-type="float" office:value="330507">
            <text:p>330,507</text:p>
          </table:table-cell>
          <table:table-cell office:value-type="float" office:value="6">
            <text:p>6</text:p>
          </table:table-cell>
          <table:table-cell table:formula="of:=SUM(['2013 results'.F35:.G35])" office:value-type="float" office:value="6">
            <text:p>6</text:p>
          </table:table-cell>
          <table:table-cell table:style-name="ce15" office:value-type="float" office:value="220737">
            <text:p>220,737</text:p>
          </table:table-cell>
          <table:table-cell office:value-type="float" office:value="4">
            <text:p>4</text:p>
          </table:table-cell>
          <table:table-cell table:formula="of:=SUM(['2013 results'.H35:.I35])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5:.K35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Bremen </text:p>
          </table:table-cell>
          <table:table-cell table:style-name="ce9" office:value-type="float" office:value="575805">
            <text:p>575,80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C6]-[.E6])" office:value-type="float" office:value="3">
            <text:p>3</text:p>
          </table:table-cell>
          <table:table-cell/>
          <table:table-cell office:value-type="string">
            <text:p>Brandenburg </text:p>
          </table:table-cell>
          <table:table-cell table:style-name="ce15" office:value-type="float" office:value="482601">
            <text:p>482,601</text:p>
          </table:table-cell>
          <table:table-cell office:value-type="float" office:value="9">
            <text:p>9</text:p>
          </table:table-cell>
          <table:table-cell table:formula="of:=SUM(['2013 results'.B36:.C36])" office:value-type="float" office:value="9">
            <text:p>9</text:p>
          </table:table-cell>
          <table:table-cell table:style-name="ce15" office:value-type="float" office:value="321174">
            <text:p>321,174</text:p>
          </table:table-cell>
          <table:table-cell office:value-type="float" office:value="5">
            <text:p>5</text:p>
          </table:table-cell>
          <table:table-cell table:formula="of:=SUM(['2013 results'.D36:.E36])" office:value-type="float" office:value="5">
            <text:p>5</text:p>
          </table:table-cell>
          <table:table-cell table:style-name="ce15" office:value-type="float" office:value="311312">
            <text:p>311,312</text:p>
          </table:table-cell>
          <table:table-cell office:value-type="float" office:value="5">
            <text:p>5</text:p>
          </table:table-cell>
          <table:table-cell table:formula="of:=SUM(['2013 results'.F36:.G36])" office:value-type="float" office:value="5">
            <text:p>5</text:p>
          </table:table-cell>
          <table:table-cell table:style-name="ce15" office:value-type="float" office:value="65182">
            <text:p>65,182</text:p>
          </table:table-cell>
          <table:table-cell office:value-type="float" office:value="1">
            <text:p>1</text:p>
          </table:table-cell>
          <table:table-cell table:formula="of:=SUM(['2013 results'.H36:.I3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6:.K36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Hamburg </text:p>
          </table:table-cell>
          <table:table-cell table:style-name="ce9" office:value-type="float" office:value="1559655">
            <text:p>1,559,655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SUM([.C7]-[.E7])" office:value-type="float" office:value="7">
            <text:p>7</text:p>
          </table:table-cell>
          <table:table-cell/>
          <table:table-cell office:value-type="string">
            <text:p>Bremen </text:p>
          </table:table-cell>
          <table:table-cell table:style-name="ce15" office:value-type="float" office:value="96459">
            <text:p>96,459</text:p>
          </table:table-cell>
          <table:table-cell office:value-type="float" office:value="2">
            <text:p>2</text:p>
          </table:table-cell>
          <table:table-cell table:formula="of:=SUM(['2013 results'.B37:.C37])" office:value-type="float" office:value="2">
            <text:p>2</text:p>
          </table:table-cell>
          <table:table-cell table:style-name="ce15" office:value-type="float" office:value="117204">
            <text:p>117,204</text:p>
          </table:table-cell>
          <table:table-cell office:value-type="float" office:value="2">
            <text:p>2</text:p>
          </table:table-cell>
          <table:table-cell table:formula="of:=SUM(['2013 results'.D37:.E37])" office:value-type="float" office:value="2">
            <text:p>2</text:p>
          </table:table-cell>
          <table:table-cell table:style-name="ce15" office:value-type="float" office:value="33284">
            <text:p>33,284</text:p>
          </table:table-cell>
          <table:table-cell office:value-type="float" office:value="1">
            <text:p>1</text:p>
          </table:table-cell>
          <table:table-cell table:formula="of:=SUM(['2013 results'.F37:.G37])" office:value-type="float" office:value="1">
            <text:p>1</text:p>
          </table:table-cell>
          <table:table-cell table:style-name="ce15" office:value-type="float" office:value="40014">
            <text:p>40,014</text:p>
          </table:table-cell>
          <table:table-cell office:value-type="float" office:value="1">
            <text:p>1</text:p>
          </table:table-cell>
          <table:table-cell table:formula="of:=SUM(['2013 results'.H37:.I37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7:.K37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Hessen </text:p>
          </table:table-cell>
          <table:table-cell table:style-name="ce9" office:value-type="float" office:value="5388350">
            <text:p>5,388,350</text:p>
          </table:table-cell>
          <table:table-cell table:number-columns-repeated="2" office:value-type="float" office:value="43">
            <text:p>43</text:p>
          </table:table-cell>
          <table:table-cell office:value-type="float" office:value="22">
            <text:p>22</text:p>
          </table:table-cell>
          <table:table-cell table:formula="of:=SUM([.C8]-[.E8])" office:value-type="float" office:value="21">
            <text:p>21</text:p>
          </table:table-cell>
          <table:table-cell/>
          <table:table-cell office:value-type="string">
            <text:p>Hamburg </text:p>
          </table:table-cell>
          <table:table-cell table:style-name="ce15" office:value-type="float" office:value="285927">
            <text:p>285,927</text:p>
          </table:table-cell>
          <table:table-cell office:value-type="float" office:value="5">
            <text:p>5</text:p>
          </table:table-cell>
          <table:table-cell table:formula="of:=SUM(['2013 results'.B38:.C38])" office:value-type="float" office:value="5">
            <text:p>5</text:p>
          </table:table-cell>
          <table:table-cell table:style-name="ce15" office:value-type="float" office:value="288902">
            <text:p>288,902</text:p>
          </table:table-cell>
          <table:table-cell office:value-type="float" office:value="5">
            <text:p>5</text:p>
          </table:table-cell>
          <table:table-cell table:formula="of:=SUM(['2013 results'.D38:.E38])" office:value-type="float" office:value="5">
            <text:p>5</text:p>
          </table:table-cell>
          <table:table-cell table:style-name="ce15" office:value-type="float" office:value="78296">
            <text:p>78,296</text:p>
          </table:table-cell>
          <table:table-cell office:value-type="float" office:value="1">
            <text:p>1</text:p>
          </table:table-cell>
          <table:table-cell table:formula="of:=SUM(['2013 results'.F38:.G38])" office:value-type="float" office:value="1">
            <text:p>1</text:p>
          </table:table-cell>
          <table:table-cell table:style-name="ce15" office:value-type="float" office:value="112826">
            <text:p>112,826</text:p>
          </table:table-cell>
          <table:table-cell office:value-type="float" office:value="2">
            <text:p>2</text:p>
          </table:table-cell>
          <table:table-cell table:formula="of:=SUM(['2013 results'.H38:.I38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8:.K38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Mecklenburg-Vorpommern </text:p>
          </table:table-cell>
          <table:table-cell table:style-name="ce9" office:value-type="float" office:value="1585032">
            <text:p>1,585,032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SUM([.C9]-[.E9])" office:value-type="float" office:value="7">
            <text:p>7</text:p>
          </table:table-cell>
          <table:table-cell/>
          <table:table-cell office:value-type="string">
            <text:p>Hessen </text:p>
          </table:table-cell>
          <table:table-cell table:style-name="ce15" office:value-type="float" office:value="1232994">
            <text:p>1,232,994</text:p>
          </table:table-cell>
          <table:table-cell office:value-type="float" office:value="21">
            <text:p>21</text:p>
          </table:table-cell>
          <table:table-cell table:formula="of:=SUM(['2013 results'.B39:.C39])" office:value-type="float" office:value="21">
            <text:p>21</text:p>
          </table:table-cell>
          <table:table-cell table:style-name="ce15" office:value-type="float" office:value="906906">
            <text:p>906,906</text:p>
          </table:table-cell>
          <table:table-cell office:value-type="float" office:value="16">
            <text:p>16</text:p>
          </table:table-cell>
          <table:table-cell table:formula="of:=SUM(['2013 results'.D39:.E39])" office:value-type="float" office:value="16">
            <text:p>16</text:p>
          </table:table-cell>
          <table:table-cell table:style-name="ce15" office:value-type="float" office:value="188654">
            <text:p>188,654</text:p>
          </table:table-cell>
          <table:table-cell office:value-type="float" office:value="3">
            <text:p>3</text:p>
          </table:table-cell>
          <table:table-cell table:formula="of:=SUM(['2013 results'.F39:.G39])" office:value-type="float" office:value="3">
            <text:p>3</text:p>
          </table:table-cell>
          <table:table-cell table:style-name="ce15" office:value-type="float" office:value="313135">
            <text:p>313,135</text:p>
          </table:table-cell>
          <table:table-cell office:value-type="float" office:value="5">
            <text:p>5</text:p>
          </table:table-cell>
          <table:table-cell table:formula="of:=SUM(['2013 results'.H39:.I39])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39:.K39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Niedersachsen </text:p>
          </table:table-cell>
          <table:table-cell table:style-name="ce9" office:value-type="float" office:value="7354892">
            <text:p>7,354,892</text:p>
          </table:table-cell>
          <table:table-cell table:number-columns-repeated="2" office:value-type="float" office:value="59">
            <text:p>59</text:p>
          </table:table-cell>
          <table:table-cell office:value-type="float" office:value="30">
            <text:p>30</text:p>
          </table:table-cell>
          <table:table-cell table:formula="of:=SUM([.C10]-[.E10])" office:value-type="float" office:value="29">
            <text:p>29</text:p>
          </table:table-cell>
          <table:table-cell/>
          <table:table-cell office:value-type="string">
            <text:p>Mecklenburg-Vorpommern </text:p>
          </table:table-cell>
          <table:table-cell table:style-name="ce15" office:value-type="float" office:value="369048">
            <text:p>369,048</text:p>
          </table:table-cell>
          <table:table-cell office:value-type="float" office:value="6">
            <text:p>6</text:p>
          </table:table-cell>
          <table:table-cell table:formula="of:=SUM(['2013 results'.B40:.C40])" office:value-type="float" office:value="6">
            <text:p>6</text:p>
          </table:table-cell>
          <table:table-cell table:style-name="ce15" office:value-type="float" office:value="154431">
            <text:p>154,431</text:p>
          </table:table-cell>
          <table:table-cell office:value-type="float" office:value="3">
            <text:p>3</text:p>
          </table:table-cell>
          <table:table-cell table:formula="of:=SUM(['2013 results'.D40:.E40])" office:value-type="float" office:value="3">
            <text:p>3</text:p>
          </table:table-cell>
          <table:table-cell table:style-name="ce15" office:value-type="float" office:value="186871">
            <text:p>186,871</text:p>
          </table:table-cell>
          <table:table-cell office:value-type="float" office:value="3">
            <text:p>3</text:p>
          </table:table-cell>
          <table:table-cell table:formula="of:=SUM(['2013 results'.F40:.G40])" office:value-type="float" office:value="3">
            <text:p>3</text:p>
          </table:table-cell>
          <table:table-cell table:style-name="ce15" office:value-type="float" office:value="37716">
            <text:p>37,716</text:p>
          </table:table-cell>
          <table:table-cell office:value-type="float" office:value="1">
            <text:p>1</text:p>
          </table:table-cell>
          <table:table-cell table:formula="of:=SUM(['2013 results'.H40:.I40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0:.K40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Nordrhein-Westfalen </text:p>
          </table:table-cell>
          <table:table-cell table:style-name="ce9" office:value-type="float" office:value="15895182">
            <text:p>15,895,182</text:p>
          </table:table-cell>
          <table:table-cell table:number-columns-repeated="2" office:value-type="float" office:value="128">
            <text:p>128</text:p>
          </table:table-cell>
          <table:table-cell office:value-type="float" office:value="64">
            <text:p>64</text:p>
          </table:table-cell>
          <table:table-cell table:formula="of:=SUM([.C11]-[.E11])" office:value-type="float" office:value="64">
            <text:p>64</text:p>
          </table:table-cell>
          <table:table-cell/>
          <table:table-cell office:value-type="string">
            <text:p>Niedersachsen </text:p>
          </table:table-cell>
          <table:table-cell table:style-name="ce15" office:value-type="float" office:value="1825592">
            <text:p>1,825,592</text:p>
          </table:table-cell>
          <table:table-cell office:value-type="float" office:value="31">
            <text:p>31</text:p>
          </table:table-cell>
          <table:table-cell table:formula="of:=SUM(['2013 results'.B41:.C41])" office:value-type="float" office:value="31">
            <text:p>31</text:p>
          </table:table-cell>
          <table:table-cell table:style-name="ce15" office:value-type="float" office:value="1470005">
            <text:p>1,470,005</text:p>
          </table:table-cell>
          <table:table-cell office:value-type="float" office:value="25">
            <text:p>25</text:p>
          </table:table-cell>
          <table:table-cell table:formula="of:=SUM(['2013 results'.D41:.E41])" office:value-type="float" office:value="25">
            <text:p>25</text:p>
          </table:table-cell>
          <table:table-cell table:style-name="ce15" office:value-type="float" office:value="223935">
            <text:p>223,935</text:p>
          </table:table-cell>
          <table:table-cell office:value-type="float" office:value="4">
            <text:p>4</text:p>
          </table:table-cell>
          <table:table-cell table:formula="of:=SUM(['2013 results'.F41:.G41])" office:value-type="float" office:value="4">
            <text:p>4</text:p>
          </table:table-cell>
          <table:table-cell table:style-name="ce15" office:value-type="float" office:value="391901">
            <text:p>391,901</text:p>
          </table:table-cell>
          <table:table-cell office:value-type="float" office:value="6">
            <text:p>6</text:p>
          </table:table-cell>
          <table:table-cell table:formula="of:=SUM(['2013 results'.H41:.I41])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1:.K41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Rheinland-Pfalz </text:p>
          </table:table-cell>
          <table:table-cell table:style-name="ce9" office:value-type="float" office:value="3672888">
            <text:p>3,672,888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SUM([.C12]-[.E12])" office:value-type="float" office:value="15">
            <text:p>15</text:p>
          </table:table-cell>
          <table:table-cell/>
          <table:table-cell office:value-type="string">
            <text:p>Nordrhein-Westfalen </text:p>
          </table:table-cell>
          <table:table-cell table:style-name="ce15" office:value-type="float" office:value="3776563">
            <text:p>3,776,563</text:p>
          </table:table-cell>
          <table:table-cell office:value-type="float" office:value="63">
            <text:p>63</text:p>
          </table:table-cell>
          <table:table-cell table:formula="of:=SUM(['2013 results'.B42:.C42])" office:value-type="float" office:value="63">
            <text:p>63</text:p>
          </table:table-cell>
          <table:table-cell table:style-name="ce15" office:value-type="float" office:value="3028282">
            <text:p>3,028,282</text:p>
          </table:table-cell>
          <table:table-cell office:value-type="float" office:value="52">
            <text:p>52</text:p>
          </table:table-cell>
          <table:table-cell table:formula="of:=SUM(['2013 results'.D42:.E42])" office:value-type="float" office:value="52">
            <text:p>52</text:p>
          </table:table-cell>
          <table:table-cell table:style-name="ce15" office:value-type="float" office:value="582925">
            <text:p>582,925</text:p>
          </table:table-cell>
          <table:table-cell office:value-type="float" office:value="10">
            <text:p>10</text:p>
          </table:table-cell>
          <table:table-cell table:formula="of:=SUM(['2013 results'.F42:.G42])" office:value-type="float" office:value="10">
            <text:p>10</text:p>
          </table:table-cell>
          <table:table-cell table:style-name="ce15" office:value-type="float" office:value="760642">
            <text:p>760,642</text:p>
          </table:table-cell>
          <table:table-cell office:value-type="float" office:value="13">
            <text:p>13</text:p>
          </table:table-cell>
          <table:table-cell table:formula="of:=SUM(['2013 results'.H42:.I42])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2:.K42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aarland </text:p>
          </table:table-cell>
          <table:table-cell table:style-name="ce9" office:value-type="float" office:value="919402">
            <text:p>919,40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C13]-[.E13])" office:value-type="float" office:value="3">
            <text:p>3</text:p>
          </table:table-cell>
          <table:table-cell/>
          <table:table-cell office:value-type="string">
            <text:p>Rheinland-Pfalz </text:p>
          </table:table-cell>
          <table:table-cell table:style-name="ce15" office:value-type="float" office:value="958655">
            <text:p>958,655</text:p>
          </table:table-cell>
          <table:table-cell office:value-type="float" office:value="16">
            <text:p>16</text:p>
          </table:table-cell>
          <table:table-cell table:formula="of:=SUM(['2013 results'.B43:.C43])" office:value-type="float" office:value="16">
            <text:p>16</text:p>
          </table:table-cell>
          <table:table-cell table:style-name="ce15" office:value-type="float" office:value="608910">
            <text:p>608,910</text:p>
          </table:table-cell>
          <table:table-cell office:value-type="float" office:value="10">
            <text:p>10</text:p>
          </table:table-cell>
          <table:table-cell table:formula="of:=SUM(['2013 results'.D43:.E43])" office:value-type="float" office:value="10">
            <text:p>10</text:p>
          </table:table-cell>
          <table:table-cell table:style-name="ce15" office:value-type="float" office:value="120338">
            <text:p>120,338</text:p>
          </table:table-cell>
          <table:table-cell office:value-type="float" office:value="2">
            <text:p>2</text:p>
          </table:table-cell>
          <table:table-cell table:formula="of:=SUM(['2013 results'.F43:.G43])" office:value-type="float" office:value="2">
            <text:p>2</text:p>
          </table:table-cell>
          <table:table-cell table:style-name="ce15" office:value-type="float" office:value="169372">
            <text:p>169,372</text:p>
          </table:table-cell>
          <table:table-cell office:value-type="float" office:value="3">
            <text:p>3</text:p>
          </table:table-cell>
          <table:table-cell table:formula="of:=SUM(['2013 results'.H43:.I43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3:.K43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achsen </text:p>
          </table:table-cell>
          <table:table-cell table:style-name="ce9" office:value-type="float" office:value="4005278">
            <text:p>4,005,278</text:p>
          </table:table-cell>
          <table:table-cell table:number-columns-repeated="2"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SUM([.C14]-[.E14])" office:value-type="float" office:value="16">
            <text:p>16</text:p>
          </table:table-cell>
          <table:table-cell/>
          <table:table-cell office:value-type="string">
            <text:p>Saarland </text:p>
          </table:table-cell>
          <table:table-cell table:style-name="ce15" office:value-type="float" office:value="212368">
            <text:p>212,368</text:p>
          </table:table-cell>
          <table:table-cell office:value-type="float" office:value="4">
            <text:p>4</text:p>
          </table:table-cell>
          <table:table-cell table:formula="of:=SUM(['2013 results'.B44:.C44])" office:value-type="float" office:value="4">
            <text:p>4</text:p>
          </table:table-cell>
          <table:table-cell table:style-name="ce15" office:value-type="float" office:value="174592">
            <text:p>174,592</text:p>
          </table:table-cell>
          <table:table-cell office:value-type="float" office:value="3">
            <text:p>3</text:p>
          </table:table-cell>
          <table:table-cell table:formula="of:=SUM(['2013 results'.D44:.E44])" office:value-type="float" office:value="3">
            <text:p>3</text:p>
          </table:table-cell>
          <table:table-cell table:style-name="ce15" office:value-type="float" office:value="56045">
            <text:p>56,045</text:p>
          </table:table-cell>
          <table:table-cell office:value-type="float" office:value="1">
            <text:p>1</text:p>
          </table:table-cell>
          <table:table-cell table:formula="of:=SUM(['2013 results'.F44:.G44])" office:value-type="float" office:value="1">
            <text:p>1</text:p>
          </table:table-cell>
          <table:table-cell table:style-name="ce15" office:value-type="float" office:value="31998">
            <text:p>31,998</text:p>
          </table:table-cell>
          <table:table-cell office:value-type="float" office:value="1">
            <text:p>1</text:p>
          </table:table-cell>
          <table:table-cell table:formula="of:=SUM(['2013 results'.H44:.I44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4:.K44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achsen-Anhalt </text:p>
          </table:table-cell>
          <table:table-cell table:style-name="ce9" office:value-type="float" office:value="2247673">
            <text:p>2,247,673</text:p>
          </table:table-cell>
          <table:table-cell table:number-columns-repeated="2"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SUM([.C15]-[.E15])" office:value-type="float" office:value="9">
            <text:p>9</text:p>
          </table:table-cell>
          <table:table-cell/>
          <table:table-cell office:value-type="string">
            <text:p>Sachsen </text:p>
          </table:table-cell>
          <table:table-cell table:style-name="ce15" office:value-type="float" office:value="994601">
            <text:p>994,601</text:p>
          </table:table-cell>
          <table:table-cell office:value-type="float" office:value="17">
            <text:p>17</text:p>
          </table:table-cell>
          <table:table-cell table:formula="of:=SUM(['2013 results'.B45:.C45])" office:value-type="float" office:value="17">
            <text:p>17</text:p>
          </table:table-cell>
          <table:table-cell table:style-name="ce15" office:value-type="float" office:value="340819">
            <text:p>340,819</text:p>
          </table:table-cell>
          <table:table-cell office:value-type="float" office:value="6">
            <text:p>6</text:p>
          </table:table-cell>
          <table:table-cell table:formula="of:=SUM(['2013 results'.D45:.E45])" office:value-type="float" office:value="6">
            <text:p>6</text:p>
          </table:table-cell>
          <table:table-cell table:style-name="ce15" office:value-type="float" office:value="467045">
            <text:p>467,045</text:p>
          </table:table-cell>
          <table:table-cell office:value-type="float" office:value="8">
            <text:p>8</text:p>
          </table:table-cell>
          <table:table-cell table:formula="of:=SUM(['2013 results'.F45:.G45])" office:value-type="float" office:value="8">
            <text:p>8</text:p>
          </table:table-cell>
          <table:table-cell table:style-name="ce15" office:value-type="float" office:value="113916">
            <text:p>113,916</text:p>
          </table:table-cell>
          <table:table-cell office:value-type="float" office:value="2">
            <text:p>2</text:p>
          </table:table-cell>
          <table:table-cell table:formula="of:=SUM(['2013 results'.H45:.I45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5:.K45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Schleswig-Holstein </text:p>
          </table:table-cell>
          <table:table-cell table:style-name="ce9" office:value-type="float" office:value="2686085">
            <text:p>2,686,085</text:p>
          </table:table-cell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SUM([.C16]-[.E16])" office:value-type="float" office:value="11">
            <text:p>11</text:p>
          </table:table-cell>
          <table:table-cell/>
          <table:table-cell office:value-type="string">
            <text:p>Sachsen-Anhalt </text:p>
          </table:table-cell>
          <table:table-cell table:style-name="ce15" office:value-type="float" office:value="485781">
            <text:p>485,781</text:p>
          </table:table-cell>
          <table:table-cell office:value-type="float" office:value="9">
            <text:p>9</text:p>
          </table:table-cell>
          <table:table-cell table:formula="of:=SUM(['2013 results'.B46:.C46])" office:value-type="float" office:value="9">
            <text:p>9</text:p>
          </table:table-cell>
          <table:table-cell table:style-name="ce15" office:value-type="float" office:value="214731">
            <text:p>214,731</text:p>
          </table:table-cell>
          <table:table-cell office:value-type="float" office:value="4">
            <text:p>4</text:p>
          </table:table-cell>
          <table:table-cell table:formula="of:=SUM(['2013 results'.D46:.E46])" office:value-type="float" office:value="4">
            <text:p>4</text:p>
          </table:table-cell>
          <table:table-cell table:style-name="ce15" office:value-type="float" office:value="282319">
            <text:p>282,319</text:p>
          </table:table-cell>
          <table:table-cell office:value-type="float" office:value="5">
            <text:p>5</text:p>
          </table:table-cell>
          <table:table-cell table:formula="of:=SUM(['2013 results'.F46:.G46])" office:value-type="float" office:value="5">
            <text:p>5</text:p>
          </table:table-cell>
          <table:table-cell table:style-name="ce15" office:value-type="float" office:value="46858">
            <text:p>46,858</text:p>
          </table:table-cell>
          <table:table-cell office:value-type="float" office:value="1">
            <text:p>1</text:p>
          </table:table-cell>
          <table:table-cell table:formula="of:=SUM(['2013 results'.H46:.I4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6:.K46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Thüringen </text:p>
          </table:table-cell>
          <table:table-cell table:style-name="ce9" office:value-type="float" office:value="2154202">
            <text:p>2,154,202</text:p>
          </table:table-cell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SUM([.C17]-[.E17])" office:value-type="float" office:value="8">
            <text:p>8</text:p>
          </table:table-cell>
          <table:table-cell/>
          <table:table-cell office:value-type="string">
            <text:p>Schleswig-Holstein </text:p>
          </table:table-cell>
          <table:table-cell table:style-name="ce15" office:value-type="float" office:value="638756">
            <text:p>638,756</text:p>
          </table:table-cell>
          <table:table-cell office:value-type="float" office:value="11">
            <text:p>11</text:p>
          </table:table-cell>
          <table:table-cell table:formula="of:=SUM(['2013 results'.B47:.C47])" office:value-type="float" office:value="11">
            <text:p>11</text:p>
          </table:table-cell>
          <table:table-cell table:style-name="ce15" office:value-type="float" office:value="513725">
            <text:p>513,725</text:p>
          </table:table-cell>
          <table:table-cell office:value-type="float" office:value="9">
            <text:p>9</text:p>
          </table:table-cell>
          <table:table-cell table:formula="of:=SUM(['2013 results'.D47:.E47])" office:value-type="float" office:value="9">
            <text:p>9</text:p>
          </table:table-cell>
          <table:table-cell table:style-name="ce15" office:value-type="float" office:value="84177">
            <text:p>84,177</text:p>
          </table:table-cell>
          <table:table-cell office:value-type="float" office:value="1">
            <text:p>1</text:p>
          </table:table-cell>
          <table:table-cell table:formula="of:=SUM(['2013 results'.F47:.G47])" office:value-type="float" office:value="1">
            <text:p>1</text:p>
          </table:table-cell>
          <table:table-cell table:style-name="ce15" office:value-type="float" office:value="153137">
            <text:p>153,137</text:p>
          </table:table-cell>
          <table:table-cell office:value-type="float" office:value="3">
            <text:p>3</text:p>
          </table:table-cell>
          <table:table-cell table:formula="of:=SUM(['2013 results'.H47:.I47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7:.K47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/>
          <table:table-cell table:number-columns-repeated="6"/>
          <table:table-cell office:value-type="string">
            <text:p>Thüringen </text:p>
          </table:table-cell>
          <table:table-cell table:style-name="ce15" office:value-type="float" office:value="477283">
            <text:p>477,283</text:p>
          </table:table-cell>
          <table:table-cell office:value-type="float" office:value="9">
            <text:p>9</text:p>
          </table:table-cell>
          <table:table-cell table:formula="of:=SUM(['2013 results'.B48:.C48])" office:value-type="float" office:value="9">
            <text:p>9</text:p>
          </table:table-cell>
          <table:table-cell table:style-name="ce15" office:value-type="float" office:value="198714">
            <text:p>198,714</text:p>
          </table:table-cell>
          <table:table-cell office:value-type="float" office:value="3">
            <text:p>3</text:p>
          </table:table-cell>
          <table:table-cell table:formula="of:=SUM(['2013 results'.D48:.E48])" office:value-type="float" office:value="3">
            <text:p>3</text:p>
          </table:table-cell>
          <table:table-cell table:style-name="ce15" office:value-type="float" office:value="288615">
            <text:p>288,615</text:p>
          </table:table-cell>
          <table:table-cell office:value-type="float" office:value="5">
            <text:p>5</text:p>
          </table:table-cell>
          <table:table-cell table:formula="of:=SUM(['2013 results'.F48:.G48])" office:value-type="float" office:value="5">
            <text:p>5</text:p>
          </table:table-cell>
          <table:table-cell table:style-name="ce15" office:value-type="float" office:value="60511">
            <text:p>60,511</text:p>
          </table:table-cell>
          <table:table-cell office:value-type="float" office:value="1">
            <text:p>1</text:p>
          </table:table-cell>
          <table:table-cell table:formula="of:=SUM(['2013 results'.H48:.I48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3 results'.J48:.K48])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4" office:value-type="string">
            <text:p>(31 Dez. 2012)</text:p>
          </table:table-cell>
          <table:table-cell table:style-name="ce10" table:formula="of:=SUM([.B2:.B17])" office:value-type="float" office:value="74324165">
            <text:p>74,324,165</text:p>
          </table:table-cell>
          <table:table-cell table:style-name="ce1" table:formula="of:=SUM([.C2:.C17])" office:value-type="float" office:value="598">
            <text:p>598</text:p>
          </table:table-cell>
          <table:table-cell table:style-name="ce1" table:formula="of:=SUM([.D2:.D17])" office:value-type="float" office:value="598">
            <text:p>598</text:p>
          </table:table-cell>
          <table:table-cell table:style-name="ce1" table:formula="of:=SUM([.E2:.E17])" office:value-type="float" office:value="299">
            <text:p>299</text:p>
          </table:table-cell>
          <table:table-cell table:style-name="ce1" table:formula="of:=SUM([.F2:.F17])" office:value-type="float" office:value="299">
            <text:p>299</text:p>
          </table:table-cell>
          <table:table-cell table:number-columns-repeated="2"/>
          <table:table-cell table:style-name="ce10" table:formula="of:=SUM([.I3:.I18])" office:value-type="float" office:value="14921877">
            <text:p>14,921,877</text:p>
          </table:table-cell>
          <table:table-cell table:style-name="ce10" table:formula="of:=SUM([.J3:.J18])" office:value-type="float" office:value="255">
            <text:p>255</text:p>
          </table:table-cell>
          <table:table-cell table:style-name="ce10" table:formula="of:=SUM([.K3:.K18])" office:value-type="float" office:value="255">
            <text:p>255</text:p>
          </table:table-cell>
          <table:table-cell table:style-name="ce10" table:formula="of:=SUM([.L3:.L18])" office:value-type="float" office:value="11252215">
            <text:p>11,252,215</text:p>
          </table:table-cell>
          <table:table-cell table:style-name="ce10" table:formula="of:=SUM([.M3:.M18])" office:value-type="float" office:value="193">
            <text:p>193</text:p>
          </table:table-cell>
          <table:table-cell table:style-name="ce10" table:formula="of:=SUM([.N3:.N18])" office:value-type="float" office:value="193">
            <text:p>193</text:p>
          </table:table-cell>
          <table:table-cell table:style-name="ce10" table:formula="of:=SUM([.O3:.O18])" office:value-type="float" office:value="3755699">
            <text:p>3,755,699</text:p>
          </table:table-cell>
          <table:table-cell table:style-name="ce10" table:formula="of:=SUM([.P3:.P18])" office:value-type="float" office:value="64">
            <text:p>64</text:p>
          </table:table-cell>
          <table:table-cell table:style-name="ce10" table:formula="of:=SUM([.Q3:.Q18])" office:value-type="float" office:value="64">
            <text:p>64</text:p>
          </table:table-cell>
          <table:table-cell table:style-name="ce10" table:formula="of:=SUM([.R3:.R18])" office:value-type="float" office:value="3694057">
            <text:p>3,694,057</text:p>
          </table:table-cell>
          <table:table-cell table:style-name="ce10" table:formula="of:=SUM([.S3:.S18])" office:value-type="float" office:value="63">
            <text:p>63</text:p>
          </table:table-cell>
          <table:table-cell table:style-name="ce10" table:formula="of:=SUM([.T3:.T18])" office:value-type="float" office:value="63">
            <text:p>63</text:p>
          </table:table-cell>
          <table:table-cell table:style-name="ce10" table:formula="of:=SUM([.U3:.U18])" office:value-type="float" office:value="3243569">
            <text:p>3,243,569</text:p>
          </table:table-cell>
          <table:table-cell table:style-name="ce10" table:formula="of:=SUM([.V3:.V18])" office:value-type="float" office:value="56">
            <text:p>56</text:p>
          </table:table-cell>
          <table:table-cell table:style-name="ce10" table:formula="of:=SUM([.W3:.W18])" office:value-type="float" office:value="56">
            <text:p>56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4" table:number-rows-spanned="1">
            <text:p>CDU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PD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DIE LINK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GRÜN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CSU</text:p>
          </table:table-cell>
          <table:covered-table-cell table:number-columns-repeated="2" table:style-name="ce7"/>
          <table:covered-table-cell/>
          <table:table-cell table:style-name="ce4" office:value-type="string" table:number-columns-spanned="4" table:number-rows-spanned="1">
            <text:p>Total</text:p>
          </table:table-cell>
          <table:covered-table-cell table:number-columns-repeated="3"/>
          <table:table-cell table:number-columns-repeated="999"/>
        </table:table-row>
        <table:table-row table:style-name="ro1">
          <table:table-cell table:style-name="ce1" office:value-type="string">
            <text:p>State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number-columns-repeated="999"/>
        </table:table-row>
        <table:table-row table:style-name="ro1">
          <table:table-cell office:value-type="string">
            <text:p>Baden-Württemberg </text:p>
          </table:table-cell>
          <table:table-cell table:style-name="ce15" office:value-type="float" office:value="2576606">
            <text:p>2,576,606</text:p>
          </table:table-cell>
          <table:table-cell office:value-type="float" office:value="43">
            <text:p>43</text:p>
          </table:table-cell>
          <table:table-cell table:style-name="ce17" office:value-type="float" office:value="38">
            <text:p>38</text:p>
          </table:table-cell>
          <table:table-cell table:style-name="ce1" table:formula="of:=MAX([.C23:.D23])" office:value-type="float" office:value="43">
            <text:p>43</text:p>
          </table:table-cell>
          <table:table-cell table:style-name="ce15" office:value-type="float" office:value="1160424">
            <text:p>1,160,424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style-name="ce1" table:formula="of:=MAX([.G23:.H23])" office:value-type="float" office:value="19">
            <text:p>19</text:p>
          </table:table-cell>
          <table:table-cell table:style-name="ce15" office:value-type="float" office:value="272456">
            <text:p>272,45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K23:.L23])" office:value-type="float" office:value="4">
            <text:p>4</text:p>
          </table:table-cell>
          <table:table-cell table:style-name="ce15" office:value-type="float" office:value="623294">
            <text:p>623,29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O23:.P23])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3:.T23])" office:value-type="float" office:value="0">
            <text:p>0</text:p>
          </table:table-cell>
          <table:table-cell table:style-name="ce9" table:formula="of:=SUM([.B23]+[.F23]+[.J23]+[.N23]+[.R23])" office:value-type="float" office:value="4632780">
            <text:p>4,632,780</text:p>
          </table:table-cell>
          <table:table-cell table:style-name="ce9" table:formula="of:=SUM([.C23]+[.G23]+[.K23]+[.O23]+[.S23])" office:value-type="float" office:value="76">
            <text:p>76</text:p>
          </table:table-cell>
          <table:table-cell table:style-name="ce9" table:formula="of:=SUM([.D23]+[.H23]+[.L23]+[.P23]+[.T23])" office:value-type="float" office:value="38">
            <text:p>38</text:p>
          </table:table-cell>
          <table:table-cell table:style-name="ce9" table:formula="of:=SUM([.E23]+[.I23]+[.M23]+[.Q23]+[.U23])" office:value-type="float" office:value="76">
            <text:p>76</text:p>
          </table:table-cell>
          <table:table-cell table:number-columns-repeated="999"/>
        </table:table-row>
        <table:table-row table:style-name="ro1">
          <table:table-cell office:value-type="string">
            <text:p>Bayern </text:p>
          </table:table-cell>
          <table:table-cell table:style-name="ce16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" table:formula="of:=MAX([.C24:.D24])" office:value-type="float" office:value="0">
            <text:p>0</text:p>
          </table:table-cell>
          <table:table-cell table:style-name="ce15" office:value-type="float" office:value="1314009">
            <text:p>1,314,009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style-name="ce1" table:formula="of:=MAX([.G24:.H24])" office:value-type="float" office:value="23">
            <text:p>23</text:p>
          </table:table-cell>
          <table:table-cell table:style-name="ce15" office:value-type="float" office:value="248920">
            <text:p>248,92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K24:.L24])" office:value-type="float" office:value="4">
            <text:p>4</text:p>
          </table:table-cell>
          <table:table-cell table:style-name="ce15" office:value-type="float" office:value="552818">
            <text:p>552,8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table:formula="of:=MAX([.O24:.P24])" office:value-type="float" office:value="9">
            <text:p>9</text:p>
          </table:table-cell>
          <table:table-cell table:style-name="ce15" office:value-type="float" office:value="3243569">
            <text:p>3,243,569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table:style-name="ce1" table:formula="of:=MAX([.S24:.T24])" office:value-type="float" office:value="56">
            <text:p>56</text:p>
          </table:table-cell>
          <table:table-cell table:style-name="ce9" table:formula="of:=SUM([.B24]+[.F24]+[.J24]+[.N24]+[.R24])" office:value-type="float" office:value="5359316">
            <text:p>5,359,316</text:p>
          </table:table-cell>
          <table:table-cell table:style-name="ce9" table:formula="of:=SUM([.C24]+[.G24]+[.K24]+[.O24]+[.S24])" office:value-type="float" office:value="92">
            <text:p>92</text:p>
          </table:table-cell>
          <table:table-cell table:style-name="ce9" table:formula="of:=SUM([.D24]+[.H24]+[.L24]+[.P24]+[.T24])" office:value-type="float" office:value="45">
            <text:p>45</text:p>
          </table:table-cell>
          <table:table-cell table:style-name="ce9" table:formula="of:=SUM([.E24]+[.I24]+[.M24]+[.Q24]+[.U24])" office:value-type="float" office:value="92">
            <text:p>92</text:p>
          </table:table-cell>
          <table:table-cell table:number-columns-repeated="999"/>
        </table:table-row>
        <table:table-row table:style-name="ro1">
          <table:table-cell office:value-type="string">
            <text:p>Berlin </text:p>
          </table:table-cell>
          <table:table-cell table:style-name="ce15" office:value-type="float" office:value="508643">
            <text:p>508,643</text:p>
          </table:table-cell>
          <table:table-cell office:value-type="float" office:value="8">
            <text:p>8</text:p>
          </table:table-cell>
          <table:table-cell table:style-name="ce17" office:value-type="float" office:value="5">
            <text:p>5</text:p>
          </table:table-cell>
          <table:table-cell table:style-name="ce1" table:formula="of:=MAX([.C25:.D25])" office:value-type="float" office:value="8">
            <text:p>8</text:p>
          </table:table-cell>
          <table:table-cell table:style-name="ce15" office:value-type="float" office:value="439387">
            <text:p>439,38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" table:formula="of:=MAX([.G25:.H25])" office:value-type="float" office:value="7">
            <text:p>7</text:p>
          </table:table-cell>
          <table:table-cell table:style-name="ce15" office:value-type="float" office:value="330507">
            <text:p>330,50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table:formula="of:=MAX([.K25:.L25])" office:value-type="float" office:value="5">
            <text:p>5</text:p>
          </table:table-cell>
          <table:table-cell table:style-name="ce15" office:value-type="float" office:value="220737">
            <text:p>220,7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formula="of:=MAX([.O25:.P25])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5:.T25])" office:value-type="float" office:value="0">
            <text:p>0</text:p>
          </table:table-cell>
          <table:table-cell table:style-name="ce9" table:formula="of:=SUM([.B25]+[.F25]+[.J25]+[.N25]+[.R25])" office:value-type="float" office:value="1499274">
            <text:p>1,499,274</text:p>
          </table:table-cell>
          <table:table-cell table:style-name="ce9" table:formula="of:=SUM([.C25]+[.G25]+[.K25]+[.O25]+[.S25])" office:value-type="float" office:value="24">
            <text:p>24</text:p>
          </table:table-cell>
          <table:table-cell table:style-name="ce9" table:formula="of:=SUM([.D25]+[.H25]+[.L25]+[.P25]+[.T25])" office:value-type="float" office:value="12">
            <text:p>12</text:p>
          </table:table-cell>
          <table:table-cell table:style-name="ce9" table:formula="of:=SUM([.E25]+[.I25]+[.M25]+[.Q25]+[.U25])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string">
            <text:p>Brandenburg </text:p>
          </table:table-cell>
          <table:table-cell table:style-name="ce15" office:value-type="float" office:value="482601">
            <text:p>482,601</text:p>
          </table:table-cell>
          <table:table-cell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" table:formula="of:=MAX([.C26:.D26])" office:value-type="float" office:value="9">
            <text:p>9</text:p>
          </table:table-cell>
          <table:table-cell table:style-name="ce15" office:value-type="float" office:value="321174">
            <text:p>321,17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table:formula="of:=MAX([.G26:.H26])" office:value-type="float" office:value="5">
            <text:p>5</text:p>
          </table:table-cell>
          <table:table-cell table:style-name="ce15" office:value-type="float" office:value="311312">
            <text:p>311,3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K26:.L26])" office:value-type="float" office:value="5">
            <text:p>5</text:p>
          </table:table-cell>
          <table:table-cell table:style-name="ce15" office:value-type="float" office:value="65182">
            <text:p>65,1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26:.P2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6:.T26])" office:value-type="float" office:value="0">
            <text:p>0</text:p>
          </table:table-cell>
          <table:table-cell table:style-name="ce9" table:formula="of:=SUM([.B26]+[.F26]+[.J26]+[.N26]+[.R26])" office:value-type="float" office:value="1180269">
            <text:p>1,180,269</text:p>
          </table:table-cell>
          <table:table-cell table:style-name="ce9" table:formula="of:=SUM([.C26]+[.G26]+[.K26]+[.O26]+[.S26])" office:value-type="float" office:value="19">
            <text:p>19</text:p>
          </table:table-cell>
          <table:table-cell table:style-name="ce9" table:formula="of:=SUM([.D26]+[.H26]+[.L26]+[.P26]+[.T26])" office:value-type="float" office:value="10">
            <text:p>10</text:p>
          </table:table-cell>
          <table:table-cell table:style-name="ce9" table:formula="of:=SUM([.E26]+[.I26]+[.M26]+[.Q26]+[.U26])" office:value-type="float" office:value="20">
            <text:p>20</text:p>
          </table:table-cell>
          <table:table-cell table:number-columns-repeated="999"/>
        </table:table-row>
        <table:table-row table:style-name="ro1">
          <table:table-cell office:value-type="string">
            <text:p>Bremen </text:p>
          </table:table-cell>
          <table:table-cell table:style-name="ce15" office:value-type="float" office:value="96459">
            <text:p>96,459</text:p>
          </table:table-cell>
          <table:table-cell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" table:formula="of:=MAX([.C27:.D27])" office:value-type="float" office:value="1">
            <text:p>1</text:p>
          </table:table-cell>
          <table:table-cell table:style-name="ce15" office:value-type="float" office:value="117204">
            <text:p>117,204</text:p>
          </table:table-cell>
          <table:table-cell table:number-columns-repeated="2" office:value-type="float" office:value="2">
            <text:p>2</text:p>
          </table:table-cell>
          <table:table-cell table:style-name="ce1" table:formula="of:=MAX([.G27:.H27])" office:value-type="float" office:value="2">
            <text:p>2</text:p>
          </table:table-cell>
          <table:table-cell table:style-name="ce15" office:value-type="float" office:value="33284">
            <text:p>33,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27:.L27])" office:value-type="float" office:value="1">
            <text:p>1</text:p>
          </table:table-cell>
          <table:table-cell table:style-name="ce15" office:value-type="float" office:value="40014">
            <text:p>40,0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27:.P27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7:.T27])" office:value-type="float" office:value="0">
            <text:p>0</text:p>
          </table:table-cell>
          <table:table-cell table:style-name="ce9" table:formula="of:=SUM([.B27]+[.F27]+[.J27]+[.N27]+[.R27])" office:value-type="float" office:value="286961">
            <text:p>286,961</text:p>
          </table:table-cell>
          <table:table-cell table:style-name="ce9" table:formula="of:=SUM([.C27]+[.G27]+[.K27]+[.O27]+[.S27])" office:value-type="float" office:value="5">
            <text:p>5</text:p>
          </table:table-cell>
          <table:table-cell table:style-name="ce9" table:formula="of:=SUM([.D27]+[.H27]+[.L27]+[.P27]+[.T27])" office:value-type="float" office:value="2">
            <text:p>2</text:p>
          </table:table-cell>
          <table:table-cell table:style-name="ce9" table:formula="of:=SUM([.E27]+[.I27]+[.M27]+[.Q27]+[.U27])" office:value-type="float" office:value="5">
            <text:p>5</text:p>
          </table:table-cell>
          <table:table-cell table:number-columns-repeated="999"/>
        </table:table-row>
        <table:table-row table:style-name="ro1">
          <table:table-cell office:value-type="string">
            <text:p>Hamburg </text:p>
          </table:table-cell>
          <table:table-cell table:style-name="ce15" office:value-type="float" office:value="285927">
            <text:p>285,927</text:p>
          </table:table-cell>
          <table:table-cell office:value-type="float" office:value="5">
            <text:p>5</text:p>
          </table:table-cell>
          <table:table-cell table:style-name="ce17" office:value-type="float" office:value="1">
            <text:p>1</text:p>
          </table:table-cell>
          <table:table-cell table:style-name="ce1" table:formula="of:=MAX([.C28:.D28])" office:value-type="float" office:value="5">
            <text:p>5</text:p>
          </table:table-cell>
          <table:table-cell table:style-name="ce15" office:value-type="float" office:value="288902">
            <text:p>288,902</text:p>
          </table:table-cell>
          <table:table-cell table:number-columns-repeated="2" office:value-type="float" office:value="5">
            <text:p>5</text:p>
          </table:table-cell>
          <table:table-cell table:style-name="ce1" table:formula="of:=MAX([.G28:.H28])" office:value-type="float" office:value="5">
            <text:p>5</text:p>
          </table:table-cell>
          <table:table-cell table:style-name="ce15" office:value-type="float" office:value="78296">
            <text:p>78,2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28:.L28])" office:value-type="float" office:value="1">
            <text:p>1</text:p>
          </table:table-cell>
          <table:table-cell table:style-name="ce15" office:value-type="float" office:value="112826">
            <text:p>112,8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O28:.P28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8:.T28])" office:value-type="float" office:value="0">
            <text:p>0</text:p>
          </table:table-cell>
          <table:table-cell table:style-name="ce9" table:formula="of:=SUM([.B28]+[.F28]+[.J28]+[.N28]+[.R28])" office:value-type="float" office:value="765951">
            <text:p>765,951</text:p>
          </table:table-cell>
          <table:table-cell table:style-name="ce9" table:formula="of:=SUM([.C28]+[.G28]+[.K28]+[.O28]+[.S28])" office:value-type="float" office:value="13">
            <text:p>13</text:p>
          </table:table-cell>
          <table:table-cell table:style-name="ce9" table:formula="of:=SUM([.D28]+[.H28]+[.L28]+[.P28]+[.T28])" office:value-type="float" office:value="6">
            <text:p>6</text:p>
          </table:table-cell>
          <table:table-cell table:style-name="ce9" table:formula="of:=SUM([.E28]+[.I28]+[.M28]+[.Q28]+[.U28])" office:value-type="float" office:value="13">
            <text:p>13</text:p>
          </table:table-cell>
          <table:table-cell table:number-columns-repeated="999"/>
        </table:table-row>
        <table:table-row table:style-name="ro1">
          <table:table-cell office:value-type="string">
            <text:p>Hessen </text:p>
          </table:table-cell>
          <table:table-cell table:style-name="ce15" office:value-type="float" office:value="1232994">
            <text:p>1,232,994</text:p>
          </table:table-cell>
          <table:table-cell office:value-type="float" office:value="20">
            <text:p>20</text:p>
          </table:table-cell>
          <table:table-cell table:style-name="ce17" office:value-type="float" office:value="17">
            <text:p>17</text:p>
          </table:table-cell>
          <table:table-cell table:style-name="ce1" table:formula="of:=MAX([.C29:.D29])" office:value-type="float" office:value="20">
            <text:p>20</text:p>
          </table:table-cell>
          <table:table-cell table:style-name="ce15" office:value-type="float" office:value="906906">
            <text:p>906,90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style-name="ce1" table:formula="of:=MAX([.G29:.H29])" office:value-type="float" office:value="15">
            <text:p>15</text:p>
          </table:table-cell>
          <table:table-cell table:style-name="ce15" office:value-type="float" office:value="188654">
            <text:p>188,65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K29:.L29])" office:value-type="float" office:value="3">
            <text:p>3</text:p>
          </table:table-cell>
          <table:table-cell table:style-name="ce15" office:value-type="float" office:value="313135">
            <text:p>313,1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O29:.P29])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9:.T29])" office:value-type="float" office:value="0">
            <text:p>0</text:p>
          </table:table-cell>
          <table:table-cell table:style-name="ce9" table:formula="of:=SUM([.B29]+[.F29]+[.J29]+[.N29]+[.R29])" office:value-type="float" office:value="2641689">
            <text:p>2,641,689</text:p>
          </table:table-cell>
          <table:table-cell table:style-name="ce9" table:formula="of:=SUM([.C29]+[.G29]+[.K29]+[.O29]+[.S29])" office:value-type="float" office:value="43">
            <text:p>43</text:p>
          </table:table-cell>
          <table:table-cell table:style-name="ce9" table:formula="of:=SUM([.D29]+[.H29]+[.L29]+[.P29]+[.T29])" office:value-type="float" office:value="22">
            <text:p>22</text:p>
          </table:table-cell>
          <table:table-cell table:style-name="ce9" table:formula="of:=SUM([.E29]+[.I29]+[.M29]+[.Q29]+[.U29])" office:value-type="float" office:value="43">
            <text:p>43</text:p>
          </table:table-cell>
          <table:table-cell table:number-columns-repeated="999"/>
        </table:table-row>
        <table:table-row table:style-name="ro1">
          <table:table-cell office:value-type="string">
            <text:p>Mecklenburg-Vorpommern </text:p>
          </table:table-cell>
          <table:table-cell table:style-name="ce15" office:value-type="float" office:value="369048">
            <text:p>369,048</text:p>
          </table:table-cell>
          <table:table-cell office:value-type="float" office:value="6">
            <text:p>6</text:p>
          </table:table-cell>
          <table:table-cell table:style-name="ce17" office:value-type="float" office:value="6">
            <text:p>6</text:p>
          </table:table-cell>
          <table:table-cell table:style-name="ce1" table:formula="of:=MAX([.C30:.D30])" office:value-type="float" office:value="6">
            <text:p>6</text:p>
          </table:table-cell>
          <table:table-cell table:style-name="ce15" office:value-type="float" office:value="154431">
            <text:p>154,43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G30:.H30])" office:value-type="float" office:value="3">
            <text:p>3</text:p>
          </table:table-cell>
          <table:table-cell table:style-name="ce15" office:value-type="float" office:value="186871">
            <text:p>186,8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K30:.L30])" office:value-type="float" office:value="3">
            <text:p>3</text:p>
          </table:table-cell>
          <table:table-cell table:style-name="ce15" office:value-type="float" office:value="37716">
            <text:p>37,7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0:.P30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0:.T30])" office:value-type="float" office:value="0">
            <text:p>0</text:p>
          </table:table-cell>
          <table:table-cell table:style-name="ce9" table:formula="of:=SUM([.B30]+[.F30]+[.J30]+[.N30]+[.R30])" office:value-type="float" office:value="748066">
            <text:p>748,066</text:p>
          </table:table-cell>
          <table:table-cell table:style-name="ce9" table:formula="of:=SUM([.C30]+[.G30]+[.K30]+[.O30]+[.S30])" office:value-type="float" office:value="13">
            <text:p>13</text:p>
          </table:table-cell>
          <table:table-cell table:style-name="ce9" table:formula="of:=SUM([.D30]+[.H30]+[.L30]+[.P30]+[.T30])" office:value-type="float" office:value="6">
            <text:p>6</text:p>
          </table:table-cell>
          <table:table-cell table:style-name="ce9" table:formula="of:=SUM([.E30]+[.I30]+[.M30]+[.Q30]+[.U30])" office:value-type="float" office:value="13">
            <text:p>13</text:p>
          </table:table-cell>
          <table:table-cell table:number-columns-repeated="999"/>
        </table:table-row>
        <table:table-row table:style-name="ro1">
          <table:table-cell office:value-type="string">
            <text:p>Niedersachsen </text:p>
          </table:table-cell>
          <table:table-cell table:style-name="ce15" office:value-type="float" office:value="1825592">
            <text:p>1,825,592</text:p>
          </table:table-cell>
          <table:table-cell office:value-type="float" office:value="28">
            <text:p>28</text:p>
          </table:table-cell>
          <table:table-cell table:style-name="ce17" office:value-type="float" office:value="17">
            <text:p>17</text:p>
          </table:table-cell>
          <table:table-cell table:style-name="ce1" table:formula="of:=MAX([.C31:.D31])" office:value-type="float" office:value="28">
            <text:p>28</text:p>
          </table:table-cell>
          <table:table-cell table:style-name="ce15" office:value-type="float" office:value="1470005">
            <text:p>1,470,00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style-name="ce1" table:formula="of:=MAX([.G31:.H31])" office:value-type="float" office:value="22">
            <text:p>22</text:p>
          </table:table-cell>
          <table:table-cell table:style-name="ce15" office:value-type="float" office:value="223935">
            <text:p>223,9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K31:.L31])" office:value-type="float" office:value="3">
            <text:p>3</text:p>
          </table:table-cell>
          <table:table-cell table:style-name="ce15" office:value-type="float" office:value="391901">
            <text:p>391,90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MAX([.O31:.P31])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1:.T31])" office:value-type="float" office:value="0">
            <text:p>0</text:p>
          </table:table-cell>
          <table:table-cell table:style-name="ce9" table:formula="of:=SUM([.B31]+[.F31]+[.J31]+[.N31]+[.R31])" office:value-type="float" office:value="3911433">
            <text:p>3,911,433</text:p>
          </table:table-cell>
          <table:table-cell table:style-name="ce9" table:formula="of:=SUM([.C31]+[.G31]+[.K31]+[.O31]+[.S31])" office:value-type="float" office:value="59">
            <text:p>59</text:p>
          </table:table-cell>
          <table:table-cell table:style-name="ce9" table:formula="of:=SUM([.D31]+[.H31]+[.L31]+[.P31]+[.T31])" office:value-type="float" office:value="30">
            <text:p>30</text:p>
          </table:table-cell>
          <table:table-cell table:style-name="ce9" table:formula="of:=SUM([.E31]+[.I31]+[.M31]+[.Q31]+[.U31])" office:value-type="float" office:value="59">
            <text:p>59</text:p>
          </table:table-cell>
          <table:table-cell table:number-columns-repeated="999"/>
        </table:table-row>
        <table:table-row table:style-name="ro1">
          <table:table-cell office:value-type="string">
            <text:p>Nordrhein-Westfalen </text:p>
          </table:table-cell>
          <table:table-cell table:style-name="ce15" office:value-type="float" office:value="3776563">
            <text:p>3,776,563</text:p>
          </table:table-cell>
          <table:table-cell office:value-type="float" office:value="59">
            <text:p>59</text:p>
          </table:table-cell>
          <table:table-cell table:style-name="ce17" office:value-type="float" office:value="37">
            <text:p>37</text:p>
          </table:table-cell>
          <table:table-cell table:style-name="ce1" table:formula="of:=MAX([.C32:.D32])" office:value-type="float" office:value="59">
            <text:p>59</text:p>
          </table:table-cell>
          <table:table-cell table:style-name="ce15" office:value-type="float" office:value="3028282">
            <text:p>3,028,282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table:style-name="ce1" table:formula="of:=MAX([.G32:.H32])" office:value-type="float" office:value="48">
            <text:p>48</text:p>
          </table:table-cell>
          <table:table-cell table:style-name="ce15" office:value-type="float" office:value="582925">
            <text:p>582,92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1" table:formula="of:=MAX([.K32:.L32])" office:value-type="float" office:value="9">
            <text:p>9</text:p>
          </table:table-cell>
          <table:table-cell table:style-name="ce15" office:value-type="float" office:value="760642">
            <text:p>760,64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1" table:formula="of:=MAX([.O32:.P32])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2:.T32])" office:value-type="float" office:value="0">
            <text:p>0</text:p>
          </table:table-cell>
          <table:table-cell table:style-name="ce9" table:formula="of:=SUM([.B32]+[.F32]+[.J32]+[.N32]+[.R32])" office:value-type="float" office:value="8148412">
            <text:p>8,148,412</text:p>
          </table:table-cell>
          <table:table-cell table:style-name="ce9" table:formula="of:=SUM([.C32]+[.G32]+[.K32]+[.O32]+[.S32])" office:value-type="float" office:value="128">
            <text:p>128</text:p>
          </table:table-cell>
          <table:table-cell table:style-name="ce9" table:formula="of:=SUM([.D32]+[.H32]+[.L32]+[.P32]+[.T32])" office:value-type="float" office:value="64">
            <text:p>64</text:p>
          </table:table-cell>
          <table:table-cell table:style-name="ce9" table:formula="of:=SUM([.E32]+[.I32]+[.M32]+[.Q32]+[.U32])" office:value-type="float" office:value="128">
            <text:p>128</text:p>
          </table:table-cell>
          <table:table-cell table:number-columns-repeated="999"/>
        </table:table-row>
        <table:table-row table:style-name="ro1">
          <table:table-cell office:value-type="string">
            <text:p>Rheinland-Pfalz </text:p>
          </table:table-cell>
          <table:table-cell table:style-name="ce15" office:value-type="float" office:value="958655">
            <text:p>958,655</text:p>
          </table:table-cell>
          <table:table-cell office:value-type="float" office:value="15">
            <text:p>15</text:p>
          </table:table-cell>
          <table:table-cell table:style-name="ce17" office:value-type="float" office:value="14">
            <text:p>14</text:p>
          </table:table-cell>
          <table:table-cell table:style-name="ce1" table:formula="of:=MAX([.C33:.D33])" office:value-type="float" office:value="15">
            <text:p>15</text:p>
          </table:table-cell>
          <table:table-cell table:style-name="ce15" office:value-type="float" office:value="608910">
            <text:p>608,9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" table:formula="of:=MAX([.G33:.H33])" office:value-type="float" office:value="10">
            <text:p>10</text:p>
          </table:table-cell>
          <table:table-cell table:style-name="ce15" office:value-type="float" office:value="120338">
            <text:p>120,3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K33:.L33])" office:value-type="float" office:value="2">
            <text:p>2</text:p>
          </table:table-cell>
          <table:table-cell table:style-name="ce15" office:value-type="float" office:value="169372">
            <text:p>169,3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O33:.P33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3:.T33])" office:value-type="float" office:value="0">
            <text:p>0</text:p>
          </table:table-cell>
          <table:table-cell table:style-name="ce9" table:formula="of:=SUM([.B33]+[.F33]+[.J33]+[.N33]+[.R33])" office:value-type="float" office:value="1857275">
            <text:p>1,857,275</text:p>
          </table:table-cell>
          <table:table-cell table:style-name="ce9" table:formula="of:=SUM([.C33]+[.G33]+[.K33]+[.O33]+[.S33])" office:value-type="float" office:value="30">
            <text:p>30</text:p>
          </table:table-cell>
          <table:table-cell table:style-name="ce9" table:formula="of:=SUM([.D33]+[.H33]+[.L33]+[.P33]+[.T33])" office:value-type="float" office:value="15">
            <text:p>15</text:p>
          </table:table-cell>
          <table:table-cell table:style-name="ce9" table:formula="of:=SUM([.E33]+[.I33]+[.M33]+[.Q33]+[.U33])" office:value-type="float" office:value="30">
            <text:p>30</text:p>
          </table:table-cell>
          <table:table-cell table:number-columns-repeated="999"/>
        </table:table-row>
        <table:table-row table:style-name="ro1">
          <table:table-cell office:value-type="string">
            <text:p>Saarland </text:p>
          </table:table-cell>
          <table:table-cell table:style-name="ce15" office:value-type="float" office:value="212368">
            <text:p>212,368</text:p>
          </table:table-cell>
          <table:table-cell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" table:formula="of:=MAX([.C34:.D34])" office:value-type="float" office:value="4">
            <text:p>4</text:p>
          </table:table-cell>
          <table:table-cell table:style-name="ce15" office:value-type="float" office:value="174592">
            <text:p>174,59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G34:.H34])" office:value-type="float" office:value="3">
            <text:p>3</text:p>
          </table:table-cell>
          <table:table-cell table:style-name="ce15" office:value-type="float" office:value="56045">
            <text:p>56,0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34:.L34])" office:value-type="float" office:value="1">
            <text:p>1</text:p>
          </table:table-cell>
          <table:table-cell table:style-name="ce15" office:value-type="float" office:value="31998">
            <text:p>31,998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O34:.P34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4:.T34])" office:value-type="float" office:value="0">
            <text:p>0</text:p>
          </table:table-cell>
          <table:table-cell table:style-name="ce9" table:formula="of:=SUM([.B34]+[.F34]+[.J34]+[.N34]+[.R34])" office:value-type="float" office:value="475003">
            <text:p>475,003</text:p>
          </table:table-cell>
          <table:table-cell table:style-name="ce9" table:formula="of:=SUM([.C34]+[.G34]+[.K34]+[.O34]+[.S34])" office:value-type="float" office:value="7">
            <text:p>7</text:p>
          </table:table-cell>
          <table:table-cell table:style-name="ce9" table:formula="of:=SUM([.D34]+[.H34]+[.L34]+[.P34]+[.T34])" office:value-type="float" office:value="4">
            <text:p>4</text:p>
          </table:table-cell>
          <table:table-cell table:style-name="ce9" table:formula="of:=SUM([.E34]+[.I34]+[.M34]+[.Q34]+[.U34])" office:value-type="float" office:value="8">
            <text:p>8</text:p>
          </table:table-cell>
          <table:table-cell table:number-columns-repeated="999"/>
        </table:table-row>
        <table:table-row table:style-name="ro1">
          <table:table-cell office:value-type="string">
            <text:p>Sachsen </text:p>
          </table:table-cell>
          <table:table-cell table:style-name="ce15" office:value-type="float" office:value="994601">
            <text:p>994,601</text:p>
          </table:table-cell>
          <table:table-cell office:value-type="float" office:value="16">
            <text:p>16</text:p>
          </table:table-cell>
          <table:table-cell table:style-name="ce17" office:value-type="float" office:value="16">
            <text:p>16</text:p>
          </table:table-cell>
          <table:table-cell table:style-name="ce1" table:formula="of:=MAX([.C35:.D35])" office:value-type="float" office:value="16">
            <text:p>16</text:p>
          </table:table-cell>
          <table:table-cell table:style-name="ce15" office:value-type="float" office:value="340819">
            <text:p>340,8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MAX([.G35:.H35])" office:value-type="float" office:value="6">
            <text:p>6</text:p>
          </table:table-cell>
          <table:table-cell table:style-name="ce15" office:value-type="float" office:value="467045">
            <text:p>467,04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1" table:formula="of:=MAX([.K35:.L35])" office:value-type="float" office:value="8">
            <text:p>8</text:p>
          </table:table-cell>
          <table:table-cell table:style-name="ce15" office:value-type="float" office:value="113916">
            <text:p>113,9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O35:.P35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5:.T35])" office:value-type="float" office:value="0">
            <text:p>0</text:p>
          </table:table-cell>
          <table:table-cell table:style-name="ce9" table:formula="of:=SUM([.B35]+[.F35]+[.J35]+[.N35]+[.R35])" office:value-type="float" office:value="1916381">
            <text:p>1,916,381</text:p>
          </table:table-cell>
          <table:table-cell table:style-name="ce9" table:formula="of:=SUM([.C35]+[.G35]+[.K35]+[.O35]+[.S35])" office:value-type="float" office:value="32">
            <text:p>32</text:p>
          </table:table-cell>
          <table:table-cell table:style-name="ce9" table:formula="of:=SUM([.D35]+[.H35]+[.L35]+[.P35]+[.T35])" office:value-type="float" office:value="16">
            <text:p>16</text:p>
          </table:table-cell>
          <table:table-cell table:style-name="ce9" table:formula="of:=SUM([.E35]+[.I35]+[.M35]+[.Q35]+[.U35])" office:value-type="float" office:value="32">
            <text:p>32</text:p>
          </table:table-cell>
          <table:table-cell table:number-columns-repeated="999"/>
        </table:table-row>
        <table:table-row table:style-name="ro1">
          <table:table-cell office:value-type="string">
            <text:p>Sachsen-Anhalt </text:p>
          </table:table-cell>
          <table:table-cell table:style-name="ce15" office:value-type="float" office:value="485781">
            <text:p>485,781</text:p>
          </table:table-cell>
          <table:table-cell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" table:formula="of:=MAX([.C36:.D36])" office:value-type="float" office:value="9">
            <text:p>9</text:p>
          </table:table-cell>
          <table:table-cell table:style-name="ce15" office:value-type="float" office:value="214731">
            <text:p>214,7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G36:.H36])" office:value-type="float" office:value="4">
            <text:p>4</text:p>
          </table:table-cell>
          <table:table-cell table:style-name="ce15" office:value-type="float" office:value="282319">
            <text:p>282,3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K36:.L36])" office:value-type="float" office:value="5">
            <text:p>5</text:p>
          </table:table-cell>
          <table:table-cell table:style-name="ce15" office:value-type="float" office:value="46858">
            <text:p>46,8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6:.P3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6:.T36])" office:value-type="float" office:value="0">
            <text:p>0</text:p>
          </table:table-cell>
          <table:table-cell table:style-name="ce9" table:formula="of:=SUM([.B36]+[.F36]+[.J36]+[.N36]+[.R36])" office:value-type="float" office:value="1029689">
            <text:p>1,029,689</text:p>
          </table:table-cell>
          <table:table-cell table:style-name="ce9" table:formula="of:=SUM([.C36]+[.G36]+[.K36]+[.O36]+[.S36])" office:value-type="float" office:value="18">
            <text:p>18</text:p>
          </table:table-cell>
          <table:table-cell table:style-name="ce9" table:formula="of:=SUM([.D36]+[.H36]+[.L36]+[.P36]+[.T36])" office:value-type="float" office:value="9">
            <text:p>9</text:p>
          </table:table-cell>
          <table:table-cell table:style-name="ce9" table:formula="of:=SUM([.E36]+[.I36]+[.M36]+[.Q36]+[.U36])" office:value-type="float" office:value="19">
            <text:p>19</text:p>
          </table:table-cell>
          <table:table-cell table:number-columns-repeated="999"/>
        </table:table-row>
        <table:table-row table:style-name="ro1">
          <table:table-cell office:value-type="string">
            <text:p>Schleswig-Holstein </text:p>
          </table:table-cell>
          <table:table-cell table:style-name="ce15" office:value-type="float" office:value="638756">
            <text:p>638,756</text:p>
          </table:table-cell>
          <table:table-cell office:value-type="float" office:value="10">
            <text:p>10</text:p>
          </table:table-cell>
          <table:table-cell table:style-name="ce17" office:value-type="float" office:value="9">
            <text:p>9</text:p>
          </table:table-cell>
          <table:table-cell table:style-name="ce1" table:formula="of:=MAX([.C37:.D37])" office:value-type="float" office:value="10">
            <text:p>10</text:p>
          </table:table-cell>
          <table:table-cell table:style-name="ce15" office:value-type="float" office:value="513725">
            <text:p>513,7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MAX([.G37:.H37])" office:value-type="float" office:value="8">
            <text:p>8</text:p>
          </table:table-cell>
          <table:table-cell table:style-name="ce15" office:value-type="float" office:value="84177">
            <text:p>84,1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37:.L37])" office:value-type="float" office:value="1">
            <text:p>1</text:p>
          </table:table-cell>
          <table:table-cell table:style-name="ce15" office:value-type="float" office:value="153137">
            <text:p>153,1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O37:.P37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7:.T37])" office:value-type="float" office:value="0">
            <text:p>0</text:p>
          </table:table-cell>
          <table:table-cell table:style-name="ce9" table:formula="of:=SUM([.B37]+[.F37]+[.J37]+[.N37]+[.R37])" office:value-type="float" office:value="1389795">
            <text:p>1,389,795</text:p>
          </table:table-cell>
          <table:table-cell table:style-name="ce9" table:formula="of:=SUM([.C37]+[.G37]+[.K37]+[.O37]+[.S37])" office:value-type="float" office:value="22">
            <text:p>22</text:p>
          </table:table-cell>
          <table:table-cell table:style-name="ce9" table:formula="of:=SUM([.D37]+[.H37]+[.L37]+[.P37]+[.T37])" office:value-type="float" office:value="11">
            <text:p>11</text:p>
          </table:table-cell>
          <table:table-cell table:style-name="ce9" table:formula="of:=SUM([.E37]+[.I37]+[.M37]+[.Q37]+[.U37])" office:value-type="float" office:value="22">
            <text:p>22</text:p>
          </table:table-cell>
          <table:table-cell table:number-columns-repeated="999"/>
        </table:table-row>
        <table:table-row table:style-name="ro1">
          <table:table-cell office:value-type="string">
            <text:p>Thüringen </text:p>
          </table:table-cell>
          <table:table-cell table:style-name="ce15" office:value-type="float" office:value="477283">
            <text:p>477,283</text:p>
          </table:table-cell>
          <table:table-cell office:value-type="float" office:value="8">
            <text:p>8</text:p>
          </table:table-cell>
          <table:table-cell table:style-name="ce17" office:value-type="float" office:value="9">
            <text:p>9</text:p>
          </table:table-cell>
          <table:table-cell table:style-name="ce1" table:formula="of:=MAX([.C38:.D38])" office:value-type="float" office:value="9">
            <text:p>9</text:p>
          </table:table-cell>
          <table:table-cell table:style-name="ce15" office:value-type="float" office:value="198714">
            <text:p>198,7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G38:.H38])" office:value-type="float" office:value="3">
            <text:p>3</text:p>
          </table:table-cell>
          <table:table-cell table:style-name="ce15" office:value-type="float" office:value="288615">
            <text:p>288,6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K38:.L38])" office:value-type="float" office:value="5">
            <text:p>5</text:p>
          </table:table-cell>
          <table:table-cell table:style-name="ce15" office:value-type="float" office:value="60511">
            <text:p>60,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8:.P38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8:.T38])" office:value-type="float" office:value="0">
            <text:p>0</text:p>
          </table:table-cell>
          <table:table-cell table:style-name="ce9" table:formula="of:=SUM([.B38]+[.F38]+[.J38]+[.N38]+[.R38])" office:value-type="float" office:value="1025123">
            <text:p>1,025,123</text:p>
          </table:table-cell>
          <table:table-cell table:style-name="ce9" table:formula="of:=SUM([.C38]+[.G38]+[.K38]+[.O38]+[.S38])" office:value-type="float" office:value="17">
            <text:p>17</text:p>
          </table:table-cell>
          <table:table-cell table:style-name="ce9" table:formula="of:=SUM([.D38]+[.H38]+[.L38]+[.P38]+[.T38])" office:value-type="float" office:value="9">
            <text:p>9</text:p>
          </table:table-cell>
          <table:table-cell table:style-name="ce9" table:formula="of:=SUM([.E38]+[.I38]+[.M38]+[.Q38]+[.U38])" office:value-type="float" office:value="18">
            <text:p>18</text:p>
          </table:table-cell>
          <table:table-cell table:number-columns-repeated="99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/>
          <table:table-cell table:style-name="ce10" table:formula="of:=SUM([.B23:.B38])" office:value-type="float" office:value="14921877">
            <text:p>14,921,877</text:p>
          </table:table-cell>
          <table:table-cell table:style-name="ce10" table:formula="of:=SUM([.C23:.C38])" office:value-type="float" office:value="238">
            <text:p>238</text:p>
          </table:table-cell>
          <table:table-cell table:style-name="ce10" table:formula="of:=SUM([.D23:.D38])" office:value-type="float" office:value="191">
            <text:p>191</text:p>
          </table:table-cell>
          <table:table-cell table:style-name="ce10" table:formula="of:=SUM([.E23:.E38])" office:value-type="float" office:value="242">
            <text:p>242</text:p>
          </table:table-cell>
          <table:table-cell table:style-name="ce10" table:formula="of:=SUM([.F23:.F38])" office:value-type="float" office:value="11252215">
            <text:p>11,252,215</text:p>
          </table:table-cell>
          <table:table-cell table:style-name="ce10" table:formula="of:=SUM([.G23:.G38])" office:value-type="float" office:value="183">
            <text:p>183</text:p>
          </table:table-cell>
          <table:table-cell table:style-name="ce10" table:formula="of:=SUM([.H23:.H38])" office:value-type="float" office:value="58">
            <text:p>58</text:p>
          </table:table-cell>
          <table:table-cell table:style-name="ce10" table:formula="of:=SUM([.I23:.I38])" office:value-type="float" office:value="183">
            <text:p>183</text:p>
          </table:table-cell>
          <table:table-cell table:style-name="ce10" table:formula="of:=SUM([.J23:.J38])" office:value-type="float" office:value="3755699">
            <text:p>3,755,699</text:p>
          </table:table-cell>
          <table:table-cell table:style-name="ce10" table:formula="of:=SUM([.K23:.K38])" office:value-type="float" office:value="60">
            <text:p>60</text:p>
          </table:table-cell>
          <table:table-cell table:style-name="ce10" table:formula="of:=SUM([.L23:.L38])" office:value-type="float" office:value="4">
            <text:p>4</text:p>
          </table:table-cell>
          <table:table-cell table:style-name="ce10" table:formula="of:=SUM([.M23:.M38])" office:value-type="float" office:value="60">
            <text:p>60</text:p>
          </table:table-cell>
          <table:table-cell table:style-name="ce10" table:formula="of:=SUM([.N23:.N38])" office:value-type="float" office:value="3694057">
            <text:p>3,694,057</text:p>
          </table:table-cell>
          <table:table-cell table:style-name="ce10" table:formula="of:=SUM([.O23:.O38])" office:value-type="float" office:value="61">
            <text:p>61</text:p>
          </table:table-cell>
          <table:table-cell table:style-name="ce10" table:formula="of:=SUM([.P23:.P38])" office:value-type="float" office:value="1">
            <text:p>1</text:p>
          </table:table-cell>
          <table:table-cell table:style-name="ce10" table:formula="of:=SUM([.Q23:.Q38])" office:value-type="float" office:value="61">
            <text:p>61</text:p>
          </table:table-cell>
          <table:table-cell table:style-name="ce10" table:formula="of:=SUM([.R23:.R38])" office:value-type="float" office:value="3243569">
            <text:p>3,243,569</text:p>
          </table:table-cell>
          <table:table-cell table:style-name="ce10" table:formula="of:=SUM([.S23:.S38])" office:value-type="float" office:value="56">
            <text:p>56</text:p>
          </table:table-cell>
          <table:table-cell table:style-name="ce10" table:formula="of:=SUM([.T23:.T38])" office:value-type="float" office:value="45">
            <text:p>45</text:p>
          </table:table-cell>
          <table:table-cell table:style-name="ce10" table:formula="of:=SUM([.U23:.U38])" office:value-type="float" office:value="56">
            <text:p>56</text:p>
          </table:table-cell>
          <table:table-cell table:style-name="ce10" table:formula="of:=SUM([.V23:.V38])" office:value-type="float" office:value="36867417">
            <text:p>36,867,417</text:p>
          </table:table-cell>
          <table:table-cell table:style-name="ce10" table:formula="of:=SUM([.W23:.W38])" office:value-type="float" office:value="598">
            <text:p>598</text:p>
          </table:table-cell>
          <table:table-cell table:style-name="ce10" table:formula="of:=SUM([.X23:.X38])" office:value-type="float" office:value="299">
            <text:p>299</text:p>
          </table:table-cell>
          <table:table-cell table:style-name="ce10" table:formula="of:=SUM([.Y23:.Y38])" office:value-type="float" office:value="602">
            <text:p>602</text:p>
          </table:table-cell>
          <table:table-cell table:number-columns-repeated="99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rty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S-L Seats w/ mins.</text:p>
          </table:table-cell>
          <table:table-cell table:number-columns-repeated="15"/>
          <table:table-cell table:style-name="ce1"/>
          <table:table-cell table:number-columns-repeated="1003"/>
        </table:table-row>
        <table:table-row table:style-name="ro1">
          <table:table-cell office:value-type="string">
            <text:p>CDU</text:p>
          </table:table-cell>
          <table:table-cell table:style-name="ce15" office:value-type="float" office:value="14921877">
            <text:p>14,921,877</text:p>
          </table:table-cell>
          <table:table-cell office:value-type="float" office:value="242">
            <text:p>242</text:p>
          </table:table-cell>
          <table:table-cell office:value-type="float" office:value="244">
            <text:p>244</text:p>
          </table:table-cell>
          <table:table-cell office:value-type="float" office:value="255">
            <text:p>255</text:p>
          </table:table-cell>
          <table:table-cell table:number-columns-repeated="1019"/>
        </table:table-row>
        <table:table-row table:style-name="ro1">
          <table:table-cell office:value-type="string">
            <text:p>SPD</text:p>
          </table:table-cell>
          <table:table-cell table:style-name="ce15" office:value-type="float" office:value="11252215">
            <text:p>11,252,215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93">
            <text:p>193</text:p>
          </table:table-cell>
          <table:table-cell table:number-columns-repeated="1019"/>
        </table:table-row>
        <table:table-row table:style-name="ro1">
          <table:table-cell office:value-type="string">
            <text:p>DIE LINKE</text:p>
          </table:table-cell>
          <table:table-cell table:style-name="ce15" office:value-type="float" office:value="3755699">
            <text:p>3,755,69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table:number-columns-repeated="1019"/>
        </table:table-row>
        <table:table-row table:style-name="ro1">
          <table:table-cell office:value-type="string">
            <text:p>GRÜNE</text:p>
          </table:table-cell>
          <table:table-cell table:style-name="ce15" office:value-type="float" office:value="3694057">
            <text:p>3,694,057</text:p>
          </table:table-cell>
          <table:table-cell office:value-type="float" office:value="61">
            <text:p>61</text:p>
          </table:table-cell>
          <table:table-cell table:style-name="ce14" office:value-type="float" office:value="60">
            <text:p>60</text:p>
          </table:table-cell>
          <table:table-cell office:value-type="float" office:value="63">
            <text:p>63</text:p>
          </table:table-cell>
          <table:table-cell table:number-columns-repeated="1019"/>
        </table:table-row>
        <table:table-row table:style-name="ro1">
          <table:table-cell office:value-type="string">
            <text:p>CSU</text:p>
          </table:table-cell>
          <table:table-cell table:style-name="ce15" office:value-type="float" office:value="3243569">
            <text:p>3,243,569</text:p>
          </table:table-cell>
          <table:table-cell office:value-type="float" office:value="56">
            <text:p>56</text:p>
          </table:table-cell>
          <table:table-cell table:style-name="ce14" office:value-type="float" office:value="53">
            <text:p>53</text:p>
          </table:table-cell>
          <table:table-cell office:value-type="float" office:value="56">
            <text:p>56</text:p>
          </table:table-cell>
          <table:table-cell table:number-columns-repeated="1019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1">
          <table:table-cell table:style-name="ce3" office:value-type="string">
            <text:p>Target # seats</text:p>
          </table:table-cell>
          <table:table-cell table:formula="of:=[.C19]" office:value-type="float" office:value="598">
            <text:p>598</text:p>
          </table:table-cell>
          <table:table-cell table:style-name="ce1" table:formula="of:=SUM([.C43:.C47])" office:value-type="float" office:value="602">
            <text:p>602</text:p>
          </table:table-cell>
          <table:table-cell table:style-name="ce1" table:formula="of:=SUM([.D43:.D47])" office:value-type="float" office:value="602">
            <text:p>602</text:p>
          </table:table-cell>
          <table:table-cell table:style-name="ce1" table:formula="of:=SUM([.E43:.E47])" office:value-type="float" office:value="631">
            <text:p>63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Overhang mandates</text:p>
          </table:table-cell>
          <table:table-cell table:formula="of:=SUM([.D49]-[.B49])"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Compensatory mandates</text:p>
          </table:table-cell>
          <table:table-cell table:formula="of:=SUM([.E49]-[.D49])" office:value-type="float" office:value="29">
            <text:p>29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Final seat total</text:p>
          </table:table-cell>
          <table:table-cell table:style-name="ce1" table:formula="of:=SUM([.B49:.B51])" office:value-type="float" office:value="631">
            <text:p>631</text:p>
          </table:table-cell>
          <table:table-cell table:number-columns-repeated="1022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3 results" table:style-name="ta1" table:print="false">
        <table:table-column table:style-name="co9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8"/>
        <table:table-column table:style-name="co6" table:number-columns-repeated="1011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Seats</text:p>
          </table:table-cell>
          <table:table-cell table:number-columns-repeated="1019"/>
        </table:table-row>
        <table:table-row table:style-name="ro3">
          <table:table-cell office:value-type="string">
            <text:p>Baden-Württemberg </text:p>
          </table:table-cell>
          <table:table-cell office:value-type="float" office:value="38">
            <text:p>38</text:p>
          </table:table-cell>
          <table:table-cell table:formula="of:=SUM([.D2]-[.B2])" office:value-type="float" office:value="40">
            <text:p>40</text:p>
          </table:table-cell>
          <table:table-cell table:style-name="ce18" table:formula="of:=COUNTIF(['2013 members'.C$2:.C$632];[.A2])" office:value-type="float" office:value="78">
            <text:p>78</text:p>
          </table:table-cell>
          <table:table-cell table:style-name="ce12" table:formula="of:=SUM([.D2]/[.D$19])" office:value-type="percentage" office:value="0.123613312202853">
            <text:p>12.36%</text:p>
          </table:table-cell>
          <table:table-cell table:number-columns-repeated="1019"/>
        </table:table-row>
        <table:table-row table:style-name="ro3">
          <table:table-cell office:value-type="string">
            <text:p>Bayern </text:p>
          </table:table-cell>
          <table:table-cell office:value-type="float" office:value="45">
            <text:p>45</text:p>
          </table:table-cell>
          <table:table-cell table:formula="of:=SUM([.D3]-[.B3])" office:value-type="float" office:value="46">
            <text:p>46</text:p>
          </table:table-cell>
          <table:table-cell table:style-name="ce18" table:formula="of:=COUNTIF(['2013 members'.C$2:.C$632];[.A3])" office:value-type="float" office:value="91">
            <text:p>91</text:p>
          </table:table-cell>
          <table:table-cell table:style-name="ce12" table:formula="of:=SUM([.D3]/[.D$19])" office:value-type="percentage" office:value="0.144215530903328">
            <text:p>14.42%</text:p>
          </table:table-cell>
          <table:table-cell table:number-columns-repeated="1019"/>
        </table:table-row>
        <table:table-row table:style-name="ro3">
          <table:table-cell office:value-type="string">
            <text:p>Berlin </text:p>
          </table:table-cell>
          <table:table-cell office:value-type="float" office:value="12">
            <text:p>12</text:p>
          </table:table-cell>
          <table:table-cell table:formula="of:=SUM([.D4]-[.B4])" office:value-type="float" office:value="15">
            <text:p>15</text:p>
          </table:table-cell>
          <table:table-cell table:style-name="ce18" table:formula="of:=COUNTIF(['2013 members'.C$2:.C$632];[.A4])" office:value-type="float" office:value="27">
            <text:p>27</text:p>
          </table:table-cell>
          <table:table-cell table:style-name="ce12" table:formula="of:=SUM([.D4]/[.D$19])" office:value-type="percentage" office:value="0.0427892234548336">
            <text:p>4.28%</text:p>
          </table:table-cell>
          <table:table-cell table:number-columns-repeated="1019"/>
        </table:table-row>
        <table:table-row table:style-name="ro3">
          <table:table-cell office:value-type="string">
            <text:p>Brandenburg </text:p>
          </table:table-cell>
          <table:table-cell office:value-type="float" office:value="10">
            <text:p>10</text:p>
          </table:table-cell>
          <table:table-cell table:formula="of:=SUM([.D5]-[.B5])" office:value-type="float" office:value="10">
            <text:p>10</text:p>
          </table:table-cell>
          <table:table-cell table:style-name="ce18" table:formula="of:=COUNTIF(['2013 members'.C$2:.C$632];[.A5])" office:value-type="float" office:value="20">
            <text:p>20</text:p>
          </table:table-cell>
          <table:table-cell table:style-name="ce12" table:formula="of:=SUM([.D5]/[.D$19])" office:value-type="percentage" office:value="0.0316957210776545">
            <text:p>3.17%</text:p>
          </table:table-cell>
          <table:table-cell table:number-columns-repeated="1019"/>
        </table:table-row>
        <table:table-row table:style-name="ro3">
          <table:table-cell office:value-type="string">
            <text:p>Bremen </text:p>
          </table:table-cell>
          <table:table-cell office:value-type="float" office:value="2">
            <text:p>2</text:p>
          </table:table-cell>
          <table:table-cell table:formula="of:=SUM([.D6]-[.B6])" office:value-type="float" office:value="4">
            <text:p>4</text:p>
          </table:table-cell>
          <table:table-cell table:style-name="ce18" table:formula="of:=COUNTIF(['2013 members'.C$2:.C$632];[.A6])" office:value-type="float" office:value="6">
            <text:p>6</text:p>
          </table:table-cell>
          <table:table-cell table:style-name="ce12" table:formula="of:=SUM([.D6]/[.D$19])" office:value-type="percentage" office:value="0.00950871632329636">
            <text:p>0.95%</text:p>
          </table:table-cell>
          <table:table-cell table:number-columns-repeated="1019"/>
        </table:table-row>
        <table:table-row table:style-name="ro3">
          <table:table-cell office:value-type="string">
            <text:p>Hamburg </text:p>
          </table:table-cell>
          <table:table-cell office:value-type="float" office:value="6">
            <text:p>6</text:p>
          </table:table-cell>
          <table:table-cell table:formula="of:=SUM([.D7]-[.B7])" office:value-type="float" office:value="7">
            <text:p>7</text:p>
          </table:table-cell>
          <table:table-cell table:style-name="ce18" table:formula="of:=COUNTIF(['2013 members'.C$2:.C$632];[.A7])" office:value-type="float" office:value="13">
            <text:p>13</text:p>
          </table:table-cell>
          <table:table-cell table:style-name="ce12" table:formula="of:=SUM([.D7]/[.D$19])" office:value-type="percentage" office:value="0.0206022187004754">
            <text:p>2.06%</text:p>
          </table:table-cell>
          <table:table-cell table:number-columns-repeated="1019"/>
        </table:table-row>
        <table:table-row table:style-name="ro3">
          <table:table-cell office:value-type="string">
            <text:p>Hessen </text:p>
          </table:table-cell>
          <table:table-cell office:value-type="float" office:value="22">
            <text:p>22</text:p>
          </table:table-cell>
          <table:table-cell table:formula="of:=SUM([.D8]-[.B8])" office:value-type="float" office:value="23">
            <text:p>23</text:p>
          </table:table-cell>
          <table:table-cell table:style-name="ce18" table:formula="of:=COUNTIF(['2013 members'.C$2:.C$632];[.A8])" office:value-type="float" office:value="45">
            <text:p>45</text:p>
          </table:table-cell>
          <table:table-cell table:style-name="ce12" table:formula="of:=SUM([.D8]/[.D$19])" office:value-type="percentage" office:value="0.0713153724247227">
            <text:p>7.13%</text:p>
          </table:table-cell>
          <table:table-cell table:number-columns-repeated="1019"/>
        </table:table-row>
        <table:table-row table:style-name="ro3">
          <table:table-cell office:value-type="string">
            <text:p>Mecklenburg-Vorpommern </text:p>
          </table:table-cell>
          <table:table-cell office:value-type="float" office:value="6">
            <text:p>6</text:p>
          </table:table-cell>
          <table:table-cell table:formula="of:=SUM([.D9]-[.B9])" office:value-type="float" office:value="7">
            <text:p>7</text:p>
          </table:table-cell>
          <table:table-cell table:style-name="ce18" table:formula="of:=COUNTIF(['2013 members'.C$2:.C$632];[.A9])" office:value-type="float" office:value="13">
            <text:p>13</text:p>
          </table:table-cell>
          <table:table-cell table:style-name="ce12" table:formula="of:=SUM([.D9]/[.D$19])" office:value-type="percentage" office:value="0.0206022187004754">
            <text:p>2.06%</text:p>
          </table:table-cell>
          <table:table-cell table:number-columns-repeated="1019"/>
        </table:table-row>
        <table:table-row table:style-name="ro3">
          <table:table-cell office:value-type="string">
            <text:p>Niedersachsen </text:p>
          </table:table-cell>
          <table:table-cell office:value-type="float" office:value="30">
            <text:p>30</text:p>
          </table:table-cell>
          <table:table-cell table:formula="of:=SUM([.D10]-[.B10])" office:value-type="float" office:value="36">
            <text:p>36</text:p>
          </table:table-cell>
          <table:table-cell table:style-name="ce18" table:formula="of:=COUNTIF(['2013 members'.C$2:.C$632];[.A10])" office:value-type="float" office:value="66">
            <text:p>66</text:p>
          </table:table-cell>
          <table:table-cell table:style-name="ce12" table:formula="of:=SUM([.D10]/[.D$19])" office:value-type="percentage" office:value="0.10459587955626">
            <text:p>10.46%</text:p>
          </table:table-cell>
          <table:table-cell table:number-columns-repeated="1019"/>
        </table:table-row>
        <table:table-row table:style-name="ro3">
          <table:table-cell office:value-type="string">
            <text:p>Nordrhein-Westfalen </text:p>
          </table:table-cell>
          <table:table-cell office:value-type="float" office:value="64">
            <text:p>64</text:p>
          </table:table-cell>
          <table:table-cell table:formula="of:=SUM([.D11]-[.B11])" office:value-type="float" office:value="74">
            <text:p>74</text:p>
          </table:table-cell>
          <table:table-cell table:style-name="ce18" table:formula="of:=COUNTIF(['2013 members'.C$2:.C$632];[.A11])" office:value-type="float" office:value="138">
            <text:p>138</text:p>
          </table:table-cell>
          <table:table-cell table:style-name="ce12" table:formula="of:=SUM([.D11]/[.D$19])" office:value-type="percentage" office:value="0.218700475435816">
            <text:p>21.87%</text:p>
          </table:table-cell>
          <table:table-cell table:number-columns-repeated="1019"/>
        </table:table-row>
        <table:table-row table:style-name="ro3">
          <table:table-cell office:value-type="string">
            <text:p>Rheinland-Pfalz </text:p>
          </table:table-cell>
          <table:table-cell office:value-type="float" office:value="15">
            <text:p>15</text:p>
          </table:table-cell>
          <table:table-cell table:formula="of:=SUM([.D12]-[.B12])" office:value-type="float" office:value="16">
            <text:p>16</text:p>
          </table:table-cell>
          <table:table-cell table:style-name="ce18" table:formula="of:=COUNTIF(['2013 members'.C$2:.C$632];[.A12])" office:value-type="float" office:value="31">
            <text:p>31</text:p>
          </table:table-cell>
          <table:table-cell table:style-name="ce12" table:formula="of:=SUM([.D12]/[.D$19])" office:value-type="percentage" office:value="0.0491283676703645">
            <text:p>4.91%</text:p>
          </table:table-cell>
          <table:table-cell table:number-columns-repeated="1019"/>
        </table:table-row>
        <table:table-row table:style-name="ro3">
          <table:table-cell office:value-type="string">
            <text:p>Saarland </text:p>
          </table:table-cell>
          <table:table-cell office:value-type="float" office:value="4">
            <text:p>4</text:p>
          </table:table-cell>
          <table:table-cell table:formula="of:=SUM([.D13]-[.B13])" office:value-type="float" office:value="5">
            <text:p>5</text:p>
          </table:table-cell>
          <table:table-cell table:style-name="ce18" table:formula="of:=COUNTIF(['2013 members'.C$2:.C$632];[.A13])" office:value-type="float" office:value="9">
            <text:p>9</text:p>
          </table:table-cell>
          <table:table-cell table:style-name="ce12" table:formula="of:=SUM([.D13]/[.D$19])" office:value-type="percentage" office:value="0.0142630744849445">
            <text:p>1.43%</text:p>
          </table:table-cell>
          <table:table-cell table:number-columns-repeated="1019"/>
        </table:table-row>
        <table:table-row table:style-name="ro3">
          <table:table-cell office:value-type="string">
            <text:p>Sachsen </text:p>
          </table:table-cell>
          <table:table-cell office:value-type="float" office:value="16">
            <text:p>16</text:p>
          </table:table-cell>
          <table:table-cell table:formula="of:=SUM([.D14]-[.B14])" office:value-type="float" office:value="17">
            <text:p>17</text:p>
          </table:table-cell>
          <table:table-cell table:style-name="ce18" table:formula="of:=COUNTIF(['2013 members'.C$2:.C$632];[.A14])" office:value-type="float" office:value="33">
            <text:p>33</text:p>
          </table:table-cell>
          <table:table-cell table:style-name="ce12" table:formula="of:=SUM([.D14]/[.D$19])" office:value-type="percentage" office:value="0.05229793977813">
            <text:p>5.23%</text:p>
          </table:table-cell>
          <table:table-cell table:number-columns-repeated="1019"/>
        </table:table-row>
        <table:table-row table:style-name="ro3">
          <table:table-cell office:value-type="string">
            <text:p>Sachsen-Anhalt </text:p>
          </table:table-cell>
          <table:table-cell office:value-type="float" office:value="9">
            <text:p>9</text:p>
          </table:table-cell>
          <table:table-cell table:formula="of:=SUM([.D15]-[.B15])" office:value-type="float" office:value="10">
            <text:p>10</text:p>
          </table:table-cell>
          <table:table-cell table:style-name="ce18" table:formula="of:=COUNTIF(['2013 members'.C$2:.C$632];[.A15])" office:value-type="float" office:value="19">
            <text:p>19</text:p>
          </table:table-cell>
          <table:table-cell table:style-name="ce12" table:formula="of:=SUM([.D15]/[.D$19])" office:value-type="percentage" office:value="0.0301109350237718">
            <text:p>3.01%</text:p>
          </table:table-cell>
          <table:table-cell table:number-columns-repeated="1019"/>
        </table:table-row>
        <table:table-row table:style-name="ro3">
          <table:table-cell office:value-type="string">
            <text:p>Schleswig-Holstein </text:p>
          </table:table-cell>
          <table:table-cell office:value-type="float" office:value="11">
            <text:p>11</text:p>
          </table:table-cell>
          <table:table-cell table:formula="of:=SUM([.D16]-[.B16])" office:value-type="float" office:value="13">
            <text:p>13</text:p>
          </table:table-cell>
          <table:table-cell table:style-name="ce18" table:formula="of:=COUNTIF(['2013 members'.C$2:.C$632];[.A16])" office:value-type="float" office:value="24">
            <text:p>24</text:p>
          </table:table-cell>
          <table:table-cell table:style-name="ce12" table:formula="of:=SUM([.D16]/[.D$19])" office:value-type="percentage" office:value="0.0380348652931854">
            <text:p>3.80%</text:p>
          </table:table-cell>
          <table:table-cell table:number-columns-repeated="1019"/>
        </table:table-row>
        <table:table-row table:style-name="ro3">
          <table:table-cell office:value-type="string">
            <text:p>Thüringen </text:p>
          </table:table-cell>
          <table:table-cell office:value-type="float" office:value="9">
            <text:p>9</text:p>
          </table:table-cell>
          <table:table-cell table:formula="of:=SUM([.D17]-[.B17])" office:value-type="float" office:value="9">
            <text:p>9</text:p>
          </table:table-cell>
          <table:table-cell table:style-name="ce18" table:formula="of:=COUNTIF(['2013 members'.C$2:.C$632];[.A17])" office:value-type="float" office:value="18">
            <text:p>18</text:p>
          </table:table-cell>
          <table:table-cell table:style-name="ce12" table:formula="of:=SUM([.D17]/[.D$19])" office:value-type="percentage" office:value="0.0285261489698891">
            <text:p>2.85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table:formula="of:=SUM([.B2:.B17])" office:value-type="float" office:value="299">
            <text:p>299</text:p>
          </table:table-cell>
          <table:table-cell table:style-name="ce1" table:formula="of:=SUM([.C2:.C17])" office:value-type="float" office:value="332">
            <text:p>332</text:p>
          </table:table-cell>
          <table:table-cell table:style-name="ce1" table:formula="of:=SUM([.D2:.D17])" office:value-type="float" office:value="631">
            <text:p>631</text:p>
          </table:table-cell>
          <table:table-cell table:style-name="ce12" table:formula="of:=SUM([.D19]/[.D$19])" office:value-type="percentage" office:value="1">
            <text:p>100.00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Seats</text:p>
          </table:table-cell>
          <table:table-cell table:number-columns-repeated="1019"/>
        </table:table-row>
        <table:table-row table:style-name="ro3">
          <table:table-cell office:value-type="string">
            <text:p>CDU</text:p>
          </table:table-cell>
          <table:table-cell table:style-name="ce17" table:formula="of:=SUMPRODUCT(['2013 members'.B$2:.B$632]=[.A22];['2013 members'.D$2:.D$632]&lt;&gt;&quot;&quot;)" office:value-type="float" office:value="191">
            <text:p>191</text:p>
          </table:table-cell>
          <table:table-cell table:style-name="ce17" table:formula="of:=SUMPRODUCT(['2013 members'.B$2:.B$632]=[.A22];['2013 members'.D$2:.D$632]=&quot;&quot;)" office:value-type="float" office:value="64">
            <text:p>64</text:p>
          </table:table-cell>
          <table:table-cell table:style-name="ce1" table:formula="of:=SUM([.B22:.C22])" office:value-type="float" office:value="255">
            <text:p>255</text:p>
          </table:table-cell>
          <table:table-cell table:style-name="ce12" table:formula="of:=SUM([.D22]/[.D$28])" office:value-type="percentage" office:value="0.404120443740095">
            <text:p>40.41%</text:p>
          </table:table-cell>
          <table:table-cell table:number-columns-repeated="1019"/>
        </table:table-row>
        <table:table-row table:style-name="ro3">
          <table:table-cell office:value-type="string">
            <text:p>SPD</text:p>
          </table:table-cell>
          <table:table-cell table:style-name="ce17" table:formula="of:=SUMPRODUCT(['2013 members'.B$2:.B$632]=[.A23];['2013 members'.D$2:.D$632]&lt;&gt;&quot;&quot;)" office:value-type="float" office:value="58">
            <text:p>58</text:p>
          </table:table-cell>
          <table:table-cell table:style-name="ce17" table:formula="of:=SUMPRODUCT(['2013 members'.B$2:.B$632]=[.A23];['2013 members'.D$2:.D$632]=&quot;&quot;)" office:value-type="float" office:value="135">
            <text:p>135</text:p>
          </table:table-cell>
          <table:table-cell table:style-name="ce1" table:formula="of:=SUM([.B23:.C23])" office:value-type="float" office:value="193">
            <text:p>193</text:p>
          </table:table-cell>
          <table:table-cell table:style-name="ce12" table:formula="of:=SUM([.D23]/[.D$28])" office:value-type="percentage" office:value="0.305863708399366">
            <text:p>30.59%</text:p>
          </table:table-cell>
          <table:table-cell table:number-columns-repeated="1019"/>
        </table:table-row>
        <table:table-row table:style-name="ro3">
          <table:table-cell office:value-type="string">
            <text:p>DIE LINKE</text:p>
          </table:table-cell>
          <table:table-cell table:style-name="ce17" table:formula="of:=SUMPRODUCT(['2013 members'.B$2:.B$632]=[.A24];['2013 members'.D$2:.D$632]&lt;&gt;&quot;&quot;)" office:value-type="float" office:value="4">
            <text:p>4</text:p>
          </table:table-cell>
          <table:table-cell table:style-name="ce17" table:formula="of:=SUMPRODUCT(['2013 members'.B$2:.B$632]=[.A24];['2013 members'.D$2:.D$632]=&quot;&quot;)" office:value-type="float" office:value="60">
            <text:p>60</text:p>
          </table:table-cell>
          <table:table-cell table:style-name="ce1" table:formula="of:=SUM([.B24:.C24])" office:value-type="float" office:value="64">
            <text:p>64</text:p>
          </table:table-cell>
          <table:table-cell table:style-name="ce12" table:formula="of:=SUM([.D24]/[.D$28])" office:value-type="percentage" office:value="0.101426307448494">
            <text:p>10.14%</text:p>
          </table:table-cell>
          <table:table-cell table:number-columns-repeated="1019"/>
        </table:table-row>
        <table:table-row table:style-name="ro3">
          <table:table-cell office:value-type="string">
            <text:p>GRÜNE</text:p>
          </table:table-cell>
          <table:table-cell table:style-name="ce17" table:formula="of:=SUMPRODUCT(['2013 members'.B$2:.B$632]=[.A25];['2013 members'.D$2:.D$632]&lt;&gt;&quot;&quot;)" office:value-type="float" office:value="1">
            <text:p>1</text:p>
          </table:table-cell>
          <table:table-cell table:style-name="ce17" table:formula="of:=SUMPRODUCT(['2013 members'.B$2:.B$632]=[.A25];['2013 members'.D$2:.D$632]=&quot;&quot;)" office:value-type="float" office:value="62">
            <text:p>62</text:p>
          </table:table-cell>
          <table:table-cell table:style-name="ce1" table:formula="of:=SUM([.B25:.C25])" office:value-type="float" office:value="63">
            <text:p>63</text:p>
          </table:table-cell>
          <table:table-cell table:style-name="ce12" table:formula="of:=SUM([.D25]/[.D$28])" office:value-type="percentage" office:value="0.0998415213946117">
            <text:p>9.98%</text:p>
          </table:table-cell>
          <table:table-cell table:number-columns-repeated="1019"/>
        </table:table-row>
        <table:table-row table:style-name="ro3">
          <table:table-cell office:value-type="string">
            <text:p>CSU</text:p>
          </table:table-cell>
          <table:table-cell table:style-name="ce17" table:formula="of:=SUMPRODUCT(['2013 members'.B$2:.B$632]=[.A26];['2013 members'.D$2:.D$632]&lt;&gt;&quot;&quot;)" office:value-type="float" office:value="45">
            <text:p>45</text:p>
          </table:table-cell>
          <table:table-cell table:style-name="ce17" table:formula="of:=SUMPRODUCT(['2013 members'.B$2:.B$632]=[.A26];['2013 members'.D$2:.D$632]=&quot;&quot;)" office:value-type="float" office:value="11">
            <text:p>11</text:p>
          </table:table-cell>
          <table:table-cell table:style-name="ce1" table:formula="of:=SUM([.B26:.C26])" office:value-type="float" office:value="56">
            <text:p>56</text:p>
          </table:table-cell>
          <table:table-cell table:style-name="ce12" table:formula="of:=SUM([.D26]/[.D$28])" office:value-type="percentage" office:value="0.0887480190174326">
            <text:p>8.87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table:formula="of:=SUM([.B21:.B26])" office:value-type="float" office:value="299">
            <text:p>299</text:p>
          </table:table-cell>
          <table:table-cell table:style-name="ce1" table:formula="of:=SUM([.C21:.C26])" office:value-type="float" office:value="332">
            <text:p>332</text:p>
          </table:table-cell>
          <table:table-cell table:style-name="ce1" table:formula="of:=SUM([.D21:.D26])" office:value-type="float" office:value="631">
            <text:p>631</text:p>
          </table:table-cell>
          <table:table-cell table:style-name="ce1" table:formula="of:=SUM([.E21:.E26])" office:value-type="percentage" office:value="1">
            <text:p>100.00%</text:p>
          </table:table-cell>
          <table:table-cell table:number-columns-repeated="1019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2" table:number-rows-spanned="1">
            <text:p>CDU</text:p>
          </table:table-cell>
          <table:covered-table-cell table:style-name="ce7"/>
          <table:table-cell table:style-name="ce4" office:value-type="string" table:number-columns-spanned="2" table:number-rows-spanned="1">
            <text:p>SPD</text:p>
          </table:table-cell>
          <table:covered-table-cell table:style-name="ce7"/>
          <table:table-cell table:style-name="ce4" office:value-type="string" table:number-columns-spanned="2" table:number-rows-spanned="1">
            <text:p>DIE LINKE</text:p>
          </table:table-cell>
          <table:covered-table-cell table:style-name="ce7"/>
          <table:table-cell table:style-name="ce4" office:value-type="string" table:number-columns-spanned="2" table:number-rows-spanned="1">
            <text:p>GRÜNE</text:p>
          </table:table-cell>
          <table:covered-table-cell table:style-name="ce7"/>
          <table:table-cell table:style-name="ce4" office:value-type="string" table:number-columns-spanned="2" table:number-rows-spanned="1">
            <text:p>CSU</text:p>
          </table:table-cell>
          <table:covered-table-cell table:style-name="ce7"/>
          <table:table-cell table:number-columns-repeated="1013"/>
        </table:table-row>
        <table:table-row table:style-name="ro3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den-Württemberg </text:p>
          </table:table-cell>
          <table:table-cell table:style-name="ce17" table:formula="of:=SUMPRODUCT(['2013 members'.$B$2:.$B$632]=[.B$30];['2013 members'.$C$2:.$C$632]=[.$A33];['2013 members'.$D$2:.$D$632]&lt;&gt;&quot;&quot;)" office:value-type="float" office:value="38">
            <text:p>38</text:p>
          </table:table-cell>
          <table:table-cell table:style-name="ce17" table:formula="of:=SUMPRODUCT(['2013 members'.$B$2:.$B$632]=[.B$30];['2013 members'.$C$2:.$C$632]=[.$A33];['2013 members'.$D$2:.$D$632]=&quot;&quot;)" office:value-type="float" office:value="5">
            <text:p>5</text:p>
          </table:table-cell>
          <table:table-cell table:style-name="ce17" table:formula="of:=SUMPRODUCT(['2013 members'.$B$2:.$B$632]=[.D$30];['2013 members'.$C$2:.$C$632]=[.$A33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33];['2013 members'.$D$2:.$D$632]=&quot;&quot;)" office:value-type="float" office:value="20">
            <text:p>20</text:p>
          </table:table-cell>
          <table:table-cell table:style-name="ce17" table:formula="of:=SUMPRODUCT(['2013 members'.$B$2:.$B$632]=[.F$30];['2013 members'.$C$2:.$C$632]=[.$A33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3];['2013 members'.$D$2:.$D$632]=&quot;&quot;)" office:value-type="float" office:value="5">
            <text:p>5</text:p>
          </table:table-cell>
          <table:table-cell table:style-name="ce17" table:formula="of:=SUMPRODUCT(['2013 members'.$B$2:.$B$632]=[.H$30];['2013 members'.$C$2:.$C$632]=[.$A33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3];['2013 members'.$D$2:.$D$632]=&quot;&quot;)" office:value-type="float" office:value="10">
            <text:p>10</text:p>
          </table:table-cell>
          <table:table-cell table:style-name="ce17" table:formula="of:=SUMPRODUCT(['2013 members'.$B$2:.$B$632]=[.J$30];['2013 members'.$C$2:.$C$632]=[.$A33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3];['2013 members'.$D$2:.$D$632]=&quot;&quot;)" office:value-type="float" office:value="0">
            <text:p>0</text:p>
          </table:table-cell>
          <table:table-cell/>
          <table:table-cell table:style-name="ce1" table:formula="of:=SUM([.B33:.K33])" office:value-type="float" office:value="78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Bayern </text:p>
          </table:table-cell>
          <table:table-cell table:style-name="ce17" table:formula="of:=SUMPRODUCT(['2013 members'.$B$2:.$B$632]=[.B$30];['2013 members'.$C$2:.$C$632]=[.$A34];['2013 members'.$D$2:.$D$632]&lt;&gt;&quot;&quot;)" office:value-type="float" office:value="0">
            <text:p>0</text:p>
          </table:table-cell>
          <table:table-cell table:style-name="ce17" table:formula="of:=SUMPRODUCT(['2013 members'.$B$2:.$B$632]=[.B$30];['2013 members'.$C$2:.$C$632]=[.$A34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34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34];['2013 members'.$D$2:.$D$632]=&quot;&quot;)" office:value-type="float" office:value="22">
            <text:p>22</text:p>
          </table:table-cell>
          <table:table-cell table:style-name="ce17" table:formula="of:=SUMPRODUCT(['2013 members'.$B$2:.$B$632]=[.F$30];['2013 members'.$C$2:.$C$632]=[.$A34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4];['2013 members'.$D$2:.$D$632]=&quot;&quot;)" office:value-type="float" office:value="4">
            <text:p>4</text:p>
          </table:table-cell>
          <table:table-cell table:style-name="ce17" table:formula="of:=SUMPRODUCT(['2013 members'.$B$2:.$B$632]=[.H$30];['2013 members'.$C$2:.$C$632]=[.$A34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4];['2013 members'.$D$2:.$D$632]=&quot;&quot;)" office:value-type="float" office:value="9">
            <text:p>9</text:p>
          </table:table-cell>
          <table:table-cell table:style-name="ce17" table:formula="of:=SUMPRODUCT(['2013 members'.$B$2:.$B$632]=[.J$30];['2013 members'.$C$2:.$C$632]=[.$A34];['2013 members'.$D$2:.$D$632]&lt;&gt;&quot;&quot;)" office:value-type="float" office:value="45">
            <text:p>45</text:p>
          </table:table-cell>
          <table:table-cell table:style-name="ce17" table:formula="of:=SUMPRODUCT(['2013 members'.$B$2:.$B$632]=[.J$30];['2013 members'.$C$2:.$C$632]=[.$A34];['2013 members'.$D$2:.$D$632]=&quot;&quot;)" office:value-type="float" office:value="11">
            <text:p>11</text:p>
          </table:table-cell>
          <table:table-cell/>
          <table:table-cell table:style-name="ce1" table:formula="of:=SUM([.B34:.K34])" office:value-type="float" office:value="91">
            <text:p>91</text:p>
          </table:table-cell>
          <table:table-cell table:number-columns-repeated="1011"/>
        </table:table-row>
        <table:table-row table:style-name="ro3">
          <table:table-cell office:value-type="string">
            <text:p>Berlin </text:p>
          </table:table-cell>
          <table:table-cell table:style-name="ce17" table:formula="of:=SUMPRODUCT(['2013 members'.$B$2:.$B$632]=[.B$30];['2013 members'.$C$2:.$C$632]=[.$A35];['2013 members'.$D$2:.$D$632]&lt;&gt;&quot;&quot;)" office:value-type="float" office:value="5">
            <text:p>5</text:p>
          </table:table-cell>
          <table:table-cell table:style-name="ce17" table:formula="of:=SUMPRODUCT(['2013 members'.$B$2:.$B$632]=[.B$30];['2013 members'.$C$2:.$C$632]=[.$A35];['2013 members'.$D$2:.$D$632]=&quot;&quot;)" office:value-type="float" office:value="4">
            <text:p>4</text:p>
          </table:table-cell>
          <table:table-cell table:style-name="ce17" table:formula="of:=SUMPRODUCT(['2013 members'.$B$2:.$B$632]=[.D$30];['2013 members'.$C$2:.$C$632]=[.$A35];['2013 members'.$D$2:.$D$632]&lt;&gt;&quot;&quot;)" office:value-type="float" office:value="2">
            <text:p>2</text:p>
          </table:table-cell>
          <table:table-cell table:style-name="ce17" table:formula="of:=SUMPRODUCT(['2013 members'.$B$2:.$B$632]=[.D$30];['2013 members'.$C$2:.$C$632]=[.$A35];['2013 members'.$D$2:.$D$632]=&quot;&quot;)" office:value-type="float" office:value="6">
            <text:p>6</text:p>
          </table:table-cell>
          <table:table-cell table:style-name="ce17" table:formula="of:=SUMPRODUCT(['2013 members'.$B$2:.$B$632]=[.F$30];['2013 members'.$C$2:.$C$632]=[.$A35];['2013 members'.$D$2:.$D$632]&lt;&gt;&quot;&quot;)" office:value-type="float" office:value="4">
            <text:p>4</text:p>
          </table:table-cell>
          <table:table-cell table:style-name="ce17" table:formula="of:=SUMPRODUCT(['2013 members'.$B$2:.$B$632]=[.F$30];['2013 members'.$C$2:.$C$632]=[.$A35];['2013 members'.$D$2:.$D$632]=&quot;&quot;)" office:value-type="float" office:value="2">
            <text:p>2</text:p>
          </table:table-cell>
          <table:table-cell table:style-name="ce17" table:formula="of:=SUMPRODUCT(['2013 members'.$B$2:.$B$632]=[.H$30];['2013 members'.$C$2:.$C$632]=[.$A35];['2013 members'.$D$2:.$D$632]&lt;&gt;&quot;&quot;)" office:value-type="float" office:value="1">
            <text:p>1</text:p>
          </table:table-cell>
          <table:table-cell table:style-name="ce17" table:formula="of:=SUMPRODUCT(['2013 members'.$B$2:.$B$632]=[.H$30];['2013 members'.$C$2:.$C$632]=[.$A35];['2013 members'.$D$2:.$D$632]=&quot;&quot;)" office:value-type="float" office:value="3">
            <text:p>3</text:p>
          </table:table-cell>
          <table:table-cell table:style-name="ce17" table:formula="of:=SUMPRODUCT(['2013 members'.$B$2:.$B$632]=[.J$30];['2013 members'.$C$2:.$C$632]=[.$A35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5];['2013 members'.$D$2:.$D$632]=&quot;&quot;)" office:value-type="float" office:value="0">
            <text:p>0</text:p>
          </table:table-cell>
          <table:table-cell/>
          <table:table-cell table:style-name="ce1" table:formula="of:=SUM([.B35:.K35])" office:value-type="float" office:value="27">
            <text:p>27</text:p>
          </table:table-cell>
          <table:table-cell table:number-columns-repeated="1011"/>
        </table:table-row>
        <table:table-row table:style-name="ro3">
          <table:table-cell office:value-type="string">
            <text:p>Brandenburg </text:p>
          </table:table-cell>
          <table:table-cell table:style-name="ce17" table:formula="of:=SUMPRODUCT(['2013 members'.$B$2:.$B$632]=[.B$30];['2013 members'.$C$2:.$C$632]=[.$A36];['2013 members'.$D$2:.$D$632]&lt;&gt;&quot;&quot;)" office:value-type="float" office:value="9">
            <text:p>9</text:p>
          </table:table-cell>
          <table:table-cell table:style-name="ce17" table:formula="of:=SUMPRODUCT(['2013 members'.$B$2:.$B$632]=[.B$30];['2013 members'.$C$2:.$C$632]=[.$A36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36];['2013 members'.$D$2:.$D$632]&lt;&gt;&quot;&quot;)" office:value-type="float" office:value="1">
            <text:p>1</text:p>
          </table:table-cell>
          <table:table-cell table:style-name="ce17" table:formula="of:=SUMPRODUCT(['2013 members'.$B$2:.$B$632]=[.D$30];['2013 members'.$C$2:.$C$632]=[.$A36];['2013 members'.$D$2:.$D$632]=&quot;&quot;)" office:value-type="float" office:value="4">
            <text:p>4</text:p>
          </table:table-cell>
          <table:table-cell table:style-name="ce17" table:formula="of:=SUMPRODUCT(['2013 members'.$B$2:.$B$632]=[.F$30];['2013 members'.$C$2:.$C$632]=[.$A36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6];['2013 members'.$D$2:.$D$632]=&quot;&quot;)" office:value-type="float" office:value="5">
            <text:p>5</text:p>
          </table:table-cell>
          <table:table-cell table:style-name="ce17" table:formula="of:=SUMPRODUCT(['2013 members'.$B$2:.$B$632]=[.H$30];['2013 members'.$C$2:.$C$632]=[.$A36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6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36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6];['2013 members'.$D$2:.$D$632]=&quot;&quot;)" office:value-type="float" office:value="0">
            <text:p>0</text:p>
          </table:table-cell>
          <table:table-cell/>
          <table:table-cell table:style-name="ce1" table:formula="of:=SUM([.B36:.K36])" office:value-type="float" office:value="20">
            <text:p>20</text:p>
          </table:table-cell>
          <table:table-cell table:number-columns-repeated="1011"/>
        </table:table-row>
        <table:table-row table:style-name="ro3">
          <table:table-cell office:value-type="string">
            <text:p>Bremen </text:p>
          </table:table-cell>
          <table:table-cell table:style-name="ce17" table:formula="of:=SUMPRODUCT(['2013 members'.$B$2:.$B$632]=[.B$30];['2013 members'.$C$2:.$C$632]=[.$A37];['2013 members'.$D$2:.$D$632]&lt;&gt;&quot;&quot;)" office:value-type="float" office:value="0">
            <text:p>0</text:p>
          </table:table-cell>
          <table:table-cell table:style-name="ce17" table:formula="of:=SUMPRODUCT(['2013 members'.$B$2:.$B$632]=[.B$30];['2013 members'.$C$2:.$C$632]=[.$A37];['2013 members'.$D$2:.$D$632]=&quot;&quot;)" office:value-type="float" office:value="2">
            <text:p>2</text:p>
          </table:table-cell>
          <table:table-cell table:style-name="ce17" table:formula="of:=SUMPRODUCT(['2013 members'.$B$2:.$B$632]=[.D$30];['2013 members'.$C$2:.$C$632]=[.$A37];['2013 members'.$D$2:.$D$632]&lt;&gt;&quot;&quot;)" office:value-type="float" office:value="2">
            <text:p>2</text:p>
          </table:table-cell>
          <table:table-cell table:style-name="ce17" table:formula="of:=SUMPRODUCT(['2013 members'.$B$2:.$B$632]=[.D$30];['2013 members'.$C$2:.$C$632]=[.$A37];['2013 members'.$D$2:.$D$632]=&quot;&quot;)" office:value-type="float" office:value="0">
            <text:p>0</text:p>
          </table:table-cell>
          <table:table-cell table:style-name="ce17" table:formula="of:=SUMPRODUCT(['2013 members'.$B$2:.$B$632]=[.F$30];['2013 members'.$C$2:.$C$632]=[.$A37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7];['2013 members'.$D$2:.$D$632]=&quot;&quot;)" office:value-type="float" office:value="1">
            <text:p>1</text:p>
          </table:table-cell>
          <table:table-cell table:style-name="ce17" table:formula="of:=SUMPRODUCT(['2013 members'.$B$2:.$B$632]=[.H$30];['2013 members'.$C$2:.$C$632]=[.$A37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7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37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7];['2013 members'.$D$2:.$D$632]=&quot;&quot;)" office:value-type="float" office:value="0">
            <text:p>0</text:p>
          </table:table-cell>
          <table:table-cell/>
          <table:table-cell table:style-name="ce1" table:formula="of:=SUM([.B37:.K37])" office:value-type="float" office:value="6">
            <text:p>6</text:p>
          </table:table-cell>
          <table:table-cell table:number-columns-repeated="1011"/>
        </table:table-row>
        <table:table-row table:style-name="ro3">
          <table:table-cell office:value-type="string">
            <text:p>Hamburg </text:p>
          </table:table-cell>
          <table:table-cell table:style-name="ce17" table:formula="of:=SUMPRODUCT(['2013 members'.$B$2:.$B$632]=[.B$30];['2013 members'.$C$2:.$C$632]=[.$A38];['2013 members'.$D$2:.$D$632]&lt;&gt;&quot;&quot;)" office:value-type="float" office:value="1">
            <text:p>1</text:p>
          </table:table-cell>
          <table:table-cell table:style-name="ce17" table:formula="of:=SUMPRODUCT(['2013 members'.$B$2:.$B$632]=[.B$30];['2013 members'.$C$2:.$C$632]=[.$A38];['2013 members'.$D$2:.$D$632]=&quot;&quot;)" office:value-type="float" office:value="4">
            <text:p>4</text:p>
          </table:table-cell>
          <table:table-cell table:style-name="ce17" table:formula="of:=SUMPRODUCT(['2013 members'.$B$2:.$B$632]=[.D$30];['2013 members'.$C$2:.$C$632]=[.$A38];['2013 members'.$D$2:.$D$632]&lt;&gt;&quot;&quot;)" office:value-type="float" office:value="5">
            <text:p>5</text:p>
          </table:table-cell>
          <table:table-cell table:style-name="ce17" table:formula="of:=SUMPRODUCT(['2013 members'.$B$2:.$B$632]=[.D$30];['2013 members'.$C$2:.$C$632]=[.$A38];['2013 members'.$D$2:.$D$632]=&quot;&quot;)" office:value-type="float" office:value="0">
            <text:p>0</text:p>
          </table:table-cell>
          <table:table-cell table:style-name="ce17" table:formula="of:=SUMPRODUCT(['2013 members'.$B$2:.$B$632]=[.F$30];['2013 members'.$C$2:.$C$632]=[.$A38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8];['2013 members'.$D$2:.$D$632]=&quot;&quot;)" office:value-type="float" office:value="1">
            <text:p>1</text:p>
          </table:table-cell>
          <table:table-cell table:style-name="ce17" table:formula="of:=SUMPRODUCT(['2013 members'.$B$2:.$B$632]=[.H$30];['2013 members'.$C$2:.$C$632]=[.$A38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8];['2013 members'.$D$2:.$D$632]=&quot;&quot;)" office:value-type="float" office:value="2">
            <text:p>2</text:p>
          </table:table-cell>
          <table:table-cell table:style-name="ce17" table:formula="of:=SUMPRODUCT(['2013 members'.$B$2:.$B$632]=[.J$30];['2013 members'.$C$2:.$C$632]=[.$A38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8];['2013 members'.$D$2:.$D$632]=&quot;&quot;)" office:value-type="float" office:value="0">
            <text:p>0</text:p>
          </table:table-cell>
          <table:table-cell/>
          <table:table-cell table:style-name="ce1" table:formula="of:=SUM([.B38:.K38])" office:value-type="float" office:value="13">
            <text:p>13</text:p>
          </table:table-cell>
          <table:table-cell table:number-columns-repeated="1011"/>
        </table:table-row>
        <table:table-row table:style-name="ro3">
          <table:table-cell office:value-type="string">
            <text:p>Hessen </text:p>
          </table:table-cell>
          <table:table-cell table:style-name="ce17" table:formula="of:=SUMPRODUCT(['2013 members'.$B$2:.$B$632]=[.B$30];['2013 members'.$C$2:.$C$632]=[.$A39];['2013 members'.$D$2:.$D$632]&lt;&gt;&quot;&quot;)" office:value-type="float" office:value="17">
            <text:p>17</text:p>
          </table:table-cell>
          <table:table-cell table:style-name="ce17" table:formula="of:=SUMPRODUCT(['2013 members'.$B$2:.$B$632]=[.B$30];['2013 members'.$C$2:.$C$632]=[.$A39];['2013 members'.$D$2:.$D$632]=&quot;&quot;)" office:value-type="float" office:value="4">
            <text:p>4</text:p>
          </table:table-cell>
          <table:table-cell table:style-name="ce17" table:formula="of:=SUMPRODUCT(['2013 members'.$B$2:.$B$632]=[.D$30];['2013 members'.$C$2:.$C$632]=[.$A39];['2013 members'.$D$2:.$D$632]&lt;&gt;&quot;&quot;)" office:value-type="float" office:value="5">
            <text:p>5</text:p>
          </table:table-cell>
          <table:table-cell table:style-name="ce17" table:formula="of:=SUMPRODUCT(['2013 members'.$B$2:.$B$632]=[.D$30];['2013 members'.$C$2:.$C$632]=[.$A39];['2013 members'.$D$2:.$D$632]=&quot;&quot;)" office:value-type="float" office:value="11">
            <text:p>11</text:p>
          </table:table-cell>
          <table:table-cell table:style-name="ce17" table:formula="of:=SUMPRODUCT(['2013 members'.$B$2:.$B$632]=[.F$30];['2013 members'.$C$2:.$C$632]=[.$A39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39];['2013 members'.$D$2:.$D$632]=&quot;&quot;)" office:value-type="float" office:value="3">
            <text:p>3</text:p>
          </table:table-cell>
          <table:table-cell table:style-name="ce17" table:formula="of:=SUMPRODUCT(['2013 members'.$B$2:.$B$632]=[.H$30];['2013 members'.$C$2:.$C$632]=[.$A39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39];['2013 members'.$D$2:.$D$632]=&quot;&quot;)" office:value-type="float" office:value="5">
            <text:p>5</text:p>
          </table:table-cell>
          <table:table-cell table:style-name="ce17" table:formula="of:=SUMPRODUCT(['2013 members'.$B$2:.$B$632]=[.J$30];['2013 members'.$C$2:.$C$632]=[.$A39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39];['2013 members'.$D$2:.$D$632]=&quot;&quot;)" office:value-type="float" office:value="0">
            <text:p>0</text:p>
          </table:table-cell>
          <table:table-cell/>
          <table:table-cell table:style-name="ce1" table:formula="of:=SUM([.B39:.K39])" office:value-type="float" office:value="45">
            <text:p>45</text:p>
          </table:table-cell>
          <table:table-cell table:number-columns-repeated="1011"/>
        </table:table-row>
        <table:table-row table:style-name="ro3">
          <table:table-cell office:value-type="string">
            <text:p>Mecklenburg-Vorpommern </text:p>
          </table:table-cell>
          <table:table-cell table:style-name="ce17" table:formula="of:=SUMPRODUCT(['2013 members'.$B$2:.$B$632]=[.B$30];['2013 members'.$C$2:.$C$632]=[.$A40];['2013 members'.$D$2:.$D$632]&lt;&gt;&quot;&quot;)" office:value-type="float" office:value="6">
            <text:p>6</text:p>
          </table:table-cell>
          <table:table-cell table:style-name="ce17" table:formula="of:=SUMPRODUCT(['2013 members'.$B$2:.$B$632]=[.B$30];['2013 members'.$C$2:.$C$632]=[.$A40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40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40];['2013 members'.$D$2:.$D$632]=&quot;&quot;)" office:value-type="float" office:value="3">
            <text:p>3</text:p>
          </table:table-cell>
          <table:table-cell table:style-name="ce17" table:formula="of:=SUMPRODUCT(['2013 members'.$B$2:.$B$632]=[.F$30];['2013 members'.$C$2:.$C$632]=[.$A40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0];['2013 members'.$D$2:.$D$632]=&quot;&quot;)" office:value-type="float" office:value="3">
            <text:p>3</text:p>
          </table:table-cell>
          <table:table-cell table:style-name="ce17" table:formula="of:=SUMPRODUCT(['2013 members'.$B$2:.$B$632]=[.H$30];['2013 members'.$C$2:.$C$632]=[.$A40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0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40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0];['2013 members'.$D$2:.$D$632]=&quot;&quot;)" office:value-type="float" office:value="0">
            <text:p>0</text:p>
          </table:table-cell>
          <table:table-cell/>
          <table:table-cell table:style-name="ce1" table:formula="of:=SUM([.B40:.K40])" office:value-type="float" office:value="13">
            <text:p>13</text:p>
          </table:table-cell>
          <table:table-cell table:number-columns-repeated="1011"/>
        </table:table-row>
        <table:table-row table:style-name="ro3">
          <table:table-cell office:value-type="string">
            <text:p>Niedersachsen </text:p>
          </table:table-cell>
          <table:table-cell table:style-name="ce17" table:formula="of:=SUMPRODUCT(['2013 members'.$B$2:.$B$632]=[.B$30];['2013 members'.$C$2:.$C$632]=[.$A41];['2013 members'.$D$2:.$D$632]&lt;&gt;&quot;&quot;)" office:value-type="float" office:value="17">
            <text:p>17</text:p>
          </table:table-cell>
          <table:table-cell table:style-name="ce17" table:formula="of:=SUMPRODUCT(['2013 members'.$B$2:.$B$632]=[.B$30];['2013 members'.$C$2:.$C$632]=[.$A41];['2013 members'.$D$2:.$D$632]=&quot;&quot;)" office:value-type="float" office:value="14">
            <text:p>14</text:p>
          </table:table-cell>
          <table:table-cell table:style-name="ce17" table:formula="of:=SUMPRODUCT(['2013 members'.$B$2:.$B$632]=[.D$30];['2013 members'.$C$2:.$C$632]=[.$A41];['2013 members'.$D$2:.$D$632]&lt;&gt;&quot;&quot;)" office:value-type="float" office:value="13">
            <text:p>13</text:p>
          </table:table-cell>
          <table:table-cell table:style-name="ce17" table:formula="of:=SUMPRODUCT(['2013 members'.$B$2:.$B$632]=[.D$30];['2013 members'.$C$2:.$C$632]=[.$A41];['2013 members'.$D$2:.$D$632]=&quot;&quot;)" office:value-type="float" office:value="12">
            <text:p>12</text:p>
          </table:table-cell>
          <table:table-cell table:style-name="ce17" table:formula="of:=SUMPRODUCT(['2013 members'.$B$2:.$B$632]=[.F$30];['2013 members'.$C$2:.$C$632]=[.$A41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1];['2013 members'.$D$2:.$D$632]=&quot;&quot;)" office:value-type="float" office:value="4">
            <text:p>4</text:p>
          </table:table-cell>
          <table:table-cell table:style-name="ce17" table:formula="of:=SUMPRODUCT(['2013 members'.$B$2:.$B$632]=[.H$30];['2013 members'.$C$2:.$C$632]=[.$A41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1];['2013 members'.$D$2:.$D$632]=&quot;&quot;)" office:value-type="float" office:value="6">
            <text:p>6</text:p>
          </table:table-cell>
          <table:table-cell table:style-name="ce17" table:formula="of:=SUMPRODUCT(['2013 members'.$B$2:.$B$632]=[.J$30];['2013 members'.$C$2:.$C$632]=[.$A41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1];['2013 members'.$D$2:.$D$632]=&quot;&quot;)" office:value-type="float" office:value="0">
            <text:p>0</text:p>
          </table:table-cell>
          <table:table-cell/>
          <table:table-cell table:style-name="ce1" table:formula="of:=SUM([.B41:.K41])" office:value-type="float" office:value="66">
            <text:p>66</text:p>
          </table:table-cell>
          <table:table-cell table:number-columns-repeated="1011"/>
        </table:table-row>
        <table:table-row table:style-name="ro3">
          <table:table-cell office:value-type="string">
            <text:p>Nordrhein-Westfalen </text:p>
          </table:table-cell>
          <table:table-cell table:style-name="ce17" table:formula="of:=SUMPRODUCT(['2013 members'.$B$2:.$B$632]=[.B$30];['2013 members'.$C$2:.$C$632]=[.$A42];['2013 members'.$D$2:.$D$632]&lt;&gt;&quot;&quot;)" office:value-type="float" office:value="37">
            <text:p>37</text:p>
          </table:table-cell>
          <table:table-cell table:style-name="ce17" table:formula="of:=SUMPRODUCT(['2013 members'.$B$2:.$B$632]=[.B$30];['2013 members'.$C$2:.$C$632]=[.$A42];['2013 members'.$D$2:.$D$632]=&quot;&quot;)" office:value-type="float" office:value="26">
            <text:p>26</text:p>
          </table:table-cell>
          <table:table-cell table:style-name="ce17" table:formula="of:=SUMPRODUCT(['2013 members'.$B$2:.$B$632]=[.D$30];['2013 members'.$C$2:.$C$632]=[.$A42];['2013 members'.$D$2:.$D$632]&lt;&gt;&quot;&quot;)" office:value-type="float" office:value="27">
            <text:p>27</text:p>
          </table:table-cell>
          <table:table-cell table:style-name="ce17" table:formula="of:=SUMPRODUCT(['2013 members'.$B$2:.$B$632]=[.D$30];['2013 members'.$C$2:.$C$632]=[.$A42];['2013 members'.$D$2:.$D$632]=&quot;&quot;)" office:value-type="float" office:value="25">
            <text:p>25</text:p>
          </table:table-cell>
          <table:table-cell table:style-name="ce17" table:formula="of:=SUMPRODUCT(['2013 members'.$B$2:.$B$632]=[.F$30];['2013 members'.$C$2:.$C$632]=[.$A42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2];['2013 members'.$D$2:.$D$632]=&quot;&quot;)" office:value-type="float" office:value="10">
            <text:p>10</text:p>
          </table:table-cell>
          <table:table-cell table:style-name="ce17" table:formula="of:=SUMPRODUCT(['2013 members'.$B$2:.$B$632]=[.H$30];['2013 members'.$C$2:.$C$632]=[.$A42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2];['2013 members'.$D$2:.$D$632]=&quot;&quot;)" office:value-type="float" office:value="13">
            <text:p>13</text:p>
          </table:table-cell>
          <table:table-cell table:style-name="ce17" table:formula="of:=SUMPRODUCT(['2013 members'.$B$2:.$B$632]=[.J$30];['2013 members'.$C$2:.$C$632]=[.$A42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2];['2013 members'.$D$2:.$D$632]=&quot;&quot;)" office:value-type="float" office:value="0">
            <text:p>0</text:p>
          </table:table-cell>
          <table:table-cell/>
          <table:table-cell table:style-name="ce1" table:formula="of:=SUM([.B42:.K42])" office:value-type="float" office:value="138">
            <text:p>138</text:p>
          </table:table-cell>
          <table:table-cell table:number-columns-repeated="1011"/>
        </table:table-row>
        <table:table-row table:style-name="ro3">
          <table:table-cell office:value-type="string">
            <text:p>Rheinland-Pfalz </text:p>
          </table:table-cell>
          <table:table-cell table:style-name="ce17" table:formula="of:=SUMPRODUCT(['2013 members'.$B$2:.$B$632]=[.B$30];['2013 members'.$C$2:.$C$632]=[.$A43];['2013 members'.$D$2:.$D$632]&lt;&gt;&quot;&quot;)" office:value-type="float" office:value="14">
            <text:p>14</text:p>
          </table:table-cell>
          <table:table-cell table:style-name="ce17" table:formula="of:=SUMPRODUCT(['2013 members'.$B$2:.$B$632]=[.B$30];['2013 members'.$C$2:.$C$632]=[.$A43];['2013 members'.$D$2:.$D$632]=&quot;&quot;)" office:value-type="float" office:value="2">
            <text:p>2</text:p>
          </table:table-cell>
          <table:table-cell table:style-name="ce17" table:formula="of:=SUMPRODUCT(['2013 members'.$B$2:.$B$632]=[.D$30];['2013 members'.$C$2:.$C$632]=[.$A43];['2013 members'.$D$2:.$D$632]&lt;&gt;&quot;&quot;)" office:value-type="float" office:value="1">
            <text:p>1</text:p>
          </table:table-cell>
          <table:table-cell table:style-name="ce17" table:formula="of:=SUMPRODUCT(['2013 members'.$B$2:.$B$632]=[.D$30];['2013 members'.$C$2:.$C$632]=[.$A43];['2013 members'.$D$2:.$D$632]=&quot;&quot;)" office:value-type="float" office:value="9">
            <text:p>9</text:p>
          </table:table-cell>
          <table:table-cell table:style-name="ce17" table:formula="of:=SUMPRODUCT(['2013 members'.$B$2:.$B$632]=[.F$30];['2013 members'.$C$2:.$C$632]=[.$A43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3];['2013 members'.$D$2:.$D$632]=&quot;&quot;)" office:value-type="float" office:value="2">
            <text:p>2</text:p>
          </table:table-cell>
          <table:table-cell table:style-name="ce17" table:formula="of:=SUMPRODUCT(['2013 members'.$B$2:.$B$632]=[.H$30];['2013 members'.$C$2:.$C$632]=[.$A43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3];['2013 members'.$D$2:.$D$632]=&quot;&quot;)" office:value-type="float" office:value="3">
            <text:p>3</text:p>
          </table:table-cell>
          <table:table-cell table:style-name="ce17" table:formula="of:=SUMPRODUCT(['2013 members'.$B$2:.$B$632]=[.J$30];['2013 members'.$C$2:.$C$632]=[.$A43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3];['2013 members'.$D$2:.$D$632]=&quot;&quot;)" office:value-type="float" office:value="0">
            <text:p>0</text:p>
          </table:table-cell>
          <table:table-cell/>
          <table:table-cell table:style-name="ce1" table:formula="of:=SUM([.B43:.K43])" office:value-type="float" office:value="31">
            <text:p>31</text:p>
          </table:table-cell>
          <table:table-cell table:number-columns-repeated="1011"/>
        </table:table-row>
        <table:table-row table:style-name="ro3">
          <table:table-cell office:value-type="string">
            <text:p>Saarland </text:p>
          </table:table-cell>
          <table:table-cell table:style-name="ce17" table:formula="of:=SUMPRODUCT(['2013 members'.$B$2:.$B$632]=[.B$30];['2013 members'.$C$2:.$C$632]=[.$A44];['2013 members'.$D$2:.$D$632]&lt;&gt;&quot;&quot;)" office:value-type="float" office:value="4">
            <text:p>4</text:p>
          </table:table-cell>
          <table:table-cell table:style-name="ce17" table:formula="of:=SUMPRODUCT(['2013 members'.$B$2:.$B$632]=[.B$30];['2013 members'.$C$2:.$C$632]=[.$A44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44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44];['2013 members'.$D$2:.$D$632]=&quot;&quot;)" office:value-type="float" office:value="3">
            <text:p>3</text:p>
          </table:table-cell>
          <table:table-cell table:style-name="ce17" table:formula="of:=SUMPRODUCT(['2013 members'.$B$2:.$B$632]=[.F$30];['2013 members'.$C$2:.$C$632]=[.$A44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4];['2013 members'.$D$2:.$D$632]=&quot;&quot;)" office:value-type="float" office:value="1">
            <text:p>1</text:p>
          </table:table-cell>
          <table:table-cell table:style-name="ce17" table:formula="of:=SUMPRODUCT(['2013 members'.$B$2:.$B$632]=[.H$30];['2013 members'.$C$2:.$C$632]=[.$A44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4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44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4];['2013 members'.$D$2:.$D$632]=&quot;&quot;)" office:value-type="float" office:value="0">
            <text:p>0</text:p>
          </table:table-cell>
          <table:table-cell/>
          <table:table-cell table:style-name="ce1" table:formula="of:=SUM([.B44:.K44])" office:value-type="float" office:value="9">
            <text:p>9</text:p>
          </table:table-cell>
          <table:table-cell table:number-columns-repeated="1011"/>
        </table:table-row>
        <table:table-row table:style-name="ro3">
          <table:table-cell office:value-type="string">
            <text:p>Sachsen </text:p>
          </table:table-cell>
          <table:table-cell table:style-name="ce17" table:formula="of:=SUMPRODUCT(['2013 members'.$B$2:.$B$632]=[.B$30];['2013 members'.$C$2:.$C$632]=[.$A45];['2013 members'.$D$2:.$D$632]&lt;&gt;&quot;&quot;)" office:value-type="float" office:value="16">
            <text:p>16</text:p>
          </table:table-cell>
          <table:table-cell table:style-name="ce17" table:formula="of:=SUMPRODUCT(['2013 members'.$B$2:.$B$632]=[.B$30];['2013 members'.$C$2:.$C$632]=[.$A45];['2013 members'.$D$2:.$D$632]=&quot;&quot;)" office:value-type="float" office:value="1">
            <text:p>1</text:p>
          </table:table-cell>
          <table:table-cell table:style-name="ce17" table:formula="of:=SUMPRODUCT(['2013 members'.$B$2:.$B$632]=[.D$30];['2013 members'.$C$2:.$C$632]=[.$A45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45];['2013 members'.$D$2:.$D$632]=&quot;&quot;)" office:value-type="float" office:value="6">
            <text:p>6</text:p>
          </table:table-cell>
          <table:table-cell table:style-name="ce17" table:formula="of:=SUMPRODUCT(['2013 members'.$B$2:.$B$632]=[.F$30];['2013 members'.$C$2:.$C$632]=[.$A45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5];['2013 members'.$D$2:.$D$632]=&quot;&quot;)" office:value-type="float" office:value="8">
            <text:p>8</text:p>
          </table:table-cell>
          <table:table-cell table:style-name="ce17" table:formula="of:=SUMPRODUCT(['2013 members'.$B$2:.$B$632]=[.H$30];['2013 members'.$C$2:.$C$632]=[.$A45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5];['2013 members'.$D$2:.$D$632]=&quot;&quot;)" office:value-type="float" office:value="2">
            <text:p>2</text:p>
          </table:table-cell>
          <table:table-cell table:style-name="ce17" table:formula="of:=SUMPRODUCT(['2013 members'.$B$2:.$B$632]=[.J$30];['2013 members'.$C$2:.$C$632]=[.$A45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5];['2013 members'.$D$2:.$D$632]=&quot;&quot;)" office:value-type="float" office:value="0">
            <text:p>0</text:p>
          </table:table-cell>
          <table:table-cell/>
          <table:table-cell table:style-name="ce1" table:formula="of:=SUM([.B45:.K45])" office:value-type="float" office:value="33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Sachsen-Anhalt </text:p>
          </table:table-cell>
          <table:table-cell table:style-name="ce17" table:formula="of:=SUMPRODUCT(['2013 members'.$B$2:.$B$632]=[.B$30];['2013 members'.$C$2:.$C$632]=[.$A46];['2013 members'.$D$2:.$D$632]&lt;&gt;&quot;&quot;)" office:value-type="float" office:value="9">
            <text:p>9</text:p>
          </table:table-cell>
          <table:table-cell table:style-name="ce17" table:formula="of:=SUMPRODUCT(['2013 members'.$B$2:.$B$632]=[.B$30];['2013 members'.$C$2:.$C$632]=[.$A46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46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46];['2013 members'.$D$2:.$D$632]=&quot;&quot;)" office:value-type="float" office:value="4">
            <text:p>4</text:p>
          </table:table-cell>
          <table:table-cell table:style-name="ce17" table:formula="of:=SUMPRODUCT(['2013 members'.$B$2:.$B$632]=[.F$30];['2013 members'.$C$2:.$C$632]=[.$A46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6];['2013 members'.$D$2:.$D$632]=&quot;&quot;)" office:value-type="float" office:value="5">
            <text:p>5</text:p>
          </table:table-cell>
          <table:table-cell table:style-name="ce17" table:formula="of:=SUMPRODUCT(['2013 members'.$B$2:.$B$632]=[.H$30];['2013 members'.$C$2:.$C$632]=[.$A46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6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46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6];['2013 members'.$D$2:.$D$632]=&quot;&quot;)" office:value-type="float" office:value="0">
            <text:p>0</text:p>
          </table:table-cell>
          <table:table-cell/>
          <table:table-cell table:style-name="ce1" table:formula="of:=SUM([.B46:.K46])" office:value-type="float" office:value="19">
            <text:p>19</text:p>
          </table:table-cell>
          <table:table-cell table:number-columns-repeated="1011"/>
        </table:table-row>
        <table:table-row table:style-name="ro3">
          <table:table-cell office:value-type="string">
            <text:p>Schleswig-Holstein </text:p>
          </table:table-cell>
          <table:table-cell table:style-name="ce17" table:formula="of:=SUMPRODUCT(['2013 members'.$B$2:.$B$632]=[.B$30];['2013 members'.$C$2:.$C$632]=[.$A47];['2013 members'.$D$2:.$D$632]&lt;&gt;&quot;&quot;)" office:value-type="float" office:value="9">
            <text:p>9</text:p>
          </table:table-cell>
          <table:table-cell table:style-name="ce17" table:formula="of:=SUMPRODUCT(['2013 members'.$B$2:.$B$632]=[.B$30];['2013 members'.$C$2:.$C$632]=[.$A47];['2013 members'.$D$2:.$D$632]=&quot;&quot;)" office:value-type="float" office:value="2">
            <text:p>2</text:p>
          </table:table-cell>
          <table:table-cell table:style-name="ce17" table:formula="of:=SUMPRODUCT(['2013 members'.$B$2:.$B$632]=[.D$30];['2013 members'.$C$2:.$C$632]=[.$A47];['2013 members'.$D$2:.$D$632]&lt;&gt;&quot;&quot;)" office:value-type="float" office:value="2">
            <text:p>2</text:p>
          </table:table-cell>
          <table:table-cell table:style-name="ce17" table:formula="of:=SUMPRODUCT(['2013 members'.$B$2:.$B$632]=[.D$30];['2013 members'.$C$2:.$C$632]=[.$A47];['2013 members'.$D$2:.$D$632]=&quot;&quot;)" office:value-type="float" office:value="7">
            <text:p>7</text:p>
          </table:table-cell>
          <table:table-cell table:style-name="ce17" table:formula="of:=SUMPRODUCT(['2013 members'.$B$2:.$B$632]=[.F$30];['2013 members'.$C$2:.$C$632]=[.$A47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7];['2013 members'.$D$2:.$D$632]=&quot;&quot;)" office:value-type="float" office:value="1">
            <text:p>1</text:p>
          </table:table-cell>
          <table:table-cell table:style-name="ce17" table:formula="of:=SUMPRODUCT(['2013 members'.$B$2:.$B$632]=[.H$30];['2013 members'.$C$2:.$C$632]=[.$A47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7];['2013 members'.$D$2:.$D$632]=&quot;&quot;)" office:value-type="float" office:value="3">
            <text:p>3</text:p>
          </table:table-cell>
          <table:table-cell table:style-name="ce17" table:formula="of:=SUMPRODUCT(['2013 members'.$B$2:.$B$632]=[.J$30];['2013 members'.$C$2:.$C$632]=[.$A47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7];['2013 members'.$D$2:.$D$632]=&quot;&quot;)" office:value-type="float" office:value="0">
            <text:p>0</text:p>
          </table:table-cell>
          <table:table-cell/>
          <table:table-cell table:style-name="ce1" table:formula="of:=SUM([.B47:.K47])" office:value-type="float" office:value="24">
            <text:p>24</text:p>
          </table:table-cell>
          <table:table-cell table:number-columns-repeated="1011"/>
        </table:table-row>
        <table:table-row table:style-name="ro3">
          <table:table-cell office:value-type="string">
            <text:p>Thüringen </text:p>
          </table:table-cell>
          <table:table-cell table:style-name="ce17" table:formula="of:=SUMPRODUCT(['2013 members'.$B$2:.$B$632]=[.B$30];['2013 members'.$C$2:.$C$632]=[.$A48];['2013 members'.$D$2:.$D$632]&lt;&gt;&quot;&quot;)" office:value-type="float" office:value="9">
            <text:p>9</text:p>
          </table:table-cell>
          <table:table-cell table:style-name="ce17" table:formula="of:=SUMPRODUCT(['2013 members'.$B$2:.$B$632]=[.B$30];['2013 members'.$C$2:.$C$632]=[.$A48];['2013 members'.$D$2:.$D$632]=&quot;&quot;)" office:value-type="float" office:value="0">
            <text:p>0</text:p>
          </table:table-cell>
          <table:table-cell table:style-name="ce17" table:formula="of:=SUMPRODUCT(['2013 members'.$B$2:.$B$632]=[.D$30];['2013 members'.$C$2:.$C$632]=[.$A48];['2013 members'.$D$2:.$D$632]&lt;&gt;&quot;&quot;)" office:value-type="float" office:value="0">
            <text:p>0</text:p>
          </table:table-cell>
          <table:table-cell table:style-name="ce17" table:formula="of:=SUMPRODUCT(['2013 members'.$B$2:.$B$632]=[.D$30];['2013 members'.$C$2:.$C$632]=[.$A48];['2013 members'.$D$2:.$D$632]=&quot;&quot;)" office:value-type="float" office:value="3">
            <text:p>3</text:p>
          </table:table-cell>
          <table:table-cell table:style-name="ce17" table:formula="of:=SUMPRODUCT(['2013 members'.$B$2:.$B$632]=[.F$30];['2013 members'.$C$2:.$C$632]=[.$A48];['2013 members'.$D$2:.$D$632]&lt;&gt;&quot;&quot;)" office:value-type="float" office:value="0">
            <text:p>0</text:p>
          </table:table-cell>
          <table:table-cell table:style-name="ce17" table:formula="of:=SUMPRODUCT(['2013 members'.$B$2:.$B$632]=[.F$30];['2013 members'.$C$2:.$C$632]=[.$A48];['2013 members'.$D$2:.$D$632]=&quot;&quot;)" office:value-type="float" office:value="5">
            <text:p>5</text:p>
          </table:table-cell>
          <table:table-cell table:style-name="ce17" table:formula="of:=SUMPRODUCT(['2013 members'.$B$2:.$B$632]=[.H$30];['2013 members'.$C$2:.$C$632]=[.$A48];['2013 members'.$D$2:.$D$632]&lt;&gt;&quot;&quot;)" office:value-type="float" office:value="0">
            <text:p>0</text:p>
          </table:table-cell>
          <table:table-cell table:style-name="ce17" table:formula="of:=SUMPRODUCT(['2013 members'.$B$2:.$B$632]=[.H$30];['2013 members'.$C$2:.$C$632]=[.$A48];['2013 members'.$D$2:.$D$632]=&quot;&quot;)" office:value-type="float" office:value="1">
            <text:p>1</text:p>
          </table:table-cell>
          <table:table-cell table:style-name="ce17" table:formula="of:=SUMPRODUCT(['2013 members'.$B$2:.$B$632]=[.J$30];['2013 members'.$C$2:.$C$632]=[.$A48];['2013 members'.$D$2:.$D$632]&lt;&gt;&quot;&quot;)" office:value-type="float" office:value="0">
            <text:p>0</text:p>
          </table:table-cell>
          <table:table-cell table:style-name="ce17" table:formula="of:=SUMPRODUCT(['2013 members'.$B$2:.$B$632]=[.J$30];['2013 members'.$C$2:.$C$632]=[.$A48];['2013 members'.$D$2:.$D$632]=&quot;&quot;)" office:value-type="float" office:value="0">
            <text:p>0</text:p>
          </table:table-cell>
          <table:table-cell/>
          <table:table-cell table:style-name="ce1" table:formula="of:=SUM([.B48:.K48])" office:value-type="float" office:value="18">
            <text:p>18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table:formula="of:=SUM([.B33:.B48])" office:value-type="float" office:value="191">
            <text:p>191</text:p>
          </table:table-cell>
          <table:table-cell table:style-name="ce1" table:formula="of:=SUM([.C33:.C48])" office:value-type="float" office:value="64">
            <text:p>64</text:p>
          </table:table-cell>
          <table:table-cell table:style-name="ce1" table:formula="of:=SUM([.D33:.D48])" office:value-type="float" office:value="58">
            <text:p>58</text:p>
          </table:table-cell>
          <table:table-cell table:style-name="ce1" table:formula="of:=SUM([.E33:.E48])" office:value-type="float" office:value="135">
            <text:p>135</text:p>
          </table:table-cell>
          <table:table-cell table:style-name="ce1" table:formula="of:=SUM([.F33:.F48])" office:value-type="float" office:value="4">
            <text:p>4</text:p>
          </table:table-cell>
          <table:table-cell table:style-name="ce1" table:formula="of:=SUM([.G33:.G48])" office:value-type="float" office:value="60">
            <text:p>60</text:p>
          </table:table-cell>
          <table:table-cell table:style-name="ce1" table:formula="of:=SUM([.H33:.H48])" office:value-type="float" office:value="1">
            <text:p>1</text:p>
          </table:table-cell>
          <table:table-cell table:style-name="ce1" table:formula="of:=SUM([.I33:.I48])" office:value-type="float" office:value="62">
            <text:p>62</text:p>
          </table:table-cell>
          <table:table-cell table:style-name="ce1" table:formula="of:=SUM([.J33:.J48])" office:value-type="float" office:value="45">
            <text:p>45</text:p>
          </table:table-cell>
          <table:table-cell table:style-name="ce1" table:formula="of:=SUM([.K33:.K48])" office:value-type="float" office:value="11">
            <text:p>11</text:p>
          </table:table-cell>
          <table:table-cell table:style-name="ce1"/>
          <table:table-cell table:style-name="ce1" table:formula="of:=SUM([.L33:.M48])" office:value-type="float" office:value="631">
            <text:p>631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" table:formula="of:=SUM([.B50:.C50])" office:value-type="float" office:value="255">
            <text:p>255</text:p>
          </table:table-cell>
          <table:table-cell/>
          <table:table-cell table:style-name="ce1" table:formula="of:=SUM([.D50:.E50])" office:value-type="float" office:value="193">
            <text:p>193</text:p>
          </table:table-cell>
          <table:table-cell table:style-name="ce1"/>
          <table:table-cell table:style-name="ce1" table:formula="of:=SUM([.F50:.G50])" office:value-type="float" office:value="64">
            <text:p>64</text:p>
          </table:table-cell>
          <table:table-cell/>
          <table:table-cell table:style-name="ce1" table:formula="of:=SUM([.H50:.I50])" office:value-type="float" office:value="63">
            <text:p>63</text:p>
          </table:table-cell>
          <table:table-cell/>
          <table:table-cell table:style-name="ce1" table:formula="of:=SUM([.J50:.K50])" office:value-type="float" office:value="56">
            <text:p>56</text:p>
          </table:table-cell>
          <table:table-cell/>
          <table:table-cell table:style-name="ce1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ce1" table:formula="of:=SUM([.C52:.K52])" office:value-type="float" office:value="631">
            <text:p>631</text:p>
          </table:table-cell>
          <table:table-cell table:number-columns-repeated="101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3 script_Germany" table:style-name="ta1" table:print="false">
        <office:forms form:automatic-focus="false" form:apply-design-mode="false"/>
        <table:table-column table:style-name="co22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8"/>
        <table:table-column table:style-name="co6" table:number-columns-repeated="1011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table:style-name="ce1" office:value-type="float" office:value="78">
            <text:p>78</text:p>
          </table:table-cell>
          <table:table-cell table:number-columns-repeated="1020"/>
        </table:table-row>
        <table:table-row table:style-name="ro3">
          <table:table-cell office:value-type="string">
            <text:p>Bayern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style-name="ce1" office:value-type="float" office:value="91">
            <text:p>91</text:p>
          </table:table-cell>
          <table:table-cell table:number-columns-repeated="1020"/>
        </table:table-row>
        <table:table-row table:style-name="ro3">
          <table:table-cell office:value-type="string">
            <text:p>Berlin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style-name="ce1" office:value-type="float" office:value="27">
            <text:p>27</text:p>
          </table:table-cell>
          <table:table-cell table:number-columns-repeated="1020"/>
        </table:table-row>
        <table:table-row table:style-name="ro3">
          <table:table-cell office:value-type="string">
            <text:p>Brandenburg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3">
          <table:table-cell office:value-type="string">
            <text:p>Brem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string">
            <text:p>Hambur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Hessen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ce1" office:value-type="float" office:value="45">
            <text:p>45</text:p>
          </table:table-cell>
          <table:table-cell table:number-columns-repeated="1020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Niedersachsen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style-name="ce1" office:value-type="float" office:value="66">
            <text:p>66</text:p>
          </table:table-cell>
          <table:table-cell table:number-columns-repeated="1020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style-name="ce1" office:value-type="float" office:value="138">
            <text:p>138</text:p>
          </table:table-cell>
          <table:table-cell table:number-columns-repeated="1020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" office:value-type="float" office:value="31">
            <text:p>31</text:p>
          </table:table-cell>
          <table:table-cell table:number-columns-repeated="1020"/>
        </table:table-row>
        <table:table-row table:style-name="ro3">
          <table:table-cell office:value-type="string">
            <text:p>Saarla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style-name="ce1" office:value-type="float" office:value="33">
            <text:p>33</text:p>
          </table:table-cell>
          <table:table-cell table:number-columns-repeated="1020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number-columns-repeated="1020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style-name="ce1" office:value-type="float" office:value="24">
            <text:p>24</text:p>
          </table:table-cell>
          <table:table-cell table:number-columns-repeated="1020"/>
        </table:table-row>
        <table:table-row table:style-name="ro3">
          <table:table-cell office:value-type="string">
            <text:p>Thüringen</text:p>
          </table:table-cell>
          <table:table-cell table:number-columns-repeated="2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631">
            <text:p>63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CDU</text:p>
          </table:table-cell>
          <table:table-cell office:value-type="float" office:value="191">
            <text:p>191</text:p>
          </table:table-cell>
          <table:table-cell office:value-type="float" office:value="64">
            <text:p>64</text:p>
          </table:table-cell>
          <table:table-cell table:style-name="ce1" office:value-type="float" office:value="255">
            <text:p>255</text:p>
          </table:table-cell>
          <table:table-cell table:number-columns-repeated="1020"/>
        </table:table-row>
        <table:table-row table:style-name="ro3">
          <table:table-cell office:value-type="string">
            <text:p>SPD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table:style-name="ce1" office:value-type="float" office:value="193">
            <text:p>193</text:p>
          </table:table-cell>
          <table:table-cell table:number-columns-repeated="1020"/>
        </table:table-row>
        <table:table-row table:style-name="ro3">
          <table:table-cell office:value-type="string">
            <text:p>DIE LINKE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table:style-name="ce1" office:value-type="float" office:value="64">
            <text:p>64</text:p>
          </table:table-cell>
          <table:table-cell table:number-columns-repeated="1020"/>
        </table:table-row>
        <table:table-row table:style-name="ro3">
          <table:table-cell office:value-type="string">
            <text:p>GRÜN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CSU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style-name="ce1" office:value-type="float" office:value="56">
            <text:p>56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631">
            <text:p>631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number-columns-repeated="1013"/>
        </table:table-row>
        <table:table-row table:style-name="ro3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"/>
          <table:table-cell table:number-columns-repeated="1011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78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Bayern</text:p>
          </table:table-cell>
          <table:table-cell table:number-columns-repeated="3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/>
          <table:table-cell table:style-name="ce1" office:value-type="float" office:value="91">
            <text:p>91</text:p>
          </table:table-cell>
          <table:table-cell table:number-columns-repeated="1011"/>
        </table:table-row>
        <table:table-row table:style-name="ro3">
          <table:table-cell office:value-type="string">
            <text:p>Berli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7">
            <text:p>27</text:p>
          </table:table-cell>
          <table:table-cell table:number-columns-repeated="1011"/>
        </table:table-row>
        <table:table-row table:style-name="ro3">
          <table:table-cell office:value-type="string">
            <text:p>Brandenbur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0">
            <text:p>20</text:p>
          </table:table-cell>
          <table:table-cell table:number-columns-repeated="1011"/>
        </table:table-row>
        <table:table-row table:style-name="ro3">
          <table:table-cell office:value-type="string">
            <text:p>Bremen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6">
            <text:p>6</text:p>
          </table:table-cell>
          <table:table-cell table:number-columns-repeated="1011"/>
        </table:table-row>
        <table:table-row table:style-name="ro3"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3">
            <text:p>13</text:p>
          </table:table-cell>
          <table:table-cell table:number-columns-repeated="1011"/>
        </table:table-row>
        <table:table-row table:style-name="ro3">
          <table:table-cell office:value-type="string">
            <text:p>Hessen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5">
            <text:p>45</text:p>
          </table:table-cell>
          <table:table-cell table:number-columns-repeated="1011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3">
            <text:p>13</text:p>
          </table:table-cell>
          <table:table-cell table:number-columns-repeated="1011"/>
        </table:table-row>
        <table:table-row table:style-name="ro3">
          <table:table-cell office:value-type="string">
            <text:p>Niedersachsen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66">
            <text:p>66</text:p>
          </table:table-cell>
          <table:table-cell table:number-columns-repeated="1011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38">
            <text:p>138</text:p>
          </table:table-cell>
          <table:table-cell table:number-columns-repeated="1011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31">
            <text:p>31</text:p>
          </table:table-cell>
          <table:table-cell table:number-columns-repeated="1011"/>
        </table:table-row>
        <table:table-row table:style-name="ro3">
          <table:table-cell office:value-type="string">
            <text:p>Saarlan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9">
            <text:p>9</text:p>
          </table:table-cell>
          <table:table-cell table:number-columns-repeated="1011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33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9">
            <text:p>19</text:p>
          </table:table-cell>
          <table:table-cell table:number-columns-repeated="1011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4">
            <text:p>24</text:p>
          </table:table-cell>
          <table:table-cell table:number-columns-repeated="1011"/>
        </table:table-row>
        <table:table-row table:style-name="ro3">
          <table:table-cell office:value-type="string">
            <text:p>Thüringe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8">
            <text:p>18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"/>
          <table:table-cell table:number-columns-repeated="1011"/>
        </table:table-row>
        <table:table-row table:style-name="ro3">
          <table:table-cell/>
          <table:table-cell table:style-name="ce1" office:value-type="float" office:value="191">
            <text:p>191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631">
            <text:p>631</text:p>
          </table:table-cell>
          <table:table-cell table:number-columns-repeated="1011"/>
        </table:table-row>
        <table:table-row table:style-name="ro3">
          <table:table-cell/>
          <table:table-cell table:style-name="ce1" table:number-columns-repeated="10"/>
          <table:table-cell table:number-columns-repeated="1013"/>
        </table:table-row>
        <table:table-row table:style-name="ro3">
          <table:table-cell/>
          <table:table-cell table:style-name="ce1"/>
          <table:table-cell table:style-name="ce1" office:value-type="float" office:value="255">
            <text:p>255</text:p>
          </table:table-cell>
          <table:table-cell table:style-name="ce1"/>
          <table:table-cell table:style-name="ce1" office:value-type="float" office:value="193">
            <text:p>193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/>
          <table:table-cell table:style-name="ce1" office:value-type="float" office:value="63">
            <text:p>63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number-columns-repeated="1013"/>
        </table:table-row>
        <table:table-row table:style-name="ro3">
          <table:table-cell/>
          <table:table-cell table:style-name="ce1" table:number-columns-repeated="10"/>
          <table:table-cell table:number-columns-repeated="1013"/>
        </table:table-row>
        <table:table-row table:style-name="ro3">
          <table:table-cell/>
          <table:table-cell table:style-name="ce1" table:number-columns-repeated="9"/>
          <table:table-cell table:style-name="ce1" office:value-type="float" office:value="631">
            <text:p>631</text:p>
          </table:table-cell>
          <table:table-cell table:number-columns-repeated="101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3 script_PAV" table:style-name="ta1" table:print="false">
        <office:forms form:automatic-focus="false" form:apply-design-mode="false"/>
        <table:table-column table:style-name="co22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8"/>
        <table:table-column table:style-name="co6" table:number-columns-repeated="1011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style-name="ce1" office:value-type="float" office:value="81">
            <text:p>81</text:p>
          </table:table-cell>
          <table:table-cell table:number-columns-repeated="1020"/>
        </table:table-row>
        <table:table-row table:style-name="ro3">
          <table:table-cell office:value-type="string">
            <text:p>Bayern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table:style-name="ce1" office:value-type="float" office:value="97">
            <text:p>97</text:p>
          </table:table-cell>
          <table:table-cell table:number-columns-repeated="1020"/>
        </table:table-row>
        <table:table-row table:style-name="ro3">
          <table:table-cell office:value-type="string">
            <text:p>Berlin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style-name="ce1" office:value-type="float" office:value="26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Brandenburg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style-name="ce1" office:value-type="float" office:value="21">
            <text:p>21</text:p>
          </table:table-cell>
          <table:table-cell table:number-columns-repeated="1020"/>
        </table:table-row>
        <table:table-row table:style-name="ro3">
          <table:table-cell office:value-type="string">
            <text:p>Brem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string">
            <text:p>Hamburg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string">
            <text:p>Hessen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style-name="ce1" office:value-type="float" office:value="46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style-name="ce1"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string">
            <text:p>Niedersachsen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style-name="ce1" office:value-type="float" office:value="63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style-name="ce1" office:value-type="float" office:value="135">
            <text:p>135</text:p>
          </table:table-cell>
          <table:table-cell table:number-columns-repeated="1020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ce1" office:value-type="float" office:value="31">
            <text:p>31</text:p>
          </table:table-cell>
          <table:table-cell table:number-columns-repeated="1020"/>
        </table:table-row>
        <table:table-row table:style-name="ro3">
          <table:table-cell office:value-type="string">
            <text:p>Saarland</text:p>
          </table:table-cell>
          <table:table-cell table:number-columns-repeated="2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style-name="ce1" office:value-type="float" office:value="34">
            <text:p>34</text:p>
          </table:table-cell>
          <table:table-cell table:number-columns-repeated="1020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1" office:value-type="float" office:value="19">
            <text:p>19</text:p>
          </table:table-cell>
          <table:table-cell table:number-columns-repeated="1020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" office:value-type="float" office:value="23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Thüringen</text:p>
          </table:table-cell>
          <table:table-cell table:number-columns-repeated="2" office:value-type="float" office:value="9">
            <text:p>9</text:p>
          </table:table-cell>
          <table:table-cell table:style-name="ce1" office:value-type="float" office:value="18">
            <text:p>18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634">
            <text:p>63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CDU</text:p>
          </table:table-cell>
          <table:table-cell office:value-type="float" office:value="191">
            <text:p>191</text:p>
          </table:table-cell>
          <table:table-cell office:value-type="float" office:value="66">
            <text:p>66</text:p>
          </table:table-cell>
          <table:table-cell table:style-name="ce1" office:value-type="float" office:value="257">
            <text:p>257</text:p>
          </table:table-cell>
          <table:table-cell table:number-columns-repeated="1020"/>
        </table:table-row>
        <table:table-row table:style-name="ro3">
          <table:table-cell office:value-type="string">
            <text:p>SPD</text:p>
          </table:table-cell>
          <table:table-cell office:value-type="float" office:value="58">
            <text:p>58</text:p>
          </table:table-cell>
          <table:table-cell office:value-type="float" office:value="135">
            <text:p>135</text:p>
          </table:table-cell>
          <table:table-cell table:style-name="ce1" office:value-type="float" office:value="193">
            <text:p>193</text:p>
          </table:table-cell>
          <table:table-cell table:number-columns-repeated="1020"/>
        </table:table-row>
        <table:table-row table:style-name="ro3">
          <table:table-cell office:value-type="string">
            <text:p>DIE LINKE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table:style-name="ce1" office:value-type="float" office:value="65">
            <text:p>65</text:p>
          </table:table-cell>
          <table:table-cell table:number-columns-repeated="1020"/>
        </table:table-row>
        <table:table-row table:style-name="ro3">
          <table:table-cell office:value-type="string">
            <text:p>GRÜNE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table:style-name="ce1" office:value-type="float" office:value="63">
            <text:p>63</text:p>
          </table:table-cell>
          <table:table-cell table:number-columns-repeated="1020"/>
        </table:table-row>
        <table:table-row table:style-name="ro3">
          <table:table-cell office:value-type="string">
            <text:p>CSU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table:style-name="ce1" office:value-type="float" office:value="56">
            <text:p>56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335">
            <text:p>335</text:p>
          </table:table-cell>
          <table:table-cell table:style-name="ce1" office:value-type="float" office:value="634">
            <text:p>63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number-columns-repeated="1013"/>
        </table:table-row>
        <table:table-row table:style-name="ro3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"/>
          <table:table-cell table:number-columns-repeated="1011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81">
            <text:p>81</text:p>
          </table:table-cell>
          <table:table-cell table:number-columns-repeated="1011"/>
        </table:table-row>
        <table:table-row table:style-name="ro3">
          <table:table-cell office:value-type="string">
            <text:p>Bayern</text:p>
          </table:table-cell>
          <table:table-cell table:number-columns-repeated="3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/>
          <table:table-cell table:style-name="ce1" office:value-type="float" office:value="97">
            <text:p>97</text:p>
          </table:table-cell>
          <table:table-cell table:number-columns-repeated="1011"/>
        </table:table-row>
        <table:table-row table:style-name="ro3">
          <table:table-cell office:value-type="string">
            <text:p>Berlin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6">
            <text:p>26</text:p>
          </table:table-cell>
          <table:table-cell table:number-columns-repeated="1011"/>
        </table:table-row>
        <table:table-row table:style-name="ro3">
          <table:table-cell office:value-type="string">
            <text:p>Brandenbur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1">
            <text:p>21</text:p>
          </table:table-cell>
          <table:table-cell table:number-columns-repeated="1011"/>
        </table:table-row>
        <table:table-row table:style-name="ro3">
          <table:table-cell office:value-type="string">
            <text:p>Brem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5">
            <text:p>5</text:p>
          </table:table-cell>
          <table:table-cell table:number-columns-repeated="1011"/>
        </table:table-row>
        <table:table-row table:style-name="ro3"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3">
            <text:p>13</text:p>
          </table:table-cell>
          <table:table-cell table:number-columns-repeated="1011"/>
        </table:table-row>
        <table:table-row table:style-name="ro3">
          <table:table-cell office:value-type="string">
            <text:p>Hessen</text:p>
          </table:table-cell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46">
            <text:p>46</text:p>
          </table:table-cell>
          <table:table-cell table:number-columns-repeated="1011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4">
            <text:p>14</text:p>
          </table:table-cell>
          <table:table-cell table:number-columns-repeated="1011"/>
        </table:table-row>
        <table:table-row table:style-name="ro3">
          <table:table-cell office:value-type="string">
            <text:p>Niedersachsen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63">
            <text:p>63</text:p>
          </table:table-cell>
          <table:table-cell table:number-columns-repeated="1011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35">
            <text:p>135</text:p>
          </table:table-cell>
          <table:table-cell table:number-columns-repeated="1011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31">
            <text:p>31</text:p>
          </table:table-cell>
          <table:table-cell table:number-columns-repeated="1011"/>
        </table:table-row>
        <table:table-row table:style-name="ro3">
          <table:table-cell office:value-type="string">
            <text:p>Saarland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1" office:value-type="float" office:value="8">
            <text:p>8</text:p>
          </table:table-cell>
          <table:table-cell table:number-columns-repeated="1011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34">
            <text:p>34</text:p>
          </table:table-cell>
          <table:table-cell table:number-columns-repeated="1011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9">
            <text:p>19</text:p>
          </table:table-cell>
          <table:table-cell table:number-columns-repeated="1011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23">
            <text:p>23</text:p>
          </table:table-cell>
          <table:table-cell table:number-columns-repeated="1011"/>
        </table:table-row>
        <table:table-row table:style-name="ro3">
          <table:table-cell office:value-type="string">
            <text:p>Thüringen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" office:value-type="float" office:value="18">
            <text:p>18</text:p>
          </table:table-cell>
          <table:table-cell table:number-columns-repeated="1011"/>
        </table:table-row>
        <table:table-row table:style-name="ro3">
          <table:table-cell table:number-columns-repeated="12"/>
          <table:table-cell table:style-name="ce1"/>
          <table:table-cell table:number-columns-repeated="1011"/>
        </table:table-row>
        <table:table-row table:style-name="ro3">
          <table:table-cell/>
          <table:table-cell table:style-name="ce1" office:value-type="float" office:value="191">
            <text:p>19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1">
            <text:p>11</text:p>
          </table:table-cell>
          <table:table-cell/>
          <table:table-cell table:style-name="ce1" office:value-type="float" office:value="634">
            <text:p>634</text:p>
          </table:table-cell>
          <table:table-cell table:number-columns-repeated="1011"/>
        </table:table-row>
        <table:table-row table:style-name="ro3">
          <table:table-cell/>
          <table:table-cell table:style-name="ce1" table:number-columns-repeated="10"/>
          <table:table-cell table:number-columns-repeated="1013"/>
        </table:table-row>
        <table:table-row table:style-name="ro3">
          <table:table-cell/>
          <table:table-cell table:style-name="ce1"/>
          <table:table-cell table:style-name="ce1" office:value-type="float" office:value="257">
            <text:p>257</text:p>
          </table:table-cell>
          <table:table-cell table:style-name="ce1"/>
          <table:table-cell table:style-name="ce1" office:value-type="float" office:value="193">
            <text:p>193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/>
          <table:table-cell table:style-name="ce1" office:value-type="float" office:value="63">
            <text:p>63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number-columns-repeated="1013"/>
        </table:table-row>
        <table:table-row table:style-name="ro3">
          <table:table-cell/>
          <table:table-cell table:style-name="ce1" table:number-columns-repeated="10"/>
          <table:table-cell table:number-columns-repeated="1013"/>
        </table:table-row>
        <table:table-row table:style-name="ro3">
          <table:table-cell/>
          <table:table-cell table:style-name="ce1" table:number-columns-repeated="9"/>
          <table:table-cell table:style-name="ce1" office:value-type="float" office:value="634">
            <text:p>634</text:p>
          </table:table-cell>
          <table:table-cell table:number-columns-repeated="101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7" table:style-name="ta1" table:print="false">
        <table:table-column table:style-name="co23" table:default-cell-style-name="ce8"/>
        <table:table-column table:style-name="co24" table:default-cell-style-name="ce7"/>
        <table:table-column table:style-name="co25" table:default-cell-style-name="ce9"/>
        <table:table-column table:style-name="co25" table:number-columns-repeated="2" table:default-cell-style-name="ce8"/>
        <table:table-column table:style-name="co26" table:default-cell-style-name="ce8"/>
        <table:table-column table:style-name="co25" table:default-cell-style-name="ce8"/>
        <table:table-column table:style-name="co27" table:default-cell-style-name="ce8"/>
        <table:table-column table:style-name="co26" table:default-cell-style-name="ce8"/>
        <table:table-column table:style-name="co27" table:number-columns-repeated="2" table:default-cell-style-name="ce8"/>
        <table:table-column table:style-name="co26" table:default-cell-style-name="ce8"/>
        <table:table-column table:style-name="co27" table:number-columns-repeated="2" table:default-cell-style-name="ce8"/>
        <table:table-column table:style-name="co26" table:default-cell-style-name="ce8"/>
        <table:table-column table:style-name="co27" table:number-columns-repeated="2" table:default-cell-style-name="ce8"/>
        <table:table-column table:style-name="co26" table:default-cell-style-name="ce8"/>
        <table:table-column table:style-name="co27" table:number-columns-repeated="2" table:default-cell-style-name="ce8"/>
        <table:table-column table:style-name="co26" table:default-cell-style-name="ce8"/>
        <table:table-column table:style-name="co27" table:number-columns-repeated="2" table:default-cell-style-name="ce8"/>
        <table:table-column table:style-name="co26" table:default-cell-style-name="ce8"/>
        <table:table-column table:style-name="co28" table:number-columns-repeated="1000" table:default-cell-style-name="ce8"/>
        <table:table-row table:style-name="ro1">
          <table:table-cell table:style-name="ce1"/>
          <table:table-cell table:style-name="ce4"/>
          <table:table-cell table:style-name="ce8"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11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style-name="ce12"/>
          <table:table-cell table:style-name="ce4" office:value-type="string" table:number-columns-spanned="3" table:number-rows-spanned="1">
            <text:p>FDP</text:p>
          </table:table-cell>
          <table:covered-table-cell table:number-columns-repeated="2" table:style-name="ce4"/>
          <table:table-cell table:style-name="ce4" office:value-type="string" table:number-columns-spanned="3" table:number-rows-spanned="1">
            <text:p>AfD</text:p>
          </table:table-cell>
          <table:covered-table-cell table:style-name="ce4"/>
          <table:covered-table-cell table:style-name="ce1"/>
          <table:table-cell table:style-name="ce1" table:number-columns-repeated="999"/>
          <table:table-cell/>
        </table:table-row>
        <table:table-row table:style-name="ro2">
          <table:table-cell table:style-name="ce1" office:value-type="string">
            <text:p>Constituency</text:p>
          </table:table-cell>
          <table:table-cell table:style-name="ce5" office:value-type="string">
            <text:p>Cons. Seat</text:p>
            <text:p><text:span text:style-name="T1">Party</text:span></text:p>
          </table:table-cell>
          <table:table-cell table:style-name="ce5" office:value-type="string">
            <text:p>Total</text:p>
            <text:p><text:span text:style-name="T1">List 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5" office:value-type="string">
            <text:p>Cons.</text:p>
            <text:p><text:span text:style-name="T1">Votes</text:span></text:p>
          </table:table-cell>
          <table:table-cell table:style-name="ce5" office:value-type="string">
            <text:p>List</text:p>
            <text:p><text:span text:style-name="T1">Votes</text:span></text:p>
          </table:table-cell>
          <table:table-cell table:style-name="ce5" office:value-type="string">
            <text:p>% List</text:p>
            <text:p><text:span text:style-name="T1">Votes</text:span>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9" table:formula="of:=CONCATENATE(IF(MAX([.$D3];[.$G3];[.$J3];[.$M3];[.$P3];[.$S3];[.$V3])=[.D3];&quot;CDU&quot;;&quot;&quot;);IF(MAX([.$D3];[.$G3];[.$J3];[.$M3];[.$P3];[.$S3];[.$V3])=[.G3];&quot;SPD&quot;;&quot;&quot;);IF(MAX([.$D3];[.$G3];[.$J3];[.$M3];[.$P3];[.$S3];[.$V3])=[.J3];&quot;DIE LINKE&quot;;&quot;&quot;);IF(MAX([.$D3];[.$G3];[.$J3];[.$M3];[.$P3];[.$S3];[.$V3])=[.M3];&quot;GRÜNE&quot;;&quot;&quot;);IF(MAX([.$D3];[.$G3];[.$J3];[.$M3];[.$P3];[.$S3];[.$V3])=[.P3];&quot;CSU&quot;;&quot;&quot;);IF(MAX([.$D3];[.$G3];[.$J3];[.$M3];[.$P3];[.$S3];[.$V3])=[.S3];&quot;FDP&quot;;&quot;&quot;);IF(MAX([.$D3];[.$G3];[.$J3];[.$M3];[.$P3];[.$S3];[.$V3])=[.V3];&quot;AfD&quot;;&quot;&quot;))" office:value-type="string" office:string-value="CDU">
            <text:p>CDU</text:p>
          </table:table-cell>
          <table:table-cell table:formula="of:=SUM([.E3]+[.H3]+[.K3]+[.N3]+[.Q3]+[.T3]+[.W3])" office:value-type="float" office:value="165622">
            <text:p>165,622</text:p>
          </table:table-cell>
          <table:table-cell table:style-name="ce9" office:value-type="float" office:value="68120">
            <text:p>68,120</text:p>
          </table:table-cell>
          <table:table-cell table:style-name="ce9" office:value-type="float" office:value="58320">
            <text:p>58,320</text:p>
          </table:table-cell>
          <table:table-cell table:style-name="ce9"/>
          <table:table-cell table:style-name="ce9" office:value-type="float" office:value="47711">
            <text:p>47,711</text:p>
          </table:table-cell>
          <table:table-cell table:style-name="ce9" office:value-type="float" office:value="40388">
            <text:p>40,388</text:p>
          </table:table-cell>
          <table:table-cell table:style-name="ce9"/>
          <table:table-cell table:style-name="ce9" office:value-type="float" office:value="12144">
            <text:p>12,144</text:p>
          </table:table-cell>
          <table:table-cell table:style-name="ce9" office:value-type="float" office:value="14002">
            <text:p>14,002</text:p>
          </table:table-cell>
          <table:table-cell table:style-name="ce9"/>
          <table:table-cell table:style-name="ce9" office:value-type="float" office:value="17911">
            <text:p>17,911</text:p>
          </table:table-cell>
          <table:table-cell table:style-name="ce9" office:value-type="float" office:value="22304">
            <text:p>22,30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147">
            <text:p>11,147</text:p>
          </table:table-cell>
          <table:table-cell table:style-name="ce9" office:value-type="float" office:value="18955">
            <text:p>18,955</text:p>
          </table:table-cell>
          <table:table-cell table:style-name="ce9"/>
          <table:table-cell table:style-name="ce9" office:value-type="float" office:value="10583">
            <text:p>10,583</text:p>
          </table:table-cell>
          <table:table-cell table:style-name="ce9" office:value-type="float" office:value="11653">
            <text:p>11,653</text:p>
          </table:table-cell>
          <table:table-cell table:number-columns-repeated="100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9" table:formula="of:=CONCATENATE(IF(MAX([.$D4];[.$G4];[.$J4];[.$M4];[.$P4];[.$S4];[.$V4])=[.D4];&quot;CDU&quot;;&quot;&quot;);IF(MAX([.$D4];[.$G4];[.$J4];[.$M4];[.$P4];[.$S4];[.$V4])=[.G4];&quot;SPD&quot;;&quot;&quot;);IF(MAX([.$D4];[.$G4];[.$J4];[.$M4];[.$P4];[.$S4];[.$V4])=[.J4];&quot;DIE LINKE&quot;;&quot;&quot;);IF(MAX([.$D4];[.$G4];[.$J4];[.$M4];[.$P4];[.$S4];[.$V4])=[.M4];&quot;GRÜNE&quot;;&quot;&quot;);IF(MAX([.$D4];[.$G4];[.$J4];[.$M4];[.$P4];[.$S4];[.$V4])=[.P4];&quot;CSU&quot;;&quot;&quot;);IF(MAX([.$D4];[.$G4];[.$J4];[.$M4];[.$P4];[.$S4];[.$V4])=[.S4];&quot;FDP&quot;;&quot;&quot;);IF(MAX([.$D4];[.$G4];[.$J4];[.$M4];[.$P4];[.$S4];[.$V4])=[.V4];&quot;AfD&quot;;&quot;&quot;))" office:value-type="string" office:string-value="CDU">
            <text:p>CDU</text:p>
          </table:table-cell>
          <table:table-cell table:formula="of:=SUM([.E4]+[.H4]+[.K4]+[.N4]+[.Q4]+[.T4]+[.W4])" office:value-type="float" office:value="134861">
            <text:p>134,861</text:p>
          </table:table-cell>
          <table:table-cell table:style-name="ce9" office:value-type="float" office:value="62256">
            <text:p>62,256</text:p>
          </table:table-cell>
          <table:table-cell table:style-name="ce9" office:value-type="float" office:value="52928">
            <text:p>52,928</text:p>
          </table:table-cell>
          <table:table-cell table:style-name="ce9"/>
          <table:table-cell table:style-name="ce9" office:value-type="float" office:value="34685">
            <text:p>34,685</text:p>
          </table:table-cell>
          <table:table-cell table:style-name="ce9" office:value-type="float" office:value="31120">
            <text:p>31,120</text:p>
          </table:table-cell>
          <table:table-cell table:style-name="ce9"/>
          <table:table-cell table:style-name="ce9" office:value-type="float" office:value="7102">
            <text:p>7,102</text:p>
          </table:table-cell>
          <table:table-cell table:style-name="ce9" office:value-type="float" office:value="8589">
            <text:p>8,589</text:p>
          </table:table-cell>
          <table:table-cell table:style-name="ce9"/>
          <table:table-cell table:style-name="ce9" office:value-type="float" office:value="13026">
            <text:p>13,026</text:p>
          </table:table-cell>
          <table:table-cell table:style-name="ce9" office:value-type="float" office:value="15144">
            <text:p>15,14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105">
            <text:p>11,105</text:p>
          </table:table-cell>
          <table:table-cell table:style-name="ce9" office:value-type="float" office:value="18050">
            <text:p>18,050</text:p>
          </table:table-cell>
          <table:table-cell table:style-name="ce9"/>
          <table:table-cell table:style-name="ce9" office:value-type="float" office:value="8117">
            <text:p>8,117</text:p>
          </table:table-cell>
          <table:table-cell table:style-name="ce9" office:value-type="float" office:value="9030">
            <text:p>9,030</text:p>
          </table:table-cell>
          <table:table-cell table:number-columns-repeated="1001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9" table:formula="of:=CONCATENATE(IF(MAX([.$D5];[.$G5];[.$J5];[.$M5];[.$P5];[.$S5];[.$V5])=[.D5];&quot;CDU&quot;;&quot;&quot;);IF(MAX([.$D5];[.$G5];[.$J5];[.$M5];[.$P5];[.$S5];[.$V5])=[.G5];&quot;SPD&quot;;&quot;&quot;);IF(MAX([.$D5];[.$G5];[.$J5];[.$M5];[.$P5];[.$S5];[.$V5])=[.J5];&quot;DIE LINKE&quot;;&quot;&quot;);IF(MAX([.$D5];[.$G5];[.$J5];[.$M5];[.$P5];[.$S5];[.$V5])=[.M5];&quot;GRÜNE&quot;;&quot;&quot;);IF(MAX([.$D5];[.$G5];[.$J5];[.$M5];[.$P5];[.$S5];[.$V5])=[.P5];&quot;CSU&quot;;&quot;&quot;);IF(MAX([.$D5];[.$G5];[.$J5];[.$M5];[.$P5];[.$S5];[.$V5])=[.S5];&quot;FDP&quot;;&quot;&quot;);IF(MAX([.$D5];[.$G5];[.$J5];[.$M5];[.$P5];[.$S5];[.$V5])=[.V5];&quot;AfD&quot;;&quot;&quot;))" office:value-type="string" office:string-value="CDU">
            <text:p>CDU</text:p>
          </table:table-cell>
          <table:table-cell table:formula="of:=SUM([.E5]+[.H5]+[.K5]+[.N5]+[.Q5]+[.T5]+[.W5])" office:value-type="float" office:value="127292">
            <text:p>127,292</text:p>
          </table:table-cell>
          <table:table-cell table:style-name="ce9" office:value-type="float" office:value="54812">
            <text:p>54,812</text:p>
          </table:table-cell>
          <table:table-cell table:style-name="ce9" office:value-type="float" office:value="47366">
            <text:p>47,366</text:p>
          </table:table-cell>
          <table:table-cell table:style-name="ce9"/>
          <table:table-cell table:style-name="ce9" office:value-type="float" office:value="34219">
            <text:p>34,219</text:p>
          </table:table-cell>
          <table:table-cell table:style-name="ce9" office:value-type="float" office:value="29756">
            <text:p>29,756</text:p>
          </table:table-cell>
          <table:table-cell table:style-name="ce9"/>
          <table:table-cell table:style-name="ce9" office:value-type="float" office:value="7176">
            <text:p>7,176</text:p>
          </table:table-cell>
          <table:table-cell table:style-name="ce9" office:value-type="float" office:value="8732">
            <text:p>8,732</text:p>
          </table:table-cell>
          <table:table-cell table:style-name="ce9"/>
          <table:table-cell table:style-name="ce9" office:value-type="float" office:value="8791">
            <text:p>8,791</text:p>
          </table:table-cell>
          <table:table-cell table:style-name="ce9" office:value-type="float" office:value="12960">
            <text:p>12,96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440">
            <text:p>14,440</text:p>
          </table:table-cell>
          <table:table-cell table:style-name="ce9" office:value-type="float" office:value="17298">
            <text:p>17,298</text:p>
          </table:table-cell>
          <table:table-cell table:style-name="ce9"/>
          <table:table-cell table:style-name="ce9" office:value-type="float" office:value="10006">
            <text:p>10,006</text:p>
          </table:table-cell>
          <table:table-cell table:style-name="ce9" office:value-type="float" office:value="11180">
            <text:p>11,180</text:p>
          </table:table-cell>
          <table:table-cell table:number-columns-repeated="100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9" table:formula="of:=CONCATENATE(IF(MAX([.$D6];[.$G6];[.$J6];[.$M6];[.$P6];[.$S6];[.$V6])=[.D6];&quot;CDU&quot;;&quot;&quot;);IF(MAX([.$D6];[.$G6];[.$J6];[.$M6];[.$P6];[.$S6];[.$V6])=[.G6];&quot;SPD&quot;;&quot;&quot;);IF(MAX([.$D6];[.$G6];[.$J6];[.$M6];[.$P6];[.$S6];[.$V6])=[.J6];&quot;DIE LINKE&quot;;&quot;&quot;);IF(MAX([.$D6];[.$G6];[.$J6];[.$M6];[.$P6];[.$S6];[.$V6])=[.M6];&quot;GRÜNE&quot;;&quot;&quot;);IF(MAX([.$D6];[.$G6];[.$J6];[.$M6];[.$P6];[.$S6];[.$V6])=[.P6];&quot;CSU&quot;;&quot;&quot;);IF(MAX([.$D6];[.$G6];[.$J6];[.$M6];[.$P6];[.$S6];[.$V6])=[.S6];&quot;FDP&quot;;&quot;&quot;);IF(MAX([.$D6];[.$G6];[.$J6];[.$M6];[.$P6];[.$S6];[.$V6])=[.V6];&quot;AfD&quot;;&quot;&quot;))" office:value-type="string" office:string-value="CDU">
            <text:p>CDU</text:p>
          </table:table-cell>
          <table:table-cell table:formula="of:=SUM([.E6]+[.H6]+[.K6]+[.N6]+[.Q6]+[.T6]+[.W6])" office:value-type="float" office:value="152299">
            <text:p>152,299</text:p>
          </table:table-cell>
          <table:table-cell table:style-name="ce9" office:value-type="float" office:value="66625">
            <text:p>66,625</text:p>
          </table:table-cell>
          <table:table-cell table:style-name="ce9" office:value-type="float" office:value="56585">
            <text:p>56,585</text:p>
          </table:table-cell>
          <table:table-cell table:style-name="ce9"/>
          <table:table-cell table:style-name="ce9" office:value-type="float" office:value="45070">
            <text:p>45,070</text:p>
          </table:table-cell>
          <table:table-cell table:style-name="ce9" office:value-type="float" office:value="35766">
            <text:p>35,766</text:p>
          </table:table-cell>
          <table:table-cell table:style-name="ce9"/>
          <table:table-cell table:style-name="ce9" office:value-type="float" office:value="8074">
            <text:p>8,074</text:p>
          </table:table-cell>
          <table:table-cell table:style-name="ce9" office:value-type="float" office:value="9962">
            <text:p>9,962</text:p>
          </table:table-cell>
          <table:table-cell table:style-name="ce9"/>
          <table:table-cell table:style-name="ce9" office:value-type="float" office:value="13978">
            <text:p>13,978</text:p>
          </table:table-cell>
          <table:table-cell table:style-name="ce9" office:value-type="float" office:value="19337">
            <text:p>19,33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77">
            <text:p>10,077</text:p>
          </table:table-cell>
          <table:table-cell table:style-name="ce9" office:value-type="float" office:value="19071">
            <text:p>19,071</text:p>
          </table:table-cell>
          <table:table-cell table:style-name="ce9"/>
          <table:table-cell table:style-name="ce9" office:value-type="float" office:value="10656">
            <text:p>10,656</text:p>
          </table:table-cell>
          <table:table-cell table:style-name="ce9" office:value-type="float" office:value="11578">
            <text:p>11,578</text:p>
          </table:table-cell>
          <table:table-cell table:number-columns-repeated="100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9" table:formula="of:=CONCATENATE(IF(MAX([.$D7];[.$G7];[.$J7];[.$M7];[.$P7];[.$S7];[.$V7])=[.D7];&quot;CDU&quot;;&quot;&quot;);IF(MAX([.$D7];[.$G7];[.$J7];[.$M7];[.$P7];[.$S7];[.$V7])=[.G7];&quot;SPD&quot;;&quot;&quot;);IF(MAX([.$D7];[.$G7];[.$J7];[.$M7];[.$P7];[.$S7];[.$V7])=[.J7];&quot;DIE LINKE&quot;;&quot;&quot;);IF(MAX([.$D7];[.$G7];[.$J7];[.$M7];[.$P7];[.$S7];[.$V7])=[.M7];&quot;GRÜNE&quot;;&quot;&quot;);IF(MAX([.$D7];[.$G7];[.$J7];[.$M7];[.$P7];[.$S7];[.$V7])=[.P7];&quot;CSU&quot;;&quot;&quot;);IF(MAX([.$D7];[.$G7];[.$J7];[.$M7];[.$P7];[.$S7];[.$V7])=[.S7];&quot;FDP&quot;;&quot;&quot;);IF(MAX([.$D7];[.$G7];[.$J7];[.$M7];[.$P7];[.$S7];[.$V7])=[.V7];&quot;AfD&quot;;&quot;&quot;))" office:value-type="string" office:string-value="SPD">
            <text:p>SPD</text:p>
          </table:table-cell>
          <table:table-cell table:formula="of:=SUM([.E7]+[.H7]+[.K7]+[.N7]+[.Q7]+[.T7]+[.W7])" office:value-type="float" office:value="146941">
            <text:p>146,941</text:p>
          </table:table-cell>
          <table:table-cell table:style-name="ce9" office:value-type="float" office:value="46560">
            <text:p>46,560</text:p>
          </table:table-cell>
          <table:table-cell table:style-name="ce9" office:value-type="float" office:value="40736">
            <text:p>40,736</text:p>
          </table:table-cell>
          <table:table-cell table:style-name="ce9"/>
          <table:table-cell table:style-name="ce9" office:value-type="float" office:value="46991">
            <text:p>46,991</text:p>
          </table:table-cell>
          <table:table-cell table:style-name="ce9" office:value-type="float" office:value="36208">
            <text:p>36,208</text:p>
          </table:table-cell>
          <table:table-cell table:style-name="ce9"/>
          <table:table-cell table:style-name="ce9" office:value-type="float" office:value="11114">
            <text:p>11,114</text:p>
          </table:table-cell>
          <table:table-cell table:style-name="ce9" office:value-type="float" office:value="15546">
            <text:p>15,546</text:p>
          </table:table-cell>
          <table:table-cell table:style-name="ce9"/>
          <table:table-cell table:style-name="ce9" office:value-type="float" office:value="21743">
            <text:p>21,743</text:p>
          </table:table-cell>
          <table:table-cell table:style-name="ce9" office:value-type="float" office:value="26143">
            <text:p>26,14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363">
            <text:p>11,363</text:p>
          </table:table-cell>
          <table:table-cell table:style-name="ce9" office:value-type="float" office:value="17804">
            <text:p>17,804</text:p>
          </table:table-cell>
          <table:table-cell table:style-name="ce9"/>
          <table:table-cell table:style-name="ce9" office:value-type="float" office:value="9283">
            <text:p>9,283</text:p>
          </table:table-cell>
          <table:table-cell table:style-name="ce9" office:value-type="float" office:value="10504">
            <text:p>10,504</text:p>
          </table:table-cell>
          <table:table-cell table:number-columns-repeated="100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9" table:formula="of:=CONCATENATE(IF(MAX([.$D8];[.$G8];[.$J8];[.$M8];[.$P8];[.$S8];[.$V8])=[.D8];&quot;CDU&quot;;&quot;&quot;);IF(MAX([.$D8];[.$G8];[.$J8];[.$M8];[.$P8];[.$S8];[.$V8])=[.G8];&quot;SPD&quot;;&quot;&quot;);IF(MAX([.$D8];[.$G8];[.$J8];[.$M8];[.$P8];[.$S8];[.$V8])=[.J8];&quot;DIE LINKE&quot;;&quot;&quot;);IF(MAX([.$D8];[.$G8];[.$J8];[.$M8];[.$P8];[.$S8];[.$V8])=[.M8];&quot;GRÜNE&quot;;&quot;&quot;);IF(MAX([.$D8];[.$G8];[.$J8];[.$M8];[.$P8];[.$S8];[.$V8])=[.P8];&quot;CSU&quot;;&quot;&quot;);IF(MAX([.$D8];[.$G8];[.$J8];[.$M8];[.$P8];[.$S8];[.$V8])=[.S8];&quot;FDP&quot;;&quot;&quot;);IF(MAX([.$D8];[.$G8];[.$J8];[.$M8];[.$P8];[.$S8];[.$V8])=[.V8];&quot;AfD&quot;;&quot;&quot;))" office:value-type="string" office:string-value="CDU">
            <text:p>CDU</text:p>
          </table:table-cell>
          <table:table-cell table:formula="of:=SUM([.E8]+[.H8]+[.K8]+[.N8]+[.Q8]+[.T8]+[.W8])" office:value-type="float" office:value="127286">
            <text:p>127,286</text:p>
          </table:table-cell>
          <table:table-cell table:style-name="ce9" office:value-type="float" office:value="53109">
            <text:p>53,109</text:p>
          </table:table-cell>
          <table:table-cell table:style-name="ce9" office:value-type="float" office:value="43778">
            <text:p>43,778</text:p>
          </table:table-cell>
          <table:table-cell table:style-name="ce9"/>
          <table:table-cell table:style-name="ce9" office:value-type="float" office:value="37728">
            <text:p>37,728</text:p>
          </table:table-cell>
          <table:table-cell table:style-name="ce9" office:value-type="float" office:value="31013">
            <text:p>31,013</text:p>
          </table:table-cell>
          <table:table-cell table:style-name="ce9"/>
          <table:table-cell table:style-name="ce9" office:value-type="float" office:value="7009">
            <text:p>7,009</text:p>
          </table:table-cell>
          <table:table-cell table:style-name="ce9" office:value-type="float" office:value="8503">
            <text:p>8,503</text:p>
          </table:table-cell>
          <table:table-cell table:style-name="ce9"/>
          <table:table-cell table:style-name="ce9" office:value-type="float" office:value="11736">
            <text:p>11,736</text:p>
          </table:table-cell>
          <table:table-cell table:style-name="ce9" office:value-type="float" office:value="16350">
            <text:p>16,35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79">
            <text:p>9,379</text:p>
          </table:table-cell>
          <table:table-cell table:style-name="ce9" office:value-type="float" office:value="16481">
            <text:p>16,481</text:p>
          </table:table-cell>
          <table:table-cell table:style-name="ce9"/>
          <table:table-cell table:style-name="ce9" office:value-type="float" office:value="10223">
            <text:p>10,223</text:p>
          </table:table-cell>
          <table:table-cell table:style-name="ce9" office:value-type="float" office:value="11161">
            <text:p>11,161</text:p>
          </table:table-cell>
          <table:table-cell table:number-columns-repeated="1001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9" table:formula="of:=CONCATENATE(IF(MAX([.$D9];[.$G9];[.$J9];[.$M9];[.$P9];[.$S9];[.$V9])=[.D9];&quot;CDU&quot;;&quot;&quot;);IF(MAX([.$D9];[.$G9];[.$J9];[.$M9];[.$P9];[.$S9];[.$V9])=[.G9];&quot;SPD&quot;;&quot;&quot;);IF(MAX([.$D9];[.$G9];[.$J9];[.$M9];[.$P9];[.$S9];[.$V9])=[.J9];&quot;DIE LINKE&quot;;&quot;&quot;);IF(MAX([.$D9];[.$G9];[.$J9];[.$M9];[.$P9];[.$S9];[.$V9])=[.M9];&quot;GRÜNE&quot;;&quot;&quot;);IF(MAX([.$D9];[.$G9];[.$J9];[.$M9];[.$P9];[.$S9];[.$V9])=[.P9];&quot;CSU&quot;;&quot;&quot;);IF(MAX([.$D9];[.$G9];[.$J9];[.$M9];[.$P9];[.$S9];[.$V9])=[.S9];&quot;FDP&quot;;&quot;&quot;);IF(MAX([.$D9];[.$G9];[.$J9];[.$M9];[.$P9];[.$S9];[.$V9])=[.V9];&quot;AfD&quot;;&quot;&quot;))" office:value-type="string" office:string-value="CDU">
            <text:p>CDU</text:p>
          </table:table-cell>
          <table:table-cell table:formula="of:=SUM([.E9]+[.H9]+[.K9]+[.N9]+[.Q9]+[.T9]+[.W9])" office:value-type="float" office:value="181751">
            <text:p>181,751</text:p>
          </table:table-cell>
          <table:table-cell table:style-name="ce9" office:value-type="float" office:value="73816">
            <text:p>73,816</text:p>
          </table:table-cell>
          <table:table-cell table:style-name="ce9" office:value-type="float" office:value="63863">
            <text:p>63,863</text:p>
          </table:table-cell>
          <table:table-cell table:style-name="ce9"/>
          <table:table-cell table:style-name="ce9" office:value-type="float" office:value="56460">
            <text:p>56,460</text:p>
          </table:table-cell>
          <table:table-cell table:style-name="ce9" office:value-type="float" office:value="42729">
            <text:p>42,729</text:p>
          </table:table-cell>
          <table:table-cell table:style-name="ce9"/>
          <table:table-cell table:style-name="ce9" office:value-type="float" office:value="11270">
            <text:p>11,270</text:p>
          </table:table-cell>
          <table:table-cell table:style-name="ce9" office:value-type="float" office:value="13111">
            <text:p>13,111</text:p>
          </table:table-cell>
          <table:table-cell table:style-name="ce9"/>
          <table:table-cell table:style-name="ce9" office:value-type="float" office:value="15379">
            <text:p>15,379</text:p>
          </table:table-cell>
          <table:table-cell table:style-name="ce9" office:value-type="float" office:value="21336">
            <text:p>21,3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441">
            <text:p>14,441</text:p>
          </table:table-cell>
          <table:table-cell table:style-name="ce9" office:value-type="float" office:value="24735">
            <text:p>24,735</text:p>
          </table:table-cell>
          <table:table-cell table:style-name="ce9"/>
          <table:table-cell table:style-name="ce9" office:value-type="float" office:value="14729">
            <text:p>14,729</text:p>
          </table:table-cell>
          <table:table-cell table:style-name="ce9" office:value-type="float" office:value="15977">
            <text:p>15,977</text:p>
          </table:table-cell>
          <table:table-cell table:number-columns-repeated="1001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9" table:formula="of:=CONCATENATE(IF(MAX([.$D10];[.$G10];[.$J10];[.$M10];[.$P10];[.$S10];[.$V10])=[.D10];&quot;CDU&quot;;&quot;&quot;);IF(MAX([.$D10];[.$G10];[.$J10];[.$M10];[.$P10];[.$S10];[.$V10])=[.G10];&quot;SPD&quot;;&quot;&quot;);IF(MAX([.$D10];[.$G10];[.$J10];[.$M10];[.$P10];[.$S10];[.$V10])=[.J10];&quot;DIE LINKE&quot;;&quot;&quot;);IF(MAX([.$D10];[.$G10];[.$J10];[.$M10];[.$P10];[.$S10];[.$V10])=[.M10];&quot;GRÜNE&quot;;&quot;&quot;);IF(MAX([.$D10];[.$G10];[.$J10];[.$M10];[.$P10];[.$S10];[.$V10])=[.P10];&quot;CSU&quot;;&quot;&quot;);IF(MAX([.$D10];[.$G10];[.$J10];[.$M10];[.$P10];[.$S10];[.$V10])=[.S10];&quot;FDP&quot;;&quot;&quot;);IF(MAX([.$D10];[.$G10];[.$J10];[.$M10];[.$P10];[.$S10];[.$V10])=[.V10];&quot;AfD&quot;;&quot;&quot;))" office:value-type="string" office:string-value="CDU">
            <text:p>CDU</text:p>
          </table:table-cell>
          <table:table-cell table:formula="of:=SUM([.E10]+[.H10]+[.K10]+[.N10]+[.Q10]+[.T10]+[.W10])" office:value-type="float" office:value="186850">
            <text:p>186,850</text:p>
          </table:table-cell>
          <table:table-cell table:style-name="ce9" office:value-type="float" office:value="78824">
            <text:p>78,824</text:p>
          </table:table-cell>
          <table:table-cell table:style-name="ce9" office:value-type="float" office:value="66367">
            <text:p>66,367</text:p>
          </table:table-cell>
          <table:table-cell table:style-name="ce9"/>
          <table:table-cell table:style-name="ce9" office:value-type="float" office:value="52434">
            <text:p>52,434</text:p>
          </table:table-cell>
          <table:table-cell table:style-name="ce9" office:value-type="float" office:value="43027">
            <text:p>43,027</text:p>
          </table:table-cell>
          <table:table-cell table:style-name="ce9"/>
          <table:table-cell table:style-name="ce9" office:value-type="float" office:value="10838">
            <text:p>10,838</text:p>
          </table:table-cell>
          <table:table-cell table:style-name="ce9" office:value-type="float" office:value="13237">
            <text:p>13,237</text:p>
          </table:table-cell>
          <table:table-cell table:style-name="ce9"/>
          <table:table-cell table:style-name="ce9" office:value-type="float" office:value="16004">
            <text:p>16,004</text:p>
          </table:table-cell>
          <table:table-cell table:style-name="ce9" office:value-type="float" office:value="21010">
            <text:p>21,01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617">
            <text:p>15,617</text:p>
          </table:table-cell>
          <table:table-cell table:style-name="ce9" office:value-type="float" office:value="26043">
            <text:p>26,043</text:p>
          </table:table-cell>
          <table:table-cell table:style-name="ce9"/>
          <table:table-cell table:style-name="ce9" office:value-type="float" office:value="15682">
            <text:p>15,682</text:p>
          </table:table-cell>
          <table:table-cell table:style-name="ce9" office:value-type="float" office:value="17166">
            <text:p>17,166</text:p>
          </table:table-cell>
          <table:table-cell table:number-columns-repeated="1001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9" table:formula="of:=CONCATENATE(IF(MAX([.$D11];[.$G11];[.$J11];[.$M11];[.$P11];[.$S11];[.$V11])=[.D11];&quot;CDU&quot;;&quot;&quot;);IF(MAX([.$D11];[.$G11];[.$J11];[.$M11];[.$P11];[.$S11];[.$V11])=[.G11];&quot;SPD&quot;;&quot;&quot;);IF(MAX([.$D11];[.$G11];[.$J11];[.$M11];[.$P11];[.$S11];[.$V11])=[.J11];&quot;DIE LINKE&quot;;&quot;&quot;);IF(MAX([.$D11];[.$G11];[.$J11];[.$M11];[.$P11];[.$S11];[.$V11])=[.M11];&quot;GRÜNE&quot;;&quot;&quot;);IF(MAX([.$D11];[.$G11];[.$J11];[.$M11];[.$P11];[.$S11];[.$V11])=[.P11];&quot;CSU&quot;;&quot;&quot;);IF(MAX([.$D11];[.$G11];[.$J11];[.$M11];[.$P11];[.$S11];[.$V11])=[.S11];&quot;FDP&quot;;&quot;&quot;);IF(MAX([.$D11];[.$G11];[.$J11];[.$M11];[.$P11];[.$S11];[.$V11])=[.V11];&quot;AfD&quot;;&quot;&quot;))" office:value-type="string" office:string-value="CDU">
            <text:p>CDU</text:p>
          </table:table-cell>
          <table:table-cell table:formula="of:=SUM([.E11]+[.H11]+[.K11]+[.N11]+[.Q11]+[.T11]+[.W11])" office:value-type="float" office:value="134387">
            <text:p>134,387</text:p>
          </table:table-cell>
          <table:table-cell table:style-name="ce9" office:value-type="float" office:value="56996">
            <text:p>56,996</text:p>
          </table:table-cell>
          <table:table-cell table:style-name="ce9" office:value-type="float" office:value="48898">
            <text:p>48,898</text:p>
          </table:table-cell>
          <table:table-cell table:style-name="ce9"/>
          <table:table-cell table:style-name="ce9" office:value-type="float" office:value="42232">
            <text:p>42,232</text:p>
          </table:table-cell>
          <table:table-cell table:style-name="ce9" office:value-type="float" office:value="33764">
            <text:p>33,764</text:p>
          </table:table-cell>
          <table:table-cell table:style-name="ce9"/>
          <table:table-cell table:style-name="ce9" office:value-type="float" office:value="6062">
            <text:p>6,062</text:p>
          </table:table-cell>
          <table:table-cell table:style-name="ce9" office:value-type="float" office:value="8303">
            <text:p>8,303</text:p>
          </table:table-cell>
          <table:table-cell table:style-name="ce9"/>
          <table:table-cell table:style-name="ce9" office:value-type="float" office:value="9539">
            <text:p>9,539</text:p>
          </table:table-cell>
          <table:table-cell table:style-name="ce9" office:value-type="float" office:value="13493">
            <text:p>13,49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47">
            <text:p>10,047</text:p>
          </table:table-cell>
          <table:table-cell table:style-name="ce9" office:value-type="float" office:value="18147">
            <text:p>18,147</text:p>
          </table:table-cell>
          <table:table-cell table:style-name="ce9"/>
          <table:table-cell table:style-name="ce9" office:value-type="float" office:value="10790">
            <text:p>10,790</text:p>
          </table:table-cell>
          <table:table-cell table:style-name="ce9" office:value-type="float" office:value="11782">
            <text:p>11,782</text:p>
          </table:table-cell>
          <table:table-cell table:number-columns-repeated="100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9" table:formula="of:=CONCATENATE(IF(MAX([.$D12];[.$G12];[.$J12];[.$M12];[.$P12];[.$S12];[.$V12])=[.D12];&quot;CDU&quot;;&quot;&quot;);IF(MAX([.$D12];[.$G12];[.$J12];[.$M12];[.$P12];[.$S12];[.$V12])=[.G12];&quot;SPD&quot;;&quot;&quot;);IF(MAX([.$D12];[.$G12];[.$J12];[.$M12];[.$P12];[.$S12];[.$V12])=[.J12];&quot;DIE LINKE&quot;;&quot;&quot;);IF(MAX([.$D12];[.$G12];[.$J12];[.$M12];[.$P12];[.$S12];[.$V12])=[.M12];&quot;GRÜNE&quot;;&quot;&quot;);IF(MAX([.$D12];[.$G12];[.$J12];[.$M12];[.$P12];[.$S12];[.$V12])=[.P12];&quot;CSU&quot;;&quot;&quot;);IF(MAX([.$D12];[.$G12];[.$J12];[.$M12];[.$P12];[.$S12];[.$V12])=[.S12];&quot;FDP&quot;;&quot;&quot;);IF(MAX([.$D12];[.$G12];[.$J12];[.$M12];[.$P12];[.$S12];[.$V12])=[.V12];&quot;AfD&quot;;&quot;&quot;))" office:value-type="string" office:string-value="CDU">
            <text:p>CDU</text:p>
          </table:table-cell>
          <table:table-cell table:formula="of:=SUM([.E12]+[.H12]+[.K12]+[.N12]+[.Q12]+[.T12]+[.W12])" office:value-type="float" office:value="187107">
            <text:p>187,107</text:p>
          </table:table-cell>
          <table:table-cell table:style-name="ce9" office:value-type="float" office:value="75737">
            <text:p>75,737</text:p>
          </table:table-cell>
          <table:table-cell table:style-name="ce9" office:value-type="float" office:value="66031">
            <text:p>66,031</text:p>
          </table:table-cell>
          <table:table-cell table:style-name="ce9"/>
          <table:table-cell table:style-name="ce9" office:value-type="float" office:value="52171">
            <text:p>52,171</text:p>
          </table:table-cell>
          <table:table-cell table:style-name="ce9" office:value-type="float" office:value="42815">
            <text:p>42,815</text:p>
          </table:table-cell>
          <table:table-cell table:style-name="ce9"/>
          <table:table-cell table:style-name="ce9" office:value-type="float" office:value="9785">
            <text:p>9,785</text:p>
          </table:table-cell>
          <table:table-cell table:style-name="ce9" office:value-type="float" office:value="12480">
            <text:p>12,480</text:p>
          </table:table-cell>
          <table:table-cell table:style-name="ce9"/>
          <table:table-cell table:style-name="ce9" office:value-type="float" office:value="18688">
            <text:p>18,688</text:p>
          </table:table-cell>
          <table:table-cell table:style-name="ce9" office:value-type="float" office:value="20826">
            <text:p>20,82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775">
            <text:p>15,775</text:p>
          </table:table-cell>
          <table:table-cell table:style-name="ce9" office:value-type="float" office:value="26163">
            <text:p>26,163</text:p>
          </table:table-cell>
          <table:table-cell table:style-name="ce9"/>
          <table:table-cell table:style-name="ce9" office:value-type="float" office:value="17435">
            <text:p>17,435</text:p>
          </table:table-cell>
          <table:table-cell table:style-name="ce9" office:value-type="float" office:value="18792">
            <text:p>18,792</text:p>
          </table:table-cell>
          <table:table-cell table:number-columns-repeated="1001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9" table:formula="of:=CONCATENATE(IF(MAX([.$D13];[.$G13];[.$J13];[.$M13];[.$P13];[.$S13];[.$V13])=[.D13];&quot;CDU&quot;;&quot;&quot;);IF(MAX([.$D13];[.$G13];[.$J13];[.$M13];[.$P13];[.$S13];[.$V13])=[.G13];&quot;SPD&quot;;&quot;&quot;);IF(MAX([.$D13];[.$G13];[.$J13];[.$M13];[.$P13];[.$S13];[.$V13])=[.J13];&quot;DIE LINKE&quot;;&quot;&quot;);IF(MAX([.$D13];[.$G13];[.$J13];[.$M13];[.$P13];[.$S13];[.$V13])=[.M13];&quot;GRÜNE&quot;;&quot;&quot;);IF(MAX([.$D13];[.$G13];[.$J13];[.$M13];[.$P13];[.$S13];[.$V13])=[.P13];&quot;CSU&quot;;&quot;&quot;);IF(MAX([.$D13];[.$G13];[.$J13];[.$M13];[.$P13];[.$S13];[.$V13])=[.S13];&quot;FDP&quot;;&quot;&quot;);IF(MAX([.$D13];[.$G13];[.$J13];[.$M13];[.$P13];[.$S13];[.$V13])=[.V13];&quot;AfD&quot;;&quot;&quot;))" office:value-type="string" office:string-value="CDU">
            <text:p>CDU</text:p>
          </table:table-cell>
          <table:table-cell table:formula="of:=SUM([.E13]+[.H13]+[.K13]+[.N13]+[.Q13]+[.T13]+[.W13])" office:value-type="float" office:value="125599">
            <text:p>125,599</text:p>
          </table:table-cell>
          <table:table-cell table:style-name="ce9" office:value-type="float" office:value="45432">
            <text:p>45,432</text:p>
          </table:table-cell>
          <table:table-cell table:style-name="ce9" office:value-type="float" office:value="38263">
            <text:p>38,263</text:p>
          </table:table-cell>
          <table:table-cell table:style-name="ce9"/>
          <table:table-cell table:style-name="ce9" office:value-type="float" office:value="43578">
            <text:p>43,578</text:p>
          </table:table-cell>
          <table:table-cell table:style-name="ce9" office:value-type="float" office:value="32919">
            <text:p>32,919</text:p>
          </table:table-cell>
          <table:table-cell table:style-name="ce9"/>
          <table:table-cell table:style-name="ce9"/>
          <table:table-cell table:style-name="ce9" office:value-type="float" office:value="12213">
            <text:p>12,213</text:p>
          </table:table-cell>
          <table:table-cell table:style-name="ce9"/>
          <table:table-cell table:style-name="ce9" office:value-type="float" office:value="16785">
            <text:p>16,785</text:p>
          </table:table-cell>
          <table:table-cell table:style-name="ce9" office:value-type="float" office:value="16568">
            <text:p>16,5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312">
            <text:p>8,312</text:p>
          </table:table-cell>
          <table:table-cell table:style-name="ce9" office:value-type="float" office:value="14097">
            <text:p>14,097</text:p>
          </table:table-cell>
          <table:table-cell table:style-name="ce9"/>
          <table:table-cell table:style-name="ce9" office:value-type="float" office:value="11137">
            <text:p>11,137</text:p>
          </table:table-cell>
          <table:table-cell table:style-name="ce9" office:value-type="float" office:value="11539">
            <text:p>11,539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chleswig-Holstein</text:p>
          </table:table-cell>
          <table:table-cell table:style-name="ce4"/>
          <table:table-cell table:style-name="ce10" table:formula="of:=SUM([.C3:.C13])" office:value-type="float" office:value="1669995">
            <text:p>1,669,995</text:p>
          </table:table-cell>
          <table:table-cell table:style-name="ce10" table:formula="of:=SUM([.D3:.D13])" office:value-type="float" office:value="682287">
            <text:p>682,287</text:p>
          </table:table-cell>
          <table:table-cell table:style-name="ce10" table:formula="of:=SUM([.E3:.E13])" office:value-type="float" office:value="583135">
            <text:p>583,135</text:p>
          </table:table-cell>
          <table:table-cell table:style-name="ce13" table:formula="of:=SUM([.E14]/[.$C14])" office:value-type="percentage" office:value="0.349183680190659">
            <text:p>34.92%</text:p>
          </table:table-cell>
          <table:table-cell table:style-name="ce10" table:formula="of:=SUM([.G3:.G13])" office:value-type="float" office:value="493279">
            <text:p>493,279</text:p>
          </table:table-cell>
          <table:table-cell table:style-name="ce10" table:formula="of:=SUM([.H3:.H13])" office:value-type="float" office:value="399505">
            <text:p>399,505</text:p>
          </table:table-cell>
          <table:table-cell table:style-name="ce13" table:formula="of:=SUM([.H14]/[.$C14])" office:value-type="percentage" office:value="0.239225267141518">
            <text:p>23.92%</text:p>
          </table:table-cell>
          <table:table-cell table:style-name="ce10" table:formula="of:=SUM([.J3:.J13])" office:value-type="float" office:value="90574">
            <text:p>90,574</text:p>
          </table:table-cell>
          <table:table-cell table:style-name="ce10" table:formula="of:=SUM([.K3:.K13])" office:value-type="float" office:value="124678">
            <text:p>124,678</text:p>
          </table:table-cell>
          <table:table-cell table:style-name="ce13" table:formula="of:=SUM([.K14]/[.$C14])" office:value-type="percentage" office:value="0.0746577085560136">
            <text:p>7.47%</text:p>
          </table:table-cell>
          <table:table-cell table:style-name="ce10" table:formula="of:=SUM([.M3:.M13])" office:value-type="float" office:value="163580">
            <text:p>163,580</text:p>
          </table:table-cell>
          <table:table-cell table:style-name="ce10" table:formula="of:=SUM([.N3:.N13])" office:value-type="float" office:value="205471">
            <text:p>205,471</text:p>
          </table:table-cell>
          <table:table-cell table:style-name="ce13" table:formula="of:=SUM([.N14]/[.$C14])" office:value-type="percentage" office:value="0.123036895320046">
            <text:p>12.30%</text:p>
          </table:table-cell>
          <table:table-cell table:style-name="ce10" table:formula="of:=SUM([.P3:.P13])" office:value-type="float" office:value="0">
            <text:p>0</text:p>
          </table:table-cell>
          <table:table-cell table:style-name="ce10" table:formula="of:=SUM([.Q3:.Q13])" office:value-type="float" office:value="0">
            <text:p>0</text:p>
          </table:table-cell>
          <table:table-cell table:style-name="ce13" table:formula="of:=SUM([.Q14]/[.$C14])" office:value-type="percentage" office:value="0">
            <text:p>0.00%</text:p>
          </table:table-cell>
          <table:table-cell table:style-name="ce10" table:formula="of:=SUM([.S3:.S13])" office:value-type="float" office:value="131703">
            <text:p>131,703</text:p>
          </table:table-cell>
          <table:table-cell table:style-name="ce10" table:formula="of:=SUM([.T3:.T13])" office:value-type="float" office:value="216844">
            <text:p>216,844</text:p>
          </table:table-cell>
          <table:table-cell table:style-name="ce13" table:formula="of:=SUM([.T14]/[.$C14])" office:value-type="percentage" office:value="0.129847095350585">
            <text:p>12.98%</text:p>
          </table:table-cell>
          <table:table-cell table:style-name="ce10" table:formula="of:=SUM([.V3:.V13])" office:value-type="float" office:value="128641">
            <text:p>128,641</text:p>
          </table:table-cell>
          <table:table-cell table:style-name="ce10" table:formula="of:=SUM([.W3:.W13])" office:value-type="float" office:value="140362">
            <text:p>140,362</text:p>
          </table:table-cell>
          <table:table-cell table:style-name="ce13" table:formula="of:=SUM([.W14]/[.$C14])" office:value-type="percentage" office:value="0.084049353441178">
            <text:p>8.40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9" table:formula="of:=CONCATENATE(IF(MAX([.$D16];[.$G16];[.$J16];[.$M16];[.$P16];[.$S16];[.$V16])=[.D16];&quot;CDU&quot;;&quot;&quot;);IF(MAX([.$D16];[.$G16];[.$J16];[.$M16];[.$P16];[.$S16];[.$V16])=[.G16];&quot;SPD&quot;;&quot;&quot;);IF(MAX([.$D16];[.$G16];[.$J16];[.$M16];[.$P16];[.$S16];[.$V16])=[.J16];&quot;DIE LINKE&quot;;&quot;&quot;);IF(MAX([.$D16];[.$G16];[.$J16];[.$M16];[.$P16];[.$S16];[.$V16])=[.M16];&quot;GRÜNE&quot;;&quot;&quot;);IF(MAX([.$D16];[.$G16];[.$J16];[.$M16];[.$P16];[.$S16];[.$V16])=[.P16];&quot;CSU&quot;;&quot;&quot;);IF(MAX([.$D16];[.$G16];[.$J16];[.$M16];[.$P16];[.$S16];[.$V16])=[.S16];&quot;FDP&quot;;&quot;&quot;);IF(MAX([.$D16];[.$G16];[.$J16];[.$M16];[.$P16];[.$S16];[.$V16])=[.V16];&quot;AfD&quot;;&quot;&quot;))" office:value-type="string" office:string-value="CDU">
            <text:p>CDU</text:p>
          </table:table-cell>
          <table:table-cell table:formula="of:=SUM([.E16]+[.H16]+[.K16]+[.N16]+[.Q16]+[.T16]+[.W16])" office:value-type="float" office:value="148136">
            <text:p>148,136</text:p>
          </table:table-cell>
          <table:table-cell table:style-name="ce9" office:value-type="float" office:value="49733">
            <text:p>49,733</text:p>
          </table:table-cell>
          <table:table-cell table:style-name="ce9" office:value-type="float" office:value="51083">
            <text:p>51,083</text:p>
          </table:table-cell>
          <table:table-cell table:style-name="ce9"/>
          <table:table-cell table:style-name="ce9" office:value-type="float" office:value="34267">
            <text:p>34,267</text:p>
          </table:table-cell>
          <table:table-cell table:style-name="ce9" office:value-type="float" office:value="28947">
            <text:p>28,947</text:p>
          </table:table-cell>
          <table:table-cell table:style-name="ce9"/>
          <table:table-cell table:style-name="ce9" office:value-type="float" office:value="26655">
            <text:p>26,655</text:p>
          </table:table-cell>
          <table:table-cell table:style-name="ce9" office:value-type="float" office:value="25929">
            <text:p>25,929</text:p>
          </table:table-cell>
          <table:table-cell table:style-name="ce9"/>
          <table:table-cell table:style-name="ce9" office:value-type="float" office:value="5837">
            <text:p>5,837</text:p>
          </table:table-cell>
          <table:table-cell table:style-name="ce9" office:value-type="float" office:value="6606">
            <text:p>6,60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470">
            <text:p>7,470</text:p>
          </table:table-cell>
          <table:table-cell table:style-name="ce9" office:value-type="float" office:value="9879">
            <text:p>9,879</text:p>
          </table:table-cell>
          <table:table-cell table:style-name="ce9"/>
          <table:table-cell table:style-name="ce9" office:value-type="float" office:value="24764">
            <text:p>24,764</text:p>
          </table:table-cell>
          <table:table-cell table:style-name="ce9" office:value-type="float" office:value="25692">
            <text:p>25,69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9" table:formula="of:=CONCATENATE(IF(MAX([.$D17];[.$G17];[.$J17];[.$M17];[.$P17];[.$S17];[.$V17])=[.D17];&quot;CDU&quot;;&quot;&quot;);IF(MAX([.$D17];[.$G17];[.$J17];[.$M17];[.$P17];[.$S17];[.$V17])=[.G17];&quot;SPD&quot;;&quot;&quot;);IF(MAX([.$D17];[.$G17];[.$J17];[.$M17];[.$P17];[.$S17];[.$V17])=[.J17];&quot;DIE LINKE&quot;;&quot;&quot;);IF(MAX([.$D17];[.$G17];[.$J17];[.$M17];[.$P17];[.$S17];[.$V17])=[.M17];&quot;GRÜNE&quot;;&quot;&quot;);IF(MAX([.$D17];[.$G17];[.$J17];[.$M17];[.$P17];[.$S17];[.$V17])=[.P17];&quot;CSU&quot;;&quot;&quot;);IF(MAX([.$D17];[.$G17];[.$J17];[.$M17];[.$P17];[.$S17];[.$V17])=[.S17];&quot;FDP&quot;;&quot;&quot;);IF(MAX([.$D17];[.$G17];[.$J17];[.$M17];[.$P17];[.$S17];[.$V17])=[.V17];&quot;AfD&quot;;&quot;&quot;))" office:value-type="string" office:string-value="CDU">
            <text:p>CDU</text:p>
          </table:table-cell>
          <table:table-cell table:formula="of:=SUM([.E17]+[.H17]+[.K17]+[.N17]+[.Q17]+[.T17]+[.W17])" office:value-type="float" office:value="138496">
            <text:p>138,496</text:p>
          </table:table-cell>
          <table:table-cell table:style-name="ce9" office:value-type="float" office:value="43453">
            <text:p>43,453</text:p>
          </table:table-cell>
          <table:table-cell table:style-name="ce9" office:value-type="float" office:value="48841">
            <text:p>48,841</text:p>
          </table:table-cell>
          <table:table-cell table:style-name="ce9"/>
          <table:table-cell table:style-name="ce9" office:value-type="float" office:value="34705">
            <text:p>34,705</text:p>
          </table:table-cell>
          <table:table-cell table:style-name="ce9" office:value-type="float" office:value="25029">
            <text:p>25,029</text:p>
          </table:table-cell>
          <table:table-cell table:style-name="ce9"/>
          <table:table-cell table:style-name="ce9" office:value-type="float" office:value="23433">
            <text:p>23,433</text:p>
          </table:table-cell>
          <table:table-cell table:style-name="ce9" office:value-type="float" office:value="24409">
            <text:p>24,409</text:p>
          </table:table-cell>
          <table:table-cell table:style-name="ce9"/>
          <table:table-cell table:style-name="ce9" office:value-type="float" office:value="5858">
            <text:p>5,858</text:p>
          </table:table-cell>
          <table:table-cell table:style-name="ce9" office:value-type="float" office:value="5521">
            <text:p>5,5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290">
            <text:p>8,290</text:p>
          </table:table-cell>
          <table:table-cell table:style-name="ce9" office:value-type="float" office:value="9008">
            <text:p>9,008</text:p>
          </table:table-cell>
          <table:table-cell table:style-name="ce9"/>
          <table:table-cell table:style-name="ce9" office:value-type="float" office:value="25262">
            <text:p>25,262</text:p>
          </table:table-cell>
          <table:table-cell table:style-name="ce9" office:value-type="float" office:value="25688">
            <text:p>25,68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9" table:formula="of:=CONCATENATE(IF(MAX([.$D18];[.$G18];[.$J18];[.$M18];[.$P18];[.$S18];[.$V18])=[.D18];&quot;CDU&quot;;&quot;&quot;);IF(MAX([.$D18];[.$G18];[.$J18];[.$M18];[.$P18];[.$S18];[.$V18])=[.G18];&quot;SPD&quot;;&quot;&quot;);IF(MAX([.$D18];[.$G18];[.$J18];[.$M18];[.$P18];[.$S18];[.$V18])=[.J18];&quot;DIE LINKE&quot;;&quot;&quot;);IF(MAX([.$D18];[.$G18];[.$J18];[.$M18];[.$P18];[.$S18];[.$V18])=[.M18];&quot;GRÜNE&quot;;&quot;&quot;);IF(MAX([.$D18];[.$G18];[.$J18];[.$M18];[.$P18];[.$S18];[.$V18])=[.P18];&quot;CSU&quot;;&quot;&quot;);IF(MAX([.$D18];[.$G18];[.$J18];[.$M18];[.$P18];[.$S18];[.$V18])=[.S18];&quot;FDP&quot;;&quot;&quot;);IF(MAX([.$D18];[.$G18];[.$J18];[.$M18];[.$P18];[.$S18];[.$V18])=[.V18];&quot;AfD&quot;;&quot;&quot;))" office:value-type="string" office:string-value="CDU">
            <text:p>CDU</text:p>
          </table:table-cell>
          <table:table-cell table:formula="of:=SUM([.E18]+[.H18]+[.K18]+[.N18]+[.Q18]+[.T18]+[.W18])" office:value-type="float" office:value="154719">
            <text:p>154,719</text:p>
          </table:table-cell>
          <table:table-cell table:style-name="ce9" office:value-type="float" office:value="47923">
            <text:p>47,923</text:p>
          </table:table-cell>
          <table:table-cell table:style-name="ce9" office:value-type="float" office:value="49433">
            <text:p>49,433</text:p>
          </table:table-cell>
          <table:table-cell table:style-name="ce9"/>
          <table:table-cell table:style-name="ce9" office:value-type="float" office:value="29056">
            <text:p>29,056</text:p>
          </table:table-cell>
          <table:table-cell table:style-name="ce9" office:value-type="float" office:value="25650">
            <text:p>25,650</text:p>
          </table:table-cell>
          <table:table-cell table:style-name="ce9"/>
          <table:table-cell table:style-name="ce9" office:value-type="float" office:value="40202">
            <text:p>40,202</text:p>
          </table:table-cell>
          <table:table-cell table:style-name="ce9" office:value-type="float" office:value="33575">
            <text:p>33,575</text:p>
          </table:table-cell>
          <table:table-cell table:style-name="ce9"/>
          <table:table-cell table:style-name="ce9" office:value-type="float" office:value="8333">
            <text:p>8,333</text:p>
          </table:table-cell>
          <table:table-cell table:style-name="ce9" office:value-type="float" office:value="10229">
            <text:p>10,22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368">
            <text:p>7,368</text:p>
          </table:table-cell>
          <table:table-cell table:style-name="ce9" office:value-type="float" office:value="10661">
            <text:p>10,661</text:p>
          </table:table-cell>
          <table:table-cell table:style-name="ce9"/>
          <table:table-cell table:style-name="ce9" office:value-type="float" office:value="23785">
            <text:p>23,785</text:p>
          </table:table-cell>
          <table:table-cell table:style-name="ce9" office:value-type="float" office:value="25171">
            <text:p>25,17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19" table:formula="of:=CONCATENATE(IF(MAX([.$D19];[.$G19];[.$J19];[.$M19];[.$P19];[.$S19];[.$V19])=[.D19];&quot;CDU&quot;;&quot;&quot;);IF(MAX([.$D19];[.$G19];[.$J19];[.$M19];[.$P19];[.$S19];[.$V19])=[.G19];&quot;SPD&quot;;&quot;&quot;);IF(MAX([.$D19];[.$G19];[.$J19];[.$M19];[.$P19];[.$S19];[.$V19])=[.J19];&quot;DIE LINKE&quot;;&quot;&quot;);IF(MAX([.$D19];[.$G19];[.$J19];[.$M19];[.$P19];[.$S19];[.$V19])=[.M19];&quot;GRÜNE&quot;;&quot;&quot;);IF(MAX([.$D19];[.$G19];[.$J19];[.$M19];[.$P19];[.$S19];[.$V19])=[.P19];&quot;CSU&quot;;&quot;&quot;);IF(MAX([.$D19];[.$G19];[.$J19];[.$M19];[.$P19];[.$S19];[.$V19])=[.S19];&quot;FDP&quot;;&quot;&quot;);IF(MAX([.$D19];[.$G19];[.$J19];[.$M19];[.$P19];[.$S19];[.$V19])=[.V19];&quot;AfD&quot;;&quot;&quot;))" office:value-type="string" office:string-value="CDU">
            <text:p>CDU</text:p>
          </table:table-cell>
          <table:table-cell table:formula="of:=SUM([.E19]+[.H19]+[.K19]+[.N19]+[.Q19]+[.T19]+[.W19])" office:value-type="float" office:value="158491">
            <text:p>158,491</text:p>
          </table:table-cell>
          <table:table-cell table:style-name="ce9" office:value-type="float" office:value="73746">
            <text:p>73,746</text:p>
          </table:table-cell>
          <table:table-cell table:style-name="ce9" office:value-type="float" office:value="55110">
            <text:p>55,110</text:p>
          </table:table-cell>
          <table:table-cell table:style-name="ce9"/>
          <table:table-cell table:style-name="ce9" office:value-type="float" office:value="19515">
            <text:p>19,515</text:p>
          </table:table-cell>
          <table:table-cell table:style-name="ce9" office:value-type="float" office:value="20405">
            <text:p>20,405</text:p>
          </table:table-cell>
          <table:table-cell table:style-name="ce9"/>
          <table:table-cell table:style-name="ce9" office:value-type="float" office:value="26650">
            <text:p>26,650</text:p>
          </table:table-cell>
          <table:table-cell table:style-name="ce9" office:value-type="float" office:value="30107">
            <text:p>30,107</text:p>
          </table:table-cell>
          <table:table-cell table:style-name="ce9"/>
          <table:table-cell table:style-name="ce9" office:value-type="float" office:value="5081">
            <text:p>5,081</text:p>
          </table:table-cell>
          <table:table-cell table:style-name="ce9" office:value-type="float" office:value="8498">
            <text:p>8,4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229">
            <text:p>5,229</text:p>
          </table:table-cell>
          <table:table-cell table:style-name="ce9" office:value-type="float" office:value="11490">
            <text:p>11,490</text:p>
          </table:table-cell>
          <table:table-cell table:style-name="ce9"/>
          <table:table-cell table:style-name="ce9" office:value-type="float" office:value="32173">
            <text:p>32,173</text:p>
          </table:table-cell>
          <table:table-cell table:style-name="ce9" office:value-type="float" office:value="32881">
            <text:p>32,88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9" table:formula="of:=CONCATENATE(IF(MAX([.$D20];[.$G20];[.$J20];[.$M20];[.$P20];[.$S20];[.$V20])=[.D20];&quot;CDU&quot;;&quot;&quot;);IF(MAX([.$D20];[.$G20];[.$J20];[.$M20];[.$P20];[.$S20];[.$V20])=[.G20];&quot;SPD&quot;;&quot;&quot;);IF(MAX([.$D20];[.$G20];[.$J20];[.$M20];[.$P20];[.$S20];[.$V20])=[.J20];&quot;DIE LINKE&quot;;&quot;&quot;);IF(MAX([.$D20];[.$G20];[.$J20];[.$M20];[.$P20];[.$S20];[.$V20])=[.M20];&quot;GRÜNE&quot;;&quot;&quot;);IF(MAX([.$D20];[.$G20];[.$J20];[.$M20];[.$P20];[.$S20];[.$V20])=[.P20];&quot;CSU&quot;;&quot;&quot;);IF(MAX([.$D20];[.$G20];[.$J20];[.$M20];[.$P20];[.$S20];[.$V20])=[.S20];&quot;FDP&quot;;&quot;&quot;);IF(MAX([.$D20];[.$G20];[.$J20];[.$M20];[.$P20];[.$S20];[.$V20])=[.V20];&quot;AfD&quot;;&quot;&quot;))" office:value-type="string" office:string-value="CDU">
            <text:p>CDU</text:p>
          </table:table-cell>
          <table:table-cell table:formula="of:=SUM([.E20]+[.H20]+[.K20]+[.N20]+[.Q20]+[.T20]+[.W20])" office:value-type="float" office:value="146421">
            <text:p>146,421</text:p>
          </table:table-cell>
          <table:table-cell table:style-name="ce9" office:value-type="float" office:value="48269">
            <text:p>48,269</text:p>
          </table:table-cell>
          <table:table-cell table:style-name="ce9" office:value-type="float" office:value="51789">
            <text:p>51,789</text:p>
          </table:table-cell>
          <table:table-cell table:style-name="ce9"/>
          <table:table-cell table:style-name="ce9" office:value-type="float" office:value="21493">
            <text:p>21,493</text:p>
          </table:table-cell>
          <table:table-cell table:style-name="ce9" office:value-type="float" office:value="19064">
            <text:p>19,064</text:p>
          </table:table-cell>
          <table:table-cell table:style-name="ce9"/>
          <table:table-cell table:style-name="ce9" office:value-type="float" office:value="29462">
            <text:p>29,462</text:p>
          </table:table-cell>
          <table:table-cell table:style-name="ce9" office:value-type="float" office:value="27246">
            <text:p>27,246</text:p>
          </table:table-cell>
          <table:table-cell table:style-name="ce9"/>
          <table:table-cell table:style-name="ce9" office:value-type="float" office:value="3898">
            <text:p>3,898</text:p>
          </table:table-cell>
          <table:table-cell table:style-name="ce9" office:value-type="float" office:value="4068">
            <text:p>4,0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909">
            <text:p>8,909</text:p>
          </table:table-cell>
          <table:table-cell table:style-name="ce9" office:value-type="float" office:value="8659">
            <text:p>8,659</text:p>
          </table:table-cell>
          <table:table-cell table:style-name="ce9"/>
          <table:table-cell table:style-name="ce9" office:value-type="float" office:value="36273">
            <text:p>36,273</text:p>
          </table:table-cell>
          <table:table-cell table:style-name="ce9" office:value-type="float" office:value="35595">
            <text:p>35,59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19" table:formula="of:=CONCATENATE(IF(MAX([.$D21];[.$G21];[.$J21];[.$M21];[.$P21];[.$S21];[.$V21])=[.D21];&quot;CDU&quot;;&quot;&quot;);IF(MAX([.$D21];[.$G21];[.$J21];[.$M21];[.$P21];[.$S21];[.$V21])=[.G21];&quot;SPD&quot;;&quot;&quot;);IF(MAX([.$D21];[.$G21];[.$J21];[.$M21];[.$P21];[.$S21];[.$V21])=[.J21];&quot;DIE LINKE&quot;;&quot;&quot;);IF(MAX([.$D21];[.$G21];[.$J21];[.$M21];[.$P21];[.$S21];[.$V21])=[.M21];&quot;GRÜNE&quot;;&quot;&quot;);IF(MAX([.$D21];[.$G21];[.$J21];[.$M21];[.$P21];[.$S21];[.$V21])=[.P21];&quot;CSU&quot;;&quot;&quot;);IF(MAX([.$D21];[.$G21];[.$J21];[.$M21];[.$P21];[.$S21];[.$V21])=[.S21];&quot;FDP&quot;;&quot;&quot;);IF(MAX([.$D21];[.$G21];[.$J21];[.$M21];[.$P21];[.$S21];[.$V21])=[.V21];&quot;AfD&quot;;&quot;&quot;))" office:value-type="string" office:string-value="CDU">
            <text:p>CDU</text:p>
          </table:table-cell>
          <table:table-cell table:formula="of:=SUM([.E21]+[.H21]+[.K21]+[.N21]+[.Q21]+[.T21]+[.W21])" office:value-type="float" office:value="135875">
            <text:p>135,875</text:p>
          </table:table-cell>
          <table:table-cell table:style-name="ce9" office:value-type="float" office:value="53538">
            <text:p>53,538</text:p>
          </table:table-cell>
          <table:table-cell table:style-name="ce9" office:value-type="float" office:value="51007">
            <text:p>51,007</text:p>
          </table:table-cell>
          <table:table-cell table:style-name="ce9"/>
          <table:table-cell table:style-name="ce9" office:value-type="float" office:value="22401">
            <text:p>22,401</text:p>
          </table:table-cell>
          <table:table-cell table:style-name="ce9" office:value-type="float" office:value="20594">
            <text:p>20,594</text:p>
          </table:table-cell>
          <table:table-cell table:style-name="ce9"/>
          <table:table-cell table:style-name="ce9" office:value-type="float" office:value="24728">
            <text:p>24,728</text:p>
          </table:table-cell>
          <table:table-cell table:style-name="ce9" office:value-type="float" office:value="24102">
            <text:p>24,102</text:p>
          </table:table-cell>
          <table:table-cell table:style-name="ce9"/>
          <table:table-cell table:style-name="ce9" office:value-type="float" office:value="4739">
            <text:p>4,739</text:p>
          </table:table-cell>
          <table:table-cell table:style-name="ce9" office:value-type="float" office:value="4592">
            <text:p>4,59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633">
            <text:p>6,633</text:p>
          </table:table-cell>
          <table:table-cell table:style-name="ce9" office:value-type="float" office:value="8198">
            <text:p>8,198</text:p>
          </table:table-cell>
          <table:table-cell table:style-name="ce9"/>
          <table:table-cell table:style-name="ce9" office:value-type="float" office:value="26199">
            <text:p>26,199</text:p>
          </table:table-cell>
          <table:table-cell table:style-name="ce9" office:value-type="float" office:value="27382">
            <text:p>27,38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Mecklenburg-Vorpommern</text:p>
          </table:table-cell>
          <table:table-cell table:style-name="ce4"/>
          <table:table-cell table:style-name="ce10" table:formula="of:=SUM([.C16:.C21])" office:value-type="float" office:value="882138">
            <text:p>882,138</text:p>
          </table:table-cell>
          <table:table-cell table:style-name="ce10" table:formula="of:=SUM([.D16:.D21])" office:value-type="float" office:value="316662">
            <text:p>316,662</text:p>
          </table:table-cell>
          <table:table-cell table:style-name="ce10" table:formula="of:=SUM([.E16:.E21])" office:value-type="float" office:value="307263">
            <text:p>307,263</text:p>
          </table:table-cell>
          <table:table-cell table:style-name="ce13" table:formula="of:=SUM([.E22]/[.$C22])" office:value-type="percentage" office:value="0.348316249838461">
            <text:p>34.83%</text:p>
          </table:table-cell>
          <table:table-cell table:style-name="ce10" table:formula="of:=SUM([.G16:.G21])" office:value-type="float" office:value="161437">
            <text:p>161,437</text:p>
          </table:table-cell>
          <table:table-cell table:style-name="ce10" table:formula="of:=SUM([.H16:.H21])" office:value-type="float" office:value="139689">
            <text:p>139,689</text:p>
          </table:table-cell>
          <table:table-cell table:style-name="ce13" table:formula="of:=SUM([.H22]/[.$C22])" office:value-type="percentage" office:value="0.158352774735926">
            <text:p>15.84%</text:p>
          </table:table-cell>
          <table:table-cell table:style-name="ce10" table:formula="of:=SUM([.J16:.J21])" office:value-type="float" office:value="171130">
            <text:p>171,130</text:p>
          </table:table-cell>
          <table:table-cell table:style-name="ce10" table:formula="of:=SUM([.K16:.K21])" office:value-type="float" office:value="165368">
            <text:p>165,368</text:p>
          </table:table-cell>
          <table:table-cell table:style-name="ce13" table:formula="of:=SUM([.K22]/[.$C22])" office:value-type="percentage" office:value="0.187462732588325">
            <text:p>18.75%</text:p>
          </table:table-cell>
          <table:table-cell table:style-name="ce10" table:formula="of:=SUM([.M16:.M21])" office:value-type="float" office:value="33746">
            <text:p>33,746</text:p>
          </table:table-cell>
          <table:table-cell table:style-name="ce10" table:formula="of:=SUM([.N16:.N21])" office:value-type="float" office:value="39514">
            <text:p>39,514</text:p>
          </table:table-cell>
          <table:table-cell table:style-name="ce13" table:formula="of:=SUM([.N22]/[.$C22])" office:value-type="percentage" office:value="0.0447934450165394">
            <text:p>4.48%</text:p>
          </table:table-cell>
          <table:table-cell table:style-name="ce10" table:formula="of:=SUM([.P16:.P21])" office:value-type="float" office:value="0">
            <text:p>0</text:p>
          </table:table-cell>
          <table:table-cell table:style-name="ce10" table:formula="of:=SUM([.Q16:.Q21])" office:value-type="float" office:value="0">
            <text:p>0</text:p>
          </table:table-cell>
          <table:table-cell table:style-name="ce13" table:formula="of:=SUM([.Q22]/[.$C22])" office:value-type="percentage" office:value="0">
            <text:p>0.00%</text:p>
          </table:table-cell>
          <table:table-cell table:style-name="ce10" table:formula="of:=SUM([.S16:.S21])" office:value-type="float" office:value="43899">
            <text:p>43,899</text:p>
          </table:table-cell>
          <table:table-cell table:style-name="ce10" table:formula="of:=SUM([.T16:.T21])" office:value-type="float" office:value="57895">
            <text:p>57,895</text:p>
          </table:table-cell>
          <table:table-cell table:style-name="ce13" table:formula="of:=SUM([.T22]/[.$C22])" office:value-type="percentage" office:value="0.0656303208794996">
            <text:p>6.56%</text:p>
          </table:table-cell>
          <table:table-cell table:style-name="ce10" table:formula="of:=SUM([.V16:.V21])" office:value-type="float" office:value="168456">
            <text:p>168,456</text:p>
          </table:table-cell>
          <table:table-cell table:style-name="ce10" table:formula="of:=SUM([.W16:.W21])" office:value-type="float" office:value="172409">
            <text:p>172,409</text:p>
          </table:table-cell>
          <table:table-cell table:style-name="ce13" table:formula="of:=SUM([.W22]/[.$C22])" office:value-type="percentage" office:value="0.19544447694125">
            <text:p>19.54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9" table:formula="of:=CONCATENATE(IF(MAX([.$D24];[.$G24];[.$J24];[.$M24];[.$P24];[.$S24];[.$V24])=[.D24];&quot;CDU&quot;;&quot;&quot;);IF(MAX([.$D24];[.$G24];[.$J24];[.$M24];[.$P24];[.$S24];[.$V24])=[.G24];&quot;SPD&quot;;&quot;&quot;);IF(MAX([.$D24];[.$G24];[.$J24];[.$M24];[.$P24];[.$S24];[.$V24])=[.J24];&quot;DIE LINKE&quot;;&quot;&quot;);IF(MAX([.$D24];[.$G24];[.$J24];[.$M24];[.$P24];[.$S24];[.$V24])=[.M24];&quot;GRÜNE&quot;;&quot;&quot;);IF(MAX([.$D24];[.$G24];[.$J24];[.$M24];[.$P24];[.$S24];[.$V24])=[.P24];&quot;CSU&quot;;&quot;&quot;);IF(MAX([.$D24];[.$G24];[.$J24];[.$M24];[.$P24];[.$S24];[.$V24])=[.S24];&quot;FDP&quot;;&quot;&quot;);IF(MAX([.$D24];[.$G24];[.$J24];[.$M24];[.$P24];[.$S24];[.$V24])=[.V24];&quot;AfD&quot;;&quot;&quot;))" office:value-type="string" office:string-value="SPD">
            <text:p>SPD</text:p>
          </table:table-cell>
          <table:table-cell table:formula="of:=SUM([.E24]+[.H24]+[.K24]+[.N24]+[.Q24]+[.T24]+[.W24])" office:value-type="float" office:value="163928">
            <text:p>163,928</text:p>
          </table:table-cell>
          <table:table-cell table:style-name="ce9" office:value-type="float" office:value="42149">
            <text:p>42,149</text:p>
          </table:table-cell>
          <table:table-cell table:style-name="ce9" office:value-type="float" office:value="40909">
            <text:p>40,909</text:p>
          </table:table-cell>
          <table:table-cell table:style-name="ce9"/>
          <table:table-cell table:style-name="ce9" office:value-type="float" office:value="53795">
            <text:p>53,795</text:p>
          </table:table-cell>
          <table:table-cell table:style-name="ce9" office:value-type="float" office:value="41551">
            <text:p>41,551</text:p>
          </table:table-cell>
          <table:table-cell table:style-name="ce9"/>
          <table:table-cell table:style-name="ce9" office:value-type="float" office:value="24083">
            <text:p>24,083</text:p>
          </table:table-cell>
          <table:table-cell table:style-name="ce9" office:value-type="float" office:value="26109">
            <text:p>26,109</text:p>
          </table:table-cell>
          <table:table-cell table:style-name="ce9"/>
          <table:table-cell table:style-name="ce9" office:value-type="float" office:value="22368">
            <text:p>22,368</text:p>
          </table:table-cell>
          <table:table-cell table:style-name="ce9" office:value-type="float" office:value="25164">
            <text:p>25,16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202">
            <text:p>11,202</text:p>
          </table:table-cell>
          <table:table-cell table:style-name="ce9" office:value-type="float" office:value="16255">
            <text:p>16,255</text:p>
          </table:table-cell>
          <table:table-cell table:style-name="ce9"/>
          <table:table-cell table:style-name="ce9" office:value-type="float" office:value="12728">
            <text:p>12,728</text:p>
          </table:table-cell>
          <table:table-cell table:style-name="ce9" office:value-type="float" office:value="13940">
            <text:p>13,94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19" table:formula="of:=CONCATENATE(IF(MAX([.$D25];[.$G25];[.$J25];[.$M25];[.$P25];[.$S25];[.$V25])=[.D25];&quot;CDU&quot;;&quot;&quot;);IF(MAX([.$D25];[.$G25];[.$J25];[.$M25];[.$P25];[.$S25];[.$V25])=[.G25];&quot;SPD&quot;;&quot;&quot;);IF(MAX([.$D25];[.$G25];[.$J25];[.$M25];[.$P25];[.$S25];[.$V25])=[.J25];&quot;DIE LINKE&quot;;&quot;&quot;);IF(MAX([.$D25];[.$G25];[.$J25];[.$M25];[.$P25];[.$S25];[.$V25])=[.M25];&quot;GRÜNE&quot;;&quot;&quot;);IF(MAX([.$D25];[.$G25];[.$J25];[.$M25];[.$P25];[.$S25];[.$V25])=[.P25];&quot;CSU&quot;;&quot;&quot;);IF(MAX([.$D25];[.$G25];[.$J25];[.$M25];[.$P25];[.$S25];[.$V25])=[.S25];&quot;FDP&quot;;&quot;&quot;);IF(MAX([.$D25];[.$G25];[.$J25];[.$M25];[.$P25];[.$S25];[.$V25])=[.V25];&quot;AfD&quot;;&quot;&quot;))" office:value-type="string" office:string-value="SPD">
            <text:p>SPD</text:p>
          </table:table-cell>
          <table:table-cell table:formula="of:=SUM([.E25]+[.H25]+[.K25]+[.N25]+[.Q25]+[.T25]+[.W25])" office:value-type="float" office:value="138955">
            <text:p>138,955</text:p>
          </table:table-cell>
          <table:table-cell table:style-name="ce9" office:value-type="float" office:value="37575">
            <text:p>37,575</text:p>
          </table:table-cell>
          <table:table-cell table:style-name="ce9" office:value-type="float" office:value="36139">
            <text:p>36,139</text:p>
          </table:table-cell>
          <table:table-cell table:style-name="ce9"/>
          <table:table-cell table:style-name="ce9" office:value-type="float" office:value="41947">
            <text:p>41,947</text:p>
          </table:table-cell>
          <table:table-cell table:style-name="ce9" office:value-type="float" office:value="29680">
            <text:p>29,680</text:p>
          </table:table-cell>
          <table:table-cell table:style-name="ce9"/>
          <table:table-cell table:style-name="ce9" office:value-type="float" office:value="19704">
            <text:p>19,704</text:p>
          </table:table-cell>
          <table:table-cell table:style-name="ce9" office:value-type="float" office:value="22766">
            <text:p>22,766</text:p>
          </table:table-cell>
          <table:table-cell table:style-name="ce9"/>
          <table:table-cell table:style-name="ce9" office:value-type="float" office:value="20817">
            <text:p>20,817</text:p>
          </table:table-cell>
          <table:table-cell table:style-name="ce9" office:value-type="float" office:value="26036">
            <text:p>26,0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482">
            <text:p>12,482</text:p>
          </table:table-cell>
          <table:table-cell table:style-name="ce9" office:value-type="float" office:value="16306">
            <text:p>16,306</text:p>
          </table:table-cell>
          <table:table-cell table:style-name="ce9"/>
          <table:table-cell table:style-name="ce9" office:value-type="float" office:value="7425">
            <text:p>7,425</text:p>
          </table:table-cell>
          <table:table-cell table:style-name="ce9" office:value-type="float" office:value="8028">
            <text:p>8,02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19" table:formula="of:=CONCATENATE(IF(MAX([.$D26];[.$G26];[.$J26];[.$M26];[.$P26];[.$S26];[.$V26])=[.D26];&quot;CDU&quot;;&quot;&quot;);IF(MAX([.$D26];[.$G26];[.$J26];[.$M26];[.$P26];[.$S26];[.$V26])=[.G26];&quot;SPD&quot;;&quot;&quot;);IF(MAX([.$D26];[.$G26];[.$J26];[.$M26];[.$P26];[.$S26];[.$V26])=[.J26];&quot;DIE LINKE&quot;;&quot;&quot;);IF(MAX([.$D26];[.$G26];[.$J26];[.$M26];[.$P26];[.$S26];[.$V26])=[.M26];&quot;GRÜNE&quot;;&quot;&quot;);IF(MAX([.$D26];[.$G26];[.$J26];[.$M26];[.$P26];[.$S26];[.$V26])=[.P26];&quot;CSU&quot;;&quot;&quot;);IF(MAX([.$D26];[.$G26];[.$J26];[.$M26];[.$P26];[.$S26];[.$V26])=[.S26];&quot;FDP&quot;;&quot;&quot;);IF(MAX([.$D26];[.$G26];[.$J26];[.$M26];[.$P26];[.$S26];[.$V26])=[.V26];&quot;AfD&quot;;&quot;&quot;))" office:value-type="string" office:string-value="SPD">
            <text:p>SPD</text:p>
          </table:table-cell>
          <table:table-cell table:formula="of:=SUM([.E26]+[.H26]+[.K26]+[.N26]+[.Q26]+[.T26]+[.W26])" office:value-type="float" office:value="148664">
            <text:p>148,664</text:p>
          </table:table-cell>
          <table:table-cell table:style-name="ce9" office:value-type="float" office:value="44416">
            <text:p>44,416</text:p>
          </table:table-cell>
          <table:table-cell table:style-name="ce9" office:value-type="float" office:value="41826">
            <text:p>41,826</text:p>
          </table:table-cell>
          <table:table-cell table:style-name="ce9"/>
          <table:table-cell table:style-name="ce9" office:value-type="float" office:value="48920">
            <text:p>48,920</text:p>
          </table:table-cell>
          <table:table-cell table:style-name="ce9" office:value-type="float" office:value="34575">
            <text:p>34,575</text:p>
          </table:table-cell>
          <table:table-cell table:style-name="ce9"/>
          <table:table-cell table:style-name="ce9" office:value-type="float" office:value="16123">
            <text:p>16,123</text:p>
          </table:table-cell>
          <table:table-cell table:style-name="ce9" office:value-type="float" office:value="19290">
            <text:p>19,290</text:p>
          </table:table-cell>
          <table:table-cell table:style-name="ce9"/>
          <table:table-cell table:style-name="ce9" office:value-type="float" office:value="23220">
            <text:p>23,220</text:p>
          </table:table-cell>
          <table:table-cell table:style-name="ce9" office:value-type="float" office:value="26372">
            <text:p>26,37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537">
            <text:p>10,537</text:p>
          </table:table-cell>
          <table:table-cell table:style-name="ce9" office:value-type="float" office:value="17463">
            <text:p>17,463</text:p>
          </table:table-cell>
          <table:table-cell table:style-name="ce9"/>
          <table:table-cell table:style-name="ce9" office:value-type="float" office:value="8777">
            <text:p>8,777</text:p>
          </table:table-cell>
          <table:table-cell table:style-name="ce9" office:value-type="float" office:value="9138">
            <text:p>9,13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19" table:formula="of:=CONCATENATE(IF(MAX([.$D27];[.$G27];[.$J27];[.$M27];[.$P27];[.$S27];[.$V27])=[.D27];&quot;CDU&quot;;&quot;&quot;);IF(MAX([.$D27];[.$G27];[.$J27];[.$M27];[.$P27];[.$S27];[.$V27])=[.G27];&quot;SPD&quot;;&quot;&quot;);IF(MAX([.$D27];[.$G27];[.$J27];[.$M27];[.$P27];[.$S27];[.$V27])=[.J27];&quot;DIE LINKE&quot;;&quot;&quot;);IF(MAX([.$D27];[.$G27];[.$J27];[.$M27];[.$P27];[.$S27];[.$V27])=[.M27];&quot;GRÜNE&quot;;&quot;&quot;);IF(MAX([.$D27];[.$G27];[.$J27];[.$M27];[.$P27];[.$S27];[.$V27])=[.P27];&quot;CSU&quot;;&quot;&quot;);IF(MAX([.$D27];[.$G27];[.$J27];[.$M27];[.$P27];[.$S27];[.$V27])=[.S27];&quot;FDP&quot;;&quot;&quot;);IF(MAX([.$D27];[.$G27];[.$J27];[.$M27];[.$P27];[.$S27];[.$V27])=[.V27];&quot;AfD&quot;;&quot;&quot;))" office:value-type="string" office:string-value="CDU">
            <text:p>CDU</text:p>
          </table:table-cell>
          <table:table-cell table:formula="of:=SUM([.E27]+[.H27]+[.K27]+[.N27]+[.Q27]+[.T27]+[.W27])" office:value-type="float" office:value="171806">
            <text:p>171,806</text:p>
          </table:table-cell>
          <table:table-cell table:style-name="ce9" office:value-type="float" office:value="59441">
            <text:p>59,441</text:p>
          </table:table-cell>
          <table:table-cell table:style-name="ce9" office:value-type="float" office:value="55737">
            <text:p>55,737</text:p>
          </table:table-cell>
          <table:table-cell table:style-name="ce9"/>
          <table:table-cell table:style-name="ce9" office:value-type="float" office:value="54695">
            <text:p>54,695</text:p>
          </table:table-cell>
          <table:table-cell table:style-name="ce9" office:value-type="float" office:value="38150">
            <text:p>38,150</text:p>
          </table:table-cell>
          <table:table-cell table:style-name="ce9"/>
          <table:table-cell table:style-name="ce9" office:value-type="float" office:value="13277">
            <text:p>13,277</text:p>
          </table:table-cell>
          <table:table-cell table:style-name="ce9" office:value-type="float" office:value="16720">
            <text:p>16,720</text:p>
          </table:table-cell>
          <table:table-cell table:style-name="ce9"/>
          <table:table-cell table:style-name="ce9" office:value-type="float" office:value="24065">
            <text:p>24,065</text:p>
          </table:table-cell>
          <table:table-cell table:style-name="ce9" office:value-type="float" office:value="25584">
            <text:p>25,58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911">
            <text:p>14,911</text:p>
          </table:table-cell>
          <table:table-cell table:style-name="ce9" office:value-type="float" office:value="24652">
            <text:p>24,652</text:p>
          </table:table-cell>
          <table:table-cell table:style-name="ce9"/>
          <table:table-cell table:style-name="ce9" office:value-type="float" office:value="9701">
            <text:p>9,701</text:p>
          </table:table-cell>
          <table:table-cell table:style-name="ce9" office:value-type="float" office:value="10963">
            <text:p>10,96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19" table:formula="of:=CONCATENATE(IF(MAX([.$D28];[.$G28];[.$J28];[.$M28];[.$P28];[.$S28];[.$V28])=[.D28];&quot;CDU&quot;;&quot;&quot;);IF(MAX([.$D28];[.$G28];[.$J28];[.$M28];[.$P28];[.$S28];[.$V28])=[.G28];&quot;SPD&quot;;&quot;&quot;);IF(MAX([.$D28];[.$G28];[.$J28];[.$M28];[.$P28];[.$S28];[.$V28])=[.J28];&quot;DIE LINKE&quot;;&quot;&quot;);IF(MAX([.$D28];[.$G28];[.$J28];[.$M28];[.$P28];[.$S28];[.$V28])=[.M28];&quot;GRÜNE&quot;;&quot;&quot;);IF(MAX([.$D28];[.$G28];[.$J28];[.$M28];[.$P28];[.$S28];[.$V28])=[.P28];&quot;CSU&quot;;&quot;&quot;);IF(MAX([.$D28];[.$G28];[.$J28];[.$M28];[.$P28];[.$S28];[.$V28])=[.S28];&quot;FDP&quot;;&quot;&quot;);IF(MAX([.$D28];[.$G28];[.$J28];[.$M28];[.$P28];[.$S28];[.$V28])=[.V28];&quot;AfD&quot;;&quot;&quot;))" office:value-type="string" office:string-value="SPD">
            <text:p>SPD</text:p>
          </table:table-cell>
          <table:table-cell table:formula="of:=SUM([.E28]+[.H28]+[.K28]+[.N28]+[.Q28]+[.T28]+[.W28])" office:value-type="float" office:value="163997">
            <text:p>163,997</text:p>
          </table:table-cell>
          <table:table-cell table:style-name="ce9" office:value-type="float" office:value="50822">
            <text:p>50,822</text:p>
          </table:table-cell>
          <table:table-cell table:style-name="ce9" office:value-type="float" office:value="49482">
            <text:p>49,482</text:p>
          </table:table-cell>
          <table:table-cell table:style-name="ce9"/>
          <table:table-cell table:style-name="ce9" office:value-type="float" office:value="59086">
            <text:p>59,086</text:p>
          </table:table-cell>
          <table:table-cell table:style-name="ce9" office:value-type="float" office:value="45542">
            <text:p>45,542</text:p>
          </table:table-cell>
          <table:table-cell table:style-name="ce9"/>
          <table:table-cell table:style-name="ce9" office:value-type="float" office:value="15673">
            <text:p>15,673</text:p>
          </table:table-cell>
          <table:table-cell table:style-name="ce9" office:value-type="float" office:value="16847">
            <text:p>16,847</text:p>
          </table:table-cell>
          <table:table-cell table:style-name="ce9"/>
          <table:table-cell table:style-name="ce9" office:value-type="float" office:value="12112">
            <text:p>12,112</text:p>
          </table:table-cell>
          <table:table-cell table:style-name="ce9" office:value-type="float" office:value="17773">
            <text:p>17,77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007">
            <text:p>12,007</text:p>
          </table:table-cell>
          <table:table-cell table:style-name="ce9" office:value-type="float" office:value="17621">
            <text:p>17,621</text:p>
          </table:table-cell>
          <table:table-cell table:style-name="ce9"/>
          <table:table-cell table:style-name="ce9" office:value-type="float" office:value="16208">
            <text:p>16,208</text:p>
          </table:table-cell>
          <table:table-cell table:style-name="ce9" office:value-type="float" office:value="16732">
            <text:p>16,73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19" table:formula="of:=CONCATENATE(IF(MAX([.$D29];[.$G29];[.$J29];[.$M29];[.$P29];[.$S29];[.$V29])=[.D29];&quot;CDU&quot;;&quot;&quot;);IF(MAX([.$D29];[.$G29];[.$J29];[.$M29];[.$P29];[.$S29];[.$V29])=[.G29];&quot;SPD&quot;;&quot;&quot;);IF(MAX([.$D29];[.$G29];[.$J29];[.$M29];[.$P29];[.$S29];[.$V29])=[.J29];&quot;DIE LINKE&quot;;&quot;&quot;);IF(MAX([.$D29];[.$G29];[.$J29];[.$M29];[.$P29];[.$S29];[.$V29])=[.M29];&quot;GRÜNE&quot;;&quot;&quot;);IF(MAX([.$D29];[.$G29];[.$J29];[.$M29];[.$P29];[.$S29];[.$V29])=[.P29];&quot;CSU&quot;;&quot;&quot;);IF(MAX([.$D29];[.$G29];[.$J29];[.$M29];[.$P29];[.$S29];[.$V29])=[.S29];&quot;FDP&quot;;&quot;&quot;);IF(MAX([.$D29];[.$G29];[.$J29];[.$M29];[.$P29];[.$S29];[.$V29])=[.V29];&quot;AfD&quot;;&quot;&quot;))" office:value-type="string" office:string-value="SPD">
            <text:p>SPD</text:p>
          </table:table-cell>
          <table:table-cell table:formula="of:=SUM([.E29]+[.H29]+[.K29]+[.N29]+[.Q29]+[.T29]+[.W29])" office:value-type="float" office:value="146392">
            <text:p>146,392</text:p>
          </table:table-cell>
          <table:table-cell table:style-name="ce9" office:value-type="float" office:value="43274">
            <text:p>43,274</text:p>
          </table:table-cell>
          <table:table-cell table:style-name="ce9" office:value-type="float" office:value="42219">
            <text:p>42,219</text:p>
          </table:table-cell>
          <table:table-cell table:style-name="ce9"/>
          <table:table-cell table:style-name="ce9" office:value-type="float" office:value="53446">
            <text:p>53,446</text:p>
          </table:table-cell>
          <table:table-cell table:style-name="ce9" office:value-type="float" office:value="40364">
            <text:p>40,364</text:p>
          </table:table-cell>
          <table:table-cell table:style-name="ce9"/>
          <table:table-cell table:style-name="ce9" office:value-type="float" office:value="16382">
            <text:p>16,382</text:p>
          </table:table-cell>
          <table:table-cell table:style-name="ce9" office:value-type="float" office:value="17344">
            <text:p>17,344</text:p>
          </table:table-cell>
          <table:table-cell table:style-name="ce9"/>
          <table:table-cell table:style-name="ce9" office:value-type="float" office:value="11903">
            <text:p>11,903</text:p>
          </table:table-cell>
          <table:table-cell table:style-name="ce9" office:value-type="float" office:value="15442">
            <text:p>15,44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039">
            <text:p>8,039</text:p>
          </table:table-cell>
          <table:table-cell table:style-name="ce9" office:value-type="float" office:value="13313">
            <text:p>13,313</text:p>
          </table:table-cell>
          <table:table-cell table:style-name="ce9"/>
          <table:table-cell table:style-name="ce9" office:value-type="float" office:value="16688">
            <text:p>16,688</text:p>
          </table:table-cell>
          <table:table-cell table:style-name="ce9" office:value-type="float" office:value="17710">
            <text:p>17,71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Hamburg</text:p>
          </table:table-cell>
          <table:table-cell table:style-name="ce4"/>
          <table:table-cell table:style-name="ce10" table:formula="of:=SUM([.C24:.C29])" office:value-type="float" office:value="933742">
            <text:p>933,742</text:p>
          </table:table-cell>
          <table:table-cell table:style-name="ce10" table:formula="of:=SUM([.D24:.D29])" office:value-type="float" office:value="277677">
            <text:p>277,677</text:p>
          </table:table-cell>
          <table:table-cell table:style-name="ce10" table:formula="of:=SUM([.E24:.E29])" office:value-type="float" office:value="266312">
            <text:p>266,312</text:p>
          </table:table-cell>
          <table:table-cell table:style-name="ce13" table:formula="of:=SUM([.E30]/[.$C30])" office:value-type="percentage" office:value="0.285209404739211">
            <text:p>28.52%</text:p>
          </table:table-cell>
          <table:table-cell table:style-name="ce10" table:formula="of:=SUM([.G24:.G29])" office:value-type="float" office:value="311889">
            <text:p>311,889</text:p>
          </table:table-cell>
          <table:table-cell table:style-name="ce10" table:formula="of:=SUM([.H24:.H29])" office:value-type="float" office:value="229862">
            <text:p>229,862</text:p>
          </table:table-cell>
          <table:table-cell table:style-name="ce13" table:formula="of:=SUM([.H30]/[.$C30])" office:value-type="percentage" office:value="0.246172925711813">
            <text:p>24.62%</text:p>
          </table:table-cell>
          <table:table-cell table:style-name="ce10" table:formula="of:=SUM([.J24:.J29])" office:value-type="float" office:value="105242">
            <text:p>105,242</text:p>
          </table:table-cell>
          <table:table-cell table:style-name="ce10" table:formula="of:=SUM([.K24:.K29])" office:value-type="float" office:value="119076">
            <text:p>119,076</text:p>
          </table:table-cell>
          <table:table-cell table:style-name="ce13" table:formula="of:=SUM([.K30]/[.$C30])" office:value-type="percentage" office:value="0.127525590580696">
            <text:p>12.75%</text:p>
          </table:table-cell>
          <table:table-cell table:style-name="ce10" table:formula="of:=SUM([.M24:.M29])" office:value-type="float" office:value="114485">
            <text:p>114,485</text:p>
          </table:table-cell>
          <table:table-cell table:style-name="ce10" table:formula="of:=SUM([.N24:.N29])" office:value-type="float" office:value="136371">
            <text:p>136,371</text:p>
          </table:table-cell>
          <table:table-cell table:style-name="ce13" table:formula="of:=SUM([.N30]/[.$C30])" office:value-type="percentage" office:value="0.146047837625383">
            <text:p>14.60%</text:p>
          </table:table-cell>
          <table:table-cell table:style-name="ce10" table:formula="of:=SUM([.P24:.P29])" office:value-type="float" office:value="0">
            <text:p>0</text:p>
          </table:table-cell>
          <table:table-cell table:style-name="ce10" table:formula="of:=SUM([.Q24:.Q29])" office:value-type="float" office:value="0">
            <text:p>0</text:p>
          </table:table-cell>
          <table:table-cell table:style-name="ce13" table:formula="of:=SUM([.Q30]/[.$C30])" office:value-type="percentage" office:value="0">
            <text:p>0.00%</text:p>
          </table:table-cell>
          <table:table-cell table:style-name="ce10" table:formula="of:=SUM([.S24:.S29])" office:value-type="float" office:value="69178">
            <text:p>69,178</text:p>
          </table:table-cell>
          <table:table-cell table:style-name="ce10" table:formula="of:=SUM([.T24:.T29])" office:value-type="float" office:value="105610">
            <text:p>105,610</text:p>
          </table:table-cell>
          <table:table-cell table:style-name="ce13" table:formula="of:=SUM([.T30]/[.$C30])" office:value-type="percentage" office:value="0.113104048013263">
            <text:p>11.31%</text:p>
          </table:table-cell>
          <table:table-cell table:style-name="ce10" table:formula="of:=SUM([.V24:.V29])" office:value-type="float" office:value="71527">
            <text:p>71,527</text:p>
          </table:table-cell>
          <table:table-cell table:style-name="ce10" table:formula="of:=SUM([.W24:.W29])" office:value-type="float" office:value="76511">
            <text:p>76,511</text:p>
          </table:table-cell>
          <table:table-cell table:style-name="ce13" table:formula="of:=SUM([.W30]/[.$C30])" office:value-type="percentage" office:value="0.081940193329635">
            <text:p>8.19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19" table:formula="of:=CONCATENATE(IF(MAX([.$D32];[.$G32];[.$J32];[.$M32];[.$P32];[.$S32];[.$V32])=[.D32];&quot;CDU&quot;;&quot;&quot;);IF(MAX([.$D32];[.$G32];[.$J32];[.$M32];[.$P32];[.$S32];[.$V32])=[.G32];&quot;SPD&quot;;&quot;&quot;);IF(MAX([.$D32];[.$G32];[.$J32];[.$M32];[.$P32];[.$S32];[.$V32])=[.J32];&quot;DIE LINKE&quot;;&quot;&quot;);IF(MAX([.$D32];[.$G32];[.$J32];[.$M32];[.$P32];[.$S32];[.$V32])=[.M32];&quot;GRÜNE&quot;;&quot;&quot;);IF(MAX([.$D32];[.$G32];[.$J32];[.$M32];[.$P32];[.$S32];[.$V32])=[.P32];&quot;CSU&quot;;&quot;&quot;);IF(MAX([.$D32];[.$G32];[.$J32];[.$M32];[.$P32];[.$S32];[.$V32])=[.S32];&quot;FDP&quot;;&quot;&quot;);IF(MAX([.$D32];[.$G32];[.$J32];[.$M32];[.$P32];[.$S32];[.$V32])=[.V32];&quot;AfD&quot;;&quot;&quot;))" office:value-type="string" office:string-value="SPD">
            <text:p>SPD</text:p>
          </table:table-cell>
          <table:table-cell table:formula="of:=SUM([.E32]+[.H32]+[.K32]+[.N32]+[.Q32]+[.T32]+[.W32])" office:value-type="float" office:value="136506">
            <text:p>136,506</text:p>
          </table:table-cell>
          <table:table-cell table:style-name="ce9" office:value-type="float" office:value="38531">
            <text:p>38,531</text:p>
          </table:table-cell>
          <table:table-cell table:style-name="ce9" office:value-type="float" office:value="39552">
            <text:p>39,552</text:p>
          </table:table-cell>
          <table:table-cell table:style-name="ce9"/>
          <table:table-cell table:style-name="ce9" office:value-type="float" office:value="69231">
            <text:p>69,231</text:p>
          </table:table-cell>
          <table:table-cell table:style-name="ce9" office:value-type="float" office:value="53353">
            <text:p>53,353</text:p>
          </table:table-cell>
          <table:table-cell table:style-name="ce9"/>
          <table:table-cell table:style-name="ce9" office:value-type="float" office:value="9403">
            <text:p>9,403</text:p>
          </table:table-cell>
          <table:table-cell table:style-name="ce9" office:value-type="float" office:value="10142">
            <text:p>10,142</text:p>
          </table:table-cell>
          <table:table-cell table:style-name="ce9"/>
          <table:table-cell table:style-name="ce9" office:value-type="float" office:value="9787">
            <text:p>9,787</text:p>
          </table:table-cell>
          <table:table-cell table:style-name="ce9" office:value-type="float" office:value="10503">
            <text:p>10,50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882">
            <text:p>6,882</text:p>
          </table:table-cell>
          <table:table-cell table:style-name="ce9" office:value-type="float" office:value="10079">
            <text:p>10,079</text:p>
          </table:table-cell>
          <table:table-cell table:style-name="ce9"/>
          <table:table-cell table:style-name="ce9"/>
          <table:table-cell table:style-name="ce9" office:value-type="float" office:value="12877">
            <text:p>12,87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19" table:formula="of:=CONCATENATE(IF(MAX([.$D33];[.$G33];[.$J33];[.$M33];[.$P33];[.$S33];[.$V33])=[.D33];&quot;CDU&quot;;&quot;&quot;);IF(MAX([.$D33];[.$G33];[.$J33];[.$M33];[.$P33];[.$S33];[.$V33])=[.G33];&quot;SPD&quot;;&quot;&quot;);IF(MAX([.$D33];[.$G33];[.$J33];[.$M33];[.$P33];[.$S33];[.$V33])=[.J33];&quot;DIE LINKE&quot;;&quot;&quot;);IF(MAX([.$D33];[.$G33];[.$J33];[.$M33];[.$P33];[.$S33];[.$V33])=[.M33];&quot;GRÜNE&quot;;&quot;&quot;);IF(MAX([.$D33];[.$G33];[.$J33];[.$M33];[.$P33];[.$S33];[.$V33])=[.P33];&quot;CSU&quot;;&quot;&quot;);IF(MAX([.$D33];[.$G33];[.$J33];[.$M33];[.$P33];[.$S33];[.$V33])=[.S33];&quot;FDP&quot;;&quot;&quot;);IF(MAX([.$D33];[.$G33];[.$J33];[.$M33];[.$P33];[.$S33];[.$V33])=[.V33];&quot;AfD&quot;;&quot;&quot;))" office:value-type="string" office:string-value="CDU">
            <text:p>CDU</text:p>
          </table:table-cell>
          <table:table-cell table:formula="of:=SUM([.E33]+[.H33]+[.K33]+[.N33]+[.Q33]+[.T33]+[.W33])" office:value-type="float" office:value="170333">
            <text:p>170,333</text:p>
          </table:table-cell>
          <table:table-cell table:style-name="ce9" office:value-type="float" office:value="87406">
            <text:p>87,406</text:p>
          </table:table-cell>
          <table:table-cell table:style-name="ce9" office:value-type="float" office:value="74173">
            <text:p>74,173</text:p>
          </table:table-cell>
          <table:table-cell table:style-name="ce9"/>
          <table:table-cell table:style-name="ce9" office:value-type="float" office:value="48959">
            <text:p>48,959</text:p>
          </table:table-cell>
          <table:table-cell table:style-name="ce9" office:value-type="float" office:value="48194">
            <text:p>48,194</text:p>
          </table:table-cell>
          <table:table-cell table:style-name="ce9"/>
          <table:table-cell table:style-name="ce9" office:value-type="float" office:value="7726">
            <text:p>7,726</text:p>
          </table:table-cell>
          <table:table-cell table:style-name="ce9" office:value-type="float" office:value="9459">
            <text:p>9,459</text:p>
          </table:table-cell>
          <table:table-cell table:style-name="ce9"/>
          <table:table-cell table:style-name="ce9" office:value-type="float" office:value="8255">
            <text:p>8,255</text:p>
          </table:table-cell>
          <table:table-cell table:style-name="ce9" office:value-type="float" office:value="10258">
            <text:p>10,25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758">
            <text:p>7,758</text:p>
          </table:table-cell>
          <table:table-cell table:style-name="ce9" office:value-type="float" office:value="13629">
            <text:p>13,629</text:p>
          </table:table-cell>
          <table:table-cell table:style-name="ce9"/>
          <table:table-cell table:style-name="ce9" office:value-type="float" office:value="13387">
            <text:p>13,387</text:p>
          </table:table-cell>
          <table:table-cell table:style-name="ce9" office:value-type="float" office:value="14620">
            <text:p>14,62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19" table:formula="of:=CONCATENATE(IF(MAX([.$D34];[.$G34];[.$J34];[.$M34];[.$P34];[.$S34];[.$V34])=[.D34];&quot;CDU&quot;;&quot;&quot;);IF(MAX([.$D34];[.$G34];[.$J34];[.$M34];[.$P34];[.$S34];[.$V34])=[.G34];&quot;SPD&quot;;&quot;&quot;);IF(MAX([.$D34];[.$G34];[.$J34];[.$M34];[.$P34];[.$S34];[.$V34])=[.J34];&quot;DIE LINKE&quot;;&quot;&quot;);IF(MAX([.$D34];[.$G34];[.$J34];[.$M34];[.$P34];[.$S34];[.$V34])=[.M34];&quot;GRÜNE&quot;;&quot;&quot;);IF(MAX([.$D34];[.$G34];[.$J34];[.$M34];[.$P34];[.$S34];[.$V34])=[.P34];&quot;CSU&quot;;&quot;&quot;);IF(MAX([.$D34];[.$G34];[.$J34];[.$M34];[.$P34];[.$S34];[.$V34])=[.S34];&quot;FDP&quot;;&quot;&quot;);IF(MAX([.$D34];[.$G34];[.$J34];[.$M34];[.$P34];[.$S34];[.$V34])=[.V34];&quot;AfD&quot;;&quot;&quot;))" office:value-type="string" office:string-value="SPD">
            <text:p>SPD</text:p>
          </table:table-cell>
          <table:table-cell table:formula="of:=SUM([.E34]+[.H34]+[.K34]+[.N34]+[.Q34]+[.T34]+[.W34])" office:value-type="float" office:value="132475">
            <text:p>132,475</text:p>
          </table:table-cell>
          <table:table-cell table:style-name="ce9" office:value-type="float" office:value="44537">
            <text:p>44,537</text:p>
          </table:table-cell>
          <table:table-cell table:style-name="ce9" office:value-type="float" office:value="45098">
            <text:p>45,098</text:p>
          </table:table-cell>
          <table:table-cell table:style-name="ce9"/>
          <table:table-cell table:style-name="ce9" office:value-type="float" office:value="54504">
            <text:p>54,504</text:p>
          </table:table-cell>
          <table:table-cell table:style-name="ce9" office:value-type="float" office:value="42207">
            <text:p>42,207</text:p>
          </table:table-cell>
          <table:table-cell table:style-name="ce9"/>
          <table:table-cell table:style-name="ce9" office:value-type="float" office:value="8127">
            <text:p>8,127</text:p>
          </table:table-cell>
          <table:table-cell table:style-name="ce9" office:value-type="float" office:value="9738">
            <text:p>9,738</text:p>
          </table:table-cell>
          <table:table-cell table:style-name="ce9"/>
          <table:table-cell table:style-name="ce9" office:value-type="float" office:value="7542">
            <text:p>7,542</text:p>
          </table:table-cell>
          <table:table-cell table:style-name="ce9" office:value-type="float" office:value="9984">
            <text:p>9,98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074">
            <text:p>8,074</text:p>
          </table:table-cell>
          <table:table-cell table:style-name="ce9" office:value-type="float" office:value="12958">
            <text:p>12,958</text:p>
          </table:table-cell>
          <table:table-cell table:style-name="ce9"/>
          <table:table-cell table:style-name="ce9" office:value-type="float" office:value="11392">
            <text:p>11,392</text:p>
          </table:table-cell>
          <table:table-cell table:style-name="ce9" office:value-type="float" office:value="12490">
            <text:p>12,49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19" table:formula="of:=CONCATENATE(IF(MAX([.$D35];[.$G35];[.$J35];[.$M35];[.$P35];[.$S35];[.$V35])=[.D35];&quot;CDU&quot;;&quot;&quot;);IF(MAX([.$D35];[.$G35];[.$J35];[.$M35];[.$P35];[.$S35];[.$V35])=[.G35];&quot;SPD&quot;;&quot;&quot;);IF(MAX([.$D35];[.$G35];[.$J35];[.$M35];[.$P35];[.$S35];[.$V35])=[.J35];&quot;DIE LINKE&quot;;&quot;&quot;);IF(MAX([.$D35];[.$G35];[.$J35];[.$M35];[.$P35];[.$S35];[.$V35])=[.M35];&quot;GRÜNE&quot;;&quot;&quot;);IF(MAX([.$D35];[.$G35];[.$J35];[.$M35];[.$P35];[.$S35];[.$V35])=[.P35];&quot;CSU&quot;;&quot;&quot;);IF(MAX([.$D35];[.$G35];[.$J35];[.$M35];[.$P35];[.$S35];[.$V35])=[.S35];&quot;FDP&quot;;&quot;&quot;);IF(MAX([.$D35];[.$G35];[.$J35];[.$M35];[.$P35];[.$S35];[.$V35])=[.V35];&quot;AfD&quot;;&quot;&quot;))" office:value-type="string" office:string-value="SPD">
            <text:p>SPD</text:p>
          </table:table-cell>
          <table:table-cell table:formula="of:=SUM([.E35]+[.H35]+[.K35]+[.N35]+[.Q35]+[.T35]+[.W35])" office:value-type="float" office:value="167864">
            <text:p>167,864</text:p>
          </table:table-cell>
          <table:table-cell table:style-name="ce9" office:value-type="float" office:value="52598">
            <text:p>52,598</text:p>
          </table:table-cell>
          <table:table-cell table:style-name="ce9" office:value-type="float" office:value="53417">
            <text:p>53,417</text:p>
          </table:table-cell>
          <table:table-cell table:style-name="ce9"/>
          <table:table-cell table:style-name="ce9" office:value-type="float" office:value="63235">
            <text:p>63,235</text:p>
          </table:table-cell>
          <table:table-cell table:style-name="ce9" office:value-type="float" office:value="45514">
            <text:p>45,514</text:p>
          </table:table-cell>
          <table:table-cell table:style-name="ce9"/>
          <table:table-cell table:style-name="ce9" office:value-type="float" office:value="14081">
            <text:p>14,081</text:p>
          </table:table-cell>
          <table:table-cell table:style-name="ce9" office:value-type="float" office:value="16351">
            <text:p>16,351</text:p>
          </table:table-cell>
          <table:table-cell table:style-name="ce9"/>
          <table:table-cell table:style-name="ce9" office:value-type="float" office:value="19827">
            <text:p>19,827</text:p>
          </table:table-cell>
          <table:table-cell table:style-name="ce9" office:value-type="float" office:value="21821">
            <text:p>21,8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635">
            <text:p>10,635</text:p>
          </table:table-cell>
          <table:table-cell table:style-name="ce9" office:value-type="float" office:value="18136">
            <text:p>18,136</text:p>
          </table:table-cell>
          <table:table-cell table:style-name="ce9"/>
          <table:table-cell table:style-name="ce9" office:value-type="float" office:value="11592">
            <text:p>11,592</text:p>
          </table:table-cell>
          <table:table-cell table:style-name="ce9" office:value-type="float" office:value="12625">
            <text:p>12,6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19" table:formula="of:=CONCATENATE(IF(MAX([.$D36];[.$G36];[.$J36];[.$M36];[.$P36];[.$S36];[.$V36])=[.D36];&quot;CDU&quot;;&quot;&quot;);IF(MAX([.$D36];[.$G36];[.$J36];[.$M36];[.$P36];[.$S36];[.$V36])=[.G36];&quot;SPD&quot;;&quot;&quot;);IF(MAX([.$D36];[.$G36];[.$J36];[.$M36];[.$P36];[.$S36];[.$V36])=[.J36];&quot;DIE LINKE&quot;;&quot;&quot;);IF(MAX([.$D36];[.$G36];[.$J36];[.$M36];[.$P36];[.$S36];[.$V36])=[.M36];&quot;GRÜNE&quot;;&quot;&quot;);IF(MAX([.$D36];[.$G36];[.$J36];[.$M36];[.$P36];[.$S36];[.$V36])=[.P36];&quot;CSU&quot;;&quot;&quot;);IF(MAX([.$D36];[.$G36];[.$J36];[.$M36];[.$P36];[.$S36];[.$V36])=[.S36];&quot;FDP&quot;;&quot;&quot;);IF(MAX([.$D36];[.$G36];[.$J36];[.$M36];[.$P36];[.$S36];[.$V36])=[.V36];&quot;AfD&quot;;&quot;&quot;))" office:value-type="string" office:string-value="CDU">
            <text:p>CDU</text:p>
          </table:table-cell>
          <table:table-cell table:formula="of:=SUM([.E36]+[.H36]+[.K36]+[.N36]+[.Q36]+[.T36]+[.W36])" office:value-type="float" office:value="162708">
            <text:p>162,708</text:p>
          </table:table-cell>
          <table:table-cell table:style-name="ce9" office:value-type="float" office:value="57390">
            <text:p>57,390</text:p>
          </table:table-cell>
          <table:table-cell table:style-name="ce9" office:value-type="float" office:value="56526">
            <text:p>56,526</text:p>
          </table:table-cell>
          <table:table-cell table:style-name="ce9"/>
          <table:table-cell table:style-name="ce9" office:value-type="float" office:value="55326">
            <text:p>55,326</text:p>
          </table:table-cell>
          <table:table-cell table:style-name="ce9" office:value-type="float" office:value="47622">
            <text:p>47,622</text:p>
          </table:table-cell>
          <table:table-cell table:style-name="ce9"/>
          <table:table-cell table:style-name="ce9" office:value-type="float" office:value="10262">
            <text:p>10,262</text:p>
          </table:table-cell>
          <table:table-cell table:style-name="ce9" office:value-type="float" office:value="11567">
            <text:p>11,567</text:p>
          </table:table-cell>
          <table:table-cell table:style-name="ce9"/>
          <table:table-cell table:style-name="ce9" office:value-type="float" office:value="12933">
            <text:p>12,933</text:p>
          </table:table-cell>
          <table:table-cell table:style-name="ce9" office:value-type="float" office:value="13525">
            <text:p>13,52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208">
            <text:p>15,208</text:p>
          </table:table-cell>
          <table:table-cell table:style-name="ce9" office:value-type="float" office:value="17076">
            <text:p>17,076</text:p>
          </table:table-cell>
          <table:table-cell table:style-name="ce9"/>
          <table:table-cell table:style-name="ce9" office:value-type="float" office:value="15122">
            <text:p>15,122</text:p>
          </table:table-cell>
          <table:table-cell table:style-name="ce9" office:value-type="float" office:value="16392">
            <text:p>16,39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19" table:formula="of:=CONCATENATE(IF(MAX([.$D37];[.$G37];[.$J37];[.$M37];[.$P37];[.$S37];[.$V37])=[.D37];&quot;CDU&quot;;&quot;&quot;);IF(MAX([.$D37];[.$G37];[.$J37];[.$M37];[.$P37];[.$S37];[.$V37])=[.G37];&quot;SPD&quot;;&quot;&quot;);IF(MAX([.$D37];[.$G37];[.$J37];[.$M37];[.$P37];[.$S37];[.$V37])=[.J37];&quot;DIE LINKE&quot;;&quot;&quot;);IF(MAX([.$D37];[.$G37];[.$J37];[.$M37];[.$P37];[.$S37];[.$V37])=[.M37];&quot;GRÜNE&quot;;&quot;&quot;);IF(MAX([.$D37];[.$G37];[.$J37];[.$M37];[.$P37];[.$S37];[.$V37])=[.P37];&quot;CSU&quot;;&quot;&quot;);IF(MAX([.$D37];[.$G37];[.$J37];[.$M37];[.$P37];[.$S37];[.$V37])=[.S37];&quot;FDP&quot;;&quot;&quot;);IF(MAX([.$D37];[.$G37];[.$J37];[.$M37];[.$P37];[.$S37];[.$V37])=[.V37];&quot;AfD&quot;;&quot;&quot;))" office:value-type="string" office:string-value="CDU">
            <text:p>CDU</text:p>
          </table:table-cell>
          <table:table-cell table:formula="of:=SUM([.E37]+[.H37]+[.K37]+[.N37]+[.Q37]+[.T37]+[.W37])" office:value-type="float" office:value="136049">
            <text:p>136,049</text:p>
          </table:table-cell>
          <table:table-cell table:style-name="ce9" office:value-type="float" office:value="59930">
            <text:p>59,930</text:p>
          </table:table-cell>
          <table:table-cell table:style-name="ce9" office:value-type="float" office:value="54163">
            <text:p>54,163</text:p>
          </table:table-cell>
          <table:table-cell table:style-name="ce9"/>
          <table:table-cell table:style-name="ce9" office:value-type="float" office:value="43077">
            <text:p>43,077</text:p>
          </table:table-cell>
          <table:table-cell table:style-name="ce9" office:value-type="float" office:value="38923">
            <text:p>38,923</text:p>
          </table:table-cell>
          <table:table-cell table:style-name="ce9"/>
          <table:table-cell table:style-name="ce9" office:value-type="float" office:value="8121">
            <text:p>8,121</text:p>
          </table:table-cell>
          <table:table-cell table:style-name="ce9" office:value-type="float" office:value="9121">
            <text:p>9,121</text:p>
          </table:table-cell>
          <table:table-cell table:style-name="ce9"/>
          <table:table-cell table:style-name="ce9" office:value-type="float" office:value="8491">
            <text:p>8,491</text:p>
          </table:table-cell>
          <table:table-cell table:style-name="ce9" office:value-type="float" office:value="9709">
            <text:p>9,70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984">
            <text:p>6,984</text:p>
          </table:table-cell>
          <table:table-cell table:style-name="ce9" office:value-type="float" office:value="11483">
            <text:p>11,483</text:p>
          </table:table-cell>
          <table:table-cell table:style-name="ce9"/>
          <table:table-cell table:style-name="ce9" office:value-type="float" office:value="11862">
            <text:p>11,862</text:p>
          </table:table-cell>
          <table:table-cell table:style-name="ce9" office:value-type="float" office:value="12650">
            <text:p>12,6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19" table:formula="of:=CONCATENATE(IF(MAX([.$D38];[.$G38];[.$J38];[.$M38];[.$P38];[.$S38];[.$V38])=[.D38];&quot;CDU&quot;;&quot;&quot;);IF(MAX([.$D38];[.$G38];[.$J38];[.$M38];[.$P38];[.$S38];[.$V38])=[.G38];&quot;SPD&quot;;&quot;&quot;);IF(MAX([.$D38];[.$G38];[.$J38];[.$M38];[.$P38];[.$S38];[.$V38])=[.J38];&quot;DIE LINKE&quot;;&quot;&quot;);IF(MAX([.$D38];[.$G38];[.$J38];[.$M38];[.$P38];[.$S38];[.$V38])=[.M38];&quot;GRÜNE&quot;;&quot;&quot;);IF(MAX([.$D38];[.$G38];[.$J38];[.$M38];[.$P38];[.$S38];[.$V38])=[.P38];&quot;CSU&quot;;&quot;&quot;);IF(MAX([.$D38];[.$G38];[.$J38];[.$M38];[.$P38];[.$S38];[.$V38])=[.S38];&quot;FDP&quot;;&quot;&quot;);IF(MAX([.$D38];[.$G38];[.$J38];[.$M38];[.$P38];[.$S38];[.$V38])=[.V38];&quot;AfD&quot;;&quot;&quot;))" office:value-type="string" office:string-value="CDU">
            <text:p>CDU</text:p>
          </table:table-cell>
          <table:table-cell table:formula="of:=SUM([.E38]+[.H38]+[.K38]+[.N38]+[.Q38]+[.T38]+[.W38])" office:value-type="float" office:value="146716">
            <text:p>146,716</text:p>
          </table:table-cell>
          <table:table-cell table:style-name="ce9" office:value-type="float" office:value="67463">
            <text:p>67,463</text:p>
          </table:table-cell>
          <table:table-cell table:style-name="ce9" office:value-type="float" office:value="59229">
            <text:p>59,229</text:p>
          </table:table-cell>
          <table:table-cell table:style-name="ce9"/>
          <table:table-cell table:style-name="ce9" office:value-type="float" office:value="42829">
            <text:p>42,829</text:p>
          </table:table-cell>
          <table:table-cell table:style-name="ce9" office:value-type="float" office:value="37361">
            <text:p>37,361</text:p>
          </table:table-cell>
          <table:table-cell table:style-name="ce9"/>
          <table:table-cell table:style-name="ce9" office:value-type="float" office:value="7994">
            <text:p>7,994</text:p>
          </table:table-cell>
          <table:table-cell table:style-name="ce9" office:value-type="float" office:value="9564">
            <text:p>9,564</text:p>
          </table:table-cell>
          <table:table-cell table:style-name="ce9"/>
          <table:table-cell table:style-name="ce9" office:value-type="float" office:value="10613">
            <text:p>10,613</text:p>
          </table:table-cell>
          <table:table-cell table:style-name="ce9" office:value-type="float" office:value="12511">
            <text:p>12,51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97">
            <text:p>8,797</text:p>
          </table:table-cell>
          <table:table-cell table:style-name="ce9" office:value-type="float" office:value="14538">
            <text:p>14,538</text:p>
          </table:table-cell>
          <table:table-cell table:style-name="ce9"/>
          <table:table-cell table:style-name="ce9" office:value-type="float" office:value="12590">
            <text:p>12,590</text:p>
          </table:table-cell>
          <table:table-cell table:style-name="ce9" office:value-type="float" office:value="13513">
            <text:p>13,51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19" table:formula="of:=CONCATENATE(IF(MAX([.$D39];[.$G39];[.$J39];[.$M39];[.$P39];[.$S39];[.$V39])=[.D39];&quot;CDU&quot;;&quot;&quot;);IF(MAX([.$D39];[.$G39];[.$J39];[.$M39];[.$P39];[.$S39];[.$V39])=[.G39];&quot;SPD&quot;;&quot;&quot;);IF(MAX([.$D39];[.$G39];[.$J39];[.$M39];[.$P39];[.$S39];[.$V39])=[.J39];&quot;DIE LINKE&quot;;&quot;&quot;);IF(MAX([.$D39];[.$G39];[.$J39];[.$M39];[.$P39];[.$S39];[.$V39])=[.M39];&quot;GRÜNE&quot;;&quot;&quot;);IF(MAX([.$D39];[.$G39];[.$J39];[.$M39];[.$P39];[.$S39];[.$V39])=[.P39];&quot;CSU&quot;;&quot;&quot;);IF(MAX([.$D39];[.$G39];[.$J39];[.$M39];[.$P39];[.$S39];[.$V39])=[.S39];&quot;FDP&quot;;&quot;&quot;);IF(MAX([.$D39];[.$G39];[.$J39];[.$M39];[.$P39];[.$S39];[.$V39])=[.V39];&quot;AfD&quot;;&quot;&quot;))" office:value-type="string" office:string-value="CDU">
            <text:p>CDU</text:p>
          </table:table-cell>
          <table:table-cell table:formula="of:=SUM([.E39]+[.H39]+[.K39]+[.N39]+[.Q39]+[.T39]+[.W39])" office:value-type="float" office:value="175145">
            <text:p>175,145</text:p>
          </table:table-cell>
          <table:table-cell table:style-name="ce9" office:value-type="float" office:value="95815">
            <text:p>95,815</text:p>
          </table:table-cell>
          <table:table-cell table:style-name="ce9" office:value-type="float" office:value="88310">
            <text:p>88,310</text:p>
          </table:table-cell>
          <table:table-cell table:style-name="ce9"/>
          <table:table-cell table:style-name="ce9" office:value-type="float" office:value="47107">
            <text:p>47,107</text:p>
          </table:table-cell>
          <table:table-cell table:style-name="ce9" office:value-type="float" office:value="41983">
            <text:p>41,983</text:p>
          </table:table-cell>
          <table:table-cell table:style-name="ce9"/>
          <table:table-cell table:style-name="ce9" office:value-type="float" office:value="6813">
            <text:p>6,813</text:p>
          </table:table-cell>
          <table:table-cell table:style-name="ce9" office:value-type="float" office:value="8167">
            <text:p>8,167</text:p>
          </table:table-cell>
          <table:table-cell table:style-name="ce9"/>
          <table:table-cell table:style-name="ce9" office:value-type="float" office:value="8900">
            <text:p>8,900</text:p>
          </table:table-cell>
          <table:table-cell table:style-name="ce9" office:value-type="float" office:value="10803">
            <text:p>10,80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89">
            <text:p>10,089</text:p>
          </table:table-cell>
          <table:table-cell table:style-name="ce9" office:value-type="float" office:value="16181">
            <text:p>16,181</text:p>
          </table:table-cell>
          <table:table-cell table:style-name="ce9"/>
          <table:table-cell table:style-name="ce9" office:value-type="float" office:value="8949">
            <text:p>8,949</text:p>
          </table:table-cell>
          <table:table-cell table:style-name="ce9" office:value-type="float" office:value="9701">
            <text:p>9,7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19" table:formula="of:=CONCATENATE(IF(MAX([.$D40];[.$G40];[.$J40];[.$M40];[.$P40];[.$S40];[.$V40])=[.D40];&quot;CDU&quot;;&quot;&quot;);IF(MAX([.$D40];[.$G40];[.$J40];[.$M40];[.$P40];[.$S40];[.$V40])=[.G40];&quot;SPD&quot;;&quot;&quot;);IF(MAX([.$D40];[.$G40];[.$J40];[.$M40];[.$P40];[.$S40];[.$V40])=[.J40];&quot;DIE LINKE&quot;;&quot;&quot;);IF(MAX([.$D40];[.$G40];[.$J40];[.$M40];[.$P40];[.$S40];[.$V40])=[.M40];&quot;GRÜNE&quot;;&quot;&quot;);IF(MAX([.$D40];[.$G40];[.$J40];[.$M40];[.$P40];[.$S40];[.$V40])=[.P40];&quot;CSU&quot;;&quot;&quot;);IF(MAX([.$D40];[.$G40];[.$J40];[.$M40];[.$P40];[.$S40];[.$V40])=[.S40];&quot;FDP&quot;;&quot;&quot;);IF(MAX([.$D40];[.$G40];[.$J40];[.$M40];[.$P40];[.$S40];[.$V40])=[.V40];&quot;AfD&quot;;&quot;&quot;))" office:value-type="string" office:string-value="CDU">
            <text:p>CDU</text:p>
          </table:table-cell>
          <table:table-cell table:formula="of:=SUM([.E40]+[.H40]+[.K40]+[.N40]+[.Q40]+[.T40]+[.W40])" office:value-type="float" office:value="158966">
            <text:p>158,966</text:p>
          </table:table-cell>
          <table:table-cell table:style-name="ce9" office:value-type="float" office:value="93545">
            <text:p>93,545</text:p>
          </table:table-cell>
          <table:table-cell table:style-name="ce9" office:value-type="float" office:value="86301">
            <text:p>86,301</text:p>
          </table:table-cell>
          <table:table-cell table:style-name="ce9"/>
          <table:table-cell table:style-name="ce9" office:value-type="float" office:value="32997">
            <text:p>32,997</text:p>
          </table:table-cell>
          <table:table-cell table:style-name="ce9" office:value-type="float" office:value="28870">
            <text:p>28,870</text:p>
          </table:table-cell>
          <table:table-cell table:style-name="ce9"/>
          <table:table-cell table:style-name="ce9" office:value-type="float" office:value="6640">
            <text:p>6,640</text:p>
          </table:table-cell>
          <table:table-cell table:style-name="ce9" office:value-type="float" office:value="7145">
            <text:p>7,145</text:p>
          </table:table-cell>
          <table:table-cell table:style-name="ce9"/>
          <table:table-cell table:style-name="ce9" office:value-type="float" office:value="7034">
            <text:p>7,034</text:p>
          </table:table-cell>
          <table:table-cell table:style-name="ce9" office:value-type="float" office:value="8207">
            <text:p>8,20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306">
            <text:p>8,306</text:p>
          </table:table-cell>
          <table:table-cell table:style-name="ce9" office:value-type="float" office:value="15298">
            <text:p>15,298</text:p>
          </table:table-cell>
          <table:table-cell table:style-name="ce9"/>
          <table:table-cell table:style-name="ce9" office:value-type="float" office:value="12683">
            <text:p>12,683</text:p>
          </table:table-cell>
          <table:table-cell table:style-name="ce9" office:value-type="float" office:value="13145">
            <text:p>13,1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19" table:formula="of:=CONCATENATE(IF(MAX([.$D41];[.$G41];[.$J41];[.$M41];[.$P41];[.$S41];[.$V41])=[.D41];&quot;CDU&quot;;&quot;&quot;);IF(MAX([.$D41];[.$G41];[.$J41];[.$M41];[.$P41];[.$S41];[.$V41])=[.G41];&quot;SPD&quot;;&quot;&quot;);IF(MAX([.$D41];[.$G41];[.$J41];[.$M41];[.$P41];[.$S41];[.$V41])=[.J41];&quot;DIE LINKE&quot;;&quot;&quot;);IF(MAX([.$D41];[.$G41];[.$J41];[.$M41];[.$P41];[.$S41];[.$V41])=[.M41];&quot;GRÜNE&quot;;&quot;&quot;);IF(MAX([.$D41];[.$G41];[.$J41];[.$M41];[.$P41];[.$S41];[.$V41])=[.P41];&quot;CSU&quot;;&quot;&quot;);IF(MAX([.$D41];[.$G41];[.$J41];[.$M41];[.$P41];[.$S41];[.$V41])=[.S41];&quot;FDP&quot;;&quot;&quot;);IF(MAX([.$D41];[.$G41];[.$J41];[.$M41];[.$P41];[.$S41];[.$V41])=[.V41];&quot;AfD&quot;;&quot;&quot;))" office:value-type="string" office:string-value="CDU">
            <text:p>CDU</text:p>
          </table:table-cell>
          <table:table-cell table:formula="of:=SUM([.E41]+[.H41]+[.K41]+[.N41]+[.Q41]+[.T41]+[.W41])" office:value-type="float" office:value="142230">
            <text:p>142,230</text:p>
          </table:table-cell>
          <table:table-cell table:style-name="ce9" office:value-type="float" office:value="65465">
            <text:p>65,465</text:p>
          </table:table-cell>
          <table:table-cell table:style-name="ce9" office:value-type="float" office:value="55833">
            <text:p>55,833</text:p>
          </table:table-cell>
          <table:table-cell table:style-name="ce9"/>
          <table:table-cell table:style-name="ce9" office:value-type="float" office:value="40102">
            <text:p>40,102</text:p>
          </table:table-cell>
          <table:table-cell table:style-name="ce9" office:value-type="float" office:value="37505">
            <text:p>37,505</text:p>
          </table:table-cell>
          <table:table-cell table:style-name="ce9"/>
          <table:table-cell table:style-name="ce9" office:value-type="float" office:value="7759">
            <text:p>7,759</text:p>
          </table:table-cell>
          <table:table-cell table:style-name="ce9" office:value-type="float" office:value="8951">
            <text:p>8,951</text:p>
          </table:table-cell>
          <table:table-cell table:style-name="ce9"/>
          <table:table-cell table:style-name="ce9" office:value-type="float" office:value="11252">
            <text:p>11,252</text:p>
          </table:table-cell>
          <table:table-cell table:style-name="ce9" office:value-type="float" office:value="11992">
            <text:p>11,99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85">
            <text:p>10,285</text:p>
          </table:table-cell>
          <table:table-cell table:style-name="ce9" office:value-type="float" office:value="15515">
            <text:p>15,515</text:p>
          </table:table-cell>
          <table:table-cell table:style-name="ce9"/>
          <table:table-cell table:style-name="ce9" office:value-type="float" office:value="11955">
            <text:p>11,955</text:p>
          </table:table-cell>
          <table:table-cell table:style-name="ce9" office:value-type="float" office:value="12434">
            <text:p>12,43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19" table:formula="of:=CONCATENATE(IF(MAX([.$D42];[.$G42];[.$J42];[.$M42];[.$P42];[.$S42];[.$V42])=[.D42];&quot;CDU&quot;;&quot;&quot;);IF(MAX([.$D42];[.$G42];[.$J42];[.$M42];[.$P42];[.$S42];[.$V42])=[.G42];&quot;SPD&quot;;&quot;&quot;);IF(MAX([.$D42];[.$G42];[.$J42];[.$M42];[.$P42];[.$S42];[.$V42])=[.J42];&quot;DIE LINKE&quot;;&quot;&quot;);IF(MAX([.$D42];[.$G42];[.$J42];[.$M42];[.$P42];[.$S42];[.$V42])=[.M42];&quot;GRÜNE&quot;;&quot;&quot;);IF(MAX([.$D42];[.$G42];[.$J42];[.$M42];[.$P42];[.$S42];[.$V42])=[.P42];&quot;CSU&quot;;&quot;&quot;);IF(MAX([.$D42];[.$G42];[.$J42];[.$M42];[.$P42];[.$S42];[.$V42])=[.S42];&quot;FDP&quot;;&quot;&quot;);IF(MAX([.$D42];[.$G42];[.$J42];[.$M42];[.$P42];[.$S42];[.$V42])=[.V42];&quot;AfD&quot;;&quot;&quot;))" office:value-type="string" office:string-value="CDU">
            <text:p>CDU</text:p>
          </table:table-cell>
          <table:table-cell table:formula="of:=SUM([.E42]+[.H42]+[.K42]+[.N42]+[.Q42]+[.T42]+[.W42])" office:value-type="float" office:value="146328">
            <text:p>146,328</text:p>
          </table:table-cell>
          <table:table-cell table:style-name="ce9" office:value-type="float" office:value="59560">
            <text:p>59,560</text:p>
          </table:table-cell>
          <table:table-cell table:style-name="ce9" office:value-type="float" office:value="53035">
            <text:p>53,035</text:p>
          </table:table-cell>
          <table:table-cell table:style-name="ce9"/>
          <table:table-cell table:style-name="ce9" office:value-type="float" office:value="48505">
            <text:p>48,505</text:p>
          </table:table-cell>
          <table:table-cell table:style-name="ce9" office:value-type="float" office:value="40047">
            <text:p>40,047</text:p>
          </table:table-cell>
          <table:table-cell table:style-name="ce9"/>
          <table:table-cell table:style-name="ce9" office:value-type="float" office:value="10714">
            <text:p>10,714</text:p>
          </table:table-cell>
          <table:table-cell table:style-name="ce9" office:value-type="float" office:value="11055">
            <text:p>11,055</text:p>
          </table:table-cell>
          <table:table-cell table:style-name="ce9"/>
          <table:table-cell table:style-name="ce9" office:value-type="float" office:value="10146">
            <text:p>10,146</text:p>
          </table:table-cell>
          <table:table-cell table:style-name="ce9" office:value-type="float" office:value="14052">
            <text:p>14,05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273">
            <text:p>8,273</text:p>
          </table:table-cell>
          <table:table-cell table:style-name="ce9" office:value-type="float" office:value="13464">
            <text:p>13,464</text:p>
          </table:table-cell>
          <table:table-cell table:style-name="ce9"/>
          <table:table-cell table:style-name="ce9" office:value-type="float" office:value="12995">
            <text:p>12,995</text:p>
          </table:table-cell>
          <table:table-cell table:style-name="ce9" office:value-type="float" office:value="14675">
            <text:p>14,67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19" table:formula="of:=CONCATENATE(IF(MAX([.$D43];[.$G43];[.$J43];[.$M43];[.$P43];[.$S43];[.$V43])=[.D43];&quot;CDU&quot;;&quot;&quot;);IF(MAX([.$D43];[.$G43];[.$J43];[.$M43];[.$P43];[.$S43];[.$V43])=[.G43];&quot;SPD&quot;;&quot;&quot;);IF(MAX([.$D43];[.$G43];[.$J43];[.$M43];[.$P43];[.$S43];[.$V43])=[.J43];&quot;DIE LINKE&quot;;&quot;&quot;);IF(MAX([.$D43];[.$G43];[.$J43];[.$M43];[.$P43];[.$S43];[.$V43])=[.M43];&quot;GRÜNE&quot;;&quot;&quot;);IF(MAX([.$D43];[.$G43];[.$J43];[.$M43];[.$P43];[.$S43];[.$V43])=[.P43];&quot;CSU&quot;;&quot;&quot;);IF(MAX([.$D43];[.$G43];[.$J43];[.$M43];[.$P43];[.$S43];[.$V43])=[.S43];&quot;FDP&quot;;&quot;&quot;);IF(MAX([.$D43];[.$G43];[.$J43];[.$M43];[.$P43];[.$S43];[.$V43])=[.V43];&quot;AfD&quot;;&quot;&quot;))" office:value-type="string" office:string-value="SPD">
            <text:p>SPD</text:p>
          </table:table-cell>
          <table:table-cell table:formula="of:=SUM([.E43]+[.H43]+[.K43]+[.N43]+[.Q43]+[.T43]+[.W43])" office:value-type="float" office:value="121629">
            <text:p>121,629</text:p>
          </table:table-cell>
          <table:table-cell table:style-name="ce9" office:value-type="float" office:value="45510">
            <text:p>45,510</text:p>
          </table:table-cell>
          <table:table-cell table:style-name="ce9" office:value-type="float" office:value="47558">
            <text:p>47,558</text:p>
          </table:table-cell>
          <table:table-cell table:style-name="ce9"/>
          <table:table-cell table:style-name="ce9" office:value-type="float" office:value="51938">
            <text:p>51,938</text:p>
          </table:table-cell>
          <table:table-cell table:style-name="ce9" office:value-type="float" office:value="34211">
            <text:p>34,211</text:p>
          </table:table-cell>
          <table:table-cell table:style-name="ce9"/>
          <table:table-cell table:style-name="ce9" office:value-type="float" office:value="5219">
            <text:p>5,219</text:p>
          </table:table-cell>
          <table:table-cell table:style-name="ce9" office:value-type="float" office:value="7422">
            <text:p>7,422</text:p>
          </table:table-cell>
          <table:table-cell table:style-name="ce9"/>
          <table:table-cell table:style-name="ce9" office:value-type="float" office:value="6053">
            <text:p>6,053</text:p>
          </table:table-cell>
          <table:table-cell table:style-name="ce9" office:value-type="float" office:value="10068">
            <text:p>10,0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659">
            <text:p>5,659</text:p>
          </table:table-cell>
          <table:table-cell table:style-name="ce9" office:value-type="float" office:value="10699">
            <text:p>10,699</text:p>
          </table:table-cell>
          <table:table-cell table:style-name="ce9"/>
          <table:table-cell table:style-name="ce9" office:value-type="float" office:value="10331">
            <text:p>10,331</text:p>
          </table:table-cell>
          <table:table-cell table:style-name="ce9" office:value-type="float" office:value="11671">
            <text:p>11,67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19" table:formula="of:=CONCATENATE(IF(MAX([.$D44];[.$G44];[.$J44];[.$M44];[.$P44];[.$S44];[.$V44])=[.D44];&quot;CDU&quot;;&quot;&quot;);IF(MAX([.$D44];[.$G44];[.$J44];[.$M44];[.$P44];[.$S44];[.$V44])=[.G44];&quot;SPD&quot;;&quot;&quot;);IF(MAX([.$D44];[.$G44];[.$J44];[.$M44];[.$P44];[.$S44];[.$V44])=[.J44];&quot;DIE LINKE&quot;;&quot;&quot;);IF(MAX([.$D44];[.$G44];[.$J44];[.$M44];[.$P44];[.$S44];[.$V44])=[.M44];&quot;GRÜNE&quot;;&quot;&quot;);IF(MAX([.$D44];[.$G44];[.$J44];[.$M44];[.$P44];[.$S44];[.$V44])=[.P44];&quot;CSU&quot;;&quot;&quot;);IF(MAX([.$D44];[.$G44];[.$J44];[.$M44];[.$P44];[.$S44];[.$V44])=[.S44];&quot;FDP&quot;;&quot;&quot;);IF(MAX([.$D44];[.$G44];[.$J44];[.$M44];[.$P44];[.$S44];[.$V44])=[.V44];&quot;AfD&quot;;&quot;&quot;))" office:value-type="string" office:string-value="CDU">
            <text:p>CDU</text:p>
          </table:table-cell>
          <table:table-cell table:formula="of:=SUM([.E44]+[.H44]+[.K44]+[.N44]+[.Q44]+[.T44]+[.W44])" office:value-type="float" office:value="154605">
            <text:p>154,605</text:p>
          </table:table-cell>
          <table:table-cell table:style-name="ce9" office:value-type="float" office:value="65223">
            <text:p>65,223</text:p>
          </table:table-cell>
          <table:table-cell table:style-name="ce9" office:value-type="float" office:value="57815">
            <text:p>57,815</text:p>
          </table:table-cell>
          <table:table-cell table:style-name="ce9"/>
          <table:table-cell table:style-name="ce9" office:value-type="float" office:value="44017">
            <text:p>44,017</text:p>
          </table:table-cell>
          <table:table-cell table:style-name="ce9" office:value-type="float" office:value="35377">
            <text:p>35,377</text:p>
          </table:table-cell>
          <table:table-cell table:style-name="ce9"/>
          <table:table-cell table:style-name="ce9" office:value-type="float" office:value="8638">
            <text:p>8,638</text:p>
          </table:table-cell>
          <table:table-cell table:style-name="ce9" office:value-type="float" office:value="10117">
            <text:p>10,117</text:p>
          </table:table-cell>
          <table:table-cell table:style-name="ce9"/>
          <table:table-cell table:style-name="ce9" office:value-type="float" office:value="14565">
            <text:p>14,565</text:p>
          </table:table-cell>
          <table:table-cell table:style-name="ce9" office:value-type="float" office:value="16410">
            <text:p>16,41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458">
            <text:p>10,458</text:p>
          </table:table-cell>
          <table:table-cell table:style-name="ce9" office:value-type="float" office:value="18839">
            <text:p>18,839</text:p>
          </table:table-cell>
          <table:table-cell table:style-name="ce9"/>
          <table:table-cell table:style-name="ce9" office:value-type="float" office:value="14826">
            <text:p>14,826</text:p>
          </table:table-cell>
          <table:table-cell table:style-name="ce9" office:value-type="float" office:value="16047">
            <text:p>16,04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19" table:formula="of:=CONCATENATE(IF(MAX([.$D45];[.$G45];[.$J45];[.$M45];[.$P45];[.$S45];[.$V45])=[.D45];&quot;CDU&quot;;&quot;&quot;);IF(MAX([.$D45];[.$G45];[.$J45];[.$M45];[.$P45];[.$S45];[.$V45])=[.G45];&quot;SPD&quot;;&quot;&quot;);IF(MAX([.$D45];[.$G45];[.$J45];[.$M45];[.$P45];[.$S45];[.$V45])=[.J45];&quot;DIE LINKE&quot;;&quot;&quot;);IF(MAX([.$D45];[.$G45];[.$J45];[.$M45];[.$P45];[.$S45];[.$V45])=[.M45];&quot;GRÜNE&quot;;&quot;&quot;);IF(MAX([.$D45];[.$G45];[.$J45];[.$M45];[.$P45];[.$S45];[.$V45])=[.P45];&quot;CSU&quot;;&quot;&quot;);IF(MAX([.$D45];[.$G45];[.$J45];[.$M45];[.$P45];[.$S45];[.$V45])=[.S45];&quot;FDP&quot;;&quot;&quot;);IF(MAX([.$D45];[.$G45];[.$J45];[.$M45];[.$P45];[.$S45];[.$V45])=[.V45];&quot;AfD&quot;;&quot;&quot;))" office:value-type="string" office:string-value="CDU">
            <text:p>CDU</text:p>
          </table:table-cell>
          <table:table-cell table:formula="of:=SUM([.E45]+[.H45]+[.K45]+[.N45]+[.Q45]+[.T45]+[.W45])" office:value-type="float" office:value="133794">
            <text:p>133,794</text:p>
          </table:table-cell>
          <table:table-cell table:style-name="ce9" office:value-type="float" office:value="46740">
            <text:p>46,740</text:p>
          </table:table-cell>
          <table:table-cell table:style-name="ce9" office:value-type="float" office:value="43861">
            <text:p>43,861</text:p>
          </table:table-cell>
          <table:table-cell table:style-name="ce9"/>
          <table:table-cell table:style-name="ce9" office:value-type="float" office:value="39169">
            <text:p>39,169</text:p>
          </table:table-cell>
          <table:table-cell table:style-name="ce9" office:value-type="float" office:value="32865">
            <text:p>32,865</text:p>
          </table:table-cell>
          <table:table-cell table:style-name="ce9"/>
          <table:table-cell table:style-name="ce9" office:value-type="float" office:value="11729">
            <text:p>11,729</text:p>
          </table:table-cell>
          <table:table-cell table:style-name="ce9" office:value-type="float" office:value="12705">
            <text:p>12,705</text:p>
          </table:table-cell>
          <table:table-cell table:style-name="ce9"/>
          <table:table-cell table:style-name="ce9" office:value-type="float" office:value="20604">
            <text:p>20,604</text:p>
          </table:table-cell>
          <table:table-cell table:style-name="ce9" office:value-type="float" office:value="18906">
            <text:p>18,90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245">
            <text:p>9,245</text:p>
          </table:table-cell>
          <table:table-cell table:style-name="ce9" office:value-type="float" office:value="12959">
            <text:p>12,959</text:p>
          </table:table-cell>
          <table:table-cell table:style-name="ce9"/>
          <table:table-cell table:style-name="ce9" office:value-type="float" office:value="12131">
            <text:p>12,131</text:p>
          </table:table-cell>
          <table:table-cell table:style-name="ce9" office:value-type="float" office:value="12498">
            <text:p>12,49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19" table:formula="of:=CONCATENATE(IF(MAX([.$D46];[.$G46];[.$J46];[.$M46];[.$P46];[.$S46];[.$V46])=[.D46];&quot;CDU&quot;;&quot;&quot;);IF(MAX([.$D46];[.$G46];[.$J46];[.$M46];[.$P46];[.$S46];[.$V46])=[.G46];&quot;SPD&quot;;&quot;&quot;);IF(MAX([.$D46];[.$G46];[.$J46];[.$M46];[.$P46];[.$S46];[.$V46])=[.J46];&quot;DIE LINKE&quot;;&quot;&quot;);IF(MAX([.$D46];[.$G46];[.$J46];[.$M46];[.$P46];[.$S46];[.$V46])=[.M46];&quot;GRÜNE&quot;;&quot;&quot;);IF(MAX([.$D46];[.$G46];[.$J46];[.$M46];[.$P46];[.$S46];[.$V46])=[.P46];&quot;CSU&quot;;&quot;&quot;);IF(MAX([.$D46];[.$G46];[.$J46];[.$M46];[.$P46];[.$S46];[.$V46])=[.S46];&quot;FDP&quot;;&quot;&quot;);IF(MAX([.$D46];[.$G46];[.$J46];[.$M46];[.$P46];[.$S46];[.$V46])=[.V46];&quot;AfD&quot;;&quot;&quot;))" office:value-type="string" office:string-value="CDU">
            <text:p>CDU</text:p>
          </table:table-cell>
          <table:table-cell table:formula="of:=SUM([.E46]+[.H46]+[.K46]+[.N46]+[.Q46]+[.T46]+[.W46])" office:value-type="float" office:value="146311">
            <text:p>146,311</text:p>
          </table:table-cell>
          <table:table-cell table:style-name="ce9" office:value-type="float" office:value="68379">
            <text:p>68,379</text:p>
          </table:table-cell>
          <table:table-cell table:style-name="ce9" office:value-type="float" office:value="60737">
            <text:p>60,737</text:p>
          </table:table-cell>
          <table:table-cell table:style-name="ce9"/>
          <table:table-cell table:style-name="ce9" office:value-type="float" office:value="42438">
            <text:p>42,438</text:p>
          </table:table-cell>
          <table:table-cell table:style-name="ce9" office:value-type="float" office:value="38529">
            <text:p>38,529</text:p>
          </table:table-cell>
          <table:table-cell table:style-name="ce9"/>
          <table:table-cell table:style-name="ce9" office:value-type="float" office:value="7908">
            <text:p>7,908</text:p>
          </table:table-cell>
          <table:table-cell table:style-name="ce9" office:value-type="float" office:value="9156">
            <text:p>9,156</text:p>
          </table:table-cell>
          <table:table-cell table:style-name="ce9"/>
          <table:table-cell table:style-name="ce9" office:value-type="float" office:value="11613">
            <text:p>11,613</text:p>
          </table:table-cell>
          <table:table-cell table:style-name="ce9" office:value-type="float" office:value="12346">
            <text:p>12,34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76">
            <text:p>9,576</text:p>
          </table:table-cell>
          <table:table-cell table:style-name="ce9" office:value-type="float" office:value="14603">
            <text:p>14,603</text:p>
          </table:table-cell>
          <table:table-cell table:style-name="ce9"/>
          <table:table-cell table:style-name="ce9" office:value-type="float" office:value="9934">
            <text:p>9,934</text:p>
          </table:table-cell>
          <table:table-cell table:style-name="ce9" office:value-type="float" office:value="10940">
            <text:p>10,94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19" table:formula="of:=CONCATENATE(IF(MAX([.$D47];[.$G47];[.$J47];[.$M47];[.$P47];[.$S47];[.$V47])=[.D47];&quot;CDU&quot;;&quot;&quot;);IF(MAX([.$D47];[.$G47];[.$J47];[.$M47];[.$P47];[.$S47];[.$V47])=[.G47];&quot;SPD&quot;;&quot;&quot;);IF(MAX([.$D47];[.$G47];[.$J47];[.$M47];[.$P47];[.$S47];[.$V47])=[.J47];&quot;DIE LINKE&quot;;&quot;&quot;);IF(MAX([.$D47];[.$G47];[.$J47];[.$M47];[.$P47];[.$S47];[.$V47])=[.M47];&quot;GRÜNE&quot;;&quot;&quot;);IF(MAX([.$D47];[.$G47];[.$J47];[.$M47];[.$P47];[.$S47];[.$V47])=[.P47];&quot;CSU&quot;;&quot;&quot;);IF(MAX([.$D47];[.$G47];[.$J47];[.$M47];[.$P47];[.$S47];[.$V47])=[.S47];&quot;FDP&quot;;&quot;&quot;);IF(MAX([.$D47];[.$G47];[.$J47];[.$M47];[.$P47];[.$S47];[.$V47])=[.V47];&quot;AfD&quot;;&quot;&quot;))" office:value-type="string" office:string-value="CDU">
            <text:p>CDU</text:p>
          </table:table-cell>
          <table:table-cell table:formula="of:=SUM([.E47]+[.H47]+[.K47]+[.N47]+[.Q47]+[.T47]+[.W47])" office:value-type="float" office:value="146233">
            <text:p>146,233</text:p>
          </table:table-cell>
          <table:table-cell table:style-name="ce9" office:value-type="float" office:value="60185">
            <text:p>60,185</text:p>
          </table:table-cell>
          <table:table-cell table:style-name="ce9" office:value-type="float" office:value="53977">
            <text:p>53,977</text:p>
          </table:table-cell>
          <table:table-cell table:style-name="ce9"/>
          <table:table-cell table:style-name="ce9" office:value-type="float" office:value="47279">
            <text:p>47,279</text:p>
          </table:table-cell>
          <table:table-cell table:style-name="ce9" office:value-type="float" office:value="37336">
            <text:p>37,336</text:p>
          </table:table-cell>
          <table:table-cell table:style-name="ce9"/>
          <table:table-cell table:style-name="ce9" office:value-type="float" office:value="12521">
            <text:p>12,521</text:p>
          </table:table-cell>
          <table:table-cell table:style-name="ce9" office:value-type="float" office:value="12759">
            <text:p>12,759</text:p>
          </table:table-cell>
          <table:table-cell table:style-name="ce9"/>
          <table:table-cell table:style-name="ce9" office:value-type="float" office:value="15108">
            <text:p>15,108</text:p>
          </table:table-cell>
          <table:table-cell table:style-name="ce9" office:value-type="float" office:value="18353">
            <text:p>18,35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353">
            <text:p>13,353</text:p>
          </table:table-cell>
          <table:table-cell table:style-name="ce9" office:value-type="float" office:value="14309">
            <text:p>14,309</text:p>
          </table:table-cell>
          <table:table-cell table:style-name="ce9"/>
          <table:table-cell table:style-name="ce9"/>
          <table:table-cell table:style-name="ce9" office:value-type="float" office:value="9499">
            <text:p>9,49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9" table:formula="of:=CONCATENATE(IF(MAX([.$D48];[.$G48];[.$J48];[.$M48];[.$P48];[.$S48];[.$V48])=[.D48];&quot;CDU&quot;;&quot;&quot;);IF(MAX([.$D48];[.$G48];[.$J48];[.$M48];[.$P48];[.$S48];[.$V48])=[.G48];&quot;SPD&quot;;&quot;&quot;);IF(MAX([.$D48];[.$G48];[.$J48];[.$M48];[.$P48];[.$S48];[.$V48])=[.J48];&quot;DIE LINKE&quot;;&quot;&quot;);IF(MAX([.$D48];[.$G48];[.$J48];[.$M48];[.$P48];[.$S48];[.$V48])=[.M48];&quot;GRÜNE&quot;;&quot;&quot;);IF(MAX([.$D48];[.$G48];[.$J48];[.$M48];[.$P48];[.$S48];[.$V48])=[.P48];&quot;CSU&quot;;&quot;&quot;);IF(MAX([.$D48];[.$G48];[.$J48];[.$M48];[.$P48];[.$S48];[.$V48])=[.S48];&quot;FDP&quot;;&quot;&quot;);IF(MAX([.$D48];[.$G48];[.$J48];[.$M48];[.$P48];[.$S48];[.$V48])=[.V48];&quot;AfD&quot;;&quot;&quot;))" office:value-type="string" office:string-value="CDU">
            <text:p>CDU</text:p>
          </table:table-cell>
          <table:table-cell table:formula="of:=SUM([.E48]+[.H48]+[.K48]+[.N48]+[.Q48]+[.T48]+[.W48])" office:value-type="float" office:value="140698">
            <text:p>140,698</text:p>
          </table:table-cell>
          <table:table-cell table:style-name="ce9" office:value-type="float" office:value="59128">
            <text:p>59,128</text:p>
          </table:table-cell>
          <table:table-cell table:style-name="ce9" office:value-type="float" office:value="49896">
            <text:p>49,896</text:p>
          </table:table-cell>
          <table:table-cell table:style-name="ce9"/>
          <table:table-cell table:style-name="ce9" office:value-type="float" office:value="47615">
            <text:p>47,615</text:p>
          </table:table-cell>
          <table:table-cell table:style-name="ce9" office:value-type="float" office:value="43307">
            <text:p>43,307</text:p>
          </table:table-cell>
          <table:table-cell table:style-name="ce9"/>
          <table:table-cell table:style-name="ce9" office:value-type="float" office:value="6530">
            <text:p>6,530</text:p>
          </table:table-cell>
          <table:table-cell table:style-name="ce9" office:value-type="float" office:value="8289">
            <text:p>8,289</text:p>
          </table:table-cell>
          <table:table-cell table:style-name="ce9"/>
          <table:table-cell table:style-name="ce9" office:value-type="float" office:value="11206">
            <text:p>11,206</text:p>
          </table:table-cell>
          <table:table-cell table:style-name="ce9" office:value-type="float" office:value="11831">
            <text:p>11,83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539">
            <text:p>6,539</text:p>
          </table:table-cell>
          <table:table-cell table:style-name="ce9" office:value-type="float" office:value="12430">
            <text:p>12,430</text:p>
          </table:table-cell>
          <table:table-cell table:style-name="ce9"/>
          <table:table-cell table:style-name="ce9" office:value-type="float" office:value="13292">
            <text:p>13,292</text:p>
          </table:table-cell>
          <table:table-cell table:style-name="ce9" office:value-type="float" office:value="14945">
            <text:p>14,9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19" table:formula="of:=CONCATENATE(IF(MAX([.$D49];[.$G49];[.$J49];[.$M49];[.$P49];[.$S49];[.$V49])=[.D49];&quot;CDU&quot;;&quot;&quot;);IF(MAX([.$D49];[.$G49];[.$J49];[.$M49];[.$P49];[.$S49];[.$V49])=[.G49];&quot;SPD&quot;;&quot;&quot;);IF(MAX([.$D49];[.$G49];[.$J49];[.$M49];[.$P49];[.$S49];[.$V49])=[.J49];&quot;DIE LINKE&quot;;&quot;&quot;);IF(MAX([.$D49];[.$G49];[.$J49];[.$M49];[.$P49];[.$S49];[.$V49])=[.M49];&quot;GRÜNE&quot;;&quot;&quot;);IF(MAX([.$D49];[.$G49];[.$J49];[.$M49];[.$P49];[.$S49];[.$V49])=[.P49];&quot;CSU&quot;;&quot;&quot;);IF(MAX([.$D49];[.$G49];[.$J49];[.$M49];[.$P49];[.$S49];[.$V49])=[.S49];&quot;FDP&quot;;&quot;&quot;);IF(MAX([.$D49];[.$G49];[.$J49];[.$M49];[.$P49];[.$S49];[.$V49])=[.V49];&quot;AfD&quot;;&quot;&quot;))" office:value-type="string" office:string-value="SPD">
            <text:p>SPD</text:p>
          </table:table-cell>
          <table:table-cell table:formula="of:=SUM([.E49]+[.H49]+[.K49]+[.N49]+[.Q49]+[.T49]+[.W49])" office:value-type="float" office:value="127692">
            <text:p>127,692</text:p>
          </table:table-cell>
          <table:table-cell table:style-name="ce9" office:value-type="float" office:value="39487">
            <text:p>39,487</text:p>
          </table:table-cell>
          <table:table-cell table:style-name="ce9" office:value-type="float" office:value="36401">
            <text:p>36,401</text:p>
          </table:table-cell>
          <table:table-cell table:style-name="ce9"/>
          <table:table-cell table:style-name="ce9" office:value-type="float" office:value="47549">
            <text:p>47,549</text:p>
          </table:table-cell>
          <table:table-cell table:style-name="ce9" office:value-type="float" office:value="36645">
            <text:p>36,645</text:p>
          </table:table-cell>
          <table:table-cell table:style-name="ce9"/>
          <table:table-cell table:style-name="ce9" office:value-type="float" office:value="9579">
            <text:p>9,579</text:p>
          </table:table-cell>
          <table:table-cell table:style-name="ce9" office:value-type="float" office:value="12470">
            <text:p>12,470</text:p>
          </table:table-cell>
          <table:table-cell table:style-name="ce9"/>
          <table:table-cell table:style-name="ce9" office:value-type="float" office:value="12102">
            <text:p>12,102</text:p>
          </table:table-cell>
          <table:table-cell table:style-name="ce9" office:value-type="float" office:value="16292">
            <text:p>16,29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34">
            <text:p>8,734</text:p>
          </table:table-cell>
          <table:table-cell table:style-name="ce9" office:value-type="float" office:value="13658">
            <text:p>13,658</text:p>
          </table:table-cell>
          <table:table-cell table:style-name="ce9"/>
          <table:table-cell table:style-name="ce9" office:value-type="float" office:value="11364">
            <text:p>11,364</text:p>
          </table:table-cell>
          <table:table-cell table:style-name="ce9" office:value-type="float" office:value="12226">
            <text:p>12,2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19" table:formula="of:=CONCATENATE(IF(MAX([.$D50];[.$G50];[.$J50];[.$M50];[.$P50];[.$S50];[.$V50])=[.D50];&quot;CDU&quot;;&quot;&quot;);IF(MAX([.$D50];[.$G50];[.$J50];[.$M50];[.$P50];[.$S50];[.$V50])=[.G50];&quot;SPD&quot;;&quot;&quot;);IF(MAX([.$D50];[.$G50];[.$J50];[.$M50];[.$P50];[.$S50];[.$V50])=[.J50];&quot;DIE LINKE&quot;;&quot;&quot;);IF(MAX([.$D50];[.$G50];[.$J50];[.$M50];[.$P50];[.$S50];[.$V50])=[.M50];&quot;GRÜNE&quot;;&quot;&quot;);IF(MAX([.$D50];[.$G50];[.$J50];[.$M50];[.$P50];[.$S50];[.$V50])=[.P50];&quot;CSU&quot;;&quot;&quot;);IF(MAX([.$D50];[.$G50];[.$J50];[.$M50];[.$P50];[.$S50];[.$V50])=[.S50];&quot;FDP&quot;;&quot;&quot;);IF(MAX([.$D50];[.$G50];[.$J50];[.$M50];[.$P50];[.$S50];[.$V50])=[.V50];&quot;AfD&quot;;&quot;&quot;))" office:value-type="string" office:string-value="SPD">
            <text:p>SPD</text:p>
          </table:table-cell>
          <table:table-cell table:formula="of:=SUM([.E50]+[.H50]+[.K50]+[.N50]+[.Q50]+[.T50]+[.W50])" office:value-type="float" office:value="140045">
            <text:p>140,045</text:p>
          </table:table-cell>
          <table:table-cell table:style-name="ce9" office:value-type="float" office:value="42713">
            <text:p>42,713</text:p>
          </table:table-cell>
          <table:table-cell table:style-name="ce9" office:value-type="float" office:value="36203">
            <text:p>36,203</text:p>
          </table:table-cell>
          <table:table-cell table:style-name="ce9"/>
          <table:table-cell table:style-name="ce9" office:value-type="float" office:value="49744">
            <text:p>49,744</text:p>
          </table:table-cell>
          <table:table-cell table:style-name="ce9" office:value-type="float" office:value="37964">
            <text:p>37,964</text:p>
          </table:table-cell>
          <table:table-cell table:style-name="ce9"/>
          <table:table-cell table:style-name="ce9" office:value-type="float" office:value="13775">
            <text:p>13,775</text:p>
          </table:table-cell>
          <table:table-cell table:style-name="ce9" office:value-type="float" office:value="17823">
            <text:p>17,823</text:p>
          </table:table-cell>
          <table:table-cell table:style-name="ce9"/>
          <table:table-cell table:style-name="ce9" office:value-type="float" office:value="16486">
            <text:p>16,486</text:p>
          </table:table-cell>
          <table:table-cell table:style-name="ce9" office:value-type="float" office:value="22079">
            <text:p>22,07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165">
            <text:p>8,165</text:p>
          </table:table-cell>
          <table:table-cell table:style-name="ce9" office:value-type="float" office:value="14735">
            <text:p>14,735</text:p>
          </table:table-cell>
          <table:table-cell table:style-name="ce9"/>
          <table:table-cell table:style-name="ce9" office:value-type="float" office:value="10590">
            <text:p>10,590</text:p>
          </table:table-cell>
          <table:table-cell table:style-name="ce9" office:value-type="float" office:value="11241">
            <text:p>11,24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19" table:formula="of:=CONCATENATE(IF(MAX([.$D51];[.$G51];[.$J51];[.$M51];[.$P51];[.$S51];[.$V51])=[.D51];&quot;CDU&quot;;&quot;&quot;);IF(MAX([.$D51];[.$G51];[.$J51];[.$M51];[.$P51];[.$S51];[.$V51])=[.G51];&quot;SPD&quot;;&quot;&quot;);IF(MAX([.$D51];[.$G51];[.$J51];[.$M51];[.$P51];[.$S51];[.$V51])=[.J51];&quot;DIE LINKE&quot;;&quot;&quot;);IF(MAX([.$D51];[.$G51];[.$J51];[.$M51];[.$P51];[.$S51];[.$V51])=[.M51];&quot;GRÜNE&quot;;&quot;&quot;);IF(MAX([.$D51];[.$G51];[.$J51];[.$M51];[.$P51];[.$S51];[.$V51])=[.P51];&quot;CSU&quot;;&quot;&quot;);IF(MAX([.$D51];[.$G51];[.$J51];[.$M51];[.$P51];[.$S51];[.$V51])=[.S51];&quot;FDP&quot;;&quot;&quot;);IF(MAX([.$D51];[.$G51];[.$J51];[.$M51];[.$P51];[.$S51];[.$V51])=[.V51];&quot;AfD&quot;;&quot;&quot;))" office:value-type="string" office:string-value="CDU">
            <text:p>CDU</text:p>
          </table:table-cell>
          <table:table-cell table:formula="of:=SUM([.E51]+[.H51]+[.K51]+[.N51]+[.Q51]+[.T51]+[.W51])" office:value-type="float" office:value="174071">
            <text:p>174,071</text:p>
          </table:table-cell>
          <table:table-cell table:style-name="ce9" office:value-type="float" office:value="72282">
            <text:p>72,282</text:p>
          </table:table-cell>
          <table:table-cell table:style-name="ce9" office:value-type="float" office:value="62828">
            <text:p>62,828</text:p>
          </table:table-cell>
          <table:table-cell table:style-name="ce9"/>
          <table:table-cell table:style-name="ce9" office:value-type="float" office:value="59552">
            <text:p>59,552</text:p>
          </table:table-cell>
          <table:table-cell table:style-name="ce9" office:value-type="float" office:value="48783">
            <text:p>48,783</text:p>
          </table:table-cell>
          <table:table-cell table:style-name="ce9"/>
          <table:table-cell table:style-name="ce9" office:value-type="float" office:value="8958">
            <text:p>8,958</text:p>
          </table:table-cell>
          <table:table-cell table:style-name="ce9" office:value-type="float" office:value="10890">
            <text:p>10,890</text:p>
          </table:table-cell>
          <table:table-cell table:style-name="ce9"/>
          <table:table-cell table:style-name="ce9" office:value-type="float" office:value="10725">
            <text:p>10,725</text:p>
          </table:table-cell>
          <table:table-cell table:style-name="ce9" office:value-type="float" office:value="14335">
            <text:p>14,33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25">
            <text:p>9,325</text:p>
          </table:table-cell>
          <table:table-cell table:style-name="ce9" office:value-type="float" office:value="18869">
            <text:p>18,869</text:p>
          </table:table-cell>
          <table:table-cell table:style-name="ce9"/>
          <table:table-cell table:style-name="ce9" office:value-type="float" office:value="17217">
            <text:p>17,217</text:p>
          </table:table-cell>
          <table:table-cell table:style-name="ce9" office:value-type="float" office:value="18366">
            <text:p>18,36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19" table:formula="of:=CONCATENATE(IF(MAX([.$D52];[.$G52];[.$J52];[.$M52];[.$P52];[.$S52];[.$V52])=[.D52];&quot;CDU&quot;;&quot;&quot;);IF(MAX([.$D52];[.$G52];[.$J52];[.$M52];[.$P52];[.$S52];[.$V52])=[.G52];&quot;SPD&quot;;&quot;&quot;);IF(MAX([.$D52];[.$G52];[.$J52];[.$M52];[.$P52];[.$S52];[.$V52])=[.J52];&quot;DIE LINKE&quot;;&quot;&quot;);IF(MAX([.$D52];[.$G52];[.$J52];[.$M52];[.$P52];[.$S52];[.$V52])=[.M52];&quot;GRÜNE&quot;;&quot;&quot;);IF(MAX([.$D52];[.$G52];[.$J52];[.$M52];[.$P52];[.$S52];[.$V52])=[.P52];&quot;CSU&quot;;&quot;&quot;);IF(MAX([.$D52];[.$G52];[.$J52];[.$M52];[.$P52];[.$S52];[.$V52])=[.S52];&quot;FDP&quot;;&quot;&quot;);IF(MAX([.$D52];[.$G52];[.$J52];[.$M52];[.$P52];[.$S52];[.$V52])=[.V52];&quot;AfD&quot;;&quot;&quot;))" office:value-type="string" office:string-value="CDU">
            <text:p>CDU</text:p>
          </table:table-cell>
          <table:table-cell table:formula="of:=SUM([.E52]+[.H52]+[.K52]+[.N52]+[.Q52]+[.T52]+[.W52])" office:value-type="float" office:value="155420">
            <text:p>155,420</text:p>
          </table:table-cell>
          <table:table-cell table:style-name="ce9" office:value-type="float" office:value="68655">
            <text:p>68,655</text:p>
          </table:table-cell>
          <table:table-cell table:style-name="ce9" office:value-type="float" office:value="58858">
            <text:p>58,858</text:p>
          </table:table-cell>
          <table:table-cell table:style-name="ce9"/>
          <table:table-cell table:style-name="ce9" office:value-type="float" office:value="48189">
            <text:p>48,189</text:p>
          </table:table-cell>
          <table:table-cell table:style-name="ce9" office:value-type="float" office:value="40899">
            <text:p>40,899</text:p>
          </table:table-cell>
          <table:table-cell table:style-name="ce9"/>
          <table:table-cell table:style-name="ce9" office:value-type="float" office:value="7901">
            <text:p>7,901</text:p>
          </table:table-cell>
          <table:table-cell table:style-name="ce9" office:value-type="float" office:value="9297">
            <text:p>9,297</text:p>
          </table:table-cell>
          <table:table-cell table:style-name="ce9"/>
          <table:table-cell table:style-name="ce9" office:value-type="float" office:value="9266">
            <text:p>9,266</text:p>
          </table:table-cell>
          <table:table-cell table:style-name="ce9" office:value-type="float" office:value="12478">
            <text:p>12,47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830">
            <text:p>8,830</text:p>
          </table:table-cell>
          <table:table-cell table:style-name="ce9" office:value-type="float" office:value="16334">
            <text:p>16,334</text:p>
          </table:table-cell>
          <table:table-cell table:style-name="ce9"/>
          <table:table-cell table:style-name="ce9" office:value-type="float" office:value="16199">
            <text:p>16,199</text:p>
          </table:table-cell>
          <table:table-cell table:style-name="ce9" office:value-type="float" office:value="17554">
            <text:p>17,55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19" table:formula="of:=CONCATENATE(IF(MAX([.$D53];[.$G53];[.$J53];[.$M53];[.$P53];[.$S53];[.$V53])=[.D53];&quot;CDU&quot;;&quot;&quot;);IF(MAX([.$D53];[.$G53];[.$J53];[.$M53];[.$P53];[.$S53];[.$V53])=[.G53];&quot;SPD&quot;;&quot;&quot;);IF(MAX([.$D53];[.$G53];[.$J53];[.$M53];[.$P53];[.$S53];[.$V53])=[.J53];&quot;DIE LINKE&quot;;&quot;&quot;);IF(MAX([.$D53];[.$G53];[.$J53];[.$M53];[.$P53];[.$S53];[.$V53])=[.M53];&quot;GRÜNE&quot;;&quot;&quot;);IF(MAX([.$D53];[.$G53];[.$J53];[.$M53];[.$P53];[.$S53];[.$V53])=[.P53];&quot;CSU&quot;;&quot;&quot;);IF(MAX([.$D53];[.$G53];[.$J53];[.$M53];[.$P53];[.$S53];[.$V53])=[.S53];&quot;FDP&quot;;&quot;&quot;);IF(MAX([.$D53];[.$G53];[.$J53];[.$M53];[.$P53];[.$S53];[.$V53])=[.V53];&quot;AfD&quot;;&quot;&quot;))" office:value-type="string" office:string-value="SPD">
            <text:p>SPD</text:p>
          </table:table-cell>
          <table:table-cell table:formula="of:=SUM([.E53]+[.H53]+[.K53]+[.N53]+[.Q53]+[.T53]+[.W53])" office:value-type="float" office:value="161565">
            <text:p>161,565</text:p>
          </table:table-cell>
          <table:table-cell table:style-name="ce9" office:value-type="float" office:value="60345">
            <text:p>60,345</text:p>
          </table:table-cell>
          <table:table-cell table:style-name="ce9" office:value-type="float" office:value="56567">
            <text:p>56,567</text:p>
          </table:table-cell>
          <table:table-cell table:style-name="ce9"/>
          <table:table-cell table:style-name="ce9" office:value-type="float" office:value="63294">
            <text:p>63,294</text:p>
          </table:table-cell>
          <table:table-cell table:style-name="ce9" office:value-type="float" office:value="50445">
            <text:p>50,445</text:p>
          </table:table-cell>
          <table:table-cell table:style-name="ce9"/>
          <table:table-cell table:style-name="ce9" office:value-type="float" office:value="8827">
            <text:p>8,827</text:p>
          </table:table-cell>
          <table:table-cell table:style-name="ce9" office:value-type="float" office:value="10166">
            <text:p>10,166</text:p>
          </table:table-cell>
          <table:table-cell table:style-name="ce9"/>
          <table:table-cell table:style-name="ce9" office:value-type="float" office:value="9342">
            <text:p>9,342</text:p>
          </table:table-cell>
          <table:table-cell table:style-name="ce9" office:value-type="float" office:value="12094">
            <text:p>12,09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062">
            <text:p>8,062</text:p>
          </table:table-cell>
          <table:table-cell table:style-name="ce9" office:value-type="float" office:value="14004">
            <text:p>14,004</text:p>
          </table:table-cell>
          <table:table-cell table:style-name="ce9"/>
          <table:table-cell table:style-name="ce9" office:value-type="float" office:value="16501">
            <text:p>16,501</text:p>
          </table:table-cell>
          <table:table-cell table:style-name="ce9" office:value-type="float" office:value="18289">
            <text:p>18,28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19" table:formula="of:=CONCATENATE(IF(MAX([.$D54];[.$G54];[.$J54];[.$M54];[.$P54];[.$S54];[.$V54])=[.D54];&quot;CDU&quot;;&quot;&quot;);IF(MAX([.$D54];[.$G54];[.$J54];[.$M54];[.$P54];[.$S54];[.$V54])=[.G54];&quot;SPD&quot;;&quot;&quot;);IF(MAX([.$D54];[.$G54];[.$J54];[.$M54];[.$P54];[.$S54];[.$V54])=[.J54];&quot;DIE LINKE&quot;;&quot;&quot;);IF(MAX([.$D54];[.$G54];[.$J54];[.$M54];[.$P54];[.$S54];[.$V54])=[.M54];&quot;GRÜNE&quot;;&quot;&quot;);IF(MAX([.$D54];[.$G54];[.$J54];[.$M54];[.$P54];[.$S54];[.$V54])=[.P54];&quot;CSU&quot;;&quot;&quot;);IF(MAX([.$D54];[.$G54];[.$J54];[.$M54];[.$P54];[.$S54];[.$V54])=[.S54];&quot;FDP&quot;;&quot;&quot;);IF(MAX([.$D54];[.$G54];[.$J54];[.$M54];[.$P54];[.$S54];[.$V54])=[.V54];&quot;AfD&quot;;&quot;&quot;))" office:value-type="string" office:string-value="SPD">
            <text:p>SPD</text:p>
          </table:table-cell>
          <table:table-cell table:formula="of:=SUM([.E54]+[.H54]+[.K54]+[.N54]+[.Q54]+[.T54]+[.W54])" office:value-type="float" office:value="134324">
            <text:p>134,324</text:p>
          </table:table-cell>
          <table:table-cell table:style-name="ce9" office:value-type="float" office:value="46181">
            <text:p>46,181</text:p>
          </table:table-cell>
          <table:table-cell table:style-name="ce9" office:value-type="float" office:value="44424">
            <text:p>44,424</text:p>
          </table:table-cell>
          <table:table-cell table:style-name="ce9"/>
          <table:table-cell table:style-name="ce9" office:value-type="float" office:value="54130">
            <text:p>54,130</text:p>
          </table:table-cell>
          <table:table-cell table:style-name="ce9" office:value-type="float" office:value="44190">
            <text:p>44,190</text:p>
          </table:table-cell>
          <table:table-cell table:style-name="ce9"/>
          <table:table-cell table:style-name="ce9" office:value-type="float" office:value="8220">
            <text:p>8,220</text:p>
          </table:table-cell>
          <table:table-cell table:style-name="ce9" office:value-type="float" office:value="9130">
            <text:p>9,130</text:p>
          </table:table-cell>
          <table:table-cell table:style-name="ce9"/>
          <table:table-cell table:style-name="ce9" office:value-type="float" office:value="7511">
            <text:p>7,511</text:p>
          </table:table-cell>
          <table:table-cell table:style-name="ce9" office:value-type="float" office:value="9995">
            <text:p>9,99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034">
            <text:p>8,034</text:p>
          </table:table-cell>
          <table:table-cell table:style-name="ce9" office:value-type="float" office:value="12531">
            <text:p>12,531</text:p>
          </table:table-cell>
          <table:table-cell table:style-name="ce9"/>
          <table:table-cell table:style-name="ce9" office:value-type="float" office:value="13143">
            <text:p>13,143</text:p>
          </table:table-cell>
          <table:table-cell table:style-name="ce9" office:value-type="float" office:value="14054">
            <text:p>14,05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19" table:formula="of:=CONCATENATE(IF(MAX([.$D55];[.$G55];[.$J55];[.$M55];[.$P55];[.$S55];[.$V55])=[.D55];&quot;CDU&quot;;&quot;&quot;);IF(MAX([.$D55];[.$G55];[.$J55];[.$M55];[.$P55];[.$S55];[.$V55])=[.G55];&quot;SPD&quot;;&quot;&quot;);IF(MAX([.$D55];[.$G55];[.$J55];[.$M55];[.$P55];[.$S55];[.$V55])=[.J55];&quot;DIE LINKE&quot;;&quot;&quot;);IF(MAX([.$D55];[.$G55];[.$J55];[.$M55];[.$P55];[.$S55];[.$V55])=[.M55];&quot;GRÜNE&quot;;&quot;&quot;);IF(MAX([.$D55];[.$G55];[.$J55];[.$M55];[.$P55];[.$S55];[.$V55])=[.P55];&quot;CSU&quot;;&quot;&quot;);IF(MAX([.$D55];[.$G55];[.$J55];[.$M55];[.$P55];[.$S55];[.$V55])=[.S55];&quot;FDP&quot;;&quot;&quot;);IF(MAX([.$D55];[.$G55];[.$J55];[.$M55];[.$P55];[.$S55];[.$V55])=[.V55];&quot;AfD&quot;;&quot;&quot;))" office:value-type="string" office:string-value="SPD">
            <text:p>SPD</text:p>
          </table:table-cell>
          <table:table-cell table:formula="of:=SUM([.E55]+[.H55]+[.K55]+[.N55]+[.Q55]+[.T55]+[.W55])" office:value-type="float" office:value="180057">
            <text:p>180,057</text:p>
          </table:table-cell>
          <table:table-cell table:style-name="ce9" office:value-type="float" office:value="65815">
            <text:p>65,815</text:p>
          </table:table-cell>
          <table:table-cell table:style-name="ce9" office:value-type="float" office:value="58984">
            <text:p>58,984</text:p>
          </table:table-cell>
          <table:table-cell table:style-name="ce9"/>
          <table:table-cell table:style-name="ce9" office:value-type="float" office:value="69104">
            <text:p>69,104</text:p>
          </table:table-cell>
          <table:table-cell table:style-name="ce9" office:value-type="float" office:value="55161">
            <text:p>55,161</text:p>
          </table:table-cell>
          <table:table-cell table:style-name="ce9"/>
          <table:table-cell table:style-name="ce9" office:value-type="float" office:value="10124">
            <text:p>10,124</text:p>
          </table:table-cell>
          <table:table-cell table:style-name="ce9" office:value-type="float" office:value="12305">
            <text:p>12,305</text:p>
          </table:table-cell>
          <table:table-cell table:style-name="ce9"/>
          <table:table-cell table:style-name="ce9" office:value-type="float" office:value="10693">
            <text:p>10,693</text:p>
          </table:table-cell>
          <table:table-cell table:style-name="ce9" office:value-type="float" office:value="16290">
            <text:p>16,29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92">
            <text:p>10,092</text:p>
          </table:table-cell>
          <table:table-cell table:style-name="ce9" office:value-type="float" office:value="17925">
            <text:p>17,925</text:p>
          </table:table-cell>
          <table:table-cell table:style-name="ce9"/>
          <table:table-cell table:style-name="ce9" office:value-type="float" office:value="17570">
            <text:p>17,570</text:p>
          </table:table-cell>
          <table:table-cell table:style-name="ce9" office:value-type="float" office:value="19392">
            <text:p>19,39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19" table:formula="of:=CONCATENATE(IF(MAX([.$D56];[.$G56];[.$J56];[.$M56];[.$P56];[.$S56];[.$V56])=[.D56];&quot;CDU&quot;;&quot;&quot;);IF(MAX([.$D56];[.$G56];[.$J56];[.$M56];[.$P56];[.$S56];[.$V56])=[.G56];&quot;SPD&quot;;&quot;&quot;);IF(MAX([.$D56];[.$G56];[.$J56];[.$M56];[.$P56];[.$S56];[.$V56])=[.J56];&quot;DIE LINKE&quot;;&quot;&quot;);IF(MAX([.$D56];[.$G56];[.$J56];[.$M56];[.$P56];[.$S56];[.$V56])=[.M56];&quot;GRÜNE&quot;;&quot;&quot;);IF(MAX([.$D56];[.$G56];[.$J56];[.$M56];[.$P56];[.$S56];[.$V56])=[.P56];&quot;CSU&quot;;&quot;&quot;);IF(MAX([.$D56];[.$G56];[.$J56];[.$M56];[.$P56];[.$S56];[.$V56])=[.S56];&quot;FDP&quot;;&quot;&quot;);IF(MAX([.$D56];[.$G56];[.$J56];[.$M56];[.$P56];[.$S56];[.$V56])=[.V56];&quot;AfD&quot;;&quot;&quot;))" office:value-type="string" office:string-value="SPD">
            <text:p>SPD</text:p>
          </table:table-cell>
          <table:table-cell table:formula="of:=SUM([.E56]+[.H56]+[.K56]+[.N56]+[.Q56]+[.T56]+[.W56])" office:value-type="float" office:value="162257">
            <text:p>162,257</text:p>
          </table:table-cell>
          <table:table-cell table:style-name="ce9" office:value-type="float" office:value="60457">
            <text:p>60,457</text:p>
          </table:table-cell>
          <table:table-cell table:style-name="ce9" office:value-type="float" office:value="54871">
            <text:p>54,871</text:p>
          </table:table-cell>
          <table:table-cell table:style-name="ce9"/>
          <table:table-cell table:style-name="ce9" office:value-type="float" office:value="62448">
            <text:p>62,448</text:p>
          </table:table-cell>
          <table:table-cell table:style-name="ce9" office:value-type="float" office:value="52077">
            <text:p>52,077</text:p>
          </table:table-cell>
          <table:table-cell table:style-name="ce9"/>
          <table:table-cell table:style-name="ce9" office:value-type="float" office:value="8502">
            <text:p>8,502</text:p>
          </table:table-cell>
          <table:table-cell table:style-name="ce9" office:value-type="float" office:value="10932">
            <text:p>10,932</text:p>
          </table:table-cell>
          <table:table-cell table:style-name="ce9"/>
          <table:table-cell table:style-name="ce9" office:value-type="float" office:value="12691">
            <text:p>12,691</text:p>
          </table:table-cell>
          <table:table-cell table:style-name="ce9" office:value-type="float" office:value="14806">
            <text:p>14,80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30">
            <text:p>9,330</text:p>
          </table:table-cell>
          <table:table-cell table:style-name="ce9" office:value-type="float" office:value="13876">
            <text:p>13,876</text:p>
          </table:table-cell>
          <table:table-cell table:style-name="ce9"/>
          <table:table-cell table:style-name="ce9" office:value-type="float" office:value="14433">
            <text:p>14,433</text:p>
          </table:table-cell>
          <table:table-cell table:style-name="ce9" office:value-type="float" office:value="15695">
            <text:p>15,69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19" table:formula="of:=CONCATENATE(IF(MAX([.$D57];[.$G57];[.$J57];[.$M57];[.$P57];[.$S57];[.$V57])=[.D57];&quot;CDU&quot;;&quot;&quot;);IF(MAX([.$D57];[.$G57];[.$J57];[.$M57];[.$P57];[.$S57];[.$V57])=[.G57];&quot;SPD&quot;;&quot;&quot;);IF(MAX([.$D57];[.$G57];[.$J57];[.$M57];[.$P57];[.$S57];[.$V57])=[.J57];&quot;DIE LINKE&quot;;&quot;&quot;);IF(MAX([.$D57];[.$G57];[.$J57];[.$M57];[.$P57];[.$S57];[.$V57])=[.M57];&quot;GRÜNE&quot;;&quot;&quot;);IF(MAX([.$D57];[.$G57];[.$J57];[.$M57];[.$P57];[.$S57];[.$V57])=[.P57];&quot;CSU&quot;;&quot;&quot;);IF(MAX([.$D57];[.$G57];[.$J57];[.$M57];[.$P57];[.$S57];[.$V57])=[.S57];&quot;FDP&quot;;&quot;&quot;);IF(MAX([.$D57];[.$G57];[.$J57];[.$M57];[.$P57];[.$S57];[.$V57])=[.V57];&quot;AfD&quot;;&quot;&quot;))" office:value-type="string" office:string-value="SPD">
            <text:p>SPD</text:p>
          </table:table-cell>
          <table:table-cell table:formula="of:=SUM([.E57]+[.H57]+[.K57]+[.N57]+[.Q57]+[.T57]+[.W57])" office:value-type="float" office:value="149511">
            <text:p>149,511</text:p>
          </table:table-cell>
          <table:table-cell table:style-name="ce9" office:value-type="float" office:value="45310">
            <text:p>45,310</text:p>
          </table:table-cell>
          <table:table-cell table:style-name="ce9" office:value-type="float" office:value="45985">
            <text:p>45,985</text:p>
          </table:table-cell>
          <table:table-cell table:style-name="ce9"/>
          <table:table-cell table:style-name="ce9" office:value-type="float" office:value="66587">
            <text:p>66,587</text:p>
          </table:table-cell>
          <table:table-cell table:style-name="ce9" office:value-type="float" office:value="50482">
            <text:p>50,482</text:p>
          </table:table-cell>
          <table:table-cell table:style-name="ce9"/>
          <table:table-cell table:style-name="ce9" office:value-type="float" office:value="9290">
            <text:p>9,290</text:p>
          </table:table-cell>
          <table:table-cell table:style-name="ce9" office:value-type="float" office:value="11266">
            <text:p>11,266</text:p>
          </table:table-cell>
          <table:table-cell table:style-name="ce9"/>
          <table:table-cell table:style-name="ce9" office:value-type="float" office:value="6680">
            <text:p>6,680</text:p>
          </table:table-cell>
          <table:table-cell table:style-name="ce9" office:value-type="float" office:value="10213">
            <text:p>10,21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268">
            <text:p>7,268</text:p>
          </table:table-cell>
          <table:table-cell table:style-name="ce9" office:value-type="float" office:value="12450">
            <text:p>12,450</text:p>
          </table:table-cell>
          <table:table-cell table:style-name="ce9"/>
          <table:table-cell table:style-name="ce9" office:value-type="float" office:value="18564">
            <text:p>18,564</text:p>
          </table:table-cell>
          <table:table-cell table:style-name="ce9" office:value-type="float" office:value="19115">
            <text:p>19,1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19" table:formula="of:=CONCATENATE(IF(MAX([.$D58];[.$G58];[.$J58];[.$M58];[.$P58];[.$S58];[.$V58])=[.D58];&quot;CDU&quot;;&quot;&quot;);IF(MAX([.$D58];[.$G58];[.$J58];[.$M58];[.$P58];[.$S58];[.$V58])=[.G58];&quot;SPD&quot;;&quot;&quot;);IF(MAX([.$D58];[.$G58];[.$J58];[.$M58];[.$P58];[.$S58];[.$V58])=[.J58];&quot;DIE LINKE&quot;;&quot;&quot;);IF(MAX([.$D58];[.$G58];[.$J58];[.$M58];[.$P58];[.$S58];[.$V58])=[.M58];&quot;GRÜNE&quot;;&quot;&quot;);IF(MAX([.$D58];[.$G58];[.$J58];[.$M58];[.$P58];[.$S58];[.$V58])=[.P58];&quot;CSU&quot;;&quot;&quot;);IF(MAX([.$D58];[.$G58];[.$J58];[.$M58];[.$P58];[.$S58];[.$V58])=[.S58];&quot;FDP&quot;;&quot;&quot;);IF(MAX([.$D58];[.$G58];[.$J58];[.$M58];[.$P58];[.$S58];[.$V58])=[.V58];&quot;AfD&quot;;&quot;&quot;))" office:value-type="string" office:string-value="SPD">
            <text:p>SPD</text:p>
          </table:table-cell>
          <table:table-cell table:formula="of:=SUM([.E58]+[.H58]+[.K58]+[.N58]+[.Q58]+[.T58]+[.W58])" office:value-type="float" office:value="139149">
            <text:p>139,149</text:p>
          </table:table-cell>
          <table:table-cell table:style-name="ce9" office:value-type="float" office:value="45881">
            <text:p>45,881</text:p>
          </table:table-cell>
          <table:table-cell table:style-name="ce9" office:value-type="float" office:value="42534">
            <text:p>42,534</text:p>
          </table:table-cell>
          <table:table-cell table:style-name="ce9"/>
          <table:table-cell table:style-name="ce9" office:value-type="float" office:value="55641">
            <text:p>55,641</text:p>
          </table:table-cell>
          <table:table-cell table:style-name="ce9" office:value-type="float" office:value="38695">
            <text:p>38,695</text:p>
          </table:table-cell>
          <table:table-cell table:style-name="ce9"/>
          <table:table-cell table:style-name="ce9" office:value-type="float" office:value="11145">
            <text:p>11,145</text:p>
          </table:table-cell>
          <table:table-cell table:style-name="ce9" office:value-type="float" office:value="13673">
            <text:p>13,673</text:p>
          </table:table-cell>
          <table:table-cell table:style-name="ce9"/>
          <table:table-cell table:style-name="ce9" office:value-type="float" office:value="11761">
            <text:p>11,761</text:p>
          </table:table-cell>
          <table:table-cell table:style-name="ce9" office:value-type="float" office:value="17295">
            <text:p>17,29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877">
            <text:p>7,877</text:p>
          </table:table-cell>
          <table:table-cell table:style-name="ce9" office:value-type="float" office:value="14684">
            <text:p>14,684</text:p>
          </table:table-cell>
          <table:table-cell table:style-name="ce9"/>
          <table:table-cell table:style-name="ce9" office:value-type="float" office:value="11377">
            <text:p>11,377</text:p>
          </table:table-cell>
          <table:table-cell table:style-name="ce9" office:value-type="float" office:value="12268">
            <text:p>12,26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19" table:formula="of:=CONCATENATE(IF(MAX([.$D59];[.$G59];[.$J59];[.$M59];[.$P59];[.$S59];[.$V59])=[.D59];&quot;CDU&quot;;&quot;&quot;);IF(MAX([.$D59];[.$G59];[.$J59];[.$M59];[.$P59];[.$S59];[.$V59])=[.G59];&quot;SPD&quot;;&quot;&quot;);IF(MAX([.$D59];[.$G59];[.$J59];[.$M59];[.$P59];[.$S59];[.$V59])=[.J59];&quot;DIE LINKE&quot;;&quot;&quot;);IF(MAX([.$D59];[.$G59];[.$J59];[.$M59];[.$P59];[.$S59];[.$V59])=[.M59];&quot;GRÜNE&quot;;&quot;&quot;);IF(MAX([.$D59];[.$G59];[.$J59];[.$M59];[.$P59];[.$S59];[.$V59])=[.P59];&quot;CSU&quot;;&quot;&quot;);IF(MAX([.$D59];[.$G59];[.$J59];[.$M59];[.$P59];[.$S59];[.$V59])=[.S59];&quot;FDP&quot;;&quot;&quot;);IF(MAX([.$D59];[.$G59];[.$J59];[.$M59];[.$P59];[.$S59];[.$V59])=[.V59];&quot;AfD&quot;;&quot;&quot;))" office:value-type="string" office:string-value="SPD">
            <text:p>SPD</text:p>
          </table:table-cell>
          <table:table-cell table:formula="of:=SUM([.E59]+[.H59]+[.K59]+[.N59]+[.Q59]+[.T59]+[.W59])" office:value-type="float" office:value="130741">
            <text:p>130,741</text:p>
          </table:table-cell>
          <table:table-cell table:style-name="ce9" office:value-type="float" office:value="47416">
            <text:p>47,416</text:p>
          </table:table-cell>
          <table:table-cell table:style-name="ce9" office:value-type="float" office:value="47037">
            <text:p>47,037</text:p>
          </table:table-cell>
          <table:table-cell table:style-name="ce9"/>
          <table:table-cell table:style-name="ce9" office:value-type="float" office:value="51646">
            <text:p>51,646</text:p>
          </table:table-cell>
          <table:table-cell table:style-name="ce9" office:value-type="float" office:value="40740">
            <text:p>40,740</text:p>
          </table:table-cell>
          <table:table-cell table:style-name="ce9"/>
          <table:table-cell table:style-name="ce9" office:value-type="float" office:value="8128">
            <text:p>8,128</text:p>
          </table:table-cell>
          <table:table-cell table:style-name="ce9" office:value-type="float" office:value="9050">
            <text:p>9,050</text:p>
          </table:table-cell>
          <table:table-cell table:style-name="ce9"/>
          <table:table-cell table:style-name="ce9" office:value-type="float" office:value="6096">
            <text:p>6,096</text:p>
          </table:table-cell>
          <table:table-cell table:style-name="ce9" office:value-type="float" office:value="8064">
            <text:p>8,06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791">
            <text:p>7,791</text:p>
          </table:table-cell>
          <table:table-cell table:style-name="ce9" office:value-type="float" office:value="10988">
            <text:p>10,988</text:p>
          </table:table-cell>
          <table:table-cell table:style-name="ce9"/>
          <table:table-cell table:style-name="ce9" office:value-type="float" office:value="13857">
            <text:p>13,857</text:p>
          </table:table-cell>
          <table:table-cell table:style-name="ce9" office:value-type="float" office:value="14862">
            <text:p>14,86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2">
            <text:p>52</text:p>
          </table:table-cell>
          <table:table-cell table:style-name="ce19" table:formula="of:=CONCATENATE(IF(MAX([.$D60];[.$G60];[.$J60];[.$M60];[.$P60];[.$S60];[.$V60])=[.D60];&quot;CDU&quot;;&quot;&quot;);IF(MAX([.$D60];[.$G60];[.$J60];[.$M60];[.$P60];[.$S60];[.$V60])=[.G60];&quot;SPD&quot;;&quot;&quot;);IF(MAX([.$D60];[.$G60];[.$J60];[.$M60];[.$P60];[.$S60];[.$V60])=[.J60];&quot;DIE LINKE&quot;;&quot;&quot;);IF(MAX([.$D60];[.$G60];[.$J60];[.$M60];[.$P60];[.$S60];[.$V60])=[.M60];&quot;GRÜNE&quot;;&quot;&quot;);IF(MAX([.$D60];[.$G60];[.$J60];[.$M60];[.$P60];[.$S60];[.$V60])=[.P60];&quot;CSU&quot;;&quot;&quot;);IF(MAX([.$D60];[.$G60];[.$J60];[.$M60];[.$P60];[.$S60];[.$V60])=[.S60];&quot;FDP&quot;;&quot;&quot;);IF(MAX([.$D60];[.$G60];[.$J60];[.$M60];[.$P60];[.$S60];[.$V60])=[.V60];&quot;AfD&quot;;&quot;&quot;))" office:value-type="string" office:string-value="CDU">
            <text:p>CDU</text:p>
          </table:table-cell>
          <table:table-cell table:formula="of:=SUM([.E60]+[.H60]+[.K60]+[.N60]+[.Q60]+[.T60]+[.W60])" office:value-type="float" office:value="144463">
            <text:p>144,463</text:p>
          </table:table-cell>
          <table:table-cell table:style-name="ce9" office:value-type="float" office:value="59391">
            <text:p>59,391</text:p>
          </table:table-cell>
          <table:table-cell table:style-name="ce9" office:value-type="float" office:value="48131">
            <text:p>48,131</text:p>
          </table:table-cell>
          <table:table-cell table:style-name="ce9"/>
          <table:table-cell table:style-name="ce9" office:value-type="float" office:value="51953">
            <text:p>51,953</text:p>
          </table:table-cell>
          <table:table-cell table:style-name="ce9" office:value-type="float" office:value="48016">
            <text:p>48,016</text:p>
          </table:table-cell>
          <table:table-cell table:style-name="ce9"/>
          <table:table-cell table:style-name="ce9" office:value-type="float" office:value="8525">
            <text:p>8,525</text:p>
          </table:table-cell>
          <table:table-cell table:style-name="ce9" office:value-type="float" office:value="9521">
            <text:p>9,521</text:p>
          </table:table-cell>
          <table:table-cell table:style-name="ce9"/>
          <table:table-cell table:style-name="ce9" office:value-type="float" office:value="8128">
            <text:p>8,128</text:p>
          </table:table-cell>
          <table:table-cell table:style-name="ce9" office:value-type="float" office:value="9929">
            <text:p>9,92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438">
            <text:p>7,438</text:p>
          </table:table-cell>
          <table:table-cell table:style-name="ce9" office:value-type="float" office:value="13734">
            <text:p>13,734</text:p>
          </table:table-cell>
          <table:table-cell table:style-name="ce9"/>
          <table:table-cell table:style-name="ce9" office:value-type="float" office:value="13937">
            <text:p>13,937</text:p>
          </table:table-cell>
          <table:table-cell table:style-name="ce9" office:value-type="float" office:value="15132">
            <text:p>15,13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3">
            <text:p>53</text:p>
          </table:table-cell>
          <table:table-cell table:style-name="ce19" table:formula="of:=CONCATENATE(IF(MAX([.$D61];[.$G61];[.$J61];[.$M61];[.$P61];[.$S61];[.$V61])=[.D61];&quot;CDU&quot;;&quot;&quot;);IF(MAX([.$D61];[.$G61];[.$J61];[.$M61];[.$P61];[.$S61];[.$V61])=[.G61];&quot;SPD&quot;;&quot;&quot;);IF(MAX([.$D61];[.$G61];[.$J61];[.$M61];[.$P61];[.$S61];[.$V61])=[.J61];&quot;DIE LINKE&quot;;&quot;&quot;);IF(MAX([.$D61];[.$G61];[.$J61];[.$M61];[.$P61];[.$S61];[.$V61])=[.M61];&quot;GRÜNE&quot;;&quot;&quot;);IF(MAX([.$D61];[.$G61];[.$J61];[.$M61];[.$P61];[.$S61];[.$V61])=[.P61];&quot;CSU&quot;;&quot;&quot;);IF(MAX([.$D61];[.$G61];[.$J61];[.$M61];[.$P61];[.$S61];[.$V61])=[.S61];&quot;FDP&quot;;&quot;&quot;);IF(MAX([.$D61];[.$G61];[.$J61];[.$M61];[.$P61];[.$S61];[.$V61])=[.V61];&quot;AfD&quot;;&quot;&quot;))" office:value-type="string" office:string-value="SPD">
            <text:p>SPD</text:p>
          </table:table-cell>
          <table:table-cell table:formula="of:=SUM([.E61]+[.H61]+[.K61]+[.N61]+[.Q61]+[.T61]+[.W61])" office:value-type="float" office:value="162339">
            <text:p>162,339</text:p>
          </table:table-cell>
          <table:table-cell table:style-name="ce9" office:value-type="float" office:value="56250">
            <text:p>56,250</text:p>
          </table:table-cell>
          <table:table-cell table:style-name="ce9" office:value-type="float" office:value="51177">
            <text:p>51,177</text:p>
          </table:table-cell>
          <table:table-cell table:style-name="ce9"/>
          <table:table-cell table:style-name="ce9" office:value-type="float" office:value="59032">
            <text:p>59,032</text:p>
          </table:table-cell>
          <table:table-cell table:style-name="ce9" office:value-type="float" office:value="47871">
            <text:p>47,871</text:p>
          </table:table-cell>
          <table:table-cell table:style-name="ce9"/>
          <table:table-cell table:style-name="ce9" office:value-type="float" office:value="9905">
            <text:p>9,905</text:p>
          </table:table-cell>
          <table:table-cell table:style-name="ce9" office:value-type="float" office:value="14748">
            <text:p>14,748</text:p>
          </table:table-cell>
          <table:table-cell table:style-name="ce9"/>
          <table:table-cell table:style-name="ce9" office:value-type="float" office:value="19131">
            <text:p>19,131</text:p>
          </table:table-cell>
          <table:table-cell table:style-name="ce9" office:value-type="float" office:value="19676">
            <text:p>19,67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734">
            <text:p>7,734</text:p>
          </table:table-cell>
          <table:table-cell table:style-name="ce9" office:value-type="float" office:value="15421">
            <text:p>15,421</text:p>
          </table:table-cell>
          <table:table-cell table:style-name="ce9"/>
          <table:table-cell table:style-name="ce9" office:value-type="float" office:value="11870">
            <text:p>11,870</text:p>
          </table:table-cell>
          <table:table-cell table:style-name="ce9" office:value-type="float" office:value="13446">
            <text:p>13,44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Niedersachsen</text:p>
          </table:table-cell>
          <table:table-cell table:style-name="ce4"/>
          <table:table-cell table:style-name="ce10" table:formula="of:=SUM([.C32:.C61])" office:value-type="float" office:value="4480224">
            <text:p>4,480,224</text:p>
          </table:table-cell>
          <table:table-cell table:style-name="ce10" table:formula="of:=SUM([.D32:.D61])" office:value-type="float" office:value="1777588">
            <text:p>1,777,588</text:p>
          </table:table-cell>
          <table:table-cell table:style-name="ce10" table:formula="of:=SUM([.E32:.E61])" office:value-type="float" office:value="1623481">
            <text:p>1,623,481</text:p>
          </table:table-cell>
          <table:table-cell table:style-name="ce13" table:formula="of:=SUM([.E62]/[.$C62])" office:value-type="percentage" office:value="0.36236603348404">
            <text:p>36.24%</text:p>
          </table:table-cell>
          <table:table-cell table:style-name="ce10" table:formula="of:=SUM([.G32:.G61])" office:value-type="float" office:value="1557197">
            <text:p>1,557,197</text:p>
          </table:table-cell>
          <table:table-cell table:style-name="ce10" table:formula="of:=SUM([.H32:.H61])" office:value-type="float" office:value="1275172">
            <text:p>1,275,172</text:p>
          </table:table-cell>
          <table:table-cell table:style-name="ce13" table:formula="of:=SUM([.H62]/[.$C62])" office:value-type="percentage" office:value="0.284622376024056">
            <text:p>28.46%</text:p>
          </table:table-cell>
          <table:table-cell table:style-name="ce10" table:formula="of:=SUM([.J32:.J61])" office:value-type="float" office:value="273064">
            <text:p>273,064</text:p>
          </table:table-cell>
          <table:table-cell table:style-name="ce10" table:formula="of:=SUM([.K32:.K61])" office:value-type="float" office:value="322979">
            <text:p>322,979</text:p>
          </table:table-cell>
          <table:table-cell table:style-name="ce13" table:formula="of:=SUM([.K62]/[.$C62])" office:value-type="percentage" office:value="0.0720899222895998">
            <text:p>7.21%</text:p>
          </table:table-cell>
          <table:table-cell table:style-name="ce10" table:formula="of:=SUM([.M32:.M61])" office:value-type="float" office:value="334541">
            <text:p>334,541</text:p>
          </table:table-cell>
          <table:table-cell table:style-name="ce10" table:formula="of:=SUM([.N32:.N61])" office:value-type="float" office:value="404825">
            <text:p>404,825</text:p>
          </table:table-cell>
          <table:table-cell table:style-name="ce13" table:formula="of:=SUM([.N62]/[.$C62])" office:value-type="percentage" office:value="0.0903582053040205">
            <text:p>9.04%</text:p>
          </table:table-cell>
          <table:table-cell table:style-name="ce10" table:formula="of:=SUM([.P32:.P61])" office:value-type="float" office:value="0">
            <text:p>0</text:p>
          </table:table-cell>
          <table:table-cell table:style-name="ce10" table:formula="of:=SUM([.Q32:.Q61])" office:value-type="float" office:value="0">
            <text:p>0</text:p>
          </table:table-cell>
          <table:table-cell table:style-name="ce13" table:formula="of:=SUM([.Q62]/[.$C62])" office:value-type="percentage" office:value="0">
            <text:p>0.00%</text:p>
          </table:table-cell>
          <table:table-cell table:style-name="ce10" table:formula="of:=SUM([.S32:.S61])" office:value-type="float" office:value="264801">
            <text:p>264,801</text:p>
          </table:table-cell>
          <table:table-cell table:style-name="ce10" table:formula="of:=SUM([.T32:.T61])" office:value-type="float" office:value="431405">
            <text:p>431,405</text:p>
          </table:table-cell>
          <table:table-cell table:style-name="ce13" table:formula="of:=SUM([.T62]/[.$C62])" office:value-type="percentage" office:value="0.0962909443813524">
            <text:p>9.63%</text:p>
          </table:table-cell>
          <table:table-cell table:style-name="ce10" table:formula="of:=SUM([.V32:.V61])" office:value-type="float" office:value="369663">
            <text:p>369,663</text:p>
          </table:table-cell>
          <table:table-cell table:style-name="ce10" table:formula="of:=SUM([.W32:.W61])" office:value-type="float" office:value="422362">
            <text:p>422,362</text:p>
          </table:table-cell>
          <table:table-cell table:style-name="ce13" table:formula="of:=SUM([.W62]/[.$C62])" office:value-type="percentage" office:value="0.0942725185169313">
            <text:p>9.43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54">
            <text:p>54</text:p>
          </table:table-cell>
          <table:table-cell table:style-name="ce19" table:formula="of:=CONCATENATE(IF(MAX([.$D64];[.$G64];[.$J64];[.$M64];[.$P64];[.$S64];[.$V64])=[.D64];&quot;CDU&quot;;&quot;&quot;);IF(MAX([.$D64];[.$G64];[.$J64];[.$M64];[.$P64];[.$S64];[.$V64])=[.G64];&quot;SPD&quot;;&quot;&quot;);IF(MAX([.$D64];[.$G64];[.$J64];[.$M64];[.$P64];[.$S64];[.$V64])=[.J64];&quot;DIE LINKE&quot;;&quot;&quot;);IF(MAX([.$D64];[.$G64];[.$J64];[.$M64];[.$P64];[.$S64];[.$V64])=[.M64];&quot;GRÜNE&quot;;&quot;&quot;);IF(MAX([.$D64];[.$G64];[.$J64];[.$M64];[.$P64];[.$S64];[.$V64])=[.P64];&quot;CSU&quot;;&quot;&quot;);IF(MAX([.$D64];[.$G64];[.$J64];[.$M64];[.$P64];[.$S64];[.$V64])=[.S64];&quot;FDP&quot;;&quot;&quot;);IF(MAX([.$D64];[.$G64];[.$J64];[.$M64];[.$P64];[.$S64];[.$V64])=[.V64];&quot;AfD&quot;;&quot;&quot;))" office:value-type="string" office:string-value="SPD">
            <text:p>SPD</text:p>
          </table:table-cell>
          <table:table-cell table:formula="of:=SUM([.E64]+[.H64]+[.K64]+[.N64]+[.Q64]+[.T64]+[.W64])" office:value-type="float" office:value="178857">
            <text:p>178,857</text:p>
          </table:table-cell>
          <table:table-cell table:style-name="ce9" office:value-type="float" office:value="44912">
            <text:p>44,912</text:p>
          </table:table-cell>
          <table:table-cell table:style-name="ce9" office:value-type="float" office:value="48458">
            <text:p>48,458</text:p>
          </table:table-cell>
          <table:table-cell table:style-name="ce9"/>
          <table:table-cell table:style-name="ce9" office:value-type="float" office:value="55656">
            <text:p>55,656</text:p>
          </table:table-cell>
          <table:table-cell table:style-name="ce9" office:value-type="float" office:value="45729">
            <text:p>45,729</text:p>
          </table:table-cell>
          <table:table-cell table:style-name="ce9"/>
          <table:table-cell table:style-name="ce9" office:value-type="float" office:value="22666">
            <text:p>22,666</text:p>
          </table:table-cell>
          <table:table-cell table:style-name="ce9" office:value-type="float" office:value="26425">
            <text:p>26,425</text:p>
          </table:table-cell>
          <table:table-cell table:style-name="ce9"/>
          <table:table-cell table:style-name="ce9" office:value-type="float" office:value="22117">
            <text:p>22,117</text:p>
          </table:table-cell>
          <table:table-cell table:style-name="ce9" office:value-type="float" office:value="23568">
            <text:p>23,5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0702">
            <text:p>20,702</text:p>
          </table:table-cell>
          <table:table-cell table:style-name="ce9" office:value-type="float" office:value="19138">
            <text:p>19,138</text:p>
          </table:table-cell>
          <table:table-cell table:style-name="ce9"/>
          <table:table-cell table:style-name="ce9" office:value-type="float" office:value="14290">
            <text:p>14,290</text:p>
          </table:table-cell>
          <table:table-cell table:style-name="ce9" office:value-type="float" office:value="15539">
            <text:p>15,53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5">
            <text:p>55</text:p>
          </table:table-cell>
          <table:table-cell table:style-name="ce19" table:formula="of:=CONCATENATE(IF(MAX([.$D65];[.$G65];[.$J65];[.$M65];[.$P65];[.$S65];[.$V65])=[.D65];&quot;CDU&quot;;&quot;&quot;);IF(MAX([.$D65];[.$G65];[.$J65];[.$M65];[.$P65];[.$S65];[.$V65])=[.G65];&quot;SPD&quot;;&quot;&quot;);IF(MAX([.$D65];[.$G65];[.$J65];[.$M65];[.$P65];[.$S65];[.$V65])=[.J65];&quot;DIE LINKE&quot;;&quot;&quot;);IF(MAX([.$D65];[.$G65];[.$J65];[.$M65];[.$P65];[.$S65];[.$V65])=[.M65];&quot;GRÜNE&quot;;&quot;&quot;);IF(MAX([.$D65];[.$G65];[.$J65];[.$M65];[.$P65];[.$S65];[.$V65])=[.P65];&quot;CSU&quot;;&quot;&quot;);IF(MAX([.$D65];[.$G65];[.$J65];[.$M65];[.$P65];[.$S65];[.$V65])=[.S65];&quot;FDP&quot;;&quot;&quot;);IF(MAX([.$D65];[.$G65];[.$J65];[.$M65];[.$P65];[.$S65];[.$V65])=[.V65];&quot;AfD&quot;;&quot;&quot;))" office:value-type="string" office:string-value="SPD">
            <text:p>SPD</text:p>
          </table:table-cell>
          <table:table-cell table:formula="of:=SUM([.E65]+[.H65]+[.K65]+[.N65]+[.Q65]+[.T65]+[.W65])" office:value-type="float" office:value="139158">
            <text:p>139,158</text:p>
          </table:table-cell>
          <table:table-cell table:style-name="ce9" office:value-type="float" office:value="36363">
            <text:p>36,363</text:p>
          </table:table-cell>
          <table:table-cell table:style-name="ce9" office:value-type="float" office:value="34951">
            <text:p>34,951</text:p>
          </table:table-cell>
          <table:table-cell table:style-name="ce9"/>
          <table:table-cell table:style-name="ce9" office:value-type="float" office:value="49463">
            <text:p>49,463</text:p>
          </table:table-cell>
          <table:table-cell table:style-name="ce9" office:value-type="float" office:value="43215">
            <text:p>43,215</text:p>
          </table:table-cell>
          <table:table-cell table:style-name="ce9"/>
          <table:table-cell table:style-name="ce9" office:value-type="float" office:value="16739">
            <text:p>16,739</text:p>
          </table:table-cell>
          <table:table-cell table:style-name="ce9" office:value-type="float" office:value="18204">
            <text:p>18,204</text:p>
          </table:table-cell>
          <table:table-cell table:style-name="ce9"/>
          <table:table-cell table:style-name="ce9" office:value-type="float" office:value="11269">
            <text:p>11,269</text:p>
          </table:table-cell>
          <table:table-cell table:style-name="ce9" office:value-type="float" office:value="13165">
            <text:p>13,16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755">
            <text:p>9,755</text:p>
          </table:table-cell>
          <table:table-cell table:style-name="ce9" office:value-type="float" office:value="11918">
            <text:p>11,918</text:p>
          </table:table-cell>
          <table:table-cell table:style-name="ce9"/>
          <table:table-cell table:style-name="ce9" office:value-type="float" office:value="16645">
            <text:p>16,645</text:p>
          </table:table-cell>
          <table:table-cell table:style-name="ce9" office:value-type="float" office:value="17705">
            <text:p>17,7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Bremen</text:p>
          </table:table-cell>
          <table:table-cell table:style-name="ce4"/>
          <table:table-cell table:style-name="ce10" table:formula="of:=SUM([.C64:.C65])" office:value-type="float" office:value="318015">
            <text:p>318,015</text:p>
          </table:table-cell>
          <table:table-cell table:style-name="ce10" table:formula="of:=SUM([.D64:.D65])" office:value-type="float" office:value="81275">
            <text:p>81,275</text:p>
          </table:table-cell>
          <table:table-cell table:style-name="ce10" table:formula="of:=SUM([.E64:.E65])" office:value-type="float" office:value="83409">
            <text:p>83,409</text:p>
          </table:table-cell>
          <table:table-cell table:style-name="ce13" table:formula="of:=SUM([.E66]/[.$C66])" office:value-type="percentage" office:value="0.262280081128249">
            <text:p>26.23%</text:p>
          </table:table-cell>
          <table:table-cell table:style-name="ce10" table:formula="of:=SUM([.G64:.G65])" office:value-type="float" office:value="105119">
            <text:p>105,119</text:p>
          </table:table-cell>
          <table:table-cell table:style-name="ce10" table:formula="of:=SUM([.H64:.H65])" office:value-type="float" office:value="88944">
            <text:p>88,944</text:p>
          </table:table-cell>
          <table:table-cell table:style-name="ce13" table:formula="of:=SUM([.H66]/[.$C66])" office:value-type="percentage" office:value="0.279684920522617">
            <text:p>27.97%</text:p>
          </table:table-cell>
          <table:table-cell table:style-name="ce10" table:formula="of:=SUM([.J64:.J65])" office:value-type="float" office:value="39405">
            <text:p>39,405</text:p>
          </table:table-cell>
          <table:table-cell table:style-name="ce10" table:formula="of:=SUM([.K64:.K65])" office:value-type="float" office:value="44629">
            <text:p>44,629</text:p>
          </table:table-cell>
          <table:table-cell table:style-name="ce13" table:formula="of:=SUM([.K66]/[.$C66])" office:value-type="percentage" office:value="0.140336147665991">
            <text:p>14.03%</text:p>
          </table:table-cell>
          <table:table-cell table:style-name="ce10" table:formula="of:=SUM([.M64:.M65])" office:value-type="float" office:value="33386">
            <text:p>33,386</text:p>
          </table:table-cell>
          <table:table-cell table:style-name="ce10" table:formula="of:=SUM([.N64:.N65])" office:value-type="float" office:value="36733">
            <text:p>36,733</text:p>
          </table:table-cell>
          <table:table-cell table:style-name="ce13" table:formula="of:=SUM([.N66]/[.$C66])" office:value-type="percentage" office:value="0.115507130166816">
            <text:p>11.55%</text:p>
          </table:table-cell>
          <table:table-cell table:style-name="ce10" table:formula="of:=SUM([.P64:.P65])" office:value-type="float" office:value="0">
            <text:p>0</text:p>
          </table:table-cell>
          <table:table-cell table:style-name="ce10" table:formula="of:=SUM([.Q64:.Q65])" office:value-type="float" office:value="0">
            <text:p>0</text:p>
          </table:table-cell>
          <table:table-cell table:style-name="ce13" table:formula="of:=SUM([.Q66]/[.$C66])" office:value-type="percentage" office:value="0">
            <text:p>0.00%</text:p>
          </table:table-cell>
          <table:table-cell table:style-name="ce10" table:formula="of:=SUM([.S64:.S65])" office:value-type="float" office:value="30457">
            <text:p>30,457</text:p>
          </table:table-cell>
          <table:table-cell table:style-name="ce10" table:formula="of:=SUM([.T64:.T65])" office:value-type="float" office:value="31056">
            <text:p>31,056</text:p>
          </table:table-cell>
          <table:table-cell table:style-name="ce13" table:formula="of:=SUM([.T66]/[.$C66])" office:value-type="percentage" office:value="0.0976557709542003">
            <text:p>9.77%</text:p>
          </table:table-cell>
          <table:table-cell table:style-name="ce10" table:formula="of:=SUM([.V64:.V65])" office:value-type="float" office:value="30935">
            <text:p>30,935</text:p>
          </table:table-cell>
          <table:table-cell table:style-name="ce10" table:formula="of:=SUM([.W64:.W65])" office:value-type="float" office:value="33244">
            <text:p>33,244</text:p>
          </table:table-cell>
          <table:table-cell table:style-name="ce13" table:formula="of:=SUM([.W66]/[.$C66])" office:value-type="percentage" office:value="0.104535949562128">
            <text:p>10.45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56">
            <text:p>56</text:p>
          </table:table-cell>
          <table:table-cell table:style-name="ce19" table:formula="of:=CONCATENATE(IF(MAX([.$D68];[.$G68];[.$J68];[.$M68];[.$P68];[.$S68];[.$V68])=[.D68];&quot;CDU&quot;;&quot;&quot;);IF(MAX([.$D68];[.$G68];[.$J68];[.$M68];[.$P68];[.$S68];[.$V68])=[.G68];&quot;SPD&quot;;&quot;&quot;);IF(MAX([.$D68];[.$G68];[.$J68];[.$M68];[.$P68];[.$S68];[.$V68])=[.J68];&quot;DIE LINKE&quot;;&quot;&quot;);IF(MAX([.$D68];[.$G68];[.$J68];[.$M68];[.$P68];[.$S68];[.$V68])=[.M68];&quot;GRÜNE&quot;;&quot;&quot;);IF(MAX([.$D68];[.$G68];[.$J68];[.$M68];[.$P68];[.$S68];[.$V68])=[.P68];&quot;CSU&quot;;&quot;&quot;);IF(MAX([.$D68];[.$G68];[.$J68];[.$M68];[.$P68];[.$S68];[.$V68])=[.S68];&quot;FDP&quot;;&quot;&quot;);IF(MAX([.$D68];[.$G68];[.$J68];[.$M68];[.$P68];[.$S68];[.$V68])=[.V68];&quot;AfD&quot;;&quot;&quot;))" office:value-type="string" office:string-value="CDU">
            <text:p>CDU</text:p>
          </table:table-cell>
          <table:table-cell table:formula="of:=SUM([.E68]+[.H68]+[.K68]+[.N68]+[.Q68]+[.T68]+[.W68])" office:value-type="float" office:value="112515">
            <text:p>112,515</text:p>
          </table:table-cell>
          <table:table-cell table:style-name="ce9" office:value-type="float" office:value="36481">
            <text:p>36,481</text:p>
          </table:table-cell>
          <table:table-cell table:style-name="ce9" office:value-type="float" office:value="35215">
            <text:p>35,215</text:p>
          </table:table-cell>
          <table:table-cell table:style-name="ce9"/>
          <table:table-cell table:style-name="ce9" office:value-type="float" office:value="28061">
            <text:p>28,061</text:p>
          </table:table-cell>
          <table:table-cell table:style-name="ce9" office:value-type="float" office:value="24884">
            <text:p>24,884</text:p>
          </table:table-cell>
          <table:table-cell table:style-name="ce9"/>
          <table:table-cell table:style-name="ce9" office:value-type="float" office:value="20849">
            <text:p>20,849</text:p>
          </table:table-cell>
          <table:table-cell table:style-name="ce9" office:value-type="float" office:value="19447">
            <text:p>19,447</text:p>
          </table:table-cell>
          <table:table-cell table:style-name="ce9"/>
          <table:table-cell table:style-name="ce9" office:value-type="float" office:value="3547">
            <text:p>3,547</text:p>
          </table:table-cell>
          <table:table-cell table:style-name="ce9" office:value-type="float" office:value="4231">
            <text:p>4,23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226">
            <text:p>4,226</text:p>
          </table:table-cell>
          <table:table-cell table:style-name="ce9" office:value-type="float" office:value="6555">
            <text:p>6,555</text:p>
          </table:table-cell>
          <table:table-cell table:style-name="ce9"/>
          <table:table-cell table:style-name="ce9" office:value-type="float" office:value="21296">
            <text:p>21,296</text:p>
          </table:table-cell>
          <table:table-cell table:style-name="ce9" office:value-type="float" office:value="22183">
            <text:p>22,18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19" table:formula="of:=CONCATENATE(IF(MAX([.$D69];[.$G69];[.$J69];[.$M69];[.$P69];[.$S69];[.$V69])=[.D69];&quot;CDU&quot;;&quot;&quot;);IF(MAX([.$D69];[.$G69];[.$J69];[.$M69];[.$P69];[.$S69];[.$V69])=[.G69];&quot;SPD&quot;;&quot;&quot;);IF(MAX([.$D69];[.$G69];[.$J69];[.$M69];[.$P69];[.$S69];[.$V69])=[.J69];&quot;DIE LINKE&quot;;&quot;&quot;);IF(MAX([.$D69];[.$G69];[.$J69];[.$M69];[.$P69];[.$S69];[.$V69])=[.M69];&quot;GRÜNE&quot;;&quot;&quot;);IF(MAX([.$D69];[.$G69];[.$J69];[.$M69];[.$P69];[.$S69];[.$V69])=[.P69];&quot;CSU&quot;;&quot;&quot;);IF(MAX([.$D69];[.$G69];[.$J69];[.$M69];[.$P69];[.$S69];[.$V69])=[.S69];&quot;FDP&quot;;&quot;&quot;);IF(MAX([.$D69];[.$G69];[.$J69];[.$M69];[.$P69];[.$S69];[.$V69])=[.V69];&quot;AfD&quot;;&quot;&quot;))" office:value-type="string" office:string-value="CDU">
            <text:p>CDU</text:p>
          </table:table-cell>
          <table:table-cell table:formula="of:=SUM([.E69]+[.H69]+[.K69]+[.N69]+[.Q69]+[.T69]+[.W69])" office:value-type="float" office:value="120493">
            <text:p>120,493</text:p>
          </table:table-cell>
          <table:table-cell table:style-name="ce9" office:value-type="float" office:value="39102">
            <text:p>39,102</text:p>
          </table:table-cell>
          <table:table-cell table:style-name="ce9" office:value-type="float" office:value="36160">
            <text:p>36,160</text:p>
          </table:table-cell>
          <table:table-cell table:style-name="ce9"/>
          <table:table-cell table:style-name="ce9" office:value-type="float" office:value="24843">
            <text:p>24,843</text:p>
          </table:table-cell>
          <table:table-cell table:style-name="ce9" office:value-type="float" office:value="21650">
            <text:p>21,650</text:p>
          </table:table-cell>
          <table:table-cell table:style-name="ce9"/>
          <table:table-cell table:style-name="ce9" office:value-type="float" office:value="23589">
            <text:p>23,589</text:p>
          </table:table-cell>
          <table:table-cell table:style-name="ce9" office:value-type="float" office:value="23870">
            <text:p>23,870</text:p>
          </table:table-cell>
          <table:table-cell table:style-name="ce9"/>
          <table:table-cell table:style-name="ce9" office:value-type="float" office:value="4714">
            <text:p>4,714</text:p>
          </table:table-cell>
          <table:table-cell table:style-name="ce9" office:value-type="float" office:value="5187">
            <text:p>5,18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859">
            <text:p>4,859</text:p>
          </table:table-cell>
          <table:table-cell table:style-name="ce9" office:value-type="float" office:value="7021">
            <text:p>7,021</text:p>
          </table:table-cell>
          <table:table-cell table:style-name="ce9"/>
          <table:table-cell table:style-name="ce9" office:value-type="float" office:value="25804">
            <text:p>25,804</text:p>
          </table:table-cell>
          <table:table-cell table:style-name="ce9" office:value-type="float" office:value="26605">
            <text:p>26,6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8">
            <text:p>58</text:p>
          </table:table-cell>
          <table:table-cell table:style-name="ce19" table:formula="of:=CONCATENATE(IF(MAX([.$D70];[.$G70];[.$J70];[.$M70];[.$P70];[.$S70];[.$V70])=[.D70];&quot;CDU&quot;;&quot;&quot;);IF(MAX([.$D70];[.$G70];[.$J70];[.$M70];[.$P70];[.$S70];[.$V70])=[.G70];&quot;SPD&quot;;&quot;&quot;);IF(MAX([.$D70];[.$G70];[.$J70];[.$M70];[.$P70];[.$S70];[.$V70])=[.J70];&quot;DIE LINKE&quot;;&quot;&quot;);IF(MAX([.$D70];[.$G70];[.$J70];[.$M70];[.$P70];[.$S70];[.$V70])=[.M70];&quot;GRÜNE&quot;;&quot;&quot;);IF(MAX([.$D70];[.$G70];[.$J70];[.$M70];[.$P70];[.$S70];[.$V70])=[.P70];&quot;CSU&quot;;&quot;&quot;);IF(MAX([.$D70];[.$G70];[.$J70];[.$M70];[.$P70];[.$S70];[.$V70])=[.S70];&quot;FDP&quot;;&quot;&quot;);IF(MAX([.$D70];[.$G70];[.$J70];[.$M70];[.$P70];[.$S70];[.$V70])=[.V70];&quot;AfD&quot;;&quot;&quot;))" office:value-type="string" office:string-value="CDU">
            <text:p>CDU</text:p>
          </table:table-cell>
          <table:table-cell table:formula="of:=SUM([.E70]+[.H70]+[.K70]+[.N70]+[.Q70]+[.T70]+[.W70])" office:value-type="float" office:value="171498">
            <text:p>171,498</text:p>
          </table:table-cell>
          <table:table-cell table:style-name="ce9" office:value-type="float" office:value="54455">
            <text:p>54,455</text:p>
          </table:table-cell>
          <table:table-cell table:style-name="ce9" office:value-type="float" office:value="51968">
            <text:p>51,968</text:p>
          </table:table-cell>
          <table:table-cell table:style-name="ce9"/>
          <table:table-cell table:style-name="ce9" office:value-type="float" office:value="41423">
            <text:p>41,423</text:p>
          </table:table-cell>
          <table:table-cell table:style-name="ce9" office:value-type="float" office:value="33856">
            <text:p>33,856</text:p>
          </table:table-cell>
          <table:table-cell table:style-name="ce9"/>
          <table:table-cell table:style-name="ce9" office:value-type="float" office:value="26839">
            <text:p>26,839</text:p>
          </table:table-cell>
          <table:table-cell table:style-name="ce9" office:value-type="float" office:value="26091">
            <text:p>26,091</text:p>
          </table:table-cell>
          <table:table-cell table:style-name="ce9"/>
          <table:table-cell table:style-name="ce9" office:value-type="float" office:value="9685">
            <text:p>9,685</text:p>
          </table:table-cell>
          <table:table-cell table:style-name="ce9" office:value-type="float" office:value="11684">
            <text:p>11,68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14">
            <text:p>9,514</text:p>
          </table:table-cell>
          <table:table-cell table:style-name="ce9" office:value-type="float" office:value="13912">
            <text:p>13,912</text:p>
          </table:table-cell>
          <table:table-cell table:style-name="ce9"/>
          <table:table-cell table:style-name="ce9" office:value-type="float" office:value="32762">
            <text:p>32,762</text:p>
          </table:table-cell>
          <table:table-cell table:style-name="ce9" office:value-type="float" office:value="33987">
            <text:p>33,98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59">
            <text:p>59</text:p>
          </table:table-cell>
          <table:table-cell table:style-name="ce19" table:formula="of:=CONCATENATE(IF(MAX([.$D71];[.$G71];[.$J71];[.$M71];[.$P71];[.$S71];[.$V71])=[.D71];&quot;CDU&quot;;&quot;&quot;);IF(MAX([.$D71];[.$G71];[.$J71];[.$M71];[.$P71];[.$S71];[.$V71])=[.G71];&quot;SPD&quot;;&quot;&quot;);IF(MAX([.$D71];[.$G71];[.$J71];[.$M71];[.$P71];[.$S71];[.$V71])=[.J71];&quot;DIE LINKE&quot;;&quot;&quot;);IF(MAX([.$D71];[.$G71];[.$J71];[.$M71];[.$P71];[.$S71];[.$V71])=[.M71];&quot;GRÜNE&quot;;&quot;&quot;);IF(MAX([.$D71];[.$G71];[.$J71];[.$M71];[.$P71];[.$S71];[.$V71])=[.P71];&quot;CSU&quot;;&quot;&quot;);IF(MAX([.$D71];[.$G71];[.$J71];[.$M71];[.$P71];[.$S71];[.$V71])=[.S71];&quot;FDP&quot;;&quot;&quot;);IF(MAX([.$D71];[.$G71];[.$J71];[.$M71];[.$P71];[.$S71];[.$V71])=[.V71];&quot;AfD&quot;;&quot;&quot;))" office:value-type="string" office:string-value="CDU">
            <text:p>CDU</text:p>
          </table:table-cell>
          <table:table-cell table:formula="of:=SUM([.E71]+[.H71]+[.K71]+[.N71]+[.Q71]+[.T71]+[.W71])" office:value-type="float" office:value="156161">
            <text:p>156,161</text:p>
          </table:table-cell>
          <table:table-cell table:style-name="ce9" office:value-type="float" office:value="47594">
            <text:p>47,594</text:p>
          </table:table-cell>
          <table:table-cell table:style-name="ce9" office:value-type="float" office:value="42113">
            <text:p>42,113</text:p>
          </table:table-cell>
          <table:table-cell table:style-name="ce9"/>
          <table:table-cell table:style-name="ce9" office:value-type="float" office:value="26526">
            <text:p>26,526</text:p>
          </table:table-cell>
          <table:table-cell table:style-name="ce9" office:value-type="float" office:value="25908">
            <text:p>25,908</text:p>
          </table:table-cell>
          <table:table-cell table:style-name="ce9"/>
          <table:table-cell table:style-name="ce9" office:value-type="float" office:value="37721">
            <text:p>37,721</text:p>
          </table:table-cell>
          <table:table-cell table:style-name="ce9" office:value-type="float" office:value="34632">
            <text:p>34,632</text:p>
          </table:table-cell>
          <table:table-cell table:style-name="ce9"/>
          <table:table-cell table:style-name="ce9" office:value-type="float" office:value="8972">
            <text:p>8,972</text:p>
          </table:table-cell>
          <table:table-cell table:style-name="ce9" office:value-type="float" office:value="7800">
            <text:p>7,80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111">
            <text:p>7,111</text:p>
          </table:table-cell>
          <table:table-cell table:style-name="ce9" office:value-type="float" office:value="11007">
            <text:p>11,007</text:p>
          </table:table-cell>
          <table:table-cell table:style-name="ce9"/>
          <table:table-cell table:style-name="ce9" office:value-type="float" office:value="33915">
            <text:p>33,915</text:p>
          </table:table-cell>
          <table:table-cell table:style-name="ce9" office:value-type="float" office:value="34701">
            <text:p>34,7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19" table:formula="of:=CONCATENATE(IF(MAX([.$D72];[.$G72];[.$J72];[.$M72];[.$P72];[.$S72];[.$V72])=[.D72];&quot;CDU&quot;;&quot;&quot;);IF(MAX([.$D72];[.$G72];[.$J72];[.$M72];[.$P72];[.$S72];[.$V72])=[.G72];&quot;SPD&quot;;&quot;&quot;);IF(MAX([.$D72];[.$G72];[.$J72];[.$M72];[.$P72];[.$S72];[.$V72])=[.J72];&quot;DIE LINKE&quot;;&quot;&quot;);IF(MAX([.$D72];[.$G72];[.$J72];[.$M72];[.$P72];[.$S72];[.$V72])=[.M72];&quot;GRÜNE&quot;;&quot;&quot;);IF(MAX([.$D72];[.$G72];[.$J72];[.$M72];[.$P72];[.$S72];[.$V72])=[.P72];&quot;CSU&quot;;&quot;&quot;);IF(MAX([.$D72];[.$G72];[.$J72];[.$M72];[.$P72];[.$S72];[.$V72])=[.S72];&quot;FDP&quot;;&quot;&quot;);IF(MAX([.$D72];[.$G72];[.$J72];[.$M72];[.$P72];[.$S72];[.$V72])=[.V72];&quot;AfD&quot;;&quot;&quot;))" office:value-type="string" office:string-value="CDU">
            <text:p>CDU</text:p>
          </table:table-cell>
          <table:table-cell table:formula="of:=SUM([.E72]+[.H72]+[.K72]+[.N72]+[.Q72]+[.T72]+[.W72])" office:value-type="float" office:value="118601">
            <text:p>118,601</text:p>
          </table:table-cell>
          <table:table-cell table:style-name="ce9" office:value-type="float" office:value="39991">
            <text:p>39,991</text:p>
          </table:table-cell>
          <table:table-cell table:style-name="ce9" office:value-type="float" office:value="35556">
            <text:p>35,556</text:p>
          </table:table-cell>
          <table:table-cell table:style-name="ce9"/>
          <table:table-cell table:style-name="ce9" office:value-type="float" office:value="31548">
            <text:p>31,548</text:p>
          </table:table-cell>
          <table:table-cell table:style-name="ce9" office:value-type="float" office:value="26055">
            <text:p>26,055</text:p>
          </table:table-cell>
          <table:table-cell table:style-name="ce9"/>
          <table:table-cell table:style-name="ce9" office:value-type="float" office:value="19038">
            <text:p>19,038</text:p>
          </table:table-cell>
          <table:table-cell table:style-name="ce9" office:value-type="float" office:value="20925">
            <text:p>20,925</text:p>
          </table:table-cell>
          <table:table-cell table:style-name="ce9"/>
          <table:table-cell table:style-name="ce9" office:value-type="float" office:value="4293">
            <text:p>4,293</text:p>
          </table:table-cell>
          <table:table-cell table:style-name="ce9" office:value-type="float" office:value="5238">
            <text:p>5,23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763">
            <text:p>5,763</text:p>
          </table:table-cell>
          <table:table-cell table:style-name="ce9" office:value-type="float" office:value="8194">
            <text:p>8,194</text:p>
          </table:table-cell>
          <table:table-cell table:style-name="ce9"/>
          <table:table-cell table:style-name="ce9" office:value-type="float" office:value="21312">
            <text:p>21,312</text:p>
          </table:table-cell>
          <table:table-cell table:style-name="ce9" office:value-type="float" office:value="22633">
            <text:p>22,63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1">
            <text:p>61</text:p>
          </table:table-cell>
          <table:table-cell table:style-name="ce19" table:formula="of:=CONCATENATE(IF(MAX([.$D73];[.$G73];[.$J73];[.$M73];[.$P73];[.$S73];[.$V73])=[.D73];&quot;CDU&quot;;&quot;&quot;);IF(MAX([.$D73];[.$G73];[.$J73];[.$M73];[.$P73];[.$S73];[.$V73])=[.G73];&quot;SPD&quot;;&quot;&quot;);IF(MAX([.$D73];[.$G73];[.$J73];[.$M73];[.$P73];[.$S73];[.$V73])=[.J73];&quot;DIE LINKE&quot;;&quot;&quot;);IF(MAX([.$D73];[.$G73];[.$J73];[.$M73];[.$P73];[.$S73];[.$V73])=[.M73];&quot;GRÜNE&quot;;&quot;&quot;);IF(MAX([.$D73];[.$G73];[.$J73];[.$M73];[.$P73];[.$S73];[.$V73])=[.P73];&quot;CSU&quot;;&quot;&quot;);IF(MAX([.$D73];[.$G73];[.$J73];[.$M73];[.$P73];[.$S73];[.$V73])=[.S73];&quot;FDP&quot;;&quot;&quot;);IF(MAX([.$D73];[.$G73];[.$J73];[.$M73];[.$P73];[.$S73];[.$V73])=[.V73];&quot;AfD&quot;;&quot;&quot;))" office:value-type="string" office:string-value="SPD">
            <text:p>SPD</text:p>
          </table:table-cell>
          <table:table-cell table:formula="of:=SUM([.E73]+[.H73]+[.K73]+[.N73]+[.Q73]+[.T73]+[.W73])" office:value-type="float" office:value="181874">
            <text:p>181,874</text:p>
          </table:table-cell>
          <table:table-cell table:style-name="ce9" office:value-type="float" office:value="48095">
            <text:p>48,095</text:p>
          </table:table-cell>
          <table:table-cell table:style-name="ce9" office:value-type="float" office:value="48015">
            <text:p>48,015</text:p>
          </table:table-cell>
          <table:table-cell table:style-name="ce9"/>
          <table:table-cell table:style-name="ce9" office:value-type="float" office:value="50588">
            <text:p>50,588</text:p>
          </table:table-cell>
          <table:table-cell table:style-name="ce9" office:value-type="float" office:value="35773">
            <text:p>35,773</text:p>
          </table:table-cell>
          <table:table-cell table:style-name="ce9"/>
          <table:table-cell table:style-name="ce9" office:value-type="float" office:value="31840">
            <text:p>31,840</text:p>
          </table:table-cell>
          <table:table-cell table:style-name="ce9" office:value-type="float" office:value="35106">
            <text:p>35,106</text:p>
          </table:table-cell>
          <table:table-cell table:style-name="ce9"/>
          <table:table-cell table:style-name="ce9" office:value-type="float" office:value="15549">
            <text:p>15,549</text:p>
          </table:table-cell>
          <table:table-cell table:style-name="ce9" office:value-type="float" office:value="19079">
            <text:p>19,07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425">
            <text:p>14,425</text:p>
          </table:table-cell>
          <table:table-cell table:style-name="ce9" office:value-type="float" office:value="17768">
            <text:p>17,768</text:p>
          </table:table-cell>
          <table:table-cell table:style-name="ce9"/>
          <table:table-cell table:style-name="ce9" office:value-type="float" office:value="23890">
            <text:p>23,890</text:p>
          </table:table-cell>
          <table:table-cell table:style-name="ce9" office:value-type="float" office:value="26133">
            <text:p>26,13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2">
            <text:p>62</text:p>
          </table:table-cell>
          <table:table-cell table:style-name="ce19" table:formula="of:=CONCATENATE(IF(MAX([.$D74];[.$G74];[.$J74];[.$M74];[.$P74];[.$S74];[.$V74])=[.D74];&quot;CDU&quot;;&quot;&quot;);IF(MAX([.$D74];[.$G74];[.$J74];[.$M74];[.$P74];[.$S74];[.$V74])=[.G74];&quot;SPD&quot;;&quot;&quot;);IF(MAX([.$D74];[.$G74];[.$J74];[.$M74];[.$P74];[.$S74];[.$V74])=[.J74];&quot;DIE LINKE&quot;;&quot;&quot;);IF(MAX([.$D74];[.$G74];[.$J74];[.$M74];[.$P74];[.$S74];[.$V74])=[.M74];&quot;GRÜNE&quot;;&quot;&quot;);IF(MAX([.$D74];[.$G74];[.$J74];[.$M74];[.$P74];[.$S74];[.$V74])=[.P74];&quot;CSU&quot;;&quot;&quot;);IF(MAX([.$D74];[.$G74];[.$J74];[.$M74];[.$P74];[.$S74];[.$V74])=[.S74];&quot;FDP&quot;;&quot;&quot;);IF(MAX([.$D74];[.$G74];[.$J74];[.$M74];[.$P74];[.$S74];[.$V74])=[.V74];&quot;AfD&quot;;&quot;&quot;))" office:value-type="string" office:string-value="CDU">
            <text:p>CDU</text:p>
          </table:table-cell>
          <table:table-cell table:formula="of:=SUM([.E74]+[.H74]+[.K74]+[.N74]+[.Q74]+[.T74]+[.W74])" office:value-type="float" office:value="173014">
            <text:p>173,014</text:p>
          </table:table-cell>
          <table:table-cell table:style-name="ce9" office:value-type="float" office:value="56607">
            <text:p>56,607</text:p>
          </table:table-cell>
          <table:table-cell table:style-name="ce9" office:value-type="float" office:value="49982">
            <text:p>49,982</text:p>
          </table:table-cell>
          <table:table-cell table:style-name="ce9"/>
          <table:table-cell table:style-name="ce9" office:value-type="float" office:value="36148">
            <text:p>36,148</text:p>
          </table:table-cell>
          <table:table-cell table:style-name="ce9" office:value-type="float" office:value="32565">
            <text:p>32,565</text:p>
          </table:table-cell>
          <table:table-cell table:style-name="ce9"/>
          <table:table-cell table:style-name="ce9" office:value-type="float" office:value="30278">
            <text:p>30,278</text:p>
          </table:table-cell>
          <table:table-cell table:style-name="ce9" office:value-type="float" office:value="29217">
            <text:p>29,217</text:p>
          </table:table-cell>
          <table:table-cell table:style-name="ce9"/>
          <table:table-cell table:style-name="ce9" office:value-type="float" office:value="8127">
            <text:p>8,127</text:p>
          </table:table-cell>
          <table:table-cell table:style-name="ce9" office:value-type="float" office:value="8617">
            <text:p>8,61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910">
            <text:p>8,910</text:p>
          </table:table-cell>
          <table:table-cell table:style-name="ce9" office:value-type="float" office:value="13718">
            <text:p>13,718</text:p>
          </table:table-cell>
          <table:table-cell table:style-name="ce9"/>
          <table:table-cell table:style-name="ce9" office:value-type="float" office:value="37358">
            <text:p>37,358</text:p>
          </table:table-cell>
          <table:table-cell table:style-name="ce9" office:value-type="float" office:value="38915">
            <text:p>38,9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3">
            <text:p>63</text:p>
          </table:table-cell>
          <table:table-cell table:style-name="ce19" table:formula="of:=CONCATENATE(IF(MAX([.$D75];[.$G75];[.$J75];[.$M75];[.$P75];[.$S75];[.$V75])=[.D75];&quot;CDU&quot;;&quot;&quot;);IF(MAX([.$D75];[.$G75];[.$J75];[.$M75];[.$P75];[.$S75];[.$V75])=[.G75];&quot;SPD&quot;;&quot;&quot;);IF(MAX([.$D75];[.$G75];[.$J75];[.$M75];[.$P75];[.$S75];[.$V75])=[.J75];&quot;DIE LINKE&quot;;&quot;&quot;);IF(MAX([.$D75];[.$G75];[.$J75];[.$M75];[.$P75];[.$S75];[.$V75])=[.M75];&quot;GRÜNE&quot;;&quot;&quot;);IF(MAX([.$D75];[.$G75];[.$J75];[.$M75];[.$P75];[.$S75];[.$V75])=[.P75];&quot;CSU&quot;;&quot;&quot;);IF(MAX([.$D75];[.$G75];[.$J75];[.$M75];[.$P75];[.$S75];[.$V75])=[.S75];&quot;FDP&quot;;&quot;&quot;);IF(MAX([.$D75];[.$G75];[.$J75];[.$M75];[.$P75];[.$S75];[.$V75])=[.V75];&quot;AfD&quot;;&quot;&quot;))" office:value-type="string" office:string-value="CDU">
            <text:p>CDU</text:p>
          </table:table-cell>
          <table:table-cell table:formula="of:=SUM([.E75]+[.H75]+[.K75]+[.N75]+[.Q75]+[.T75]+[.W75])" office:value-type="float" office:value="128406">
            <text:p>128,406</text:p>
          </table:table-cell>
          <table:table-cell table:style-name="ce9" office:value-type="float" office:value="37344">
            <text:p>37,344</text:p>
          </table:table-cell>
          <table:table-cell table:style-name="ce9" office:value-type="float" office:value="33888">
            <text:p>33,888</text:p>
          </table:table-cell>
          <table:table-cell table:style-name="ce9"/>
          <table:table-cell table:style-name="ce9" office:value-type="float" office:value="23598">
            <text:p>23,598</text:p>
          </table:table-cell>
          <table:table-cell table:style-name="ce9" office:value-type="float" office:value="22702">
            <text:p>22,702</text:p>
          </table:table-cell>
          <table:table-cell table:style-name="ce9"/>
          <table:table-cell table:style-name="ce9" office:value-type="float" office:value="26401">
            <text:p>26,401</text:p>
          </table:table-cell>
          <table:table-cell table:style-name="ce9" office:value-type="float" office:value="26202">
            <text:p>26,202</text:p>
          </table:table-cell>
          <table:table-cell table:style-name="ce9"/>
          <table:table-cell table:style-name="ce9" office:value-type="float" office:value="4504">
            <text:p>4,504</text:p>
          </table:table-cell>
          <table:table-cell table:style-name="ce9" office:value-type="float" office:value="5896">
            <text:p>5,89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008">
            <text:p>7,008</text:p>
          </table:table-cell>
          <table:table-cell table:style-name="ce9" office:value-type="float" office:value="9241">
            <text:p>9,241</text:p>
          </table:table-cell>
          <table:table-cell table:style-name="ce9"/>
          <table:table-cell table:style-name="ce9" office:value-type="float" office:value="30261">
            <text:p>30,261</text:p>
          </table:table-cell>
          <table:table-cell table:style-name="ce9" office:value-type="float" office:value="30477">
            <text:p>30,47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4">
            <text:p>64</text:p>
          </table:table-cell>
          <table:table-cell table:style-name="ce19" table:formula="of:=CONCATENATE(IF(MAX([.$D76];[.$G76];[.$J76];[.$M76];[.$P76];[.$S76];[.$V76])=[.D76];&quot;CDU&quot;;&quot;&quot;);IF(MAX([.$D76];[.$G76];[.$J76];[.$M76];[.$P76];[.$S76];[.$V76])=[.G76];&quot;SPD&quot;;&quot;&quot;);IF(MAX([.$D76];[.$G76];[.$J76];[.$M76];[.$P76];[.$S76];[.$V76])=[.J76];&quot;DIE LINKE&quot;;&quot;&quot;);IF(MAX([.$D76];[.$G76];[.$J76];[.$M76];[.$P76];[.$S76];[.$V76])=[.M76];&quot;GRÜNE&quot;;&quot;&quot;);IF(MAX([.$D76];[.$G76];[.$J76];[.$M76];[.$P76];[.$S76];[.$V76])=[.P76];&quot;CSU&quot;;&quot;&quot;);IF(MAX([.$D76];[.$G76];[.$J76];[.$M76];[.$P76];[.$S76];[.$V76])=[.S76];&quot;FDP&quot;;&quot;&quot;);IF(MAX([.$D76];[.$G76];[.$J76];[.$M76];[.$P76];[.$S76];[.$V76])=[.V76];&quot;AfD&quot;;&quot;&quot;))" office:value-type="string" office:string-value="CDU">
            <text:p>CDU</text:p>
          </table:table-cell>
          <table:table-cell table:formula="of:=SUM([.E76]+[.H76]+[.K76]+[.N76]+[.Q76]+[.T76]+[.W76])" office:value-type="float" office:value="121490">
            <text:p>121,490</text:p>
          </table:table-cell>
          <table:table-cell table:style-name="ce9" office:value-type="float" office:value="36855">
            <text:p>36,855</text:p>
          </table:table-cell>
          <table:table-cell table:style-name="ce9" office:value-type="float" office:value="31366">
            <text:p>31,366</text:p>
          </table:table-cell>
          <table:table-cell table:style-name="ce9"/>
          <table:table-cell table:style-name="ce9" office:value-type="float" office:value="22019">
            <text:p>22,019</text:p>
          </table:table-cell>
          <table:table-cell table:style-name="ce9" office:value-type="float" office:value="19729">
            <text:p>19,729</text:p>
          </table:table-cell>
          <table:table-cell table:style-name="ce9"/>
          <table:table-cell table:style-name="ce9" office:value-type="float" office:value="20359">
            <text:p>20,359</text:p>
          </table:table-cell>
          <table:table-cell table:style-name="ce9" office:value-type="float" office:value="21456">
            <text:p>21,456</text:p>
          </table:table-cell>
          <table:table-cell table:style-name="ce9"/>
          <table:table-cell table:style-name="ce9" office:value-type="float" office:value="4319">
            <text:p>4,319</text:p>
          </table:table-cell>
          <table:table-cell table:style-name="ce9" office:value-type="float" office:value="4093">
            <text:p>4,09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426">
            <text:p>7,426</text:p>
          </table:table-cell>
          <table:table-cell table:style-name="ce9" office:value-type="float" office:value="9941">
            <text:p>9,941</text:p>
          </table:table-cell>
          <table:table-cell table:style-name="ce9"/>
          <table:table-cell table:style-name="ce9" office:value-type="float" office:value="32776">
            <text:p>32,776</text:p>
          </table:table-cell>
          <table:table-cell table:style-name="ce9" office:value-type="float" office:value="34905">
            <text:p>34,9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5">
            <text:p>65</text:p>
          </table:table-cell>
          <table:table-cell table:style-name="ce19" table:formula="of:=CONCATENATE(IF(MAX([.$D77];[.$G77];[.$J77];[.$M77];[.$P77];[.$S77];[.$V77])=[.D77];&quot;CDU&quot;;&quot;&quot;);IF(MAX([.$D77];[.$G77];[.$J77];[.$M77];[.$P77];[.$S77];[.$V77])=[.G77];&quot;SPD&quot;;&quot;&quot;);IF(MAX([.$D77];[.$G77];[.$J77];[.$M77];[.$P77];[.$S77];[.$V77])=[.J77];&quot;DIE LINKE&quot;;&quot;&quot;);IF(MAX([.$D77];[.$G77];[.$J77];[.$M77];[.$P77];[.$S77];[.$V77])=[.M77];&quot;GRÜNE&quot;;&quot;&quot;);IF(MAX([.$D77];[.$G77];[.$J77];[.$M77];[.$P77];[.$S77];[.$V77])=[.P77];&quot;CSU&quot;;&quot;&quot;);IF(MAX([.$D77];[.$G77];[.$J77];[.$M77];[.$P77];[.$S77];[.$V77])=[.S77];&quot;FDP&quot;;&quot;&quot;);IF(MAX([.$D77];[.$G77];[.$J77];[.$M77];[.$P77];[.$S77];[.$V77])=[.V77];&quot;AfD&quot;;&quot;&quot;))" office:value-type="string" office:string-value="CDU">
            <text:p>CDU</text:p>
          </table:table-cell>
          <table:table-cell table:formula="of:=SUM([.E77]+[.H77]+[.K77]+[.N77]+[.Q77]+[.T77]+[.W77])" office:value-type="float" office:value="112889">
            <text:p>112,889</text:p>
          </table:table-cell>
          <table:table-cell table:style-name="ce9" office:value-type="float" office:value="35633">
            <text:p>35,633</text:p>
          </table:table-cell>
          <table:table-cell table:style-name="ce9" office:value-type="float" office:value="33576">
            <text:p>33,576</text:p>
          </table:table-cell>
          <table:table-cell table:style-name="ce9"/>
          <table:table-cell table:style-name="ce9" office:value-type="float" office:value="20142">
            <text:p>20,142</text:p>
          </table:table-cell>
          <table:table-cell table:style-name="ce9" office:value-type="float" office:value="18700">
            <text:p>18,700</text:p>
          </table:table-cell>
          <table:table-cell table:style-name="ce9"/>
          <table:table-cell table:style-name="ce9" office:value-type="float" office:value="19583">
            <text:p>19,583</text:p>
          </table:table-cell>
          <table:table-cell table:style-name="ce9" office:value-type="float" office:value="18775">
            <text:p>18,775</text:p>
          </table:table-cell>
          <table:table-cell table:style-name="ce9"/>
          <table:table-cell table:style-name="ce9" office:value-type="float" office:value="3543">
            <text:p>3,543</text:p>
          </table:table-cell>
          <table:table-cell table:style-name="ce9" office:value-type="float" office:value="3146">
            <text:p>3,14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492">
            <text:p>6,492</text:p>
          </table:table-cell>
          <table:table-cell table:style-name="ce9" office:value-type="float" office:value="8128">
            <text:p>8,128</text:p>
          </table:table-cell>
          <table:table-cell table:style-name="ce9"/>
          <table:table-cell table:style-name="ce9" office:value-type="float" office:value="29830">
            <text:p>29,830</text:p>
          </table:table-cell>
          <table:table-cell table:style-name="ce9" office:value-type="float" office:value="30564">
            <text:p>30,56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Brandenburg</text:p>
          </table:table-cell>
          <table:table-cell table:style-name="ce4"/>
          <table:table-cell table:style-name="ce10" table:formula="of:=SUM([.C68:.C77])" office:value-type="float" office:value="1396941">
            <text:p>1,396,941</text:p>
          </table:table-cell>
          <table:table-cell table:style-name="ce10" table:formula="of:=SUM([.D68:.D77])" office:value-type="float" office:value="432157">
            <text:p>432,157</text:p>
          </table:table-cell>
          <table:table-cell table:style-name="ce10" table:formula="of:=SUM([.E68:.E77])" office:value-type="float" office:value="397839">
            <text:p>397,839</text:p>
          </table:table-cell>
          <table:table-cell table:style-name="ce13" table:formula="of:=SUM([.E78]/[.$C78])" office:value-type="percentage" office:value="0.284792986962227">
            <text:p>28.48%</text:p>
          </table:table-cell>
          <table:table-cell table:style-name="ce10" table:formula="of:=SUM([.G68:.G77])" office:value-type="float" office:value="304896">
            <text:p>304,896</text:p>
          </table:table-cell>
          <table:table-cell table:style-name="ce10" table:formula="of:=SUM([.H68:.H77])" office:value-type="float" office:value="261822">
            <text:p>261,822</text:p>
          </table:table-cell>
          <table:table-cell table:style-name="ce13" table:formula="of:=SUM([.H78]/[.$C78])" office:value-type="percentage" office:value="0.187425238431688">
            <text:p>18.74%</text:p>
          </table:table-cell>
          <table:table-cell table:style-name="ce10" table:formula="of:=SUM([.J68:.J77])" office:value-type="float" office:value="256497">
            <text:p>256,497</text:p>
          </table:table-cell>
          <table:table-cell table:style-name="ce10" table:formula="of:=SUM([.K68:.K77])" office:value-type="float" office:value="255721">
            <text:p>255,721</text:p>
          </table:table-cell>
          <table:table-cell table:style-name="ce13" table:formula="of:=SUM([.K78]/[.$C78])" office:value-type="percentage" office:value="0.183057838520023">
            <text:p>18.31%</text:p>
          </table:table-cell>
          <table:table-cell table:style-name="ce10" table:formula="of:=SUM([.M68:.M77])" office:value-type="float" office:value="67253">
            <text:p>67,253</text:p>
          </table:table-cell>
          <table:table-cell table:style-name="ce10" table:formula="of:=SUM([.N68:.N77])" office:value-type="float" office:value="74971">
            <text:p>74,971</text:p>
          </table:table-cell>
          <table:table-cell table:style-name="ce13" table:formula="of:=SUM([.N78]/[.$C78])" office:value-type="percentage" office:value="0.0536679788194348">
            <text:p>5.37%</text:p>
          </table:table-cell>
          <table:table-cell table:style-name="ce10" table:formula="of:=SUM([.P68:.P77])" office:value-type="float" office:value="0">
            <text:p>0</text:p>
          </table:table-cell>
          <table:table-cell table:style-name="ce10" table:formula="of:=SUM([.Q68:.Q77])" office:value-type="float" office:value="0">
            <text:p>0</text:p>
          </table:table-cell>
          <table:table-cell table:style-name="ce13" table:formula="of:=SUM([.Q78]/[.$C78])" office:value-type="percentage" office:value="0">
            <text:p>0.00%</text:p>
          </table:table-cell>
          <table:table-cell table:style-name="ce10" table:formula="of:=SUM([.S68:.S77])" office:value-type="float" office:value="75734">
            <text:p>75,734</text:p>
          </table:table-cell>
          <table:table-cell table:style-name="ce10" table:formula="of:=SUM([.T68:.T77])" office:value-type="float" office:value="105485">
            <text:p>105,485</text:p>
          </table:table-cell>
          <table:table-cell table:style-name="ce13" table:formula="of:=SUM([.T78]/[.$C78])" office:value-type="percentage" office:value="0.0755114210263712">
            <text:p>7.55%</text:p>
          </table:table-cell>
          <table:table-cell table:style-name="ce10" table:formula="of:=SUM([.V68:.V77])" office:value-type="float" office:value="289204">
            <text:p>289,204</text:p>
          </table:table-cell>
          <table:table-cell table:style-name="ce10" table:formula="of:=SUM([.W68:.W77])" office:value-type="float" office:value="301103">
            <text:p>301,103</text:p>
          </table:table-cell>
          <table:table-cell table:style-name="ce13" table:formula="of:=SUM([.W78]/[.$C78])" office:value-type="percentage" office:value="0.215544536240256">
            <text:p>21.55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66">
            <text:p>66</text:p>
          </table:table-cell>
          <table:table-cell table:style-name="ce19" table:formula="of:=CONCATENATE(IF(MAX([.$D80];[.$G80];[.$J80];[.$M80];[.$P80];[.$S80];[.$V80])=[.D80];&quot;CDU&quot;;&quot;&quot;);IF(MAX([.$D80];[.$G80];[.$J80];[.$M80];[.$P80];[.$S80];[.$V80])=[.G80];&quot;SPD&quot;;&quot;&quot;);IF(MAX([.$D80];[.$G80];[.$J80];[.$M80];[.$P80];[.$S80];[.$V80])=[.J80];&quot;DIE LINKE&quot;;&quot;&quot;);IF(MAX([.$D80];[.$G80];[.$J80];[.$M80];[.$P80];[.$S80];[.$V80])=[.M80];&quot;GRÜNE&quot;;&quot;&quot;);IF(MAX([.$D80];[.$G80];[.$J80];[.$M80];[.$P80];[.$S80];[.$V80])=[.P80];&quot;CSU&quot;;&quot;&quot;);IF(MAX([.$D80];[.$G80];[.$J80];[.$M80];[.$P80];[.$S80];[.$V80])=[.S80];&quot;FDP&quot;;&quot;&quot;);IF(MAX([.$D80];[.$G80];[.$J80];[.$M80];[.$P80];[.$S80];[.$V80])=[.V80];&quot;AfD&quot;;&quot;&quot;))" office:value-type="string" office:string-value="CDU">
            <text:p>CDU</text:p>
          </table:table-cell>
          <table:table-cell table:formula="of:=SUM([.E80]+[.H80]+[.K80]+[.N80]+[.Q80]+[.T80]+[.W80])" office:value-type="float" office:value="104994">
            <text:p>104,994</text:p>
          </table:table-cell>
          <table:table-cell table:style-name="ce9" office:value-type="float" office:value="35644">
            <text:p>35,644</text:p>
          </table:table-cell>
          <table:table-cell table:style-name="ce9" office:value-type="float" office:value="36022">
            <text:p>36,022</text:p>
          </table:table-cell>
          <table:table-cell table:style-name="ce9"/>
          <table:table-cell table:style-name="ce9" office:value-type="float" office:value="20900">
            <text:p>20,900</text:p>
          </table:table-cell>
          <table:table-cell table:style-name="ce9" office:value-type="float" office:value="18721">
            <text:p>18,721</text:p>
          </table:table-cell>
          <table:table-cell table:style-name="ce9"/>
          <table:table-cell table:style-name="ce9" office:value-type="float" office:value="20973">
            <text:p>20,973</text:p>
          </table:table-cell>
          <table:table-cell table:style-name="ce9" office:value-type="float" office:value="20346">
            <text:p>20,346</text:p>
          </table:table-cell>
          <table:table-cell table:style-name="ce9"/>
          <table:table-cell table:style-name="ce9" office:value-type="float" office:value="3738">
            <text:p>3,738</text:p>
          </table:table-cell>
          <table:table-cell table:style-name="ce9" office:value-type="float" office:value="3648">
            <text:p>3,64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388">
            <text:p>7,388</text:p>
          </table:table-cell>
          <table:table-cell table:style-name="ce9" office:value-type="float" office:value="7838">
            <text:p>7,838</text:p>
          </table:table-cell>
          <table:table-cell table:style-name="ce9"/>
          <table:table-cell table:style-name="ce9" office:value-type="float" office:value="18031">
            <text:p>18,031</text:p>
          </table:table-cell>
          <table:table-cell table:style-name="ce9" office:value-type="float" office:value="18419">
            <text:p>18,41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7">
            <text:p>67</text:p>
          </table:table-cell>
          <table:table-cell table:style-name="ce19" table:formula="of:=CONCATENATE(IF(MAX([.$D81];[.$G81];[.$J81];[.$M81];[.$P81];[.$S81];[.$V81])=[.D81];&quot;CDU&quot;;&quot;&quot;);IF(MAX([.$D81];[.$G81];[.$J81];[.$M81];[.$P81];[.$S81];[.$V81])=[.G81];&quot;SPD&quot;;&quot;&quot;);IF(MAX([.$D81];[.$G81];[.$J81];[.$M81];[.$P81];[.$S81];[.$V81])=[.J81];&quot;DIE LINKE&quot;;&quot;&quot;);IF(MAX([.$D81];[.$G81];[.$J81];[.$M81];[.$P81];[.$S81];[.$V81])=[.M81];&quot;GRÜNE&quot;;&quot;&quot;);IF(MAX([.$D81];[.$G81];[.$J81];[.$M81];[.$P81];[.$S81];[.$V81])=[.P81];&quot;CSU&quot;;&quot;&quot;);IF(MAX([.$D81];[.$G81];[.$J81];[.$M81];[.$P81];[.$S81];[.$V81])=[.S81];&quot;FDP&quot;;&quot;&quot;);IF(MAX([.$D81];[.$G81];[.$J81];[.$M81];[.$P81];[.$S81];[.$V81])=[.V81];&quot;AfD&quot;;&quot;&quot;))" office:value-type="string" office:string-value="CDU">
            <text:p>CDU</text:p>
          </table:table-cell>
          <table:table-cell table:formula="of:=SUM([.E81]+[.H81]+[.K81]+[.N81]+[.Q81]+[.T81]+[.W81])" office:value-type="float" office:value="139728">
            <text:p>139,728</text:p>
          </table:table-cell>
          <table:table-cell table:style-name="ce9" office:value-type="float" office:value="55110">
            <text:p>55,110</text:p>
          </table:table-cell>
          <table:table-cell table:style-name="ce9" office:value-type="float" office:value="47566">
            <text:p>47,566</text:p>
          </table:table-cell>
          <table:table-cell table:style-name="ce9"/>
          <table:table-cell table:style-name="ce9" office:value-type="float" office:value="29174">
            <text:p>29,174</text:p>
          </table:table-cell>
          <table:table-cell table:style-name="ce9" office:value-type="float" office:value="24053">
            <text:p>24,053</text:p>
          </table:table-cell>
          <table:table-cell table:style-name="ce9"/>
          <table:table-cell table:style-name="ce9" office:value-type="float" office:value="29616">
            <text:p>29,616</text:p>
          </table:table-cell>
          <table:table-cell table:style-name="ce9" office:value-type="float" office:value="24555">
            <text:p>24,555</text:p>
          </table:table-cell>
          <table:table-cell table:style-name="ce9"/>
          <table:table-cell table:style-name="ce9" office:value-type="float" office:value="3540">
            <text:p>3,540</text:p>
          </table:table-cell>
          <table:table-cell table:style-name="ce9" office:value-type="float" office:value="4236">
            <text:p>4,2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080">
            <text:p>11,080</text:p>
          </table:table-cell>
          <table:table-cell table:style-name="ce9" office:value-type="float" office:value="11413">
            <text:p>11,413</text:p>
          </table:table-cell>
          <table:table-cell table:style-name="ce9"/>
          <table:table-cell table:style-name="ce9"/>
          <table:table-cell table:style-name="ce9" office:value-type="float" office:value="27905">
            <text:p>27,9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8">
            <text:p>68</text:p>
          </table:table-cell>
          <table:table-cell table:style-name="ce19" table:formula="of:=CONCATENATE(IF(MAX([.$D82];[.$G82];[.$J82];[.$M82];[.$P82];[.$S82];[.$V82])=[.D82];&quot;CDU&quot;;&quot;&quot;);IF(MAX([.$D82];[.$G82];[.$J82];[.$M82];[.$P82];[.$S82];[.$V82])=[.G82];&quot;SPD&quot;;&quot;&quot;);IF(MAX([.$D82];[.$G82];[.$J82];[.$M82];[.$P82];[.$S82];[.$V82])=[.J82];&quot;DIE LINKE&quot;;&quot;&quot;);IF(MAX([.$D82];[.$G82];[.$J82];[.$M82];[.$P82];[.$S82];[.$V82])=[.M82];&quot;GRÜNE&quot;;&quot;&quot;);IF(MAX([.$D82];[.$G82];[.$J82];[.$M82];[.$P82];[.$S82];[.$V82])=[.P82];&quot;CSU&quot;;&quot;&quot;);IF(MAX([.$D82];[.$G82];[.$J82];[.$M82];[.$P82];[.$S82];[.$V82])=[.S82];&quot;FDP&quot;;&quot;&quot;);IF(MAX([.$D82];[.$G82];[.$J82];[.$M82];[.$P82];[.$S82];[.$V82])=[.V82];&quot;AfD&quot;;&quot;&quot;))" office:value-type="string" office:string-value="CDU">
            <text:p>CDU</text:p>
          </table:table-cell>
          <table:table-cell table:formula="of:=SUM([.E82]+[.H82]+[.K82]+[.N82]+[.Q82]+[.T82]+[.W82])" office:value-type="float" office:value="134288">
            <text:p>134,288</text:p>
          </table:table-cell>
          <table:table-cell table:style-name="ce9" office:value-type="float" office:value="51386">
            <text:p>51,386</text:p>
          </table:table-cell>
          <table:table-cell table:style-name="ce9" office:value-type="float" office:value="47574">
            <text:p>47,574</text:p>
          </table:table-cell>
          <table:table-cell table:style-name="ce9"/>
          <table:table-cell table:style-name="ce9" office:value-type="float" office:value="24767">
            <text:p>24,767</text:p>
          </table:table-cell>
          <table:table-cell table:style-name="ce9" office:value-type="float" office:value="22915">
            <text:p>22,915</text:p>
          </table:table-cell>
          <table:table-cell table:style-name="ce9"/>
          <table:table-cell table:style-name="ce9" office:value-type="float" office:value="27104">
            <text:p>27,104</text:p>
          </table:table-cell>
          <table:table-cell table:style-name="ce9" office:value-type="float" office:value="25069">
            <text:p>25,069</text:p>
          </table:table-cell>
          <table:table-cell table:style-name="ce9"/>
          <table:table-cell table:style-name="ce9" office:value-type="float" office:value="4462">
            <text:p>4,462</text:p>
          </table:table-cell>
          <table:table-cell table:style-name="ce9" office:value-type="float" office:value="4968">
            <text:p>4,9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923">
            <text:p>6,923</text:p>
          </table:table-cell>
          <table:table-cell table:style-name="ce9" office:value-type="float" office:value="9902">
            <text:p>9,902</text:p>
          </table:table-cell>
          <table:table-cell table:style-name="ce9"/>
          <table:table-cell table:style-name="ce9" office:value-type="float" office:value="22792">
            <text:p>22,792</text:p>
          </table:table-cell>
          <table:table-cell table:style-name="ce9" office:value-type="float" office:value="23860">
            <text:p>23,86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69">
            <text:p>69</text:p>
          </table:table-cell>
          <table:table-cell table:style-name="ce19" table:formula="of:=CONCATENATE(IF(MAX([.$D83];[.$G83];[.$J83];[.$M83];[.$P83];[.$S83];[.$V83])=[.D83];&quot;CDU&quot;;&quot;&quot;);IF(MAX([.$D83];[.$G83];[.$J83];[.$M83];[.$P83];[.$S83];[.$V83])=[.G83];&quot;SPD&quot;;&quot;&quot;);IF(MAX([.$D83];[.$G83];[.$J83];[.$M83];[.$P83];[.$S83];[.$V83])=[.J83];&quot;DIE LINKE&quot;;&quot;&quot;);IF(MAX([.$D83];[.$G83];[.$J83];[.$M83];[.$P83];[.$S83];[.$V83])=[.M83];&quot;GRÜNE&quot;;&quot;&quot;);IF(MAX([.$D83];[.$G83];[.$J83];[.$M83];[.$P83];[.$S83];[.$V83])=[.P83];&quot;CSU&quot;;&quot;&quot;);IF(MAX([.$D83];[.$G83];[.$J83];[.$M83];[.$P83];[.$S83];[.$V83])=[.S83];&quot;FDP&quot;;&quot;&quot;);IF(MAX([.$D83];[.$G83];[.$J83];[.$M83];[.$P83];[.$S83];[.$V83])=[.V83];&quot;AfD&quot;;&quot;&quot;))" office:value-type="string" office:string-value="CDU">
            <text:p>CDU</text:p>
          </table:table-cell>
          <table:table-cell table:formula="of:=SUM([.E83]+[.H83]+[.K83]+[.N83]+[.Q83]+[.T83]+[.W83])" office:value-type="float" office:value="149513">
            <text:p>149,513</text:p>
          </table:table-cell>
          <table:table-cell table:style-name="ce9" office:value-type="float" office:value="44021">
            <text:p>44,021</text:p>
          </table:table-cell>
          <table:table-cell table:style-name="ce9" office:value-type="float" office:value="44616">
            <text:p>44,616</text:p>
          </table:table-cell>
          <table:table-cell table:style-name="ce9"/>
          <table:table-cell table:style-name="ce9" office:value-type="float" office:value="34877">
            <text:p>34,877</text:p>
          </table:table-cell>
          <table:table-cell table:style-name="ce9" office:value-type="float" office:value="27513">
            <text:p>27,513</text:p>
          </table:table-cell>
          <table:table-cell table:style-name="ce9"/>
          <table:table-cell table:style-name="ce9" office:value-type="float" office:value="30299">
            <text:p>30,299</text:p>
          </table:table-cell>
          <table:table-cell table:style-name="ce9" office:value-type="float" office:value="30056">
            <text:p>30,056</text:p>
          </table:table-cell>
          <table:table-cell table:style-name="ce9"/>
          <table:table-cell table:style-name="ce9" office:value-type="float" office:value="6417">
            <text:p>6,417</text:p>
          </table:table-cell>
          <table:table-cell table:style-name="ce9" office:value-type="float" office:value="8564">
            <text:p>8,56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796">
            <text:p>10,796</text:p>
          </table:table-cell>
          <table:table-cell table:style-name="ce9" office:value-type="float" office:value="12713">
            <text:p>12,713</text:p>
          </table:table-cell>
          <table:table-cell table:style-name="ce9"/>
          <table:table-cell table:style-name="ce9" office:value-type="float" office:value="24509">
            <text:p>24,509</text:p>
          </table:table-cell>
          <table:table-cell table:style-name="ce9" office:value-type="float" office:value="26051">
            <text:p>26,05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19" table:formula="of:=CONCATENATE(IF(MAX([.$D84];[.$G84];[.$J84];[.$M84];[.$P84];[.$S84];[.$V84])=[.D84];&quot;CDU&quot;;&quot;&quot;);IF(MAX([.$D84];[.$G84];[.$J84];[.$M84];[.$P84];[.$S84];[.$V84])=[.G84];&quot;SPD&quot;;&quot;&quot;);IF(MAX([.$D84];[.$G84];[.$J84];[.$M84];[.$P84];[.$S84];[.$V84])=[.J84];&quot;DIE LINKE&quot;;&quot;&quot;);IF(MAX([.$D84];[.$G84];[.$J84];[.$M84];[.$P84];[.$S84];[.$V84])=[.M84];&quot;GRÜNE&quot;;&quot;&quot;);IF(MAX([.$D84];[.$G84];[.$J84];[.$M84];[.$P84];[.$S84];[.$V84])=[.P84];&quot;CSU&quot;;&quot;&quot;);IF(MAX([.$D84];[.$G84];[.$J84];[.$M84];[.$P84];[.$S84];[.$V84])=[.S84];&quot;FDP&quot;;&quot;&quot;);IF(MAX([.$D84];[.$G84];[.$J84];[.$M84];[.$P84];[.$S84];[.$V84])=[.V84];&quot;AfD&quot;;&quot;&quot;))" office:value-type="string" office:string-value="CDU">
            <text:p>CDU</text:p>
          </table:table-cell>
          <table:table-cell table:formula="of:=SUM([.E84]+[.H84]+[.K84]+[.N84]+[.Q84]+[.T84]+[.W84])" office:value-type="float" office:value="114779">
            <text:p>114,779</text:p>
          </table:table-cell>
          <table:table-cell table:style-name="ce9" office:value-type="float" office:value="42781">
            <text:p>42,781</text:p>
          </table:table-cell>
          <table:table-cell table:style-name="ce9" office:value-type="float" office:value="38751">
            <text:p>38,751</text:p>
          </table:table-cell>
          <table:table-cell table:style-name="ce9"/>
          <table:table-cell table:style-name="ce9" office:value-type="float" office:value="14806">
            <text:p>14,806</text:p>
          </table:table-cell>
          <table:table-cell table:style-name="ce9" office:value-type="float" office:value="17360">
            <text:p>17,360</text:p>
          </table:table-cell>
          <table:table-cell table:style-name="ce9"/>
          <table:table-cell table:style-name="ce9" office:value-type="float" office:value="22086">
            <text:p>22,086</text:p>
          </table:table-cell>
          <table:table-cell table:style-name="ce9" office:value-type="float" office:value="21102">
            <text:p>21,102</text:p>
          </table:table-cell>
          <table:table-cell table:style-name="ce9"/>
          <table:table-cell table:style-name="ce9" office:value-type="float" office:value="5607">
            <text:p>5,607</text:p>
          </table:table-cell>
          <table:table-cell table:style-name="ce9" office:value-type="float" office:value="4299">
            <text:p>4,29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051">
            <text:p>6,051</text:p>
          </table:table-cell>
          <table:table-cell table:style-name="ce9" office:value-type="float" office:value="8940">
            <text:p>8,940</text:p>
          </table:table-cell>
          <table:table-cell table:style-name="ce9"/>
          <table:table-cell table:style-name="ce9" office:value-type="float" office:value="23520">
            <text:p>23,520</text:p>
          </table:table-cell>
          <table:table-cell table:style-name="ce9" office:value-type="float" office:value="24327">
            <text:p>24,3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1">
            <text:p>71</text:p>
          </table:table-cell>
          <table:table-cell table:style-name="ce19" table:formula="of:=CONCATENATE(IF(MAX([.$D85];[.$G85];[.$J85];[.$M85];[.$P85];[.$S85];[.$V85])=[.D85];&quot;CDU&quot;;&quot;&quot;);IF(MAX([.$D85];[.$G85];[.$J85];[.$M85];[.$P85];[.$S85];[.$V85])=[.G85];&quot;SPD&quot;;&quot;&quot;);IF(MAX([.$D85];[.$G85];[.$J85];[.$M85];[.$P85];[.$S85];[.$V85])=[.J85];&quot;DIE LINKE&quot;;&quot;&quot;);IF(MAX([.$D85];[.$G85];[.$J85];[.$M85];[.$P85];[.$S85];[.$V85])=[.M85];&quot;GRÜNE&quot;;&quot;&quot;);IF(MAX([.$D85];[.$G85];[.$J85];[.$M85];[.$P85];[.$S85];[.$V85])=[.P85];&quot;CSU&quot;;&quot;&quot;);IF(MAX([.$D85];[.$G85];[.$J85];[.$M85];[.$P85];[.$S85];[.$V85])=[.S85];&quot;FDP&quot;;&quot;&quot;);IF(MAX([.$D85];[.$G85];[.$J85];[.$M85];[.$P85];[.$S85];[.$V85])=[.V85];&quot;AfD&quot;;&quot;&quot;))" office:value-type="string" office:string-value="CDU">
            <text:p>CDU</text:p>
          </table:table-cell>
          <table:table-cell table:formula="of:=SUM([.E85]+[.H85]+[.K85]+[.N85]+[.Q85]+[.T85]+[.W85])" office:value-type="float" office:value="137448">
            <text:p>137,448</text:p>
          </table:table-cell>
          <table:table-cell table:style-name="ce9" office:value-type="float" office:value="45843">
            <text:p>45,843</text:p>
          </table:table-cell>
          <table:table-cell table:style-name="ce9" office:value-type="float" office:value="44620">
            <text:p>44,620</text:p>
          </table:table-cell>
          <table:table-cell table:style-name="ce9"/>
          <table:table-cell table:style-name="ce9" office:value-type="float" office:value="18687">
            <text:p>18,687</text:p>
          </table:table-cell>
          <table:table-cell table:style-name="ce9" office:value-type="float" office:value="20289">
            <text:p>20,289</text:p>
          </table:table-cell>
          <table:table-cell table:style-name="ce9"/>
          <table:table-cell table:style-name="ce9" office:value-type="float" office:value="30757">
            <text:p>30,757</text:p>
          </table:table-cell>
          <table:table-cell table:style-name="ce9" office:value-type="float" office:value="25887">
            <text:p>25,887</text:p>
          </table:table-cell>
          <table:table-cell table:style-name="ce9"/>
          <table:table-cell table:style-name="ce9" office:value-type="float" office:value="2854">
            <text:p>2,854</text:p>
          </table:table-cell>
          <table:table-cell table:style-name="ce9" office:value-type="float" office:value="3455">
            <text:p>3,45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213">
            <text:p>9,213</text:p>
          </table:table-cell>
          <table:table-cell table:style-name="ce9" office:value-type="float" office:value="10848">
            <text:p>10,848</text:p>
          </table:table-cell>
          <table:table-cell table:style-name="ce9"/>
          <table:table-cell table:style-name="ce9" office:value-type="float" office:value="32281">
            <text:p>32,281</text:p>
          </table:table-cell>
          <table:table-cell table:style-name="ce9" office:value-type="float" office:value="32349">
            <text:p>32,34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2">
            <text:p>72</text:p>
          </table:table-cell>
          <table:table-cell table:style-name="ce19" table:formula="of:=CONCATENATE(IF(MAX([.$D86];[.$G86];[.$J86];[.$M86];[.$P86];[.$S86];[.$V86])=[.D86];&quot;CDU&quot;;&quot;&quot;);IF(MAX([.$D86];[.$G86];[.$J86];[.$M86];[.$P86];[.$S86];[.$V86])=[.G86];&quot;SPD&quot;;&quot;&quot;);IF(MAX([.$D86];[.$G86];[.$J86];[.$M86];[.$P86];[.$S86];[.$V86])=[.J86];&quot;DIE LINKE&quot;;&quot;&quot;);IF(MAX([.$D86];[.$G86];[.$J86];[.$M86];[.$P86];[.$S86];[.$V86])=[.M86];&quot;GRÜNE&quot;;&quot;&quot;);IF(MAX([.$D86];[.$G86];[.$J86];[.$M86];[.$P86];[.$S86];[.$V86])=[.P86];&quot;CSU&quot;;&quot;&quot;);IF(MAX([.$D86];[.$G86];[.$J86];[.$M86];[.$P86];[.$S86];[.$V86])=[.S86];&quot;FDP&quot;;&quot;&quot;);IF(MAX([.$D86];[.$G86];[.$J86];[.$M86];[.$P86];[.$S86];[.$V86])=[.V86];&quot;AfD&quot;;&quot;&quot;))" office:value-type="string" office:string-value="CDU">
            <text:p>CDU</text:p>
          </table:table-cell>
          <table:table-cell table:formula="of:=SUM([.E86]+[.H86]+[.K86]+[.N86]+[.Q86]+[.T86]+[.W86])" office:value-type="float" office:value="140638">
            <text:p>140,638</text:p>
          </table:table-cell>
          <table:table-cell table:style-name="ce9" office:value-type="float" office:value="40690">
            <text:p>40,690</text:p>
          </table:table-cell>
          <table:table-cell table:style-name="ce9" office:value-type="float" office:value="39833">
            <text:p>39,833</text:p>
          </table:table-cell>
          <table:table-cell table:style-name="ce9"/>
          <table:table-cell table:style-name="ce9" office:value-type="float" office:value="32053">
            <text:p>32,053</text:p>
          </table:table-cell>
          <table:table-cell table:style-name="ce9" office:value-type="float" office:value="21196">
            <text:p>21,196</text:p>
          </table:table-cell>
          <table:table-cell table:style-name="ce9"/>
          <table:table-cell table:style-name="ce9" office:value-type="float" office:value="30530">
            <text:p>30,530</text:p>
          </table:table-cell>
          <table:table-cell table:style-name="ce9" office:value-type="float" office:value="28892">
            <text:p>28,892</text:p>
          </table:table-cell>
          <table:table-cell table:style-name="ce9"/>
          <table:table-cell table:style-name="ce9" office:value-type="float" office:value="5475">
            <text:p>5,475</text:p>
          </table:table-cell>
          <table:table-cell table:style-name="ce9" office:value-type="float" office:value="10457">
            <text:p>10,45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131">
            <text:p>10,131</text:p>
          </table:table-cell>
          <table:table-cell table:style-name="ce9" office:value-type="float" office:value="13533">
            <text:p>13,533</text:p>
          </table:table-cell>
          <table:table-cell table:style-name="ce9"/>
          <table:table-cell table:style-name="ce9" office:value-type="float" office:value="26018">
            <text:p>26,018</text:p>
          </table:table-cell>
          <table:table-cell table:style-name="ce9" office:value-type="float" office:value="26727">
            <text:p>26,7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3">
            <text:p>73</text:p>
          </table:table-cell>
          <table:table-cell table:style-name="ce19" table:formula="of:=CONCATENATE(IF(MAX([.$D87];[.$G87];[.$J87];[.$M87];[.$P87];[.$S87];[.$V87])=[.D87];&quot;CDU&quot;;&quot;&quot;);IF(MAX([.$D87];[.$G87];[.$J87];[.$M87];[.$P87];[.$S87];[.$V87])=[.G87];&quot;SPD&quot;;&quot;&quot;);IF(MAX([.$D87];[.$G87];[.$J87];[.$M87];[.$P87];[.$S87];[.$V87])=[.J87];&quot;DIE LINKE&quot;;&quot;&quot;);IF(MAX([.$D87];[.$G87];[.$J87];[.$M87];[.$P87];[.$S87];[.$V87])=[.M87];&quot;GRÜNE&quot;;&quot;&quot;);IF(MAX([.$D87];[.$G87];[.$J87];[.$M87];[.$P87];[.$S87];[.$V87])=[.P87];&quot;CSU&quot;;&quot;&quot;);IF(MAX([.$D87];[.$G87];[.$J87];[.$M87];[.$P87];[.$S87];[.$V87])=[.S87];&quot;FDP&quot;;&quot;&quot;);IF(MAX([.$D87];[.$G87];[.$J87];[.$M87];[.$P87];[.$S87];[.$V87])=[.V87];&quot;AfD&quot;;&quot;&quot;))" office:value-type="string" office:string-value="CDU">
            <text:p>CDU</text:p>
          </table:table-cell>
          <table:table-cell table:formula="of:=SUM([.E87]+[.H87]+[.K87]+[.N87]+[.Q87]+[.T87]+[.W87])" office:value-type="float" office:value="122097">
            <text:p>122,097</text:p>
          </table:table-cell>
          <table:table-cell table:style-name="ce9" office:value-type="float" office:value="43254">
            <text:p>43,254</text:p>
          </table:table-cell>
          <table:table-cell table:style-name="ce9" office:value-type="float" office:value="38678">
            <text:p>38,678</text:p>
          </table:table-cell>
          <table:table-cell table:style-name="ce9"/>
          <table:table-cell table:style-name="ce9" office:value-type="float" office:value="16930">
            <text:p>16,930</text:p>
          </table:table-cell>
          <table:table-cell table:style-name="ce9" office:value-type="float" office:value="17098">
            <text:p>17,098</text:p>
          </table:table-cell>
          <table:table-cell table:style-name="ce9"/>
          <table:table-cell table:style-name="ce9" office:value-type="float" office:value="21819">
            <text:p>21,819</text:p>
          </table:table-cell>
          <table:table-cell table:style-name="ce9" office:value-type="float" office:value="21042">
            <text:p>21,042</text:p>
          </table:table-cell>
          <table:table-cell table:style-name="ce9"/>
          <table:table-cell table:style-name="ce9" office:value-type="float" office:value="3198">
            <text:p>3,198</text:p>
          </table:table-cell>
          <table:table-cell table:style-name="ce9" office:value-type="float" office:value="3366">
            <text:p>3,36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538">
            <text:p>8,538</text:p>
          </table:table-cell>
          <table:table-cell table:style-name="ce9" office:value-type="float" office:value="10132">
            <text:p>10,132</text:p>
          </table:table-cell>
          <table:table-cell table:style-name="ce9"/>
          <table:table-cell table:style-name="ce9" office:value-type="float" office:value="30112">
            <text:p>30,112</text:p>
          </table:table-cell>
          <table:table-cell table:style-name="ce9" office:value-type="float" office:value="31781">
            <text:p>31,78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4">
            <text:p>74</text:p>
          </table:table-cell>
          <table:table-cell table:style-name="ce19" table:formula="of:=CONCATENATE(IF(MAX([.$D88];[.$G88];[.$J88];[.$M88];[.$P88];[.$S88];[.$V88])=[.D88];&quot;CDU&quot;;&quot;&quot;);IF(MAX([.$D88];[.$G88];[.$J88];[.$M88];[.$P88];[.$S88];[.$V88])=[.G88];&quot;SPD&quot;;&quot;&quot;);IF(MAX([.$D88];[.$G88];[.$J88];[.$M88];[.$P88];[.$S88];[.$V88])=[.J88];&quot;DIE LINKE&quot;;&quot;&quot;);IF(MAX([.$D88];[.$G88];[.$J88];[.$M88];[.$P88];[.$S88];[.$V88])=[.M88];&quot;GRÜNE&quot;;&quot;&quot;);IF(MAX([.$D88];[.$G88];[.$J88];[.$M88];[.$P88];[.$S88];[.$V88])=[.P88];&quot;CSU&quot;;&quot;&quot;);IF(MAX([.$D88];[.$G88];[.$J88];[.$M88];[.$P88];[.$S88];[.$V88])=[.S88];&quot;FDP&quot;;&quot;&quot;);IF(MAX([.$D88];[.$G88];[.$J88];[.$M88];[.$P88];[.$S88];[.$V88])=[.V88];&quot;AfD&quot;;&quot;&quot;))" office:value-type="string" office:string-value="CDU">
            <text:p>CDU</text:p>
          </table:table-cell>
          <table:table-cell table:formula="of:=SUM([.E88]+[.H88]+[.K88]+[.N88]+[.Q88]+[.T88]+[.W88])" office:value-type="float" office:value="130963">
            <text:p>130,963</text:p>
          </table:table-cell>
          <table:table-cell table:style-name="ce9" office:value-type="float" office:value="42725">
            <text:p>42,725</text:p>
          </table:table-cell>
          <table:table-cell table:style-name="ce9" office:value-type="float" office:value="39751">
            <text:p>39,751</text:p>
          </table:table-cell>
          <table:table-cell table:style-name="ce9"/>
          <table:table-cell table:style-name="ce9" office:value-type="float" office:value="20864">
            <text:p>20,864</text:p>
          </table:table-cell>
          <table:table-cell table:style-name="ce9" office:value-type="float" office:value="19835">
            <text:p>19,835</text:p>
          </table:table-cell>
          <table:table-cell table:style-name="ce9"/>
          <table:table-cell table:style-name="ce9" office:value-type="float" office:value="24863">
            <text:p>24,863</text:p>
          </table:table-cell>
          <table:table-cell table:style-name="ce9" office:value-type="float" office:value="23909">
            <text:p>23,909</text:p>
          </table:table-cell>
          <table:table-cell table:style-name="ce9"/>
          <table:table-cell table:style-name="ce9" office:value-type="float" office:value="3647">
            <text:p>3,647</text:p>
          </table:table-cell>
          <table:table-cell table:style-name="ce9" office:value-type="float" office:value="3250">
            <text:p>3,25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091">
            <text:p>11,091</text:p>
          </table:table-cell>
          <table:table-cell table:style-name="ce9" office:value-type="float" office:value="11236">
            <text:p>11,236</text:p>
          </table:table-cell>
          <table:table-cell table:style-name="ce9"/>
          <table:table-cell table:style-name="ce9" office:value-type="float" office:value="32864">
            <text:p>32,864</text:p>
          </table:table-cell>
          <table:table-cell table:style-name="ce9" office:value-type="float" office:value="32982">
            <text:p>32,98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Sachsen-Anhalt</text:p>
          </table:table-cell>
          <table:table-cell table:style-name="ce4"/>
          <table:table-cell table:style-name="ce10" table:formula="of:=SUM([.C80:.C88])" office:value-type="float" office:value="1174448">
            <text:p>1,174,448</text:p>
          </table:table-cell>
          <table:table-cell table:style-name="ce10" table:formula="of:=SUM([.D80:.D88])" office:value-type="float" office:value="401454">
            <text:p>401,454</text:p>
          </table:table-cell>
          <table:table-cell table:style-name="ce10" table:formula="of:=SUM([.E80:.E88])" office:value-type="float" office:value="377411">
            <text:p>377,411</text:p>
          </table:table-cell>
          <table:table-cell table:style-name="ce13" table:formula="of:=SUM([.E89]/[.$C89])" office:value-type="percentage" office:value="0.321351818045584">
            <text:p>32.14%</text:p>
          </table:table-cell>
          <table:table-cell table:style-name="ce10" table:formula="of:=SUM([.G80:.G88])" office:value-type="float" office:value="213058">
            <text:p>213,058</text:p>
          </table:table-cell>
          <table:table-cell table:style-name="ce10" table:formula="of:=SUM([.H80:.H88])" office:value-type="float" office:value="188980">
            <text:p>188,980</text:p>
          </table:table-cell>
          <table:table-cell table:style-name="ce13" table:formula="of:=SUM([.H89]/[.$C89])" office:value-type="percentage" office:value="0.160909635845946">
            <text:p>16.09%</text:p>
          </table:table-cell>
          <table:table-cell table:style-name="ce10" table:formula="of:=SUM([.J80:.J88])" office:value-type="float" office:value="238047">
            <text:p>238,047</text:p>
          </table:table-cell>
          <table:table-cell table:style-name="ce10" table:formula="of:=SUM([.K80:.K88])" office:value-type="float" office:value="220858">
            <text:p>220,858</text:p>
          </table:table-cell>
          <table:table-cell table:style-name="ce13" table:formula="of:=SUM([.K89]/[.$C89])" office:value-type="percentage" office:value="0.188052600029972">
            <text:p>18.81%</text:p>
          </table:table-cell>
          <table:table-cell table:style-name="ce10" table:formula="of:=SUM([.M80:.M88])" office:value-type="float" office:value="38938">
            <text:p>38,938</text:p>
          </table:table-cell>
          <table:table-cell table:style-name="ce10" table:formula="of:=SUM([.N80:.N88])" office:value-type="float" office:value="46243">
            <text:p>46,243</text:p>
          </table:table-cell>
          <table:table-cell table:style-name="ce13" table:formula="of:=SUM([.N89]/[.$C89])" office:value-type="percentage" office:value="0.0393742421971854">
            <text:p>3.94%</text:p>
          </table:table-cell>
          <table:table-cell table:style-name="ce10" table:formula="of:=SUM([.P80:.P88])" office:value-type="float" office:value="0">
            <text:p>0</text:p>
          </table:table-cell>
          <table:table-cell table:style-name="ce10" table:formula="of:=SUM([.Q80:.Q88])" office:value-type="float" office:value="0">
            <text:p>0</text:p>
          </table:table-cell>
          <table:table-cell table:style-name="ce13" table:formula="of:=SUM([.Q89]/[.$C89])" office:value-type="percentage" office:value="0">
            <text:p>0.00%</text:p>
          </table:table-cell>
          <table:table-cell table:style-name="ce10" table:formula="of:=SUM([.S80:.S88])" office:value-type="float" office:value="81211">
            <text:p>81,211</text:p>
          </table:table-cell>
          <table:table-cell table:style-name="ce10" table:formula="of:=SUM([.T80:.T88])" office:value-type="float" office:value="96555">
            <text:p>96,555</text:p>
          </table:table-cell>
          <table:table-cell table:style-name="ce13" table:formula="of:=SUM([.T89]/[.$C89])" office:value-type="percentage" office:value="0.0822130907456099">
            <text:p>8.22%</text:p>
          </table:table-cell>
          <table:table-cell table:style-name="ce10" table:formula="of:=SUM([.V80:.V88])" office:value-type="float" office:value="210127">
            <text:p>210,127</text:p>
          </table:table-cell>
          <table:table-cell table:style-name="ce10" table:formula="of:=SUM([.W80:.W88])" office:value-type="float" office:value="244401">
            <text:p>244,401</text:p>
          </table:table-cell>
          <table:table-cell table:style-name="ce13" table:formula="of:=SUM([.W89]/[.$C89])" office:value-type="percentage" office:value="0.208098613135703">
            <text:p>20.81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75">
            <text:p>75</text:p>
          </table:table-cell>
          <table:table-cell table:style-name="ce19" table:formula="of:=CONCATENATE(IF(MAX([.$D91];[.$G91];[.$J91];[.$M91];[.$P91];[.$S91];[.$V91])=[.D91];&quot;CDU&quot;;&quot;&quot;);IF(MAX([.$D91];[.$G91];[.$J91];[.$M91];[.$P91];[.$S91];[.$V91])=[.G91];&quot;SPD&quot;;&quot;&quot;);IF(MAX([.$D91];[.$G91];[.$J91];[.$M91];[.$P91];[.$S91];[.$V91])=[.J91];&quot;DIE LINKE&quot;;&quot;&quot;);IF(MAX([.$D91];[.$G91];[.$J91];[.$M91];[.$P91];[.$S91];[.$V91])=[.M91];&quot;GRÜNE&quot;;&quot;&quot;);IF(MAX([.$D91];[.$G91];[.$J91];[.$M91];[.$P91];[.$S91];[.$V91])=[.P91];&quot;CSU&quot;;&quot;&quot;);IF(MAX([.$D91];[.$G91];[.$J91];[.$M91];[.$P91];[.$S91];[.$V91])=[.S91];&quot;FDP&quot;;&quot;&quot;);IF(MAX([.$D91];[.$G91];[.$J91];[.$M91];[.$P91];[.$S91];[.$V91])=[.V91];&quot;AfD&quot;;&quot;&quot;))" office:value-type="string" office:string-value="SPD">
            <text:p>SPD</text:p>
          </table:table-cell>
          <table:table-cell table:formula="of:=SUM([.E91]+[.H91]+[.K91]+[.N91]+[.Q91]+[.T91]+[.W91])" office:value-type="float" office:value="137736">
            <text:p>137,736</text:p>
          </table:table-cell>
          <table:table-cell table:style-name="ce9" office:value-type="float" office:value="27654">
            <text:p>27,654</text:p>
          </table:table-cell>
          <table:table-cell table:style-name="ce9" office:value-type="float" office:value="27861">
            <text:p>27,861</text:p>
          </table:table-cell>
          <table:table-cell table:style-name="ce9"/>
          <table:table-cell table:style-name="ce9" office:value-type="float" office:value="35036">
            <text:p>35,036</text:p>
          </table:table-cell>
          <table:table-cell table:style-name="ce9" office:value-type="float" office:value="26788">
            <text:p>26,788</text:p>
          </table:table-cell>
          <table:table-cell table:style-name="ce9"/>
          <table:table-cell table:style-name="ce9" office:value-type="float" office:value="30492">
            <text:p>30,492</text:p>
          </table:table-cell>
          <table:table-cell table:style-name="ce9" office:value-type="float" office:value="32118">
            <text:p>32,118</text:p>
          </table:table-cell>
          <table:table-cell table:style-name="ce9"/>
          <table:table-cell table:style-name="ce9" office:value-type="float" office:value="26781">
            <text:p>26,781</text:p>
          </table:table-cell>
          <table:table-cell table:style-name="ce9" office:value-type="float" office:value="25708">
            <text:p>25,70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017">
            <text:p>9,017</text:p>
          </table:table-cell>
          <table:table-cell table:style-name="ce9" office:value-type="float" office:value="12972">
            <text:p>12,972</text:p>
          </table:table-cell>
          <table:table-cell table:style-name="ce9"/>
          <table:table-cell table:style-name="ce9" office:value-type="float" office:value="11782">
            <text:p>11,782</text:p>
          </table:table-cell>
          <table:table-cell table:style-name="ce9" office:value-type="float" office:value="12289">
            <text:p>12,28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6">
            <text:p>76</text:p>
          </table:table-cell>
          <table:table-cell table:style-name="ce19" table:formula="of:=CONCATENATE(IF(MAX([.$D92];[.$G92];[.$J92];[.$M92];[.$P92];[.$S92];[.$V92])=[.D92];&quot;CDU&quot;;&quot;&quot;);IF(MAX([.$D92];[.$G92];[.$J92];[.$M92];[.$P92];[.$S92];[.$V92])=[.G92];&quot;SPD&quot;;&quot;&quot;);IF(MAX([.$D92];[.$G92];[.$J92];[.$M92];[.$P92];[.$S92];[.$V92])=[.J92];&quot;DIE LINKE&quot;;&quot;&quot;);IF(MAX([.$D92];[.$G92];[.$J92];[.$M92];[.$P92];[.$S92];[.$V92])=[.M92];&quot;GRÜNE&quot;;&quot;&quot;);IF(MAX([.$D92];[.$G92];[.$J92];[.$M92];[.$P92];[.$S92];[.$V92])=[.P92];&quot;CSU&quot;;&quot;&quot;);IF(MAX([.$D92];[.$G92];[.$J92];[.$M92];[.$P92];[.$S92];[.$V92])=[.S92];&quot;FDP&quot;;&quot;&quot;);IF(MAX([.$D92];[.$G92];[.$J92];[.$M92];[.$P92];[.$S92];[.$V92])=[.V92];&quot;AfD&quot;;&quot;&quot;))" office:value-type="string" office:string-value="DIE LINKE">
            <text:p>DIE LINKE</text:p>
          </table:table-cell>
          <table:table-cell table:formula="of:=SUM([.E92]+[.H92]+[.K92]+[.N92]+[.Q92]+[.T92]+[.W92])" office:value-type="float" office:value="172240">
            <text:p>172,240</text:p>
          </table:table-cell>
          <table:table-cell table:style-name="ce9" office:value-type="float" office:value="36429">
            <text:p>36,429</text:p>
          </table:table-cell>
          <table:table-cell table:style-name="ce9" office:value-type="float" office:value="36994">
            <text:p>36,994</text:p>
          </table:table-cell>
          <table:table-cell table:style-name="ce9"/>
          <table:table-cell table:style-name="ce9" office:value-type="float" office:value="30509">
            <text:p>30,509</text:p>
          </table:table-cell>
          <table:table-cell table:style-name="ce9" office:value-type="float" office:value="29185">
            <text:p>29,185</text:p>
          </table:table-cell>
          <table:table-cell table:style-name="ce9"/>
          <table:table-cell table:style-name="ce9" office:value-type="float" office:value="53618">
            <text:p>53,618</text:p>
          </table:table-cell>
          <table:table-cell table:style-name="ce9" office:value-type="float" office:value="43774">
            <text:p>43,774</text:p>
          </table:table-cell>
          <table:table-cell table:style-name="ce9"/>
          <table:table-cell table:style-name="ce9" office:value-type="float" office:value="26376">
            <text:p>26,376</text:p>
          </table:table-cell>
          <table:table-cell table:style-name="ce9" office:value-type="float" office:value="26651">
            <text:p>26,65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890">
            <text:p>7,890</text:p>
          </table:table-cell>
          <table:table-cell table:style-name="ce9" office:value-type="float" office:value="12321">
            <text:p>12,321</text:p>
          </table:table-cell>
          <table:table-cell table:style-name="ce9"/>
          <table:table-cell table:style-name="ce9" office:value-type="float" office:value="22487">
            <text:p>22,487</text:p>
          </table:table-cell>
          <table:table-cell table:style-name="ce9" office:value-type="float" office:value="23315">
            <text:p>23,3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7">
            <text:p>77</text:p>
          </table:table-cell>
          <table:table-cell table:style-name="ce19" table:formula="of:=CONCATENATE(IF(MAX([.$D93];[.$G93];[.$J93];[.$M93];[.$P93];[.$S93];[.$V93])=[.D93];&quot;CDU&quot;;&quot;&quot;);IF(MAX([.$D93];[.$G93];[.$J93];[.$M93];[.$P93];[.$S93];[.$V93])=[.G93];&quot;SPD&quot;;&quot;&quot;);IF(MAX([.$D93];[.$G93];[.$J93];[.$M93];[.$P93];[.$S93];[.$V93])=[.J93];&quot;DIE LINKE&quot;;&quot;&quot;);IF(MAX([.$D93];[.$G93];[.$J93];[.$M93];[.$P93];[.$S93];[.$V93])=[.M93];&quot;GRÜNE&quot;;&quot;&quot;);IF(MAX([.$D93];[.$G93];[.$J93];[.$M93];[.$P93];[.$S93];[.$V93])=[.P93];&quot;CSU&quot;;&quot;&quot;);IF(MAX([.$D93];[.$G93];[.$J93];[.$M93];[.$P93];[.$S93];[.$V93])=[.S93];&quot;FDP&quot;;&quot;&quot;);IF(MAX([.$D93];[.$G93];[.$J93];[.$M93];[.$P93];[.$S93];[.$V93])=[.V93];&quot;AfD&quot;;&quot;&quot;))" office:value-type="string" office:string-value="CDU">
            <text:p>CDU</text:p>
          </table:table-cell>
          <table:table-cell table:formula="of:=SUM([.E93]+[.H93]+[.K93]+[.N93]+[.Q93]+[.T93]+[.W93])" office:value-type="float" office:value="126693">
            <text:p>126,693</text:p>
          </table:table-cell>
          <table:table-cell table:style-name="ce9" office:value-type="float" office:value="49654">
            <text:p>49,654</text:p>
          </table:table-cell>
          <table:table-cell table:style-name="ce9" office:value-type="float" office:value="41912">
            <text:p>41,912</text:p>
          </table:table-cell>
          <table:table-cell table:style-name="ce9"/>
          <table:table-cell table:style-name="ce9" office:value-type="float" office:value="31882">
            <text:p>31,882</text:p>
          </table:table-cell>
          <table:table-cell table:style-name="ce9" office:value-type="float" office:value="27071">
            <text:p>27,071</text:p>
          </table:table-cell>
          <table:table-cell table:style-name="ce9"/>
          <table:table-cell table:style-name="ce9" office:value-type="float" office:value="10384">
            <text:p>10,384</text:p>
          </table:table-cell>
          <table:table-cell table:style-name="ce9" office:value-type="float" office:value="11516">
            <text:p>11,516</text:p>
          </table:table-cell>
          <table:table-cell table:style-name="ce9"/>
          <table:table-cell table:style-name="ce9" office:value-type="float" office:value="10647">
            <text:p>10,647</text:p>
          </table:table-cell>
          <table:table-cell table:style-name="ce9" office:value-type="float" office:value="12305">
            <text:p>12,30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688">
            <text:p>9,688</text:p>
          </table:table-cell>
          <table:table-cell table:style-name="ce9" office:value-type="float" office:value="15376">
            <text:p>15,376</text:p>
          </table:table-cell>
          <table:table-cell table:style-name="ce9"/>
          <table:table-cell table:style-name="ce9" office:value-type="float" office:value="17738">
            <text:p>17,738</text:p>
          </table:table-cell>
          <table:table-cell table:style-name="ce9" office:value-type="float" office:value="18513">
            <text:p>18,51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8">
            <text:p>78</text:p>
          </table:table-cell>
          <table:table-cell table:style-name="ce19" table:formula="of:=CONCATENATE(IF(MAX([.$D94];[.$G94];[.$J94];[.$M94];[.$P94];[.$S94];[.$V94])=[.D94];&quot;CDU&quot;;&quot;&quot;);IF(MAX([.$D94];[.$G94];[.$J94];[.$M94];[.$P94];[.$S94];[.$V94])=[.G94];&quot;SPD&quot;;&quot;&quot;);IF(MAX([.$D94];[.$G94];[.$J94];[.$M94];[.$P94];[.$S94];[.$V94])=[.J94];&quot;DIE LINKE&quot;;&quot;&quot;);IF(MAX([.$D94];[.$G94];[.$J94];[.$M94];[.$P94];[.$S94];[.$V94])=[.M94];&quot;GRÜNE&quot;;&quot;&quot;);IF(MAX([.$D94];[.$G94];[.$J94];[.$M94];[.$P94];[.$S94];[.$V94])=[.P94];&quot;CSU&quot;;&quot;&quot;);IF(MAX([.$D94];[.$G94];[.$J94];[.$M94];[.$P94];[.$S94];[.$V94])=[.S94];&quot;FDP&quot;;&quot;&quot;);IF(MAX([.$D94];[.$G94];[.$J94];[.$M94];[.$P94];[.$S94];[.$V94])=[.V94];&quot;AfD&quot;;&quot;&quot;))" office:value-type="string" office:string-value="SPD">
            <text:p>SPD</text:p>
          </table:table-cell>
          <table:table-cell table:formula="of:=SUM([.E94]+[.H94]+[.K94]+[.N94]+[.Q94]+[.T94]+[.W94])" office:value-type="float" office:value="121696">
            <text:p>121,696</text:p>
          </table:table-cell>
          <table:table-cell table:style-name="ce9" office:value-type="float" office:value="40372">
            <text:p>40,372</text:p>
          </table:table-cell>
          <table:table-cell table:style-name="ce9" office:value-type="float" office:value="36712">
            <text:p>36,712</text:p>
          </table:table-cell>
          <table:table-cell table:style-name="ce9"/>
          <table:table-cell table:style-name="ce9" office:value-type="float" office:value="41965">
            <text:p>41,965</text:p>
          </table:table-cell>
          <table:table-cell table:style-name="ce9" office:value-type="float" office:value="29733">
            <text:p>29,733</text:p>
          </table:table-cell>
          <table:table-cell table:style-name="ce9"/>
          <table:table-cell table:style-name="ce9" office:value-type="float" office:value="9861">
            <text:p>9,861</text:p>
          </table:table-cell>
          <table:table-cell table:style-name="ce9" office:value-type="float" office:value="12780">
            <text:p>12,780</text:p>
          </table:table-cell>
          <table:table-cell table:style-name="ce9"/>
          <table:table-cell table:style-name="ce9" office:value-type="float" office:value="8031">
            <text:p>8,031</text:p>
          </table:table-cell>
          <table:table-cell table:style-name="ce9" office:value-type="float" office:value="11063">
            <text:p>11,06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292">
            <text:p>8,292</text:p>
          </table:table-cell>
          <table:table-cell table:style-name="ce9" office:value-type="float" office:value="12927">
            <text:p>12,927</text:p>
          </table:table-cell>
          <table:table-cell table:style-name="ce9"/>
          <table:table-cell table:style-name="ce9" office:value-type="float" office:value="17551">
            <text:p>17,551</text:p>
          </table:table-cell>
          <table:table-cell table:style-name="ce9" office:value-type="float" office:value="18481">
            <text:p>18,48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79">
            <text:p>79</text:p>
          </table:table-cell>
          <table:table-cell table:style-name="ce19" table:formula="of:=CONCATENATE(IF(MAX([.$D95];[.$G95];[.$J95];[.$M95];[.$P95];[.$S95];[.$V95])=[.D95];&quot;CDU&quot;;&quot;&quot;);IF(MAX([.$D95];[.$G95];[.$J95];[.$M95];[.$P95];[.$S95];[.$V95])=[.G95];&quot;SPD&quot;;&quot;&quot;);IF(MAX([.$D95];[.$G95];[.$J95];[.$M95];[.$P95];[.$S95];[.$V95])=[.J95];&quot;DIE LINKE&quot;;&quot;&quot;);IF(MAX([.$D95];[.$G95];[.$J95];[.$M95];[.$P95];[.$S95];[.$V95])=[.M95];&quot;GRÜNE&quot;;&quot;&quot;);IF(MAX([.$D95];[.$G95];[.$J95];[.$M95];[.$P95];[.$S95];[.$V95])=[.P95];&quot;CSU&quot;;&quot;&quot;);IF(MAX([.$D95];[.$G95];[.$J95];[.$M95];[.$P95];[.$S95];[.$V95])=[.S95];&quot;FDP&quot;;&quot;&quot;);IF(MAX([.$D95];[.$G95];[.$J95];[.$M95];[.$P95];[.$S95];[.$V95])=[.V95];&quot;AfD&quot;;&quot;&quot;))" office:value-type="string" office:string-value="CDU">
            <text:p>CDU</text:p>
          </table:table-cell>
          <table:table-cell table:formula="of:=SUM([.E95]+[.H95]+[.K95]+[.N95]+[.Q95]+[.T95]+[.W95])" office:value-type="float" office:value="170558">
            <text:p>170,558</text:p>
          </table:table-cell>
          <table:table-cell table:style-name="ce9" office:value-type="float" office:value="63085">
            <text:p>63,085</text:p>
          </table:table-cell>
          <table:table-cell table:style-name="ce9" office:value-type="float" office:value="53281">
            <text:p>53,281</text:p>
          </table:table-cell>
          <table:table-cell table:style-name="ce9"/>
          <table:table-cell table:style-name="ce9" office:value-type="float" office:value="43801">
            <text:p>43,801</text:p>
          </table:table-cell>
          <table:table-cell table:style-name="ce9" office:value-type="float" office:value="34279">
            <text:p>34,279</text:p>
          </table:table-cell>
          <table:table-cell table:style-name="ce9"/>
          <table:table-cell table:style-name="ce9" office:value-type="float" office:value="13392">
            <text:p>13,392</text:p>
          </table:table-cell>
          <table:table-cell table:style-name="ce9" office:value-type="float" office:value="16352">
            <text:p>16,352</text:p>
          </table:table-cell>
          <table:table-cell table:style-name="ce9"/>
          <table:table-cell table:style-name="ce9" office:value-type="float" office:value="22712">
            <text:p>22,712</text:p>
          </table:table-cell>
          <table:table-cell table:style-name="ce9" office:value-type="float" office:value="25361">
            <text:p>25,36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6159">
            <text:p>16,159</text:p>
          </table:table-cell>
          <table:table-cell table:style-name="ce9" office:value-type="float" office:value="25461">
            <text:p>25,461</text:p>
          </table:table-cell>
          <table:table-cell table:style-name="ce9"/>
          <table:table-cell table:style-name="ce9" office:value-type="float" office:value="14549">
            <text:p>14,549</text:p>
          </table:table-cell>
          <table:table-cell table:style-name="ce9" office:value-type="float" office:value="15824">
            <text:p>15,82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19" table:formula="of:=CONCATENATE(IF(MAX([.$D96];[.$G96];[.$J96];[.$M96];[.$P96];[.$S96];[.$V96])=[.D96];&quot;CDU&quot;;&quot;&quot;);IF(MAX([.$D96];[.$G96];[.$J96];[.$M96];[.$P96];[.$S96];[.$V96])=[.G96];&quot;SPD&quot;;&quot;&quot;);IF(MAX([.$D96];[.$G96];[.$J96];[.$M96];[.$P96];[.$S96];[.$V96])=[.J96];&quot;DIE LINKE&quot;;&quot;&quot;);IF(MAX([.$D96];[.$G96];[.$J96];[.$M96];[.$P96];[.$S96];[.$V96])=[.M96];&quot;GRÜNE&quot;;&quot;&quot;);IF(MAX([.$D96];[.$G96];[.$J96];[.$M96];[.$P96];[.$S96];[.$V96])=[.P96];&quot;CSU&quot;;&quot;&quot;);IF(MAX([.$D96];[.$G96];[.$J96];[.$M96];[.$P96];[.$S96];[.$V96])=[.S96];&quot;FDP&quot;;&quot;&quot;);IF(MAX([.$D96];[.$G96];[.$J96];[.$M96];[.$P96];[.$S96];[.$V96])=[.V96];&quot;AfD&quot;;&quot;&quot;))" office:value-type="string" office:string-value="CDU">
            <text:p>CDU</text:p>
          </table:table-cell>
          <table:table-cell table:formula="of:=SUM([.E96]+[.H96]+[.K96]+[.N96]+[.Q96]+[.T96]+[.W96])" office:value-type="float" office:value="149227">
            <text:p>149,227</text:p>
          </table:table-cell>
          <table:table-cell table:style-name="ce9" office:value-type="float" office:value="47077">
            <text:p>47,077</text:p>
          </table:table-cell>
          <table:table-cell table:style-name="ce9" office:value-type="float" office:value="40085">
            <text:p>40,085</text:p>
          </table:table-cell>
          <table:table-cell table:style-name="ce9"/>
          <table:table-cell table:style-name="ce9" office:value-type="float" office:value="43123">
            <text:p>43,123</text:p>
          </table:table-cell>
          <table:table-cell table:style-name="ce9" office:value-type="float" office:value="30351">
            <text:p>30,351</text:p>
          </table:table-cell>
          <table:table-cell table:style-name="ce9"/>
          <table:table-cell table:style-name="ce9" office:value-type="float" office:value="14745">
            <text:p>14,745</text:p>
          </table:table-cell>
          <table:table-cell table:style-name="ce9" office:value-type="float" office:value="18367">
            <text:p>18,367</text:p>
          </table:table-cell>
          <table:table-cell table:style-name="ce9"/>
          <table:table-cell table:style-name="ce9" office:value-type="float" office:value="21286">
            <text:p>21,286</text:p>
          </table:table-cell>
          <table:table-cell table:style-name="ce9" office:value-type="float" office:value="24770">
            <text:p>24,77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426">
            <text:p>14,426</text:p>
          </table:table-cell>
          <table:table-cell table:style-name="ce9" office:value-type="float" office:value="23280">
            <text:p>23,280</text:p>
          </table:table-cell>
          <table:table-cell table:style-name="ce9"/>
          <table:table-cell table:style-name="ce9" office:value-type="float" office:value="11722">
            <text:p>11,722</text:p>
          </table:table-cell>
          <table:table-cell table:style-name="ce9" office:value-type="float" office:value="12374">
            <text:p>12,37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1">
            <text:p>81</text:p>
          </table:table-cell>
          <table:table-cell table:style-name="ce19" table:formula="of:=CONCATENATE(IF(MAX([.$D97];[.$G97];[.$J97];[.$M97];[.$P97];[.$S97];[.$V97])=[.D97];&quot;CDU&quot;;&quot;&quot;);IF(MAX([.$D97];[.$G97];[.$J97];[.$M97];[.$P97];[.$S97];[.$V97])=[.G97];&quot;SPD&quot;;&quot;&quot;);IF(MAX([.$D97];[.$G97];[.$J97];[.$M97];[.$P97];[.$S97];[.$V97])=[.J97];&quot;DIE LINKE&quot;;&quot;&quot;);IF(MAX([.$D97];[.$G97];[.$J97];[.$M97];[.$P97];[.$S97];[.$V97])=[.M97];&quot;GRÜNE&quot;;&quot;&quot;);IF(MAX([.$D97];[.$G97];[.$J97];[.$M97];[.$P97];[.$S97];[.$V97])=[.P97];&quot;CSU&quot;;&quot;&quot;);IF(MAX([.$D97];[.$G97];[.$J97];[.$M97];[.$P97];[.$S97];[.$V97])=[.S97];&quot;FDP&quot;;&quot;&quot;);IF(MAX([.$D97];[.$G97];[.$J97];[.$M97];[.$P97];[.$S97];[.$V97])=[.V97];&quot;AfD&quot;;&quot;&quot;))" office:value-type="string" office:string-value="CDU">
            <text:p>CDU</text:p>
          </table:table-cell>
          <table:table-cell table:formula="of:=SUM([.E97]+[.H97]+[.K97]+[.N97]+[.Q97]+[.T97]+[.W97])" office:value-type="float" office:value="168158">
            <text:p>168,158</text:p>
          </table:table-cell>
          <table:table-cell table:style-name="ce9" office:value-type="float" office:value="51708">
            <text:p>51,708</text:p>
          </table:table-cell>
          <table:table-cell table:style-name="ce9" office:value-type="float" office:value="44721">
            <text:p>44,721</text:p>
          </table:table-cell>
          <table:table-cell table:style-name="ce9"/>
          <table:table-cell table:style-name="ce9" office:value-type="float" office:value="39380">
            <text:p>39,380</text:p>
          </table:table-cell>
          <table:table-cell table:style-name="ce9" office:value-type="float" office:value="36179">
            <text:p>36,179</text:p>
          </table:table-cell>
          <table:table-cell table:style-name="ce9"/>
          <table:table-cell table:style-name="ce9" office:value-type="float" office:value="19356">
            <text:p>19,356</text:p>
          </table:table-cell>
          <table:table-cell table:style-name="ce9" office:value-type="float" office:value="23625">
            <text:p>23,625</text:p>
          </table:table-cell>
          <table:table-cell table:style-name="ce9"/>
          <table:table-cell table:style-name="ce9" office:value-type="float" office:value="33763">
            <text:p>33,763</text:p>
          </table:table-cell>
          <table:table-cell table:style-name="ce9" office:value-type="float" office:value="27956">
            <text:p>27,95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362">
            <text:p>11,362</text:p>
          </table:table-cell>
          <table:table-cell table:style-name="ce9" office:value-type="float" office:value="18569">
            <text:p>18,569</text:p>
          </table:table-cell>
          <table:table-cell table:style-name="ce9"/>
          <table:table-cell table:style-name="ce9" office:value-type="float" office:value="16188">
            <text:p>16,188</text:p>
          </table:table-cell>
          <table:table-cell table:style-name="ce9" office:value-type="float" office:value="17108">
            <text:p>17,10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2">
            <text:p>82</text:p>
          </table:table-cell>
          <table:table-cell table:style-name="ce19" table:formula="of:=CONCATENATE(IF(MAX([.$D98];[.$G98];[.$J98];[.$M98];[.$P98];[.$S98];[.$V98])=[.D98];&quot;CDU&quot;;&quot;&quot;);IF(MAX([.$D98];[.$G98];[.$J98];[.$M98];[.$P98];[.$S98];[.$V98])=[.G98];&quot;SPD&quot;;&quot;&quot;);IF(MAX([.$D98];[.$G98];[.$J98];[.$M98];[.$P98];[.$S98];[.$V98])=[.J98];&quot;DIE LINKE&quot;;&quot;&quot;);IF(MAX([.$D98];[.$G98];[.$J98];[.$M98];[.$P98];[.$S98];[.$V98])=[.M98];&quot;GRÜNE&quot;;&quot;&quot;);IF(MAX([.$D98];[.$G98];[.$J98];[.$M98];[.$P98];[.$S98];[.$V98])=[.P98];&quot;CSU&quot;;&quot;&quot;);IF(MAX([.$D98];[.$G98];[.$J98];[.$M98];[.$P98];[.$S98];[.$V98])=[.S98];&quot;FDP&quot;;&quot;&quot;);IF(MAX([.$D98];[.$G98];[.$J98];[.$M98];[.$P98];[.$S98];[.$V98])=[.V98];&quot;AfD&quot;;&quot;&quot;))" office:value-type="string" office:string-value="SPD">
            <text:p>SPD</text:p>
          </table:table-cell>
          <table:table-cell table:formula="of:=SUM([.E98]+[.H98]+[.K98]+[.N98]+[.Q98]+[.T98]+[.W98])" office:value-type="float" office:value="130105">
            <text:p>130,105</text:p>
          </table:table-cell>
          <table:table-cell table:style-name="ce9" office:value-type="float" office:value="34593">
            <text:p>34,593</text:p>
          </table:table-cell>
          <table:table-cell table:style-name="ce9" office:value-type="float" office:value="31592">
            <text:p>31,592</text:p>
          </table:table-cell>
          <table:table-cell table:style-name="ce9"/>
          <table:table-cell table:style-name="ce9" office:value-type="float" office:value="37777">
            <text:p>37,777</text:p>
          </table:table-cell>
          <table:table-cell table:style-name="ce9" office:value-type="float" office:value="27520">
            <text:p>27,520</text:p>
          </table:table-cell>
          <table:table-cell table:style-name="ce9"/>
          <table:table-cell table:style-name="ce9" office:value-type="float" office:value="23204">
            <text:p>23,204</text:p>
          </table:table-cell>
          <table:table-cell table:style-name="ce9" office:value-type="float" office:value="25752">
            <text:p>25,752</text:p>
          </table:table-cell>
          <table:table-cell table:style-name="ce9"/>
          <table:table-cell table:style-name="ce9" office:value-type="float" office:value="15480">
            <text:p>15,480</text:p>
          </table:table-cell>
          <table:table-cell table:style-name="ce9" office:value-type="float" office:value="18446">
            <text:p>18,44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255">
            <text:p>7,255</text:p>
          </table:table-cell>
          <table:table-cell table:style-name="ce9" office:value-type="float" office:value="10891">
            <text:p>10,891</text:p>
          </table:table-cell>
          <table:table-cell table:style-name="ce9"/>
          <table:table-cell table:style-name="ce9" office:value-type="float" office:value="15105">
            <text:p>15,105</text:p>
          </table:table-cell>
          <table:table-cell table:style-name="ce9" office:value-type="float" office:value="15904">
            <text:p>15,90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3">
            <text:p>83</text:p>
          </table:table-cell>
          <table:table-cell table:style-name="ce19" table:formula="of:=CONCATENATE(IF(MAX([.$D99];[.$G99];[.$J99];[.$M99];[.$P99];[.$S99];[.$V99])=[.D99];&quot;CDU&quot;;&quot;&quot;);IF(MAX([.$D99];[.$G99];[.$J99];[.$M99];[.$P99];[.$S99];[.$V99])=[.G99];&quot;SPD&quot;;&quot;&quot;);IF(MAX([.$D99];[.$G99];[.$J99];[.$M99];[.$P99];[.$S99];[.$V99])=[.J99];&quot;DIE LINKE&quot;;&quot;&quot;);IF(MAX([.$D99];[.$G99];[.$J99];[.$M99];[.$P99];[.$S99];[.$V99])=[.M99];&quot;GRÜNE&quot;;&quot;&quot;);IF(MAX([.$D99];[.$G99];[.$J99];[.$M99];[.$P99];[.$S99];[.$V99])=[.P99];&quot;CSU&quot;;&quot;&quot;);IF(MAX([.$D99];[.$G99];[.$J99];[.$M99];[.$P99];[.$S99];[.$V99])=[.S99];&quot;FDP&quot;;&quot;&quot;);IF(MAX([.$D99];[.$G99];[.$J99];[.$M99];[.$P99];[.$S99];[.$V99])=[.V99];&quot;AfD&quot;;&quot;&quot;))" office:value-type="string" office:string-value="GRÜNE">
            <text:p>GRÜNE</text:p>
          </table:table-cell>
          <table:table-cell table:formula="of:=SUM([.E99]+[.H99]+[.K99]+[.N99]+[.Q99]+[.T99]+[.W99])" office:value-type="float" office:value="156381">
            <text:p>156,381</text:p>
          </table:table-cell>
          <table:table-cell table:style-name="ce9" office:value-type="float" office:value="20955">
            <text:p>20,955</text:p>
          </table:table-cell>
          <table:table-cell table:style-name="ce9" office:value-type="float" office:value="23887">
            <text:p>23,887</text:p>
          </table:table-cell>
          <table:table-cell table:style-name="ce9"/>
          <table:table-cell table:style-name="ce9" office:value-type="float" office:value="29028">
            <text:p>29,028</text:p>
          </table:table-cell>
          <table:table-cell table:style-name="ce9" office:value-type="float" office:value="27391">
            <text:p>27,391</text:p>
          </table:table-cell>
          <table:table-cell table:style-name="ce9"/>
          <table:table-cell table:style-name="ce9" office:value-type="float" office:value="42600">
            <text:p>42,600</text:p>
          </table:table-cell>
          <table:table-cell table:style-name="ce9" office:value-type="float" office:value="49016">
            <text:p>49,016</text:p>
          </table:table-cell>
          <table:table-cell table:style-name="ce9"/>
          <table:table-cell table:style-name="ce9" office:value-type="float" office:value="45055">
            <text:p>45,055</text:p>
          </table:table-cell>
          <table:table-cell table:style-name="ce9" office:value-type="float" office:value="35077">
            <text:p>35,07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263">
            <text:p>5,263</text:p>
          </table:table-cell>
          <table:table-cell table:style-name="ce9" office:value-type="float" office:value="10147">
            <text:p>10,147</text:p>
          </table:table-cell>
          <table:table-cell table:style-name="ce9"/>
          <table:table-cell table:style-name="ce9" office:value-type="float" office:value="10558">
            <text:p>10,558</text:p>
          </table:table-cell>
          <table:table-cell table:style-name="ce9" office:value-type="float" office:value="10863">
            <text:p>10,86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4">
            <text:p>84</text:p>
          </table:table-cell>
          <table:table-cell table:style-name="ce19" table:formula="of:=CONCATENATE(IF(MAX([.$D100];[.$G100];[.$J100];[.$M100];[.$P100];[.$S100];[.$V100])=[.D100];&quot;CDU&quot;;&quot;&quot;);IF(MAX([.$D100];[.$G100];[.$J100];[.$M100];[.$P100];[.$S100];[.$V100])=[.G100];&quot;SPD&quot;;&quot;&quot;);IF(MAX([.$D100];[.$G100];[.$J100];[.$M100];[.$P100];[.$S100];[.$V100])=[.J100];&quot;DIE LINKE&quot;;&quot;&quot;);IF(MAX([.$D100];[.$G100];[.$J100];[.$M100];[.$P100];[.$S100];[.$V100])=[.M100];&quot;GRÜNE&quot;;&quot;&quot;);IF(MAX([.$D100];[.$G100];[.$J100];[.$M100];[.$P100];[.$S100];[.$V100])=[.P100];&quot;CSU&quot;;&quot;&quot;);IF(MAX([.$D100];[.$G100];[.$J100];[.$M100];[.$P100];[.$S100];[.$V100])=[.S100];&quot;FDP&quot;;&quot;&quot;);IF(MAX([.$D100];[.$G100];[.$J100];[.$M100];[.$P100];[.$S100];[.$V100])=[.V100];&quot;AfD&quot;;&quot;&quot;))" office:value-type="string" office:string-value="DIE LINKE">
            <text:p>DIE LINKE</text:p>
          </table:table-cell>
          <table:table-cell table:formula="of:=SUM([.E100]+[.H100]+[.K100]+[.N100]+[.Q100]+[.T100]+[.W100])" office:value-type="float" office:value="142994">
            <text:p>142,994</text:p>
          </table:table-cell>
          <table:table-cell table:style-name="ce9" office:value-type="float" office:value="29384">
            <text:p>29,384</text:p>
          </table:table-cell>
          <table:table-cell table:style-name="ce9" office:value-type="float" office:value="31372">
            <text:p>31,372</text:p>
          </table:table-cell>
          <table:table-cell table:style-name="ce9"/>
          <table:table-cell table:style-name="ce9" office:value-type="float" office:value="21379">
            <text:p>21,379</text:p>
          </table:table-cell>
          <table:table-cell table:style-name="ce9" office:value-type="float" office:value="24109">
            <text:p>24,109</text:p>
          </table:table-cell>
          <table:table-cell table:style-name="ce9"/>
          <table:table-cell table:style-name="ce9" office:value-type="float" office:value="61881">
            <text:p>61,881</text:p>
          </table:table-cell>
          <table:table-cell table:style-name="ce9" office:value-type="float" office:value="39000">
            <text:p>39,000</text:p>
          </table:table-cell>
          <table:table-cell table:style-name="ce9"/>
          <table:table-cell table:style-name="ce9" office:value-type="float" office:value="7755">
            <text:p>7,755</text:p>
          </table:table-cell>
          <table:table-cell table:style-name="ce9" office:value-type="float" office:value="12168">
            <text:p>12,1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831">
            <text:p>5,831</text:p>
          </table:table-cell>
          <table:table-cell table:style-name="ce9" office:value-type="float" office:value="10067">
            <text:p>10,067</text:p>
          </table:table-cell>
          <table:table-cell table:style-name="ce9"/>
          <table:table-cell table:style-name="ce9" office:value-type="float" office:value="23245">
            <text:p>23,245</text:p>
          </table:table-cell>
          <table:table-cell table:style-name="ce9" office:value-type="float" office:value="26278">
            <text:p>26,27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19" table:formula="of:=CONCATENATE(IF(MAX([.$D101];[.$G101];[.$J101];[.$M101];[.$P101];[.$S101];[.$V101])=[.D101];&quot;CDU&quot;;&quot;&quot;);IF(MAX([.$D101];[.$G101];[.$J101];[.$M101];[.$P101];[.$S101];[.$V101])=[.G101];&quot;SPD&quot;;&quot;&quot;);IF(MAX([.$D101];[.$G101];[.$J101];[.$M101];[.$P101];[.$S101];[.$V101])=[.J101];&quot;DIE LINKE&quot;;&quot;&quot;);IF(MAX([.$D101];[.$G101];[.$J101];[.$M101];[.$P101];[.$S101];[.$V101])=[.M101];&quot;GRÜNE&quot;;&quot;&quot;);IF(MAX([.$D101];[.$G101];[.$J101];[.$M101];[.$P101];[.$S101];[.$V101])=[.P101];&quot;CSU&quot;;&quot;&quot;);IF(MAX([.$D101];[.$G101];[.$J101];[.$M101];[.$P101];[.$S101];[.$V101])=[.S101];&quot;FDP&quot;;&quot;&quot;);IF(MAX([.$D101];[.$G101];[.$J101];[.$M101];[.$P101];[.$S101];[.$V101])=[.V101];&quot;AfD&quot;;&quot;&quot;))" office:value-type="string" office:string-value="DIE LINKE">
            <text:p>DIE LINKE</text:p>
          </table:table-cell>
          <table:table-cell table:formula="of:=SUM([.E101]+[.H101]+[.K101]+[.N101]+[.Q101]+[.T101]+[.W101])" office:value-type="float" office:value="126644">
            <text:p>126,644</text:p>
          </table:table-cell>
          <table:table-cell table:style-name="ce9" office:value-type="float" office:value="30480">
            <text:p>30,480</text:p>
          </table:table-cell>
          <table:table-cell table:style-name="ce9" office:value-type="float" office:value="28620">
            <text:p>28,620</text:p>
          </table:table-cell>
          <table:table-cell table:style-name="ce9"/>
          <table:table-cell table:style-name="ce9" office:value-type="float" office:value="17172">
            <text:p>17,172</text:p>
          </table:table-cell>
          <table:table-cell table:style-name="ce9" office:value-type="float" office:value="19797">
            <text:p>19,797</text:p>
          </table:table-cell>
          <table:table-cell table:style-name="ce9"/>
          <table:table-cell table:style-name="ce9" office:value-type="float" office:value="46782">
            <text:p>46,782</text:p>
          </table:table-cell>
          <table:table-cell table:style-name="ce9" office:value-type="float" office:value="35698">
            <text:p>35,698</text:p>
          </table:table-cell>
          <table:table-cell table:style-name="ce9"/>
          <table:table-cell table:style-name="ce9" office:value-type="float" office:value="4440">
            <text:p>4,440</text:p>
          </table:table-cell>
          <table:table-cell table:style-name="ce9" office:value-type="float" office:value="5621">
            <text:p>5,6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852">
            <text:p>4,852</text:p>
          </table:table-cell>
          <table:table-cell table:style-name="ce9" office:value-type="float" office:value="7290">
            <text:p>7,290</text:p>
          </table:table-cell>
          <table:table-cell table:style-name="ce9"/>
          <table:table-cell table:style-name="ce9" office:value-type="float" office:value="28167">
            <text:p>28,167</text:p>
          </table:table-cell>
          <table:table-cell table:style-name="ce9" office:value-type="float" office:value="29618">
            <text:p>29,61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6">
            <text:p>86</text:p>
          </table:table-cell>
          <table:table-cell table:style-name="ce19" table:formula="of:=CONCATENATE(IF(MAX([.$D102];[.$G102];[.$J102];[.$M102];[.$P102];[.$S102];[.$V102])=[.D102];&quot;CDU&quot;;&quot;&quot;);IF(MAX([.$D102];[.$G102];[.$J102];[.$M102];[.$P102];[.$S102];[.$V102])=[.G102];&quot;SPD&quot;;&quot;&quot;);IF(MAX([.$D102];[.$G102];[.$J102];[.$M102];[.$P102];[.$S102];[.$V102])=[.J102];&quot;DIE LINKE&quot;;&quot;&quot;);IF(MAX([.$D102];[.$G102];[.$J102];[.$M102];[.$P102];[.$S102];[.$V102])=[.M102];&quot;GRÜNE&quot;;&quot;&quot;);IF(MAX([.$D102];[.$G102];[.$J102];[.$M102];[.$P102];[.$S102];[.$V102])=[.P102];&quot;CSU&quot;;&quot;&quot;);IF(MAX([.$D102];[.$G102];[.$J102];[.$M102];[.$P102];[.$S102];[.$V102])=[.S102];&quot;FDP&quot;;&quot;&quot;);IF(MAX([.$D102];[.$G102];[.$J102];[.$M102];[.$P102];[.$S102];[.$V102])=[.V102];&quot;AfD&quot;;&quot;&quot;))" office:value-type="string" office:string-value="DIE LINKE">
            <text:p>DIE LINKE</text:p>
          </table:table-cell>
          <table:table-cell table:formula="of:=SUM([.E102]+[.H102]+[.K102]+[.N102]+[.Q102]+[.T102]+[.W102])" office:value-type="float" office:value="134475">
            <text:p>134,475</text:p>
          </table:table-cell>
          <table:table-cell table:style-name="ce9" office:value-type="float" office:value="28905">
            <text:p>28,905</text:p>
          </table:table-cell>
          <table:table-cell table:style-name="ce9" office:value-type="float" office:value="27284">
            <text:p>27,284</text:p>
          </table:table-cell>
          <table:table-cell table:style-name="ce9"/>
          <table:table-cell table:style-name="ce9" office:value-type="float" office:value="20720">
            <text:p>20,720</text:p>
          </table:table-cell>
          <table:table-cell table:style-name="ce9" office:value-type="float" office:value="21850">
            <text:p>21,850</text:p>
          </table:table-cell>
          <table:table-cell table:style-name="ce9"/>
          <table:table-cell table:style-name="ce9" office:value-type="float" office:value="51249">
            <text:p>51,249</text:p>
          </table:table-cell>
          <table:table-cell table:style-name="ce9" office:value-type="float" office:value="43172">
            <text:p>43,172</text:p>
          </table:table-cell>
          <table:table-cell table:style-name="ce9"/>
          <table:table-cell table:style-name="ce9" office:value-type="float" office:value="8609">
            <text:p>8,609</text:p>
          </table:table-cell>
          <table:table-cell table:style-name="ce9" office:value-type="float" office:value="9821">
            <text:p>9,8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5018">
            <text:p>5,018</text:p>
          </table:table-cell>
          <table:table-cell table:style-name="ce9" office:value-type="float" office:value="7745">
            <text:p>7,745</text:p>
          </table:table-cell>
          <table:table-cell table:style-name="ce9"/>
          <table:table-cell table:style-name="ce9" office:value-type="float" office:value="23119">
            <text:p>23,119</text:p>
          </table:table-cell>
          <table:table-cell table:style-name="ce9" office:value-type="float" office:value="24603">
            <text:p>24,60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Berlin</text:p>
          </table:table-cell>
          <table:table-cell table:style-name="ce4"/>
          <table:table-cell table:style-name="ce10" table:formula="of:=SUM([.C91:.C102])" office:value-type="float" office:value="1736907">
            <text:p>1,736,907</text:p>
          </table:table-cell>
          <table:table-cell table:style-name="ce10" table:formula="of:=SUM([.D91:.D102])" office:value-type="float" office:value="460296">
            <text:p>460,296</text:p>
          </table:table-cell>
          <table:table-cell table:style-name="ce10" table:formula="of:=SUM([.E91:.E102])" office:value-type="float" office:value="424321">
            <text:p>424,321</text:p>
          </table:table-cell>
          <table:table-cell table:style-name="ce13" table:formula="of:=SUM([.E103]/[.$C103])" office:value-type="percentage" office:value="0.244296902482401">
            <text:p>24.43%</text:p>
          </table:table-cell>
          <table:table-cell table:style-name="ce10" table:formula="of:=SUM([.G91:.G102])" office:value-type="float" office:value="391772">
            <text:p>391,772</text:p>
          </table:table-cell>
          <table:table-cell table:style-name="ce10" table:formula="of:=SUM([.H91:.H102])" office:value-type="float" office:value="334253">
            <text:p>334,253</text:p>
          </table:table-cell>
          <table:table-cell table:style-name="ce13" table:formula="of:=SUM([.H103]/[.$C103])" office:value-type="percentage" office:value="0.192441506655221">
            <text:p>19.24%</text:p>
          </table:table-cell>
          <table:table-cell table:style-name="ce10" table:formula="of:=SUM([.J91:.J102])" office:value-type="float" office:value="377564">
            <text:p>377,564</text:p>
          </table:table-cell>
          <table:table-cell table:style-name="ce10" table:formula="of:=SUM([.K91:.K102])" office:value-type="float" office:value="351170">
            <text:p>351,170</text:p>
          </table:table-cell>
          <table:table-cell table:style-name="ce13" table:formula="of:=SUM([.K103]/[.$C103])" office:value-type="percentage" office:value="0.202181233652694">
            <text:p>20.22%</text:p>
          </table:table-cell>
          <table:table-cell table:style-name="ce10" table:formula="of:=SUM([.M91:.M102])" office:value-type="float" office:value="230935">
            <text:p>230,935</text:p>
          </table:table-cell>
          <table:table-cell table:style-name="ce10" table:formula="of:=SUM([.N91:.N102])" office:value-type="float" office:value="234947">
            <text:p>234,947</text:p>
          </table:table-cell>
          <table:table-cell table:style-name="ce13" table:formula="of:=SUM([.N103]/[.$C103])" office:value-type="percentage" office:value="0.135267461067288">
            <text:p>13.53%</text:p>
          </table:table-cell>
          <table:table-cell table:style-name="ce10" table:formula="of:=SUM([.P91:.P102])" office:value-type="float" office:value="0">
            <text:p>0</text:p>
          </table:table-cell>
          <table:table-cell table:style-name="ce10" table:formula="of:=SUM([.Q91:.Q102])" office:value-type="float" office:value="0">
            <text:p>0</text:p>
          </table:table-cell>
          <table:table-cell table:style-name="ce13" table:formula="of:=SUM([.Q103]/[.$C103])" office:value-type="percentage" office:value="0">
            <text:p>0.00%</text:p>
          </table:table-cell>
          <table:table-cell table:style-name="ce10" table:formula="of:=SUM([.S91:.S102])" office:value-type="float" office:value="105053">
            <text:p>105,053</text:p>
          </table:table-cell>
          <table:table-cell table:style-name="ce10" table:formula="of:=SUM([.T91:.T102])" office:value-type="float" office:value="167046">
            <text:p>167,046</text:p>
          </table:table-cell>
          <table:table-cell table:style-name="ce13" table:formula="of:=SUM([.T103]/[.$C103])" office:value-type="percentage" office:value="0.0961744065744453">
            <text:p>9.62%</text:p>
          </table:table-cell>
          <table:table-cell table:style-name="ce10" table:formula="of:=SUM([.V91:.V102])" office:value-type="float" office:value="212211">
            <text:p>212,211</text:p>
          </table:table-cell>
          <table:table-cell table:style-name="ce10" table:formula="of:=SUM([.W91:.W102])" office:value-type="float" office:value="225170">
            <text:p>225,170</text:p>
          </table:table-cell>
          <table:table-cell table:style-name="ce13" table:formula="of:=SUM([.W103]/[.$C103])" office:value-type="percentage" office:value="0.12963848956795">
            <text:p>12.96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87">
            <text:p>87</text:p>
          </table:table-cell>
          <table:table-cell table:style-name="ce19" table:formula="of:=CONCATENATE(IF(MAX([.$D105];[.$G105];[.$J105];[.$M105];[.$P105];[.$S105];[.$V105])=[.D105];&quot;CDU&quot;;&quot;&quot;);IF(MAX([.$D105];[.$G105];[.$J105];[.$M105];[.$P105];[.$S105];[.$V105])=[.G105];&quot;SPD&quot;;&quot;&quot;);IF(MAX([.$D105];[.$G105];[.$J105];[.$M105];[.$P105];[.$S105];[.$V105])=[.J105];&quot;DIE LINKE&quot;;&quot;&quot;);IF(MAX([.$D105];[.$G105];[.$J105];[.$M105];[.$P105];[.$S105];[.$V105])=[.M105];&quot;GRÜNE&quot;;&quot;&quot;);IF(MAX([.$D105];[.$G105];[.$J105];[.$M105];[.$P105];[.$S105];[.$V105])=[.P105];&quot;CSU&quot;;&quot;&quot;);IF(MAX([.$D105];[.$G105];[.$J105];[.$M105];[.$P105];[.$S105];[.$V105])=[.S105];&quot;FDP&quot;;&quot;&quot;);IF(MAX([.$D105];[.$G105];[.$J105];[.$M105];[.$P105];[.$S105];[.$V105])=[.V105];&quot;AfD&quot;;&quot;&quot;))" office:value-type="string" office:string-value="CDU">
            <text:p>CDU</text:p>
          </table:table-cell>
          <table:table-cell table:formula="of:=SUM([.E105]+[.H105]+[.K105]+[.N105]+[.Q105]+[.T105]+[.W105])" office:value-type="float" office:value="133933">
            <text:p>133,933</text:p>
          </table:table-cell>
          <table:table-cell table:style-name="ce9" office:value-type="float" office:value="47011">
            <text:p>47,011</text:p>
          </table:table-cell>
          <table:table-cell table:style-name="ce9" office:value-type="float" office:value="38827">
            <text:p>38,827</text:p>
          </table:table-cell>
          <table:table-cell table:style-name="ce9"/>
          <table:table-cell table:style-name="ce9" office:value-type="float" office:value="45309">
            <text:p>45,309</text:p>
          </table:table-cell>
          <table:table-cell table:style-name="ce9" office:value-type="float" office:value="34663">
            <text:p>34,663</text:p>
          </table:table-cell>
          <table:table-cell table:style-name="ce9"/>
          <table:table-cell table:style-name="ce9" office:value-type="float" office:value="12282">
            <text:p>12,282</text:p>
          </table:table-cell>
          <table:table-cell table:style-name="ce9" office:value-type="float" office:value="14459">
            <text:p>14,459</text:p>
          </table:table-cell>
          <table:table-cell table:style-name="ce9"/>
          <table:table-cell table:style-name="ce9" office:value-type="float" office:value="13104">
            <text:p>13,104</text:p>
          </table:table-cell>
          <table:table-cell table:style-name="ce9" office:value-type="float" office:value="17918">
            <text:p>17,91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32">
            <text:p>10,232</text:p>
          </table:table-cell>
          <table:table-cell table:style-name="ce9" office:value-type="float" office:value="19795">
            <text:p>19,795</text:p>
          </table:table-cell>
          <table:table-cell table:style-name="ce9"/>
          <table:table-cell table:style-name="ce9" office:value-type="float" office:value="7817">
            <text:p>7,817</text:p>
          </table:table-cell>
          <table:table-cell table:style-name="ce9" office:value-type="float" office:value="8271">
            <text:p>8,27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8">
            <text:p>88</text:p>
          </table:table-cell>
          <table:table-cell table:style-name="ce19" table:formula="of:=CONCATENATE(IF(MAX([.$D106];[.$G106];[.$J106];[.$M106];[.$P106];[.$S106];[.$V106])=[.D106];&quot;CDU&quot;;&quot;&quot;);IF(MAX([.$D106];[.$G106];[.$J106];[.$M106];[.$P106];[.$S106];[.$V106])=[.G106];&quot;SPD&quot;;&quot;&quot;);IF(MAX([.$D106];[.$G106];[.$J106];[.$M106];[.$P106];[.$S106];[.$V106])=[.J106];&quot;DIE LINKE&quot;;&quot;&quot;);IF(MAX([.$D106];[.$G106];[.$J106];[.$M106];[.$P106];[.$S106];[.$V106])=[.M106];&quot;GRÜNE&quot;;&quot;&quot;);IF(MAX([.$D106];[.$G106];[.$J106];[.$M106];[.$P106];[.$S106];[.$V106])=[.P106];&quot;CSU&quot;;&quot;&quot;);IF(MAX([.$D106];[.$G106];[.$J106];[.$M106];[.$P106];[.$S106];[.$V106])=[.S106];&quot;FDP&quot;;&quot;&quot;);IF(MAX([.$D106];[.$G106];[.$J106];[.$M106];[.$P106];[.$S106];[.$V106])=[.V106];&quot;AfD&quot;;&quot;&quot;))" office:value-type="string" office:string-value="SPD">
            <text:p>SPD</text:p>
          </table:table-cell>
          <table:table-cell table:formula="of:=SUM([.E106]+[.H106]+[.K106]+[.N106]+[.Q106]+[.T106]+[.W106])" office:value-type="float" office:value="165802">
            <text:p>165,802</text:p>
          </table:table-cell>
          <table:table-cell table:style-name="ce9" office:value-type="float" office:value="62405">
            <text:p>62,405</text:p>
          </table:table-cell>
          <table:table-cell table:style-name="ce9" office:value-type="float" office:value="52656">
            <text:p>52,656</text:p>
          </table:table-cell>
          <table:table-cell table:style-name="ce9"/>
          <table:table-cell table:style-name="ce9" office:value-type="float" office:value="63135">
            <text:p>63,135</text:p>
          </table:table-cell>
          <table:table-cell table:style-name="ce9" office:value-type="float" office:value="60539">
            <text:p>60,539</text:p>
          </table:table-cell>
          <table:table-cell table:style-name="ce9"/>
          <table:table-cell table:style-name="ce9" office:value-type="float" office:value="8785">
            <text:p>8,785</text:p>
          </table:table-cell>
          <table:table-cell table:style-name="ce9" office:value-type="float" office:value="10105">
            <text:p>10,105</text:p>
          </table:table-cell>
          <table:table-cell table:style-name="ce9"/>
          <table:table-cell table:style-name="ce9" office:value-type="float" office:value="7782">
            <text:p>7,782</text:p>
          </table:table-cell>
          <table:table-cell table:style-name="ce9" office:value-type="float" office:value="8436">
            <text:p>8,4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038">
            <text:p>11,038</text:p>
          </table:table-cell>
          <table:table-cell table:style-name="ce9" office:value-type="float" office:value="19213">
            <text:p>19,213</text:p>
          </table:table-cell>
          <table:table-cell table:style-name="ce9"/>
          <table:table-cell table:style-name="ce9" office:value-type="float" office:value="15114">
            <text:p>15,114</text:p>
          </table:table-cell>
          <table:table-cell table:style-name="ce9" office:value-type="float" office:value="14853">
            <text:p>14,85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89">
            <text:p>89</text:p>
          </table:table-cell>
          <table:table-cell table:style-name="ce19" table:formula="of:=CONCATENATE(IF(MAX([.$D107];[.$G107];[.$J107];[.$M107];[.$P107];[.$S107];[.$V107])=[.D107];&quot;CDU&quot;;&quot;&quot;);IF(MAX([.$D107];[.$G107];[.$J107];[.$M107];[.$P107];[.$S107];[.$V107])=[.G107];&quot;SPD&quot;;&quot;&quot;);IF(MAX([.$D107];[.$G107];[.$J107];[.$M107];[.$P107];[.$S107];[.$V107])=[.J107];&quot;DIE LINKE&quot;;&quot;&quot;);IF(MAX([.$D107];[.$G107];[.$J107];[.$M107];[.$P107];[.$S107];[.$V107])=[.M107];&quot;GRÜNE&quot;;&quot;&quot;);IF(MAX([.$D107];[.$G107];[.$J107];[.$M107];[.$P107];[.$S107];[.$V107])=[.P107];&quot;CSU&quot;;&quot;&quot;);IF(MAX([.$D107];[.$G107];[.$J107];[.$M107];[.$P107];[.$S107];[.$V107])=[.S107];&quot;FDP&quot;;&quot;&quot;);IF(MAX([.$D107];[.$G107];[.$J107];[.$M107];[.$P107];[.$S107];[.$V107])=[.V107];&quot;AfD&quot;;&quot;&quot;))" office:value-type="string" office:string-value="CDU">
            <text:p>CDU</text:p>
          </table:table-cell>
          <table:table-cell table:formula="of:=SUM([.E107]+[.H107]+[.K107]+[.N107]+[.Q107]+[.T107]+[.W107])" office:value-type="float" office:value="135640">
            <text:p>135,640</text:p>
          </table:table-cell>
          <table:table-cell table:style-name="ce9" office:value-type="float" office:value="64121">
            <text:p>64,121</text:p>
          </table:table-cell>
          <table:table-cell table:style-name="ce9" office:value-type="float" office:value="55605">
            <text:p>55,605</text:p>
          </table:table-cell>
          <table:table-cell table:style-name="ce9"/>
          <table:table-cell table:style-name="ce9" office:value-type="float" office:value="39301">
            <text:p>39,301</text:p>
          </table:table-cell>
          <table:table-cell table:style-name="ce9" office:value-type="float" office:value="36421">
            <text:p>36,421</text:p>
          </table:table-cell>
          <table:table-cell table:style-name="ce9"/>
          <table:table-cell table:style-name="ce9" office:value-type="float" office:value="6424">
            <text:p>6,424</text:p>
          </table:table-cell>
          <table:table-cell table:style-name="ce9" office:value-type="float" office:value="7909">
            <text:p>7,909</text:p>
          </table:table-cell>
          <table:table-cell table:style-name="ce9"/>
          <table:table-cell table:style-name="ce9" office:value-type="float" office:value="6964">
            <text:p>6,964</text:p>
          </table:table-cell>
          <table:table-cell table:style-name="ce9" office:value-type="float" office:value="7281">
            <text:p>7,28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34">
            <text:p>9,334</text:p>
          </table:table-cell>
          <table:table-cell table:style-name="ce9" office:value-type="float" office:value="16111">
            <text:p>16,111</text:p>
          </table:table-cell>
          <table:table-cell table:style-name="ce9"/>
          <table:table-cell table:style-name="ce9" office:value-type="float" office:value="11652">
            <text:p>11,652</text:p>
          </table:table-cell>
          <table:table-cell table:style-name="ce9" office:value-type="float" office:value="12313">
            <text:p>12,31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19" table:formula="of:=CONCATENATE(IF(MAX([.$D108];[.$G108];[.$J108];[.$M108];[.$P108];[.$S108];[.$V108])=[.D108];&quot;CDU&quot;;&quot;&quot;);IF(MAX([.$D108];[.$G108];[.$J108];[.$M108];[.$P108];[.$S108];[.$V108])=[.G108];&quot;SPD&quot;;&quot;&quot;);IF(MAX([.$D108];[.$G108];[.$J108];[.$M108];[.$P108];[.$S108];[.$V108])=[.J108];&quot;DIE LINKE&quot;;&quot;&quot;);IF(MAX([.$D108];[.$G108];[.$J108];[.$M108];[.$P108];[.$S108];[.$V108])=[.M108];&quot;GRÜNE&quot;;&quot;&quot;);IF(MAX([.$D108];[.$G108];[.$J108];[.$M108];[.$P108];[.$S108];[.$V108])=[.P108];&quot;CSU&quot;;&quot;&quot;);IF(MAX([.$D108];[.$G108];[.$J108];[.$M108];[.$P108];[.$S108];[.$V108])=[.S108];&quot;FDP&quot;;&quot;&quot;);IF(MAX([.$D108];[.$G108];[.$J108];[.$M108];[.$P108];[.$S108];[.$V108])=[.V108];&quot;AfD&quot;;&quot;&quot;))" office:value-type="string" office:string-value="CDU">
            <text:p>CDU</text:p>
          </table:table-cell>
          <table:table-cell table:formula="of:=SUM([.E108]+[.H108]+[.K108]+[.N108]+[.Q108]+[.T108]+[.W108])" office:value-type="float" office:value="144822">
            <text:p>144,822</text:p>
          </table:table-cell>
          <table:table-cell table:style-name="ce9" office:value-type="float" office:value="62711">
            <text:p>62,711</text:p>
          </table:table-cell>
          <table:table-cell table:style-name="ce9" office:value-type="float" office:value="52412">
            <text:p>52,412</text:p>
          </table:table-cell>
          <table:table-cell table:style-name="ce9"/>
          <table:table-cell table:style-name="ce9" office:value-type="float" office:value="47543">
            <text:p>47,543</text:p>
          </table:table-cell>
          <table:table-cell table:style-name="ce9" office:value-type="float" office:value="43816">
            <text:p>43,816</text:p>
          </table:table-cell>
          <table:table-cell table:style-name="ce9"/>
          <table:table-cell table:style-name="ce9" office:value-type="float" office:value="6611">
            <text:p>6,611</text:p>
          </table:table-cell>
          <table:table-cell table:style-name="ce9" office:value-type="float" office:value="8809">
            <text:p>8,809</text:p>
          </table:table-cell>
          <table:table-cell table:style-name="ce9"/>
          <table:table-cell table:style-name="ce9" office:value-type="float" office:value="8235">
            <text:p>8,235</text:p>
          </table:table-cell>
          <table:table-cell table:style-name="ce9" office:value-type="float" office:value="8198">
            <text:p>8,1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88">
            <text:p>8,788</text:p>
          </table:table-cell>
          <table:table-cell table:style-name="ce9" office:value-type="float" office:value="17155">
            <text:p>17,155</text:p>
          </table:table-cell>
          <table:table-cell table:style-name="ce9"/>
          <table:table-cell table:style-name="ce9" office:value-type="float" office:value="13404">
            <text:p>13,404</text:p>
          </table:table-cell>
          <table:table-cell table:style-name="ce9" office:value-type="float" office:value="14432">
            <text:p>14,43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1">
            <text:p>91</text:p>
          </table:table-cell>
          <table:table-cell table:style-name="ce19" table:formula="of:=CONCATENATE(IF(MAX([.$D109];[.$G109];[.$J109];[.$M109];[.$P109];[.$S109];[.$V109])=[.D109];&quot;CDU&quot;;&quot;&quot;);IF(MAX([.$D109];[.$G109];[.$J109];[.$M109];[.$P109];[.$S109];[.$V109])=[.G109];&quot;SPD&quot;;&quot;&quot;);IF(MAX([.$D109];[.$G109];[.$J109];[.$M109];[.$P109];[.$S109];[.$V109])=[.J109];&quot;DIE LINKE&quot;;&quot;&quot;);IF(MAX([.$D109];[.$G109];[.$J109];[.$M109];[.$P109];[.$S109];[.$V109])=[.M109];&quot;GRÜNE&quot;;&quot;&quot;);IF(MAX([.$D109];[.$G109];[.$J109];[.$M109];[.$P109];[.$S109];[.$V109])=[.P109];&quot;CSU&quot;;&quot;&quot;);IF(MAX([.$D109];[.$G109];[.$J109];[.$M109];[.$P109];[.$S109];[.$V109])=[.S109];&quot;FDP&quot;;&quot;&quot;);IF(MAX([.$D109];[.$G109];[.$J109];[.$M109];[.$P109];[.$S109];[.$V109])=[.V109];&quot;AfD&quot;;&quot;&quot;))" office:value-type="string" office:string-value="CDU">
            <text:p>CDU</text:p>
          </table:table-cell>
          <table:table-cell table:formula="of:=SUM([.E109]+[.H109]+[.K109]+[.N109]+[.Q109]+[.T109]+[.W109])" office:value-type="float" office:value="183085">
            <text:p>183,085</text:p>
          </table:table-cell>
          <table:table-cell table:style-name="ce9" office:value-type="float" office:value="74207">
            <text:p>74,207</text:p>
          </table:table-cell>
          <table:table-cell table:style-name="ce9" office:value-type="float" office:value="63664">
            <text:p>63,664</text:p>
          </table:table-cell>
          <table:table-cell table:style-name="ce9"/>
          <table:table-cell table:style-name="ce9" office:value-type="float" office:value="58792">
            <text:p>58,792</text:p>
          </table:table-cell>
          <table:table-cell table:style-name="ce9" office:value-type="float" office:value="50014">
            <text:p>50,014</text:p>
          </table:table-cell>
          <table:table-cell table:style-name="ce9"/>
          <table:table-cell table:style-name="ce9" office:value-type="float" office:value="8590">
            <text:p>8,590</text:p>
          </table:table-cell>
          <table:table-cell table:style-name="ce9" office:value-type="float" office:value="11392">
            <text:p>11,392</text:p>
          </table:table-cell>
          <table:table-cell table:style-name="ce9"/>
          <table:table-cell table:style-name="ce9" office:value-type="float" office:value="10354">
            <text:p>10,354</text:p>
          </table:table-cell>
          <table:table-cell table:style-name="ce9" office:value-type="float" office:value="12526">
            <text:p>12,52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648">
            <text:p>17,648</text:p>
          </table:table-cell>
          <table:table-cell table:style-name="ce9" office:value-type="float" office:value="27398">
            <text:p>27,398</text:p>
          </table:table-cell>
          <table:table-cell table:style-name="ce9"/>
          <table:table-cell table:style-name="ce9" office:value-type="float" office:value="17113">
            <text:p>17,113</text:p>
          </table:table-cell>
          <table:table-cell table:style-name="ce9" office:value-type="float" office:value="18091">
            <text:p>18,0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2">
            <text:p>92</text:p>
          </table:table-cell>
          <table:table-cell table:style-name="ce19" table:formula="of:=CONCATENATE(IF(MAX([.$D110];[.$G110];[.$J110];[.$M110];[.$P110];[.$S110];[.$V110])=[.D110];&quot;CDU&quot;;&quot;&quot;);IF(MAX([.$D110];[.$G110];[.$J110];[.$M110];[.$P110];[.$S110];[.$V110])=[.G110];&quot;SPD&quot;;&quot;&quot;);IF(MAX([.$D110];[.$G110];[.$J110];[.$M110];[.$P110];[.$S110];[.$V110])=[.J110];&quot;DIE LINKE&quot;;&quot;&quot;);IF(MAX([.$D110];[.$G110];[.$J110];[.$M110];[.$P110];[.$S110];[.$V110])=[.M110];&quot;GRÜNE&quot;;&quot;&quot;);IF(MAX([.$D110];[.$G110];[.$J110];[.$M110];[.$P110];[.$S110];[.$V110])=[.P110];&quot;CSU&quot;;&quot;&quot;);IF(MAX([.$D110];[.$G110];[.$J110];[.$M110];[.$P110];[.$S110];[.$V110])=[.S110];&quot;FDP&quot;;&quot;&quot;);IF(MAX([.$D110];[.$G110];[.$J110];[.$M110];[.$P110];[.$S110];[.$V110])=[.V110];&quot;AfD&quot;;&quot;&quot;))" office:value-type="string" office:string-value="CDU">
            <text:p>CDU</text:p>
          </table:table-cell>
          <table:table-cell table:formula="of:=SUM([.E110]+[.H110]+[.K110]+[.N110]+[.Q110]+[.T110]+[.W110])" office:value-type="float" office:value="179586">
            <text:p>179,586</text:p>
          </table:table-cell>
          <table:table-cell table:style-name="ce9" office:value-type="float" office:value="79493">
            <text:p>79,493</text:p>
          </table:table-cell>
          <table:table-cell table:style-name="ce9" office:value-type="float" office:value="66503">
            <text:p>66,503</text:p>
          </table:table-cell>
          <table:table-cell table:style-name="ce9"/>
          <table:table-cell table:style-name="ce9" office:value-type="float" office:value="48592">
            <text:p>48,592</text:p>
          </table:table-cell>
          <table:table-cell table:style-name="ce9" office:value-type="float" office:value="43498">
            <text:p>43,498</text:p>
          </table:table-cell>
          <table:table-cell table:style-name="ce9"/>
          <table:table-cell table:style-name="ce9" office:value-type="float" office:value="10835">
            <text:p>10,835</text:p>
          </table:table-cell>
          <table:table-cell table:style-name="ce9" office:value-type="float" office:value="11403">
            <text:p>11,403</text:p>
          </table:table-cell>
          <table:table-cell table:style-name="ce9"/>
          <table:table-cell table:style-name="ce9" office:value-type="float" office:value="10689">
            <text:p>10,689</text:p>
          </table:table-cell>
          <table:table-cell table:style-name="ce9" office:value-type="float" office:value="12447">
            <text:p>12,44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8316">
            <text:p>18,316</text:p>
          </table:table-cell>
          <table:table-cell table:style-name="ce9" office:value-type="float" office:value="27410">
            <text:p>27,410</text:p>
          </table:table-cell>
          <table:table-cell table:style-name="ce9"/>
          <table:table-cell table:style-name="ce9" office:value-type="float" office:value="17650">
            <text:p>17,650</text:p>
          </table:table-cell>
          <table:table-cell table:style-name="ce9" office:value-type="float" office:value="18325">
            <text:p>18,3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3">
            <text:p>93</text:p>
          </table:table-cell>
          <table:table-cell table:style-name="ce19" table:formula="of:=CONCATENATE(IF(MAX([.$D111];[.$G111];[.$J111];[.$M111];[.$P111];[.$S111];[.$V111])=[.D111];&quot;CDU&quot;;&quot;&quot;);IF(MAX([.$D111];[.$G111];[.$J111];[.$M111];[.$P111];[.$S111];[.$V111])=[.G111];&quot;SPD&quot;;&quot;&quot;);IF(MAX([.$D111];[.$G111];[.$J111];[.$M111];[.$P111];[.$S111];[.$V111])=[.J111];&quot;DIE LINKE&quot;;&quot;&quot;);IF(MAX([.$D111];[.$G111];[.$J111];[.$M111];[.$P111];[.$S111];[.$V111])=[.M111];&quot;GRÜNE&quot;;&quot;&quot;);IF(MAX([.$D111];[.$G111];[.$J111];[.$M111];[.$P111];[.$S111];[.$V111])=[.P111];&quot;CSU&quot;;&quot;&quot;);IF(MAX([.$D111];[.$G111];[.$J111];[.$M111];[.$P111];[.$S111];[.$V111])=[.S111];&quot;FDP&quot;;&quot;&quot;);IF(MAX([.$D111];[.$G111];[.$J111];[.$M111];[.$P111];[.$S111];[.$V111])=[.V111];&quot;AfD&quot;;&quot;&quot;))" office:value-type="string" office:string-value="CDU">
            <text:p>CDU</text:p>
          </table:table-cell>
          <table:table-cell table:formula="of:=SUM([.E111]+[.H111]+[.K111]+[.N111]+[.Q111]+[.T111]+[.W111])" office:value-type="float" office:value="131659">
            <text:p>131,659</text:p>
          </table:table-cell>
          <table:table-cell table:style-name="ce9" office:value-type="float" office:value="43683">
            <text:p>43,683</text:p>
          </table:table-cell>
          <table:table-cell table:style-name="ce9" office:value-type="float" office:value="36565">
            <text:p>36,565</text:p>
          </table:table-cell>
          <table:table-cell table:style-name="ce9"/>
          <table:table-cell table:style-name="ce9" office:value-type="float" office:value="42799">
            <text:p>42,799</text:p>
          </table:table-cell>
          <table:table-cell table:style-name="ce9" office:value-type="float" office:value="33666">
            <text:p>33,666</text:p>
          </table:table-cell>
          <table:table-cell table:style-name="ce9"/>
          <table:table-cell table:style-name="ce9" office:value-type="float" office:value="11898">
            <text:p>11,898</text:p>
          </table:table-cell>
          <table:table-cell table:style-name="ce9" office:value-type="float" office:value="15271">
            <text:p>15,271</text:p>
          </table:table-cell>
          <table:table-cell table:style-name="ce9"/>
          <table:table-cell table:style-name="ce9" office:value-type="float" office:value="13535">
            <text:p>13,535</text:p>
          </table:table-cell>
          <table:table-cell table:style-name="ce9" office:value-type="float" office:value="15800">
            <text:p>15,80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652">
            <text:p>10,652</text:p>
          </table:table-cell>
          <table:table-cell table:style-name="ce9" office:value-type="float" office:value="18067">
            <text:p>18,067</text:p>
          </table:table-cell>
          <table:table-cell table:style-name="ce9"/>
          <table:table-cell table:style-name="ce9" office:value-type="float" office:value="11952">
            <text:p>11,952</text:p>
          </table:table-cell>
          <table:table-cell table:style-name="ce9" office:value-type="float" office:value="12290">
            <text:p>12,29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4">
            <text:p>94</text:p>
          </table:table-cell>
          <table:table-cell table:style-name="ce19" table:formula="of:=CONCATENATE(IF(MAX([.$D112];[.$G112];[.$J112];[.$M112];[.$P112];[.$S112];[.$V112])=[.D112];&quot;CDU&quot;;&quot;&quot;);IF(MAX([.$D112];[.$G112];[.$J112];[.$M112];[.$P112];[.$S112];[.$V112])=[.G112];&quot;SPD&quot;;&quot;&quot;);IF(MAX([.$D112];[.$G112];[.$J112];[.$M112];[.$P112];[.$S112];[.$V112])=[.J112];&quot;DIE LINKE&quot;;&quot;&quot;);IF(MAX([.$D112];[.$G112];[.$J112];[.$M112];[.$P112];[.$S112];[.$V112])=[.M112];&quot;GRÜNE&quot;;&quot;&quot;);IF(MAX([.$D112];[.$G112];[.$J112];[.$M112];[.$P112];[.$S112];[.$V112])=[.P112];&quot;CSU&quot;;&quot;&quot;);IF(MAX([.$D112];[.$G112];[.$J112];[.$M112];[.$P112];[.$S112];[.$V112])=[.S112];&quot;FDP&quot;;&quot;&quot;);IF(MAX([.$D112];[.$G112];[.$J112];[.$M112];[.$P112];[.$S112];[.$V112])=[.V112];&quot;AfD&quot;;&quot;&quot;))" office:value-type="string" office:string-value="CDU">
            <text:p>CDU</text:p>
          </table:table-cell>
          <table:table-cell table:formula="of:=SUM([.E112]+[.H112]+[.K112]+[.N112]+[.Q112]+[.T112]+[.W112])" office:value-type="float" office:value="190104">
            <text:p>190,104</text:p>
          </table:table-cell>
          <table:table-cell table:style-name="ce9" office:value-type="float" office:value="68657">
            <text:p>68,657</text:p>
          </table:table-cell>
          <table:table-cell table:style-name="ce9" office:value-type="float" office:value="56165">
            <text:p>56,165</text:p>
          </table:table-cell>
          <table:table-cell table:style-name="ce9"/>
          <table:table-cell table:style-name="ce9" office:value-type="float" office:value="52880">
            <text:p>52,880</text:p>
          </table:table-cell>
          <table:table-cell table:style-name="ce9" office:value-type="float" office:value="38485">
            <text:p>38,485</text:p>
          </table:table-cell>
          <table:table-cell table:style-name="ce9"/>
          <table:table-cell table:style-name="ce9" office:value-type="float" office:value="15704">
            <text:p>15,704</text:p>
          </table:table-cell>
          <table:table-cell table:style-name="ce9" office:value-type="float" office:value="21100">
            <text:p>21,100</text:p>
          </table:table-cell>
          <table:table-cell table:style-name="ce9"/>
          <table:table-cell table:style-name="ce9" office:value-type="float" office:value="28716">
            <text:p>28,716</text:p>
          </table:table-cell>
          <table:table-cell table:style-name="ce9" office:value-type="float" office:value="30630">
            <text:p>30,63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816">
            <text:p>17,816</text:p>
          </table:table-cell>
          <table:table-cell table:style-name="ce9" office:value-type="float" office:value="33760">
            <text:p>33,760</text:p>
          </table:table-cell>
          <table:table-cell table:style-name="ce9"/>
          <table:table-cell table:style-name="ce9" office:value-type="float" office:value="9057">
            <text:p>9,057</text:p>
          </table:table-cell>
          <table:table-cell table:style-name="ce9" office:value-type="float" office:value="9964">
            <text:p>9,96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5">
            <text:p>95</text:p>
          </table:table-cell>
          <table:table-cell table:style-name="ce19" table:formula="of:=CONCATENATE(IF(MAX([.$D113];[.$G113];[.$J113];[.$M113];[.$P113];[.$S113];[.$V113])=[.D113];&quot;CDU&quot;;&quot;&quot;);IF(MAX([.$D113];[.$G113];[.$J113];[.$M113];[.$P113];[.$S113];[.$V113])=[.G113];&quot;SPD&quot;;&quot;&quot;);IF(MAX([.$D113];[.$G113];[.$J113];[.$M113];[.$P113];[.$S113];[.$V113])=[.J113];&quot;DIE LINKE&quot;;&quot;&quot;);IF(MAX([.$D113];[.$G113];[.$J113];[.$M113];[.$P113];[.$S113];[.$V113])=[.M113];&quot;GRÜNE&quot;;&quot;&quot;);IF(MAX([.$D113];[.$G113];[.$J113];[.$M113];[.$P113];[.$S113];[.$V113])=[.P113];&quot;CSU&quot;;&quot;&quot;);IF(MAX([.$D113];[.$G113];[.$J113];[.$M113];[.$P113];[.$S113];[.$V113])=[.S113];&quot;FDP&quot;;&quot;&quot;);IF(MAX([.$D113];[.$G113];[.$J113];[.$M113];[.$P113];[.$S113];[.$V113])=[.V113];&quot;AfD&quot;;&quot;&quot;))" office:value-type="string" office:string-value="SPD">
            <text:p>SPD</text:p>
          </table:table-cell>
          <table:table-cell table:formula="of:=SUM([.E113]+[.H113]+[.K113]+[.N113]+[.Q113]+[.T113]+[.W113])" office:value-type="float" office:value="142021">
            <text:p>142,021</text:p>
          </table:table-cell>
          <table:table-cell table:style-name="ce9" office:value-type="float" office:value="41106">
            <text:p>41,106</text:p>
          </table:table-cell>
          <table:table-cell table:style-name="ce9" office:value-type="float" office:value="36500">
            <text:p>36,500</text:p>
          </table:table-cell>
          <table:table-cell table:style-name="ce9"/>
          <table:table-cell table:style-name="ce9" office:value-type="float" office:value="48148">
            <text:p>48,148</text:p>
          </table:table-cell>
          <table:table-cell table:style-name="ce9" office:value-type="float" office:value="36849">
            <text:p>36,849</text:p>
          </table:table-cell>
          <table:table-cell table:style-name="ce9"/>
          <table:table-cell table:style-name="ce9" office:value-type="float" office:value="14431">
            <text:p>14,431</text:p>
          </table:table-cell>
          <table:table-cell table:style-name="ce9" office:value-type="float" office:value="19118">
            <text:p>19,118</text:p>
          </table:table-cell>
          <table:table-cell table:style-name="ce9"/>
          <table:table-cell table:style-name="ce9" office:value-type="float" office:value="19621">
            <text:p>19,621</text:p>
          </table:table-cell>
          <table:table-cell table:style-name="ce9" office:value-type="float" office:value="20973">
            <text:p>20,97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599">
            <text:p>10,599</text:p>
          </table:table-cell>
          <table:table-cell table:style-name="ce9" office:value-type="float" office:value="16850">
            <text:p>16,850</text:p>
          </table:table-cell>
          <table:table-cell table:style-name="ce9"/>
          <table:table-cell table:style-name="ce9" office:value-type="float" office:value="11249">
            <text:p>11,249</text:p>
          </table:table-cell>
          <table:table-cell table:style-name="ce9" office:value-type="float" office:value="11731">
            <text:p>11,73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6">
            <text:p>96</text:p>
          </table:table-cell>
          <table:table-cell table:style-name="ce19" table:formula="of:=CONCATENATE(IF(MAX([.$D114];[.$G114];[.$J114];[.$M114];[.$P114];[.$S114];[.$V114])=[.D114];&quot;CDU&quot;;&quot;&quot;);IF(MAX([.$D114];[.$G114];[.$J114];[.$M114];[.$P114];[.$S114];[.$V114])=[.G114];&quot;SPD&quot;;&quot;&quot;);IF(MAX([.$D114];[.$G114];[.$J114];[.$M114];[.$P114];[.$S114];[.$V114])=[.J114];&quot;DIE LINKE&quot;;&quot;&quot;);IF(MAX([.$D114];[.$G114];[.$J114];[.$M114];[.$P114];[.$S114];[.$V114])=[.M114];&quot;GRÜNE&quot;;&quot;&quot;);IF(MAX([.$D114];[.$G114];[.$J114];[.$M114];[.$P114];[.$S114];[.$V114])=[.P114];&quot;CSU&quot;;&quot;&quot;);IF(MAX([.$D114];[.$G114];[.$J114];[.$M114];[.$P114];[.$S114];[.$V114])=[.S114];&quot;FDP&quot;;&quot;&quot;);IF(MAX([.$D114];[.$G114];[.$J114];[.$M114];[.$P114];[.$S114];[.$V114])=[.V114];&quot;AfD&quot;;&quot;&quot;))" office:value-type="string" office:string-value="SPD">
            <text:p>SPD</text:p>
          </table:table-cell>
          <table:table-cell table:formula="of:=SUM([.E114]+[.H114]+[.K114]+[.N114]+[.Q114]+[.T114]+[.W114])" office:value-type="float" office:value="173032">
            <text:p>173,032</text:p>
          </table:table-cell>
          <table:table-cell table:style-name="ce9" office:value-type="float" office:value="57330">
            <text:p>57,330</text:p>
          </table:table-cell>
          <table:table-cell table:style-name="ce9" office:value-type="float" office:value="53334">
            <text:p>53,334</text:p>
          </table:table-cell>
          <table:table-cell table:style-name="ce9"/>
          <table:table-cell table:style-name="ce9" office:value-type="float" office:value="62377">
            <text:p>62,377</text:p>
          </table:table-cell>
          <table:table-cell table:style-name="ce9" office:value-type="float" office:value="36119">
            <text:p>36,119</text:p>
          </table:table-cell>
          <table:table-cell table:style-name="ce9"/>
          <table:table-cell table:style-name="ce9" office:value-type="float" office:value="10193">
            <text:p>10,193</text:p>
          </table:table-cell>
          <table:table-cell table:style-name="ce9" office:value-type="float" office:value="17133">
            <text:p>17,133</text:p>
          </table:table-cell>
          <table:table-cell table:style-name="ce9"/>
          <table:table-cell table:style-name="ce9" office:value-type="float" office:value="15056">
            <text:p>15,056</text:p>
          </table:table-cell>
          <table:table-cell table:style-name="ce9" office:value-type="float" office:value="25197">
            <text:p>25,19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8724">
            <text:p>18,724</text:p>
          </table:table-cell>
          <table:table-cell table:style-name="ce9" office:value-type="float" office:value="28113">
            <text:p>28,113</text:p>
          </table:table-cell>
          <table:table-cell table:style-name="ce9"/>
          <table:table-cell table:style-name="ce9" office:value-type="float" office:value="10882">
            <text:p>10,882</text:p>
          </table:table-cell>
          <table:table-cell table:style-name="ce9" office:value-type="float" office:value="13136">
            <text:p>13,13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7">
            <text:p>97</text:p>
          </table:table-cell>
          <table:table-cell table:style-name="ce19" table:formula="of:=CONCATENATE(IF(MAX([.$D115];[.$G115];[.$J115];[.$M115];[.$P115];[.$S115];[.$V115])=[.D115];&quot;CDU&quot;;&quot;&quot;);IF(MAX([.$D115];[.$G115];[.$J115];[.$M115];[.$P115];[.$S115];[.$V115])=[.G115];&quot;SPD&quot;;&quot;&quot;);IF(MAX([.$D115];[.$G115];[.$J115];[.$M115];[.$P115];[.$S115];[.$V115])=[.J115];&quot;DIE LINKE&quot;;&quot;&quot;);IF(MAX([.$D115];[.$G115];[.$J115];[.$M115];[.$P115];[.$S115];[.$V115])=[.M115];&quot;GRÜNE&quot;;&quot;&quot;);IF(MAX([.$D115];[.$G115];[.$J115];[.$M115];[.$P115];[.$S115];[.$V115])=[.P115];&quot;CSU&quot;;&quot;&quot;);IF(MAX([.$D115];[.$G115];[.$J115];[.$M115];[.$P115];[.$S115];[.$V115])=[.S115];&quot;FDP&quot;;&quot;&quot;);IF(MAX([.$D115];[.$G115];[.$J115];[.$M115];[.$P115];[.$S115];[.$V115])=[.V115];&quot;AfD&quot;;&quot;&quot;))" office:value-type="string" office:string-value="CDU">
            <text:p>CDU</text:p>
          </table:table-cell>
          <table:table-cell table:formula="of:=SUM([.E115]+[.H115]+[.K115]+[.N115]+[.Q115]+[.T115]+[.W115])" office:value-type="float" office:value="175555">
            <text:p>175,555</text:p>
          </table:table-cell>
          <table:table-cell table:style-name="ce9" office:value-type="float" office:value="79987">
            <text:p>79,987</text:p>
          </table:table-cell>
          <table:table-cell table:style-name="ce9" office:value-type="float" office:value="62334">
            <text:p>62,334</text:p>
          </table:table-cell>
          <table:table-cell table:style-name="ce9"/>
          <table:table-cell table:style-name="ce9" office:value-type="float" office:value="49988">
            <text:p>49,988</text:p>
          </table:table-cell>
          <table:table-cell table:style-name="ce9" office:value-type="float" office:value="40922">
            <text:p>40,922</text:p>
          </table:table-cell>
          <table:table-cell table:style-name="ce9"/>
          <table:table-cell table:style-name="ce9" office:value-type="float" office:value="14684">
            <text:p>14,684</text:p>
          </table:table-cell>
          <table:table-cell table:style-name="ce9" office:value-type="float" office:value="13038">
            <text:p>13,038</text:p>
          </table:table-cell>
          <table:table-cell table:style-name="ce9"/>
          <table:table-cell table:style-name="ce9" office:value-type="float" office:value="11762">
            <text:p>11,762</text:p>
          </table:table-cell>
          <table:table-cell table:style-name="ce9" office:value-type="float" office:value="13757">
            <text:p>13,75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8768">
            <text:p>18,768</text:p>
          </table:table-cell>
          <table:table-cell table:style-name="ce9" office:value-type="float" office:value="27267">
            <text:p>27,267</text:p>
          </table:table-cell>
          <table:table-cell table:style-name="ce9"/>
          <table:table-cell table:style-name="ce9"/>
          <table:table-cell table:style-name="ce9" office:value-type="float" office:value="18237">
            <text:p>18,23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8">
            <text:p>98</text:p>
          </table:table-cell>
          <table:table-cell table:style-name="ce19" table:formula="of:=CONCATENATE(IF(MAX([.$D116];[.$G116];[.$J116];[.$M116];[.$P116];[.$S116];[.$V116])=[.D116];&quot;CDU&quot;;&quot;&quot;);IF(MAX([.$D116];[.$G116];[.$J116];[.$M116];[.$P116];[.$S116];[.$V116])=[.G116];&quot;SPD&quot;;&quot;&quot;);IF(MAX([.$D116];[.$G116];[.$J116];[.$M116];[.$P116];[.$S116];[.$V116])=[.J116];&quot;DIE LINKE&quot;;&quot;&quot;);IF(MAX([.$D116];[.$G116];[.$J116];[.$M116];[.$P116];[.$S116];[.$V116])=[.M116];&quot;GRÜNE&quot;;&quot;&quot;);IF(MAX([.$D116];[.$G116];[.$J116];[.$M116];[.$P116];[.$S116];[.$V116])=[.P116];&quot;CSU&quot;;&quot;&quot;);IF(MAX([.$D116];[.$G116];[.$J116];[.$M116];[.$P116];[.$S116];[.$V116])=[.S116];&quot;FDP&quot;;&quot;&quot;);IF(MAX([.$D116];[.$G116];[.$J116];[.$M116];[.$P116];[.$S116];[.$V116])=[.V116];&quot;AfD&quot;;&quot;&quot;))" office:value-type="string" office:string-value="CDU">
            <text:p>CDU</text:p>
          </table:table-cell>
          <table:table-cell table:formula="of:=SUM([.E116]+[.H116]+[.K116]+[.N116]+[.Q116]+[.T116]+[.W116])" office:value-type="float" office:value="167684">
            <text:p>167,684</text:p>
          </table:table-cell>
          <table:table-cell table:style-name="ce9" office:value-type="float" office:value="80441">
            <text:p>80,441</text:p>
          </table:table-cell>
          <table:table-cell table:style-name="ce9" office:value-type="float" office:value="61425">
            <text:p>61,425</text:p>
          </table:table-cell>
          <table:table-cell table:style-name="ce9"/>
          <table:table-cell table:style-name="ce9" office:value-type="float" office:value="39246">
            <text:p>39,246</text:p>
          </table:table-cell>
          <table:table-cell table:style-name="ce9" office:value-type="float" office:value="34583">
            <text:p>34,583</text:p>
          </table:table-cell>
          <table:table-cell table:style-name="ce9"/>
          <table:table-cell table:style-name="ce9" office:value-type="float" office:value="9543">
            <text:p>9,543</text:p>
          </table:table-cell>
          <table:table-cell table:style-name="ce9" office:value-type="float" office:value="11116">
            <text:p>11,116</text:p>
          </table:table-cell>
          <table:table-cell table:style-name="ce9"/>
          <table:table-cell table:style-name="ce9" office:value-type="float" office:value="13643">
            <text:p>13,643</text:p>
          </table:table-cell>
          <table:table-cell table:style-name="ce9" office:value-type="float" office:value="15192">
            <text:p>15,19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491">
            <text:p>14,491</text:p>
          </table:table-cell>
          <table:table-cell table:style-name="ce9" office:value-type="float" office:value="30142">
            <text:p>30,142</text:p>
          </table:table-cell>
          <table:table-cell table:style-name="ce9"/>
          <table:table-cell table:style-name="ce9" office:value-type="float" office:value="14592">
            <text:p>14,592</text:p>
          </table:table-cell>
          <table:table-cell table:style-name="ce9" office:value-type="float" office:value="15226">
            <text:p>15,2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99">
            <text:p>99</text:p>
          </table:table-cell>
          <table:table-cell table:style-name="ce19" table:formula="of:=CONCATENATE(IF(MAX([.$D117];[.$G117];[.$J117];[.$M117];[.$P117];[.$S117];[.$V117])=[.D117];&quot;CDU&quot;;&quot;&quot;);IF(MAX([.$D117];[.$G117];[.$J117];[.$M117];[.$P117];[.$S117];[.$V117])=[.G117];&quot;SPD&quot;;&quot;&quot;);IF(MAX([.$D117];[.$G117];[.$J117];[.$M117];[.$P117];[.$S117];[.$V117])=[.J117];&quot;DIE LINKE&quot;;&quot;&quot;);IF(MAX([.$D117];[.$G117];[.$J117];[.$M117];[.$P117];[.$S117];[.$V117])=[.M117];&quot;GRÜNE&quot;;&quot;&quot;);IF(MAX([.$D117];[.$G117];[.$J117];[.$M117];[.$P117];[.$S117];[.$V117])=[.P117];&quot;CSU&quot;;&quot;&quot;);IF(MAX([.$D117];[.$G117];[.$J117];[.$M117];[.$P117];[.$S117];[.$V117])=[.S117];&quot;FDP&quot;;&quot;&quot;);IF(MAX([.$D117];[.$G117];[.$J117];[.$M117];[.$P117];[.$S117];[.$V117])=[.V117];&quot;AfD&quot;;&quot;&quot;))" office:value-type="string" office:string-value="CDU">
            <text:p>CDU</text:p>
          </table:table-cell>
          <table:table-cell table:formula="of:=SUM([.E117]+[.H117]+[.K117]+[.N117]+[.Q117]+[.T117]+[.W117])" office:value-type="float" office:value="149293">
            <text:p>149,293</text:p>
          </table:table-cell>
          <table:table-cell table:style-name="ce9" office:value-type="float" office:value="67603">
            <text:p>67,603</text:p>
          </table:table-cell>
          <table:table-cell table:style-name="ce9" office:value-type="float" office:value="56567">
            <text:p>56,567</text:p>
          </table:table-cell>
          <table:table-cell table:style-name="ce9"/>
          <table:table-cell table:style-name="ce9" office:value-type="float" office:value="41305">
            <text:p>41,305</text:p>
          </table:table-cell>
          <table:table-cell table:style-name="ce9" office:value-type="float" office:value="35078">
            <text:p>35,078</text:p>
          </table:table-cell>
          <table:table-cell table:style-name="ce9"/>
          <table:table-cell table:style-name="ce9" office:value-type="float" office:value="7999">
            <text:p>7,999</text:p>
          </table:table-cell>
          <table:table-cell table:style-name="ce9" office:value-type="float" office:value="9887">
            <text:p>9,887</text:p>
          </table:table-cell>
          <table:table-cell table:style-name="ce9"/>
          <table:table-cell table:style-name="ce9" office:value-type="float" office:value="9489">
            <text:p>9,489</text:p>
          </table:table-cell>
          <table:table-cell table:style-name="ce9" office:value-type="float" office:value="9995">
            <text:p>9,99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123">
            <text:p>12,123</text:p>
          </table:table-cell>
          <table:table-cell table:style-name="ce9" office:value-type="float" office:value="21353">
            <text:p>21,353</text:p>
          </table:table-cell>
          <table:table-cell table:style-name="ce9"/>
          <table:table-cell table:style-name="ce9" office:value-type="float" office:value="15648">
            <text:p>15,648</text:p>
          </table:table-cell>
          <table:table-cell table:style-name="ce9" office:value-type="float" office:value="16413">
            <text:p>16,41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19" table:formula="of:=CONCATENATE(IF(MAX([.$D118];[.$G118];[.$J118];[.$M118];[.$P118];[.$S118];[.$V118])=[.D118];&quot;CDU&quot;;&quot;&quot;);IF(MAX([.$D118];[.$G118];[.$J118];[.$M118];[.$P118];[.$S118];[.$V118])=[.G118];&quot;SPD&quot;;&quot;&quot;);IF(MAX([.$D118];[.$G118];[.$J118];[.$M118];[.$P118];[.$S118];[.$V118])=[.J118];&quot;DIE LINKE&quot;;&quot;&quot;);IF(MAX([.$D118];[.$G118];[.$J118];[.$M118];[.$P118];[.$S118];[.$V118])=[.M118];&quot;GRÜNE&quot;;&quot;&quot;);IF(MAX([.$D118];[.$G118];[.$J118];[.$M118];[.$P118];[.$S118];[.$V118])=[.P118];&quot;CSU&quot;;&quot;&quot;);IF(MAX([.$D118];[.$G118];[.$J118];[.$M118];[.$P118];[.$S118];[.$V118])=[.S118];&quot;FDP&quot;;&quot;&quot;);IF(MAX([.$D118];[.$G118];[.$J118];[.$M118];[.$P118];[.$S118];[.$V118])=[.V118];&quot;AfD&quot;;&quot;&quot;))" office:value-type="string" office:string-value="CDU">
            <text:p>CDU</text:p>
          </table:table-cell>
          <table:table-cell table:formula="of:=SUM([.E118]+[.H118]+[.K118]+[.N118]+[.Q118]+[.T118]+[.W118])" office:value-type="float" office:value="166831">
            <text:p>166,831</text:p>
          </table:table-cell>
          <table:table-cell table:style-name="ce9" office:value-type="float" office:value="68948">
            <text:p>68,948</text:p>
          </table:table-cell>
          <table:table-cell table:style-name="ce9" office:value-type="float" office:value="61423">
            <text:p>61,423</text:p>
          </table:table-cell>
          <table:table-cell table:style-name="ce9"/>
          <table:table-cell table:style-name="ce9" office:value-type="float" office:value="42098">
            <text:p>42,098</text:p>
          </table:table-cell>
          <table:table-cell table:style-name="ce9" office:value-type="float" office:value="36221">
            <text:p>36,221</text:p>
          </table:table-cell>
          <table:table-cell table:style-name="ce9"/>
          <table:table-cell table:style-name="ce9" office:value-type="float" office:value="8409">
            <text:p>8,409</text:p>
          </table:table-cell>
          <table:table-cell table:style-name="ce9" office:value-type="float" office:value="11042">
            <text:p>11,042</text:p>
          </table:table-cell>
          <table:table-cell table:style-name="ce9"/>
          <table:table-cell table:style-name="ce9" office:value-type="float" office:value="11846">
            <text:p>11,846</text:p>
          </table:table-cell>
          <table:table-cell table:style-name="ce9" office:value-type="float" office:value="15581">
            <text:p>15,58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7049">
            <text:p>27,049</text:p>
          </table:table-cell>
          <table:table-cell table:style-name="ce9" office:value-type="float" office:value="28787">
            <text:p>28,787</text:p>
          </table:table-cell>
          <table:table-cell table:style-name="ce9"/>
          <table:table-cell table:style-name="ce9" office:value-type="float" office:value="12476">
            <text:p>12,476</text:p>
          </table:table-cell>
          <table:table-cell table:style-name="ce9" office:value-type="float" office:value="13777">
            <text:p>13,77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19" table:formula="of:=CONCATENATE(IF(MAX([.$D119];[.$G119];[.$J119];[.$M119];[.$P119];[.$S119];[.$V119])=[.D119];&quot;CDU&quot;;&quot;&quot;);IF(MAX([.$D119];[.$G119];[.$J119];[.$M119];[.$P119];[.$S119];[.$V119])=[.G119];&quot;SPD&quot;;&quot;&quot;);IF(MAX([.$D119];[.$G119];[.$J119];[.$M119];[.$P119];[.$S119];[.$V119])=[.J119];&quot;DIE LINKE&quot;;&quot;&quot;);IF(MAX([.$D119];[.$G119];[.$J119];[.$M119];[.$P119];[.$S119];[.$V119])=[.M119];&quot;GRÜNE&quot;;&quot;&quot;);IF(MAX([.$D119];[.$G119];[.$J119];[.$M119];[.$P119];[.$S119];[.$V119])=[.P119];&quot;CSU&quot;;&quot;&quot;);IF(MAX([.$D119];[.$G119];[.$J119];[.$M119];[.$P119];[.$S119];[.$V119])=[.S119];&quot;FDP&quot;;&quot;&quot;);IF(MAX([.$D119];[.$G119];[.$J119];[.$M119];[.$P119];[.$S119];[.$V119])=[.V119];&quot;AfD&quot;;&quot;&quot;))" office:value-type="string" office:string-value="SPD">
            <text:p>SPD</text:p>
          </table:table-cell>
          <table:table-cell table:formula="of:=SUM([.E119]+[.H119]+[.K119]+[.N119]+[.Q119]+[.T119]+[.W119])" office:value-type="float" office:value="146291">
            <text:p>146,291</text:p>
          </table:table-cell>
          <table:table-cell table:style-name="ce9" office:value-type="float" office:value="47272">
            <text:p>47,272</text:p>
          </table:table-cell>
          <table:table-cell table:style-name="ce9" office:value-type="float" office:value="43175">
            <text:p>43,175</text:p>
          </table:table-cell>
          <table:table-cell table:style-name="ce9"/>
          <table:table-cell table:style-name="ce9" office:value-type="float" office:value="59373">
            <text:p>59,373</text:p>
          </table:table-cell>
          <table:table-cell table:style-name="ce9" office:value-type="float" office:value="41671">
            <text:p>41,671</text:p>
          </table:table-cell>
          <table:table-cell table:style-name="ce9"/>
          <table:table-cell table:style-name="ce9" office:value-type="float" office:value="9430">
            <text:p>9,430</text:p>
          </table:table-cell>
          <table:table-cell table:style-name="ce9" office:value-type="float" office:value="14284">
            <text:p>14,284</text:p>
          </table:table-cell>
          <table:table-cell table:style-name="ce9"/>
          <table:table-cell table:style-name="ce9" office:value-type="float" office:value="8722">
            <text:p>8,722</text:p>
          </table:table-cell>
          <table:table-cell table:style-name="ce9" office:value-type="float" office:value="13472">
            <text:p>13,47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114">
            <text:p>10,114</text:p>
          </table:table-cell>
          <table:table-cell table:style-name="ce9" office:value-type="float" office:value="18719">
            <text:p>18,719</text:p>
          </table:table-cell>
          <table:table-cell table:style-name="ce9"/>
          <table:table-cell table:style-name="ce9" office:value-type="float" office:value="13408">
            <text:p>13,408</text:p>
          </table:table-cell>
          <table:table-cell table:style-name="ce9" office:value-type="float" office:value="14970">
            <text:p>14,97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9" table:formula="of:=CONCATENATE(IF(MAX([.$D120];[.$G120];[.$J120];[.$M120];[.$P120];[.$S120];[.$V120])=[.D120];&quot;CDU&quot;;&quot;&quot;);IF(MAX([.$D120];[.$G120];[.$J120];[.$M120];[.$P120];[.$S120];[.$V120])=[.G120];&quot;SPD&quot;;&quot;&quot;);IF(MAX([.$D120];[.$G120];[.$J120];[.$M120];[.$P120];[.$S120];[.$V120])=[.J120];&quot;DIE LINKE&quot;;&quot;&quot;);IF(MAX([.$D120];[.$G120];[.$J120];[.$M120];[.$P120];[.$S120];[.$V120])=[.M120];&quot;GRÜNE&quot;;&quot;&quot;);IF(MAX([.$D120];[.$G120];[.$J120];[.$M120];[.$P120];[.$S120];[.$V120])=[.P120];&quot;CSU&quot;;&quot;&quot;);IF(MAX([.$D120];[.$G120];[.$J120];[.$M120];[.$P120];[.$S120];[.$V120])=[.S120];&quot;FDP&quot;;&quot;&quot;);IF(MAX([.$D120];[.$G120];[.$J120];[.$M120];[.$P120];[.$S120];[.$V120])=[.V120];&quot;AfD&quot;;&quot;&quot;))" office:value-type="string" office:string-value="SPD">
            <text:p>SPD</text:p>
          </table:table-cell>
          <table:table-cell table:formula="of:=SUM([.E120]+[.H120]+[.K120]+[.N120]+[.Q120]+[.T120]+[.W120])" office:value-type="float" office:value="141759">
            <text:p>141,759</text:p>
          </table:table-cell>
          <table:table-cell table:style-name="ce9" office:value-type="float" office:value="43814">
            <text:p>43,814</text:p>
          </table:table-cell>
          <table:table-cell table:style-name="ce9" office:value-type="float" office:value="39341">
            <text:p>39,341</text:p>
          </table:table-cell>
          <table:table-cell table:style-name="ce9"/>
          <table:table-cell table:style-name="ce9" office:value-type="float" office:value="46657">
            <text:p>46,657</text:p>
          </table:table-cell>
          <table:table-cell table:style-name="ce9" office:value-type="float" office:value="38696">
            <text:p>38,696</text:p>
          </table:table-cell>
          <table:table-cell table:style-name="ce9"/>
          <table:table-cell table:style-name="ce9" office:value-type="float" office:value="13120">
            <text:p>13,120</text:p>
          </table:table-cell>
          <table:table-cell table:style-name="ce9" office:value-type="float" office:value="16100">
            <text:p>16,100</text:p>
          </table:table-cell>
          <table:table-cell table:style-name="ce9"/>
          <table:table-cell table:style-name="ce9" office:value-type="float" office:value="10987">
            <text:p>10,987</text:p>
          </table:table-cell>
          <table:table-cell table:style-name="ce9" office:value-type="float" office:value="12754">
            <text:p>12,75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910">
            <text:p>12,910</text:p>
          </table:table-cell>
          <table:table-cell table:style-name="ce9" office:value-type="float" office:value="18437">
            <text:p>18,437</text:p>
          </table:table-cell>
          <table:table-cell table:style-name="ce9"/>
          <table:table-cell table:style-name="ce9" office:value-type="float" office:value="16339">
            <text:p>16,339</text:p>
          </table:table-cell>
          <table:table-cell table:style-name="ce9" office:value-type="float" office:value="16431">
            <text:p>16,43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19" table:formula="of:=CONCATENATE(IF(MAX([.$D121];[.$G121];[.$J121];[.$M121];[.$P121];[.$S121];[.$V121])=[.D121];&quot;CDU&quot;;&quot;&quot;);IF(MAX([.$D121];[.$G121];[.$J121];[.$M121];[.$P121];[.$S121];[.$V121])=[.G121];&quot;SPD&quot;;&quot;&quot;);IF(MAX([.$D121];[.$G121];[.$J121];[.$M121];[.$P121];[.$S121];[.$V121])=[.J121];&quot;DIE LINKE&quot;;&quot;&quot;);IF(MAX([.$D121];[.$G121];[.$J121];[.$M121];[.$P121];[.$S121];[.$V121])=[.M121];&quot;GRÜNE&quot;;&quot;&quot;);IF(MAX([.$D121];[.$G121];[.$J121];[.$M121];[.$P121];[.$S121];[.$V121])=[.P121];&quot;CSU&quot;;&quot;&quot;);IF(MAX([.$D121];[.$G121];[.$J121];[.$M121];[.$P121];[.$S121];[.$V121])=[.S121];&quot;FDP&quot;;&quot;&quot;);IF(MAX([.$D121];[.$G121];[.$J121];[.$M121];[.$P121];[.$S121];[.$V121])=[.V121];&quot;AfD&quot;;&quot;&quot;))" office:value-type="string" office:string-value="CDU">
            <text:p>CDU</text:p>
          </table:table-cell>
          <table:table-cell table:formula="of:=SUM([.E121]+[.H121]+[.K121]+[.N121]+[.Q121]+[.T121]+[.W121])" office:value-type="float" office:value="155644">
            <text:p>155,644</text:p>
          </table:table-cell>
          <table:table-cell table:style-name="ce9" office:value-type="float" office:value="61871">
            <text:p>61,871</text:p>
          </table:table-cell>
          <table:table-cell table:style-name="ce9" office:value-type="float" office:value="51318">
            <text:p>51,318</text:p>
          </table:table-cell>
          <table:table-cell table:style-name="ce9"/>
          <table:table-cell table:style-name="ce9" office:value-type="float" office:value="49863">
            <text:p>49,863</text:p>
          </table:table-cell>
          <table:table-cell table:style-name="ce9" office:value-type="float" office:value="40743">
            <text:p>40,743</text:p>
          </table:table-cell>
          <table:table-cell table:style-name="ce9"/>
          <table:table-cell table:style-name="ce9" office:value-type="float" office:value="10105">
            <text:p>10,105</text:p>
          </table:table-cell>
          <table:table-cell table:style-name="ce9" office:value-type="float" office:value="12689">
            <text:p>12,689</text:p>
          </table:table-cell>
          <table:table-cell table:style-name="ce9"/>
          <table:table-cell table:style-name="ce9" office:value-type="float" office:value="9403">
            <text:p>9,403</text:p>
          </table:table-cell>
          <table:table-cell table:style-name="ce9" office:value-type="float" office:value="11726">
            <text:p>11,72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548">
            <text:p>12,548</text:p>
          </table:table-cell>
          <table:table-cell table:style-name="ce9" office:value-type="float" office:value="22947">
            <text:p>22,947</text:p>
          </table:table-cell>
          <table:table-cell table:style-name="ce9"/>
          <table:table-cell table:style-name="ce9" office:value-type="float" office:value="15303">
            <text:p>15,303</text:p>
          </table:table-cell>
          <table:table-cell table:style-name="ce9" office:value-type="float" office:value="16221">
            <text:p>16,22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4">
            <text:p>104</text:p>
          </table:table-cell>
          <table:table-cell table:style-name="ce19" table:formula="of:=CONCATENATE(IF(MAX([.$D122];[.$G122];[.$J122];[.$M122];[.$P122];[.$S122];[.$V122])=[.D122];&quot;CDU&quot;;&quot;&quot;);IF(MAX([.$D122];[.$G122];[.$J122];[.$M122];[.$P122];[.$S122];[.$V122])=[.G122];&quot;SPD&quot;;&quot;&quot;);IF(MAX([.$D122];[.$G122];[.$J122];[.$M122];[.$P122];[.$S122];[.$V122])=[.J122];&quot;DIE LINKE&quot;;&quot;&quot;);IF(MAX([.$D122];[.$G122];[.$J122];[.$M122];[.$P122];[.$S122];[.$V122])=[.M122];&quot;GRÜNE&quot;;&quot;&quot;);IF(MAX([.$D122];[.$G122];[.$J122];[.$M122];[.$P122];[.$S122];[.$V122])=[.P122];&quot;CSU&quot;;&quot;&quot;);IF(MAX([.$D122];[.$G122];[.$J122];[.$M122];[.$P122];[.$S122];[.$V122])=[.S122];&quot;FDP&quot;;&quot;&quot;);IF(MAX([.$D122];[.$G122];[.$J122];[.$M122];[.$P122];[.$S122];[.$V122])=[.V122];&quot;AfD&quot;;&quot;&quot;))" office:value-type="string" office:string-value="CDU">
            <text:p>CDU</text:p>
          </table:table-cell>
          <table:table-cell table:formula="of:=SUM([.E122]+[.H122]+[.K122]+[.N122]+[.Q122]+[.T122]+[.W122])" office:value-type="float" office:value="153544">
            <text:p>153,544</text:p>
          </table:table-cell>
          <table:table-cell table:style-name="ce9" office:value-type="float" office:value="70762">
            <text:p>70,762</text:p>
          </table:table-cell>
          <table:table-cell table:style-name="ce9" office:value-type="float" office:value="54126">
            <text:p>54,126</text:p>
          </table:table-cell>
          <table:table-cell table:style-name="ce9"/>
          <table:table-cell table:style-name="ce9" office:value-type="float" office:value="40819">
            <text:p>40,819</text:p>
          </table:table-cell>
          <table:table-cell table:style-name="ce9" office:value-type="float" office:value="36596">
            <text:p>36,596</text:p>
          </table:table-cell>
          <table:table-cell table:style-name="ce9"/>
          <table:table-cell table:style-name="ce9" office:value-type="float" office:value="8647">
            <text:p>8,647</text:p>
          </table:table-cell>
          <table:table-cell table:style-name="ce9" office:value-type="float" office:value="10216">
            <text:p>10,216</text:p>
          </table:table-cell>
          <table:table-cell table:style-name="ce9"/>
          <table:table-cell table:style-name="ce9" office:value-type="float" office:value="11014">
            <text:p>11,014</text:p>
          </table:table-cell>
          <table:table-cell table:style-name="ce9" office:value-type="float" office:value="11796">
            <text:p>11,79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202">
            <text:p>13,202</text:p>
          </table:table-cell>
          <table:table-cell table:style-name="ce9" office:value-type="float" office:value="25757">
            <text:p>25,757</text:p>
          </table:table-cell>
          <table:table-cell table:style-name="ce9"/>
          <table:table-cell table:style-name="ce9" office:value-type="float" office:value="14106">
            <text:p>14,106</text:p>
          </table:table-cell>
          <table:table-cell table:style-name="ce9" office:value-type="float" office:value="15053">
            <text:p>15,05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5">
            <text:p>105</text:p>
          </table:table-cell>
          <table:table-cell table:style-name="ce19" table:formula="of:=CONCATENATE(IF(MAX([.$D123];[.$G123];[.$J123];[.$M123];[.$P123];[.$S123];[.$V123])=[.D123];&quot;CDU&quot;;&quot;&quot;);IF(MAX([.$D123];[.$G123];[.$J123];[.$M123];[.$P123];[.$S123];[.$V123])=[.G123];&quot;SPD&quot;;&quot;&quot;);IF(MAX([.$D123];[.$G123];[.$J123];[.$M123];[.$P123];[.$S123];[.$V123])=[.J123];&quot;DIE LINKE&quot;;&quot;&quot;);IF(MAX([.$D123];[.$G123];[.$J123];[.$M123];[.$P123];[.$S123];[.$V123])=[.M123];&quot;GRÜNE&quot;;&quot;&quot;);IF(MAX([.$D123];[.$G123];[.$J123];[.$M123];[.$P123];[.$S123];[.$V123])=[.P123];&quot;CSU&quot;;&quot;&quot;);IF(MAX([.$D123];[.$G123];[.$J123];[.$M123];[.$P123];[.$S123];[.$V123])=[.S123];&quot;FDP&quot;;&quot;&quot;);IF(MAX([.$D123];[.$G123];[.$J123];[.$M123];[.$P123];[.$S123];[.$V123])=[.V123];&quot;AfD&quot;;&quot;&quot;))" office:value-type="string" office:string-value="CDU">
            <text:p>CDU</text:p>
          </table:table-cell>
          <table:table-cell table:formula="of:=SUM([.E123]+[.H123]+[.K123]+[.N123]+[.Q123]+[.T123]+[.W123])" office:value-type="float" office:value="119767">
            <text:p>119,767</text:p>
          </table:table-cell>
          <table:table-cell table:style-name="ce9" office:value-type="float" office:value="48689">
            <text:p>48,689</text:p>
          </table:table-cell>
          <table:table-cell table:style-name="ce9" office:value-type="float" office:value="40601">
            <text:p>40,601</text:p>
          </table:table-cell>
          <table:table-cell table:style-name="ce9"/>
          <table:table-cell table:style-name="ce9" office:value-type="float" office:value="37468">
            <text:p>37,468</text:p>
          </table:table-cell>
          <table:table-cell table:style-name="ce9" office:value-type="float" office:value="30492">
            <text:p>30,492</text:p>
          </table:table-cell>
          <table:table-cell table:style-name="ce9"/>
          <table:table-cell table:style-name="ce9" office:value-type="float" office:value="6825">
            <text:p>6,825</text:p>
          </table:table-cell>
          <table:table-cell table:style-name="ce9" office:value-type="float" office:value="8458">
            <text:p>8,458</text:p>
          </table:table-cell>
          <table:table-cell table:style-name="ce9"/>
          <table:table-cell table:style-name="ce9" office:value-type="float" office:value="7567">
            <text:p>7,567</text:p>
          </table:table-cell>
          <table:table-cell table:style-name="ce9" office:value-type="float" office:value="8599">
            <text:p>8,59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795">
            <text:p>10,795</text:p>
          </table:table-cell>
          <table:table-cell table:style-name="ce9" office:value-type="float" office:value="19691">
            <text:p>19,691</text:p>
          </table:table-cell>
          <table:table-cell table:style-name="ce9"/>
          <table:table-cell table:style-name="ce9" office:value-type="float" office:value="11143">
            <text:p>11,143</text:p>
          </table:table-cell>
          <table:table-cell table:style-name="ce9" office:value-type="float" office:value="11926">
            <text:p>11,9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6">
            <text:p>106</text:p>
          </table:table-cell>
          <table:table-cell table:style-name="ce19" table:formula="of:=CONCATENATE(IF(MAX([.$D124];[.$G124];[.$J124];[.$M124];[.$P124];[.$S124];[.$V124])=[.D124];&quot;CDU&quot;;&quot;&quot;);IF(MAX([.$D124];[.$G124];[.$J124];[.$M124];[.$P124];[.$S124];[.$V124])=[.G124];&quot;SPD&quot;;&quot;&quot;);IF(MAX([.$D124];[.$G124];[.$J124];[.$M124];[.$P124];[.$S124];[.$V124])=[.J124];&quot;DIE LINKE&quot;;&quot;&quot;);IF(MAX([.$D124];[.$G124];[.$J124];[.$M124];[.$P124];[.$S124];[.$V124])=[.M124];&quot;GRÜNE&quot;;&quot;&quot;);IF(MAX([.$D124];[.$G124];[.$J124];[.$M124];[.$P124];[.$S124];[.$V124])=[.P124];&quot;CSU&quot;;&quot;&quot;);IF(MAX([.$D124];[.$G124];[.$J124];[.$M124];[.$P124];[.$S124];[.$V124])=[.S124];&quot;FDP&quot;;&quot;&quot;);IF(MAX([.$D124];[.$G124];[.$J124];[.$M124];[.$P124];[.$S124];[.$V124])=[.V124];&quot;AfD&quot;;&quot;&quot;))" office:value-type="string" office:string-value="CDU">
            <text:p>CDU</text:p>
          </table:table-cell>
          <table:table-cell table:formula="of:=SUM([.E124]+[.H124]+[.K124]+[.N124]+[.Q124]+[.T124]+[.W124])" office:value-type="float" office:value="166337">
            <text:p>166,337</text:p>
          </table:table-cell>
          <table:table-cell table:style-name="ce9" office:value-type="float" office:value="69273">
            <text:p>69,273</text:p>
          </table:table-cell>
          <table:table-cell table:style-name="ce9" office:value-type="float" office:value="55052">
            <text:p>55,052</text:p>
          </table:table-cell>
          <table:table-cell table:style-name="ce9"/>
          <table:table-cell table:style-name="ce9" office:value-type="float" office:value="41903">
            <text:p>41,903</text:p>
          </table:table-cell>
          <table:table-cell table:style-name="ce9" office:value-type="float" office:value="33493">
            <text:p>33,493</text:p>
          </table:table-cell>
          <table:table-cell table:style-name="ce9"/>
          <table:table-cell table:style-name="ce9" office:value-type="float" office:value="12611">
            <text:p>12,611</text:p>
          </table:table-cell>
          <table:table-cell table:style-name="ce9" office:value-type="float" office:value="14675">
            <text:p>14,675</text:p>
          </table:table-cell>
          <table:table-cell table:style-name="ce9"/>
          <table:table-cell table:style-name="ce9" office:value-type="float" office:value="14408">
            <text:p>14,408</text:p>
          </table:table-cell>
          <table:table-cell table:style-name="ce9" office:value-type="float" office:value="17148">
            <text:p>17,14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944">
            <text:p>21,944</text:p>
          </table:table-cell>
          <table:table-cell table:style-name="ce9" office:value-type="float" office:value="33940">
            <text:p>33,940</text:p>
          </table:table-cell>
          <table:table-cell table:style-name="ce9"/>
          <table:table-cell table:style-name="ce9" office:value-type="float" office:value="10912">
            <text:p>10,912</text:p>
          </table:table-cell>
          <table:table-cell table:style-name="ce9" office:value-type="float" office:value="12029">
            <text:p>12,02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7">
            <text:p>107</text:p>
          </table:table-cell>
          <table:table-cell table:style-name="ce19" table:formula="of:=CONCATENATE(IF(MAX([.$D125];[.$G125];[.$J125];[.$M125];[.$P125];[.$S125];[.$V125])=[.D125];&quot;CDU&quot;;&quot;&quot;);IF(MAX([.$D125];[.$G125];[.$J125];[.$M125];[.$P125];[.$S125];[.$V125])=[.G125];&quot;SPD&quot;;&quot;&quot;);IF(MAX([.$D125];[.$G125];[.$J125];[.$M125];[.$P125];[.$S125];[.$V125])=[.J125];&quot;DIE LINKE&quot;;&quot;&quot;);IF(MAX([.$D125];[.$G125];[.$J125];[.$M125];[.$P125];[.$S125];[.$V125])=[.M125];&quot;GRÜNE&quot;;&quot;&quot;);IF(MAX([.$D125];[.$G125];[.$J125];[.$M125];[.$P125];[.$S125];[.$V125])=[.P125];&quot;CSU&quot;;&quot;&quot;);IF(MAX([.$D125];[.$G125];[.$J125];[.$M125];[.$P125];[.$S125];[.$V125])=[.S125];&quot;FDP&quot;;&quot;&quot;);IF(MAX([.$D125];[.$G125];[.$J125];[.$M125];[.$P125];[.$S125];[.$V125])=[.V125];&quot;AfD&quot;;&quot;&quot;))" office:value-type="string" office:string-value="CDU">
            <text:p>CDU</text:p>
          </table:table-cell>
          <table:table-cell table:formula="of:=SUM([.E125]+[.H125]+[.K125]+[.N125]+[.Q125]+[.T125]+[.W125])" office:value-type="float" office:value="136559">
            <text:p>136,559</text:p>
          </table:table-cell>
          <table:table-cell table:style-name="ce9" office:value-type="float" office:value="47950">
            <text:p>47,950</text:p>
          </table:table-cell>
          <table:table-cell table:style-name="ce9" office:value-type="float" office:value="40606">
            <text:p>40,606</text:p>
          </table:table-cell>
          <table:table-cell table:style-name="ce9"/>
          <table:table-cell table:style-name="ce9" office:value-type="float" office:value="38727">
            <text:p>38,727</text:p>
          </table:table-cell>
          <table:table-cell table:style-name="ce9" office:value-type="float" office:value="33218">
            <text:p>33,218</text:p>
          </table:table-cell>
          <table:table-cell table:style-name="ce9"/>
          <table:table-cell table:style-name="ce9" office:value-type="float" office:value="18499">
            <text:p>18,499</text:p>
          </table:table-cell>
          <table:table-cell table:style-name="ce9" office:value-type="float" office:value="14111">
            <text:p>14,111</text:p>
          </table:table-cell>
          <table:table-cell table:style-name="ce9"/>
          <table:table-cell table:style-name="ce9" office:value-type="float" office:value="11778">
            <text:p>11,778</text:p>
          </table:table-cell>
          <table:table-cell table:style-name="ce9" office:value-type="float" office:value="14379">
            <text:p>14,37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049">
            <text:p>13,049</text:p>
          </table:table-cell>
          <table:table-cell table:style-name="ce9" office:value-type="float" office:value="21277">
            <text:p>21,277</text:p>
          </table:table-cell>
          <table:table-cell table:style-name="ce9"/>
          <table:table-cell table:style-name="ce9" office:value-type="float" office:value="11530">
            <text:p>11,530</text:p>
          </table:table-cell>
          <table:table-cell table:style-name="ce9" office:value-type="float" office:value="12968">
            <text:p>12,96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8">
            <text:p>108</text:p>
          </table:table-cell>
          <table:table-cell table:style-name="ce19" table:formula="of:=CONCATENATE(IF(MAX([.$D126];[.$G126];[.$J126];[.$M126];[.$P126];[.$S126];[.$V126])=[.D126];&quot;CDU&quot;;&quot;&quot;);IF(MAX([.$D126];[.$G126];[.$J126];[.$M126];[.$P126];[.$S126];[.$V126])=[.G126];&quot;SPD&quot;;&quot;&quot;);IF(MAX([.$D126];[.$G126];[.$J126];[.$M126];[.$P126];[.$S126];[.$V126])=[.J126];&quot;DIE LINKE&quot;;&quot;&quot;);IF(MAX([.$D126];[.$G126];[.$J126];[.$M126];[.$P126];[.$S126];[.$V126])=[.M126];&quot;GRÜNE&quot;;&quot;&quot;);IF(MAX([.$D126];[.$G126];[.$J126];[.$M126];[.$P126];[.$S126];[.$V126])=[.P126];&quot;CSU&quot;;&quot;&quot;);IF(MAX([.$D126];[.$G126];[.$J126];[.$M126];[.$P126];[.$S126];[.$V126])=[.S126];&quot;FDP&quot;;&quot;&quot;);IF(MAX([.$D126];[.$G126];[.$J126];[.$M126];[.$P126];[.$S126];[.$V126])=[.V126];&quot;AfD&quot;;&quot;&quot;))" office:value-type="string" office:string-value="CDU">
            <text:p>CDU</text:p>
          </table:table-cell>
          <table:table-cell table:formula="of:=SUM([.E126]+[.H126]+[.K126]+[.N126]+[.Q126]+[.T126]+[.W126])" office:value-type="float" office:value="152371">
            <text:p>152,371</text:p>
          </table:table-cell>
          <table:table-cell table:style-name="ce9" office:value-type="float" office:value="69658">
            <text:p>69,658</text:p>
          </table:table-cell>
          <table:table-cell table:style-name="ce9" office:value-type="float" office:value="56983">
            <text:p>56,983</text:p>
          </table:table-cell>
          <table:table-cell table:style-name="ce9"/>
          <table:table-cell table:style-name="ce9" office:value-type="float" office:value="45314">
            <text:p>45,314</text:p>
          </table:table-cell>
          <table:table-cell table:style-name="ce9" office:value-type="float" office:value="37438">
            <text:p>37,438</text:p>
          </table:table-cell>
          <table:table-cell table:style-name="ce9"/>
          <table:table-cell table:style-name="ce9" office:value-type="float" office:value="8535">
            <text:p>8,535</text:p>
          </table:table-cell>
          <table:table-cell table:style-name="ce9" office:value-type="float" office:value="9895">
            <text:p>9,895</text:p>
          </table:table-cell>
          <table:table-cell table:style-name="ce9"/>
          <table:table-cell table:style-name="ce9" office:value-type="float" office:value="8131">
            <text:p>8,131</text:p>
          </table:table-cell>
          <table:table-cell table:style-name="ce9" office:value-type="float" office:value="9583">
            <text:p>9,58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471">
            <text:p>11,471</text:p>
          </table:table-cell>
          <table:table-cell table:style-name="ce9" office:value-type="float" office:value="23585">
            <text:p>23,585</text:p>
          </table:table-cell>
          <table:table-cell table:style-name="ce9"/>
          <table:table-cell table:style-name="ce9" office:value-type="float" office:value="13675">
            <text:p>13,675</text:p>
          </table:table-cell>
          <table:table-cell table:style-name="ce9" office:value-type="float" office:value="14887">
            <text:p>14,88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19" table:formula="of:=CONCATENATE(IF(MAX([.$D127];[.$G127];[.$J127];[.$M127];[.$P127];[.$S127];[.$V127])=[.D127];&quot;CDU&quot;;&quot;&quot;);IF(MAX([.$D127];[.$G127];[.$J127];[.$M127];[.$P127];[.$S127];[.$V127])=[.G127];&quot;SPD&quot;;&quot;&quot;);IF(MAX([.$D127];[.$G127];[.$J127];[.$M127];[.$P127];[.$S127];[.$V127])=[.J127];&quot;DIE LINKE&quot;;&quot;&quot;);IF(MAX([.$D127];[.$G127];[.$J127];[.$M127];[.$P127];[.$S127];[.$V127])=[.M127];&quot;GRÜNE&quot;;&quot;&quot;);IF(MAX([.$D127];[.$G127];[.$J127];[.$M127];[.$P127];[.$S127];[.$V127])=[.P127];&quot;CSU&quot;;&quot;&quot;);IF(MAX([.$D127];[.$G127];[.$J127];[.$M127];[.$P127];[.$S127];[.$V127])=[.S127];&quot;FDP&quot;;&quot;&quot;);IF(MAX([.$D127];[.$G127];[.$J127];[.$M127];[.$P127];[.$S127];[.$V127])=[.V127];&quot;AfD&quot;;&quot;&quot;))" office:value-type="string" office:string-value="CDU">
            <text:p>CDU</text:p>
          </table:table-cell>
          <table:table-cell table:formula="of:=SUM([.E127]+[.H127]+[.K127]+[.N127]+[.Q127]+[.T127]+[.W127])" office:value-type="float" office:value="125448">
            <text:p>125,448</text:p>
          </table:table-cell>
          <table:table-cell table:style-name="ce9" office:value-type="float" office:value="57766">
            <text:p>57,766</text:p>
          </table:table-cell>
          <table:table-cell table:style-name="ce9" office:value-type="float" office:value="46786">
            <text:p>46,786</text:p>
          </table:table-cell>
          <table:table-cell table:style-name="ce9"/>
          <table:table-cell table:style-name="ce9" office:value-type="float" office:value="31766">
            <text:p>31,766</text:p>
          </table:table-cell>
          <table:table-cell table:style-name="ce9" office:value-type="float" office:value="30547">
            <text:p>30,547</text:p>
          </table:table-cell>
          <table:table-cell table:style-name="ce9"/>
          <table:table-cell table:style-name="ce9" office:value-type="float" office:value="8921">
            <text:p>8,921</text:p>
          </table:table-cell>
          <table:table-cell table:style-name="ce9" office:value-type="float" office:value="9627">
            <text:p>9,627</text:p>
          </table:table-cell>
          <table:table-cell table:style-name="ce9"/>
          <table:table-cell table:style-name="ce9" office:value-type="float" office:value="7814">
            <text:p>7,814</text:p>
          </table:table-cell>
          <table:table-cell table:style-name="ce9" office:value-type="float" office:value="8169">
            <text:p>8,16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25">
            <text:p>10,225</text:p>
          </table:table-cell>
          <table:table-cell table:style-name="ce9" office:value-type="float" office:value="17946">
            <text:p>17,946</text:p>
          </table:table-cell>
          <table:table-cell table:style-name="ce9"/>
          <table:table-cell table:style-name="ce9" office:value-type="float" office:value="11910">
            <text:p>11,910</text:p>
          </table:table-cell>
          <table:table-cell table:style-name="ce9" office:value-type="float" office:value="12373">
            <text:p>12,37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19" table:formula="of:=CONCATENATE(IF(MAX([.$D128];[.$G128];[.$J128];[.$M128];[.$P128];[.$S128];[.$V128])=[.D128];&quot;CDU&quot;;&quot;&quot;);IF(MAX([.$D128];[.$G128];[.$J128];[.$M128];[.$P128];[.$S128];[.$V128])=[.G128];&quot;SPD&quot;;&quot;&quot;);IF(MAX([.$D128];[.$G128];[.$J128];[.$M128];[.$P128];[.$S128];[.$V128])=[.J128];&quot;DIE LINKE&quot;;&quot;&quot;);IF(MAX([.$D128];[.$G128];[.$J128];[.$M128];[.$P128];[.$S128];[.$V128])=[.M128];&quot;GRÜNE&quot;;&quot;&quot;);IF(MAX([.$D128];[.$G128];[.$J128];[.$M128];[.$P128];[.$S128];[.$V128])=[.P128];&quot;CSU&quot;;&quot;&quot;);IF(MAX([.$D128];[.$G128];[.$J128];[.$M128];[.$P128];[.$S128];[.$V128])=[.S128];&quot;FDP&quot;;&quot;&quot;);IF(MAX([.$D128];[.$G128];[.$J128];[.$M128];[.$P128];[.$S128];[.$V128])=[.V128];&quot;AfD&quot;;&quot;&quot;))" office:value-type="string" office:string-value="CDU">
            <text:p>CDU</text:p>
          </table:table-cell>
          <table:table-cell table:formula="of:=SUM([.E128]+[.H128]+[.K128]+[.N128]+[.Q128]+[.T128]+[.W128])" office:value-type="float" office:value="148597">
            <text:p>148,597</text:p>
          </table:table-cell>
          <table:table-cell table:style-name="ce9" office:value-type="float" office:value="65228">
            <text:p>65,228</text:p>
          </table:table-cell>
          <table:table-cell table:style-name="ce9" office:value-type="float" office:value="54907">
            <text:p>54,907</text:p>
          </table:table-cell>
          <table:table-cell table:style-name="ce9"/>
          <table:table-cell table:style-name="ce9" office:value-type="float" office:value="39142">
            <text:p>39,142</text:p>
          </table:table-cell>
          <table:table-cell table:style-name="ce9" office:value-type="float" office:value="34051">
            <text:p>34,051</text:p>
          </table:table-cell>
          <table:table-cell table:style-name="ce9"/>
          <table:table-cell table:style-name="ce9" office:value-type="float" office:value="7815">
            <text:p>7,815</text:p>
          </table:table-cell>
          <table:table-cell table:style-name="ce9" office:value-type="float" office:value="9805">
            <text:p>9,805</text:p>
          </table:table-cell>
          <table:table-cell table:style-name="ce9"/>
          <table:table-cell table:style-name="ce9" office:value-type="float" office:value="10140">
            <text:p>10,140</text:p>
          </table:table-cell>
          <table:table-cell table:style-name="ce9" office:value-type="float" office:value="10871">
            <text:p>10,87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673">
            <text:p>17,673</text:p>
          </table:table-cell>
          <table:table-cell table:style-name="ce9" office:value-type="float" office:value="26859">
            <text:p>26,859</text:p>
          </table:table-cell>
          <table:table-cell table:style-name="ce9"/>
          <table:table-cell table:style-name="ce9" office:value-type="float" office:value="11196">
            <text:p>11,196</text:p>
          </table:table-cell>
          <table:table-cell table:style-name="ce9" office:value-type="float" office:value="12104">
            <text:p>12,10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1">
            <text:p>111</text:p>
          </table:table-cell>
          <table:table-cell table:style-name="ce19" table:formula="of:=CONCATENATE(IF(MAX([.$D129];[.$G129];[.$J129];[.$M129];[.$P129];[.$S129];[.$V129])=[.D129];&quot;CDU&quot;;&quot;&quot;);IF(MAX([.$D129];[.$G129];[.$J129];[.$M129];[.$P129];[.$S129];[.$V129])=[.G129];&quot;SPD&quot;;&quot;&quot;);IF(MAX([.$D129];[.$G129];[.$J129];[.$M129];[.$P129];[.$S129];[.$V129])=[.J129];&quot;DIE LINKE&quot;;&quot;&quot;);IF(MAX([.$D129];[.$G129];[.$J129];[.$M129];[.$P129];[.$S129];[.$V129])=[.M129];&quot;GRÜNE&quot;;&quot;&quot;);IF(MAX([.$D129];[.$G129];[.$J129];[.$M129];[.$P129];[.$S129];[.$V129])=[.P129];&quot;CSU&quot;;&quot;&quot;);IF(MAX([.$D129];[.$G129];[.$J129];[.$M129];[.$P129];[.$S129];[.$V129])=[.S129];&quot;FDP&quot;;&quot;&quot;);IF(MAX([.$D129];[.$G129];[.$J129];[.$M129];[.$P129];[.$S129];[.$V129])=[.V129];&quot;AfD&quot;;&quot;&quot;))" office:value-type="string" office:string-value="CDU">
            <text:p>CDU</text:p>
          </table:table-cell>
          <table:table-cell table:formula="of:=SUM([.E129]+[.H129]+[.K129]+[.N129]+[.Q129]+[.T129]+[.W129])" office:value-type="float" office:value="166193">
            <text:p>166,193</text:p>
          </table:table-cell>
          <table:table-cell table:style-name="ce9" office:value-type="float" office:value="82165">
            <text:p>82,165</text:p>
          </table:table-cell>
          <table:table-cell table:style-name="ce9" office:value-type="float" office:value="65475">
            <text:p>65,475</text:p>
          </table:table-cell>
          <table:table-cell table:style-name="ce9"/>
          <table:table-cell table:style-name="ce9" office:value-type="float" office:value="42932">
            <text:p>42,932</text:p>
          </table:table-cell>
          <table:table-cell table:style-name="ce9" office:value-type="float" office:value="38368">
            <text:p>38,368</text:p>
          </table:table-cell>
          <table:table-cell table:style-name="ce9"/>
          <table:table-cell table:style-name="ce9" office:value-type="float" office:value="8747">
            <text:p>8,747</text:p>
          </table:table-cell>
          <table:table-cell table:style-name="ce9" office:value-type="float" office:value="10342">
            <text:p>10,342</text:p>
          </table:table-cell>
          <table:table-cell table:style-name="ce9"/>
          <table:table-cell table:style-name="ce9" office:value-type="float" office:value="11478">
            <text:p>11,478</text:p>
          </table:table-cell>
          <table:table-cell table:style-name="ce9" office:value-type="float" office:value="11591">
            <text:p>11,59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233">
            <text:p>14,233</text:p>
          </table:table-cell>
          <table:table-cell table:style-name="ce9" office:value-type="float" office:value="27576">
            <text:p>27,576</text:p>
          </table:table-cell>
          <table:table-cell table:style-name="ce9"/>
          <table:table-cell table:style-name="ce9" office:value-type="float" office:value="12035">
            <text:p>12,035</text:p>
          </table:table-cell>
          <table:table-cell table:style-name="ce9" office:value-type="float" office:value="12841">
            <text:p>12,84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2">
            <text:p>112</text:p>
          </table:table-cell>
          <table:table-cell table:style-name="ce19" table:formula="of:=CONCATENATE(IF(MAX([.$D130];[.$G130];[.$J130];[.$M130];[.$P130];[.$S130];[.$V130])=[.D130];&quot;CDU&quot;;&quot;&quot;);IF(MAX([.$D130];[.$G130];[.$J130];[.$M130];[.$P130];[.$S130];[.$V130])=[.G130];&quot;SPD&quot;;&quot;&quot;);IF(MAX([.$D130];[.$G130];[.$J130];[.$M130];[.$P130];[.$S130];[.$V130])=[.J130];&quot;DIE LINKE&quot;;&quot;&quot;);IF(MAX([.$D130];[.$G130];[.$J130];[.$M130];[.$P130];[.$S130];[.$V130])=[.M130];&quot;GRÜNE&quot;;&quot;&quot;);IF(MAX([.$D130];[.$G130];[.$J130];[.$M130];[.$P130];[.$S130];[.$V130])=[.P130];&quot;CSU&quot;;&quot;&quot;);IF(MAX([.$D130];[.$G130];[.$J130];[.$M130];[.$P130];[.$S130];[.$V130])=[.S130];&quot;FDP&quot;;&quot;&quot;);IF(MAX([.$D130];[.$G130];[.$J130];[.$M130];[.$P130];[.$S130];[.$V130])=[.V130];&quot;AfD&quot;;&quot;&quot;))" office:value-type="string" office:string-value="CDU">
            <text:p>CDU</text:p>
          </table:table-cell>
          <table:table-cell table:formula="of:=SUM([.E130]+[.H130]+[.K130]+[.N130]+[.Q130]+[.T130]+[.W130])" office:value-type="float" office:value="162788">
            <text:p>162,788</text:p>
          </table:table-cell>
          <table:table-cell table:style-name="ce9" office:value-type="float" office:value="75375">
            <text:p>75,375</text:p>
          </table:table-cell>
          <table:table-cell table:style-name="ce9" office:value-type="float" office:value="69700">
            <text:p>69,700</text:p>
          </table:table-cell>
          <table:table-cell table:style-name="ce9"/>
          <table:table-cell table:style-name="ce9" office:value-type="float" office:value="51197">
            <text:p>51,197</text:p>
          </table:table-cell>
          <table:table-cell table:style-name="ce9" office:value-type="float" office:value="39316">
            <text:p>39,316</text:p>
          </table:table-cell>
          <table:table-cell table:style-name="ce9"/>
          <table:table-cell table:style-name="ce9" office:value-type="float" office:value="7096">
            <text:p>7,096</text:p>
          </table:table-cell>
          <table:table-cell table:style-name="ce9" office:value-type="float" office:value="9366">
            <text:p>9,366</text:p>
          </table:table-cell>
          <table:table-cell table:style-name="ce9"/>
          <table:table-cell table:style-name="ce9" office:value-type="float" office:value="8230">
            <text:p>8,230</text:p>
          </table:table-cell>
          <table:table-cell table:style-name="ce9" office:value-type="float" office:value="10098">
            <text:p>10,0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692">
            <text:p>12,692</text:p>
          </table:table-cell>
          <table:table-cell table:style-name="ce9" office:value-type="float" office:value="22687">
            <text:p>22,687</text:p>
          </table:table-cell>
          <table:table-cell table:style-name="ce9"/>
          <table:table-cell table:style-name="ce9" office:value-type="float" office:value="11019">
            <text:p>11,019</text:p>
          </table:table-cell>
          <table:table-cell table:style-name="ce9" office:value-type="float" office:value="11621">
            <text:p>11,62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3">
            <text:p>113</text:p>
          </table:table-cell>
          <table:table-cell table:style-name="ce19" table:formula="of:=CONCATENATE(IF(MAX([.$D131];[.$G131];[.$J131];[.$M131];[.$P131];[.$S131];[.$V131])=[.D131];&quot;CDU&quot;;&quot;&quot;);IF(MAX([.$D131];[.$G131];[.$J131];[.$M131];[.$P131];[.$S131];[.$V131])=[.G131];&quot;SPD&quot;;&quot;&quot;);IF(MAX([.$D131];[.$G131];[.$J131];[.$M131];[.$P131];[.$S131];[.$V131])=[.J131];&quot;DIE LINKE&quot;;&quot;&quot;);IF(MAX([.$D131];[.$G131];[.$J131];[.$M131];[.$P131];[.$S131];[.$V131])=[.M131];&quot;GRÜNE&quot;;&quot;&quot;);IF(MAX([.$D131];[.$G131];[.$J131];[.$M131];[.$P131];[.$S131];[.$V131])=[.P131];&quot;CSU&quot;;&quot;&quot;);IF(MAX([.$D131];[.$G131];[.$J131];[.$M131];[.$P131];[.$S131];[.$V131])=[.S131];&quot;FDP&quot;;&quot;&quot;);IF(MAX([.$D131];[.$G131];[.$J131];[.$M131];[.$P131];[.$S131];[.$V131])=[.V131];&quot;AfD&quot;;&quot;&quot;))" office:value-type="string" office:string-value="CDU">
            <text:p>CDU</text:p>
          </table:table-cell>
          <table:table-cell table:formula="of:=SUM([.E131]+[.H131]+[.K131]+[.N131]+[.Q131]+[.T131]+[.W131])" office:value-type="float" office:value="153664">
            <text:p>153,664</text:p>
          </table:table-cell>
          <table:table-cell table:style-name="ce9" office:value-type="float" office:value="61849">
            <text:p>61,849</text:p>
          </table:table-cell>
          <table:table-cell table:style-name="ce9" office:value-type="float" office:value="53623">
            <text:p>53,623</text:p>
          </table:table-cell>
          <table:table-cell table:style-name="ce9"/>
          <table:table-cell table:style-name="ce9" office:value-type="float" office:value="52085">
            <text:p>52,085</text:p>
          </table:table-cell>
          <table:table-cell table:style-name="ce9" office:value-type="float" office:value="45627">
            <text:p>45,627</text:p>
          </table:table-cell>
          <table:table-cell table:style-name="ce9"/>
          <table:table-cell table:style-name="ce9" office:value-type="float" office:value="9461">
            <text:p>9,461</text:p>
          </table:table-cell>
          <table:table-cell table:style-name="ce9" office:value-type="float" office:value="10637">
            <text:p>10,637</text:p>
          </table:table-cell>
          <table:table-cell table:style-name="ce9"/>
          <table:table-cell table:style-name="ce9" office:value-type="float" office:value="8763">
            <text:p>8,763</text:p>
          </table:table-cell>
          <table:table-cell table:style-name="ce9" office:value-type="float" office:value="9743">
            <text:p>9,74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644">
            <text:p>12,644</text:p>
          </table:table-cell>
          <table:table-cell table:style-name="ce9" office:value-type="float" office:value="19709">
            <text:p>19,709</text:p>
          </table:table-cell>
          <table:table-cell table:style-name="ce9"/>
          <table:table-cell table:style-name="ce9" office:value-type="float" office:value="13615">
            <text:p>13,615</text:p>
          </table:table-cell>
          <table:table-cell table:style-name="ce9" office:value-type="float" office:value="14325">
            <text:p>14,3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4">
            <text:p>114</text:p>
          </table:table-cell>
          <table:table-cell table:style-name="ce19" table:formula="of:=CONCATENATE(IF(MAX([.$D132];[.$G132];[.$J132];[.$M132];[.$P132];[.$S132];[.$V132])=[.D132];&quot;CDU&quot;;&quot;&quot;);IF(MAX([.$D132];[.$G132];[.$J132];[.$M132];[.$P132];[.$S132];[.$V132])=[.G132];&quot;SPD&quot;;&quot;&quot;);IF(MAX([.$D132];[.$G132];[.$J132];[.$M132];[.$P132];[.$S132];[.$V132])=[.J132];&quot;DIE LINKE&quot;;&quot;&quot;);IF(MAX([.$D132];[.$G132];[.$J132];[.$M132];[.$P132];[.$S132];[.$V132])=[.M132];&quot;GRÜNE&quot;;&quot;&quot;);IF(MAX([.$D132];[.$G132];[.$J132];[.$M132];[.$P132];[.$S132];[.$V132])=[.P132];&quot;CSU&quot;;&quot;&quot;);IF(MAX([.$D132];[.$G132];[.$J132];[.$M132];[.$P132];[.$S132];[.$V132])=[.S132];&quot;FDP&quot;;&quot;&quot;);IF(MAX([.$D132];[.$G132];[.$J132];[.$M132];[.$P132];[.$S132];[.$V132])=[.V132];&quot;AfD&quot;;&quot;&quot;))" office:value-type="string" office:string-value="CDU">
            <text:p>CDU</text:p>
          </table:table-cell>
          <table:table-cell table:formula="of:=SUM([.E132]+[.H132]+[.K132]+[.N132]+[.Q132]+[.T132]+[.W132])" office:value-type="float" office:value="127284">
            <text:p>127,284</text:p>
          </table:table-cell>
          <table:table-cell table:style-name="ce9" office:value-type="float" office:value="48817">
            <text:p>48,817</text:p>
          </table:table-cell>
          <table:table-cell table:style-name="ce9" office:value-type="float" office:value="40955">
            <text:p>40,955</text:p>
          </table:table-cell>
          <table:table-cell table:style-name="ce9"/>
          <table:table-cell table:style-name="ce9" office:value-type="float" office:value="42219">
            <text:p>42,219</text:p>
          </table:table-cell>
          <table:table-cell table:style-name="ce9" office:value-type="float" office:value="36714">
            <text:p>36,714</text:p>
          </table:table-cell>
          <table:table-cell table:style-name="ce9"/>
          <table:table-cell table:style-name="ce9" office:value-type="float" office:value="7418">
            <text:p>7,418</text:p>
          </table:table-cell>
          <table:table-cell table:style-name="ce9" office:value-type="float" office:value="10090">
            <text:p>10,090</text:p>
          </table:table-cell>
          <table:table-cell table:style-name="ce9"/>
          <table:table-cell table:style-name="ce9" office:value-type="float" office:value="8063">
            <text:p>8,063</text:p>
          </table:table-cell>
          <table:table-cell table:style-name="ce9" office:value-type="float" office:value="9307">
            <text:p>9,30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769">
            <text:p>10,769</text:p>
          </table:table-cell>
          <table:table-cell table:style-name="ce9" office:value-type="float" office:value="18032">
            <text:p>18,032</text:p>
          </table:table-cell>
          <table:table-cell table:style-name="ce9"/>
          <table:table-cell table:style-name="ce9" office:value-type="float" office:value="11294">
            <text:p>11,294</text:p>
          </table:table-cell>
          <table:table-cell table:style-name="ce9" office:value-type="float" office:value="12186">
            <text:p>12,18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5">
            <text:p>115</text:p>
          </table:table-cell>
          <table:table-cell table:style-name="ce19" table:formula="of:=CONCATENATE(IF(MAX([.$D133];[.$G133];[.$J133];[.$M133];[.$P133];[.$S133];[.$V133])=[.D133];&quot;CDU&quot;;&quot;&quot;);IF(MAX([.$D133];[.$G133];[.$J133];[.$M133];[.$P133];[.$S133];[.$V133])=[.G133];&quot;SPD&quot;;&quot;&quot;);IF(MAX([.$D133];[.$G133];[.$J133];[.$M133];[.$P133];[.$S133];[.$V133])=[.J133];&quot;DIE LINKE&quot;;&quot;&quot;);IF(MAX([.$D133];[.$G133];[.$J133];[.$M133];[.$P133];[.$S133];[.$V133])=[.M133];&quot;GRÜNE&quot;;&quot;&quot;);IF(MAX([.$D133];[.$G133];[.$J133];[.$M133];[.$P133];[.$S133];[.$V133])=[.P133];&quot;CSU&quot;;&quot;&quot;);IF(MAX([.$D133];[.$G133];[.$J133];[.$M133];[.$P133];[.$S133];[.$V133])=[.S133];&quot;FDP&quot;;&quot;&quot;);IF(MAX([.$D133];[.$G133];[.$J133];[.$M133];[.$P133];[.$S133];[.$V133])=[.V133];&quot;AfD&quot;;&quot;&quot;))" office:value-type="string" office:string-value="SPD">
            <text:p>SPD</text:p>
          </table:table-cell>
          <table:table-cell table:formula="of:=SUM([.E133]+[.H133]+[.K133]+[.N133]+[.Q133]+[.T133]+[.W133])" office:value-type="float" office:value="112924">
            <text:p>112,924</text:p>
          </table:table-cell>
          <table:table-cell table:style-name="ce9" office:value-type="float" office:value="34053">
            <text:p>34,053</text:p>
          </table:table-cell>
          <table:table-cell table:style-name="ce9" office:value-type="float" office:value="30746">
            <text:p>30,746</text:p>
          </table:table-cell>
          <table:table-cell table:style-name="ce9"/>
          <table:table-cell table:style-name="ce9" office:value-type="float" office:value="45455">
            <text:p>45,455</text:p>
          </table:table-cell>
          <table:table-cell table:style-name="ce9" office:value-type="float" office:value="37925">
            <text:p>37,925</text:p>
          </table:table-cell>
          <table:table-cell table:style-name="ce9"/>
          <table:table-cell table:style-name="ce9" office:value-type="float" office:value="8146">
            <text:p>8,146</text:p>
          </table:table-cell>
          <table:table-cell table:style-name="ce9" office:value-type="float" office:value="10369">
            <text:p>10,369</text:p>
          </table:table-cell>
          <table:table-cell table:style-name="ce9"/>
          <table:table-cell table:style-name="ce9" office:value-type="float" office:value="6648">
            <text:p>6,648</text:p>
          </table:table-cell>
          <table:table-cell table:style-name="ce9" office:value-type="float" office:value="7844">
            <text:p>7,84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289">
            <text:p>8,289</text:p>
          </table:table-cell>
          <table:table-cell table:style-name="ce9" office:value-type="float" office:value="12491">
            <text:p>12,491</text:p>
          </table:table-cell>
          <table:table-cell table:style-name="ce9"/>
          <table:table-cell table:style-name="ce9" office:value-type="float" office:value="13648">
            <text:p>13,648</text:p>
          </table:table-cell>
          <table:table-cell table:style-name="ce9" office:value-type="float" office:value="13549">
            <text:p>13,54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6">
            <text:p>116</text:p>
          </table:table-cell>
          <table:table-cell table:style-name="ce19" table:formula="of:=CONCATENATE(IF(MAX([.$D134];[.$G134];[.$J134];[.$M134];[.$P134];[.$S134];[.$V134])=[.D134];&quot;CDU&quot;;&quot;&quot;);IF(MAX([.$D134];[.$G134];[.$J134];[.$M134];[.$P134];[.$S134];[.$V134])=[.G134];&quot;SPD&quot;;&quot;&quot;);IF(MAX([.$D134];[.$G134];[.$J134];[.$M134];[.$P134];[.$S134];[.$V134])=[.J134];&quot;DIE LINKE&quot;;&quot;&quot;);IF(MAX([.$D134];[.$G134];[.$J134];[.$M134];[.$P134];[.$S134];[.$V134])=[.M134];&quot;GRÜNE&quot;;&quot;&quot;);IF(MAX([.$D134];[.$G134];[.$J134];[.$M134];[.$P134];[.$S134];[.$V134])=[.P134];&quot;CSU&quot;;&quot;&quot;);IF(MAX([.$D134];[.$G134];[.$J134];[.$M134];[.$P134];[.$S134];[.$V134])=[.S134];&quot;FDP&quot;;&quot;&quot;);IF(MAX([.$D134];[.$G134];[.$J134];[.$M134];[.$P134];[.$S134];[.$V134])=[.V134];&quot;AfD&quot;;&quot;&quot;))" office:value-type="string" office:string-value="SPD">
            <text:p>SPD</text:p>
          </table:table-cell>
          <table:table-cell table:formula="of:=SUM([.E134]+[.H134]+[.K134]+[.N134]+[.Q134]+[.T134]+[.W134])" office:value-type="float" office:value="94727">
            <text:p>94,727</text:p>
          </table:table-cell>
          <table:table-cell table:style-name="ce9" office:value-type="float" office:value="26522">
            <text:p>26,522</text:p>
          </table:table-cell>
          <table:table-cell table:style-name="ce9" office:value-type="float" office:value="22830">
            <text:p>22,830</text:p>
          </table:table-cell>
          <table:table-cell table:style-name="ce9"/>
          <table:table-cell table:style-name="ce9" office:value-type="float" office:value="34799">
            <text:p>34,799</text:p>
          </table:table-cell>
          <table:table-cell table:style-name="ce9" office:value-type="float" office:value="34695">
            <text:p>34,695</text:p>
          </table:table-cell>
          <table:table-cell table:style-name="ce9"/>
          <table:table-cell table:style-name="ce9" office:value-type="float" office:value="8885">
            <text:p>8,885</text:p>
          </table:table-cell>
          <table:table-cell table:style-name="ce9" office:value-type="float" office:value="8546">
            <text:p>8,546</text:p>
          </table:table-cell>
          <table:table-cell table:style-name="ce9"/>
          <table:table-cell table:style-name="ce9" office:value-type="float" office:value="4622">
            <text:p>4,622</text:p>
          </table:table-cell>
          <table:table-cell table:style-name="ce9" office:value-type="float" office:value="4493">
            <text:p>4,49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054">
            <text:p>7,054</text:p>
          </table:table-cell>
          <table:table-cell table:style-name="ce9" office:value-type="float" office:value="8369">
            <text:p>8,369</text:p>
          </table:table-cell>
          <table:table-cell table:style-name="ce9"/>
          <table:table-cell table:style-name="ce9" office:value-type="float" office:value="16643">
            <text:p>16,643</text:p>
          </table:table-cell>
          <table:table-cell table:style-name="ce9" office:value-type="float" office:value="15794">
            <text:p>15,79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7">
            <text:p>117</text:p>
          </table:table-cell>
          <table:table-cell table:style-name="ce19" table:formula="of:=CONCATENATE(IF(MAX([.$D135];[.$G135];[.$J135];[.$M135];[.$P135];[.$S135];[.$V135])=[.D135];&quot;CDU&quot;;&quot;&quot;);IF(MAX([.$D135];[.$G135];[.$J135];[.$M135];[.$P135];[.$S135];[.$V135])=[.G135];&quot;SPD&quot;;&quot;&quot;);IF(MAX([.$D135];[.$G135];[.$J135];[.$M135];[.$P135];[.$S135];[.$V135])=[.J135];&quot;DIE LINKE&quot;;&quot;&quot;);IF(MAX([.$D135];[.$G135];[.$J135];[.$M135];[.$P135];[.$S135];[.$V135])=[.M135];&quot;GRÜNE&quot;;&quot;&quot;);IF(MAX([.$D135];[.$G135];[.$J135];[.$M135];[.$P135];[.$S135];[.$V135])=[.P135];&quot;CSU&quot;;&quot;&quot;);IF(MAX([.$D135];[.$G135];[.$J135];[.$M135];[.$P135];[.$S135];[.$V135])=[.S135];&quot;FDP&quot;;&quot;&quot;);IF(MAX([.$D135];[.$G135];[.$J135];[.$M135];[.$P135];[.$S135];[.$V135])=[.V135];&quot;AfD&quot;;&quot;&quot;))" office:value-type="string" office:string-value="SPD">
            <text:p>SPD</text:p>
          </table:table-cell>
          <table:table-cell table:formula="of:=SUM([.E135]+[.H135]+[.K135]+[.N135]+[.Q135]+[.T135]+[.W135])" office:value-type="float" office:value="142301">
            <text:p>142,301</text:p>
          </table:table-cell>
          <table:table-cell table:style-name="ce9" office:value-type="float" office:value="43077">
            <text:p>43,077</text:p>
          </table:table-cell>
          <table:table-cell table:style-name="ce9" office:value-type="float" office:value="39085">
            <text:p>39,085</text:p>
          </table:table-cell>
          <table:table-cell table:style-name="ce9"/>
          <table:table-cell table:style-name="ce9" office:value-type="float" office:value="56987">
            <text:p>56,987</text:p>
          </table:table-cell>
          <table:table-cell table:style-name="ce9" office:value-type="float" office:value="49165">
            <text:p>49,165</text:p>
          </table:table-cell>
          <table:table-cell table:style-name="ce9"/>
          <table:table-cell table:style-name="ce9" office:value-type="float" office:value="11331">
            <text:p>11,331</text:p>
          </table:table-cell>
          <table:table-cell table:style-name="ce9" office:value-type="float" office:value="12373">
            <text:p>12,373</text:p>
          </table:table-cell>
          <table:table-cell table:style-name="ce9"/>
          <table:table-cell table:style-name="ce9" office:value-type="float" office:value="8349">
            <text:p>8,349</text:p>
          </table:table-cell>
          <table:table-cell table:style-name="ce9" office:value-type="float" office:value="8228">
            <text:p>8,22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57">
            <text:p>9,357</text:p>
          </table:table-cell>
          <table:table-cell table:style-name="ce9" office:value-type="float" office:value="14890">
            <text:p>14,890</text:p>
          </table:table-cell>
          <table:table-cell table:style-name="ce9"/>
          <table:table-cell table:style-name="ce9" office:value-type="float" office:value="18197">
            <text:p>18,197</text:p>
          </table:table-cell>
          <table:table-cell table:style-name="ce9" office:value-type="float" office:value="18560">
            <text:p>18,56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8">
            <text:p>118</text:p>
          </table:table-cell>
          <table:table-cell table:style-name="ce19" table:formula="of:=CONCATENATE(IF(MAX([.$D136];[.$G136];[.$J136];[.$M136];[.$P136];[.$S136];[.$V136])=[.D136];&quot;CDU&quot;;&quot;&quot;);IF(MAX([.$D136];[.$G136];[.$J136];[.$M136];[.$P136];[.$S136];[.$V136])=[.G136];&quot;SPD&quot;;&quot;&quot;);IF(MAX([.$D136];[.$G136];[.$J136];[.$M136];[.$P136];[.$S136];[.$V136])=[.J136];&quot;DIE LINKE&quot;;&quot;&quot;);IF(MAX([.$D136];[.$G136];[.$J136];[.$M136];[.$P136];[.$S136];[.$V136])=[.M136];&quot;GRÜNE&quot;;&quot;&quot;);IF(MAX([.$D136];[.$G136];[.$J136];[.$M136];[.$P136];[.$S136];[.$V136])=[.P136];&quot;CSU&quot;;&quot;&quot;);IF(MAX([.$D136];[.$G136];[.$J136];[.$M136];[.$P136];[.$S136];[.$V136])=[.S136];&quot;FDP&quot;;&quot;&quot;);IF(MAX([.$D136];[.$G136];[.$J136];[.$M136];[.$P136];[.$S136];[.$V136])=[.V136];&quot;AfD&quot;;&quot;&quot;))" office:value-type="string" office:string-value="SPD">
            <text:p>SPD</text:p>
          </table:table-cell>
          <table:table-cell table:formula="of:=SUM([.E136]+[.H136]+[.K136]+[.N136]+[.Q136]+[.T136]+[.W136])" office:value-type="float" office:value="136126">
            <text:p>136,126</text:p>
          </table:table-cell>
          <table:table-cell table:style-name="ce9" office:value-type="float" office:value="44219">
            <text:p>44,219</text:p>
          </table:table-cell>
          <table:table-cell table:style-name="ce9" office:value-type="float" office:value="39847">
            <text:p>39,847</text:p>
          </table:table-cell>
          <table:table-cell table:style-name="ce9"/>
          <table:table-cell table:style-name="ce9" office:value-type="float" office:value="49226">
            <text:p>49,226</text:p>
          </table:table-cell>
          <table:table-cell table:style-name="ce9" office:value-type="float" office:value="41731">
            <text:p>41,731</text:p>
          </table:table-cell>
          <table:table-cell table:style-name="ce9"/>
          <table:table-cell table:style-name="ce9" office:value-type="float" office:value="9210">
            <text:p>9,210</text:p>
          </table:table-cell>
          <table:table-cell table:style-name="ce9" office:value-type="float" office:value="10546">
            <text:p>10,546</text:p>
          </table:table-cell>
          <table:table-cell table:style-name="ce9"/>
          <table:table-cell table:style-name="ce9" office:value-type="float" office:value="8690">
            <text:p>8,690</text:p>
          </table:table-cell>
          <table:table-cell table:style-name="ce9" office:value-type="float" office:value="9465">
            <text:p>9,46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729">
            <text:p>12,729</text:p>
          </table:table-cell>
          <table:table-cell table:style-name="ce9" office:value-type="float" office:value="18337">
            <text:p>18,337</text:p>
          </table:table-cell>
          <table:table-cell table:style-name="ce9"/>
          <table:table-cell table:style-name="ce9" office:value-type="float" office:value="16221">
            <text:p>16,221</text:p>
          </table:table-cell>
          <table:table-cell table:style-name="ce9" office:value-type="float" office:value="16200">
            <text:p>16,20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19">
            <text:p>119</text:p>
          </table:table-cell>
          <table:table-cell table:style-name="ce19" table:formula="of:=CONCATENATE(IF(MAX([.$D137];[.$G137];[.$J137];[.$M137];[.$P137];[.$S137];[.$V137])=[.D137];&quot;CDU&quot;;&quot;&quot;);IF(MAX([.$D137];[.$G137];[.$J137];[.$M137];[.$P137];[.$S137];[.$V137])=[.G137];&quot;SPD&quot;;&quot;&quot;);IF(MAX([.$D137];[.$G137];[.$J137];[.$M137];[.$P137];[.$S137];[.$V137])=[.J137];&quot;DIE LINKE&quot;;&quot;&quot;);IF(MAX([.$D137];[.$G137];[.$J137];[.$M137];[.$P137];[.$S137];[.$V137])=[.M137];&quot;GRÜNE&quot;;&quot;&quot;);IF(MAX([.$D137];[.$G137];[.$J137];[.$M137];[.$P137];[.$S137];[.$V137])=[.P137];&quot;CSU&quot;;&quot;&quot;);IF(MAX([.$D137];[.$G137];[.$J137];[.$M137];[.$P137];[.$S137];[.$V137])=[.S137];&quot;FDP&quot;;&quot;&quot;);IF(MAX([.$D137];[.$G137];[.$J137];[.$M137];[.$P137];[.$S137];[.$V137])=[.V137];&quot;AfD&quot;;&quot;&quot;))" office:value-type="string" office:string-value="SPD">
            <text:p>SPD</text:p>
          </table:table-cell>
          <table:table-cell table:formula="of:=SUM([.E137]+[.H137]+[.K137]+[.N137]+[.Q137]+[.T137]+[.W137])" office:value-type="float" office:value="103525">
            <text:p>103,525</text:p>
          </table:table-cell>
          <table:table-cell table:style-name="ce9" office:value-type="float" office:value="28912">
            <text:p>28,912</text:p>
          </table:table-cell>
          <table:table-cell table:style-name="ce9" office:value-type="float" office:value="25606">
            <text:p>25,606</text:p>
          </table:table-cell>
          <table:table-cell table:style-name="ce9"/>
          <table:table-cell table:style-name="ce9" office:value-type="float" office:value="40601">
            <text:p>40,601</text:p>
          </table:table-cell>
          <table:table-cell table:style-name="ce9" office:value-type="float" office:value="34727">
            <text:p>34,727</text:p>
          </table:table-cell>
          <table:table-cell table:style-name="ce9"/>
          <table:table-cell table:style-name="ce9" office:value-type="float" office:value="8555">
            <text:p>8,555</text:p>
          </table:table-cell>
          <table:table-cell table:style-name="ce9" office:value-type="float" office:value="9524">
            <text:p>9,524</text:p>
          </table:table-cell>
          <table:table-cell table:style-name="ce9"/>
          <table:table-cell table:style-name="ce9" office:value-type="float" office:value="5846">
            <text:p>5,846</text:p>
          </table:table-cell>
          <table:table-cell table:style-name="ce9" office:value-type="float" office:value="6746">
            <text:p>6,74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207">
            <text:p>7,207</text:p>
          </table:table-cell>
          <table:table-cell table:style-name="ce9" office:value-type="float" office:value="10583">
            <text:p>10,583</text:p>
          </table:table-cell>
          <table:table-cell table:style-name="ce9"/>
          <table:table-cell table:style-name="ce9" office:value-type="float" office:value="17153">
            <text:p>17,153</text:p>
          </table:table-cell>
          <table:table-cell table:style-name="ce9" office:value-type="float" office:value="16339">
            <text:p>16,33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19" table:formula="of:=CONCATENATE(IF(MAX([.$D138];[.$G138];[.$J138];[.$M138];[.$P138];[.$S138];[.$V138])=[.D138];&quot;CDU&quot;;&quot;&quot;);IF(MAX([.$D138];[.$G138];[.$J138];[.$M138];[.$P138];[.$S138];[.$V138])=[.G138];&quot;SPD&quot;;&quot;&quot;);IF(MAX([.$D138];[.$G138];[.$J138];[.$M138];[.$P138];[.$S138];[.$V138])=[.J138];&quot;DIE LINKE&quot;;&quot;&quot;);IF(MAX([.$D138];[.$G138];[.$J138];[.$M138];[.$P138];[.$S138];[.$V138])=[.M138];&quot;GRÜNE&quot;;&quot;&quot;);IF(MAX([.$D138];[.$G138];[.$J138];[.$M138];[.$P138];[.$S138];[.$V138])=[.P138];&quot;CSU&quot;;&quot;&quot;);IF(MAX([.$D138];[.$G138];[.$J138];[.$M138];[.$P138];[.$S138];[.$V138])=[.S138];&quot;FDP&quot;;&quot;&quot;);IF(MAX([.$D138];[.$G138];[.$J138];[.$M138];[.$P138];[.$S138];[.$V138])=[.V138];&quot;AfD&quot;;&quot;&quot;))" office:value-type="string" office:string-value="CDU">
            <text:p>CDU</text:p>
          </table:table-cell>
          <table:table-cell table:formula="of:=SUM([.E138]+[.H138]+[.K138]+[.N138]+[.Q138]+[.T138]+[.W138])" office:value-type="float" office:value="146214">
            <text:p>146,214</text:p>
          </table:table-cell>
          <table:table-cell table:style-name="ce9" office:value-type="float" office:value="56393">
            <text:p>56,393</text:p>
          </table:table-cell>
          <table:table-cell table:style-name="ce9" office:value-type="float" office:value="45826">
            <text:p>45,826</text:p>
          </table:table-cell>
          <table:table-cell table:style-name="ce9"/>
          <table:table-cell table:style-name="ce9" office:value-type="float" office:value="46829">
            <text:p>46,829</text:p>
          </table:table-cell>
          <table:table-cell table:style-name="ce9" office:value-type="float" office:value="37699">
            <text:p>37,699</text:p>
          </table:table-cell>
          <table:table-cell table:style-name="ce9"/>
          <table:table-cell table:style-name="ce9" office:value-type="float" office:value="9846">
            <text:p>9,846</text:p>
          </table:table-cell>
          <table:table-cell table:style-name="ce9" office:value-type="float" office:value="12574">
            <text:p>12,574</text:p>
          </table:table-cell>
          <table:table-cell table:style-name="ce9"/>
          <table:table-cell table:style-name="ce9" office:value-type="float" office:value="12511">
            <text:p>12,511</text:p>
          </table:table-cell>
          <table:table-cell table:style-name="ce9" office:value-type="float" office:value="14312">
            <text:p>14,31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639">
            <text:p>12,639</text:p>
          </table:table-cell>
          <table:table-cell table:style-name="ce9" office:value-type="float" office:value="23068">
            <text:p>23,068</text:p>
          </table:table-cell>
          <table:table-cell table:style-name="ce9"/>
          <table:table-cell table:style-name="ce9" office:value-type="float" office:value="12306">
            <text:p>12,306</text:p>
          </table:table-cell>
          <table:table-cell table:style-name="ce9" office:value-type="float" office:value="12735">
            <text:p>12,73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1">
            <text:p>121</text:p>
          </table:table-cell>
          <table:table-cell table:style-name="ce19" table:formula="of:=CONCATENATE(IF(MAX([.$D139];[.$G139];[.$J139];[.$M139];[.$P139];[.$S139];[.$V139])=[.D139];&quot;CDU&quot;;&quot;&quot;);IF(MAX([.$D139];[.$G139];[.$J139];[.$M139];[.$P139];[.$S139];[.$V139])=[.G139];&quot;SPD&quot;;&quot;&quot;);IF(MAX([.$D139];[.$G139];[.$J139];[.$M139];[.$P139];[.$S139];[.$V139])=[.J139];&quot;DIE LINKE&quot;;&quot;&quot;);IF(MAX([.$D139];[.$G139];[.$J139];[.$M139];[.$P139];[.$S139];[.$V139])=[.M139];&quot;GRÜNE&quot;;&quot;&quot;);IF(MAX([.$D139];[.$G139];[.$J139];[.$M139];[.$P139];[.$S139];[.$V139])=[.P139];&quot;CSU&quot;;&quot;&quot;);IF(MAX([.$D139];[.$G139];[.$J139];[.$M139];[.$P139];[.$S139];[.$V139])=[.S139];&quot;FDP&quot;;&quot;&quot;);IF(MAX([.$D139];[.$G139];[.$J139];[.$M139];[.$P139];[.$S139];[.$V139])=[.V139];&quot;AfD&quot;;&quot;&quot;))" office:value-type="string" office:string-value="SPD">
            <text:p>SPD</text:p>
          </table:table-cell>
          <table:table-cell table:formula="of:=SUM([.E139]+[.H139]+[.K139]+[.N139]+[.Q139]+[.T139]+[.W139])" office:value-type="float" office:value="117483">
            <text:p>117,483</text:p>
          </table:table-cell>
          <table:table-cell table:style-name="ce9" office:value-type="float" office:value="37792">
            <text:p>37,792</text:p>
          </table:table-cell>
          <table:table-cell table:style-name="ce9" office:value-type="float" office:value="35108">
            <text:p>35,108</text:p>
          </table:table-cell>
          <table:table-cell table:style-name="ce9"/>
          <table:table-cell table:style-name="ce9" office:value-type="float" office:value="47257">
            <text:p>47,257</text:p>
          </table:table-cell>
          <table:table-cell table:style-name="ce9" office:value-type="float" office:value="38822">
            <text:p>38,822</text:p>
          </table:table-cell>
          <table:table-cell table:style-name="ce9"/>
          <table:table-cell table:style-name="ce9" office:value-type="float" office:value="8043">
            <text:p>8,043</text:p>
          </table:table-cell>
          <table:table-cell table:style-name="ce9" office:value-type="float" office:value="8970">
            <text:p>8,970</text:p>
          </table:table-cell>
          <table:table-cell table:style-name="ce9"/>
          <table:table-cell table:style-name="ce9" office:value-type="float" office:value="6079">
            <text:p>6,079</text:p>
          </table:table-cell>
          <table:table-cell table:style-name="ce9" office:value-type="float" office:value="7132">
            <text:p>7,13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91">
            <text:p>8,791</text:p>
          </table:table-cell>
          <table:table-cell table:style-name="ce9" office:value-type="float" office:value="12674">
            <text:p>12,674</text:p>
          </table:table-cell>
          <table:table-cell table:style-name="ce9"/>
          <table:table-cell table:style-name="ce9" office:value-type="float" office:value="13953">
            <text:p>13,953</text:p>
          </table:table-cell>
          <table:table-cell table:style-name="ce9" office:value-type="float" office:value="14777">
            <text:p>14,77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2">
            <text:p>122</text:p>
          </table:table-cell>
          <table:table-cell table:style-name="ce19" table:formula="of:=CONCATENATE(IF(MAX([.$D140];[.$G140];[.$J140];[.$M140];[.$P140];[.$S140];[.$V140])=[.D140];&quot;CDU&quot;;&quot;&quot;);IF(MAX([.$D140];[.$G140];[.$J140];[.$M140];[.$P140];[.$S140];[.$V140])=[.G140];&quot;SPD&quot;;&quot;&quot;);IF(MAX([.$D140];[.$G140];[.$J140];[.$M140];[.$P140];[.$S140];[.$V140])=[.J140];&quot;DIE LINKE&quot;;&quot;&quot;);IF(MAX([.$D140];[.$G140];[.$J140];[.$M140];[.$P140];[.$S140];[.$V140])=[.M140];&quot;GRÜNE&quot;;&quot;&quot;);IF(MAX([.$D140];[.$G140];[.$J140];[.$M140];[.$P140];[.$S140];[.$V140])=[.P140];&quot;CSU&quot;;&quot;&quot;);IF(MAX([.$D140];[.$G140];[.$J140];[.$M140];[.$P140];[.$S140];[.$V140])=[.S140];&quot;FDP&quot;;&quot;&quot;);IF(MAX([.$D140];[.$G140];[.$J140];[.$M140];[.$P140];[.$S140];[.$V140])=[.V140];&quot;AfD&quot;;&quot;&quot;))" office:value-type="string" office:string-value="SPD">
            <text:p>SPD</text:p>
          </table:table-cell>
          <table:table-cell table:formula="of:=SUM([.E140]+[.H140]+[.K140]+[.N140]+[.Q140]+[.T140]+[.W140])" office:value-type="float" office:value="133839">
            <text:p>133,839</text:p>
          </table:table-cell>
          <table:table-cell table:style-name="ce9" office:value-type="float" office:value="46982">
            <text:p>46,982</text:p>
          </table:table-cell>
          <table:table-cell table:style-name="ce9" office:value-type="float" office:value="41079">
            <text:p>41,079</text:p>
          </table:table-cell>
          <table:table-cell table:style-name="ce9"/>
          <table:table-cell table:style-name="ce9" office:value-type="float" office:value="56019">
            <text:p>56,019</text:p>
          </table:table-cell>
          <table:table-cell table:style-name="ce9" office:value-type="float" office:value="44224">
            <text:p>44,224</text:p>
          </table:table-cell>
          <table:table-cell table:style-name="ce9"/>
          <table:table-cell table:style-name="ce9" office:value-type="float" office:value="11502">
            <text:p>11,502</text:p>
          </table:table-cell>
          <table:table-cell table:style-name="ce9" office:value-type="float" office:value="9201">
            <text:p>9,201</text:p>
          </table:table-cell>
          <table:table-cell table:style-name="ce9"/>
          <table:table-cell table:style-name="ce9" office:value-type="float" office:value="6363">
            <text:p>6,363</text:p>
          </table:table-cell>
          <table:table-cell table:style-name="ce9" office:value-type="float" office:value="7189">
            <text:p>7,18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903">
            <text:p>13,903</text:p>
          </table:table-cell>
          <table:table-cell table:style-name="ce9" office:value-type="float" office:value="14759">
            <text:p>14,759</text:p>
          </table:table-cell>
          <table:table-cell table:style-name="ce9"/>
          <table:table-cell table:style-name="ce9"/>
          <table:table-cell table:style-name="ce9" office:value-type="float" office:value="17387">
            <text:p>17,38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3">
            <text:p>123</text:p>
          </table:table-cell>
          <table:table-cell table:style-name="ce19" table:formula="of:=CONCATENATE(IF(MAX([.$D141];[.$G141];[.$J141];[.$M141];[.$P141];[.$S141];[.$V141])=[.D141];&quot;CDU&quot;;&quot;&quot;);IF(MAX([.$D141];[.$G141];[.$J141];[.$M141];[.$P141];[.$S141];[.$V141])=[.G141];&quot;SPD&quot;;&quot;&quot;);IF(MAX([.$D141];[.$G141];[.$J141];[.$M141];[.$P141];[.$S141];[.$V141])=[.J141];&quot;DIE LINKE&quot;;&quot;&quot;);IF(MAX([.$D141];[.$G141];[.$J141];[.$M141];[.$P141];[.$S141];[.$V141])=[.M141];&quot;GRÜNE&quot;;&quot;&quot;);IF(MAX([.$D141];[.$G141];[.$J141];[.$M141];[.$P141];[.$S141];[.$V141])=[.P141];&quot;CSU&quot;;&quot;&quot;);IF(MAX([.$D141];[.$G141];[.$J141];[.$M141];[.$P141];[.$S141];[.$V141])=[.S141];&quot;FDP&quot;;&quot;&quot;);IF(MAX([.$D141];[.$G141];[.$J141];[.$M141];[.$P141];[.$S141];[.$V141])=[.V141];&quot;AfD&quot;;&quot;&quot;))" office:value-type="string" office:string-value="SPD">
            <text:p>SPD</text:p>
          </table:table-cell>
          <table:table-cell table:formula="of:=SUM([.E141]+[.H141]+[.K141]+[.N141]+[.Q141]+[.T141]+[.W141])" office:value-type="float" office:value="111115">
            <text:p>111,115</text:p>
          </table:table-cell>
          <table:table-cell table:style-name="ce9" office:value-type="float" office:value="29768">
            <text:p>29,768</text:p>
          </table:table-cell>
          <table:table-cell table:style-name="ce9" office:value-type="float" office:value="26452">
            <text:p>26,452</text:p>
          </table:table-cell>
          <table:table-cell table:style-name="ce9"/>
          <table:table-cell table:style-name="ce9" office:value-type="float" office:value="45017">
            <text:p>45,017</text:p>
          </table:table-cell>
          <table:table-cell table:style-name="ce9" office:value-type="float" office:value="39524">
            <text:p>39,524</text:p>
          </table:table-cell>
          <table:table-cell table:style-name="ce9"/>
          <table:table-cell table:style-name="ce9" office:value-type="float" office:value="7614">
            <text:p>7,614</text:p>
          </table:table-cell>
          <table:table-cell table:style-name="ce9" office:value-type="float" office:value="8703">
            <text:p>8,703</text:p>
          </table:table-cell>
          <table:table-cell table:style-name="ce9"/>
          <table:table-cell table:style-name="ce9" office:value-type="float" office:value="5444">
            <text:p>5,444</text:p>
          </table:table-cell>
          <table:table-cell table:style-name="ce9" office:value-type="float" office:value="5489">
            <text:p>5,48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864">
            <text:p>7,864</text:p>
          </table:table-cell>
          <table:table-cell table:style-name="ce9" office:value-type="float" office:value="10834">
            <text:p>10,834</text:p>
          </table:table-cell>
          <table:table-cell table:style-name="ce9"/>
          <table:table-cell table:style-name="ce9" office:value-type="float" office:value="19836">
            <text:p>19,836</text:p>
          </table:table-cell>
          <table:table-cell table:style-name="ce9" office:value-type="float" office:value="20113">
            <text:p>20,11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4">
            <text:p>124</text:p>
          </table:table-cell>
          <table:table-cell table:style-name="ce19" table:formula="of:=CONCATENATE(IF(MAX([.$D142];[.$G142];[.$J142];[.$M142];[.$P142];[.$S142];[.$V142])=[.D142];&quot;CDU&quot;;&quot;&quot;);IF(MAX([.$D142];[.$G142];[.$J142];[.$M142];[.$P142];[.$S142];[.$V142])=[.G142];&quot;SPD&quot;;&quot;&quot;);IF(MAX([.$D142];[.$G142];[.$J142];[.$M142];[.$P142];[.$S142];[.$V142])=[.J142];&quot;DIE LINKE&quot;;&quot;&quot;);IF(MAX([.$D142];[.$G142];[.$J142];[.$M142];[.$P142];[.$S142];[.$V142])=[.M142];&quot;GRÜNE&quot;;&quot;&quot;);IF(MAX([.$D142];[.$G142];[.$J142];[.$M142];[.$P142];[.$S142];[.$V142])=[.P142];&quot;CSU&quot;;&quot;&quot;);IF(MAX([.$D142];[.$G142];[.$J142];[.$M142];[.$P142];[.$S142];[.$V142])=[.S142];&quot;FDP&quot;;&quot;&quot;);IF(MAX([.$D142];[.$G142];[.$J142];[.$M142];[.$P142];[.$S142];[.$V142])=[.V142];&quot;AfD&quot;;&quot;&quot;))" office:value-type="string" office:string-value="CDU">
            <text:p>CDU</text:p>
          </table:table-cell>
          <table:table-cell table:formula="of:=SUM([.E142]+[.H142]+[.K142]+[.N142]+[.Q142]+[.T142]+[.W142])" office:value-type="float" office:value="149524">
            <text:p>149,524</text:p>
          </table:table-cell>
          <table:table-cell table:style-name="ce9" office:value-type="float" office:value="78579">
            <text:p>78,579</text:p>
          </table:table-cell>
          <table:table-cell table:style-name="ce9" office:value-type="float" office:value="67425">
            <text:p>67,425</text:p>
          </table:table-cell>
          <table:table-cell table:style-name="ce9"/>
          <table:table-cell table:style-name="ce9" office:value-type="float" office:value="39584">
            <text:p>39,584</text:p>
          </table:table-cell>
          <table:table-cell table:style-name="ce9" office:value-type="float" office:value="35466">
            <text:p>35,466</text:p>
          </table:table-cell>
          <table:table-cell table:style-name="ce9"/>
          <table:table-cell table:style-name="ce9" office:value-type="float" office:value="7554">
            <text:p>7,554</text:p>
          </table:table-cell>
          <table:table-cell table:style-name="ce9" office:value-type="float" office:value="8433">
            <text:p>8,433</text:p>
          </table:table-cell>
          <table:table-cell table:style-name="ce9"/>
          <table:table-cell table:style-name="ce9" office:value-type="float" office:value="8118">
            <text:p>8,118</text:p>
          </table:table-cell>
          <table:table-cell table:style-name="ce9" office:value-type="float" office:value="9142">
            <text:p>9,14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82">
            <text:p>10,082</text:p>
          </table:table-cell>
          <table:table-cell table:style-name="ce9" office:value-type="float" office:value="19339">
            <text:p>19,339</text:p>
          </table:table-cell>
          <table:table-cell table:style-name="ce9"/>
          <table:table-cell table:style-name="ce9" office:value-type="float" office:value="9265">
            <text:p>9,265</text:p>
          </table:table-cell>
          <table:table-cell table:style-name="ce9" office:value-type="float" office:value="9719">
            <text:p>9,71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5">
            <text:p>125</text:p>
          </table:table-cell>
          <table:table-cell table:style-name="ce19" table:formula="of:=CONCATENATE(IF(MAX([.$D143];[.$G143];[.$J143];[.$M143];[.$P143];[.$S143];[.$V143])=[.D143];&quot;CDU&quot;;&quot;&quot;);IF(MAX([.$D143];[.$G143];[.$J143];[.$M143];[.$P143];[.$S143];[.$V143])=[.G143];&quot;SPD&quot;;&quot;&quot;);IF(MAX([.$D143];[.$G143];[.$J143];[.$M143];[.$P143];[.$S143];[.$V143])=[.J143];&quot;DIE LINKE&quot;;&quot;&quot;);IF(MAX([.$D143];[.$G143];[.$J143];[.$M143];[.$P143];[.$S143];[.$V143])=[.M143];&quot;GRÜNE&quot;;&quot;&quot;);IF(MAX([.$D143];[.$G143];[.$J143];[.$M143];[.$P143];[.$S143];[.$V143])=[.P143];&quot;CSU&quot;;&quot;&quot;);IF(MAX([.$D143];[.$G143];[.$J143];[.$M143];[.$P143];[.$S143];[.$V143])=[.S143];&quot;FDP&quot;;&quot;&quot;);IF(MAX([.$D143];[.$G143];[.$J143];[.$M143];[.$P143];[.$S143];[.$V143])=[.V143];&quot;AfD&quot;;&quot;&quot;))" office:value-type="string" office:string-value="SPD">
            <text:p>SPD</text:p>
          </table:table-cell>
          <table:table-cell table:formula="of:=SUM([.E143]+[.H143]+[.K143]+[.N143]+[.Q143]+[.T143]+[.W143])" office:value-type="float" office:value="143971">
            <text:p>143,971</text:p>
          </table:table-cell>
          <table:table-cell table:style-name="ce9" office:value-type="float" office:value="50334">
            <text:p>50,334</text:p>
          </table:table-cell>
          <table:table-cell table:style-name="ce9" office:value-type="float" office:value="44967">
            <text:p>44,967</text:p>
          </table:table-cell>
          <table:table-cell table:style-name="ce9"/>
          <table:table-cell table:style-name="ce9" office:value-type="float" office:value="55128">
            <text:p>55,128</text:p>
          </table:table-cell>
          <table:table-cell table:style-name="ce9" office:value-type="float" office:value="47013">
            <text:p>47,013</text:p>
          </table:table-cell>
          <table:table-cell table:style-name="ce9"/>
          <table:table-cell table:style-name="ce9" office:value-type="float" office:value="9505">
            <text:p>9,505</text:p>
          </table:table-cell>
          <table:table-cell table:style-name="ce9" office:value-type="float" office:value="10292">
            <text:p>10,292</text:p>
          </table:table-cell>
          <table:table-cell table:style-name="ce9"/>
          <table:table-cell table:style-name="ce9" office:value-type="float" office:value="6522">
            <text:p>6,522</text:p>
          </table:table-cell>
          <table:table-cell table:style-name="ce9" office:value-type="float" office:value="7248">
            <text:p>7,24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667">
            <text:p>9,667</text:p>
          </table:table-cell>
          <table:table-cell table:style-name="ce9" office:value-type="float" office:value="15741">
            <text:p>15,741</text:p>
          </table:table-cell>
          <table:table-cell table:style-name="ce9"/>
          <table:table-cell table:style-name="ce9" office:value-type="float" office:value="17756">
            <text:p>17,756</text:p>
          </table:table-cell>
          <table:table-cell table:style-name="ce9" office:value-type="float" office:value="18710">
            <text:p>18,71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6">
            <text:p>126</text:p>
          </table:table-cell>
          <table:table-cell table:style-name="ce19" table:formula="of:=CONCATENATE(IF(MAX([.$D144];[.$G144];[.$J144];[.$M144];[.$P144];[.$S144];[.$V144])=[.D144];&quot;CDU&quot;;&quot;&quot;);IF(MAX([.$D144];[.$G144];[.$J144];[.$M144];[.$P144];[.$S144];[.$V144])=[.G144];&quot;SPD&quot;;&quot;&quot;);IF(MAX([.$D144];[.$G144];[.$J144];[.$M144];[.$P144];[.$S144];[.$V144])=[.J144];&quot;DIE LINKE&quot;;&quot;&quot;);IF(MAX([.$D144];[.$G144];[.$J144];[.$M144];[.$P144];[.$S144];[.$V144])=[.M144];&quot;GRÜNE&quot;;&quot;&quot;);IF(MAX([.$D144];[.$G144];[.$J144];[.$M144];[.$P144];[.$S144];[.$V144])=[.P144];&quot;CSU&quot;;&quot;&quot;);IF(MAX([.$D144];[.$G144];[.$J144];[.$M144];[.$P144];[.$S144];[.$V144])=[.S144];&quot;FDP&quot;;&quot;&quot;);IF(MAX([.$D144];[.$G144];[.$J144];[.$M144];[.$P144];[.$S144];[.$V144])=[.V144];&quot;AfD&quot;;&quot;&quot;))" office:value-type="string" office:string-value="CDU">
            <text:p>CDU</text:p>
          </table:table-cell>
          <table:table-cell table:formula="of:=SUM([.E144]+[.H144]+[.K144]+[.N144]+[.Q144]+[.T144]+[.W144])" office:value-type="float" office:value="153352">
            <text:p>153,352</text:p>
          </table:table-cell>
          <table:table-cell table:style-name="ce9" office:value-type="float" office:value="81496">
            <text:p>81,496</text:p>
          </table:table-cell>
          <table:table-cell table:style-name="ce9" office:value-type="float" office:value="73881">
            <text:p>73,881</text:p>
          </table:table-cell>
          <table:table-cell table:style-name="ce9"/>
          <table:table-cell table:style-name="ce9" office:value-type="float" office:value="39412">
            <text:p>39,412</text:p>
          </table:table-cell>
          <table:table-cell table:style-name="ce9" office:value-type="float" office:value="33697">
            <text:p>33,697</text:p>
          </table:table-cell>
          <table:table-cell table:style-name="ce9"/>
          <table:table-cell table:style-name="ce9" office:value-type="float" office:value="6969">
            <text:p>6,969</text:p>
          </table:table-cell>
          <table:table-cell table:style-name="ce9" office:value-type="float" office:value="6540">
            <text:p>6,540</text:p>
          </table:table-cell>
          <table:table-cell table:style-name="ce9"/>
          <table:table-cell table:style-name="ce9" office:value-type="float" office:value="10496">
            <text:p>10,496</text:p>
          </table:table-cell>
          <table:table-cell table:style-name="ce9" office:value-type="float" office:value="9220">
            <text:p>9,22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216">
            <text:p>14,216</text:p>
          </table:table-cell>
          <table:table-cell table:style-name="ce9" office:value-type="float" office:value="20609">
            <text:p>20,609</text:p>
          </table:table-cell>
          <table:table-cell table:style-name="ce9"/>
          <table:table-cell table:style-name="ce9"/>
          <table:table-cell table:style-name="ce9" office:value-type="float" office:value="9405">
            <text:p>9,4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7">
            <text:p>127</text:p>
          </table:table-cell>
          <table:table-cell table:style-name="ce19" table:formula="of:=CONCATENATE(IF(MAX([.$D145];[.$G145];[.$J145];[.$M145];[.$P145];[.$S145];[.$V145])=[.D145];&quot;CDU&quot;;&quot;&quot;);IF(MAX([.$D145];[.$G145];[.$J145];[.$M145];[.$P145];[.$S145];[.$V145])=[.G145];&quot;SPD&quot;;&quot;&quot;);IF(MAX([.$D145];[.$G145];[.$J145];[.$M145];[.$P145];[.$S145];[.$V145])=[.J145];&quot;DIE LINKE&quot;;&quot;&quot;);IF(MAX([.$D145];[.$G145];[.$J145];[.$M145];[.$P145];[.$S145];[.$V145])=[.M145];&quot;GRÜNE&quot;;&quot;&quot;);IF(MAX([.$D145];[.$G145];[.$J145];[.$M145];[.$P145];[.$S145];[.$V145])=[.P145];&quot;CSU&quot;;&quot;&quot;);IF(MAX([.$D145];[.$G145];[.$J145];[.$M145];[.$P145];[.$S145];[.$V145])=[.S145];&quot;FDP&quot;;&quot;&quot;);IF(MAX([.$D145];[.$G145];[.$J145];[.$M145];[.$P145];[.$S145];[.$V145])=[.V145];&quot;AfD&quot;;&quot;&quot;))" office:value-type="string" office:string-value="CDU">
            <text:p>CDU</text:p>
          </table:table-cell>
          <table:table-cell table:formula="of:=SUM([.E145]+[.H145]+[.K145]+[.N145]+[.Q145]+[.T145]+[.W145])" office:value-type="float" office:value="152096">
            <text:p>152,096</text:p>
          </table:table-cell>
          <table:table-cell table:style-name="ce9" office:value-type="float" office:value="79677">
            <text:p>79,677</text:p>
          </table:table-cell>
          <table:table-cell table:style-name="ce9" office:value-type="float" office:value="68636">
            <text:p>68,636</text:p>
          </table:table-cell>
          <table:table-cell table:style-name="ce9"/>
          <table:table-cell table:style-name="ce9" office:value-type="float" office:value="36250">
            <text:p>36,250</text:p>
          </table:table-cell>
          <table:table-cell table:style-name="ce9" office:value-type="float" office:value="32787">
            <text:p>32,787</text:p>
          </table:table-cell>
          <table:table-cell table:style-name="ce9"/>
          <table:table-cell table:style-name="ce9" office:value-type="float" office:value="9577">
            <text:p>9,577</text:p>
          </table:table-cell>
          <table:table-cell table:style-name="ce9" office:value-type="float" office:value="8394">
            <text:p>8,394</text:p>
          </table:table-cell>
          <table:table-cell table:style-name="ce9"/>
          <table:table-cell table:style-name="ce9" office:value-type="float" office:value="12680">
            <text:p>12,680</text:p>
          </table:table-cell>
          <table:table-cell table:style-name="ce9" office:value-type="float" office:value="11667">
            <text:p>11,66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6195">
            <text:p>16,195</text:p>
          </table:table-cell>
          <table:table-cell table:style-name="ce9" office:value-type="float" office:value="21116">
            <text:p>21,116</text:p>
          </table:table-cell>
          <table:table-cell table:style-name="ce9"/>
          <table:table-cell table:style-name="ce9"/>
          <table:table-cell table:style-name="ce9" office:value-type="float" office:value="9496">
            <text:p>9,49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8">
            <text:p>128</text:p>
          </table:table-cell>
          <table:table-cell table:style-name="ce19" table:formula="of:=CONCATENATE(IF(MAX([.$D146];[.$G146];[.$J146];[.$M146];[.$P146];[.$S146];[.$V146])=[.D146];&quot;CDU&quot;;&quot;&quot;);IF(MAX([.$D146];[.$G146];[.$J146];[.$M146];[.$P146];[.$S146];[.$V146])=[.G146];&quot;SPD&quot;;&quot;&quot;);IF(MAX([.$D146];[.$G146];[.$J146];[.$M146];[.$P146];[.$S146];[.$V146])=[.J146];&quot;DIE LINKE&quot;;&quot;&quot;);IF(MAX([.$D146];[.$G146];[.$J146];[.$M146];[.$P146];[.$S146];[.$V146])=[.M146];&quot;GRÜNE&quot;;&quot;&quot;);IF(MAX([.$D146];[.$G146];[.$J146];[.$M146];[.$P146];[.$S146];[.$V146])=[.P146];&quot;CSU&quot;;&quot;&quot;);IF(MAX([.$D146];[.$G146];[.$J146];[.$M146];[.$P146];[.$S146];[.$V146])=[.S146];&quot;FDP&quot;;&quot;&quot;);IF(MAX([.$D146];[.$G146];[.$J146];[.$M146];[.$P146];[.$S146];[.$V146])=[.V146];&quot;AfD&quot;;&quot;&quot;))" office:value-type="string" office:string-value="CDU">
            <text:p>CDU</text:p>
          </table:table-cell>
          <table:table-cell table:formula="of:=SUM([.E146]+[.H146]+[.K146]+[.N146]+[.Q146]+[.T146]+[.W146])" office:value-type="float" office:value="147295">
            <text:p>147,295</text:p>
          </table:table-cell>
          <table:table-cell table:style-name="ce9" office:value-type="float" office:value="67678">
            <text:p>67,678</text:p>
          </table:table-cell>
          <table:table-cell table:style-name="ce9" office:value-type="float" office:value="57215">
            <text:p>57,215</text:p>
          </table:table-cell>
          <table:table-cell table:style-name="ce9"/>
          <table:table-cell table:style-name="ce9" office:value-type="float" office:value="45797">
            <text:p>45,797</text:p>
          </table:table-cell>
          <table:table-cell table:style-name="ce9" office:value-type="float" office:value="41815">
            <text:p>41,815</text:p>
          </table:table-cell>
          <table:table-cell table:style-name="ce9"/>
          <table:table-cell table:style-name="ce9" office:value-type="float" office:value="8520">
            <text:p>8,520</text:p>
          </table:table-cell>
          <table:table-cell table:style-name="ce9" office:value-type="float" office:value="9692">
            <text:p>9,692</text:p>
          </table:table-cell>
          <table:table-cell table:style-name="ce9"/>
          <table:table-cell table:style-name="ce9" office:value-type="float" office:value="9857">
            <text:p>9,857</text:p>
          </table:table-cell>
          <table:table-cell table:style-name="ce9" office:value-type="float" office:value="11026">
            <text:p>11,02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533">
            <text:p>8,533</text:p>
          </table:table-cell>
          <table:table-cell table:style-name="ce9" office:value-type="float" office:value="17205">
            <text:p>17,205</text:p>
          </table:table-cell>
          <table:table-cell table:style-name="ce9"/>
          <table:table-cell table:style-name="ce9" office:value-type="float" office:value="9530">
            <text:p>9,530</text:p>
          </table:table-cell>
          <table:table-cell table:style-name="ce9" office:value-type="float" office:value="10342">
            <text:p>10,3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29">
            <text:p>129</text:p>
          </table:table-cell>
          <table:table-cell table:style-name="ce19" table:formula="of:=CONCATENATE(IF(MAX([.$D147];[.$G147];[.$J147];[.$M147];[.$P147];[.$S147];[.$V147])=[.D147];&quot;CDU&quot;;&quot;&quot;);IF(MAX([.$D147];[.$G147];[.$J147];[.$M147];[.$P147];[.$S147];[.$V147])=[.G147];&quot;SPD&quot;;&quot;&quot;);IF(MAX([.$D147];[.$G147];[.$J147];[.$M147];[.$P147];[.$S147];[.$V147])=[.J147];&quot;DIE LINKE&quot;;&quot;&quot;);IF(MAX([.$D147];[.$G147];[.$J147];[.$M147];[.$P147];[.$S147];[.$V147])=[.M147];&quot;GRÜNE&quot;;&quot;&quot;);IF(MAX([.$D147];[.$G147];[.$J147];[.$M147];[.$P147];[.$S147];[.$V147])=[.P147];&quot;CSU&quot;;&quot;&quot;);IF(MAX([.$D147];[.$G147];[.$J147];[.$M147];[.$P147];[.$S147];[.$V147])=[.S147];&quot;FDP&quot;;&quot;&quot;);IF(MAX([.$D147];[.$G147];[.$J147];[.$M147];[.$P147];[.$S147];[.$V147])=[.V147];&quot;AfD&quot;;&quot;&quot;))" office:value-type="string" office:string-value="CDU">
            <text:p>CDU</text:p>
          </table:table-cell>
          <table:table-cell table:formula="of:=SUM([.E147]+[.H147]+[.K147]+[.N147]+[.Q147]+[.T147]+[.W147])" office:value-type="float" office:value="184093">
            <text:p>184,093</text:p>
          </table:table-cell>
          <table:table-cell table:style-name="ce9" office:value-type="float" office:value="70606">
            <text:p>70,606</text:p>
          </table:table-cell>
          <table:table-cell table:style-name="ce9" office:value-type="float" office:value="62276">
            <text:p>62,276</text:p>
          </table:table-cell>
          <table:table-cell table:style-name="ce9"/>
          <table:table-cell table:style-name="ce9" office:value-type="float" office:value="54778">
            <text:p>54,778</text:p>
          </table:table-cell>
          <table:table-cell table:style-name="ce9" office:value-type="float" office:value="39714">
            <text:p>39,714</text:p>
          </table:table-cell>
          <table:table-cell table:style-name="ce9"/>
          <table:table-cell table:style-name="ce9" office:value-type="float" office:value="13024">
            <text:p>13,024</text:p>
          </table:table-cell>
          <table:table-cell table:style-name="ce9" office:value-type="float" office:value="19287">
            <text:p>19,287</text:p>
          </table:table-cell>
          <table:table-cell table:style-name="ce9"/>
          <table:table-cell table:style-name="ce9" office:value-type="float" office:value="24248">
            <text:p>24,248</text:p>
          </table:table-cell>
          <table:table-cell table:style-name="ce9" office:value-type="float" office:value="27739">
            <text:p>27,73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219">
            <text:p>13,219</text:p>
          </table:table-cell>
          <table:table-cell table:style-name="ce9" office:value-type="float" office:value="25684">
            <text:p>25,684</text:p>
          </table:table-cell>
          <table:table-cell table:style-name="ce9"/>
          <table:table-cell table:style-name="ce9" office:value-type="float" office:value="8569">
            <text:p>8,569</text:p>
          </table:table-cell>
          <table:table-cell table:style-name="ce9" office:value-type="float" office:value="9393">
            <text:p>9,39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19" table:formula="of:=CONCATENATE(IF(MAX([.$D148];[.$G148];[.$J148];[.$M148];[.$P148];[.$S148];[.$V148])=[.D148];&quot;CDU&quot;;&quot;&quot;);IF(MAX([.$D148];[.$G148];[.$J148];[.$M148];[.$P148];[.$S148];[.$V148])=[.G148];&quot;SPD&quot;;&quot;&quot;);IF(MAX([.$D148];[.$G148];[.$J148];[.$M148];[.$P148];[.$S148];[.$V148])=[.J148];&quot;DIE LINKE&quot;;&quot;&quot;);IF(MAX([.$D148];[.$G148];[.$J148];[.$M148];[.$P148];[.$S148];[.$V148])=[.M148];&quot;GRÜNE&quot;;&quot;&quot;);IF(MAX([.$D148];[.$G148];[.$J148];[.$M148];[.$P148];[.$S148];[.$V148])=[.P148];&quot;CSU&quot;;&quot;&quot;);IF(MAX([.$D148];[.$G148];[.$J148];[.$M148];[.$P148];[.$S148];[.$V148])=[.S148];&quot;FDP&quot;;&quot;&quot;);IF(MAX([.$D148];[.$G148];[.$J148];[.$M148];[.$P148];[.$S148];[.$V148])=[.V148];&quot;AfD&quot;;&quot;&quot;))" office:value-type="string" office:string-value="CDU">
            <text:p>CDU</text:p>
          </table:table-cell>
          <table:table-cell table:formula="of:=SUM([.E148]+[.H148]+[.K148]+[.N148]+[.Q148]+[.T148]+[.W148])" office:value-type="float" office:value="157361">
            <text:p>157,361</text:p>
          </table:table-cell>
          <table:table-cell table:style-name="ce9" office:value-type="float" office:value="75017">
            <text:p>75,017</text:p>
          </table:table-cell>
          <table:table-cell table:style-name="ce9" office:value-type="float" office:value="65357">
            <text:p>65,357</text:p>
          </table:table-cell>
          <table:table-cell table:style-name="ce9"/>
          <table:table-cell table:style-name="ce9" office:value-type="float" office:value="45094">
            <text:p>45,094</text:p>
          </table:table-cell>
          <table:table-cell table:style-name="ce9" office:value-type="float" office:value="38992">
            <text:p>38,992</text:p>
          </table:table-cell>
          <table:table-cell table:style-name="ce9"/>
          <table:table-cell table:style-name="ce9" office:value-type="float" office:value="7738">
            <text:p>7,738</text:p>
          </table:table-cell>
          <table:table-cell table:style-name="ce9" office:value-type="float" office:value="8997">
            <text:p>8,997</text:p>
          </table:table-cell>
          <table:table-cell table:style-name="ce9"/>
          <table:table-cell table:style-name="ce9" office:value-type="float" office:value="8968">
            <text:p>8,968</text:p>
          </table:table-cell>
          <table:table-cell table:style-name="ce9" office:value-type="float" office:value="10815">
            <text:p>10,81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291">
            <text:p>11,291</text:p>
          </table:table-cell>
          <table:table-cell table:style-name="ce9" office:value-type="float" office:value="21175">
            <text:p>21,175</text:p>
          </table:table-cell>
          <table:table-cell table:style-name="ce9"/>
          <table:table-cell table:style-name="ce9" office:value-type="float" office:value="11078">
            <text:p>11,078</text:p>
          </table:table-cell>
          <table:table-cell table:style-name="ce9" office:value-type="float" office:value="12025">
            <text:p>12,0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1">
            <text:p>131</text:p>
          </table:table-cell>
          <table:table-cell table:style-name="ce19" table:formula="of:=CONCATENATE(IF(MAX([.$D149];[.$G149];[.$J149];[.$M149];[.$P149];[.$S149];[.$V149])=[.D149];&quot;CDU&quot;;&quot;&quot;);IF(MAX([.$D149];[.$G149];[.$J149];[.$M149];[.$P149];[.$S149];[.$V149])=[.G149];&quot;SPD&quot;;&quot;&quot;);IF(MAX([.$D149];[.$G149];[.$J149];[.$M149];[.$P149];[.$S149];[.$V149])=[.J149];&quot;DIE LINKE&quot;;&quot;&quot;);IF(MAX([.$D149];[.$G149];[.$J149];[.$M149];[.$P149];[.$S149];[.$V149])=[.M149];&quot;GRÜNE&quot;;&quot;&quot;);IF(MAX([.$D149];[.$G149];[.$J149];[.$M149];[.$P149];[.$S149];[.$V149])=[.P149];&quot;CSU&quot;;&quot;&quot;);IF(MAX([.$D149];[.$G149];[.$J149];[.$M149];[.$P149];[.$S149];[.$V149])=[.S149];&quot;FDP&quot;;&quot;&quot;);IF(MAX([.$D149];[.$G149];[.$J149];[.$M149];[.$P149];[.$S149];[.$V149])=[.V149];&quot;AfD&quot;;&quot;&quot;))" office:value-type="string" office:string-value="CDU">
            <text:p>CDU</text:p>
          </table:table-cell>
          <table:table-cell table:formula="of:=SUM([.E149]+[.H149]+[.K149]+[.N149]+[.Q149]+[.T149]+[.W149])" office:value-type="float" office:value="169620">
            <text:p>169,620</text:p>
          </table:table-cell>
          <table:table-cell table:style-name="ce9" office:value-type="float" office:value="81298">
            <text:p>81,298</text:p>
          </table:table-cell>
          <table:table-cell table:style-name="ce9" office:value-type="float" office:value="67175">
            <text:p>67,175</text:p>
          </table:table-cell>
          <table:table-cell table:style-name="ce9"/>
          <table:table-cell table:style-name="ce9" office:value-type="float" office:value="48942">
            <text:p>48,942</text:p>
          </table:table-cell>
          <table:table-cell table:style-name="ce9" office:value-type="float" office:value="40104">
            <text:p>40,104</text:p>
          </table:table-cell>
          <table:table-cell table:style-name="ce9"/>
          <table:table-cell table:style-name="ce9" office:value-type="float" office:value="7582">
            <text:p>7,582</text:p>
          </table:table-cell>
          <table:table-cell table:style-name="ce9" office:value-type="float" office:value="10595">
            <text:p>10,595</text:p>
          </table:table-cell>
          <table:table-cell table:style-name="ce9"/>
          <table:table-cell table:style-name="ce9" office:value-type="float" office:value="9992">
            <text:p>9,992</text:p>
          </table:table-cell>
          <table:table-cell table:style-name="ce9" office:value-type="float" office:value="13817">
            <text:p>13,81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401">
            <text:p>11,401</text:p>
          </table:table-cell>
          <table:table-cell table:style-name="ce9" office:value-type="float" office:value="22848">
            <text:p>22,848</text:p>
          </table:table-cell>
          <table:table-cell table:style-name="ce9"/>
          <table:table-cell table:style-name="ce9" office:value-type="float" office:value="13996">
            <text:p>13,996</text:p>
          </table:table-cell>
          <table:table-cell table:style-name="ce9" office:value-type="float" office:value="15081">
            <text:p>15,08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2">
            <text:p>132</text:p>
          </table:table-cell>
          <table:table-cell table:style-name="ce19" table:formula="of:=CONCATENATE(IF(MAX([.$D150];[.$G150];[.$J150];[.$M150];[.$P150];[.$S150];[.$V150])=[.D150];&quot;CDU&quot;;&quot;&quot;);IF(MAX([.$D150];[.$G150];[.$J150];[.$M150];[.$P150];[.$S150];[.$V150])=[.G150];&quot;SPD&quot;;&quot;&quot;);IF(MAX([.$D150];[.$G150];[.$J150];[.$M150];[.$P150];[.$S150];[.$V150])=[.J150];&quot;DIE LINKE&quot;;&quot;&quot;);IF(MAX([.$D150];[.$G150];[.$J150];[.$M150];[.$P150];[.$S150];[.$V150])=[.M150];&quot;GRÜNE&quot;;&quot;&quot;);IF(MAX([.$D150];[.$G150];[.$J150];[.$M150];[.$P150];[.$S150];[.$V150])=[.P150];&quot;CSU&quot;;&quot;&quot;);IF(MAX([.$D150];[.$G150];[.$J150];[.$M150];[.$P150];[.$S150];[.$V150])=[.S150];&quot;FDP&quot;;&quot;&quot;);IF(MAX([.$D150];[.$G150];[.$J150];[.$M150];[.$P150];[.$S150];[.$V150])=[.V150];&quot;AfD&quot;;&quot;&quot;))" office:value-type="string" office:string-value="SPD">
            <text:p>SPD</text:p>
          </table:table-cell>
          <table:table-cell table:formula="of:=SUM([.E150]+[.H150]+[.K150]+[.N150]+[.Q150]+[.T150]+[.W150])" office:value-type="float" office:value="176845">
            <text:p>176,845</text:p>
          </table:table-cell>
          <table:table-cell table:style-name="ce9" office:value-type="float" office:value="56485">
            <text:p>56,485</text:p>
          </table:table-cell>
          <table:table-cell table:style-name="ce9" office:value-type="float" office:value="50995">
            <text:p>50,995</text:p>
          </table:table-cell>
          <table:table-cell table:style-name="ce9"/>
          <table:table-cell table:style-name="ce9" office:value-type="float" office:value="61086">
            <text:p>61,086</text:p>
          </table:table-cell>
          <table:table-cell table:style-name="ce9" office:value-type="float" office:value="46883">
            <text:p>46,883</text:p>
          </table:table-cell>
          <table:table-cell table:style-name="ce9"/>
          <table:table-cell table:style-name="ce9" office:value-type="float" office:value="16489">
            <text:p>16,489</text:p>
          </table:table-cell>
          <table:table-cell table:style-name="ce9" office:value-type="float" office:value="20522">
            <text:p>20,522</text:p>
          </table:table-cell>
          <table:table-cell table:style-name="ce9"/>
          <table:table-cell table:style-name="ce9" office:value-type="float" office:value="17728">
            <text:p>17,728</text:p>
          </table:table-cell>
          <table:table-cell table:style-name="ce9" office:value-type="float" office:value="20567">
            <text:p>20,56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495">
            <text:p>13,495</text:p>
          </table:table-cell>
          <table:table-cell table:style-name="ce9" office:value-type="float" office:value="21364">
            <text:p>21,364</text:p>
          </table:table-cell>
          <table:table-cell table:style-name="ce9"/>
          <table:table-cell table:style-name="ce9" office:value-type="float" office:value="15028">
            <text:p>15,028</text:p>
          </table:table-cell>
          <table:table-cell table:style-name="ce9" office:value-type="float" office:value="16514">
            <text:p>16,51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3">
            <text:p>133</text:p>
          </table:table-cell>
          <table:table-cell table:style-name="ce19" table:formula="of:=CONCATENATE(IF(MAX([.$D151];[.$G151];[.$J151];[.$M151];[.$P151];[.$S151];[.$V151])=[.D151];&quot;CDU&quot;;&quot;&quot;);IF(MAX([.$D151];[.$G151];[.$J151];[.$M151];[.$P151];[.$S151];[.$V151])=[.G151];&quot;SPD&quot;;&quot;&quot;);IF(MAX([.$D151];[.$G151];[.$J151];[.$M151];[.$P151];[.$S151];[.$V151])=[.J151];&quot;DIE LINKE&quot;;&quot;&quot;);IF(MAX([.$D151];[.$G151];[.$J151];[.$M151];[.$P151];[.$S151];[.$V151])=[.M151];&quot;GRÜNE&quot;;&quot;&quot;);IF(MAX([.$D151];[.$G151];[.$J151];[.$M151];[.$P151];[.$S151];[.$V151])=[.P151];&quot;CSU&quot;;&quot;&quot;);IF(MAX([.$D151];[.$G151];[.$J151];[.$M151];[.$P151];[.$S151];[.$V151])=[.S151];&quot;FDP&quot;;&quot;&quot;);IF(MAX([.$D151];[.$G151];[.$J151];[.$M151];[.$P151];[.$S151];[.$V151])=[.V151];&quot;AfD&quot;;&quot;&quot;))" office:value-type="string" office:string-value="SPD">
            <text:p>SPD</text:p>
          </table:table-cell>
          <table:table-cell table:formula="of:=SUM([.E151]+[.H151]+[.K151]+[.N151]+[.Q151]+[.T151]+[.W151])" office:value-type="float" office:value="161292">
            <text:p>161,292</text:p>
          </table:table-cell>
          <table:table-cell table:style-name="ce9" office:value-type="float" office:value="59571">
            <text:p>59,571</text:p>
          </table:table-cell>
          <table:table-cell table:style-name="ce9" office:value-type="float" office:value="52994">
            <text:p>52,994</text:p>
          </table:table-cell>
          <table:table-cell table:style-name="ce9"/>
          <table:table-cell table:style-name="ce9" office:value-type="float" office:value="61205">
            <text:p>61,205</text:p>
          </table:table-cell>
          <table:table-cell table:style-name="ce9" office:value-type="float" office:value="47940">
            <text:p>47,940</text:p>
          </table:table-cell>
          <table:table-cell table:style-name="ce9"/>
          <table:table-cell table:style-name="ce9" office:value-type="float" office:value="9353">
            <text:p>9,353</text:p>
          </table:table-cell>
          <table:table-cell table:style-name="ce9" office:value-type="float" office:value="11589">
            <text:p>11,589</text:p>
          </table:table-cell>
          <table:table-cell table:style-name="ce9"/>
          <table:table-cell table:style-name="ce9" office:value-type="float" office:value="8444">
            <text:p>8,444</text:p>
          </table:table-cell>
          <table:table-cell table:style-name="ce9" office:value-type="float" office:value="11485">
            <text:p>11,48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411">
            <text:p>9,411</text:p>
          </table:table-cell>
          <table:table-cell table:style-name="ce9" office:value-type="float" office:value="19186">
            <text:p>19,186</text:p>
          </table:table-cell>
          <table:table-cell table:style-name="ce9"/>
          <table:table-cell table:style-name="ce9" office:value-type="float" office:value="16633">
            <text:p>16,633</text:p>
          </table:table-cell>
          <table:table-cell table:style-name="ce9" office:value-type="float" office:value="18098">
            <text:p>18,09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4">
            <text:p>134</text:p>
          </table:table-cell>
          <table:table-cell table:style-name="ce19" table:formula="of:=CONCATENATE(IF(MAX([.$D152];[.$G152];[.$J152];[.$M152];[.$P152];[.$S152];[.$V152])=[.D152];&quot;CDU&quot;;&quot;&quot;);IF(MAX([.$D152];[.$G152];[.$J152];[.$M152];[.$P152];[.$S152];[.$V152])=[.G152];&quot;SPD&quot;;&quot;&quot;);IF(MAX([.$D152];[.$G152];[.$J152];[.$M152];[.$P152];[.$S152];[.$V152])=[.J152];&quot;DIE LINKE&quot;;&quot;&quot;);IF(MAX([.$D152];[.$G152];[.$J152];[.$M152];[.$P152];[.$S152];[.$V152])=[.M152];&quot;GRÜNE&quot;;&quot;&quot;);IF(MAX([.$D152];[.$G152];[.$J152];[.$M152];[.$P152];[.$S152];[.$V152])=[.P152];&quot;CSU&quot;;&quot;&quot;);IF(MAX([.$D152];[.$G152];[.$J152];[.$M152];[.$P152];[.$S152];[.$V152])=[.S152];&quot;FDP&quot;;&quot;&quot;);IF(MAX([.$D152];[.$G152];[.$J152];[.$M152];[.$P152];[.$S152];[.$V152])=[.V152];&quot;AfD&quot;;&quot;&quot;))" office:value-type="string" office:string-value="SPD">
            <text:p>SPD</text:p>
          </table:table-cell>
          <table:table-cell table:formula="of:=SUM([.E152]+[.H152]+[.K152]+[.N152]+[.Q152]+[.T152]+[.W152])" office:value-type="float" office:value="144877">
            <text:p>144,877</text:p>
          </table:table-cell>
          <table:table-cell table:style-name="ce9" office:value-type="float" office:value="53057">
            <text:p>53,057</text:p>
          </table:table-cell>
          <table:table-cell table:style-name="ce9" office:value-type="float" office:value="49160">
            <text:p>49,160</text:p>
          </table:table-cell>
          <table:table-cell table:style-name="ce9"/>
          <table:table-cell table:style-name="ce9" office:value-type="float" office:value="55868">
            <text:p>55,868</text:p>
          </table:table-cell>
          <table:table-cell table:style-name="ce9" office:value-type="float" office:value="43966">
            <text:p>43,966</text:p>
          </table:table-cell>
          <table:table-cell table:style-name="ce9"/>
          <table:table-cell table:style-name="ce9" office:value-type="float" office:value="7862">
            <text:p>7,862</text:p>
          </table:table-cell>
          <table:table-cell table:style-name="ce9" office:value-type="float" office:value="9432">
            <text:p>9,432</text:p>
          </table:table-cell>
          <table:table-cell table:style-name="ce9"/>
          <table:table-cell table:style-name="ce9" office:value-type="float" office:value="7372">
            <text:p>7,372</text:p>
          </table:table-cell>
          <table:table-cell table:style-name="ce9" office:value-type="float" office:value="9625">
            <text:p>9,62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575">
            <text:p>10,575</text:p>
          </table:table-cell>
          <table:table-cell table:style-name="ce9" office:value-type="float" office:value="16865">
            <text:p>16,865</text:p>
          </table:table-cell>
          <table:table-cell table:style-name="ce9"/>
          <table:table-cell table:style-name="ce9" office:value-type="float" office:value="14796">
            <text:p>14,796</text:p>
          </table:table-cell>
          <table:table-cell table:style-name="ce9" office:value-type="float" office:value="15829">
            <text:p>15,82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5">
            <text:p>135</text:p>
          </table:table-cell>
          <table:table-cell table:style-name="ce19" table:formula="of:=CONCATENATE(IF(MAX([.$D153];[.$G153];[.$J153];[.$M153];[.$P153];[.$S153];[.$V153])=[.D153];&quot;CDU&quot;;&quot;&quot;);IF(MAX([.$D153];[.$G153];[.$J153];[.$M153];[.$P153];[.$S153];[.$V153])=[.G153];&quot;SPD&quot;;&quot;&quot;);IF(MAX([.$D153];[.$G153];[.$J153];[.$M153];[.$P153];[.$S153];[.$V153])=[.J153];&quot;DIE LINKE&quot;;&quot;&quot;);IF(MAX([.$D153];[.$G153];[.$J153];[.$M153];[.$P153];[.$S153];[.$V153])=[.M153];&quot;GRÜNE&quot;;&quot;&quot;);IF(MAX([.$D153];[.$G153];[.$J153];[.$M153];[.$P153];[.$S153];[.$V153])=[.P153];&quot;CSU&quot;;&quot;&quot;);IF(MAX([.$D153];[.$G153];[.$J153];[.$M153];[.$P153];[.$S153];[.$V153])=[.S153];&quot;FDP&quot;;&quot;&quot;);IF(MAX([.$D153];[.$G153];[.$J153];[.$M153];[.$P153];[.$S153];[.$V153])=[.V153];&quot;AfD&quot;;&quot;&quot;))" office:value-type="string" office:string-value="CDU">
            <text:p>CDU</text:p>
          </table:table-cell>
          <table:table-cell table:formula="of:=SUM([.E153]+[.H153]+[.K153]+[.N153]+[.Q153]+[.T153]+[.W153])" office:value-type="float" office:value="123054">
            <text:p>123,054</text:p>
          </table:table-cell>
          <table:table-cell table:style-name="ce9" office:value-type="float" office:value="46526">
            <text:p>46,526</text:p>
          </table:table-cell>
          <table:table-cell table:style-name="ce9" office:value-type="float" office:value="40214">
            <text:p>40,214</text:p>
          </table:table-cell>
          <table:table-cell table:style-name="ce9"/>
          <table:table-cell table:style-name="ce9" office:value-type="float" office:value="40908">
            <text:p>40,908</text:p>
          </table:table-cell>
          <table:table-cell table:style-name="ce9" office:value-type="float" office:value="35509">
            <text:p>35,509</text:p>
          </table:table-cell>
          <table:table-cell table:style-name="ce9"/>
          <table:table-cell table:style-name="ce9" office:value-type="float" office:value="6870">
            <text:p>6,870</text:p>
          </table:table-cell>
          <table:table-cell table:style-name="ce9" office:value-type="float" office:value="8399">
            <text:p>8,399</text:p>
          </table:table-cell>
          <table:table-cell table:style-name="ce9"/>
          <table:table-cell table:style-name="ce9" office:value-type="float" office:value="7671">
            <text:p>7,671</text:p>
          </table:table-cell>
          <table:table-cell table:style-name="ce9" office:value-type="float" office:value="8869">
            <text:p>8,86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690">
            <text:p>10,690</text:p>
          </table:table-cell>
          <table:table-cell table:style-name="ce9" office:value-type="float" office:value="15916">
            <text:p>15,916</text:p>
          </table:table-cell>
          <table:table-cell table:style-name="ce9"/>
          <table:table-cell table:style-name="ce9" office:value-type="float" office:value="13005">
            <text:p>13,005</text:p>
          </table:table-cell>
          <table:table-cell table:style-name="ce9" office:value-type="float" office:value="14147">
            <text:p>14,14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6">
            <text:p>136</text:p>
          </table:table-cell>
          <table:table-cell table:style-name="ce19" table:formula="of:=CONCATENATE(IF(MAX([.$D154];[.$G154];[.$J154];[.$M154];[.$P154];[.$S154];[.$V154])=[.D154];&quot;CDU&quot;;&quot;&quot;);IF(MAX([.$D154];[.$G154];[.$J154];[.$M154];[.$P154];[.$S154];[.$V154])=[.G154];&quot;SPD&quot;;&quot;&quot;);IF(MAX([.$D154];[.$G154];[.$J154];[.$M154];[.$P154];[.$S154];[.$V154])=[.J154];&quot;DIE LINKE&quot;;&quot;&quot;);IF(MAX([.$D154];[.$G154];[.$J154];[.$M154];[.$P154];[.$S154];[.$V154])=[.M154];&quot;GRÜNE&quot;;&quot;&quot;);IF(MAX([.$D154];[.$G154];[.$J154];[.$M154];[.$P154];[.$S154];[.$V154])=[.P154];&quot;CSU&quot;;&quot;&quot;);IF(MAX([.$D154];[.$G154];[.$J154];[.$M154];[.$P154];[.$S154];[.$V154])=[.S154];&quot;FDP&quot;;&quot;&quot;);IF(MAX([.$D154];[.$G154];[.$J154];[.$M154];[.$P154];[.$S154];[.$V154])=[.V154];&quot;AfD&quot;;&quot;&quot;))" office:value-type="string" office:string-value="CDU">
            <text:p>CDU</text:p>
          </table:table-cell>
          <table:table-cell table:formula="of:=SUM([.E154]+[.H154]+[.K154]+[.N154]+[.Q154]+[.T154]+[.W154])" office:value-type="float" office:value="153099">
            <text:p>153,099</text:p>
          </table:table-cell>
          <table:table-cell table:style-name="ce9" office:value-type="float" office:value="69910">
            <text:p>69,910</text:p>
          </table:table-cell>
          <table:table-cell table:style-name="ce9" office:value-type="float" office:value="58939">
            <text:p>58,939</text:p>
          </table:table-cell>
          <table:table-cell table:style-name="ce9"/>
          <table:table-cell table:style-name="ce9" office:value-type="float" office:value="42211">
            <text:p>42,211</text:p>
          </table:table-cell>
          <table:table-cell table:style-name="ce9" office:value-type="float" office:value="39038">
            <text:p>39,038</text:p>
          </table:table-cell>
          <table:table-cell table:style-name="ce9"/>
          <table:table-cell table:style-name="ce9" office:value-type="float" office:value="8724">
            <text:p>8,724</text:p>
          </table:table-cell>
          <table:table-cell table:style-name="ce9" office:value-type="float" office:value="10188">
            <text:p>10,188</text:p>
          </table:table-cell>
          <table:table-cell table:style-name="ce9"/>
          <table:table-cell table:style-name="ce9" office:value-type="float" office:value="9400">
            <text:p>9,400</text:p>
          </table:table-cell>
          <table:table-cell table:style-name="ce9" office:value-type="float" office:value="10194">
            <text:p>10,19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813">
            <text:p>10,813</text:p>
          </table:table-cell>
          <table:table-cell table:style-name="ce9" office:value-type="float" office:value="19543">
            <text:p>19,543</text:p>
          </table:table-cell>
          <table:table-cell table:style-name="ce9"/>
          <table:table-cell table:style-name="ce9" office:value-type="float" office:value="14443">
            <text:p>14,443</text:p>
          </table:table-cell>
          <table:table-cell table:style-name="ce9" office:value-type="float" office:value="15197">
            <text:p>15,19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7">
            <text:p>137</text:p>
          </table:table-cell>
          <table:table-cell table:style-name="ce19" table:formula="of:=CONCATENATE(IF(MAX([.$D155];[.$G155];[.$J155];[.$M155];[.$P155];[.$S155];[.$V155])=[.D155];&quot;CDU&quot;;&quot;&quot;);IF(MAX([.$D155];[.$G155];[.$J155];[.$M155];[.$P155];[.$S155];[.$V155])=[.G155];&quot;SPD&quot;;&quot;&quot;);IF(MAX([.$D155];[.$G155];[.$J155];[.$M155];[.$P155];[.$S155];[.$V155])=[.J155];&quot;DIE LINKE&quot;;&quot;&quot;);IF(MAX([.$D155];[.$G155];[.$J155];[.$M155];[.$P155];[.$S155];[.$V155])=[.M155];&quot;GRÜNE&quot;;&quot;&quot;);IF(MAX([.$D155];[.$G155];[.$J155];[.$M155];[.$P155];[.$S155];[.$V155])=[.P155];&quot;CSU&quot;;&quot;&quot;);IF(MAX([.$D155];[.$G155];[.$J155];[.$M155];[.$P155];[.$S155];[.$V155])=[.S155];&quot;FDP&quot;;&quot;&quot;);IF(MAX([.$D155];[.$G155];[.$J155];[.$M155];[.$P155];[.$S155];[.$V155])=[.V155];&quot;AfD&quot;;&quot;&quot;))" office:value-type="string" office:string-value="CDU">
            <text:p>CDU</text:p>
          </table:table-cell>
          <table:table-cell table:formula="of:=SUM([.E155]+[.H155]+[.K155]+[.N155]+[.Q155]+[.T155]+[.W155])" office:value-type="float" office:value="180047">
            <text:p>180,047</text:p>
          </table:table-cell>
          <table:table-cell table:style-name="ce9" office:value-type="float" office:value="99004">
            <text:p>99,004</text:p>
          </table:table-cell>
          <table:table-cell table:style-name="ce9" office:value-type="float" office:value="75628">
            <text:p>75,628</text:p>
          </table:table-cell>
          <table:table-cell table:style-name="ce9"/>
          <table:table-cell table:style-name="ce9" office:value-type="float" office:value="36983">
            <text:p>36,983</text:p>
          </table:table-cell>
          <table:table-cell table:style-name="ce9" office:value-type="float" office:value="35055">
            <text:p>35,055</text:p>
          </table:table-cell>
          <table:table-cell table:style-name="ce9"/>
          <table:table-cell table:style-name="ce9" office:value-type="float" office:value="9554">
            <text:p>9,554</text:p>
          </table:table-cell>
          <table:table-cell table:style-name="ce9" office:value-type="float" office:value="12292">
            <text:p>12,292</text:p>
          </table:table-cell>
          <table:table-cell table:style-name="ce9"/>
          <table:table-cell table:style-name="ce9" office:value-type="float" office:value="11116">
            <text:p>11,116</text:p>
          </table:table-cell>
          <table:table-cell table:style-name="ce9" office:value-type="float" office:value="13612">
            <text:p>13,61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28">
            <text:p>10,228</text:p>
          </table:table-cell>
          <table:table-cell table:style-name="ce9" office:value-type="float" office:value="24976">
            <text:p>24,976</text:p>
          </table:table-cell>
          <table:table-cell table:style-name="ce9"/>
          <table:table-cell table:style-name="ce9" office:value-type="float" office:value="16891">
            <text:p>16,891</text:p>
          </table:table-cell>
          <table:table-cell table:style-name="ce9" office:value-type="float" office:value="18484">
            <text:p>18,48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8">
            <text:p>138</text:p>
          </table:table-cell>
          <table:table-cell table:style-name="ce19" table:formula="of:=CONCATENATE(IF(MAX([.$D156];[.$G156];[.$J156];[.$M156];[.$P156];[.$S156];[.$V156])=[.D156];&quot;CDU&quot;;&quot;&quot;);IF(MAX([.$D156];[.$G156];[.$J156];[.$M156];[.$P156];[.$S156];[.$V156])=[.G156];&quot;SPD&quot;;&quot;&quot;);IF(MAX([.$D156];[.$G156];[.$J156];[.$M156];[.$P156];[.$S156];[.$V156])=[.J156];&quot;DIE LINKE&quot;;&quot;&quot;);IF(MAX([.$D156];[.$G156];[.$J156];[.$M156];[.$P156];[.$S156];[.$V156])=[.M156];&quot;GRÜNE&quot;;&quot;&quot;);IF(MAX([.$D156];[.$G156];[.$J156];[.$M156];[.$P156];[.$S156];[.$V156])=[.P156];&quot;CSU&quot;;&quot;&quot;);IF(MAX([.$D156];[.$G156];[.$J156];[.$M156];[.$P156];[.$S156];[.$V156])=[.S156];&quot;FDP&quot;;&quot;&quot;);IF(MAX([.$D156];[.$G156];[.$J156];[.$M156];[.$P156];[.$S156];[.$V156])=[.V156];&quot;AfD&quot;;&quot;&quot;))" office:value-type="string" office:string-value="SPD">
            <text:p>SPD</text:p>
          </table:table-cell>
          <table:table-cell table:formula="of:=SUM([.E156]+[.H156]+[.K156]+[.N156]+[.Q156]+[.T156]+[.W156])" office:value-type="float" office:value="142280">
            <text:p>142,280</text:p>
          </table:table-cell>
          <table:table-cell table:style-name="ce9" office:value-type="float" office:value="44948">
            <text:p>44,948</text:p>
          </table:table-cell>
          <table:table-cell table:style-name="ce9" office:value-type="float" office:value="42972">
            <text:p>42,972</text:p>
          </table:table-cell>
          <table:table-cell table:style-name="ce9"/>
          <table:table-cell table:style-name="ce9" office:value-type="float" office:value="58206">
            <text:p>58,206</text:p>
          </table:table-cell>
          <table:table-cell table:style-name="ce9" office:value-type="float" office:value="43548">
            <text:p>43,548</text:p>
          </table:table-cell>
          <table:table-cell table:style-name="ce9"/>
          <table:table-cell table:style-name="ce9" office:value-type="float" office:value="8045">
            <text:p>8,045</text:p>
          </table:table-cell>
          <table:table-cell table:style-name="ce9" office:value-type="float" office:value="10743">
            <text:p>10,743</text:p>
          </table:table-cell>
          <table:table-cell table:style-name="ce9"/>
          <table:table-cell table:style-name="ce9" office:value-type="float" office:value="5752">
            <text:p>5,752</text:p>
          </table:table-cell>
          <table:table-cell table:style-name="ce9" office:value-type="float" office:value="8673">
            <text:p>8,67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27">
            <text:p>11,727</text:p>
          </table:table-cell>
          <table:table-cell table:style-name="ce9" office:value-type="float" office:value="18722">
            <text:p>18,722</text:p>
          </table:table-cell>
          <table:table-cell table:style-name="ce9"/>
          <table:table-cell table:style-name="ce9" office:value-type="float" office:value="16716">
            <text:p>16,716</text:p>
          </table:table-cell>
          <table:table-cell table:style-name="ce9" office:value-type="float" office:value="17622">
            <text:p>17,62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39">
            <text:p>139</text:p>
          </table:table-cell>
          <table:table-cell table:style-name="ce19" table:formula="of:=CONCATENATE(IF(MAX([.$D157];[.$G157];[.$J157];[.$M157];[.$P157];[.$S157];[.$V157])=[.D157];&quot;CDU&quot;;&quot;&quot;);IF(MAX([.$D157];[.$G157];[.$J157];[.$M157];[.$P157];[.$S157];[.$V157])=[.G157];&quot;SPD&quot;;&quot;&quot;);IF(MAX([.$D157];[.$G157];[.$J157];[.$M157];[.$P157];[.$S157];[.$V157])=[.J157];&quot;DIE LINKE&quot;;&quot;&quot;);IF(MAX([.$D157];[.$G157];[.$J157];[.$M157];[.$P157];[.$S157];[.$V157])=[.M157];&quot;GRÜNE&quot;;&quot;&quot;);IF(MAX([.$D157];[.$G157];[.$J157];[.$M157];[.$P157];[.$S157];[.$V157])=[.P157];&quot;CSU&quot;;&quot;&quot;);IF(MAX([.$D157];[.$G157];[.$J157];[.$M157];[.$P157];[.$S157];[.$V157])=[.S157];&quot;FDP&quot;;&quot;&quot;);IF(MAX([.$D157];[.$G157];[.$J157];[.$M157];[.$P157];[.$S157];[.$V157])=[.V157];&quot;AfD&quot;;&quot;&quot;))" office:value-type="string" office:string-value="SPD">
            <text:p>SPD</text:p>
          </table:table-cell>
          <table:table-cell table:formula="of:=SUM([.E157]+[.H157]+[.K157]+[.N157]+[.Q157]+[.T157]+[.W157])" office:value-type="float" office:value="130745">
            <text:p>130,745</text:p>
          </table:table-cell>
          <table:table-cell table:style-name="ce9" office:value-type="float" office:value="44273">
            <text:p>44,273</text:p>
          </table:table-cell>
          <table:table-cell table:style-name="ce9" office:value-type="float" office:value="37284">
            <text:p>37,284</text:p>
          </table:table-cell>
          <table:table-cell table:style-name="ce9"/>
          <table:table-cell table:style-name="ce9" office:value-type="float" office:value="49333">
            <text:p>49,333</text:p>
          </table:table-cell>
          <table:table-cell table:style-name="ce9" office:value-type="float" office:value="40767">
            <text:p>40,767</text:p>
          </table:table-cell>
          <table:table-cell table:style-name="ce9"/>
          <table:table-cell table:style-name="ce9" office:value-type="float" office:value="10804">
            <text:p>10,804</text:p>
          </table:table-cell>
          <table:table-cell table:style-name="ce9" office:value-type="float" office:value="11092">
            <text:p>11,092</text:p>
          </table:table-cell>
          <table:table-cell table:style-name="ce9"/>
          <table:table-cell table:style-name="ce9" office:value-type="float" office:value="11538">
            <text:p>11,538</text:p>
          </table:table-cell>
          <table:table-cell table:style-name="ce9" office:value-type="float" office:value="11142">
            <text:p>11,14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175">
            <text:p>14,175</text:p>
          </table:table-cell>
          <table:table-cell table:style-name="ce9" office:value-type="float" office:value="17270">
            <text:p>17,270</text:p>
          </table:table-cell>
          <table:table-cell table:style-name="ce9"/>
          <table:table-cell table:style-name="ce9"/>
          <table:table-cell table:style-name="ce9" office:value-type="float" office:value="13190">
            <text:p>13,19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19" table:formula="of:=CONCATENATE(IF(MAX([.$D158];[.$G158];[.$J158];[.$M158];[.$P158];[.$S158];[.$V158])=[.D158];&quot;CDU&quot;;&quot;&quot;);IF(MAX([.$D158];[.$G158];[.$J158];[.$M158];[.$P158];[.$S158];[.$V158])=[.G158];&quot;SPD&quot;;&quot;&quot;);IF(MAX([.$D158];[.$G158];[.$J158];[.$M158];[.$P158];[.$S158];[.$V158])=[.J158];&quot;DIE LINKE&quot;;&quot;&quot;);IF(MAX([.$D158];[.$G158];[.$J158];[.$M158];[.$P158];[.$S158];[.$V158])=[.M158];&quot;GRÜNE&quot;;&quot;&quot;);IF(MAX([.$D158];[.$G158];[.$J158];[.$M158];[.$P158];[.$S158];[.$V158])=[.P158];&quot;CSU&quot;;&quot;&quot;);IF(MAX([.$D158];[.$G158];[.$J158];[.$M158];[.$P158];[.$S158];[.$V158])=[.S158];&quot;FDP&quot;;&quot;&quot;);IF(MAX([.$D158];[.$G158];[.$J158];[.$M158];[.$P158];[.$S158];[.$V158])=[.V158];&quot;AfD&quot;;&quot;&quot;))" office:value-type="string" office:string-value="SPD">
            <text:p>SPD</text:p>
          </table:table-cell>
          <table:table-cell table:formula="of:=SUM([.E158]+[.H158]+[.K158]+[.N158]+[.Q158]+[.T158]+[.W158])" office:value-type="float" office:value="148277">
            <text:p>148,277</text:p>
          </table:table-cell>
          <table:table-cell table:style-name="ce9" office:value-type="float" office:value="43773">
            <text:p>43,773</text:p>
          </table:table-cell>
          <table:table-cell table:style-name="ce9" office:value-type="float" office:value="39580">
            <text:p>39,580</text:p>
          </table:table-cell>
          <table:table-cell table:style-name="ce9"/>
          <table:table-cell table:style-name="ce9" office:value-type="float" office:value="57655">
            <text:p>57,655</text:p>
          </table:table-cell>
          <table:table-cell table:style-name="ce9" office:value-type="float" office:value="46243">
            <text:p>46,243</text:p>
          </table:table-cell>
          <table:table-cell table:style-name="ce9"/>
          <table:table-cell table:style-name="ce9" office:value-type="float" office:value="15462">
            <text:p>15,462</text:p>
          </table:table-cell>
          <table:table-cell table:style-name="ce9" office:value-type="float" office:value="15953">
            <text:p>15,953</text:p>
          </table:table-cell>
          <table:table-cell table:style-name="ce9"/>
          <table:table-cell table:style-name="ce9" office:value-type="float" office:value="11937">
            <text:p>11,937</text:p>
          </table:table-cell>
          <table:table-cell table:style-name="ce9" office:value-type="float" office:value="13862">
            <text:p>13,86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923">
            <text:p>10,923</text:p>
          </table:table-cell>
          <table:table-cell table:style-name="ce9" office:value-type="float" office:value="17449">
            <text:p>17,449</text:p>
          </table:table-cell>
          <table:table-cell table:style-name="ce9"/>
          <table:table-cell table:style-name="ce9" office:value-type="float" office:value="14775">
            <text:p>14,775</text:p>
          </table:table-cell>
          <table:table-cell table:style-name="ce9" office:value-type="float" office:value="15190">
            <text:p>15,19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1">
            <text:p>141</text:p>
          </table:table-cell>
          <table:table-cell table:style-name="ce19" table:formula="of:=CONCATENATE(IF(MAX([.$D159];[.$G159];[.$J159];[.$M159];[.$P159];[.$S159];[.$V159])=[.D159];&quot;CDU&quot;;&quot;&quot;);IF(MAX([.$D159];[.$G159];[.$J159];[.$M159];[.$P159];[.$S159];[.$V159])=[.G159];&quot;SPD&quot;;&quot;&quot;);IF(MAX([.$D159];[.$G159];[.$J159];[.$M159];[.$P159];[.$S159];[.$V159])=[.J159];&quot;DIE LINKE&quot;;&quot;&quot;);IF(MAX([.$D159];[.$G159];[.$J159];[.$M159];[.$P159];[.$S159];[.$V159])=[.M159];&quot;GRÜNE&quot;;&quot;&quot;);IF(MAX([.$D159];[.$G159];[.$J159];[.$M159];[.$P159];[.$S159];[.$V159])=[.P159];&quot;CSU&quot;;&quot;&quot;);IF(MAX([.$D159];[.$G159];[.$J159];[.$M159];[.$P159];[.$S159];[.$V159])=[.S159];&quot;FDP&quot;;&quot;&quot;);IF(MAX([.$D159];[.$G159];[.$J159];[.$M159];[.$P159];[.$S159];[.$V159])=[.V159];&quot;AfD&quot;;&quot;&quot;))" office:value-type="string" office:string-value="SPD">
            <text:p>SPD</text:p>
          </table:table-cell>
          <table:table-cell table:formula="of:=SUM([.E159]+[.H159]+[.K159]+[.N159]+[.Q159]+[.T159]+[.W159])" office:value-type="float" office:value="119776">
            <text:p>119,776</text:p>
          </table:table-cell>
          <table:table-cell table:style-name="ce9" office:value-type="float" office:value="30361">
            <text:p>30,361</text:p>
          </table:table-cell>
          <table:table-cell table:style-name="ce9" office:value-type="float" office:value="29629">
            <text:p>29,629</text:p>
          </table:table-cell>
          <table:table-cell table:style-name="ce9"/>
          <table:table-cell table:style-name="ce9" office:value-type="float" office:value="52672">
            <text:p>52,672</text:p>
          </table:table-cell>
          <table:table-cell table:style-name="ce9" office:value-type="float" office:value="43312">
            <text:p>43,312</text:p>
          </table:table-cell>
          <table:table-cell table:style-name="ce9"/>
          <table:table-cell table:style-name="ce9" office:value-type="float" office:value="10064">
            <text:p>10,064</text:p>
          </table:table-cell>
          <table:table-cell table:style-name="ce9" office:value-type="float" office:value="10860">
            <text:p>10,860</text:p>
          </table:table-cell>
          <table:table-cell table:style-name="ce9"/>
          <table:table-cell table:style-name="ce9" office:value-type="float" office:value="6992">
            <text:p>6,992</text:p>
          </table:table-cell>
          <table:table-cell table:style-name="ce9" office:value-type="float" office:value="7414">
            <text:p>7,41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448">
            <text:p>8,448</text:p>
          </table:table-cell>
          <table:table-cell table:style-name="ce9" office:value-type="float" office:value="11560">
            <text:p>11,560</text:p>
          </table:table-cell>
          <table:table-cell table:style-name="ce9"/>
          <table:table-cell table:style-name="ce9" office:value-type="float" office:value="16799">
            <text:p>16,799</text:p>
          </table:table-cell>
          <table:table-cell table:style-name="ce9" office:value-type="float" office:value="17001">
            <text:p>17,0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2">
            <text:p>142</text:p>
          </table:table-cell>
          <table:table-cell table:style-name="ce19" table:formula="of:=CONCATENATE(IF(MAX([.$D160];[.$G160];[.$J160];[.$M160];[.$P160];[.$S160];[.$V160])=[.D160];&quot;CDU&quot;;&quot;&quot;);IF(MAX([.$D160];[.$G160];[.$J160];[.$M160];[.$P160];[.$S160];[.$V160])=[.G160];&quot;SPD&quot;;&quot;&quot;);IF(MAX([.$D160];[.$G160];[.$J160];[.$M160];[.$P160];[.$S160];[.$V160])=[.J160];&quot;DIE LINKE&quot;;&quot;&quot;);IF(MAX([.$D160];[.$G160];[.$J160];[.$M160];[.$P160];[.$S160];[.$V160])=[.M160];&quot;GRÜNE&quot;;&quot;&quot;);IF(MAX([.$D160];[.$G160];[.$J160];[.$M160];[.$P160];[.$S160];[.$V160])=[.P160];&quot;CSU&quot;;&quot;&quot;);IF(MAX([.$D160];[.$G160];[.$J160];[.$M160];[.$P160];[.$S160];[.$V160])=[.S160];&quot;FDP&quot;;&quot;&quot;);IF(MAX([.$D160];[.$G160];[.$J160];[.$M160];[.$P160];[.$S160];[.$V160])=[.V160];&quot;AfD&quot;;&quot;&quot;))" office:value-type="string" office:string-value="SPD">
            <text:p>SPD</text:p>
          </table:table-cell>
          <table:table-cell table:formula="of:=SUM([.E160]+[.H160]+[.K160]+[.N160]+[.Q160]+[.T160]+[.W160])" office:value-type="float" office:value="146989">
            <text:p>146,989</text:p>
          </table:table-cell>
          <table:table-cell table:style-name="ce9" office:value-type="float" office:value="44228">
            <text:p>44,228</text:p>
          </table:table-cell>
          <table:table-cell table:style-name="ce9" office:value-type="float" office:value="37967">
            <text:p>37,967</text:p>
          </table:table-cell>
          <table:table-cell table:style-name="ce9"/>
          <table:table-cell table:style-name="ce9" office:value-type="float" office:value="59990">
            <text:p>59,990</text:p>
          </table:table-cell>
          <table:table-cell table:style-name="ce9" office:value-type="float" office:value="46424">
            <text:p>46,424</text:p>
          </table:table-cell>
          <table:table-cell table:style-name="ce9"/>
          <table:table-cell table:style-name="ce9" office:value-type="float" office:value="11874">
            <text:p>11,874</text:p>
          </table:table-cell>
          <table:table-cell table:style-name="ce9" office:value-type="float" office:value="15506">
            <text:p>15,506</text:p>
          </table:table-cell>
          <table:table-cell table:style-name="ce9"/>
          <table:table-cell table:style-name="ce9" office:value-type="float" office:value="11281">
            <text:p>11,281</text:p>
          </table:table-cell>
          <table:table-cell table:style-name="ce9" office:value-type="float" office:value="14702">
            <text:p>14,70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063">
            <text:p>9,063</text:p>
          </table:table-cell>
          <table:table-cell table:style-name="ce9" office:value-type="float" office:value="17193">
            <text:p>17,193</text:p>
          </table:table-cell>
          <table:table-cell table:style-name="ce9"/>
          <table:table-cell table:style-name="ce9" office:value-type="float" office:value="14644">
            <text:p>14,644</text:p>
          </table:table-cell>
          <table:table-cell table:style-name="ce9" office:value-type="float" office:value="15197">
            <text:p>15,19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3">
            <text:p>143</text:p>
          </table:table-cell>
          <table:table-cell table:style-name="ce19" table:formula="of:=CONCATENATE(IF(MAX([.$D161];[.$G161];[.$J161];[.$M161];[.$P161];[.$S161];[.$V161])=[.D161];&quot;CDU&quot;;&quot;&quot;);IF(MAX([.$D161];[.$G161];[.$J161];[.$M161];[.$P161];[.$S161];[.$V161])=[.G161];&quot;SPD&quot;;&quot;&quot;);IF(MAX([.$D161];[.$G161];[.$J161];[.$M161];[.$P161];[.$S161];[.$V161])=[.J161];&quot;DIE LINKE&quot;;&quot;&quot;);IF(MAX([.$D161];[.$G161];[.$J161];[.$M161];[.$P161];[.$S161];[.$V161])=[.M161];&quot;GRÜNE&quot;;&quot;&quot;);IF(MAX([.$D161];[.$G161];[.$J161];[.$M161];[.$P161];[.$S161];[.$V161])=[.P161];&quot;CSU&quot;;&quot;&quot;);IF(MAX([.$D161];[.$G161];[.$J161];[.$M161];[.$P161];[.$S161];[.$V161])=[.S161];&quot;FDP&quot;;&quot;&quot;);IF(MAX([.$D161];[.$G161];[.$J161];[.$M161];[.$P161];[.$S161];[.$V161])=[.V161];&quot;AfD&quot;;&quot;&quot;))" office:value-type="string" office:string-value="SPD">
            <text:p>SPD</text:p>
          </table:table-cell>
          <table:table-cell table:formula="of:=SUM([.E161]+[.H161]+[.K161]+[.N161]+[.Q161]+[.T161]+[.W161])" office:value-type="float" office:value="135362">
            <text:p>135,362</text:p>
          </table:table-cell>
          <table:table-cell table:style-name="ce9" office:value-type="float" office:value="39933">
            <text:p>39,933</text:p>
          </table:table-cell>
          <table:table-cell table:style-name="ce9" office:value-type="float" office:value="34822">
            <text:p>34,822</text:p>
          </table:table-cell>
          <table:table-cell table:style-name="ce9"/>
          <table:table-cell table:style-name="ce9" office:value-type="float" office:value="55038">
            <text:p>55,038</text:p>
          </table:table-cell>
          <table:table-cell table:style-name="ce9" office:value-type="float" office:value="46513">
            <text:p>46,513</text:p>
          </table:table-cell>
          <table:table-cell table:style-name="ce9"/>
          <table:table-cell table:style-name="ce9" office:value-type="float" office:value="12242">
            <text:p>12,242</text:p>
          </table:table-cell>
          <table:table-cell table:style-name="ce9" office:value-type="float" office:value="12924">
            <text:p>12,924</text:p>
          </table:table-cell>
          <table:table-cell table:style-name="ce9"/>
          <table:table-cell table:style-name="ce9" office:value-type="float" office:value="9047">
            <text:p>9,047</text:p>
          </table:table-cell>
          <table:table-cell table:style-name="ce9" office:value-type="float" office:value="10190">
            <text:p>10,19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031">
            <text:p>9,031</text:p>
          </table:table-cell>
          <table:table-cell table:style-name="ce9" office:value-type="float" office:value="15403">
            <text:p>15,403</text:p>
          </table:table-cell>
          <table:table-cell table:style-name="ce9"/>
          <table:table-cell table:style-name="ce9" office:value-type="float" office:value="15074">
            <text:p>15,074</text:p>
          </table:table-cell>
          <table:table-cell table:style-name="ce9" office:value-type="float" office:value="15510">
            <text:p>15,51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4">
            <text:p>144</text:p>
          </table:table-cell>
          <table:table-cell table:style-name="ce19" table:formula="of:=CONCATENATE(IF(MAX([.$D162];[.$G162];[.$J162];[.$M162];[.$P162];[.$S162];[.$V162])=[.D162];&quot;CDU&quot;;&quot;&quot;);IF(MAX([.$D162];[.$G162];[.$J162];[.$M162];[.$P162];[.$S162];[.$V162])=[.G162];&quot;SPD&quot;;&quot;&quot;);IF(MAX([.$D162];[.$G162];[.$J162];[.$M162];[.$P162];[.$S162];[.$V162])=[.J162];&quot;DIE LINKE&quot;;&quot;&quot;);IF(MAX([.$D162];[.$G162];[.$J162];[.$M162];[.$P162];[.$S162];[.$V162])=[.M162];&quot;GRÜNE&quot;;&quot;&quot;);IF(MAX([.$D162];[.$G162];[.$J162];[.$M162];[.$P162];[.$S162];[.$V162])=[.P162];&quot;CSU&quot;;&quot;&quot;);IF(MAX([.$D162];[.$G162];[.$J162];[.$M162];[.$P162];[.$S162];[.$V162])=[.S162];&quot;FDP&quot;;&quot;&quot;);IF(MAX([.$D162];[.$G162];[.$J162];[.$M162];[.$P162];[.$S162];[.$V162])=[.V162];&quot;AfD&quot;;&quot;&quot;))" office:value-type="string" office:string-value="SPD">
            <text:p>SPD</text:p>
          </table:table-cell>
          <table:table-cell table:formula="of:=SUM([.E162]+[.H162]+[.K162]+[.N162]+[.Q162]+[.T162]+[.W162])" office:value-type="float" office:value="143354">
            <text:p>143,354</text:p>
          </table:table-cell>
          <table:table-cell table:style-name="ce9" office:value-type="float" office:value="47452">
            <text:p>47,452</text:p>
          </table:table-cell>
          <table:table-cell table:style-name="ce9" office:value-type="float" office:value="40697">
            <text:p>40,697</text:p>
          </table:table-cell>
          <table:table-cell table:style-name="ce9"/>
          <table:table-cell table:style-name="ce9" office:value-type="float" office:value="58019">
            <text:p>58,019</text:p>
          </table:table-cell>
          <table:table-cell table:style-name="ce9" office:value-type="float" office:value="50205">
            <text:p>50,205</text:p>
          </table:table-cell>
          <table:table-cell table:style-name="ce9"/>
          <table:table-cell table:style-name="ce9" office:value-type="float" office:value="8048">
            <text:p>8,048</text:p>
          </table:table-cell>
          <table:table-cell table:style-name="ce9" office:value-type="float" office:value="10313">
            <text:p>10,313</text:p>
          </table:table-cell>
          <table:table-cell table:style-name="ce9"/>
          <table:table-cell table:style-name="ce9" office:value-type="float" office:value="9600">
            <text:p>9,600</text:p>
          </table:table-cell>
          <table:table-cell table:style-name="ce9" office:value-type="float" office:value="10254">
            <text:p>10,25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635">
            <text:p>9,635</text:p>
          </table:table-cell>
          <table:table-cell table:style-name="ce9" office:value-type="float" office:value="17196">
            <text:p>17,196</text:p>
          </table:table-cell>
          <table:table-cell table:style-name="ce9"/>
          <table:table-cell table:style-name="ce9" office:value-type="float" office:value="13558">
            <text:p>13,558</text:p>
          </table:table-cell>
          <table:table-cell table:style-name="ce9" office:value-type="float" office:value="14689">
            <text:p>14,68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5">
            <text:p>145</text:p>
          </table:table-cell>
          <table:table-cell table:style-name="ce19" table:formula="of:=CONCATENATE(IF(MAX([.$D163];[.$G163];[.$J163];[.$M163];[.$P163];[.$S163];[.$V163])=[.D163];&quot;CDU&quot;;&quot;&quot;);IF(MAX([.$D163];[.$G163];[.$J163];[.$M163];[.$P163];[.$S163];[.$V163])=[.G163];&quot;SPD&quot;;&quot;&quot;);IF(MAX([.$D163];[.$G163];[.$J163];[.$M163];[.$P163];[.$S163];[.$V163])=[.J163];&quot;DIE LINKE&quot;;&quot;&quot;);IF(MAX([.$D163];[.$G163];[.$J163];[.$M163];[.$P163];[.$S163];[.$V163])=[.M163];&quot;GRÜNE&quot;;&quot;&quot;);IF(MAX([.$D163];[.$G163];[.$J163];[.$M163];[.$P163];[.$S163];[.$V163])=[.P163];&quot;CSU&quot;;&quot;&quot;);IF(MAX([.$D163];[.$G163];[.$J163];[.$M163];[.$P163];[.$S163];[.$V163])=[.S163];&quot;FDP&quot;;&quot;&quot;);IF(MAX([.$D163];[.$G163];[.$J163];[.$M163];[.$P163];[.$S163];[.$V163])=[.V163];&quot;AfD&quot;;&quot;&quot;))" office:value-type="string" office:string-value="SPD">
            <text:p>SPD</text:p>
          </table:table-cell>
          <table:table-cell table:formula="of:=SUM([.E163]+[.H163]+[.K163]+[.N163]+[.Q163]+[.T163]+[.W163])" office:value-type="float" office:value="162463">
            <text:p>162,463</text:p>
          </table:table-cell>
          <table:table-cell table:style-name="ce9" office:value-type="float" office:value="59700">
            <text:p>59,700</text:p>
          </table:table-cell>
          <table:table-cell table:style-name="ce9" office:value-type="float" office:value="51475">
            <text:p>51,475</text:p>
          </table:table-cell>
          <table:table-cell table:style-name="ce9"/>
          <table:table-cell table:style-name="ce9" office:value-type="float" office:value="61717">
            <text:p>61,717</text:p>
          </table:table-cell>
          <table:table-cell table:style-name="ce9" office:value-type="float" office:value="53467">
            <text:p>53,467</text:p>
          </table:table-cell>
          <table:table-cell table:style-name="ce9"/>
          <table:table-cell table:style-name="ce9" office:value-type="float" office:value="9949">
            <text:p>9,949</text:p>
          </table:table-cell>
          <table:table-cell table:style-name="ce9" office:value-type="float" office:value="11837">
            <text:p>11,837</text:p>
          </table:table-cell>
          <table:table-cell table:style-name="ce9"/>
          <table:table-cell table:style-name="ce9" office:value-type="float" office:value="7409">
            <text:p>7,409</text:p>
          </table:table-cell>
          <table:table-cell table:style-name="ce9" office:value-type="float" office:value="8938">
            <text:p>8,93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970">
            <text:p>9,970</text:p>
          </table:table-cell>
          <table:table-cell table:style-name="ce9" office:value-type="float" office:value="17678">
            <text:p>17,678</text:p>
          </table:table-cell>
          <table:table-cell table:style-name="ce9"/>
          <table:table-cell table:style-name="ce9" office:value-type="float" office:value="17713">
            <text:p>17,713</text:p>
          </table:table-cell>
          <table:table-cell table:style-name="ce9" office:value-type="float" office:value="19068">
            <text:p>19,06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6">
            <text:p>146</text:p>
          </table:table-cell>
          <table:table-cell table:style-name="ce19" table:formula="of:=CONCATENATE(IF(MAX([.$D164];[.$G164];[.$J164];[.$M164];[.$P164];[.$S164];[.$V164])=[.D164];&quot;CDU&quot;;&quot;&quot;);IF(MAX([.$D164];[.$G164];[.$J164];[.$M164];[.$P164];[.$S164];[.$V164])=[.G164];&quot;SPD&quot;;&quot;&quot;);IF(MAX([.$D164];[.$G164];[.$J164];[.$M164];[.$P164];[.$S164];[.$V164])=[.J164];&quot;DIE LINKE&quot;;&quot;&quot;);IF(MAX([.$D164];[.$G164];[.$J164];[.$M164];[.$P164];[.$S164];[.$V164])=[.M164];&quot;GRÜNE&quot;;&quot;&quot;);IF(MAX([.$D164];[.$G164];[.$J164];[.$M164];[.$P164];[.$S164];[.$V164])=[.P164];&quot;CSU&quot;;&quot;&quot;);IF(MAX([.$D164];[.$G164];[.$J164];[.$M164];[.$P164];[.$S164];[.$V164])=[.S164];&quot;FDP&quot;;&quot;&quot;);IF(MAX([.$D164];[.$G164];[.$J164];[.$M164];[.$P164];[.$S164];[.$V164])=[.V164];&quot;AfD&quot;;&quot;&quot;))" office:value-type="string" office:string-value="CDU">
            <text:p>CDU</text:p>
          </table:table-cell>
          <table:table-cell table:formula="of:=SUM([.E164]+[.H164]+[.K164]+[.N164]+[.Q164]+[.T164]+[.W164])" office:value-type="float" office:value="167834">
            <text:p>167,834</text:p>
          </table:table-cell>
          <table:table-cell table:style-name="ce9" office:value-type="float" office:value="73595">
            <text:p>73,595</text:p>
          </table:table-cell>
          <table:table-cell table:style-name="ce9" office:value-type="float" office:value="62764">
            <text:p>62,764</text:p>
          </table:table-cell>
          <table:table-cell table:style-name="ce9"/>
          <table:table-cell table:style-name="ce9" office:value-type="float" office:value="50458">
            <text:p>50,458</text:p>
          </table:table-cell>
          <table:table-cell table:style-name="ce9" office:value-type="float" office:value="43184">
            <text:p>43,184</text:p>
          </table:table-cell>
          <table:table-cell table:style-name="ce9"/>
          <table:table-cell table:style-name="ce9" office:value-type="float" office:value="9756">
            <text:p>9,756</text:p>
          </table:table-cell>
          <table:table-cell table:style-name="ce9" office:value-type="float" office:value="11702">
            <text:p>11,702</text:p>
          </table:table-cell>
          <table:table-cell table:style-name="ce9"/>
          <table:table-cell table:style-name="ce9" office:value-type="float" office:value="9459">
            <text:p>9,459</text:p>
          </table:table-cell>
          <table:table-cell table:style-name="ce9" office:value-type="float" office:value="10723">
            <text:p>10,72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681">
            <text:p>13,681</text:p>
          </table:table-cell>
          <table:table-cell table:style-name="ce9" office:value-type="float" office:value="23296">
            <text:p>23,296</text:p>
          </table:table-cell>
          <table:table-cell table:style-name="ce9"/>
          <table:table-cell table:style-name="ce9" office:value-type="float" office:value="15311">
            <text:p>15,311</text:p>
          </table:table-cell>
          <table:table-cell table:style-name="ce9" office:value-type="float" office:value="16165">
            <text:p>16,16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7">
            <text:p>147</text:p>
          </table:table-cell>
          <table:table-cell table:style-name="ce19" table:formula="of:=CONCATENATE(IF(MAX([.$D165];[.$G165];[.$J165];[.$M165];[.$P165];[.$S165];[.$V165])=[.D165];&quot;CDU&quot;;&quot;&quot;);IF(MAX([.$D165];[.$G165];[.$J165];[.$M165];[.$P165];[.$S165];[.$V165])=[.G165];&quot;SPD&quot;;&quot;&quot;);IF(MAX([.$D165];[.$G165];[.$J165];[.$M165];[.$P165];[.$S165];[.$V165])=[.J165];&quot;DIE LINKE&quot;;&quot;&quot;);IF(MAX([.$D165];[.$G165];[.$J165];[.$M165];[.$P165];[.$S165];[.$V165])=[.M165];&quot;GRÜNE&quot;;&quot;&quot;);IF(MAX([.$D165];[.$G165];[.$J165];[.$M165];[.$P165];[.$S165];[.$V165])=[.P165];&quot;CSU&quot;;&quot;&quot;);IF(MAX([.$D165];[.$G165];[.$J165];[.$M165];[.$P165];[.$S165];[.$V165])=[.S165];&quot;FDP&quot;;&quot;&quot;);IF(MAX([.$D165];[.$G165];[.$J165];[.$M165];[.$P165];[.$S165];[.$V165])=[.V165];&quot;AfD&quot;;&quot;&quot;))" office:value-type="string" office:string-value="CDU">
            <text:p>CDU</text:p>
          </table:table-cell>
          <table:table-cell table:formula="of:=SUM([.E165]+[.H165]+[.K165]+[.N165]+[.Q165]+[.T165]+[.W165])" office:value-type="float" office:value="148032">
            <text:p>148,032</text:p>
          </table:table-cell>
          <table:table-cell table:style-name="ce9" office:value-type="float" office:value="73185">
            <text:p>73,185</text:p>
          </table:table-cell>
          <table:table-cell table:style-name="ce9" office:value-type="float" office:value="63651">
            <text:p>63,651</text:p>
          </table:table-cell>
          <table:table-cell table:style-name="ce9"/>
          <table:table-cell table:style-name="ce9" office:value-type="float" office:value="41047">
            <text:p>41,047</text:p>
          </table:table-cell>
          <table:table-cell table:style-name="ce9" office:value-type="float" office:value="34865">
            <text:p>34,865</text:p>
          </table:table-cell>
          <table:table-cell table:style-name="ce9"/>
          <table:table-cell table:style-name="ce9" office:value-type="float" office:value="6452">
            <text:p>6,452</text:p>
          </table:table-cell>
          <table:table-cell table:style-name="ce9" office:value-type="float" office:value="8183">
            <text:p>8,183</text:p>
          </table:table-cell>
          <table:table-cell table:style-name="ce9"/>
          <table:table-cell table:style-name="ce9" office:value-type="float" office:value="6476">
            <text:p>6,476</text:p>
          </table:table-cell>
          <table:table-cell table:style-name="ce9" office:value-type="float" office:value="7198">
            <text:p>7,1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893">
            <text:p>12,893</text:p>
          </table:table-cell>
          <table:table-cell table:style-name="ce9" office:value-type="float" office:value="21919">
            <text:p>21,919</text:p>
          </table:table-cell>
          <table:table-cell table:style-name="ce9"/>
          <table:table-cell table:style-name="ce9" office:value-type="float" office:value="11115">
            <text:p>11,115</text:p>
          </table:table-cell>
          <table:table-cell table:style-name="ce9" office:value-type="float" office:value="12216">
            <text:p>12,21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8">
            <text:p>148</text:p>
          </table:table-cell>
          <table:table-cell table:style-name="ce19" table:formula="of:=CONCATENATE(IF(MAX([.$D166];[.$G166];[.$J166];[.$M166];[.$P166];[.$S166];[.$V166])=[.D166];&quot;CDU&quot;;&quot;&quot;);IF(MAX([.$D166];[.$G166];[.$J166];[.$M166];[.$P166];[.$S166];[.$V166])=[.G166];&quot;SPD&quot;;&quot;&quot;);IF(MAX([.$D166];[.$G166];[.$J166];[.$M166];[.$P166];[.$S166];[.$V166])=[.J166];&quot;DIE LINKE&quot;;&quot;&quot;);IF(MAX([.$D166];[.$G166];[.$J166];[.$M166];[.$P166];[.$S166];[.$V166])=[.M166];&quot;GRÜNE&quot;;&quot;&quot;);IF(MAX([.$D166];[.$G166];[.$J166];[.$M166];[.$P166];[.$S166];[.$V166])=[.P166];&quot;CSU&quot;;&quot;&quot;);IF(MAX([.$D166];[.$G166];[.$J166];[.$M166];[.$P166];[.$S166];[.$V166])=[.S166];&quot;FDP&quot;;&quot;&quot;);IF(MAX([.$D166];[.$G166];[.$J166];[.$M166];[.$P166];[.$S166];[.$V166])=[.V166];&quot;AfD&quot;;&quot;&quot;))" office:value-type="string" office:string-value="CDU">
            <text:p>CDU</text:p>
          </table:table-cell>
          <table:table-cell table:formula="of:=SUM([.E166]+[.H166]+[.K166]+[.N166]+[.Q166]+[.T166]+[.W166])" office:value-type="float" office:value="154959">
            <text:p>154,959</text:p>
          </table:table-cell>
          <table:table-cell table:style-name="ce9" office:value-type="float" office:value="64484">
            <text:p>64,484</text:p>
          </table:table-cell>
          <table:table-cell table:style-name="ce9" office:value-type="float" office:value="54648">
            <text:p>54,648</text:p>
          </table:table-cell>
          <table:table-cell table:style-name="ce9"/>
          <table:table-cell table:style-name="ce9" office:value-type="float" office:value="48560">
            <text:p>48,560</text:p>
          </table:table-cell>
          <table:table-cell table:style-name="ce9" office:value-type="float" office:value="42551">
            <text:p>42,551</text:p>
          </table:table-cell>
          <table:table-cell table:style-name="ce9"/>
          <table:table-cell table:style-name="ce9" office:value-type="float" office:value="9554">
            <text:p>9,554</text:p>
          </table:table-cell>
          <table:table-cell table:style-name="ce9" office:value-type="float" office:value="12624">
            <text:p>12,624</text:p>
          </table:table-cell>
          <table:table-cell table:style-name="ce9"/>
          <table:table-cell table:style-name="ce9" office:value-type="float" office:value="6885">
            <text:p>6,885</text:p>
          </table:table-cell>
          <table:table-cell table:style-name="ce9" office:value-type="float" office:value="8857">
            <text:p>8,85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42">
            <text:p>11,742</text:p>
          </table:table-cell>
          <table:table-cell table:style-name="ce9" office:value-type="float" office:value="19125">
            <text:p>19,125</text:p>
          </table:table-cell>
          <table:table-cell table:style-name="ce9"/>
          <table:table-cell table:style-name="ce9" office:value-type="float" office:value="15728">
            <text:p>15,728</text:p>
          </table:table-cell>
          <table:table-cell table:style-name="ce9" office:value-type="float" office:value="17154">
            <text:p>17,15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49">
            <text:p>149</text:p>
          </table:table-cell>
          <table:table-cell table:style-name="ce19" table:formula="of:=CONCATENATE(IF(MAX([.$D167];[.$G167];[.$J167];[.$M167];[.$P167];[.$S167];[.$V167])=[.D167];&quot;CDU&quot;;&quot;&quot;);IF(MAX([.$D167];[.$G167];[.$J167];[.$M167];[.$P167];[.$S167];[.$V167])=[.G167];&quot;SPD&quot;;&quot;&quot;);IF(MAX([.$D167];[.$G167];[.$J167];[.$M167];[.$P167];[.$S167];[.$V167])=[.J167];&quot;DIE LINKE&quot;;&quot;&quot;);IF(MAX([.$D167];[.$G167];[.$J167];[.$M167];[.$P167];[.$S167];[.$V167])=[.M167];&quot;GRÜNE&quot;;&quot;&quot;);IF(MAX([.$D167];[.$G167];[.$J167];[.$M167];[.$P167];[.$S167];[.$V167])=[.P167];&quot;CSU&quot;;&quot;&quot;);IF(MAX([.$D167];[.$G167];[.$J167];[.$M167];[.$P167];[.$S167];[.$V167])=[.S167];&quot;FDP&quot;;&quot;&quot;);IF(MAX([.$D167];[.$G167];[.$J167];[.$M167];[.$P167];[.$S167];[.$V167])=[.V167];&quot;AfD&quot;;&quot;&quot;))" office:value-type="string" office:string-value="CDU">
            <text:p>CDU</text:p>
          </table:table-cell>
          <table:table-cell table:formula="of:=SUM([.E167]+[.H167]+[.K167]+[.N167]+[.Q167]+[.T167]+[.W167])" office:value-type="float" office:value="146339">
            <text:p>146,339</text:p>
          </table:table-cell>
          <table:table-cell table:style-name="ce9" office:value-type="float" office:value="72158">
            <text:p>72,158</text:p>
          </table:table-cell>
          <table:table-cell table:style-name="ce9" office:value-type="float" office:value="61394">
            <text:p>61,394</text:p>
          </table:table-cell>
          <table:table-cell table:style-name="ce9"/>
          <table:table-cell table:style-name="ce9" office:value-type="float" office:value="39699">
            <text:p>39,699</text:p>
          </table:table-cell>
          <table:table-cell table:style-name="ce9" office:value-type="float" office:value="35269">
            <text:p>35,269</text:p>
          </table:table-cell>
          <table:table-cell table:style-name="ce9"/>
          <table:table-cell table:style-name="ce9" office:value-type="float" office:value="7197">
            <text:p>7,197</text:p>
          </table:table-cell>
          <table:table-cell table:style-name="ce9" office:value-type="float" office:value="8205">
            <text:p>8,205</text:p>
          </table:table-cell>
          <table:table-cell table:style-name="ce9"/>
          <table:table-cell table:style-name="ce9" office:value-type="float" office:value="5170">
            <text:p>5,170</text:p>
          </table:table-cell>
          <table:table-cell table:style-name="ce9" office:value-type="float" office:value="6866">
            <text:p>6,86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230">
            <text:p>13,230</text:p>
          </table:table-cell>
          <table:table-cell table:style-name="ce9" office:value-type="float" office:value="20758">
            <text:p>20,758</text:p>
          </table:table-cell>
          <table:table-cell table:style-name="ce9"/>
          <table:table-cell table:style-name="ce9" office:value-type="float" office:value="13306">
            <text:p>13,306</text:p>
          </table:table-cell>
          <table:table-cell table:style-name="ce9" office:value-type="float" office:value="13847">
            <text:p>13,84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0">
            <text:p>150</text:p>
          </table:table-cell>
          <table:table-cell table:style-name="ce19" table:formula="of:=CONCATENATE(IF(MAX([.$D168];[.$G168];[.$J168];[.$M168];[.$P168];[.$S168];[.$V168])=[.D168];&quot;CDU&quot;;&quot;&quot;);IF(MAX([.$D168];[.$G168];[.$J168];[.$M168];[.$P168];[.$S168];[.$V168])=[.G168];&quot;SPD&quot;;&quot;&quot;);IF(MAX([.$D168];[.$G168];[.$J168];[.$M168];[.$P168];[.$S168];[.$V168])=[.J168];&quot;DIE LINKE&quot;;&quot;&quot;);IF(MAX([.$D168];[.$G168];[.$J168];[.$M168];[.$P168];[.$S168];[.$V168])=[.M168];&quot;GRÜNE&quot;;&quot;&quot;);IF(MAX([.$D168];[.$G168];[.$J168];[.$M168];[.$P168];[.$S168];[.$V168])=[.P168];&quot;CSU&quot;;&quot;&quot;);IF(MAX([.$D168];[.$G168];[.$J168];[.$M168];[.$P168];[.$S168];[.$V168])=[.S168];&quot;FDP&quot;;&quot;&quot;);IF(MAX([.$D168];[.$G168];[.$J168];[.$M168];[.$P168];[.$S168];[.$V168])=[.V168];&quot;AfD&quot;;&quot;&quot;))" office:value-type="string" office:string-value="SPD">
            <text:p>SPD</text:p>
          </table:table-cell>
          <table:table-cell table:formula="of:=SUM([.E168]+[.H168]+[.K168]+[.N168]+[.Q168]+[.T168]+[.W168])" office:value-type="float" office:value="138757">
            <text:p>138,757</text:p>
          </table:table-cell>
          <table:table-cell table:style-name="ce9" office:value-type="float" office:value="53714">
            <text:p>53,714</text:p>
          </table:table-cell>
          <table:table-cell table:style-name="ce9" office:value-type="float" office:value="49061">
            <text:p>49,061</text:p>
          </table:table-cell>
          <table:table-cell table:style-name="ce9"/>
          <table:table-cell table:style-name="ce9" office:value-type="float" office:value="54890">
            <text:p>54,890</text:p>
          </table:table-cell>
          <table:table-cell table:style-name="ce9" office:value-type="float" office:value="37193">
            <text:p>37,193</text:p>
          </table:table-cell>
          <table:table-cell table:style-name="ce9"/>
          <table:table-cell table:style-name="ce9" office:value-type="float" office:value="11113">
            <text:p>11,113</text:p>
          </table:table-cell>
          <table:table-cell table:style-name="ce9" office:value-type="float" office:value="9427">
            <text:p>9,427</text:p>
          </table:table-cell>
          <table:table-cell table:style-name="ce9"/>
          <table:table-cell table:style-name="ce9" office:value-type="float" office:value="5356">
            <text:p>5,356</text:p>
          </table:table-cell>
          <table:table-cell table:style-name="ce9" office:value-type="float" office:value="7060">
            <text:p>7,06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221">
            <text:p>15,221</text:p>
          </table:table-cell>
          <table:table-cell table:style-name="ce9" office:value-type="float" office:value="19328">
            <text:p>19,328</text:p>
          </table:table-cell>
          <table:table-cell table:style-name="ce9"/>
          <table:table-cell table:style-name="ce9"/>
          <table:table-cell table:style-name="ce9" office:value-type="float" office:value="16688">
            <text:p>16,68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Nordrhein-Westfalen</text:p>
          </table:table-cell>
          <table:table-cell table:style-name="ce4"/>
          <table:table-cell table:style-name="ce10" table:formula="of:=SUM([.C105:.C168])" office:value-type="float" office:value="9475240">
            <text:p>9,475,240</text:p>
          </table:table-cell>
          <table:table-cell table:style-name="ce10" table:formula="of:=SUM([.D105:.D168])" office:value-type="float" office:value="3756952">
            <text:p>3,756,952</text:p>
          </table:table-cell>
          <table:table-cell table:style-name="ce10" table:formula="of:=SUM([.E105:.E168])" office:value-type="float" office:value="3214013">
            <text:p>3,214,013</text:p>
          </table:table-cell>
          <table:table-cell table:style-name="ce13" table:formula="of:=SUM([.E169]/[.$C169])" office:value-type="percentage" office:value="0.339201223399091">
            <text:p>33.92%</text:p>
          </table:table-cell>
          <table:table-cell table:style-name="ce10" table:formula="of:=SUM([.G105:.G168])" office:value-type="float" office:value="3073698">
            <text:p>3,073,698</text:p>
          </table:table-cell>
          <table:table-cell table:style-name="ce10" table:formula="of:=SUM([.H105:.H168])" office:value-type="float" office:value="2557876">
            <text:p>2,557,876</text:p>
          </table:table-cell>
          <table:table-cell table:style-name="ce13" table:formula="of:=SUM([.H169]/[.$C169])" office:value-type="percentage" office:value="0.269953689827382">
            <text:p>27.00%</text:p>
          </table:table-cell>
          <table:table-cell table:style-name="ce10" table:formula="of:=SUM([.J105:.J168])" office:value-type="float" office:value="626631">
            <text:p>626,631</text:p>
          </table:table-cell>
          <table:table-cell table:style-name="ce10" table:formula="of:=SUM([.K105:.K168])" office:value-type="float" office:value="736904">
            <text:p>736,904</text:p>
          </table:table-cell>
          <table:table-cell table:style-name="ce13" table:formula="of:=SUM([.K169]/[.$C169])" office:value-type="percentage" office:value="0.0777715392961023">
            <text:p>7.78%</text:p>
          </table:table-cell>
          <table:table-cell table:style-name="ce10" table:formula="of:=SUM([.M105:.M168])" office:value-type="float" office:value="641360">
            <text:p>641,360</text:p>
          </table:table-cell>
          <table:table-cell table:style-name="ce10" table:formula="of:=SUM([.N105:.N168])" office:value-type="float" office:value="744970">
            <text:p>744,970</text:p>
          </table:table-cell>
          <table:table-cell table:style-name="ce13" table:formula="of:=SUM([.N169]/[.$C169])" office:value-type="percentage" office:value="0.0786228106095466">
            <text:p>7.86%</text:p>
          </table:table-cell>
          <table:table-cell table:style-name="ce10" table:formula="of:=SUM([.P105:.P168])" office:value-type="float" office:value="0">
            <text:p>0</text:p>
          </table:table-cell>
          <table:table-cell table:style-name="ce10" table:formula="of:=SUM([.Q105:.Q168])" office:value-type="float" office:value="0">
            <text:p>0</text:p>
          </table:table-cell>
          <table:table-cell table:style-name="ce13" table:formula="of:=SUM([.Q169]/[.$C169])" office:value-type="percentage" office:value="0">
            <text:p>0.00%</text:p>
          </table:table-cell>
          <table:table-cell table:style-name="ce10" table:formula="of:=SUM([.S105:.S168])" office:value-type="float" office:value="787235">
            <text:p>787,235</text:p>
          </table:table-cell>
          <table:table-cell table:style-name="ce10" table:formula="of:=SUM([.T105:.T168])" office:value-type="float" office:value="1293052">
            <text:p>1,293,052</text:p>
          </table:table-cell>
          <table:table-cell table:style-name="ce13" table:formula="of:=SUM([.T169]/[.$C169])" office:value-type="percentage" office:value="0.136466411404883">
            <text:p>13.65%</text:p>
          </table:table-cell>
          <table:table-cell table:style-name="ce10" table:formula="of:=SUM([.V105:.V168])" office:value-type="float" office:value="799777">
            <text:p>799,777</text:p>
          </table:table-cell>
          <table:table-cell table:style-name="ce10" table:formula="of:=SUM([.W105:.W168])" office:value-type="float" office:value="928425">
            <text:p>928,425</text:p>
          </table:table-cell>
          <table:table-cell table:style-name="ce13" table:formula="of:=SUM([.W169]/[.$C169])" office:value-type="percentage" office:value="0.0979843254629962">
            <text:p>9.80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51">
            <text:p>151</text:p>
          </table:table-cell>
          <table:table-cell table:style-name="ce19" table:formula="of:=CONCATENATE(IF(MAX([.$D171];[.$G171];[.$J171];[.$M171];[.$P171];[.$S171];[.$V171])=[.D171];&quot;CDU&quot;;&quot;&quot;);IF(MAX([.$D171];[.$G171];[.$J171];[.$M171];[.$P171];[.$S171];[.$V171])=[.G171];&quot;SPD&quot;;&quot;&quot;);IF(MAX([.$D171];[.$G171];[.$J171];[.$M171];[.$P171];[.$S171];[.$V171])=[.J171];&quot;DIE LINKE&quot;;&quot;&quot;);IF(MAX([.$D171];[.$G171];[.$J171];[.$M171];[.$P171];[.$S171];[.$V171])=[.M171];&quot;GRÜNE&quot;;&quot;&quot;);IF(MAX([.$D171];[.$G171];[.$J171];[.$M171];[.$P171];[.$S171];[.$V171])=[.P171];&quot;CSU&quot;;&quot;&quot;);IF(MAX([.$D171];[.$G171];[.$J171];[.$M171];[.$P171];[.$S171];[.$V171])=[.S171];&quot;FDP&quot;;&quot;&quot;);IF(MAX([.$D171];[.$G171];[.$J171];[.$M171];[.$P171];[.$S171];[.$V171])=[.V171];&quot;AfD&quot;;&quot;&quot;))" office:value-type="string" office:string-value="CDU">
            <text:p>CDU</text:p>
          </table:table-cell>
          <table:table-cell table:formula="of:=SUM([.E171]+[.H171]+[.K171]+[.N171]+[.Q171]+[.T171]+[.W171])" office:value-type="float" office:value="109524">
            <text:p>109,524</text:p>
          </table:table-cell>
          <table:table-cell table:style-name="ce9" office:value-type="float" office:value="38207">
            <text:p>38,207</text:p>
          </table:table-cell>
          <table:table-cell table:style-name="ce9" office:value-type="float" office:value="34321">
            <text:p>34,321</text:p>
          </table:table-cell>
          <table:table-cell table:style-name="ce9"/>
          <table:table-cell table:style-name="ce9" office:value-type="float" office:value="16248">
            <text:p>16,248</text:p>
          </table:table-cell>
          <table:table-cell table:style-name="ce9" office:value-type="float" office:value="14519">
            <text:p>14,519</text:p>
          </table:table-cell>
          <table:table-cell table:style-name="ce9"/>
          <table:table-cell table:style-name="ce9" office:value-type="float" office:value="20028">
            <text:p>20,028</text:p>
          </table:table-cell>
          <table:table-cell table:style-name="ce9" office:value-type="float" office:value="17173">
            <text:p>17,173</text:p>
          </table:table-cell>
          <table:table-cell table:style-name="ce9"/>
          <table:table-cell table:style-name="ce9" office:value-type="float" office:value="3070">
            <text:p>3,070</text:p>
          </table:table-cell>
          <table:table-cell table:style-name="ce9" office:value-type="float" office:value="3021">
            <text:p>3,0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641">
            <text:p>7,641</text:p>
          </table:table-cell>
          <table:table-cell table:style-name="ce9" office:value-type="float" office:value="9189">
            <text:p>9,189</text:p>
          </table:table-cell>
          <table:table-cell table:style-name="ce9"/>
          <table:table-cell table:style-name="ce9" office:value-type="float" office:value="31244">
            <text:p>31,244</text:p>
          </table:table-cell>
          <table:table-cell table:style-name="ce9" office:value-type="float" office:value="31301">
            <text:p>31,3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2">
            <text:p>152</text:p>
          </table:table-cell>
          <table:table-cell table:style-name="ce19" table:formula="of:=CONCATENATE(IF(MAX([.$D172];[.$G172];[.$J172];[.$M172];[.$P172];[.$S172];[.$V172])=[.D172];&quot;CDU&quot;;&quot;&quot;);IF(MAX([.$D172];[.$G172];[.$J172];[.$M172];[.$P172];[.$S172];[.$V172])=[.G172];&quot;SPD&quot;;&quot;&quot;);IF(MAX([.$D172];[.$G172];[.$J172];[.$M172];[.$P172];[.$S172];[.$V172])=[.J172];&quot;DIE LINKE&quot;;&quot;&quot;);IF(MAX([.$D172];[.$G172];[.$J172];[.$M172];[.$P172];[.$S172];[.$V172])=[.M172];&quot;GRÜNE&quot;;&quot;&quot;);IF(MAX([.$D172];[.$G172];[.$J172];[.$M172];[.$P172];[.$S172];[.$V172])=[.P172];&quot;CSU&quot;;&quot;&quot;);IF(MAX([.$D172];[.$G172];[.$J172];[.$M172];[.$P172];[.$S172];[.$V172])=[.S172];&quot;FDP&quot;;&quot;&quot;);IF(MAX([.$D172];[.$G172];[.$J172];[.$M172];[.$P172];[.$S172];[.$V172])=[.V172];&quot;AfD&quot;;&quot;&quot;))" office:value-type="string" office:string-value="CDU">
            <text:p>CDU</text:p>
          </table:table-cell>
          <table:table-cell table:formula="of:=SUM([.E172]+[.H172]+[.K172]+[.N172]+[.Q172]+[.T172]+[.W172])" office:value-type="float" office:value="147589">
            <text:p>147,589</text:p>
          </table:table-cell>
          <table:table-cell table:style-name="ce9" office:value-type="float" office:value="43919">
            <text:p>43,919</text:p>
          </table:table-cell>
          <table:table-cell table:style-name="ce9" office:value-type="float" office:value="37622">
            <text:p>37,622</text:p>
          </table:table-cell>
          <table:table-cell table:style-name="ce9"/>
          <table:table-cell table:style-name="ce9" office:value-type="float" office:value="26330">
            <text:p>26,330</text:p>
          </table:table-cell>
          <table:table-cell table:style-name="ce9" office:value-type="float" office:value="20674">
            <text:p>20,674</text:p>
          </table:table-cell>
          <table:table-cell table:style-name="ce9"/>
          <table:table-cell table:style-name="ce9" office:value-type="float" office:value="31132">
            <text:p>31,132</text:p>
          </table:table-cell>
          <table:table-cell table:style-name="ce9" office:value-type="float" office:value="31137">
            <text:p>31,137</text:p>
          </table:table-cell>
          <table:table-cell table:style-name="ce9"/>
          <table:table-cell table:style-name="ce9" office:value-type="float" office:value="8735">
            <text:p>8,735</text:p>
          </table:table-cell>
          <table:table-cell table:style-name="ce9" office:value-type="float" office:value="11300">
            <text:p>11,30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074">
            <text:p>9,074</text:p>
          </table:table-cell>
          <table:table-cell table:style-name="ce9" office:value-type="float" office:value="13565">
            <text:p>13,565</text:p>
          </table:table-cell>
          <table:table-cell table:style-name="ce9"/>
          <table:table-cell table:style-name="ce9" office:value-type="float" office:value="32702">
            <text:p>32,702</text:p>
          </table:table-cell>
          <table:table-cell table:style-name="ce9" office:value-type="float" office:value="33291">
            <text:p>33,2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3">
            <text:p>153</text:p>
          </table:table-cell>
          <table:table-cell table:style-name="ce19" table:formula="of:=CONCATENATE(IF(MAX([.$D173];[.$G173];[.$J173];[.$M173];[.$P173];[.$S173];[.$V173])=[.D173];&quot;CDU&quot;;&quot;&quot;);IF(MAX([.$D173];[.$G173];[.$J173];[.$M173];[.$P173];[.$S173];[.$V173])=[.G173];&quot;SPD&quot;;&quot;&quot;);IF(MAX([.$D173];[.$G173];[.$J173];[.$M173];[.$P173];[.$S173];[.$V173])=[.J173];&quot;DIE LINKE&quot;;&quot;&quot;);IF(MAX([.$D173];[.$G173];[.$J173];[.$M173];[.$P173];[.$S173];[.$V173])=[.M173];&quot;GRÜNE&quot;;&quot;&quot;);IF(MAX([.$D173];[.$G173];[.$J173];[.$M173];[.$P173];[.$S173];[.$V173])=[.P173];&quot;CSU&quot;;&quot;&quot;);IF(MAX([.$D173];[.$G173];[.$J173];[.$M173];[.$P173];[.$S173];[.$V173])=[.S173];&quot;FDP&quot;;&quot;&quot;);IF(MAX([.$D173];[.$G173];[.$J173];[.$M173];[.$P173];[.$S173];[.$V173])=[.V173];&quot;AfD&quot;;&quot;&quot;))" office:value-type="string" office:string-value="DIE LINKE">
            <text:p>DIE LINKE</text:p>
          </table:table-cell>
          <table:table-cell table:formula="of:=SUM([.E173]+[.H173]+[.K173]+[.N173]+[.Q173]+[.T173]+[.W173])" office:value-type="float" office:value="160688">
            <text:p>160,688</text:p>
          </table:table-cell>
          <table:table-cell table:style-name="ce9" office:value-type="float" office:value="42778">
            <text:p>42,778</text:p>
          </table:table-cell>
          <table:table-cell table:style-name="ce9" office:value-type="float" office:value="38111">
            <text:p>38,111</text:p>
          </table:table-cell>
          <table:table-cell table:style-name="ce9"/>
          <table:table-cell table:style-name="ce9" office:value-type="float" office:value="23787">
            <text:p>23,787</text:p>
          </table:table-cell>
          <table:table-cell table:style-name="ce9" office:value-type="float" office:value="22725">
            <text:p>22,725</text:p>
          </table:table-cell>
          <table:table-cell table:style-name="ce9"/>
          <table:table-cell table:style-name="ce9" office:value-type="float" office:value="43948">
            <text:p>43,948</text:p>
          </table:table-cell>
          <table:table-cell table:style-name="ce9" office:value-type="float" office:value="39058">
            <text:p>39,058</text:p>
          </table:table-cell>
          <table:table-cell table:style-name="ce9"/>
          <table:table-cell table:style-name="ce9" office:value-type="float" office:value="17273">
            <text:p>17,273</text:p>
          </table:table-cell>
          <table:table-cell table:style-name="ce9" office:value-type="float" office:value="18154">
            <text:p>18,15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52">
            <text:p>10,052</text:p>
          </table:table-cell>
          <table:table-cell table:style-name="ce9" office:value-type="float" office:value="14866">
            <text:p>14,866</text:p>
          </table:table-cell>
          <table:table-cell table:style-name="ce9"/>
          <table:table-cell table:style-name="ce9" office:value-type="float" office:value="25968">
            <text:p>25,968</text:p>
          </table:table-cell>
          <table:table-cell table:style-name="ce9" office:value-type="float" office:value="27774">
            <text:p>27,77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4">
            <text:p>154</text:p>
          </table:table-cell>
          <table:table-cell table:style-name="ce19" table:formula="of:=CONCATENATE(IF(MAX([.$D174];[.$G174];[.$J174];[.$M174];[.$P174];[.$S174];[.$V174])=[.D174];&quot;CDU&quot;;&quot;&quot;);IF(MAX([.$D174];[.$G174];[.$J174];[.$M174];[.$P174];[.$S174];[.$V174])=[.G174];&quot;SPD&quot;;&quot;&quot;);IF(MAX([.$D174];[.$G174];[.$J174];[.$M174];[.$P174];[.$S174];[.$V174])=[.J174];&quot;DIE LINKE&quot;;&quot;&quot;);IF(MAX([.$D174];[.$G174];[.$J174];[.$M174];[.$P174];[.$S174];[.$V174])=[.M174];&quot;GRÜNE&quot;;&quot;&quot;);IF(MAX([.$D174];[.$G174];[.$J174];[.$M174];[.$P174];[.$S174];[.$V174])=[.P174];&quot;CSU&quot;;&quot;&quot;);IF(MAX([.$D174];[.$G174];[.$J174];[.$M174];[.$P174];[.$S174];[.$V174])=[.S174];&quot;FDP&quot;;&quot;&quot;);IF(MAX([.$D174];[.$G174];[.$J174];[.$M174];[.$P174];[.$S174];[.$V174])=[.V174];&quot;AfD&quot;;&quot;&quot;))" office:value-type="string" office:string-value="CDU">
            <text:p>CDU</text:p>
          </table:table-cell>
          <table:table-cell table:formula="of:=SUM([.E174]+[.H174]+[.K174]+[.N174]+[.Q174]+[.T174]+[.W174])" office:value-type="float" office:value="150290">
            <text:p>150,290</text:p>
          </table:table-cell>
          <table:table-cell table:style-name="ce9" office:value-type="float" office:value="54152">
            <text:p>54,152</text:p>
          </table:table-cell>
          <table:table-cell table:style-name="ce9" office:value-type="float" office:value="47944">
            <text:p>47,944</text:p>
          </table:table-cell>
          <table:table-cell table:style-name="ce9"/>
          <table:table-cell table:style-name="ce9" office:value-type="float" office:value="18221">
            <text:p>18,221</text:p>
          </table:table-cell>
          <table:table-cell table:style-name="ce9" office:value-type="float" office:value="18139">
            <text:p>18,139</text:p>
          </table:table-cell>
          <table:table-cell table:style-name="ce9"/>
          <table:table-cell table:style-name="ce9" office:value-type="float" office:value="24801">
            <text:p>24,801</text:p>
          </table:table-cell>
          <table:table-cell table:style-name="ce9" office:value-type="float" office:value="23368">
            <text:p>23,368</text:p>
          </table:table-cell>
          <table:table-cell table:style-name="ce9"/>
          <table:table-cell table:style-name="ce9" office:value-type="float" office:value="6219">
            <text:p>6,219</text:p>
          </table:table-cell>
          <table:table-cell table:style-name="ce9" office:value-type="float" office:value="5157">
            <text:p>5,15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48">
            <text:p>10,048</text:p>
          </table:table-cell>
          <table:table-cell table:style-name="ce9" office:value-type="float" office:value="12859">
            <text:p>12,859</text:p>
          </table:table-cell>
          <table:table-cell table:style-name="ce9"/>
          <table:table-cell table:style-name="ce9" office:value-type="float" office:value="45563">
            <text:p>45,563</text:p>
          </table:table-cell>
          <table:table-cell table:style-name="ce9" office:value-type="float" office:value="42823">
            <text:p>42,82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5">
            <text:p>155</text:p>
          </table:table-cell>
          <table:table-cell table:style-name="ce19" table:formula="of:=CONCATENATE(IF(MAX([.$D175];[.$G175];[.$J175];[.$M175];[.$P175];[.$S175];[.$V175])=[.D175];&quot;CDU&quot;;&quot;&quot;);IF(MAX([.$D175];[.$G175];[.$J175];[.$M175];[.$P175];[.$S175];[.$V175])=[.G175];&quot;SPD&quot;;&quot;&quot;);IF(MAX([.$D175];[.$G175];[.$J175];[.$M175];[.$P175];[.$S175];[.$V175])=[.J175];&quot;DIE LINKE&quot;;&quot;&quot;);IF(MAX([.$D175];[.$G175];[.$J175];[.$M175];[.$P175];[.$S175];[.$V175])=[.M175];&quot;GRÜNE&quot;;&quot;&quot;);IF(MAX([.$D175];[.$G175];[.$J175];[.$M175];[.$P175];[.$S175];[.$V175])=[.P175];&quot;CSU&quot;;&quot;&quot;);IF(MAX([.$D175];[.$G175];[.$J175];[.$M175];[.$P175];[.$S175];[.$V175])=[.S175];&quot;FDP&quot;;&quot;&quot;);IF(MAX([.$D175];[.$G175];[.$J175];[.$M175];[.$P175];[.$S175];[.$V175])=[.V175];&quot;AfD&quot;;&quot;&quot;))" office:value-type="string" office:string-value="CDU">
            <text:p>CDU</text:p>
          </table:table-cell>
          <table:table-cell table:formula="of:=SUM([.E175]+[.H175]+[.K175]+[.N175]+[.Q175]+[.T175]+[.W175])" office:value-type="float" office:value="140967">
            <text:p>140,967</text:p>
          </table:table-cell>
          <table:table-cell table:style-name="ce9" office:value-type="float" office:value="55326">
            <text:p>55,326</text:p>
          </table:table-cell>
          <table:table-cell table:style-name="ce9" office:value-type="float" office:value="39406">
            <text:p>39,406</text:p>
          </table:table-cell>
          <table:table-cell table:style-name="ce9"/>
          <table:table-cell table:style-name="ce9" office:value-type="float" office:value="13486">
            <text:p>13,486</text:p>
          </table:table-cell>
          <table:table-cell table:style-name="ce9" office:value-type="float" office:value="13148">
            <text:p>13,148</text:p>
          </table:table-cell>
          <table:table-cell table:style-name="ce9"/>
          <table:table-cell table:style-name="ce9" office:value-type="float" office:value="19122">
            <text:p>19,122</text:p>
          </table:table-cell>
          <table:table-cell table:style-name="ce9" office:value-type="float" office:value="20111">
            <text:p>20,111</text:p>
          </table:table-cell>
          <table:table-cell table:style-name="ce9"/>
          <table:table-cell table:style-name="ce9" office:value-type="float" office:value="5051">
            <text:p>5,051</text:p>
          </table:table-cell>
          <table:table-cell table:style-name="ce9" office:value-type="float" office:value="5531">
            <text:p>5,53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991">
            <text:p>7,991</text:p>
          </table:table-cell>
          <table:table-cell table:style-name="ce9" office:value-type="float" office:value="13156">
            <text:p>13,156</text:p>
          </table:table-cell>
          <table:table-cell table:style-name="ce9"/>
          <table:table-cell table:style-name="ce9" office:value-type="float" office:value="46765">
            <text:p>46,765</text:p>
          </table:table-cell>
          <table:table-cell table:style-name="ce9" office:value-type="float" office:value="49615">
            <text:p>49,6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6">
            <text:p>156</text:p>
          </table:table-cell>
          <table:table-cell table:style-name="ce19" table:formula="of:=CONCATENATE(IF(MAX([.$D176];[.$G176];[.$J176];[.$M176];[.$P176];[.$S176];[.$V176])=[.D176];&quot;CDU&quot;;&quot;&quot;);IF(MAX([.$D176];[.$G176];[.$J176];[.$M176];[.$P176];[.$S176];[.$V176])=[.G176];&quot;SPD&quot;;&quot;&quot;);IF(MAX([.$D176];[.$G176];[.$J176];[.$M176];[.$P176];[.$S176];[.$V176])=[.J176];&quot;DIE LINKE&quot;;&quot;&quot;);IF(MAX([.$D176];[.$G176];[.$J176];[.$M176];[.$P176];[.$S176];[.$V176])=[.M176];&quot;GRÜNE&quot;;&quot;&quot;);IF(MAX([.$D176];[.$G176];[.$J176];[.$M176];[.$P176];[.$S176];[.$V176])=[.P176];&quot;CSU&quot;;&quot;&quot;);IF(MAX([.$D176];[.$G176];[.$J176];[.$M176];[.$P176];[.$S176];[.$V176])=[.S176];&quot;FDP&quot;;&quot;&quot;);IF(MAX([.$D176];[.$G176];[.$J176];[.$M176];[.$P176];[.$S176];[.$V176])=[.V176];&quot;AfD&quot;;&quot;&quot;))" office:value-type="string" office:string-value="AfD">
            <text:p>AfD</text:p>
          </table:table-cell>
          <table:table-cell table:formula="of:=SUM([.E176]+[.H176]+[.K176]+[.N176]+[.Q176]+[.T176]+[.W176])" office:value-type="float" office:value="147901">
            <text:p>147,901</text:p>
          </table:table-cell>
          <table:table-cell table:style-name="ce9" office:value-type="float" office:value="48579">
            <text:p>48,579</text:p>
          </table:table-cell>
          <table:table-cell table:style-name="ce9" office:value-type="float" office:value="42995">
            <text:p>42,995</text:p>
          </table:table-cell>
          <table:table-cell table:style-name="ce9"/>
          <table:table-cell table:style-name="ce9" office:value-type="float" office:value="15836">
            <text:p>15,836</text:p>
          </table:table-cell>
          <table:table-cell table:style-name="ce9" office:value-type="float" office:value="14378">
            <text:p>14,378</text:p>
          </table:table-cell>
          <table:table-cell table:style-name="ce9"/>
          <table:table-cell table:style-name="ce9" office:value-type="float" office:value="24221">
            <text:p>24,221</text:p>
          </table:table-cell>
          <table:table-cell table:style-name="ce9" office:value-type="float" office:value="22597">
            <text:p>22,597</text:p>
          </table:table-cell>
          <table:table-cell table:style-name="ce9"/>
          <table:table-cell table:style-name="ce9" office:value-type="float" office:value="3247">
            <text:p>3,247</text:p>
          </table:table-cell>
          <table:table-cell table:style-name="ce9" office:value-type="float" office:value="3768">
            <text:p>3,7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247">
            <text:p>9,247</text:p>
          </table:table-cell>
          <table:table-cell table:style-name="ce9" office:value-type="float" office:value="12122">
            <text:p>12,122</text:p>
          </table:table-cell>
          <table:table-cell table:style-name="ce9"/>
          <table:table-cell table:style-name="ce9" office:value-type="float" office:value="52770">
            <text:p>52,770</text:p>
          </table:table-cell>
          <table:table-cell table:style-name="ce9" office:value-type="float" office:value="52041">
            <text:p>52,04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7">
            <text:p>157</text:p>
          </table:table-cell>
          <table:table-cell table:style-name="ce19" table:formula="of:=CONCATENATE(IF(MAX([.$D177];[.$G177];[.$J177];[.$M177];[.$P177];[.$S177];[.$V177])=[.D177];&quot;CDU&quot;;&quot;&quot;);IF(MAX([.$D177];[.$G177];[.$J177];[.$M177];[.$P177];[.$S177];[.$V177])=[.G177];&quot;SPD&quot;;&quot;&quot;);IF(MAX([.$D177];[.$G177];[.$J177];[.$M177];[.$P177];[.$S177];[.$V177])=[.J177];&quot;DIE LINKE&quot;;&quot;&quot;);IF(MAX([.$D177];[.$G177];[.$J177];[.$M177];[.$P177];[.$S177];[.$V177])=[.M177];&quot;GRÜNE&quot;;&quot;&quot;);IF(MAX([.$D177];[.$G177];[.$J177];[.$M177];[.$P177];[.$S177];[.$V177])=[.P177];&quot;CSU&quot;;&quot;&quot;);IF(MAX([.$D177];[.$G177];[.$J177];[.$M177];[.$P177];[.$S177];[.$V177])=[.S177];&quot;FDP&quot;;&quot;&quot;);IF(MAX([.$D177];[.$G177];[.$J177];[.$M177];[.$P177];[.$S177];[.$V177])=[.V177];&quot;AfD&quot;;&quot;&quot;))" office:value-type="string" office:string-value="AfD">
            <text:p>AfD</text:p>
          </table:table-cell>
          <table:table-cell table:formula="of:=SUM([.E177]+[.H177]+[.K177]+[.N177]+[.Q177]+[.T177]+[.W177])" office:value-type="float" office:value="142620">
            <text:p>142,620</text:p>
          </table:table-cell>
          <table:table-cell table:style-name="ce9" office:value-type="float" office:value="48256">
            <text:p>48,256</text:p>
          </table:table-cell>
          <table:table-cell table:style-name="ce9" office:value-type="float" office:value="41000">
            <text:p>41,000</text:p>
          </table:table-cell>
          <table:table-cell table:style-name="ce9"/>
          <table:table-cell table:style-name="ce9" office:value-type="float" office:value="16801">
            <text:p>16,801</text:p>
          </table:table-cell>
          <table:table-cell table:style-name="ce9" office:value-type="float" office:value="14249">
            <text:p>14,249</text:p>
          </table:table-cell>
          <table:table-cell table:style-name="ce9"/>
          <table:table-cell table:style-name="ce9" office:value-type="float" office:value="20853">
            <text:p>20,853</text:p>
          </table:table-cell>
          <table:table-cell table:style-name="ce9" office:value-type="float" office:value="21534">
            <text:p>21,534</text:p>
          </table:table-cell>
          <table:table-cell table:style-name="ce9"/>
          <table:table-cell table:style-name="ce9" office:value-type="float" office:value="4995">
            <text:p>4,995</text:p>
          </table:table-cell>
          <table:table-cell table:style-name="ce9" office:value-type="float" office:value="4476">
            <text:p>4,47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661">
            <text:p>7,661</text:p>
          </table:table-cell>
          <table:table-cell table:style-name="ce9" office:value-type="float" office:value="10810">
            <text:p>10,810</text:p>
          </table:table-cell>
          <table:table-cell table:style-name="ce9"/>
          <table:table-cell table:style-name="ce9" office:value-type="float" office:value="49834">
            <text:p>49,834</text:p>
          </table:table-cell>
          <table:table-cell table:style-name="ce9" office:value-type="float" office:value="50551">
            <text:p>50,55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8">
            <text:p>158</text:p>
          </table:table-cell>
          <table:table-cell table:style-name="ce19" table:formula="of:=CONCATENATE(IF(MAX([.$D178];[.$G178];[.$J178];[.$M178];[.$P178];[.$S178];[.$V178])=[.D178];&quot;CDU&quot;;&quot;&quot;);IF(MAX([.$D178];[.$G178];[.$J178];[.$M178];[.$P178];[.$S178];[.$V178])=[.G178];&quot;SPD&quot;;&quot;&quot;);IF(MAX([.$D178];[.$G178];[.$J178];[.$M178];[.$P178];[.$S178];[.$V178])=[.J178];&quot;DIE LINKE&quot;;&quot;&quot;);IF(MAX([.$D178];[.$G178];[.$J178];[.$M178];[.$P178];[.$S178];[.$V178])=[.M178];&quot;GRÜNE&quot;;&quot;&quot;);IF(MAX([.$D178];[.$G178];[.$J178];[.$M178];[.$P178];[.$S178];[.$V178])=[.P178];&quot;CSU&quot;;&quot;&quot;);IF(MAX([.$D178];[.$G178];[.$J178];[.$M178];[.$P178];[.$S178];[.$V178])=[.S178];&quot;FDP&quot;;&quot;&quot;);IF(MAX([.$D178];[.$G178];[.$J178];[.$M178];[.$P178];[.$S178];[.$V178])=[.V178];&quot;AfD&quot;;&quot;&quot;))" office:value-type="string" office:string-value="AfD">
            <text:p>AfD</text:p>
          </table:table-cell>
          <table:table-cell table:formula="of:=SUM([.E178]+[.H178]+[.K178]+[.N178]+[.Q178]+[.T178]+[.W178])" office:value-type="float" office:value="143516">
            <text:p>143,516</text:p>
          </table:table-cell>
          <table:table-cell table:style-name="ce9" office:value-type="float" office:value="44354">
            <text:p>44,354</text:p>
          </table:table-cell>
          <table:table-cell table:style-name="ce9" office:value-type="float" office:value="39581">
            <text:p>39,581</text:p>
          </table:table-cell>
          <table:table-cell table:style-name="ce9"/>
          <table:table-cell table:style-name="ce9" office:value-type="float" office:value="11100">
            <text:p>11,100</text:p>
          </table:table-cell>
          <table:table-cell table:style-name="ce9" office:value-type="float" office:value="12040">
            <text:p>12,040</text:p>
          </table:table-cell>
          <table:table-cell table:style-name="ce9"/>
          <table:table-cell table:style-name="ce9" office:value-type="float" office:value="22614">
            <text:p>22,614</text:p>
          </table:table-cell>
          <table:table-cell table:style-name="ce9" office:value-type="float" office:value="19708">
            <text:p>19,708</text:p>
          </table:table-cell>
          <table:table-cell table:style-name="ce9"/>
          <table:table-cell table:style-name="ce9" office:value-type="float" office:value="4575">
            <text:p>4,575</text:p>
          </table:table-cell>
          <table:table-cell table:style-name="ce9" office:value-type="float" office:value="4643">
            <text:p>4,64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933">
            <text:p>9,933</text:p>
          </table:table-cell>
          <table:table-cell table:style-name="ce9" office:value-type="float" office:value="12795">
            <text:p>12,795</text:p>
          </table:table-cell>
          <table:table-cell table:style-name="ce9"/>
          <table:table-cell table:style-name="ce9" office:value-type="float" office:value="57554">
            <text:p>57,554</text:p>
          </table:table-cell>
          <table:table-cell table:style-name="ce9" office:value-type="float" office:value="54749">
            <text:p>54,74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59">
            <text:p>159</text:p>
          </table:table-cell>
          <table:table-cell table:style-name="ce19" table:formula="of:=CONCATENATE(IF(MAX([.$D179];[.$G179];[.$J179];[.$M179];[.$P179];[.$S179];[.$V179])=[.D179];&quot;CDU&quot;;&quot;&quot;);IF(MAX([.$D179];[.$G179];[.$J179];[.$M179];[.$P179];[.$S179];[.$V179])=[.G179];&quot;SPD&quot;;&quot;&quot;);IF(MAX([.$D179];[.$G179];[.$J179];[.$M179];[.$P179];[.$S179];[.$V179])=[.J179];&quot;DIE LINKE&quot;;&quot;&quot;);IF(MAX([.$D179];[.$G179];[.$J179];[.$M179];[.$P179];[.$S179];[.$V179])=[.M179];&quot;GRÜNE&quot;;&quot;&quot;);IF(MAX([.$D179];[.$G179];[.$J179];[.$M179];[.$P179];[.$S179];[.$V179])=[.P179];&quot;CSU&quot;;&quot;&quot;);IF(MAX([.$D179];[.$G179];[.$J179];[.$M179];[.$P179];[.$S179];[.$V179])=[.S179];&quot;FDP&quot;;&quot;&quot;);IF(MAX([.$D179];[.$G179];[.$J179];[.$M179];[.$P179];[.$S179];[.$V179])=[.V179];&quot;AfD&quot;;&quot;&quot;))" office:value-type="string" office:string-value="CDU">
            <text:p>CDU</text:p>
          </table:table-cell>
          <table:table-cell table:formula="of:=SUM([.E179]+[.H179]+[.K179]+[.N179]+[.Q179]+[.T179]+[.W179])" office:value-type="float" office:value="168712">
            <text:p>168,712</text:p>
          </table:table-cell>
          <table:table-cell table:style-name="ce9" office:value-type="float" office:value="44388">
            <text:p>44,388</text:p>
          </table:table-cell>
          <table:table-cell table:style-name="ce9" office:value-type="float" office:value="44104">
            <text:p>44,104</text:p>
          </table:table-cell>
          <table:table-cell table:style-name="ce9"/>
          <table:table-cell table:style-name="ce9" office:value-type="float" office:value="23906">
            <text:p>23,906</text:p>
          </table:table-cell>
          <table:table-cell table:style-name="ce9" office:value-type="float" office:value="19246">
            <text:p>19,246</text:p>
          </table:table-cell>
          <table:table-cell table:style-name="ce9"/>
          <table:table-cell table:style-name="ce9" office:value-type="float" office:value="37936">
            <text:p>37,936</text:p>
          </table:table-cell>
          <table:table-cell table:style-name="ce9" office:value-type="float" office:value="31004">
            <text:p>31,004</text:p>
          </table:table-cell>
          <table:table-cell table:style-name="ce9"/>
          <table:table-cell table:style-name="ce9" office:value-type="float" office:value="11765">
            <text:p>11,765</text:p>
          </table:table-cell>
          <table:table-cell table:style-name="ce9" office:value-type="float" office:value="13936">
            <text:p>13,9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590">
            <text:p>13,590</text:p>
          </table:table-cell>
          <table:table-cell table:style-name="ce9" office:value-type="float" office:value="18610">
            <text:p>18,610</text:p>
          </table:table-cell>
          <table:table-cell table:style-name="ce9"/>
          <table:table-cell table:style-name="ce9" office:value-type="float" office:value="40380">
            <text:p>40,380</text:p>
          </table:table-cell>
          <table:table-cell table:style-name="ce9" office:value-type="float" office:value="41812">
            <text:p>41,81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0">
            <text:p>160</text:p>
          </table:table-cell>
          <table:table-cell table:style-name="ce19" table:formula="of:=CONCATENATE(IF(MAX([.$D180];[.$G180];[.$J180];[.$M180];[.$P180];[.$S180];[.$V180])=[.D180];&quot;CDU&quot;;&quot;&quot;);IF(MAX([.$D180];[.$G180];[.$J180];[.$M180];[.$P180];[.$S180];[.$V180])=[.G180];&quot;SPD&quot;;&quot;&quot;);IF(MAX([.$D180];[.$G180];[.$J180];[.$M180];[.$P180];[.$S180];[.$V180])=[.J180];&quot;DIE LINKE&quot;;&quot;&quot;);IF(MAX([.$D180];[.$G180];[.$J180];[.$M180];[.$P180];[.$S180];[.$V180])=[.M180];&quot;GRÜNE&quot;;&quot;&quot;);IF(MAX([.$D180];[.$G180];[.$J180];[.$M180];[.$P180];[.$S180];[.$V180])=[.P180];&quot;CSU&quot;;&quot;&quot;);IF(MAX([.$D180];[.$G180];[.$J180];[.$M180];[.$P180];[.$S180];[.$V180])=[.S180];&quot;FDP&quot;;&quot;&quot;);IF(MAX([.$D180];[.$G180];[.$J180];[.$M180];[.$P180];[.$S180];[.$V180])=[.V180];&quot;AfD&quot;;&quot;&quot;))" office:value-type="string" office:string-value="CDU">
            <text:p>CDU</text:p>
          </table:table-cell>
          <table:table-cell table:formula="of:=SUM([.E180]+[.H180]+[.K180]+[.N180]+[.Q180]+[.T180]+[.W180])" office:value-type="float" office:value="170207">
            <text:p>170,207</text:p>
          </table:table-cell>
          <table:table-cell table:style-name="ce9" office:value-type="float" office:value="47185">
            <text:p>47,185</text:p>
          </table:table-cell>
          <table:table-cell table:style-name="ce9" office:value-type="float" office:value="42792">
            <text:p>42,792</text:p>
          </table:table-cell>
          <table:table-cell table:style-name="ce9"/>
          <table:table-cell table:style-name="ce9" office:value-type="float" office:value="20593">
            <text:p>20,593</text:p>
          </table:table-cell>
          <table:table-cell table:style-name="ce9" office:value-type="float" office:value="17977">
            <text:p>17,977</text:p>
          </table:table-cell>
          <table:table-cell table:style-name="ce9"/>
          <table:table-cell table:style-name="ce9" office:value-type="float" office:value="32397">
            <text:p>32,397</text:p>
          </table:table-cell>
          <table:table-cell table:style-name="ce9" office:value-type="float" office:value="32040">
            <text:p>32,040</text:p>
          </table:table-cell>
          <table:table-cell table:style-name="ce9"/>
          <table:table-cell table:style-name="ce9" office:value-type="float" office:value="15839">
            <text:p>15,839</text:p>
          </table:table-cell>
          <table:table-cell table:style-name="ce9" office:value-type="float" office:value="16588">
            <text:p>16,58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843">
            <text:p>12,843</text:p>
          </table:table-cell>
          <table:table-cell table:style-name="ce9" office:value-type="float" office:value="17684">
            <text:p>17,684</text:p>
          </table:table-cell>
          <table:table-cell table:style-name="ce9"/>
          <table:table-cell table:style-name="ce9" office:value-type="float" office:value="41202">
            <text:p>41,202</text:p>
          </table:table-cell>
          <table:table-cell table:style-name="ce9" office:value-type="float" office:value="43126">
            <text:p>43,1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1">
            <text:p>161</text:p>
          </table:table-cell>
          <table:table-cell table:style-name="ce19" table:formula="of:=CONCATENATE(IF(MAX([.$D181];[.$G181];[.$J181];[.$M181];[.$P181];[.$S181];[.$V181])=[.D181];&quot;CDU&quot;;&quot;&quot;);IF(MAX([.$D181];[.$G181];[.$J181];[.$M181];[.$P181];[.$S181];[.$V181])=[.G181];&quot;SPD&quot;;&quot;&quot;);IF(MAX([.$D181];[.$G181];[.$J181];[.$M181];[.$P181];[.$S181];[.$V181])=[.J181];&quot;DIE LINKE&quot;;&quot;&quot;);IF(MAX([.$D181];[.$G181];[.$J181];[.$M181];[.$P181];[.$S181];[.$V181])=[.M181];&quot;GRÜNE&quot;;&quot;&quot;);IF(MAX([.$D181];[.$G181];[.$J181];[.$M181];[.$P181];[.$S181];[.$V181])=[.P181];&quot;CSU&quot;;&quot;&quot;);IF(MAX([.$D181];[.$G181];[.$J181];[.$M181];[.$P181];[.$S181];[.$V181])=[.S181];&quot;FDP&quot;;&quot;&quot;);IF(MAX([.$D181];[.$G181];[.$J181];[.$M181];[.$P181];[.$S181];[.$V181])=[.V181];&quot;AfD&quot;;&quot;&quot;))" office:value-type="string" office:string-value="CDU">
            <text:p>CDU</text:p>
          </table:table-cell>
          <table:table-cell table:formula="of:=SUM([.E181]+[.H181]+[.K181]+[.N181]+[.Q181]+[.T181]+[.W181])" office:value-type="float" office:value="139659">
            <text:p>139,659</text:p>
          </table:table-cell>
          <table:table-cell table:style-name="ce9" office:value-type="float" office:value="48230">
            <text:p>48,230</text:p>
          </table:table-cell>
          <table:table-cell table:style-name="ce9" office:value-type="float" office:value="41189">
            <text:p>41,189</text:p>
          </table:table-cell>
          <table:table-cell table:style-name="ce9"/>
          <table:table-cell table:style-name="ce9" office:value-type="float" office:value="17782">
            <text:p>17,782</text:p>
          </table:table-cell>
          <table:table-cell table:style-name="ce9" office:value-type="float" office:value="14487">
            <text:p>14,487</text:p>
          </table:table-cell>
          <table:table-cell table:style-name="ce9"/>
          <table:table-cell table:style-name="ce9" office:value-type="float" office:value="20785">
            <text:p>20,785</text:p>
          </table:table-cell>
          <table:table-cell table:style-name="ce9" office:value-type="float" office:value="21582">
            <text:p>21,582</text:p>
          </table:table-cell>
          <table:table-cell table:style-name="ce9"/>
          <table:table-cell table:style-name="ce9" office:value-type="float" office:value="4626">
            <text:p>4,626</text:p>
          </table:table-cell>
          <table:table-cell table:style-name="ce9" office:value-type="float" office:value="4112">
            <text:p>4,11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652">
            <text:p>8,652</text:p>
          </table:table-cell>
          <table:table-cell table:style-name="ce9" office:value-type="float" office:value="11767">
            <text:p>11,767</text:p>
          </table:table-cell>
          <table:table-cell table:style-name="ce9"/>
          <table:table-cell table:style-name="ce9" office:value-type="float" office:value="46827">
            <text:p>46,827</text:p>
          </table:table-cell>
          <table:table-cell table:style-name="ce9" office:value-type="float" office:value="46522">
            <text:p>46,52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2">
            <text:p>162</text:p>
          </table:table-cell>
          <table:table-cell table:style-name="ce19" table:formula="of:=CONCATENATE(IF(MAX([.$D182];[.$G182];[.$J182];[.$M182];[.$P182];[.$S182];[.$V182])=[.D182];&quot;CDU&quot;;&quot;&quot;);IF(MAX([.$D182];[.$G182];[.$J182];[.$M182];[.$P182];[.$S182];[.$V182])=[.G182];&quot;SPD&quot;;&quot;&quot;);IF(MAX([.$D182];[.$G182];[.$J182];[.$M182];[.$P182];[.$S182];[.$V182])=[.J182];&quot;DIE LINKE&quot;;&quot;&quot;);IF(MAX([.$D182];[.$G182];[.$J182];[.$M182];[.$P182];[.$S182];[.$V182])=[.M182];&quot;GRÜNE&quot;;&quot;&quot;);IF(MAX([.$D182];[.$G182];[.$J182];[.$M182];[.$P182];[.$S182];[.$V182])=[.P182];&quot;CSU&quot;;&quot;&quot;);IF(MAX([.$D182];[.$G182];[.$J182];[.$M182];[.$P182];[.$S182];[.$V182])=[.S182];&quot;FDP&quot;;&quot;&quot;);IF(MAX([.$D182];[.$G182];[.$J182];[.$M182];[.$P182];[.$S182];[.$V182])=[.V182];&quot;AfD&quot;;&quot;&quot;))" office:value-type="string" office:string-value="CDU">
            <text:p>CDU</text:p>
          </table:table-cell>
          <table:table-cell table:formula="of:=SUM([.E182]+[.H182]+[.K182]+[.N182]+[.Q182]+[.T182]+[.W182])" office:value-type="float" office:value="136111">
            <text:p>136,111</text:p>
          </table:table-cell>
          <table:table-cell table:style-name="ce9" office:value-type="float" office:value="38653">
            <text:p>38,653</text:p>
          </table:table-cell>
          <table:table-cell table:style-name="ce9" office:value-type="float" office:value="36270">
            <text:p>36,270</text:p>
          </table:table-cell>
          <table:table-cell table:style-name="ce9"/>
          <table:table-cell table:style-name="ce9" office:value-type="float" office:value="22413">
            <text:p>22,413</text:p>
          </table:table-cell>
          <table:table-cell table:style-name="ce9" office:value-type="float" office:value="17373">
            <text:p>17,373</text:p>
          </table:table-cell>
          <table:table-cell table:style-name="ce9"/>
          <table:table-cell table:style-name="ce9" office:value-type="float" office:value="28213">
            <text:p>28,213</text:p>
          </table:table-cell>
          <table:table-cell table:style-name="ce9" office:value-type="float" office:value="28010">
            <text:p>28,010</text:p>
          </table:table-cell>
          <table:table-cell table:style-name="ce9"/>
          <table:table-cell table:style-name="ce9" office:value-type="float" office:value="6157">
            <text:p>6,157</text:p>
          </table:table-cell>
          <table:table-cell table:style-name="ce9" office:value-type="float" office:value="6818">
            <text:p>6,81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35">
            <text:p>9,535</text:p>
          </table:table-cell>
          <table:table-cell table:style-name="ce9" office:value-type="float" office:value="12184">
            <text:p>12,184</text:p>
          </table:table-cell>
          <table:table-cell table:style-name="ce9"/>
          <table:table-cell table:style-name="ce9" office:value-type="float" office:value="34958">
            <text:p>34,958</text:p>
          </table:table-cell>
          <table:table-cell table:style-name="ce9" office:value-type="float" office:value="35456">
            <text:p>35,45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3">
            <text:p>163</text:p>
          </table:table-cell>
          <table:table-cell table:style-name="ce19" table:formula="of:=CONCATENATE(IF(MAX([.$D183];[.$G183];[.$J183];[.$M183];[.$P183];[.$S183];[.$V183])=[.D183];&quot;CDU&quot;;&quot;&quot;);IF(MAX([.$D183];[.$G183];[.$J183];[.$M183];[.$P183];[.$S183];[.$V183])=[.G183];&quot;SPD&quot;;&quot;&quot;);IF(MAX([.$D183];[.$G183];[.$J183];[.$M183];[.$P183];[.$S183];[.$V183])=[.J183];&quot;DIE LINKE&quot;;&quot;&quot;);IF(MAX([.$D183];[.$G183];[.$J183];[.$M183];[.$P183];[.$S183];[.$V183])=[.M183];&quot;GRÜNE&quot;;&quot;&quot;);IF(MAX([.$D183];[.$G183];[.$J183];[.$M183];[.$P183];[.$S183];[.$V183])=[.P183];&quot;CSU&quot;;&quot;&quot;);IF(MAX([.$D183];[.$G183];[.$J183];[.$M183];[.$P183];[.$S183];[.$V183])=[.S183];&quot;FDP&quot;;&quot;&quot;);IF(MAX([.$D183];[.$G183];[.$J183];[.$M183];[.$P183];[.$S183];[.$V183])=[.V183];&quot;AfD&quot;;&quot;&quot;))" office:value-type="string" office:string-value="CDU">
            <text:p>CDU</text:p>
          </table:table-cell>
          <table:table-cell table:formula="of:=SUM([.E183]+[.H183]+[.K183]+[.N183]+[.Q183]+[.T183]+[.W183])" office:value-type="float" office:value="128581">
            <text:p>128,581</text:p>
          </table:table-cell>
          <table:table-cell table:style-name="ce9" office:value-type="float" office:value="48012">
            <text:p>48,012</text:p>
          </table:table-cell>
          <table:table-cell table:style-name="ce9" office:value-type="float" office:value="41947">
            <text:p>41,947</text:p>
          </table:table-cell>
          <table:table-cell table:style-name="ce9"/>
          <table:table-cell table:style-name="ce9" office:value-type="float" office:value="14142">
            <text:p>14,142</text:p>
          </table:table-cell>
          <table:table-cell table:style-name="ce9" office:value-type="float" office:value="14524">
            <text:p>14,524</text:p>
          </table:table-cell>
          <table:table-cell table:style-name="ce9"/>
          <table:table-cell table:style-name="ce9" office:value-type="float" office:value="23174">
            <text:p>23,174</text:p>
          </table:table-cell>
          <table:table-cell table:style-name="ce9" office:value-type="float" office:value="20972">
            <text:p>20,972</text:p>
          </table:table-cell>
          <table:table-cell table:style-name="ce9"/>
          <table:table-cell table:style-name="ce9" office:value-type="float" office:value="4609">
            <text:p>4,609</text:p>
          </table:table-cell>
          <table:table-cell table:style-name="ce9" office:value-type="float" office:value="3850">
            <text:p>3,85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345">
            <text:p>10,345</text:p>
          </table:table-cell>
          <table:table-cell table:style-name="ce9" office:value-type="float" office:value="10542">
            <text:p>10,542</text:p>
          </table:table-cell>
          <table:table-cell table:style-name="ce9"/>
          <table:table-cell table:style-name="ce9" office:value-type="float" office:value="36388">
            <text:p>36,388</text:p>
          </table:table-cell>
          <table:table-cell table:style-name="ce9" office:value-type="float" office:value="36746">
            <text:p>36,74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4">
            <text:p>164</text:p>
          </table:table-cell>
          <table:table-cell table:style-name="ce19" table:formula="of:=CONCATENATE(IF(MAX([.$D184];[.$G184];[.$J184];[.$M184];[.$P184];[.$S184];[.$V184])=[.D184];&quot;CDU&quot;;&quot;&quot;);IF(MAX([.$D184];[.$G184];[.$J184];[.$M184];[.$P184];[.$S184];[.$V184])=[.G184];&quot;SPD&quot;;&quot;&quot;);IF(MAX([.$D184];[.$G184];[.$J184];[.$M184];[.$P184];[.$S184];[.$V184])=[.J184];&quot;DIE LINKE&quot;;&quot;&quot;);IF(MAX([.$D184];[.$G184];[.$J184];[.$M184];[.$P184];[.$S184];[.$V184])=[.M184];&quot;GRÜNE&quot;;&quot;&quot;);IF(MAX([.$D184];[.$G184];[.$J184];[.$M184];[.$P184];[.$S184];[.$V184])=[.P184];&quot;CSU&quot;;&quot;&quot;);IF(MAX([.$D184];[.$G184];[.$J184];[.$M184];[.$P184];[.$S184];[.$V184])=[.S184];&quot;FDP&quot;;&quot;&quot;);IF(MAX([.$D184];[.$G184];[.$J184];[.$M184];[.$P184];[.$S184];[.$V184])=[.V184];&quot;AfD&quot;;&quot;&quot;))" office:value-type="string" office:string-value="CDU">
            <text:p>CDU</text:p>
          </table:table-cell>
          <table:table-cell table:formula="of:=SUM([.E184]+[.H184]+[.K184]+[.N184]+[.Q184]+[.T184]+[.W184])" office:value-type="float" office:value="153020">
            <text:p>153,020</text:p>
          </table:table-cell>
          <table:table-cell table:style-name="ce9" office:value-type="float" office:value="56716">
            <text:p>56,716</text:p>
          </table:table-cell>
          <table:table-cell table:style-name="ce9" office:value-type="float" office:value="50759">
            <text:p>50,759</text:p>
          </table:table-cell>
          <table:table-cell table:style-name="ce9"/>
          <table:table-cell table:style-name="ce9" office:value-type="float" office:value="14707">
            <text:p>14,707</text:p>
          </table:table-cell>
          <table:table-cell table:style-name="ce9" office:value-type="float" office:value="15452">
            <text:p>15,452</text:p>
          </table:table-cell>
          <table:table-cell table:style-name="ce9"/>
          <table:table-cell table:style-name="ce9" office:value-type="float" office:value="24808">
            <text:p>24,808</text:p>
          </table:table-cell>
          <table:table-cell table:style-name="ce9" office:value-type="float" office:value="23090">
            <text:p>23,090</text:p>
          </table:table-cell>
          <table:table-cell table:style-name="ce9"/>
          <table:table-cell table:style-name="ce9" office:value-type="float" office:value="4334">
            <text:p>4,334</text:p>
          </table:table-cell>
          <table:table-cell table:style-name="ce9" office:value-type="float" office:value="3661">
            <text:p>3,66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820">
            <text:p>11,820</text:p>
          </table:table-cell>
          <table:table-cell table:style-name="ce9" office:value-type="float" office:value="12106">
            <text:p>12,106</text:p>
          </table:table-cell>
          <table:table-cell table:style-name="ce9"/>
          <table:table-cell table:style-name="ce9" office:value-type="float" office:value="49465">
            <text:p>49,465</text:p>
          </table:table-cell>
          <table:table-cell table:style-name="ce9" office:value-type="float" office:value="47952">
            <text:p>47,95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5">
            <text:p>165</text:p>
          </table:table-cell>
          <table:table-cell table:style-name="ce19" table:formula="of:=CONCATENATE(IF(MAX([.$D185];[.$G185];[.$J185];[.$M185];[.$P185];[.$S185];[.$V185])=[.D185];&quot;CDU&quot;;&quot;&quot;);IF(MAX([.$D185];[.$G185];[.$J185];[.$M185];[.$P185];[.$S185];[.$V185])=[.G185];&quot;SPD&quot;;&quot;&quot;);IF(MAX([.$D185];[.$G185];[.$J185];[.$M185];[.$P185];[.$S185];[.$V185])=[.J185];&quot;DIE LINKE&quot;;&quot;&quot;);IF(MAX([.$D185];[.$G185];[.$J185];[.$M185];[.$P185];[.$S185];[.$V185])=[.M185];&quot;GRÜNE&quot;;&quot;&quot;);IF(MAX([.$D185];[.$G185];[.$J185];[.$M185];[.$P185];[.$S185];[.$V185])=[.P185];&quot;CSU&quot;;&quot;&quot;);IF(MAX([.$D185];[.$G185];[.$J185];[.$M185];[.$P185];[.$S185];[.$V185])=[.S185];&quot;FDP&quot;;&quot;&quot;);IF(MAX([.$D185];[.$G185];[.$J185];[.$M185];[.$P185];[.$S185];[.$V185])=[.V185];&quot;AfD&quot;;&quot;&quot;))" office:value-type="string" office:string-value="CDU">
            <text:p>CDU</text:p>
          </table:table-cell>
          <table:table-cell table:formula="of:=SUM([.E185]+[.H185]+[.K185]+[.N185]+[.Q185]+[.T185]+[.W185])" office:value-type="float" office:value="140446">
            <text:p>140,446</text:p>
          </table:table-cell>
          <table:table-cell table:style-name="ce9" office:value-type="float" office:value="48347">
            <text:p>48,347</text:p>
          </table:table-cell>
          <table:table-cell table:style-name="ce9" office:value-type="float" office:value="45106">
            <text:p>45,106</text:p>
          </table:table-cell>
          <table:table-cell table:style-name="ce9"/>
          <table:table-cell table:style-name="ce9" office:value-type="float" office:value="18219">
            <text:p>18,219</text:p>
          </table:table-cell>
          <table:table-cell table:style-name="ce9" office:value-type="float" office:value="16131">
            <text:p>16,131</text:p>
          </table:table-cell>
          <table:table-cell table:style-name="ce9"/>
          <table:table-cell table:style-name="ce9" office:value-type="float" office:value="36881">
            <text:p>36,881</text:p>
          </table:table-cell>
          <table:table-cell table:style-name="ce9" office:value-type="float" office:value="24665">
            <text:p>24,665</text:p>
          </table:table-cell>
          <table:table-cell table:style-name="ce9"/>
          <table:table-cell table:style-name="ce9" office:value-type="float" office:value="6513">
            <text:p>6,513</text:p>
          </table:table-cell>
          <table:table-cell table:style-name="ce9" office:value-type="float" office:value="4327">
            <text:p>4,32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9181">
            <text:p>19,181</text:p>
          </table:table-cell>
          <table:table-cell table:style-name="ce9" office:value-type="float" office:value="11253">
            <text:p>11,253</text:p>
          </table:table-cell>
          <table:table-cell table:style-name="ce9"/>
          <table:table-cell table:style-name="ce9"/>
          <table:table-cell table:style-name="ce9" office:value-type="float" office:value="38964">
            <text:p>38,96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6">
            <text:p>166</text:p>
          </table:table-cell>
          <table:table-cell table:style-name="ce19" table:formula="of:=CONCATENATE(IF(MAX([.$D186];[.$G186];[.$J186];[.$M186];[.$P186];[.$S186];[.$V186])=[.D186];&quot;CDU&quot;;&quot;&quot;);IF(MAX([.$D186];[.$G186];[.$J186];[.$M186];[.$P186];[.$S186];[.$V186])=[.G186];&quot;SPD&quot;;&quot;&quot;);IF(MAX([.$D186];[.$G186];[.$J186];[.$M186];[.$P186];[.$S186];[.$V186])=[.J186];&quot;DIE LINKE&quot;;&quot;&quot;);IF(MAX([.$D186];[.$G186];[.$J186];[.$M186];[.$P186];[.$S186];[.$V186])=[.M186];&quot;GRÜNE&quot;;&quot;&quot;);IF(MAX([.$D186];[.$G186];[.$J186];[.$M186];[.$P186];[.$S186];[.$V186])=[.P186];&quot;CSU&quot;;&quot;&quot;);IF(MAX([.$D186];[.$G186];[.$J186];[.$M186];[.$P186];[.$S186];[.$V186])=[.S186];&quot;FDP&quot;;&quot;&quot;);IF(MAX([.$D186];[.$G186];[.$J186];[.$M186];[.$P186];[.$S186];[.$V186])=[.V186];&quot;AfD&quot;;&quot;&quot;))" office:value-type="string" office:string-value="CDU">
            <text:p>CDU</text:p>
          </table:table-cell>
          <table:table-cell table:formula="of:=SUM([.E186]+[.H186]+[.K186]+[.N186]+[.Q186]+[.T186]+[.W186])" office:value-type="float" office:value="132862">
            <text:p>132,862</text:p>
          </table:table-cell>
          <table:table-cell table:style-name="ce9" office:value-type="float" office:value="49104">
            <text:p>49,104</text:p>
          </table:table-cell>
          <table:table-cell table:style-name="ce9" office:value-type="float" office:value="42604">
            <text:p>42,604</text:p>
          </table:table-cell>
          <table:table-cell table:style-name="ce9"/>
          <table:table-cell table:style-name="ce9" office:value-type="float" office:value="15538">
            <text:p>15,538</text:p>
          </table:table-cell>
          <table:table-cell table:style-name="ce9" office:value-type="float" office:value="16043">
            <text:p>16,043</text:p>
          </table:table-cell>
          <table:table-cell table:style-name="ce9"/>
          <table:table-cell table:style-name="ce9" office:value-type="float" office:value="21809">
            <text:p>21,809</text:p>
          </table:table-cell>
          <table:table-cell table:style-name="ce9" office:value-type="float" office:value="22578">
            <text:p>22,578</text:p>
          </table:table-cell>
          <table:table-cell table:style-name="ce9"/>
          <table:table-cell table:style-name="ce9" office:value-type="float" office:value="5292">
            <text:p>5,292</text:p>
          </table:table-cell>
          <table:table-cell table:style-name="ce9" office:value-type="float" office:value="4266">
            <text:p>4,26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836">
            <text:p>7,836</text:p>
          </table:table-cell>
          <table:table-cell table:style-name="ce9" office:value-type="float" office:value="10154">
            <text:p>10,154</text:p>
          </table:table-cell>
          <table:table-cell table:style-name="ce9"/>
          <table:table-cell table:style-name="ce9" office:value-type="float" office:value="36428">
            <text:p>36,428</text:p>
          </table:table-cell>
          <table:table-cell table:style-name="ce9" office:value-type="float" office:value="37217">
            <text:p>37,21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Sachsen</text:p>
          </table:table-cell>
          <table:table-cell table:style-name="ce4"/>
          <table:table-cell table:style-name="ce10" table:formula="of:=SUM([.C171:.C186])" office:value-type="float" office:value="2312693">
            <text:p>2,312,693</text:p>
          </table:table-cell>
          <table:table-cell table:style-name="ce10" table:formula="of:=SUM([.D171:.D186])" office:value-type="float" office:value="756206">
            <text:p>756,206</text:p>
          </table:table-cell>
          <table:table-cell table:style-name="ce10" table:formula="of:=SUM([.E171:.E186])" office:value-type="float" office:value="665751">
            <text:p>665,751</text:p>
          </table:table-cell>
          <table:table-cell table:style-name="ce13" table:formula="of:=SUM([.E187]/[.$C187])" office:value-type="percentage" office:value="0.287868298991695">
            <text:p>28.79%</text:p>
          </table:table-cell>
          <table:table-cell table:style-name="ce10" table:formula="of:=SUM([.G171:.G186])" office:value-type="float" office:value="289109">
            <text:p>289,109</text:p>
          </table:table-cell>
          <table:table-cell table:style-name="ce10" table:formula="of:=SUM([.H171:.H186])" office:value-type="float" office:value="261105">
            <text:p>261,105</text:p>
          </table:table-cell>
          <table:table-cell table:style-name="ce13" table:formula="of:=SUM([.H187]/[.$C187])" office:value-type="percentage" office:value="0.112900847626555">
            <text:p>11.29%</text:p>
          </table:table-cell>
          <table:table-cell table:style-name="ce10" table:formula="of:=SUM([.J171:.J186])" office:value-type="float" office:value="432722">
            <text:p>432,722</text:p>
          </table:table-cell>
          <table:table-cell table:style-name="ce10" table:formula="of:=SUM([.K171:.K186])" office:value-type="float" office:value="398627">
            <text:p>398,627</text:p>
          </table:table-cell>
          <table:table-cell table:style-name="ce13" table:formula="of:=SUM([.K187]/[.$C187])" office:value-type="percentage" office:value="0.172364857765384">
            <text:p>17.24%</text:p>
          </table:table-cell>
          <table:table-cell table:style-name="ce10" table:formula="of:=SUM([.M171:.M186])" office:value-type="float" office:value="112300">
            <text:p>112,300</text:p>
          </table:table-cell>
          <table:table-cell table:style-name="ce10" table:formula="of:=SUM([.N171:.N186])" office:value-type="float" office:value="113608">
            <text:p>113,608</text:p>
          </table:table-cell>
          <table:table-cell table:style-name="ce13" table:formula="of:=SUM([.N187]/[.$C187])" office:value-type="percentage" office:value="0.0491236839476749">
            <text:p>4.91%</text:p>
          </table:table-cell>
          <table:table-cell table:style-name="ce10" table:formula="of:=SUM([.P171:.P186])" office:value-type="float" office:value="0">
            <text:p>0</text:p>
          </table:table-cell>
          <table:table-cell table:style-name="ce10" table:formula="of:=SUM([.Q171:.Q186])" office:value-type="float" office:value="0">
            <text:p>0</text:p>
          </table:table-cell>
          <table:table-cell table:style-name="ce13" table:formula="of:=SUM([.Q187]/[.$C187])" office:value-type="percentage" office:value="0">
            <text:p>0.00%</text:p>
          </table:table-cell>
          <table:table-cell table:style-name="ce10" table:formula="of:=SUM([.S171:.S186])" office:value-type="float" office:value="165449">
            <text:p>165,449</text:p>
          </table:table-cell>
          <table:table-cell table:style-name="ce10" table:formula="of:=SUM([.T171:.T186])" office:value-type="float" office:value="203662">
            <text:p>203,662</text:p>
          </table:table-cell>
          <table:table-cell table:style-name="ce13" table:formula="of:=SUM([.T187]/[.$C187])" office:value-type="percentage" office:value="0.0880627043883473">
            <text:p>8.81%</text:p>
          </table:table-cell>
          <table:table-cell table:style-name="ce10" table:formula="of:=SUM([.V171:.V186])" office:value-type="float" office:value="628048">
            <text:p>628,048</text:p>
          </table:table-cell>
          <table:table-cell table:style-name="ce10" table:formula="of:=SUM([.W171:.W186])" office:value-type="float" office:value="669940">
            <text:p>669,940</text:p>
          </table:table-cell>
          <table:table-cell table:style-name="ce13" table:formula="of:=SUM([.W187]/[.$C187])" office:value-type="percentage" office:value="0.289679607280344">
            <text:p>28.97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67">
            <text:p>167</text:p>
          </table:table-cell>
          <table:table-cell table:style-name="ce19" table:formula="of:=CONCATENATE(IF(MAX([.$D189];[.$G189];[.$J189];[.$M189];[.$P189];[.$S189];[.$V189])=[.D189];&quot;CDU&quot;;&quot;&quot;);IF(MAX([.$D189];[.$G189];[.$J189];[.$M189];[.$P189];[.$S189];[.$V189])=[.G189];&quot;SPD&quot;;&quot;&quot;);IF(MAX([.$D189];[.$G189];[.$J189];[.$M189];[.$P189];[.$S189];[.$V189])=[.J189];&quot;DIE LINKE&quot;;&quot;&quot;);IF(MAX([.$D189];[.$G189];[.$J189];[.$M189];[.$P189];[.$S189];[.$V189])=[.M189];&quot;GRÜNE&quot;;&quot;&quot;);IF(MAX([.$D189];[.$G189];[.$J189];[.$M189];[.$P189];[.$S189];[.$V189])=[.P189];&quot;CSU&quot;;&quot;&quot;);IF(MAX([.$D189];[.$G189];[.$J189];[.$M189];[.$P189];[.$S189];[.$V189])=[.S189];&quot;FDP&quot;;&quot;&quot;);IF(MAX([.$D189];[.$G189];[.$J189];[.$M189];[.$P189];[.$S189];[.$V189])=[.V189];&quot;AfD&quot;;&quot;&quot;))" office:value-type="string" office:string-value="SPD">
            <text:p>SPD</text:p>
          </table:table-cell>
          <table:table-cell table:formula="of:=SUM([.E189]+[.H189]+[.K189]+[.N189]+[.Q189]+[.T189]+[.W189])" office:value-type="float" office:value="135558">
            <text:p>135,558</text:p>
          </table:table-cell>
          <table:table-cell table:style-name="ce9" office:value-type="float" office:value="47269">
            <text:p>47,269</text:p>
          </table:table-cell>
          <table:table-cell table:style-name="ce9" office:value-type="float" office:value="42232">
            <text:p>42,232</text:p>
          </table:table-cell>
          <table:table-cell table:style-name="ce9"/>
          <table:table-cell table:style-name="ce9" office:value-type="float" office:value="49341">
            <text:p>49,341</text:p>
          </table:table-cell>
          <table:table-cell table:style-name="ce9" office:value-type="float" office:value="43446">
            <text:p>43,446</text:p>
          </table:table-cell>
          <table:table-cell table:style-name="ce9"/>
          <table:table-cell table:style-name="ce9" office:value-type="float" office:value="8600">
            <text:p>8,600</text:p>
          </table:table-cell>
          <table:table-cell table:style-name="ce9" office:value-type="float" office:value="9891">
            <text:p>9,891</text:p>
          </table:table-cell>
          <table:table-cell table:style-name="ce9"/>
          <table:table-cell table:style-name="ce9" office:value-type="float" office:value="8062">
            <text:p>8,062</text:p>
          </table:table-cell>
          <table:table-cell table:style-name="ce9" office:value-type="float" office:value="9660">
            <text:p>9,66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930">
            <text:p>9,930</text:p>
          </table:table-cell>
          <table:table-cell table:style-name="ce9" office:value-type="float" office:value="13918">
            <text:p>13,918</text:p>
          </table:table-cell>
          <table:table-cell table:style-name="ce9"/>
          <table:table-cell table:style-name="ce9" office:value-type="float" office:value="15438">
            <text:p>15,438</text:p>
          </table:table-cell>
          <table:table-cell table:style-name="ce9" office:value-type="float" office:value="16411">
            <text:p>16,41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8">
            <text:p>168</text:p>
          </table:table-cell>
          <table:table-cell table:style-name="ce19" table:formula="of:=CONCATENATE(IF(MAX([.$D190];[.$G190];[.$J190];[.$M190];[.$P190];[.$S190];[.$V190])=[.D190];&quot;CDU&quot;;&quot;&quot;);IF(MAX([.$D190];[.$G190];[.$J190];[.$M190];[.$P190];[.$S190];[.$V190])=[.G190];&quot;SPD&quot;;&quot;&quot;);IF(MAX([.$D190];[.$G190];[.$J190];[.$M190];[.$P190];[.$S190];[.$V190])=[.J190];&quot;DIE LINKE&quot;;&quot;&quot;);IF(MAX([.$D190];[.$G190];[.$J190];[.$M190];[.$P190];[.$S190];[.$V190])=[.M190];&quot;GRÜNE&quot;;&quot;&quot;);IF(MAX([.$D190];[.$G190];[.$J190];[.$M190];[.$P190];[.$S190];[.$V190])=[.P190];&quot;CSU&quot;;&quot;&quot;);IF(MAX([.$D190];[.$G190];[.$J190];[.$M190];[.$P190];[.$S190];[.$V190])=[.S190];&quot;FDP&quot;;&quot;&quot;);IF(MAX([.$D190];[.$G190];[.$J190];[.$M190];[.$P190];[.$S190];[.$V190])=[.V190];&quot;AfD&quot;;&quot;&quot;))" office:value-type="string" office:string-value="SPD">
            <text:p>SPD</text:p>
          </table:table-cell>
          <table:table-cell table:formula="of:=SUM([.E190]+[.H190]+[.K190]+[.N190]+[.Q190]+[.T190]+[.W190])" office:value-type="float" office:value="158451">
            <text:p>158,451</text:p>
          </table:table-cell>
          <table:table-cell table:style-name="ce9" office:value-type="float" office:value="44425">
            <text:p>44,425</text:p>
          </table:table-cell>
          <table:table-cell table:style-name="ce9" office:value-type="float" office:value="41736">
            <text:p>41,736</text:p>
          </table:table-cell>
          <table:table-cell table:style-name="ce9"/>
          <table:table-cell table:style-name="ce9" office:value-type="float" office:value="58759">
            <text:p>58,759</text:p>
          </table:table-cell>
          <table:table-cell table:style-name="ce9" office:value-type="float" office:value="46769">
            <text:p>46,769</text:p>
          </table:table-cell>
          <table:table-cell table:style-name="ce9"/>
          <table:table-cell table:style-name="ce9" office:value-type="float" office:value="14472">
            <text:p>14,472</text:p>
          </table:table-cell>
          <table:table-cell table:style-name="ce9" office:value-type="float" office:value="18677">
            <text:p>18,677</text:p>
          </table:table-cell>
          <table:table-cell table:style-name="ce9"/>
          <table:table-cell table:style-name="ce9" office:value-type="float" office:value="15466">
            <text:p>15,466</text:p>
          </table:table-cell>
          <table:table-cell table:style-name="ce9" office:value-type="float" office:value="18935">
            <text:p>18,93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759">
            <text:p>9,759</text:p>
          </table:table-cell>
          <table:table-cell table:style-name="ce9" office:value-type="float" office:value="15046">
            <text:p>15,046</text:p>
          </table:table-cell>
          <table:table-cell table:style-name="ce9"/>
          <table:table-cell table:style-name="ce9" office:value-type="float" office:value="16501">
            <text:p>16,501</text:p>
          </table:table-cell>
          <table:table-cell table:style-name="ce9" office:value-type="float" office:value="17288">
            <text:p>17,28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69">
            <text:p>169</text:p>
          </table:table-cell>
          <table:table-cell table:style-name="ce19" table:formula="of:=CONCATENATE(IF(MAX([.$D191];[.$G191];[.$J191];[.$M191];[.$P191];[.$S191];[.$V191])=[.D191];&quot;CDU&quot;;&quot;&quot;);IF(MAX([.$D191];[.$G191];[.$J191];[.$M191];[.$P191];[.$S191];[.$V191])=[.G191];&quot;SPD&quot;;&quot;&quot;);IF(MAX([.$D191];[.$G191];[.$J191];[.$M191];[.$P191];[.$S191];[.$V191])=[.J191];&quot;DIE LINKE&quot;;&quot;&quot;);IF(MAX([.$D191];[.$G191];[.$J191];[.$M191];[.$P191];[.$S191];[.$V191])=[.M191];&quot;GRÜNE&quot;;&quot;&quot;);IF(MAX([.$D191];[.$G191];[.$J191];[.$M191];[.$P191];[.$S191];[.$V191])=[.P191];&quot;CSU&quot;;&quot;&quot;);IF(MAX([.$D191];[.$G191];[.$J191];[.$M191];[.$P191];[.$S191];[.$V191])=[.S191];&quot;FDP&quot;;&quot;&quot;);IF(MAX([.$D191];[.$G191];[.$J191];[.$M191];[.$P191];[.$S191];[.$V191])=[.V191];&quot;AfD&quot;;&quot;&quot;))" office:value-type="string" office:string-value="SPD">
            <text:p>SPD</text:p>
          </table:table-cell>
          <table:table-cell table:formula="of:=SUM([.E191]+[.H191]+[.K191]+[.N191]+[.Q191]+[.T191]+[.W191])" office:value-type="float" office:value="126126">
            <text:p>126,126</text:p>
          </table:table-cell>
          <table:table-cell table:style-name="ce9" office:value-type="float" office:value="39302">
            <text:p>39,302</text:p>
          </table:table-cell>
          <table:table-cell table:style-name="ce9" office:value-type="float" office:value="38531">
            <text:p>38,531</text:p>
          </table:table-cell>
          <table:table-cell table:style-name="ce9"/>
          <table:table-cell table:style-name="ce9" office:value-type="float" office:value="54033">
            <text:p>54,033</text:p>
          </table:table-cell>
          <table:table-cell table:style-name="ce9" office:value-type="float" office:value="42737">
            <text:p>42,737</text:p>
          </table:table-cell>
          <table:table-cell table:style-name="ce9"/>
          <table:table-cell table:style-name="ce9" office:value-type="float" office:value="7281">
            <text:p>7,281</text:p>
          </table:table-cell>
          <table:table-cell table:style-name="ce9" office:value-type="float" office:value="8746">
            <text:p>8,746</text:p>
          </table:table-cell>
          <table:table-cell table:style-name="ce9"/>
          <table:table-cell table:style-name="ce9" office:value-type="float" office:value="5236">
            <text:p>5,236</text:p>
          </table:table-cell>
          <table:table-cell table:style-name="ce9" office:value-type="float" office:value="7843">
            <text:p>7,84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594">
            <text:p>6,594</text:p>
          </table:table-cell>
          <table:table-cell table:style-name="ce9" office:value-type="float" office:value="11096">
            <text:p>11,096</text:p>
          </table:table-cell>
          <table:table-cell table:style-name="ce9"/>
          <table:table-cell table:style-name="ce9" office:value-type="float" office:value="16411">
            <text:p>16,411</text:p>
          </table:table-cell>
          <table:table-cell table:style-name="ce9" office:value-type="float" office:value="17173">
            <text:p>17,17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0">
            <text:p>170</text:p>
          </table:table-cell>
          <table:table-cell table:style-name="ce19" table:formula="of:=CONCATENATE(IF(MAX([.$D192];[.$G192];[.$J192];[.$M192];[.$P192];[.$S192];[.$V192])=[.D192];&quot;CDU&quot;;&quot;&quot;);IF(MAX([.$D192];[.$G192];[.$J192];[.$M192];[.$P192];[.$S192];[.$V192])=[.G192];&quot;SPD&quot;;&quot;&quot;);IF(MAX([.$D192];[.$G192];[.$J192];[.$M192];[.$P192];[.$S192];[.$V192])=[.J192];&quot;DIE LINKE&quot;;&quot;&quot;);IF(MAX([.$D192];[.$G192];[.$J192];[.$M192];[.$P192];[.$S192];[.$V192])=[.M192];&quot;GRÜNE&quot;;&quot;&quot;);IF(MAX([.$D192];[.$G192];[.$J192];[.$M192];[.$P192];[.$S192];[.$V192])=[.P192];&quot;CSU&quot;;&quot;&quot;);IF(MAX([.$D192];[.$G192];[.$J192];[.$M192];[.$P192];[.$S192];[.$V192])=[.S192];&quot;FDP&quot;;&quot;&quot;);IF(MAX([.$D192];[.$G192];[.$J192];[.$M192];[.$P192];[.$S192];[.$V192])=[.V192];&quot;AfD&quot;;&quot;&quot;))" office:value-type="string" office:string-value="SPD">
            <text:p>SPD</text:p>
          </table:table-cell>
          <table:table-cell table:formula="of:=SUM([.E192]+[.H192]+[.K192]+[.N192]+[.Q192]+[.T192]+[.W192])" office:value-type="float" office:value="136970">
            <text:p>136,970</text:p>
          </table:table-cell>
          <table:table-cell table:style-name="ce9" office:value-type="float" office:value="43514">
            <text:p>43,514</text:p>
          </table:table-cell>
          <table:table-cell table:style-name="ce9" office:value-type="float" office:value="41795">
            <text:p>41,795</text:p>
          </table:table-cell>
          <table:table-cell table:style-name="ce9"/>
          <table:table-cell table:style-name="ce9" office:value-type="float" office:value="53892">
            <text:p>53,892</text:p>
          </table:table-cell>
          <table:table-cell table:style-name="ce9" office:value-type="float" office:value="44847">
            <text:p>44,847</text:p>
          </table:table-cell>
          <table:table-cell table:style-name="ce9"/>
          <table:table-cell table:style-name="ce9" office:value-type="float" office:value="7852">
            <text:p>7,852</text:p>
          </table:table-cell>
          <table:table-cell table:style-name="ce9" office:value-type="float" office:value="9270">
            <text:p>9,270</text:p>
          </table:table-cell>
          <table:table-cell table:style-name="ce9"/>
          <table:table-cell table:style-name="ce9" office:value-type="float" office:value="8003">
            <text:p>8,003</text:p>
          </table:table-cell>
          <table:table-cell table:style-name="ce9" office:value-type="float" office:value="9436">
            <text:p>9,43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298">
            <text:p>9,298</text:p>
          </table:table-cell>
          <table:table-cell table:style-name="ce9" office:value-type="float" office:value="13118">
            <text:p>13,118</text:p>
          </table:table-cell>
          <table:table-cell table:style-name="ce9"/>
          <table:table-cell table:style-name="ce9" office:value-type="float" office:value="17198">
            <text:p>17,198</text:p>
          </table:table-cell>
          <table:table-cell table:style-name="ce9" office:value-type="float" office:value="18504">
            <text:p>18,50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1">
            <text:p>171</text:p>
          </table:table-cell>
          <table:table-cell table:style-name="ce19" table:formula="of:=CONCATENATE(IF(MAX([.$D193];[.$G193];[.$J193];[.$M193];[.$P193];[.$S193];[.$V193])=[.D193];&quot;CDU&quot;;&quot;&quot;);IF(MAX([.$D193];[.$G193];[.$J193];[.$M193];[.$P193];[.$S193];[.$V193])=[.G193];&quot;SPD&quot;;&quot;&quot;);IF(MAX([.$D193];[.$G193];[.$J193];[.$M193];[.$P193];[.$S193];[.$V193])=[.J193];&quot;DIE LINKE&quot;;&quot;&quot;);IF(MAX([.$D193];[.$G193];[.$J193];[.$M193];[.$P193];[.$S193];[.$V193])=[.M193];&quot;GRÜNE&quot;;&quot;&quot;);IF(MAX([.$D193];[.$G193];[.$J193];[.$M193];[.$P193];[.$S193];[.$V193])=[.P193];&quot;CSU&quot;;&quot;&quot;);IF(MAX([.$D193];[.$G193];[.$J193];[.$M193];[.$P193];[.$S193];[.$V193])=[.S193];&quot;FDP&quot;;&quot;&quot;);IF(MAX([.$D193];[.$G193];[.$J193];[.$M193];[.$P193];[.$S193];[.$V193])=[.V193];&quot;AfD&quot;;&quot;&quot;))" office:value-type="string" office:string-value="SPD">
            <text:p>SPD</text:p>
          </table:table-cell>
          <table:table-cell table:formula="of:=SUM([.E193]+[.H193]+[.K193]+[.N193]+[.Q193]+[.T193]+[.W193])" office:value-type="float" office:value="135403">
            <text:p>135,403</text:p>
          </table:table-cell>
          <table:table-cell table:style-name="ce9" office:value-type="float" office:value="46888">
            <text:p>46,888</text:p>
          </table:table-cell>
          <table:table-cell table:style-name="ce9" office:value-type="float" office:value="42377">
            <text:p>42,377</text:p>
          </table:table-cell>
          <table:table-cell table:style-name="ce9"/>
          <table:table-cell table:style-name="ce9" office:value-type="float" office:value="50214">
            <text:p>50,214</text:p>
          </table:table-cell>
          <table:table-cell table:style-name="ce9" office:value-type="float" office:value="37202">
            <text:p>37,202</text:p>
          </table:table-cell>
          <table:table-cell table:style-name="ce9"/>
          <table:table-cell table:style-name="ce9" office:value-type="float" office:value="11557">
            <text:p>11,557</text:p>
          </table:table-cell>
          <table:table-cell table:style-name="ce9" office:value-type="float" office:value="14420">
            <text:p>14,420</text:p>
          </table:table-cell>
          <table:table-cell table:style-name="ce9"/>
          <table:table-cell table:style-name="ce9" office:value-type="float" office:value="8989">
            <text:p>8,989</text:p>
          </table:table-cell>
          <table:table-cell table:style-name="ce9" office:value-type="float" office:value="13088">
            <text:p>13,08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044">
            <text:p>6,044</text:p>
          </table:table-cell>
          <table:table-cell table:style-name="ce9" office:value-type="float" office:value="12191">
            <text:p>12,191</text:p>
          </table:table-cell>
          <table:table-cell table:style-name="ce9"/>
          <table:table-cell table:style-name="ce9" office:value-type="float" office:value="14378">
            <text:p>14,378</text:p>
          </table:table-cell>
          <table:table-cell table:style-name="ce9" office:value-type="float" office:value="16125">
            <text:p>16,1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2">
            <text:p>172</text:p>
          </table:table-cell>
          <table:table-cell table:style-name="ce19" table:formula="of:=CONCATENATE(IF(MAX([.$D194];[.$G194];[.$J194];[.$M194];[.$P194];[.$S194];[.$V194])=[.D194];&quot;CDU&quot;;&quot;&quot;);IF(MAX([.$D194];[.$G194];[.$J194];[.$M194];[.$P194];[.$S194];[.$V194])=[.G194];&quot;SPD&quot;;&quot;&quot;);IF(MAX([.$D194];[.$G194];[.$J194];[.$M194];[.$P194];[.$S194];[.$V194])=[.J194];&quot;DIE LINKE&quot;;&quot;&quot;);IF(MAX([.$D194];[.$G194];[.$J194];[.$M194];[.$P194];[.$S194];[.$V194])=[.M194];&quot;GRÜNE&quot;;&quot;&quot;);IF(MAX([.$D194];[.$G194];[.$J194];[.$M194];[.$P194];[.$S194];[.$V194])=[.P194];&quot;CSU&quot;;&quot;&quot;);IF(MAX([.$D194];[.$G194];[.$J194];[.$M194];[.$P194];[.$S194];[.$V194])=[.S194];&quot;FDP&quot;;&quot;&quot;);IF(MAX([.$D194];[.$G194];[.$J194];[.$M194];[.$P194];[.$S194];[.$V194])=[.V194];&quot;AfD&quot;;&quot;&quot;))" office:value-type="string" office:string-value="CDU">
            <text:p>CDU</text:p>
          </table:table-cell>
          <table:table-cell table:formula="of:=SUM([.E194]+[.H194]+[.K194]+[.N194]+[.Q194]+[.T194]+[.W194])" office:value-type="float" office:value="145649">
            <text:p>145,649</text:p>
          </table:table-cell>
          <table:table-cell table:style-name="ce9" office:value-type="float" office:value="58417">
            <text:p>58,417</text:p>
          </table:table-cell>
          <table:table-cell table:style-name="ce9" office:value-type="float" office:value="51125">
            <text:p>51,125</text:p>
          </table:table-cell>
          <table:table-cell table:style-name="ce9"/>
          <table:table-cell table:style-name="ce9" office:value-type="float" office:value="45375">
            <text:p>45,375</text:p>
          </table:table-cell>
          <table:table-cell table:style-name="ce9" office:value-type="float" office:value="37794">
            <text:p>37,794</text:p>
          </table:table-cell>
          <table:table-cell table:style-name="ce9"/>
          <table:table-cell table:style-name="ce9" office:value-type="float" office:value="7116">
            <text:p>7,116</text:p>
          </table:table-cell>
          <table:table-cell table:style-name="ce9" office:value-type="float" office:value="10210">
            <text:p>10,210</text:p>
          </table:table-cell>
          <table:table-cell table:style-name="ce9"/>
          <table:table-cell table:style-name="ce9" office:value-type="float" office:value="8909">
            <text:p>8,909</text:p>
          </table:table-cell>
          <table:table-cell table:style-name="ce9" office:value-type="float" office:value="10768">
            <text:p>10,76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90">
            <text:p>9,590</text:p>
          </table:table-cell>
          <table:table-cell table:style-name="ce9" office:value-type="float" office:value="14821">
            <text:p>14,821</text:p>
          </table:table-cell>
          <table:table-cell table:style-name="ce9"/>
          <table:table-cell table:style-name="ce9" office:value-type="float" office:value="17874">
            <text:p>17,874</text:p>
          </table:table-cell>
          <table:table-cell table:style-name="ce9" office:value-type="float" office:value="20931">
            <text:p>20,93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3">
            <text:p>173</text:p>
          </table:table-cell>
          <table:table-cell table:style-name="ce19" table:formula="of:=CONCATENATE(IF(MAX([.$D195];[.$G195];[.$J195];[.$M195];[.$P195];[.$S195];[.$V195])=[.D195];&quot;CDU&quot;;&quot;&quot;);IF(MAX([.$D195];[.$G195];[.$J195];[.$M195];[.$P195];[.$S195];[.$V195])=[.G195];&quot;SPD&quot;;&quot;&quot;);IF(MAX([.$D195];[.$G195];[.$J195];[.$M195];[.$P195];[.$S195];[.$V195])=[.J195];&quot;DIE LINKE&quot;;&quot;&quot;);IF(MAX([.$D195];[.$G195];[.$J195];[.$M195];[.$P195];[.$S195];[.$V195])=[.M195];&quot;GRÜNE&quot;;&quot;&quot;);IF(MAX([.$D195];[.$G195];[.$J195];[.$M195];[.$P195];[.$S195];[.$V195])=[.P195];&quot;CSU&quot;;&quot;&quot;);IF(MAX([.$D195];[.$G195];[.$J195];[.$M195];[.$P195];[.$S195];[.$V195])=[.S195];&quot;FDP&quot;;&quot;&quot;);IF(MAX([.$D195];[.$G195];[.$J195];[.$M195];[.$P195];[.$S195];[.$V195])=[.V195];&quot;AfD&quot;;&quot;&quot;))" office:value-type="string" office:string-value="CDU">
            <text:p>CDU</text:p>
          </table:table-cell>
          <table:table-cell table:formula="of:=SUM([.E195]+[.H195]+[.K195]+[.N195]+[.Q195]+[.T195]+[.W195])" office:value-type="float" office:value="155750">
            <text:p>155,750</text:p>
          </table:table-cell>
          <table:table-cell table:style-name="ce9" office:value-type="float" office:value="57610">
            <text:p>57,610</text:p>
          </table:table-cell>
          <table:table-cell table:style-name="ce9" office:value-type="float" office:value="49518">
            <text:p>49,518</text:p>
          </table:table-cell>
          <table:table-cell table:style-name="ce9"/>
          <table:table-cell table:style-name="ce9" office:value-type="float" office:value="46216">
            <text:p>46,216</text:p>
          </table:table-cell>
          <table:table-cell table:style-name="ce9" office:value-type="float" office:value="39252">
            <text:p>39,252</text:p>
          </table:table-cell>
          <table:table-cell table:style-name="ce9"/>
          <table:table-cell table:style-name="ce9" office:value-type="float" office:value="10346">
            <text:p>10,346</text:p>
          </table:table-cell>
          <table:table-cell table:style-name="ce9" office:value-type="float" office:value="13798">
            <text:p>13,798</text:p>
          </table:table-cell>
          <table:table-cell table:style-name="ce9"/>
          <table:table-cell table:style-name="ce9" office:value-type="float" office:value="13619">
            <text:p>13,619</text:p>
          </table:table-cell>
          <table:table-cell table:style-name="ce9" office:value-type="float" office:value="15898">
            <text:p>15,8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641">
            <text:p>12,641</text:p>
          </table:table-cell>
          <table:table-cell table:style-name="ce9" office:value-type="float" office:value="16926">
            <text:p>16,926</text:p>
          </table:table-cell>
          <table:table-cell table:style-name="ce9"/>
          <table:table-cell table:style-name="ce9" office:value-type="float" office:value="18918">
            <text:p>18,918</text:p>
          </table:table-cell>
          <table:table-cell table:style-name="ce9" office:value-type="float" office:value="20358">
            <text:p>20,35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4">
            <text:p>174</text:p>
          </table:table-cell>
          <table:table-cell table:style-name="ce19" table:formula="of:=CONCATENATE(IF(MAX([.$D196];[.$G196];[.$J196];[.$M196];[.$P196];[.$S196];[.$V196])=[.D196];&quot;CDU&quot;;&quot;&quot;);IF(MAX([.$D196];[.$G196];[.$J196];[.$M196];[.$P196];[.$S196];[.$V196])=[.G196];&quot;SPD&quot;;&quot;&quot;);IF(MAX([.$D196];[.$G196];[.$J196];[.$M196];[.$P196];[.$S196];[.$V196])=[.J196];&quot;DIE LINKE&quot;;&quot;&quot;);IF(MAX([.$D196];[.$G196];[.$J196];[.$M196];[.$P196];[.$S196];[.$V196])=[.M196];&quot;GRÜNE&quot;;&quot;&quot;);IF(MAX([.$D196];[.$G196];[.$J196];[.$M196];[.$P196];[.$S196];[.$V196])=[.P196];&quot;CSU&quot;;&quot;&quot;);IF(MAX([.$D196];[.$G196];[.$J196];[.$M196];[.$P196];[.$S196];[.$V196])=[.S196];&quot;FDP&quot;;&quot;&quot;);IF(MAX([.$D196];[.$G196];[.$J196];[.$M196];[.$P196];[.$S196];[.$V196])=[.V196];&quot;AfD&quot;;&quot;&quot;))" office:value-type="string" office:string-value="CDU">
            <text:p>CDU</text:p>
          </table:table-cell>
          <table:table-cell table:formula="of:=SUM([.E196]+[.H196]+[.K196]+[.N196]+[.Q196]+[.T196]+[.W196])" office:value-type="float" office:value="152682">
            <text:p>152,682</text:p>
          </table:table-cell>
          <table:table-cell table:style-name="ce9" office:value-type="float" office:value="71946">
            <text:p>71,946</text:p>
          </table:table-cell>
          <table:table-cell table:style-name="ce9" office:value-type="float" office:value="61811">
            <text:p>61,811</text:p>
          </table:table-cell>
          <table:table-cell table:style-name="ce9"/>
          <table:table-cell table:style-name="ce9" office:value-type="float" office:value="32150">
            <text:p>32,150</text:p>
          </table:table-cell>
          <table:table-cell table:style-name="ce9" office:value-type="float" office:value="28745">
            <text:p>28,745</text:p>
          </table:table-cell>
          <table:table-cell table:style-name="ce9"/>
          <table:table-cell table:style-name="ce9" office:value-type="float" office:value="7669">
            <text:p>7,669</text:p>
          </table:table-cell>
          <table:table-cell table:style-name="ce9" office:value-type="float" office:value="9266">
            <text:p>9,266</text:p>
          </table:table-cell>
          <table:table-cell table:style-name="ce9"/>
          <table:table-cell table:style-name="ce9" office:value-type="float" office:value="8874">
            <text:p>8,874</text:p>
          </table:table-cell>
          <table:table-cell table:style-name="ce9" office:value-type="float" office:value="10593">
            <text:p>10,59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437">
            <text:p>8,437</text:p>
          </table:table-cell>
          <table:table-cell table:style-name="ce9" office:value-type="float" office:value="17122">
            <text:p>17,122</text:p>
          </table:table-cell>
          <table:table-cell table:style-name="ce9"/>
          <table:table-cell table:style-name="ce9" office:value-type="float" office:value="27990">
            <text:p>27,990</text:p>
          </table:table-cell>
          <table:table-cell table:style-name="ce9" office:value-type="float" office:value="25145">
            <text:p>25,1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5">
            <text:p>175</text:p>
          </table:table-cell>
          <table:table-cell table:style-name="ce19" table:formula="of:=CONCATENATE(IF(MAX([.$D197];[.$G197];[.$J197];[.$M197];[.$P197];[.$S197];[.$V197])=[.D197];&quot;CDU&quot;;&quot;&quot;);IF(MAX([.$D197];[.$G197];[.$J197];[.$M197];[.$P197];[.$S197];[.$V197])=[.G197];&quot;SPD&quot;;&quot;&quot;);IF(MAX([.$D197];[.$G197];[.$J197];[.$M197];[.$P197];[.$S197];[.$V197])=[.J197];&quot;DIE LINKE&quot;;&quot;&quot;);IF(MAX([.$D197];[.$G197];[.$J197];[.$M197];[.$P197];[.$S197];[.$V197])=[.M197];&quot;GRÜNE&quot;;&quot;&quot;);IF(MAX([.$D197];[.$G197];[.$J197];[.$M197];[.$P197];[.$S197];[.$V197])=[.P197];&quot;CSU&quot;;&quot;&quot;);IF(MAX([.$D197];[.$G197];[.$J197];[.$M197];[.$P197];[.$S197];[.$V197])=[.S197];&quot;FDP&quot;;&quot;&quot;);IF(MAX([.$D197];[.$G197];[.$J197];[.$M197];[.$P197];[.$S197];[.$V197])=[.V197];&quot;AfD&quot;;&quot;&quot;))" office:value-type="string" office:string-value="CDU">
            <text:p>CDU</text:p>
          </table:table-cell>
          <table:table-cell table:formula="of:=SUM([.E197]+[.H197]+[.K197]+[.N197]+[.Q197]+[.T197]+[.W197])" office:value-type="float" office:value="128839">
            <text:p>128,839</text:p>
          </table:table-cell>
          <table:table-cell table:style-name="ce9" office:value-type="float" office:value="49479">
            <text:p>49,479</text:p>
          </table:table-cell>
          <table:table-cell table:style-name="ce9" office:value-type="float" office:value="43147">
            <text:p>43,147</text:p>
          </table:table-cell>
          <table:table-cell table:style-name="ce9"/>
          <table:table-cell table:style-name="ce9" office:value-type="float" office:value="38462">
            <text:p>38,462</text:p>
          </table:table-cell>
          <table:table-cell table:style-name="ce9" office:value-type="float" office:value="32069">
            <text:p>32,069</text:p>
          </table:table-cell>
          <table:table-cell table:style-name="ce9"/>
          <table:table-cell table:style-name="ce9" office:value-type="float" office:value="8007">
            <text:p>8,007</text:p>
          </table:table-cell>
          <table:table-cell table:style-name="ce9" office:value-type="float" office:value="8938">
            <text:p>8,938</text:p>
          </table:table-cell>
          <table:table-cell table:style-name="ce9"/>
          <table:table-cell table:style-name="ce9" office:value-type="float" office:value="7346">
            <text:p>7,346</text:p>
          </table:table-cell>
          <table:table-cell table:style-name="ce9" office:value-type="float" office:value="9614">
            <text:p>9,61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326">
            <text:p>8,326</text:p>
          </table:table-cell>
          <table:table-cell table:style-name="ce9" office:value-type="float" office:value="14144">
            <text:p>14,144</text:p>
          </table:table-cell>
          <table:table-cell table:style-name="ce9"/>
          <table:table-cell table:style-name="ce9" office:value-type="float" office:value="20172">
            <text:p>20,172</text:p>
          </table:table-cell>
          <table:table-cell table:style-name="ce9" office:value-type="float" office:value="20927">
            <text:p>20,9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6">
            <text:p>176</text:p>
          </table:table-cell>
          <table:table-cell table:style-name="ce19" table:formula="of:=CONCATENATE(IF(MAX([.$D198];[.$G198];[.$J198];[.$M198];[.$P198];[.$S198];[.$V198])=[.D198];&quot;CDU&quot;;&quot;&quot;);IF(MAX([.$D198];[.$G198];[.$J198];[.$M198];[.$P198];[.$S198];[.$V198])=[.G198];&quot;SPD&quot;;&quot;&quot;);IF(MAX([.$D198];[.$G198];[.$J198];[.$M198];[.$P198];[.$S198];[.$V198])=[.J198];&quot;DIE LINKE&quot;;&quot;&quot;);IF(MAX([.$D198];[.$G198];[.$J198];[.$M198];[.$P198];[.$S198];[.$V198])=[.M198];&quot;GRÜNE&quot;;&quot;&quot;);IF(MAX([.$D198];[.$G198];[.$J198];[.$M198];[.$P198];[.$S198];[.$V198])=[.P198];&quot;CSU&quot;;&quot;&quot;);IF(MAX([.$D198];[.$G198];[.$J198];[.$M198];[.$P198];[.$S198];[.$V198])=[.S198];&quot;FDP&quot;;&quot;&quot;);IF(MAX([.$D198];[.$G198];[.$J198];[.$M198];[.$P198];[.$S198];[.$V198])=[.V198];&quot;AfD&quot;;&quot;&quot;))" office:value-type="string" office:string-value="CDU">
            <text:p>CDU</text:p>
          </table:table-cell>
          <table:table-cell table:formula="of:=SUM([.E198]+[.H198]+[.K198]+[.N198]+[.Q198]+[.T198]+[.W198])" office:value-type="float" office:value="138864">
            <text:p>138,864</text:p>
          </table:table-cell>
          <table:table-cell table:style-name="ce9" office:value-type="float" office:value="57579">
            <text:p>57,579</text:p>
          </table:table-cell>
          <table:table-cell table:style-name="ce9" office:value-type="float" office:value="48436">
            <text:p>48,436</text:p>
          </table:table-cell>
          <table:table-cell table:style-name="ce9"/>
          <table:table-cell table:style-name="ce9" office:value-type="float" office:value="33201">
            <text:p>33,201</text:p>
          </table:table-cell>
          <table:table-cell table:style-name="ce9" office:value-type="float" office:value="28947">
            <text:p>28,947</text:p>
          </table:table-cell>
          <table:table-cell table:style-name="ce9"/>
          <table:table-cell table:style-name="ce9" office:value-type="float" office:value="8556">
            <text:p>8,556</text:p>
          </table:table-cell>
          <table:table-cell table:style-name="ce9" office:value-type="float" office:value="9562">
            <text:p>9,562</text:p>
          </table:table-cell>
          <table:table-cell table:style-name="ce9"/>
          <table:table-cell table:style-name="ce9" office:value-type="float" office:value="12884">
            <text:p>12,884</text:p>
          </table:table-cell>
          <table:table-cell table:style-name="ce9" office:value-type="float" office:value="14074">
            <text:p>14,07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954">
            <text:p>14,954</text:p>
          </table:table-cell>
          <table:table-cell table:style-name="ce9" office:value-type="float" office:value="21713">
            <text:p>21,713</text:p>
          </table:table-cell>
          <table:table-cell table:style-name="ce9"/>
          <table:table-cell table:style-name="ce9" office:value-type="float" office:value="15075">
            <text:p>15,075</text:p>
          </table:table-cell>
          <table:table-cell table:style-name="ce9" office:value-type="float" office:value="16132">
            <text:p>16,13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7">
            <text:p>177</text:p>
          </table:table-cell>
          <table:table-cell table:style-name="ce19" table:formula="of:=CONCATENATE(IF(MAX([.$D199];[.$G199];[.$J199];[.$M199];[.$P199];[.$S199];[.$V199])=[.D199];&quot;CDU&quot;;&quot;&quot;);IF(MAX([.$D199];[.$G199];[.$J199];[.$M199];[.$P199];[.$S199];[.$V199])=[.G199];&quot;SPD&quot;;&quot;&quot;);IF(MAX([.$D199];[.$G199];[.$J199];[.$M199];[.$P199];[.$S199];[.$V199])=[.J199];&quot;DIE LINKE&quot;;&quot;&quot;);IF(MAX([.$D199];[.$G199];[.$J199];[.$M199];[.$P199];[.$S199];[.$V199])=[.M199];&quot;GRÜNE&quot;;&quot;&quot;);IF(MAX([.$D199];[.$G199];[.$J199];[.$M199];[.$P199];[.$S199];[.$V199])=[.P199];&quot;CSU&quot;;&quot;&quot;);IF(MAX([.$D199];[.$G199];[.$J199];[.$M199];[.$P199];[.$S199];[.$V199])=[.S199];&quot;FDP&quot;;&quot;&quot;);IF(MAX([.$D199];[.$G199];[.$J199];[.$M199];[.$P199];[.$S199];[.$V199])=[.V199];&quot;AfD&quot;;&quot;&quot;))" office:value-type="string" office:string-value="CDU">
            <text:p>CDU</text:p>
          </table:table-cell>
          <table:table-cell table:formula="of:=SUM([.E199]+[.H199]+[.K199]+[.N199]+[.Q199]+[.T199]+[.W199])" office:value-type="float" office:value="130711">
            <text:p>130,711</text:p>
          </table:table-cell>
          <table:table-cell table:style-name="ce9" office:value-type="float" office:value="49891">
            <text:p>49,891</text:p>
          </table:table-cell>
          <table:table-cell table:style-name="ce9" office:value-type="float" office:value="43951">
            <text:p>43,951</text:p>
          </table:table-cell>
          <table:table-cell table:style-name="ce9"/>
          <table:table-cell table:style-name="ce9" office:value-type="float" office:value="39773">
            <text:p>39,773</text:p>
          </table:table-cell>
          <table:table-cell table:style-name="ce9" office:value-type="float" office:value="31152">
            <text:p>31,152</text:p>
          </table:table-cell>
          <table:table-cell table:style-name="ce9"/>
          <table:table-cell table:style-name="ce9" office:value-type="float" office:value="6719">
            <text:p>6,719</text:p>
          </table:table-cell>
          <table:table-cell table:style-name="ce9" office:value-type="float" office:value="9249">
            <text:p>9,249</text:p>
          </table:table-cell>
          <table:table-cell table:style-name="ce9"/>
          <table:table-cell table:style-name="ce9" office:value-type="float" office:value="11368">
            <text:p>11,368</text:p>
          </table:table-cell>
          <table:table-cell table:style-name="ce9" office:value-type="float" office:value="13002">
            <text:p>13,00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047">
            <text:p>11,047</text:p>
          </table:table-cell>
          <table:table-cell table:style-name="ce9" office:value-type="float" office:value="17462">
            <text:p>17,462</text:p>
          </table:table-cell>
          <table:table-cell table:style-name="ce9"/>
          <table:table-cell table:style-name="ce9" office:value-type="float" office:value="14987">
            <text:p>14,987</text:p>
          </table:table-cell>
          <table:table-cell table:style-name="ce9" office:value-type="float" office:value="15895">
            <text:p>15,89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8">
            <text:p>178</text:p>
          </table:table-cell>
          <table:table-cell table:style-name="ce19" table:formula="of:=CONCATENATE(IF(MAX([.$D200];[.$G200];[.$J200];[.$M200];[.$P200];[.$S200];[.$V200])=[.D200];&quot;CDU&quot;;&quot;&quot;);IF(MAX([.$D200];[.$G200];[.$J200];[.$M200];[.$P200];[.$S200];[.$V200])=[.G200];&quot;SPD&quot;;&quot;&quot;);IF(MAX([.$D200];[.$G200];[.$J200];[.$M200];[.$P200];[.$S200];[.$V200])=[.J200];&quot;DIE LINKE&quot;;&quot;&quot;);IF(MAX([.$D200];[.$G200];[.$J200];[.$M200];[.$P200];[.$S200];[.$V200])=[.M200];&quot;GRÜNE&quot;;&quot;&quot;);IF(MAX([.$D200];[.$G200];[.$J200];[.$M200];[.$P200];[.$S200];[.$V200])=[.P200];&quot;CSU&quot;;&quot;&quot;);IF(MAX([.$D200];[.$G200];[.$J200];[.$M200];[.$P200];[.$S200];[.$V200])=[.S200];&quot;FDP&quot;;&quot;&quot;);IF(MAX([.$D200];[.$G200];[.$J200];[.$M200];[.$P200];[.$S200];[.$V200])=[.V200];&quot;AfD&quot;;&quot;&quot;))" office:value-type="string" office:string-value="CDU">
            <text:p>CDU</text:p>
          </table:table-cell>
          <table:table-cell table:formula="of:=SUM([.E200]+[.H200]+[.K200]+[.N200]+[.Q200]+[.T200]+[.W200])" office:value-type="float" office:value="164341">
            <text:p>164,341</text:p>
          </table:table-cell>
          <table:table-cell table:style-name="ce9" office:value-type="float" office:value="71555">
            <text:p>71,555</text:p>
          </table:table-cell>
          <table:table-cell table:style-name="ce9" office:value-type="float" office:value="59346">
            <text:p>59,346</text:p>
          </table:table-cell>
          <table:table-cell table:style-name="ce9"/>
          <table:table-cell table:style-name="ce9" office:value-type="float" office:value="43427">
            <text:p>43,427</text:p>
          </table:table-cell>
          <table:table-cell table:style-name="ce9" office:value-type="float" office:value="35604">
            <text:p>35,604</text:p>
          </table:table-cell>
          <table:table-cell table:style-name="ce9"/>
          <table:table-cell table:style-name="ce9" office:value-type="float" office:value="9394">
            <text:p>9,394</text:p>
          </table:table-cell>
          <table:table-cell table:style-name="ce9" office:value-type="float" office:value="11069">
            <text:p>11,069</text:p>
          </table:table-cell>
          <table:table-cell table:style-name="ce9"/>
          <table:table-cell table:style-name="ce9" office:value-type="float" office:value="12020">
            <text:p>12,020</text:p>
          </table:table-cell>
          <table:table-cell table:style-name="ce9" office:value-type="float" office:value="15273">
            <text:p>15,27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053">
            <text:p>13,053</text:p>
          </table:table-cell>
          <table:table-cell table:style-name="ce9" office:value-type="float" office:value="22650">
            <text:p>22,650</text:p>
          </table:table-cell>
          <table:table-cell table:style-name="ce9"/>
          <table:table-cell table:style-name="ce9" office:value-type="float" office:value="17439">
            <text:p>17,439</text:p>
          </table:table-cell>
          <table:table-cell table:style-name="ce9" office:value-type="float" office:value="20399">
            <text:p>20,39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79">
            <text:p>179</text:p>
          </table:table-cell>
          <table:table-cell table:style-name="ce19" table:formula="of:=CONCATENATE(IF(MAX([.$D201];[.$G201];[.$J201];[.$M201];[.$P201];[.$S201];[.$V201])=[.D201];&quot;CDU&quot;;&quot;&quot;);IF(MAX([.$D201];[.$G201];[.$J201];[.$M201];[.$P201];[.$S201];[.$V201])=[.G201];&quot;SPD&quot;;&quot;&quot;);IF(MAX([.$D201];[.$G201];[.$J201];[.$M201];[.$P201];[.$S201];[.$V201])=[.J201];&quot;DIE LINKE&quot;;&quot;&quot;);IF(MAX([.$D201];[.$G201];[.$J201];[.$M201];[.$P201];[.$S201];[.$V201])=[.M201];&quot;GRÜNE&quot;;&quot;&quot;);IF(MAX([.$D201];[.$G201];[.$J201];[.$M201];[.$P201];[.$S201];[.$V201])=[.P201];&quot;CSU&quot;;&quot;&quot;);IF(MAX([.$D201];[.$G201];[.$J201];[.$M201];[.$P201];[.$S201];[.$V201])=[.S201];&quot;FDP&quot;;&quot;&quot;);IF(MAX([.$D201];[.$G201];[.$J201];[.$M201];[.$P201];[.$S201];[.$V201])=[.V201];&quot;AfD&quot;;&quot;&quot;))" office:value-type="string" office:string-value="CDU">
            <text:p>CDU</text:p>
          </table:table-cell>
          <table:table-cell table:formula="of:=SUM([.E201]+[.H201]+[.K201]+[.N201]+[.Q201]+[.T201]+[.W201])" office:value-type="float" office:value="132611">
            <text:p>132,611</text:p>
          </table:table-cell>
          <table:table-cell table:style-name="ce9" office:value-type="float" office:value="47309">
            <text:p>47,309</text:p>
          </table:table-cell>
          <table:table-cell table:style-name="ce9" office:value-type="float" office:value="40022">
            <text:p>40,022</text:p>
          </table:table-cell>
          <table:table-cell table:style-name="ce9"/>
          <table:table-cell table:style-name="ce9" office:value-type="float" office:value="39396">
            <text:p>39,396</text:p>
          </table:table-cell>
          <table:table-cell table:style-name="ce9" office:value-type="float" office:value="29247">
            <text:p>29,247</text:p>
          </table:table-cell>
          <table:table-cell table:style-name="ce9"/>
          <table:table-cell table:style-name="ce9" office:value-type="float" office:value="10558">
            <text:p>10,558</text:p>
          </table:table-cell>
          <table:table-cell table:style-name="ce9" office:value-type="float" office:value="13160">
            <text:p>13,160</text:p>
          </table:table-cell>
          <table:table-cell table:style-name="ce9"/>
          <table:table-cell table:style-name="ce9" office:value-type="float" office:value="12321">
            <text:p>12,321</text:p>
          </table:table-cell>
          <table:table-cell table:style-name="ce9" office:value-type="float" office:value="16286">
            <text:p>16,28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693">
            <text:p>9,693</text:p>
          </table:table-cell>
          <table:table-cell table:style-name="ce9" office:value-type="float" office:value="18400">
            <text:p>18,400</text:p>
          </table:table-cell>
          <table:table-cell table:style-name="ce9"/>
          <table:table-cell table:style-name="ce9" office:value-type="float" office:value="14417">
            <text:p>14,417</text:p>
          </table:table-cell>
          <table:table-cell table:style-name="ce9" office:value-type="float" office:value="15496">
            <text:p>15,49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0">
            <text:p>180</text:p>
          </table:table-cell>
          <table:table-cell table:style-name="ce19" table:formula="of:=CONCATENATE(IF(MAX([.$D202];[.$G202];[.$J202];[.$M202];[.$P202];[.$S202];[.$V202])=[.D202];&quot;CDU&quot;;&quot;&quot;);IF(MAX([.$D202];[.$G202];[.$J202];[.$M202];[.$P202];[.$S202];[.$V202])=[.G202];&quot;SPD&quot;;&quot;&quot;);IF(MAX([.$D202];[.$G202];[.$J202];[.$M202];[.$P202];[.$S202];[.$V202])=[.J202];&quot;DIE LINKE&quot;;&quot;&quot;);IF(MAX([.$D202];[.$G202];[.$J202];[.$M202];[.$P202];[.$S202];[.$V202])=[.M202];&quot;GRÜNE&quot;;&quot;&quot;);IF(MAX([.$D202];[.$G202];[.$J202];[.$M202];[.$P202];[.$S202];[.$V202])=[.P202];&quot;CSU&quot;;&quot;&quot;);IF(MAX([.$D202];[.$G202];[.$J202];[.$M202];[.$P202];[.$S202];[.$V202])=[.S202];&quot;FDP&quot;;&quot;&quot;);IF(MAX([.$D202];[.$G202];[.$J202];[.$M202];[.$P202];[.$S202];[.$V202])=[.V202];&quot;AfD&quot;;&quot;&quot;))" office:value-type="string" office:string-value="CDU">
            <text:p>CDU</text:p>
          </table:table-cell>
          <table:table-cell table:formula="of:=SUM([.E202]+[.H202]+[.K202]+[.N202]+[.Q202]+[.T202]+[.W202])" office:value-type="float" office:value="125438">
            <text:p>125,438</text:p>
          </table:table-cell>
          <table:table-cell table:style-name="ce9" office:value-type="float" office:value="46656">
            <text:p>46,656</text:p>
          </table:table-cell>
          <table:table-cell table:style-name="ce9" office:value-type="float" office:value="39126">
            <text:p>39,126</text:p>
          </table:table-cell>
          <table:table-cell table:style-name="ce9"/>
          <table:table-cell table:style-name="ce9" office:value-type="float" office:value="40185">
            <text:p>40,185</text:p>
          </table:table-cell>
          <table:table-cell table:style-name="ce9" office:value-type="float" office:value="31150">
            <text:p>31,150</text:p>
          </table:table-cell>
          <table:table-cell table:style-name="ce9"/>
          <table:table-cell table:style-name="ce9" office:value-type="float" office:value="7715">
            <text:p>7,715</text:p>
          </table:table-cell>
          <table:table-cell table:style-name="ce9" office:value-type="float" office:value="10006">
            <text:p>10,006</text:p>
          </table:table-cell>
          <table:table-cell table:style-name="ce9"/>
          <table:table-cell table:style-name="ce9" office:value-type="float" office:value="8054">
            <text:p>8,054</text:p>
          </table:table-cell>
          <table:table-cell table:style-name="ce9" office:value-type="float" office:value="11345">
            <text:p>11,34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418">
            <text:p>8,418</text:p>
          </table:table-cell>
          <table:table-cell table:style-name="ce9" office:value-type="float" office:value="15185">
            <text:p>15,185</text:p>
          </table:table-cell>
          <table:table-cell table:style-name="ce9"/>
          <table:table-cell table:style-name="ce9" office:value-type="float" office:value="16907">
            <text:p>16,907</text:p>
          </table:table-cell>
          <table:table-cell table:style-name="ce9" office:value-type="float" office:value="18626">
            <text:p>18,6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1">
            <text:p>181</text:p>
          </table:table-cell>
          <table:table-cell table:style-name="ce19" table:formula="of:=CONCATENATE(IF(MAX([.$D203];[.$G203];[.$J203];[.$M203];[.$P203];[.$S203];[.$V203])=[.D203];&quot;CDU&quot;;&quot;&quot;);IF(MAX([.$D203];[.$G203];[.$J203];[.$M203];[.$P203];[.$S203];[.$V203])=[.G203];&quot;SPD&quot;;&quot;&quot;);IF(MAX([.$D203];[.$G203];[.$J203];[.$M203];[.$P203];[.$S203];[.$V203])=[.J203];&quot;DIE LINKE&quot;;&quot;&quot;);IF(MAX([.$D203];[.$G203];[.$J203];[.$M203];[.$P203];[.$S203];[.$V203])=[.M203];&quot;GRÜNE&quot;;&quot;&quot;);IF(MAX([.$D203];[.$G203];[.$J203];[.$M203];[.$P203];[.$S203];[.$V203])=[.P203];&quot;CSU&quot;;&quot;&quot;);IF(MAX([.$D203];[.$G203];[.$J203];[.$M203];[.$P203];[.$S203];[.$V203])=[.S203];&quot;FDP&quot;;&quot;&quot;);IF(MAX([.$D203];[.$G203];[.$J203];[.$M203];[.$P203];[.$S203];[.$V203])=[.V203];&quot;AfD&quot;;&quot;&quot;))" office:value-type="string" office:string-value="CDU">
            <text:p>CDU</text:p>
          </table:table-cell>
          <table:table-cell table:formula="of:=SUM([.E203]+[.H203]+[.K203]+[.N203]+[.Q203]+[.T203]+[.W203])" office:value-type="float" office:value="152910">
            <text:p>152,910</text:p>
          </table:table-cell>
          <table:table-cell table:style-name="ce9" office:value-type="float" office:value="66490">
            <text:p>66,490</text:p>
          </table:table-cell>
          <table:table-cell table:style-name="ce9" office:value-type="float" office:value="54902">
            <text:p>54,902</text:p>
          </table:table-cell>
          <table:table-cell table:style-name="ce9"/>
          <table:table-cell table:style-name="ce9" office:value-type="float" office:value="34527">
            <text:p>34,527</text:p>
          </table:table-cell>
          <table:table-cell table:style-name="ce9" office:value-type="float" office:value="28786">
            <text:p>28,786</text:p>
          </table:table-cell>
          <table:table-cell table:style-name="ce9"/>
          <table:table-cell table:style-name="ce9" office:value-type="float" office:value="7887">
            <text:p>7,887</text:p>
          </table:table-cell>
          <table:table-cell table:style-name="ce9" office:value-type="float" office:value="9504">
            <text:p>9,504</text:p>
          </table:table-cell>
          <table:table-cell table:style-name="ce9"/>
          <table:table-cell table:style-name="ce9" office:value-type="float" office:value="14458">
            <text:p>14,458</text:p>
          </table:table-cell>
          <table:table-cell table:style-name="ce9" office:value-type="float" office:value="16752">
            <text:p>16,75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224">
            <text:p>17,224</text:p>
          </table:table-cell>
          <table:table-cell table:style-name="ce9" office:value-type="float" office:value="26571">
            <text:p>26,571</text:p>
          </table:table-cell>
          <table:table-cell table:style-name="ce9"/>
          <table:table-cell table:style-name="ce9" office:value-type="float" office:value="15319">
            <text:p>15,319</text:p>
          </table:table-cell>
          <table:table-cell table:style-name="ce9" office:value-type="float" office:value="16395">
            <text:p>16,39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2">
            <text:p>182</text:p>
          </table:table-cell>
          <table:table-cell table:style-name="ce19" table:formula="of:=CONCATENATE(IF(MAX([.$D204];[.$G204];[.$J204];[.$M204];[.$P204];[.$S204];[.$V204])=[.D204];&quot;CDU&quot;;&quot;&quot;);IF(MAX([.$D204];[.$G204];[.$J204];[.$M204];[.$P204];[.$S204];[.$V204])=[.G204];&quot;SPD&quot;;&quot;&quot;);IF(MAX([.$D204];[.$G204];[.$J204];[.$M204];[.$P204];[.$S204];[.$V204])=[.J204];&quot;DIE LINKE&quot;;&quot;&quot;);IF(MAX([.$D204];[.$G204];[.$J204];[.$M204];[.$P204];[.$S204];[.$V204])=[.M204];&quot;GRÜNE&quot;;&quot;&quot;);IF(MAX([.$D204];[.$G204];[.$J204];[.$M204];[.$P204];[.$S204];[.$V204])=[.P204];&quot;CSU&quot;;&quot;&quot;);IF(MAX([.$D204];[.$G204];[.$J204];[.$M204];[.$P204];[.$S204];[.$V204])=[.S204];&quot;FDP&quot;;&quot;&quot;);IF(MAX([.$D204];[.$G204];[.$J204];[.$M204];[.$P204];[.$S204];[.$V204])=[.V204];&quot;AfD&quot;;&quot;&quot;))" office:value-type="string" office:string-value="CDU">
            <text:p>CDU</text:p>
          </table:table-cell>
          <table:table-cell table:formula="of:=SUM([.E204]+[.H204]+[.K204]+[.N204]+[.Q204]+[.T204]+[.W204])" office:value-type="float" office:value="136949">
            <text:p>136,949</text:p>
          </table:table-cell>
          <table:table-cell table:style-name="ce9" office:value-type="float" office:value="43663">
            <text:p>43,663</text:p>
          </table:table-cell>
          <table:table-cell table:style-name="ce9" office:value-type="float" office:value="37221">
            <text:p>37,221</text:p>
          </table:table-cell>
          <table:table-cell table:style-name="ce9"/>
          <table:table-cell table:style-name="ce9" office:value-type="float" office:value="38704">
            <text:p>38,704</text:p>
          </table:table-cell>
          <table:table-cell table:style-name="ce9" office:value-type="float" office:value="29743">
            <text:p>29,743</text:p>
          </table:table-cell>
          <table:table-cell table:style-name="ce9"/>
          <table:table-cell table:style-name="ce9" office:value-type="float" office:value="13934">
            <text:p>13,934</text:p>
          </table:table-cell>
          <table:table-cell table:style-name="ce9" office:value-type="float" office:value="17179">
            <text:p>17,179</text:p>
          </table:table-cell>
          <table:table-cell table:style-name="ce9"/>
          <table:table-cell table:style-name="ce9" office:value-type="float" office:value="15596">
            <text:p>15,596</text:p>
          </table:table-cell>
          <table:table-cell table:style-name="ce9" office:value-type="float" office:value="19475">
            <text:p>19,47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185">
            <text:p>13,185</text:p>
          </table:table-cell>
          <table:table-cell table:style-name="ce9" office:value-type="float" office:value="19989">
            <text:p>19,989</text:p>
          </table:table-cell>
          <table:table-cell table:style-name="ce9"/>
          <table:table-cell table:style-name="ce9" office:value-type="float" office:value="12892">
            <text:p>12,892</text:p>
          </table:table-cell>
          <table:table-cell table:style-name="ce9" office:value-type="float" office:value="13342">
            <text:p>13,3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3">
            <text:p>183</text:p>
          </table:table-cell>
          <table:table-cell table:style-name="ce19" table:formula="of:=CONCATENATE(IF(MAX([.$D205];[.$G205];[.$J205];[.$M205];[.$P205];[.$S205];[.$V205])=[.D205];&quot;CDU&quot;;&quot;&quot;);IF(MAX([.$D205];[.$G205];[.$J205];[.$M205];[.$P205];[.$S205];[.$V205])=[.G205];&quot;SPD&quot;;&quot;&quot;);IF(MAX([.$D205];[.$G205];[.$J205];[.$M205];[.$P205];[.$S205];[.$V205])=[.J205];&quot;DIE LINKE&quot;;&quot;&quot;);IF(MAX([.$D205];[.$G205];[.$J205];[.$M205];[.$P205];[.$S205];[.$V205])=[.M205];&quot;GRÜNE&quot;;&quot;&quot;);IF(MAX([.$D205];[.$G205];[.$J205];[.$M205];[.$P205];[.$S205];[.$V205])=[.P205];&quot;CSU&quot;;&quot;&quot;);IF(MAX([.$D205];[.$G205];[.$J205];[.$M205];[.$P205];[.$S205];[.$V205])=[.S205];&quot;FDP&quot;;&quot;&quot;);IF(MAX([.$D205];[.$G205];[.$J205];[.$M205];[.$P205];[.$S205];[.$V205])=[.V205];&quot;AfD&quot;;&quot;&quot;))" office:value-type="string" office:string-value="CDU">
            <text:p>CDU</text:p>
          </table:table-cell>
          <table:table-cell table:formula="of:=SUM([.E205]+[.H205]+[.K205]+[.N205]+[.Q205]+[.T205]+[.W205])" office:value-type="float" office:value="163789">
            <text:p>163,789</text:p>
          </table:table-cell>
          <table:table-cell table:style-name="ce9" office:value-type="float" office:value="55221">
            <text:p>55,221</text:p>
          </table:table-cell>
          <table:table-cell table:style-name="ce9" office:value-type="float" office:value="45731">
            <text:p>45,731</text:p>
          </table:table-cell>
          <table:table-cell table:style-name="ce9"/>
          <table:table-cell table:style-name="ce9" office:value-type="float" office:value="44240">
            <text:p>44,240</text:p>
          </table:table-cell>
          <table:table-cell table:style-name="ce9" office:value-type="float" office:value="33511">
            <text:p>33,511</text:p>
          </table:table-cell>
          <table:table-cell table:style-name="ce9"/>
          <table:table-cell table:style-name="ce9" office:value-type="float" office:value="15523">
            <text:p>15,523</text:p>
          </table:table-cell>
          <table:table-cell table:style-name="ce9" office:value-type="float" office:value="20059">
            <text:p>20,059</text:p>
          </table:table-cell>
          <table:table-cell table:style-name="ce9"/>
          <table:table-cell table:style-name="ce9" office:value-type="float" office:value="23026">
            <text:p>23,026</text:p>
          </table:table-cell>
          <table:table-cell table:style-name="ce9" office:value-type="float" office:value="26415">
            <text:p>26,41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877">
            <text:p>13,877</text:p>
          </table:table-cell>
          <table:table-cell table:style-name="ce9" office:value-type="float" office:value="24336">
            <text:p>24,336</text:p>
          </table:table-cell>
          <table:table-cell table:style-name="ce9"/>
          <table:table-cell table:style-name="ce9" office:value-type="float" office:value="13033">
            <text:p>13,033</text:p>
          </table:table-cell>
          <table:table-cell table:style-name="ce9" office:value-type="float" office:value="13737">
            <text:p>13,73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4">
            <text:p>184</text:p>
          </table:table-cell>
          <table:table-cell table:style-name="ce19" table:formula="of:=CONCATENATE(IF(MAX([.$D206];[.$G206];[.$J206];[.$M206];[.$P206];[.$S206];[.$V206])=[.D206];&quot;CDU&quot;;&quot;&quot;);IF(MAX([.$D206];[.$G206];[.$J206];[.$M206];[.$P206];[.$S206];[.$V206])=[.G206];&quot;SPD&quot;;&quot;&quot;);IF(MAX([.$D206];[.$G206];[.$J206];[.$M206];[.$P206];[.$S206];[.$V206])=[.J206];&quot;DIE LINKE&quot;;&quot;&quot;);IF(MAX([.$D206];[.$G206];[.$J206];[.$M206];[.$P206];[.$S206];[.$V206])=[.M206];&quot;GRÜNE&quot;;&quot;&quot;);IF(MAX([.$D206];[.$G206];[.$J206];[.$M206];[.$P206];[.$S206];[.$V206])=[.P206];&quot;CSU&quot;;&quot;&quot;);IF(MAX([.$D206];[.$G206];[.$J206];[.$M206];[.$P206];[.$S206];[.$V206])=[.S206];&quot;FDP&quot;;&quot;&quot;);IF(MAX([.$D206];[.$G206];[.$J206];[.$M206];[.$P206];[.$S206];[.$V206])=[.V206];&quot;AfD&quot;;&quot;&quot;))" office:value-type="string" office:string-value="CDU">
            <text:p>CDU</text:p>
          </table:table-cell>
          <table:table-cell table:formula="of:=SUM([.E206]+[.H206]+[.K206]+[.N206]+[.Q206]+[.T206]+[.W206])" office:value-type="float" office:value="124473">
            <text:p>124,473</text:p>
          </table:table-cell>
          <table:table-cell table:style-name="ce9" office:value-type="float" office:value="45963">
            <text:p>45,963</text:p>
          </table:table-cell>
          <table:table-cell table:style-name="ce9" office:value-type="float" office:value="39950">
            <text:p>39,950</text:p>
          </table:table-cell>
          <table:table-cell table:style-name="ce9"/>
          <table:table-cell table:style-name="ce9" office:value-type="float" office:value="42342">
            <text:p>42,342</text:p>
          </table:table-cell>
          <table:table-cell table:style-name="ce9" office:value-type="float" office:value="33318">
            <text:p>33,318</text:p>
          </table:table-cell>
          <table:table-cell table:style-name="ce9"/>
          <table:table-cell table:style-name="ce9" office:value-type="float" office:value="8729">
            <text:p>8,729</text:p>
          </table:table-cell>
          <table:table-cell table:style-name="ce9" office:value-type="float" office:value="10755">
            <text:p>10,755</text:p>
          </table:table-cell>
          <table:table-cell table:style-name="ce9"/>
          <table:table-cell table:style-name="ce9" office:value-type="float" office:value="8877">
            <text:p>8,877</text:p>
          </table:table-cell>
          <table:table-cell table:style-name="ce9" office:value-type="float" office:value="11862">
            <text:p>11,86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358">
            <text:p>7,358</text:p>
          </table:table-cell>
          <table:table-cell table:style-name="ce9" office:value-type="float" office:value="12645">
            <text:p>12,645</text:p>
          </table:table-cell>
          <table:table-cell table:style-name="ce9"/>
          <table:table-cell table:style-name="ce9" office:value-type="float" office:value="14805">
            <text:p>14,805</text:p>
          </table:table-cell>
          <table:table-cell table:style-name="ce9" office:value-type="float" office:value="15943">
            <text:p>15,94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5">
            <text:p>185</text:p>
          </table:table-cell>
          <table:table-cell table:style-name="ce19" table:formula="of:=CONCATENATE(IF(MAX([.$D207];[.$G207];[.$J207];[.$M207];[.$P207];[.$S207];[.$V207])=[.D207];&quot;CDU&quot;;&quot;&quot;);IF(MAX([.$D207];[.$G207];[.$J207];[.$M207];[.$P207];[.$S207];[.$V207])=[.G207];&quot;SPD&quot;;&quot;&quot;);IF(MAX([.$D207];[.$G207];[.$J207];[.$M207];[.$P207];[.$S207];[.$V207])=[.J207];&quot;DIE LINKE&quot;;&quot;&quot;);IF(MAX([.$D207];[.$G207];[.$J207];[.$M207];[.$P207];[.$S207];[.$V207])=[.M207];&quot;GRÜNE&quot;;&quot;&quot;);IF(MAX([.$D207];[.$G207];[.$J207];[.$M207];[.$P207];[.$S207];[.$V207])=[.P207];&quot;CSU&quot;;&quot;&quot;);IF(MAX([.$D207];[.$G207];[.$J207];[.$M207];[.$P207];[.$S207];[.$V207])=[.S207];&quot;FDP&quot;;&quot;&quot;);IF(MAX([.$D207];[.$G207];[.$J207];[.$M207];[.$P207];[.$S207];[.$V207])=[.V207];&quot;AfD&quot;;&quot;&quot;))" office:value-type="string" office:string-value="CDU">
            <text:p>CDU</text:p>
          </table:table-cell>
          <table:table-cell table:formula="of:=SUM([.E207]+[.H207]+[.K207]+[.N207]+[.Q207]+[.T207]+[.W207])" office:value-type="float" office:value="153925">
            <text:p>153,925</text:p>
          </table:table-cell>
          <table:table-cell table:style-name="ce9" office:value-type="float" office:value="58565">
            <text:p>58,565</text:p>
          </table:table-cell>
          <table:table-cell table:style-name="ce9" office:value-type="float" office:value="49302">
            <text:p>49,302</text:p>
          </table:table-cell>
          <table:table-cell table:style-name="ce9"/>
          <table:table-cell table:style-name="ce9" office:value-type="float" office:value="40106">
            <text:p>40,106</text:p>
          </table:table-cell>
          <table:table-cell table:style-name="ce9" office:value-type="float" office:value="34519">
            <text:p>34,519</text:p>
          </table:table-cell>
          <table:table-cell table:style-name="ce9"/>
          <table:table-cell table:style-name="ce9" office:value-type="float" office:value="12435">
            <text:p>12,435</text:p>
          </table:table-cell>
          <table:table-cell table:style-name="ce9" office:value-type="float" office:value="14261">
            <text:p>14,261</text:p>
          </table:table-cell>
          <table:table-cell table:style-name="ce9"/>
          <table:table-cell table:style-name="ce9" office:value-type="float" office:value="14246">
            <text:p>14,246</text:p>
          </table:table-cell>
          <table:table-cell table:style-name="ce9" office:value-type="float" office:value="16421">
            <text:p>16,4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420">
            <text:p>12,420</text:p>
          </table:table-cell>
          <table:table-cell table:style-name="ce9" office:value-type="float" office:value="20372">
            <text:p>20,372</text:p>
          </table:table-cell>
          <table:table-cell table:style-name="ce9"/>
          <table:table-cell table:style-name="ce9" office:value-type="float" office:value="18047">
            <text:p>18,047</text:p>
          </table:table-cell>
          <table:table-cell table:style-name="ce9" office:value-type="float" office:value="19050">
            <text:p>19,0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6">
            <text:p>186</text:p>
          </table:table-cell>
          <table:table-cell table:style-name="ce19" table:formula="of:=CONCATENATE(IF(MAX([.$D208];[.$G208];[.$J208];[.$M208];[.$P208];[.$S208];[.$V208])=[.D208];&quot;CDU&quot;;&quot;&quot;);IF(MAX([.$D208];[.$G208];[.$J208];[.$M208];[.$P208];[.$S208];[.$V208])=[.G208];&quot;SPD&quot;;&quot;&quot;);IF(MAX([.$D208];[.$G208];[.$J208];[.$M208];[.$P208];[.$S208];[.$V208])=[.J208];&quot;DIE LINKE&quot;;&quot;&quot;);IF(MAX([.$D208];[.$G208];[.$J208];[.$M208];[.$P208];[.$S208];[.$V208])=[.M208];&quot;GRÜNE&quot;;&quot;&quot;);IF(MAX([.$D208];[.$G208];[.$J208];[.$M208];[.$P208];[.$S208];[.$V208])=[.P208];&quot;CSU&quot;;&quot;&quot;);IF(MAX([.$D208];[.$G208];[.$J208];[.$M208];[.$P208];[.$S208];[.$V208])=[.S208];&quot;FDP&quot;;&quot;&quot;);IF(MAX([.$D208];[.$G208];[.$J208];[.$M208];[.$P208];[.$S208];[.$V208])=[.V208];&quot;AfD&quot;;&quot;&quot;))" office:value-type="string" office:string-value="CDU">
            <text:p>CDU</text:p>
          </table:table-cell>
          <table:table-cell table:formula="of:=SUM([.E208]+[.H208]+[.K208]+[.N208]+[.Q208]+[.T208]+[.W208])" office:value-type="float" office:value="181228">
            <text:p>181,228</text:p>
          </table:table-cell>
          <table:table-cell table:style-name="ce9" office:value-type="float" office:value="58216">
            <text:p>58,216</text:p>
          </table:table-cell>
          <table:table-cell table:style-name="ce9" office:value-type="float" office:value="52218">
            <text:p>52,218</text:p>
          </table:table-cell>
          <table:table-cell table:style-name="ce9"/>
          <table:table-cell table:style-name="ce9" office:value-type="float" office:value="56442">
            <text:p>56,442</text:p>
          </table:table-cell>
          <table:table-cell table:style-name="ce9" office:value-type="float" office:value="42638">
            <text:p>42,638</text:p>
          </table:table-cell>
          <table:table-cell table:style-name="ce9"/>
          <table:table-cell table:style-name="ce9" office:value-type="float" office:value="16146">
            <text:p>16,146</text:p>
          </table:table-cell>
          <table:table-cell table:style-name="ce9" office:value-type="float" office:value="19508">
            <text:p>19,508</text:p>
          </table:table-cell>
          <table:table-cell table:style-name="ce9"/>
          <table:table-cell table:style-name="ce9" office:value-type="float" office:value="26939">
            <text:p>26,939</text:p>
          </table:table-cell>
          <table:table-cell table:style-name="ce9" office:value-type="float" office:value="27317">
            <text:p>27,31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39">
            <text:p>11,739</text:p>
          </table:table-cell>
          <table:table-cell table:style-name="ce9" office:value-type="float" office:value="20893">
            <text:p>20,893</text:p>
          </table:table-cell>
          <table:table-cell table:style-name="ce9"/>
          <table:table-cell table:style-name="ce9" office:value-type="float" office:value="17227">
            <text:p>17,227</text:p>
          </table:table-cell>
          <table:table-cell table:style-name="ce9" office:value-type="float" office:value="18654">
            <text:p>18,65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7">
            <text:p>187</text:p>
          </table:table-cell>
          <table:table-cell table:style-name="ce19" table:formula="of:=CONCATENATE(IF(MAX([.$D209];[.$G209];[.$J209];[.$M209];[.$P209];[.$S209];[.$V209])=[.D209];&quot;CDU&quot;;&quot;&quot;);IF(MAX([.$D209];[.$G209];[.$J209];[.$M209];[.$P209];[.$S209];[.$V209])=[.G209];&quot;SPD&quot;;&quot;&quot;);IF(MAX([.$D209];[.$G209];[.$J209];[.$M209];[.$P209];[.$S209];[.$V209])=[.J209];&quot;DIE LINKE&quot;;&quot;&quot;);IF(MAX([.$D209];[.$G209];[.$J209];[.$M209];[.$P209];[.$S209];[.$V209])=[.M209];&quot;GRÜNE&quot;;&quot;&quot;);IF(MAX([.$D209];[.$G209];[.$J209];[.$M209];[.$P209];[.$S209];[.$V209])=[.P209];&quot;CSU&quot;;&quot;&quot;);IF(MAX([.$D209];[.$G209];[.$J209];[.$M209];[.$P209];[.$S209];[.$V209])=[.S209];&quot;FDP&quot;;&quot;&quot;);IF(MAX([.$D209];[.$G209];[.$J209];[.$M209];[.$P209];[.$S209];[.$V209])=[.V209];&quot;AfD&quot;;&quot;&quot;))" office:value-type="string" office:string-value="CDU">
            <text:p>CDU</text:p>
          </table:table-cell>
          <table:table-cell table:formula="of:=SUM([.E209]+[.H209]+[.K209]+[.N209]+[.Q209]+[.T209]+[.W209])" office:value-type="float" office:value="173874">
            <text:p>173,874</text:p>
          </table:table-cell>
          <table:table-cell table:style-name="ce9" office:value-type="float" office:value="65654">
            <text:p>65,654</text:p>
          </table:table-cell>
          <table:table-cell table:style-name="ce9" office:value-type="float" office:value="59635">
            <text:p>59,635</text:p>
          </table:table-cell>
          <table:table-cell table:style-name="ce9"/>
          <table:table-cell table:style-name="ce9" office:value-type="float" office:value="52761">
            <text:p>52,761</text:p>
          </table:table-cell>
          <table:table-cell table:style-name="ce9" office:value-type="float" office:value="42516">
            <text:p>42,516</text:p>
          </table:table-cell>
          <table:table-cell table:style-name="ce9"/>
          <table:table-cell table:style-name="ce9" office:value-type="float" office:value="11138">
            <text:p>11,138</text:p>
          </table:table-cell>
          <table:table-cell table:style-name="ce9" office:value-type="float" office:value="13433">
            <text:p>13,433</text:p>
          </table:table-cell>
          <table:table-cell table:style-name="ce9"/>
          <table:table-cell table:style-name="ce9" office:value-type="float" office:value="14181">
            <text:p>14,181</text:p>
          </table:table-cell>
          <table:table-cell table:style-name="ce9" office:value-type="float" office:value="16084">
            <text:p>16,08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139">
            <text:p>13,139</text:p>
          </table:table-cell>
          <table:table-cell table:style-name="ce9" office:value-type="float" office:value="19948">
            <text:p>19,948</text:p>
          </table:table-cell>
          <table:table-cell table:style-name="ce9"/>
          <table:table-cell table:style-name="ce9" office:value-type="float" office:value="21347">
            <text:p>21,347</text:p>
          </table:table-cell>
          <table:table-cell table:style-name="ce9" office:value-type="float" office:value="22258">
            <text:p>22,25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88">
            <text:p>188</text:p>
          </table:table-cell>
          <table:table-cell table:style-name="ce19" table:formula="of:=CONCATENATE(IF(MAX([.$D210];[.$G210];[.$J210];[.$M210];[.$P210];[.$S210];[.$V210])=[.D210];&quot;CDU&quot;;&quot;&quot;);IF(MAX([.$D210];[.$G210];[.$J210];[.$M210];[.$P210];[.$S210];[.$V210])=[.G210];&quot;SPD&quot;;&quot;&quot;);IF(MAX([.$D210];[.$G210];[.$J210];[.$M210];[.$P210];[.$S210];[.$V210])=[.J210];&quot;DIE LINKE&quot;;&quot;&quot;);IF(MAX([.$D210];[.$G210];[.$J210];[.$M210];[.$P210];[.$S210];[.$V210])=[.M210];&quot;GRÜNE&quot;;&quot;&quot;);IF(MAX([.$D210];[.$G210];[.$J210];[.$M210];[.$P210];[.$S210];[.$V210])=[.P210];&quot;CSU&quot;;&quot;&quot;);IF(MAX([.$D210];[.$G210];[.$J210];[.$M210];[.$P210];[.$S210];[.$V210])=[.S210];&quot;FDP&quot;;&quot;&quot;);IF(MAX([.$D210];[.$G210];[.$J210];[.$M210];[.$P210];[.$S210];[.$V210])=[.V210];&quot;AfD&quot;;&quot;&quot;))" office:value-type="string" office:string-value="CDU">
            <text:p>CDU</text:p>
          </table:table-cell>
          <table:table-cell table:formula="of:=SUM([.E210]+[.H210]+[.K210]+[.N210]+[.Q210]+[.T210]+[.W210])" office:value-type="float" office:value="147434">
            <text:p>147,434</text:p>
          </table:table-cell>
          <table:table-cell table:style-name="ce9" office:value-type="float" office:value="59781">
            <text:p>59,781</text:p>
          </table:table-cell>
          <table:table-cell table:style-name="ce9" office:value-type="float" office:value="51088">
            <text:p>51,088</text:p>
          </table:table-cell>
          <table:table-cell table:style-name="ce9"/>
          <table:table-cell table:style-name="ce9" office:value-type="float" office:value="41408">
            <text:p>41,408</text:p>
          </table:table-cell>
          <table:table-cell table:style-name="ce9" office:value-type="float" office:value="34435">
            <text:p>34,435</text:p>
          </table:table-cell>
          <table:table-cell table:style-name="ce9"/>
          <table:table-cell table:style-name="ce9" office:value-type="float" office:value="8511">
            <text:p>8,511</text:p>
          </table:table-cell>
          <table:table-cell table:style-name="ce9" office:value-type="float" office:value="10197">
            <text:p>10,197</text:p>
          </table:table-cell>
          <table:table-cell table:style-name="ce9"/>
          <table:table-cell table:style-name="ce9" office:value-type="float" office:value="11747">
            <text:p>11,747</text:p>
          </table:table-cell>
          <table:table-cell table:style-name="ce9" office:value-type="float" office:value="13595">
            <text:p>13,59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11">
            <text:p>11,711</text:p>
          </table:table-cell>
          <table:table-cell table:style-name="ce9" office:value-type="float" office:value="18196">
            <text:p>18,196</text:p>
          </table:table-cell>
          <table:table-cell table:style-name="ce9"/>
          <table:table-cell table:style-name="ce9" office:value-type="float" office:value="19153">
            <text:p>19,153</text:p>
          </table:table-cell>
          <table:table-cell table:style-name="ce9" office:value-type="float" office:value="19923">
            <text:p>19,92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Hessen</text:p>
          </table:table-cell>
          <table:table-cell table:style-name="ce4"/>
          <table:table-cell table:style-name="ce10" table:formula="of:=SUM([.C189:.C210])" office:value-type="float" office:value="3201975">
            <text:p>3,201,975</text:p>
          </table:table-cell>
          <table:table-cell table:style-name="ce10" table:formula="of:=SUM([.D189:.D210])" office:value-type="float" office:value="1185393">
            <text:p>1,185,393</text:p>
          </table:table-cell>
          <table:table-cell table:style-name="ce10" table:formula="of:=SUM([.E189:.E210])" office:value-type="float" office:value="1033200">
            <text:p>1,033,200</text:p>
          </table:table-cell>
          <table:table-cell table:style-name="ce13" table:formula="of:=SUM([.E211]/[.$C211])" office:value-type="percentage" office:value="0.322675848499754">
            <text:p>32.27%</text:p>
          </table:table-cell>
          <table:table-cell table:style-name="ce10" table:formula="of:=SUM([.G189:.G210])" office:value-type="float" office:value="974954">
            <text:p>974,954</text:p>
          </table:table-cell>
          <table:table-cell table:style-name="ce10" table:formula="of:=SUM([.H189:.H210])" office:value-type="float" office:value="788427">
            <text:p>788,427</text:p>
          </table:table-cell>
          <table:table-cell table:style-name="ce13" table:formula="of:=SUM([.H211]/[.$C211])" office:value-type="percentage" office:value="0.246231466516759">
            <text:p>24.62%</text:p>
          </table:table-cell>
          <table:table-cell table:style-name="ce10" table:formula="of:=SUM([.J189:.J210])" office:value-type="float" office:value="220145">
            <text:p>220,145</text:p>
          </table:table-cell>
          <table:table-cell table:style-name="ce10" table:formula="of:=SUM([.K189:.K210])" office:value-type="float" office:value="271158">
            <text:p>271,158</text:p>
          </table:table-cell>
          <table:table-cell table:style-name="ce13" table:formula="of:=SUM([.K211]/[.$C211])" office:value-type="percentage" office:value="0.0846846087180568">
            <text:p>8.47%</text:p>
          </table:table-cell>
          <table:table-cell table:style-name="ce10" table:formula="of:=SUM([.M189:.M210])" office:value-type="float" office:value="270221">
            <text:p>270,221</text:p>
          </table:table-cell>
          <table:table-cell table:style-name="ce10" table:formula="of:=SUM([.N189:.N210])" office:value-type="float" office:value="323736">
            <text:p>323,736</text:p>
          </table:table-cell>
          <table:table-cell table:style-name="ce13" table:formula="of:=SUM([.N211]/[.$C211])" office:value-type="percentage" office:value="0.10110509919659">
            <text:p>10.11%</text:p>
          </table:table-cell>
          <table:table-cell table:style-name="ce10" table:formula="of:=SUM([.P189:.P210])" office:value-type="float" office:value="0">
            <text:p>0</text:p>
          </table:table-cell>
          <table:table-cell table:style-name="ce10" table:formula="of:=SUM([.Q189:.Q210])" office:value-type="float" office:value="0">
            <text:p>0</text:p>
          </table:table-cell>
          <table:table-cell table:style-name="ce13" table:formula="of:=SUM([.Q211]/[.$C211])" office:value-type="percentage" office:value="0">
            <text:p>0.00%</text:p>
          </table:table-cell>
          <table:table-cell table:style-name="ce10" table:formula="of:=SUM([.S189:.S210])" office:value-type="float" office:value="238437">
            <text:p>238,437</text:p>
          </table:table-cell>
          <table:table-cell table:style-name="ce10" table:formula="of:=SUM([.T189:.T210])" office:value-type="float" office:value="386742">
            <text:p>386,742</text:p>
          </table:table-cell>
          <table:table-cell table:style-name="ce13" table:formula="of:=SUM([.T211]/[.$C211])" office:value-type="percentage" office:value="0.120782329655915">
            <text:p>12.08%</text:p>
          </table:table-cell>
          <table:table-cell table:style-name="ce10" table:formula="of:=SUM([.V189:.V210])" office:value-type="float" office:value="375528">
            <text:p>375,528</text:p>
          </table:table-cell>
          <table:table-cell table:style-name="ce10" table:formula="of:=SUM([.W189:.W210])" office:value-type="float" office:value="398712">
            <text:p>398,712</text:p>
          </table:table-cell>
          <table:table-cell table:style-name="ce13" table:formula="of:=SUM([.W211]/[.$C211])" office:value-type="percentage" office:value="0.124520647412925">
            <text:p>12.45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89">
            <text:p>189</text:p>
          </table:table-cell>
          <table:table-cell table:style-name="ce19" table:formula="of:=CONCATENATE(IF(MAX([.$D213];[.$G213];[.$J213];[.$M213];[.$P213];[.$S213];[.$V213])=[.D213];&quot;CDU&quot;;&quot;&quot;);IF(MAX([.$D213];[.$G213];[.$J213];[.$M213];[.$P213];[.$S213];[.$V213])=[.G213];&quot;SPD&quot;;&quot;&quot;);IF(MAX([.$D213];[.$G213];[.$J213];[.$M213];[.$P213];[.$S213];[.$V213])=[.J213];&quot;DIE LINKE&quot;;&quot;&quot;);IF(MAX([.$D213];[.$G213];[.$J213];[.$M213];[.$P213];[.$S213];[.$V213])=[.M213];&quot;GRÜNE&quot;;&quot;&quot;);IF(MAX([.$D213];[.$G213];[.$J213];[.$M213];[.$P213];[.$S213];[.$V213])=[.P213];&quot;CSU&quot;;&quot;&quot;);IF(MAX([.$D213];[.$G213];[.$J213];[.$M213];[.$P213];[.$S213];[.$V213])=[.S213];&quot;FDP&quot;;&quot;&quot;);IF(MAX([.$D213];[.$G213];[.$J213];[.$M213];[.$P213];[.$S213];[.$V213])=[.V213];&quot;AfD&quot;;&quot;&quot;))" office:value-type="string" office:string-value="CDU">
            <text:p>CDU</text:p>
          </table:table-cell>
          <table:table-cell table:formula="of:=SUM([.E213]+[.H213]+[.K213]+[.N213]+[.Q213]+[.T213]+[.W213])" office:value-type="float" office:value="146538">
            <text:p>146,538</text:p>
          </table:table-cell>
          <table:table-cell table:style-name="ce9" office:value-type="float" office:value="59318">
            <text:p>59,318</text:p>
          </table:table-cell>
          <table:table-cell table:style-name="ce9" office:value-type="float" office:value="52667">
            <text:p>52,667</text:p>
          </table:table-cell>
          <table:table-cell table:style-name="ce9"/>
          <table:table-cell table:style-name="ce9" office:value-type="float" office:value="22320">
            <text:p>22,320</text:p>
          </table:table-cell>
          <table:table-cell table:style-name="ce9" office:value-type="float" office:value="21652">
            <text:p>21,652</text:p>
          </table:table-cell>
          <table:table-cell table:style-name="ce9"/>
          <table:table-cell table:style-name="ce9" office:value-type="float" office:value="23848">
            <text:p>23,848</text:p>
          </table:table-cell>
          <table:table-cell table:style-name="ce9" office:value-type="float" office:value="22613">
            <text:p>22,613</text:p>
          </table:table-cell>
          <table:table-cell table:style-name="ce9"/>
          <table:table-cell table:style-name="ce9" office:value-type="float" office:value="3992">
            <text:p>3,992</text:p>
          </table:table-cell>
          <table:table-cell table:style-name="ce9" office:value-type="float" office:value="4778">
            <text:p>4,77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633">
            <text:p>7,633</text:p>
          </table:table-cell>
          <table:table-cell table:style-name="ce9" office:value-type="float" office:value="11974">
            <text:p>11,974</text:p>
          </table:table-cell>
          <table:table-cell table:style-name="ce9"/>
          <table:table-cell table:style-name="ce9" office:value-type="float" office:value="33402">
            <text:p>33,402</text:p>
          </table:table-cell>
          <table:table-cell table:style-name="ce9" office:value-type="float" office:value="32854">
            <text:p>32,85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0">
            <text:p>190</text:p>
          </table:table-cell>
          <table:table-cell table:style-name="ce19" table:formula="of:=CONCATENATE(IF(MAX([.$D214];[.$G214];[.$J214];[.$M214];[.$P214];[.$S214];[.$V214])=[.D214];&quot;CDU&quot;;&quot;&quot;);IF(MAX([.$D214];[.$G214];[.$J214];[.$M214];[.$P214];[.$S214];[.$V214])=[.G214];&quot;SPD&quot;;&quot;&quot;);IF(MAX([.$D214];[.$G214];[.$J214];[.$M214];[.$P214];[.$S214];[.$V214])=[.J214];&quot;DIE LINKE&quot;;&quot;&quot;);IF(MAX([.$D214];[.$G214];[.$J214];[.$M214];[.$P214];[.$S214];[.$V214])=[.M214];&quot;GRÜNE&quot;;&quot;&quot;);IF(MAX([.$D214];[.$G214];[.$J214];[.$M214];[.$P214];[.$S214];[.$V214])=[.P214];&quot;CSU&quot;;&quot;&quot;);IF(MAX([.$D214];[.$G214];[.$J214];[.$M214];[.$P214];[.$S214];[.$V214])=[.S214];&quot;FDP&quot;;&quot;&quot;);IF(MAX([.$D214];[.$G214];[.$J214];[.$M214];[.$P214];[.$S214];[.$V214])=[.V214];&quot;AfD&quot;;&quot;&quot;))" office:value-type="string" office:string-value="CDU">
            <text:p>CDU</text:p>
          </table:table-cell>
          <table:table-cell table:formula="of:=SUM([.E214]+[.H214]+[.K214]+[.N214]+[.Q214]+[.T214]+[.W214])" office:value-type="float" office:value="149682">
            <text:p>149,682</text:p>
          </table:table-cell>
          <table:table-cell table:style-name="ce9" office:value-type="float" office:value="55378">
            <text:p>55,378</text:p>
          </table:table-cell>
          <table:table-cell table:style-name="ce9" office:value-type="float" office:value="48340">
            <text:p>48,340</text:p>
          </table:table-cell>
          <table:table-cell table:style-name="ce9"/>
          <table:table-cell table:style-name="ce9" office:value-type="float" office:value="24478">
            <text:p>24,478</text:p>
          </table:table-cell>
          <table:table-cell table:style-name="ce9" office:value-type="float" office:value="23206">
            <text:p>23,206</text:p>
          </table:table-cell>
          <table:table-cell table:style-name="ce9"/>
          <table:table-cell table:style-name="ce9" office:value-type="float" office:value="24899">
            <text:p>24,899</text:p>
          </table:table-cell>
          <table:table-cell table:style-name="ce9" office:value-type="float" office:value="25171">
            <text:p>25,171</text:p>
          </table:table-cell>
          <table:table-cell table:style-name="ce9"/>
          <table:table-cell table:style-name="ce9" office:value-type="float" office:value="5066">
            <text:p>5,066</text:p>
          </table:table-cell>
          <table:table-cell table:style-name="ce9" office:value-type="float" office:value="5596">
            <text:p>5,59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075">
            <text:p>8,075</text:p>
          </table:table-cell>
          <table:table-cell table:style-name="ce9" office:value-type="float" office:value="11545">
            <text:p>11,545</text:p>
          </table:table-cell>
          <table:table-cell table:style-name="ce9"/>
          <table:table-cell table:style-name="ce9" office:value-type="float" office:value="34052">
            <text:p>34,052</text:p>
          </table:table-cell>
          <table:table-cell table:style-name="ce9" office:value-type="float" office:value="35824">
            <text:p>35,82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1">
            <text:p>191</text:p>
          </table:table-cell>
          <table:table-cell table:style-name="ce19" table:formula="of:=CONCATENATE(IF(MAX([.$D215];[.$G215];[.$J215];[.$M215];[.$P215];[.$S215];[.$V215])=[.D215];&quot;CDU&quot;;&quot;&quot;);IF(MAX([.$D215];[.$G215];[.$J215];[.$M215];[.$P215];[.$S215];[.$V215])=[.G215];&quot;SPD&quot;;&quot;&quot;);IF(MAX([.$D215];[.$G215];[.$J215];[.$M215];[.$P215];[.$S215];[.$V215])=[.J215];&quot;DIE LINKE&quot;;&quot;&quot;);IF(MAX([.$D215];[.$G215];[.$J215];[.$M215];[.$P215];[.$S215];[.$V215])=[.M215];&quot;GRÜNE&quot;;&quot;&quot;);IF(MAX([.$D215];[.$G215];[.$J215];[.$M215];[.$P215];[.$S215];[.$V215])=[.P215];&quot;CSU&quot;;&quot;&quot;);IF(MAX([.$D215];[.$G215];[.$J215];[.$M215];[.$P215];[.$S215];[.$V215])=[.S215];&quot;FDP&quot;;&quot;&quot;);IF(MAX([.$D215];[.$G215];[.$J215];[.$M215];[.$P215];[.$S215];[.$V215])=[.V215];&quot;AfD&quot;;&quot;&quot;))" office:value-type="string" office:string-value="CDU">
            <text:p>CDU</text:p>
          </table:table-cell>
          <table:table-cell table:formula="of:=SUM([.E215]+[.H215]+[.K215]+[.N215]+[.Q215]+[.T215]+[.W215])" office:value-type="float" office:value="142787">
            <text:p>142,787</text:p>
          </table:table-cell>
          <table:table-cell table:style-name="ce9" office:value-type="float" office:value="44684">
            <text:p>44,684</text:p>
          </table:table-cell>
          <table:table-cell table:style-name="ce9" office:value-type="float" office:value="42092">
            <text:p>42,092</text:p>
          </table:table-cell>
          <table:table-cell table:style-name="ce9"/>
          <table:table-cell table:style-name="ce9" office:value-type="float" office:value="21668">
            <text:p>21,668</text:p>
          </table:table-cell>
          <table:table-cell table:style-name="ce9" office:value-type="float" office:value="19150">
            <text:p>19,150</text:p>
          </table:table-cell>
          <table:table-cell table:style-name="ce9"/>
          <table:table-cell table:style-name="ce9" office:value-type="float" office:value="32680">
            <text:p>32,680</text:p>
          </table:table-cell>
          <table:table-cell table:style-name="ce9" office:value-type="float" office:value="28312">
            <text:p>28,312</text:p>
          </table:table-cell>
          <table:table-cell table:style-name="ce9"/>
          <table:table-cell table:style-name="ce9" office:value-type="float" office:value="7544">
            <text:p>7,544</text:p>
          </table:table-cell>
          <table:table-cell table:style-name="ce9" office:value-type="float" office:value="9497">
            <text:p>9,49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939">
            <text:p>8,939</text:p>
          </table:table-cell>
          <table:table-cell table:style-name="ce9" office:value-type="float" office:value="13310">
            <text:p>13,310</text:p>
          </table:table-cell>
          <table:table-cell table:style-name="ce9"/>
          <table:table-cell table:style-name="ce9" office:value-type="float" office:value="29451">
            <text:p>29,451</text:p>
          </table:table-cell>
          <table:table-cell table:style-name="ce9" office:value-type="float" office:value="30426">
            <text:p>30,4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2">
            <text:p>192</text:p>
          </table:table-cell>
          <table:table-cell table:style-name="ce19" table:formula="of:=CONCATENATE(IF(MAX([.$D216];[.$G216];[.$J216];[.$M216];[.$P216];[.$S216];[.$V216])=[.D216];&quot;CDU&quot;;&quot;&quot;);IF(MAX([.$D216];[.$G216];[.$J216];[.$M216];[.$P216];[.$S216];[.$V216])=[.G216];&quot;SPD&quot;;&quot;&quot;);IF(MAX([.$D216];[.$G216];[.$J216];[.$M216];[.$P216];[.$S216];[.$V216])=[.J216];&quot;DIE LINKE&quot;;&quot;&quot;);IF(MAX([.$D216];[.$G216];[.$J216];[.$M216];[.$P216];[.$S216];[.$V216])=[.M216];&quot;GRÜNE&quot;;&quot;&quot;);IF(MAX([.$D216];[.$G216];[.$J216];[.$M216];[.$P216];[.$S216];[.$V216])=[.P216];&quot;CSU&quot;;&quot;&quot;);IF(MAX([.$D216];[.$G216];[.$J216];[.$M216];[.$P216];[.$S216];[.$V216])=[.S216];&quot;FDP&quot;;&quot;&quot;);IF(MAX([.$D216];[.$G216];[.$J216];[.$M216];[.$P216];[.$S216];[.$V216])=[.V216];&quot;AfD&quot;;&quot;&quot;))" office:value-type="string" office:string-value="CDU">
            <text:p>CDU</text:p>
          </table:table-cell>
          <table:table-cell table:formula="of:=SUM([.E216]+[.H216]+[.K216]+[.N216]+[.Q216]+[.T216]+[.W216])" office:value-type="float" office:value="135607">
            <text:p>135,607</text:p>
          </table:table-cell>
          <table:table-cell table:style-name="ce9" office:value-type="float" office:value="42221">
            <text:p>42,221</text:p>
          </table:table-cell>
          <table:table-cell table:style-name="ce9" office:value-type="float" office:value="40576">
            <text:p>40,576</text:p>
          </table:table-cell>
          <table:table-cell table:style-name="ce9"/>
          <table:table-cell table:style-name="ce9" office:value-type="float" office:value="27120">
            <text:p>27,120</text:p>
          </table:table-cell>
          <table:table-cell table:style-name="ce9" office:value-type="float" office:value="20391">
            <text:p>20,391</text:p>
          </table:table-cell>
          <table:table-cell table:style-name="ce9"/>
          <table:table-cell table:style-name="ce9" office:value-type="float" office:value="22674">
            <text:p>22,674</text:p>
          </table:table-cell>
          <table:table-cell table:style-name="ce9" office:value-type="float" office:value="22920">
            <text:p>22,920</text:p>
          </table:table-cell>
          <table:table-cell table:style-name="ce9"/>
          <table:table-cell table:style-name="ce9" office:value-type="float" office:value="4809">
            <text:p>4,809</text:p>
          </table:table-cell>
          <table:table-cell table:style-name="ce9" office:value-type="float" office:value="5411">
            <text:p>5,41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75">
            <text:p>8,775</text:p>
          </table:table-cell>
          <table:table-cell table:style-name="ce9" office:value-type="float" office:value="11218">
            <text:p>11,218</text:p>
          </table:table-cell>
          <table:table-cell table:style-name="ce9"/>
          <table:table-cell table:style-name="ce9" office:value-type="float" office:value="34798">
            <text:p>34,798</text:p>
          </table:table-cell>
          <table:table-cell table:style-name="ce9" office:value-type="float" office:value="35091">
            <text:p>35,0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3">
            <text:p>193</text:p>
          </table:table-cell>
          <table:table-cell table:style-name="ce19" table:formula="of:=CONCATENATE(IF(MAX([.$D217];[.$G217];[.$J217];[.$M217];[.$P217];[.$S217];[.$V217])=[.D217];&quot;CDU&quot;;&quot;&quot;);IF(MAX([.$D217];[.$G217];[.$J217];[.$M217];[.$P217];[.$S217];[.$V217])=[.G217];&quot;SPD&quot;;&quot;&quot;);IF(MAX([.$D217];[.$G217];[.$J217];[.$M217];[.$P217];[.$S217];[.$V217])=[.J217];&quot;DIE LINKE&quot;;&quot;&quot;);IF(MAX([.$D217];[.$G217];[.$J217];[.$M217];[.$P217];[.$S217];[.$V217])=[.M217];&quot;GRÜNE&quot;;&quot;&quot;);IF(MAX([.$D217];[.$G217];[.$J217];[.$M217];[.$P217];[.$S217];[.$V217])=[.P217];&quot;CSU&quot;;&quot;&quot;);IF(MAX([.$D217];[.$G217];[.$J217];[.$M217];[.$P217];[.$S217];[.$V217])=[.S217];&quot;FDP&quot;;&quot;&quot;);IF(MAX([.$D217];[.$G217];[.$J217];[.$M217];[.$P217];[.$S217];[.$V217])=[.V217];&quot;AfD&quot;;&quot;&quot;))" office:value-type="string" office:string-value="CDU">
            <text:p>CDU</text:p>
          </table:table-cell>
          <table:table-cell table:formula="of:=SUM([.E217]+[.H217]+[.K217]+[.N217]+[.Q217]+[.T217]+[.W217])" office:value-type="float" office:value="155034">
            <text:p>155,034</text:p>
          </table:table-cell>
          <table:table-cell table:style-name="ce9" office:value-type="float" office:value="45305">
            <text:p>45,305</text:p>
          </table:table-cell>
          <table:table-cell table:style-name="ce9" office:value-type="float" office:value="42168">
            <text:p>42,168</text:p>
          </table:table-cell>
          <table:table-cell table:style-name="ce9"/>
          <table:table-cell table:style-name="ce9" office:value-type="float" office:value="30257">
            <text:p>30,257</text:p>
          </table:table-cell>
          <table:table-cell table:style-name="ce9" office:value-type="float" office:value="23535">
            <text:p>23,535</text:p>
          </table:table-cell>
          <table:table-cell table:style-name="ce9"/>
          <table:table-cell table:style-name="ce9" office:value-type="float" office:value="30948">
            <text:p>30,948</text:p>
          </table:table-cell>
          <table:table-cell table:style-name="ce9" office:value-type="float" office:value="32239">
            <text:p>32,239</text:p>
          </table:table-cell>
          <table:table-cell table:style-name="ce9"/>
          <table:table-cell table:style-name="ce9" office:value-type="float" office:value="11722">
            <text:p>11,722</text:p>
          </table:table-cell>
          <table:table-cell table:style-name="ce9" office:value-type="float" office:value="12666">
            <text:p>12,66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975">
            <text:p>9,975</text:p>
          </table:table-cell>
          <table:table-cell table:style-name="ce9" office:value-type="float" office:value="14260">
            <text:p>14,260</text:p>
          </table:table-cell>
          <table:table-cell table:style-name="ce9"/>
          <table:table-cell table:style-name="ce9" office:value-type="float" office:value="28960">
            <text:p>28,960</text:p>
          </table:table-cell>
          <table:table-cell table:style-name="ce9" office:value-type="float" office:value="30166">
            <text:p>30,16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4">
            <text:p>194</text:p>
          </table:table-cell>
          <table:table-cell table:style-name="ce19" table:formula="of:=CONCATENATE(IF(MAX([.$D218];[.$G218];[.$J218];[.$M218];[.$P218];[.$S218];[.$V218])=[.D218];&quot;CDU&quot;;&quot;&quot;);IF(MAX([.$D218];[.$G218];[.$J218];[.$M218];[.$P218];[.$S218];[.$V218])=[.G218];&quot;SPD&quot;;&quot;&quot;);IF(MAX([.$D218];[.$G218];[.$J218];[.$M218];[.$P218];[.$S218];[.$V218])=[.J218];&quot;DIE LINKE&quot;;&quot;&quot;);IF(MAX([.$D218];[.$G218];[.$J218];[.$M218];[.$P218];[.$S218];[.$V218])=[.M218];&quot;GRÜNE&quot;;&quot;&quot;);IF(MAX([.$D218];[.$G218];[.$J218];[.$M218];[.$P218];[.$S218];[.$V218])=[.P218];&quot;CSU&quot;;&quot;&quot;);IF(MAX([.$D218];[.$G218];[.$J218];[.$M218];[.$P218];[.$S218];[.$V218])=[.S218];&quot;FDP&quot;;&quot;&quot;);IF(MAX([.$D218];[.$G218];[.$J218];[.$M218];[.$P218];[.$S218];[.$V218])=[.V218];&quot;AfD&quot;;&quot;&quot;))" office:value-type="string" office:string-value="CDU">
            <text:p>CDU</text:p>
          </table:table-cell>
          <table:table-cell table:formula="of:=SUM([.E218]+[.H218]+[.K218]+[.N218]+[.Q218]+[.T218]+[.W218])" office:value-type="float" office:value="164236">
            <text:p>164,236</text:p>
          </table:table-cell>
          <table:table-cell table:style-name="ce9" office:value-type="float" office:value="52980">
            <text:p>52,980</text:p>
          </table:table-cell>
          <table:table-cell table:style-name="ce9" office:value-type="float" office:value="47690">
            <text:p>47,690</text:p>
          </table:table-cell>
          <table:table-cell table:style-name="ce9"/>
          <table:table-cell table:style-name="ce9" office:value-type="float" office:value="20627">
            <text:p>20,627</text:p>
          </table:table-cell>
          <table:table-cell table:style-name="ce9" office:value-type="float" office:value="19845">
            <text:p>19,845</text:p>
          </table:table-cell>
          <table:table-cell table:style-name="ce9"/>
          <table:table-cell table:style-name="ce9" office:value-type="float" office:value="32573">
            <text:p>32,573</text:p>
          </table:table-cell>
          <table:table-cell table:style-name="ce9" office:value-type="float" office:value="30402">
            <text:p>30,402</text:p>
          </table:table-cell>
          <table:table-cell table:style-name="ce9"/>
          <table:table-cell table:style-name="ce9" office:value-type="float" office:value="3652">
            <text:p>3,652</text:p>
          </table:table-cell>
          <table:table-cell table:style-name="ce9" office:value-type="float" office:value="4709">
            <text:p>4,70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712">
            <text:p>9,712</text:p>
          </table:table-cell>
          <table:table-cell table:style-name="ce9" office:value-type="float" office:value="14315">
            <text:p>14,315</text:p>
          </table:table-cell>
          <table:table-cell table:style-name="ce9"/>
          <table:table-cell table:style-name="ce9" office:value-type="float" office:value="47558">
            <text:p>47,558</text:p>
          </table:table-cell>
          <table:table-cell table:style-name="ce9" office:value-type="float" office:value="47275">
            <text:p>47,27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5">
            <text:p>195</text:p>
          </table:table-cell>
          <table:table-cell table:style-name="ce19" table:formula="of:=CONCATENATE(IF(MAX([.$D219];[.$G219];[.$J219];[.$M219];[.$P219];[.$S219];[.$V219])=[.D219];&quot;CDU&quot;;&quot;&quot;);IF(MAX([.$D219];[.$G219];[.$J219];[.$M219];[.$P219];[.$S219];[.$V219])=[.G219];&quot;SPD&quot;;&quot;&quot;);IF(MAX([.$D219];[.$G219];[.$J219];[.$M219];[.$P219];[.$S219];[.$V219])=[.J219];&quot;DIE LINKE&quot;;&quot;&quot;);IF(MAX([.$D219];[.$G219];[.$J219];[.$M219];[.$P219];[.$S219];[.$V219])=[.M219];&quot;GRÜNE&quot;;&quot;&quot;);IF(MAX([.$D219];[.$G219];[.$J219];[.$M219];[.$P219];[.$S219];[.$V219])=[.P219];&quot;CSU&quot;;&quot;&quot;);IF(MAX([.$D219];[.$G219];[.$J219];[.$M219];[.$P219];[.$S219];[.$V219])=[.S219];&quot;FDP&quot;;&quot;&quot;);IF(MAX([.$D219];[.$G219];[.$J219];[.$M219];[.$P219];[.$S219];[.$V219])=[.V219];&quot;AfD&quot;;&quot;&quot;))" office:value-type="string" office:string-value="CDU">
            <text:p>CDU</text:p>
          </table:table-cell>
          <table:table-cell table:formula="of:=SUM([.E219]+[.H219]+[.K219]+[.N219]+[.Q219]+[.T219]+[.W219])" office:value-type="float" office:value="158357">
            <text:p>158,357</text:p>
          </table:table-cell>
          <table:table-cell table:style-name="ce9" office:value-type="float" office:value="52311">
            <text:p>52,311</text:p>
          </table:table-cell>
          <table:table-cell table:style-name="ce9" office:value-type="float" office:value="47769">
            <text:p>47,769</text:p>
          </table:table-cell>
          <table:table-cell table:style-name="ce9"/>
          <table:table-cell table:style-name="ce9" office:value-type="float" office:value="19753">
            <text:p>19,753</text:p>
          </table:table-cell>
          <table:table-cell table:style-name="ce9" office:value-type="float" office:value="20427">
            <text:p>20,427</text:p>
          </table:table-cell>
          <table:table-cell table:style-name="ce9"/>
          <table:table-cell table:style-name="ce9" office:value-type="float" office:value="28926">
            <text:p>28,926</text:p>
          </table:table-cell>
          <table:table-cell table:style-name="ce9" office:value-type="float" office:value="28088">
            <text:p>28,088</text:p>
          </table:table-cell>
          <table:table-cell table:style-name="ce9"/>
          <table:table-cell table:style-name="ce9" office:value-type="float" office:value="5726">
            <text:p>5,726</text:p>
          </table:table-cell>
          <table:table-cell table:style-name="ce9" office:value-type="float" office:value="5124">
            <text:p>5,12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323">
            <text:p>10,323</text:p>
          </table:table-cell>
          <table:table-cell table:style-name="ce9" office:value-type="float" office:value="13209">
            <text:p>13,209</text:p>
          </table:table-cell>
          <table:table-cell table:style-name="ce9"/>
          <table:table-cell table:style-name="ce9" office:value-type="float" office:value="44894">
            <text:p>44,894</text:p>
          </table:table-cell>
          <table:table-cell table:style-name="ce9" office:value-type="float" office:value="43740">
            <text:p>43,74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6">
            <text:p>196</text:p>
          </table:table-cell>
          <table:table-cell table:style-name="ce19" table:formula="of:=CONCATENATE(IF(MAX([.$D220];[.$G220];[.$J220];[.$M220];[.$P220];[.$S220];[.$V220])=[.D220];&quot;CDU&quot;;&quot;&quot;);IF(MAX([.$D220];[.$G220];[.$J220];[.$M220];[.$P220];[.$S220];[.$V220])=[.G220];&quot;SPD&quot;;&quot;&quot;);IF(MAX([.$D220];[.$G220];[.$J220];[.$M220];[.$P220];[.$S220];[.$V220])=[.J220];&quot;DIE LINKE&quot;;&quot;&quot;);IF(MAX([.$D220];[.$G220];[.$J220];[.$M220];[.$P220];[.$S220];[.$V220])=[.M220];&quot;GRÜNE&quot;;&quot;&quot;);IF(MAX([.$D220];[.$G220];[.$J220];[.$M220];[.$P220];[.$S220];[.$V220])=[.P220];&quot;CSU&quot;;&quot;&quot;);IF(MAX([.$D220];[.$G220];[.$J220];[.$M220];[.$P220];[.$S220];[.$V220])=[.S220];&quot;FDP&quot;;&quot;&quot;);IF(MAX([.$D220];[.$G220];[.$J220];[.$M220];[.$P220];[.$S220];[.$V220])=[.V220];&quot;AfD&quot;;&quot;&quot;))" office:value-type="string" office:string-value="CDU">
            <text:p>CDU</text:p>
          </table:table-cell>
          <table:table-cell table:formula="of:=SUM([.E220]+[.H220]+[.K220]+[.N220]+[.Q220]+[.T220]+[.W220])" office:value-type="float" office:value="157799">
            <text:p>157,799</text:p>
          </table:table-cell>
          <table:table-cell table:style-name="ce9" office:value-type="float" office:value="56316">
            <text:p>56,316</text:p>
          </table:table-cell>
          <table:table-cell table:style-name="ce9" office:value-type="float" office:value="50956">
            <text:p>50,956</text:p>
          </table:table-cell>
          <table:table-cell table:style-name="ce9"/>
          <table:table-cell table:style-name="ce9" office:value-type="float" office:value="22579">
            <text:p>22,579</text:p>
          </table:table-cell>
          <table:table-cell table:style-name="ce9" office:value-type="float" office:value="22826">
            <text:p>22,826</text:p>
          </table:table-cell>
          <table:table-cell table:style-name="ce9"/>
          <table:table-cell table:style-name="ce9" office:value-type="float" office:value="30646">
            <text:p>30,646</text:p>
          </table:table-cell>
          <table:table-cell table:style-name="ce9" office:value-type="float" office:value="28467">
            <text:p>28,467</text:p>
          </table:table-cell>
          <table:table-cell table:style-name="ce9"/>
          <table:table-cell table:style-name="ce9" office:value-type="float" office:value="4408">
            <text:p>4,408</text:p>
          </table:table-cell>
          <table:table-cell table:style-name="ce9" office:value-type="float" office:value="5559">
            <text:p>5,55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147">
            <text:p>8,147</text:p>
          </table:table-cell>
          <table:table-cell table:style-name="ce9" office:value-type="float" office:value="11298">
            <text:p>11,298</text:p>
          </table:table-cell>
          <table:table-cell table:style-name="ce9"/>
          <table:table-cell table:style-name="ce9" office:value-type="float" office:value="38351">
            <text:p>38,351</text:p>
          </table:table-cell>
          <table:table-cell table:style-name="ce9" office:value-type="float" office:value="38693">
            <text:p>38,69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Thüringen</text:p>
          </table:table-cell>
          <table:table-cell table:style-name="ce4"/>
          <table:table-cell table:style-name="ce10" table:formula="of:=SUM([.C213:.C220])" office:value-type="float" office:value="1210040">
            <text:p>1,210,040</text:p>
          </table:table-cell>
          <table:table-cell table:style-name="ce10" table:formula="of:=SUM([.D213:.D220])" office:value-type="float" office:value="408513">
            <text:p>408,513</text:p>
          </table:table-cell>
          <table:table-cell table:style-name="ce10" table:formula="of:=SUM([.E213:.E220])" office:value-type="float" office:value="372258">
            <text:p>372,258</text:p>
          </table:table-cell>
          <table:table-cell table:style-name="ce13" table:formula="of:=SUM([.E221]/[.$C221])" office:value-type="percentage" office:value="0.307641069716704">
            <text:p>30.76%</text:p>
          </table:table-cell>
          <table:table-cell table:style-name="ce10" table:formula="of:=SUM([.G213:.G220])" office:value-type="float" office:value="188802">
            <text:p>188,802</text:p>
          </table:table-cell>
          <table:table-cell table:style-name="ce10" table:formula="of:=SUM([.H213:.H220])" office:value-type="float" office:value="171032">
            <text:p>171,032</text:p>
          </table:table-cell>
          <table:table-cell table:style-name="ce13" table:formula="of:=SUM([.H221]/[.$C221])" office:value-type="percentage" office:value="0.14134408779875">
            <text:p>14.13%</text:p>
          </table:table-cell>
          <table:table-cell table:style-name="ce10" table:formula="of:=SUM([.J213:.J220])" office:value-type="float" office:value="227194">
            <text:p>227,194</text:p>
          </table:table-cell>
          <table:table-cell table:style-name="ce10" table:formula="of:=SUM([.K213:.K220])" office:value-type="float" office:value="218212">
            <text:p>218,212</text:p>
          </table:table-cell>
          <table:table-cell table:style-name="ce13" table:formula="of:=SUM([.K221]/[.$C221])" office:value-type="percentage" office:value="0.180334534395557">
            <text:p>18.03%</text:p>
          </table:table-cell>
          <table:table-cell table:style-name="ce10" table:formula="of:=SUM([.M213:.M220])" office:value-type="float" office:value="46919">
            <text:p>46,919</text:p>
          </table:table-cell>
          <table:table-cell table:style-name="ce10" table:formula="of:=SUM([.N213:.N220])" office:value-type="float" office:value="53340">
            <text:p>53,340</text:p>
          </table:table-cell>
          <table:table-cell table:style-name="ce13" table:formula="of:=SUM([.N221]/[.$C221])" office:value-type="percentage" office:value="0.0440811873987637">
            <text:p>4.41%</text:p>
          </table:table-cell>
          <table:table-cell table:style-name="ce10" table:formula="of:=SUM([.P213:.P220])" office:value-type="float" office:value="0">
            <text:p>0</text:p>
          </table:table-cell>
          <table:table-cell table:style-name="ce10" table:formula="of:=SUM([.Q213:.Q220])" office:value-type="float" office:value="0">
            <text:p>0</text:p>
          </table:table-cell>
          <table:table-cell table:style-name="ce13" table:formula="of:=SUM([.Q221]/[.$C221])" office:value-type="percentage" office:value="0">
            <text:p>0.00%</text:p>
          </table:table-cell>
          <table:table-cell table:style-name="ce10" table:formula="of:=SUM([.S213:.S220])" office:value-type="float" office:value="71579">
            <text:p>71,579</text:p>
          </table:table-cell>
          <table:table-cell table:style-name="ce10" table:formula="of:=SUM([.T213:.T220])" office:value-type="float" office:value="101129">
            <text:p>101,129</text:p>
          </table:table-cell>
          <table:table-cell table:style-name="ce13" table:formula="of:=SUM([.T221]/[.$C221])" office:value-type="percentage" office:value="0.0835749231430366">
            <text:p>8.36%</text:p>
          </table:table-cell>
          <table:table-cell table:style-name="ce10" table:formula="of:=SUM([.V213:.V220])" office:value-type="float" office:value="291466">
            <text:p>291,466</text:p>
          </table:table-cell>
          <table:table-cell table:style-name="ce10" table:formula="of:=SUM([.W213:.W220])" office:value-type="float" office:value="294069">
            <text:p>294,069</text:p>
          </table:table-cell>
          <table:table-cell table:style-name="ce13" table:formula="of:=SUM([.W221]/[.$C221])" office:value-type="percentage" office:value="0.243024197547189">
            <text:p>24.30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197">
            <text:p>197</text:p>
          </table:table-cell>
          <table:table-cell table:style-name="ce19" table:formula="of:=CONCATENATE(IF(MAX([.$D223];[.$G223];[.$J223];[.$M223];[.$P223];[.$S223];[.$V223])=[.D223];&quot;CDU&quot;;&quot;&quot;);IF(MAX([.$D223];[.$G223];[.$J223];[.$M223];[.$P223];[.$S223];[.$V223])=[.G223];&quot;SPD&quot;;&quot;&quot;);IF(MAX([.$D223];[.$G223];[.$J223];[.$M223];[.$P223];[.$S223];[.$V223])=[.J223];&quot;DIE LINKE&quot;;&quot;&quot;);IF(MAX([.$D223];[.$G223];[.$J223];[.$M223];[.$P223];[.$S223];[.$V223])=[.M223];&quot;GRÜNE&quot;;&quot;&quot;);IF(MAX([.$D223];[.$G223];[.$J223];[.$M223];[.$P223];[.$S223];[.$V223])=[.P223];&quot;CSU&quot;;&quot;&quot;);IF(MAX([.$D223];[.$G223];[.$J223];[.$M223];[.$P223];[.$S223];[.$V223])=[.S223];&quot;FDP&quot;;&quot;&quot;);IF(MAX([.$D223];[.$G223];[.$J223];[.$M223];[.$P223];[.$S223];[.$V223])=[.V223];&quot;AfD&quot;;&quot;&quot;))" office:value-type="string" office:string-value="CDU">
            <text:p>CDU</text:p>
          </table:table-cell>
          <table:table-cell table:formula="of:=SUM([.E223]+[.H223]+[.K223]+[.N223]+[.Q223]+[.T223]+[.W223])" office:value-type="float" office:value="173224">
            <text:p>173,224</text:p>
          </table:table-cell>
          <table:table-cell table:style-name="ce9" office:value-type="float" office:value="76933">
            <text:p>76,933</text:p>
          </table:table-cell>
          <table:table-cell table:style-name="ce9" office:value-type="float" office:value="68357">
            <text:p>68,357</text:p>
          </table:table-cell>
          <table:table-cell table:style-name="ce9"/>
          <table:table-cell table:style-name="ce9" office:value-type="float" office:value="50996">
            <text:p>50,996</text:p>
          </table:table-cell>
          <table:table-cell table:style-name="ce9" office:value-type="float" office:value="45447">
            <text:p>45,447</text:p>
          </table:table-cell>
          <table:table-cell table:style-name="ce9"/>
          <table:table-cell table:style-name="ce9" office:value-type="float" office:value="9521">
            <text:p>9,521</text:p>
          </table:table-cell>
          <table:table-cell table:style-name="ce9" office:value-type="float" office:value="11338">
            <text:p>11,338</text:p>
          </table:table-cell>
          <table:table-cell table:style-name="ce9"/>
          <table:table-cell table:style-name="ce9" office:value-type="float" office:value="9449">
            <text:p>9,449</text:p>
          </table:table-cell>
          <table:table-cell table:style-name="ce9" office:value-type="float" office:value="10738">
            <text:p>10,73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898">
            <text:p>10,898</text:p>
          </table:table-cell>
          <table:table-cell table:style-name="ce9" office:value-type="float" office:value="18071">
            <text:p>18,071</text:p>
          </table:table-cell>
          <table:table-cell table:style-name="ce9"/>
          <table:table-cell table:style-name="ce9" office:value-type="float" office:value="16954">
            <text:p>16,954</text:p>
          </table:table-cell>
          <table:table-cell table:style-name="ce9" office:value-type="float" office:value="19273">
            <text:p>19,27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8">
            <text:p>198</text:p>
          </table:table-cell>
          <table:table-cell table:style-name="ce19" table:formula="of:=CONCATENATE(IF(MAX([.$D224];[.$G224];[.$J224];[.$M224];[.$P224];[.$S224];[.$V224])=[.D224];&quot;CDU&quot;;&quot;&quot;);IF(MAX([.$D224];[.$G224];[.$J224];[.$M224];[.$P224];[.$S224];[.$V224])=[.G224];&quot;SPD&quot;;&quot;&quot;);IF(MAX([.$D224];[.$G224];[.$J224];[.$M224];[.$P224];[.$S224];[.$V224])=[.J224];&quot;DIE LINKE&quot;;&quot;&quot;);IF(MAX([.$D224];[.$G224];[.$J224];[.$M224];[.$P224];[.$S224];[.$V224])=[.M224];&quot;GRÜNE&quot;;&quot;&quot;);IF(MAX([.$D224];[.$G224];[.$J224];[.$M224];[.$P224];[.$S224];[.$V224])=[.P224];&quot;CSU&quot;;&quot;&quot;);IF(MAX([.$D224];[.$G224];[.$J224];[.$M224];[.$P224];[.$S224];[.$V224])=[.S224];&quot;FDP&quot;;&quot;&quot;);IF(MAX([.$D224];[.$G224];[.$J224];[.$M224];[.$P224];[.$S224];[.$V224])=[.V224];&quot;AfD&quot;;&quot;&quot;))" office:value-type="string" office:string-value="CDU">
            <text:p>CDU</text:p>
          </table:table-cell>
          <table:table-cell table:formula="of:=SUM([.E224]+[.H224]+[.K224]+[.N224]+[.Q224]+[.T224]+[.W224])" office:value-type="float" office:value="145462">
            <text:p>145,462</text:p>
          </table:table-cell>
          <table:table-cell table:style-name="ce9" office:value-type="float" office:value="64006">
            <text:p>64,006</text:p>
          </table:table-cell>
          <table:table-cell table:style-name="ce9" office:value-type="float" office:value="60937">
            <text:p>60,937</text:p>
          </table:table-cell>
          <table:table-cell table:style-name="ce9"/>
          <table:table-cell table:style-name="ce9" office:value-type="float" office:value="40944">
            <text:p>40,944</text:p>
          </table:table-cell>
          <table:table-cell table:style-name="ce9" office:value-type="float" office:value="34113">
            <text:p>34,113</text:p>
          </table:table-cell>
          <table:table-cell table:style-name="ce9"/>
          <table:table-cell table:style-name="ce9" office:value-type="float" office:value="6790">
            <text:p>6,790</text:p>
          </table:table-cell>
          <table:table-cell table:style-name="ce9" office:value-type="float" office:value="8519">
            <text:p>8,519</text:p>
          </table:table-cell>
          <table:table-cell table:style-name="ce9"/>
          <table:table-cell table:style-name="ce9" office:value-type="float" office:value="8616">
            <text:p>8,616</text:p>
          </table:table-cell>
          <table:table-cell table:style-name="ce9" office:value-type="float" office:value="10059">
            <text:p>10,05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981">
            <text:p>12,981</text:p>
          </table:table-cell>
          <table:table-cell table:style-name="ce9" office:value-type="float" office:value="17397">
            <text:p>17,397</text:p>
          </table:table-cell>
          <table:table-cell table:style-name="ce9"/>
          <table:table-cell table:style-name="ce9" office:value-type="float" office:value="13105">
            <text:p>13,105</text:p>
          </table:table-cell>
          <table:table-cell table:style-name="ce9" office:value-type="float" office:value="14437">
            <text:p>14,43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199">
            <text:p>199</text:p>
          </table:table-cell>
          <table:table-cell table:style-name="ce19" table:formula="of:=CONCATENATE(IF(MAX([.$D225];[.$G225];[.$J225];[.$M225];[.$P225];[.$S225];[.$V225])=[.D225];&quot;CDU&quot;;&quot;&quot;);IF(MAX([.$D225];[.$G225];[.$J225];[.$M225];[.$P225];[.$S225];[.$V225])=[.G225];&quot;SPD&quot;;&quot;&quot;);IF(MAX([.$D225];[.$G225];[.$J225];[.$M225];[.$P225];[.$S225];[.$V225])=[.J225];&quot;DIE LINKE&quot;;&quot;&quot;);IF(MAX([.$D225];[.$G225];[.$J225];[.$M225];[.$P225];[.$S225];[.$V225])=[.M225];&quot;GRÜNE&quot;;&quot;&quot;);IF(MAX([.$D225];[.$G225];[.$J225];[.$M225];[.$P225];[.$S225];[.$V225])=[.P225];&quot;CSU&quot;;&quot;&quot;);IF(MAX([.$D225];[.$G225];[.$J225];[.$M225];[.$P225];[.$S225];[.$V225])=[.S225];&quot;FDP&quot;;&quot;&quot;);IF(MAX([.$D225];[.$G225];[.$J225];[.$M225];[.$P225];[.$S225];[.$V225])=[.V225];&quot;AfD&quot;;&quot;&quot;))" office:value-type="string" office:string-value="CDU">
            <text:p>CDU</text:p>
          </table:table-cell>
          <table:table-cell table:formula="of:=SUM([.E225]+[.H225]+[.K225]+[.N225]+[.Q225]+[.T225]+[.W225])" office:value-type="float" office:value="144342">
            <text:p>144,342</text:p>
          </table:table-cell>
          <table:table-cell table:style-name="ce9" office:value-type="float" office:value="61594">
            <text:p>61,594</text:p>
          </table:table-cell>
          <table:table-cell table:style-name="ce9" office:value-type="float" office:value="56616">
            <text:p>56,616</text:p>
          </table:table-cell>
          <table:table-cell table:style-name="ce9"/>
          <table:table-cell table:style-name="ce9" office:value-type="float" office:value="42777">
            <text:p>42,777</text:p>
          </table:table-cell>
          <table:table-cell table:style-name="ce9" office:value-type="float" office:value="35679">
            <text:p>35,679</text:p>
          </table:table-cell>
          <table:table-cell table:style-name="ce9"/>
          <table:table-cell table:style-name="ce9" office:value-type="float" office:value="7693">
            <text:p>7,693</text:p>
          </table:table-cell>
          <table:table-cell table:style-name="ce9" office:value-type="float" office:value="10332">
            <text:p>10,332</text:p>
          </table:table-cell>
          <table:table-cell table:style-name="ce9"/>
          <table:table-cell table:style-name="ce9" office:value-type="float" office:value="9273">
            <text:p>9,273</text:p>
          </table:table-cell>
          <table:table-cell table:style-name="ce9" office:value-type="float" office:value="11862">
            <text:p>11,86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732">
            <text:p>9,732</text:p>
          </table:table-cell>
          <table:table-cell table:style-name="ce9" office:value-type="float" office:value="16152">
            <text:p>16,152</text:p>
          </table:table-cell>
          <table:table-cell table:style-name="ce9"/>
          <table:table-cell table:style-name="ce9" office:value-type="float" office:value="12153">
            <text:p>12,153</text:p>
          </table:table-cell>
          <table:table-cell table:style-name="ce9" office:value-type="float" office:value="13701">
            <text:p>13,7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0">
            <text:p>200</text:p>
          </table:table-cell>
          <table:table-cell table:style-name="ce19" table:formula="of:=CONCATENATE(IF(MAX([.$D226];[.$G226];[.$J226];[.$M226];[.$P226];[.$S226];[.$V226])=[.D226];&quot;CDU&quot;;&quot;&quot;);IF(MAX([.$D226];[.$G226];[.$J226];[.$M226];[.$P226];[.$S226];[.$V226])=[.G226];&quot;SPD&quot;;&quot;&quot;);IF(MAX([.$D226];[.$G226];[.$J226];[.$M226];[.$P226];[.$S226];[.$V226])=[.J226];&quot;DIE LINKE&quot;;&quot;&quot;);IF(MAX([.$D226];[.$G226];[.$J226];[.$M226];[.$P226];[.$S226];[.$V226])=[.M226];&quot;GRÜNE&quot;;&quot;&quot;);IF(MAX([.$D226];[.$G226];[.$J226];[.$M226];[.$P226];[.$S226];[.$V226])=[.P226];&quot;CSU&quot;;&quot;&quot;);IF(MAX([.$D226];[.$G226];[.$J226];[.$M226];[.$P226];[.$S226];[.$V226])=[.S226];&quot;FDP&quot;;&quot;&quot;);IF(MAX([.$D226];[.$G226];[.$J226];[.$M226];[.$P226];[.$S226];[.$V226])=[.V226];&quot;AfD&quot;;&quot;&quot;))" office:value-type="string" office:string-value="CDU">
            <text:p>CDU</text:p>
          </table:table-cell>
          <table:table-cell table:formula="of:=SUM([.E226]+[.H226]+[.K226]+[.N226]+[.Q226]+[.T226]+[.W226])" office:value-type="float" office:value="128955">
            <text:p>128,955</text:p>
          </table:table-cell>
          <table:table-cell table:style-name="ce9" office:value-type="float" office:value="58596">
            <text:p>58,596</text:p>
          </table:table-cell>
          <table:table-cell table:style-name="ce9" office:value-type="float" office:value="55606">
            <text:p>55,606</text:p>
          </table:table-cell>
          <table:table-cell table:style-name="ce9"/>
          <table:table-cell table:style-name="ce9" office:value-type="float" office:value="33477">
            <text:p>33,477</text:p>
          </table:table-cell>
          <table:table-cell table:style-name="ce9" office:value-type="float" office:value="30799">
            <text:p>30,799</text:p>
          </table:table-cell>
          <table:table-cell table:style-name="ce9"/>
          <table:table-cell table:style-name="ce9" office:value-type="float" office:value="7040">
            <text:p>7,040</text:p>
          </table:table-cell>
          <table:table-cell table:style-name="ce9" office:value-type="float" office:value="8143">
            <text:p>8,143</text:p>
          </table:table-cell>
          <table:table-cell table:style-name="ce9"/>
          <table:table-cell table:style-name="ce9" office:value-type="float" office:value="6465">
            <text:p>6,465</text:p>
          </table:table-cell>
          <table:table-cell table:style-name="ce9" office:value-type="float" office:value="7487">
            <text:p>7,48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544">
            <text:p>11,544</text:p>
          </table:table-cell>
          <table:table-cell table:style-name="ce9" office:value-type="float" office:value="14924">
            <text:p>14,924</text:p>
          </table:table-cell>
          <table:table-cell table:style-name="ce9"/>
          <table:table-cell table:style-name="ce9" office:value-type="float" office:value="10834">
            <text:p>10,834</text:p>
          </table:table-cell>
          <table:table-cell table:style-name="ce9" office:value-type="float" office:value="11996">
            <text:p>11,99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1">
            <text:p>201</text:p>
          </table:table-cell>
          <table:table-cell table:style-name="ce19" table:formula="of:=CONCATENATE(IF(MAX([.$D227];[.$G227];[.$J227];[.$M227];[.$P227];[.$S227];[.$V227])=[.D227];&quot;CDU&quot;;&quot;&quot;);IF(MAX([.$D227];[.$G227];[.$J227];[.$M227];[.$P227];[.$S227];[.$V227])=[.G227];&quot;SPD&quot;;&quot;&quot;);IF(MAX([.$D227];[.$G227];[.$J227];[.$M227];[.$P227];[.$S227];[.$V227])=[.J227];&quot;DIE LINKE&quot;;&quot;&quot;);IF(MAX([.$D227];[.$G227];[.$J227];[.$M227];[.$P227];[.$S227];[.$V227])=[.M227];&quot;GRÜNE&quot;;&quot;&quot;);IF(MAX([.$D227];[.$G227];[.$J227];[.$M227];[.$P227];[.$S227];[.$V227])=[.P227];&quot;CSU&quot;;&quot;&quot;);IF(MAX([.$D227];[.$G227];[.$J227];[.$M227];[.$P227];[.$S227];[.$V227])=[.S227];&quot;FDP&quot;;&quot;&quot;);IF(MAX([.$D227];[.$G227];[.$J227];[.$M227];[.$P227];[.$S227];[.$V227])=[.V227];&quot;AfD&quot;;&quot;&quot;))" office:value-type="string" office:string-value="CDU">
            <text:p>CDU</text:p>
          </table:table-cell>
          <table:table-cell table:formula="of:=SUM([.E227]+[.H227]+[.K227]+[.N227]+[.Q227]+[.T227]+[.W227])" office:value-type="float" office:value="133069">
            <text:p>133,069</text:p>
          </table:table-cell>
          <table:table-cell table:style-name="ce9" office:value-type="float" office:value="50975">
            <text:p>50,975</text:p>
          </table:table-cell>
          <table:table-cell table:style-name="ce9" office:value-type="float" office:value="47189">
            <text:p>47,189</text:p>
          </table:table-cell>
          <table:table-cell table:style-name="ce9"/>
          <table:table-cell table:style-name="ce9" office:value-type="float" office:value="43373">
            <text:p>43,373</text:p>
          </table:table-cell>
          <table:table-cell table:style-name="ce9" office:value-type="float" office:value="37906">
            <text:p>37,906</text:p>
          </table:table-cell>
          <table:table-cell table:style-name="ce9"/>
          <table:table-cell table:style-name="ce9" office:value-type="float" office:value="7610">
            <text:p>7,610</text:p>
          </table:table-cell>
          <table:table-cell table:style-name="ce9" office:value-type="float" office:value="9493">
            <text:p>9,493</text:p>
          </table:table-cell>
          <table:table-cell table:style-name="ce9"/>
          <table:table-cell table:style-name="ce9" office:value-type="float" office:value="6750">
            <text:p>6,750</text:p>
          </table:table-cell>
          <table:table-cell table:style-name="ce9" office:value-type="float" office:value="8629">
            <text:p>8,62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342">
            <text:p>9,342</text:p>
          </table:table-cell>
          <table:table-cell table:style-name="ce9" office:value-type="float" office:value="13654">
            <text:p>13,654</text:p>
          </table:table-cell>
          <table:table-cell table:style-name="ce9"/>
          <table:table-cell table:style-name="ce9" office:value-type="float" office:value="14914">
            <text:p>14,914</text:p>
          </table:table-cell>
          <table:table-cell table:style-name="ce9" office:value-type="float" office:value="16198">
            <text:p>16,19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2">
            <text:p>202</text:p>
          </table:table-cell>
          <table:table-cell table:style-name="ce19" table:formula="of:=CONCATENATE(IF(MAX([.$D228];[.$G228];[.$J228];[.$M228];[.$P228];[.$S228];[.$V228])=[.D228];&quot;CDU&quot;;&quot;&quot;);IF(MAX([.$D228];[.$G228];[.$J228];[.$M228];[.$P228];[.$S228];[.$V228])=[.G228];&quot;SPD&quot;;&quot;&quot;);IF(MAX([.$D228];[.$G228];[.$J228];[.$M228];[.$P228];[.$S228];[.$V228])=[.J228];&quot;DIE LINKE&quot;;&quot;&quot;);IF(MAX([.$D228];[.$G228];[.$J228];[.$M228];[.$P228];[.$S228];[.$V228])=[.M228];&quot;GRÜNE&quot;;&quot;&quot;);IF(MAX([.$D228];[.$G228];[.$J228];[.$M228];[.$P228];[.$S228];[.$V228])=[.P228];&quot;CSU&quot;;&quot;&quot;);IF(MAX([.$D228];[.$G228];[.$J228];[.$M228];[.$P228];[.$S228];[.$V228])=[.S228];&quot;FDP&quot;;&quot;&quot;);IF(MAX([.$D228];[.$G228];[.$J228];[.$M228];[.$P228];[.$S228];[.$V228])=[.V228];&quot;AfD&quot;;&quot;&quot;))" office:value-type="string" office:string-value="CDU">
            <text:p>CDU</text:p>
          </table:table-cell>
          <table:table-cell table:formula="of:=SUM([.E228]+[.H228]+[.K228]+[.N228]+[.Q228]+[.T228]+[.W228])" office:value-type="float" office:value="120935">
            <text:p>120,935</text:p>
          </table:table-cell>
          <table:table-cell table:style-name="ce9" office:value-type="float" office:value="63719">
            <text:p>63,719</text:p>
          </table:table-cell>
          <table:table-cell table:style-name="ce9" office:value-type="float" office:value="55591">
            <text:p>55,591</text:p>
          </table:table-cell>
          <table:table-cell table:style-name="ce9"/>
          <table:table-cell table:style-name="ce9" office:value-type="float" office:value="32017">
            <text:p>32,017</text:p>
          </table:table-cell>
          <table:table-cell table:style-name="ce9" office:value-type="float" office:value="27255">
            <text:p>27,255</text:p>
          </table:table-cell>
          <table:table-cell table:style-name="ce9"/>
          <table:table-cell table:style-name="ce9" office:value-type="float" office:value="6786">
            <text:p>6,786</text:p>
          </table:table-cell>
          <table:table-cell table:style-name="ce9" office:value-type="float" office:value="7433">
            <text:p>7,433</text:p>
          </table:table-cell>
          <table:table-cell table:style-name="ce9"/>
          <table:table-cell table:style-name="ce9"/>
          <table:table-cell table:style-name="ce9" office:value-type="float" office:value="7710">
            <text:p>7,71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703">
            <text:p>8,703</text:p>
          </table:table-cell>
          <table:table-cell table:style-name="ce9" office:value-type="float" office:value="12888">
            <text:p>12,888</text:p>
          </table:table-cell>
          <table:table-cell table:style-name="ce9"/>
          <table:table-cell table:style-name="ce9" office:value-type="float" office:value="8840">
            <text:p>8,840</text:p>
          </table:table-cell>
          <table:table-cell table:style-name="ce9" office:value-type="float" office:value="10058">
            <text:p>10,05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3">
            <text:p>203</text:p>
          </table:table-cell>
          <table:table-cell table:style-name="ce19" table:formula="of:=CONCATENATE(IF(MAX([.$D229];[.$G229];[.$J229];[.$M229];[.$P229];[.$S229];[.$V229])=[.D229];&quot;CDU&quot;;&quot;&quot;);IF(MAX([.$D229];[.$G229];[.$J229];[.$M229];[.$P229];[.$S229];[.$V229])=[.G229];&quot;SPD&quot;;&quot;&quot;);IF(MAX([.$D229];[.$G229];[.$J229];[.$M229];[.$P229];[.$S229];[.$V229])=[.J229];&quot;DIE LINKE&quot;;&quot;&quot;);IF(MAX([.$D229];[.$G229];[.$J229];[.$M229];[.$P229];[.$S229];[.$V229])=[.M229];&quot;GRÜNE&quot;;&quot;&quot;);IF(MAX([.$D229];[.$G229];[.$J229];[.$M229];[.$P229];[.$S229];[.$V229])=[.P229];&quot;CSU&quot;;&quot;&quot;);IF(MAX([.$D229];[.$G229];[.$J229];[.$M229];[.$P229];[.$S229];[.$V229])=[.S229];&quot;FDP&quot;;&quot;&quot;);IF(MAX([.$D229];[.$G229];[.$J229];[.$M229];[.$P229];[.$S229];[.$V229])=[.V229];&quot;AfD&quot;;&quot;&quot;))" office:value-type="string" office:string-value="CDU">
            <text:p>CDU</text:p>
          </table:table-cell>
          <table:table-cell table:formula="of:=SUM([.E229]+[.H229]+[.K229]+[.N229]+[.Q229]+[.T229]+[.W229])" office:value-type="float" office:value="145045">
            <text:p>145,045</text:p>
          </table:table-cell>
          <table:table-cell table:style-name="ce9" office:value-type="float" office:value="56611">
            <text:p>56,611</text:p>
          </table:table-cell>
          <table:table-cell table:style-name="ce9" office:value-type="float" office:value="55882">
            <text:p>55,882</text:p>
          </table:table-cell>
          <table:table-cell table:style-name="ce9"/>
          <table:table-cell table:style-name="ce9" office:value-type="float" office:value="50283">
            <text:p>50,283</text:p>
          </table:table-cell>
          <table:table-cell table:style-name="ce9" office:value-type="float" office:value="36950">
            <text:p>36,950</text:p>
          </table:table-cell>
          <table:table-cell table:style-name="ce9"/>
          <table:table-cell table:style-name="ce9" office:value-type="float" office:value="9842">
            <text:p>9,842</text:p>
          </table:table-cell>
          <table:table-cell table:style-name="ce9" office:value-type="float" office:value="12934">
            <text:p>12,934</text:p>
          </table:table-cell>
          <table:table-cell table:style-name="ce9"/>
          <table:table-cell table:style-name="ce9" office:value-type="float" office:value="9645">
            <text:p>9,645</text:p>
          </table:table-cell>
          <table:table-cell table:style-name="ce9" office:value-type="float" office:value="13512">
            <text:p>13,51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910">
            <text:p>7,910</text:p>
          </table:table-cell>
          <table:table-cell table:style-name="ce9" office:value-type="float" office:value="13841">
            <text:p>13,841</text:p>
          </table:table-cell>
          <table:table-cell table:style-name="ce9"/>
          <table:table-cell table:style-name="ce9" office:value-type="float" office:value="10414">
            <text:p>10,414</text:p>
          </table:table-cell>
          <table:table-cell table:style-name="ce9" office:value-type="float" office:value="11926">
            <text:p>11,9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4">
            <text:p>204</text:p>
          </table:table-cell>
          <table:table-cell table:style-name="ce19" table:formula="of:=CONCATENATE(IF(MAX([.$D230];[.$G230];[.$J230];[.$M230];[.$P230];[.$S230];[.$V230])=[.D230];&quot;CDU&quot;;&quot;&quot;);IF(MAX([.$D230];[.$G230];[.$J230];[.$M230];[.$P230];[.$S230];[.$V230])=[.G230];&quot;SPD&quot;;&quot;&quot;);IF(MAX([.$D230];[.$G230];[.$J230];[.$M230];[.$P230];[.$S230];[.$V230])=[.J230];&quot;DIE LINKE&quot;;&quot;&quot;);IF(MAX([.$D230];[.$G230];[.$J230];[.$M230];[.$P230];[.$S230];[.$V230])=[.M230];&quot;GRÜNE&quot;;&quot;&quot;);IF(MAX([.$D230];[.$G230];[.$J230];[.$M230];[.$P230];[.$S230];[.$V230])=[.P230];&quot;CSU&quot;;&quot;&quot;);IF(MAX([.$D230];[.$G230];[.$J230];[.$M230];[.$P230];[.$S230];[.$V230])=[.S230];&quot;FDP&quot;;&quot;&quot;);IF(MAX([.$D230];[.$G230];[.$J230];[.$M230];[.$P230];[.$S230];[.$V230])=[.V230];&quot;AfD&quot;;&quot;&quot;))" office:value-type="string" office:string-value="CDU">
            <text:p>CDU</text:p>
          </table:table-cell>
          <table:table-cell table:formula="of:=SUM([.E230]+[.H230]+[.K230]+[.N230]+[.Q230]+[.T230]+[.W230])" office:value-type="float" office:value="155663">
            <text:p>155,663</text:p>
          </table:table-cell>
          <table:table-cell table:style-name="ce9" office:value-type="float" office:value="68727">
            <text:p>68,727</text:p>
          </table:table-cell>
          <table:table-cell table:style-name="ce9" office:value-type="float" office:value="60594">
            <text:p>60,594</text:p>
          </table:table-cell>
          <table:table-cell table:style-name="ce9"/>
          <table:table-cell table:style-name="ce9" office:value-type="float" office:value="47312">
            <text:p>47,312</text:p>
          </table:table-cell>
          <table:table-cell table:style-name="ce9" office:value-type="float" office:value="39906">
            <text:p>39,906</text:p>
          </table:table-cell>
          <table:table-cell table:style-name="ce9"/>
          <table:table-cell table:style-name="ce9" office:value-type="float" office:value="11098">
            <text:p>11,098</text:p>
          </table:table-cell>
          <table:table-cell table:style-name="ce9" office:value-type="float" office:value="9576">
            <text:p>9,576</text:p>
          </table:table-cell>
          <table:table-cell table:style-name="ce9"/>
          <table:table-cell table:style-name="ce9" office:value-type="float" office:value="8225">
            <text:p>8,225</text:p>
          </table:table-cell>
          <table:table-cell table:style-name="ce9" office:value-type="float" office:value="10058">
            <text:p>10,05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543">
            <text:p>14,543</text:p>
          </table:table-cell>
          <table:table-cell table:style-name="ce9" office:value-type="float" office:value="17703">
            <text:p>17,703</text:p>
          </table:table-cell>
          <table:table-cell table:style-name="ce9"/>
          <table:table-cell table:style-name="ce9"/>
          <table:table-cell table:style-name="ce9" office:value-type="float" office:value="17826">
            <text:p>17,82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5">
            <text:p>205</text:p>
          </table:table-cell>
          <table:table-cell table:style-name="ce19" table:formula="of:=CONCATENATE(IF(MAX([.$D231];[.$G231];[.$J231];[.$M231];[.$P231];[.$S231];[.$V231])=[.D231];&quot;CDU&quot;;&quot;&quot;);IF(MAX([.$D231];[.$G231];[.$J231];[.$M231];[.$P231];[.$S231];[.$V231])=[.G231];&quot;SPD&quot;;&quot;&quot;);IF(MAX([.$D231];[.$G231];[.$J231];[.$M231];[.$P231];[.$S231];[.$V231])=[.J231];&quot;DIE LINKE&quot;;&quot;&quot;);IF(MAX([.$D231];[.$G231];[.$J231];[.$M231];[.$P231];[.$S231];[.$V231])=[.M231];&quot;GRÜNE&quot;;&quot;&quot;);IF(MAX([.$D231];[.$G231];[.$J231];[.$M231];[.$P231];[.$S231];[.$V231])=[.P231];&quot;CSU&quot;;&quot;&quot;);IF(MAX([.$D231];[.$G231];[.$J231];[.$M231];[.$P231];[.$S231];[.$V231])=[.S231];&quot;FDP&quot;;&quot;&quot;);IF(MAX([.$D231];[.$G231];[.$J231];[.$M231];[.$P231];[.$S231];[.$V231])=[.V231];&quot;AfD&quot;;&quot;&quot;))" office:value-type="string" office:string-value="CDU">
            <text:p>CDU</text:p>
          </table:table-cell>
          <table:table-cell table:formula="of:=SUM([.E231]+[.H231]+[.K231]+[.N231]+[.Q231]+[.T231]+[.W231])" office:value-type="float" office:value="192622">
            <text:p>192,622</text:p>
          </table:table-cell>
          <table:table-cell table:style-name="ce9" office:value-type="float" office:value="71535">
            <text:p>71,535</text:p>
          </table:table-cell>
          <table:table-cell table:style-name="ce9" office:value-type="float" office:value="65713">
            <text:p>65,713</text:p>
          </table:table-cell>
          <table:table-cell table:style-name="ce9"/>
          <table:table-cell table:style-name="ce9" office:value-type="float" office:value="56184">
            <text:p>56,184</text:p>
          </table:table-cell>
          <table:table-cell table:style-name="ce9" office:value-type="float" office:value="44203">
            <text:p>44,203</text:p>
          </table:table-cell>
          <table:table-cell table:style-name="ce9"/>
          <table:table-cell table:style-name="ce9" office:value-type="float" office:value="12904">
            <text:p>12,904</text:p>
          </table:table-cell>
          <table:table-cell table:style-name="ce9" office:value-type="float" office:value="17148">
            <text:p>17,148</text:p>
          </table:table-cell>
          <table:table-cell table:style-name="ce9"/>
          <table:table-cell table:style-name="ce9" office:value-type="float" office:value="21685">
            <text:p>21,685</text:p>
          </table:table-cell>
          <table:table-cell table:style-name="ce9" office:value-type="float" office:value="26415">
            <text:p>26,41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813">
            <text:p>13,813</text:p>
          </table:table-cell>
          <table:table-cell table:style-name="ce9" office:value-type="float" office:value="22608">
            <text:p>22,608</text:p>
          </table:table-cell>
          <table:table-cell table:style-name="ce9"/>
          <table:table-cell table:style-name="ce9" office:value-type="float" office:value="14542">
            <text:p>14,542</text:p>
          </table:table-cell>
          <table:table-cell table:style-name="ce9" office:value-type="float" office:value="16535">
            <text:p>16,53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6">
            <text:p>206</text:p>
          </table:table-cell>
          <table:table-cell table:style-name="ce19" table:formula="of:=CONCATENATE(IF(MAX([.$D232];[.$G232];[.$J232];[.$M232];[.$P232];[.$S232];[.$V232])=[.D232];&quot;CDU&quot;;&quot;&quot;);IF(MAX([.$D232];[.$G232];[.$J232];[.$M232];[.$P232];[.$S232];[.$V232])=[.G232];&quot;SPD&quot;;&quot;&quot;);IF(MAX([.$D232];[.$G232];[.$J232];[.$M232];[.$P232];[.$S232];[.$V232])=[.J232];&quot;DIE LINKE&quot;;&quot;&quot;);IF(MAX([.$D232];[.$G232];[.$J232];[.$M232];[.$P232];[.$S232];[.$V232])=[.M232];&quot;GRÜNE&quot;;&quot;&quot;);IF(MAX([.$D232];[.$G232];[.$J232];[.$M232];[.$P232];[.$S232];[.$V232])=[.P232];&quot;CSU&quot;;&quot;&quot;);IF(MAX([.$D232];[.$G232];[.$J232];[.$M232];[.$P232];[.$S232];[.$V232])=[.S232];&quot;FDP&quot;;&quot;&quot;);IF(MAX([.$D232];[.$G232];[.$J232];[.$M232];[.$P232];[.$S232];[.$V232])=[.V232];&quot;AfD&quot;;&quot;&quot;))" office:value-type="string" office:string-value="CDU">
            <text:p>CDU</text:p>
          </table:table-cell>
          <table:table-cell table:formula="of:=SUM([.E232]+[.H232]+[.K232]+[.N232]+[.Q232]+[.T232]+[.W232])" office:value-type="float" office:value="160973">
            <text:p>160,973</text:p>
          </table:table-cell>
          <table:table-cell table:style-name="ce9" office:value-type="float" office:value="68685">
            <text:p>68,685</text:p>
          </table:table-cell>
          <table:table-cell table:style-name="ce9" office:value-type="float" office:value="54721">
            <text:p>54,721</text:p>
          </table:table-cell>
          <table:table-cell table:style-name="ce9"/>
          <table:table-cell table:style-name="ce9" office:value-type="float" office:value="44569">
            <text:p>44,569</text:p>
          </table:table-cell>
          <table:table-cell table:style-name="ce9" office:value-type="float" office:value="42471">
            <text:p>42,471</text:p>
          </table:table-cell>
          <table:table-cell table:style-name="ce9"/>
          <table:table-cell table:style-name="ce9" office:value-type="float" office:value="8539">
            <text:p>8,539</text:p>
          </table:table-cell>
          <table:table-cell table:style-name="ce9" office:value-type="float" office:value="10811">
            <text:p>10,811</text:p>
          </table:table-cell>
          <table:table-cell table:style-name="ce9"/>
          <table:table-cell table:style-name="ce9" office:value-type="float" office:value="11280">
            <text:p>11,280</text:p>
          </table:table-cell>
          <table:table-cell table:style-name="ce9" office:value-type="float" office:value="13449">
            <text:p>13,44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058">
            <text:p>10,058</text:p>
          </table:table-cell>
          <table:table-cell table:style-name="ce9" office:value-type="float" office:value="17543">
            <text:p>17,543</text:p>
          </table:table-cell>
          <table:table-cell table:style-name="ce9"/>
          <table:table-cell table:style-name="ce9" office:value-type="float" office:value="18902">
            <text:p>18,902</text:p>
          </table:table-cell>
          <table:table-cell table:style-name="ce9" office:value-type="float" office:value="21978">
            <text:p>21,97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7">
            <text:p>207</text:p>
          </table:table-cell>
          <table:table-cell table:style-name="ce19" table:formula="of:=CONCATENATE(IF(MAX([.$D233];[.$G233];[.$J233];[.$M233];[.$P233];[.$S233];[.$V233])=[.D233];&quot;CDU&quot;;&quot;&quot;);IF(MAX([.$D233];[.$G233];[.$J233];[.$M233];[.$P233];[.$S233];[.$V233])=[.G233];&quot;SPD&quot;;&quot;&quot;);IF(MAX([.$D233];[.$G233];[.$J233];[.$M233];[.$P233];[.$S233];[.$V233])=[.J233];&quot;DIE LINKE&quot;;&quot;&quot;);IF(MAX([.$D233];[.$G233];[.$J233];[.$M233];[.$P233];[.$S233];[.$V233])=[.M233];&quot;GRÜNE&quot;;&quot;&quot;);IF(MAX([.$D233];[.$G233];[.$J233];[.$M233];[.$P233];[.$S233];[.$V233])=[.P233];&quot;CSU&quot;;&quot;&quot;);IF(MAX([.$D233];[.$G233];[.$J233];[.$M233];[.$P233];[.$S233];[.$V233])=[.S233];&quot;FDP&quot;;&quot;&quot;);IF(MAX([.$D233];[.$G233];[.$J233];[.$M233];[.$P233];[.$S233];[.$V233])=[.V233];&quot;AfD&quot;;&quot;&quot;))" office:value-type="string" office:string-value="CDU">
            <text:p>CDU</text:p>
          </table:table-cell>
          <table:table-cell table:formula="of:=SUM([.E233]+[.H233]+[.K233]+[.N233]+[.Q233]+[.T233]+[.W233])" office:value-type="float" office:value="152245">
            <text:p>152,245</text:p>
          </table:table-cell>
          <table:table-cell table:style-name="ce9" office:value-type="float" office:value="51168">
            <text:p>51,168</text:p>
          </table:table-cell>
          <table:table-cell table:style-name="ce9" office:value-type="float" office:value="49226">
            <text:p>49,226</text:p>
          </table:table-cell>
          <table:table-cell table:style-name="ce9"/>
          <table:table-cell table:style-name="ce9" office:value-type="float" office:value="50740">
            <text:p>50,740</text:p>
          </table:table-cell>
          <table:table-cell table:style-name="ce9" office:value-type="float" office:value="39822">
            <text:p>39,822</text:p>
          </table:table-cell>
          <table:table-cell table:style-name="ce9"/>
          <table:table-cell table:style-name="ce9" office:value-type="float" office:value="8979">
            <text:p>8,979</text:p>
          </table:table-cell>
          <table:table-cell table:style-name="ce9" office:value-type="float" office:value="10614">
            <text:p>10,614</text:p>
          </table:table-cell>
          <table:table-cell table:style-name="ce9"/>
          <table:table-cell table:style-name="ce9" office:value-type="float" office:value="8700">
            <text:p>8,700</text:p>
          </table:table-cell>
          <table:table-cell table:style-name="ce9" office:value-type="float" office:value="11621">
            <text:p>11,6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910">
            <text:p>11,910</text:p>
          </table:table-cell>
          <table:table-cell table:style-name="ce9" office:value-type="float" office:value="16321">
            <text:p>16,321</text:p>
          </table:table-cell>
          <table:table-cell table:style-name="ce9"/>
          <table:table-cell table:style-name="ce9" office:value-type="float" office:value="23109">
            <text:p>23,109</text:p>
          </table:table-cell>
          <table:table-cell table:style-name="ce9" office:value-type="float" office:value="24641">
            <text:p>24,64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8">
            <text:p>208</text:p>
          </table:table-cell>
          <table:table-cell table:style-name="ce19" table:formula="of:=CONCATENATE(IF(MAX([.$D234];[.$G234];[.$J234];[.$M234];[.$P234];[.$S234];[.$V234])=[.D234];&quot;CDU&quot;;&quot;&quot;);IF(MAX([.$D234];[.$G234];[.$J234];[.$M234];[.$P234];[.$S234];[.$V234])=[.G234];&quot;SPD&quot;;&quot;&quot;);IF(MAX([.$D234];[.$G234];[.$J234];[.$M234];[.$P234];[.$S234];[.$V234])=[.J234];&quot;DIE LINKE&quot;;&quot;&quot;);IF(MAX([.$D234];[.$G234];[.$J234];[.$M234];[.$P234];[.$S234];[.$V234])=[.M234];&quot;GRÜNE&quot;;&quot;&quot;);IF(MAX([.$D234];[.$G234];[.$J234];[.$M234];[.$P234];[.$S234];[.$V234])=[.P234];&quot;CSU&quot;;&quot;&quot;);IF(MAX([.$D234];[.$G234];[.$J234];[.$M234];[.$P234];[.$S234];[.$V234])=[.S234];&quot;FDP&quot;;&quot;&quot;);IF(MAX([.$D234];[.$G234];[.$J234];[.$M234];[.$P234];[.$S234];[.$V234])=[.V234];&quot;AfD&quot;;&quot;&quot;))" office:value-type="string" office:string-value="CDU">
            <text:p>CDU</text:p>
          </table:table-cell>
          <table:table-cell table:formula="of:=SUM([.E234]+[.H234]+[.K234]+[.N234]+[.Q234]+[.T234]+[.W234])" office:value-type="float" office:value="166548">
            <text:p>166,548</text:p>
          </table:table-cell>
          <table:table-cell table:style-name="ce9" office:value-type="float" office:value="69504">
            <text:p>69,504</text:p>
          </table:table-cell>
          <table:table-cell table:style-name="ce9" office:value-type="float" office:value="61407">
            <text:p>61,407</text:p>
          </table:table-cell>
          <table:table-cell table:style-name="ce9"/>
          <table:table-cell table:style-name="ce9" office:value-type="float" office:value="44032">
            <text:p>44,032</text:p>
          </table:table-cell>
          <table:table-cell table:style-name="ce9" office:value-type="float" office:value="37894">
            <text:p>37,894</text:p>
          </table:table-cell>
          <table:table-cell table:style-name="ce9"/>
          <table:table-cell table:style-name="ce9" office:value-type="float" office:value="8207">
            <text:p>8,207</text:p>
          </table:table-cell>
          <table:table-cell table:style-name="ce9" office:value-type="float" office:value="10537">
            <text:p>10,537</text:p>
          </table:table-cell>
          <table:table-cell table:style-name="ce9"/>
          <table:table-cell table:style-name="ce9" office:value-type="float" office:value="13156">
            <text:p>13,156</text:p>
          </table:table-cell>
          <table:table-cell table:style-name="ce9" office:value-type="float" office:value="15389">
            <text:p>15,38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34">
            <text:p>11,734</text:p>
          </table:table-cell>
          <table:table-cell table:style-name="ce9" office:value-type="float" office:value="19251">
            <text:p>19,251</text:p>
          </table:table-cell>
          <table:table-cell table:style-name="ce9"/>
          <table:table-cell table:style-name="ce9" office:value-type="float" office:value="20593">
            <text:p>20,593</text:p>
          </table:table-cell>
          <table:table-cell table:style-name="ce9" office:value-type="float" office:value="22070">
            <text:p>22,07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09">
            <text:p>209</text:p>
          </table:table-cell>
          <table:table-cell table:style-name="ce19" table:formula="of:=CONCATENATE(IF(MAX([.$D235];[.$G235];[.$J235];[.$M235];[.$P235];[.$S235];[.$V235])=[.D235];&quot;CDU&quot;;&quot;&quot;);IF(MAX([.$D235];[.$G235];[.$J235];[.$M235];[.$P235];[.$S235];[.$V235])=[.G235];&quot;SPD&quot;;&quot;&quot;);IF(MAX([.$D235];[.$G235];[.$J235];[.$M235];[.$P235];[.$S235];[.$V235])=[.J235];&quot;DIE LINKE&quot;;&quot;&quot;);IF(MAX([.$D235];[.$G235];[.$J235];[.$M235];[.$P235];[.$S235];[.$V235])=[.M235];&quot;GRÜNE&quot;;&quot;&quot;);IF(MAX([.$D235];[.$G235];[.$J235];[.$M235];[.$P235];[.$S235];[.$V235])=[.P235];&quot;CSU&quot;;&quot;&quot;);IF(MAX([.$D235];[.$G235];[.$J235];[.$M235];[.$P235];[.$S235];[.$V235])=[.S235];&quot;FDP&quot;;&quot;&quot;);IF(MAX([.$D235];[.$G235];[.$J235];[.$M235];[.$P235];[.$S235];[.$V235])=[.V235];&quot;AfD&quot;;&quot;&quot;))" office:value-type="string" office:string-value="SPD">
            <text:p>SPD</text:p>
          </table:table-cell>
          <table:table-cell table:formula="of:=SUM([.E235]+[.H235]+[.K235]+[.N235]+[.Q235]+[.T235]+[.W235])" office:value-type="float" office:value="161019">
            <text:p>161,019</text:p>
          </table:table-cell>
          <table:table-cell table:style-name="ce9" office:value-type="float" office:value="53022">
            <text:p>53,022</text:p>
          </table:table-cell>
          <table:table-cell table:style-name="ce9" office:value-type="float" office:value="49400">
            <text:p>49,400</text:p>
          </table:table-cell>
          <table:table-cell table:style-name="ce9"/>
          <table:table-cell table:style-name="ce9" office:value-type="float" office:value="57482">
            <text:p>57,482</text:p>
          </table:table-cell>
          <table:table-cell table:style-name="ce9" office:value-type="float" office:value="47986">
            <text:p>47,986</text:p>
          </table:table-cell>
          <table:table-cell table:style-name="ce9"/>
          <table:table-cell table:style-name="ce9" office:value-type="float" office:value="12277">
            <text:p>12,277</text:p>
          </table:table-cell>
          <table:table-cell table:style-name="ce9" office:value-type="float" office:value="13548">
            <text:p>13,548</text:p>
          </table:table-cell>
          <table:table-cell table:style-name="ce9"/>
          <table:table-cell table:style-name="ce9" office:value-type="float" office:value="8618">
            <text:p>8,618</text:p>
          </table:table-cell>
          <table:table-cell table:style-name="ce9" office:value-type="float" office:value="11360">
            <text:p>11,36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256">
            <text:p>9,256</text:p>
          </table:table-cell>
          <table:table-cell table:style-name="ce9" office:value-type="float" office:value="15519">
            <text:p>15,519</text:p>
          </table:table-cell>
          <table:table-cell table:style-name="ce9"/>
          <table:table-cell table:style-name="ce9" office:value-type="float" office:value="21378">
            <text:p>21,378</text:p>
          </table:table-cell>
          <table:table-cell table:style-name="ce9" office:value-type="float" office:value="23206">
            <text:p>23,20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0">
            <text:p>210</text:p>
          </table:table-cell>
          <table:table-cell table:style-name="ce19" table:formula="of:=CONCATENATE(IF(MAX([.$D236];[.$G236];[.$J236];[.$M236];[.$P236];[.$S236];[.$V236])=[.D236];&quot;CDU&quot;;&quot;&quot;);IF(MAX([.$D236];[.$G236];[.$J236];[.$M236];[.$P236];[.$S236];[.$V236])=[.G236];&quot;SPD&quot;;&quot;&quot;);IF(MAX([.$D236];[.$G236];[.$J236];[.$M236];[.$P236];[.$S236];[.$V236])=[.J236];&quot;DIE LINKE&quot;;&quot;&quot;);IF(MAX([.$D236];[.$G236];[.$J236];[.$M236];[.$P236];[.$S236];[.$V236])=[.M236];&quot;GRÜNE&quot;;&quot;&quot;);IF(MAX([.$D236];[.$G236];[.$J236];[.$M236];[.$P236];[.$S236];[.$V236])=[.P236];&quot;CSU&quot;;&quot;&quot;);IF(MAX([.$D236];[.$G236];[.$J236];[.$M236];[.$P236];[.$S236];[.$V236])=[.S236];&quot;FDP&quot;;&quot;&quot;);IF(MAX([.$D236];[.$G236];[.$J236];[.$M236];[.$P236];[.$S236];[.$V236])=[.V236];&quot;AfD&quot;;&quot;&quot;))" office:value-type="string" office:string-value="CDU">
            <text:p>CDU</text:p>
          </table:table-cell>
          <table:table-cell table:formula="of:=SUM([.E236]+[.H236]+[.K236]+[.N236]+[.Q236]+[.T236]+[.W236])" office:value-type="float" office:value="126371">
            <text:p>126,371</text:p>
          </table:table-cell>
          <table:table-cell table:style-name="ce9" office:value-type="float" office:value="48719">
            <text:p>48,719</text:p>
          </table:table-cell>
          <table:table-cell table:style-name="ce9" office:value-type="float" office:value="47455">
            <text:p>47,455</text:p>
          </table:table-cell>
          <table:table-cell table:style-name="ce9"/>
          <table:table-cell table:style-name="ce9" office:value-type="float" office:value="38028">
            <text:p>38,028</text:p>
          </table:table-cell>
          <table:table-cell table:style-name="ce9" office:value-type="float" office:value="32794">
            <text:p>32,794</text:p>
          </table:table-cell>
          <table:table-cell table:style-name="ce9"/>
          <table:table-cell table:style-name="ce9" office:value-type="float" office:value="8019">
            <text:p>8,019</text:p>
          </table:table-cell>
          <table:table-cell table:style-name="ce9" office:value-type="float" office:value="9511">
            <text:p>9,511</text:p>
          </table:table-cell>
          <table:table-cell table:style-name="ce9"/>
          <table:table-cell table:style-name="ce9" office:value-type="float" office:value="5544">
            <text:p>5,544</text:p>
          </table:table-cell>
          <table:table-cell table:style-name="ce9" office:value-type="float" office:value="6156">
            <text:p>6,15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846">
            <text:p>8,846</text:p>
          </table:table-cell>
          <table:table-cell table:style-name="ce9" office:value-type="float" office:value="11803">
            <text:p>11,803</text:p>
          </table:table-cell>
          <table:table-cell table:style-name="ce9"/>
          <table:table-cell table:style-name="ce9" office:value-type="float" office:value="16989">
            <text:p>16,989</text:p>
          </table:table-cell>
          <table:table-cell table:style-name="ce9" office:value-type="float" office:value="18652">
            <text:p>18,65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1">
            <text:p>211</text:p>
          </table:table-cell>
          <table:table-cell table:style-name="ce19" table:formula="of:=CONCATENATE(IF(MAX([.$D237];[.$G237];[.$J237];[.$M237];[.$P237];[.$S237];[.$V237])=[.D237];&quot;CDU&quot;;&quot;&quot;);IF(MAX([.$D237];[.$G237];[.$J237];[.$M237];[.$P237];[.$S237];[.$V237])=[.G237];&quot;SPD&quot;;&quot;&quot;);IF(MAX([.$D237];[.$G237];[.$J237];[.$M237];[.$P237];[.$S237];[.$V237])=[.J237];&quot;DIE LINKE&quot;;&quot;&quot;);IF(MAX([.$D237];[.$G237];[.$J237];[.$M237];[.$P237];[.$S237];[.$V237])=[.M237];&quot;GRÜNE&quot;;&quot;&quot;);IF(MAX([.$D237];[.$G237];[.$J237];[.$M237];[.$P237];[.$S237];[.$V237])=[.P237];&quot;CSU&quot;;&quot;&quot;);IF(MAX([.$D237];[.$G237];[.$J237];[.$M237];[.$P237];[.$S237];[.$V237])=[.S237];&quot;FDP&quot;;&quot;&quot;);IF(MAX([.$D237];[.$G237];[.$J237];[.$M237];[.$P237];[.$S237];[.$V237])=[.V237];&quot;AfD&quot;;&quot;&quot;))" office:value-type="string" office:string-value="CDU">
            <text:p>CDU</text:p>
          </table:table-cell>
          <table:table-cell table:formula="of:=SUM([.E237]+[.H237]+[.K237]+[.N237]+[.Q237]+[.T237]+[.W237])" office:value-type="float" office:value="163116">
            <text:p>163,116</text:p>
          </table:table-cell>
          <table:table-cell table:style-name="ce9" office:value-type="float" office:value="68588">
            <text:p>68,588</text:p>
          </table:table-cell>
          <table:table-cell table:style-name="ce9" office:value-type="float" office:value="59309">
            <text:p>59,309</text:p>
          </table:table-cell>
          <table:table-cell table:style-name="ce9"/>
          <table:table-cell table:style-name="ce9" office:value-type="float" office:value="44224">
            <text:p>44,224</text:p>
          </table:table-cell>
          <table:table-cell table:style-name="ce9" office:value-type="float" office:value="37293">
            <text:p>37,293</text:p>
          </table:table-cell>
          <table:table-cell table:style-name="ce9"/>
          <table:table-cell table:style-name="ce9" office:value-type="float" office:value="8018">
            <text:p>8,018</text:p>
          </table:table-cell>
          <table:table-cell table:style-name="ce9" office:value-type="float" office:value="10975">
            <text:p>10,975</text:p>
          </table:table-cell>
          <table:table-cell table:style-name="ce9"/>
          <table:table-cell table:style-name="ce9" office:value-type="float" office:value="13500">
            <text:p>13,500</text:p>
          </table:table-cell>
          <table:table-cell table:style-name="ce9" office:value-type="float" office:value="14788">
            <text:p>14,78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09">
            <text:p>10,209</text:p>
          </table:table-cell>
          <table:table-cell table:style-name="ce9" office:value-type="float" office:value="17560">
            <text:p>17,560</text:p>
          </table:table-cell>
          <table:table-cell table:style-name="ce9"/>
          <table:table-cell table:style-name="ce9" office:value-type="float" office:value="20932">
            <text:p>20,932</text:p>
          </table:table-cell>
          <table:table-cell table:style-name="ce9" office:value-type="float" office:value="23191">
            <text:p>23,1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Rheinland-Pfalz</text:p>
          </table:table-cell>
          <table:table-cell table:style-name="ce4"/>
          <table:table-cell table:style-name="ce10" table:formula="of:=SUM([.C223:.C237])" office:value-type="float" office:value="2269589">
            <text:p>2,269,589</text:p>
          </table:table-cell>
          <table:table-cell table:style-name="ce10" table:formula="of:=SUM([.D223:.D237])" office:value-type="float" office:value="932382">
            <text:p>932,382</text:p>
          </table:table-cell>
          <table:table-cell table:style-name="ce10" table:formula="of:=SUM([.E223:.E237])" office:value-type="float" office:value="848003">
            <text:p>848,003</text:p>
          </table:table-cell>
          <table:table-cell table:style-name="ce13" table:formula="of:=SUM([.E238]/[.$C238])" office:value-type="percentage" office:value="0.373637253264798">
            <text:p>37.36%</text:p>
          </table:table-cell>
          <table:table-cell table:style-name="ce10" table:formula="of:=SUM([.G223:.G237])" office:value-type="float" office:value="676438">
            <text:p>676,438</text:p>
          </table:table-cell>
          <table:table-cell table:style-name="ce10" table:formula="of:=SUM([.H223:.H237])" office:value-type="float" office:value="570518">
            <text:p>570,518</text:p>
          </table:table-cell>
          <table:table-cell table:style-name="ce13" table:formula="of:=SUM([.H238]/[.$C238])" office:value-type="percentage" office:value="0.251375028694623">
            <text:p>25.14%</text:p>
          </table:table-cell>
          <table:table-cell table:style-name="ce10" table:formula="of:=SUM([.J223:.J237])" office:value-type="float" office:value="133323">
            <text:p>133,323</text:p>
          </table:table-cell>
          <table:table-cell table:style-name="ce10" table:formula="of:=SUM([.K223:.K237])" office:value-type="float" office:value="160912">
            <text:p>160,912</text:p>
          </table:table-cell>
          <table:table-cell table:style-name="ce13" table:formula="of:=SUM([.K238]/[.$C238])" office:value-type="percentage" office:value="0.0708991804242971">
            <text:p>7.09%</text:p>
          </table:table-cell>
          <table:table-cell table:style-name="ce10" table:formula="of:=SUM([.M223:.M237])" office:value-type="float" office:value="140906">
            <text:p>140,906</text:p>
          </table:table-cell>
          <table:table-cell table:style-name="ce10" table:formula="of:=SUM([.N223:.N237])" office:value-type="float" office:value="179233">
            <text:p>179,233</text:p>
          </table:table-cell>
          <table:table-cell table:style-name="ce13" table:formula="of:=SUM([.N238]/[.$C238])" office:value-type="percentage" office:value="0.0789715670987126">
            <text:p>7.90%</text:p>
          </table:table-cell>
          <table:table-cell table:style-name="ce10" table:formula="of:=SUM([.P223:.P237])" office:value-type="float" office:value="0">
            <text:p>0</text:p>
          </table:table-cell>
          <table:table-cell table:style-name="ce10" table:formula="of:=SUM([.Q223:.Q237])" office:value-type="float" office:value="0">
            <text:p>0</text:p>
          </table:table-cell>
          <table:table-cell table:style-name="ce13" table:formula="of:=SUM([.Q238]/[.$C238])" office:value-type="percentage" office:value="0">
            <text:p>0.00%</text:p>
          </table:table-cell>
          <table:table-cell table:style-name="ce10" table:formula="of:=SUM([.S223:.S237])" office:value-type="float" office:value="161479">
            <text:p>161,479</text:p>
          </table:table-cell>
          <table:table-cell table:style-name="ce10" table:formula="of:=SUM([.T223:.T237])" office:value-type="float" office:value="245235">
            <text:p>245,235</text:p>
          </table:table-cell>
          <table:table-cell table:style-name="ce13" table:formula="of:=SUM([.T238]/[.$C238])" office:value-type="percentage" office:value="0.108052603356819">
            <text:p>10.81%</text:p>
          </table:table-cell>
          <table:table-cell table:style-name="ce10" table:formula="of:=SUM([.V223:.V237])" office:value-type="float" office:value="223659">
            <text:p>223,659</text:p>
          </table:table-cell>
          <table:table-cell table:style-name="ce10" table:formula="of:=SUM([.W223:.W237])" office:value-type="float" office:value="265688">
            <text:p>265,688</text:p>
          </table:table-cell>
          <table:table-cell table:style-name="ce13" table:formula="of:=SUM([.W238]/[.$C238])" office:value-type="percentage" office:value="0.11706436716075">
            <text:p>11.71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212">
            <text:p>212</text:p>
          </table:table-cell>
          <table:table-cell table:style-name="ce19" table:formula="of:=CONCATENATE(IF(MAX([.$D240];[.$G240];[.$J240];[.$M240];[.$P240];[.$S240];[.$V240])=[.D240];&quot;CDU&quot;;&quot;&quot;);IF(MAX([.$D240];[.$G240];[.$J240];[.$M240];[.$P240];[.$S240];[.$V240])=[.G240];&quot;SPD&quot;;&quot;&quot;);IF(MAX([.$D240];[.$G240];[.$J240];[.$M240];[.$P240];[.$S240];[.$V240])=[.J240];&quot;DIE LINKE&quot;;&quot;&quot;);IF(MAX([.$D240];[.$G240];[.$J240];[.$M240];[.$P240];[.$S240];[.$V240])=[.M240];&quot;GRÜNE&quot;;&quot;&quot;);IF(MAX([.$D240];[.$G240];[.$J240];[.$M240];[.$P240];[.$S240];[.$V240])=[.P240];&quot;CSU&quot;;&quot;&quot;);IF(MAX([.$D240];[.$G240];[.$J240];[.$M240];[.$P240];[.$S240];[.$V240])=[.S240];&quot;FDP&quot;;&quot;&quot;);IF(MAX([.$D240];[.$G240];[.$J240];[.$M240];[.$P240];[.$S240];[.$V240])=[.V240];&quot;AfD&quot;;&quot;&quot;))" office:value-type="string" office:string-value="CSU">
            <text:p>CSU</text:p>
          </table:table-cell>
          <table:table-cell table:formula="of:=SUM([.E240]+[.H240]+[.K240]+[.N240]+[.Q240]+[.T240]+[.W240])" office:value-type="float" office:value="115734">
            <text:p>115,73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479">
            <text:p>15,479</text:p>
          </table:table-cell>
          <table:table-cell table:style-name="ce9" office:value-type="float" office:value="15511">
            <text:p>15,511</text:p>
          </table:table-cell>
          <table:table-cell table:style-name="ce9"/>
          <table:table-cell table:style-name="ce9" office:value-type="float" office:value="6060">
            <text:p>6,060</text:p>
          </table:table-cell>
          <table:table-cell table:style-name="ce9" office:value-type="float" office:value="6659">
            <text:p>6,659</text:p>
          </table:table-cell>
          <table:table-cell table:style-name="ce9"/>
          <table:table-cell table:style-name="ce9" office:value-type="float" office:value="7584">
            <text:p>7,584</text:p>
          </table:table-cell>
          <table:table-cell table:style-name="ce9" office:value-type="float" office:value="8608">
            <text:p>8,608</text:p>
          </table:table-cell>
          <table:table-cell table:style-name="ce9"/>
          <table:table-cell table:style-name="ce9" office:value-type="float" office:value="68435">
            <text:p>68,435</text:p>
          </table:table-cell>
          <table:table-cell table:style-name="ce9" office:value-type="float" office:value="55417">
            <text:p>55,417</text:p>
          </table:table-cell>
          <table:table-cell table:style-name="ce9"/>
          <table:table-cell table:style-name="ce9" office:value-type="float" office:value="7070">
            <text:p>7,070</text:p>
          </table:table-cell>
          <table:table-cell table:style-name="ce9" office:value-type="float" office:value="11209">
            <text:p>11,209</text:p>
          </table:table-cell>
          <table:table-cell table:style-name="ce9"/>
          <table:table-cell table:style-name="ce9" office:value-type="float" office:value="16486">
            <text:p>16,486</text:p>
          </table:table-cell>
          <table:table-cell table:style-name="ce9" office:value-type="float" office:value="18330">
            <text:p>18,33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3">
            <text:p>213</text:p>
          </table:table-cell>
          <table:table-cell table:style-name="ce19" table:formula="of:=CONCATENATE(IF(MAX([.$D241];[.$G241];[.$J241];[.$M241];[.$P241];[.$S241];[.$V241])=[.D241];&quot;CDU&quot;;&quot;&quot;);IF(MAX([.$D241];[.$G241];[.$J241];[.$M241];[.$P241];[.$S241];[.$V241])=[.G241];&quot;SPD&quot;;&quot;&quot;);IF(MAX([.$D241];[.$G241];[.$J241];[.$M241];[.$P241];[.$S241];[.$V241])=[.J241];&quot;DIE LINKE&quot;;&quot;&quot;);IF(MAX([.$D241];[.$G241];[.$J241];[.$M241];[.$P241];[.$S241];[.$V241])=[.M241];&quot;GRÜNE&quot;;&quot;&quot;);IF(MAX([.$D241];[.$G241];[.$J241];[.$M241];[.$P241];[.$S241];[.$V241])=[.P241];&quot;CSU&quot;;&quot;&quot;);IF(MAX([.$D241];[.$G241];[.$J241];[.$M241];[.$P241];[.$S241];[.$V241])=[.S241];&quot;FDP&quot;;&quot;&quot;);IF(MAX([.$D241];[.$G241];[.$J241];[.$M241];[.$P241];[.$S241];[.$V241])=[.V241];&quot;AfD&quot;;&quot;&quot;))" office:value-type="string" office:string-value="CSU">
            <text:p>CSU</text:p>
          </table:table-cell>
          <table:table-cell table:formula="of:=SUM([.E241]+[.H241]+[.K241]+[.N241]+[.Q241]+[.T241]+[.W241])" office:value-type="float" office:value="148361">
            <text:p>148,36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4131">
            <text:p>24,131</text:p>
          </table:table-cell>
          <table:table-cell table:style-name="ce9" office:value-type="float" office:value="19943">
            <text:p>19,943</text:p>
          </table:table-cell>
          <table:table-cell table:style-name="ce9"/>
          <table:table-cell table:style-name="ce9" office:value-type="float" office:value="6418">
            <text:p>6,418</text:p>
          </table:table-cell>
          <table:table-cell table:style-name="ce9" office:value-type="float" office:value="8352">
            <text:p>8,352</text:p>
          </table:table-cell>
          <table:table-cell table:style-name="ce9"/>
          <table:table-cell table:style-name="ce9" office:value-type="float" office:value="16607">
            <text:p>16,607</text:p>
          </table:table-cell>
          <table:table-cell table:style-name="ce9" office:value-type="float" office:value="17768">
            <text:p>17,768</text:p>
          </table:table-cell>
          <table:table-cell table:style-name="ce9"/>
          <table:table-cell table:style-name="ce9" office:value-type="float" office:value="78212">
            <text:p>78,212</text:p>
          </table:table-cell>
          <table:table-cell table:style-name="ce9" office:value-type="float" office:value="63525">
            <text:p>63,525</text:p>
          </table:table-cell>
          <table:table-cell table:style-name="ce9"/>
          <table:table-cell table:style-name="ce9" office:value-type="float" office:value="11889">
            <text:p>11,889</text:p>
          </table:table-cell>
          <table:table-cell table:style-name="ce9" office:value-type="float" office:value="19407">
            <text:p>19,407</text:p>
          </table:table-cell>
          <table:table-cell table:style-name="ce9"/>
          <table:table-cell table:style-name="ce9" office:value-type="float" office:value="16689">
            <text:p>16,689</text:p>
          </table:table-cell>
          <table:table-cell table:style-name="ce9" office:value-type="float" office:value="19366">
            <text:p>19,36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4">
            <text:p>214</text:p>
          </table:table-cell>
          <table:table-cell table:style-name="ce19" table:formula="of:=CONCATENATE(IF(MAX([.$D242];[.$G242];[.$J242];[.$M242];[.$P242];[.$S242];[.$V242])=[.D242];&quot;CDU&quot;;&quot;&quot;);IF(MAX([.$D242];[.$G242];[.$J242];[.$M242];[.$P242];[.$S242];[.$V242])=[.G242];&quot;SPD&quot;;&quot;&quot;);IF(MAX([.$D242];[.$G242];[.$J242];[.$M242];[.$P242];[.$S242];[.$V242])=[.J242];&quot;DIE LINKE&quot;;&quot;&quot;);IF(MAX([.$D242];[.$G242];[.$J242];[.$M242];[.$P242];[.$S242];[.$V242])=[.M242];&quot;GRÜNE&quot;;&quot;&quot;);IF(MAX([.$D242];[.$G242];[.$J242];[.$M242];[.$P242];[.$S242];[.$V242])=[.P242];&quot;CSU&quot;;&quot;&quot;);IF(MAX([.$D242];[.$G242];[.$J242];[.$M242];[.$P242];[.$S242];[.$V242])=[.S242];&quot;FDP&quot;;&quot;&quot;);IF(MAX([.$D242];[.$G242];[.$J242];[.$M242];[.$P242];[.$S242];[.$V242])=[.V242];&quot;AfD&quot;;&quot;&quot;))" office:value-type="string" office:string-value="CSU">
            <text:p>CSU</text:p>
          </table:table-cell>
          <table:table-cell table:formula="of:=SUM([.E242]+[.H242]+[.K242]+[.N242]+[.Q242]+[.T242]+[.W242])" office:value-type="float" office:value="168707">
            <text:p>168,70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4916">
            <text:p>24,916</text:p>
          </table:table-cell>
          <table:table-cell table:style-name="ce9" office:value-type="float" office:value="23029">
            <text:p>23,029</text:p>
          </table:table-cell>
          <table:table-cell table:style-name="ce9"/>
          <table:table-cell table:style-name="ce9" office:value-type="float" office:value="9265">
            <text:p>9,265</text:p>
          </table:table-cell>
          <table:table-cell table:style-name="ce9" office:value-type="float" office:value="9506">
            <text:p>9,506</text:p>
          </table:table-cell>
          <table:table-cell table:style-name="ce9"/>
          <table:table-cell table:style-name="ce9" office:value-type="float" office:value="17439">
            <text:p>17,439</text:p>
          </table:table-cell>
          <table:table-cell table:style-name="ce9" office:value-type="float" office:value="18036">
            <text:p>18,036</text:p>
          </table:table-cell>
          <table:table-cell table:style-name="ce9"/>
          <table:table-cell table:style-name="ce9" office:value-type="float" office:value="79545">
            <text:p>79,545</text:p>
          </table:table-cell>
          <table:table-cell table:style-name="ce9" office:value-type="float" office:value="73650">
            <text:p>73,650</text:p>
          </table:table-cell>
          <table:table-cell table:style-name="ce9"/>
          <table:table-cell table:style-name="ce9" office:value-type="float" office:value="13400">
            <text:p>13,400</text:p>
          </table:table-cell>
          <table:table-cell table:style-name="ce9" office:value-type="float" office:value="19308">
            <text:p>19,308</text:p>
          </table:table-cell>
          <table:table-cell table:style-name="ce9"/>
          <table:table-cell table:style-name="ce9" office:value-type="float" office:value="23222">
            <text:p>23,222</text:p>
          </table:table-cell>
          <table:table-cell table:style-name="ce9" office:value-type="float" office:value="25178">
            <text:p>25,17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5">
            <text:p>215</text:p>
          </table:table-cell>
          <table:table-cell table:style-name="ce19" table:formula="of:=CONCATENATE(IF(MAX([.$D243];[.$G243];[.$J243];[.$M243];[.$P243];[.$S243];[.$V243])=[.D243];&quot;CDU&quot;;&quot;&quot;);IF(MAX([.$D243];[.$G243];[.$J243];[.$M243];[.$P243];[.$S243];[.$V243])=[.G243];&quot;SPD&quot;;&quot;&quot;);IF(MAX([.$D243];[.$G243];[.$J243];[.$M243];[.$P243];[.$S243];[.$V243])=[.J243];&quot;DIE LINKE&quot;;&quot;&quot;);IF(MAX([.$D243];[.$G243];[.$J243];[.$M243];[.$P243];[.$S243];[.$V243])=[.M243];&quot;GRÜNE&quot;;&quot;&quot;);IF(MAX([.$D243];[.$G243];[.$J243];[.$M243];[.$P243];[.$S243];[.$V243])=[.P243];&quot;CSU&quot;;&quot;&quot;);IF(MAX([.$D243];[.$G243];[.$J243];[.$M243];[.$P243];[.$S243];[.$V243])=[.S243];&quot;FDP&quot;;&quot;&quot;);IF(MAX([.$D243];[.$G243];[.$J243];[.$M243];[.$P243];[.$S243];[.$V243])=[.V243];&quot;AfD&quot;;&quot;&quot;))" office:value-type="string" office:string-value="CSU">
            <text:p>CSU</text:p>
          </table:table-cell>
          <table:table-cell table:formula="of:=SUM([.E243]+[.H243]+[.K243]+[.N243]+[.Q243]+[.T243]+[.W243])" office:value-type="float" office:value="176008">
            <text:p>176,00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5454">
            <text:p>35,454</text:p>
          </table:table-cell>
          <table:table-cell table:style-name="ce9" office:value-type="float" office:value="25929">
            <text:p>25,929</text:p>
          </table:table-cell>
          <table:table-cell table:style-name="ce9"/>
          <table:table-cell table:style-name="ce9" office:value-type="float" office:value="7699">
            <text:p>7,699</text:p>
          </table:table-cell>
          <table:table-cell table:style-name="ce9" office:value-type="float" office:value="9633">
            <text:p>9,633</text:p>
          </table:table-cell>
          <table:table-cell table:style-name="ce9"/>
          <table:table-cell table:style-name="ce9" office:value-type="float" office:value="17244">
            <text:p>17,244</text:p>
          </table:table-cell>
          <table:table-cell table:style-name="ce9" office:value-type="float" office:value="20886">
            <text:p>20,886</text:p>
          </table:table-cell>
          <table:table-cell table:style-name="ce9"/>
          <table:table-cell table:style-name="ce9" office:value-type="float" office:value="82602">
            <text:p>82,602</text:p>
          </table:table-cell>
          <table:table-cell table:style-name="ce9" office:value-type="float" office:value="75621">
            <text:p>75,621</text:p>
          </table:table-cell>
          <table:table-cell table:style-name="ce9"/>
          <table:table-cell table:style-name="ce9" office:value-type="float" office:value="13661">
            <text:p>13,661</text:p>
          </table:table-cell>
          <table:table-cell table:style-name="ce9" office:value-type="float" office:value="22005">
            <text:p>22,005</text:p>
          </table:table-cell>
          <table:table-cell table:style-name="ce9"/>
          <table:table-cell table:style-name="ce9" office:value-type="float" office:value="19352">
            <text:p>19,352</text:p>
          </table:table-cell>
          <table:table-cell table:style-name="ce9" office:value-type="float" office:value="21934">
            <text:p>21,93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6">
            <text:p>216</text:p>
          </table:table-cell>
          <table:table-cell table:style-name="ce19" table:formula="of:=CONCATENATE(IF(MAX([.$D244];[.$G244];[.$J244];[.$M244];[.$P244];[.$S244];[.$V244])=[.D244];&quot;CDU&quot;;&quot;&quot;);IF(MAX([.$D244];[.$G244];[.$J244];[.$M244];[.$P244];[.$S244];[.$V244])=[.G244];&quot;SPD&quot;;&quot;&quot;);IF(MAX([.$D244];[.$G244];[.$J244];[.$M244];[.$P244];[.$S244];[.$V244])=[.J244];&quot;DIE LINKE&quot;;&quot;&quot;);IF(MAX([.$D244];[.$G244];[.$J244];[.$M244];[.$P244];[.$S244];[.$V244])=[.M244];&quot;GRÜNE&quot;;&quot;&quot;);IF(MAX([.$D244];[.$G244];[.$J244];[.$M244];[.$P244];[.$S244];[.$V244])=[.P244];&quot;CSU&quot;;&quot;&quot;);IF(MAX([.$D244];[.$G244];[.$J244];[.$M244];[.$P244];[.$S244];[.$V244])=[.S244];&quot;FDP&quot;;&quot;&quot;);IF(MAX([.$D244];[.$G244];[.$J244];[.$M244];[.$P244];[.$S244];[.$V244])=[.V244];&quot;AfD&quot;;&quot;&quot;))" office:value-type="string" office:string-value="CSU">
            <text:p>CSU</text:p>
          </table:table-cell>
          <table:table-cell table:formula="of:=SUM([.E244]+[.H244]+[.K244]+[.N244]+[.Q244]+[.T244]+[.W244])" office:value-type="float" office:value="168522">
            <text:p>168,52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4799">
            <text:p>24,799</text:p>
          </table:table-cell>
          <table:table-cell table:style-name="ce9" office:value-type="float" office:value="24424">
            <text:p>24,424</text:p>
          </table:table-cell>
          <table:table-cell table:style-name="ce9"/>
          <table:table-cell table:style-name="ce9" office:value-type="float" office:value="8817">
            <text:p>8,817</text:p>
          </table:table-cell>
          <table:table-cell table:style-name="ce9" office:value-type="float" office:value="9830">
            <text:p>9,830</text:p>
          </table:table-cell>
          <table:table-cell table:style-name="ce9"/>
          <table:table-cell table:style-name="ce9" office:value-type="float" office:value="11515">
            <text:p>11,515</text:p>
          </table:table-cell>
          <table:table-cell table:style-name="ce9" office:value-type="float" office:value="13205">
            <text:p>13,205</text:p>
          </table:table-cell>
          <table:table-cell table:style-name="ce9"/>
          <table:table-cell table:style-name="ce9" office:value-type="float" office:value="90383">
            <text:p>90,383</text:p>
          </table:table-cell>
          <table:table-cell table:style-name="ce9" office:value-type="float" office:value="76236">
            <text:p>76,236</text:p>
          </table:table-cell>
          <table:table-cell table:style-name="ce9"/>
          <table:table-cell table:style-name="ce9" office:value-type="float" office:value="9310">
            <text:p>9,310</text:p>
          </table:table-cell>
          <table:table-cell table:style-name="ce9" office:value-type="float" office:value="17154">
            <text:p>17,154</text:p>
          </table:table-cell>
          <table:table-cell table:style-name="ce9"/>
          <table:table-cell table:style-name="ce9" office:value-type="float" office:value="23720">
            <text:p>23,720</text:p>
          </table:table-cell>
          <table:table-cell table:style-name="ce9" office:value-type="float" office:value="27673">
            <text:p>27,67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7">
            <text:p>217</text:p>
          </table:table-cell>
          <table:table-cell table:style-name="ce19" table:formula="of:=CONCATENATE(IF(MAX([.$D245];[.$G245];[.$J245];[.$M245];[.$P245];[.$S245];[.$V245])=[.D245];&quot;CDU&quot;;&quot;&quot;);IF(MAX([.$D245];[.$G245];[.$J245];[.$M245];[.$P245];[.$S245];[.$V245])=[.G245];&quot;SPD&quot;;&quot;&quot;);IF(MAX([.$D245];[.$G245];[.$J245];[.$M245];[.$P245];[.$S245];[.$V245])=[.J245];&quot;DIE LINKE&quot;;&quot;&quot;);IF(MAX([.$D245];[.$G245];[.$J245];[.$M245];[.$P245];[.$S245];[.$V245])=[.M245];&quot;GRÜNE&quot;;&quot;&quot;);IF(MAX([.$D245];[.$G245];[.$J245];[.$M245];[.$P245];[.$S245];[.$V245])=[.P245];&quot;CSU&quot;;&quot;&quot;);IF(MAX([.$D245];[.$G245];[.$J245];[.$M245];[.$P245];[.$S245];[.$V245])=[.S245];&quot;FDP&quot;;&quot;&quot;);IF(MAX([.$D245];[.$G245];[.$J245];[.$M245];[.$P245];[.$S245];[.$V245])=[.V245];&quot;AfD&quot;;&quot;&quot;))" office:value-type="string" office:string-value="CSU">
            <text:p>CSU</text:p>
          </table:table-cell>
          <table:table-cell table:formula="of:=SUM([.E245]+[.H245]+[.K245]+[.N245]+[.Q245]+[.T245]+[.W245])" office:value-type="float" office:value="163715">
            <text:p>163,71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5068">
            <text:p>45,068</text:p>
          </table:table-cell>
          <table:table-cell table:style-name="ce9" office:value-type="float" office:value="28903">
            <text:p>28,903</text:p>
          </table:table-cell>
          <table:table-cell table:style-name="ce9"/>
          <table:table-cell table:style-name="ce9" office:value-type="float" office:value="10351">
            <text:p>10,351</text:p>
          </table:table-cell>
          <table:table-cell table:style-name="ce9" office:value-type="float" office:value="14302">
            <text:p>14,302</text:p>
          </table:table-cell>
          <table:table-cell table:style-name="ce9"/>
          <table:table-cell table:style-name="ce9" office:value-type="float" office:value="22726">
            <text:p>22,726</text:p>
          </table:table-cell>
          <table:table-cell table:style-name="ce9" office:value-type="float" office:value="29334">
            <text:p>29,334</text:p>
          </table:table-cell>
          <table:table-cell table:style-name="ce9"/>
          <table:table-cell table:style-name="ce9" office:value-type="float" office:value="55811">
            <text:p>55,811</text:p>
          </table:table-cell>
          <table:table-cell table:style-name="ce9" office:value-type="float" office:value="49953">
            <text:p>49,953</text:p>
          </table:table-cell>
          <table:table-cell table:style-name="ce9"/>
          <table:table-cell table:style-name="ce9" office:value-type="float" office:value="16669">
            <text:p>16,669</text:p>
          </table:table-cell>
          <table:table-cell table:style-name="ce9" office:value-type="float" office:value="26241">
            <text:p>26,241</text:p>
          </table:table-cell>
          <table:table-cell table:style-name="ce9"/>
          <table:table-cell table:style-name="ce9" office:value-type="float" office:value="13216">
            <text:p>13,216</text:p>
          </table:table-cell>
          <table:table-cell table:style-name="ce9" office:value-type="float" office:value="14982">
            <text:p>14,98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8">
            <text:p>218</text:p>
          </table:table-cell>
          <table:table-cell table:style-name="ce19" table:formula="of:=CONCATENATE(IF(MAX([.$D246];[.$G246];[.$J246];[.$M246];[.$P246];[.$S246];[.$V246])=[.D246];&quot;CDU&quot;;&quot;&quot;);IF(MAX([.$D246];[.$G246];[.$J246];[.$M246];[.$P246];[.$S246];[.$V246])=[.G246];&quot;SPD&quot;;&quot;&quot;);IF(MAX([.$D246];[.$G246];[.$J246];[.$M246];[.$P246];[.$S246];[.$V246])=[.J246];&quot;DIE LINKE&quot;;&quot;&quot;);IF(MAX([.$D246];[.$G246];[.$J246];[.$M246];[.$P246];[.$S246];[.$V246])=[.M246];&quot;GRÜNE&quot;;&quot;&quot;);IF(MAX([.$D246];[.$G246];[.$J246];[.$M246];[.$P246];[.$S246];[.$V246])=[.P246];&quot;CSU&quot;;&quot;&quot;);IF(MAX([.$D246];[.$G246];[.$J246];[.$M246];[.$P246];[.$S246];[.$V246])=[.S246];&quot;FDP&quot;;&quot;&quot;);IF(MAX([.$D246];[.$G246];[.$J246];[.$M246];[.$P246];[.$S246];[.$V246])=[.V246];&quot;AfD&quot;;&quot;&quot;))" office:value-type="string" office:string-value="CSU">
            <text:p>CSU</text:p>
          </table:table-cell>
          <table:table-cell table:formula="of:=SUM([.E246]+[.H246]+[.K246]+[.N246]+[.Q246]+[.T246]+[.W246])" office:value-type="float" office:value="175635">
            <text:p>175,63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9621">
            <text:p>39,621</text:p>
          </table:table-cell>
          <table:table-cell table:style-name="ce9" office:value-type="float" office:value="29744">
            <text:p>29,744</text:p>
          </table:table-cell>
          <table:table-cell table:style-name="ce9"/>
          <table:table-cell table:style-name="ce9" office:value-type="float" office:value="11655">
            <text:p>11,655</text:p>
          </table:table-cell>
          <table:table-cell table:style-name="ce9" office:value-type="float" office:value="14124">
            <text:p>14,124</text:p>
          </table:table-cell>
          <table:table-cell table:style-name="ce9"/>
          <table:table-cell table:style-name="ce9" office:value-type="float" office:value="28278">
            <text:p>28,278</text:p>
          </table:table-cell>
          <table:table-cell table:style-name="ce9" office:value-type="float" office:value="29866">
            <text:p>29,866</text:p>
          </table:table-cell>
          <table:table-cell table:style-name="ce9"/>
          <table:table-cell table:style-name="ce9" office:value-type="float" office:value="68255">
            <text:p>68,255</text:p>
          </table:table-cell>
          <table:table-cell table:style-name="ce9" office:value-type="float" office:value="58483">
            <text:p>58,483</text:p>
          </table:table-cell>
          <table:table-cell table:style-name="ce9"/>
          <table:table-cell table:style-name="ce9" office:value-type="float" office:value="16451">
            <text:p>16,451</text:p>
          </table:table-cell>
          <table:table-cell table:style-name="ce9" office:value-type="float" office:value="27459">
            <text:p>27,459</text:p>
          </table:table-cell>
          <table:table-cell table:style-name="ce9"/>
          <table:table-cell table:style-name="ce9" office:value-type="float" office:value="13822">
            <text:p>13,822</text:p>
          </table:table-cell>
          <table:table-cell table:style-name="ce9" office:value-type="float" office:value="15959">
            <text:p>15,95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19">
            <text:p>219</text:p>
          </table:table-cell>
          <table:table-cell table:style-name="ce19" table:formula="of:=CONCATENATE(IF(MAX([.$D247];[.$G247];[.$J247];[.$M247];[.$P247];[.$S247];[.$V247])=[.D247];&quot;CDU&quot;;&quot;&quot;);IF(MAX([.$D247];[.$G247];[.$J247];[.$M247];[.$P247];[.$S247];[.$V247])=[.G247];&quot;SPD&quot;;&quot;&quot;);IF(MAX([.$D247];[.$G247];[.$J247];[.$M247];[.$P247];[.$S247];[.$V247])=[.J247];&quot;DIE LINKE&quot;;&quot;&quot;);IF(MAX([.$D247];[.$G247];[.$J247];[.$M247];[.$P247];[.$S247];[.$V247])=[.M247];&quot;GRÜNE&quot;;&quot;&quot;);IF(MAX([.$D247];[.$G247];[.$J247];[.$M247];[.$P247];[.$S247];[.$V247])=[.P247];&quot;CSU&quot;;&quot;&quot;);IF(MAX([.$D247];[.$G247];[.$J247];[.$M247];[.$P247];[.$S247];[.$V247])=[.S247];&quot;FDP&quot;;&quot;&quot;);IF(MAX([.$D247];[.$G247];[.$J247];[.$M247];[.$P247];[.$S247];[.$V247])=[.V247];&quot;AfD&quot;;&quot;&quot;))" office:value-type="string" office:string-value="CSU">
            <text:p>CSU</text:p>
          </table:table-cell>
          <table:table-cell table:formula="of:=SUM([.E247]+[.H247]+[.K247]+[.N247]+[.Q247]+[.T247]+[.W247])" office:value-type="float" office:value="159605">
            <text:p>159,60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9873">
            <text:p>39,873</text:p>
          </table:table-cell>
          <table:table-cell table:style-name="ce9" office:value-type="float" office:value="27500">
            <text:p>27,500</text:p>
          </table:table-cell>
          <table:table-cell table:style-name="ce9"/>
          <table:table-cell table:style-name="ce9" office:value-type="float" office:value="12611">
            <text:p>12,611</text:p>
          </table:table-cell>
          <table:table-cell table:style-name="ce9" office:value-type="float" office:value="14694">
            <text:p>14,694</text:p>
          </table:table-cell>
          <table:table-cell table:style-name="ce9"/>
          <table:table-cell table:style-name="ce9" office:value-type="float" office:value="23343">
            <text:p>23,343</text:p>
          </table:table-cell>
          <table:table-cell table:style-name="ce9" office:value-type="float" office:value="29560">
            <text:p>29,560</text:p>
          </table:table-cell>
          <table:table-cell table:style-name="ce9"/>
          <table:table-cell table:style-name="ce9" office:value-type="float" office:value="55894">
            <text:p>55,894</text:p>
          </table:table-cell>
          <table:table-cell table:style-name="ce9" office:value-type="float" office:value="50686">
            <text:p>50,686</text:p>
          </table:table-cell>
          <table:table-cell table:style-name="ce9"/>
          <table:table-cell table:style-name="ce9" office:value-type="float" office:value="15332">
            <text:p>15,332</text:p>
          </table:table-cell>
          <table:table-cell table:style-name="ce9" office:value-type="float" office:value="22587">
            <text:p>22,587</text:p>
          </table:table-cell>
          <table:table-cell table:style-name="ce9"/>
          <table:table-cell table:style-name="ce9" office:value-type="float" office:value="12921">
            <text:p>12,921</text:p>
          </table:table-cell>
          <table:table-cell table:style-name="ce9" office:value-type="float" office:value="14578">
            <text:p>14,57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0">
            <text:p>220</text:p>
          </table:table-cell>
          <table:table-cell table:style-name="ce19" table:formula="of:=CONCATENATE(IF(MAX([.$D248];[.$G248];[.$J248];[.$M248];[.$P248];[.$S248];[.$V248])=[.D248];&quot;CDU&quot;;&quot;&quot;);IF(MAX([.$D248];[.$G248];[.$J248];[.$M248];[.$P248];[.$S248];[.$V248])=[.G248];&quot;SPD&quot;;&quot;&quot;);IF(MAX([.$D248];[.$G248];[.$J248];[.$M248];[.$P248];[.$S248];[.$V248])=[.J248];&quot;DIE LINKE&quot;;&quot;&quot;);IF(MAX([.$D248];[.$G248];[.$J248];[.$M248];[.$P248];[.$S248];[.$V248])=[.M248];&quot;GRÜNE&quot;;&quot;&quot;);IF(MAX([.$D248];[.$G248];[.$J248];[.$M248];[.$P248];[.$S248];[.$V248])=[.P248];&quot;CSU&quot;;&quot;&quot;);IF(MAX([.$D248];[.$G248];[.$J248];[.$M248];[.$P248];[.$S248];[.$V248])=[.S248];&quot;FDP&quot;;&quot;&quot;);IF(MAX([.$D248];[.$G248];[.$J248];[.$M248];[.$P248];[.$S248];[.$V248])=[.V248];&quot;AfD&quot;;&quot;&quot;))" office:value-type="string" office:string-value="CSU">
            <text:p>CSU</text:p>
          </table:table-cell>
          <table:table-cell table:formula="of:=SUM([.E248]+[.H248]+[.K248]+[.N248]+[.Q248]+[.T248]+[.W248])" office:value-type="float" office:value="181433">
            <text:p>181,43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4283">
            <text:p>44,283</text:p>
          </table:table-cell>
          <table:table-cell table:style-name="ce9" office:value-type="float" office:value="30617">
            <text:p>30,617</text:p>
          </table:table-cell>
          <table:table-cell table:style-name="ce9"/>
          <table:table-cell table:style-name="ce9" office:value-type="float" office:value="13569">
            <text:p>13,569</text:p>
          </table:table-cell>
          <table:table-cell table:style-name="ce9" office:value-type="float" office:value="16638">
            <text:p>16,638</text:p>
          </table:table-cell>
          <table:table-cell table:style-name="ce9"/>
          <table:table-cell table:style-name="ce9" office:value-type="float" office:value="31385">
            <text:p>31,385</text:p>
          </table:table-cell>
          <table:table-cell table:style-name="ce9" office:value-type="float" office:value="35605">
            <text:p>35,605</text:p>
          </table:table-cell>
          <table:table-cell table:style-name="ce9"/>
          <table:table-cell table:style-name="ce9" office:value-type="float" office:value="64014">
            <text:p>64,014</text:p>
          </table:table-cell>
          <table:table-cell table:style-name="ce9" office:value-type="float" office:value="57322">
            <text:p>57,322</text:p>
          </table:table-cell>
          <table:table-cell table:style-name="ce9"/>
          <table:table-cell table:style-name="ce9" office:value-type="float" office:value="17369">
            <text:p>17,369</text:p>
          </table:table-cell>
          <table:table-cell table:style-name="ce9" office:value-type="float" office:value="26356">
            <text:p>26,356</text:p>
          </table:table-cell>
          <table:table-cell table:style-name="ce9"/>
          <table:table-cell table:style-name="ce9" office:value-type="float" office:value="12852">
            <text:p>12,852</text:p>
          </table:table-cell>
          <table:table-cell table:style-name="ce9" office:value-type="float" office:value="14895">
            <text:p>14,89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1">
            <text:p>221</text:p>
          </table:table-cell>
          <table:table-cell table:style-name="ce19" table:formula="of:=CONCATENATE(IF(MAX([.$D249];[.$G249];[.$J249];[.$M249];[.$P249];[.$S249];[.$V249])=[.D249];&quot;CDU&quot;;&quot;&quot;);IF(MAX([.$D249];[.$G249];[.$J249];[.$M249];[.$P249];[.$S249];[.$V249])=[.G249];&quot;SPD&quot;;&quot;&quot;);IF(MAX([.$D249];[.$G249];[.$J249];[.$M249];[.$P249];[.$S249];[.$V249])=[.J249];&quot;DIE LINKE&quot;;&quot;&quot;);IF(MAX([.$D249];[.$G249];[.$J249];[.$M249];[.$P249];[.$S249];[.$V249])=[.M249];&quot;GRÜNE&quot;;&quot;&quot;);IF(MAX([.$D249];[.$G249];[.$J249];[.$M249];[.$P249];[.$S249];[.$V249])=[.P249];&quot;CSU&quot;;&quot;&quot;);IF(MAX([.$D249];[.$G249];[.$J249];[.$M249];[.$P249];[.$S249];[.$V249])=[.S249];&quot;FDP&quot;;&quot;&quot;);IF(MAX([.$D249];[.$G249];[.$J249];[.$M249];[.$P249];[.$S249];[.$V249])=[.V249];&quot;AfD&quot;;&quot;&quot;))" office:value-type="string" office:string-value="CSU">
            <text:p>CSU</text:p>
          </table:table-cell>
          <table:table-cell table:formula="of:=SUM([.E249]+[.H249]+[.K249]+[.N249]+[.Q249]+[.T249]+[.W249])" office:value-type="float" office:value="184036">
            <text:p>184,03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1943">
            <text:p>31,943</text:p>
          </table:table-cell>
          <table:table-cell table:style-name="ce9" office:value-type="float" office:value="27490">
            <text:p>27,490</text:p>
          </table:table-cell>
          <table:table-cell table:style-name="ce9"/>
          <table:table-cell table:style-name="ce9" office:value-type="float" office:value="7708">
            <text:p>7,708</text:p>
          </table:table-cell>
          <table:table-cell table:style-name="ce9" office:value-type="float" office:value="9996">
            <text:p>9,996</text:p>
          </table:table-cell>
          <table:table-cell table:style-name="ce9"/>
          <table:table-cell table:style-name="ce9" office:value-type="float" office:value="26890">
            <text:p>26,890</text:p>
          </table:table-cell>
          <table:table-cell table:style-name="ce9" office:value-type="float" office:value="24837">
            <text:p>24,837</text:p>
          </table:table-cell>
          <table:table-cell table:style-name="ce9"/>
          <table:table-cell table:style-name="ce9" office:value-type="float" office:value="85347">
            <text:p>85,347</text:p>
          </table:table-cell>
          <table:table-cell table:style-name="ce9" office:value-type="float" office:value="73189">
            <text:p>73,189</text:p>
          </table:table-cell>
          <table:table-cell table:style-name="ce9"/>
          <table:table-cell table:style-name="ce9" office:value-type="float" office:value="18312">
            <text:p>18,312</text:p>
          </table:table-cell>
          <table:table-cell table:style-name="ce9" office:value-type="float" office:value="30054">
            <text:p>30,054</text:p>
          </table:table-cell>
          <table:table-cell table:style-name="ce9"/>
          <table:table-cell table:style-name="ce9" office:value-type="float" office:value="16458">
            <text:p>16,458</text:p>
          </table:table-cell>
          <table:table-cell table:style-name="ce9" office:value-type="float" office:value="18470">
            <text:p>18,47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2">
            <text:p>222</text:p>
          </table:table-cell>
          <table:table-cell table:style-name="ce19" table:formula="of:=CONCATENATE(IF(MAX([.$D250];[.$G250];[.$J250];[.$M250];[.$P250];[.$S250];[.$V250])=[.D250];&quot;CDU&quot;;&quot;&quot;);IF(MAX([.$D250];[.$G250];[.$J250];[.$M250];[.$P250];[.$S250];[.$V250])=[.G250];&quot;SPD&quot;;&quot;&quot;);IF(MAX([.$D250];[.$G250];[.$J250];[.$M250];[.$P250];[.$S250];[.$V250])=[.J250];&quot;DIE LINKE&quot;;&quot;&quot;);IF(MAX([.$D250];[.$G250];[.$J250];[.$M250];[.$P250];[.$S250];[.$V250])=[.M250];&quot;GRÜNE&quot;;&quot;&quot;);IF(MAX([.$D250];[.$G250];[.$J250];[.$M250];[.$P250];[.$S250];[.$V250])=[.P250];&quot;CSU&quot;;&quot;&quot;);IF(MAX([.$D250];[.$G250];[.$J250];[.$M250];[.$P250];[.$S250];[.$V250])=[.S250];&quot;FDP&quot;;&quot;&quot;);IF(MAX([.$D250];[.$G250];[.$J250];[.$M250];[.$P250];[.$S250];[.$V250])=[.V250];&quot;AfD&quot;;&quot;&quot;))" office:value-type="string" office:string-value="CSU">
            <text:p>CSU</text:p>
          </table:table-cell>
          <table:table-cell table:formula="of:=SUM([.E250]+[.H250]+[.K250]+[.N250]+[.Q250]+[.T250]+[.W250])" office:value-type="float" office:value="170173">
            <text:p>170,17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890">
            <text:p>21,890</text:p>
          </table:table-cell>
          <table:table-cell table:style-name="ce9" office:value-type="float" office:value="20967">
            <text:p>20,967</text:p>
          </table:table-cell>
          <table:table-cell table:style-name="ce9"/>
          <table:table-cell table:style-name="ce9" office:value-type="float" office:value="7036">
            <text:p>7,036</text:p>
          </table:table-cell>
          <table:table-cell table:style-name="ce9" office:value-type="float" office:value="9449">
            <text:p>9,449</text:p>
          </table:table-cell>
          <table:table-cell table:style-name="ce9"/>
          <table:table-cell table:style-name="ce9" office:value-type="float" office:value="17307">
            <text:p>17,307</text:p>
          </table:table-cell>
          <table:table-cell table:style-name="ce9" office:value-type="float" office:value="18571">
            <text:p>18,571</text:p>
          </table:table-cell>
          <table:table-cell table:style-name="ce9"/>
          <table:table-cell table:style-name="ce9" office:value-type="float" office:value="84981">
            <text:p>84,981</text:p>
          </table:table-cell>
          <table:table-cell table:style-name="ce9" office:value-type="float" office:value="75178">
            <text:p>75,178</text:p>
          </table:table-cell>
          <table:table-cell table:style-name="ce9"/>
          <table:table-cell table:style-name="ce9" office:value-type="float" office:value="13750">
            <text:p>13,750</text:p>
          </table:table-cell>
          <table:table-cell table:style-name="ce9" office:value-type="float" office:value="20311">
            <text:p>20,311</text:p>
          </table:table-cell>
          <table:table-cell table:style-name="ce9"/>
          <table:table-cell table:style-name="ce9" office:value-type="float" office:value="23988">
            <text:p>23,988</text:p>
          </table:table-cell>
          <table:table-cell table:style-name="ce9" office:value-type="float" office:value="25697">
            <text:p>25,69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3">
            <text:p>223</text:p>
          </table:table-cell>
          <table:table-cell table:style-name="ce19" table:formula="of:=CONCATENATE(IF(MAX([.$D251];[.$G251];[.$J251];[.$M251];[.$P251];[.$S251];[.$V251])=[.D251];&quot;CDU&quot;;&quot;&quot;);IF(MAX([.$D251];[.$G251];[.$J251];[.$M251];[.$P251];[.$S251];[.$V251])=[.G251];&quot;SPD&quot;;&quot;&quot;);IF(MAX([.$D251];[.$G251];[.$J251];[.$M251];[.$P251];[.$S251];[.$V251])=[.J251];&quot;DIE LINKE&quot;;&quot;&quot;);IF(MAX([.$D251];[.$G251];[.$J251];[.$M251];[.$P251];[.$S251];[.$V251])=[.M251];&quot;GRÜNE&quot;;&quot;&quot;);IF(MAX([.$D251];[.$G251];[.$J251];[.$M251];[.$P251];[.$S251];[.$V251])=[.P251];&quot;CSU&quot;;&quot;&quot;);IF(MAX([.$D251];[.$G251];[.$J251];[.$M251];[.$P251];[.$S251];[.$V251])=[.S251];&quot;FDP&quot;;&quot;&quot;);IF(MAX([.$D251];[.$G251];[.$J251];[.$M251];[.$P251];[.$S251];[.$V251])=[.V251];&quot;AfD&quot;;&quot;&quot;))" office:value-type="string" office:string-value="CSU">
            <text:p>CSU</text:p>
          </table:table-cell>
          <table:table-cell table:formula="of:=SUM([.E251]+[.H251]+[.K251]+[.N251]+[.Q251]+[.T251]+[.W251])" office:value-type="float" office:value="121068">
            <text:p>121,06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792">
            <text:p>14,792</text:p>
          </table:table-cell>
          <table:table-cell table:style-name="ce9" office:value-type="float" office:value="14457">
            <text:p>14,457</text:p>
          </table:table-cell>
          <table:table-cell table:style-name="ce9"/>
          <table:table-cell table:style-name="ce9" office:value-type="float" office:value="6922">
            <text:p>6,922</text:p>
          </table:table-cell>
          <table:table-cell table:style-name="ce9" office:value-type="float" office:value="6486">
            <text:p>6,486</text:p>
          </table:table-cell>
          <table:table-cell table:style-name="ce9"/>
          <table:table-cell table:style-name="ce9" office:value-type="float" office:value="17786">
            <text:p>17,786</text:p>
          </table:table-cell>
          <table:table-cell table:style-name="ce9" office:value-type="float" office:value="13605">
            <text:p>13,605</text:p>
          </table:table-cell>
          <table:table-cell table:style-name="ce9"/>
          <table:table-cell table:style-name="ce9" office:value-type="float" office:value="62465">
            <text:p>62,465</text:p>
          </table:table-cell>
          <table:table-cell table:style-name="ce9" office:value-type="float" office:value="54786">
            <text:p>54,786</text:p>
          </table:table-cell>
          <table:table-cell table:style-name="ce9"/>
          <table:table-cell table:style-name="ce9" office:value-type="float" office:value="10702">
            <text:p>10,702</text:p>
          </table:table-cell>
          <table:table-cell table:style-name="ce9" office:value-type="float" office:value="16343">
            <text:p>16,343</text:p>
          </table:table-cell>
          <table:table-cell table:style-name="ce9"/>
          <table:table-cell table:style-name="ce9" office:value-type="float" office:value="13025">
            <text:p>13,025</text:p>
          </table:table-cell>
          <table:table-cell table:style-name="ce9" office:value-type="float" office:value="15391">
            <text:p>15,3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4">
            <text:p>224</text:p>
          </table:table-cell>
          <table:table-cell table:style-name="ce19" table:formula="of:=CONCATENATE(IF(MAX([.$D252];[.$G252];[.$J252];[.$M252];[.$P252];[.$S252];[.$V252])=[.D252];&quot;CDU&quot;;&quot;&quot;);IF(MAX([.$D252];[.$G252];[.$J252];[.$M252];[.$P252];[.$S252];[.$V252])=[.G252];&quot;SPD&quot;;&quot;&quot;);IF(MAX([.$D252];[.$G252];[.$J252];[.$M252];[.$P252];[.$S252];[.$V252])=[.J252];&quot;DIE LINKE&quot;;&quot;&quot;);IF(MAX([.$D252];[.$G252];[.$J252];[.$M252];[.$P252];[.$S252];[.$V252])=[.M252];&quot;GRÜNE&quot;;&quot;&quot;);IF(MAX([.$D252];[.$G252];[.$J252];[.$M252];[.$P252];[.$S252];[.$V252])=[.P252];&quot;CSU&quot;;&quot;&quot;);IF(MAX([.$D252];[.$G252];[.$J252];[.$M252];[.$P252];[.$S252];[.$V252])=[.S252];&quot;FDP&quot;;&quot;&quot;);IF(MAX([.$D252];[.$G252];[.$J252];[.$M252];[.$P252];[.$S252];[.$V252])=[.V252];&quot;AfD&quot;;&quot;&quot;))" office:value-type="string" office:string-value="CSU">
            <text:p>CSU</text:p>
          </table:table-cell>
          <table:table-cell table:formula="of:=SUM([.E252]+[.H252]+[.K252]+[.N252]+[.Q252]+[.T252]+[.W252])" office:value-type="float" office:value="164959">
            <text:p>164,95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9308">
            <text:p>29,308</text:p>
          </table:table-cell>
          <table:table-cell table:style-name="ce9" office:value-type="float" office:value="22332">
            <text:p>22,332</text:p>
          </table:table-cell>
          <table:table-cell table:style-name="ce9"/>
          <table:table-cell table:style-name="ce9" office:value-type="float" office:value="6983">
            <text:p>6,983</text:p>
          </table:table-cell>
          <table:table-cell table:style-name="ce9" office:value-type="float" office:value="9594">
            <text:p>9,594</text:p>
          </table:table-cell>
          <table:table-cell table:style-name="ce9"/>
          <table:table-cell table:style-name="ce9" office:value-type="float" office:value="20864">
            <text:p>20,864</text:p>
          </table:table-cell>
          <table:table-cell table:style-name="ce9" office:value-type="float" office:value="23111">
            <text:p>23,111</text:p>
          </table:table-cell>
          <table:table-cell table:style-name="ce9"/>
          <table:table-cell table:style-name="ce9" office:value-type="float" office:value="73948">
            <text:p>73,948</text:p>
          </table:table-cell>
          <table:table-cell table:style-name="ce9" office:value-type="float" office:value="67512">
            <text:p>67,512</text:p>
          </table:table-cell>
          <table:table-cell table:style-name="ce9"/>
          <table:table-cell table:style-name="ce9" office:value-type="float" office:value="16893">
            <text:p>16,893</text:p>
          </table:table-cell>
          <table:table-cell table:style-name="ce9" office:value-type="float" office:value="24950">
            <text:p>24,950</text:p>
          </table:table-cell>
          <table:table-cell table:style-name="ce9"/>
          <table:table-cell table:style-name="ce9" office:value-type="float" office:value="15607">
            <text:p>15,607</text:p>
          </table:table-cell>
          <table:table-cell table:style-name="ce9" office:value-type="float" office:value="17460">
            <text:p>17,46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5">
            <text:p>225</text:p>
          </table:table-cell>
          <table:table-cell table:style-name="ce19" table:formula="of:=CONCATENATE(IF(MAX([.$D253];[.$G253];[.$J253];[.$M253];[.$P253];[.$S253];[.$V253])=[.D253];&quot;CDU&quot;;&quot;&quot;);IF(MAX([.$D253];[.$G253];[.$J253];[.$M253];[.$P253];[.$S253];[.$V253])=[.G253];&quot;SPD&quot;;&quot;&quot;);IF(MAX([.$D253];[.$G253];[.$J253];[.$M253];[.$P253];[.$S253];[.$V253])=[.J253];&quot;DIE LINKE&quot;;&quot;&quot;);IF(MAX([.$D253];[.$G253];[.$J253];[.$M253];[.$P253];[.$S253];[.$V253])=[.M253];&quot;GRÜNE&quot;;&quot;&quot;);IF(MAX([.$D253];[.$G253];[.$J253];[.$M253];[.$P253];[.$S253];[.$V253])=[.P253];&quot;CSU&quot;;&quot;&quot;);IF(MAX([.$D253];[.$G253];[.$J253];[.$M253];[.$P253];[.$S253];[.$V253])=[.S253];&quot;FDP&quot;;&quot;&quot;);IF(MAX([.$D253];[.$G253];[.$J253];[.$M253];[.$P253];[.$S253];[.$V253])=[.V253];&quot;AfD&quot;;&quot;&quot;))" office:value-type="string" office:string-value="CSU">
            <text:p>CSU</text:p>
          </table:table-cell>
          <table:table-cell table:formula="of:=SUM([.E253]+[.H253]+[.K253]+[.N253]+[.Q253]+[.T253]+[.W253])" office:value-type="float" office:value="147105">
            <text:p>147,10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5659">
            <text:p>25,659</text:p>
          </table:table-cell>
          <table:table-cell table:style-name="ce9" office:value-type="float" office:value="18916">
            <text:p>18,916</text:p>
          </table:table-cell>
          <table:table-cell table:style-name="ce9"/>
          <table:table-cell table:style-name="ce9" office:value-type="float" office:value="7144">
            <text:p>7,144</text:p>
          </table:table-cell>
          <table:table-cell table:style-name="ce9" office:value-type="float" office:value="8508">
            <text:p>8,508</text:p>
          </table:table-cell>
          <table:table-cell table:style-name="ce9"/>
          <table:table-cell table:style-name="ce9" office:value-type="float" office:value="12972">
            <text:p>12,972</text:p>
          </table:table-cell>
          <table:table-cell table:style-name="ce9" office:value-type="float" office:value="14680">
            <text:p>14,680</text:p>
          </table:table-cell>
          <table:table-cell table:style-name="ce9"/>
          <table:table-cell table:style-name="ce9" office:value-type="float" office:value="80056">
            <text:p>80,056</text:p>
          </table:table-cell>
          <table:table-cell table:style-name="ce9" office:value-type="float" office:value="71196">
            <text:p>71,196</text:p>
          </table:table-cell>
          <table:table-cell table:style-name="ce9"/>
          <table:table-cell table:style-name="ce9" office:value-type="float" office:value="9034">
            <text:p>9,034</text:p>
          </table:table-cell>
          <table:table-cell table:style-name="ce9" office:value-type="float" office:value="14614">
            <text:p>14,614</text:p>
          </table:table-cell>
          <table:table-cell table:style-name="ce9"/>
          <table:table-cell table:style-name="ce9" office:value-type="float" office:value="16276">
            <text:p>16,276</text:p>
          </table:table-cell>
          <table:table-cell table:style-name="ce9" office:value-type="float" office:value="19191">
            <text:p>19,19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6">
            <text:p>226</text:p>
          </table:table-cell>
          <table:table-cell table:style-name="ce19" table:formula="of:=CONCATENATE(IF(MAX([.$D254];[.$G254];[.$J254];[.$M254];[.$P254];[.$S254];[.$V254])=[.D254];&quot;CDU&quot;;&quot;&quot;);IF(MAX([.$D254];[.$G254];[.$J254];[.$M254];[.$P254];[.$S254];[.$V254])=[.G254];&quot;SPD&quot;;&quot;&quot;);IF(MAX([.$D254];[.$G254];[.$J254];[.$M254];[.$P254];[.$S254];[.$V254])=[.J254];&quot;DIE LINKE&quot;;&quot;&quot;);IF(MAX([.$D254];[.$G254];[.$J254];[.$M254];[.$P254];[.$S254];[.$V254])=[.M254];&quot;GRÜNE&quot;;&quot;&quot;);IF(MAX([.$D254];[.$G254];[.$J254];[.$M254];[.$P254];[.$S254];[.$V254])=[.P254];&quot;CSU&quot;;&quot;&quot;);IF(MAX([.$D254];[.$G254];[.$J254];[.$M254];[.$P254];[.$S254];[.$V254])=[.S254];&quot;FDP&quot;;&quot;&quot;);IF(MAX([.$D254];[.$G254];[.$J254];[.$M254];[.$P254];[.$S254];[.$V254])=[.V254];&quot;AfD&quot;;&quot;&quot;))" office:value-type="string" office:string-value="CSU">
            <text:p>CSU</text:p>
          </table:table-cell>
          <table:table-cell table:formula="of:=SUM([.E254]+[.H254]+[.K254]+[.N254]+[.Q254]+[.T254]+[.W254])" office:value-type="float" office:value="122677">
            <text:p>122,67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9722">
            <text:p>19,722</text:p>
          </table:table-cell>
          <table:table-cell table:style-name="ce9" office:value-type="float" office:value="15402">
            <text:p>15,402</text:p>
          </table:table-cell>
          <table:table-cell table:style-name="ce9"/>
          <table:table-cell table:style-name="ce9" office:value-type="float" office:value="6229">
            <text:p>6,229</text:p>
          </table:table-cell>
          <table:table-cell table:style-name="ce9" office:value-type="float" office:value="7214">
            <text:p>7,214</text:p>
          </table:table-cell>
          <table:table-cell table:style-name="ce9"/>
          <table:table-cell table:style-name="ce9" office:value-type="float" office:value="12066">
            <text:p>12,066</text:p>
          </table:table-cell>
          <table:table-cell table:style-name="ce9" office:value-type="float" office:value="12753">
            <text:p>12,753</text:p>
          </table:table-cell>
          <table:table-cell table:style-name="ce9"/>
          <table:table-cell table:style-name="ce9" office:value-type="float" office:value="63784">
            <text:p>63,784</text:p>
          </table:table-cell>
          <table:table-cell table:style-name="ce9" office:value-type="float" office:value="57254">
            <text:p>57,254</text:p>
          </table:table-cell>
          <table:table-cell table:style-name="ce9"/>
          <table:table-cell table:style-name="ce9" office:value-type="float" office:value="9370">
            <text:p>9,370</text:p>
          </table:table-cell>
          <table:table-cell table:style-name="ce9" office:value-type="float" office:value="13909">
            <text:p>13,909</text:p>
          </table:table-cell>
          <table:table-cell table:style-name="ce9"/>
          <table:table-cell table:style-name="ce9" office:value-type="float" office:value="13383">
            <text:p>13,383</text:p>
          </table:table-cell>
          <table:table-cell table:style-name="ce9" office:value-type="float" office:value="16145">
            <text:p>16,1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7">
            <text:p>227</text:p>
          </table:table-cell>
          <table:table-cell table:style-name="ce19" table:formula="of:=CONCATENATE(IF(MAX([.$D255];[.$G255];[.$J255];[.$M255];[.$P255];[.$S255];[.$V255])=[.D255];&quot;CDU&quot;;&quot;&quot;);IF(MAX([.$D255];[.$G255];[.$J255];[.$M255];[.$P255];[.$S255];[.$V255])=[.G255];&quot;SPD&quot;;&quot;&quot;);IF(MAX([.$D255];[.$G255];[.$J255];[.$M255];[.$P255];[.$S255];[.$V255])=[.J255];&quot;DIE LINKE&quot;;&quot;&quot;);IF(MAX([.$D255];[.$G255];[.$J255];[.$M255];[.$P255];[.$S255];[.$V255])=[.M255];&quot;GRÜNE&quot;;&quot;&quot;);IF(MAX([.$D255];[.$G255];[.$J255];[.$M255];[.$P255];[.$S255];[.$V255])=[.P255];&quot;CSU&quot;;&quot;&quot;);IF(MAX([.$D255];[.$G255];[.$J255];[.$M255];[.$P255];[.$S255];[.$V255])=[.S255];&quot;FDP&quot;;&quot;&quot;);IF(MAX([.$D255];[.$G255];[.$J255];[.$M255];[.$P255];[.$S255];[.$V255])=[.V255];&quot;AfD&quot;;&quot;&quot;))" office:value-type="string" office:string-value="CSU">
            <text:p>CSU</text:p>
          </table:table-cell>
          <table:table-cell table:formula="of:=SUM([.E255]+[.H255]+[.K255]+[.N255]+[.Q255]+[.T255]+[.W255])" office:value-type="float" office:value="108250">
            <text:p>108,25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0612">
            <text:p>20,612</text:p>
          </table:table-cell>
          <table:table-cell table:style-name="ce9" office:value-type="float" office:value="16915">
            <text:p>16,915</text:p>
          </table:table-cell>
          <table:table-cell table:style-name="ce9"/>
          <table:table-cell table:style-name="ce9" office:value-type="float" office:value="4955">
            <text:p>4,955</text:p>
          </table:table-cell>
          <table:table-cell table:style-name="ce9" office:value-type="float" office:value="5892">
            <text:p>5,892</text:p>
          </table:table-cell>
          <table:table-cell table:style-name="ce9"/>
          <table:table-cell table:style-name="ce9" office:value-type="float" office:value="5342">
            <text:p>5,342</text:p>
          </table:table-cell>
          <table:table-cell table:style-name="ce9" office:value-type="float" office:value="5528">
            <text:p>5,528</text:p>
          </table:table-cell>
          <table:table-cell table:style-name="ce9"/>
          <table:table-cell table:style-name="ce9" office:value-type="float" office:value="52167">
            <text:p>52,167</text:p>
          </table:table-cell>
          <table:table-cell table:style-name="ce9" office:value-type="float" office:value="48182">
            <text:p>48,182</text:p>
          </table:table-cell>
          <table:table-cell table:style-name="ce9"/>
          <table:table-cell table:style-name="ce9" office:value-type="float" office:value="4707">
            <text:p>4,707</text:p>
          </table:table-cell>
          <table:table-cell table:style-name="ce9" office:value-type="float" office:value="8968">
            <text:p>8,968</text:p>
          </table:table-cell>
          <table:table-cell table:style-name="ce9"/>
          <table:table-cell table:style-name="ce9" office:value-type="float" office:value="20438">
            <text:p>20,438</text:p>
          </table:table-cell>
          <table:table-cell table:style-name="ce9" office:value-type="float" office:value="22765">
            <text:p>22,76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8">
            <text:p>228</text:p>
          </table:table-cell>
          <table:table-cell table:style-name="ce19" table:formula="of:=CONCATENATE(IF(MAX([.$D256];[.$G256];[.$J256];[.$M256];[.$P256];[.$S256];[.$V256])=[.D256];&quot;CDU&quot;;&quot;&quot;);IF(MAX([.$D256];[.$G256];[.$J256];[.$M256];[.$P256];[.$S256];[.$V256])=[.G256];&quot;SPD&quot;;&quot;&quot;);IF(MAX([.$D256];[.$G256];[.$J256];[.$M256];[.$P256];[.$S256];[.$V256])=[.J256];&quot;DIE LINKE&quot;;&quot;&quot;);IF(MAX([.$D256];[.$G256];[.$J256];[.$M256];[.$P256];[.$S256];[.$V256])=[.M256];&quot;GRÜNE&quot;;&quot;&quot;);IF(MAX([.$D256];[.$G256];[.$J256];[.$M256];[.$P256];[.$S256];[.$V256])=[.P256];&quot;CSU&quot;;&quot;&quot;);IF(MAX([.$D256];[.$G256];[.$J256];[.$M256];[.$P256];[.$S256];[.$V256])=[.S256];&quot;FDP&quot;;&quot;&quot;);IF(MAX([.$D256];[.$G256];[.$J256];[.$M256];[.$P256];[.$S256];[.$V256])=[.V256];&quot;AfD&quot;;&quot;&quot;))" office:value-type="string" office:string-value="CSU">
            <text:p>CSU</text:p>
          </table:table-cell>
          <table:table-cell table:formula="of:=SUM([.E256]+[.H256]+[.K256]+[.N256]+[.Q256]+[.T256]+[.W256])" office:value-type="float" office:value="171164">
            <text:p>171,16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5970">
            <text:p>25,970</text:p>
          </table:table-cell>
          <table:table-cell table:style-name="ce9" office:value-type="float" office:value="25095">
            <text:p>25,095</text:p>
          </table:table-cell>
          <table:table-cell table:style-name="ce9"/>
          <table:table-cell table:style-name="ce9" office:value-type="float" office:value="6869">
            <text:p>6,869</text:p>
          </table:table-cell>
          <table:table-cell table:style-name="ce9" office:value-type="float" office:value="9270">
            <text:p>9,270</text:p>
          </table:table-cell>
          <table:table-cell table:style-name="ce9"/>
          <table:table-cell table:style-name="ce9" office:value-type="float" office:value="12514">
            <text:p>12,514</text:p>
          </table:table-cell>
          <table:table-cell table:style-name="ce9" office:value-type="float" office:value="13856">
            <text:p>13,856</text:p>
          </table:table-cell>
          <table:table-cell table:style-name="ce9"/>
          <table:table-cell table:style-name="ce9" office:value-type="float" office:value="75702">
            <text:p>75,702</text:p>
          </table:table-cell>
          <table:table-cell table:style-name="ce9" office:value-type="float" office:value="75521">
            <text:p>75,521</text:p>
          </table:table-cell>
          <table:table-cell table:style-name="ce9"/>
          <table:table-cell table:style-name="ce9" office:value-type="float" office:value="16297">
            <text:p>16,297</text:p>
          </table:table-cell>
          <table:table-cell table:style-name="ce9" office:value-type="float" office:value="19361">
            <text:p>19,361</text:p>
          </table:table-cell>
          <table:table-cell table:style-name="ce9"/>
          <table:table-cell table:style-name="ce9" office:value-type="float" office:value="24080">
            <text:p>24,080</text:p>
          </table:table-cell>
          <table:table-cell table:style-name="ce9" office:value-type="float" office:value="28061">
            <text:p>28,06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29">
            <text:p>229</text:p>
          </table:table-cell>
          <table:table-cell table:style-name="ce19" table:formula="of:=CONCATENATE(IF(MAX([.$D257];[.$G257];[.$J257];[.$M257];[.$P257];[.$S257];[.$V257])=[.D257];&quot;CDU&quot;;&quot;&quot;);IF(MAX([.$D257];[.$G257];[.$J257];[.$M257];[.$P257];[.$S257];[.$V257])=[.G257];&quot;SPD&quot;;&quot;&quot;);IF(MAX([.$D257];[.$G257];[.$J257];[.$M257];[.$P257];[.$S257];[.$V257])=[.J257];&quot;DIE LINKE&quot;;&quot;&quot;);IF(MAX([.$D257];[.$G257];[.$J257];[.$M257];[.$P257];[.$S257];[.$V257])=[.M257];&quot;GRÜNE&quot;;&quot;&quot;);IF(MAX([.$D257];[.$G257];[.$J257];[.$M257];[.$P257];[.$S257];[.$V257])=[.P257];&quot;CSU&quot;;&quot;&quot;);IF(MAX([.$D257];[.$G257];[.$J257];[.$M257];[.$P257];[.$S257];[.$V257])=[.S257];&quot;FDP&quot;;&quot;&quot;);IF(MAX([.$D257];[.$G257];[.$J257];[.$M257];[.$P257];[.$S257];[.$V257])=[.V257];&quot;AfD&quot;;&quot;&quot;))" office:value-type="string" office:string-value="CSU">
            <text:p>CSU</text:p>
          </table:table-cell>
          <table:table-cell table:formula="of:=SUM([.E257]+[.H257]+[.K257]+[.N257]+[.Q257]+[.T257]+[.W257])" office:value-type="float" office:value="121281">
            <text:p>121,28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4611">
            <text:p>24,611</text:p>
          </table:table-cell>
          <table:table-cell table:style-name="ce9" office:value-type="float" office:value="19709">
            <text:p>19,709</text:p>
          </table:table-cell>
          <table:table-cell table:style-name="ce9"/>
          <table:table-cell table:style-name="ce9" office:value-type="float" office:value="6246">
            <text:p>6,246</text:p>
          </table:table-cell>
          <table:table-cell table:style-name="ce9" office:value-type="float" office:value="7357">
            <text:p>7,357</text:p>
          </table:table-cell>
          <table:table-cell table:style-name="ce9"/>
          <table:table-cell table:style-name="ce9" office:value-type="float" office:value="7248">
            <text:p>7,248</text:p>
          </table:table-cell>
          <table:table-cell table:style-name="ce9" office:value-type="float" office:value="8393">
            <text:p>8,393</text:p>
          </table:table-cell>
          <table:table-cell table:style-name="ce9"/>
          <table:table-cell table:style-name="ce9" office:value-type="float" office:value="61835">
            <text:p>61,835</text:p>
          </table:table-cell>
          <table:table-cell table:style-name="ce9" office:value-type="float" office:value="52937">
            <text:p>52,937</text:p>
          </table:table-cell>
          <table:table-cell table:style-name="ce9"/>
          <table:table-cell table:style-name="ce9" office:value-type="float" office:value="7900">
            <text:p>7,900</text:p>
          </table:table-cell>
          <table:table-cell table:style-name="ce9" office:value-type="float" office:value="11918">
            <text:p>11,918</text:p>
          </table:table-cell>
          <table:table-cell table:style-name="ce9"/>
          <table:table-cell table:style-name="ce9" office:value-type="float" office:value="18328">
            <text:p>18,328</text:p>
          </table:table-cell>
          <table:table-cell table:style-name="ce9" office:value-type="float" office:value="20967">
            <text:p>20,96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0">
            <text:p>230</text:p>
          </table:table-cell>
          <table:table-cell table:style-name="ce19" table:formula="of:=CONCATENATE(IF(MAX([.$D258];[.$G258];[.$J258];[.$M258];[.$P258];[.$S258];[.$V258])=[.D258];&quot;CDU&quot;;&quot;&quot;);IF(MAX([.$D258];[.$G258];[.$J258];[.$M258];[.$P258];[.$S258];[.$V258])=[.G258];&quot;SPD&quot;;&quot;&quot;);IF(MAX([.$D258];[.$G258];[.$J258];[.$M258];[.$P258];[.$S258];[.$V258])=[.J258];&quot;DIE LINKE&quot;;&quot;&quot;);IF(MAX([.$D258];[.$G258];[.$J258];[.$M258];[.$P258];[.$S258];[.$V258])=[.M258];&quot;GRÜNE&quot;;&quot;&quot;);IF(MAX([.$D258];[.$G258];[.$J258];[.$M258];[.$P258];[.$S258];[.$V258])=[.P258];&quot;CSU&quot;;&quot;&quot;);IF(MAX([.$D258];[.$G258];[.$J258];[.$M258];[.$P258];[.$S258];[.$V258])=[.S258];&quot;FDP&quot;;&quot;&quot;);IF(MAX([.$D258];[.$G258];[.$J258];[.$M258];[.$P258];[.$S258];[.$V258])=[.V258];&quot;AfD&quot;;&quot;&quot;))" office:value-type="string" office:string-value="CSU">
            <text:p>CSU</text:p>
          </table:table-cell>
          <table:table-cell table:formula="of:=SUM([.E258]+[.H258]+[.K258]+[.N258]+[.Q258]+[.T258]+[.W258])" office:value-type="float" office:value="112121">
            <text:p>112,12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683">
            <text:p>17,683</text:p>
          </table:table-cell>
          <table:table-cell table:style-name="ce9" office:value-type="float" office:value="15765">
            <text:p>15,765</text:p>
          </table:table-cell>
          <table:table-cell table:style-name="ce9"/>
          <table:table-cell table:style-name="ce9" office:value-type="float" office:value="4851">
            <text:p>4,851</text:p>
          </table:table-cell>
          <table:table-cell table:style-name="ce9" office:value-type="float" office:value="5510">
            <text:p>5,510</text:p>
          </table:table-cell>
          <table:table-cell table:style-name="ce9"/>
          <table:table-cell table:style-name="ce9" office:value-type="float" office:value="6061">
            <text:p>6,061</text:p>
          </table:table-cell>
          <table:table-cell table:style-name="ce9" office:value-type="float" office:value="6478">
            <text:p>6,478</text:p>
          </table:table-cell>
          <table:table-cell table:style-name="ce9"/>
          <table:table-cell table:style-name="ce9" office:value-type="float" office:value="55364">
            <text:p>55,364</text:p>
          </table:table-cell>
          <table:table-cell table:style-name="ce9" office:value-type="float" office:value="52752">
            <text:p>52,752</text:p>
          </table:table-cell>
          <table:table-cell table:style-name="ce9"/>
          <table:table-cell table:style-name="ce9" office:value-type="float" office:value="8625">
            <text:p>8,625</text:p>
          </table:table-cell>
          <table:table-cell table:style-name="ce9" office:value-type="float" office:value="11215">
            <text:p>11,215</text:p>
          </table:table-cell>
          <table:table-cell table:style-name="ce9"/>
          <table:table-cell table:style-name="ce9" office:value-type="float" office:value="18539">
            <text:p>18,539</text:p>
          </table:table-cell>
          <table:table-cell table:style-name="ce9" office:value-type="float" office:value="20401">
            <text:p>20,4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1">
            <text:p>231</text:p>
          </table:table-cell>
          <table:table-cell table:style-name="ce19" table:formula="of:=CONCATENATE(IF(MAX([.$D259];[.$G259];[.$J259];[.$M259];[.$P259];[.$S259];[.$V259])=[.D259];&quot;CDU&quot;;&quot;&quot;);IF(MAX([.$D259];[.$G259];[.$J259];[.$M259];[.$P259];[.$S259];[.$V259])=[.G259];&quot;SPD&quot;;&quot;&quot;);IF(MAX([.$D259];[.$G259];[.$J259];[.$M259];[.$P259];[.$S259];[.$V259])=[.J259];&quot;DIE LINKE&quot;;&quot;&quot;);IF(MAX([.$D259];[.$G259];[.$J259];[.$M259];[.$P259];[.$S259];[.$V259])=[.M259];&quot;GRÜNE&quot;;&quot;&quot;);IF(MAX([.$D259];[.$G259];[.$J259];[.$M259];[.$P259];[.$S259];[.$V259])=[.P259];&quot;CSU&quot;;&quot;&quot;);IF(MAX([.$D259];[.$G259];[.$J259];[.$M259];[.$P259];[.$S259];[.$V259])=[.S259];&quot;FDP&quot;;&quot;&quot;);IF(MAX([.$D259];[.$G259];[.$J259];[.$M259];[.$P259];[.$S259];[.$V259])=[.V259];&quot;AfD&quot;;&quot;&quot;))" office:value-type="string" office:string-value="CSU">
            <text:p>CSU</text:p>
          </table:table-cell>
          <table:table-cell table:formula="of:=SUM([.E259]+[.H259]+[.K259]+[.N259]+[.Q259]+[.T259]+[.W259])" office:value-type="float" office:value="116544">
            <text:p>116,54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525">
            <text:p>21,525</text:p>
          </table:table-cell>
          <table:table-cell table:style-name="ce9" office:value-type="float" office:value="17512">
            <text:p>17,512</text:p>
          </table:table-cell>
          <table:table-cell table:style-name="ce9"/>
          <table:table-cell table:style-name="ce9" office:value-type="float" office:value="4766">
            <text:p>4,766</text:p>
          </table:table-cell>
          <table:table-cell table:style-name="ce9" office:value-type="float" office:value="5590">
            <text:p>5,590</text:p>
          </table:table-cell>
          <table:table-cell table:style-name="ce9"/>
          <table:table-cell table:style-name="ce9" office:value-type="float" office:value="4602">
            <text:p>4,602</text:p>
          </table:table-cell>
          <table:table-cell table:style-name="ce9" office:value-type="float" office:value="5846">
            <text:p>5,846</text:p>
          </table:table-cell>
          <table:table-cell table:style-name="ce9"/>
          <table:table-cell table:style-name="ce9" office:value-type="float" office:value="60976">
            <text:p>60,976</text:p>
          </table:table-cell>
          <table:table-cell table:style-name="ce9" office:value-type="float" office:value="53712">
            <text:p>53,712</text:p>
          </table:table-cell>
          <table:table-cell table:style-name="ce9"/>
          <table:table-cell table:style-name="ce9" office:value-type="float" office:value="5670">
            <text:p>5,670</text:p>
          </table:table-cell>
          <table:table-cell table:style-name="ce9" office:value-type="float" office:value="10308">
            <text:p>10,308</text:p>
          </table:table-cell>
          <table:table-cell table:style-name="ce9"/>
          <table:table-cell table:style-name="ce9" office:value-type="float" office:value="19261">
            <text:p>19,261</text:p>
          </table:table-cell>
          <table:table-cell table:style-name="ce9" office:value-type="float" office:value="23576">
            <text:p>23,57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2">
            <text:p>232</text:p>
          </table:table-cell>
          <table:table-cell table:style-name="ce19" table:formula="of:=CONCATENATE(IF(MAX([.$D260];[.$G260];[.$J260];[.$M260];[.$P260];[.$S260];[.$V260])=[.D260];&quot;CDU&quot;;&quot;&quot;);IF(MAX([.$D260];[.$G260];[.$J260];[.$M260];[.$P260];[.$S260];[.$V260])=[.G260];&quot;SPD&quot;;&quot;&quot;);IF(MAX([.$D260];[.$G260];[.$J260];[.$M260];[.$P260];[.$S260];[.$V260])=[.J260];&quot;DIE LINKE&quot;;&quot;&quot;);IF(MAX([.$D260];[.$G260];[.$J260];[.$M260];[.$P260];[.$S260];[.$V260])=[.M260];&quot;GRÜNE&quot;;&quot;&quot;);IF(MAX([.$D260];[.$G260];[.$J260];[.$M260];[.$P260];[.$S260];[.$V260])=[.P260];&quot;CSU&quot;;&quot;&quot;);IF(MAX([.$D260];[.$G260];[.$J260];[.$M260];[.$P260];[.$S260];[.$V260])=[.S260];&quot;FDP&quot;;&quot;&quot;);IF(MAX([.$D260];[.$G260];[.$J260];[.$M260];[.$P260];[.$S260];[.$V260])=[.V260];&quot;AfD&quot;;&quot;&quot;))" office:value-type="string" office:string-value="CSU">
            <text:p>CSU</text:p>
          </table:table-cell>
          <table:table-cell table:formula="of:=SUM([.E260]+[.H260]+[.K260]+[.N260]+[.Q260]+[.T260]+[.W260])" office:value-type="float" office:value="153149">
            <text:p>153,14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5580">
            <text:p>25,580</text:p>
          </table:table-cell>
          <table:table-cell table:style-name="ce9" office:value-type="float" office:value="26080">
            <text:p>26,080</text:p>
          </table:table-cell>
          <table:table-cell table:style-name="ce9"/>
          <table:table-cell table:style-name="ce9" office:value-type="float" office:value="7461">
            <text:p>7,461</text:p>
          </table:table-cell>
          <table:table-cell table:style-name="ce9" office:value-type="float" office:value="8948">
            <text:p>8,948</text:p>
          </table:table-cell>
          <table:table-cell table:style-name="ce9"/>
          <table:table-cell table:style-name="ce9" office:value-type="float" office:value="11612">
            <text:p>11,612</text:p>
          </table:table-cell>
          <table:table-cell table:style-name="ce9" office:value-type="float" office:value="11997">
            <text:p>11,997</text:p>
          </table:table-cell>
          <table:table-cell table:style-name="ce9"/>
          <table:table-cell table:style-name="ce9" office:value-type="float" office:value="80075">
            <text:p>80,075</text:p>
          </table:table-cell>
          <table:table-cell table:style-name="ce9" office:value-type="float" office:value="71720">
            <text:p>71,720</text:p>
          </table:table-cell>
          <table:table-cell table:style-name="ce9"/>
          <table:table-cell table:style-name="ce9" office:value-type="float" office:value="8388">
            <text:p>8,388</text:p>
          </table:table-cell>
          <table:table-cell table:style-name="ce9" office:value-type="float" office:value="12854">
            <text:p>12,854</text:p>
          </table:table-cell>
          <table:table-cell table:style-name="ce9"/>
          <table:table-cell table:style-name="ce9" office:value-type="float" office:value="18790">
            <text:p>18,790</text:p>
          </table:table-cell>
          <table:table-cell table:style-name="ce9" office:value-type="float" office:value="21550">
            <text:p>21,5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3">
            <text:p>233</text:p>
          </table:table-cell>
          <table:table-cell table:style-name="ce19" table:formula="of:=CONCATENATE(IF(MAX([.$D261];[.$G261];[.$J261];[.$M261];[.$P261];[.$S261];[.$V261])=[.D261];&quot;CDU&quot;;&quot;&quot;);IF(MAX([.$D261];[.$G261];[.$J261];[.$M261];[.$P261];[.$S261];[.$V261])=[.G261];&quot;SPD&quot;;&quot;&quot;);IF(MAX([.$D261];[.$G261];[.$J261];[.$M261];[.$P261];[.$S261];[.$V261])=[.J261];&quot;DIE LINKE&quot;;&quot;&quot;);IF(MAX([.$D261];[.$G261];[.$J261];[.$M261];[.$P261];[.$S261];[.$V261])=[.M261];&quot;GRÜNE&quot;;&quot;&quot;);IF(MAX([.$D261];[.$G261];[.$J261];[.$M261];[.$P261];[.$S261];[.$V261])=[.P261];&quot;CSU&quot;;&quot;&quot;);IF(MAX([.$D261];[.$G261];[.$J261];[.$M261];[.$P261];[.$S261];[.$V261])=[.S261];&quot;FDP&quot;;&quot;&quot;);IF(MAX([.$D261];[.$G261];[.$J261];[.$M261];[.$P261];[.$S261];[.$V261])=[.V261];&quot;AfD&quot;;&quot;&quot;))" office:value-type="string" office:string-value="CSU">
            <text:p>CSU</text:p>
          </table:table-cell>
          <table:table-cell table:formula="of:=SUM([.E261]+[.H261]+[.K261]+[.N261]+[.Q261]+[.T261]+[.W261])" office:value-type="float" office:value="180237">
            <text:p>180,23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2862">
            <text:p>32,862</text:p>
          </table:table-cell>
          <table:table-cell table:style-name="ce9" office:value-type="float" office:value="28582">
            <text:p>28,582</text:p>
          </table:table-cell>
          <table:table-cell table:style-name="ce9"/>
          <table:table-cell table:style-name="ce9" office:value-type="float" office:value="11761">
            <text:p>11,761</text:p>
          </table:table-cell>
          <table:table-cell table:style-name="ce9" office:value-type="float" office:value="13259">
            <text:p>13,259</text:p>
          </table:table-cell>
          <table:table-cell table:style-name="ce9"/>
          <table:table-cell table:style-name="ce9" office:value-type="float" office:value="18343">
            <text:p>18,343</text:p>
          </table:table-cell>
          <table:table-cell table:style-name="ce9" office:value-type="float" office:value="20332">
            <text:p>20,332</text:p>
          </table:table-cell>
          <table:table-cell table:style-name="ce9"/>
          <table:table-cell table:style-name="ce9" office:value-type="float" office:value="78858">
            <text:p>78,858</text:p>
          </table:table-cell>
          <table:table-cell table:style-name="ce9" office:value-type="float" office:value="74720">
            <text:p>74,720</text:p>
          </table:table-cell>
          <table:table-cell table:style-name="ce9"/>
          <table:table-cell table:style-name="ce9" office:value-type="float" office:value="12254">
            <text:p>12,254</text:p>
          </table:table-cell>
          <table:table-cell table:style-name="ce9" office:value-type="float" office:value="17719">
            <text:p>17,719</text:p>
          </table:table-cell>
          <table:table-cell table:style-name="ce9"/>
          <table:table-cell table:style-name="ce9" office:value-type="float" office:value="23275">
            <text:p>23,275</text:p>
          </table:table-cell>
          <table:table-cell table:style-name="ce9" office:value-type="float" office:value="25625">
            <text:p>25,62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4">
            <text:p>234</text:p>
          </table:table-cell>
          <table:table-cell table:style-name="ce19" table:formula="of:=CONCATENATE(IF(MAX([.$D262];[.$G262];[.$J262];[.$M262];[.$P262];[.$S262];[.$V262])=[.D262];&quot;CDU&quot;;&quot;&quot;);IF(MAX([.$D262];[.$G262];[.$J262];[.$M262];[.$P262];[.$S262];[.$V262])=[.G262];&quot;SPD&quot;;&quot;&quot;);IF(MAX([.$D262];[.$G262];[.$J262];[.$M262];[.$P262];[.$S262];[.$V262])=[.J262];&quot;DIE LINKE&quot;;&quot;&quot;);IF(MAX([.$D262];[.$G262];[.$J262];[.$M262];[.$P262];[.$S262];[.$V262])=[.M262];&quot;GRÜNE&quot;;&quot;&quot;);IF(MAX([.$D262];[.$G262];[.$J262];[.$M262];[.$P262];[.$S262];[.$V262])=[.P262];&quot;CSU&quot;;&quot;&quot;);IF(MAX([.$D262];[.$G262];[.$J262];[.$M262];[.$P262];[.$S262];[.$V262])=[.S262];&quot;FDP&quot;;&quot;&quot;);IF(MAX([.$D262];[.$G262];[.$J262];[.$M262];[.$P262];[.$S262];[.$V262])=[.V262];&quot;AfD&quot;;&quot;&quot;))" office:value-type="string" office:string-value="CSU">
            <text:p>CSU</text:p>
          </table:table-cell>
          <table:table-cell table:formula="of:=SUM([.E262]+[.H262]+[.K262]+[.N262]+[.Q262]+[.T262]+[.W262])" office:value-type="float" office:value="146204">
            <text:p>146,204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8461">
            <text:p>38,461</text:p>
          </table:table-cell>
          <table:table-cell table:style-name="ce9" office:value-type="float" office:value="26122">
            <text:p>26,122</text:p>
          </table:table-cell>
          <table:table-cell table:style-name="ce9"/>
          <table:table-cell table:style-name="ce9" office:value-type="float" office:value="7929">
            <text:p>7,929</text:p>
          </table:table-cell>
          <table:table-cell table:style-name="ce9" office:value-type="float" office:value="7339">
            <text:p>7,339</text:p>
          </table:table-cell>
          <table:table-cell table:style-name="ce9"/>
          <table:table-cell table:style-name="ce9" office:value-type="float" office:value="6172">
            <text:p>6,172</text:p>
          </table:table-cell>
          <table:table-cell table:style-name="ce9" office:value-type="float" office:value="7302">
            <text:p>7,302</text:p>
          </table:table-cell>
          <table:table-cell table:style-name="ce9"/>
          <table:table-cell table:style-name="ce9" office:value-type="float" office:value="77092">
            <text:p>77,092</text:p>
          </table:table-cell>
          <table:table-cell table:style-name="ce9" office:value-type="float" office:value="66827">
            <text:p>66,827</text:p>
          </table:table-cell>
          <table:table-cell table:style-name="ce9"/>
          <table:table-cell table:style-name="ce9" office:value-type="float" office:value="7392">
            <text:p>7,392</text:p>
          </table:table-cell>
          <table:table-cell table:style-name="ce9" office:value-type="float" office:value="10608">
            <text:p>10,608</text:p>
          </table:table-cell>
          <table:table-cell table:style-name="ce9"/>
          <table:table-cell table:style-name="ce9"/>
          <table:table-cell table:style-name="ce9" office:value-type="float" office:value="28006">
            <text:p>28,00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5">
            <text:p>235</text:p>
          </table:table-cell>
          <table:table-cell table:style-name="ce19" table:formula="of:=CONCATENATE(IF(MAX([.$D263];[.$G263];[.$J263];[.$M263];[.$P263];[.$S263];[.$V263])=[.D263];&quot;CDU&quot;;&quot;&quot;);IF(MAX([.$D263];[.$G263];[.$J263];[.$M263];[.$P263];[.$S263];[.$V263])=[.G263];&quot;SPD&quot;;&quot;&quot;);IF(MAX([.$D263];[.$G263];[.$J263];[.$M263];[.$P263];[.$S263];[.$V263])=[.J263];&quot;DIE LINKE&quot;;&quot;&quot;);IF(MAX([.$D263];[.$G263];[.$J263];[.$M263];[.$P263];[.$S263];[.$V263])=[.M263];&quot;GRÜNE&quot;;&quot;&quot;);IF(MAX([.$D263];[.$G263];[.$J263];[.$M263];[.$P263];[.$S263];[.$V263])=[.P263];&quot;CSU&quot;;&quot;&quot;);IF(MAX([.$D263];[.$G263];[.$J263];[.$M263];[.$P263];[.$S263];[.$V263])=[.S263];&quot;FDP&quot;;&quot;&quot;);IF(MAX([.$D263];[.$G263];[.$J263];[.$M263];[.$P263];[.$S263];[.$V263])=[.V263];&quot;AfD&quot;;&quot;&quot;))" office:value-type="string" office:string-value="CSU">
            <text:p>CSU</text:p>
          </table:table-cell>
          <table:table-cell table:formula="of:=SUM([.E263]+[.H263]+[.K263]+[.N263]+[.Q263]+[.T263]+[.W263])" office:value-type="float" office:value="118842">
            <text:p>118,84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8614">
            <text:p>28,614</text:p>
          </table:table-cell>
          <table:table-cell table:style-name="ce9" office:value-type="float" office:value="24631">
            <text:p>24,631</text:p>
          </table:table-cell>
          <table:table-cell table:style-name="ce9"/>
          <table:table-cell table:style-name="ce9" office:value-type="float" office:value="5677">
            <text:p>5,677</text:p>
          </table:table-cell>
          <table:table-cell table:style-name="ce9" office:value-type="float" office:value="6204">
            <text:p>6,204</text:p>
          </table:table-cell>
          <table:table-cell table:style-name="ce9"/>
          <table:table-cell table:style-name="ce9" office:value-type="float" office:value="4553">
            <text:p>4,553</text:p>
          </table:table-cell>
          <table:table-cell table:style-name="ce9" office:value-type="float" office:value="6426">
            <text:p>6,426</text:p>
          </table:table-cell>
          <table:table-cell table:style-name="ce9"/>
          <table:table-cell table:style-name="ce9" office:value-type="float" office:value="59285">
            <text:p>59,285</text:p>
          </table:table-cell>
          <table:table-cell table:style-name="ce9" office:value-type="float" office:value="55691">
            <text:p>55,691</text:p>
          </table:table-cell>
          <table:table-cell table:style-name="ce9"/>
          <table:table-cell table:style-name="ce9" office:value-type="float" office:value="5269">
            <text:p>5,269</text:p>
          </table:table-cell>
          <table:table-cell table:style-name="ce9" office:value-type="float" office:value="8479">
            <text:p>8,479</text:p>
          </table:table-cell>
          <table:table-cell table:style-name="ce9"/>
          <table:table-cell table:style-name="ce9"/>
          <table:table-cell table:style-name="ce9" office:value-type="float" office:value="17411">
            <text:p>17,41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6">
            <text:p>236</text:p>
          </table:table-cell>
          <table:table-cell table:style-name="ce19" table:formula="of:=CONCATENATE(IF(MAX([.$D264];[.$G264];[.$J264];[.$M264];[.$P264];[.$S264];[.$V264])=[.D264];&quot;CDU&quot;;&quot;&quot;);IF(MAX([.$D264];[.$G264];[.$J264];[.$M264];[.$P264];[.$S264];[.$V264])=[.G264];&quot;SPD&quot;;&quot;&quot;);IF(MAX([.$D264];[.$G264];[.$J264];[.$M264];[.$P264];[.$S264];[.$V264])=[.J264];&quot;DIE LINKE&quot;;&quot;&quot;);IF(MAX([.$D264];[.$G264];[.$J264];[.$M264];[.$P264];[.$S264];[.$V264])=[.M264];&quot;GRÜNE&quot;;&quot;&quot;);IF(MAX([.$D264];[.$G264];[.$J264];[.$M264];[.$P264];[.$S264];[.$V264])=[.P264];&quot;CSU&quot;;&quot;&quot;);IF(MAX([.$D264];[.$G264];[.$J264];[.$M264];[.$P264];[.$S264];[.$V264])=[.S264];&quot;FDP&quot;;&quot;&quot;);IF(MAX([.$D264];[.$G264];[.$J264];[.$M264];[.$P264];[.$S264];[.$V264])=[.V264];&quot;AfD&quot;;&quot;&quot;))" office:value-type="string" office:string-value="CSU">
            <text:p>CSU</text:p>
          </table:table-cell>
          <table:table-cell table:formula="of:=SUM([.E264]+[.H264]+[.K264]+[.N264]+[.Q264]+[.T264]+[.W264])" office:value-type="float" office:value="134465">
            <text:p>134,46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9475">
            <text:p>29,475</text:p>
          </table:table-cell>
          <table:table-cell table:style-name="ce9" office:value-type="float" office:value="22529">
            <text:p>22,529</text:p>
          </table:table-cell>
          <table:table-cell table:style-name="ce9"/>
          <table:table-cell table:style-name="ce9" office:value-type="float" office:value="7504">
            <text:p>7,504</text:p>
          </table:table-cell>
          <table:table-cell table:style-name="ce9" office:value-type="float" office:value="9351">
            <text:p>9,351</text:p>
          </table:table-cell>
          <table:table-cell table:style-name="ce9"/>
          <table:table-cell table:style-name="ce9" office:value-type="float" office:value="13194">
            <text:p>13,194</text:p>
          </table:table-cell>
          <table:table-cell table:style-name="ce9" office:value-type="float" office:value="14279">
            <text:p>14,279</text:p>
          </table:table-cell>
          <table:table-cell table:style-name="ce9"/>
          <table:table-cell table:style-name="ce9" office:value-type="float" office:value="60675">
            <text:p>60,675</text:p>
          </table:table-cell>
          <table:table-cell table:style-name="ce9" office:value-type="float" office:value="56138">
            <text:p>56,138</text:p>
          </table:table-cell>
          <table:table-cell table:style-name="ce9"/>
          <table:table-cell table:style-name="ce9" office:value-type="float" office:value="9364">
            <text:p>9,364</text:p>
          </table:table-cell>
          <table:table-cell table:style-name="ce9" office:value-type="float" office:value="13776">
            <text:p>13,776</text:p>
          </table:table-cell>
          <table:table-cell table:style-name="ce9"/>
          <table:table-cell table:style-name="ce9" office:value-type="float" office:value="16603">
            <text:p>16,603</text:p>
          </table:table-cell>
          <table:table-cell table:style-name="ce9" office:value-type="float" office:value="18392">
            <text:p>18,39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7">
            <text:p>237</text:p>
          </table:table-cell>
          <table:table-cell table:style-name="ce19" table:formula="of:=CONCATENATE(IF(MAX([.$D265];[.$G265];[.$J265];[.$M265];[.$P265];[.$S265];[.$V265])=[.D265];&quot;CDU&quot;;&quot;&quot;);IF(MAX([.$D265];[.$G265];[.$J265];[.$M265];[.$P265];[.$S265];[.$V265])=[.G265];&quot;SPD&quot;;&quot;&quot;);IF(MAX([.$D265];[.$G265];[.$J265];[.$M265];[.$P265];[.$S265];[.$V265])=[.J265];&quot;DIE LINKE&quot;;&quot;&quot;);IF(MAX([.$D265];[.$G265];[.$J265];[.$M265];[.$P265];[.$S265];[.$V265])=[.M265];&quot;GRÜNE&quot;;&quot;&quot;);IF(MAX([.$D265];[.$G265];[.$J265];[.$M265];[.$P265];[.$S265];[.$V265])=[.P265];&quot;CSU&quot;;&quot;&quot;);IF(MAX([.$D265];[.$G265];[.$J265];[.$M265];[.$P265];[.$S265];[.$V265])=[.S265];&quot;FDP&quot;;&quot;&quot;);IF(MAX([.$D265];[.$G265];[.$J265];[.$M265];[.$P265];[.$S265];[.$V265])=[.V265];&quot;AfD&quot;;&quot;&quot;))" office:value-type="string" office:string-value="CSU">
            <text:p>CSU</text:p>
          </table:table-cell>
          <table:table-cell table:formula="of:=SUM([.E265]+[.H265]+[.K265]+[.N265]+[.Q265]+[.T265]+[.W265])" office:value-type="float" office:value="118212">
            <text:p>118,212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6785">
            <text:p>26,785</text:p>
          </table:table-cell>
          <table:table-cell table:style-name="ce9" office:value-type="float" office:value="23198">
            <text:p>23,198</text:p>
          </table:table-cell>
          <table:table-cell table:style-name="ce9"/>
          <table:table-cell table:style-name="ce9" office:value-type="float" office:value="5476">
            <text:p>5,476</text:p>
          </table:table-cell>
          <table:table-cell table:style-name="ce9" office:value-type="float" office:value="7022">
            <text:p>7,022</text:p>
          </table:table-cell>
          <table:table-cell table:style-name="ce9"/>
          <table:table-cell table:style-name="ce9" office:value-type="float" office:value="8936">
            <text:p>8,936</text:p>
          </table:table-cell>
          <table:table-cell table:style-name="ce9" office:value-type="float" office:value="9994">
            <text:p>9,994</text:p>
          </table:table-cell>
          <table:table-cell table:style-name="ce9"/>
          <table:table-cell table:style-name="ce9" office:value-type="float" office:value="58665">
            <text:p>58,665</text:p>
          </table:table-cell>
          <table:table-cell table:style-name="ce9" office:value-type="float" office:value="53063">
            <text:p>53,063</text:p>
          </table:table-cell>
          <table:table-cell table:style-name="ce9"/>
          <table:table-cell table:style-name="ce9" office:value-type="float" office:value="8368">
            <text:p>8,368</text:p>
          </table:table-cell>
          <table:table-cell table:style-name="ce9" office:value-type="float" office:value="11369">
            <text:p>11,369</text:p>
          </table:table-cell>
          <table:table-cell table:style-name="ce9"/>
          <table:table-cell table:style-name="ce9" office:value-type="float" office:value="11845">
            <text:p>11,845</text:p>
          </table:table-cell>
          <table:table-cell table:style-name="ce9" office:value-type="float" office:value="13566">
            <text:p>13,56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8">
            <text:p>238</text:p>
          </table:table-cell>
          <table:table-cell table:style-name="ce19" table:formula="of:=CONCATENATE(IF(MAX([.$D266];[.$G266];[.$J266];[.$M266];[.$P266];[.$S266];[.$V266])=[.D266];&quot;CDU&quot;;&quot;&quot;);IF(MAX([.$D266];[.$G266];[.$J266];[.$M266];[.$P266];[.$S266];[.$V266])=[.G266];&quot;SPD&quot;;&quot;&quot;);IF(MAX([.$D266];[.$G266];[.$J266];[.$M266];[.$P266];[.$S266];[.$V266])=[.J266];&quot;DIE LINKE&quot;;&quot;&quot;);IF(MAX([.$D266];[.$G266];[.$J266];[.$M266];[.$P266];[.$S266];[.$V266])=[.M266];&quot;GRÜNE&quot;;&quot;&quot;);IF(MAX([.$D266];[.$G266];[.$J266];[.$M266];[.$P266];[.$S266];[.$V266])=[.P266];&quot;CSU&quot;;&quot;&quot;);IF(MAX([.$D266];[.$G266];[.$J266];[.$M266];[.$P266];[.$S266];[.$V266])=[.S266];&quot;FDP&quot;;&quot;&quot;);IF(MAX([.$D266];[.$G266];[.$J266];[.$M266];[.$P266];[.$S266];[.$V266])=[.V266];&quot;AfD&quot;;&quot;&quot;))" office:value-type="string" office:string-value="CSU">
            <text:p>CSU</text:p>
          </table:table-cell>
          <table:table-cell table:formula="of:=SUM([.E266]+[.H266]+[.K266]+[.N266]+[.Q266]+[.T266]+[.W266])" office:value-type="float" office:value="115188">
            <text:p>115,18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2163">
            <text:p>32,163</text:p>
          </table:table-cell>
          <table:table-cell table:style-name="ce9" office:value-type="float" office:value="27553">
            <text:p>27,553</text:p>
          </table:table-cell>
          <table:table-cell table:style-name="ce9"/>
          <table:table-cell table:style-name="ce9" office:value-type="float" office:value="6305">
            <text:p>6,305</text:p>
          </table:table-cell>
          <table:table-cell table:style-name="ce9" office:value-type="float" office:value="6895">
            <text:p>6,895</text:p>
          </table:table-cell>
          <table:table-cell table:style-name="ce9"/>
          <table:table-cell table:style-name="ce9" office:value-type="float" office:value="7129">
            <text:p>7,129</text:p>
          </table:table-cell>
          <table:table-cell table:style-name="ce9" office:value-type="float" office:value="8155">
            <text:p>8,155</text:p>
          </table:table-cell>
          <table:table-cell table:style-name="ce9"/>
          <table:table-cell table:style-name="ce9" office:value-type="float" office:value="55078">
            <text:p>55,078</text:p>
          </table:table-cell>
          <table:table-cell table:style-name="ce9" office:value-type="float" office:value="48410">
            <text:p>48,410</text:p>
          </table:table-cell>
          <table:table-cell table:style-name="ce9"/>
          <table:table-cell table:style-name="ce9" office:value-type="float" office:value="5877">
            <text:p>5,877</text:p>
          </table:table-cell>
          <table:table-cell table:style-name="ce9" office:value-type="float" office:value="9967">
            <text:p>9,967</text:p>
          </table:table-cell>
          <table:table-cell table:style-name="ce9"/>
          <table:table-cell table:style-name="ce9" office:value-type="float" office:value="12763">
            <text:p>12,763</text:p>
          </table:table-cell>
          <table:table-cell table:style-name="ce9" office:value-type="float" office:value="14208">
            <text:p>14,20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39">
            <text:p>239</text:p>
          </table:table-cell>
          <table:table-cell table:style-name="ce19" table:formula="of:=CONCATENATE(IF(MAX([.$D267];[.$G267];[.$J267];[.$M267];[.$P267];[.$S267];[.$V267])=[.D267];&quot;CDU&quot;;&quot;&quot;);IF(MAX([.$D267];[.$G267];[.$J267];[.$M267];[.$P267];[.$S267];[.$V267])=[.G267];&quot;SPD&quot;;&quot;&quot;);IF(MAX([.$D267];[.$G267];[.$J267];[.$M267];[.$P267];[.$S267];[.$V267])=[.J267];&quot;DIE LINKE&quot;;&quot;&quot;);IF(MAX([.$D267];[.$G267];[.$J267];[.$M267];[.$P267];[.$S267];[.$V267])=[.M267];&quot;GRÜNE&quot;;&quot;&quot;);IF(MAX([.$D267];[.$G267];[.$J267];[.$M267];[.$P267];[.$S267];[.$V267])=[.P267];&quot;CSU&quot;;&quot;&quot;);IF(MAX([.$D267];[.$G267];[.$J267];[.$M267];[.$P267];[.$S267];[.$V267])=[.S267];&quot;FDP&quot;;&quot;&quot;);IF(MAX([.$D267];[.$G267];[.$J267];[.$M267];[.$P267];[.$S267];[.$V267])=[.V267];&quot;AfD&quot;;&quot;&quot;))" office:value-type="string" office:string-value="CSU">
            <text:p>CSU</text:p>
          </table:table-cell>
          <table:table-cell table:formula="of:=SUM([.E267]+[.H267]+[.K267]+[.N267]+[.Q267]+[.T267]+[.W267])" office:value-type="float" office:value="117216">
            <text:p>117,21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9641">
            <text:p>29,641</text:p>
          </table:table-cell>
          <table:table-cell table:style-name="ce9" office:value-type="float" office:value="27775">
            <text:p>27,775</text:p>
          </table:table-cell>
          <table:table-cell table:style-name="ce9"/>
          <table:table-cell table:style-name="ce9" office:value-type="float" office:value="5560">
            <text:p>5,560</text:p>
          </table:table-cell>
          <table:table-cell table:style-name="ce9" office:value-type="float" office:value="7185">
            <text:p>7,185</text:p>
          </table:table-cell>
          <table:table-cell table:style-name="ce9"/>
          <table:table-cell table:style-name="ce9" office:value-type="float" office:value="5936">
            <text:p>5,936</text:p>
          </table:table-cell>
          <table:table-cell table:style-name="ce9" office:value-type="float" office:value="6989">
            <text:p>6,989</text:p>
          </table:table-cell>
          <table:table-cell table:style-name="ce9"/>
          <table:table-cell table:style-name="ce9" office:value-type="float" office:value="59182">
            <text:p>59,182</text:p>
          </table:table-cell>
          <table:table-cell table:style-name="ce9" office:value-type="float" office:value="48772">
            <text:p>48,772</text:p>
          </table:table-cell>
          <table:table-cell table:style-name="ce9"/>
          <table:table-cell table:style-name="ce9" office:value-type="float" office:value="4716">
            <text:p>4,716</text:p>
          </table:table-cell>
          <table:table-cell table:style-name="ce9" office:value-type="float" office:value="9890">
            <text:p>9,890</text:p>
          </table:table-cell>
          <table:table-cell table:style-name="ce9"/>
          <table:table-cell table:style-name="ce9" office:value-type="float" office:value="14893">
            <text:p>14,893</text:p>
          </table:table-cell>
          <table:table-cell table:style-name="ce9" office:value-type="float" office:value="16605">
            <text:p>16,6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0">
            <text:p>240</text:p>
          </table:table-cell>
          <table:table-cell table:style-name="ce19" table:formula="of:=CONCATENATE(IF(MAX([.$D268];[.$G268];[.$J268];[.$M268];[.$P268];[.$S268];[.$V268])=[.D268];&quot;CDU&quot;;&quot;&quot;);IF(MAX([.$D268];[.$G268];[.$J268];[.$M268];[.$P268];[.$S268];[.$V268])=[.G268];&quot;SPD&quot;;&quot;&quot;);IF(MAX([.$D268];[.$G268];[.$J268];[.$M268];[.$P268];[.$S268];[.$V268])=[.J268];&quot;DIE LINKE&quot;;&quot;&quot;);IF(MAX([.$D268];[.$G268];[.$J268];[.$M268];[.$P268];[.$S268];[.$V268])=[.M268];&quot;GRÜNE&quot;;&quot;&quot;);IF(MAX([.$D268];[.$G268];[.$J268];[.$M268];[.$P268];[.$S268];[.$V268])=[.P268];&quot;CSU&quot;;&quot;&quot;);IF(MAX([.$D268];[.$G268];[.$J268];[.$M268];[.$P268];[.$S268];[.$V268])=[.S268];&quot;FDP&quot;;&quot;&quot;);IF(MAX([.$D268];[.$G268];[.$J268];[.$M268];[.$P268];[.$S268];[.$V268])=[.V268];&quot;AfD&quot;;&quot;&quot;))" office:value-type="string" office:string-value="CSU">
            <text:p>CSU</text:p>
          </table:table-cell>
          <table:table-cell table:formula="of:=SUM([.E268]+[.H268]+[.K268]+[.N268]+[.Q268]+[.T268]+[.W268])" office:value-type="float" office:value="124516">
            <text:p>124,51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494">
            <text:p>21,494</text:p>
          </table:table-cell>
          <table:table-cell table:style-name="ce9" office:value-type="float" office:value="23675">
            <text:p>23,675</text:p>
          </table:table-cell>
          <table:table-cell table:style-name="ce9"/>
          <table:table-cell table:style-name="ce9" office:value-type="float" office:value="5057">
            <text:p>5,057</text:p>
          </table:table-cell>
          <table:table-cell table:style-name="ce9" office:value-type="float" office:value="6431">
            <text:p>6,431</text:p>
          </table:table-cell>
          <table:table-cell table:style-name="ce9"/>
          <table:table-cell table:style-name="ce9" office:value-type="float" office:value="5880">
            <text:p>5,880</text:p>
          </table:table-cell>
          <table:table-cell table:style-name="ce9" office:value-type="float" office:value="7966">
            <text:p>7,966</text:p>
          </table:table-cell>
          <table:table-cell table:style-name="ce9"/>
          <table:table-cell table:style-name="ce9" office:value-type="float" office:value="74105">
            <text:p>74,105</text:p>
          </table:table-cell>
          <table:table-cell table:style-name="ce9" office:value-type="float" office:value="58112">
            <text:p>58,112</text:p>
          </table:table-cell>
          <table:table-cell table:style-name="ce9"/>
          <table:table-cell table:style-name="ce9" office:value-type="float" office:value="5381">
            <text:p>5,381</text:p>
          </table:table-cell>
          <table:table-cell table:style-name="ce9" office:value-type="float" office:value="10335">
            <text:p>10,335</text:p>
          </table:table-cell>
          <table:table-cell table:style-name="ce9"/>
          <table:table-cell table:style-name="ce9" office:value-type="float" office:value="15497">
            <text:p>15,497</text:p>
          </table:table-cell>
          <table:table-cell table:style-name="ce9" office:value-type="float" office:value="17997">
            <text:p>17,99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1">
            <text:p>241</text:p>
          </table:table-cell>
          <table:table-cell table:style-name="ce19" table:formula="of:=CONCATENATE(IF(MAX([.$D269];[.$G269];[.$J269];[.$M269];[.$P269];[.$S269];[.$V269])=[.D269];&quot;CDU&quot;;&quot;&quot;);IF(MAX([.$D269];[.$G269];[.$J269];[.$M269];[.$P269];[.$S269];[.$V269])=[.G269];&quot;SPD&quot;;&quot;&quot;);IF(MAX([.$D269];[.$G269];[.$J269];[.$M269];[.$P269];[.$S269];[.$V269])=[.J269];&quot;DIE LINKE&quot;;&quot;&quot;);IF(MAX([.$D269];[.$G269];[.$J269];[.$M269];[.$P269];[.$S269];[.$V269])=[.M269];&quot;GRÜNE&quot;;&quot;&quot;);IF(MAX([.$D269];[.$G269];[.$J269];[.$M269];[.$P269];[.$S269];[.$V269])=[.P269];&quot;CSU&quot;;&quot;&quot;);IF(MAX([.$D269];[.$G269];[.$J269];[.$M269];[.$P269];[.$S269];[.$V269])=[.S269];&quot;FDP&quot;;&quot;&quot;);IF(MAX([.$D269];[.$G269];[.$J269];[.$M269];[.$P269];[.$S269];[.$V269])=[.V269];&quot;AfD&quot;;&quot;&quot;))" office:value-type="string" office:string-value="CSU">
            <text:p>CSU</text:p>
          </table:table-cell>
          <table:table-cell table:formula="of:=SUM([.E269]+[.H269]+[.K269]+[.N269]+[.Q269]+[.T269]+[.W269])" office:value-type="float" office:value="169895">
            <text:p>169,89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3755">
            <text:p>33,755</text:p>
          </table:table-cell>
          <table:table-cell table:style-name="ce9" office:value-type="float" office:value="31464">
            <text:p>31,464</text:p>
          </table:table-cell>
          <table:table-cell table:style-name="ce9"/>
          <table:table-cell table:style-name="ce9" office:value-type="float" office:value="11179">
            <text:p>11,179</text:p>
          </table:table-cell>
          <table:table-cell table:style-name="ce9" office:value-type="float" office:value="12208">
            <text:p>12,208</text:p>
          </table:table-cell>
          <table:table-cell table:style-name="ce9"/>
          <table:table-cell table:style-name="ce9" office:value-type="float" office:value="13946">
            <text:p>13,946</text:p>
          </table:table-cell>
          <table:table-cell table:style-name="ce9" office:value-type="float" office:value="16239">
            <text:p>16,239</text:p>
          </table:table-cell>
          <table:table-cell table:style-name="ce9"/>
          <table:table-cell table:style-name="ce9" office:value-type="float" office:value="81431">
            <text:p>81,431</text:p>
          </table:table-cell>
          <table:table-cell table:style-name="ce9" office:value-type="float" office:value="74425">
            <text:p>74,425</text:p>
          </table:table-cell>
          <table:table-cell table:style-name="ce9"/>
          <table:table-cell table:style-name="ce9" office:value-type="float" office:value="7661">
            <text:p>7,661</text:p>
          </table:table-cell>
          <table:table-cell table:style-name="ce9" office:value-type="float" office:value="13825">
            <text:p>13,825</text:p>
          </table:table-cell>
          <table:table-cell table:style-name="ce9"/>
          <table:table-cell table:style-name="ce9" office:value-type="float" office:value="19396">
            <text:p>19,396</text:p>
          </table:table-cell>
          <table:table-cell table:style-name="ce9" office:value-type="float" office:value="21734">
            <text:p>21,73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2">
            <text:p>242</text:p>
          </table:table-cell>
          <table:table-cell table:style-name="ce19" table:formula="of:=CONCATENATE(IF(MAX([.$D270];[.$G270];[.$J270];[.$M270];[.$P270];[.$S270];[.$V270])=[.D270];&quot;CDU&quot;;&quot;&quot;);IF(MAX([.$D270];[.$G270];[.$J270];[.$M270];[.$P270];[.$S270];[.$V270])=[.G270];&quot;SPD&quot;;&quot;&quot;);IF(MAX([.$D270];[.$G270];[.$J270];[.$M270];[.$P270];[.$S270];[.$V270])=[.J270];&quot;DIE LINKE&quot;;&quot;&quot;);IF(MAX([.$D270];[.$G270];[.$J270];[.$M270];[.$P270];[.$S270];[.$V270])=[.M270];&quot;GRÜNE&quot;;&quot;&quot;);IF(MAX([.$D270];[.$G270];[.$J270];[.$M270];[.$P270];[.$S270];[.$V270])=[.P270];&quot;CSU&quot;;&quot;&quot;);IF(MAX([.$D270];[.$G270];[.$J270];[.$M270];[.$P270];[.$S270];[.$V270])=[.S270];&quot;FDP&quot;;&quot;&quot;);IF(MAX([.$D270];[.$G270];[.$J270];[.$M270];[.$P270];[.$S270];[.$V270])=[.V270];&quot;AfD&quot;;&quot;&quot;))" office:value-type="string" office:string-value="CSU">
            <text:p>CSU</text:p>
          </table:table-cell>
          <table:table-cell table:formula="of:=SUM([.E270]+[.H270]+[.K270]+[.N270]+[.Q270]+[.T270]+[.W270])" office:value-type="float" office:value="137895">
            <text:p>137,89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0965">
            <text:p>30,965</text:p>
          </table:table-cell>
          <table:table-cell table:style-name="ce9" office:value-type="float" office:value="25578">
            <text:p>25,578</text:p>
          </table:table-cell>
          <table:table-cell table:style-name="ce9"/>
          <table:table-cell table:style-name="ce9" office:value-type="float" office:value="8633">
            <text:p>8,633</text:p>
          </table:table-cell>
          <table:table-cell table:style-name="ce9" office:value-type="float" office:value="11115">
            <text:p>11,115</text:p>
          </table:table-cell>
          <table:table-cell table:style-name="ce9"/>
          <table:table-cell table:style-name="ce9" office:value-type="float" office:value="16179">
            <text:p>16,179</text:p>
          </table:table-cell>
          <table:table-cell table:style-name="ce9" office:value-type="float" office:value="19862">
            <text:p>19,862</text:p>
          </table:table-cell>
          <table:table-cell table:style-name="ce9"/>
          <table:table-cell table:style-name="ce9" office:value-type="float" office:value="62767">
            <text:p>62,767</text:p>
          </table:table-cell>
          <table:table-cell table:style-name="ce9" office:value-type="float" office:value="52414">
            <text:p>52,414</text:p>
          </table:table-cell>
          <table:table-cell table:style-name="ce9"/>
          <table:table-cell table:style-name="ce9" office:value-type="float" office:value="8713">
            <text:p>8,713</text:p>
          </table:table-cell>
          <table:table-cell table:style-name="ce9" office:value-type="float" office:value="14973">
            <text:p>14,973</text:p>
          </table:table-cell>
          <table:table-cell table:style-name="ce9"/>
          <table:table-cell table:style-name="ce9" office:value-type="float" office:value="11670">
            <text:p>11,670</text:p>
          </table:table-cell>
          <table:table-cell table:style-name="ce9" office:value-type="float" office:value="13953">
            <text:p>13,95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3">
            <text:p>243</text:p>
          </table:table-cell>
          <table:table-cell table:style-name="ce19" table:formula="of:=CONCATENATE(IF(MAX([.$D271];[.$G271];[.$J271];[.$M271];[.$P271];[.$S271];[.$V271])=[.D271];&quot;CDU&quot;;&quot;&quot;);IF(MAX([.$D271];[.$G271];[.$J271];[.$M271];[.$P271];[.$S271];[.$V271])=[.G271];&quot;SPD&quot;;&quot;&quot;);IF(MAX([.$D271];[.$G271];[.$J271];[.$M271];[.$P271];[.$S271];[.$V271])=[.J271];&quot;DIE LINKE&quot;;&quot;&quot;);IF(MAX([.$D271];[.$G271];[.$J271];[.$M271];[.$P271];[.$S271];[.$V271])=[.M271];&quot;GRÜNE&quot;;&quot;&quot;);IF(MAX([.$D271];[.$G271];[.$J271];[.$M271];[.$P271];[.$S271];[.$V271])=[.P271];&quot;CSU&quot;;&quot;&quot;);IF(MAX([.$D271];[.$G271];[.$J271];[.$M271];[.$P271];[.$S271];[.$V271])=[.S271];&quot;FDP&quot;;&quot;&quot;);IF(MAX([.$D271];[.$G271];[.$J271];[.$M271];[.$P271];[.$S271];[.$V271])=[.V271];&quot;AfD&quot;;&quot;&quot;))" office:value-type="string" office:string-value="CSU">
            <text:p>CSU</text:p>
          </table:table-cell>
          <table:table-cell table:formula="of:=SUM([.E271]+[.H271]+[.K271]+[.N271]+[.Q271]+[.T271]+[.W271])" office:value-type="float" office:value="183121">
            <text:p>183,12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45055">
            <text:p>45,055</text:p>
          </table:table-cell>
          <table:table-cell table:style-name="ce9" office:value-type="float" office:value="37089">
            <text:p>37,089</text:p>
          </table:table-cell>
          <table:table-cell table:style-name="ce9"/>
          <table:table-cell table:style-name="ce9" office:value-type="float" office:value="13311">
            <text:p>13,311</text:p>
          </table:table-cell>
          <table:table-cell table:style-name="ce9" office:value-type="float" office:value="15442">
            <text:p>15,442</text:p>
          </table:table-cell>
          <table:table-cell table:style-name="ce9"/>
          <table:table-cell table:style-name="ce9" office:value-type="float" office:value="19088">
            <text:p>19,088</text:p>
          </table:table-cell>
          <table:table-cell table:style-name="ce9" office:value-type="float" office:value="20540">
            <text:p>20,540</text:p>
          </table:table-cell>
          <table:table-cell table:style-name="ce9"/>
          <table:table-cell table:style-name="ce9" office:value-type="float" office:value="78559">
            <text:p>78,559</text:p>
          </table:table-cell>
          <table:table-cell table:style-name="ce9" office:value-type="float" office:value="69472">
            <text:p>69,472</text:p>
          </table:table-cell>
          <table:table-cell table:style-name="ce9"/>
          <table:table-cell table:style-name="ce9" office:value-type="float" office:value="10618">
            <text:p>10,618</text:p>
          </table:table-cell>
          <table:table-cell table:style-name="ce9" office:value-type="float" office:value="17545">
            <text:p>17,545</text:p>
          </table:table-cell>
          <table:table-cell table:style-name="ce9"/>
          <table:table-cell table:style-name="ce9" office:value-type="float" office:value="20968">
            <text:p>20,968</text:p>
          </table:table-cell>
          <table:table-cell table:style-name="ce9" office:value-type="float" office:value="23033">
            <text:p>23,03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4">
            <text:p>244</text:p>
          </table:table-cell>
          <table:table-cell table:style-name="ce19" table:formula="of:=CONCATENATE(IF(MAX([.$D272];[.$G272];[.$J272];[.$M272];[.$P272];[.$S272];[.$V272])=[.D272];&quot;CDU&quot;;&quot;&quot;);IF(MAX([.$D272];[.$G272];[.$J272];[.$M272];[.$P272];[.$S272];[.$V272])=[.G272];&quot;SPD&quot;;&quot;&quot;);IF(MAX([.$D272];[.$G272];[.$J272];[.$M272];[.$P272];[.$S272];[.$V272])=[.J272];&quot;DIE LINKE&quot;;&quot;&quot;);IF(MAX([.$D272];[.$G272];[.$J272];[.$M272];[.$P272];[.$S272];[.$V272])=[.M272];&quot;GRÜNE&quot;;&quot;&quot;);IF(MAX([.$D272];[.$G272];[.$J272];[.$M272];[.$P272];[.$S272];[.$V272])=[.P272];&quot;CSU&quot;;&quot;&quot;);IF(MAX([.$D272];[.$G272];[.$J272];[.$M272];[.$P272];[.$S272];[.$V272])=[.S272];&quot;FDP&quot;;&quot;&quot;);IF(MAX([.$D272];[.$G272];[.$J272];[.$M272];[.$P272];[.$S272];[.$V272])=[.V272];&quot;AfD&quot;;&quot;&quot;))" office:value-type="string" office:string-value="CSU">
            <text:p>CSU</text:p>
          </table:table-cell>
          <table:table-cell table:formula="of:=SUM([.E272]+[.H272]+[.K272]+[.N272]+[.Q272]+[.T272]+[.W272])" office:value-type="float" office:value="135348">
            <text:p>135,34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7068">
            <text:p>37,068</text:p>
          </table:table-cell>
          <table:table-cell table:style-name="ce9" office:value-type="float" office:value="26456">
            <text:p>26,456</text:p>
          </table:table-cell>
          <table:table-cell table:style-name="ce9"/>
          <table:table-cell table:style-name="ce9" office:value-type="float" office:value="14511">
            <text:p>14,511</text:p>
          </table:table-cell>
          <table:table-cell table:style-name="ce9" office:value-type="float" office:value="16962">
            <text:p>16,962</text:p>
          </table:table-cell>
          <table:table-cell table:style-name="ce9"/>
          <table:table-cell table:style-name="ce9" office:value-type="float" office:value="18463">
            <text:p>18,463</text:p>
          </table:table-cell>
          <table:table-cell table:style-name="ce9" office:value-type="float" office:value="21909">
            <text:p>21,909</text:p>
          </table:table-cell>
          <table:table-cell table:style-name="ce9"/>
          <table:table-cell table:style-name="ce9" office:value-type="float" office:value="45340">
            <text:p>45,340</text:p>
          </table:table-cell>
          <table:table-cell table:style-name="ce9" office:value-type="float" office:value="40106">
            <text:p>40,106</text:p>
          </table:table-cell>
          <table:table-cell table:style-name="ce9"/>
          <table:table-cell table:style-name="ce9" office:value-type="float" office:value="10379">
            <text:p>10,379</text:p>
          </table:table-cell>
          <table:table-cell table:style-name="ce9" office:value-type="float" office:value="15412">
            <text:p>15,412</text:p>
          </table:table-cell>
          <table:table-cell table:style-name="ce9"/>
          <table:table-cell table:style-name="ce9" office:value-type="float" office:value="13398">
            <text:p>13,398</text:p>
          </table:table-cell>
          <table:table-cell table:style-name="ce9" office:value-type="float" office:value="14503">
            <text:p>14,50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5">
            <text:p>245</text:p>
          </table:table-cell>
          <table:table-cell table:style-name="ce19" table:formula="of:=CONCATENATE(IF(MAX([.$D273];[.$G273];[.$J273];[.$M273];[.$P273];[.$S273];[.$V273])=[.D273];&quot;CDU&quot;;&quot;&quot;);IF(MAX([.$D273];[.$G273];[.$J273];[.$M273];[.$P273];[.$S273];[.$V273])=[.G273];&quot;SPD&quot;;&quot;&quot;);IF(MAX([.$D273];[.$G273];[.$J273];[.$M273];[.$P273];[.$S273];[.$V273])=[.J273];&quot;DIE LINKE&quot;;&quot;&quot;);IF(MAX([.$D273];[.$G273];[.$J273];[.$M273];[.$P273];[.$S273];[.$V273])=[.M273];&quot;GRÜNE&quot;;&quot;&quot;);IF(MAX([.$D273];[.$G273];[.$J273];[.$M273];[.$P273];[.$S273];[.$V273])=[.P273];&quot;CSU&quot;;&quot;&quot;);IF(MAX([.$D273];[.$G273];[.$J273];[.$M273];[.$P273];[.$S273];[.$V273])=[.S273];&quot;FDP&quot;;&quot;&quot;);IF(MAX([.$D273];[.$G273];[.$J273];[.$M273];[.$P273];[.$S273];[.$V273])=[.V273];&quot;AfD&quot;;&quot;&quot;))" office:value-type="string" office:string-value="CSU">
            <text:p>CSU</text:p>
          </table:table-cell>
          <table:table-cell table:formula="of:=SUM([.E273]+[.H273]+[.K273]+[.N273]+[.Q273]+[.T273]+[.W273])" office:value-type="float" office:value="122033">
            <text:p>122,033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4621">
            <text:p>34,621</text:p>
          </table:table-cell>
          <table:table-cell table:style-name="ce9" office:value-type="float" office:value="27467">
            <text:p>27,467</text:p>
          </table:table-cell>
          <table:table-cell table:style-name="ce9"/>
          <table:table-cell table:style-name="ce9" office:value-type="float" office:value="10772">
            <text:p>10,772</text:p>
          </table:table-cell>
          <table:table-cell table:style-name="ce9" office:value-type="float" office:value="11640">
            <text:p>11,640</text:p>
          </table:table-cell>
          <table:table-cell table:style-name="ce9"/>
          <table:table-cell table:style-name="ce9" office:value-type="float" office:value="10163">
            <text:p>10,163</text:p>
          </table:table-cell>
          <table:table-cell table:style-name="ce9" office:value-type="float" office:value="12166">
            <text:p>12,166</text:p>
          </table:table-cell>
          <table:table-cell table:style-name="ce9"/>
          <table:table-cell table:style-name="ce9" office:value-type="float" office:value="46511">
            <text:p>46,511</text:p>
          </table:table-cell>
          <table:table-cell table:style-name="ce9" office:value-type="float" office:value="40882">
            <text:p>40,882</text:p>
          </table:table-cell>
          <table:table-cell table:style-name="ce9"/>
          <table:table-cell table:style-name="ce9" office:value-type="float" office:value="7632">
            <text:p>7,632</text:p>
          </table:table-cell>
          <table:table-cell table:style-name="ce9" office:value-type="float" office:value="11199">
            <text:p>11,199</text:p>
          </table:table-cell>
          <table:table-cell table:style-name="ce9"/>
          <table:table-cell table:style-name="ce9" office:value-type="float" office:value="17270">
            <text:p>17,270</text:p>
          </table:table-cell>
          <table:table-cell table:style-name="ce9" office:value-type="float" office:value="18679">
            <text:p>18,67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6">
            <text:p>246</text:p>
          </table:table-cell>
          <table:table-cell table:style-name="ce19" table:formula="of:=CONCATENATE(IF(MAX([.$D274];[.$G274];[.$J274];[.$M274];[.$P274];[.$S274];[.$V274])=[.D274];&quot;CDU&quot;;&quot;&quot;);IF(MAX([.$D274];[.$G274];[.$J274];[.$M274];[.$P274];[.$S274];[.$V274])=[.G274];&quot;SPD&quot;;&quot;&quot;);IF(MAX([.$D274];[.$G274];[.$J274];[.$M274];[.$P274];[.$S274];[.$V274])=[.J274];&quot;DIE LINKE&quot;;&quot;&quot;);IF(MAX([.$D274];[.$G274];[.$J274];[.$M274];[.$P274];[.$S274];[.$V274])=[.M274];&quot;GRÜNE&quot;;&quot;&quot;);IF(MAX([.$D274];[.$G274];[.$J274];[.$M274];[.$P274];[.$S274];[.$V274])=[.P274];&quot;CSU&quot;;&quot;&quot;);IF(MAX([.$D274];[.$G274];[.$J274];[.$M274];[.$P274];[.$S274];[.$V274])=[.S274];&quot;FDP&quot;;&quot;&quot;);IF(MAX([.$D274];[.$G274];[.$J274];[.$M274];[.$P274];[.$S274];[.$V274])=[.V274];&quot;AfD&quot;;&quot;&quot;))" office:value-type="string" office:string-value="CSU">
            <text:p>CSU</text:p>
          </table:table-cell>
          <table:table-cell table:formula="of:=SUM([.E274]+[.H274]+[.K274]+[.N274]+[.Q274]+[.T274]+[.W274])" office:value-type="float" office:value="170758">
            <text:p>170,75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7920">
            <text:p>37,920</text:p>
          </table:table-cell>
          <table:table-cell table:style-name="ce9" office:value-type="float" office:value="34040">
            <text:p>34,040</text:p>
          </table:table-cell>
          <table:table-cell table:style-name="ce9"/>
          <table:table-cell table:style-name="ce9" office:value-type="float" office:value="8887">
            <text:p>8,887</text:p>
          </table:table-cell>
          <table:table-cell table:style-name="ce9" office:value-type="float" office:value="11635">
            <text:p>11,635</text:p>
          </table:table-cell>
          <table:table-cell table:style-name="ce9"/>
          <table:table-cell table:style-name="ce9" office:value-type="float" office:value="14465">
            <text:p>14,465</text:p>
          </table:table-cell>
          <table:table-cell table:style-name="ce9" office:value-type="float" office:value="18033">
            <text:p>18,033</text:p>
          </table:table-cell>
          <table:table-cell table:style-name="ce9"/>
          <table:table-cell table:style-name="ce9" office:value-type="float" office:value="81874">
            <text:p>81,874</text:p>
          </table:table-cell>
          <table:table-cell table:style-name="ce9" office:value-type="float" office:value="69743">
            <text:p>69,743</text:p>
          </table:table-cell>
          <table:table-cell table:style-name="ce9"/>
          <table:table-cell table:style-name="ce9" office:value-type="float" office:value="8583">
            <text:p>8,583</text:p>
          </table:table-cell>
          <table:table-cell table:style-name="ce9" office:value-type="float" office:value="15990">
            <text:p>15,990</text:p>
          </table:table-cell>
          <table:table-cell table:style-name="ce9"/>
          <table:table-cell table:style-name="ce9" office:value-type="float" office:value="18925">
            <text:p>18,925</text:p>
          </table:table-cell>
          <table:table-cell table:style-name="ce9" office:value-type="float" office:value="21317">
            <text:p>21,31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7">
            <text:p>247</text:p>
          </table:table-cell>
          <table:table-cell table:style-name="ce19" table:formula="of:=CONCATENATE(IF(MAX([.$D275];[.$G275];[.$J275];[.$M275];[.$P275];[.$S275];[.$V275])=[.D275];&quot;CDU&quot;;&quot;&quot;);IF(MAX([.$D275];[.$G275];[.$J275];[.$M275];[.$P275];[.$S275];[.$V275])=[.G275];&quot;SPD&quot;;&quot;&quot;);IF(MAX([.$D275];[.$G275];[.$J275];[.$M275];[.$P275];[.$S275];[.$V275])=[.J275];&quot;DIE LINKE&quot;;&quot;&quot;);IF(MAX([.$D275];[.$G275];[.$J275];[.$M275];[.$P275];[.$S275];[.$V275])=[.M275];&quot;GRÜNE&quot;;&quot;&quot;);IF(MAX([.$D275];[.$G275];[.$J275];[.$M275];[.$P275];[.$S275];[.$V275])=[.P275];&quot;CSU&quot;;&quot;&quot;);IF(MAX([.$D275];[.$G275];[.$J275];[.$M275];[.$P275];[.$S275];[.$V275])=[.S275];&quot;FDP&quot;;&quot;&quot;);IF(MAX([.$D275];[.$G275];[.$J275];[.$M275];[.$P275];[.$S275];[.$V275])=[.V275];&quot;AfD&quot;;&quot;&quot;))" office:value-type="string" office:string-value="CSU">
            <text:p>CSU</text:p>
          </table:table-cell>
          <table:table-cell table:formula="of:=SUM([.E275]+[.H275]+[.K275]+[.N275]+[.Q275]+[.T275]+[.W275])" office:value-type="float" office:value="134590">
            <text:p>134,59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3660">
            <text:p>23,660</text:p>
          </table:table-cell>
          <table:table-cell table:style-name="ce9" office:value-type="float" office:value="25198">
            <text:p>25,198</text:p>
          </table:table-cell>
          <table:table-cell table:style-name="ce9"/>
          <table:table-cell table:style-name="ce9" office:value-type="float" office:value="6833">
            <text:p>6,833</text:p>
          </table:table-cell>
          <table:table-cell table:style-name="ce9" office:value-type="float" office:value="8699">
            <text:p>8,699</text:p>
          </table:table-cell>
          <table:table-cell table:style-name="ce9"/>
          <table:table-cell table:style-name="ce9" office:value-type="float" office:value="13144">
            <text:p>13,144</text:p>
          </table:table-cell>
          <table:table-cell table:style-name="ce9" office:value-type="float" office:value="13432">
            <text:p>13,432</text:p>
          </table:table-cell>
          <table:table-cell table:style-name="ce9"/>
          <table:table-cell table:style-name="ce9" office:value-type="float" office:value="68708">
            <text:p>68,708</text:p>
          </table:table-cell>
          <table:table-cell table:style-name="ce9" office:value-type="float" office:value="55009">
            <text:p>55,009</text:p>
          </table:table-cell>
          <table:table-cell table:style-name="ce9"/>
          <table:table-cell table:style-name="ce9" office:value-type="float" office:value="11381">
            <text:p>11,381</text:p>
          </table:table-cell>
          <table:table-cell table:style-name="ce9" office:value-type="float" office:value="15610">
            <text:p>15,610</text:p>
          </table:table-cell>
          <table:table-cell table:style-name="ce9"/>
          <table:table-cell table:style-name="ce9" office:value-type="float" office:value="14985">
            <text:p>14,985</text:p>
          </table:table-cell>
          <table:table-cell table:style-name="ce9" office:value-type="float" office:value="16642">
            <text:p>16,6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8">
            <text:p>248</text:p>
          </table:table-cell>
          <table:table-cell table:style-name="ce19" table:formula="of:=CONCATENATE(IF(MAX([.$D276];[.$G276];[.$J276];[.$M276];[.$P276];[.$S276];[.$V276])=[.D276];&quot;CDU&quot;;&quot;&quot;);IF(MAX([.$D276];[.$G276];[.$J276];[.$M276];[.$P276];[.$S276];[.$V276])=[.G276];&quot;SPD&quot;;&quot;&quot;);IF(MAX([.$D276];[.$G276];[.$J276];[.$M276];[.$P276];[.$S276];[.$V276])=[.J276];&quot;DIE LINKE&quot;;&quot;&quot;);IF(MAX([.$D276];[.$G276];[.$J276];[.$M276];[.$P276];[.$S276];[.$V276])=[.M276];&quot;GRÜNE&quot;;&quot;&quot;);IF(MAX([.$D276];[.$G276];[.$J276];[.$M276];[.$P276];[.$S276];[.$V276])=[.P276];&quot;CSU&quot;;&quot;&quot;);IF(MAX([.$D276];[.$G276];[.$J276];[.$M276];[.$P276];[.$S276];[.$V276])=[.S276];&quot;FDP&quot;;&quot;&quot;);IF(MAX([.$D276];[.$G276];[.$J276];[.$M276];[.$P276];[.$S276];[.$V276])=[.V276];&quot;AfD&quot;;&quot;&quot;))" office:value-type="string" office:string-value="CSU">
            <text:p>CSU</text:p>
          </table:table-cell>
          <table:table-cell table:formula="of:=SUM([.E276]+[.H276]+[.K276]+[.N276]+[.Q276]+[.T276]+[.W276])" office:value-type="float" office:value="158870">
            <text:p>158,87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2383">
            <text:p>32,383</text:p>
          </table:table-cell>
          <table:table-cell table:style-name="ce9" office:value-type="float" office:value="26904">
            <text:p>26,904</text:p>
          </table:table-cell>
          <table:table-cell table:style-name="ce9"/>
          <table:table-cell table:style-name="ce9" office:value-type="float" office:value="9071">
            <text:p>9,071</text:p>
          </table:table-cell>
          <table:table-cell table:style-name="ce9" office:value-type="float" office:value="10085">
            <text:p>10,085</text:p>
          </table:table-cell>
          <table:table-cell table:style-name="ce9"/>
          <table:table-cell table:style-name="ce9" office:value-type="float" office:value="11980">
            <text:p>11,980</text:p>
          </table:table-cell>
          <table:table-cell table:style-name="ce9" office:value-type="float" office:value="11359">
            <text:p>11,359</text:p>
          </table:table-cell>
          <table:table-cell table:style-name="ce9"/>
          <table:table-cell table:style-name="ce9" office:value-type="float" office:value="86603">
            <text:p>86,603</text:p>
          </table:table-cell>
          <table:table-cell table:style-name="ce9" office:value-type="float" office:value="75788">
            <text:p>75,788</text:p>
          </table:table-cell>
          <table:table-cell table:style-name="ce9"/>
          <table:table-cell table:style-name="ce9" office:value-type="float" office:value="9534">
            <text:p>9,534</text:p>
          </table:table-cell>
          <table:table-cell table:style-name="ce9" office:value-type="float" office:value="15084">
            <text:p>15,084</text:p>
          </table:table-cell>
          <table:table-cell table:style-name="ce9"/>
          <table:table-cell table:style-name="ce9" office:value-type="float" office:value="17753">
            <text:p>17,753</text:p>
          </table:table-cell>
          <table:table-cell table:style-name="ce9" office:value-type="float" office:value="19650">
            <text:p>19,6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49">
            <text:p>249</text:p>
          </table:table-cell>
          <table:table-cell table:style-name="ce19" table:formula="of:=CONCATENATE(IF(MAX([.$D277];[.$G277];[.$J277];[.$M277];[.$P277];[.$S277];[.$V277])=[.D277];&quot;CDU&quot;;&quot;&quot;);IF(MAX([.$D277];[.$G277];[.$J277];[.$M277];[.$P277];[.$S277];[.$V277])=[.G277];&quot;SPD&quot;;&quot;&quot;);IF(MAX([.$D277];[.$G277];[.$J277];[.$M277];[.$P277];[.$S277];[.$V277])=[.J277];&quot;DIE LINKE&quot;;&quot;&quot;);IF(MAX([.$D277];[.$G277];[.$J277];[.$M277];[.$P277];[.$S277];[.$V277])=[.M277];&quot;GRÜNE&quot;;&quot;&quot;);IF(MAX([.$D277];[.$G277];[.$J277];[.$M277];[.$P277];[.$S277];[.$V277])=[.P277];&quot;CSU&quot;;&quot;&quot;);IF(MAX([.$D277];[.$G277];[.$J277];[.$M277];[.$P277];[.$S277];[.$V277])=[.S277];&quot;FDP&quot;;&quot;&quot;);IF(MAX([.$D277];[.$G277];[.$J277];[.$M277];[.$P277];[.$S277];[.$V277])=[.V277];&quot;AfD&quot;;&quot;&quot;))" office:value-type="string" office:string-value="CSU">
            <text:p>CSU</text:p>
          </table:table-cell>
          <table:table-cell table:formula="of:=SUM([.E277]+[.H277]+[.K277]+[.N277]+[.Q277]+[.T277]+[.W277])" office:value-type="float" office:value="145225">
            <text:p>145,22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5148">
            <text:p>35,148</text:p>
          </table:table-cell>
          <table:table-cell table:style-name="ce9" office:value-type="float" office:value="28903">
            <text:p>28,903</text:p>
          </table:table-cell>
          <table:table-cell table:style-name="ce9"/>
          <table:table-cell table:style-name="ce9" office:value-type="float" office:value="7515">
            <text:p>7,515</text:p>
          </table:table-cell>
          <table:table-cell table:style-name="ce9" office:value-type="float" office:value="8562">
            <text:p>8,562</text:p>
          </table:table-cell>
          <table:table-cell table:style-name="ce9"/>
          <table:table-cell table:style-name="ce9" office:value-type="float" office:value="11050">
            <text:p>11,050</text:p>
          </table:table-cell>
          <table:table-cell table:style-name="ce9" office:value-type="float" office:value="11939">
            <text:p>11,939</text:p>
          </table:table-cell>
          <table:table-cell table:style-name="ce9"/>
          <table:table-cell table:style-name="ce9" office:value-type="float" office:value="72406">
            <text:p>72,406</text:p>
          </table:table-cell>
          <table:table-cell table:style-name="ce9" office:value-type="float" office:value="65245">
            <text:p>65,245</text:p>
          </table:table-cell>
          <table:table-cell table:style-name="ce9"/>
          <table:table-cell table:style-name="ce9" office:value-type="float" office:value="7708">
            <text:p>7,708</text:p>
          </table:table-cell>
          <table:table-cell table:style-name="ce9" office:value-type="float" office:value="13720">
            <text:p>13,720</text:p>
          </table:table-cell>
          <table:table-cell table:style-name="ce9"/>
          <table:table-cell table:style-name="ce9" office:value-type="float" office:value="14075">
            <text:p>14,075</text:p>
          </table:table-cell>
          <table:table-cell table:style-name="ce9" office:value-type="float" office:value="16856">
            <text:p>16,85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0">
            <text:p>250</text:p>
          </table:table-cell>
          <table:table-cell table:style-name="ce19" table:formula="of:=CONCATENATE(IF(MAX([.$D278];[.$G278];[.$J278];[.$M278];[.$P278];[.$S278];[.$V278])=[.D278];&quot;CDU&quot;;&quot;&quot;);IF(MAX([.$D278];[.$G278];[.$J278];[.$M278];[.$P278];[.$S278];[.$V278])=[.G278];&quot;SPD&quot;;&quot;&quot;);IF(MAX([.$D278];[.$G278];[.$J278];[.$M278];[.$P278];[.$S278];[.$V278])=[.J278];&quot;DIE LINKE&quot;;&quot;&quot;);IF(MAX([.$D278];[.$G278];[.$J278];[.$M278];[.$P278];[.$S278];[.$V278])=[.M278];&quot;GRÜNE&quot;;&quot;&quot;);IF(MAX([.$D278];[.$G278];[.$J278];[.$M278];[.$P278];[.$S278];[.$V278])=[.P278];&quot;CSU&quot;;&quot;&quot;);IF(MAX([.$D278];[.$G278];[.$J278];[.$M278];[.$P278];[.$S278];[.$V278])=[.S278];&quot;FDP&quot;;&quot;&quot;);IF(MAX([.$D278];[.$G278];[.$J278];[.$M278];[.$P278];[.$S278];[.$V278])=[.V278];&quot;AfD&quot;;&quot;&quot;))" office:value-type="string" office:string-value="CSU">
            <text:p>CSU</text:p>
          </table:table-cell>
          <table:table-cell table:formula="of:=SUM([.E278]+[.H278]+[.K278]+[.N278]+[.Q278]+[.T278]+[.W278])" office:value-type="float" office:value="144670">
            <text:p>144,67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6346">
            <text:p>26,346</text:p>
          </table:table-cell>
          <table:table-cell table:style-name="ce9" office:value-type="float" office:value="26163">
            <text:p>26,163</text:p>
          </table:table-cell>
          <table:table-cell table:style-name="ce9"/>
          <table:table-cell table:style-name="ce9" office:value-type="float" office:value="12091">
            <text:p>12,091</text:p>
          </table:table-cell>
          <table:table-cell table:style-name="ce9" office:value-type="float" office:value="10422">
            <text:p>10,422</text:p>
          </table:table-cell>
          <table:table-cell table:style-name="ce9"/>
          <table:table-cell table:style-name="ce9" office:value-type="float" office:value="11466">
            <text:p>11,466</text:p>
          </table:table-cell>
          <table:table-cell table:style-name="ce9" office:value-type="float" office:value="11717">
            <text:p>11,717</text:p>
          </table:table-cell>
          <table:table-cell table:style-name="ce9"/>
          <table:table-cell table:style-name="ce9" office:value-type="float" office:value="73901">
            <text:p>73,901</text:p>
          </table:table-cell>
          <table:table-cell table:style-name="ce9" office:value-type="float" office:value="63674">
            <text:p>63,674</text:p>
          </table:table-cell>
          <table:table-cell table:style-name="ce9"/>
          <table:table-cell table:style-name="ce9" office:value-type="float" office:value="9506">
            <text:p>9,506</text:p>
          </table:table-cell>
          <table:table-cell table:style-name="ce9" office:value-type="float" office:value="13789">
            <text:p>13,789</text:p>
          </table:table-cell>
          <table:table-cell table:style-name="ce9"/>
          <table:table-cell table:style-name="ce9" office:value-type="float" office:value="17198">
            <text:p>17,198</text:p>
          </table:table-cell>
          <table:table-cell table:style-name="ce9" office:value-type="float" office:value="18905">
            <text:p>18,90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1">
            <text:p>251</text:p>
          </table:table-cell>
          <table:table-cell table:style-name="ce19" table:formula="of:=CONCATENATE(IF(MAX([.$D279];[.$G279];[.$J279];[.$M279];[.$P279];[.$S279];[.$V279])=[.D279];&quot;CDU&quot;;&quot;&quot;);IF(MAX([.$D279];[.$G279];[.$J279];[.$M279];[.$P279];[.$S279];[.$V279])=[.G279];&quot;SPD&quot;;&quot;&quot;);IF(MAX([.$D279];[.$G279];[.$J279];[.$M279];[.$P279];[.$S279];[.$V279])=[.J279];&quot;DIE LINKE&quot;;&quot;&quot;);IF(MAX([.$D279];[.$G279];[.$J279];[.$M279];[.$P279];[.$S279];[.$V279])=[.M279];&quot;GRÜNE&quot;;&quot;&quot;);IF(MAX([.$D279];[.$G279];[.$J279];[.$M279];[.$P279];[.$S279];[.$V279])=[.P279];&quot;CSU&quot;;&quot;&quot;);IF(MAX([.$D279];[.$G279];[.$J279];[.$M279];[.$P279];[.$S279];[.$V279])=[.S279];&quot;FDP&quot;;&quot;&quot;);IF(MAX([.$D279];[.$G279];[.$J279];[.$M279];[.$P279];[.$S279];[.$V279])=[.V279];&quot;AfD&quot;;&quot;&quot;))" office:value-type="string" office:string-value="CSU">
            <text:p>CSU</text:p>
          </table:table-cell>
          <table:table-cell table:formula="of:=SUM([.E279]+[.H279]+[.K279]+[.N279]+[.Q279]+[.T279]+[.W279])" office:value-type="float" office:value="170938">
            <text:p>170,93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33929">
            <text:p>33,929</text:p>
          </table:table-cell>
          <table:table-cell table:style-name="ce9" office:value-type="float" office:value="32126">
            <text:p>32,126</text:p>
          </table:table-cell>
          <table:table-cell table:style-name="ce9"/>
          <table:table-cell table:style-name="ce9" office:value-type="float" office:value="10130">
            <text:p>10,130</text:p>
          </table:table-cell>
          <table:table-cell table:style-name="ce9" office:value-type="float" office:value="12931">
            <text:p>12,931</text:p>
          </table:table-cell>
          <table:table-cell table:style-name="ce9"/>
          <table:table-cell table:style-name="ce9" office:value-type="float" office:value="25359">
            <text:p>25,359</text:p>
          </table:table-cell>
          <table:table-cell table:style-name="ce9" office:value-type="float" office:value="23719">
            <text:p>23,719</text:p>
          </table:table-cell>
          <table:table-cell table:style-name="ce9"/>
          <table:table-cell table:style-name="ce9" office:value-type="float" office:value="76515">
            <text:p>76,515</text:p>
          </table:table-cell>
          <table:table-cell table:style-name="ce9" office:value-type="float" office:value="67585">
            <text:p>67,585</text:p>
          </table:table-cell>
          <table:table-cell table:style-name="ce9"/>
          <table:table-cell table:style-name="ce9" office:value-type="float" office:value="14592">
            <text:p>14,592</text:p>
          </table:table-cell>
          <table:table-cell table:style-name="ce9" office:value-type="float" office:value="18813">
            <text:p>18,813</text:p>
          </table:table-cell>
          <table:table-cell table:style-name="ce9"/>
          <table:table-cell table:style-name="ce9" office:value-type="float" office:value="13872">
            <text:p>13,872</text:p>
          </table:table-cell>
          <table:table-cell table:style-name="ce9" office:value-type="float" office:value="15764">
            <text:p>15,76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2">
            <text:p>252</text:p>
          </table:table-cell>
          <table:table-cell table:style-name="ce19" table:formula="of:=CONCATENATE(IF(MAX([.$D280];[.$G280];[.$J280];[.$M280];[.$P280];[.$S280];[.$V280])=[.D280];&quot;CDU&quot;;&quot;&quot;);IF(MAX([.$D280];[.$G280];[.$J280];[.$M280];[.$P280];[.$S280];[.$V280])=[.G280];&quot;SPD&quot;;&quot;&quot;);IF(MAX([.$D280];[.$G280];[.$J280];[.$M280];[.$P280];[.$S280];[.$V280])=[.J280];&quot;DIE LINKE&quot;;&quot;&quot;);IF(MAX([.$D280];[.$G280];[.$J280];[.$M280];[.$P280];[.$S280];[.$V280])=[.M280];&quot;GRÜNE&quot;;&quot;&quot;);IF(MAX([.$D280];[.$G280];[.$J280];[.$M280];[.$P280];[.$S280];[.$V280])=[.P280];&quot;CSU&quot;;&quot;&quot;);IF(MAX([.$D280];[.$G280];[.$J280];[.$M280];[.$P280];[.$S280];[.$V280])=[.S280];&quot;FDP&quot;;&quot;&quot;);IF(MAX([.$D280];[.$G280];[.$J280];[.$M280];[.$P280];[.$S280];[.$V280])=[.V280];&quot;AfD&quot;;&quot;&quot;))" office:value-type="string" office:string-value="CSU">
            <text:p>CSU</text:p>
          </table:table-cell>
          <table:table-cell table:formula="of:=SUM([.E280]+[.H280]+[.K280]+[.N280]+[.Q280]+[.T280]+[.W280])" office:value-type="float" office:value="141127">
            <text:p>141,127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9285">
            <text:p>29,285</text:p>
          </table:table-cell>
          <table:table-cell table:style-name="ce9" office:value-type="float" office:value="24112">
            <text:p>24,112</text:p>
          </table:table-cell>
          <table:table-cell table:style-name="ce9"/>
          <table:table-cell table:style-name="ce9" office:value-type="float" office:value="12850">
            <text:p>12,850</text:p>
          </table:table-cell>
          <table:table-cell table:style-name="ce9" office:value-type="float" office:value="13649">
            <text:p>13,649</text:p>
          </table:table-cell>
          <table:table-cell table:style-name="ce9"/>
          <table:table-cell table:style-name="ce9" office:value-type="float" office:value="21062">
            <text:p>21,062</text:p>
          </table:table-cell>
          <table:table-cell table:style-name="ce9" office:value-type="float" office:value="18782">
            <text:p>18,782</text:p>
          </table:table-cell>
          <table:table-cell table:style-name="ce9"/>
          <table:table-cell table:style-name="ce9" office:value-type="float" office:value="52769">
            <text:p>52,769</text:p>
          </table:table-cell>
          <table:table-cell table:style-name="ce9" office:value-type="float" office:value="48420">
            <text:p>48,420</text:p>
          </table:table-cell>
          <table:table-cell table:style-name="ce9"/>
          <table:table-cell table:style-name="ce9" office:value-type="float" office:value="9191">
            <text:p>9,191</text:p>
          </table:table-cell>
          <table:table-cell table:style-name="ce9" office:value-type="float" office:value="15149">
            <text:p>15,149</text:p>
          </table:table-cell>
          <table:table-cell table:style-name="ce9"/>
          <table:table-cell table:style-name="ce9" office:value-type="float" office:value="20170">
            <text:p>20,170</text:p>
          </table:table-cell>
          <table:table-cell table:style-name="ce9" office:value-type="float" office:value="21015">
            <text:p>21,0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3">
            <text:p>253</text:p>
          </table:table-cell>
          <table:table-cell table:style-name="ce19" table:formula="of:=CONCATENATE(IF(MAX([.$D281];[.$G281];[.$J281];[.$M281];[.$P281];[.$S281];[.$V281])=[.D281];&quot;CDU&quot;;&quot;&quot;);IF(MAX([.$D281];[.$G281];[.$J281];[.$M281];[.$P281];[.$S281];[.$V281])=[.G281];&quot;SPD&quot;;&quot;&quot;);IF(MAX([.$D281];[.$G281];[.$J281];[.$M281];[.$P281];[.$S281];[.$V281])=[.J281];&quot;DIE LINKE&quot;;&quot;&quot;);IF(MAX([.$D281];[.$G281];[.$J281];[.$M281];[.$P281];[.$S281];[.$V281])=[.M281];&quot;GRÜNE&quot;;&quot;&quot;);IF(MAX([.$D281];[.$G281];[.$J281];[.$M281];[.$P281];[.$S281];[.$V281])=[.P281];&quot;CSU&quot;;&quot;&quot;);IF(MAX([.$D281];[.$G281];[.$J281];[.$M281];[.$P281];[.$S281];[.$V281])=[.S281];&quot;FDP&quot;;&quot;&quot;);IF(MAX([.$D281];[.$G281];[.$J281];[.$M281];[.$P281];[.$S281];[.$V281])=[.V281];&quot;AfD&quot;;&quot;&quot;))" office:value-type="string" office:string-value="CSU">
            <text:p>CSU</text:p>
          </table:table-cell>
          <table:table-cell table:formula="of:=SUM([.E281]+[.H281]+[.K281]+[.N281]+[.Q281]+[.T281]+[.W281])" office:value-type="float" office:value="181865">
            <text:p>181,865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7813">
            <text:p>27,813</text:p>
          </table:table-cell>
          <table:table-cell table:style-name="ce9" office:value-type="float" office:value="25240">
            <text:p>25,240</text:p>
          </table:table-cell>
          <table:table-cell table:style-name="ce9"/>
          <table:table-cell table:style-name="ce9" office:value-type="float" office:value="7231">
            <text:p>7,231</text:p>
          </table:table-cell>
          <table:table-cell table:style-name="ce9" office:value-type="float" office:value="9737">
            <text:p>9,737</text:p>
          </table:table-cell>
          <table:table-cell table:style-name="ce9"/>
          <table:table-cell table:style-name="ce9" office:value-type="float" office:value="14809">
            <text:p>14,809</text:p>
          </table:table-cell>
          <table:table-cell table:style-name="ce9" office:value-type="float" office:value="17447">
            <text:p>17,447</text:p>
          </table:table-cell>
          <table:table-cell table:style-name="ce9"/>
          <table:table-cell table:style-name="ce9" office:value-type="float" office:value="94252">
            <text:p>94,252</text:p>
          </table:table-cell>
          <table:table-cell table:style-name="ce9" office:value-type="float" office:value="81831">
            <text:p>81,831</text:p>
          </table:table-cell>
          <table:table-cell table:style-name="ce9"/>
          <table:table-cell table:style-name="ce9" office:value-type="float" office:value="11976">
            <text:p>11,976</text:p>
          </table:table-cell>
          <table:table-cell table:style-name="ce9" office:value-type="float" office:value="20565">
            <text:p>20,565</text:p>
          </table:table-cell>
          <table:table-cell table:style-name="ce9"/>
          <table:table-cell table:style-name="ce9" office:value-type="float" office:value="24279">
            <text:p>24,279</text:p>
          </table:table-cell>
          <table:table-cell table:style-name="ce9" office:value-type="float" office:value="27045">
            <text:p>27,0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4">
            <text:p>254</text:p>
          </table:table-cell>
          <table:table-cell table:style-name="ce19" table:formula="of:=CONCATENATE(IF(MAX([.$D282];[.$G282];[.$J282];[.$M282];[.$P282];[.$S282];[.$V282])=[.D282];&quot;CDU&quot;;&quot;&quot;);IF(MAX([.$D282];[.$G282];[.$J282];[.$M282];[.$P282];[.$S282];[.$V282])=[.G282];&quot;SPD&quot;;&quot;&quot;);IF(MAX([.$D282];[.$G282];[.$J282];[.$M282];[.$P282];[.$S282];[.$V282])=[.J282];&quot;DIE LINKE&quot;;&quot;&quot;);IF(MAX([.$D282];[.$G282];[.$J282];[.$M282];[.$P282];[.$S282];[.$V282])=[.M282];&quot;GRÜNE&quot;;&quot;&quot;);IF(MAX([.$D282];[.$G282];[.$J282];[.$M282];[.$P282];[.$S282];[.$V282])=[.P282];&quot;CSU&quot;;&quot;&quot;);IF(MAX([.$D282];[.$G282];[.$J282];[.$M282];[.$P282];[.$S282];[.$V282])=[.S282];&quot;FDP&quot;;&quot;&quot;);IF(MAX([.$D282];[.$G282];[.$J282];[.$M282];[.$P282];[.$S282];[.$V282])=[.V282];&quot;AfD&quot;;&quot;&quot;))" office:value-type="string" office:string-value="CSU">
            <text:p>CSU</text:p>
          </table:table-cell>
          <table:table-cell table:formula="of:=SUM([.E282]+[.H282]+[.K282]+[.N282]+[.Q282]+[.T282]+[.W282])" office:value-type="float" office:value="135741">
            <text:p>135,741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6562">
            <text:p>26,562</text:p>
          </table:table-cell>
          <table:table-cell table:style-name="ce9" office:value-type="float" office:value="20289">
            <text:p>20,289</text:p>
          </table:table-cell>
          <table:table-cell table:style-name="ce9"/>
          <table:table-cell table:style-name="ce9" office:value-type="float" office:value="6198">
            <text:p>6,198</text:p>
          </table:table-cell>
          <table:table-cell table:style-name="ce9" office:value-type="float" office:value="6687">
            <text:p>6,687</text:p>
          </table:table-cell>
          <table:table-cell table:style-name="ce9"/>
          <table:table-cell table:style-name="ce9" office:value-type="float" office:value="9436">
            <text:p>9,436</text:p>
          </table:table-cell>
          <table:table-cell table:style-name="ce9" office:value-type="float" office:value="10102">
            <text:p>10,102</text:p>
          </table:table-cell>
          <table:table-cell table:style-name="ce9"/>
          <table:table-cell table:style-name="ce9" office:value-type="float" office:value="68770">
            <text:p>68,770</text:p>
          </table:table-cell>
          <table:table-cell table:style-name="ce9" office:value-type="float" office:value="63638">
            <text:p>63,638</text:p>
          </table:table-cell>
          <table:table-cell table:style-name="ce9"/>
          <table:table-cell table:style-name="ce9" office:value-type="float" office:value="7321">
            <text:p>7,321</text:p>
          </table:table-cell>
          <table:table-cell table:style-name="ce9" office:value-type="float" office:value="13440">
            <text:p>13,440</text:p>
          </table:table-cell>
          <table:table-cell table:style-name="ce9"/>
          <table:table-cell table:style-name="ce9" office:value-type="float" office:value="18799">
            <text:p>18,799</text:p>
          </table:table-cell>
          <table:table-cell table:style-name="ce9" office:value-type="float" office:value="21585">
            <text:p>21,58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5">
            <text:p>255</text:p>
          </table:table-cell>
          <table:table-cell table:style-name="ce19" table:formula="of:=CONCATENATE(IF(MAX([.$D283];[.$G283];[.$J283];[.$M283];[.$P283];[.$S283];[.$V283])=[.D283];&quot;CDU&quot;;&quot;&quot;);IF(MAX([.$D283];[.$G283];[.$J283];[.$M283];[.$P283];[.$S283];[.$V283])=[.G283];&quot;SPD&quot;;&quot;&quot;);IF(MAX([.$D283];[.$G283];[.$J283];[.$M283];[.$P283];[.$S283];[.$V283])=[.J283];&quot;DIE LINKE&quot;;&quot;&quot;);IF(MAX([.$D283];[.$G283];[.$J283];[.$M283];[.$P283];[.$S283];[.$V283])=[.M283];&quot;GRÜNE&quot;;&quot;&quot;);IF(MAX([.$D283];[.$G283];[.$J283];[.$M283];[.$P283];[.$S283];[.$V283])=[.P283];&quot;CSU&quot;;&quot;&quot;);IF(MAX([.$D283];[.$G283];[.$J283];[.$M283];[.$P283];[.$S283];[.$V283])=[.S283];&quot;FDP&quot;;&quot;&quot;);IF(MAX([.$D283];[.$G283];[.$J283];[.$M283];[.$P283];[.$S283];[.$V283])=[.V283];&quot;AfD&quot;;&quot;&quot;))" office:value-type="string" office:string-value="CSU">
            <text:p>CSU</text:p>
          </table:table-cell>
          <table:table-cell table:formula="of:=SUM([.E283]+[.H283]+[.K283]+[.N283]+[.Q283]+[.T283]+[.W283])" office:value-type="float" office:value="167058">
            <text:p>167,058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6419">
            <text:p>26,419</text:p>
          </table:table-cell>
          <table:table-cell table:style-name="ce9" office:value-type="float" office:value="24828">
            <text:p>24,828</text:p>
          </table:table-cell>
          <table:table-cell table:style-name="ce9"/>
          <table:table-cell table:style-name="ce9" office:value-type="float" office:value="7855">
            <text:p>7,855</text:p>
          </table:table-cell>
          <table:table-cell table:style-name="ce9" office:value-type="float" office:value="9274">
            <text:p>9,274</text:p>
          </table:table-cell>
          <table:table-cell table:style-name="ce9"/>
          <table:table-cell table:style-name="ce9" office:value-type="float" office:value="16519">
            <text:p>16,519</text:p>
          </table:table-cell>
          <table:table-cell table:style-name="ce9" office:value-type="float" office:value="14898">
            <text:p>14,898</text:p>
          </table:table-cell>
          <table:table-cell table:style-name="ce9"/>
          <table:table-cell table:style-name="ce9" office:value-type="float" office:value="80503">
            <text:p>80,503</text:p>
          </table:table-cell>
          <table:table-cell table:style-name="ce9" office:value-type="float" office:value="72104">
            <text:p>72,104</text:p>
          </table:table-cell>
          <table:table-cell table:style-name="ce9"/>
          <table:table-cell table:style-name="ce9" office:value-type="float" office:value="10780">
            <text:p>10,780</text:p>
          </table:table-cell>
          <table:table-cell table:style-name="ce9" office:value-type="float" office:value="18627">
            <text:p>18,627</text:p>
          </table:table-cell>
          <table:table-cell table:style-name="ce9"/>
          <table:table-cell table:style-name="ce9" office:value-type="float" office:value="24612">
            <text:p>24,612</text:p>
          </table:table-cell>
          <table:table-cell table:style-name="ce9" office:value-type="float" office:value="27327">
            <text:p>27,3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6">
            <text:p>256</text:p>
          </table:table-cell>
          <table:table-cell table:style-name="ce19" table:formula="of:=CONCATENATE(IF(MAX([.$D284];[.$G284];[.$J284];[.$M284];[.$P284];[.$S284];[.$V284])=[.D284];&quot;CDU&quot;;&quot;&quot;);IF(MAX([.$D284];[.$G284];[.$J284];[.$M284];[.$P284];[.$S284];[.$V284])=[.G284];&quot;SPD&quot;;&quot;&quot;);IF(MAX([.$D284];[.$G284];[.$J284];[.$M284];[.$P284];[.$S284];[.$V284])=[.J284];&quot;DIE LINKE&quot;;&quot;&quot;);IF(MAX([.$D284];[.$G284];[.$J284];[.$M284];[.$P284];[.$S284];[.$V284])=[.M284];&quot;GRÜNE&quot;;&quot;&quot;);IF(MAX([.$D284];[.$G284];[.$J284];[.$M284];[.$P284];[.$S284];[.$V284])=[.P284];&quot;CSU&quot;;&quot;&quot;);IF(MAX([.$D284];[.$G284];[.$J284];[.$M284];[.$P284];[.$S284];[.$V284])=[.S284];&quot;FDP&quot;;&quot;&quot;);IF(MAX([.$D284];[.$G284];[.$J284];[.$M284];[.$P284];[.$S284];[.$V284])=[.V284];&quot;AfD&quot;;&quot;&quot;))" office:value-type="string" office:string-value="CSU">
            <text:p>CSU</text:p>
          </table:table-cell>
          <table:table-cell table:formula="of:=SUM([.E284]+[.H284]+[.K284]+[.N284]+[.Q284]+[.T284]+[.W284])" office:value-type="float" office:value="161966">
            <text:p>161,966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451">
            <text:p>21,451</text:p>
          </table:table-cell>
          <table:table-cell table:style-name="ce9" office:value-type="float" office:value="21725">
            <text:p>21,725</text:p>
          </table:table-cell>
          <table:table-cell table:style-name="ce9"/>
          <table:table-cell table:style-name="ce9" office:value-type="float" office:value="8264">
            <text:p>8,264</text:p>
          </table:table-cell>
          <table:table-cell table:style-name="ce9" office:value-type="float" office:value="10130">
            <text:p>10,130</text:p>
          </table:table-cell>
          <table:table-cell table:style-name="ce9"/>
          <table:table-cell table:style-name="ce9" office:value-type="float" office:value="16162">
            <text:p>16,162</text:p>
          </table:table-cell>
          <table:table-cell table:style-name="ce9" office:value-type="float" office:value="19792">
            <text:p>19,792</text:p>
          </table:table-cell>
          <table:table-cell table:style-name="ce9"/>
          <table:table-cell table:style-name="ce9" office:value-type="float" office:value="88357">
            <text:p>88,357</text:p>
          </table:table-cell>
          <table:table-cell table:style-name="ce9" office:value-type="float" office:value="72855">
            <text:p>72,855</text:p>
          </table:table-cell>
          <table:table-cell table:style-name="ce9"/>
          <table:table-cell table:style-name="ce9" office:value-type="float" office:value="12262">
            <text:p>12,262</text:p>
          </table:table-cell>
          <table:table-cell table:style-name="ce9" office:value-type="float" office:value="18935">
            <text:p>18,935</text:p>
          </table:table-cell>
          <table:table-cell table:style-name="ce9"/>
          <table:table-cell table:style-name="ce9" office:value-type="float" office:value="16825">
            <text:p>16,825</text:p>
          </table:table-cell>
          <table:table-cell table:style-name="ce9" office:value-type="float" office:value="18529">
            <text:p>18,52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7">
            <text:p>257</text:p>
          </table:table-cell>
          <table:table-cell table:style-name="ce19" table:formula="of:=CONCATENATE(IF(MAX([.$D285];[.$G285];[.$J285];[.$M285];[.$P285];[.$S285];[.$V285])=[.D285];&quot;CDU&quot;;&quot;&quot;);IF(MAX([.$D285];[.$G285];[.$J285];[.$M285];[.$P285];[.$S285];[.$V285])=[.G285];&quot;SPD&quot;;&quot;&quot;);IF(MAX([.$D285];[.$G285];[.$J285];[.$M285];[.$P285];[.$S285];[.$V285])=[.J285];&quot;DIE LINKE&quot;;&quot;&quot;);IF(MAX([.$D285];[.$G285];[.$J285];[.$M285];[.$P285];[.$S285];[.$V285])=[.M285];&quot;GRÜNE&quot;;&quot;&quot;);IF(MAX([.$D285];[.$G285];[.$J285];[.$M285];[.$P285];[.$S285];[.$V285])=[.P285];&quot;CSU&quot;;&quot;&quot;);IF(MAX([.$D285];[.$G285];[.$J285];[.$M285];[.$P285];[.$S285];[.$V285])=[.S285];&quot;FDP&quot;;&quot;&quot;);IF(MAX([.$D285];[.$G285];[.$J285];[.$M285];[.$P285];[.$S285];[.$V285])=[.V285];&quot;AfD&quot;;&quot;&quot;))" office:value-type="string" office:string-value="CSU">
            <text:p>CSU</text:p>
          </table:table-cell>
          <table:table-cell table:formula="of:=SUM([.E285]+[.H285]+[.K285]+[.N285]+[.Q285]+[.T285]+[.W285])" office:value-type="float" office:value="174859">
            <text:p>174,859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1610">
            <text:p>21,610</text:p>
          </table:table-cell>
          <table:table-cell table:style-name="ce9" office:value-type="float" office:value="23044">
            <text:p>23,044</text:p>
          </table:table-cell>
          <table:table-cell table:style-name="ce9"/>
          <table:table-cell table:style-name="ce9" office:value-type="float" office:value="10153">
            <text:p>10,153</text:p>
          </table:table-cell>
          <table:table-cell table:style-name="ce9" office:value-type="float" office:value="10387">
            <text:p>10,387</text:p>
          </table:table-cell>
          <table:table-cell table:style-name="ce9"/>
          <table:table-cell table:style-name="ce9" office:value-type="float" office:value="16537">
            <text:p>16,537</text:p>
          </table:table-cell>
          <table:table-cell table:style-name="ce9" office:value-type="float" office:value="16214">
            <text:p>16,214</text:p>
          </table:table-cell>
          <table:table-cell table:style-name="ce9"/>
          <table:table-cell table:style-name="ce9" office:value-type="float" office:value="93430">
            <text:p>93,430</text:p>
          </table:table-cell>
          <table:table-cell table:style-name="ce9" office:value-type="float" office:value="79932">
            <text:p>79,932</text:p>
          </table:table-cell>
          <table:table-cell table:style-name="ce9"/>
          <table:table-cell table:style-name="ce9" office:value-type="float" office:value="10627">
            <text:p>10,627</text:p>
          </table:table-cell>
          <table:table-cell table:style-name="ce9" office:value-type="float" office:value="19898">
            <text:p>19,898</text:p>
          </table:table-cell>
          <table:table-cell table:style-name="ce9"/>
          <table:table-cell table:style-name="ce9" office:value-type="float" office:value="24018">
            <text:p>24,018</text:p>
          </table:table-cell>
          <table:table-cell table:style-name="ce9" office:value-type="float" office:value="25384">
            <text:p>25,38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Bayern</text:p>
          </table:table-cell>
          <table:table-cell table:style-name="ce4"/>
          <table:table-cell table:style-name="ce10" table:formula="of:=SUM([.C240:.C285])" office:value-type="float" office:value="6841086">
            <text:p>6,841,086</text:p>
          </table:table-cell>
          <table:table-cell table:style-name="ce10" table:formula="of:=SUM([.D240:.D285])" office:value-type="float" office:value="0">
            <text:p>0</text:p>
          </table:table-cell>
          <table:table-cell table:style-name="ce10" table:formula="of:=SUM([.E240:.E285])" office:value-type="float" office:value="0">
            <text:p>0</text:p>
          </table:table-cell>
          <table:table-cell table:style-name="ce13" table:formula="of:=SUM([.E286]/[.$C286])" office:value-type="percentage" office:value="0">
            <text:p>0.00%</text:p>
          </table:table-cell>
          <table:table-cell table:style-name="ce10" table:formula="of:=SUM([.G240:.G285])" office:value-type="float" office:value="1336404">
            <text:p>1,336,404</text:p>
          </table:table-cell>
          <table:table-cell table:style-name="ce10" table:formula="of:=SUM([.H240:.H285])" office:value-type="float" office:value="1130931">
            <text:p>1,130,931</text:p>
          </table:table-cell>
          <table:table-cell table:style-name="ce13" table:formula="of:=SUM([.H286]/[.$C286])" office:value-type="percentage" office:value="0.165314542164797">
            <text:p>16.53%</text:p>
          </table:table-cell>
          <table:table-cell table:style-name="ce10" table:formula="of:=SUM([.J240:.J285])" office:value-type="float" office:value="384368">
            <text:p>384,368</text:p>
          </table:table-cell>
          <table:table-cell table:style-name="ce10" table:formula="of:=SUM([.K240:.K285])" office:value-type="float" office:value="450803">
            <text:p>450,803</text:p>
          </table:table-cell>
          <table:table-cell table:style-name="ce13" table:formula="of:=SUM([.K286]/[.$C286])" office:value-type="percentage" office:value="0.0658964088450284">
            <text:p>6.59%</text:p>
          </table:table-cell>
          <table:table-cell table:style-name="ce10" table:formula="of:=SUM([.M240:.M285])" office:value-type="float" office:value="661356">
            <text:p>661,356</text:p>
          </table:table-cell>
          <table:table-cell table:style-name="ce10" table:formula="of:=SUM([.N240:.N285])" office:value-type="float" office:value="722116">
            <text:p>722,116</text:p>
          </table:table-cell>
          <table:table-cell table:style-name="ce13" table:formula="of:=SUM([.N286]/[.$C286])" office:value-type="percentage" office:value="0.105555755328905">
            <text:p>10.56%</text:p>
          </table:table-cell>
          <table:table-cell table:style-name="ce10" table:formula="of:=SUM([.P240:.P285])" office:value-type="float" office:value="3255487">
            <text:p>3,255,487</text:p>
          </table:table-cell>
          <table:table-cell table:style-name="ce10" table:formula="of:=SUM([.Q240:.Q285])" office:value-type="float" office:value="2869688">
            <text:p>2,869,688</text:p>
          </table:table-cell>
          <table:table-cell table:style-name="ce13" table:formula="of:=SUM([.Q286]/[.$C286])" office:value-type="percentage" office:value="0.419478427840258">
            <text:p>41.95%</text:p>
          </table:table-cell>
          <table:table-cell table:style-name="ce10" table:formula="of:=SUM([.S240:.S285])" office:value-type="float" office:value="477884">
            <text:p>477,884</text:p>
          </table:table-cell>
          <table:table-cell table:style-name="ce10" table:formula="of:=SUM([.T240:.T285])" office:value-type="float" office:value="751248">
            <text:p>751,248</text:p>
          </table:table-cell>
          <table:table-cell table:style-name="ce13" table:formula="of:=SUM([.T286]/[.$C286])" office:value-type="percentage" office:value="0.109814143543876">
            <text:p>10.98%</text:p>
          </table:table-cell>
          <table:table-cell table:style-name="ce10" table:formula="of:=SUM([.V240:.V285])" office:value-type="float" office:value="773542">
            <text:p>773,542</text:p>
          </table:table-cell>
          <table:table-cell table:style-name="ce10" table:formula="of:=SUM([.W240:.W285])" office:value-type="float" office:value="916300">
            <text:p>916,300</text:p>
          </table:table-cell>
          <table:table-cell table:style-name="ce13" table:formula="of:=SUM([.W286]/[.$C286])" office:value-type="percentage" office:value="0.133940722277136">
            <text:p>13.39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258">
            <text:p>258</text:p>
          </table:table-cell>
          <table:table-cell table:style-name="ce19" table:formula="of:=CONCATENATE(IF(MAX([.$D288];[.$G288];[.$J288];[.$M288];[.$P288];[.$S288];[.$V288])=[.D288];&quot;CDU&quot;;&quot;&quot;);IF(MAX([.$D288];[.$G288];[.$J288];[.$M288];[.$P288];[.$S288];[.$V288])=[.G288];&quot;SPD&quot;;&quot;&quot;);IF(MAX([.$D288];[.$G288];[.$J288];[.$M288];[.$P288];[.$S288];[.$V288])=[.J288];&quot;DIE LINKE&quot;;&quot;&quot;);IF(MAX([.$D288];[.$G288];[.$J288];[.$M288];[.$P288];[.$S288];[.$V288])=[.M288];&quot;GRÜNE&quot;;&quot;&quot;);IF(MAX([.$D288];[.$G288];[.$J288];[.$M288];[.$P288];[.$S288];[.$V288])=[.P288];&quot;CSU&quot;;&quot;&quot;);IF(MAX([.$D288];[.$G288];[.$J288];[.$M288];[.$P288];[.$S288];[.$V288])=[.S288];&quot;FDP&quot;;&quot;&quot;);IF(MAX([.$D288];[.$G288];[.$J288];[.$M288];[.$P288];[.$S288];[.$V288])=[.V288];&quot;AfD&quot;;&quot;&quot;))" office:value-type="string" office:string-value="CDU">
            <text:p>CDU</text:p>
          </table:table-cell>
          <table:table-cell table:formula="of:=SUM([.E288]+[.H288]+[.K288]+[.N288]+[.Q288]+[.T288]+[.W288])" office:value-type="float" office:value="153364">
            <text:p>153,364</text:p>
          </table:table-cell>
          <table:table-cell table:style-name="ce9" office:value-type="float" office:value="51118">
            <text:p>51,118</text:p>
          </table:table-cell>
          <table:table-cell table:style-name="ce9" office:value-type="float" office:value="46243">
            <text:p>46,243</text:p>
          </table:table-cell>
          <table:table-cell table:style-name="ce9"/>
          <table:table-cell table:style-name="ce9" office:value-type="float" office:value="20512">
            <text:p>20,512</text:p>
          </table:table-cell>
          <table:table-cell table:style-name="ce9" office:value-type="float" office:value="23350">
            <text:p>23,350</text:p>
          </table:table-cell>
          <table:table-cell table:style-name="ce9"/>
          <table:table-cell table:style-name="ce9" office:value-type="float" office:value="10409">
            <text:p>10,409</text:p>
          </table:table-cell>
          <table:table-cell table:style-name="ce9" office:value-type="float" office:value="14830">
            <text:p>14,830</text:p>
          </table:table-cell>
          <table:table-cell table:style-name="ce9"/>
          <table:table-cell table:style-name="ce9" office:value-type="float" office:value="47430">
            <text:p>47,430</text:p>
          </table:table-cell>
          <table:table-cell table:style-name="ce9" office:value-type="float" office:value="31283">
            <text:p>31,28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399">
            <text:p>13,399</text:p>
          </table:table-cell>
          <table:table-cell table:style-name="ce9" office:value-type="float" office:value="26203">
            <text:p>26,203</text:p>
          </table:table-cell>
          <table:table-cell table:style-name="ce9"/>
          <table:table-cell table:style-name="ce9" office:value-type="float" office:value="10646">
            <text:p>10,646</text:p>
          </table:table-cell>
          <table:table-cell table:style-name="ce9" office:value-type="float" office:value="11455">
            <text:p>11,45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59">
            <text:p>259</text:p>
          </table:table-cell>
          <table:table-cell table:style-name="ce19" table:formula="of:=CONCATENATE(IF(MAX([.$D289];[.$G289];[.$J289];[.$M289];[.$P289];[.$S289];[.$V289])=[.D289];&quot;CDU&quot;;&quot;&quot;);IF(MAX([.$D289];[.$G289];[.$J289];[.$M289];[.$P289];[.$S289];[.$V289])=[.G289];&quot;SPD&quot;;&quot;&quot;);IF(MAX([.$D289];[.$G289];[.$J289];[.$M289];[.$P289];[.$S289];[.$V289])=[.J289];&quot;DIE LINKE&quot;;&quot;&quot;);IF(MAX([.$D289];[.$G289];[.$J289];[.$M289];[.$P289];[.$S289];[.$V289])=[.M289];&quot;GRÜNE&quot;;&quot;&quot;);IF(MAX([.$D289];[.$G289];[.$J289];[.$M289];[.$P289];[.$S289];[.$V289])=[.P289];&quot;CSU&quot;;&quot;&quot;);IF(MAX([.$D289];[.$G289];[.$J289];[.$M289];[.$P289];[.$S289];[.$V289])=[.S289];&quot;FDP&quot;;&quot;&quot;);IF(MAX([.$D289];[.$G289];[.$J289];[.$M289];[.$P289];[.$S289];[.$V289])=[.V289];&quot;AfD&quot;;&quot;&quot;))" office:value-type="string" office:string-value="CDU">
            <text:p>CDU</text:p>
          </table:table-cell>
          <table:table-cell table:formula="of:=SUM([.E289]+[.H289]+[.K289]+[.N289]+[.Q289]+[.T289]+[.W289])" office:value-type="float" office:value="131300">
            <text:p>131,300</text:p>
          </table:table-cell>
          <table:table-cell table:style-name="ce9" office:value-type="float" office:value="46166">
            <text:p>46,166</text:p>
          </table:table-cell>
          <table:table-cell table:style-name="ce9" office:value-type="float" office:value="40109">
            <text:p>40,109</text:p>
          </table:table-cell>
          <table:table-cell table:style-name="ce9"/>
          <table:table-cell table:style-name="ce9" office:value-type="float" office:value="25469">
            <text:p>25,469</text:p>
          </table:table-cell>
          <table:table-cell table:style-name="ce9" office:value-type="float" office:value="23458">
            <text:p>23,458</text:p>
          </table:table-cell>
          <table:table-cell table:style-name="ce9"/>
          <table:table-cell table:style-name="ce9" office:value-type="float" office:value="12321">
            <text:p>12,321</text:p>
          </table:table-cell>
          <table:table-cell table:style-name="ce9" office:value-type="float" office:value="12553">
            <text:p>12,553</text:p>
          </table:table-cell>
          <table:table-cell table:style-name="ce9"/>
          <table:table-cell table:style-name="ce9" office:value-type="float" office:value="21850">
            <text:p>21,850</text:p>
          </table:table-cell>
          <table:table-cell table:style-name="ce9" office:value-type="float" office:value="21071">
            <text:p>21,07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903">
            <text:p>11,903</text:p>
          </table:table-cell>
          <table:table-cell table:style-name="ce9" office:value-type="float" office:value="19210">
            <text:p>19,210</text:p>
          </table:table-cell>
          <table:table-cell table:style-name="ce9"/>
          <table:table-cell table:style-name="ce9" office:value-type="float" office:value="14345">
            <text:p>14,345</text:p>
          </table:table-cell>
          <table:table-cell table:style-name="ce9" office:value-type="float" office:value="14899">
            <text:p>14,89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0">
            <text:p>260</text:p>
          </table:table-cell>
          <table:table-cell table:style-name="ce19" table:formula="of:=CONCATENATE(IF(MAX([.$D290];[.$G290];[.$J290];[.$M290];[.$P290];[.$S290];[.$V290])=[.D290];&quot;CDU&quot;;&quot;&quot;);IF(MAX([.$D290];[.$G290];[.$J290];[.$M290];[.$P290];[.$S290];[.$V290])=[.G290];&quot;SPD&quot;;&quot;&quot;);IF(MAX([.$D290];[.$G290];[.$J290];[.$M290];[.$P290];[.$S290];[.$V290])=[.J290];&quot;DIE LINKE&quot;;&quot;&quot;);IF(MAX([.$D290];[.$G290];[.$J290];[.$M290];[.$P290];[.$S290];[.$V290])=[.M290];&quot;GRÜNE&quot;;&quot;&quot;);IF(MAX([.$D290];[.$G290];[.$J290];[.$M290];[.$P290];[.$S290];[.$V290])=[.P290];&quot;CSU&quot;;&quot;&quot;);IF(MAX([.$D290];[.$G290];[.$J290];[.$M290];[.$P290];[.$S290];[.$V290])=[.S290];&quot;FDP&quot;;&quot;&quot;);IF(MAX([.$D290];[.$G290];[.$J290];[.$M290];[.$P290];[.$S290];[.$V290])=[.V290];&quot;AfD&quot;;&quot;&quot;))" office:value-type="string" office:string-value="CDU">
            <text:p>CDU</text:p>
          </table:table-cell>
          <table:table-cell table:formula="of:=SUM([.E290]+[.H290]+[.K290]+[.N290]+[.Q290]+[.T290]+[.W290])" office:value-type="float" office:value="186851">
            <text:p>186,851</text:p>
          </table:table-cell>
          <table:table-cell table:style-name="ce9" office:value-type="float" office:value="75323">
            <text:p>75,323</text:p>
          </table:table-cell>
          <table:table-cell table:style-name="ce9" office:value-type="float" office:value="68991">
            <text:p>68,991</text:p>
          </table:table-cell>
          <table:table-cell table:style-name="ce9"/>
          <table:table-cell table:style-name="ce9" office:value-type="float" office:value="38053">
            <text:p>38,053</text:p>
          </table:table-cell>
          <table:table-cell table:style-name="ce9" office:value-type="float" office:value="30296">
            <text:p>30,296</text:p>
          </table:table-cell>
          <table:table-cell table:style-name="ce9"/>
          <table:table-cell table:style-name="ce9" office:value-type="float" office:value="9715">
            <text:p>9,715</text:p>
          </table:table-cell>
          <table:table-cell table:style-name="ce9" office:value-type="float" office:value="10434">
            <text:p>10,434</text:p>
          </table:table-cell>
          <table:table-cell table:style-name="ce9"/>
          <table:table-cell table:style-name="ce9" office:value-type="float" office:value="23206">
            <text:p>23,206</text:p>
          </table:table-cell>
          <table:table-cell table:style-name="ce9" office:value-type="float" office:value="24746">
            <text:p>24,74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4867">
            <text:p>24,867</text:p>
          </table:table-cell>
          <table:table-cell table:style-name="ce9" office:value-type="float" office:value="29510">
            <text:p>29,510</text:p>
          </table:table-cell>
          <table:table-cell table:style-name="ce9"/>
          <table:table-cell table:style-name="ce9" office:value-type="float" office:value="21842">
            <text:p>21,842</text:p>
          </table:table-cell>
          <table:table-cell table:style-name="ce9" office:value-type="float" office:value="22874">
            <text:p>22,87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1">
            <text:p>261</text:p>
          </table:table-cell>
          <table:table-cell table:style-name="ce19" table:formula="of:=CONCATENATE(IF(MAX([.$D291];[.$G291];[.$J291];[.$M291];[.$P291];[.$S291];[.$V291])=[.D291];&quot;CDU&quot;;&quot;&quot;);IF(MAX([.$D291];[.$G291];[.$J291];[.$M291];[.$P291];[.$S291];[.$V291])=[.G291];&quot;SPD&quot;;&quot;&quot;);IF(MAX([.$D291];[.$G291];[.$J291];[.$M291];[.$P291];[.$S291];[.$V291])=[.J291];&quot;DIE LINKE&quot;;&quot;&quot;);IF(MAX([.$D291];[.$G291];[.$J291];[.$M291];[.$P291];[.$S291];[.$V291])=[.M291];&quot;GRÜNE&quot;;&quot;&quot;);IF(MAX([.$D291];[.$G291];[.$J291];[.$M291];[.$P291];[.$S291];[.$V291])=[.P291];&quot;CSU&quot;;&quot;&quot;);IF(MAX([.$D291];[.$G291];[.$J291];[.$M291];[.$P291];[.$S291];[.$V291])=[.S291];&quot;FDP&quot;;&quot;&quot;);IF(MAX([.$D291];[.$G291];[.$J291];[.$M291];[.$P291];[.$S291];[.$V291])=[.V291];&quot;AfD&quot;;&quot;&quot;))" office:value-type="string" office:string-value="CDU">
            <text:p>CDU</text:p>
          </table:table-cell>
          <table:table-cell table:formula="of:=SUM([.E291]+[.H291]+[.K291]+[.N291]+[.Q291]+[.T291]+[.W291])" office:value-type="float" office:value="128457">
            <text:p>128,457</text:p>
          </table:table-cell>
          <table:table-cell table:style-name="ce9" office:value-type="float" office:value="53665">
            <text:p>53,665</text:p>
          </table:table-cell>
          <table:table-cell table:style-name="ce9" office:value-type="float" office:value="44748">
            <text:p>44,748</text:p>
          </table:table-cell>
          <table:table-cell table:style-name="ce9"/>
          <table:table-cell table:style-name="ce9" office:value-type="float" office:value="25697">
            <text:p>25,697</text:p>
          </table:table-cell>
          <table:table-cell table:style-name="ce9" office:value-type="float" office:value="22579">
            <text:p>22,579</text:p>
          </table:table-cell>
          <table:table-cell table:style-name="ce9"/>
          <table:table-cell table:style-name="ce9" office:value-type="float" office:value="7853">
            <text:p>7,853</text:p>
          </table:table-cell>
          <table:table-cell table:style-name="ce9" office:value-type="float" office:value="8361">
            <text:p>8,361</text:p>
          </table:table-cell>
          <table:table-cell table:style-name="ce9"/>
          <table:table-cell table:style-name="ce9" office:value-type="float" office:value="20501">
            <text:p>20,501</text:p>
          </table:table-cell>
          <table:table-cell table:style-name="ce9" office:value-type="float" office:value="19565">
            <text:p>19,56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657">
            <text:p>11,657</text:p>
          </table:table-cell>
          <table:table-cell table:style-name="ce9" office:value-type="float" office:value="18512">
            <text:p>18,512</text:p>
          </table:table-cell>
          <table:table-cell table:style-name="ce9"/>
          <table:table-cell table:style-name="ce9" office:value-type="float" office:value="14390">
            <text:p>14,390</text:p>
          </table:table-cell>
          <table:table-cell table:style-name="ce9" office:value-type="float" office:value="14692">
            <text:p>14,69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2">
            <text:p>262</text:p>
          </table:table-cell>
          <table:table-cell table:style-name="ce19" table:formula="of:=CONCATENATE(IF(MAX([.$D292];[.$G292];[.$J292];[.$M292];[.$P292];[.$S292];[.$V292])=[.D292];&quot;CDU&quot;;&quot;&quot;);IF(MAX([.$D292];[.$G292];[.$J292];[.$M292];[.$P292];[.$S292];[.$V292])=[.G292];&quot;SPD&quot;;&quot;&quot;);IF(MAX([.$D292];[.$G292];[.$J292];[.$M292];[.$P292];[.$S292];[.$V292])=[.J292];&quot;DIE LINKE&quot;;&quot;&quot;);IF(MAX([.$D292];[.$G292];[.$J292];[.$M292];[.$P292];[.$S292];[.$V292])=[.M292];&quot;GRÜNE&quot;;&quot;&quot;);IF(MAX([.$D292];[.$G292];[.$J292];[.$M292];[.$P292];[.$S292];[.$V292])=[.P292];&quot;CSU&quot;;&quot;&quot;);IF(MAX([.$D292];[.$G292];[.$J292];[.$M292];[.$P292];[.$S292];[.$V292])=[.S292];&quot;FDP&quot;;&quot;&quot;);IF(MAX([.$D292];[.$G292];[.$J292];[.$M292];[.$P292];[.$S292];[.$V292])=[.V292];&quot;AfD&quot;;&quot;&quot;))" office:value-type="string" office:string-value="CDU">
            <text:p>CDU</text:p>
          </table:table-cell>
          <table:table-cell table:formula="of:=SUM([.E292]+[.H292]+[.K292]+[.N292]+[.Q292]+[.T292]+[.W292])" office:value-type="float" office:value="159566">
            <text:p>159,566</text:p>
          </table:table-cell>
          <table:table-cell table:style-name="ce9" office:value-type="float" office:value="65566">
            <text:p>65,566</text:p>
          </table:table-cell>
          <table:table-cell table:style-name="ce9" office:value-type="float" office:value="56105">
            <text:p>56,105</text:p>
          </table:table-cell>
          <table:table-cell table:style-name="ce9"/>
          <table:table-cell table:style-name="ce9" office:value-type="float" office:value="31655">
            <text:p>31,655</text:p>
          </table:table-cell>
          <table:table-cell table:style-name="ce9" office:value-type="float" office:value="25190">
            <text:p>25,190</text:p>
          </table:table-cell>
          <table:table-cell table:style-name="ce9"/>
          <table:table-cell table:style-name="ce9" office:value-type="float" office:value="7978">
            <text:p>7,978</text:p>
          </table:table-cell>
          <table:table-cell table:style-name="ce9" office:value-type="float" office:value="9132">
            <text:p>9,132</text:p>
          </table:table-cell>
          <table:table-cell table:style-name="ce9"/>
          <table:table-cell table:style-name="ce9" office:value-type="float" office:value="24540">
            <text:p>24,540</text:p>
          </table:table-cell>
          <table:table-cell table:style-name="ce9" office:value-type="float" office:value="23673">
            <text:p>23,67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6390">
            <text:p>16,390</text:p>
          </table:table-cell>
          <table:table-cell table:style-name="ce9" office:value-type="float" office:value="24922">
            <text:p>24,922</text:p>
          </table:table-cell>
          <table:table-cell table:style-name="ce9"/>
          <table:table-cell table:style-name="ce9" office:value-type="float" office:value="19833">
            <text:p>19,833</text:p>
          </table:table-cell>
          <table:table-cell table:style-name="ce9" office:value-type="float" office:value="20544">
            <text:p>20,54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3">
            <text:p>263</text:p>
          </table:table-cell>
          <table:table-cell table:style-name="ce19" table:formula="of:=CONCATENATE(IF(MAX([.$D293];[.$G293];[.$J293];[.$M293];[.$P293];[.$S293];[.$V293])=[.D293];&quot;CDU&quot;;&quot;&quot;);IF(MAX([.$D293];[.$G293];[.$J293];[.$M293];[.$P293];[.$S293];[.$V293])=[.G293];&quot;SPD&quot;;&quot;&quot;);IF(MAX([.$D293];[.$G293];[.$J293];[.$M293];[.$P293];[.$S293];[.$V293])=[.J293];&quot;DIE LINKE&quot;;&quot;&quot;);IF(MAX([.$D293];[.$G293];[.$J293];[.$M293];[.$P293];[.$S293];[.$V293])=[.M293];&quot;GRÜNE&quot;;&quot;&quot;);IF(MAX([.$D293];[.$G293];[.$J293];[.$M293];[.$P293];[.$S293];[.$V293])=[.P293];&quot;CSU&quot;;&quot;&quot;);IF(MAX([.$D293];[.$G293];[.$J293];[.$M293];[.$P293];[.$S293];[.$V293])=[.S293];&quot;FDP&quot;;&quot;&quot;);IF(MAX([.$D293];[.$G293];[.$J293];[.$M293];[.$P293];[.$S293];[.$V293])=[.V293];&quot;AfD&quot;;&quot;&quot;))" office:value-type="string" office:string-value="CDU">
            <text:p>CDU</text:p>
          </table:table-cell>
          <table:table-cell table:formula="of:=SUM([.E293]+[.H293]+[.K293]+[.N293]+[.Q293]+[.T293]+[.W293])" office:value-type="float" office:value="129989">
            <text:p>129,989</text:p>
          </table:table-cell>
          <table:table-cell table:style-name="ce9" office:value-type="float" office:value="50892">
            <text:p>50,892</text:p>
          </table:table-cell>
          <table:table-cell table:style-name="ce9" office:value-type="float" office:value="45290">
            <text:p>45,290</text:p>
          </table:table-cell>
          <table:table-cell table:style-name="ce9"/>
          <table:table-cell table:style-name="ce9" office:value-type="float" office:value="29730">
            <text:p>29,730</text:p>
          </table:table-cell>
          <table:table-cell table:style-name="ce9" office:value-type="float" office:value="23924">
            <text:p>23,924</text:p>
          </table:table-cell>
          <table:table-cell table:style-name="ce9"/>
          <table:table-cell table:style-name="ce9" office:value-type="float" office:value="5994">
            <text:p>5,994</text:p>
          </table:table-cell>
          <table:table-cell table:style-name="ce9" office:value-type="float" office:value="6882">
            <text:p>6,882</text:p>
          </table:table-cell>
          <table:table-cell table:style-name="ce9"/>
          <table:table-cell table:style-name="ce9" office:value-type="float" office:value="16420">
            <text:p>16,420</text:p>
          </table:table-cell>
          <table:table-cell table:style-name="ce9" office:value-type="float" office:value="16749">
            <text:p>16,74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492">
            <text:p>12,492</text:p>
          </table:table-cell>
          <table:table-cell table:style-name="ce9" office:value-type="float" office:value="17188">
            <text:p>17,188</text:p>
          </table:table-cell>
          <table:table-cell table:style-name="ce9"/>
          <table:table-cell table:style-name="ce9" office:value-type="float" office:value="19588">
            <text:p>19,588</text:p>
          </table:table-cell>
          <table:table-cell table:style-name="ce9" office:value-type="float" office:value="19956">
            <text:p>19,95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4">
            <text:p>264</text:p>
          </table:table-cell>
          <table:table-cell table:style-name="ce19" table:formula="of:=CONCATENATE(IF(MAX([.$D294];[.$G294];[.$J294];[.$M294];[.$P294];[.$S294];[.$V294])=[.D294];&quot;CDU&quot;;&quot;&quot;);IF(MAX([.$D294];[.$G294];[.$J294];[.$M294];[.$P294];[.$S294];[.$V294])=[.G294];&quot;SPD&quot;;&quot;&quot;);IF(MAX([.$D294];[.$G294];[.$J294];[.$M294];[.$P294];[.$S294];[.$V294])=[.J294];&quot;DIE LINKE&quot;;&quot;&quot;);IF(MAX([.$D294];[.$G294];[.$J294];[.$M294];[.$P294];[.$S294];[.$V294])=[.M294];&quot;GRÜNE&quot;;&quot;&quot;);IF(MAX([.$D294];[.$G294];[.$J294];[.$M294];[.$P294];[.$S294];[.$V294])=[.P294];&quot;CSU&quot;;&quot;&quot;);IF(MAX([.$D294];[.$G294];[.$J294];[.$M294];[.$P294];[.$S294];[.$V294])=[.S294];&quot;FDP&quot;;&quot;&quot;);IF(MAX([.$D294];[.$G294];[.$J294];[.$M294];[.$P294];[.$S294];[.$V294])=[.V294];&quot;AfD&quot;;&quot;&quot;))" office:value-type="string" office:string-value="CDU">
            <text:p>CDU</text:p>
          </table:table-cell>
          <table:table-cell table:formula="of:=SUM([.E294]+[.H294]+[.K294]+[.N294]+[.Q294]+[.T294]+[.W294])" office:value-type="float" office:value="169425">
            <text:p>169,425</text:p>
          </table:table-cell>
          <table:table-cell table:style-name="ce9" office:value-type="float" office:value="64958">
            <text:p>64,958</text:p>
          </table:table-cell>
          <table:table-cell table:style-name="ce9" office:value-type="float" office:value="58372">
            <text:p>58,372</text:p>
          </table:table-cell>
          <table:table-cell table:style-name="ce9"/>
          <table:table-cell table:style-name="ce9" office:value-type="float" office:value="33898">
            <text:p>33,898</text:p>
          </table:table-cell>
          <table:table-cell table:style-name="ce9" office:value-type="float" office:value="28146">
            <text:p>28,146</text:p>
          </table:table-cell>
          <table:table-cell table:style-name="ce9"/>
          <table:table-cell table:style-name="ce9" office:value-type="float" office:value="8626">
            <text:p>8,626</text:p>
          </table:table-cell>
          <table:table-cell table:style-name="ce9" office:value-type="float" office:value="9881">
            <text:p>9,881</text:p>
          </table:table-cell>
          <table:table-cell table:style-name="ce9"/>
          <table:table-cell table:style-name="ce9" office:value-type="float" office:value="21542">
            <text:p>21,542</text:p>
          </table:table-cell>
          <table:table-cell table:style-name="ce9" office:value-type="float" office:value="21539">
            <text:p>21,53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23568">
            <text:p>23,568</text:p>
          </table:table-cell>
          <table:table-cell table:style-name="ce9" office:value-type="float" office:value="28617">
            <text:p>28,617</text:p>
          </table:table-cell>
          <table:table-cell table:style-name="ce9"/>
          <table:table-cell table:style-name="ce9" office:value-type="float" office:value="21863">
            <text:p>21,863</text:p>
          </table:table-cell>
          <table:table-cell table:style-name="ce9" office:value-type="float" office:value="22870">
            <text:p>22,87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5">
            <text:p>265</text:p>
          </table:table-cell>
          <table:table-cell table:style-name="ce19" table:formula="of:=CONCATENATE(IF(MAX([.$D295];[.$G295];[.$J295];[.$M295];[.$P295];[.$S295];[.$V295])=[.D295];&quot;CDU&quot;;&quot;&quot;);IF(MAX([.$D295];[.$G295];[.$J295];[.$M295];[.$P295];[.$S295];[.$V295])=[.G295];&quot;SPD&quot;;&quot;&quot;);IF(MAX([.$D295];[.$G295];[.$J295];[.$M295];[.$P295];[.$S295];[.$V295])=[.J295];&quot;DIE LINKE&quot;;&quot;&quot;);IF(MAX([.$D295];[.$G295];[.$J295];[.$M295];[.$P295];[.$S295];[.$V295])=[.M295];&quot;GRÜNE&quot;;&quot;&quot;);IF(MAX([.$D295];[.$G295];[.$J295];[.$M295];[.$P295];[.$S295];[.$V295])=[.P295];&quot;CSU&quot;;&quot;&quot;);IF(MAX([.$D295];[.$G295];[.$J295];[.$M295];[.$P295];[.$S295];[.$V295])=[.S295];&quot;FDP&quot;;&quot;&quot;);IF(MAX([.$D295];[.$G295];[.$J295];[.$M295];[.$P295];[.$S295];[.$V295])=[.V295];&quot;AfD&quot;;&quot;&quot;))" office:value-type="string" office:string-value="CDU">
            <text:p>CDU</text:p>
          </table:table-cell>
          <table:table-cell table:formula="of:=SUM([.E295]+[.H295]+[.K295]+[.N295]+[.Q295]+[.T295]+[.W295])" office:value-type="float" office:value="166319">
            <text:p>166,319</text:p>
          </table:table-cell>
          <table:table-cell table:style-name="ce9" office:value-type="float" office:value="66430">
            <text:p>66,430</text:p>
          </table:table-cell>
          <table:table-cell table:style-name="ce9" office:value-type="float" office:value="58003">
            <text:p>58,003</text:p>
          </table:table-cell>
          <table:table-cell table:style-name="ce9"/>
          <table:table-cell table:style-name="ce9" office:value-type="float" office:value="30971">
            <text:p>30,971</text:p>
          </table:table-cell>
          <table:table-cell table:style-name="ce9" office:value-type="float" office:value="28547">
            <text:p>28,547</text:p>
          </table:table-cell>
          <table:table-cell table:style-name="ce9"/>
          <table:table-cell table:style-name="ce9" office:value-type="float" office:value="9487">
            <text:p>9,487</text:p>
          </table:table-cell>
          <table:table-cell table:style-name="ce9" office:value-type="float" office:value="10451">
            <text:p>10,451</text:p>
          </table:table-cell>
          <table:table-cell table:style-name="ce9"/>
          <table:table-cell table:style-name="ce9" office:value-type="float" office:value="24702">
            <text:p>24,702</text:p>
          </table:table-cell>
          <table:table-cell table:style-name="ce9" office:value-type="float" office:value="24000">
            <text:p>24,00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691">
            <text:p>17,691</text:p>
          </table:table-cell>
          <table:table-cell table:style-name="ce9" office:value-type="float" office:value="25538">
            <text:p>25,538</text:p>
          </table:table-cell>
          <table:table-cell table:style-name="ce9"/>
          <table:table-cell table:style-name="ce9" office:value-type="float" office:value="20157">
            <text:p>20,157</text:p>
          </table:table-cell>
          <table:table-cell table:style-name="ce9" office:value-type="float" office:value="19780">
            <text:p>19,78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6">
            <text:p>266</text:p>
          </table:table-cell>
          <table:table-cell table:style-name="ce19" table:formula="of:=CONCATENATE(IF(MAX([.$D296];[.$G296];[.$J296];[.$M296];[.$P296];[.$S296];[.$V296])=[.D296];&quot;CDU&quot;;&quot;&quot;);IF(MAX([.$D296];[.$G296];[.$J296];[.$M296];[.$P296];[.$S296];[.$V296])=[.G296];&quot;SPD&quot;;&quot;&quot;);IF(MAX([.$D296];[.$G296];[.$J296];[.$M296];[.$P296];[.$S296];[.$V296])=[.J296];&quot;DIE LINKE&quot;;&quot;&quot;);IF(MAX([.$D296];[.$G296];[.$J296];[.$M296];[.$P296];[.$S296];[.$V296])=[.M296];&quot;GRÜNE&quot;;&quot;&quot;);IF(MAX([.$D296];[.$G296];[.$J296];[.$M296];[.$P296];[.$S296];[.$V296])=[.P296];&quot;CSU&quot;;&quot;&quot;);IF(MAX([.$D296];[.$G296];[.$J296];[.$M296];[.$P296];[.$S296];[.$V296])=[.S296];&quot;FDP&quot;;&quot;&quot;);IF(MAX([.$D296];[.$G296];[.$J296];[.$M296];[.$P296];[.$S296];[.$V296])=[.V296];&quot;AfD&quot;;&quot;&quot;))" office:value-type="string" office:string-value="CDU">
            <text:p>CDU</text:p>
          </table:table-cell>
          <table:table-cell table:formula="of:=SUM([.E296]+[.H296]+[.K296]+[.N296]+[.Q296]+[.T296]+[.W296])" office:value-type="float" office:value="176728">
            <text:p>176,728</text:p>
          </table:table-cell>
          <table:table-cell table:style-name="ce9" office:value-type="float" office:value="73689">
            <text:p>73,689</text:p>
          </table:table-cell>
          <table:table-cell table:style-name="ce9" office:value-type="float" office:value="60898">
            <text:p>60,898</text:p>
          </table:table-cell>
          <table:table-cell table:style-name="ce9"/>
          <table:table-cell table:style-name="ce9" office:value-type="float" office:value="36327">
            <text:p>36,327</text:p>
          </table:table-cell>
          <table:table-cell table:style-name="ce9" office:value-type="float" office:value="30472">
            <text:p>30,472</text:p>
          </table:table-cell>
          <table:table-cell table:style-name="ce9"/>
          <table:table-cell table:style-name="ce9" office:value-type="float" office:value="8453">
            <text:p>8,453</text:p>
          </table:table-cell>
          <table:table-cell table:style-name="ce9" office:value-type="float" office:value="9719">
            <text:p>9,719</text:p>
          </table:table-cell>
          <table:table-cell table:style-name="ce9"/>
          <table:table-cell table:style-name="ce9" office:value-type="float" office:value="23092">
            <text:p>23,092</text:p>
          </table:table-cell>
          <table:table-cell table:style-name="ce9" office:value-type="float" office:value="24282">
            <text:p>24,28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6191">
            <text:p>16,191</text:p>
          </table:table-cell>
          <table:table-cell table:style-name="ce9" office:value-type="float" office:value="27145">
            <text:p>27,145</text:p>
          </table:table-cell>
          <table:table-cell table:style-name="ce9"/>
          <table:table-cell table:style-name="ce9" office:value-type="float" office:value="23215">
            <text:p>23,215</text:p>
          </table:table-cell>
          <table:table-cell table:style-name="ce9" office:value-type="float" office:value="24212">
            <text:p>24,21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7">
            <text:p>267</text:p>
          </table:table-cell>
          <table:table-cell table:style-name="ce19" table:formula="of:=CONCATENATE(IF(MAX([.$D297];[.$G297];[.$J297];[.$M297];[.$P297];[.$S297];[.$V297])=[.D297];&quot;CDU&quot;;&quot;&quot;);IF(MAX([.$D297];[.$G297];[.$J297];[.$M297];[.$P297];[.$S297];[.$V297])=[.G297];&quot;SPD&quot;;&quot;&quot;);IF(MAX([.$D297];[.$G297];[.$J297];[.$M297];[.$P297];[.$S297];[.$V297])=[.J297];&quot;DIE LINKE&quot;;&quot;&quot;);IF(MAX([.$D297];[.$G297];[.$J297];[.$M297];[.$P297];[.$S297];[.$V297])=[.M297];&quot;GRÜNE&quot;;&quot;&quot;);IF(MAX([.$D297];[.$G297];[.$J297];[.$M297];[.$P297];[.$S297];[.$V297])=[.P297];&quot;CSU&quot;;&quot;&quot;);IF(MAX([.$D297];[.$G297];[.$J297];[.$M297];[.$P297];[.$S297];[.$V297])=[.S297];&quot;FDP&quot;;&quot;&quot;);IF(MAX([.$D297];[.$G297];[.$J297];[.$M297];[.$P297];[.$S297];[.$V297])=[.V297];&quot;AfD&quot;;&quot;&quot;))" office:value-type="string" office:string-value="CDU">
            <text:p>CDU</text:p>
          </table:table-cell>
          <table:table-cell table:formula="of:=SUM([.E297]+[.H297]+[.K297]+[.N297]+[.Q297]+[.T297]+[.W297])" office:value-type="float" office:value="174741">
            <text:p>174,741</text:p>
          </table:table-cell>
          <table:table-cell table:style-name="ce9" office:value-type="float" office:value="64591">
            <text:p>64,591</text:p>
          </table:table-cell>
          <table:table-cell table:style-name="ce9" office:value-type="float" office:value="58755">
            <text:p>58,755</text:p>
          </table:table-cell>
          <table:table-cell table:style-name="ce9"/>
          <table:table-cell table:style-name="ce9" office:value-type="float" office:value="42455">
            <text:p>42,455</text:p>
          </table:table-cell>
          <table:table-cell table:style-name="ce9" office:value-type="float" office:value="32489">
            <text:p>32,489</text:p>
          </table:table-cell>
          <table:table-cell table:style-name="ce9"/>
          <table:table-cell table:style-name="ce9" office:value-type="float" office:value="8448">
            <text:p>8,448</text:p>
          </table:table-cell>
          <table:table-cell table:style-name="ce9" office:value-type="float" office:value="10520">
            <text:p>10,520</text:p>
          </table:table-cell>
          <table:table-cell table:style-name="ce9"/>
          <table:table-cell table:style-name="ce9" office:value-type="float" office:value="14920">
            <text:p>14,920</text:p>
          </table:table-cell>
          <table:table-cell table:style-name="ce9" office:value-type="float" office:value="19016">
            <text:p>19,01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7566">
            <text:p>17,566</text:p>
          </table:table-cell>
          <table:table-cell table:style-name="ce9" office:value-type="float" office:value="23872">
            <text:p>23,872</text:p>
          </table:table-cell>
          <table:table-cell table:style-name="ce9"/>
          <table:table-cell table:style-name="ce9" office:value-type="float" office:value="28575">
            <text:p>28,575</text:p>
          </table:table-cell>
          <table:table-cell table:style-name="ce9" office:value-type="float" office:value="30089">
            <text:p>30,08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8">
            <text:p>268</text:p>
          </table:table-cell>
          <table:table-cell table:style-name="ce19" table:formula="of:=CONCATENATE(IF(MAX([.$D298];[.$G298];[.$J298];[.$M298];[.$P298];[.$S298];[.$V298])=[.D298];&quot;CDU&quot;;&quot;&quot;);IF(MAX([.$D298];[.$G298];[.$J298];[.$M298];[.$P298];[.$S298];[.$V298])=[.G298];&quot;SPD&quot;;&quot;&quot;);IF(MAX([.$D298];[.$G298];[.$J298];[.$M298];[.$P298];[.$S298];[.$V298])=[.J298];&quot;DIE LINKE&quot;;&quot;&quot;);IF(MAX([.$D298];[.$G298];[.$J298];[.$M298];[.$P298];[.$S298];[.$V298])=[.M298];&quot;GRÜNE&quot;;&quot;&quot;);IF(MAX([.$D298];[.$G298];[.$J298];[.$M298];[.$P298];[.$S298];[.$V298])=[.P298];&quot;CSU&quot;;&quot;&quot;);IF(MAX([.$D298];[.$G298];[.$J298];[.$M298];[.$P298];[.$S298];[.$V298])=[.S298];&quot;FDP&quot;;&quot;&quot;);IF(MAX([.$D298];[.$G298];[.$J298];[.$M298];[.$P298];[.$S298];[.$V298])=[.V298];&quot;AfD&quot;;&quot;&quot;))" office:value-type="string" office:string-value="CDU">
            <text:p>CDU</text:p>
          </table:table-cell>
          <table:table-cell table:formula="of:=SUM([.E298]+[.H298]+[.K298]+[.N298]+[.Q298]+[.T298]+[.W298])" office:value-type="float" office:value="162249">
            <text:p>162,249</text:p>
          </table:table-cell>
          <table:table-cell table:style-name="ce9" office:value-type="float" office:value="68717">
            <text:p>68,717</text:p>
          </table:table-cell>
          <table:table-cell table:style-name="ce9" office:value-type="float" office:value="58215">
            <text:p>58,215</text:p>
          </table:table-cell>
          <table:table-cell table:style-name="ce9"/>
          <table:table-cell table:style-name="ce9" office:value-type="float" office:value="31406">
            <text:p>31,406</text:p>
          </table:table-cell>
          <table:table-cell table:style-name="ce9" office:value-type="float" office:value="27472">
            <text:p>27,472</text:p>
          </table:table-cell>
          <table:table-cell table:style-name="ce9"/>
          <table:table-cell table:style-name="ce9" office:value-type="float" office:value="7314">
            <text:p>7,314</text:p>
          </table:table-cell>
          <table:table-cell table:style-name="ce9" office:value-type="float" office:value="9594">
            <text:p>9,594</text:p>
          </table:table-cell>
          <table:table-cell table:style-name="ce9"/>
          <table:table-cell table:style-name="ce9" office:value-type="float" office:value="21468">
            <text:p>21,468</text:p>
          </table:table-cell>
          <table:table-cell table:style-name="ce9" office:value-type="float" office:value="20512">
            <text:p>20,51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252">
            <text:p>14,252</text:p>
          </table:table-cell>
          <table:table-cell table:style-name="ce9" office:value-type="float" office:value="21629">
            <text:p>21,629</text:p>
          </table:table-cell>
          <table:table-cell table:style-name="ce9"/>
          <table:table-cell table:style-name="ce9" office:value-type="float" office:value="22894">
            <text:p>22,894</text:p>
          </table:table-cell>
          <table:table-cell table:style-name="ce9" office:value-type="float" office:value="24827">
            <text:p>24,8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69">
            <text:p>269</text:p>
          </table:table-cell>
          <table:table-cell table:style-name="ce19" table:formula="of:=CONCATENATE(IF(MAX([.$D299];[.$G299];[.$J299];[.$M299];[.$P299];[.$S299];[.$V299])=[.D299];&quot;CDU&quot;;&quot;&quot;);IF(MAX([.$D299];[.$G299];[.$J299];[.$M299];[.$P299];[.$S299];[.$V299])=[.G299];&quot;SPD&quot;;&quot;&quot;);IF(MAX([.$D299];[.$G299];[.$J299];[.$M299];[.$P299];[.$S299];[.$V299])=[.J299];&quot;DIE LINKE&quot;;&quot;&quot;);IF(MAX([.$D299];[.$G299];[.$J299];[.$M299];[.$P299];[.$S299];[.$V299])=[.M299];&quot;GRÜNE&quot;;&quot;&quot;);IF(MAX([.$D299];[.$G299];[.$J299];[.$M299];[.$P299];[.$S299];[.$V299])=[.P299];&quot;CSU&quot;;&quot;&quot;);IF(MAX([.$D299];[.$G299];[.$J299];[.$M299];[.$P299];[.$S299];[.$V299])=[.S299];&quot;FDP&quot;;&quot;&quot;);IF(MAX([.$D299];[.$G299];[.$J299];[.$M299];[.$P299];[.$S299];[.$V299])=[.V299];&quot;AfD&quot;;&quot;&quot;))" office:value-type="string" office:string-value="CDU">
            <text:p>CDU</text:p>
          </table:table-cell>
          <table:table-cell table:formula="of:=SUM([.E299]+[.H299]+[.K299]+[.N299]+[.Q299]+[.T299]+[.W299])" office:value-type="float" office:value="129522">
            <text:p>129,522</text:p>
          </table:table-cell>
          <table:table-cell table:style-name="ce9" office:value-type="float" office:value="55595">
            <text:p>55,595</text:p>
          </table:table-cell>
          <table:table-cell table:style-name="ce9" office:value-type="float" office:value="47588">
            <text:p>47,588</text:p>
          </table:table-cell>
          <table:table-cell table:style-name="ce9"/>
          <table:table-cell table:style-name="ce9" office:value-type="float" office:value="26971">
            <text:p>26,971</text:p>
          </table:table-cell>
          <table:table-cell table:style-name="ce9" office:value-type="float" office:value="22298">
            <text:p>22,298</text:p>
          </table:table-cell>
          <table:table-cell table:style-name="ce9"/>
          <table:table-cell table:style-name="ce9" office:value-type="float" office:value="7581">
            <text:p>7,581</text:p>
          </table:table-cell>
          <table:table-cell table:style-name="ce9" office:value-type="float" office:value="7999">
            <text:p>7,999</text:p>
          </table:table-cell>
          <table:table-cell table:style-name="ce9"/>
          <table:table-cell table:style-name="ce9" office:value-type="float" office:value="15216">
            <text:p>15,216</text:p>
          </table:table-cell>
          <table:table-cell table:style-name="ce9" office:value-type="float" office:value="15482">
            <text:p>15,48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882">
            <text:p>10,882</text:p>
          </table:table-cell>
          <table:table-cell table:style-name="ce9" office:value-type="float" office:value="16717">
            <text:p>16,717</text:p>
          </table:table-cell>
          <table:table-cell table:style-name="ce9"/>
          <table:table-cell table:style-name="ce9" office:value-type="float" office:value="17788">
            <text:p>17,788</text:p>
          </table:table-cell>
          <table:table-cell table:style-name="ce9" office:value-type="float" office:value="19438">
            <text:p>19,438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0">
            <text:p>270</text:p>
          </table:table-cell>
          <table:table-cell table:style-name="ce19" table:formula="of:=CONCATENATE(IF(MAX([.$D300];[.$G300];[.$J300];[.$M300];[.$P300];[.$S300];[.$V300])=[.D300];&quot;CDU&quot;;&quot;&quot;);IF(MAX([.$D300];[.$G300];[.$J300];[.$M300];[.$P300];[.$S300];[.$V300])=[.G300];&quot;SPD&quot;;&quot;&quot;);IF(MAX([.$D300];[.$G300];[.$J300];[.$M300];[.$P300];[.$S300];[.$V300])=[.J300];&quot;DIE LINKE&quot;;&quot;&quot;);IF(MAX([.$D300];[.$G300];[.$J300];[.$M300];[.$P300];[.$S300];[.$V300])=[.M300];&quot;GRÜNE&quot;;&quot;&quot;);IF(MAX([.$D300];[.$G300];[.$J300];[.$M300];[.$P300];[.$S300];[.$V300])=[.P300];&quot;CSU&quot;;&quot;&quot;);IF(MAX([.$D300];[.$G300];[.$J300];[.$M300];[.$P300];[.$S300];[.$V300])=[.S300];&quot;FDP&quot;;&quot;&quot;);IF(MAX([.$D300];[.$G300];[.$J300];[.$M300];[.$P300];[.$S300];[.$V300])=[.V300];&quot;AfD&quot;;&quot;&quot;))" office:value-type="string" office:string-value="CDU">
            <text:p>CDU</text:p>
          </table:table-cell>
          <table:table-cell table:formula="of:=SUM([.E300]+[.H300]+[.K300]+[.N300]+[.Q300]+[.T300]+[.W300])" office:value-type="float" office:value="161541">
            <text:p>161,541</text:p>
          </table:table-cell>
          <table:table-cell table:style-name="ce9" office:value-type="float" office:value="77752">
            <text:p>77,752</text:p>
          </table:table-cell>
          <table:table-cell table:style-name="ce9" office:value-type="float" office:value="64217">
            <text:p>64,217</text:p>
          </table:table-cell>
          <table:table-cell table:style-name="ce9"/>
          <table:table-cell table:style-name="ce9" office:value-type="float" office:value="35164">
            <text:p>35,164</text:p>
          </table:table-cell>
          <table:table-cell table:style-name="ce9" office:value-type="float" office:value="31341">
            <text:p>31,341</text:p>
          </table:table-cell>
          <table:table-cell table:style-name="ce9"/>
          <table:table-cell table:style-name="ce9" office:value-type="float" office:value="8678">
            <text:p>8,678</text:p>
          </table:table-cell>
          <table:table-cell table:style-name="ce9" office:value-type="float" office:value="9233">
            <text:p>9,233</text:p>
          </table:table-cell>
          <table:table-cell table:style-name="ce9"/>
          <table:table-cell table:style-name="ce9" office:value-type="float" office:value="16123">
            <text:p>16,123</text:p>
          </table:table-cell>
          <table:table-cell table:style-name="ce9" office:value-type="float" office:value="18427">
            <text:p>18,42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18">
            <text:p>10,218</text:p>
          </table:table-cell>
          <table:table-cell table:style-name="ce9" office:value-type="float" office:value="17707">
            <text:p>17,707</text:p>
          </table:table-cell>
          <table:table-cell table:style-name="ce9"/>
          <table:table-cell table:style-name="ce9" office:value-type="float" office:value="18447">
            <text:p>18,447</text:p>
          </table:table-cell>
          <table:table-cell table:style-name="ce9" office:value-type="float" office:value="20616">
            <text:p>20,61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1">
            <text:p>271</text:p>
          </table:table-cell>
          <table:table-cell table:style-name="ce19" table:formula="of:=CONCATENATE(IF(MAX([.$D301];[.$G301];[.$J301];[.$M301];[.$P301];[.$S301];[.$V301])=[.D301];&quot;CDU&quot;;&quot;&quot;);IF(MAX([.$D301];[.$G301];[.$J301];[.$M301];[.$P301];[.$S301];[.$V301])=[.G301];&quot;SPD&quot;;&quot;&quot;);IF(MAX([.$D301];[.$G301];[.$J301];[.$M301];[.$P301];[.$S301];[.$V301])=[.J301];&quot;DIE LINKE&quot;;&quot;&quot;);IF(MAX([.$D301];[.$G301];[.$J301];[.$M301];[.$P301];[.$S301];[.$V301])=[.M301];&quot;GRÜNE&quot;;&quot;&quot;);IF(MAX([.$D301];[.$G301];[.$J301];[.$M301];[.$P301];[.$S301];[.$V301])=[.P301];&quot;CSU&quot;;&quot;&quot;);IF(MAX([.$D301];[.$G301];[.$J301];[.$M301];[.$P301];[.$S301];[.$V301])=[.S301];&quot;FDP&quot;;&quot;&quot;);IF(MAX([.$D301];[.$G301];[.$J301];[.$M301];[.$P301];[.$S301];[.$V301])=[.V301];&quot;AfD&quot;;&quot;&quot;))" office:value-type="string" office:string-value="CDU">
            <text:p>CDU</text:p>
          </table:table-cell>
          <table:table-cell table:formula="of:=SUM([.E301]+[.H301]+[.K301]+[.N301]+[.Q301]+[.T301]+[.W301])" office:value-type="float" office:value="152672">
            <text:p>152,672</text:p>
          </table:table-cell>
          <table:table-cell table:style-name="ce9" office:value-type="float" office:value="45821">
            <text:p>45,821</text:p>
          </table:table-cell>
          <table:table-cell table:style-name="ce9" office:value-type="float" office:value="44776">
            <text:p>44,776</text:p>
          </table:table-cell>
          <table:table-cell table:style-name="ce9"/>
          <table:table-cell table:style-name="ce9" office:value-type="float" office:value="37924">
            <text:p>37,924</text:p>
          </table:table-cell>
          <table:table-cell table:style-name="ce9" office:value-type="float" office:value="27044">
            <text:p>27,044</text:p>
          </table:table-cell>
          <table:table-cell table:style-name="ce9"/>
          <table:table-cell table:style-name="ce9" office:value-type="float" office:value="12155">
            <text:p>12,155</text:p>
          </table:table-cell>
          <table:table-cell table:style-name="ce9" office:value-type="float" office:value="15452">
            <text:p>15,452</text:p>
          </table:table-cell>
          <table:table-cell table:style-name="ce9"/>
          <table:table-cell table:style-name="ce9" office:value-type="float" office:value="28268">
            <text:p>28,268</text:p>
          </table:table-cell>
          <table:table-cell table:style-name="ce9" office:value-type="float" office:value="29408">
            <text:p>29,40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3829">
            <text:p>13,829</text:p>
          </table:table-cell>
          <table:table-cell table:style-name="ce9" office:value-type="float" office:value="19251">
            <text:p>19,251</text:p>
          </table:table-cell>
          <table:table-cell table:style-name="ce9"/>
          <table:table-cell table:style-name="ce9" office:value-type="float" office:value="16073">
            <text:p>16,073</text:p>
          </table:table-cell>
          <table:table-cell table:style-name="ce9" office:value-type="float" office:value="16741">
            <text:p>16,74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2">
            <text:p>272</text:p>
          </table:table-cell>
          <table:table-cell table:style-name="ce19" table:formula="of:=CONCATENATE(IF(MAX([.$D302];[.$G302];[.$J302];[.$M302];[.$P302];[.$S302];[.$V302])=[.D302];&quot;CDU&quot;;&quot;&quot;);IF(MAX([.$D302];[.$G302];[.$J302];[.$M302];[.$P302];[.$S302];[.$V302])=[.G302];&quot;SPD&quot;;&quot;&quot;);IF(MAX([.$D302];[.$G302];[.$J302];[.$M302];[.$P302];[.$S302];[.$V302])=[.J302];&quot;DIE LINKE&quot;;&quot;&quot;);IF(MAX([.$D302];[.$G302];[.$J302];[.$M302];[.$P302];[.$S302];[.$V302])=[.M302];&quot;GRÜNE&quot;;&quot;&quot;);IF(MAX([.$D302];[.$G302];[.$J302];[.$M302];[.$P302];[.$S302];[.$V302])=[.P302];&quot;CSU&quot;;&quot;&quot;);IF(MAX([.$D302];[.$G302];[.$J302];[.$M302];[.$P302];[.$S302];[.$V302])=[.S302];&quot;FDP&quot;;&quot;&quot;);IF(MAX([.$D302];[.$G302];[.$J302];[.$M302];[.$P302];[.$S302];[.$V302])=[.V302];&quot;AfD&quot;;&quot;&quot;))" office:value-type="string" office:string-value="CDU">
            <text:p>CDU</text:p>
          </table:table-cell>
          <table:table-cell table:formula="of:=SUM([.E302]+[.H302]+[.K302]+[.N302]+[.Q302]+[.T302]+[.W302])" office:value-type="float" office:value="159664">
            <text:p>159,664</text:p>
          </table:table-cell>
          <table:table-cell table:style-name="ce9" office:value-type="float" office:value="67396">
            <text:p>67,396</text:p>
          </table:table-cell>
          <table:table-cell table:style-name="ce9" office:value-type="float" office:value="59137">
            <text:p>59,137</text:p>
          </table:table-cell>
          <table:table-cell table:style-name="ce9"/>
          <table:table-cell table:style-name="ce9" office:value-type="float" office:value="32886">
            <text:p>32,886</text:p>
          </table:table-cell>
          <table:table-cell table:style-name="ce9" office:value-type="float" office:value="28591">
            <text:p>28,591</text:p>
          </table:table-cell>
          <table:table-cell table:style-name="ce9"/>
          <table:table-cell table:style-name="ce9" office:value-type="float" office:value="7627">
            <text:p>7,627</text:p>
          </table:table-cell>
          <table:table-cell table:style-name="ce9" office:value-type="float" office:value="9119">
            <text:p>9,119</text:p>
          </table:table-cell>
          <table:table-cell table:style-name="ce9"/>
          <table:table-cell table:style-name="ce9" office:value-type="float" office:value="19076">
            <text:p>19,076</text:p>
          </table:table-cell>
          <table:table-cell table:style-name="ce9" office:value-type="float" office:value="20489">
            <text:p>20,48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138">
            <text:p>15,138</text:p>
          </table:table-cell>
          <table:table-cell table:style-name="ce9" office:value-type="float" office:value="21441">
            <text:p>21,441</text:p>
          </table:table-cell>
          <table:table-cell table:style-name="ce9"/>
          <table:table-cell table:style-name="ce9" office:value-type="float" office:value="19512">
            <text:p>19,512</text:p>
          </table:table-cell>
          <table:table-cell table:style-name="ce9" office:value-type="float" office:value="20887">
            <text:p>20,88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3">
            <text:p>273</text:p>
          </table:table-cell>
          <table:table-cell table:style-name="ce19" table:formula="of:=CONCATENATE(IF(MAX([.$D303];[.$G303];[.$J303];[.$M303];[.$P303];[.$S303];[.$V303])=[.D303];&quot;CDU&quot;;&quot;&quot;);IF(MAX([.$D303];[.$G303];[.$J303];[.$M303];[.$P303];[.$S303];[.$V303])=[.G303];&quot;SPD&quot;;&quot;&quot;);IF(MAX([.$D303];[.$G303];[.$J303];[.$M303];[.$P303];[.$S303];[.$V303])=[.J303];&quot;DIE LINKE&quot;;&quot;&quot;);IF(MAX([.$D303];[.$G303];[.$J303];[.$M303];[.$P303];[.$S303];[.$V303])=[.M303];&quot;GRÜNE&quot;;&quot;&quot;);IF(MAX([.$D303];[.$G303];[.$J303];[.$M303];[.$P303];[.$S303];[.$V303])=[.P303];&quot;CSU&quot;;&quot;&quot;);IF(MAX([.$D303];[.$G303];[.$J303];[.$M303];[.$P303];[.$S303];[.$V303])=[.S303];&quot;FDP&quot;;&quot;&quot;);IF(MAX([.$D303];[.$G303];[.$J303];[.$M303];[.$P303];[.$S303];[.$V303])=[.V303];&quot;AfD&quot;;&quot;&quot;))" office:value-type="string" office:string-value="CDU">
            <text:p>CDU</text:p>
          </table:table-cell>
          <table:table-cell table:formula="of:=SUM([.E303]+[.H303]+[.K303]+[.N303]+[.Q303]+[.T303]+[.W303])" office:value-type="float" office:value="148855">
            <text:p>148,855</text:p>
          </table:table-cell>
          <table:table-cell table:style-name="ce9" office:value-type="float" office:value="68259">
            <text:p>68,259</text:p>
          </table:table-cell>
          <table:table-cell table:style-name="ce9" office:value-type="float" office:value="58798">
            <text:p>58,798</text:p>
          </table:table-cell>
          <table:table-cell table:style-name="ce9"/>
          <table:table-cell table:style-name="ce9" office:value-type="float" office:value="29486">
            <text:p>29,486</text:p>
          </table:table-cell>
          <table:table-cell table:style-name="ce9" office:value-type="float" office:value="26374">
            <text:p>26,374</text:p>
          </table:table-cell>
          <table:table-cell table:style-name="ce9"/>
          <table:table-cell table:style-name="ce9" office:value-type="float" office:value="7123">
            <text:p>7,123</text:p>
          </table:table-cell>
          <table:table-cell table:style-name="ce9" office:value-type="float" office:value="8369">
            <text:p>8,369</text:p>
          </table:table-cell>
          <table:table-cell table:style-name="ce9"/>
          <table:table-cell table:style-name="ce9" office:value-type="float" office:value="16954">
            <text:p>16,954</text:p>
          </table:table-cell>
          <table:table-cell table:style-name="ce9" office:value-type="float" office:value="17766">
            <text:p>17,76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150">
            <text:p>11,150</text:p>
          </table:table-cell>
          <table:table-cell table:style-name="ce9" office:value-type="float" office:value="17847">
            <text:p>17,847</text:p>
          </table:table-cell>
          <table:table-cell table:style-name="ce9"/>
          <table:table-cell table:style-name="ce9" office:value-type="float" office:value="18849">
            <text:p>18,849</text:p>
          </table:table-cell>
          <table:table-cell table:style-name="ce9" office:value-type="float" office:value="19701">
            <text:p>19,7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4">
            <text:p>274</text:p>
          </table:table-cell>
          <table:table-cell table:style-name="ce19" table:formula="of:=CONCATENATE(IF(MAX([.$D304];[.$G304];[.$J304];[.$M304];[.$P304];[.$S304];[.$V304])=[.D304];&quot;CDU&quot;;&quot;&quot;);IF(MAX([.$D304];[.$G304];[.$J304];[.$M304];[.$P304];[.$S304];[.$V304])=[.G304];&quot;SPD&quot;;&quot;&quot;);IF(MAX([.$D304];[.$G304];[.$J304];[.$M304];[.$P304];[.$S304];[.$V304])=[.J304];&quot;DIE LINKE&quot;;&quot;&quot;);IF(MAX([.$D304];[.$G304];[.$J304];[.$M304];[.$P304];[.$S304];[.$V304])=[.M304];&quot;GRÜNE&quot;;&quot;&quot;);IF(MAX([.$D304];[.$G304];[.$J304];[.$M304];[.$P304];[.$S304];[.$V304])=[.P304];&quot;CSU&quot;;&quot;&quot;);IF(MAX([.$D304];[.$G304];[.$J304];[.$M304];[.$P304];[.$S304];[.$V304])=[.S304];&quot;FDP&quot;;&quot;&quot;);IF(MAX([.$D304];[.$G304];[.$J304];[.$M304];[.$P304];[.$S304];[.$V304])=[.V304];&quot;AfD&quot;;&quot;&quot;))" office:value-type="string" office:string-value="CDU">
            <text:p>CDU</text:p>
          </table:table-cell>
          <table:table-cell table:formula="of:=SUM([.E304]+[.H304]+[.K304]+[.N304]+[.Q304]+[.T304]+[.W304])" office:value-type="float" office:value="170653">
            <text:p>170,653</text:p>
          </table:table-cell>
          <table:table-cell table:style-name="ce9" office:value-type="float" office:value="58019">
            <text:p>58,019</text:p>
          </table:table-cell>
          <table:table-cell table:style-name="ce9" office:value-type="float" office:value="53138">
            <text:p>53,138</text:p>
          </table:table-cell>
          <table:table-cell table:style-name="ce9"/>
          <table:table-cell table:style-name="ce9" office:value-type="float" office:value="46219">
            <text:p>46,219</text:p>
          </table:table-cell>
          <table:table-cell table:style-name="ce9" office:value-type="float" office:value="32806">
            <text:p>32,806</text:p>
          </table:table-cell>
          <table:table-cell table:style-name="ce9"/>
          <table:table-cell table:style-name="ce9" office:value-type="float" office:value="10751">
            <text:p>10,751</text:p>
          </table:table-cell>
          <table:table-cell table:style-name="ce9" office:value-type="float" office:value="14812">
            <text:p>14,812</text:p>
          </table:table-cell>
          <table:table-cell table:style-name="ce9"/>
          <table:table-cell table:style-name="ce9" office:value-type="float" office:value="29664">
            <text:p>29,664</text:p>
          </table:table-cell>
          <table:table-cell table:style-name="ce9" office:value-type="float" office:value="30491">
            <text:p>30,49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769">
            <text:p>11,769</text:p>
          </table:table-cell>
          <table:table-cell table:style-name="ce9" office:value-type="float" office:value="22556">
            <text:p>22,556</text:p>
          </table:table-cell>
          <table:table-cell table:style-name="ce9"/>
          <table:table-cell table:style-name="ce9" office:value-type="float" office:value="15803">
            <text:p>15,803</text:p>
          </table:table-cell>
          <table:table-cell table:style-name="ce9" office:value-type="float" office:value="16850">
            <text:p>16,8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5">
            <text:p>275</text:p>
          </table:table-cell>
          <table:table-cell table:style-name="ce19" table:formula="of:=CONCATENATE(IF(MAX([.$D305];[.$G305];[.$J305];[.$M305];[.$P305];[.$S305];[.$V305])=[.D305];&quot;CDU&quot;;&quot;&quot;);IF(MAX([.$D305];[.$G305];[.$J305];[.$M305];[.$P305];[.$S305];[.$V305])=[.G305];&quot;SPD&quot;;&quot;&quot;);IF(MAX([.$D305];[.$G305];[.$J305];[.$M305];[.$P305];[.$S305];[.$V305])=[.J305];&quot;DIE LINKE&quot;;&quot;&quot;);IF(MAX([.$D305];[.$G305];[.$J305];[.$M305];[.$P305];[.$S305];[.$V305])=[.M305];&quot;GRÜNE&quot;;&quot;&quot;);IF(MAX([.$D305];[.$G305];[.$J305];[.$M305];[.$P305];[.$S305];[.$V305])=[.P305];&quot;CSU&quot;;&quot;&quot;);IF(MAX([.$D305];[.$G305];[.$J305];[.$M305];[.$P305];[.$S305];[.$V305])=[.S305];&quot;FDP&quot;;&quot;&quot;);IF(MAX([.$D305];[.$G305];[.$J305];[.$M305];[.$P305];[.$S305];[.$V305])=[.V305];&quot;AfD&quot;;&quot;&quot;))" office:value-type="string" office:string-value="CDU">
            <text:p>CDU</text:p>
          </table:table-cell>
          <table:table-cell table:formula="of:=SUM([.E305]+[.H305]+[.K305]+[.N305]+[.Q305]+[.T305]+[.W305])" office:value-type="float" office:value="135206">
            <text:p>135,206</text:p>
          </table:table-cell>
          <table:table-cell table:style-name="ce9" office:value-type="float" office:value="41812">
            <text:p>41,812</text:p>
          </table:table-cell>
          <table:table-cell table:style-name="ce9" office:value-type="float" office:value="38746">
            <text:p>38,746</text:p>
          </table:table-cell>
          <table:table-cell table:style-name="ce9"/>
          <table:table-cell table:style-name="ce9" office:value-type="float" office:value="39795">
            <text:p>39,795</text:p>
          </table:table-cell>
          <table:table-cell table:style-name="ce9" office:value-type="float" office:value="30309">
            <text:p>30,309</text:p>
          </table:table-cell>
          <table:table-cell table:style-name="ce9"/>
          <table:table-cell table:style-name="ce9" office:value-type="float" office:value="10493">
            <text:p>10,493</text:p>
          </table:table-cell>
          <table:table-cell table:style-name="ce9" office:value-type="float" office:value="12989">
            <text:p>12,989</text:p>
          </table:table-cell>
          <table:table-cell table:style-name="ce9"/>
          <table:table-cell table:style-name="ce9" office:value-type="float" office:value="18739">
            <text:p>18,739</text:p>
          </table:table-cell>
          <table:table-cell table:style-name="ce9" office:value-type="float" office:value="18803">
            <text:p>18,80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835">
            <text:p>9,835</text:p>
          </table:table-cell>
          <table:table-cell table:style-name="ce9" office:value-type="float" office:value="16050">
            <text:p>16,050</text:p>
          </table:table-cell>
          <table:table-cell table:style-name="ce9"/>
          <table:table-cell table:style-name="ce9" office:value-type="float" office:value="17833">
            <text:p>17,833</text:p>
          </table:table-cell>
          <table:table-cell table:style-name="ce9" office:value-type="float" office:value="18309">
            <text:p>18,30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6">
            <text:p>276</text:p>
          </table:table-cell>
          <table:table-cell table:style-name="ce19" table:formula="of:=CONCATENATE(IF(MAX([.$D306];[.$G306];[.$J306];[.$M306];[.$P306];[.$S306];[.$V306])=[.D306];&quot;CDU&quot;;&quot;&quot;);IF(MAX([.$D306];[.$G306];[.$J306];[.$M306];[.$P306];[.$S306];[.$V306])=[.G306];&quot;SPD&quot;;&quot;&quot;);IF(MAX([.$D306];[.$G306];[.$J306];[.$M306];[.$P306];[.$S306];[.$V306])=[.J306];&quot;DIE LINKE&quot;;&quot;&quot;);IF(MAX([.$D306];[.$G306];[.$J306];[.$M306];[.$P306];[.$S306];[.$V306])=[.M306];&quot;GRÜNE&quot;;&quot;&quot;);IF(MAX([.$D306];[.$G306];[.$J306];[.$M306];[.$P306];[.$S306];[.$V306])=[.P306];&quot;CSU&quot;;&quot;&quot;);IF(MAX([.$D306];[.$G306];[.$J306];[.$M306];[.$P306];[.$S306];[.$V306])=[.S306];&quot;FDP&quot;;&quot;&quot;);IF(MAX([.$D306];[.$G306];[.$J306];[.$M306];[.$P306];[.$S306];[.$V306])=[.V306];&quot;AfD&quot;;&quot;&quot;))" office:value-type="string" office:string-value="CDU">
            <text:p>CDU</text:p>
          </table:table-cell>
          <table:table-cell table:formula="of:=SUM([.E306]+[.H306]+[.K306]+[.N306]+[.Q306]+[.T306]+[.W306])" office:value-type="float" office:value="153785">
            <text:p>153,785</text:p>
          </table:table-cell>
          <table:table-cell table:style-name="ce9" office:value-type="float" office:value="75531">
            <text:p>75,531</text:p>
          </table:table-cell>
          <table:table-cell table:style-name="ce9" office:value-type="float" office:value="64208">
            <text:p>64,208</text:p>
          </table:table-cell>
          <table:table-cell table:style-name="ce9"/>
          <table:table-cell table:style-name="ce9" office:value-type="float" office:value="30849">
            <text:p>30,849</text:p>
          </table:table-cell>
          <table:table-cell table:style-name="ce9" office:value-type="float" office:value="27175">
            <text:p>27,175</text:p>
          </table:table-cell>
          <table:table-cell table:style-name="ce9"/>
          <table:table-cell table:style-name="ce9" office:value-type="float" office:value="8422">
            <text:p>8,422</text:p>
          </table:table-cell>
          <table:table-cell table:style-name="ce9" office:value-type="float" office:value="8907">
            <text:p>8,907</text:p>
          </table:table-cell>
          <table:table-cell table:style-name="ce9"/>
          <table:table-cell table:style-name="ce9" office:value-type="float" office:value="11090">
            <text:p>11,090</text:p>
          </table:table-cell>
          <table:table-cell table:style-name="ce9" office:value-type="float" office:value="13642">
            <text:p>13,64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419">
            <text:p>11,419</text:p>
          </table:table-cell>
          <table:table-cell table:style-name="ce9" office:value-type="float" office:value="17564">
            <text:p>17,564</text:p>
          </table:table-cell>
          <table:table-cell table:style-name="ce9"/>
          <table:table-cell table:style-name="ce9" office:value-type="float" office:value="21849">
            <text:p>21,849</text:p>
          </table:table-cell>
          <table:table-cell table:style-name="ce9" office:value-type="float" office:value="22289">
            <text:p>22,28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7">
            <text:p>277</text:p>
          </table:table-cell>
          <table:table-cell table:style-name="ce19" table:formula="of:=CONCATENATE(IF(MAX([.$D307];[.$G307];[.$J307];[.$M307];[.$P307];[.$S307];[.$V307])=[.D307];&quot;CDU&quot;;&quot;&quot;);IF(MAX([.$D307];[.$G307];[.$J307];[.$M307];[.$P307];[.$S307];[.$V307])=[.G307];&quot;SPD&quot;;&quot;&quot;);IF(MAX([.$D307];[.$G307];[.$J307];[.$M307];[.$P307];[.$S307];[.$V307])=[.J307];&quot;DIE LINKE&quot;;&quot;&quot;);IF(MAX([.$D307];[.$G307];[.$J307];[.$M307];[.$P307];[.$S307];[.$V307])=[.M307];&quot;GRÜNE&quot;;&quot;&quot;);IF(MAX([.$D307];[.$G307];[.$J307];[.$M307];[.$P307];[.$S307];[.$V307])=[.P307];&quot;CSU&quot;;&quot;&quot;);IF(MAX([.$D307];[.$G307];[.$J307];[.$M307];[.$P307];[.$S307];[.$V307])=[.S307];&quot;FDP&quot;;&quot;&quot;);IF(MAX([.$D307];[.$G307];[.$J307];[.$M307];[.$P307];[.$S307];[.$V307])=[.V307];&quot;AfD&quot;;&quot;&quot;))" office:value-type="string" office:string-value="CDU">
            <text:p>CDU</text:p>
          </table:table-cell>
          <table:table-cell table:formula="of:=SUM([.E307]+[.H307]+[.K307]+[.N307]+[.Q307]+[.T307]+[.W307])" office:value-type="float" office:value="147583">
            <text:p>147,583</text:p>
          </table:table-cell>
          <table:table-cell table:style-name="ce9" office:value-type="float" office:value="57788">
            <text:p>57,788</text:p>
          </table:table-cell>
          <table:table-cell table:style-name="ce9" office:value-type="float" office:value="51797">
            <text:p>51,797</text:p>
          </table:table-cell>
          <table:table-cell table:style-name="ce9"/>
          <table:table-cell table:style-name="ce9" office:value-type="float" office:value="36886">
            <text:p>36,886</text:p>
          </table:table-cell>
          <table:table-cell table:style-name="ce9" office:value-type="float" office:value="28486">
            <text:p>28,486</text:p>
          </table:table-cell>
          <table:table-cell table:style-name="ce9"/>
          <table:table-cell table:style-name="ce9" office:value-type="float" office:value="8010">
            <text:p>8,010</text:p>
          </table:table-cell>
          <table:table-cell table:style-name="ce9" office:value-type="float" office:value="9738">
            <text:p>9,738</text:p>
          </table:table-cell>
          <table:table-cell table:style-name="ce9"/>
          <table:table-cell table:style-name="ce9" office:value-type="float" office:value="14792">
            <text:p>14,792</text:p>
          </table:table-cell>
          <table:table-cell table:style-name="ce9" office:value-type="float" office:value="17687">
            <text:p>17,687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571">
            <text:p>12,571</text:p>
          </table:table-cell>
          <table:table-cell table:style-name="ce9" office:value-type="float" office:value="18933">
            <text:p>18,933</text:p>
          </table:table-cell>
          <table:table-cell table:style-name="ce9"/>
          <table:table-cell table:style-name="ce9" office:value-type="float" office:value="20177">
            <text:p>20,177</text:p>
          </table:table-cell>
          <table:table-cell table:style-name="ce9" office:value-type="float" office:value="20942">
            <text:p>20,9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8">
            <text:p>278</text:p>
          </table:table-cell>
          <table:table-cell table:style-name="ce19" table:formula="of:=CONCATENATE(IF(MAX([.$D308];[.$G308];[.$J308];[.$M308];[.$P308];[.$S308];[.$V308])=[.D308];&quot;CDU&quot;;&quot;&quot;);IF(MAX([.$D308];[.$G308];[.$J308];[.$M308];[.$P308];[.$S308];[.$V308])=[.G308];&quot;SPD&quot;;&quot;&quot;);IF(MAX([.$D308];[.$G308];[.$J308];[.$M308];[.$P308];[.$S308];[.$V308])=[.J308];&quot;DIE LINKE&quot;;&quot;&quot;);IF(MAX([.$D308];[.$G308];[.$J308];[.$M308];[.$P308];[.$S308];[.$V308])=[.M308];&quot;GRÜNE&quot;;&quot;&quot;);IF(MAX([.$D308];[.$G308];[.$J308];[.$M308];[.$P308];[.$S308];[.$V308])=[.P308];&quot;CSU&quot;;&quot;&quot;);IF(MAX([.$D308];[.$G308];[.$J308];[.$M308];[.$P308];[.$S308];[.$V308])=[.S308];&quot;FDP&quot;;&quot;&quot;);IF(MAX([.$D308];[.$G308];[.$J308];[.$M308];[.$P308];[.$S308];[.$V308])=[.V308];&quot;AfD&quot;;&quot;&quot;))" office:value-type="string" office:string-value="CDU">
            <text:p>CDU</text:p>
          </table:table-cell>
          <table:table-cell table:formula="of:=SUM([.E308]+[.H308]+[.K308]+[.N308]+[.Q308]+[.T308]+[.W308])" office:value-type="float" office:value="144855">
            <text:p>144,855</text:p>
          </table:table-cell>
          <table:table-cell table:style-name="ce9" office:value-type="float" office:value="63166">
            <text:p>63,166</text:p>
          </table:table-cell>
          <table:table-cell table:style-name="ce9" office:value-type="float" office:value="53147">
            <text:p>53,147</text:p>
          </table:table-cell>
          <table:table-cell table:style-name="ce9"/>
          <table:table-cell table:style-name="ce9" office:value-type="float" office:value="29684">
            <text:p>29,684</text:p>
          </table:table-cell>
          <table:table-cell table:style-name="ce9" office:value-type="float" office:value="26560">
            <text:p>26,560</text:p>
          </table:table-cell>
          <table:table-cell table:style-name="ce9"/>
          <table:table-cell table:style-name="ce9" office:value-type="float" office:value="7016">
            <text:p>7,016</text:p>
          </table:table-cell>
          <table:table-cell table:style-name="ce9" office:value-type="float" office:value="8674">
            <text:p>8,674</text:p>
          </table:table-cell>
          <table:table-cell table:style-name="ce9"/>
          <table:table-cell table:style-name="ce9" office:value-type="float" office:value="12641">
            <text:p>12,641</text:p>
          </table:table-cell>
          <table:table-cell table:style-name="ce9" office:value-type="float" office:value="15500">
            <text:p>15,50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255">
            <text:p>10,255</text:p>
          </table:table-cell>
          <table:table-cell table:style-name="ce9" office:value-type="float" office:value="18180">
            <text:p>18,180</text:p>
          </table:table-cell>
          <table:table-cell table:style-name="ce9"/>
          <table:table-cell table:style-name="ce9" office:value-type="float" office:value="21960">
            <text:p>21,960</text:p>
          </table:table-cell>
          <table:table-cell table:style-name="ce9" office:value-type="float" office:value="22794">
            <text:p>22,79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79">
            <text:p>279</text:p>
          </table:table-cell>
          <table:table-cell table:style-name="ce19" table:formula="of:=CONCATENATE(IF(MAX([.$D309];[.$G309];[.$J309];[.$M309];[.$P309];[.$S309];[.$V309])=[.D309];&quot;CDU&quot;;&quot;&quot;);IF(MAX([.$D309];[.$G309];[.$J309];[.$M309];[.$P309];[.$S309];[.$V309])=[.G309];&quot;SPD&quot;;&quot;&quot;);IF(MAX([.$D309];[.$G309];[.$J309];[.$M309];[.$P309];[.$S309];[.$V309])=[.J309];&quot;DIE LINKE&quot;;&quot;&quot;);IF(MAX([.$D309];[.$G309];[.$J309];[.$M309];[.$P309];[.$S309];[.$V309])=[.M309];&quot;GRÜNE&quot;;&quot;&quot;);IF(MAX([.$D309];[.$G309];[.$J309];[.$M309];[.$P309];[.$S309];[.$V309])=[.P309];&quot;CSU&quot;;&quot;&quot;);IF(MAX([.$D309];[.$G309];[.$J309];[.$M309];[.$P309];[.$S309];[.$V309])=[.S309];&quot;FDP&quot;;&quot;&quot;);IF(MAX([.$D309];[.$G309];[.$J309];[.$M309];[.$P309];[.$S309];[.$V309])=[.V309];&quot;AfD&quot;;&quot;&quot;))" office:value-type="string" office:string-value="CDU">
            <text:p>CDU</text:p>
          </table:table-cell>
          <table:table-cell table:formula="of:=SUM([.E309]+[.H309]+[.K309]+[.N309]+[.Q309]+[.T309]+[.W309])" office:value-type="float" office:value="158036">
            <text:p>158,036</text:p>
          </table:table-cell>
          <table:table-cell table:style-name="ce9" office:value-type="float" office:value="60476">
            <text:p>60,476</text:p>
          </table:table-cell>
          <table:table-cell table:style-name="ce9" office:value-type="float" office:value="54364">
            <text:p>54,364</text:p>
          </table:table-cell>
          <table:table-cell table:style-name="ce9"/>
          <table:table-cell table:style-name="ce9" office:value-type="float" office:value="31611">
            <text:p>31,611</text:p>
          </table:table-cell>
          <table:table-cell table:style-name="ce9" office:value-type="float" office:value="27101">
            <text:p>27,101</text:p>
          </table:table-cell>
          <table:table-cell table:style-name="ce9"/>
          <table:table-cell table:style-name="ce9" office:value-type="float" office:value="7730">
            <text:p>7,730</text:p>
          </table:table-cell>
          <table:table-cell table:style-name="ce9" office:value-type="float" office:value="8952">
            <text:p>8,952</text:p>
          </table:table-cell>
          <table:table-cell table:style-name="ce9"/>
          <table:table-cell table:style-name="ce9" office:value-type="float" office:value="16016">
            <text:p>16,016</text:p>
          </table:table-cell>
          <table:table-cell table:style-name="ce9" office:value-type="float" office:value="17869">
            <text:p>17,86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9760">
            <text:p>19,760</text:p>
          </table:table-cell>
          <table:table-cell table:style-name="ce9" office:value-type="float" office:value="22643">
            <text:p>22,643</text:p>
          </table:table-cell>
          <table:table-cell table:style-name="ce9"/>
          <table:table-cell table:style-name="ce9" office:value-type="float" office:value="26172">
            <text:p>26,172</text:p>
          </table:table-cell>
          <table:table-cell table:style-name="ce9" office:value-type="float" office:value="27107">
            <text:p>27,10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0">
            <text:p>280</text:p>
          </table:table-cell>
          <table:table-cell table:style-name="ce19" table:formula="of:=CONCATENATE(IF(MAX([.$D310];[.$G310];[.$J310];[.$M310];[.$P310];[.$S310];[.$V310])=[.D310];&quot;CDU&quot;;&quot;&quot;);IF(MAX([.$D310];[.$G310];[.$J310];[.$M310];[.$P310];[.$S310];[.$V310])=[.G310];&quot;SPD&quot;;&quot;&quot;);IF(MAX([.$D310];[.$G310];[.$J310];[.$M310];[.$P310];[.$S310];[.$V310])=[.J310];&quot;DIE LINKE&quot;;&quot;&quot;);IF(MAX([.$D310];[.$G310];[.$J310];[.$M310];[.$P310];[.$S310];[.$V310])=[.M310];&quot;GRÜNE&quot;;&quot;&quot;);IF(MAX([.$D310];[.$G310];[.$J310];[.$M310];[.$P310];[.$S310];[.$V310])=[.P310];&quot;CSU&quot;;&quot;&quot;);IF(MAX([.$D310];[.$G310];[.$J310];[.$M310];[.$P310];[.$S310];[.$V310])=[.S310];&quot;FDP&quot;;&quot;&quot;);IF(MAX([.$D310];[.$G310];[.$J310];[.$M310];[.$P310];[.$S310];[.$V310])=[.V310];&quot;AfD&quot;;&quot;&quot;))" office:value-type="string" office:string-value="CDU">
            <text:p>CDU</text:p>
          </table:table-cell>
          <table:table-cell table:formula="of:=SUM([.E310]+[.H310]+[.K310]+[.N310]+[.Q310]+[.T310]+[.W310])" office:value-type="float" office:value="145271">
            <text:p>145,271</text:p>
          </table:table-cell>
          <table:table-cell table:style-name="ce9" office:value-type="float" office:value="65676">
            <text:p>65,676</text:p>
          </table:table-cell>
          <table:table-cell table:style-name="ce9" office:value-type="float" office:value="56330">
            <text:p>56,330</text:p>
          </table:table-cell>
          <table:table-cell table:style-name="ce9"/>
          <table:table-cell table:style-name="ce9" office:value-type="float" office:value="25601">
            <text:p>25,601</text:p>
          </table:table-cell>
          <table:table-cell table:style-name="ce9" office:value-type="float" office:value="21832">
            <text:p>21,832</text:p>
          </table:table-cell>
          <table:table-cell table:style-name="ce9"/>
          <table:table-cell table:style-name="ce9" office:value-type="float" office:value="6832">
            <text:p>6,832</text:p>
          </table:table-cell>
          <table:table-cell table:style-name="ce9" office:value-type="float" office:value="7759">
            <text:p>7,759</text:p>
          </table:table-cell>
          <table:table-cell table:style-name="ce9"/>
          <table:table-cell table:style-name="ce9" office:value-type="float" office:value="13284">
            <text:p>13,284</text:p>
          </table:table-cell>
          <table:table-cell table:style-name="ce9" office:value-type="float" office:value="14989">
            <text:p>14,98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154">
            <text:p>14,154</text:p>
          </table:table-cell>
          <table:table-cell table:style-name="ce9" office:value-type="float" office:value="21646">
            <text:p>21,646</text:p>
          </table:table-cell>
          <table:table-cell table:style-name="ce9"/>
          <table:table-cell table:style-name="ce9" office:value-type="float" office:value="21431">
            <text:p>21,431</text:p>
          </table:table-cell>
          <table:table-cell table:style-name="ce9" office:value-type="float" office:value="22715">
            <text:p>22,7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1">
            <text:p>281</text:p>
          </table:table-cell>
          <table:table-cell table:style-name="ce19" table:formula="of:=CONCATENATE(IF(MAX([.$D311];[.$G311];[.$J311];[.$M311];[.$P311];[.$S311];[.$V311])=[.D311];&quot;CDU&quot;;&quot;&quot;);IF(MAX([.$D311];[.$G311];[.$J311];[.$M311];[.$P311];[.$S311];[.$V311])=[.G311];&quot;SPD&quot;;&quot;&quot;);IF(MAX([.$D311];[.$G311];[.$J311];[.$M311];[.$P311];[.$S311];[.$V311])=[.J311];&quot;DIE LINKE&quot;;&quot;&quot;);IF(MAX([.$D311];[.$G311];[.$J311];[.$M311];[.$P311];[.$S311];[.$V311])=[.M311];&quot;GRÜNE&quot;;&quot;&quot;);IF(MAX([.$D311];[.$G311];[.$J311];[.$M311];[.$P311];[.$S311];[.$V311])=[.P311];&quot;CSU&quot;;&quot;&quot;);IF(MAX([.$D311];[.$G311];[.$J311];[.$M311];[.$P311];[.$S311];[.$V311])=[.S311];&quot;FDP&quot;;&quot;&quot;);IF(MAX([.$D311];[.$G311];[.$J311];[.$M311];[.$P311];[.$S311];[.$V311])=[.V311];&quot;AfD&quot;;&quot;&quot;))" office:value-type="string" office:string-value="CDU">
            <text:p>CDU</text:p>
          </table:table-cell>
          <table:table-cell table:formula="of:=SUM([.E311]+[.H311]+[.K311]+[.N311]+[.Q311]+[.T311]+[.W311])" office:value-type="float" office:value="170873">
            <text:p>170,873</text:p>
          </table:table-cell>
          <table:table-cell table:style-name="ce9" office:value-type="float" office:value="50256">
            <text:p>50,256</text:p>
          </table:table-cell>
          <table:table-cell table:style-name="ce9" office:value-type="float" office:value="50423">
            <text:p>50,423</text:p>
          </table:table-cell>
          <table:table-cell table:style-name="ce9"/>
          <table:table-cell table:style-name="ce9" office:value-type="float" office:value="40647">
            <text:p>40,647</text:p>
          </table:table-cell>
          <table:table-cell table:style-name="ce9" office:value-type="float" office:value="31452">
            <text:p>31,452</text:p>
          </table:table-cell>
          <table:table-cell table:style-name="ce9"/>
          <table:table-cell table:style-name="ce9" office:value-type="float" office:value="13172">
            <text:p>13,172</text:p>
          </table:table-cell>
          <table:table-cell table:style-name="ce9" office:value-type="float" office:value="20168">
            <text:p>20,168</text:p>
          </table:table-cell>
          <table:table-cell table:style-name="ce9"/>
          <table:table-cell table:style-name="ce9" office:value-type="float" office:value="46115">
            <text:p>46,115</text:p>
          </table:table-cell>
          <table:table-cell table:style-name="ce9" office:value-type="float" office:value="38002">
            <text:p>38,00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46">
            <text:p>9,546</text:p>
          </table:table-cell>
          <table:table-cell table:style-name="ce9" office:value-type="float" office:value="16725">
            <text:p>16,725</text:p>
          </table:table-cell>
          <table:table-cell table:style-name="ce9"/>
          <table:table-cell table:style-name="ce9" office:value-type="float" office:value="12984">
            <text:p>12,984</text:p>
          </table:table-cell>
          <table:table-cell table:style-name="ce9" office:value-type="float" office:value="14103">
            <text:p>14,103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2">
            <text:p>282</text:p>
          </table:table-cell>
          <table:table-cell table:style-name="ce19" table:formula="of:=CONCATENATE(IF(MAX([.$D312];[.$G312];[.$J312];[.$M312];[.$P312];[.$S312];[.$V312])=[.D312];&quot;CDU&quot;;&quot;&quot;);IF(MAX([.$D312];[.$G312];[.$J312];[.$M312];[.$P312];[.$S312];[.$V312])=[.G312];&quot;SPD&quot;;&quot;&quot;);IF(MAX([.$D312];[.$G312];[.$J312];[.$M312];[.$P312];[.$S312];[.$V312])=[.J312];&quot;DIE LINKE&quot;;&quot;&quot;);IF(MAX([.$D312];[.$G312];[.$J312];[.$M312];[.$P312];[.$S312];[.$V312])=[.M312];&quot;GRÜNE&quot;;&quot;&quot;);IF(MAX([.$D312];[.$G312];[.$J312];[.$M312];[.$P312];[.$S312];[.$V312])=[.P312];&quot;CSU&quot;;&quot;&quot;);IF(MAX([.$D312];[.$G312];[.$J312];[.$M312];[.$P312];[.$S312];[.$V312])=[.S312];&quot;FDP&quot;;&quot;&quot;);IF(MAX([.$D312];[.$G312];[.$J312];[.$M312];[.$P312];[.$S312];[.$V312])=[.V312];&quot;AfD&quot;;&quot;&quot;))" office:value-type="string" office:string-value="CDU">
            <text:p>CDU</text:p>
          </table:table-cell>
          <table:table-cell table:formula="of:=SUM([.E312]+[.H312]+[.K312]+[.N312]+[.Q312]+[.T312]+[.W312])" office:value-type="float" office:value="167582">
            <text:p>167,582</text:p>
          </table:table-cell>
          <table:table-cell table:style-name="ce9" office:value-type="float" office:value="69148">
            <text:p>69,148</text:p>
          </table:table-cell>
          <table:table-cell table:style-name="ce9" office:value-type="float" office:value="60513">
            <text:p>60,513</text:p>
          </table:table-cell>
          <table:table-cell table:style-name="ce9"/>
          <table:table-cell table:style-name="ce9" office:value-type="float" office:value="36986">
            <text:p>36,986</text:p>
          </table:table-cell>
          <table:table-cell table:style-name="ce9" office:value-type="float" office:value="31249">
            <text:p>31,249</text:p>
          </table:table-cell>
          <table:table-cell table:style-name="ce9"/>
          <table:table-cell table:style-name="ce9" office:value-type="float" office:value="8854">
            <text:p>8,854</text:p>
          </table:table-cell>
          <table:table-cell table:style-name="ce9" office:value-type="float" office:value="10898">
            <text:p>10,898</text:p>
          </table:table-cell>
          <table:table-cell table:style-name="ce9"/>
          <table:table-cell table:style-name="ce9" office:value-type="float" office:value="26244">
            <text:p>26,244</text:p>
          </table:table-cell>
          <table:table-cell table:style-name="ce9" office:value-type="float" office:value="27014">
            <text:p>27,014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271">
            <text:p>15,271</text:p>
          </table:table-cell>
          <table:table-cell table:style-name="ce9" office:value-type="float" office:value="19449">
            <text:p>19,449</text:p>
          </table:table-cell>
          <table:table-cell table:style-name="ce9"/>
          <table:table-cell table:style-name="ce9" office:value-type="float" office:value="16854">
            <text:p>16,854</text:p>
          </table:table-cell>
          <table:table-cell table:style-name="ce9" office:value-type="float" office:value="18459">
            <text:p>18,45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3">
            <text:p>283</text:p>
          </table:table-cell>
          <table:table-cell table:style-name="ce19" table:formula="of:=CONCATENATE(IF(MAX([.$D313];[.$G313];[.$J313];[.$M313];[.$P313];[.$S313];[.$V313])=[.D313];&quot;CDU&quot;;&quot;&quot;);IF(MAX([.$D313];[.$G313];[.$J313];[.$M313];[.$P313];[.$S313];[.$V313])=[.G313];&quot;SPD&quot;;&quot;&quot;);IF(MAX([.$D313];[.$G313];[.$J313];[.$M313];[.$P313];[.$S313];[.$V313])=[.J313];&quot;DIE LINKE&quot;;&quot;&quot;);IF(MAX([.$D313];[.$G313];[.$J313];[.$M313];[.$P313];[.$S313];[.$V313])=[.M313];&quot;GRÜNE&quot;;&quot;&quot;);IF(MAX([.$D313];[.$G313];[.$J313];[.$M313];[.$P313];[.$S313];[.$V313])=[.P313];&quot;CSU&quot;;&quot;&quot;);IF(MAX([.$D313];[.$G313];[.$J313];[.$M313];[.$P313];[.$S313];[.$V313])=[.S313];&quot;FDP&quot;;&quot;&quot;);IF(MAX([.$D313];[.$G313];[.$J313];[.$M313];[.$P313];[.$S313];[.$V313])=[.V313];&quot;AfD&quot;;&quot;&quot;))" office:value-type="string" office:string-value="CDU">
            <text:p>CDU</text:p>
          </table:table-cell>
          <table:table-cell table:formula="of:=SUM([.E313]+[.H313]+[.K313]+[.N313]+[.Q313]+[.T313]+[.W313])" office:value-type="float" office:value="158681">
            <text:p>158,681</text:p>
          </table:table-cell>
          <table:table-cell table:style-name="ce9" office:value-type="float" office:value="62476">
            <text:p>62,476</text:p>
          </table:table-cell>
          <table:table-cell table:style-name="ce9" office:value-type="float" office:value="59784">
            <text:p>59,784</text:p>
          </table:table-cell>
          <table:table-cell table:style-name="ce9"/>
          <table:table-cell table:style-name="ce9" office:value-type="float" office:value="39472">
            <text:p>39,472</text:p>
          </table:table-cell>
          <table:table-cell table:style-name="ce9" office:value-type="float" office:value="29738">
            <text:p>29,738</text:p>
          </table:table-cell>
          <table:table-cell table:style-name="ce9"/>
          <table:table-cell table:style-name="ce9" office:value-type="float" office:value="8691">
            <text:p>8,691</text:p>
          </table:table-cell>
          <table:table-cell table:style-name="ce9" office:value-type="float" office:value="9588">
            <text:p>9,588</text:p>
          </table:table-cell>
          <table:table-cell table:style-name="ce9"/>
          <table:table-cell table:style-name="ce9" office:value-type="float" office:value="18537">
            <text:p>18,537</text:p>
          </table:table-cell>
          <table:table-cell table:style-name="ce9" office:value-type="float" office:value="22806">
            <text:p>22,806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275">
            <text:p>14,275</text:p>
          </table:table-cell>
          <table:table-cell table:style-name="ce9" office:value-type="float" office:value="17626">
            <text:p>17,626</text:p>
          </table:table-cell>
          <table:table-cell table:style-name="ce9"/>
          <table:table-cell table:style-name="ce9" office:value-type="float" office:value="18027">
            <text:p>18,027</text:p>
          </table:table-cell>
          <table:table-cell table:style-name="ce9" office:value-type="float" office:value="19139">
            <text:p>19,13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4">
            <text:p>284</text:p>
          </table:table-cell>
          <table:table-cell table:style-name="ce19" table:formula="of:=CONCATENATE(IF(MAX([.$D314];[.$G314];[.$J314];[.$M314];[.$P314];[.$S314];[.$V314])=[.D314];&quot;CDU&quot;;&quot;&quot;);IF(MAX([.$D314];[.$G314];[.$J314];[.$M314];[.$P314];[.$S314];[.$V314])=[.G314];&quot;SPD&quot;;&quot;&quot;);IF(MAX([.$D314];[.$G314];[.$J314];[.$M314];[.$P314];[.$S314];[.$V314])=[.J314];&quot;DIE LINKE&quot;;&quot;&quot;);IF(MAX([.$D314];[.$G314];[.$J314];[.$M314];[.$P314];[.$S314];[.$V314])=[.M314];&quot;GRÜNE&quot;;&quot;&quot;);IF(MAX([.$D314];[.$G314];[.$J314];[.$M314];[.$P314];[.$S314];[.$V314])=[.P314];&quot;CSU&quot;;&quot;&quot;);IF(MAX([.$D314];[.$G314];[.$J314];[.$M314];[.$P314];[.$S314];[.$V314])=[.S314];&quot;FDP&quot;;&quot;&quot;);IF(MAX([.$D314];[.$G314];[.$J314];[.$M314];[.$P314];[.$S314];[.$V314])=[.V314];&quot;AfD&quot;;&quot;&quot;))" office:value-type="string" office:string-value="CDU">
            <text:p>CDU</text:p>
          </table:table-cell>
          <table:table-cell table:formula="of:=SUM([.E314]+[.H314]+[.K314]+[.N314]+[.Q314]+[.T314]+[.W314])" office:value-type="float" office:value="146810">
            <text:p>146,810</text:p>
          </table:table-cell>
          <table:table-cell table:style-name="ce9" office:value-type="float" office:value="73935">
            <text:p>73,935</text:p>
          </table:table-cell>
          <table:table-cell table:style-name="ce9" office:value-type="float" office:value="57033">
            <text:p>57,033</text:p>
          </table:table-cell>
          <table:table-cell table:style-name="ce9"/>
          <table:table-cell table:style-name="ce9" office:value-type="float" office:value="26532">
            <text:p>26,532</text:p>
          </table:table-cell>
          <table:table-cell table:style-name="ce9" office:value-type="float" office:value="25406">
            <text:p>25,406</text:p>
          </table:table-cell>
          <table:table-cell table:style-name="ce9"/>
          <table:table-cell table:style-name="ce9" office:value-type="float" office:value="8264">
            <text:p>8,264</text:p>
          </table:table-cell>
          <table:table-cell table:style-name="ce9" office:value-type="float" office:value="8411">
            <text:p>8,411</text:p>
          </table:table-cell>
          <table:table-cell table:style-name="ce9"/>
          <table:table-cell table:style-name="ce9" office:value-type="float" office:value="19383">
            <text:p>19,383</text:p>
          </table:table-cell>
          <table:table-cell table:style-name="ce9" office:value-type="float" office:value="21220">
            <text:p>21,22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593">
            <text:p>9,593</text:p>
          </table:table-cell>
          <table:table-cell table:style-name="ce9" office:value-type="float" office:value="16940">
            <text:p>16,940</text:p>
          </table:table-cell>
          <table:table-cell table:style-name="ce9"/>
          <table:table-cell table:style-name="ce9" office:value-type="float" office:value="15899">
            <text:p>15,899</text:p>
          </table:table-cell>
          <table:table-cell table:style-name="ce9" office:value-type="float" office:value="17800">
            <text:p>17,80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5">
            <text:p>285</text:p>
          </table:table-cell>
          <table:table-cell table:style-name="ce19" table:formula="of:=CONCATENATE(IF(MAX([.$D315];[.$G315];[.$J315];[.$M315];[.$P315];[.$S315];[.$V315])=[.D315];&quot;CDU&quot;;&quot;&quot;);IF(MAX([.$D315];[.$G315];[.$J315];[.$M315];[.$P315];[.$S315];[.$V315])=[.G315];&quot;SPD&quot;;&quot;&quot;);IF(MAX([.$D315];[.$G315];[.$J315];[.$M315];[.$P315];[.$S315];[.$V315])=[.J315];&quot;DIE LINKE&quot;;&quot;&quot;);IF(MAX([.$D315];[.$G315];[.$J315];[.$M315];[.$P315];[.$S315];[.$V315])=[.M315];&quot;GRÜNE&quot;;&quot;&quot;);IF(MAX([.$D315];[.$G315];[.$J315];[.$M315];[.$P315];[.$S315];[.$V315])=[.P315];&quot;CSU&quot;;&quot;&quot;);IF(MAX([.$D315];[.$G315];[.$J315];[.$M315];[.$P315];[.$S315];[.$V315])=[.S315];&quot;FDP&quot;;&quot;&quot;);IF(MAX([.$D315];[.$G315];[.$J315];[.$M315];[.$P315];[.$S315];[.$V315])=[.V315];&quot;AfD&quot;;&quot;&quot;))" office:value-type="string" office:string-value="CDU">
            <text:p>CDU</text:p>
          </table:table-cell>
          <table:table-cell table:formula="of:=SUM([.E315]+[.H315]+[.K315]+[.N315]+[.Q315]+[.T315]+[.W315])" office:value-type="float" office:value="142700">
            <text:p>142,700</text:p>
          </table:table-cell>
          <table:table-cell table:style-name="ce9" office:value-type="float" office:value="64558">
            <text:p>64,558</text:p>
          </table:table-cell>
          <table:table-cell table:style-name="ce9" office:value-type="float" office:value="57060">
            <text:p>57,060</text:p>
          </table:table-cell>
          <table:table-cell table:style-name="ce9"/>
          <table:table-cell table:style-name="ce9" office:value-type="float" office:value="23855">
            <text:p>23,855</text:p>
          </table:table-cell>
          <table:table-cell table:style-name="ce9" office:value-type="float" office:value="21900">
            <text:p>21,900</text:p>
          </table:table-cell>
          <table:table-cell table:style-name="ce9"/>
          <table:table-cell table:style-name="ce9" office:value-type="float" office:value="5825">
            <text:p>5,825</text:p>
          </table:table-cell>
          <table:table-cell table:style-name="ce9" office:value-type="float" office:value="7141">
            <text:p>7,141</text:p>
          </table:table-cell>
          <table:table-cell table:style-name="ce9"/>
          <table:table-cell table:style-name="ce9" office:value-type="float" office:value="14299">
            <text:p>14,299</text:p>
          </table:table-cell>
          <table:table-cell table:style-name="ce9" office:value-type="float" office:value="15329">
            <text:p>15,32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6255">
            <text:p>16,255</text:p>
          </table:table-cell>
          <table:table-cell table:style-name="ce9" office:value-type="float" office:value="20328">
            <text:p>20,328</text:p>
          </table:table-cell>
          <table:table-cell table:style-name="ce9"/>
          <table:table-cell table:style-name="ce9" office:value-type="float" office:value="19543">
            <text:p>19,543</text:p>
          </table:table-cell>
          <table:table-cell table:style-name="ce9" office:value-type="float" office:value="20942">
            <text:p>20,9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6">
            <text:p>286</text:p>
          </table:table-cell>
          <table:table-cell table:style-name="ce19" table:formula="of:=CONCATENATE(IF(MAX([.$D316];[.$G316];[.$J316];[.$M316];[.$P316];[.$S316];[.$V316])=[.D316];&quot;CDU&quot;;&quot;&quot;);IF(MAX([.$D316];[.$G316];[.$J316];[.$M316];[.$P316];[.$S316];[.$V316])=[.G316];&quot;SPD&quot;;&quot;&quot;);IF(MAX([.$D316];[.$G316];[.$J316];[.$M316];[.$P316];[.$S316];[.$V316])=[.J316];&quot;DIE LINKE&quot;;&quot;&quot;);IF(MAX([.$D316];[.$G316];[.$J316];[.$M316];[.$P316];[.$S316];[.$V316])=[.M316];&quot;GRÜNE&quot;;&quot;&quot;);IF(MAX([.$D316];[.$G316];[.$J316];[.$M316];[.$P316];[.$S316];[.$V316])=[.P316];&quot;CSU&quot;;&quot;&quot;);IF(MAX([.$D316];[.$G316];[.$J316];[.$M316];[.$P316];[.$S316];[.$V316])=[.S316];&quot;FDP&quot;;&quot;&quot;);IF(MAX([.$D316];[.$G316];[.$J316];[.$M316];[.$P316];[.$S316];[.$V316])=[.V316];&quot;AfD&quot;;&quot;&quot;))" office:value-type="string" office:string-value="CDU">
            <text:p>CDU</text:p>
          </table:table-cell>
          <table:table-cell table:formula="of:=SUM([.E316]+[.H316]+[.K316]+[.N316]+[.Q316]+[.T316]+[.W316])" office:value-type="float" office:value="118344">
            <text:p>118,344</text:p>
          </table:table-cell>
          <table:table-cell table:style-name="ce9" office:value-type="float" office:value="58149">
            <text:p>58,149</text:p>
          </table:table-cell>
          <table:table-cell table:style-name="ce9" office:value-type="float" office:value="46812">
            <text:p>46,812</text:p>
          </table:table-cell>
          <table:table-cell table:style-name="ce9"/>
          <table:table-cell table:style-name="ce9" office:value-type="float" office:value="20672">
            <text:p>20,672</text:p>
          </table:table-cell>
          <table:table-cell table:style-name="ce9" office:value-type="float" office:value="19337">
            <text:p>19,337</text:p>
          </table:table-cell>
          <table:table-cell table:style-name="ce9"/>
          <table:table-cell table:style-name="ce9" office:value-type="float" office:value="5347">
            <text:p>5,347</text:p>
          </table:table-cell>
          <table:table-cell table:style-name="ce9" office:value-type="float" office:value="6608">
            <text:p>6,608</text:p>
          </table:table-cell>
          <table:table-cell table:style-name="ce9"/>
          <table:table-cell table:style-name="ce9" office:value-type="float" office:value="12085">
            <text:p>12,085</text:p>
          </table:table-cell>
          <table:table-cell table:style-name="ce9" office:value-type="float" office:value="15113">
            <text:p>15,113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0438">
            <text:p>10,438</text:p>
          </table:table-cell>
          <table:table-cell table:style-name="ce9" office:value-type="float" office:value="15124">
            <text:p>15,124</text:p>
          </table:table-cell>
          <table:table-cell table:style-name="ce9"/>
          <table:table-cell table:style-name="ce9" office:value-type="float" office:value="14069">
            <text:p>14,069</text:p>
          </table:table-cell>
          <table:table-cell table:style-name="ce9" office:value-type="float" office:value="15350">
            <text:p>15,350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7">
            <text:p>287</text:p>
          </table:table-cell>
          <table:table-cell table:style-name="ce19" table:formula="of:=CONCATENATE(IF(MAX([.$D317];[.$G317];[.$J317];[.$M317];[.$P317];[.$S317];[.$V317])=[.D317];&quot;CDU&quot;;&quot;&quot;);IF(MAX([.$D317];[.$G317];[.$J317];[.$M317];[.$P317];[.$S317];[.$V317])=[.G317];&quot;SPD&quot;;&quot;&quot;);IF(MAX([.$D317];[.$G317];[.$J317];[.$M317];[.$P317];[.$S317];[.$V317])=[.J317];&quot;DIE LINKE&quot;;&quot;&quot;);IF(MAX([.$D317];[.$G317];[.$J317];[.$M317];[.$P317];[.$S317];[.$V317])=[.M317];&quot;GRÜNE&quot;;&quot;&quot;);IF(MAX([.$D317];[.$G317];[.$J317];[.$M317];[.$P317];[.$S317];[.$V317])=[.P317];&quot;CSU&quot;;&quot;&quot;);IF(MAX([.$D317];[.$G317];[.$J317];[.$M317];[.$P317];[.$S317];[.$V317])=[.S317];&quot;FDP&quot;;&quot;&quot;);IF(MAX([.$D317];[.$G317];[.$J317];[.$M317];[.$P317];[.$S317];[.$V317])=[.V317];&quot;AfD&quot;;&quot;&quot;))" office:value-type="string" office:string-value="CDU">
            <text:p>CDU</text:p>
          </table:table-cell>
          <table:table-cell table:formula="of:=SUM([.E317]+[.H317]+[.K317]+[.N317]+[.Q317]+[.T317]+[.W317])" office:value-type="float" office:value="150204">
            <text:p>150,204</text:p>
          </table:table-cell>
          <table:table-cell table:style-name="ce9" office:value-type="float" office:value="70355">
            <text:p>70,355</text:p>
          </table:table-cell>
          <table:table-cell table:style-name="ce9" office:value-type="float" office:value="52194">
            <text:p>52,194</text:p>
          </table:table-cell>
          <table:table-cell table:style-name="ce9"/>
          <table:table-cell table:style-name="ce9" office:value-type="float" office:value="26396">
            <text:p>26,396</text:p>
          </table:table-cell>
          <table:table-cell table:style-name="ce9" office:value-type="float" office:value="24529">
            <text:p>24,529</text:p>
          </table:table-cell>
          <table:table-cell table:style-name="ce9"/>
          <table:table-cell table:style-name="ce9" office:value-type="float" office:value="11003">
            <text:p>11,003</text:p>
          </table:table-cell>
          <table:table-cell table:style-name="ce9" office:value-type="float" office:value="11306">
            <text:p>11,306</text:p>
          </table:table-cell>
          <table:table-cell table:style-name="ce9"/>
          <table:table-cell table:style-name="ce9" office:value-type="float" office:value="21052">
            <text:p>21,052</text:p>
          </table:table-cell>
          <table:table-cell table:style-name="ce9" office:value-type="float" office:value="25202">
            <text:p>25,20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425">
            <text:p>11,425</text:p>
          </table:table-cell>
          <table:table-cell table:style-name="ce9" office:value-type="float" office:value="20758">
            <text:p>20,758</text:p>
          </table:table-cell>
          <table:table-cell table:style-name="ce9"/>
          <table:table-cell table:style-name="ce9" office:value-type="float" office:value="15006">
            <text:p>15,006</text:p>
          </table:table-cell>
          <table:table-cell table:style-name="ce9" office:value-type="float" office:value="16215">
            <text:p>16,21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8">
            <text:p>288</text:p>
          </table:table-cell>
          <table:table-cell table:style-name="ce19" table:formula="of:=CONCATENATE(IF(MAX([.$D318];[.$G318];[.$J318];[.$M318];[.$P318];[.$S318];[.$V318])=[.D318];&quot;CDU&quot;;&quot;&quot;);IF(MAX([.$D318];[.$G318];[.$J318];[.$M318];[.$P318];[.$S318];[.$V318])=[.G318];&quot;SPD&quot;;&quot;&quot;);IF(MAX([.$D318];[.$G318];[.$J318];[.$M318];[.$P318];[.$S318];[.$V318])=[.J318];&quot;DIE LINKE&quot;;&quot;&quot;);IF(MAX([.$D318];[.$G318];[.$J318];[.$M318];[.$P318];[.$S318];[.$V318])=[.M318];&quot;GRÜNE&quot;;&quot;&quot;);IF(MAX([.$D318];[.$G318];[.$J318];[.$M318];[.$P318];[.$S318];[.$V318])=[.P318];&quot;CSU&quot;;&quot;&quot;);IF(MAX([.$D318];[.$G318];[.$J318];[.$M318];[.$P318];[.$S318];[.$V318])=[.S318];&quot;FDP&quot;;&quot;&quot;);IF(MAX([.$D318];[.$G318];[.$J318];[.$M318];[.$P318];[.$S318];[.$V318])=[.V318];&quot;AfD&quot;;&quot;&quot;))" office:value-type="string" office:string-value="CDU">
            <text:p>CDU</text:p>
          </table:table-cell>
          <table:table-cell table:formula="of:=SUM([.E318]+[.H318]+[.K318]+[.N318]+[.Q318]+[.T318]+[.W318])" office:value-type="float" office:value="129345">
            <text:p>129,345</text:p>
          </table:table-cell>
          <table:table-cell table:style-name="ce9" office:value-type="float" office:value="56528">
            <text:p>56,528</text:p>
          </table:table-cell>
          <table:table-cell table:style-name="ce9" office:value-type="float" office:value="53066">
            <text:p>53,066</text:p>
          </table:table-cell>
          <table:table-cell table:style-name="ce9"/>
          <table:table-cell table:style-name="ce9" office:value-type="float" office:value="32522">
            <text:p>32,522</text:p>
          </table:table-cell>
          <table:table-cell table:style-name="ce9" office:value-type="float" office:value="22122">
            <text:p>22,122</text:p>
          </table:table-cell>
          <table:table-cell table:style-name="ce9"/>
          <table:table-cell table:style-name="ce9" office:value-type="float" office:value="6767">
            <text:p>6,767</text:p>
          </table:table-cell>
          <table:table-cell table:style-name="ce9" office:value-type="float" office:value="7369">
            <text:p>7,369</text:p>
          </table:table-cell>
          <table:table-cell table:style-name="ce9"/>
          <table:table-cell table:style-name="ce9" office:value-type="float" office:value="16030">
            <text:p>16,030</text:p>
          </table:table-cell>
          <table:table-cell table:style-name="ce9" office:value-type="float" office:value="18842">
            <text:p>18,84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8402">
            <text:p>8,402</text:p>
          </table:table-cell>
          <table:table-cell table:style-name="ce9" office:value-type="float" office:value="14647">
            <text:p>14,647</text:p>
          </table:table-cell>
          <table:table-cell table:style-name="ce9"/>
          <table:table-cell table:style-name="ce9" office:value-type="float" office:value="12388">
            <text:p>12,388</text:p>
          </table:table-cell>
          <table:table-cell table:style-name="ce9" office:value-type="float" office:value="13299">
            <text:p>13,299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89">
            <text:p>289</text:p>
          </table:table-cell>
          <table:table-cell table:style-name="ce19" table:formula="of:=CONCATENATE(IF(MAX([.$D319];[.$G319];[.$J319];[.$M319];[.$P319];[.$S319];[.$V319])=[.D319];&quot;CDU&quot;;&quot;&quot;);IF(MAX([.$D319];[.$G319];[.$J319];[.$M319];[.$P319];[.$S319];[.$V319])=[.G319];&quot;SPD&quot;;&quot;&quot;);IF(MAX([.$D319];[.$G319];[.$J319];[.$M319];[.$P319];[.$S319];[.$V319])=[.J319];&quot;DIE LINKE&quot;;&quot;&quot;);IF(MAX([.$D319];[.$G319];[.$J319];[.$M319];[.$P319];[.$S319];[.$V319])=[.M319];&quot;GRÜNE&quot;;&quot;&quot;);IF(MAX([.$D319];[.$G319];[.$J319];[.$M319];[.$P319];[.$S319];[.$V319])=[.P319];&quot;CSU&quot;;&quot;&quot;);IF(MAX([.$D319];[.$G319];[.$J319];[.$M319];[.$P319];[.$S319];[.$V319])=[.S319];&quot;FDP&quot;;&quot;&quot;);IF(MAX([.$D319];[.$G319];[.$J319];[.$M319];[.$P319];[.$S319];[.$V319])=[.V319];&quot;AfD&quot;;&quot;&quot;))" office:value-type="string" office:string-value="CDU">
            <text:p>CDU</text:p>
          </table:table-cell>
          <table:table-cell table:formula="of:=SUM([.E319]+[.H319]+[.K319]+[.N319]+[.Q319]+[.T319]+[.W319])" office:value-type="float" office:value="150028">
            <text:p>150,028</text:p>
          </table:table-cell>
          <table:table-cell table:style-name="ce9" office:value-type="float" office:value="63494">
            <text:p>63,494</text:p>
          </table:table-cell>
          <table:table-cell table:style-name="ce9" office:value-type="float" office:value="53873">
            <text:p>53,873</text:p>
          </table:table-cell>
          <table:table-cell table:style-name="ce9"/>
          <table:table-cell table:style-name="ce9" office:value-type="float" office:value="23397">
            <text:p>23,397</text:p>
          </table:table-cell>
          <table:table-cell table:style-name="ce9" office:value-type="float" office:value="23321">
            <text:p>23,321</text:p>
          </table:table-cell>
          <table:table-cell table:style-name="ce9"/>
          <table:table-cell table:style-name="ce9" office:value-type="float" office:value="9711">
            <text:p>9,711</text:p>
          </table:table-cell>
          <table:table-cell table:style-name="ce9" office:value-type="float" office:value="9543">
            <text:p>9,543</text:p>
          </table:table-cell>
          <table:table-cell table:style-name="ce9"/>
          <table:table-cell table:style-name="ce9" office:value-type="float" office:value="22309">
            <text:p>22,309</text:p>
          </table:table-cell>
          <table:table-cell table:style-name="ce9" office:value-type="float" office:value="21695">
            <text:p>21,69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5533">
            <text:p>15,533</text:p>
          </table:table-cell>
          <table:table-cell table:style-name="ce9" office:value-type="float" office:value="21425">
            <text:p>21,425</text:p>
          </table:table-cell>
          <table:table-cell table:style-name="ce9"/>
          <table:table-cell table:style-name="ce9" office:value-type="float" office:value="18702">
            <text:p>18,702</text:p>
          </table:table-cell>
          <table:table-cell table:style-name="ce9" office:value-type="float" office:value="20171">
            <text:p>20,17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0">
            <text:p>290</text:p>
          </table:table-cell>
          <table:table-cell table:style-name="ce19" table:formula="of:=CONCATENATE(IF(MAX([.$D320];[.$G320];[.$J320];[.$M320];[.$P320];[.$S320];[.$V320])=[.D320];&quot;CDU&quot;;&quot;&quot;);IF(MAX([.$D320];[.$G320];[.$J320];[.$M320];[.$P320];[.$S320];[.$V320])=[.G320];&quot;SPD&quot;;&quot;&quot;);IF(MAX([.$D320];[.$G320];[.$J320];[.$M320];[.$P320];[.$S320];[.$V320])=[.J320];&quot;DIE LINKE&quot;;&quot;&quot;);IF(MAX([.$D320];[.$G320];[.$J320];[.$M320];[.$P320];[.$S320];[.$V320])=[.M320];&quot;GRÜNE&quot;;&quot;&quot;);IF(MAX([.$D320];[.$G320];[.$J320];[.$M320];[.$P320];[.$S320];[.$V320])=[.P320];&quot;CSU&quot;;&quot;&quot;);IF(MAX([.$D320];[.$G320];[.$J320];[.$M320];[.$P320];[.$S320];[.$V320])=[.S320];&quot;FDP&quot;;&quot;&quot;);IF(MAX([.$D320];[.$G320];[.$J320];[.$M320];[.$P320];[.$S320];[.$V320])=[.V320];&quot;AfD&quot;;&quot;&quot;))" office:value-type="string" office:string-value="CDU">
            <text:p>CDU</text:p>
          </table:table-cell>
          <table:table-cell table:formula="of:=SUM([.E320]+[.H320]+[.K320]+[.N320]+[.Q320]+[.T320]+[.W320])" office:value-type="float" office:value="151915">
            <text:p>151,915</text:p>
          </table:table-cell>
          <table:table-cell table:style-name="ce9" office:value-type="float" office:value="56446">
            <text:p>56,446</text:p>
          </table:table-cell>
          <table:table-cell table:style-name="ce9" office:value-type="float" office:value="48828">
            <text:p>48,828</text:p>
          </table:table-cell>
          <table:table-cell table:style-name="ce9"/>
          <table:table-cell table:style-name="ce9" office:value-type="float" office:value="27325">
            <text:p>27,325</text:p>
          </table:table-cell>
          <table:table-cell table:style-name="ce9" office:value-type="float" office:value="24865">
            <text:p>24,865</text:p>
          </table:table-cell>
          <table:table-cell table:style-name="ce9"/>
          <table:table-cell table:style-name="ce9" office:value-type="float" office:value="13862">
            <text:p>13,862</text:p>
          </table:table-cell>
          <table:table-cell table:style-name="ce9" office:value-type="float" office:value="15096">
            <text:p>15,096</text:p>
          </table:table-cell>
          <table:table-cell table:style-name="ce9"/>
          <table:table-cell table:style-name="ce9" office:value-type="float" office:value="30197">
            <text:p>30,197</text:p>
          </table:table-cell>
          <table:table-cell table:style-name="ce9" office:value-type="float" office:value="28521">
            <text:p>28,521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504">
            <text:p>12,504</text:p>
          </table:table-cell>
          <table:table-cell table:style-name="ce9" office:value-type="float" office:value="18718">
            <text:p>18,718</text:p>
          </table:table-cell>
          <table:table-cell table:style-name="ce9"/>
          <table:table-cell table:style-name="ce9" office:value-type="float" office:value="13684">
            <text:p>13,684</text:p>
          </table:table-cell>
          <table:table-cell table:style-name="ce9" office:value-type="float" office:value="15887">
            <text:p>15,88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1">
            <text:p>291</text:p>
          </table:table-cell>
          <table:table-cell table:style-name="ce19" table:formula="of:=CONCATENATE(IF(MAX([.$D321];[.$G321];[.$J321];[.$M321];[.$P321];[.$S321];[.$V321])=[.D321];&quot;CDU&quot;;&quot;&quot;);IF(MAX([.$D321];[.$G321];[.$J321];[.$M321];[.$P321];[.$S321];[.$V321])=[.G321];&quot;SPD&quot;;&quot;&quot;);IF(MAX([.$D321];[.$G321];[.$J321];[.$M321];[.$P321];[.$S321];[.$V321])=[.J321];&quot;DIE LINKE&quot;;&quot;&quot;);IF(MAX([.$D321];[.$G321];[.$J321];[.$M321];[.$P321];[.$S321];[.$V321])=[.M321];&quot;GRÜNE&quot;;&quot;&quot;);IF(MAX([.$D321];[.$G321];[.$J321];[.$M321];[.$P321];[.$S321];[.$V321])=[.P321];&quot;CSU&quot;;&quot;&quot;);IF(MAX([.$D321];[.$G321];[.$J321];[.$M321];[.$P321];[.$S321];[.$V321])=[.S321];&quot;FDP&quot;;&quot;&quot;);IF(MAX([.$D321];[.$G321];[.$J321];[.$M321];[.$P321];[.$S321];[.$V321])=[.V321];&quot;AfD&quot;;&quot;&quot;))" office:value-type="string" office:string-value="CDU">
            <text:p>CDU</text:p>
          </table:table-cell>
          <table:table-cell table:formula="of:=SUM([.E321]+[.H321]+[.K321]+[.N321]+[.Q321]+[.T321]+[.W321])" office:value-type="float" office:value="167722">
            <text:p>167,722</text:p>
          </table:table-cell>
          <table:table-cell table:style-name="ce9" office:value-type="float" office:value="74849">
            <text:p>74,849</text:p>
          </table:table-cell>
          <table:table-cell table:style-name="ce9" office:value-type="float" office:value="64988">
            <text:p>64,988</text:p>
          </table:table-cell>
          <table:table-cell table:style-name="ce9"/>
          <table:table-cell table:style-name="ce9" office:value-type="float" office:value="35456">
            <text:p>35,456</text:p>
          </table:table-cell>
          <table:table-cell table:style-name="ce9" office:value-type="float" office:value="27889">
            <text:p>27,889</text:p>
          </table:table-cell>
          <table:table-cell table:style-name="ce9"/>
          <table:table-cell table:style-name="ce9" office:value-type="float" office:value="8105">
            <text:p>8,105</text:p>
          </table:table-cell>
          <table:table-cell table:style-name="ce9" office:value-type="float" office:value="9976">
            <text:p>9,976</text:p>
          </table:table-cell>
          <table:table-cell table:style-name="ce9"/>
          <table:table-cell table:style-name="ce9" office:value-type="float" office:value="20990">
            <text:p>20,990</text:p>
          </table:table-cell>
          <table:table-cell table:style-name="ce9" office:value-type="float" office:value="24160">
            <text:p>24,16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173">
            <text:p>14,173</text:p>
          </table:table-cell>
          <table:table-cell table:style-name="ce9" office:value-type="float" office:value="20277">
            <text:p>20,277</text:p>
          </table:table-cell>
          <table:table-cell table:style-name="ce9"/>
          <table:table-cell table:style-name="ce9" office:value-type="float" office:value="18734">
            <text:p>18,734</text:p>
          </table:table-cell>
          <table:table-cell table:style-name="ce9" office:value-type="float" office:value="20432">
            <text:p>20,43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2">
            <text:p>292</text:p>
          </table:table-cell>
          <table:table-cell table:style-name="ce19" table:formula="of:=CONCATENATE(IF(MAX([.$D322];[.$G322];[.$J322];[.$M322];[.$P322];[.$S322];[.$V322])=[.D322];&quot;CDU&quot;;&quot;&quot;);IF(MAX([.$D322];[.$G322];[.$J322];[.$M322];[.$P322];[.$S322];[.$V322])=[.G322];&quot;SPD&quot;;&quot;&quot;);IF(MAX([.$D322];[.$G322];[.$J322];[.$M322];[.$P322];[.$S322];[.$V322])=[.J322];&quot;DIE LINKE&quot;;&quot;&quot;);IF(MAX([.$D322];[.$G322];[.$J322];[.$M322];[.$P322];[.$S322];[.$V322])=[.M322];&quot;GRÜNE&quot;;&quot;&quot;);IF(MAX([.$D322];[.$G322];[.$J322];[.$M322];[.$P322];[.$S322];[.$V322])=[.P322];&quot;CSU&quot;;&quot;&quot;);IF(MAX([.$D322];[.$G322];[.$J322];[.$M322];[.$P322];[.$S322];[.$V322])=[.S322];&quot;FDP&quot;;&quot;&quot;);IF(MAX([.$D322];[.$G322];[.$J322];[.$M322];[.$P322];[.$S322];[.$V322])=[.V322];&quot;AfD&quot;;&quot;&quot;))" office:value-type="string" office:string-value="CDU">
            <text:p>CDU</text:p>
          </table:table-cell>
          <table:table-cell table:formula="of:=SUM([.E322]+[.H322]+[.K322]+[.N322]+[.Q322]+[.T322]+[.W322])" office:value-type="float" office:value="124002">
            <text:p>124,002</text:p>
          </table:table-cell>
          <table:table-cell table:style-name="ce9" office:value-type="float" office:value="57837">
            <text:p>57,837</text:p>
          </table:table-cell>
          <table:table-cell table:style-name="ce9" office:value-type="float" office:value="56162">
            <text:p>56,162</text:p>
          </table:table-cell>
          <table:table-cell table:style-name="ce9"/>
          <table:table-cell table:style-name="ce9" office:value-type="float" office:value="22034">
            <text:p>22,034</text:p>
          </table:table-cell>
          <table:table-cell table:style-name="ce9" office:value-type="float" office:value="16557">
            <text:p>16,557</text:p>
          </table:table-cell>
          <table:table-cell table:style-name="ce9"/>
          <table:table-cell table:style-name="ce9" office:value-type="float" office:value="4907">
            <text:p>4,907</text:p>
          </table:table-cell>
          <table:table-cell table:style-name="ce9" office:value-type="float" office:value="5997">
            <text:p>5,997</text:p>
          </table:table-cell>
          <table:table-cell table:style-name="ce9"/>
          <table:table-cell table:style-name="ce9" office:value-type="float" office:value="17589">
            <text:p>17,589</text:p>
          </table:table-cell>
          <table:table-cell table:style-name="ce9" office:value-type="float" office:value="14729">
            <text:p>14,72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9775">
            <text:p>9,775</text:p>
          </table:table-cell>
          <table:table-cell table:style-name="ce9" office:value-type="float" office:value="14321">
            <text:p>14,321</text:p>
          </table:table-cell>
          <table:table-cell table:style-name="ce9"/>
          <table:table-cell table:style-name="ce9" office:value-type="float" office:value="14640">
            <text:p>14,640</text:p>
          </table:table-cell>
          <table:table-cell table:style-name="ce9" office:value-type="float" office:value="16236">
            <text:p>16,23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3">
            <text:p>293</text:p>
          </table:table-cell>
          <table:table-cell table:style-name="ce19" table:formula="of:=CONCATENATE(IF(MAX([.$D323];[.$G323];[.$J323];[.$M323];[.$P323];[.$S323];[.$V323])=[.D323];&quot;CDU&quot;;&quot;&quot;);IF(MAX([.$D323];[.$G323];[.$J323];[.$M323];[.$P323];[.$S323];[.$V323])=[.G323];&quot;SPD&quot;;&quot;&quot;);IF(MAX([.$D323];[.$G323];[.$J323];[.$M323];[.$P323];[.$S323];[.$V323])=[.J323];&quot;DIE LINKE&quot;;&quot;&quot;);IF(MAX([.$D323];[.$G323];[.$J323];[.$M323];[.$P323];[.$S323];[.$V323])=[.M323];&quot;GRÜNE&quot;;&quot;&quot;);IF(MAX([.$D323];[.$G323];[.$J323];[.$M323];[.$P323];[.$S323];[.$V323])=[.P323];&quot;CSU&quot;;&quot;&quot;);IF(MAX([.$D323];[.$G323];[.$J323];[.$M323];[.$P323];[.$S323];[.$V323])=[.S323];&quot;FDP&quot;;&quot;&quot;);IF(MAX([.$D323];[.$G323];[.$J323];[.$M323];[.$P323];[.$S323];[.$V323])=[.V323];&quot;AfD&quot;;&quot;&quot;))" office:value-type="string" office:string-value="CDU">
            <text:p>CDU</text:p>
          </table:table-cell>
          <table:table-cell table:formula="of:=SUM([.E323]+[.H323]+[.K323]+[.N323]+[.Q323]+[.T323]+[.W323])" office:value-type="float" office:value="130198">
            <text:p>130,198</text:p>
          </table:table-cell>
          <table:table-cell table:style-name="ce9" office:value-type="float" office:value="56165">
            <text:p>56,165</text:p>
          </table:table-cell>
          <table:table-cell table:style-name="ce9" office:value-type="float" office:value="50428">
            <text:p>50,428</text:p>
          </table:table-cell>
          <table:table-cell table:style-name="ce9"/>
          <table:table-cell table:style-name="ce9" office:value-type="float" office:value="24451">
            <text:p>24,451</text:p>
          </table:table-cell>
          <table:table-cell table:style-name="ce9" office:value-type="float" office:value="19321">
            <text:p>19,321</text:p>
          </table:table-cell>
          <table:table-cell table:style-name="ce9"/>
          <table:table-cell table:style-name="ce9" office:value-type="float" office:value="7185">
            <text:p>7,185</text:p>
          </table:table-cell>
          <table:table-cell table:style-name="ce9" office:value-type="float" office:value="8316">
            <text:p>8,316</text:p>
          </table:table-cell>
          <table:table-cell table:style-name="ce9"/>
          <table:table-cell table:style-name="ce9" office:value-type="float" office:value="18811">
            <text:p>18,811</text:p>
          </table:table-cell>
          <table:table-cell table:style-name="ce9" office:value-type="float" office:value="20015">
            <text:p>20,015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1999">
            <text:p>11,999</text:p>
          </table:table-cell>
          <table:table-cell table:style-name="ce9" office:value-type="float" office:value="17954">
            <text:p>17,954</text:p>
          </table:table-cell>
          <table:table-cell table:style-name="ce9"/>
          <table:table-cell table:style-name="ce9" office:value-type="float" office:value="14079">
            <text:p>14,079</text:p>
          </table:table-cell>
          <table:table-cell table:style-name="ce9" office:value-type="float" office:value="14164">
            <text:p>14,16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4">
            <text:p>294</text:p>
          </table:table-cell>
          <table:table-cell table:style-name="ce19" table:formula="of:=CONCATENATE(IF(MAX([.$D324];[.$G324];[.$J324];[.$M324];[.$P324];[.$S324];[.$V324])=[.D324];&quot;CDU&quot;;&quot;&quot;);IF(MAX([.$D324];[.$G324];[.$J324];[.$M324];[.$P324];[.$S324];[.$V324])=[.G324];&quot;SPD&quot;;&quot;&quot;);IF(MAX([.$D324];[.$G324];[.$J324];[.$M324];[.$P324];[.$S324];[.$V324])=[.J324];&quot;DIE LINKE&quot;;&quot;&quot;);IF(MAX([.$D324];[.$G324];[.$J324];[.$M324];[.$P324];[.$S324];[.$V324])=[.M324];&quot;GRÜNE&quot;;&quot;&quot;);IF(MAX([.$D324];[.$G324];[.$J324];[.$M324];[.$P324];[.$S324];[.$V324])=[.P324];&quot;CSU&quot;;&quot;&quot;);IF(MAX([.$D324];[.$G324];[.$J324];[.$M324];[.$P324];[.$S324];[.$V324])=[.S324];&quot;FDP&quot;;&quot;&quot;);IF(MAX([.$D324];[.$G324];[.$J324];[.$M324];[.$P324];[.$S324];[.$V324])=[.V324];&quot;AfD&quot;;&quot;&quot;))" office:value-type="string" office:string-value="CDU">
            <text:p>CDU</text:p>
          </table:table-cell>
          <table:table-cell table:formula="of:=SUM([.E324]+[.H324]+[.K324]+[.N324]+[.Q324]+[.T324]+[.W324])" office:value-type="float" office:value="137663">
            <text:p>137,663</text:p>
          </table:table-cell>
          <table:table-cell table:style-name="ce9" office:value-type="float" office:value="55758">
            <text:p>55,758</text:p>
          </table:table-cell>
          <table:table-cell table:style-name="ce9" office:value-type="float" office:value="56264">
            <text:p>56,264</text:p>
          </table:table-cell>
          <table:table-cell table:style-name="ce9"/>
          <table:table-cell table:style-name="ce9" office:value-type="float" office:value="17958">
            <text:p>17,958</text:p>
          </table:table-cell>
          <table:table-cell table:style-name="ce9" office:value-type="float" office:value="19398">
            <text:p>19,398</text:p>
          </table:table-cell>
          <table:table-cell table:style-name="ce9"/>
          <table:table-cell table:style-name="ce9" office:value-type="float" office:value="7860">
            <text:p>7,860</text:p>
          </table:table-cell>
          <table:table-cell table:style-name="ce9" office:value-type="float" office:value="8889">
            <text:p>8,889</text:p>
          </table:table-cell>
          <table:table-cell table:style-name="ce9"/>
          <table:table-cell table:style-name="ce9" office:value-type="float" office:value="29216">
            <text:p>29,216</text:p>
          </table:table-cell>
          <table:table-cell table:style-name="ce9" office:value-type="float" office:value="21770">
            <text:p>21,770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4672">
            <text:p>14,672</text:p>
          </table:table-cell>
          <table:table-cell table:style-name="ce9" office:value-type="float" office:value="16441">
            <text:p>16,441</text:p>
          </table:table-cell>
          <table:table-cell table:style-name="ce9"/>
          <table:table-cell table:style-name="ce9" office:value-type="float" office:value="13668">
            <text:p>13,668</text:p>
          </table:table-cell>
          <table:table-cell table:style-name="ce9" office:value-type="float" office:value="14901">
            <text:p>14,901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5">
            <text:p>295</text:p>
          </table:table-cell>
          <table:table-cell table:style-name="ce19" table:formula="of:=CONCATENATE(IF(MAX([.$D325];[.$G325];[.$J325];[.$M325];[.$P325];[.$S325];[.$V325])=[.D325];&quot;CDU&quot;;&quot;&quot;);IF(MAX([.$D325];[.$G325];[.$J325];[.$M325];[.$P325];[.$S325];[.$V325])=[.G325];&quot;SPD&quot;;&quot;&quot;);IF(MAX([.$D325];[.$G325];[.$J325];[.$M325];[.$P325];[.$S325];[.$V325])=[.J325];&quot;DIE LINKE&quot;;&quot;&quot;);IF(MAX([.$D325];[.$G325];[.$J325];[.$M325];[.$P325];[.$S325];[.$V325])=[.M325];&quot;GRÜNE&quot;;&quot;&quot;);IF(MAX([.$D325];[.$G325];[.$J325];[.$M325];[.$P325];[.$S325];[.$V325])=[.P325];&quot;CSU&quot;;&quot;&quot;);IF(MAX([.$D325];[.$G325];[.$J325];[.$M325];[.$P325];[.$S325];[.$V325])=[.S325];&quot;FDP&quot;;&quot;&quot;);IF(MAX([.$D325];[.$G325];[.$J325];[.$M325];[.$P325];[.$S325];[.$V325])=[.V325];&quot;AfD&quot;;&quot;&quot;))" office:value-type="string" office:string-value="CDU">
            <text:p>CDU</text:p>
          </table:table-cell>
          <table:table-cell table:formula="of:=SUM([.E325]+[.H325]+[.K325]+[.N325]+[.Q325]+[.T325]+[.W325])" office:value-type="float" office:value="131797">
            <text:p>131,797</text:p>
          </table:table-cell>
          <table:table-cell table:style-name="ce9" office:value-type="float" office:value="61694">
            <text:p>61,694</text:p>
          </table:table-cell>
          <table:table-cell table:style-name="ce9" office:value-type="float" office:value="52284">
            <text:p>52,284</text:p>
          </table:table-cell>
          <table:table-cell table:style-name="ce9"/>
          <table:table-cell table:style-name="ce9" office:value-type="float" office:value="19716">
            <text:p>19,716</text:p>
          </table:table-cell>
          <table:table-cell table:style-name="ce9" office:value-type="float" office:value="19446">
            <text:p>19,446</text:p>
          </table:table-cell>
          <table:table-cell table:style-name="ce9"/>
          <table:table-cell table:style-name="ce9" office:value-type="float" office:value="6450">
            <text:p>6,450</text:p>
          </table:table-cell>
          <table:table-cell table:style-name="ce9" office:value-type="float" office:value="7061">
            <text:p>7,061</text:p>
          </table:table-cell>
          <table:table-cell table:style-name="ce9"/>
          <table:table-cell table:style-name="ce9" office:value-type="float" office:value="17489">
            <text:p>17,489</text:p>
          </table:table-cell>
          <table:table-cell table:style-name="ce9" office:value-type="float" office:value="15798">
            <text:p>15,7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12695">
            <text:p>12,695</text:p>
          </table:table-cell>
          <table:table-cell table:style-name="ce9" office:value-type="float" office:value="18394">
            <text:p>18,394</text:p>
          </table:table-cell>
          <table:table-cell table:style-name="ce9"/>
          <table:table-cell table:style-name="ce9" office:value-type="float" office:value="18609">
            <text:p>18,609</text:p>
          </table:table-cell>
          <table:table-cell table:style-name="ce9" office:value-type="float" office:value="18814">
            <text:p>18,814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Baden-Württemberg</text:p>
          </table:table-cell>
          <table:table-cell table:style-name="ce4"/>
          <table:table-cell table:style-name="ce10" table:formula="of:=SUM([.C288:.C325])" office:value-type="float" office:value="5724496">
            <text:p>5,724,496</text:p>
          </table:table-cell>
          <table:table-cell table:style-name="ce10" table:formula="of:=SUM([.D288:.D325])" office:value-type="float" office:value="2350054">
            <text:p>2,350,054</text:p>
          </table:table-cell>
          <table:table-cell table:style-name="ce10" table:formula="of:=SUM([.E288:.E325])" office:value-type="float" office:value="2061687">
            <text:p>2,061,687</text:p>
          </table:table-cell>
          <table:table-cell table:style-name="ce13" table:formula="of:=SUM([.E326]/[.$C326])" office:value-type="percentage" office:value="0.360151705931841">
            <text:p>36.02%</text:p>
          </table:table-cell>
          <table:table-cell table:style-name="ce10" table:formula="of:=SUM([.G288:.G325])" office:value-type="float" office:value="1166668">
            <text:p>1,166,668</text:p>
          </table:table-cell>
          <table:table-cell table:style-name="ce10" table:formula="of:=SUM([.H288:.H325])" office:value-type="float" office:value="982370">
            <text:p>982,370</text:p>
          </table:table-cell>
          <table:table-cell table:style-name="ce13" table:formula="of:=SUM([.H326]/[.$C326])" office:value-type="percentage" office:value="0.171608120610094">
            <text:p>17.16%</text:p>
          </table:table-cell>
          <table:table-cell table:style-name="ce10" table:formula="of:=SUM([.J288:.J325])" office:value-type="float" office:value="325019">
            <text:p>325,019</text:p>
          </table:table-cell>
          <table:table-cell table:style-name="ce10" table:formula="of:=SUM([.K288:.K325])" office:value-type="float" office:value="380727">
            <text:p>380,727</text:p>
          </table:table-cell>
          <table:table-cell table:style-name="ce13" table:formula="of:=SUM([.K326]/[.$C326])" office:value-type="percentage" office:value="0.0665083878126563">
            <text:p>6.65%</text:p>
          </table:table-cell>
          <table:table-cell table:style-name="ce10" table:formula="of:=SUM([.M288:.M325])" office:value-type="float" office:value="801880">
            <text:p>801,880</text:p>
          </table:table-cell>
          <table:table-cell table:style-name="ce10" table:formula="of:=SUM([.N288:.N325])" office:value-type="float" office:value="807205">
            <text:p>807,205</text:p>
          </table:table-cell>
          <table:table-cell table:style-name="ce13" table:formula="of:=SUM([.N326]/[.$C326])" office:value-type="percentage" office:value="0.141008920261277">
            <text:p>14.10%</text:p>
          </table:table-cell>
          <table:table-cell table:style-name="ce10" table:formula="of:=SUM([.P288:.P325])" office:value-type="float" office:value="0">
            <text:p>0</text:p>
          </table:table-cell>
          <table:table-cell table:style-name="ce10" table:formula="of:=SUM([.Q288:.Q325])" office:value-type="float" office:value="0">
            <text:p>0</text:p>
          </table:table-cell>
          <table:table-cell table:style-name="ce13" table:formula="of:=SUM([.Q326]/[.$C326])" office:value-type="percentage" office:value="0">
            <text:p>0.00%</text:p>
          </table:table-cell>
          <table:table-cell table:style-name="ce10" table:formula="of:=SUM([.S288:.S325])" office:value-type="float" office:value="517512">
            <text:p>517,512</text:p>
          </table:table-cell>
          <table:table-cell table:style-name="ce10" table:formula="of:=SUM([.T288:.T325])" office:value-type="float" office:value="762008">
            <text:p>762,008</text:p>
          </table:table-cell>
          <table:table-cell table:style-name="ce13" table:formula="of:=SUM([.T326]/[.$C326])" office:value-type="percentage" office:value="0.133113552704028">
            <text:p>13.31%</text:p>
          </table:table-cell>
          <table:table-cell table:style-name="ce10" table:formula="of:=SUM([.V288:.V325])" office:value-type="float" office:value="690128">
            <text:p>690,128</text:p>
          </table:table-cell>
          <table:table-cell table:style-name="ce10" table:formula="of:=SUM([.W288:.W325])" office:value-type="float" office:value="730499">
            <text:p>730,499</text:p>
          </table:table-cell>
          <table:table-cell table:style-name="ce13" table:formula="of:=SUM([.W326]/[.$C326])" office:value-type="percentage" office:value="0.127609312680103">
            <text:p>12.76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2" office:value-type="float" office:value="296">
            <text:p>296</text:p>
          </table:table-cell>
          <table:table-cell table:style-name="ce19" table:formula="of:=CONCATENATE(IF(MAX([.$D328];[.$G328];[.$J328];[.$M328];[.$P328];[.$S328];[.$V328])=[.D328];&quot;CDU&quot;;&quot;&quot;);IF(MAX([.$D328];[.$G328];[.$J328];[.$M328];[.$P328];[.$S328];[.$V328])=[.G328];&quot;SPD&quot;;&quot;&quot;);IF(MAX([.$D328];[.$G328];[.$J328];[.$M328];[.$P328];[.$S328];[.$V328])=[.J328];&quot;DIE LINKE&quot;;&quot;&quot;);IF(MAX([.$D328];[.$G328];[.$J328];[.$M328];[.$P328];[.$S328];[.$V328])=[.M328];&quot;GRÜNE&quot;;&quot;&quot;);IF(MAX([.$D328];[.$G328];[.$J328];[.$M328];[.$P328];[.$S328];[.$V328])=[.P328];&quot;CSU&quot;;&quot;&quot;);IF(MAX([.$D328];[.$G328];[.$J328];[.$M328];[.$P328];[.$S328];[.$V328])=[.S328];&quot;FDP&quot;;&quot;&quot;);IF(MAX([.$D328];[.$G328];[.$J328];[.$M328];[.$P328];[.$S328];[.$V328])=[.V328];&quot;AfD&quot;;&quot;&quot;))" office:value-type="string" office:string-value="SPD">
            <text:p>SPD</text:p>
          </table:table-cell>
          <table:table-cell table:formula="of:=SUM([.E328]+[.H328]+[.K328]+[.N328]+[.Q328]+[.T328]+[.W328])" office:value-type="float" office:value="138928">
            <text:p>138,928</text:p>
          </table:table-cell>
          <table:table-cell table:style-name="ce9" office:value-type="float" office:value="45664">
            <text:p>45,664</text:p>
          </table:table-cell>
          <table:table-cell table:style-name="ce9" office:value-type="float" office:value="41394">
            <text:p>41,394</text:p>
          </table:table-cell>
          <table:table-cell table:style-name="ce9"/>
          <table:table-cell table:style-name="ce9" office:value-type="float" office:value="46688">
            <text:p>46,688</text:p>
          </table:table-cell>
          <table:table-cell table:style-name="ce9" office:value-type="float" office:value="38322">
            <text:p>38,322</text:p>
          </table:table-cell>
          <table:table-cell table:style-name="ce9"/>
          <table:table-cell table:style-name="ce9" office:value-type="float" office:value="19262">
            <text:p>19,262</text:p>
          </table:table-cell>
          <table:table-cell table:style-name="ce9" office:value-type="float" office:value="21669">
            <text:p>21,669</text:p>
          </table:table-cell>
          <table:table-cell table:style-name="ce9"/>
          <table:table-cell table:style-name="ce9" office:value-type="float" office:value="8782">
            <text:p>8,782</text:p>
          </table:table-cell>
          <table:table-cell table:style-name="ce9" office:value-type="float" office:value="11748">
            <text:p>11,74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672">
            <text:p>7,672</text:p>
          </table:table-cell>
          <table:table-cell table:style-name="ce9" office:value-type="float" office:value="11753">
            <text:p>11,753</text:p>
          </table:table-cell>
          <table:table-cell table:style-name="ce9"/>
          <table:table-cell table:style-name="ce9" office:value-type="float" office:value="12950">
            <text:p>12,950</text:p>
          </table:table-cell>
          <table:table-cell table:style-name="ce9" office:value-type="float" office:value="14042">
            <text:p>14,042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7">
            <text:p>297</text:p>
          </table:table-cell>
          <table:table-cell table:style-name="ce19" table:formula="of:=CONCATENATE(IF(MAX([.$D329];[.$G329];[.$J329];[.$M329];[.$P329];[.$S329];[.$V329])=[.D329];&quot;CDU&quot;;&quot;&quot;);IF(MAX([.$D329];[.$G329];[.$J329];[.$M329];[.$P329];[.$S329];[.$V329])=[.G329];&quot;SPD&quot;;&quot;&quot;);IF(MAX([.$D329];[.$G329];[.$J329];[.$M329];[.$P329];[.$S329];[.$V329])=[.J329];&quot;DIE LINKE&quot;;&quot;&quot;);IF(MAX([.$D329];[.$G329];[.$J329];[.$M329];[.$P329];[.$S329];[.$V329])=[.M329];&quot;GRÜNE&quot;;&quot;&quot;);IF(MAX([.$D329];[.$G329];[.$J329];[.$M329];[.$P329];[.$S329];[.$V329])=[.P329];&quot;CSU&quot;;&quot;&quot;);IF(MAX([.$D329];[.$G329];[.$J329];[.$M329];[.$P329];[.$S329];[.$V329])=[.S329];&quot;FDP&quot;;&quot;&quot;);IF(MAX([.$D329];[.$G329];[.$J329];[.$M329];[.$P329];[.$S329];[.$V329])=[.V329];&quot;AfD&quot;;&quot;&quot;))" office:value-type="string" office:string-value="CDU">
            <text:p>CDU</text:p>
          </table:table-cell>
          <table:table-cell table:formula="of:=SUM([.E329]+[.H329]+[.K329]+[.N329]+[.Q329]+[.T329]+[.W329])" office:value-type="float" office:value="151940">
            <text:p>151,940</text:p>
          </table:table-cell>
          <table:table-cell table:style-name="ce9" office:value-type="float" office:value="60102">
            <text:p>60,102</text:p>
          </table:table-cell>
          <table:table-cell table:style-name="ce9" office:value-type="float" office:value="52981">
            <text:p>52,981</text:p>
          </table:table-cell>
          <table:table-cell table:style-name="ce9"/>
          <table:table-cell table:style-name="ce9" office:value-type="float" office:value="50672">
            <text:p>50,672</text:p>
          </table:table-cell>
          <table:table-cell table:style-name="ce9" office:value-type="float" office:value="42476">
            <text:p>42,476</text:p>
          </table:table-cell>
          <table:table-cell table:style-name="ce9"/>
          <table:table-cell table:style-name="ce9" office:value-type="float" office:value="17142">
            <text:p>17,142</text:p>
          </table:table-cell>
          <table:table-cell table:style-name="ce9" office:value-type="float" office:value="20320">
            <text:p>20,320</text:p>
          </table:table-cell>
          <table:table-cell table:style-name="ce9"/>
          <table:table-cell table:style-name="ce9" office:value-type="float" office:value="5532">
            <text:p>5,532</text:p>
          </table:table-cell>
          <table:table-cell table:style-name="ce9" office:value-type="float" office:value="8598">
            <text:p>8,598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069">
            <text:p>6,069</text:p>
          </table:table-cell>
          <table:table-cell table:style-name="ce9" office:value-type="float" office:value="12059">
            <text:p>12,059</text:p>
          </table:table-cell>
          <table:table-cell table:style-name="ce9"/>
          <table:table-cell table:style-name="ce9" office:value-type="float" office:value="14224">
            <text:p>14,224</text:p>
          </table:table-cell>
          <table:table-cell table:style-name="ce9" office:value-type="float" office:value="15506">
            <text:p>15,506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8">
            <text:p>298</text:p>
          </table:table-cell>
          <table:table-cell table:style-name="ce19" table:formula="of:=CONCATENATE(IF(MAX([.$D330];[.$G330];[.$J330];[.$M330];[.$P330];[.$S330];[.$V330])=[.D330];&quot;CDU&quot;;&quot;&quot;);IF(MAX([.$D330];[.$G330];[.$J330];[.$M330];[.$P330];[.$S330];[.$V330])=[.G330];&quot;SPD&quot;;&quot;&quot;);IF(MAX([.$D330];[.$G330];[.$J330];[.$M330];[.$P330];[.$S330];[.$V330])=[.J330];&quot;DIE LINKE&quot;;&quot;&quot;);IF(MAX([.$D330];[.$G330];[.$J330];[.$M330];[.$P330];[.$S330];[.$V330])=[.M330];&quot;GRÜNE&quot;;&quot;&quot;);IF(MAX([.$D330];[.$G330];[.$J330];[.$M330];[.$P330];[.$S330];[.$V330])=[.P330];&quot;CSU&quot;;&quot;&quot;);IF(MAX([.$D330];[.$G330];[.$J330];[.$M330];[.$P330];[.$S330];[.$V330])=[.S330];&quot;FDP&quot;;&quot;&quot;);IF(MAX([.$D330];[.$G330];[.$J330];[.$M330];[.$P330];[.$S330];[.$V330])=[.V330];&quot;AfD&quot;;&quot;&quot;))" office:value-type="string" office:string-value="CDU">
            <text:p>CDU</text:p>
          </table:table-cell>
          <table:table-cell table:formula="of:=SUM([.E330]+[.H330]+[.K330]+[.N330]+[.Q330]+[.T330]+[.W330])" office:value-type="float" office:value="133572">
            <text:p>133,572</text:p>
          </table:table-cell>
          <table:table-cell table:style-name="ce9" office:value-type="float" office:value="57987">
            <text:p>57,987</text:p>
          </table:table-cell>
          <table:table-cell table:style-name="ce9" office:value-type="float" office:value="50660">
            <text:p>50,660</text:p>
          </table:table-cell>
          <table:table-cell table:style-name="ce9"/>
          <table:table-cell table:style-name="ce9" office:value-type="float" office:value="42129">
            <text:p>42,129</text:p>
          </table:table-cell>
          <table:table-cell table:style-name="ce9" office:value-type="float" office:value="38368">
            <text:p>38,368</text:p>
          </table:table-cell>
          <table:table-cell table:style-name="ce9"/>
          <table:table-cell table:style-name="ce9" office:value-type="float" office:value="13584">
            <text:p>13,584</text:p>
          </table:table-cell>
          <table:table-cell table:style-name="ce9" office:value-type="float" office:value="15686">
            <text:p>15,686</text:p>
          </table:table-cell>
          <table:table-cell table:style-name="ce9"/>
          <table:table-cell table:style-name="ce9" office:value-type="float" office:value="4674">
            <text:p>4,674</text:p>
          </table:table-cell>
          <table:table-cell table:style-name="ce9" office:value-type="float" office:value="6662">
            <text:p>6,662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6517">
            <text:p>6,517</text:p>
          </table:table-cell>
          <table:table-cell table:style-name="ce9" office:value-type="float" office:value="9569">
            <text:p>9,569</text:p>
          </table:table-cell>
          <table:table-cell table:style-name="ce9"/>
          <table:table-cell table:style-name="ce9" office:value-type="float" office:value="11646">
            <text:p>11,646</text:p>
          </table:table-cell>
          <table:table-cell table:style-name="ce9" office:value-type="float" office:value="12627">
            <text:p>12,627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2" office:value-type="float" office:value="299">
            <text:p>299</text:p>
          </table:table-cell>
          <table:table-cell table:style-name="ce19" table:formula="of:=CONCATENATE(IF(MAX([.$D331];[.$G331];[.$J331];[.$M331];[.$P331];[.$S331];[.$V331])=[.D331];&quot;CDU&quot;;&quot;&quot;);IF(MAX([.$D331];[.$G331];[.$J331];[.$M331];[.$P331];[.$S331];[.$V331])=[.G331];&quot;SPD&quot;;&quot;&quot;);IF(MAX([.$D331];[.$G331];[.$J331];[.$M331];[.$P331];[.$S331];[.$V331])=[.J331];&quot;DIE LINKE&quot;;&quot;&quot;);IF(MAX([.$D331];[.$G331];[.$J331];[.$M331];[.$P331];[.$S331];[.$V331])=[.M331];&quot;GRÜNE&quot;;&quot;&quot;);IF(MAX([.$D331];[.$G331];[.$J331];[.$M331];[.$P331];[.$S331];[.$V331])=[.P331];&quot;CSU&quot;;&quot;&quot;);IF(MAX([.$D331];[.$G331];[.$J331];[.$M331];[.$P331];[.$S331];[.$V331])=[.S331];&quot;FDP&quot;;&quot;&quot;);IF(MAX([.$D331];[.$G331];[.$J331];[.$M331];[.$P331];[.$S331];[.$V331])=[.V331];&quot;AfD&quot;;&quot;&quot;))" office:value-type="string" office:string-value="CDU">
            <text:p>CDU</text:p>
          </table:table-cell>
          <table:table-cell table:formula="of:=SUM([.E331]+[.H331]+[.K331]+[.N331]+[.Q331]+[.T331]+[.W331])" office:value-type="float" office:value="137990">
            <text:p>137,990</text:p>
          </table:table-cell>
          <table:table-cell table:style-name="ce9" office:value-type="float" office:value="48102">
            <text:p>48,102</text:p>
          </table:table-cell>
          <table:table-cell table:style-name="ce9" office:value-type="float" office:value="44538">
            <text:p>44,538</text:p>
          </table:table-cell>
          <table:table-cell table:style-name="ce9"/>
          <table:table-cell table:style-name="ce9" office:value-type="float" office:value="45022">
            <text:p>45,022</text:p>
          </table:table-cell>
          <table:table-cell table:style-name="ce9" office:value-type="float" office:value="39729">
            <text:p>39,729</text:p>
          </table:table-cell>
          <table:table-cell table:style-name="ce9"/>
          <table:table-cell table:style-name="ce9" office:value-type="float" office:value="15724">
            <text:p>15,724</text:p>
          </table:table-cell>
          <table:table-cell table:style-name="ce9" office:value-type="float" office:value="17773">
            <text:p>17,773</text:p>
          </table:table-cell>
          <table:table-cell table:style-name="ce9"/>
          <table:table-cell table:style-name="ce9" office:value-type="float" office:value="7128">
            <text:p>7,128</text:p>
          </table:table-cell>
          <table:table-cell table:style-name="ce9" office:value-type="float" office:value="8109">
            <text:p>8,109</text:p>
          </table:table-cell>
          <table:table-cell table:style-name="ce9"/>
          <table:table-cell table:number-columns-repeated="2" table:style-name="ce9" office:value-type="float" office:value="0">
            <text:p>0</text:p>
          </table:table-cell>
          <table:table-cell table:style-name="ce9"/>
          <table:table-cell table:style-name="ce9" office:value-type="float" office:value="7369">
            <text:p>7,369</text:p>
          </table:table-cell>
          <table:table-cell table:style-name="ce9" office:value-type="float" office:value="11096">
            <text:p>11,096</text:p>
          </table:table-cell>
          <table:table-cell table:style-name="ce9"/>
          <table:table-cell table:style-name="ce9" office:value-type="float" office:value="15767">
            <text:p>15,767</text:p>
          </table:table-cell>
          <table:table-cell table:style-name="ce9" office:value-type="float" office:value="16745">
            <text:p>16,745</text:p>
          </table:table-cell>
          <table:table-cell table:style-name="ce9"/>
          <table:table-cell table:number-columns-repeated="1000"/>
        </table:table-row>
        <table:table-row table:style-name="ro1">
          <table:table-cell table:style-name="ce3" office:value-type="string">
            <text:p>Saarland</text:p>
          </table:table-cell>
          <table:table-cell table:style-name="ce4"/>
          <table:table-cell table:style-name="ce10" table:formula="of:=SUM([.C328:.C331])" office:value-type="float" office:value="562430">
            <text:p>562,430</text:p>
          </table:table-cell>
          <table:table-cell table:style-name="ce10" table:formula="of:=SUM([.D328:.D331])" office:value-type="float" office:value="211855">
            <text:p>211,855</text:p>
          </table:table-cell>
          <table:table-cell table:style-name="ce10" table:formula="of:=SUM([.E328:.E331])" office:value-type="float" office:value="189573">
            <text:p>189,573</text:p>
          </table:table-cell>
          <table:table-cell table:style-name="ce13" table:formula="of:=SUM([.E332]/[.$C332])" office:value-type="percentage" office:value="0.33706061198727">
            <text:p>33.71%</text:p>
          </table:table-cell>
          <table:table-cell table:style-name="ce10" table:formula="of:=SUM([.G328:.G331])" office:value-type="float" office:value="184511">
            <text:p>184,511</text:p>
          </table:table-cell>
          <table:table-cell table:style-name="ce10" table:formula="of:=SUM([.H328:.H331])" office:value-type="float" office:value="158895">
            <text:p>158,895</text:p>
          </table:table-cell>
          <table:table-cell table:style-name="ce13" table:formula="of:=SUM([.H332]/[.$C332])" office:value-type="percentage" office:value="0.282515157441815">
            <text:p>28.25%</text:p>
          </table:table-cell>
          <table:table-cell table:style-name="ce10" table:formula="of:=SUM([.J328:.J331])" office:value-type="float" office:value="65712">
            <text:p>65,712</text:p>
          </table:table-cell>
          <table:table-cell table:style-name="ce10" table:formula="of:=SUM([.K328:.K331])" office:value-type="float" office:value="75448">
            <text:p>75,448</text:p>
          </table:table-cell>
          <table:table-cell table:style-name="ce13" table:formula="of:=SUM([.K332]/[.$C332])" office:value-type="percentage" office:value="0.134146471560905">
            <text:p>13.41%</text:p>
          </table:table-cell>
          <table:table-cell table:style-name="ce10" table:formula="of:=SUM([.M328:.M331])" office:value-type="float" office:value="26116">
            <text:p>26,116</text:p>
          </table:table-cell>
          <table:table-cell table:style-name="ce10" table:formula="of:=SUM([.N328:.N331])" office:value-type="float" office:value="35117">
            <text:p>35,117</text:p>
          </table:table-cell>
          <table:table-cell table:style-name="ce13" table:formula="of:=SUM([.N332]/[.$C332])" office:value-type="percentage" office:value="0.0624379922834842">
            <text:p>6.24%</text:p>
          </table:table-cell>
          <table:table-cell table:style-name="ce10" table:formula="of:=SUM([.P328:.P331])" office:value-type="float" office:value="0">
            <text:p>0</text:p>
          </table:table-cell>
          <table:table-cell table:style-name="ce10" table:formula="of:=SUM([.Q328:.Q331])" office:value-type="float" office:value="0">
            <text:p>0</text:p>
          </table:table-cell>
          <table:table-cell table:style-name="ce13" table:formula="of:=SUM([.Q332]/[.$C332])" office:value-type="percentage" office:value="0">
            <text:p>0.00%</text:p>
          </table:table-cell>
          <table:table-cell table:style-name="ce10" table:formula="of:=SUM([.S328:.S331])" office:value-type="float" office:value="27627">
            <text:p>27,627</text:p>
          </table:table-cell>
          <table:table-cell table:style-name="ce10" table:formula="of:=SUM([.T328:.T331])" office:value-type="float" office:value="44477">
            <text:p>44,477</text:p>
          </table:table-cell>
          <table:table-cell table:style-name="ce13" table:formula="of:=SUM([.T332]/[.$C332])" office:value-type="percentage" office:value="0.0790800632967658">
            <text:p>7.91%</text:p>
          </table:table-cell>
          <table:table-cell table:style-name="ce10" table:formula="of:=SUM([.V328:.V331])" office:value-type="float" office:value="54587">
            <text:p>54,587</text:p>
          </table:table-cell>
          <table:table-cell table:style-name="ce10" table:formula="of:=SUM([.W328:.W331])" office:value-type="float" office:value="58920">
            <text:p>58,920</text:p>
          </table:table-cell>
          <table:table-cell table:style-name="ce13" table:formula="of:=SUM([.W332]/[.$C332])" office:value-type="percentage" office:value="0.10475970342976">
            <text:p>10.48%</text:p>
          </table:table-cell>
          <table:table-cell table:style-name="ce1" table:number-columns-repeated="999"/>
          <table:table-cell/>
        </table:table-row>
        <table:table-row table:style-name="ro1">
          <table:table-cell table:style-name="ce2"/>
          <table:table-cell table:number-columns-repeated="2"/>
          <table:table-cell table:style-name="ce9" table:number-columns-repeated="21"/>
          <table:table-cell table:number-columns-repeated="1000"/>
        </table:table-row>
        <table:table-row table:style-name="ro1">
          <table:table-cell table:style-name="ce3" office:value-type="string">
            <text:p>Germany</text:p>
          </table:table-cell>
          <table:table-cell table:style-name="ce4"/>
          <table:table-cell table:style-name="ce10" table:formula="of:=SUM([.C14]+[.C22]+[.C30]+[.C62]+[.C66]+[.C78]+[.C89]+[.C103]+[.C169]+[.C187]+[.C211]+[.C221]+[.C238]+[.C286]+[.C326]+[.C332])" office:value-type="float" office:value="44189959">
            <text:p>44,189,959</text:p>
          </table:table-cell>
          <table:table-cell table:style-name="ce10" table:formula="of:=SUM([.D14]+[.D22]+[.D30]+[.D62]+[.D66]+[.D78]+[.D89]+[.D103]+[.D169]+[.D187]+[.D211]+[.D221]+[.D238]+[.D286]+[.D326]+[.D332])" office:value-type="float" office:value="14030751">
            <text:p>14,030,751</text:p>
          </table:table-cell>
          <table:table-cell table:style-name="ce10" table:formula="of:=SUM([.E14]+[.E22]+[.E30]+[.E62]+[.E66]+[.E78]+[.E89]+[.E103]+[.E169]+[.E187]+[.E211]+[.E221]+[.E238]+[.E286]+[.E326]+[.E332])" office:value-type="float" office:value="12447656">
            <text:p>12,447,656</text:p>
          </table:table-cell>
          <table:table-cell table:style-name="ce13" table:formula="of:=SUM([.E334]/[.$C334])" office:value-type="percentage" office:value="0.28168516743815">
            <text:p>28.17%</text:p>
          </table:table-cell>
          <table:table-cell table:style-name="ce10" table:formula="of:=SUM([.G14]+[.G22]+[.G30]+[.G62]+[.G66]+[.G78]+[.G89]+[.G103]+[.G169]+[.G187]+[.G211]+[.G221]+[.G238]+[.G286]+[.G326]+[.G332])" office:value-type="float" office:value="11429231">
            <text:p>11,429,231</text:p>
          </table:table-cell>
          <table:table-cell table:style-name="ce10" table:formula="of:=SUM([.H14]+[.H22]+[.H30]+[.H62]+[.H66]+[.H78]+[.H89]+[.H103]+[.H169]+[.H187]+[.H211]+[.H221]+[.H238]+[.H286]+[.H326]+[.H332])" office:value-type="float" office:value="9539381">
            <text:p>9,539,381</text:p>
          </table:table-cell>
          <table:table-cell table:style-name="ce13" table:formula="of:=SUM([.H334]/[.$C334])" office:value-type="percentage" office:value="0.215872139641496">
            <text:p>21.59%</text:p>
          </table:table-cell>
          <table:table-cell table:style-name="ce10" table:formula="of:=SUM([.J14]+[.J22]+[.J30]+[.J62]+[.J66]+[.J78]+[.J89]+[.J103]+[.J169]+[.J187]+[.J211]+[.J221]+[.J238]+[.J286]+[.J326]+[.J332])" office:value-type="float" office:value="3966637">
            <text:p>3,966,637</text:p>
          </table:table-cell>
          <table:table-cell table:style-name="ce10" table:formula="of:=SUM([.K14]+[.K22]+[.K30]+[.K62]+[.K66]+[.K78]+[.K89]+[.K103]+[.K169]+[.K187]+[.K211]+[.K221]+[.K238]+[.K286]+[.K326]+[.K332])" office:value-type="float" office:value="4297270">
            <text:p>4,297,270</text:p>
          </table:table-cell>
          <table:table-cell table:style-name="ce13" table:formula="of:=SUM([.K334]/[.$C334])" office:value-type="percentage" office:value="0.097245394592921">
            <text:p>9.72%</text:p>
          </table:table-cell>
          <table:table-cell table:style-name="ce10" table:formula="of:=SUM([.M14]+[.M22]+[.M30]+[.M62]+[.M66]+[.M78]+[.M89]+[.M103]+[.M169]+[.M187]+[.M211]+[.M221]+[.M238]+[.M286]+[.M326]+[.M332])" office:value-type="float" office:value="3717922">
            <text:p>3,717,922</text:p>
          </table:table-cell>
          <table:table-cell table:style-name="ce10" table:formula="of:=SUM([.N14]+[.N22]+[.N30]+[.N62]+[.N66]+[.N78]+[.N89]+[.N103]+[.N169]+[.N187]+[.N211]+[.N221]+[.N238]+[.N286]+[.N326]+[.N332])" office:value-type="float" office:value="4158400">
            <text:p>4,158,400</text:p>
          </table:table-cell>
          <table:table-cell table:style-name="ce13" table:formula="of:=SUM([.N334]/[.$C334])" office:value-type="percentage" office:value="0.0941028254857625">
            <text:p>9.41%</text:p>
          </table:table-cell>
          <table:table-cell table:style-name="ce10" table:formula="of:=SUM([.P14]+[.P22]+[.P30]+[.P62]+[.P66]+[.P78]+[.P89]+[.P103]+[.P169]+[.P187]+[.P211]+[.P221]+[.P238]+[.P286]+[.P326]+[.P332])" office:value-type="float" office:value="3255487">
            <text:p>3,255,487</text:p>
          </table:table-cell>
          <table:table-cell table:style-name="ce10" table:formula="of:=SUM([.Q14]+[.Q22]+[.Q30]+[.Q62]+[.Q66]+[.Q78]+[.Q89]+[.Q103]+[.Q169]+[.Q187]+[.Q211]+[.Q221]+[.Q238]+[.Q286]+[.Q326]+[.Q332])" office:value-type="float" office:value="2869688">
            <text:p>2,869,688</text:p>
          </table:table-cell>
          <table:table-cell table:style-name="ce13" table:formula="of:=SUM([.Q334]/[.$C334])" office:value-type="percentage" office:value="0.0649398203786521">
            <text:p>6.49%</text:p>
          </table:table-cell>
          <table:table-cell table:style-name="ce10" table:formula="of:=SUM([.S14]+[.S22]+[.S30]+[.S62]+[.S66]+[.S78]+[.S89]+[.S103]+[.S169]+[.S187]+[.S211]+[.S221]+[.S238]+[.S286]+[.S326]+[.S332])" office:value-type="float" office:value="3249238">
            <text:p>3,249,238</text:p>
          </table:table-cell>
          <table:table-cell table:style-name="ce10" table:formula="of:=SUM([.T14]+[.T22]+[.T30]+[.T62]+[.T66]+[.T78]+[.T89]+[.T103]+[.T169]+[.T187]+[.T211]+[.T221]+[.T238]+[.T286]+[.T326]+[.T332])" office:value-type="float" office:value="4999449">
            <text:p>4,999,449</text:p>
          </table:table-cell>
          <table:table-cell table:style-name="ce13" table:formula="of:=SUM([.T334]/[.$C334])" office:value-type="percentage" office:value="0.113135407072905">
            <text:p>11.31%</text:p>
          </table:table-cell>
          <table:table-cell table:style-name="ce10" table:formula="of:=SUM([.V14]+[.V22]+[.V30]+[.V62]+[.V66]+[.V78]+[.V89]+[.V103]+[.V169]+[.V187]+[.V211]+[.V221]+[.V238]+[.V286]+[.V326]+[.V332])" office:value-type="float" office:value="5317499">
            <text:p>5,317,499</text:p>
          </table:table-cell>
          <table:table-cell table:style-name="ce10" table:formula="of:=SUM([.W14]+[.W22]+[.W30]+[.W62]+[.W66]+[.W78]+[.W89]+[.W103]+[.W169]+[.W187]+[.W211]+[.W221]+[.W238]+[.W286]+[.W326]+[.W332])" office:value-type="float" office:value="5878115">
            <text:p>5,878,115</text:p>
          </table:table-cell>
          <table:table-cell table:style-name="ce13" table:formula="of:=SUM([.W334]/[.$C334])" office:value-type="percentage" office:value="0.133019245390112">
            <text:p>13.30%</text:p>
          </table:table-cell>
          <table:table-cell table:style-name="ce1" table:number-columns-repeated="999"/>
          <table:table-cell/>
        </table:table-row>
        <table:table-row table:style-name="ro1" table:number-rows-repeated="10482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7 members" table:style-name="ta1" table:print="false">
        <table:table-column table:style-name="co29" table:default-cell-style-name="ce8"/>
        <table:table-column table:style-name="co30" table:default-cell-style-name="ce8"/>
        <table:table-column table:style-name="co9" table:default-cell-style-name="ce8"/>
        <table:table-column table:style-name="co31" table:default-cell-style-name="ce8"/>
        <table:table-column table:style-name="co11" table:default-cell-style-name="ce8"/>
        <table:table-column table:style-name="co6" table:number-columns-repeated="1019" table:default-cell-style-name="ce8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Party</text:p>
          </table:table-cell>
          <table:table-cell table:style-name="ce1" office:value-type="string">
            <text:p>State</text:p>
          </table:table-cell>
          <table:table-cell table:style-name="ce1" office:value-type="string">
            <text:p>Constituency (blank if list seat)</text:p>
          </table:table-cell>
          <table:table-cell table:style-name="ce1" office:value-type="string">
            <text:p>% Cons. Vote</text:p>
          </table:table-cell>
          <table:table-cell table:number-columns-repeated="1019"/>
        </table:table-row>
        <table:table-row table:style-name="ro4">
          <table:table-cell office:value-type="string">
            <text:p>Roderich Kiesewett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Aalen – Heidenheim </text:p>
          </table:table-cell>
          <table:table-cell office:value-type="string">
            <text:p>46.4 %</text:p>
          </table:table-cell>
          <table:table-cell table:number-columns-repeated="1019"/>
        </table:table-row>
        <table:table-row table:style-name="ro4">
          <table:table-cell office:value-type="string">
            <text:p>Norbert Barthle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Backnang – Schwäbisch Gmünd </text:p>
          </table:table-cell>
          <table:table-cell office:value-type="string">
            <text:p>41.2 %</text:p>
          </table:table-cell>
          <table:table-cell table:number-columns-repeated="1019"/>
        </table:table-row>
        <table:table-row table:style-name="ro4">
          <table:table-cell office:value-type="string">
            <text:p>Josef Rief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Biberach </text:p>
          </table:table-cell>
          <table:table-cell office:value-type="string">
            <text:p>44.5 %</text:p>
          </table:table-cell>
          <table:table-cell table:number-columns-repeated="1019"/>
        </table:table-row>
        <table:table-row table:style-name="ro4">
          <table:table-cell office:value-type="string">
            <text:p>Marc Biadacz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Böblingen </text:p>
          </table:table-cell>
          <table:table-cell office:value-type="string">
            <text:p>38.8 %</text:p>
          </table:table-cell>
          <table:table-cell table:number-columns-repeated="1019"/>
        </table:table-row>
        <table:table-row table:style-name="ro4">
          <table:table-cell office:value-type="string">
            <text:p>Lothar Riebsamen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Bodensee </text:p>
          </table:table-cell>
          <table:table-cell office:value-type="string">
            <text:p>41.4 %</text:p>
          </table:table-cell>
          <table:table-cell table:number-columns-repeated="1019"/>
        </table:table-row>
        <table:table-row table:style-name="ro4">
          <table:table-cell office:value-type="string">
            <text:p>Olav Gutting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Bruchsal – Schwetzingen </text:p>
          </table:table-cell>
          <table:table-cell office:value-type="string">
            <text:p>41.5 %</text:p>
          </table:table-cell>
          <table:table-cell table:number-columns-repeated="1019"/>
        </table:table-row>
        <table:table-row table:style-name="ro4">
          <table:table-cell office:value-type="string">
            <text:p>Hans-Joachim Fuchtel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Calw </text:p>
          </table:table-cell>
          <table:table-cell office:value-type="string">
            <text:p>43.3 %</text:p>
          </table:table-cell>
          <table:table-cell table:number-columns-repeated="1019"/>
        </table:table-row>
        <table:table-row table:style-name="ro4">
          <table:table-cell office:value-type="string">
            <text:p>Peter Weiß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Emmendingen – Lahr </text:p>
          </table:table-cell>
          <table:table-cell office:value-type="string">
            <text:p>37.6 %</text:p>
          </table:table-cell>
          <table:table-cell table:number-columns-repeated="1019"/>
        </table:table-row>
        <table:table-row table:style-name="ro4">
          <table:table-cell office:value-type="string">
            <text:p>Markus Grübel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Esslingen </text:p>
          </table:table-cell>
          <table:table-cell office:value-type="string">
            <text:p>40.0 %</text:p>
          </table:table-cell>
          <table:table-cell table:number-columns-repeated="1019"/>
        </table:table-row>
        <table:table-row table:style-name="ro4">
          <table:table-cell office:value-type="string">
            <text:p>Matern von Marschall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Freiburg </text:p>
          </table:table-cell>
          <table:table-cell office:value-type="string">
            <text:p>28.0 %</text:p>
          </table:table-cell>
          <table:table-cell table:number-columns-repeated="1019"/>
        </table:table-row>
        <table:table-row table:style-name="ro4">
          <table:table-cell office:value-type="string">
            <text:p>Hermann Färb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Göppingen </text:p>
          </table:table-cell>
          <table:table-cell office:value-type="string">
            <text:p>37.6 %</text:p>
          </table:table-cell>
          <table:table-cell table:number-columns-repeated="1019"/>
        </table:table-row>
        <table:table-row table:style-name="ro3">
          <table:table-cell office:value-type="string">
            <text:p>Karl A. Lamers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Heidelberg </text:p>
          </table:table-cell>
          <table:table-cell office:value-type="string">
            <text:p>32.7 %</text:p>
          </table:table-cell>
          <table:table-cell table:number-columns-repeated="1019"/>
        </table:table-row>
        <table:table-row table:style-name="ro4">
          <table:table-cell office:value-type="string">
            <text:p>Alexander Throm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Heilbronn </text:p>
          </table:table-cell>
          <table:table-cell office:value-type="string">
            <text:p>35.3 %</text:p>
          </table:table-cell>
          <table:table-cell table:number-columns-repeated="1019"/>
        </table:table-row>
        <table:table-row table:style-name="ro3">
          <table:table-cell office:value-type="string">
            <text:p>Axel Fisch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Karlsruhe-Land </text:p>
          </table:table-cell>
          <table:table-cell office:value-type="string">
            <text:p>40.4 %</text:p>
          </table:table-cell>
          <table:table-cell table:number-columns-repeated="1019"/>
        </table:table-row>
        <table:table-row table:style-name="ro4">
          <table:table-cell office:value-type="string">
            <text:p>Ingo Wellenreuth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Karlsruhe-Stadt </text:p>
          </table:table-cell>
          <table:table-cell office:value-type="string">
            <text:p>28.5 %</text:p>
          </table:table-cell>
          <table:table-cell table:number-columns-repeated="1019"/>
        </table:table-row>
        <table:table-row table:style-name="ro4">
          <table:table-cell office:value-type="string">
            <text:p>Andreas Jung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Konstanz </text:p>
          </table:table-cell>
          <table:table-cell office:value-type="string">
            <text:p>44.8 %</text:p>
          </table:table-cell>
          <table:table-cell table:number-columns-repeated="1019"/>
        </table:table-row>
        <table:table-row table:style-name="ro4">
          <table:table-cell office:value-type="string">
            <text:p>Armin Schust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Lörrach – Müllheim </text:p>
          </table:table-cell>
          <table:table-cell office:value-type="string">
            <text:p>39.4 %</text:p>
          </table:table-cell>
          <table:table-cell table:number-columns-repeated="1019"/>
        </table:table-row>
        <table:table-row table:style-name="ro4">
          <table:table-cell office:value-type="string">
            <text:p>Steffen Bilg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Ludwigsburg </text:p>
          </table:table-cell>
          <table:table-cell office:value-type="string">
            <text:p>38.3 %</text:p>
          </table:table-cell>
          <table:table-cell table:number-columns-repeated="1019"/>
        </table:table-row>
        <table:table-row table:style-name="ro4">
          <table:table-cell office:value-type="string">
            <text:p>Nikolas Löbel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Mannheim </text:p>
          </table:table-cell>
          <table:table-cell office:value-type="string">
            <text:p>29.3 %</text:p>
          </table:table-cell>
          <table:table-cell table:number-columns-repeated="1019"/>
        </table:table-row>
        <table:table-row table:style-name="ro4">
          <table:table-cell office:value-type="string">
            <text:p>Eberhard Gieng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Neckar-Zaber </text:p>
          </table:table-cell>
          <table:table-cell office:value-type="string">
            <text:p>40.0 %</text:p>
          </table:table-cell>
          <table:table-cell table:number-columns-repeated="1019"/>
        </table:table-row>
        <table:table-row table:style-name="ro4">
          <table:table-cell office:value-type="string">
            <text:p>Michael Hennrich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Nürtingen </text:p>
          </table:table-cell>
          <table:table-cell office:value-type="string">
            <text:p>39.4 %</text:p>
          </table:table-cell>
          <table:table-cell table:number-columns-repeated="1019"/>
        </table:table-row>
        <table:table-row table:style-name="ro4">
          <table:table-cell office:value-type="string">
            <text:p>Alois Gerig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Odenwald – Tauber </text:p>
          </table:table-cell>
          <table:table-cell office:value-type="string">
            <text:p>46.8 %</text:p>
          </table:table-cell>
          <table:table-cell table:number-columns-repeated="1019"/>
        </table:table-row>
        <table:table-row table:style-name="ro4">
          <table:table-cell office:value-type="string">
            <text:p>Wolfgang Schäuble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Offenburg </text:p>
          </table:table-cell>
          <table:table-cell office:value-type="string">
            <text:p>48.1 %</text:p>
          </table:table-cell>
          <table:table-cell table:number-columns-repeated="1019"/>
        </table:table-row>
        <table:table-row table:style-name="ro4">
          <table:table-cell office:value-type="string">
            <text:p>Gunther Krichbaum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Pforzheim 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4">
          <table:table-cell office:value-type="string">
            <text:p>Kai Whittak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Rastatt </text:p>
          </table:table-cell>
          <table:table-cell office:value-type="string">
            <text:p>44.1 %</text:p>
          </table:table-cell>
          <table:table-cell table:number-columns-repeated="1019"/>
        </table:table-row>
        <table:table-row table:style-name="ro4">
          <table:table-cell office:value-type="string">
            <text:p>Axel Müll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Ravensburg </text:p>
          </table:table-cell>
          <table:table-cell office:value-type="string">
            <text:p>38.5 %</text:p>
          </table:table-cell>
          <table:table-cell table:number-columns-repeated="1019"/>
        </table:table-row>
        <table:table-row table:style-name="ro4">
          <table:table-cell office:value-type="string">
            <text:p>Michael Donth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Reutlingen </text:p>
          </table:table-cell>
          <table:table-cell office:value-type="string">
            <text:p>40.8 %</text:p>
          </table:table-cell>
          <table:table-cell table:number-columns-repeated="1019"/>
        </table:table-row>
        <table:table-row table:style-name="ro4">
          <table:table-cell office:value-type="string">
            <text:p>Stephan Harbarth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Rhein-Neckar </text:p>
          </table:table-cell>
          <table:table-cell office:value-type="string">
            <text:p>37.4 %</text:p>
          </table:table-cell>
          <table:table-cell table:number-columns-repeated="1019"/>
        </table:table-row>
        <table:table-row table:style-name="ro4">
          <table:table-cell office:value-type="string">
            <text:p>Volker Kaud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Rottweil – Tuttlingen </text:p>
          </table:table-cell>
          <table:table-cell office:value-type="string">
            <text:p>43.0 %</text:p>
          </table:table-cell>
          <table:table-cell table:number-columns-repeated="1019"/>
        </table:table-row>
        <table:table-row table:style-name="ro4">
          <table:table-cell office:value-type="string">
            <text:p>Christian von Stetten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Schwäbisch Hall – Hohenlohe </text:p>
          </table:table-cell>
          <table:table-cell office:value-type="string">
            <text:p>40.5 %</text:p>
          </table:table-cell>
          <table:table-cell table:number-columns-repeated="1019"/>
        </table:table-row>
        <table:table-row table:style-name="ro3">
          <table:table-cell office:value-type="string">
            <text:p>Thorsten Frei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Schwarzwald-Baar </text:p>
          </table:table-cell>
          <table:table-cell office:value-type="string">
            <text:p>47.0 %</text:p>
          </table:table-cell>
          <table:table-cell table:number-columns-repeated="1019"/>
        </table:table-row>
        <table:table-row table:style-name="ro3">
          <table:table-cell office:value-type="string">
            <text:p>Stefan Kaufmann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Stuttgart I </text:p>
          </table:table-cell>
          <table:table-cell office:value-type="string">
            <text:p>32.0 %</text:p>
          </table:table-cell>
          <table:table-cell table:number-columns-repeated="1019"/>
        </table:table-row>
        <table:table-row table:style-name="ro4">
          <table:table-cell office:value-type="string">
            <text:p>Karin Maag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Stuttgart II </text:p>
          </table:table-cell>
          <table:table-cell office:value-type="string">
            <text:p>33.5 %</text:p>
          </table:table-cell>
          <table:table-cell table:number-columns-repeated="1019"/>
        </table:table-row>
        <table:table-row table:style-name="ro4">
          <table:table-cell office:value-type="string">
            <text:p>Annette Widmann-Mauz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Tübingen </text:p>
          </table:table-cell>
          <table:table-cell office:value-type="string">
            <text:p>35.7 %</text:p>
          </table:table-cell>
          <table:table-cell table:number-columns-repeated="1019"/>
        </table:table-row>
        <table:table-row table:style-name="ro4">
          <table:table-cell office:value-type="string">
            <text:p>Ronja Kemm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Ulm 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Joachim Pfeiff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Waiblingen </text:p>
          </table:table-cell>
          <table:table-cell office:value-type="string">
            <text:p>36.8 %</text:p>
          </table:table-cell>
          <table:table-cell table:number-columns-repeated="1019"/>
        </table:table-row>
        <table:table-row table:style-name="ro4">
          <table:table-cell office:value-type="string">
            <text:p>Felix Schreiner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Waldshut </text:p>
          </table:table-cell>
          <table:table-cell office:value-type="string">
            <text:p>41.9 %</text:p>
          </table:table-cell>
          <table:table-cell table:number-columns-repeated="1019"/>
        </table:table-row>
        <table:table-row table:style-name="ro4">
          <table:table-cell office:value-type="string">
            <text:p>Thomas Bareiß </text:p>
          </table:table-cell>
          <table:table-cell office:value-type="string">
            <text:p>CDU </text:p>
          </table:table-cell>
          <table:table-cell office:value-type="string">
            <text:p>Baden-Württemberg </text:p>
          </table:table-cell>
          <table:table-cell office:value-type="string">
            <text:p>Zollernalb – Sigmaringen </text:p>
          </table:table-cell>
          <table:table-cell office:value-type="string">
            <text:p>45.0 %</text:p>
          </table:table-cell>
          <table:table-cell table:number-columns-repeated="1019"/>
        </table:table-row>
        <table:table-row table:style-name="ro3">
          <table:table-cell office:value-type="string">
            <text:p>Marc Bernhard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Jürgen Braun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rkus Frohnmaier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Franziska Gminder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Martin Hess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Marc Jongen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Lothar Maier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Volker Münz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Thomas Seitz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Dirk Spaniel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Alice Weidel </text:p>
          </table:table-cell>
          <table:table-cell office:value-type="string">
            <text:p>Af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Renata Alt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Jens Brandenburg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Christoph Hoffmann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Christian Jung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rcel Klinge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Pascal Kober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Alexander Kulitz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Michael Georg Link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Judith Skudelny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Benjamin Strasser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ichael Theurer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Florian Toncar </text:p>
          </table:table-cell>
          <table:table-cell office:value-type="string">
            <text:p>FDP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Danyal Bayaz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Franziska Brantner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Agnieszka Brugger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Anna Christmann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Harald Ebner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tthias Gastel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Sylvia Kotting-Uhl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Christian Kühn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Beate Müller-Gemmeke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Cem Özdemir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rgit Stumpp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Kerstin Andreae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Gerhard Schick </text:p>
          </table:table-cell>
          <table:table-cell office:value-type="string">
            <text:p>Greens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Heike Baehrens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Lothar Binding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Leni Breymaier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Lars Castellucci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Saskia Esken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Johannes Fechner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rtin Gerster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Josip Juratovic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Gabriele Katzmarek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Christian Lange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Katja Mast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Hilde Mattheis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Martin Rosemann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Nils Schmid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Rita Schwarzelühr-Sutter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Ute Vogt </text:p>
          </table:table-cell>
          <table:table-cell office:value-type="string">
            <text:p>SPD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Gökay Akbulut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3">
          <table:table-cell office:value-type="string">
            <text:p>Michel Brandt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Heike Hänsel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Tobias Pflüger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Bernd Riexinger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Jessica Tatti </text:p>
          </table:table-cell>
          <table:table-cell office:value-type="string">
            <text:p>The Left </text:p>
          </table:table-cell>
          <table:table-cell office:value-type="string">
            <text:p>Baden-Württemberg </text:p>
          </table:table-cell>
          <table:table-cell table:number-columns-repeated="1021"/>
        </table:table-row>
        <table:table-row table:style-name="ro4">
          <table:table-cell office:value-type="string">
            <text:p>Stephan May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ltötting <text:s/></text:p>
          </table:table-cell>
          <table:table-cell office:value-type="string">
            <text:p>54.5 %</text:p>
          </table:table-cell>
          <table:table-cell table:number-columns-repeated="1019"/>
        </table:table-row>
        <table:table-row table:style-name="ro4">
          <table:table-cell office:value-type="string">
            <text:p>Alois Karl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mberg </text:p>
          </table:table-cell>
          <table:table-cell office:value-type="string">
            <text:p>47.7 %</text:p>
          </table:table-cell>
          <table:table-cell table:number-columns-repeated="1019"/>
        </table:table-row>
        <table:table-row table:style-name="ro4">
          <table:table-cell office:value-type="string">
            <text:p>Artur Auernhamm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nsbach <text:s/></text:p>
          </table:table-cell>
          <table:table-cell office:value-type="string">
            <text:p>44.3 %</text:p>
          </table:table-cell>
          <table:table-cell table:number-columns-repeated="1019"/>
        </table:table-row>
        <table:table-row table:style-name="ro4">
          <table:table-cell office:value-type="string">
            <text:p>Andrea Lindholz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schaffenburg <text:s/></text:p>
          </table:table-cell>
          <table:table-cell office:value-type="string">
            <text:p>48.1 %</text:p>
          </table:table-cell>
          <table:table-cell table:number-columns-repeated="1019"/>
        </table:table-row>
        <table:table-row table:style-name="ro4">
          <table:table-cell office:value-type="string">
            <text:p>Hansjörg Durz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ugsburg-Land <text:s/></text:p>
          </table:table-cell>
          <table:table-cell office:value-type="string">
            <text:p>47.8 %</text:p>
          </table:table-cell>
          <table:table-cell table:number-columns-repeated="1019"/>
        </table:table-row>
        <table:table-row table:style-name="ro4">
          <table:table-cell office:value-type="string">
            <text:p>Volker Ullrich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Augsburg-Stadt </text:p>
          </table:table-cell>
          <table:table-cell office:value-type="string">
            <text:p>34.8 %</text:p>
          </table:table-cell>
          <table:table-cell table:number-columns-repeated="1019"/>
        </table:table-row>
        <table:table-row table:style-name="ro4">
          <table:table-cell office:value-type="string">
            <text:p>Dorothee Bä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Bad Kissingen </text:p>
          </table:table-cell>
          <table:table-cell office:value-type="string">
            <text:p>51.1 %</text:p>
          </table:table-cell>
          <table:table-cell table:number-columns-repeated="1019"/>
        </table:table-row>
        <table:table-row table:style-name="ro4">
          <table:table-cell office:value-type="string">
            <text:p>Alexander Radwan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Bad Tölz-Wolfratshausen – Miesbach <text:s/></text:p>
          </table:table-cell>
          <table:table-cell office:value-type="string">
            <text:p>47.6 %</text:p>
          </table:table-cell>
          <table:table-cell table:number-columns-repeated="1019"/>
        </table:table-row>
        <table:table-row table:style-name="ro4">
          <table:table-cell office:value-type="string">
            <text:p>Thomas Silberhorn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Bamberg <text:s/></text:p>
          </table:table-cell>
          <table:table-cell office:value-type="string">
            <text:p>42.1 %</text:p>
          </table:table-cell>
          <table:table-cell table:number-columns-repeated="1019"/>
        </table:table-row>
        <table:table-row table:style-name="ro4">
          <table:table-cell office:value-type="string">
            <text:p>Silke Launert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Bayreuth <text:s/></text:p>
          </table:table-cell>
          <table:table-cell office:value-type="string">
            <text:p>46.5 %</text:p>
          </table:table-cell>
          <table:table-cell table:number-columns-repeated="1019"/>
        </table:table-row>
        <table:table-row table:style-name="ro4">
          <table:table-cell office:value-type="string">
            <text:p>Hans Michelbach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Coburg <text:s/></text:p>
          </table:table-cell>
          <table:table-cell office:value-type="string">
            <text:p>45.3 %</text:p>
          </table:table-cell>
          <table:table-cell table:number-columns-repeated="1019"/>
        </table:table-row>
        <table:table-row table:style-name="ro4">
          <table:table-cell office:value-type="string">
            <text:p>Thomas Erndl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Deggendorf </text:p>
          </table:table-cell>
          <table:table-cell office:value-type="string">
            <text:p>44.1 %</text:p>
          </table:table-cell>
          <table:table-cell table:number-columns-repeated="1019"/>
        </table:table-row>
        <table:table-row table:style-name="ro4">
          <table:table-cell office:value-type="string">
            <text:p>Ulrich Lange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Donau-Ries <text:s/></text:p>
          </table:table-cell>
          <table:table-cell office:value-type="string">
            <text:p>47.0 %</text:p>
          </table:table-cell>
          <table:table-cell table:number-columns-repeated="1019"/>
        </table:table-row>
        <table:table-row table:style-name="ro4">
          <table:table-cell office:value-type="string">
            <text:p>Andreas Lenz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Erding – Ebersberg <text:s/></text:p>
          </table:table-cell>
          <table:table-cell office:value-type="string">
            <text:p>48.2 %</text:p>
          </table:table-cell>
          <table:table-cell table:number-columns-repeated="1019"/>
        </table:table-row>
        <table:table-row table:style-name="ro3">
          <table:table-cell office:value-type="string">
            <text:p>Stefan Müll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Erlangen <text:s/>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Erich Irlstorf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Freising <text:s/></text:p>
          </table:table-cell>
          <table:table-cell office:value-type="string">
            <text:p>43.0 %</text:p>
          </table:table-cell>
          <table:table-cell table:number-columns-repeated="1019"/>
        </table:table-row>
        <table:table-row table:style-name="ro4">
          <table:table-cell office:value-type="string">
            <text:p>Katrin Staffl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Fürstenfeldbruck <text:s/></text:p>
          </table:table-cell>
          <table:table-cell office:value-type="string">
            <text:p>43.6 %</text:p>
          </table:table-cell>
          <table:table-cell table:number-columns-repeated="1019"/>
        </table:table-row>
        <table:table-row table:style-name="ro4">
          <table:table-cell office:value-type="string">
            <text:p>Christian Schmidt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Fürth <text:s/></text:p>
          </table:table-cell>
          <table:table-cell office:value-type="string">
            <text:p>39.9 %</text:p>
          </table:table-cell>
          <table:table-cell table:number-columns-repeated="1019"/>
        </table:table-row>
        <table:table-row table:style-name="ro4">
          <table:table-cell office:value-type="string">
            <text:p>Hans-Peter Friedrich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Hof </text:p>
          </table:table-cell>
          <table:table-cell office:value-type="string">
            <text:p>47.0 %</text:p>
          </table:table-cell>
          <table:table-cell table:number-columns-repeated="1019"/>
        </table:table-row>
        <table:table-row table:style-name="ro4">
          <table:table-cell office:value-type="string">
            <text:p>Reinhard Brandl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Ingolstadt </text:p>
          </table:table-cell>
          <table:table-cell office:value-type="string">
            <text:p>49.5 %</text:p>
          </table:table-cell>
          <table:table-cell table:number-columns-repeated="1019"/>
        </table:table-row>
        <table:table-row table:style-name="ro4">
          <table:table-cell office:value-type="string">
            <text:p>Emmi Zeuln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Kulmbach </text:p>
          </table:table-cell>
          <table:table-cell office:value-type="string">
            <text:p>55.4 %</text:p>
          </table:table-cell>
          <table:table-cell table:number-columns-repeated="1019"/>
        </table:table-row>
        <table:table-row table:style-name="ro4">
          <table:table-cell office:value-type="string">
            <text:p>Florian Oßn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Landshut <text:s/></text:p>
          </table:table-cell>
          <table:table-cell office:value-type="string">
            <text:p>39.6 %</text:p>
          </table:table-cell>
          <table:table-cell table:number-columns-repeated="1019"/>
        </table:table-row>
        <table:table-row table:style-name="ro4">
          <table:table-cell office:value-type="string">
            <text:p>Alexander Hoffmann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ain-Spessart <text:s/></text:p>
          </table:table-cell>
          <table:table-cell office:value-type="string">
            <text:p>46.6 %</text:p>
          </table:table-cell>
          <table:table-cell table:number-columns-repeated="1019"/>
        </table:table-row>
        <table:table-row table:style-name="ro4">
          <table:table-cell office:value-type="string">
            <text:p>Florian Hahn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ünchen-Land <text:s/></text:p>
          </table:table-cell>
          <table:table-cell office:value-type="string">
            <text:p>43.5 %</text:p>
          </table:table-cell>
          <table:table-cell table:number-columns-repeated="1019"/>
        </table:table-row>
        <table:table-row table:style-name="ro4">
          <table:table-cell office:value-type="string">
            <text:p>Stephan Pilsing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ünchen-West/Mitte <text:s/></text:p>
          </table:table-cell>
          <table:table-cell office:value-type="string">
            <text:p>33.3 %</text:p>
          </table:table-cell>
          <table:table-cell table:number-columns-repeated="1019"/>
        </table:table-row>
        <table:table-row table:style-name="ro4">
          <table:table-cell office:value-type="string">
            <text:p>Wolfgang Stefing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unich East <text:s/></text:p>
          </table:table-cell>
          <table:table-cell office:value-type="string">
            <text:p>36.8 %</text:p>
          </table:table-cell>
          <table:table-cell table:number-columns-repeated="1019"/>
        </table:table-row>
        <table:table-row table:style-name="ro3">
          <table:table-cell office:value-type="string">
            <text:p>Bernhard Loos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unich North </text:p>
          </table:table-cell>
          <table:table-cell office:value-type="string">
            <text:p>32.2 %</text:p>
          </table:table-cell>
          <table:table-cell table:number-columns-repeated="1019"/>
        </table:table-row>
        <table:table-row table:style-name="ro4">
          <table:table-cell office:value-type="string">
            <text:p>Michael Kuff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Munich South </text:p>
          </table:table-cell>
          <table:table-cell office:value-type="string">
            <text:p>33.0 %</text:p>
          </table:table-cell>
          <table:table-cell table:number-columns-repeated="1019"/>
        </table:table-row>
        <table:table-row table:style-name="ro4">
          <table:table-cell office:value-type="string">
            <text:p>Georg Nüßlein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Neu-Ulm <text:s/></text:p>
          </table:table-cell>
          <table:table-cell office:value-type="string">
            <text:p>44.6 %</text:p>
          </table:table-cell>
          <table:table-cell table:number-columns-repeated="1019"/>
        </table:table-row>
        <table:table-row table:style-name="ro4">
          <table:table-cell office:value-type="string">
            <text:p>Sebastian Brehm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Nuremberg North </text:p>
          </table:table-cell>
          <table:table-cell office:value-type="string">
            <text:p>31.3 %</text:p>
          </table:table-cell>
          <table:table-cell table:number-columns-repeated="1019"/>
        </table:table-row>
        <table:table-row table:style-name="ro4">
          <table:table-cell office:value-type="string">
            <text:p>Michael Fries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Nuremberg South <text:s/></text:p>
          </table:table-cell>
          <table:table-cell office:value-type="string">
            <text:p>35.6 %</text:p>
          </table:table-cell>
          <table:table-cell table:number-columns-repeated="1019"/>
        </table:table-row>
        <table:table-row table:style-name="ro4">
          <table:table-cell office:value-type="string">
            <text:p>Gerd Müll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Oberallgäu <text:s/></text:p>
          </table:table-cell>
          <table:table-cell office:value-type="string">
            <text:p>50.4 %</text:p>
          </table:table-cell>
          <table:table-cell table:number-columns-repeated="1019"/>
        </table:table-row>
        <table:table-row table:style-name="ro4">
          <table:table-cell office:value-type="string">
            <text:p>Stephan Stracke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Ostallgäu <text:s/></text:p>
          </table:table-cell>
          <table:table-cell office:value-type="string">
            <text:p>49.2 %</text:p>
          </table:table-cell>
          <table:table-cell table:number-columns-repeated="1019"/>
        </table:table-row>
        <table:table-row table:style-name="ro4">
          <table:table-cell office:value-type="string">
            <text:p>Andreas Scheu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Passau <text:s/></text:p>
          </table:table-cell>
          <table:table-cell office:value-type="string">
            <text:p>47.5 %</text:p>
          </table:table-cell>
          <table:table-cell table:number-columns-repeated="1019"/>
        </table:table-row>
        <table:table-row table:style-name="ro4">
          <table:table-cell office:value-type="string">
            <text:p>Peter Aum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Regensburg </text:p>
          </table:table-cell>
          <table:table-cell office:value-type="string">
            <text:p>40.1 %</text:p>
          </table:table-cell>
          <table:table-cell table:number-columns-repeated="1019"/>
        </table:table-row>
        <table:table-row table:style-name="ro4">
          <table:table-cell office:value-type="string">
            <text:p>Daniela Ludwig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Rosenheim </text:p>
          </table:table-cell>
          <table:table-cell office:value-type="string">
            <text:p>45.9 %</text:p>
          </table:table-cell>
          <table:table-cell table:number-columns-repeated="1019"/>
        </table:table-row>
        <table:table-row table:style-name="ro4">
          <table:table-cell office:value-type="string">
            <text:p>Marlene Mortl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Roth</text:p>
          </table:table-cell>
          <table:table-cell office:value-type="string">
            <text:p>44.5 %</text:p>
          </table:table-cell>
          <table:table-cell table:number-columns-repeated="1019"/>
        </table:table-row>
        <table:table-row table:style-name="ro4">
          <table:table-cell office:value-type="string">
            <text:p>Max Straubing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Rottal-Inn <text:s/></text:p>
          </table:table-cell>
          <table:table-cell office:value-type="string">
            <text:p>45.0 %</text:p>
          </table:table-cell>
          <table:table-cell table:number-columns-repeated="1019"/>
        </table:table-row>
        <table:table-row table:style-name="ro4">
          <table:table-cell office:value-type="string">
            <text:p>Karl Holmei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Schwandorf <text:s/></text:p>
          </table:table-cell>
          <table:table-cell office:value-type="string">
            <text:p>48.5 %</text:p>
          </table:table-cell>
          <table:table-cell table:number-columns-repeated="1019"/>
        </table:table-row>
        <table:table-row table:style-name="ro4">
          <table:table-cell office:value-type="string">
            <text:p>Anja Weisgerb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Schweinfurt <text:s/></text:p>
          </table:table-cell>
          <table:table-cell office:value-type="string">
            <text:p>47.9 %</text:p>
          </table:table-cell>
          <table:table-cell table:number-columns-repeated="1019"/>
        </table:table-row>
        <table:table-row table:style-name="ro4">
          <table:table-cell office:value-type="string">
            <text:p>Michael Kießling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Starnberg – Landsberg <text:s/></text:p>
          </table:table-cell>
          <table:table-cell office:value-type="string">
            <text:p>42.1 %</text:p>
          </table:table-cell>
          <table:table-cell table:number-columns-repeated="1019"/>
        </table:table-row>
        <table:table-row table:style-name="ro4">
          <table:table-cell office:value-type="string">
            <text:p>Alois Rain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Straubing <text:s/></text:p>
          </table:table-cell>
          <table:table-cell office:value-type="string">
            <text:p>47.6 %</text:p>
          </table:table-cell>
          <table:table-cell table:number-columns-repeated="1019"/>
        </table:table-row>
        <table:table-row table:style-name="ro4">
          <table:table-cell office:value-type="string">
            <text:p>Peter Ramsau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Traunstein <text:s/></text:p>
          </table:table-cell>
          <table:table-cell office:value-type="string">
            <text:p>50.3 %</text:p>
          </table:table-cell>
          <table:table-cell table:number-columns-repeated="1019"/>
        </table:table-row>
        <table:table-row table:style-name="ro4">
          <table:table-cell office:value-type="string">
            <text:p>Albert Rupprecht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Weiden <text:s/></text:p>
          </table:table-cell>
          <table:table-cell office:value-type="string">
            <text:p>46.3 %</text:p>
          </table:table-cell>
          <table:table-cell table:number-columns-repeated="1019"/>
        </table:table-row>
        <table:table-row table:style-name="ro4">
          <table:table-cell office:value-type="string">
            <text:p>Alexander Dobrindt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Weilheim <text:s/></text:p>
          </table:table-cell>
          <table:table-cell office:value-type="string">
            <text:p>47.9 %</text:p>
          </table:table-cell>
          <table:table-cell table:number-columns-repeated="1019"/>
        </table:table-row>
        <table:table-row table:style-name="ro4">
          <table:table-cell office:value-type="string">
            <text:p>Paul Lehrieder </text:p>
          </table:table-cell>
          <table:table-cell office:value-type="string">
            <text:p>CSU </text:p>
          </table:table-cell>
          <table:table-cell office:value-type="string">
            <text:p>Bayern </text:p>
          </table:table-cell>
          <table:table-cell office:value-type="string">
            <text:p>Würzburg <text:s/></text:p>
          </table:table-cell>
          <table:table-cell office:value-type="string">
            <text:p>42.2 %</text:p>
          </table:table-cell>
          <table:table-cell table:number-columns-repeated="1019"/>
        </table:table-row>
        <table:table-row table:style-name="ro4">
          <table:table-cell office:value-type="string">
            <text:p>Peter Boehringer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Petr Bystron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Peter Felser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tin Hebner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Johannes Huber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Rainer Kraft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Corinna Miazga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Hansjörg Müller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Gerold Otten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Tobias Peterka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Paul Podolay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Stephan Protschka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tin Sichert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Wolfgang Wiehle </text:p>
          </table:table-cell>
          <table:table-cell office:value-type="string">
            <text:p>Af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Nicole Bauer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Britta Dassler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Daniel Föst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Thomas Hacker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Katja Hessel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Karsten Klein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Lukas Köhler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Ulrich Lechte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Thomas Sattelberger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Stephan Thomae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Andrew Ullmann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Jimmy Schulz </text:p>
          </table:table-cell>
          <table:table-cell office:value-type="string">
            <text:p>FDP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Lisa Badum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garete Bause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Ekin Deligöz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Erhard Grundl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Anton Hofreiter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Dieter Janecek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Uwe Kekeritz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Claudia Roth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Manuela Rottmann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Stefan Schmidt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Beate Walter-Rosenheimer </text:p>
          </table:table-cell>
          <table:table-cell office:value-type="string">
            <text:p>Greens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Ulrike Bah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Karl-Heinz Brunne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Sabine Dittma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Uli Grötsch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Rita Hagl-Kehl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Gabriela Heinrich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Bärbel Kofle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Anette Kramme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Florian Post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Florian Pronold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Bernd Rützel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ianne Schiede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ichael Schrodi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Andreas Schwarz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tina Stamm-Fibich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Claudia Tausend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Martin Burkert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Ewald Schurer </text:p>
          </table:table-cell>
          <table:table-cell office:value-type="string">
            <text:p>SPD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Simone Barrientos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Klaus Ernst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Susanne Ferschl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Nicole Gohlke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Eva Schreiber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Andreas Wagner (politician)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3">
          <table:table-cell office:value-type="string">
            <text:p>Harald Weinberg </text:p>
          </table:table-cell>
          <table:table-cell office:value-type="string">
            <text:p>The Left </text:p>
          </table:table-cell>
          <table:table-cell office:value-type="string">
            <text:p>Bayern </text:p>
          </table:table-cell>
          <table:table-cell table:number-columns-repeated="1021"/>
        </table:table-row>
        <table:table-row table:style-name="ro4">
          <table:table-cell office:value-type="string">
            <text:p>Klaus-Dieter Gröhler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office:value-type="string">
            <text:p>Berlin Charlottenburg – Wilmersdorf </text:p>
          </table:table-cell>
          <table:table-cell office:value-type="string">
            <text:p>30.2 %</text:p>
          </table:table-cell>
          <table:table-cell table:number-columns-repeated="1019"/>
        </table:table-row>
        <table:table-row table:style-name="ro4">
          <table:table-cell office:value-type="string">
            <text:p>Petra Pau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office:value-type="string">
            <text:p>Berlin Marzahn – Hellersdorf </text:p>
          </table:table-cell>
          <table:table-cell office:value-type="string">
            <text:p>34.2 %</text:p>
          </table:table-cell>
          <table:table-cell table:number-columns-repeated="1019"/>
        </table:table-row>
        <table:table-row table:style-name="ro4">
          <table:table-cell office:value-type="string">
            <text:p>Stefan Liebich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office:value-type="string">
            <text:p>Berlin Pankow </text:p>
          </table:table-cell>
          <table:table-cell office:value-type="string">
            <text:p>28.8 %</text:p>
          </table:table-cell>
          <table:table-cell table:number-columns-repeated="1019"/>
        </table:table-row>
        <table:table-row table:style-name="ro4">
          <table:table-cell office:value-type="string">
            <text:p>Swen Schulz </text:p>
          </table:table-cell>
          <table:table-cell office:value-type="string">
            <text:p>SPD </text:p>
          </table:table-cell>
          <table:table-cell office:value-type="string">
            <text:p>Berlin </text:p>
          </table:table-cell>
          <table:table-cell office:value-type="string">
            <text:p>Berlin Spandau – Charlottenburg North </text:p>
          </table:table-cell>
          <table:table-cell office:value-type="string">
            <text:p>32.1 %</text:p>
          </table:table-cell>
          <table:table-cell table:number-columns-repeated="1019"/>
        </table:table-row>
        <table:table-row table:style-name="ro4">
          <table:table-cell office:value-type="string">
            <text:p>Thomas Heilmann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office:value-type="string">
            <text:p>Berlin Steglitz-Zehlendorf </text:p>
          </table:table-cell>
          <table:table-cell office:value-type="string">
            <text:p>35.4 %</text:p>
          </table:table-cell>
          <table:table-cell table:number-columns-repeated="1019"/>
        </table:table-row>
        <table:table-row table:style-name="ro4">
          <table:table-cell office:value-type="string">
            <text:p>Jan-Marco Luczak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office:value-type="string">
            <text:p>Berlin Tempelhof – Schöneberg </text:p>
          </table:table-cell>
          <table:table-cell office:value-type="string">
            <text:p>28.9 %</text:p>
          </table:table-cell>
          <table:table-cell table:number-columns-repeated="1019"/>
        </table:table-row>
        <table:table-row table:style-name="ro4">
          <table:table-cell office:value-type="string">
            <text:p>Gregor Gysi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office:value-type="string">
            <text:p>Berlin Treptow – Köpenick </text:p>
          </table:table-cell>
          <table:table-cell office:value-type="string">
            <text:p>39.9 %</text:p>
          </table:table-cell>
          <table:table-cell table:number-columns-repeated="1019"/>
        </table:table-row>
        <table:table-row table:style-name="ro4">
          <table:table-cell office:value-type="string">
            <text:p>Canan Bayram </text:p>
          </table:table-cell>
          <table:table-cell office:value-type="string">
            <text:p>Greens </text:p>
          </table:table-cell>
          <table:table-cell office:value-type="string">
            <text:p>Berlin </text:p>
          </table:table-cell>
          <table:table-cell office:value-type="string">
            <text:p>Berlin-Friedrichshain – Kreuzberg – Prenzlauer Berg Ost </text:p>
          </table:table-cell>
          <table:table-cell office:value-type="string">
            <text:p>26.3 %</text:p>
          </table:table-cell>
          <table:table-cell table:number-columns-repeated="1019"/>
        </table:table-row>
        <table:table-row table:style-name="ro4">
          <table:table-cell office:value-type="string">
            <text:p>Gesine Lötzsch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office:value-type="string">
            <text:p>Berlin-Lichtenberg </text:p>
          </table:table-cell>
          <table:table-cell office:value-type="string">
            <text:p>34.8 %</text:p>
          </table:table-cell>
          <table:table-cell table:number-columns-repeated="1019"/>
        </table:table-row>
        <table:table-row table:style-name="ro4">
          <table:table-cell office:value-type="string">
            <text:p>Eva Högl </text:p>
          </table:table-cell>
          <table:table-cell office:value-type="string">
            <text:p>SPD </text:p>
          </table:table-cell>
          <table:table-cell office:value-type="string">
            <text:p>Berlin </text:p>
          </table:table-cell>
          <table:table-cell office:value-type="string">
            <text:p>Berlin-Mitte </text:p>
          </table:table-cell>
          <table:table-cell office:value-type="string">
            <text:p>23.5 %</text:p>
          </table:table-cell>
          <table:table-cell table:number-columns-repeated="1019"/>
        </table:table-row>
        <table:table-row table:style-name="ro4">
          <table:table-cell office:value-type="string">
            <text:p>Fritz Felgentreu </text:p>
          </table:table-cell>
          <table:table-cell office:value-type="string">
            <text:p>SPD </text:p>
          </table:table-cell>
          <table:table-cell office:value-type="string">
            <text:p>Berlin </text:p>
          </table:table-cell>
          <table:table-cell office:value-type="string">
            <text:p>Berlin-Neukölln </text:p>
          </table:table-cell>
          <table:table-cell office:value-type="string">
            <text:p>26.8 %</text:p>
          </table:table-cell>
          <table:table-cell table:number-columns-repeated="1019"/>
        </table:table-row>
        <table:table-row table:style-name="ro4">
          <table:table-cell office:value-type="string">
            <text:p>Frank Steffel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office:value-type="string">
            <text:p>Berlin-Reinickendorf </text:p>
          </table:table-cell>
          <table:table-cell office:value-type="string">
            <text:p>36.8 %</text:p>
          </table:table-cell>
          <table:table-cell table:number-columns-repeated="1019"/>
        </table:table-row>
        <table:table-row table:style-name="ro3">
          <table:table-cell office:value-type="string">
            <text:p>Gottfried Curio </text:p>
          </table:table-cell>
          <table:table-cell office:value-type="string">
            <text:p>Af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Götz Frömming </text:p>
          </table:table-cell>
          <table:table-cell office:value-type="string">
            <text:p>Af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Birgit Malsack-Winkemann </text:p>
          </table:table-cell>
          <table:table-cell office:value-type="string">
            <text:p>Af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Beatrix von Storch </text:p>
          </table:table-cell>
          <table:table-cell office:value-type="string">
            <text:p>Af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Monika Grütters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Kai Wegner </text:p>
          </table:table-cell>
          <table:table-cell office:value-type="string">
            <text:p>CDU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Hartmut Ebbing </text:p>
          </table:table-cell>
          <table:table-cell office:value-type="string">
            <text:p>FDP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Daniela Kluckert </text:p>
          </table:table-cell>
          <table:table-cell office:value-type="string">
            <text:p>FDP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3">
          <table:table-cell office:value-type="string">
            <text:p>Christoph Meyer </text:p>
          </table:table-cell>
          <table:table-cell office:value-type="string">
            <text:p>FDP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Stefan Gelbhaar </text:p>
          </table:table-cell>
          <table:table-cell office:value-type="string">
            <text:p>Greens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Renate Künast </text:p>
          </table:table-cell>
          <table:table-cell office:value-type="string">
            <text:p>Greens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Lisa Paus </text:p>
          </table:table-cell>
          <table:table-cell office:value-type="string">
            <text:p>Greens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Cansel Kiziltepe </text:p>
          </table:table-cell>
          <table:table-cell office:value-type="string">
            <text:p>SP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Klaus Mindrup </text:p>
          </table:table-cell>
          <table:table-cell office:value-type="string">
            <text:p>SPD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Pascal Meiser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Evrim Sommer </text:p>
          </table:table-cell>
          <table:table-cell office:value-type="string">
            <text:p>The Left </text:p>
          </table:table-cell>
          <table:table-cell office:value-type="string">
            <text:p>Berlin </text:p>
          </table:table-cell>
          <table:table-cell table:number-columns-repeated="1021"/>
        </table:table-row>
        <table:table-row table:style-name="ro4">
          <table:table-cell office:value-type="string">
            <text:p>Dietlind Tiemann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Brandenburg an der Havel – Potsdam-Mittelmark I – Havelland III – Teltow-Fläming I </text:p>
          </table:table-cell>
          <table:table-cell office:value-type="string">
            <text:p>31.8 %</text:p>
          </table:table-cell>
          <table:table-cell table:number-columns-repeated="1019"/>
        </table:table-row>
        <table:table-row table:style-name="ro4">
          <table:table-cell office:value-type="string">
            <text:p>Klaus-Peter Schulze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Cottbus – Spree-Neiße </text:p>
          </table:table-cell>
          <table:table-cell office:value-type="string">
            <text:p>28.4 %</text:p>
          </table:table-cell>
          <table:table-cell table:number-columns-repeated="1019"/>
        </table:table-row>
        <table:table-row table:style-name="ro4">
          <table:table-cell office:value-type="string">
            <text:p>Jana Schimke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Dahme-Spreewald – Teltow-Fläming III – Oberspreewald-Lausitz I </text:p>
          </table:table-cell>
          <table:table-cell office:value-type="string">
            <text:p>30.7 %</text:p>
          </table:table-cell>
          <table:table-cell table:number-columns-repeated="1019"/>
        </table:table-row>
        <table:table-row table:style-name="ro4">
          <table:table-cell office:value-type="string">
            <text:p>Michael Stübgen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Elbe-Elster – Oberspreewald-Lausitz II</text:p>
          </table:table-cell>
          <table:table-cell office:value-type="string">
            <text:p>29.5 %</text:p>
          </table:table-cell>
          <table:table-cell table:number-columns-repeated="1019"/>
        </table:table-row>
        <table:table-row table:style-name="ro4">
          <table:table-cell office:value-type="string">
            <text:p>Martin Patzelt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Frankfurt (Oder) – Oder-Spree <text:s/></text:p>
          </table:table-cell>
          <table:table-cell office:value-type="string">
            <text:p>27.1 %</text:p>
          </table:table-cell>
          <table:table-cell table:number-columns-repeated="1019"/>
        </table:table-row>
        <table:table-row table:style-name="ro4">
          <table:table-cell office:value-type="string">
            <text:p>Hans-Georg von der Marwitz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Märkisch-Oderland – Barnim II </text:p>
          </table:table-cell>
          <table:table-cell office:value-type="string">
            <text:p>28.4 %</text:p>
          </table:table-cell>
          <table:table-cell table:number-columns-repeated="1019"/>
        </table:table-row>
        <table:table-row table:style-name="ro4">
          <table:table-cell office:value-type="string">
            <text:p>Uwe Feiler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Oberhavel – Havelland II </text:p>
          </table:table-cell>
          <table:table-cell office:value-type="string">
            <text:p>29.9 %</text:p>
          </table:table-cell>
          <table:table-cell table:number-columns-repeated="1019"/>
        </table:table-row>
        <table:table-row table:style-name="ro4">
          <table:table-cell office:value-type="string">
            <text:p>Manja Schüle</text:p>
          </table:table-cell>
          <table:table-cell office:value-type="string">
            <text:p>SPD </text:p>
          </table:table-cell>
          <table:table-cell office:value-type="string">
            <text:p>Brandenburg </text:p>
          </table:table-cell>
          <table:table-cell office:value-type="string">
            <text:p>Potsdam – Potsdam-Mittelmark II – Teltow-Fläming II </text:p>
          </table:table-cell>
          <table:table-cell office:value-type="string">
            <text:p>26.1 %</text:p>
          </table:table-cell>
          <table:table-cell table:number-columns-repeated="1019"/>
        </table:table-row>
        <table:table-row table:style-name="ro4">
          <table:table-cell office:value-type="string">
            <text:p>Sebastian Steineke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Prignitz – Ostprignitz-Ruppin – Havelland I </text:p>
          </table:table-cell>
          <table:table-cell office:value-type="string">
            <text:p>30.8 %</text:p>
          </table:table-cell>
          <table:table-cell table:number-columns-repeated="1019"/>
        </table:table-row>
        <table:table-row table:style-name="ro4">
          <table:table-cell office:value-type="string">
            <text:p>Jens Koeppen </text:p>
          </table:table-cell>
          <table:table-cell office:value-type="string">
            <text:p>CDU </text:p>
          </table:table-cell>
          <table:table-cell office:value-type="string">
            <text:p>Brandenburg </text:p>
          </table:table-cell>
          <table:table-cell office:value-type="string">
            <text:p>Uckermark – Barnim I </text:p>
          </table:table-cell>
          <table:table-cell office:value-type="string">
            <text:p>30.6 %</text:p>
          </table:table-cell>
          <table:table-cell table:number-columns-repeated="1019"/>
        </table:table-row>
        <table:table-row table:style-name="ro4">
          <table:table-cell office:value-type="string">
            <text:p>Alexander Gauland </text:p>
          </table:table-cell>
          <table:table-cell office:value-type="string">
            <text:p>Af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Norbert Kleinwächter </text:p>
          </table:table-cell>
          <table:table-cell office:value-type="string">
            <text:p>Af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Steffen Kotré </text:p>
          </table:table-cell>
          <table:table-cell office:value-type="string">
            <text:p>Af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Roman Reusch </text:p>
          </table:table-cell>
          <table:table-cell office:value-type="string">
            <text:p>Af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3">
          <table:table-cell office:value-type="string">
            <text:p>René Springer </text:p>
          </table:table-cell>
          <table:table-cell office:value-type="string">
            <text:p>Af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3">
          <table:table-cell office:value-type="string">
            <text:p>Martin Neumann </text:p>
          </table:table-cell>
          <table:table-cell office:value-type="string">
            <text:p>FDP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Linda Teuteberg </text:p>
          </table:table-cell>
          <table:table-cell office:value-type="string">
            <text:p>FDP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Annalena Baerbock </text:p>
          </table:table-cell>
          <table:table-cell office:value-type="string">
            <text:p>Greens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Ulrich Freese </text:p>
          </table:table-cell>
          <table:table-cell office:value-type="string">
            <text:p>SP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3">
          <table:table-cell office:value-type="string">
            <text:p>Dagmar Ziegler </text:p>
          </table:table-cell>
          <table:table-cell office:value-type="string">
            <text:p>SP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Stefan Zierke </text:p>
          </table:table-cell>
          <table:table-cell office:value-type="string">
            <text:p>SPD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Anke Domscheit-Berg </text:p>
          </table:table-cell>
          <table:table-cell office:value-type="string">
            <text:p>The Left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3">
          <table:table-cell office:value-type="string">
            <text:p>Norbert Müller </text:p>
          </table:table-cell>
          <table:table-cell office:value-type="string">
            <text:p>The Left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3">
          <table:table-cell office:value-type="string">
            <text:p>Thomas Nord </text:p>
          </table:table-cell>
          <table:table-cell office:value-type="string">
            <text:p>The Left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Kirsten Tackmann </text:p>
          </table:table-cell>
          <table:table-cell office:value-type="string">
            <text:p>The Left </text:p>
          </table:table-cell>
          <table:table-cell office:value-type="string">
            <text:p>Brandenburg </text:p>
          </table:table-cell>
          <table:table-cell table:number-columns-repeated="1021"/>
        </table:table-row>
        <table:table-row table:style-name="ro4">
          <table:table-cell office:value-type="string">
            <text:p>Sarah Ryglewski </text:p>
          </table:table-cell>
          <table:table-cell office:value-type="string">
            <text:p>SPD </text:p>
          </table:table-cell>
          <table:table-cell office:value-type="string">
            <text:p>Bremen </text:p>
          </table:table-cell>
          <table:table-cell office:value-type="string">
            <text:p>Bremen I </text:p>
          </table:table-cell>
          <table:table-cell office:value-type="string">
            <text:p>30.0 %</text:p>
          </table:table-cell>
          <table:table-cell table:number-columns-repeated="1019"/>
        </table:table-row>
        <table:table-row table:style-name="ro4">
          <table:table-cell office:value-type="string">
            <text:p>Uwe Schmidt </text:p>
          </table:table-cell>
          <table:table-cell office:value-type="string">
            <text:p>SPD </text:p>
          </table:table-cell>
          <table:table-cell office:value-type="string">
            <text:p>Bremen </text:p>
          </table:table-cell>
          <table:table-cell office:value-type="string">
            <text:p>Bremen II – Bremerhaven </text:p>
          </table:table-cell>
          <table:table-cell office:value-type="string">
            <text:p>34.0 %</text:p>
          </table:table-cell>
          <table:table-cell table:number-columns-repeated="1019"/>
        </table:table-row>
        <table:table-row table:style-name="ro4">
          <table:table-cell office:value-type="string">
            <text:p>Frank Magnitz </text:p>
          </table:table-cell>
          <table:table-cell office:value-type="string">
            <text:p>AfD 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4">
          <table:table-cell office:value-type="string">
            <text:p>Elisabeth Motschmann </text:p>
          </table:table-cell>
          <table:table-cell office:value-type="string">
            <text:p>CDU 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4">
          <table:table-cell office:value-type="string">
            <text:p>Kirsten Kappert-Gonther </text:p>
          </table:table-cell>
          <table:table-cell office:value-type="string">
            <text:p>Greens 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4">
          <table:table-cell office:value-type="string">
            <text:p>Doris Achelwilm </text:p>
          </table:table-cell>
          <table:table-cell office:value-type="string">
            <text:p>The Left </text:p>
          </table:table-cell>
          <table:table-cell office:value-type="string">
            <text:p>Bremen </text:p>
          </table:table-cell>
          <table:table-cell table:number-columns-repeated="1021"/>
        </table:table-row>
        <table:table-row table:style-name="ro4">
          <table:table-cell office:value-type="string">
            <text:p>Matthias Bartke </text:p>
          </table:table-cell>
          <table:table-cell office:value-type="string">
            <text:p>SPD </text:p>
          </table:table-cell>
          <table:table-cell office:value-type="string">
            <text:p>Hamburg </text:p>
          </table:table-cell>
          <table:table-cell office:value-type="string">
            <text:p>Hamburg-Altona </text:p>
          </table:table-cell>
          <table:table-cell office:value-type="string">
            <text:p>28.9 %</text:p>
          </table:table-cell>
          <table:table-cell table:number-columns-repeated="1019"/>
        </table:table-row>
        <table:table-row table:style-name="ro4">
          <table:table-cell office:value-type="string">
            <text:p>Metin Hakverdi </text:p>
          </table:table-cell>
          <table:table-cell office:value-type="string">
            <text:p>SPD </text:p>
          </table:table-cell>
          <table:table-cell office:value-type="string">
            <text:p>Hamburg </text:p>
          </table:table-cell>
          <table:table-cell office:value-type="string">
            <text:p>Hamburg-Bergedorf – Harburg <text:s/></text:p>
          </table:table-cell>
          <table:table-cell office:value-type="string">
            <text:p>34.8 %</text:p>
          </table:table-cell>
          <table:table-cell table:number-columns-repeated="1019"/>
        </table:table-row>
        <table:table-row table:style-name="ro4">
          <table:table-cell office:value-type="string">
            <text:p>Niels Annen </text:p>
          </table:table-cell>
          <table:table-cell office:value-type="string">
            <text:p>SPD </text:p>
          </table:table-cell>
          <table:table-cell office:value-type="string">
            <text:p>Hamburg </text:p>
          </table:table-cell>
          <table:table-cell office:value-type="string">
            <text:p>Hamburg-Eimsbüttel </text:p>
          </table:table-cell>
          <table:table-cell office:value-type="string">
            <text:p>31.6 %</text:p>
          </table:table-cell>
          <table:table-cell table:number-columns-repeated="1019"/>
        </table:table-row>
        <table:table-row table:style-name="ro4">
          <table:table-cell office:value-type="string">
            <text:p>Johannes Kahrs </text:p>
          </table:table-cell>
          <table:table-cell office:value-type="string">
            <text:p>SPD </text:p>
          </table:table-cell>
          <table:table-cell office:value-type="string">
            <text:p>Hamburg </text:p>
          </table:table-cell>
          <table:table-cell office:value-type="string">
            <text:p>Hamburg-Mitte </text:p>
          </table:table-cell>
          <table:table-cell office:value-type="string">
            <text:p>30.9 %</text:p>
          </table:table-cell>
          <table:table-cell table:number-columns-repeated="1019"/>
        </table:table-row>
        <table:table-row table:style-name="ro4">
          <table:table-cell office:value-type="string">
            <text:p>Christoph Ploß </text:p>
          </table:table-cell>
          <table:table-cell office:value-type="string">
            <text:p>CDU </text:p>
          </table:table-cell>
          <table:table-cell office:value-type="string">
            <text:p>Hamburg </text:p>
          </table:table-cell>
          <table:table-cell office:value-type="string">
            <text:p>Hamburg-Nord </text:p>
          </table:table-cell>
          <table:table-cell office:value-type="string">
            <text:p>33.5 %</text:p>
          </table:table-cell>
          <table:table-cell table:number-columns-repeated="1019"/>
        </table:table-row>
        <table:table-row table:style-name="ro4">
          <table:table-cell office:value-type="string">
            <text:p>Aydan Özoğuz </text:p>
          </table:table-cell>
          <table:table-cell office:value-type="string">
            <text:p>SPD </text:p>
          </table:table-cell>
          <table:table-cell office:value-type="string">
            <text:p>Hamburg </text:p>
          </table:table-cell>
          <table:table-cell office:value-type="string">
            <text:p>Hamburg-Wandsbek </text:p>
          </table:table-cell>
          <table:table-cell office:value-type="string">
            <text:p>34.6 %</text:p>
          </table:table-cell>
          <table:table-cell table:number-columns-repeated="1019"/>
        </table:table-row>
        <table:table-row table:style-name="ro4">
          <table:table-cell office:value-type="string">
            <text:p>Bernd Baumann </text:p>
          </table:table-cell>
          <table:table-cell office:value-type="string">
            <text:p>AfD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Rüdiger Kruse </text:p>
          </table:table-cell>
          <table:table-cell office:value-type="string">
            <text:p>CDU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3">
          <table:table-cell office:value-type="string">
            <text:p>Christoph de Vries </text:p>
          </table:table-cell>
          <table:table-cell office:value-type="string">
            <text:p>CDU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3">
          <table:table-cell office:value-type="string">
            <text:p>Marcus Weinberg </text:p>
          </table:table-cell>
          <table:table-cell office:value-type="string">
            <text:p>CDU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Wieland Schinnenburg </text:p>
          </table:table-cell>
          <table:table-cell office:value-type="string">
            <text:p>FDP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Katja Suding </text:p>
          </table:table-cell>
          <table:table-cell office:value-type="string">
            <text:p>FDP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Manuel Sarrazin </text:p>
          </table:table-cell>
          <table:table-cell office:value-type="string">
            <text:p>Greens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3">
          <table:table-cell office:value-type="string">
            <text:p>Anja Hajduk </text:p>
          </table:table-cell>
          <table:table-cell office:value-type="string">
            <text:p>Greens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Fabio De Masi </text:p>
          </table:table-cell>
          <table:table-cell office:value-type="string">
            <text:p>The Left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Zaklin Nastic </text:p>
          </table:table-cell>
          <table:table-cell office:value-type="string">
            <text:p>The Left </text:p>
          </table:table-cell>
          <table:table-cell office:value-type="string">
            <text:p>Hamburg </text:p>
          </table:table-cell>
          <table:table-cell table:number-columns-repeated="1021"/>
        </table:table-row>
        <table:table-row table:style-name="ro4">
          <table:table-cell office:value-type="string">
            <text:p>Michael Meister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Bergstraße </text:p>
          </table:table-cell>
          <table:table-cell office:value-type="string">
            <text:p>38.9 %</text:p>
          </table:table-cell>
          <table:table-cell table:number-columns-repeated="1019"/>
        </table:table-row>
        <table:table-row table:style-name="ro4">
          <table:table-cell office:value-type="string">
            <text:p>Astrid Mannes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Darmstadt <text:s/></text:p>
          </table:table-cell>
          <table:table-cell office:value-type="string">
            <text:p>30.7 %</text:p>
          </table:table-cell>
          <table:table-cell table:number-columns-repeated="1019"/>
        </table:table-row>
        <table:table-row table:style-name="ro3">
          <table:table-cell office:value-type="string">
            <text:p>Matthias Zimmer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Frankfurt am Main I </text:p>
          </table:table-cell>
          <table:table-cell office:value-type="string">
            <text:p>30.5 %</text:p>
          </table:table-cell>
          <table:table-cell table:number-columns-repeated="1019"/>
        </table:table-row>
        <table:table-row table:style-name="ro4">
          <table:table-cell office:value-type="string">
            <text:p>Bettina Wiesmann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Frankfurt am Main II <text:s/></text:p>
          </table:table-cell>
          <table:table-cell office:value-type="string">
            <text:p>32.4 %</text:p>
          </table:table-cell>
          <table:table-cell table:number-columns-repeated="1019"/>
        </table:table-row>
        <table:table-row table:style-name="ro4">
          <table:table-cell office:value-type="string">
            <text:p>Michael Brand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Fulda <text:s/></text:p>
          </table:table-cell>
          <table:table-cell office:value-type="string">
            <text:p>45.2 %</text:p>
          </table:table-cell>
          <table:table-cell table:number-columns-repeated="1019"/>
        </table:table-row>
        <table:table-row table:style-name="ro4">
          <table:table-cell office:value-type="string">
            <text:p>Helge Braun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Gießen <text:s/></text:p>
          </table:table-cell>
          <table:table-cell office:value-type="string">
            <text:p>35.1 %</text:p>
          </table:table-cell>
          <table:table-cell table:number-columns-repeated="1019"/>
        </table:table-row>
        <table:table-row table:style-name="ro4">
          <table:table-cell office:value-type="string">
            <text:p>Stefan Sauer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Groß-Gerau <text:s/></text:p>
          </table:table-cell>
          <table:table-cell office:value-type="string">
            <text:p>35.1 %</text:p>
          </table:table-cell>
          <table:table-cell table:number-columns-repeated="1019"/>
        </table:table-row>
        <table:table-row table:style-name="ro4">
          <table:table-cell office:value-type="string">
            <text:p>Katja Leikert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Hanau <text:s/></text:p>
          </table:table-cell>
          <table:table-cell office:value-type="string">
            <text:p>35.3 %</text:p>
          </table:table-cell>
          <table:table-cell table:number-columns-repeated="1019"/>
        </table:table-row>
        <table:table-row table:style-name="ro4">
          <table:table-cell office:value-type="string">
            <text:p>Markus Koob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Hochtaunus <text:s/></text:p>
          </table:table-cell>
          <table:table-cell office:value-type="string">
            <text:p>39.9 %</text:p>
          </table:table-cell>
          <table:table-cell table:number-columns-repeated="1019"/>
        </table:table-row>
        <table:table-row table:style-name="ro4">
          <table:table-cell office:value-type="string">
            <text:p>Timon Gremmels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office:value-type="string">
            <text:p>Kassel <text:s/></text:p>
          </table:table-cell>
          <table:table-cell office:value-type="string">
            <text:p>35.5 %</text:p>
          </table:table-cell>
          <table:table-cell table:number-columns-repeated="1019"/>
        </table:table-row>
        <table:table-row table:style-name="ro4">
          <table:table-cell office:value-type="string">
            <text:p>Hans-Jürgen Irmer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Lahn-Dill <text:s/></text:p>
          </table:table-cell>
          <table:table-cell office:value-type="string">
            <text:p>38.3 %</text:p>
          </table:table-cell>
          <table:table-cell table:number-columns-repeated="1019"/>
        </table:table-row>
        <table:table-row table:style-name="ro4">
          <table:table-cell office:value-type="string">
            <text:p>Peter Tauber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Main-Kinzig – Wetterau II – Schotten 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4">
          <table:table-cell office:value-type="string">
            <text:p>Norbert Altenkamp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Main-Taunus <text:s/></text:p>
          </table:table-cell>
          <table:table-cell office:value-type="string">
            <text:p>41.9 %</text:p>
          </table:table-cell>
          <table:table-cell table:number-columns-repeated="1019"/>
        </table:table-row>
        <table:table-row table:style-name="ro4">
          <table:table-cell office:value-type="string">
            <text:p>Sören Bartol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office:value-type="string">
            <text:p>Marburg <text:s/></text:p>
          </table:table-cell>
          <table:table-cell office:value-type="string">
            <text:p>35.7 %</text:p>
          </table:table-cell>
          <table:table-cell table:number-columns-repeated="1019"/>
        </table:table-row>
        <table:table-row table:style-name="ro4">
          <table:table-cell office:value-type="string">
            <text:p>Patricia Lips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Odenwald <text:s/></text:p>
          </table:table-cell>
          <table:table-cell office:value-type="string">
            <text:p>36.1 %</text:p>
          </table:table-cell>
          <table:table-cell table:number-columns-repeated="1019"/>
        </table:table-row>
        <table:table-row table:style-name="ro3">
          <table:table-cell office:value-type="string">
            <text:p>Björn Simon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Offenbach 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4">
          <table:table-cell office:value-type="string">
            <text:p>Klaus-Peter Willsch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Rheingau-Taunus – Limburg </text:p>
          </table:table-cell>
          <table:table-cell office:value-type="string">
            <text:p>41.8 %</text:p>
          </table:table-cell>
          <table:table-cell table:number-columns-repeated="1019"/>
        </table:table-row>
        <table:table-row table:style-name="ro4">
          <table:table-cell office:value-type="string">
            <text:p>Edgar Franke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office:value-type="string">
            <text:p>Schwalm-Eder <text:s/></text:p>
          </table:table-cell>
          <table:table-cell office:value-type="string">
            <text:p>37.7 %</text:p>
          </table:table-cell>
          <table:table-cell table:number-columns-repeated="1019"/>
        </table:table-row>
        <table:table-row table:style-name="ro4">
          <table:table-cell office:value-type="string">
            <text:p>Esther Dilcher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office:value-type="string">
            <text:p>Waldeck </text:p>
          </table:table-cell>
          <table:table-cell office:value-type="string">
            <text:p>35.1 %</text:p>
          </table:table-cell>
          <table:table-cell table:number-columns-repeated="1019"/>
        </table:table-row>
        <table:table-row table:style-name="ro4">
          <table:table-cell office:value-type="string">
            <text:p>Michael Roth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office:value-type="string">
            <text:p>Werra-Meißner – Hersfeld-Rotenburg </text:p>
          </table:table-cell>
          <table:table-cell office:value-type="string">
            <text:p>41.2 %</text:p>
          </table:table-cell>
          <table:table-cell table:number-columns-repeated="1019"/>
        </table:table-row>
        <table:table-row table:style-name="ro4">
          <table:table-cell office:value-type="string">
            <text:p>Oswin Veith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Wetterau I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3">
          <table:table-cell office:value-type="string">
            <text:p>Ingmar Jung </text:p>
          </table:table-cell>
          <table:table-cell office:value-type="string">
            <text:p>CDU </text:p>
          </table:table-cell>
          <table:table-cell office:value-type="string">
            <text:p>Hessen </text:p>
          </table:table-cell>
          <table:table-cell office:value-type="string">
            <text:p>Wiesbaden <text:s/></text:p>
          </table:table-cell>
          <table:table-cell office:value-type="string">
            <text:p>34.3 %</text:p>
          </table:table-cell>
          <table:table-cell table:number-columns-repeated="1019"/>
        </table:table-row>
        <table:table-row table:style-name="ro4">
          <table:table-cell office:value-type="string">
            <text:p>Joana Cotar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Albrecht Glaser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Mariana Harder-Kühnel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Martin Hohmann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Jan Nolte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Uwe Schulz </text:p>
          </table:table-cell>
          <table:table-cell office:value-type="string">
            <text:p>Af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Till Mansmann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Alexander Müller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Hermann Otto Solms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Bettina Stark-Watzinger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Nicola Beer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Stefan Ruppert </text:p>
          </table:table-cell>
          <table:table-cell office:value-type="string">
            <text:p>FDP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Bettina Hoffmann </text:p>
          </table:table-cell>
          <table:table-cell office:value-type="string">
            <text:p>Greens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Omid Nouripour </text:p>
          </table:table-cell>
          <table:table-cell office:value-type="string">
            <text:p>Greens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Kordula Schulz-Asche </text:p>
          </table:table-cell>
          <table:table-cell office:value-type="string">
            <text:p>Greens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Wolfgang Strengmann-Kuhn </text:p>
          </table:table-cell>
          <table:table-cell office:value-type="string">
            <text:p>Greens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Daniela Wagner </text:p>
          </table:table-cell>
          <table:table-cell office:value-type="string">
            <text:p>Greens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Christine Lambrecht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Bettina Müller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Ulli Nissen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Sascha Raabe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Martin Rabanus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Dagmar Schmidt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Jens Zimmermann </text:p>
          </table:table-cell>
          <table:table-cell office:value-type="string">
            <text:p>SPD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3">
          <table:table-cell office:value-type="string">
            <text:p>Christine Buchholz </text:p>
          </table:table-cell>
          <table:table-cell office:value-type="string">
            <text:p>The Left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Jörg Cezanne </text:p>
          </table:table-cell>
          <table:table-cell office:value-type="string">
            <text:p>The Left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Achim Kessler </text:p>
          </table:table-cell>
          <table:table-cell office:value-type="string">
            <text:p>The Left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Sabine Leidig </text:p>
          </table:table-cell>
          <table:table-cell office:value-type="string">
            <text:p>The Left </text:p>
          </table:table-cell>
          <table:table-cell office:value-type="string">
            <text:p>Hessen </text:p>
          </table:table-cell>
          <table:table-cell table:number-columns-repeated="1021"/>
        </table:table-row>
        <table:table-row table:style-name="ro4">
          <table:table-cell office:value-type="string">
            <text:p>Karin Strenz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Ludwigslust-Parchim II – Nordwestmecklenburg II – Landkreis Rostock I </text:p>
          </table:table-cell>
          <table:table-cell office:value-type="string">
            <text:p>30.0 %</text:p>
          </table:table-cell>
          <table:table-cell table:number-columns-repeated="1019"/>
        </table:table-row>
        <table:table-row table:style-name="ro4">
          <table:table-cell office:value-type="string">
            <text:p>Philipp Amthor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Mecklenburgische Seenplatte I – Vorpommern-Greifswald II </text:p>
          </table:table-cell>
          <table:table-cell office:value-type="string">
            <text:p>31.2 %</text:p>
          </table:table-cell>
          <table:table-cell table:number-columns-repeated="1019"/>
        </table:table-row>
        <table:table-row table:style-name="ro4">
          <table:table-cell office:value-type="string">
            <text:p>Eckhardt Rehberg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Mecklenburgische Seenplatte II – Landkreis Rostock III </text:p>
          </table:table-cell>
          <table:table-cell office:value-type="string">
            <text:p>37.6 %</text:p>
          </table:table-cell>
          <table:table-cell table:number-columns-repeated="1019"/>
        </table:table-row>
        <table:table-row table:style-name="ro4">
          <table:table-cell office:value-type="string">
            <text:p>Peter Stein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Rostock – Landkreis Rostock II </text:p>
          </table:table-cell>
          <table:table-cell office:value-type="string">
            <text:p>29.5 %</text:p>
          </table:table-cell>
          <table:table-cell table:number-columns-repeated="1019"/>
        </table:table-row>
        <table:table-row table:style-name="ro4">
          <table:table-cell office:value-type="string">
            <text:p>Dietrich Monstadt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Schwerin – Ludwigslust-Parchim I – Nordwestmecklenburg I </text:p>
          </table:table-cell>
          <table:table-cell office:value-type="string">
            <text:p>32.1 %</text:p>
          </table:table-cell>
          <table:table-cell table:number-columns-repeated="1019"/>
        </table:table-row>
        <table:table-row table:style-name="ro4">
          <table:table-cell office:value-type="string">
            <text:p>Angela Merkel </text:p>
          </table:table-cell>
          <table:table-cell office:value-type="string">
            <text:p>CDU </text:p>
          </table:table-cell>
          <table:table-cell office:value-type="string">
            <text:p>Mecklenburg-Vorpommern </text:p>
          </table:table-cell>
          <table:table-cell office:value-type="string">
            <text:p>Vorpommern-Rügen – Vorpommern-Greifswald I </text:p>
          </table:table-cell>
          <table:table-cell office:value-type="string">
            <text:p>44.0 %</text:p>
          </table:table-cell>
          <table:table-cell table:number-columns-repeated="1019"/>
        </table:table-row>
        <table:table-row table:style-name="ro4">
          <table:table-cell office:value-type="string">
            <text:p>Leif-Erik Holm </text:p>
          </table:table-cell>
          <table:table-cell office:value-type="string">
            <text:p>AfD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Enrico Komning </text:p>
          </table:table-cell>
          <table:table-cell office:value-type="string">
            <text:p>AfD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Ulrike Schielke-Ziesing </text:p>
          </table:table-cell>
          <table:table-cell office:value-type="string">
            <text:p>AfD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Hagen Reinhold </text:p>
          </table:table-cell>
          <table:table-cell office:value-type="string">
            <text:p>FDP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Claudia Müller </text:p>
          </table:table-cell>
          <table:table-cell office:value-type="string">
            <text:p>Greens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Frank Junge </text:p>
          </table:table-cell>
          <table:table-cell office:value-type="string">
            <text:p>SPD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Sonja Steffen </text:p>
          </table:table-cell>
          <table:table-cell office:value-type="string">
            <text:p>SPD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Dietmar Bartsch </text:p>
          </table:table-cell>
          <table:table-cell office:value-type="string">
            <text:p>The Left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Heidrun Bluhm </text:p>
          </table:table-cell>
          <table:table-cell office:value-type="string">
            <text:p>The Left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Kerstin Kassner </text:p>
          </table:table-cell>
          <table:table-cell office:value-type="string">
            <text:p>The Left </text:p>
          </table:table-cell>
          <table:table-cell office:value-type="string">
            <text:p>Mecklenburg-Vorpommern </text:p>
          </table:table-cell>
          <table:table-cell table:number-columns-repeated="1021"/>
        </table:table-row>
        <table:table-row table:style-name="ro4">
          <table:table-cell office:value-type="string">
            <text:p>Johann Saathoff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Aurich – Emden </text:p>
          </table:table-cell>
          <table:table-cell office:value-type="string">
            <text:p>49.6 %</text:p>
          </table:table-cell>
          <table:table-cell table:number-columns-repeated="1019"/>
        </table:table-row>
        <table:table-row table:style-name="ro4">
          <table:table-cell office:value-type="string">
            <text:p>Carola Reimann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Braunschweig </text:p>
          </table:table-cell>
          <table:table-cell office:value-type="string">
            <text:p>38.0 %</text:p>
          </table:table-cell>
          <table:table-cell table:number-columns-repeated="1019"/>
        </table:table-row>
        <table:table-row table:style-name="ro4">
          <table:table-cell office:value-type="string">
            <text:p>Henning Otte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Celle – Uelzen 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Silvia Breher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Cloppenburg – Vechta </text:p>
          </table:table-cell>
          <table:table-cell office:value-type="string">
            <text:p>57.7 %</text:p>
          </table:table-cell>
          <table:table-cell table:number-columns-repeated="1019"/>
        </table:table-row>
        <table:table-row table:style-name="ro4">
          <table:table-cell office:value-type="string">
            <text:p>Enak Ferleman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Cuxhaven – Stade II 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Astrid Grotelüsche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Delmenhorst – Wesermarsch – Oldenburg-Land </text:p>
          </table:table-cell>
          <table:table-cell office:value-type="string">
            <text:p>34.1 %</text:p>
          </table:table-cell>
          <table:table-cell table:number-columns-repeated="1019"/>
        </table:table-row>
        <table:table-row table:style-name="ro4">
          <table:table-cell office:value-type="string">
            <text:p>Axel Knoerig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Diepholz – Nienburg I </text:p>
          </table:table-cell>
          <table:table-cell office:value-type="string">
            <text:p>44.6 %</text:p>
          </table:table-cell>
          <table:table-cell table:number-columns-repeated="1019"/>
        </table:table-row>
        <table:table-row table:style-name="ro4">
          <table:table-cell office:value-type="string">
            <text:p>Siemtje Möller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Friesland – Wilhelmshaven – Wittmund </text:p>
          </table:table-cell>
          <table:table-cell office:value-type="string">
            <text:p>39.7 %</text:p>
          </table:table-cell>
          <table:table-cell table:number-columns-repeated="1019"/>
        </table:table-row>
        <table:table-row table:style-name="ro4">
          <table:table-cell office:value-type="string">
            <text:p>Hubertus Heil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Gifhorn – Peine </text:p>
          </table:table-cell>
          <table:table-cell office:value-type="string">
            <text:p>37.8 %</text:p>
          </table:table-cell>
          <table:table-cell table:number-columns-repeated="1019"/>
        </table:table-row>
        <table:table-row table:style-name="ro4">
          <table:table-cell office:value-type="string">
            <text:p>Roy Kühne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Goslar – Northeim – Osterode </text:p>
          </table:table-cell>
          <table:table-cell office:value-type="string">
            <text:p>39.8 %</text:p>
          </table:table-cell>
          <table:table-cell table:number-columns-repeated="1019"/>
        </table:table-row>
        <table:table-row table:style-name="ro4">
          <table:table-cell office:value-type="string">
            <text:p>Thomas Oppermann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Göttingen </text:p>
          </table:table-cell>
          <table:table-cell office:value-type="string">
            <text:p>34.9 %</text:p>
          </table:table-cell>
          <table:table-cell table:number-columns-repeated="1019"/>
        </table:table-row>
        <table:table-row table:style-name="ro4">
          <table:table-cell office:value-type="string">
            <text:p>Johannes Schraps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Hameln-Pyrmont – Holzminden </text:p>
          </table:table-cell>
          <table:table-cell office:value-type="string">
            <text:p>39.1 %</text:p>
          </table:table-cell>
          <table:table-cell table:number-columns-repeated="1019"/>
        </table:table-row>
        <table:table-row table:style-name="ro4">
          <table:table-cell office:value-type="string">
            <text:p>Hendrik Hoppenstedt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Hannover-Land I </text:p>
          </table:table-cell>
          <table:table-cell office:value-type="string">
            <text:p>40.1 %</text:p>
          </table:table-cell>
          <table:table-cell table:number-columns-repeated="1019"/>
        </table:table-row>
        <table:table-row table:style-name="ro4">
          <table:table-cell office:value-type="string">
            <text:p>Matthias Miersch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Hannover-Land II </text:p>
          </table:table-cell>
          <table:table-cell office:value-type="string">
            <text:p>37.0 %</text:p>
          </table:table-cell>
          <table:table-cell table:number-columns-repeated="1019"/>
        </table:table-row>
        <table:table-row table:style-name="ro4">
          <table:table-cell office:value-type="string">
            <text:p>Michael Grosse-Brömer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Harburg </text:p>
          </table:table-cell>
          <table:table-cell office:value-type="string">
            <text:p>40.6 %</text:p>
          </table:table-cell>
          <table:table-cell table:number-columns-repeated="1019"/>
        </table:table-row>
        <table:table-row table:style-name="ro4">
          <table:table-cell office:value-type="string">
            <text:p>Falko Mohrs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Helmstedt – Wolfsburg </text:p>
          </table:table-cell>
          <table:table-cell office:value-type="string">
            <text:p>38.0 %</text:p>
          </table:table-cell>
          <table:table-cell table:number-columns-repeated="1019"/>
        </table:table-row>
        <table:table-row table:style-name="ro4">
          <table:table-cell office:value-type="string">
            <text:p>Bernd Westphal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Hildesheim </text:p>
          </table:table-cell>
          <table:table-cell office:value-type="string">
            <text:p>37.2 %</text:p>
          </table:table-cell>
          <table:table-cell table:number-columns-repeated="1019"/>
        </table:table-row>
        <table:table-row table:style-name="ro4">
          <table:table-cell office:value-type="string">
            <text:p>Eckhard Pols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Lüchow-Dannenberg – Lüneburg </text:p>
          </table:table-cell>
          <table:table-cell office:value-type="string">
            <text:p>33.5 %</text:p>
          </table:table-cell>
          <table:table-cell table:number-columns-repeated="1019"/>
        </table:table-row>
        <table:table-row table:style-name="ro4">
          <table:table-cell office:value-type="string">
            <text:p>Albert Stegeman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Mittelems </text:p>
          </table:table-cell>
          <table:table-cell office:value-type="string">
            <text:p>53.6 %</text:p>
          </table:table-cell>
          <table:table-cell table:number-columns-repeated="1019"/>
        </table:table-row>
        <table:table-row table:style-name="ro4">
          <table:table-cell office:value-type="string">
            <text:p>Maik Beerman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Nienburg II – Schaumburg </text:p>
          </table:table-cell>
          <table:table-cell office:value-type="string">
            <text:p>40.6 %</text:p>
          </table:table-cell>
          <table:table-cell table:number-columns-repeated="1019"/>
        </table:table-row>
        <table:table-row table:style-name="ro4">
          <table:table-cell office:value-type="string">
            <text:p>Dennis Rohde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Oldenburg – Ammerland </text:p>
          </table:table-cell>
          <table:table-cell office:value-type="string">
            <text:p>36.3 %</text:p>
          </table:table-cell>
          <table:table-cell table:number-columns-repeated="1019"/>
        </table:table-row>
        <table:table-row table:style-name="ro4">
          <table:table-cell office:value-type="string">
            <text:p>André Berghegger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Osnabrück-Land </text:p>
          </table:table-cell>
          <table:table-cell office:value-type="string">
            <text:p>45.6 %</text:p>
          </table:table-cell>
          <table:table-cell table:number-columns-repeated="1019"/>
        </table:table-row>
        <table:table-row table:style-name="ro4">
          <table:table-cell office:value-type="string">
            <text:p>Andreas Mattfeldt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Osterholz – Verden </text:p>
          </table:table-cell>
          <table:table-cell office:value-type="string">
            <text:p>39.2 %</text:p>
          </table:table-cell>
          <table:table-cell table:number-columns-repeated="1019"/>
        </table:table-row>
        <table:table-row table:style-name="ro4">
          <table:table-cell office:value-type="string">
            <text:p>Lars Klingbeil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Rotenburg I - Heidekreis </text:p>
          </table:table-cell>
          <table:table-cell office:value-type="string">
            <text:p>41.2 %</text:p>
          </table:table-cell>
          <table:table-cell table:number-columns-repeated="1019"/>
        </table:table-row>
        <table:table-row table:style-name="ro4">
          <table:table-cell office:value-type="string">
            <text:p>Sigmar Gabriel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Salzgitter – Wolfenbüttel </text:p>
          </table:table-cell>
          <table:table-cell office:value-type="string">
            <text:p>42.8 %</text:p>
          </table:table-cell>
          <table:table-cell table:number-columns-repeated="1019"/>
        </table:table-row>
        <table:table-row table:style-name="ro4">
          <table:table-cell office:value-type="string">
            <text:p>Oliver Grundman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Stade I – Rotenburg II </text:p>
          </table:table-cell>
          <table:table-cell office:value-type="string">
            <text:p>44.4 %</text:p>
          </table:table-cell>
          <table:table-cell table:number-columns-repeated="1019"/>
        </table:table-row>
        <table:table-row table:style-name="ro4">
          <table:table-cell office:value-type="string">
            <text:p>Kerstin Tack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Stadt Hannover I </text:p>
          </table:table-cell>
          <table:table-cell office:value-type="string">
            <text:p>35.6 %</text:p>
          </table:table-cell>
          <table:table-cell table:number-columns-repeated="1019"/>
        </table:table-row>
        <table:table-row table:style-name="ro4">
          <table:table-cell office:value-type="string">
            <text:p>Yasmin Fahimi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office:value-type="string">
            <text:p>Stadt Hannover II </text:p>
          </table:table-cell>
          <table:table-cell office:value-type="string">
            <text:p>33.7 %</text:p>
          </table:table-cell>
          <table:table-cell table:number-columns-repeated="1019"/>
        </table:table-row>
        <table:table-row table:style-name="ro4">
          <table:table-cell office:value-type="string">
            <text:p>Mathias Middelberg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Stadt Osnabrück </text:p>
          </table:table-cell>
          <table:table-cell office:value-type="string">
            <text:p>40.3 %</text:p>
          </table:table-cell>
          <table:table-cell table:number-columns-repeated="1019"/>
        </table:table-row>
        <table:table-row table:style-name="ro4">
          <table:table-cell office:value-type="string">
            <text:p>Gitta Conneman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office:value-type="string">
            <text:p>Unterems </text:p>
          </table:table-cell>
          <table:table-cell office:value-type="string">
            <text:p>50.0 %</text:p>
          </table:table-cell>
          <table:table-cell table:number-columns-repeated="1019"/>
        </table:table-row>
        <table:table-row table:style-name="ro4">
          <table:table-cell office:value-type="string">
            <text:p>Thomas Ehrhorn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Dietmar Friedhoff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Wilhelm von Gottberg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Armin-Paul Hampel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Waldemar Herdt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ens Kestner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örn König </text:p>
          </table:table-cell>
          <table:table-cell office:value-type="string">
            <text:p>Af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Stephan Albani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Maria Flachsbarth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Fritz Güntzler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Carsten Müller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Ursula von der Leyen </text:p>
          </table:table-cell>
          <table:table-cell office:value-type="string">
            <text:p>CDU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Grigorios Aggelidis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ens Beeck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Christian Dürr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Gero Clemens Hocker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Ulla Ihnen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Konstantin Kuhle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Matthias Seestern-Pauly </text:p>
          </table:table-cell>
          <table:table-cell office:value-type="string">
            <text:p>FDP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Ottmar von Holtz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Katja Keul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Sven-Christian Kindler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Filiz Polat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ürgen Trittin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ulia Verlinden </text:p>
          </table:table-cell>
          <table:table-cell office:value-type="string">
            <text:p>Greens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Kirsten Lühmann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Caren Marks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Susanne Mittag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Daniela De Ridder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Rainer Spiering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Svenja Stadler </text:p>
          </table:table-cell>
          <table:table-cell office:value-type="string">
            <text:p>SPD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Diether Dehm </text:p>
          </table:table-cell>
          <table:table-cell office:value-type="string">
            <text:p>The Left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Jutta Krellmann </text:p>
          </table:table-cell>
          <table:table-cell office:value-type="string">
            <text:p>The Left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Amira Mohamed Ali </text:p>
          </table:table-cell>
          <table:table-cell office:value-type="string">
            <text:p>The Left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Victor Perli </text:p>
          </table:table-cell>
          <table:table-cell office:value-type="string">
            <text:p>The Left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4">
          <table:table-cell office:value-type="string">
            <text:p>Pia Zimmermann </text:p>
          </table:table-cell>
          <table:table-cell office:value-type="string">
            <text:p>The Left </text:p>
          </table:table-cell>
          <table:table-cell office:value-type="string">
            <text:p>Niedersachsen </text:p>
          </table:table-cell>
          <table:table-cell table:number-columns-repeated="1021"/>
        </table:table-row>
        <table:table-row table:style-name="ro3">
          <table:table-cell office:value-type="string">
            <text:p>Rudolf Henk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Aachen I </text:p>
          </table:table-cell>
          <table:table-cell office:value-type="string">
            <text:p>33.7 %</text:p>
          </table:table-cell>
          <table:table-cell table:number-columns-repeated="1019"/>
        </table:table-row>
        <table:table-row table:style-name="ro3">
          <table:table-cell office:value-type="string">
            <text:p>Claudia Moll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Aachen II </text:p>
          </table:table-cell>
          <table:table-cell office:value-type="string">
            <text:p>36.9 %</text:p>
          </table:table-cell>
          <table:table-cell table:number-columns-repeated="1019"/>
        </table:table-row>
        <table:table-row table:style-name="ro4">
          <table:table-cell office:value-type="string">
            <text:p>Wiebke Esda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Bielefeld – Gütersloh II <text:s/></text:p>
          </table:table-cell>
          <table:table-cell office:value-type="string">
            <text:p>33.2 %</text:p>
          </table:table-cell>
          <table:table-cell table:number-columns-repeated="1019"/>
        </table:table-row>
        <table:table-row table:style-name="ro4">
          <table:table-cell office:value-type="string">
            <text:p>Axel Schäfe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Bochum I <text:s/></text:p>
          </table:table-cell>
          <table:table-cell office:value-type="string">
            <text:p>37.2 %</text:p>
          </table:table-cell>
          <table:table-cell table:number-columns-repeated="1019"/>
        </table:table-row>
        <table:table-row table:style-name="ro4">
          <table:table-cell office:value-type="string">
            <text:p>Ulrich Kelbe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Bonn</text:p>
          </table:table-cell>
          <table:table-cell office:value-type="string">
            <text:p>34.9 %</text:p>
          </table:table-cell>
          <table:table-cell table:number-columns-repeated="1019"/>
        </table:table-row>
        <table:table-row table:style-name="ro4">
          <table:table-cell office:value-type="string">
            <text:p>Johannes Röring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Borken II <text:s/></text:p>
          </table:table-cell>
          <table:table-cell office:value-type="string">
            <text:p>52.3 %</text:p>
          </table:table-cell>
          <table:table-cell table:number-columns-repeated="1019"/>
        </table:table-row>
        <table:table-row table:style-name="ro4">
          <table:table-cell office:value-type="string">
            <text:p>Michael Gerde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Bottrop – Recklinghausen III </text:p>
          </table:table-cell>
          <table:table-cell office:value-type="string">
            <text:p>36.8 %</text:p>
          </table:table-cell>
          <table:table-cell table:number-columns-repeated="1019"/>
        </table:table-row>
        <table:table-row table:style-name="ro4">
          <table:table-cell office:value-type="string">
            <text:p>Marc Henrichmann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Coesfeld – Steinfurt II <text:s/></text:p>
          </table:table-cell>
          <table:table-cell office:value-type="string">
            <text:p>51.6 %</text:p>
          </table:table-cell>
          <table:table-cell table:number-columns-repeated="1019"/>
        </table:table-row>
        <table:table-row table:style-name="ro4">
          <table:table-cell office:value-type="string">
            <text:p>Karsten Möring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Cologne I </text:p>
          </table:table-cell>
          <table:table-cell office:value-type="string">
            <text:p>31.6 %</text:p>
          </table:table-cell>
          <table:table-cell table:number-columns-repeated="1019"/>
        </table:table-row>
        <table:table-row table:style-name="ro4">
          <table:table-cell office:value-type="string">
            <text:p>Heribert Hirt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Cologne II </text:p>
          </table:table-cell>
          <table:table-cell office:value-type="string">
            <text:p>34.9 %</text:p>
          </table:table-cell>
          <table:table-cell table:number-columns-repeated="1019"/>
        </table:table-row>
        <table:table-row table:style-name="ro4">
          <table:table-cell office:value-type="string">
            <text:p>Rolf Mützenich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Cologne III </text:p>
          </table:table-cell>
          <table:table-cell office:value-type="string">
            <text:p>32.3 %</text:p>
          </table:table-cell>
          <table:table-cell table:number-columns-repeated="1019"/>
        </table:table-row>
        <table:table-row table:style-name="ro3">
          <table:table-cell office:value-type="string">
            <text:p>Marco Bülow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Dortmund I <text:s/></text:p>
          </table:table-cell>
          <table:table-cell office:value-type="string">
            <text:p>38.8 %</text:p>
          </table:table-cell>
          <table:table-cell table:number-columns-repeated="1019"/>
        </table:table-row>
        <table:table-row table:style-name="ro4">
          <table:table-cell office:value-type="string">
            <text:p>Sabine Poschmann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Dortmund II <text:s/></text:p>
          </table:table-cell>
          <table:table-cell office:value-type="string">
            <text:p>38.8 %</text:p>
          </table:table-cell>
          <table:table-cell table:number-columns-repeated="1019"/>
        </table:table-row>
        <table:table-row table:style-name="ro4">
          <table:table-cell office:value-type="string">
            <text:p>Bärbel Ba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Duisburg I <text:s/></text:p>
          </table:table-cell>
          <table:table-cell office:value-type="string">
            <text:p>38.3 %</text:p>
          </table:table-cell>
          <table:table-cell table:number-columns-repeated="1019"/>
        </table:table-row>
        <table:table-row table:style-name="ro4">
          <table:table-cell office:value-type="string">
            <text:p>Mahmut Özdemi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Duisburg II <text:s/></text:p>
          </table:table-cell>
          <table:table-cell office:value-type="string">
            <text:p>34.7 %</text:p>
          </table:table-cell>
          <table:table-cell table:number-columns-repeated="1019"/>
        </table:table-row>
        <table:table-row table:style-name="ro3">
          <table:table-cell office:value-type="string">
            <text:p>Thomas Rachel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Düren <text:s/></text:p>
          </table:table-cell>
          <table:table-cell office:value-type="string">
            <text:p>41.9 %</text:p>
          </table:table-cell>
          <table:table-cell table:number-columns-repeated="1019"/>
        </table:table-row>
        <table:table-row table:style-name="ro4">
          <table:table-cell office:value-type="string">
            <text:p>Thomas Jarzombek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Düsseldorf I <text:s/></text:p>
          </table:table-cell>
          <table:table-cell office:value-type="string">
            <text:p>40.4 %</text:p>
          </table:table-cell>
          <table:table-cell table:number-columns-repeated="1019"/>
        </table:table-row>
        <table:table-row table:style-name="ro4">
          <table:table-cell office:value-type="string">
            <text:p>Sylvia Pantel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Düsseldorf II <text:s/></text:p>
          </table:table-cell>
          <table:table-cell office:value-type="string">
            <text:p>33.8 %</text:p>
          </table:table-cell>
          <table:table-cell table:number-columns-repeated="1019"/>
        </table:table-row>
        <table:table-row table:style-name="ro4">
          <table:table-cell office:value-type="string">
            <text:p>Ralf Kapschack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Ennepe-Ruhr-Kreis II <text:s/></text:p>
          </table:table-cell>
          <table:table-cell office:value-type="string">
            <text:p>36.7 %</text:p>
          </table:table-cell>
          <table:table-cell table:number-columns-repeated="1019"/>
        </table:table-row>
        <table:table-row table:style-name="ro4">
          <table:table-cell office:value-type="string">
            <text:p>Dirk Heidenblut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Essen II </text:p>
          </table:table-cell>
          <table:table-cell office:value-type="string">
            <text:p>37.3 %</text:p>
          </table:table-cell>
          <table:table-cell table:number-columns-repeated="1019"/>
        </table:table-row>
        <table:table-row table:style-name="ro4">
          <table:table-cell office:value-type="string">
            <text:p>Matthias Hau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Essen III <text:s/></text:p>
          </table:table-cell>
          <table:table-cell office:value-type="string">
            <text:p>37.1 %</text:p>
          </table:table-cell>
          <table:table-cell table:number-columns-repeated="1019"/>
        </table:table-row>
        <table:table-row table:style-name="ro4">
          <table:table-cell office:value-type="string">
            <text:p>Detlef Seif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Euskirchen – Rhein-Erft-Kreis II </text:p>
          </table:table-cell>
          <table:table-cell office:value-type="string">
            <text:p>42.8 %</text:p>
          </table:table-cell>
          <table:table-cell table:number-columns-repeated="1019"/>
        </table:table-row>
        <table:table-row table:style-name="ro4">
          <table:table-cell office:value-type="string">
            <text:p>Markus Tön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Gelsenkirchen <text:s/></text:p>
          </table:table-cell>
          <table:table-cell office:value-type="string">
            <text:p>38.3 %</text:p>
          </table:table-cell>
          <table:table-cell table:number-columns-repeated="1019"/>
        </table:table-row>
        <table:table-row table:style-name="ro4">
          <table:table-cell office:value-type="string">
            <text:p>Ralph Brinkhau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Gütersloh I <text:s/></text:p>
          </table:table-cell>
          <table:table-cell office:value-type="string">
            <text:p>46.6 %</text:p>
          </table:table-cell>
          <table:table-cell table:number-columns-repeated="1019"/>
        </table:table-row>
        <table:table-row table:style-name="ro4">
          <table:table-cell office:value-type="string">
            <text:p>René Röspel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Hagen – Ennepe-Ruhr-Kreis I <text:s/></text:p>
          </table:table-cell>
          <table:table-cell office:value-type="string">
            <text:p>39.2 %</text:p>
          </table:table-cell>
          <table:table-cell table:number-columns-repeated="1019"/>
        </table:table-row>
        <table:table-row table:style-name="ro4">
          <table:table-cell office:value-type="string">
            <text:p>Michael Thew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Hamm – Unna II 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4">
          <table:table-cell office:value-type="string">
            <text:p>Wilfried Oeller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Heinsberg <text:s/></text:p>
          </table:table-cell>
          <table:table-cell office:value-type="string">
            <text:p>45.6 %</text:p>
          </table:table-cell>
          <table:table-cell table:number-columns-repeated="1019"/>
        </table:table-row>
        <table:table-row table:style-name="ro4">
          <table:table-cell office:value-type="string">
            <text:p>Stefan Schwartz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Herford – Minden-Lübbecke II </text:p>
          </table:table-cell>
          <table:table-cell office:value-type="string">
            <text:p>36.7 %</text:p>
          </table:table-cell>
          <table:table-cell table:number-columns-repeated="1019"/>
        </table:table-row>
        <table:table-row table:style-name="ro4">
          <table:table-cell office:value-type="string">
            <text:p>Michelle Müntefering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Herne – Bochum II </text:p>
          </table:table-cell>
          <table:table-cell office:value-type="string">
            <text:p>41.8 %</text:p>
          </table:table-cell>
          <table:table-cell table:number-columns-repeated="1019"/>
        </table:table-row>
        <table:table-row table:style-name="ro4">
          <table:table-cell office:value-type="string">
            <text:p>Patrick Sensburg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Hochsauerlandkreis <text:s/></text:p>
          </table:table-cell>
          <table:table-cell office:value-type="string">
            <text:p>48.0 %</text:p>
          </table:table-cell>
          <table:table-cell table:number-columns-repeated="1019"/>
        </table:table-row>
        <table:table-row table:style-name="ro4">
          <table:table-cell office:value-type="string">
            <text:p>Christian Haas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Höxter – Lippe II <text:s/></text:p>
          </table:table-cell>
          <table:table-cell office:value-type="string">
            <text:p>44.3 %</text:p>
          </table:table-cell>
          <table:table-cell table:number-columns-repeated="1019"/>
        </table:table-row>
        <table:table-row table:style-name="ro4">
          <table:table-cell office:value-type="string">
            <text:p>Stefan Rouenhoff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Kleve <text:s/></text:p>
          </table:table-cell>
          <table:table-cell office:value-type="string">
            <text:p>45.0 %</text:p>
          </table:table-cell>
          <table:table-cell table:number-columns-repeated="1019"/>
        </table:table-row>
        <table:table-row table:style-name="ro4">
          <table:table-cell office:value-type="string">
            <text:p>Ansgar Heveling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Krefeld I – Neuss II <text:s/></text:p>
          </table:table-cell>
          <table:table-cell office:value-type="string">
            <text:p>42.4 %</text:p>
          </table:table-cell>
          <table:table-cell table:number-columns-repeated="1019"/>
        </table:table-row>
        <table:table-row table:style-name="ro4">
          <table:table-cell office:value-type="string">
            <text:p>Kerstin Radomski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Krefeld II – Wesel II </text:p>
          </table:table-cell>
          <table:table-cell office:value-type="string">
            <text:p>37.0 %</text:p>
          </table:table-cell>
          <table:table-cell table:number-columns-repeated="1019"/>
        </table:table-row>
        <table:table-row table:style-name="ro4">
          <table:table-cell office:value-type="string">
            <text:p>Karl Lauterbach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Leverkusen – Cologne IV </text:p>
          </table:table-cell>
          <table:table-cell office:value-type="string">
            <text:p>38.7 %</text:p>
          </table:table-cell>
          <table:table-cell table:number-columns-repeated="1019"/>
        </table:table-row>
        <table:table-row table:style-name="ro4">
          <table:table-cell office:value-type="string">
            <text:p>Kerstin Vieregg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Lippe I <text:s/></text:p>
          </table:table-cell>
          <table:table-cell office:value-type="string">
            <text:p>36.6 %</text:p>
          </table:table-cell>
          <table:table-cell table:number-columns-repeated="1019"/>
        </table:table-row>
        <table:table-row table:style-name="ro4">
          <table:table-cell office:value-type="string">
            <text:p>Dagmar Freitag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Märkischer Kreis II <text:s/></text:p>
          </table:table-cell>
          <table:table-cell office:value-type="string">
            <text:p>38.6 %</text:p>
          </table:table-cell>
          <table:table-cell table:number-columns-repeated="1019"/>
        </table:table-row>
        <table:table-row table:style-name="ro4">
          <table:table-cell office:value-type="string">
            <text:p>Michaela Noll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Mettmann I <text:s/></text:p>
          </table:table-cell>
          <table:table-cell office:value-type="string">
            <text:p>44.6 %</text:p>
          </table:table-cell>
          <table:table-cell table:number-columns-repeated="1019"/>
        </table:table-row>
        <table:table-row table:style-name="ro4">
          <table:table-cell office:value-type="string">
            <text:p>Peter Bey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Mettmann II <text:s/></text:p>
          </table:table-cell>
          <table:table-cell office:value-type="string">
            <text:p>39.3 %</text:p>
          </table:table-cell>
          <table:table-cell table:number-columns-repeated="1019"/>
        </table:table-row>
        <table:table-row table:style-name="ro4">
          <table:table-cell office:value-type="string">
            <text:p>Achim Post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Minden-Lübbecke I <text:s/></text:p>
          </table:table-cell>
          <table:table-cell office:value-type="string">
            <text:p>37.4 %</text:p>
          </table:table-cell>
          <table:table-cell table:number-columns-repeated="1019"/>
        </table:table-row>
        <table:table-row table:style-name="ro4">
          <table:table-cell office:value-type="string">
            <text:p>Günter Kring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Mönchengladbach </text:p>
          </table:table-cell>
          <table:table-cell office:value-type="string">
            <text:p>44.3 %</text:p>
          </table:table-cell>
          <table:table-cell table:number-columns-repeated="1019"/>
        </table:table-row>
        <table:table-row table:style-name="ro4">
          <table:table-cell office:value-type="string">
            <text:p>Arno Klar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Mülheim – Essen I <text:s/></text:p>
          </table:table-cell>
          <table:table-cell office:value-type="string">
            <text:p>34.9 %</text:p>
          </table:table-cell>
          <table:table-cell table:number-columns-repeated="1019"/>
        </table:table-row>
        <table:table-row table:style-name="ro4">
          <table:table-cell office:value-type="string">
            <text:p>Sybille Benning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Münster <text:s/></text:p>
          </table:table-cell>
          <table:table-cell office:value-type="string">
            <text:p>37.2 %</text:p>
          </table:table-cell>
          <table:table-cell table:number-columns-repeated="1019"/>
        </table:table-row>
        <table:table-row table:style-name="ro4">
          <table:table-cell office:value-type="string">
            <text:p>Hermann Gröh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Neuss I <text:s/></text:p>
          </table:table-cell>
          <table:table-cell office:value-type="string">
            <text:p>44.0 %</text:p>
          </table:table-cell>
          <table:table-cell table:number-columns-repeated="1019"/>
        </table:table-row>
        <table:table-row table:style-name="ro4">
          <table:table-cell office:value-type="string">
            <text:p>Carsten Brodess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Oberbergischer Kreis <text:s/></text:p>
          </table:table-cell>
          <table:table-cell office:value-type="string">
            <text:p>43.7 %</text:p>
          </table:table-cell>
          <table:table-cell table:number-columns-repeated="1019"/>
        </table:table-row>
        <table:table-row table:style-name="ro4">
          <table:table-cell office:value-type="string">
            <text:p>Dirk Vöpel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Oberhausen – Wesel III <text:s/></text:p>
          </table:table-cell>
          <table:table-cell office:value-type="string">
            <text:p>38.5 %</text:p>
          </table:table-cell>
          <table:table-cell table:number-columns-repeated="1019"/>
        </table:table-row>
        <table:table-row table:style-name="ro4">
          <table:table-cell office:value-type="string">
            <text:p>Matthias Heid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Olpe – Märkischer Kreis I <text:s/></text:p>
          </table:table-cell>
          <table:table-cell office:value-type="string">
            <text:p>47.9 %</text:p>
          </table:table-cell>
          <table:table-cell table:number-columns-repeated="1019"/>
        </table:table-row>
        <table:table-row table:style-name="ro4">
          <table:table-cell office:value-type="string">
            <text:p>Carsten Linnemann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Paderborn – Gütersloh III </text:p>
          </table:table-cell>
          <table:table-cell office:value-type="string">
            <text:p>53.3 %</text:p>
          </table:table-cell>
          <table:table-cell table:number-columns-repeated="1019"/>
        </table:table-row>
        <table:table-row table:style-name="ro4">
          <table:table-cell office:value-type="string">
            <text:p>Frank Schwab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Recklinghausen I <text:s/></text:p>
          </table:table-cell>
          <table:table-cell office:value-type="string">
            <text:p>38.7 %</text:p>
          </table:table-cell>
          <table:table-cell table:number-columns-repeated="1019"/>
        </table:table-row>
        <table:table-row table:style-name="ro4">
          <table:table-cell office:value-type="string">
            <text:p>Michael Groß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Recklinghausen II </text:p>
          </table:table-cell>
          <table:table-cell office:value-type="string">
            <text:p>41.1 %</text:p>
          </table:table-cell>
          <table:table-cell table:number-columns-repeated="1019"/>
        </table:table-row>
        <table:table-row table:style-name="ro4">
          <table:table-cell office:value-type="string">
            <text:p>Georg Kippel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Rhein-Erft-Kreis I <text:s/></text:p>
          </table:table-cell>
          <table:table-cell office:value-type="string">
            <text:p>39.2 %</text:p>
          </table:table-cell>
          <table:table-cell table:number-columns-repeated="1019"/>
        </table:table-row>
        <table:table-row table:style-name="ro4">
          <table:table-cell office:value-type="string">
            <text:p>Elisabeth Winkelmeier-Beck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Rhein-Sieg-Kreis I <text:s/></text:p>
          </table:table-cell>
          <table:table-cell office:value-type="string">
            <text:p>44.3 %</text:p>
          </table:table-cell>
          <table:table-cell table:number-columns-repeated="1019"/>
        </table:table-row>
        <table:table-row table:style-name="ro4">
          <table:table-cell office:value-type="string">
            <text:p>Norbert Röttgen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Rhein-Sieg-Kreis II <text:s/></text:p>
          </table:table-cell>
          <table:table-cell office:value-type="string">
            <text:p>46.5 %</text:p>
          </table:table-cell>
          <table:table-cell table:number-columns-repeated="1019"/>
        </table:table-row>
        <table:table-row table:style-name="ro4">
          <table:table-cell office:value-type="string">
            <text:p>Hermann-Josef Tebrok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Rheinisch-Bergischer Kreis <text:s/></text:p>
          </table:table-cell>
          <table:table-cell office:value-type="string">
            <text:p>40.0 %</text:p>
          </table:table-cell>
          <table:table-cell table:number-columns-repeated="1019"/>
        </table:table-row>
        <table:table-row table:style-name="ro4">
          <table:table-cell office:value-type="string">
            <text:p>Volkmar Klein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Siegen-Wittgenstein </text:p>
          </table:table-cell>
          <table:table-cell office:value-type="string">
            <text:p>40.1 %</text:p>
          </table:table-cell>
          <table:table-cell table:number-columns-repeated="1019"/>
        </table:table-row>
        <table:table-row table:style-name="ro4">
          <table:table-cell office:value-type="string">
            <text:p>Hans-Jürgen Thie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Soest <text:s/>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Jürgen Hardt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Solingen – Remscheid – Wuppertal II </text:p>
          </table:table-cell>
          <table:table-cell office:value-type="string">
            <text:p>38.2 %</text:p>
          </table:table-cell>
          <table:table-cell table:number-columns-repeated="1019"/>
        </table:table-row>
        <table:table-row table:style-name="ro4">
          <table:table-cell office:value-type="string">
            <text:p>Jens Spahn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Steinfurt I – Borken I <text:s/></text:p>
          </table:table-cell>
          <table:table-cell office:value-type="string">
            <text:p>51.3 %</text:p>
          </table:table-cell>
          <table:table-cell table:number-columns-repeated="1019"/>
        </table:table-row>
        <table:table-row table:style-name="ro4">
          <table:table-cell office:value-type="string">
            <text:p>Anja Karliczek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Steinfurt III </text:p>
          </table:table-cell>
          <table:table-cell office:value-type="string">
            <text:p>44.8 %</text:p>
          </table:table-cell>
          <table:table-cell table:number-columns-repeated="1019"/>
        </table:table-row>
        <table:table-row table:style-name="ro4">
          <table:table-cell office:value-type="string">
            <text:p>Oliver Kaczmarek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Unna I <text:s/></text:p>
          </table:table-cell>
          <table:table-cell office:value-type="string">
            <text:p>38.8 %</text:p>
          </table:table-cell>
          <table:table-cell table:number-columns-repeated="1019"/>
        </table:table-row>
        <table:table-row table:style-name="ro4">
          <table:table-cell office:value-type="string">
            <text:p>Uwe Schumm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Viersen <text:s/></text:p>
          </table:table-cell>
          <table:table-cell office:value-type="string">
            <text:p>47.9 %</text:p>
          </table:table-cell>
          <table:table-cell table:number-columns-repeated="1019"/>
        </table:table-row>
        <table:table-row table:style-name="ro4">
          <table:table-cell office:value-type="string">
            <text:p>Reinhold Sendker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Warendorf <text:s/></text:p>
          </table:table-cell>
          <table:table-cell office:value-type="string">
            <text:p>46.4 %</text:p>
          </table:table-cell>
          <table:table-cell table:number-columns-repeated="1019"/>
        </table:table-row>
        <table:table-row table:style-name="ro4">
          <table:table-cell office:value-type="string">
            <text:p>Sabine Weiss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office:value-type="string">
            <text:p>Wesel I <text:s/></text:p>
          </table:table-cell>
          <table:table-cell office:value-type="string">
            <text:p>39.0 %</text:p>
          </table:table-cell>
          <table:table-cell table:number-columns-repeated="1019"/>
        </table:table-row>
        <table:table-row table:style-name="ro3">
          <table:table-cell office:value-type="string">
            <text:p>Helge Lindh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office:value-type="string">
            <text:p>Wuppertal I <text:s/></text:p>
          </table:table-cell>
          <table:table-cell office:value-type="string">
            <text:p>31.5 %</text:p>
          </table:table-cell>
          <table:table-cell table:number-columns-repeated="1019"/>
        </table:table-row>
        <table:table-row table:style-name="ro4">
          <table:table-cell office:value-type="string">
            <text:p>Berengar Elsner von Gronow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ichael Espendiller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y Gottschalk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Roland Hartwig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Jochen Haug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do Hemmelgarn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Fabian Jacobi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Stefan Keuter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Rüdiger Lucassen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tin Renner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Jörg Schneider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Harald Weyel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we Witt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ie-Luise Dött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Oliver Wittk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Paul Ziemiak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Ralf Brauksiepe </text:p>
          </table:table-cell>
          <table:table-cell office:value-type="string">
            <text:p>CDU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Olaf in der Beek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co Buschmann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rlheinz Busen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Carl-Julius Cronenberg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Bijan Djir-Sarai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Otto Fricke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trin Helling-Plahr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kus Herbrand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Reinhard Houben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Alexander Graf Lambsdorff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Christian Lindner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Roman Müller-Böhm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Bernd Reuther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Christian Sauter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Frank Schäffler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ie-Agnes Strack-Zimmermann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nfred Todtenhausen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Johannes Vogel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Nicole Westig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tharina Willkomm </text:p>
          </table:table-cell>
          <table:table-cell office:value-type="string">
            <text:p>FDP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tja Dörner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tharina Dröge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i Gehring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Britta Haßelmann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ia Klein-Schmeink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Oliver Krischer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kus Kurth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Sven Lehmann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Irene Mihalic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Friedrich Ostendorff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lle Schauws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Frithjof Schmidt </text:p>
          </table:table-cell>
          <table:table-cell office:value-type="string">
            <text:p>Greens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we Kamann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rio Mieruch </text:p>
          </table:table-cell>
          <table:table-cell office:value-type="string">
            <text:p>Af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Ingrid Arndt-Braue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Bernhard Daldrup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erstin Gries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Sebastian Hartmann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Wolfgang Hellmich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Barbara Hendrick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Elvan Korkmaz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Dietmar Nietan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Andreas Rimkus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do Schiefner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lla Schmidt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rsula Schult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3">
          <table:table-cell office:value-type="string">
            <text:p>Martin Schulz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Dirk Wiese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Gülistan Yüksel </text:p>
          </table:table-cell>
          <table:table-cell office:value-type="string">
            <text:p>SPD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atthias W. Birkwald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Sevim Dağdelen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Sylvia Gabelmann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Andrej Hunko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Ulla Jelpke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Niema Movassat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Alexander Neu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Ingrid Remmers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Friedrich Straetmanns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Kathrin Vogler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Sahra Wagenknecht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Hubertus Zdebel </text:p>
          </table:table-cell>
          <table:table-cell office:value-type="string">
            <text:p>The Left </text:p>
          </table:table-cell>
          <table:table-cell office:value-type="string">
            <text:p>Nordrhein-Westfalen </text:p>
          </table:table-cell>
          <table:table-cell table:number-columns-repeated="1021"/>
        </table:table-row>
        <table:table-row table:style-name="ro4">
          <table:table-cell office:value-type="string">
            <text:p>Mechthild Heil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Ahrweiler <text:s/></text:p>
          </table:table-cell>
          <table:table-cell office:value-type="string">
            <text:p>42.8 %</text:p>
          </table:table-cell>
          <table:table-cell table:number-columns-repeated="1019"/>
        </table:table-row>
        <table:table-row table:style-name="ro4">
          <table:table-cell office:value-type="string">
            <text:p>Patrick Schnied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Bitburg <text:s/></text:p>
          </table:table-cell>
          <table:table-cell office:value-type="string">
            <text:p>51.2 %</text:p>
          </table:table-cell>
          <table:table-cell table:number-columns-repeated="1019"/>
        </table:table-row>
        <table:table-row table:style-name="ro3">
          <table:table-cell office:value-type="string">
            <text:p>Gustav Herzog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office:value-type="string">
            <text:p>Kaiserslautern <text:s/></text:p>
          </table:table-cell>
          <table:table-cell office:value-type="string">
            <text:p>33.9 %</text:p>
          </table:table-cell>
          <table:table-cell table:number-columns-repeated="1019"/>
        </table:table-row>
        <table:table-row table:style-name="ro4">
          <table:table-cell office:value-type="string">
            <text:p>Josef Ost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Koblenz </text:p>
          </table:table-cell>
          <table:table-cell office:value-type="string">
            <text:p>41.3 %</text:p>
          </table:table-cell>
          <table:table-cell table:number-columns-repeated="1019"/>
        </table:table-row>
        <table:table-row table:style-name="ro4">
          <table:table-cell office:value-type="string">
            <text:p>Antje Lezius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Kreuznach (electoral district) <text:s/></text:p>
          </table:table-cell>
          <table:table-cell office:value-type="string">
            <text:p>37.0 %</text:p>
          </table:table-cell>
          <table:table-cell table:number-columns-repeated="1019"/>
        </table:table-row>
        <table:table-row table:style-name="ro4">
          <table:table-cell office:value-type="string">
            <text:p>Torbjörn Kartes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Ludwigshafen/Frankenthal <text:s/></text:p>
          </table:table-cell>
          <table:table-cell office:value-type="string">
            <text:p>32.1 %</text:p>
          </table:table-cell>
          <table:table-cell table:number-columns-repeated="1019"/>
        </table:table-row>
        <table:table-row table:style-name="ro4">
          <table:table-cell office:value-type="string">
            <text:p>Ursula Groden-Kranich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Mainz </text:p>
          </table:table-cell>
          <table:table-cell office:value-type="string">
            <text:p>35.7 %</text:p>
          </table:table-cell>
          <table:table-cell table:number-columns-repeated="1019"/>
        </table:table-row>
        <table:table-row table:style-name="ro4">
          <table:table-cell office:value-type="string">
            <text:p>Andreas Nick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Montabaur <text:s/></text:p>
          </table:table-cell>
          <table:table-cell office:value-type="string">
            <text:p>43.3 %</text:p>
          </table:table-cell>
          <table:table-cell table:number-columns-repeated="1019"/>
        </table:table-row>
        <table:table-row table:style-name="ro4">
          <table:table-cell office:value-type="string">
            <text:p>Peter Bles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Mosel/Rhein-Hunsrück </text:p>
          </table:table-cell>
          <table:table-cell office:value-type="string">
            <text:p>44.1 %</text:p>
          </table:table-cell>
          <table:table-cell table:number-columns-repeated="1019"/>
        </table:table-row>
        <table:table-row table:style-name="ro4">
          <table:table-cell office:value-type="string">
            <text:p>Johannes Steinig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Neustadt – Speyer <text:s/></text:p>
          </table:table-cell>
          <table:table-cell office:value-type="string">
            <text:p>40.0 %</text:p>
          </table:table-cell>
          <table:table-cell table:number-columns-repeated="1019"/>
        </table:table-row>
        <table:table-row table:style-name="ro4">
          <table:table-cell office:value-type="string">
            <text:p>Erwin Rüddel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Neuwied </text:p>
          </table:table-cell>
          <table:table-cell office:value-type="string">
            <text:p>43.2 %</text:p>
          </table:table-cell>
          <table:table-cell table:number-columns-repeated="1019"/>
        </table:table-row>
        <table:table-row table:style-name="ro4">
          <table:table-cell office:value-type="string">
            <text:p>Anita Schäf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Pirmasens <text:s/></text:p>
          </table:table-cell>
          <table:table-cell office:value-type="string">
            <text:p>36.8 %</text:p>
          </table:table-cell>
          <table:table-cell table:number-columns-repeated="1019"/>
        </table:table-row>
        <table:table-row table:style-name="ro4">
          <table:table-cell office:value-type="string">
            <text:p>Thomas Gebhart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South Palatinate <text:s/></text:p>
          </table:table-cell>
          <table:table-cell office:value-type="string">
            <text:p>40.3 %</text:p>
          </table:table-cell>
          <table:table-cell table:number-columns-repeated="1019"/>
        </table:table-row>
        <table:table-row table:style-name="ro4">
          <table:table-cell office:value-type="string">
            <text:p>Andreas Stei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Trier <text:s/></text:p>
          </table:table-cell>
          <table:table-cell office:value-type="string">
            <text:p>37.9 %</text:p>
          </table:table-cell>
          <table:table-cell table:number-columns-repeated="1019"/>
        </table:table-row>
        <table:table-row table:style-name="ro3">
          <table:table-cell office:value-type="string">
            <text:p>Jan Metzler </text:p>
          </table:table-cell>
          <table:table-cell office:value-type="string">
            <text:p>CDU </text:p>
          </table:table-cell>
          <table:table-cell office:value-type="string">
            <text:p>Rheinland-Pfalz </text:p>
          </table:table-cell>
          <table:table-cell office:value-type="string">
            <text:p>Worms </text:p>
          </table:table-cell>
          <table:table-cell office:value-type="string">
            <text:p>41.1 %</text:p>
          </table:table-cell>
          <table:table-cell table:number-columns-repeated="1019"/>
        </table:table-row>
        <table:table-row table:style-name="ro4">
          <table:table-cell office:value-type="string">
            <text:p>Andreas Bleck </text:p>
          </table:table-cell>
          <table:table-cell office:value-type="string">
            <text:p>Af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Nicole Höchst </text:p>
          </table:table-cell>
          <table:table-cell office:value-type="string">
            <text:p>Af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Sebastian Münzenmaier </text:p>
          </table:table-cell>
          <table:table-cell office:value-type="string">
            <text:p>Af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Heiko Wildberg </text:p>
          </table:table-cell>
          <table:table-cell office:value-type="string">
            <text:p>Af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Mario Brandenburg </text:p>
          </table:table-cell>
          <table:table-cell office:value-type="string">
            <text:p>FDP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Manuel Höferlin </text:p>
          </table:table-cell>
          <table:table-cell office:value-type="string">
            <text:p>FDP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Carina Konrad </text:p>
          </table:table-cell>
          <table:table-cell office:value-type="string">
            <text:p>FDP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Sandra Weeser </text:p>
          </table:table-cell>
          <table:table-cell office:value-type="string">
            <text:p>FDP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Tobias Lindner </text:p>
          </table:table-cell>
          <table:table-cell office:value-type="string">
            <text:p>Greens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Tabea Rößner </text:p>
          </table:table-cell>
          <table:table-cell office:value-type="string">
            <text:p>Greens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Corinna Rüffer </text:p>
          </table:table-cell>
          <table:table-cell office:value-type="string">
            <text:p>Greens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Doris Barnett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Angelika Glöckner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Marcus Held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Thomas Hitschler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Detlev Pilger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Gabi Weber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Katarina Barley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Andrea Nahles </text:p>
          </table:table-cell>
          <table:table-cell office:value-type="string">
            <text:p>SPD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Brigitte Freihold </text:p>
          </table:table-cell>
          <table:table-cell office:value-type="string">
            <text:p>The Left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Alexander Ulrich </text:p>
          </table:table-cell>
          <table:table-cell office:value-type="string">
            <text:p>The Left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3">
          <table:table-cell office:value-type="string">
            <text:p>Katrin Werner </text:p>
          </table:table-cell>
          <table:table-cell office:value-type="string">
            <text:p>The Left </text:p>
          </table:table-cell>
          <table:table-cell office:value-type="string">
            <text:p>Rheinland-Pfalz </text:p>
          </table:table-cell>
          <table:table-cell table:number-columns-repeated="1021"/>
        </table:table-row>
        <table:table-row table:style-name="ro4">
          <table:table-cell office:value-type="string">
            <text:p>Markus Uhl] </text:p>
          </table:table-cell>
          <table:table-cell office:value-type="string">
            <text:p>CDU </text:p>
          </table:table-cell>
          <table:table-cell office:value-type="string">
            <text:p>Saarland </text:p>
          </table:table-cell>
          <table:table-cell office:value-type="string">
            <text:p>Homburg </text:p>
          </table:table-cell>
          <table:table-cell office:value-type="string">
            <text:p>33.6 %</text:p>
          </table:table-cell>
          <table:table-cell table:number-columns-repeated="1019"/>
        </table:table-row>
        <table:table-row table:style-name="ro4">
          <table:table-cell office:value-type="string">
            <text:p>Josephine Ortleb </text:p>
          </table:table-cell>
          <table:table-cell office:value-type="string">
            <text:p>SPD </text:p>
          </table:table-cell>
          <table:table-cell office:value-type="string">
            <text:p>Saarland </text:p>
          </table:table-cell>
          <table:table-cell office:value-type="string">
            <text:p>Saarbrücken </text:p>
          </table:table-cell>
          <table:table-cell office:value-type="string">
            <text:p>32.1 %</text:p>
          </table:table-cell>
          <table:table-cell table:number-columns-repeated="1019"/>
        </table:table-row>
        <table:table-row table:style-name="ro4">
          <table:table-cell office:value-type="string">
            <text:p>Peter Altmaier </text:p>
          </table:table-cell>
          <table:table-cell office:value-type="string">
            <text:p>CDU </text:p>
          </table:table-cell>
          <table:table-cell office:value-type="string">
            <text:p>Saarland </text:p>
          </table:table-cell>
          <table:table-cell office:value-type="string">
            <text:p>Saarlouis <text:s/></text:p>
          </table:table-cell>
          <table:table-cell office:value-type="string">
            <text:p>38.0 %</text:p>
          </table:table-cell>
          <table:table-cell table:number-columns-repeated="1019"/>
        </table:table-row>
        <table:table-row table:style-name="ro4">
          <table:table-cell office:value-type="string">
            <text:p>Nadine Schön </text:p>
          </table:table-cell>
          <table:table-cell office:value-type="string">
            <text:p>CDU </text:p>
          </table:table-cell>
          <table:table-cell office:value-type="string">
            <text:p>Saarland </text:p>
          </table:table-cell>
          <table:table-cell office:value-type="string">
            <text:p>St. Wendel (electoral district) <text:s/></text:p>
          </table:table-cell>
          <table:table-cell office:value-type="string">
            <text:p>41.8 %</text:p>
          </table:table-cell>
          <table:table-cell table:number-columns-repeated="1019"/>
        </table:table-row>
        <table:table-row table:style-name="ro3">
          <table:table-cell office:value-type="string">
            <text:p>Christian Wirth </text:p>
          </table:table-cell>
          <table:table-cell office:value-type="string">
            <text:p>AfD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4">
          <table:table-cell office:value-type="string">
            <text:p>Oliver Luksic </text:p>
          </table:table-cell>
          <table:table-cell office:value-type="string">
            <text:p>FDP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4">
          <table:table-cell office:value-type="string">
            <text:p>Markus Tressel </text:p>
          </table:table-cell>
          <table:table-cell office:value-type="string">
            <text:p>Greens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3">
          <table:table-cell office:value-type="string">
            <text:p>Heiko Maas </text:p>
          </table:table-cell>
          <table:table-cell office:value-type="string">
            <text:p>SPD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4">
          <table:table-cell office:value-type="string">
            <text:p>Christian Petry </text:p>
          </table:table-cell>
          <table:table-cell office:value-type="string">
            <text:p>SPD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4">
          <table:table-cell office:value-type="string">
            <text:p>Thomas Lutze </text:p>
          </table:table-cell>
          <table:table-cell office:value-type="string">
            <text:p>The Left </text:p>
          </table:table-cell>
          <table:table-cell office:value-type="string">
            <text:p>Saarland </text:p>
          </table:table-cell>
          <table:table-cell table:number-columns-repeated="1021"/>
        </table:table-row>
        <table:table-row table:style-name="ro4">
          <table:table-cell office:value-type="string">
            <text:p>Karsten Hilse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office:value-type="string">
            <text:p>Bautzen I <text:s/></text:p>
          </table:table-cell>
          <table:table-cell office:value-type="string">
            <text:p>33.2 %</text:p>
          </table:table-cell>
          <table:table-cell table:number-columns-repeated="1019"/>
        </table:table-row>
        <table:table-row table:style-name="ro3">
          <table:table-cell office:value-type="string">
            <text:p>Frank Heinrich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Chemnitz <text:s/></text:p>
          </table:table-cell>
          <table:table-cell office:value-type="string">
            <text:p>26.6 %</text:p>
          </table:table-cell>
          <table:table-cell table:number-columns-repeated="1019"/>
        </table:table-row>
        <table:table-row table:style-name="ro4">
          <table:table-cell office:value-type="string">
            <text:p>Marco Wanderwitz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Chemnitzer Umland – Erzgebirgskreis II </text:p>
          </table:table-cell>
          <table:table-cell office:value-type="string">
            <text:p>35.1 %</text:p>
          </table:table-cell>
          <table:table-cell table:number-columns-repeated="1019"/>
        </table:table-row>
        <table:table-row table:style-name="ro4">
          <table:table-cell office:value-type="string">
            <text:p>Andreas Lämmel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Dresden I <text:s/></text:p>
          </table:table-cell>
          <table:table-cell office:value-type="string">
            <text:p>24.6 %</text:p>
          </table:table-cell>
          <table:table-cell table:number-columns-repeated="1019"/>
        </table:table-row>
        <table:table-row table:style-name="ro4">
          <table:table-cell office:value-type="string">
            <text:p>Arnold Vaatz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Dresden II – Bautzen II <text:s/></text:p>
          </table:table-cell>
          <table:table-cell office:value-type="string">
            <text:p>25.5 %</text:p>
          </table:table-cell>
          <table:table-cell table:number-columns-repeated="1019"/>
        </table:table-row>
        <table:table-row table:style-name="ro4">
          <table:table-cell office:value-type="string">
            <text:p>Alexander Krauß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Erzgebirgskreis I <text:s/></text:p>
          </table:table-cell>
          <table:table-cell office:value-type="string">
            <text:p>34.7 %</text:p>
          </table:table-cell>
          <table:table-cell table:number-columns-repeated="1019"/>
        </table:table-row>
        <table:table-row table:style-name="ro4">
          <table:table-cell office:value-type="string">
            <text:p>Tino Chrupalla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office:value-type="string">
            <text:p>Görlitz <text:s/></text:p>
          </table:table-cell>
          <table:table-cell office:value-type="string">
            <text:p>32.4 %</text:p>
          </table:table-cell>
          <table:table-cell table:number-columns-repeated="1019"/>
        </table:table-row>
        <table:table-row table:style-name="ro3">
          <table:table-cell office:value-type="string">
            <text:p>Jens Lehmann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Leipzig I </text:p>
          </table:table-cell>
          <table:table-cell office:value-type="string">
            <text:p>27.5 %</text:p>
          </table:table-cell>
          <table:table-cell table:number-columns-repeated="1019"/>
        </table:table-row>
        <table:table-row table:style-name="ro4">
          <table:table-cell office:value-type="string">
            <text:p>Sören Pellmann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office:value-type="string">
            <text:p>Leipzig II </text:p>
          </table:table-cell>
          <table:table-cell office:value-type="string">
            <text:p>25.3 %</text:p>
          </table:table-cell>
          <table:table-cell table:number-columns-repeated="1019"/>
        </table:table-row>
        <table:table-row table:style-name="ro4">
          <table:table-cell office:value-type="string">
            <text:p>Katharina Landgraf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Leipzig-Land <text:s/></text:p>
          </table:table-cell>
          <table:table-cell office:value-type="string">
            <text:p>34.1 %</text:p>
          </table:table-cell>
          <table:table-cell table:number-columns-repeated="1019"/>
        </table:table-row>
        <table:table-row table:style-name="ro4">
          <table:table-cell office:value-type="string">
            <text:p>Thomas de Maizière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Meißen <text:s/></text:p>
          </table:table-cell>
          <table:table-cell office:value-type="string">
            <text:p>36.7 %</text:p>
          </table:table-cell>
          <table:table-cell table:number-columns-repeated="1019"/>
        </table:table-row>
        <table:table-row table:style-name="ro4">
          <table:table-cell office:value-type="string">
            <text:p>Veronika Bellmann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Mittelsachsen <text:s/></text:p>
          </table:table-cell>
          <table:table-cell office:value-type="string">
            <text:p>32.4 %</text:p>
          </table:table-cell>
          <table:table-cell table:number-columns-repeated="1019"/>
        </table:table-row>
        <table:table-row table:style-name="ro4">
          <table:table-cell office:value-type="string">
            <text:p>Marian Wendt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Nordsachsen <text:s/></text:p>
          </table:table-cell>
          <table:table-cell office:value-type="string">
            <text:p>32.8 %</text:p>
          </table:table-cell>
          <table:table-cell table:number-columns-repeated="1019"/>
        </table:table-row>
        <table:table-row table:style-name="ro4">
          <table:table-cell office:value-type="string">
            <text:p>Frauke Petry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office:value-type="string">
            <text:p>Sächsische Schweiz – Osterzgebirge </text:p>
          </table:table-cell>
          <table:table-cell office:value-type="string">
            <text:p>37.4 %</text:p>
          </table:table-cell>
          <table:table-cell table:number-columns-repeated="1019"/>
        </table:table-row>
        <table:table-row table:style-name="ro4">
          <table:table-cell office:value-type="string">
            <text:p>Yvonne Magwas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Vogtlandkreis <text:s/></text:p>
          </table:table-cell>
          <table:table-cell office:value-type="string">
            <text:p>35.0 %</text:p>
          </table:table-cell>
          <table:table-cell table:number-columns-repeated="1019"/>
        </table:table-row>
        <table:table-row table:style-name="ro4">
          <table:table-cell office:value-type="string">
            <text:p>Carsten Körber </text:p>
          </table:table-cell>
          <table:table-cell office:value-type="string">
            <text:p>CDU </text:p>
          </table:table-cell>
          <table:table-cell office:value-type="string">
            <text:p>Sachsen </text:p>
          </table:table-cell>
          <table:table-cell office:value-type="string">
            <text:p>Zwickau <text:s/></text:p>
          </table:table-cell>
          <table:table-cell office:value-type="string">
            <text:p>33.7 %</text:p>
          </table:table-cell>
          <table:table-cell table:number-columns-repeated="1019"/>
        </table:table-row>
        <table:table-row table:style-name="ro4">
          <table:table-cell office:value-type="string">
            <text:p>Siegbert Droese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Heiko Heßenkemper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Jens Maier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Christoph Neumann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Ulrich Oehme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Detlev Spangenberg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Torsten Herbst </text:p>
          </table:table-cell>
          <table:table-cell office:value-type="string">
            <text:p>FDP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Jürgen Martens </text:p>
          </table:table-cell>
          <table:table-cell office:value-type="string">
            <text:p>FDP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Frank Müller-Rosentritt </text:p>
          </table:table-cell>
          <table:table-cell office:value-type="string">
            <text:p>FDP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Stephan Kühn </text:p>
          </table:table-cell>
          <table:table-cell office:value-type="string">
            <text:p>Greens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Monika Lazar </text:p>
          </table:table-cell>
          <table:table-cell office:value-type="string">
            <text:p>Greens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Verena Hartmann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Lars Hermann </text:p>
          </table:table-cell>
          <table:table-cell office:value-type="string">
            <text:p>Af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Thomas Jurk </text:p>
          </table:table-cell>
          <table:table-cell office:value-type="string">
            <text:p>SP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Daniela Kolbe </text:p>
          </table:table-cell>
          <table:table-cell office:value-type="string">
            <text:p>SP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Detlef Müller </text:p>
          </table:table-cell>
          <table:table-cell office:value-type="string">
            <text:p>SP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Susann Rüthrich </text:p>
          </table:table-cell>
          <table:table-cell office:value-type="string">
            <text:p>SPD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André Hahn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Katja Kipping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Caren Lay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Michael Leutert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3">
          <table:table-cell office:value-type="string">
            <text:p>Sabine Zimmermann (politician) </text:p>
          </table:table-cell>
          <table:table-cell office:value-type="string">
            <text:p>The Left </text:p>
          </table:table-cell>
          <table:table-cell office:value-type="string">
            <text:p>Sachsen </text:p>
          </table:table-cell>
          <table:table-cell table:number-columns-repeated="1021"/>
        </table:table-row>
        <table:table-row table:style-name="ro4">
          <table:table-cell office:value-type="string">
            <text:p>Eckhard Gnodtke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Altmark <text:s/></text:p>
          </table:table-cell>
          <table:table-cell office:value-type="string">
            <text:p>32.6 %</text:p>
          </table:table-cell>
          <table:table-cell table:number-columns-repeated="1019"/>
        </table:table-row>
        <table:table-row table:style-name="ro3">
          <table:table-cell office:value-type="string">
            <text:p>Kees de Vries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Anhalt <text:s/></text:p>
          </table:table-cell>
          <table:table-cell office:value-type="string">
            <text:p>31.6 %</text:p>
          </table:table-cell>
          <table:table-cell table:number-columns-repeated="1019"/>
        </table:table-row>
        <table:table-row table:style-name="ro4">
          <table:table-cell office:value-type="string">
            <text:p>Manfred Behrens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Börde – Jerichower Land <text:s/></text:p>
          </table:table-cell>
          <table:table-cell office:value-type="string">
            <text:p>37.8 %</text:p>
          </table:table-cell>
          <table:table-cell table:number-columns-repeated="1019"/>
        </table:table-row>
        <table:table-row table:style-name="ro4">
          <table:table-cell office:value-type="string">
            <text:p>Dieter Stier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Burgenland – Saalekreis <text:s/></text:p>
          </table:table-cell>
          <table:table-cell office:value-type="float" office:value="33.6">
            <text:p>33.6</text:p>
          </table:table-cell>
          <table:table-cell table:number-columns-repeated="1019"/>
        </table:table-row>
        <table:table-row table:style-name="ro4">
          <table:table-cell office:value-type="string">
            <text:p>Sepp Müller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Dessau – Wittenberg <text:s/></text:p>
          </table:table-cell>
          <table:table-cell office:value-type="string">
            <text:p>35.2 %</text:p>
          </table:table-cell>
          <table:table-cell table:number-columns-repeated="1019"/>
        </table:table-row>
        <table:table-row table:style-name="ro4">
          <table:table-cell office:value-type="string">
            <text:p>Christoph Bernstiel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Halle <text:s/></text:p>
          </table:table-cell>
          <table:table-cell office:value-type="string">
            <text:p>27.1 %</text:p>
          </table:table-cell>
          <table:table-cell table:number-columns-repeated="1019"/>
        </table:table-row>
        <table:table-row table:style-name="ro4">
          <table:table-cell office:value-type="string">
            <text:p>Heike Brehmer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Harz <text:s/></text:p>
          </table:table-cell>
          <table:table-cell office:value-type="string">
            <text:p>36.4 %</text:p>
          </table:table-cell>
          <table:table-cell table:number-columns-repeated="1019"/>
        </table:table-row>
        <table:table-row table:style-name="ro4">
          <table:table-cell office:value-type="string">
            <text:p>Tino Sorge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Magdeburg </text:p>
          </table:table-cell>
          <table:table-cell office:value-type="string">
            <text:p>27.4 %</text:p>
          </table:table-cell>
          <table:table-cell table:number-columns-repeated="1019"/>
        </table:table-row>
        <table:table-row table:style-name="ro4">
          <table:table-cell office:value-type="string">
            <text:p>Torsten Schweiger </text:p>
          </table:table-cell>
          <table:table-cell office:value-type="string">
            <text:p>CDU </text:p>
          </table:table-cell>
          <table:table-cell office:value-type="string">
            <text:p>Sachsen-Anhalt </text:p>
          </table:table-cell>
          <table:table-cell office:value-type="string">
            <text:p>Mansfeld </text:p>
          </table:table-cell>
          <table:table-cell office:value-type="string">
            <text:p>31.0 %</text:p>
          </table:table-cell>
          <table:table-cell table:number-columns-repeated="1019"/>
        </table:table-row>
        <table:table-row table:style-name="ro4">
          <table:table-cell office:value-type="string">
            <text:p>Matthias Büttner </text:p>
          </table:table-cell>
          <table:table-cell office:value-type="string">
            <text:p>Af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Andreas Mrosek </text:p>
          </table:table-cell>
          <table:table-cell office:value-type="string">
            <text:p>Af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Frank Pasemann </text:p>
          </table:table-cell>
          <table:table-cell office:value-type="string">
            <text:p>Af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Martin Reichardt </text:p>
          </table:table-cell>
          <table:table-cell office:value-type="string">
            <text:p>Af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3">
          <table:table-cell office:value-type="string">
            <text:p>Marcus Faber </text:p>
          </table:table-cell>
          <table:table-cell office:value-type="string">
            <text:p>FDP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Frank Sitta </text:p>
          </table:table-cell>
          <table:table-cell office:value-type="string">
            <text:p>FDP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Steffi Lemke </text:p>
          </table:table-cell>
          <table:table-cell office:value-type="string">
            <text:p>Greens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Katrin Budde </text:p>
          </table:table-cell>
          <table:table-cell office:value-type="string">
            <text:p>SP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Karamba Diaby </text:p>
          </table:table-cell>
          <table:table-cell office:value-type="string">
            <text:p>SP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Burkhard Lischka </text:p>
          </table:table-cell>
          <table:table-cell office:value-type="string">
            <text:p>SPD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Birke Bull-Bischoff </text:p>
          </table:table-cell>
          <table:table-cell office:value-type="string">
            <text:p>The Left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Matthias Höhn </text:p>
          </table:table-cell>
          <table:table-cell office:value-type="string">
            <text:p>The Left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3">
          <table:table-cell office:value-type="string">
            <text:p>Jan Korte </text:p>
          </table:table-cell>
          <table:table-cell office:value-type="string">
            <text:p>The Left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Petra Sitte </text:p>
          </table:table-cell>
          <table:table-cell office:value-type="string">
            <text:p>The Left </text:p>
          </table:table-cell>
          <table:table-cell office:value-type="string">
            <text:p>Sachsen-Anhalt </text:p>
          </table:table-cell>
          <table:table-cell table:number-columns-repeated="1021"/>
        </table:table-row>
        <table:table-row table:style-name="ro4">
          <table:table-cell office:value-type="string">
            <text:p>Petra Nicolaisen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Flensburg – Schleswig </text:p>
          </table:table-cell>
          <table:table-cell office:value-type="string">
            <text:p>40.0 %</text:p>
          </table:table-cell>
          <table:table-cell table:number-columns-repeated="1019"/>
        </table:table-row>
        <table:table-row table:style-name="ro4">
          <table:table-cell office:value-type="string">
            <text:p>Norbert Brackmann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Herzogtum Lauenburg – Stormarn-Süd </text:p>
          </table:table-cell>
          <table:table-cell office:value-type="string">
            <text:p>39.5 %</text:p>
          </table:table-cell>
          <table:table-cell table:number-columns-repeated="1019"/>
        </table:table-row>
        <table:table-row table:style-name="ro3">
          <table:table-cell office:value-type="string">
            <text:p>Mathias Stein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office:value-type="string">
            <text:p>Kiel </text:p>
          </table:table-cell>
          <table:table-cell office:value-type="string">
            <text:p>31.0 %</text:p>
          </table:table-cell>
          <table:table-cell table:number-columns-repeated="1019"/>
        </table:table-row>
        <table:table-row table:style-name="ro4">
          <table:table-cell office:value-type="string">
            <text:p>Claudia Schmidtke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Lübeck </text:p>
          </table:table-cell>
          <table:table-cell office:value-type="string">
            <text:p>35.3 %</text:p>
          </table:table-cell>
          <table:table-cell table:number-columns-repeated="1019"/>
        </table:table-row>
        <table:table-row table:style-name="ro4">
          <table:table-cell office:value-type="string">
            <text:p>Astrid Damerow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Nordfriesland – Dithmarschen Nord </text:p>
          </table:table-cell>
          <table:table-cell office:value-type="string">
            <text:p>45.1 %</text:p>
          </table:table-cell>
          <table:table-cell table:number-columns-repeated="1019"/>
        </table:table-row>
        <table:table-row table:style-name="ro4">
          <table:table-cell office:value-type="string">
            <text:p>Ingo Gädechens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Ostholstein – Stormarn-Nord </text:p>
          </table:table-cell>
          <table:table-cell office:value-type="string">
            <text:p>41.5 %</text:p>
          </table:table-cell>
          <table:table-cell table:number-columns-repeated="1019"/>
        </table:table-row>
        <table:table-row table:style-name="ro4">
          <table:table-cell office:value-type="string">
            <text:p>Michael von Abercron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Pinneberg </text:p>
          </table:table-cell>
          <table:table-cell office:value-type="string">
            <text:p>39.7 %</text:p>
          </table:table-cell>
          <table:table-cell table:number-columns-repeated="1019"/>
        </table:table-row>
        <table:table-row table:style-name="ro4">
          <table:table-cell office:value-type="string">
            <text:p>Melanie Bernstein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Plön – Neumünster </text:p>
          </table:table-cell>
          <table:table-cell office:value-type="string">
            <text:p>40.7 %</text:p>
          </table:table-cell>
          <table:table-cell table:number-columns-repeated="1019"/>
        </table:table-row>
        <table:table-row table:style-name="ro4">
          <table:table-cell office:value-type="string">
            <text:p>Johann Wadephul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Rendsburg-Eckernförde </text:p>
          </table:table-cell>
          <table:table-cell office:value-type="string">
            <text:p>42.7 %</text:p>
          </table:table-cell>
          <table:table-cell table:number-columns-repeated="1019"/>
        </table:table-row>
        <table:table-row table:style-name="ro4">
          <table:table-cell office:value-type="string">
            <text:p>Gero Storjohann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Segeberg – Stormarn-Mitte </text:p>
          </table:table-cell>
          <table:table-cell office:value-type="string">
            <text:p>41.1 %</text:p>
          </table:table-cell>
          <table:table-cell table:number-columns-repeated="1019"/>
        </table:table-row>
        <table:table-row table:style-name="ro4">
          <table:table-cell office:value-type="string">
            <text:p>Mark Helfrich </text:p>
          </table:table-cell>
          <table:table-cell office:value-type="string">
            <text:p>CDU </text:p>
          </table:table-cell>
          <table:table-cell office:value-type="string">
            <text:p>Schleswig-Holstein </text:p>
          </table:table-cell>
          <table:table-cell office:value-type="string">
            <text:p>Steinburg – Dithmarschen Süd </text:p>
          </table:table-cell>
          <table:table-cell office:value-type="string">
            <text:p>41.9 %</text:p>
          </table:table-cell>
          <table:table-cell table:number-columns-repeated="1019"/>
        </table:table-row>
        <table:table-row table:style-name="ro4">
          <table:table-cell office:value-type="string">
            <text:p>Axel Gehrke </text:p>
          </table:table-cell>
          <table:table-cell office:value-type="string">
            <text:p>Af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Bruno Hollnagel </text:p>
          </table:table-cell>
          <table:table-cell office:value-type="string">
            <text:p>Af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Christine Aschenberg-Dugnus </text:p>
          </table:table-cell>
          <table:table-cell office:value-type="string">
            <text:p>FDP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Wolfgang Kubicki </text:p>
          </table:table-cell>
          <table:table-cell office:value-type="string">
            <text:p>FDP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3">
          <table:table-cell office:value-type="string">
            <text:p>Bernd Klaus Buchholz </text:p>
          </table:table-cell>
          <table:table-cell office:value-type="string">
            <text:p>FDP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Luise Amtsberg </text:p>
          </table:table-cell>
          <table:table-cell office:value-type="string">
            <text:p>Greens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3">
          <table:table-cell office:value-type="string">
            <text:p>Ingrid Nestle </text:p>
          </table:table-cell>
          <table:table-cell office:value-type="string">
            <text:p>Greens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Konstantin von Notz </text:p>
          </table:table-cell>
          <table:table-cell office:value-type="string">
            <text:p>Greens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3">
          <table:table-cell office:value-type="string">
            <text:p>Bettina Hagedorn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3">
          <table:table-cell office:value-type="string">
            <text:p>Gabriele Hiller-Ohm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Sönke Rix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Ernst Dieter Rossmann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Nina Scheer </text:p>
          </table:table-cell>
          <table:table-cell office:value-type="string">
            <text:p>SPD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Lorenz Gösta Beutin </text:p>
          </table:table-cell>
          <table:table-cell office:value-type="string">
            <text:p>The Left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Cornelia Möhring </text:p>
          </table:table-cell>
          <table:table-cell office:value-type="string">
            <text:p>The Left </text:p>
          </table:table-cell>
          <table:table-cell office:value-type="string">
            <text:p>Schleswig-Holstein </text:p>
          </table:table-cell>
          <table:table-cell table:number-columns-repeated="1021"/>
        </table:table-row>
        <table:table-row table:style-name="ro4">
          <table:table-cell office:value-type="string">
            <text:p>Manfred Grund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Eichsfeld – Nordhausen – Kyffhäuserkreis <text:s/></text:p>
          </table:table-cell>
          <table:table-cell office:value-type="string">
            <text:p>38.0 %</text:p>
          </table:table-cell>
          <table:table-cell table:number-columns-repeated="1019"/>
        </table:table-row>
        <table:table-row table:style-name="ro4">
          <table:table-cell office:value-type="string">
            <text:p>Christian Hirte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Eisenach – Wartburgkreis – Unstrut-Hainich-Kreis <text:s/></text:p>
          </table:table-cell>
          <table:table-cell office:value-type="string">
            <text:p>34.4 %</text:p>
          </table:table-cell>
          <table:table-cell table:number-columns-repeated="1019"/>
        </table:table-row>
        <table:table-row table:style-name="ro4">
          <table:table-cell office:value-type="string">
            <text:p>Antje Tillmann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Erfurt – Weimar – Weimarer Land II <text:s/></text:p>
          </table:table-cell>
          <table:table-cell office:value-type="string">
            <text:p>27.3 %</text:p>
          </table:table-cell>
          <table:table-cell table:number-columns-repeated="1019"/>
        </table:table-row>
        <table:table-row table:style-name="ro4">
          <table:table-cell office:value-type="string">
            <text:p>Volkmar Vogel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Gera – Greiz – Altenburger Land <text:s/></text:p>
          </table:table-cell>
          <table:table-cell office:value-type="string">
            <text:p>30.4 %</text:p>
          </table:table-cell>
          <table:table-cell table:number-columns-repeated="1019"/>
        </table:table-row>
        <table:table-row table:style-name="ro4">
          <table:table-cell office:value-type="string">
            <text:p>Tankred Schipanski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Gotha – Ilm-Kreis <text:s/></text:p>
          </table:table-cell>
          <table:table-cell office:value-type="string">
            <text:p>29.0 %</text:p>
          </table:table-cell>
          <table:table-cell table:number-columns-repeated="1019"/>
        </table:table-row>
        <table:table-row table:style-name="ro4">
          <table:table-cell office:value-type="string">
            <text:p>Johannes Selle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Jena – Sömmerda – Weimarer Land I <text:s/></text:p>
          </table:table-cell>
          <table:table-cell office:value-type="string">
            <text:p>29.2 %</text:p>
          </table:table-cell>
          <table:table-cell table:number-columns-repeated="1019"/>
        </table:table-row>
        <table:table-row table:style-name="ro4">
          <table:table-cell office:value-type="string">
            <text:p>Albert Weiler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Saalfeld-Rudolstadt – Saale-Holzland-Kreis – Saale-Orla-Kreis <text:s/></text:p>
          </table:table-cell>
          <table:table-cell office:value-type="string">
            <text:p>30.9 %</text:p>
          </table:table-cell>
          <table:table-cell table:number-columns-repeated="1019"/>
        </table:table-row>
        <table:table-row table:style-name="ro4">
          <table:table-cell office:value-type="string">
            <text:p>Mark Hauptmann </text:p>
          </table:table-cell>
          <table:table-cell office:value-type="string">
            <text:p>CDU </text:p>
          </table:table-cell>
          <table:table-cell office:value-type="string">
            <text:p>Thüringen </text:p>
          </table:table-cell>
          <table:table-cell office:value-type="string">
            <text:p>Suhl – Schmalkalden-Meiningen – Hildburghausen – Sonneberg <text:s/></text:p>
          </table:table-cell>
          <table:table-cell office:value-type="string">
            <text:p>33.5 %</text:p>
          </table:table-cell>
          <table:table-cell table:number-columns-repeated="1019"/>
        </table:table-row>
        <table:table-row table:style-name="ro3">
          <table:table-cell office:value-type="string">
            <text:p>Stephan Brandner </text:p>
          </table:table-cell>
          <table:table-cell office:value-type="string">
            <text:p>Af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Marcus Bühl </text:p>
          </table:table-cell>
          <table:table-cell office:value-type="string">
            <text:p>Af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Anton Friesen </text:p>
          </table:table-cell>
          <table:table-cell office:value-type="string">
            <text:p>Af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3">
          <table:table-cell office:value-type="string">
            <text:p>Jürgen Pohl </text:p>
          </table:table-cell>
          <table:table-cell office:value-type="string">
            <text:p>Af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Robby Schlund </text:p>
          </table:table-cell>
          <table:table-cell office:value-type="string">
            <text:p>Af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3">
          <table:table-cell office:value-type="string">
            <text:p>Gerald Ullrich </text:p>
          </table:table-cell>
          <table:table-cell office:value-type="string">
            <text:p>FDP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Thomas Kemmerich </text:p>
          </table:table-cell>
          <table:table-cell office:value-type="string">
            <text:p>FDP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Katrin Göring-Eckardt </text:p>
          </table:table-cell>
          <table:table-cell office:value-type="string">
            <text:p>Greens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3">
          <table:table-cell office:value-type="string">
            <text:p>Elisabeth Kaiser </text:p>
          </table:table-cell>
          <table:table-cell office:value-type="string">
            <text:p>SP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Christoph Matschie </text:p>
          </table:table-cell>
          <table:table-cell office:value-type="string">
            <text:p>SP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3">
          <table:table-cell office:value-type="string">
            <text:p>Carsten Schneider </text:p>
          </table:table-cell>
          <table:table-cell office:value-type="string">
            <text:p>SPD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Ralph Lenkert </text:p>
          </table:table-cell>
          <table:table-cell office:value-type="string">
            <text:p>The Left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Martina Renner </text:p>
          </table:table-cell>
          <table:table-cell office:value-type="string">
            <text:p>The Left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4">
          <table:table-cell office:value-type="string">
            <text:p>Kersten Steinke </text:p>
          </table:table-cell>
          <table:table-cell office:value-type="string">
            <text:p>The Left </text:p>
          </table:table-cell>
          <table:table-cell office:value-type="string">
            <text:p>Thüringen </text:p>
          </table:table-cell>
          <table:table-cell table:number-columns-repeated="1021"/>
        </table:table-row>
        <table:table-row table:style-name="ro3" table:number-rows-repeated="10478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7 procedure" table:style-name="ta1" table:print="false">
        <table:table-column table:style-name="co9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3" table:default-cell-style-name="ce8"/>
        <table:table-column table:style-name="co16" table:default-cell-style-name="ce8"/>
        <table:table-column table:style-name="co9" table:default-cell-style-name="ce8"/>
        <table:table-column table:style-name="co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7" table:default-cell-style-name="ce8"/>
        <table:table-column table:style-name="co18" table:default-cell-style-name="ce8"/>
        <table:table-column table:style-name="co8" table:default-cell-style-name="ce8"/>
        <table:table-column table:style-name="co17" table:default-cell-style-name="ce8"/>
        <table:table-column table:style-name="co18" table:default-cell-style-name="ce8"/>
        <table:table-column table:style-name="co8" table:default-cell-style-name="ce8"/>
        <table:table-column table:style-name="co17" table:default-cell-style-name="ce8"/>
        <table:table-column table:style-name="co18" table:default-cell-style-name="ce8"/>
        <table:table-column table:style-name="co3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17" table:default-cell-style-name="ce8"/>
        <table:table-column table:style-name="co18" table:default-cell-style-name="ce8"/>
        <table:table-column table:style-name="co8" table:default-cell-style-name="ce8"/>
        <table:table-column table:style-name="co17" table:default-cell-style-name="ce8"/>
        <table:table-column table:style-name="co18" table:default-cell-style-name="ce8"/>
        <table:table-column table:style-name="co3" table:default-cell-style-name="ce8"/>
        <table:table-column table:style-name="co16" table:default-cell-style-name="ce8"/>
        <table:table-column table:style-name="co19" table:default-cell-style-name="ce8"/>
        <table:table-column table:style-name="co3" table:default-cell-style-name="ce8"/>
        <table:table-column table:style-name="co6" table:number-columns-repeated="991" table:default-cell-style-name="ce8"/>
        <table:table-row table:style-name="ro4">
          <table:table-cell table:style-name="ce1" office:value-type="string">
            <text:p>State</text:p>
          </table:table-cell>
          <table:table-cell table:style-name="ce4" office:value-type="string">
            <text:p>Population</text:p>
          </table:table-cell>
          <table:table-cell table:style-name="ce5" office:value-type="string">
            <text:p>Sainte-Laguë Seats</text:p>
          </table:table-cell>
          <table:table-cell table:style-name="ce5" office:value-type="string">
            <text:p>Actua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List Seats</text:p>
          </table:table-cell>
          <table:table-cell table:number-columns-repeated="2"/>
          <table:table-cell table:style-name="ce4" office:value-type="string" table:number-columns-spanned="3" table:number-rows-spanned="1">
            <text:p>CDU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SPD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DIE LINKE</text:p>
          </table:table-cell>
          <table:covered-table-cell table:style-name="ce7"/>
          <table:covered-table-cell table:style-name="ce4"/>
          <table:table-cell table:style-name="ce4" office:value-type="string" table:number-columns-spanned="3" table:number-rows-spanned="1">
            <text:p>GRÜNE</text:p>
          </table:table-cell>
          <table:covered-table-cell table:style-name="ce4"/>
          <table:covered-table-cell table:style-name="ce7"/>
          <table:table-cell table:style-name="ce4" office:value-type="string" table:number-columns-spanned="3" table:number-rows-spanned="1">
            <text:p>CSU</text:p>
          </table:table-cell>
          <table:covered-table-cell table:number-columns-repeated="2" table:style-name="ce7"/>
          <table:table-cell table:style-name="ce4" office:value-type="string" table:number-columns-spanned="3" table:number-rows-spanned="1">
            <text:p>FDP</text:p>
          </table:table-cell>
          <table:covered-table-cell table:number-columns-repeated="2" table:style-name="ce7"/>
          <table:table-cell table:style-name="ce4" office:value-type="string" table:number-columns-spanned="3" table:number-rows-spanned="1">
            <text:p>AfD</text:p>
          </table:table-cell>
          <table:covered-table-cell table:number-columns-repeated="2" table:style-name="ce7"/>
          <table:table-cell table:number-columns-repeated="995"/>
        </table:table-row>
        <table:table-row table:style-name="ro3">
          <table:table-cell office:value-type="string">
            <text:p>Baden-Württemberg </text:p>
          </table:table-cell>
          <table:table-cell table:style-name="ce9" office:value-type="float" office:value="9365001">
            <text:p>9,365,001</text:p>
          </table:table-cell>
          <table:table-cell table:number-columns-repeated="2" office:value-type="float" office:value="76">
            <text:p>76</text:p>
          </table:table-cell>
          <table:table-cell office:value-type="float" office:value="38">
            <text:p>38</text:p>
          </table:table-cell>
          <table:table-cell table:formula="of:=SUM([.C2]-[.E2])" office:value-type="float" office:value="38">
            <text:p>38</text:p>
          </table:table-cell>
          <table:table-cell/>
          <table:table-cell table:style-name="ce1" office:value-type="string">
            <text:p>State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style-name="ce1" office:value-type="string">
            <text:p>List Votes</text:p>
          </table:table-cell>
          <table:table-cell table:style-name="ce1" office:value-type="string">
            <text:p>S-L Final Seats</text:p>
          </table:table-cell>
          <table:table-cell table:style-name="ce1" office:value-type="string">
            <text:p>Actual Final Seats</text:p>
          </table:table-cell>
          <table:table-cell table:number-columns-repeated="995"/>
        </table:table-row>
        <table:table-row table:style-name="ro3">
          <table:table-cell office:value-type="string">
            <text:p>Bayern </text:p>
          </table:table-cell>
          <table:table-cell table:style-name="ce9" office:value-type="float" office:value="11362245">
            <text:p>11,362,245</text:p>
          </table:table-cell>
          <table:table-cell table:number-columns-repeated="2" office:value-type="float" office:value="93">
            <text:p>93</text:p>
          </table:table-cell>
          <table:table-cell office:value-type="float" office:value="46">
            <text:p>46</text:p>
          </table:table-cell>
          <table:table-cell table:formula="of:=SUM([.C3]-[.E3])" office:value-type="float" office:value="47">
            <text:p>47</text:p>
          </table:table-cell>
          <table:table-cell/>
          <table:table-cell office:value-type="string">
            <text:p>Baden-Württemberg </text:p>
          </table:table-cell>
          <table:table-cell table:style-name="ce15" office:value-type="float" office:value="2061687">
            <text:p>2,061,687</text:p>
          </table:table-cell>
          <table:table-cell office:value-type="float" office:value="38">
            <text:p>38</text:p>
          </table:table-cell>
          <table:table-cell table:formula="of:=SUM(['2017 results'.B35:.C35])" office:value-type="float" office:value="38">
            <text:p>38</text:p>
          </table:table-cell>
          <table:table-cell table:style-name="ce15" office:value-type="float" office:value="982370">
            <text:p>982,370</text:p>
          </table:table-cell>
          <table:table-cell office:value-type="float" office:value="16">
            <text:p>16</text:p>
          </table:table-cell>
          <table:table-cell table:formula="of:=SUM(['2017 results'.D35:.E35])" office:value-type="float" office:value="16">
            <text:p>16</text:p>
          </table:table-cell>
          <table:table-cell table:style-name="ce15" office:value-type="float" office:value="380727">
            <text:p>380,727</text:p>
          </table:table-cell>
          <table:table-cell office:value-type="float" office:value="6">
            <text:p>6</text:p>
          </table:table-cell>
          <table:table-cell table:formula="of:=SUM(['2017 results'.F35:.G35])" office:value-type="float" office:value="6">
            <text:p>6</text:p>
          </table:table-cell>
          <table:table-cell table:style-name="ce15" office:value-type="float" office:value="807205">
            <text:p>807,205</text:p>
          </table:table-cell>
          <table:table-cell office:value-type="float" office:value="13">
            <text:p>13</text:p>
          </table:table-cell>
          <table:table-cell table:formula="of:=SUM(['2017 results'.H35:.I35])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35:.K35])" office:value-type="float" office:value="0">
            <text:p>0</text:p>
          </table:table-cell>
          <table:table-cell table:style-name="ce15" office:value-type="float" office:value="762008">
            <text:p>762,008</text:p>
          </table:table-cell>
          <table:table-cell office:value-type="float" office:value="12">
            <text:p>12</text:p>
          </table:table-cell>
          <table:table-cell table:formula="of:=SUM(['2017 results'.L35:.M35])" office:value-type="float" office:value="12">
            <text:p>12</text:p>
          </table:table-cell>
          <table:table-cell table:style-name="ce15" office:value-type="float" office:value="730499">
            <text:p>730,499</text:p>
          </table:table-cell>
          <table:table-cell office:value-type="float" office:value="11">
            <text:p>11</text:p>
          </table:table-cell>
          <table:table-cell table:formula="of:=SUM(['2017 results'.N35:.O35])" office:value-type="float" office:value="11">
            <text:p>11</text:p>
          </table:table-cell>
          <table:table-cell table:number-columns-repeated="995"/>
        </table:table-row>
        <table:table-row table:style-name="ro3">
          <table:table-cell office:value-type="string">
            <text:p>Berlin </text:p>
          </table:table-cell>
          <table:table-cell table:style-name="ce9" office:value-type="float" office:value="2975745">
            <text:p>2,975,745</text:p>
          </table:table-cell>
          <table:table-cell table:number-columns-repeated="2"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SUM([.C4]-[.E4])" office:value-type="float" office:value="12">
            <text:p>12</text:p>
          </table:table-cell>
          <table:table-cell/>
          <table:table-cell office:value-type="string">
            <text:p>Bayern 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B36:.C36])" office:value-type="float" office:value="0">
            <text:p>0</text:p>
          </table:table-cell>
          <table:table-cell table:style-name="ce15" office:value-type="float" office:value="1130931">
            <text:p>1,130,931</text:p>
          </table:table-cell>
          <table:table-cell office:value-type="float" office:value="18">
            <text:p>18</text:p>
          </table:table-cell>
          <table:table-cell table:formula="of:=SUM(['2017 results'.D36:.E36])" office:value-type="float" office:value="18">
            <text:p>18</text:p>
          </table:table-cell>
          <table:table-cell table:style-name="ce15" office:value-type="float" office:value="450803">
            <text:p>450,803</text:p>
          </table:table-cell>
          <table:table-cell office:value-type="float" office:value="7">
            <text:p>7</text:p>
          </table:table-cell>
          <table:table-cell table:formula="of:=SUM(['2017 results'.F36:.G36])" office:value-type="float" office:value="7">
            <text:p>7</text:p>
          </table:table-cell>
          <table:table-cell table:style-name="ce15" office:value-type="float" office:value="722116">
            <text:p>722,116</text:p>
          </table:table-cell>
          <table:table-cell office:value-type="float" office:value="11">
            <text:p>11</text:p>
          </table:table-cell>
          <table:table-cell table:formula="of:=SUM(['2017 results'.H36:.I36])" office:value-type="float" office:value="11">
            <text:p>11</text:p>
          </table:table-cell>
          <table:table-cell table:style-name="ce15" office:value-type="float" office:value="2869688">
            <text:p>2,869,688</text:p>
          </table:table-cell>
          <table:table-cell office:value-type="float" office:value="46">
            <text:p>46</text:p>
          </table:table-cell>
          <table:table-cell table:formula="of:=SUM(['2017 results'.J36:.K36])" office:value-type="float" office:value="46">
            <text:p>46</text:p>
          </table:table-cell>
          <table:table-cell table:style-name="ce15" office:value-type="float" office:value="751248">
            <text:p>751,248</text:p>
          </table:table-cell>
          <table:table-cell office:value-type="float" office:value="12">
            <text:p>12</text:p>
          </table:table-cell>
          <table:table-cell table:formula="of:=SUM(['2017 results'.L36:.M36])" office:value-type="float" office:value="12">
            <text:p>12</text:p>
          </table:table-cell>
          <table:table-cell table:style-name="ce15" office:value-type="float" office:value="916300">
            <text:p>916,300</text:p>
          </table:table-cell>
          <table:table-cell office:value-type="float" office:value="14">
            <text:p>14</text:p>
          </table:table-cell>
          <table:table-cell table:formula="of:=SUM(['2017 results'.N36:.O36])" office:value-type="float" office:value="14">
            <text:p>14</text:p>
          </table:table-cell>
          <table:table-cell table:number-columns-repeated="995"/>
        </table:table-row>
        <table:table-row table:style-name="ro3">
          <table:table-cell office:value-type="string">
            <text:p>Brandenburg </text:p>
          </table:table-cell>
          <table:table-cell table:style-name="ce9" office:value-type="float" office:value="2391746">
            <text:p>2,391,746</text:p>
          </table:table-cell>
          <table:table-cell table:number-columns-repeated="2"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SUM([.C5]-[.E5])" office:value-type="float" office:value="10">
            <text:p>10</text:p>
          </table:table-cell>
          <table:table-cell/>
          <table:table-cell office:value-type="string">
            <text:p>Berlin </text:p>
          </table:table-cell>
          <table:table-cell table:style-name="ce15" office:value-type="float" office:value="424321">
            <text:p>424,321</text:p>
          </table:table-cell>
          <table:table-cell office:value-type="float" office:value="6">
            <text:p>6</text:p>
          </table:table-cell>
          <table:table-cell table:formula="of:=SUM(['2017 results'.B37:.C37])" office:value-type="float" office:value="6">
            <text:p>6</text:p>
          </table:table-cell>
          <table:table-cell table:style-name="ce15" office:value-type="float" office:value="334253">
            <text:p>334,253</text:p>
          </table:table-cell>
          <table:table-cell office:value-type="float" office:value="5">
            <text:p>5</text:p>
          </table:table-cell>
          <table:table-cell table:formula="of:=SUM(['2017 results'.D37:.E37])" office:value-type="float" office:value="5">
            <text:p>5</text:p>
          </table:table-cell>
          <table:table-cell table:style-name="ce15" office:value-type="float" office:value="351170">
            <text:p>351,170</text:p>
          </table:table-cell>
          <table:table-cell office:value-type="float" office:value="6">
            <text:p>6</text:p>
          </table:table-cell>
          <table:table-cell table:formula="of:=SUM(['2017 results'.F37:.G37])" office:value-type="float" office:value="6">
            <text:p>6</text:p>
          </table:table-cell>
          <table:table-cell table:style-name="ce15" office:value-type="float" office:value="234947">
            <text:p>234,947</text:p>
          </table:table-cell>
          <table:table-cell office:value-type="float" office:value="4">
            <text:p>4</text:p>
          </table:table-cell>
          <table:table-cell table:formula="of:=SUM(['2017 results'.H37:.I37])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37:.K37])" office:value-type="float" office:value="0">
            <text:p>0</text:p>
          </table:table-cell>
          <table:table-cell table:style-name="ce15" office:value-type="float" office:value="167046">
            <text:p>167,046</text:p>
          </table:table-cell>
          <table:table-cell office:value-type="float" office:value="3">
            <text:p>3</text:p>
          </table:table-cell>
          <table:table-cell table:formula="of:=SUM(['2017 results'.L37:.M37])" office:value-type="float" office:value="3">
            <text:p>3</text:p>
          </table:table-cell>
          <table:table-cell table:style-name="ce15" office:value-type="float" office:value="225170">
            <text:p>225,170</text:p>
          </table:table-cell>
          <table:table-cell office:value-type="float" office:value="4">
            <text:p>4</text:p>
          </table:table-cell>
          <table:table-cell table:formula="of:=SUM(['2017 results'.N37:.O37])" office:value-type="float" office:value="4">
            <text:p>4</text:p>
          </table:table-cell>
          <table:table-cell table:number-columns-repeated="995"/>
        </table:table-row>
        <table:table-row table:style-name="ro3">
          <table:table-cell office:value-type="string">
            <text:p>Bremen </text:p>
          </table:table-cell>
          <table:table-cell table:style-name="ce9" office:value-type="float" office:value="568510">
            <text:p>568,5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SUM([.C6]-[.E6])" office:value-type="float" office:value="3">
            <text:p>3</text:p>
          </table:table-cell>
          <table:table-cell/>
          <table:table-cell office:value-type="string">
            <text:p>Brandenburg </text:p>
          </table:table-cell>
          <table:table-cell table:style-name="ce15" office:value-type="float" office:value="397839">
            <text:p>397,839</text:p>
          </table:table-cell>
          <table:table-cell office:value-type="float" office:value="9">
            <text:p>9</text:p>
          </table:table-cell>
          <table:table-cell table:formula="of:=SUM(['2017 results'.B38:.C38])" office:value-type="float" office:value="9">
            <text:p>9</text:p>
          </table:table-cell>
          <table:table-cell table:style-name="ce15" office:value-type="float" office:value="261822">
            <text:p>261,822</text:p>
          </table:table-cell>
          <table:table-cell office:value-type="float" office:value="4">
            <text:p>4</text:p>
          </table:table-cell>
          <table:table-cell table:formula="of:=SUM(['2017 results'.D38:.E38])" office:value-type="float" office:value="4">
            <text:p>4</text:p>
          </table:table-cell>
          <table:table-cell table:style-name="ce15" office:value-type="float" office:value="255721">
            <text:p>255,721</text:p>
          </table:table-cell>
          <table:table-cell office:value-type="float" office:value="4">
            <text:p>4</text:p>
          </table:table-cell>
          <table:table-cell table:formula="of:=SUM(['2017 results'.F38:.G38])" office:value-type="float" office:value="4">
            <text:p>4</text:p>
          </table:table-cell>
          <table:table-cell table:style-name="ce15" office:value-type="float" office:value="74971">
            <text:p>74,971</text:p>
          </table:table-cell>
          <table:table-cell office:value-type="float" office:value="1">
            <text:p>1</text:p>
          </table:table-cell>
          <table:table-cell table:formula="of:=SUM(['2017 results'.H38:.I38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38:.K38])" office:value-type="float" office:value="0">
            <text:p>0</text:p>
          </table:table-cell>
          <table:table-cell table:style-name="ce15" office:value-type="float" office:value="105485">
            <text:p>105,485</text:p>
          </table:table-cell>
          <table:table-cell office:value-type="float" office:value="2">
            <text:p>2</text:p>
          </table:table-cell>
          <table:table-cell table:formula="of:=SUM(['2017 results'.L38:.M38])" office:value-type="float" office:value="2">
            <text:p>2</text:p>
          </table:table-cell>
          <table:table-cell table:style-name="ce15" office:value-type="float" office:value="301103">
            <text:p>301,103</text:p>
          </table:table-cell>
          <table:table-cell office:value-type="float" office:value="5">
            <text:p>5</text:p>
          </table:table-cell>
          <table:table-cell table:formula="of:=SUM(['2017 results'.N38:.O38])" office:value-type="float" office:value="5">
            <text:p>5</text:p>
          </table:table-cell>
          <table:table-cell table:number-columns-repeated="995"/>
        </table:table-row>
        <table:table-row table:style-name="ro3">
          <table:table-cell office:value-type="string">
            <text:p>Hamburg </text:p>
          </table:table-cell>
          <table:table-cell table:style-name="ce9" office:value-type="float" office:value="1525090">
            <text:p>1,525,090</text:p>
          </table:table-cell>
          <table:table-cell table:number-columns-repeated="2"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SUM([.C7]-[.E7])" office:value-type="float" office:value="6">
            <text:p>6</text:p>
          </table:table-cell>
          <table:table-cell/>
          <table:table-cell office:value-type="string">
            <text:p>Bremen </text:p>
          </table:table-cell>
          <table:table-cell table:style-name="ce15" office:value-type="float" office:value="83409">
            <text:p>83,409</text:p>
          </table:table-cell>
          <table:table-cell office:value-type="float" office:value="1">
            <text:p>1</text:p>
          </table:table-cell>
          <table:table-cell table:formula="of:=SUM(['2017 results'.B39:.C39])" office:value-type="float" office:value="1">
            <text:p>1</text:p>
          </table:table-cell>
          <table:table-cell table:style-name="ce15" office:value-type="float" office:value="88944">
            <text:p>88,944</text:p>
          </table:table-cell>
          <table:table-cell office:value-type="float" office:value="2">
            <text:p>2</text:p>
          </table:table-cell>
          <table:table-cell table:formula="of:=SUM(['2017 results'.D39:.E39])" office:value-type="float" office:value="2">
            <text:p>2</text:p>
          </table:table-cell>
          <table:table-cell table:style-name="ce15" office:value-type="float" office:value="44629">
            <text:p>44,629</text:p>
          </table:table-cell>
          <table:table-cell office:value-type="float" office:value="1">
            <text:p>1</text:p>
          </table:table-cell>
          <table:table-cell table:formula="of:=SUM(['2017 results'.F39:.G39])" office:value-type="float" office:value="1">
            <text:p>1</text:p>
          </table:table-cell>
          <table:table-cell table:style-name="ce15" office:value-type="float" office:value="36733">
            <text:p>36,733</text:p>
          </table:table-cell>
          <table:table-cell office:value-type="float" office:value="1">
            <text:p>1</text:p>
          </table:table-cell>
          <table:table-cell table:formula="of:=SUM(['2017 results'.H39:.I39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39:.K39])" office:value-type="float" office:value="0">
            <text:p>0</text:p>
          </table:table-cell>
          <table:table-cell table:style-name="ce15" office:value-type="float" office:value="31056">
            <text:p>31,056</text:p>
          </table:table-cell>
          <table:table-cell office:value-type="float" office:value="0">
            <text:p>0</text:p>
          </table:table-cell>
          <table:table-cell table:formula="of:=SUM(['2017 results'.L39:.M39])" office:value-type="float" office:value="0">
            <text:p>0</text:p>
          </table:table-cell>
          <table:table-cell table:style-name="ce15" office:value-type="float" office:value="33244">
            <text:p>33,244</text:p>
          </table:table-cell>
          <table:table-cell office:value-type="float" office:value="1">
            <text:p>1</text:p>
          </table:table-cell>
          <table:table-cell table:formula="of:=SUM(['2017 results'.N39:.O39])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Hessen </text:p>
          </table:table-cell>
          <table:table-cell table:style-name="ce9" office:value-type="float" office:value="5281198">
            <text:p>5,281,198</text:p>
          </table:table-cell>
          <table:table-cell table:number-columns-repeated="2" office:value-type="float" office:value="43">
            <text:p>43</text:p>
          </table:table-cell>
          <table:table-cell office:value-type="float" office:value="22">
            <text:p>22</text:p>
          </table:table-cell>
          <table:table-cell table:formula="of:=SUM([.C8]-[.E8])" office:value-type="float" office:value="21">
            <text:p>21</text:p>
          </table:table-cell>
          <table:table-cell/>
          <table:table-cell office:value-type="string">
            <text:p>Hamburg </text:p>
          </table:table-cell>
          <table:table-cell table:style-name="ce15" office:value-type="float" office:value="266312">
            <text:p>266,312</text:p>
          </table:table-cell>
          <table:table-cell office:value-type="float" office:value="4">
            <text:p>4</text:p>
          </table:table-cell>
          <table:table-cell table:formula="of:=SUM(['2017 results'.B40:.C40])" office:value-type="float" office:value="4">
            <text:p>4</text:p>
          </table:table-cell>
          <table:table-cell table:style-name="ce15" office:value-type="float" office:value="229862">
            <text:p>229,862</text:p>
          </table:table-cell>
          <table:table-cell office:value-type="float" office:value="5">
            <text:p>5</text:p>
          </table:table-cell>
          <table:table-cell table:formula="of:=SUM(['2017 results'.D40:.E40])" office:value-type="float" office:value="5">
            <text:p>5</text:p>
          </table:table-cell>
          <table:table-cell table:style-name="ce15" office:value-type="float" office:value="119076">
            <text:p>119,076</text:p>
          </table:table-cell>
          <table:table-cell office:value-type="float" office:value="2">
            <text:p>2</text:p>
          </table:table-cell>
          <table:table-cell table:formula="of:=SUM(['2017 results'.F40:.G40])" office:value-type="float" office:value="2">
            <text:p>2</text:p>
          </table:table-cell>
          <table:table-cell table:style-name="ce15" office:value-type="float" office:value="136371">
            <text:p>136,371</text:p>
          </table:table-cell>
          <table:table-cell office:value-type="float" office:value="2">
            <text:p>2</text:p>
          </table:table-cell>
          <table:table-cell table:formula="of:=SUM(['2017 results'.H40:.I40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0:.K40])" office:value-type="float" office:value="0">
            <text:p>0</text:p>
          </table:table-cell>
          <table:table-cell table:style-name="ce15" office:value-type="float" office:value="105610">
            <text:p>105,610</text:p>
          </table:table-cell>
          <table:table-cell office:value-type="float" office:value="2">
            <text:p>2</text:p>
          </table:table-cell>
          <table:table-cell table:formula="of:=SUM(['2017 results'.L40:.M40])" office:value-type="float" office:value="2">
            <text:p>2</text:p>
          </table:table-cell>
          <table:table-cell table:style-name="ce15" office:value-type="float" office:value="76511">
            <text:p>76,511</text:p>
          </table:table-cell>
          <table:table-cell office:value-type="float" office:value="1">
            <text:p>1</text:p>
          </table:table-cell>
          <table:table-cell table:formula="of:=SUM(['2017 results'.N40:.O40])" office:value-type="float" office:value="1">
            <text:p>1</text:p>
          </table:table-cell>
          <table:table-cell table:number-columns-repeated="995"/>
        </table:table-row>
        <table:table-row table:style-name="ro4">
          <table:table-cell office:value-type="string">
            <text:p>Mecklenburg-Vorpommern </text:p>
          </table:table-cell>
          <table:table-cell table:style-name="ce9" office:value-type="float" office:value="1548400">
            <text:p>1,548,400</text:p>
          </table:table-cell>
          <table:table-cell table:number-columns-repeated="2" office:value-type="float" office:value="13">
            <text:p>13</text:p>
          </table:table-cell>
          <table:table-cell office:value-type="float" office:value="6">
            <text:p>6</text:p>
          </table:table-cell>
          <table:table-cell table:formula="of:=SUM([.C9]-[.E9])" office:value-type="float" office:value="7">
            <text:p>7</text:p>
          </table:table-cell>
          <table:table-cell/>
          <table:table-cell office:value-type="string">
            <text:p>Hessen </text:p>
          </table:table-cell>
          <table:table-cell table:style-name="ce15" office:value-type="float" office:value="1033200">
            <text:p>1,033,200</text:p>
          </table:table-cell>
          <table:table-cell office:value-type="float" office:value="17">
            <text:p>17</text:p>
          </table:table-cell>
          <table:table-cell table:formula="of:=SUM(['2017 results'.B41:.C41])" office:value-type="float" office:value="17">
            <text:p>17</text:p>
          </table:table-cell>
          <table:table-cell table:style-name="ce15" office:value-type="float" office:value="788427">
            <text:p>788,427</text:p>
          </table:table-cell>
          <table:table-cell office:value-type="float" office:value="12">
            <text:p>12</text:p>
          </table:table-cell>
          <table:table-cell table:formula="of:=SUM(['2017 results'.D41:.E41])" office:value-type="float" office:value="12">
            <text:p>12</text:p>
          </table:table-cell>
          <table:table-cell table:style-name="ce15" office:value-type="float" office:value="271158">
            <text:p>271,158</text:p>
          </table:table-cell>
          <table:table-cell office:value-type="float" office:value="4">
            <text:p>4</text:p>
          </table:table-cell>
          <table:table-cell table:formula="of:=SUM(['2017 results'.F41:.G41])" office:value-type="float" office:value="4">
            <text:p>4</text:p>
          </table:table-cell>
          <table:table-cell table:style-name="ce15" office:value-type="float" office:value="323736">
            <text:p>323,736</text:p>
          </table:table-cell>
          <table:table-cell office:value-type="float" office:value="5">
            <text:p>5</text:p>
          </table:table-cell>
          <table:table-cell table:formula="of:=SUM(['2017 results'.H41:.I41])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1:.K41])" office:value-type="float" office:value="0">
            <text:p>0</text:p>
          </table:table-cell>
          <table:table-cell table:style-name="ce15" office:value-type="float" office:value="386742">
            <text:p>386,742</text:p>
          </table:table-cell>
          <table:table-cell office:value-type="float" office:value="6">
            <text:p>6</text:p>
          </table:table-cell>
          <table:table-cell table:formula="of:=SUM(['2017 results'.L41:.M41])" office:value-type="float" office:value="6">
            <text:p>6</text:p>
          </table:table-cell>
          <table:table-cell table:style-name="ce15" office:value-type="float" office:value="398712">
            <text:p>398,712</text:p>
          </table:table-cell>
          <table:table-cell office:value-type="float" office:value="6">
            <text:p>6</text:p>
          </table:table-cell>
          <table:table-cell table:formula="of:=SUM(['2017 results'.N41:.O41])" office:value-type="float" office:value="6">
            <text:p>6</text:p>
          </table:table-cell>
          <table:table-cell table:number-columns-repeated="995"/>
        </table:table-row>
        <table:table-row table:style-name="ro4">
          <table:table-cell office:value-type="string">
            <text:p>Niedersachsen </text:p>
          </table:table-cell>
          <table:table-cell table:style-name="ce9" office:value-type="float" office:value="7278789">
            <text:p>7,278,789</text:p>
          </table:table-cell>
          <table:table-cell table:number-columns-repeated="2" office:value-type="float" office:value="59">
            <text:p>59</text:p>
          </table:table-cell>
          <table:table-cell office:value-type="float" office:value="30">
            <text:p>30</text:p>
          </table:table-cell>
          <table:table-cell table:formula="of:=SUM([.C10]-[.E10])" office:value-type="float" office:value="29">
            <text:p>29</text:p>
          </table:table-cell>
          <table:table-cell/>
          <table:table-cell office:value-type="string">
            <text:p>Mecklenburg-Vorpommern </text:p>
          </table:table-cell>
          <table:table-cell table:style-name="ce15" office:value-type="float" office:value="307263">
            <text:p>307,263</text:p>
          </table:table-cell>
          <table:table-cell office:value-type="float" office:value="6">
            <text:p>6</text:p>
          </table:table-cell>
          <table:table-cell table:formula="of:=SUM(['2017 results'.B42:.C42])" office:value-type="float" office:value="6">
            <text:p>6</text:p>
          </table:table-cell>
          <table:table-cell table:style-name="ce15" office:value-type="float" office:value="139689">
            <text:p>139,689</text:p>
          </table:table-cell>
          <table:table-cell office:value-type="float" office:value="2">
            <text:p>2</text:p>
          </table:table-cell>
          <table:table-cell table:formula="of:=SUM(['2017 results'.D42:.E42])" office:value-type="float" office:value="2">
            <text:p>2</text:p>
          </table:table-cell>
          <table:table-cell table:style-name="ce15" office:value-type="float" office:value="165368">
            <text:p>165,368</text:p>
          </table:table-cell>
          <table:table-cell office:value-type="float" office:value="3">
            <text:p>3</text:p>
          </table:table-cell>
          <table:table-cell table:formula="of:=SUM(['2017 results'.F42:.G42])" office:value-type="float" office:value="3">
            <text:p>3</text:p>
          </table:table-cell>
          <table:table-cell table:style-name="ce15" office:value-type="float" office:value="39514">
            <text:p>39,514</text:p>
          </table:table-cell>
          <table:table-cell office:value-type="float" office:value="1">
            <text:p>1</text:p>
          </table:table-cell>
          <table:table-cell table:formula="of:=SUM(['2017 results'.H42:.I42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2:.K42])" office:value-type="float" office:value="0">
            <text:p>0</text:p>
          </table:table-cell>
          <table:table-cell table:style-name="ce15" office:value-type="float" office:value="57895">
            <text:p>57,895</text:p>
          </table:table-cell>
          <table:table-cell office:value-type="float" office:value="1">
            <text:p>1</text:p>
          </table:table-cell>
          <table:table-cell table:formula="of:=SUM(['2017 results'.L42:.M42])" office:value-type="float" office:value="1">
            <text:p>1</text:p>
          </table:table-cell>
          <table:table-cell table:style-name="ce15" office:value-type="float" office:value="172409">
            <text:p>172,409</text:p>
          </table:table-cell>
          <table:table-cell office:value-type="float" office:value="3">
            <text:p>3</text:p>
          </table:table-cell>
          <table:table-cell table:formula="of:=SUM(['2017 results'.N42:.O42])" office:value-type="float" office:value="3">
            <text:p>3</text:p>
          </table:table-cell>
          <table:table-cell table:number-columns-repeated="995"/>
        </table:table-row>
        <table:table-row table:style-name="ro4">
          <table:table-cell office:value-type="string">
            <text:p>Nordrhein-Westfalen </text:p>
          </table:table-cell>
          <table:table-cell table:style-name="ce9" office:value-type="float" office:value="15707569">
            <text:p>15,707,569</text:p>
          </table:table-cell>
          <table:table-cell table:number-columns-repeated="2" office:value-type="float" office:value="128">
            <text:p>128</text:p>
          </table:table-cell>
          <table:table-cell office:value-type="float" office:value="64">
            <text:p>64</text:p>
          </table:table-cell>
          <table:table-cell table:formula="of:=SUM([.C11]-[.E11])" office:value-type="float" office:value="64">
            <text:p>64</text:p>
          </table:table-cell>
          <table:table-cell/>
          <table:table-cell office:value-type="string">
            <text:p>Niedersachsen </text:p>
          </table:table-cell>
          <table:table-cell table:style-name="ce15" office:value-type="float" office:value="1623481">
            <text:p>1,623,481</text:p>
          </table:table-cell>
          <table:table-cell office:value-type="float" office:value="21">
            <text:p>21</text:p>
          </table:table-cell>
          <table:table-cell table:formula="of:=SUM(['2017 results'.B43:.C43])" office:value-type="float" office:value="21">
            <text:p>21</text:p>
          </table:table-cell>
          <table:table-cell table:style-name="ce15" office:value-type="float" office:value="1275172">
            <text:p>1,275,172</text:p>
          </table:table-cell>
          <table:table-cell office:value-type="float" office:value="20">
            <text:p>20</text:p>
          </table:table-cell>
          <table:table-cell table:formula="of:=SUM(['2017 results'.D43:.E43])" office:value-type="float" office:value="20">
            <text:p>20</text:p>
          </table:table-cell>
          <table:table-cell table:style-name="ce15" office:value-type="float" office:value="322979">
            <text:p>322,979</text:p>
          </table:table-cell>
          <table:table-cell office:value-type="float" office:value="5">
            <text:p>5</text:p>
          </table:table-cell>
          <table:table-cell table:formula="of:=SUM(['2017 results'.F43:.G43])" office:value-type="float" office:value="5">
            <text:p>5</text:p>
          </table:table-cell>
          <table:table-cell table:style-name="ce15" office:value-type="float" office:value="404825">
            <text:p>404,825</text:p>
          </table:table-cell>
          <table:table-cell office:value-type="float" office:value="6">
            <text:p>6</text:p>
          </table:table-cell>
          <table:table-cell table:formula="of:=SUM(['2017 results'.H43:.I43])" office:value-type="float" office:value="6">
            <text:p>6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3:.K43])" office:value-type="float" office:value="0">
            <text:p>0</text:p>
          </table:table-cell>
          <table:table-cell table:style-name="ce15" office:value-type="float" office:value="431405">
            <text:p>431,405</text:p>
          </table:table-cell>
          <table:table-cell office:value-type="float" office:value="7">
            <text:p>7</text:p>
          </table:table-cell>
          <table:table-cell table:formula="of:=SUM(['2017 results'.L43:.M43])" office:value-type="float" office:value="7">
            <text:p>7</text:p>
          </table:table-cell>
          <table:table-cell table:style-name="ce15" office:value-type="float" office:value="422362">
            <text:p>422,362</text:p>
          </table:table-cell>
          <table:table-cell office:value-type="float" office:value="7">
            <text:p>7</text:p>
          </table:table-cell>
          <table:table-cell table:formula="of:=SUM(['2017 results'.N43:.O43])" office:value-type="float" office:value="7">
            <text:p>7</text:p>
          </table:table-cell>
          <table:table-cell table:number-columns-repeated="995"/>
        </table:table-row>
        <table:table-row table:style-name="ro3">
          <table:table-cell office:value-type="string">
            <text:p>Rheinland-Pfalz </text:p>
          </table:table-cell>
          <table:table-cell table:style-name="ce9" office:value-type="float" office:value="3661245">
            <text:p>3,661,245</text:p>
          </table:table-cell>
          <table:table-cell table:number-columns-repeated="2" office:value-type="float" office:value="30">
            <text:p>30</text:p>
          </table:table-cell>
          <table:table-cell office:value-type="float" office:value="15">
            <text:p>15</text:p>
          </table:table-cell>
          <table:table-cell table:formula="of:=SUM([.C12]-[.E12])" office:value-type="float" office:value="15">
            <text:p>15</text:p>
          </table:table-cell>
          <table:table-cell/>
          <table:table-cell office:value-type="string">
            <text:p>Nordrhein-Westfalen </text:p>
          </table:table-cell>
          <table:table-cell table:style-name="ce15" office:value-type="float" office:value="3214013">
            <text:p>3,214,013</text:p>
          </table:table-cell>
          <table:table-cell office:value-type="float" office:value="42">
            <text:p>42</text:p>
          </table:table-cell>
          <table:table-cell table:formula="of:=SUM(['2017 results'.B44:.C44])" office:value-type="float" office:value="42">
            <text:p>42</text:p>
          </table:table-cell>
          <table:table-cell table:style-name="ce15" office:value-type="float" office:value="2557876">
            <text:p>2,557,876</text:p>
          </table:table-cell>
          <table:table-cell office:value-type="float" office:value="41">
            <text:p>41</text:p>
          </table:table-cell>
          <table:table-cell table:formula="of:=SUM(['2017 results'.D44:.E44])" office:value-type="float" office:value="41">
            <text:p>41</text:p>
          </table:table-cell>
          <table:table-cell table:style-name="ce15" office:value-type="float" office:value="736904">
            <text:p>736,904</text:p>
          </table:table-cell>
          <table:table-cell office:value-type="float" office:value="12">
            <text:p>12</text:p>
          </table:table-cell>
          <table:table-cell table:formula="of:=SUM(['2017 results'.F44:.G44])" office:value-type="float" office:value="12">
            <text:p>12</text:p>
          </table:table-cell>
          <table:table-cell table:style-name="ce15" office:value-type="float" office:value="744970">
            <text:p>744,970</text:p>
          </table:table-cell>
          <table:table-cell office:value-type="float" office:value="12">
            <text:p>12</text:p>
          </table:table-cell>
          <table:table-cell table:formula="of:=SUM(['2017 results'.H44:.I44])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4:.K44])" office:value-type="float" office:value="0">
            <text:p>0</text:p>
          </table:table-cell>
          <table:table-cell table:style-name="ce15" office:value-type="float" office:value="1293052">
            <text:p>1,293,052</text:p>
          </table:table-cell>
          <table:table-cell office:value-type="float" office:value="20">
            <text:p>20</text:p>
          </table:table-cell>
          <table:table-cell table:formula="of:=SUM(['2017 results'.L44:.M44])" office:value-type="float" office:value="20">
            <text:p>20</text:p>
          </table:table-cell>
          <table:table-cell table:style-name="ce15" office:value-type="float" office:value="928425">
            <text:p>928,425</text:p>
          </table:table-cell>
          <table:table-cell office:value-type="float" office:value="15">
            <text:p>15</text:p>
          </table:table-cell>
          <table:table-cell table:formula="of:=SUM(['2017 results'.N44:.O44])" office:value-type="float" office:value="15">
            <text:p>15</text:p>
          </table:table-cell>
          <table:table-cell table:number-columns-repeated="995"/>
        </table:table-row>
        <table:table-row table:style-name="ro3">
          <table:table-cell office:value-type="string">
            <text:p>Saarland </text:p>
          </table:table-cell>
          <table:table-cell table:style-name="ce9" office:value-type="float" office:value="899748">
            <text:p>899,748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formula="of:=SUM([.C13]-[.E13])" office:value-type="float" office:value="3">
            <text:p>3</text:p>
          </table:table-cell>
          <table:table-cell/>
          <table:table-cell office:value-type="string">
            <text:p>Rheinland-Pfalz </text:p>
          </table:table-cell>
          <table:table-cell table:style-name="ce15" office:value-type="float" office:value="848003">
            <text:p>848,003</text:p>
          </table:table-cell>
          <table:table-cell office:value-type="float" office:value="14">
            <text:p>14</text:p>
          </table:table-cell>
          <table:table-cell table:formula="of:=SUM(['2017 results'.B45:.C45])" office:value-type="float" office:value="14">
            <text:p>14</text:p>
          </table:table-cell>
          <table:table-cell table:style-name="ce15" office:value-type="float" office:value="570518">
            <text:p>570,518</text:p>
          </table:table-cell>
          <table:table-cell office:value-type="float" office:value="9">
            <text:p>9</text:p>
          </table:table-cell>
          <table:table-cell table:formula="of:=SUM(['2017 results'.D45:.E45])" office:value-type="float" office:value="9">
            <text:p>9</text:p>
          </table:table-cell>
          <table:table-cell table:style-name="ce15" office:value-type="float" office:value="160912">
            <text:p>160,912</text:p>
          </table:table-cell>
          <table:table-cell office:value-type="float" office:value="3">
            <text:p>3</text:p>
          </table:table-cell>
          <table:table-cell table:formula="of:=SUM(['2017 results'.F45:.G45])" office:value-type="float" office:value="3">
            <text:p>3</text:p>
          </table:table-cell>
          <table:table-cell table:style-name="ce15" office:value-type="float" office:value="179233">
            <text:p>179,233</text:p>
          </table:table-cell>
          <table:table-cell office:value-type="float" office:value="3">
            <text:p>3</text:p>
          </table:table-cell>
          <table:table-cell table:formula="of:=SUM(['2017 results'.H45:.I45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5:.K45])" office:value-type="float" office:value="0">
            <text:p>0</text:p>
          </table:table-cell>
          <table:table-cell table:style-name="ce15" office:value-type="float" office:value="245235">
            <text:p>245,235</text:p>
          </table:table-cell>
          <table:table-cell office:value-type="float" office:value="4">
            <text:p>4</text:p>
          </table:table-cell>
          <table:table-cell table:formula="of:=SUM(['2017 results'.L45:.M45])" office:value-type="float" office:value="4">
            <text:p>4</text:p>
          </table:table-cell>
          <table:table-cell table:style-name="ce15" office:value-type="float" office:value="265688">
            <text:p>265,688</text:p>
          </table:table-cell>
          <table:table-cell office:value-type="float" office:value="4">
            <text:p>4</text:p>
          </table:table-cell>
          <table:table-cell table:formula="of:=SUM(['2017 results'.N45:.O45])" office:value-type="float" office:value="4">
            <text:p>4</text:p>
          </table:table-cell>
          <table:table-cell table:number-columns-repeated="995"/>
        </table:table-row>
        <table:table-row table:style-name="ro3">
          <table:table-cell office:value-type="string">
            <text:p>Sachsen </text:p>
          </table:table-cell>
          <table:table-cell table:style-name="ce9" office:value-type="float" office:value="3914671">
            <text:p>3,914,671</text:p>
          </table:table-cell>
          <table:table-cell table:number-columns-repeated="2" office:value-type="float" office:value="32">
            <text:p>32</text:p>
          </table:table-cell>
          <table:table-cell office:value-type="float" office:value="16">
            <text:p>16</text:p>
          </table:table-cell>
          <table:table-cell table:formula="of:=SUM([.C14]-[.E14])" office:value-type="float" office:value="16">
            <text:p>16</text:p>
          </table:table-cell>
          <table:table-cell/>
          <table:table-cell office:value-type="string">
            <text:p>Saarland </text:p>
          </table:table-cell>
          <table:table-cell table:style-name="ce15" office:value-type="float" office:value="189573">
            <text:p>189,573</text:p>
          </table:table-cell>
          <table:table-cell office:value-type="float" office:value="3">
            <text:p>3</text:p>
          </table:table-cell>
          <table:table-cell table:formula="of:=SUM(['2017 results'.B46:.C46])" office:value-type="float" office:value="3">
            <text:p>3</text:p>
          </table:table-cell>
          <table:table-cell table:style-name="ce15" office:value-type="float" office:value="158895">
            <text:p>158,895</text:p>
          </table:table-cell>
          <table:table-cell office:value-type="float" office:value="3">
            <text:p>3</text:p>
          </table:table-cell>
          <table:table-cell table:formula="of:=SUM(['2017 results'.D46:.E46])" office:value-type="float" office:value="3">
            <text:p>3</text:p>
          </table:table-cell>
          <table:table-cell table:style-name="ce15" office:value-type="float" office:value="75448">
            <text:p>75,448</text:p>
          </table:table-cell>
          <table:table-cell office:value-type="float" office:value="1">
            <text:p>1</text:p>
          </table:table-cell>
          <table:table-cell table:formula="of:=SUM(['2017 results'.F46:.G46])" office:value-type="float" office:value="1">
            <text:p>1</text:p>
          </table:table-cell>
          <table:table-cell table:style-name="ce15" office:value-type="float" office:value="35117">
            <text:p>35,117</text:p>
          </table:table-cell>
          <table:table-cell office:value-type="float" office:value="1">
            <text:p>1</text:p>
          </table:table-cell>
          <table:table-cell table:formula="of:=SUM(['2017 results'.H46:.I4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6:.K46])" office:value-type="float" office:value="0">
            <text:p>0</text:p>
          </table:table-cell>
          <table:table-cell table:style-name="ce15" office:value-type="float" office:value="44477">
            <text:p>44,477</text:p>
          </table:table-cell>
          <table:table-cell office:value-type="float" office:value="1">
            <text:p>1</text:p>
          </table:table-cell>
          <table:table-cell table:formula="of:=SUM(['2017 results'.L46:.M46])" office:value-type="float" office:value="1">
            <text:p>1</text:p>
          </table:table-cell>
          <table:table-cell table:style-name="ce15" office:value-type="float" office:value="58920">
            <text:p>58,920</text:p>
          </table:table-cell>
          <table:table-cell office:value-type="float" office:value="1">
            <text:p>1</text:p>
          </table:table-cell>
          <table:table-cell table:formula="of:=SUM(['2017 results'.N46:.O46])" office:value-type="float" office:value="1">
            <text:p>1</text:p>
          </table:table-cell>
          <table:table-cell table:number-columns-repeated="995"/>
        </table:table-row>
        <table:table-row table:style-name="ro3">
          <table:table-cell office:value-type="string">
            <text:p>Sachsen-Anhalt </text:p>
          </table:table-cell>
          <table:table-cell table:style-name="ce9" office:value-type="float" office:value="2145671">
            <text:p>2,145,671</text:p>
          </table:table-cell>
          <table:table-cell table:number-columns-repeated="2"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SUM([.C15]-[.E15])" office:value-type="float" office:value="8">
            <text:p>8</text:p>
          </table:table-cell>
          <table:table-cell/>
          <table:table-cell office:value-type="string">
            <text:p>Sachsen </text:p>
          </table:table-cell>
          <table:table-cell table:style-name="ce15" office:value-type="float" office:value="665751">
            <text:p>665,751</text:p>
          </table:table-cell>
          <table:table-cell office:value-type="float" office:value="12">
            <text:p>12</text:p>
          </table:table-cell>
          <table:table-cell table:formula="of:=SUM(['2017 results'.B47:.C47])" office:value-type="float" office:value="12">
            <text:p>12</text:p>
          </table:table-cell>
          <table:table-cell table:style-name="ce15" office:value-type="float" office:value="261105">
            <text:p>261,105</text:p>
          </table:table-cell>
          <table:table-cell office:value-type="float" office:value="4">
            <text:p>4</text:p>
          </table:table-cell>
          <table:table-cell table:formula="of:=SUM(['2017 results'.D47:.E47])" office:value-type="float" office:value="4">
            <text:p>4</text:p>
          </table:table-cell>
          <table:table-cell table:style-name="ce15" office:value-type="float" office:value="398627">
            <text:p>398,627</text:p>
          </table:table-cell>
          <table:table-cell office:value-type="float" office:value="6">
            <text:p>6</text:p>
          </table:table-cell>
          <table:table-cell table:formula="of:=SUM(['2017 results'.F47:.G47])" office:value-type="float" office:value="6">
            <text:p>6</text:p>
          </table:table-cell>
          <table:table-cell table:style-name="ce15" office:value-type="float" office:value="113608">
            <text:p>113,608</text:p>
          </table:table-cell>
          <table:table-cell office:value-type="float" office:value="2">
            <text:p>2</text:p>
          </table:table-cell>
          <table:table-cell table:formula="of:=SUM(['2017 results'.H47:.I47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7:.K47])" office:value-type="float" office:value="0">
            <text:p>0</text:p>
          </table:table-cell>
          <table:table-cell table:style-name="ce15" office:value-type="float" office:value="203662">
            <text:p>203,662</text:p>
          </table:table-cell>
          <table:table-cell office:value-type="float" office:value="3">
            <text:p>3</text:p>
          </table:table-cell>
          <table:table-cell table:formula="of:=SUM(['2017 results'.L47:.M47])" office:value-type="float" office:value="3">
            <text:p>3</text:p>
          </table:table-cell>
          <table:table-cell table:style-name="ce15" office:value-type="float" office:value="669940">
            <text:p>669,940</text:p>
          </table:table-cell>
          <table:table-cell office:value-type="float" office:value="11">
            <text:p>11</text:p>
          </table:table-cell>
          <table:table-cell table:formula="of:=SUM(['2017 results'.N47:.O47])" office:value-type="float" office:value="11">
            <text:p>11</text:p>
          </table:table-cell>
          <table:table-cell table:number-columns-repeated="995"/>
        </table:table-row>
        <table:table-row table:style-name="ro3">
          <table:table-cell office:value-type="string">
            <text:p>Schleswig-Holstein </text:p>
          </table:table-cell>
          <table:table-cell table:style-name="ce9" office:value-type="float" office:value="2673803">
            <text:p>2,673,803</text:p>
          </table:table-cell>
          <table:table-cell table:number-columns-repeated="2"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SUM([.C16]-[.E16])" office:value-type="float" office:value="11">
            <text:p>11</text:p>
          </table:table-cell>
          <table:table-cell/>
          <table:table-cell office:value-type="string">
            <text:p>Sachsen-Anhalt </text:p>
          </table:table-cell>
          <table:table-cell table:style-name="ce15" office:value-type="float" office:value="377411">
            <text:p>377,411</text:p>
          </table:table-cell>
          <table:table-cell office:value-type="float" office:value="9">
            <text:p>9</text:p>
          </table:table-cell>
          <table:table-cell table:formula="of:=SUM(['2017 results'.B48:.C48])" office:value-type="float" office:value="9">
            <text:p>9</text:p>
          </table:table-cell>
          <table:table-cell table:style-name="ce15" office:value-type="float" office:value="188980">
            <text:p>188,980</text:p>
          </table:table-cell>
          <table:table-cell office:value-type="float" office:value="3">
            <text:p>3</text:p>
          </table:table-cell>
          <table:table-cell table:formula="of:=SUM(['2017 results'.D48:.E48])" office:value-type="float" office:value="3">
            <text:p>3</text:p>
          </table:table-cell>
          <table:table-cell table:style-name="ce15" office:value-type="float" office:value="220858">
            <text:p>220,858</text:p>
          </table:table-cell>
          <table:table-cell office:value-type="float" office:value="4">
            <text:p>4</text:p>
          </table:table-cell>
          <table:table-cell table:formula="of:=SUM(['2017 results'.F48:.G48])" office:value-type="float" office:value="4">
            <text:p>4</text:p>
          </table:table-cell>
          <table:table-cell table:style-name="ce15" office:value-type="float" office:value="46243">
            <text:p>46,243</text:p>
          </table:table-cell>
          <table:table-cell office:value-type="float" office:value="1">
            <text:p>1</text:p>
          </table:table-cell>
          <table:table-cell table:formula="of:=SUM(['2017 results'.H48:.I48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8:.K48])" office:value-type="float" office:value="0">
            <text:p>0</text:p>
          </table:table-cell>
          <table:table-cell table:style-name="ce15" office:value-type="float" office:value="96555">
            <text:p>96,555</text:p>
          </table:table-cell>
          <table:table-cell office:value-type="float" office:value="2">
            <text:p>2</text:p>
          </table:table-cell>
          <table:table-cell table:formula="of:=SUM(['2017 results'.L48:.M48])" office:value-type="float" office:value="2">
            <text:p>2</text:p>
          </table:table-cell>
          <table:table-cell table:style-name="ce15" office:value-type="float" office:value="244401">
            <text:p>244,401</text:p>
          </table:table-cell>
          <table:table-cell office:value-type="float" office:value="4">
            <text:p>4</text:p>
          </table:table-cell>
          <table:table-cell table:formula="of:=SUM(['2017 results'.N48:.O48])" office:value-type="float" office:value="4">
            <text:p>4</text:p>
          </table:table-cell>
          <table:table-cell table:number-columns-repeated="995"/>
        </table:table-row>
        <table:table-row table:style-name="ro3">
          <table:table-cell office:value-type="string">
            <text:p>Thüringen </text:p>
          </table:table-cell>
          <table:table-cell table:style-name="ce9" office:value-type="float" office:value="2077901">
            <text:p>2,077,901</text:p>
          </table:table-cell>
          <table:table-cell table:number-columns-repeated="2" office:value-type="float" office:value="17">
            <text:p>17</text:p>
          </table:table-cell>
          <table:table-cell office:value-type="float" office:value="8">
            <text:p>8</text:p>
          </table:table-cell>
          <table:table-cell table:formula="of:=SUM([.C17]-[.E17])" office:value-type="float" office:value="9">
            <text:p>9</text:p>
          </table:table-cell>
          <table:table-cell/>
          <table:table-cell office:value-type="string">
            <text:p>Schleswig-Holstein </text:p>
          </table:table-cell>
          <table:table-cell table:style-name="ce15" office:value-type="float" office:value="583135">
            <text:p>583,135</text:p>
          </table:table-cell>
          <table:table-cell office:value-type="float" office:value="10">
            <text:p>10</text:p>
          </table:table-cell>
          <table:table-cell table:formula="of:=SUM(['2017 results'.B49:.C49])" office:value-type="float" office:value="10">
            <text:p>10</text:p>
          </table:table-cell>
          <table:table-cell table:style-name="ce15" office:value-type="float" office:value="399505">
            <text:p>399,505</text:p>
          </table:table-cell>
          <table:table-cell office:value-type="float" office:value="6">
            <text:p>6</text:p>
          </table:table-cell>
          <table:table-cell table:formula="of:=SUM(['2017 results'.D49:.E49])" office:value-type="float" office:value="6">
            <text:p>6</text:p>
          </table:table-cell>
          <table:table-cell table:style-name="ce15" office:value-type="float" office:value="124678">
            <text:p>124,678</text:p>
          </table:table-cell>
          <table:table-cell office:value-type="float" office:value="2">
            <text:p>2</text:p>
          </table:table-cell>
          <table:table-cell table:formula="of:=SUM(['2017 results'.F49:.G49])" office:value-type="float" office:value="2">
            <text:p>2</text:p>
          </table:table-cell>
          <table:table-cell table:style-name="ce15" office:value-type="float" office:value="205471">
            <text:p>205,471</text:p>
          </table:table-cell>
          <table:table-cell office:value-type="float" office:value="3">
            <text:p>3</text:p>
          </table:table-cell>
          <table:table-cell table:formula="of:=SUM(['2017 results'.H49:.I49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49:.K49])" office:value-type="float" office:value="0">
            <text:p>0</text:p>
          </table:table-cell>
          <table:table-cell table:style-name="ce15" office:value-type="float" office:value="216844">
            <text:p>216,844</text:p>
          </table:table-cell>
          <table:table-cell office:value-type="float" office:value="3">
            <text:p>3</text:p>
          </table:table-cell>
          <table:table-cell table:formula="of:=SUM(['2017 results'.L49:.M49])" office:value-type="float" office:value="3">
            <text:p>3</text:p>
          </table:table-cell>
          <table:table-cell table:style-name="ce15" office:value-type="float" office:value="140362">
            <text:p>140,362</text:p>
          </table:table-cell>
          <table:table-cell office:value-type="float" office:value="2">
            <text:p>2</text:p>
          </table:table-cell>
          <table:table-cell table:formula="of:=SUM(['2017 results'.N49:.O49])" office:value-type="float" office:value="2">
            <text:p>2</text:p>
          </table:table-cell>
          <table:table-cell table:number-columns-repeated="995"/>
        </table:table-row>
        <table:table-row table:style-name="ro3">
          <table:table-cell table:style-name="ce1"/>
          <table:table-cell table:number-columns-repeated="6"/>
          <table:table-cell office:value-type="string">
            <text:p>Thüringen </text:p>
          </table:table-cell>
          <table:table-cell table:style-name="ce15" office:value-type="float" office:value="372258">
            <text:p>372,258</text:p>
          </table:table-cell>
          <table:table-cell office:value-type="float" office:value="8">
            <text:p>8</text:p>
          </table:table-cell>
          <table:table-cell table:formula="of:=SUM(['2017 results'.B50:.C50])" office:value-type="float" office:value="8">
            <text:p>8</text:p>
          </table:table-cell>
          <table:table-cell table:style-name="ce15" office:value-type="float" office:value="171032">
            <text:p>171,032</text:p>
          </table:table-cell>
          <table:table-cell office:value-type="float" office:value="3">
            <text:p>3</text:p>
          </table:table-cell>
          <table:table-cell table:formula="of:=SUM(['2017 results'.D50:.E50])" office:value-type="float" office:value="3">
            <text:p>3</text:p>
          </table:table-cell>
          <table:table-cell table:style-name="ce15" office:value-type="float" office:value="218212">
            <text:p>218,212</text:p>
          </table:table-cell>
          <table:table-cell office:value-type="float" office:value="3">
            <text:p>3</text:p>
          </table:table-cell>
          <table:table-cell table:formula="of:=SUM(['2017 results'.F50:.G50])" office:value-type="float" office:value="3">
            <text:p>3</text:p>
          </table:table-cell>
          <table:table-cell table:style-name="ce15" office:value-type="float" office:value="53340">
            <text:p>53,340</text:p>
          </table:table-cell>
          <table:table-cell office:value-type="float" office:value="1">
            <text:p>1</text:p>
          </table:table-cell>
          <table:table-cell table:formula="of:=SUM(['2017 results'.H50:.I50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SUM(['2017 results'.J50:.K50])" office:value-type="float" office:value="0">
            <text:p>0</text:p>
          </table:table-cell>
          <table:table-cell table:style-name="ce15" office:value-type="float" office:value="101129">
            <text:p>101,129</text:p>
          </table:table-cell>
          <table:table-cell office:value-type="float" office:value="2">
            <text:p>2</text:p>
          </table:table-cell>
          <table:table-cell table:formula="of:=SUM(['2017 results'.L50:.M50])" office:value-type="float" office:value="2">
            <text:p>2</text:p>
          </table:table-cell>
          <table:table-cell table:style-name="ce15" office:value-type="float" office:value="294069">
            <text:p>294,069</text:p>
          </table:table-cell>
          <table:table-cell office:value-type="float" office:value="5">
            <text:p>5</text:p>
          </table:table-cell>
          <table:table-cell table:formula="of:=SUM(['2017 results'.N50:.O50])" office:value-type="float" office:value="5">
            <text:p>5</text:p>
          </table:table-cell>
          <table:table-cell table:number-columns-repeated="995"/>
        </table:table-row>
        <table:table-row table:style-name="ro4">
          <table:table-cell table:style-name="ce14" office:value-type="string">
            <text:p>(31 Dez. 2016)</text:p>
          </table:table-cell>
          <table:table-cell table:style-name="ce10" table:formula="of:=SUM([.B2:.B17])" office:value-type="float" office:value="73377332">
            <text:p>73,377,332</text:p>
          </table:table-cell>
          <table:table-cell table:style-name="ce1" table:formula="of:=SUM([.C2:.C17])" office:value-type="float" office:value="598">
            <text:p>598</text:p>
          </table:table-cell>
          <table:table-cell table:style-name="ce1" table:formula="of:=SUM([.D2:.D17])" office:value-type="float" office:value="598">
            <text:p>598</text:p>
          </table:table-cell>
          <table:table-cell table:style-name="ce1" table:formula="of:=SUM([.E2:.E17])" office:value-type="float" office:value="299">
            <text:p>299</text:p>
          </table:table-cell>
          <table:table-cell table:style-name="ce1" table:formula="of:=SUM([.F2:.F17])" office:value-type="float" office:value="299">
            <text:p>299</text:p>
          </table:table-cell>
          <table:table-cell table:number-columns-repeated="2"/>
          <table:table-cell table:style-name="ce10" table:formula="of:=SUM([.I3:.I18])" office:value-type="float" office:value="12447656">
            <text:p>12,447,656</text:p>
          </table:table-cell>
          <table:table-cell table:style-name="ce10" table:formula="of:=SUM([.J3:.J18])" office:value-type="float" office:value="200">
            <text:p>200</text:p>
          </table:table-cell>
          <table:table-cell table:style-name="ce10" table:formula="of:=SUM([.K3:.K18])" office:value-type="float" office:value="200">
            <text:p>200</text:p>
          </table:table-cell>
          <table:table-cell table:style-name="ce10" table:formula="of:=SUM([.L3:.L18])" office:value-type="float" office:value="9539381">
            <text:p>9,539,381</text:p>
          </table:table-cell>
          <table:table-cell table:style-name="ce10" table:formula="of:=SUM([.M3:.M18])" office:value-type="float" office:value="153">
            <text:p>153</text:p>
          </table:table-cell>
          <table:table-cell table:style-name="ce10" table:formula="of:=SUM([.N3:.N18])" office:value-type="float" office:value="153">
            <text:p>153</text:p>
          </table:table-cell>
          <table:table-cell table:style-name="ce10" table:formula="of:=SUM([.O3:.O18])" office:value-type="float" office:value="4297270">
            <text:p>4,297,270</text:p>
          </table:table-cell>
          <table:table-cell table:style-name="ce10" table:formula="of:=SUM([.P3:.P18])" office:value-type="float" office:value="69">
            <text:p>69</text:p>
          </table:table-cell>
          <table:table-cell table:style-name="ce10" table:formula="of:=SUM([.Q3:.Q18])" office:value-type="float" office:value="69">
            <text:p>69</text:p>
          </table:table-cell>
          <table:table-cell table:style-name="ce10" table:formula="of:=SUM([.R3:.R18])" office:value-type="float" office:value="4158400">
            <text:p>4,158,400</text:p>
          </table:table-cell>
          <table:table-cell table:style-name="ce10" table:formula="of:=SUM([.S3:.S18])" office:value-type="float" office:value="67">
            <text:p>67</text:p>
          </table:table-cell>
          <table:table-cell table:style-name="ce10" table:formula="of:=SUM([.T3:.T18])" office:value-type="float" office:value="67">
            <text:p>67</text:p>
          </table:table-cell>
          <table:table-cell table:style-name="ce10" table:formula="of:=SUM([.U3:.U18])" office:value-type="float" office:value="2869688">
            <text:p>2,869,688</text:p>
          </table:table-cell>
          <table:table-cell table:style-name="ce10" table:formula="of:=SUM([.V3:.V18])" office:value-type="float" office:value="46">
            <text:p>46</text:p>
          </table:table-cell>
          <table:table-cell table:style-name="ce10" table:formula="of:=SUM([.W3:.W18])" office:value-type="float" office:value="46">
            <text:p>46</text:p>
          </table:table-cell>
          <table:table-cell table:style-name="ce10" table:formula="of:=SUM([.X3:.X18])" office:value-type="float" office:value="4999449">
            <text:p>4,999,449</text:p>
          </table:table-cell>
          <table:table-cell table:style-name="ce10" table:formula="of:=SUM([.Y3:.Y18])" office:value-type="float" office:value="80">
            <text:p>80</text:p>
          </table:table-cell>
          <table:table-cell table:style-name="ce10" table:formula="of:=SUM([.Z3:.Z18])" office:value-type="float" office:value="80">
            <text:p>80</text:p>
          </table:table-cell>
          <table:table-cell table:style-name="ce10" table:formula="of:=SUM([.AA3:.AA18])" office:value-type="float" office:value="5878115">
            <text:p>5,878,115</text:p>
          </table:table-cell>
          <table:table-cell table:style-name="ce10" table:formula="of:=SUM([.AB3:.AB18])" office:value-type="float" office:value="94">
            <text:p>94</text:p>
          </table:table-cell>
          <table:table-cell table:style-name="ce10" table:formula="of:=SUM([.AC3:.AC18])" office:value-type="float" office:value="94">
            <text:p>94</text:p>
          </table:table-cell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string" table:number-columns-spanned="4" table:number-rows-spanned="1">
            <text:p>CDU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PD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DIE LINK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GRÜNE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CSU</text:p>
          </table:table-cell>
          <table:covered-table-cell table:number-columns-repeated="2" table:style-name="ce7"/>
          <table:covered-table-cell/>
          <table:table-cell table:style-name="ce4" office:value-type="string" table:number-columns-spanned="4" table:number-rows-spanned="1">
            <text:p>FDP</text:p>
          </table:table-cell>
          <table:covered-table-cell table:number-columns-repeated="2" table:style-name="ce7"/>
          <table:covered-table-cell/>
          <table:table-cell table:style-name="ce4" office:value-type="string" table:number-columns-spanned="4" table:number-rows-spanned="1">
            <text:p>AfD</text:p>
          </table:table-cell>
          <table:covered-table-cell table:number-columns-repeated="2" table:style-name="ce7"/>
          <table:covered-table-cell/>
          <table:table-cell table:style-name="ce4" office:value-type="string" table:number-columns-spanned="4" table:number-rows-spanned="1">
            <text:p>Total</text:p>
          </table:table-cell>
          <table:covered-table-cell table:number-columns-repeated="3"/>
          <table:table-cell table:number-columns-repeated="991"/>
        </table:table-row>
        <table:table-row table:style-name="ro3">
          <table:table-cell table:style-name="ce1" office:value-type="string">
            <text:p>State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Cons. Seats</text:p>
          </table:table-cell>
          <table:table-cell table:style-name="ce4" office:value-type="string">
            <text:p>Min. Seats</text:p>
          </table:table-cell>
          <table:table-cell table:number-columns-repeated="991"/>
        </table:table-row>
        <table:table-row table:style-name="ro3">
          <table:table-cell office:value-type="string">
            <text:p>Baden-Württemberg </text:p>
          </table:table-cell>
          <table:table-cell table:style-name="ce15" office:value-type="float" office:value="2061687">
            <text:p>2,061,687</text:p>
          </table:table-cell>
          <table:table-cell office:value-type="float" office:value="27">
            <text:p>27</text:p>
          </table:table-cell>
          <table:table-cell table:style-name="ce17" office:value-type="float" office:value="38">
            <text:p>38</text:p>
          </table:table-cell>
          <table:table-cell table:style-name="ce1" table:formula="of:=MAX([.C23:.D23])" office:value-type="float" office:value="38">
            <text:p>38</text:p>
          </table:table-cell>
          <table:table-cell table:style-name="ce15" office:value-type="float" office:value="982370">
            <text:p>982,37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" table:formula="of:=MAX([.G23:.H23])" office:value-type="float" office:value="13">
            <text:p>13</text:p>
          </table:table-cell>
          <table:table-cell table:style-name="ce15" office:value-type="float" office:value="380727">
            <text:p>380,7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K23:.L23])" office:value-type="float" office:value="5">
            <text:p>5</text:p>
          </table:table-cell>
          <table:table-cell table:style-name="ce15" office:value-type="float" office:value="807205">
            <text:p>807,20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1" table:formula="of:=MAX([.O23:.P23])" office:value-type="float" office:value="11">
            <text:p>1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3:.T23])" office:value-type="float" office:value="0">
            <text:p>0</text:p>
          </table:table-cell>
          <table:table-cell table:style-name="ce15" office:value-type="float" office:value="762008">
            <text:p>762,00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W23:.X23])" office:value-type="float" office:value="10">
            <text:p>10</text:p>
          </table:table-cell>
          <table:table-cell table:style-name="ce15" office:value-type="float" office:value="730499">
            <text:p>730,49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AA23:.AB23])" office:value-type="float" office:value="10">
            <text:p>10</text:p>
          </table:table-cell>
          <table:table-cell table:style-name="ce9" table:formula="of:=SUM([.B23]+[.F23]+[.J23]+[.N23]+[.R23]+[.V23]+[.Z23])" office:value-type="float" office:value="5724496">
            <text:p>5,724,496</text:p>
          </table:table-cell>
          <table:table-cell table:style-name="ce9" table:formula="of:=SUM([.C23]+[.G23]+[.K23]+[.O23]+[.S23]+[.W23]+[.AA23])" office:value-type="float" office:value="76">
            <text:p>76</text:p>
          </table:table-cell>
          <table:table-cell table:style-name="ce9" table:formula="of:=SUM([.D23]+[.H23]+[.L23]+[.P23]+[.T23]+[.X23]+[.AB23])" office:value-type="float" office:value="38">
            <text:p>38</text:p>
          </table:table-cell>
          <table:table-cell table:style-name="ce9" table:formula="of:=SUM([.E23]+[.I23]+[.M23]+[.Q23]+[.U23]+[.Y23]+[.AC23])" office:value-type="float" office:value="87">
            <text:p>87</text:p>
          </table:table-cell>
          <table:table-cell table:number-columns-repeated="991"/>
        </table:table-row>
        <table:table-row table:style-name="ro3">
          <table:table-cell office:value-type="string">
            <text:p>Bayern </text:p>
          </table:table-cell>
          <table:table-cell table:style-name="ce1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" table:formula="of:=MAX([.C24:.D24])" office:value-type="float" office:value="0">
            <text:p>0</text:p>
          </table:table-cell>
          <table:table-cell table:style-name="ce15" office:value-type="float" office:value="1130931">
            <text:p>1,130,93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1" table:formula="of:=MAX([.G24:.H24])" office:value-type="float" office:value="15">
            <text:p>15</text:p>
          </table:table-cell>
          <table:table-cell table:style-name="ce15" office:value-type="float" office:value="450803">
            <text:p>450,80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MAX([.K24:.L24])" office:value-type="float" office:value="6">
            <text:p>6</text:p>
          </table:table-cell>
          <table:table-cell table:style-name="ce15" office:value-type="float" office:value="722116">
            <text:p>722,116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O24:.P24])" office:value-type="float" office:value="10">
            <text:p>10</text:p>
          </table:table-cell>
          <table:table-cell table:style-name="ce15" office:value-type="float" office:value="2869688">
            <text:p>2,869,688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table:style-name="ce1" table:formula="of:=MAX([.S24:.T24])" office:value-type="float" office:value="46">
            <text:p>46</text:p>
          </table:table-cell>
          <table:table-cell table:style-name="ce15" office:value-type="float" office:value="751248">
            <text:p>751,24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W24:.X24])" office:value-type="float" office:value="10">
            <text:p>10</text:p>
          </table:table-cell>
          <table:table-cell table:style-name="ce15" office:value-type="float" office:value="916300">
            <text:p>916,30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" table:formula="of:=MAX([.AA24:.AB24])" office:value-type="float" office:value="13">
            <text:p>13</text:p>
          </table:table-cell>
          <table:table-cell table:style-name="ce9" table:formula="of:=SUM([.B24]+[.F24]+[.J24]+[.N24]+[.R24]+[.V24]+[.Z24])" office:value-type="float" office:value="6841086">
            <text:p>6,841,086</text:p>
          </table:table-cell>
          <table:table-cell table:style-name="ce9" table:formula="of:=SUM([.C24]+[.G24]+[.K24]+[.O24]+[.S24]+[.W24]+[.AA24])" office:value-type="float" office:value="93">
            <text:p>93</text:p>
          </table:table-cell>
          <table:table-cell table:style-name="ce9" table:formula="of:=SUM([.D24]+[.H24]+[.L24]+[.P24]+[.T24]+[.X24]+[.AB24])" office:value-type="float" office:value="46">
            <text:p>46</text:p>
          </table:table-cell>
          <table:table-cell table:style-name="ce9" table:formula="of:=SUM([.E24]+[.I24]+[.M24]+[.Q24]+[.U24]+[.Y24]+[.AC24])" office:value-type="float" office:value="100">
            <text:p>100</text:p>
          </table:table-cell>
          <table:table-cell table:number-columns-repeated="991"/>
        </table:table-row>
        <table:table-row table:style-name="ro3">
          <table:table-cell office:value-type="string">
            <text:p>Berlin </text:p>
          </table:table-cell>
          <table:table-cell table:style-name="ce15" office:value-type="float" office:value="424321">
            <text:p>424,321</text:p>
          </table:table-cell>
          <table:table-cell office:value-type="float" office:value="6">
            <text:p>6</text:p>
          </table:table-cell>
          <table:table-cell table:style-name="ce17" office:value-type="float" office:value="4">
            <text:p>4</text:p>
          </table:table-cell>
          <table:table-cell table:style-name="ce1" table:formula="of:=MAX([.C25:.D25])" office:value-type="float" office:value="6">
            <text:p>6</text:p>
          </table:table-cell>
          <table:table-cell table:style-name="ce15" office:value-type="float" office:value="334253">
            <text:p>334,2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" table:formula="of:=MAX([.G25:.H25])" office:value-type="float" office:value="5">
            <text:p>5</text:p>
          </table:table-cell>
          <table:table-cell table:style-name="ce15" office:value-type="float" office:value="351170">
            <text:p>351,17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" table:formula="of:=MAX([.K25:.L25])" office:value-type="float" office:value="5">
            <text:p>5</text:p>
          </table:table-cell>
          <table:table-cell table:style-name="ce15" office:value-type="float" office:value="234947">
            <text:p>234,9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" table:formula="of:=MAX([.O25:.P25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5:.T25])" office:value-type="float" office:value="0">
            <text:p>0</text:p>
          </table:table-cell>
          <table:table-cell table:style-name="ce15" office:value-type="float" office:value="167046">
            <text:p>167,04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W25:.X25])" office:value-type="float" office:value="2">
            <text:p>2</text:p>
          </table:table-cell>
          <table:table-cell table:style-name="ce15" office:value-type="float" office:value="225170">
            <text:p>225,1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AA25:.AB25])" office:value-type="float" office:value="3">
            <text:p>3</text:p>
          </table:table-cell>
          <table:table-cell table:style-name="ce9" table:formula="of:=SUM([.B25]+[.F25]+[.J25]+[.N25]+[.R25]+[.V25]+[.Z25])" office:value-type="float" office:value="1736907">
            <text:p>1,736,907</text:p>
          </table:table-cell>
          <table:table-cell table:style-name="ce9" table:formula="of:=SUM([.C25]+[.G25]+[.K25]+[.O25]+[.S25]+[.W25]+[.AA25])" office:value-type="float" office:value="24">
            <text:p>24</text:p>
          </table:table-cell>
          <table:table-cell table:style-name="ce9" table:formula="of:=SUM([.D25]+[.H25]+[.L25]+[.P25]+[.T25]+[.X25]+[.AB25])" office:value-type="float" office:value="12">
            <text:p>12</text:p>
          </table:table-cell>
          <table:table-cell table:style-name="ce9" table:formula="of:=SUM([.E25]+[.I25]+[.M25]+[.Q25]+[.U25]+[.Y25]+[.AC25])" office:value-type="float" office:value="24">
            <text:p>24</text:p>
          </table:table-cell>
          <table:table-cell table:number-columns-repeated="991"/>
        </table:table-row>
        <table:table-row table:style-name="ro3">
          <table:table-cell office:value-type="string">
            <text:p>Brandenburg </text:p>
          </table:table-cell>
          <table:table-cell table:style-name="ce15" office:value-type="float" office:value="397839">
            <text:p>397,839</text:p>
          </table:table-cell>
          <table:table-cell office:value-type="float" office:value="6">
            <text:p>6</text:p>
          </table:table-cell>
          <table:table-cell table:style-name="ce17" office:value-type="float" office:value="9">
            <text:p>9</text:p>
          </table:table-cell>
          <table:table-cell table:style-name="ce1" table:formula="of:=MAX([.C26:.D26])" office:value-type="float" office:value="9">
            <text:p>9</text:p>
          </table:table-cell>
          <table:table-cell table:style-name="ce15" office:value-type="float" office:value="261822">
            <text:p>261,8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style-name="ce1" table:formula="of:=MAX([.G26:.H26])" office:value-type="float" office:value="4">
            <text:p>4</text:p>
          </table:table-cell>
          <table:table-cell table:style-name="ce15" office:value-type="float" office:value="255721">
            <text:p>255,7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K26:.L26])" office:value-type="float" office:value="4">
            <text:p>4</text:p>
          </table:table-cell>
          <table:table-cell table:style-name="ce15" office:value-type="float" office:value="74971">
            <text:p>74,9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26:.P2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6:.T26])" office:value-type="float" office:value="0">
            <text:p>0</text:p>
          </table:table-cell>
          <table:table-cell table:style-name="ce15" office:value-type="float" office:value="105485">
            <text:p>105,4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26:.X26])" office:value-type="float" office:value="1">
            <text:p>1</text:p>
          </table:table-cell>
          <table:table-cell table:style-name="ce15" office:value-type="float" office:value="301103">
            <text:p>301,10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AA26:.AB26])" office:value-type="float" office:value="4">
            <text:p>4</text:p>
          </table:table-cell>
          <table:table-cell table:style-name="ce9" table:formula="of:=SUM([.B26]+[.F26]+[.J26]+[.N26]+[.R26]+[.V26]+[.Z26])" office:value-type="float" office:value="1396941">
            <text:p>1,396,941</text:p>
          </table:table-cell>
          <table:table-cell table:style-name="ce9" table:formula="of:=SUM([.C26]+[.G26]+[.K26]+[.O26]+[.S26]+[.W26]+[.AA26])" office:value-type="float" office:value="20">
            <text:p>20</text:p>
          </table:table-cell>
          <table:table-cell table:style-name="ce9" table:formula="of:=SUM([.D26]+[.H26]+[.L26]+[.P26]+[.T26]+[.X26]+[.AB26])" office:value-type="float" office:value="10">
            <text:p>10</text:p>
          </table:table-cell>
          <table:table-cell table:style-name="ce9" table:formula="of:=SUM([.E26]+[.I26]+[.M26]+[.Q26]+[.U26]+[.Y26]+[.AC26])" office:value-type="float" office:value="23">
            <text:p>23</text:p>
          </table:table-cell>
          <table:table-cell table:number-columns-repeated="991"/>
        </table:table-row>
        <table:table-row table:style-name="ro3">
          <table:table-cell office:value-type="string">
            <text:p>Bremen </text:p>
          </table:table-cell>
          <table:table-cell table:style-name="ce15" office:value-type="float" office:value="83409">
            <text:p>83,409</text:p>
          </table:table-cell>
          <table:table-cell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" table:formula="of:=MAX([.C27:.D27])" office:value-type="float" office:value="1">
            <text:p>1</text:p>
          </table:table-cell>
          <table:table-cell table:style-name="ce15" office:value-type="float" office:value="88944">
            <text:p>88,9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" table:formula="of:=MAX([.G27:.H27])" office:value-type="float" office:value="2">
            <text:p>2</text:p>
          </table:table-cell>
          <table:table-cell table:style-name="ce15" office:value-type="float" office:value="44629">
            <text:p>44,6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27:.L27])" office:value-type="float" office:value="1">
            <text:p>1</text:p>
          </table:table-cell>
          <table:table-cell table:style-name="ce15" office:value-type="float" office:value="36733">
            <text:p>36,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27:.P27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7:.T27])" office:value-type="float" office:value="0">
            <text:p>0</text:p>
          </table:table-cell>
          <table:table-cell table:style-name="ce15" office:value-type="float" office:value="31056">
            <text:p>31,056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W27:.X27])" office:value-type="float" office:value="0">
            <text:p>0</text:p>
          </table:table-cell>
          <table:table-cell table:style-name="ce15" office:value-type="float" office:value="33244">
            <text:p>33,2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AA27:.AB27])" office:value-type="float" office:value="1">
            <text:p>1</text:p>
          </table:table-cell>
          <table:table-cell table:style-name="ce9" table:formula="of:=SUM([.B27]+[.F27]+[.J27]+[.N27]+[.R27]+[.V27]+[.Z27])" office:value-type="float" office:value="318015">
            <text:p>318,015</text:p>
          </table:table-cell>
          <table:table-cell table:style-name="ce9" table:formula="of:=SUM([.C27]+[.G27]+[.K27]+[.O27]+[.S27]+[.W27]+[.AA27])" office:value-type="float" office:value="5">
            <text:p>5</text:p>
          </table:table-cell>
          <table:table-cell table:style-name="ce9" table:formula="of:=SUM([.D27]+[.H27]+[.L27]+[.P27]+[.T27]+[.X27]+[.AB27])" office:value-type="float" office:value="2">
            <text:p>2</text:p>
          </table:table-cell>
          <table:table-cell table:style-name="ce9" table:formula="of:=SUM([.E27]+[.I27]+[.M27]+[.Q27]+[.U27]+[.Y27]+[.AC27])" office:value-type="float" office:value="6">
            <text:p>6</text:p>
          </table:table-cell>
          <table:table-cell table:number-columns-repeated="991"/>
        </table:table-row>
        <table:table-row table:style-name="ro3">
          <table:table-cell office:value-type="string">
            <text:p>Hamburg </text:p>
          </table:table-cell>
          <table:table-cell table:style-name="ce15" office:value-type="float" office:value="266312">
            <text:p>266,312</text:p>
          </table:table-cell>
          <table:table-cell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" table:formula="of:=MAX([.C28:.D28])" office:value-type="float" office:value="3">
            <text:p>3</text:p>
          </table:table-cell>
          <table:table-cell table:style-name="ce15" office:value-type="float" office:value="229862">
            <text:p>229,86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style-name="ce1" table:formula="of:=MAX([.G28:.H28])" office:value-type="float" office:value="5">
            <text:p>5</text:p>
          </table:table-cell>
          <table:table-cell table:style-name="ce15" office:value-type="float" office:value="119076">
            <text:p>119,07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K28:.L28])" office:value-type="float" office:value="2">
            <text:p>2</text:p>
          </table:table-cell>
          <table:table-cell table:style-name="ce15" office:value-type="float" office:value="136371">
            <text:p>136,37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O28:.P28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8:.T28])" office:value-type="float" office:value="0">
            <text:p>0</text:p>
          </table:table-cell>
          <table:table-cell table:style-name="ce15" office:value-type="float" office:value="105610">
            <text:p>105,6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28:.X28])" office:value-type="float" office:value="1">
            <text:p>1</text:p>
          </table:table-cell>
          <table:table-cell table:style-name="ce15" office:value-type="float" office:value="76511">
            <text:p>76,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AA28:.AB28])" office:value-type="float" office:value="1">
            <text:p>1</text:p>
          </table:table-cell>
          <table:table-cell table:style-name="ce9" table:formula="of:=SUM([.B28]+[.F28]+[.J28]+[.N28]+[.R28]+[.V28]+[.Z28])" office:value-type="float" office:value="933742">
            <text:p>933,742</text:p>
          </table:table-cell>
          <table:table-cell table:style-name="ce9" table:formula="of:=SUM([.C28]+[.G28]+[.K28]+[.O28]+[.S28]+[.W28]+[.AA28])" office:value-type="float" office:value="12">
            <text:p>12</text:p>
          </table:table-cell>
          <table:table-cell table:style-name="ce9" table:formula="of:=SUM([.D28]+[.H28]+[.L28]+[.P28]+[.T28]+[.X28]+[.AB28])" office:value-type="float" office:value="6">
            <text:p>6</text:p>
          </table:table-cell>
          <table:table-cell table:style-name="ce9" table:formula="of:=SUM([.E28]+[.I28]+[.M28]+[.Q28]+[.U28]+[.Y28]+[.AC28])" office:value-type="float" office:value="14">
            <text:p>14</text:p>
          </table:table-cell>
          <table:table-cell table:number-columns-repeated="991"/>
        </table:table-row>
        <table:table-row table:style-name="ro3">
          <table:table-cell office:value-type="string">
            <text:p>Hessen </text:p>
          </table:table-cell>
          <table:table-cell table:style-name="ce15" office:value-type="float" office:value="1033200">
            <text:p>1,033,200</text:p>
          </table:table-cell>
          <table:table-cell office:value-type="float" office:value="14">
            <text:p>14</text:p>
          </table:table-cell>
          <table:table-cell table:style-name="ce17" office:value-type="float" office:value="17">
            <text:p>17</text:p>
          </table:table-cell>
          <table:table-cell table:style-name="ce1" table:formula="of:=MAX([.C29:.D29])" office:value-type="float" office:value="17">
            <text:p>17</text:p>
          </table:table-cell>
          <table:table-cell table:style-name="ce15" office:value-type="float" office:value="788427">
            <text:p>788,427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1" table:formula="of:=MAX([.G29:.H29])" office:value-type="float" office:value="11">
            <text:p>11</text:p>
          </table:table-cell>
          <table:table-cell table:style-name="ce15" office:value-type="float" office:value="271158">
            <text:p>271,15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K29:.L29])" office:value-type="float" office:value="4">
            <text:p>4</text:p>
          </table:table-cell>
          <table:table-cell table:style-name="ce15" office:value-type="float" office:value="323736">
            <text:p>323,73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O29:.P29])" office:value-type="float" office:value="4">
            <text:p>4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29:.T29])" office:value-type="float" office:value="0">
            <text:p>0</text:p>
          </table:table-cell>
          <table:table-cell table:style-name="ce15" office:value-type="float" office:value="386742">
            <text:p>386,7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W29:.X29])" office:value-type="float" office:value="5">
            <text:p>5</text:p>
          </table:table-cell>
          <table:table-cell table:style-name="ce15" office:value-type="float" office:value="398712">
            <text:p>398,7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AA29:.AB29])" office:value-type="float" office:value="5">
            <text:p>5</text:p>
          </table:table-cell>
          <table:table-cell table:style-name="ce9" table:formula="of:=SUM([.B29]+[.F29]+[.J29]+[.N29]+[.R29]+[.V29]+[.Z29])" office:value-type="float" office:value="3201975">
            <text:p>3,201,975</text:p>
          </table:table-cell>
          <table:table-cell table:style-name="ce9" table:formula="of:=SUM([.C29]+[.G29]+[.K29]+[.O29]+[.S29]+[.W29]+[.AA29])" office:value-type="float" office:value="43">
            <text:p>43</text:p>
          </table:table-cell>
          <table:table-cell table:style-name="ce9" table:formula="of:=SUM([.D29]+[.H29]+[.L29]+[.P29]+[.T29]+[.X29]+[.AB29])" office:value-type="float" office:value="22">
            <text:p>22</text:p>
          </table:table-cell>
          <table:table-cell table:style-name="ce9" table:formula="of:=SUM([.E29]+[.I29]+[.M29]+[.Q29]+[.U29]+[.Y29]+[.AC29])" office:value-type="float" office:value="46">
            <text:p>46</text:p>
          </table:table-cell>
          <table:table-cell table:number-columns-repeated="991"/>
        </table:table-row>
        <table:table-row table:style-name="ro4">
          <table:table-cell office:value-type="string">
            <text:p>Mecklenburg-Vorpommern </text:p>
          </table:table-cell>
          <table:table-cell table:style-name="ce15" office:value-type="float" office:value="307263">
            <text:p>307,263</text:p>
          </table:table-cell>
          <table:table-cell office:value-type="float" office:value="4">
            <text:p>4</text:p>
          </table:table-cell>
          <table:table-cell table:style-name="ce17" office:value-type="float" office:value="6">
            <text:p>6</text:p>
          </table:table-cell>
          <table:table-cell table:style-name="ce1" table:formula="of:=MAX([.C30:.D30])" office:value-type="float" office:value="6">
            <text:p>6</text:p>
          </table:table-cell>
          <table:table-cell table:style-name="ce15" office:value-type="float" office:value="139689">
            <text:p>139,68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G30:.H30])" office:value-type="float" office:value="2">
            <text:p>2</text:p>
          </table:table-cell>
          <table:table-cell table:style-name="ce15" office:value-type="float" office:value="165368">
            <text:p>165,36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K30:.L30])" office:value-type="float" office:value="2">
            <text:p>2</text:p>
          </table:table-cell>
          <table:table-cell table:style-name="ce15" office:value-type="float" office:value="39514">
            <text:p>39,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0:.P30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0:.T30])" office:value-type="float" office:value="0">
            <text:p>0</text:p>
          </table:table-cell>
          <table:table-cell table:style-name="ce15" office:value-type="float" office:value="57895">
            <text:p>57,8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30:.X30])" office:value-type="float" office:value="1">
            <text:p>1</text:p>
          </table:table-cell>
          <table:table-cell table:style-name="ce15" office:value-type="float" office:value="172409">
            <text:p>172,40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AA30:.AB30])" office:value-type="float" office:value="3">
            <text:p>3</text:p>
          </table:table-cell>
          <table:table-cell table:style-name="ce9" table:formula="of:=SUM([.B30]+[.F30]+[.J30]+[.N30]+[.R30]+[.V30]+[.Z30])" office:value-type="float" office:value="882138">
            <text:p>882,138</text:p>
          </table:table-cell>
          <table:table-cell table:style-name="ce9" table:formula="of:=SUM([.C30]+[.G30]+[.K30]+[.O30]+[.S30]+[.W30]+[.AA30])" office:value-type="float" office:value="13">
            <text:p>13</text:p>
          </table:table-cell>
          <table:table-cell table:style-name="ce9" table:formula="of:=SUM([.D30]+[.H30]+[.L30]+[.P30]+[.T30]+[.X30]+[.AB30])" office:value-type="float" office:value="6">
            <text:p>6</text:p>
          </table:table-cell>
          <table:table-cell table:style-name="ce9" table:formula="of:=SUM([.E30]+[.I30]+[.M30]+[.Q30]+[.U30]+[.Y30]+[.AC30])" office:value-type="float" office:value="15">
            <text:p>15</text:p>
          </table:table-cell>
          <table:table-cell table:number-columns-repeated="991"/>
        </table:table-row>
        <table:table-row table:style-name="ro4">
          <table:table-cell office:value-type="string">
            <text:p>Niedersachsen </text:p>
          </table:table-cell>
          <table:table-cell table:style-name="ce15" office:value-type="float" office:value="1623481">
            <text:p>1,623,481</text:p>
          </table:table-cell>
          <table:table-cell office:value-type="float" office:value="21">
            <text:p>21</text:p>
          </table:table-cell>
          <table:table-cell table:style-name="ce17" office:value-type="float" office:value="16">
            <text:p>16</text:p>
          </table:table-cell>
          <table:table-cell table:style-name="ce1" table:formula="of:=MAX([.C31:.D31])" office:value-type="float" office:value="21">
            <text:p>21</text:p>
          </table:table-cell>
          <table:table-cell table:style-name="ce15" office:value-type="float" office:value="1275172">
            <text:p>1,275,17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style-name="ce1" table:formula="of:=MAX([.G31:.H31])" office:value-type="float" office:value="17">
            <text:p>17</text:p>
          </table:table-cell>
          <table:table-cell table:style-name="ce15" office:value-type="float" office:value="322979">
            <text:p>322,97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K31:.L31])" office:value-type="float" office:value="4">
            <text:p>4</text:p>
          </table:table-cell>
          <table:table-cell table:style-name="ce15" office:value-type="float" office:value="404825">
            <text:p>404,8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1" table:formula="of:=MAX([.O31:.P31])" office:value-type="float" office:value="5">
            <text:p>5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1:.T31])" office:value-type="float" office:value="0">
            <text:p>0</text:p>
          </table:table-cell>
          <table:table-cell table:style-name="ce15" office:value-type="float" office:value="431405">
            <text:p>431,40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MAX([.W31:.X31])" office:value-type="float" office:value="6">
            <text:p>6</text:p>
          </table:table-cell>
          <table:table-cell table:style-name="ce15" office:value-type="float" office:value="422362">
            <text:p>422,36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" table:formula="of:=MAX([.AA31:.AB31])" office:value-type="float" office:value="6">
            <text:p>6</text:p>
          </table:table-cell>
          <table:table-cell table:style-name="ce9" table:formula="of:=SUM([.B31]+[.F31]+[.J31]+[.N31]+[.R31]+[.V31]+[.Z31])" office:value-type="float" office:value="4480224">
            <text:p>4,480,224</text:p>
          </table:table-cell>
          <table:table-cell table:style-name="ce9" table:formula="of:=SUM([.C31]+[.G31]+[.K31]+[.O31]+[.S31]+[.W31]+[.AA31])" office:value-type="float" office:value="59">
            <text:p>59</text:p>
          </table:table-cell>
          <table:table-cell table:style-name="ce9" table:formula="of:=SUM([.D31]+[.H31]+[.L31]+[.P31]+[.T31]+[.X31]+[.AB31])" office:value-type="float" office:value="30">
            <text:p>30</text:p>
          </table:table-cell>
          <table:table-cell table:style-name="ce9" table:formula="of:=SUM([.E31]+[.I31]+[.M31]+[.Q31]+[.U31]+[.Y31]+[.AC31])" office:value-type="float" office:value="59">
            <text:p>59</text:p>
          </table:table-cell>
          <table:table-cell table:number-columns-repeated="991"/>
        </table:table-row>
        <table:table-row table:style-name="ro3">
          <table:table-cell office:value-type="string">
            <text:p>Nordrhein-Westfalen </text:p>
          </table:table-cell>
          <table:table-cell table:style-name="ce15" office:value-type="float" office:value="3214013">
            <text:p>3,214,013</text:p>
          </table:table-cell>
          <table:table-cell office:value-type="float" office:value="43">
            <text:p>43</text:p>
          </table:table-cell>
          <table:table-cell table:style-name="ce17" office:value-type="float" office:value="38">
            <text:p>38</text:p>
          </table:table-cell>
          <table:table-cell table:style-name="ce1" table:formula="of:=MAX([.C32:.D32])" office:value-type="float" office:value="43">
            <text:p>43</text:p>
          </table:table-cell>
          <table:table-cell table:style-name="ce15" office:value-type="float" office:value="2557876">
            <text:p>2,557,876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table:style-name="ce1" table:formula="of:=MAX([.G32:.H32])" office:value-type="float" office:value="35">
            <text:p>35</text:p>
          </table:table-cell>
          <table:table-cell table:style-name="ce15" office:value-type="float" office:value="736904">
            <text:p>736,9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K32:.L32])" office:value-type="float" office:value="10">
            <text:p>10</text:p>
          </table:table-cell>
          <table:table-cell table:style-name="ce15" office:value-type="float" office:value="744970">
            <text:p>744,97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1" table:formula="of:=MAX([.O32:.P32])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2:.T32])" office:value-type="float" office:value="0">
            <text:p>0</text:p>
          </table:table-cell>
          <table:table-cell table:style-name="ce15" office:value-type="float" office:value="1293052">
            <text:p>1,293,05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1" table:formula="of:=MAX([.W32:.X32])" office:value-type="float" office:value="17">
            <text:p>17</text:p>
          </table:table-cell>
          <table:table-cell table:style-name="ce15" office:value-type="float" office:value="928425">
            <text:p>928,42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1" table:formula="of:=MAX([.AA32:.AB32])" office:value-type="float" office:value="13">
            <text:p>13</text:p>
          </table:table-cell>
          <table:table-cell table:style-name="ce9" table:formula="of:=SUM([.B32]+[.F32]+[.J32]+[.N32]+[.R32]+[.V32]+[.Z32])" office:value-type="float" office:value="9475240">
            <text:p>9,475,240</text:p>
          </table:table-cell>
          <table:table-cell table:style-name="ce9" table:formula="of:=SUM([.C32]+[.G32]+[.K32]+[.O32]+[.S32]+[.W32]+[.AA32])" office:value-type="float" office:value="128">
            <text:p>128</text:p>
          </table:table-cell>
          <table:table-cell table:style-name="ce9" table:formula="of:=SUM([.D32]+[.H32]+[.L32]+[.P32]+[.T32]+[.X32]+[.AB32])" office:value-type="float" office:value="64">
            <text:p>64</text:p>
          </table:table-cell>
          <table:table-cell table:style-name="ce9" table:formula="of:=SUM([.E32]+[.I32]+[.M32]+[.Q32]+[.U32]+[.Y32]+[.AC32])" office:value-type="float" office:value="128">
            <text:p>128</text:p>
          </table:table-cell>
          <table:table-cell table:number-columns-repeated="991"/>
        </table:table-row>
        <table:table-row table:style-name="ro3">
          <table:table-cell office:value-type="string">
            <text:p>Rheinland-Pfalz </text:p>
          </table:table-cell>
          <table:table-cell table:style-name="ce15" office:value-type="float" office:value="848003">
            <text:p>848,003</text:p>
          </table:table-cell>
          <table:table-cell office:value-type="float" office:value="11">
            <text:p>11</text:p>
          </table:table-cell>
          <table:table-cell table:style-name="ce17" office:value-type="float" office:value="14">
            <text:p>14</text:p>
          </table:table-cell>
          <table:table-cell table:style-name="ce1" table:formula="of:=MAX([.C33:.D33])" office:value-type="float" office:value="14">
            <text:p>14</text:p>
          </table:table-cell>
          <table:table-cell table:style-name="ce15" office:value-type="float" office:value="570518">
            <text:p>570,5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style-name="ce1" table:formula="of:=MAX([.G33:.H33])" office:value-type="float" office:value="8">
            <text:p>8</text:p>
          </table:table-cell>
          <table:table-cell table:style-name="ce15" office:value-type="float" office:value="160912">
            <text:p>160,9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K33:.L33])" office:value-type="float" office:value="2">
            <text:p>2</text:p>
          </table:table-cell>
          <table:table-cell table:style-name="ce15" office:value-type="float" office:value="179233">
            <text:p>179,2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O33:.P33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3:.T33])" office:value-type="float" office:value="0">
            <text:p>0</text:p>
          </table:table-cell>
          <table:table-cell table:style-name="ce15" office:value-type="float" office:value="245235">
            <text:p>245,23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W33:.X33])" office:value-type="float" office:value="3">
            <text:p>3</text:p>
          </table:table-cell>
          <table:table-cell table:style-name="ce15" office:value-type="float" office:value="265688">
            <text:p>265,68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AA33:.AB33])" office:value-type="float" office:value="4">
            <text:p>4</text:p>
          </table:table-cell>
          <table:table-cell table:style-name="ce9" table:formula="of:=SUM([.B33]+[.F33]+[.J33]+[.N33]+[.R33]+[.V33]+[.Z33])" office:value-type="float" office:value="2269589">
            <text:p>2,269,589</text:p>
          </table:table-cell>
          <table:table-cell table:style-name="ce9" table:formula="of:=SUM([.C33]+[.G33]+[.K33]+[.O33]+[.S33]+[.W33]+[.AA33])" office:value-type="float" office:value="30">
            <text:p>30</text:p>
          </table:table-cell>
          <table:table-cell table:style-name="ce9" table:formula="of:=SUM([.D33]+[.H33]+[.L33]+[.P33]+[.T33]+[.X33]+[.AB33])" office:value-type="float" office:value="15">
            <text:p>15</text:p>
          </table:table-cell>
          <table:table-cell table:style-name="ce9" table:formula="of:=SUM([.E33]+[.I33]+[.M33]+[.Q33]+[.U33]+[.Y33]+[.AC33])" office:value-type="float" office:value="33">
            <text:p>33</text:p>
          </table:table-cell>
          <table:table-cell table:number-columns-repeated="991"/>
        </table:table-row>
        <table:table-row table:style-name="ro3">
          <table:table-cell office:value-type="string">
            <text:p>Saarland </text:p>
          </table:table-cell>
          <table:table-cell table:style-name="ce15" office:value-type="float" office:value="189573">
            <text:p>189,573</text:p>
          </table:table-cell>
          <table:table-cell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style-name="ce1" table:formula="of:=MAX([.C34:.D34])" office:value-type="float" office:value="3">
            <text:p>3</text:p>
          </table:table-cell>
          <table:table-cell table:style-name="ce15" office:value-type="float" office:value="158895">
            <text:p>158,89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" table:formula="of:=MAX([.G34:.H34])" office:value-type="float" office:value="2">
            <text:p>2</text:p>
          </table:table-cell>
          <table:table-cell table:style-name="ce15" office:value-type="float" office:value="75448">
            <text:p>75,4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K34:.L34])" office:value-type="float" office:value="1">
            <text:p>1</text:p>
          </table:table-cell>
          <table:table-cell table:style-name="ce15" office:value-type="float" office:value="35117">
            <text:p>35,117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O34:.P34])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4:.T34])" office:value-type="float" office:value="0">
            <text:p>0</text:p>
          </table:table-cell>
          <table:table-cell table:style-name="ce15" office:value-type="float" office:value="44477">
            <text:p>44,4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34:.X34])" office:value-type="float" office:value="1">
            <text:p>1</text:p>
          </table:table-cell>
          <table:table-cell table:style-name="ce15" office:value-type="float" office:value="58920">
            <text:p>58,9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AA34:.AB34])" office:value-type="float" office:value="1">
            <text:p>1</text:p>
          </table:table-cell>
          <table:table-cell table:style-name="ce9" table:formula="of:=SUM([.B34]+[.F34]+[.J34]+[.N34]+[.R34]+[.V34]+[.Z34])" office:value-type="float" office:value="562430">
            <text:p>562,430</text:p>
          </table:table-cell>
          <table:table-cell table:style-name="ce9" table:formula="of:=SUM([.C34]+[.G34]+[.K34]+[.O34]+[.S34]+[.W34]+[.AA34])" office:value-type="float" office:value="7">
            <text:p>7</text:p>
          </table:table-cell>
          <table:table-cell table:style-name="ce9" table:formula="of:=SUM([.D34]+[.H34]+[.L34]+[.P34]+[.T34]+[.X34]+[.AB34])" office:value-type="float" office:value="4">
            <text:p>4</text:p>
          </table:table-cell>
          <table:table-cell table:style-name="ce9" table:formula="of:=SUM([.E34]+[.I34]+[.M34]+[.Q34]+[.U34]+[.Y34]+[.AC34])" office:value-type="float" office:value="8">
            <text:p>8</text:p>
          </table:table-cell>
          <table:table-cell table:number-columns-repeated="991"/>
        </table:table-row>
        <table:table-row table:style-name="ro3">
          <table:table-cell office:value-type="string">
            <text:p>Sachsen </text:p>
          </table:table-cell>
          <table:table-cell table:style-name="ce15" office:value-type="float" office:value="665751">
            <text:p>665,751</text:p>
          </table:table-cell>
          <table:table-cell office:value-type="float" office:value="9">
            <text:p>9</text:p>
          </table:table-cell>
          <table:table-cell table:style-name="ce17" office:value-type="float" office:value="12">
            <text:p>12</text:p>
          </table:table-cell>
          <table:table-cell table:style-name="ce1" table:formula="of:=MAX([.C35:.D35])" office:value-type="float" office:value="12">
            <text:p>12</text:p>
          </table:table-cell>
          <table:table-cell table:style-name="ce15" office:value-type="float" office:value="261105">
            <text:p>261,10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G35:.H35])" office:value-type="float" office:value="4">
            <text:p>4</text:p>
          </table:table-cell>
          <table:table-cell table:style-name="ce15" office:value-type="float" office:value="398627">
            <text:p>398,6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table:formula="of:=MAX([.K35:.L35])" office:value-type="float" office:value="5">
            <text:p>5</text:p>
          </table:table-cell>
          <table:table-cell table:style-name="ce15" office:value-type="float" office:value="113608">
            <text:p>113,60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O35:.P35])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5:.T35])" office:value-type="float" office:value="0">
            <text:p>0</text:p>
          </table:table-cell>
          <table:table-cell table:style-name="ce15" office:value-type="float" office:value="203662">
            <text:p>203,66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W35:.X35])" office:value-type="float" office:value="3">
            <text:p>3</text:p>
          </table:table-cell>
          <table:table-cell table:style-name="ce15" office:value-type="float" office:value="669940">
            <text:p>669,94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" table:formula="of:=MAX([.AA35:.AB35])" office:value-type="float" office:value="9">
            <text:p>9</text:p>
          </table:table-cell>
          <table:table-cell table:style-name="ce9" table:formula="of:=SUM([.B35]+[.F35]+[.J35]+[.N35]+[.R35]+[.V35]+[.Z35])" office:value-type="float" office:value="2312693">
            <text:p>2,312,693</text:p>
          </table:table-cell>
          <table:table-cell table:style-name="ce9" table:formula="of:=SUM([.C35]+[.G35]+[.K35]+[.O35]+[.S35]+[.W35]+[.AA35])" office:value-type="float" office:value="32">
            <text:p>32</text:p>
          </table:table-cell>
          <table:table-cell table:style-name="ce9" table:formula="of:=SUM([.D35]+[.H35]+[.L35]+[.P35]+[.T35]+[.X35]+[.AB35])" office:value-type="float" office:value="16">
            <text:p>16</text:p>
          </table:table-cell>
          <table:table-cell table:style-name="ce9" table:formula="of:=SUM([.E35]+[.I35]+[.M35]+[.Q35]+[.U35]+[.Y35]+[.AC35])" office:value-type="float" office:value="35">
            <text:p>35</text:p>
          </table:table-cell>
          <table:table-cell table:number-columns-repeated="991"/>
        </table:table-row>
        <table:table-row table:style-name="ro3">
          <table:table-cell office:value-type="string">
            <text:p>Sachsen-Anhalt </text:p>
          </table:table-cell>
          <table:table-cell table:style-name="ce15" office:value-type="float" office:value="377411">
            <text:p>377,411</text:p>
          </table:table-cell>
          <table:table-cell office:value-type="float" office:value="5">
            <text:p>5</text:p>
          </table:table-cell>
          <table:table-cell table:style-name="ce17" office:value-type="float" office:value="9">
            <text:p>9</text:p>
          </table:table-cell>
          <table:table-cell table:style-name="ce1" table:formula="of:=MAX([.C36:.D36])" office:value-type="float" office:value="9">
            <text:p>9</text:p>
          </table:table-cell>
          <table:table-cell table:style-name="ce15" office:value-type="float" office:value="188980">
            <text:p>188,98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G36:.H36])" office:value-type="float" office:value="3">
            <text:p>3</text:p>
          </table:table-cell>
          <table:table-cell table:style-name="ce15" office:value-type="float" office:value="220858">
            <text:p>220,8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K36:.L36])" office:value-type="float" office:value="3">
            <text:p>3</text:p>
          </table:table-cell>
          <table:table-cell table:style-name="ce15" office:value-type="float" office:value="46243">
            <text:p>46,2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6:.P36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6:.T36])" office:value-type="float" office:value="0">
            <text:p>0</text:p>
          </table:table-cell>
          <table:table-cell table:style-name="ce15" office:value-type="float" office:value="96555">
            <text:p>96,5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36:.X36])" office:value-type="float" office:value="1">
            <text:p>1</text:p>
          </table:table-cell>
          <table:table-cell table:style-name="ce15" office:value-type="float" office:value="244401">
            <text:p>244,40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AA36:.AB36])" office:value-type="float" office:value="4">
            <text:p>4</text:p>
          </table:table-cell>
          <table:table-cell table:style-name="ce9" table:formula="of:=SUM([.B36]+[.F36]+[.J36]+[.N36]+[.R36]+[.V36]+[.Z36])" office:value-type="float" office:value="1174448">
            <text:p>1,174,448</text:p>
          </table:table-cell>
          <table:table-cell table:style-name="ce9" table:formula="of:=SUM([.C36]+[.G36]+[.K36]+[.O36]+[.S36]+[.W36]+[.AA36])" office:value-type="float" office:value="17">
            <text:p>17</text:p>
          </table:table-cell>
          <table:table-cell table:style-name="ce9" table:formula="of:=SUM([.D36]+[.H36]+[.L36]+[.P36]+[.T36]+[.X36]+[.AB36])" office:value-type="float" office:value="9">
            <text:p>9</text:p>
          </table:table-cell>
          <table:table-cell table:style-name="ce9" table:formula="of:=SUM([.E36]+[.I36]+[.M36]+[.Q36]+[.U36]+[.Y36]+[.AC36])" office:value-type="float" office:value="21">
            <text:p>21</text:p>
          </table:table-cell>
          <table:table-cell table:number-columns-repeated="991"/>
        </table:table-row>
        <table:table-row table:style-name="ro3">
          <table:table-cell office:value-type="string">
            <text:p>Schleswig-Holstein </text:p>
          </table:table-cell>
          <table:table-cell table:style-name="ce15" office:value-type="float" office:value="583135">
            <text:p>583,135</text:p>
          </table:table-cell>
          <table:table-cell office:value-type="float" office:value="7">
            <text:p>7</text:p>
          </table:table-cell>
          <table:table-cell table:style-name="ce17" office:value-type="float" office:value="10">
            <text:p>10</text:p>
          </table:table-cell>
          <table:table-cell table:style-name="ce1" table:formula="of:=MAX([.C37:.D37])" office:value-type="float" office:value="10">
            <text:p>10</text:p>
          </table:table-cell>
          <table:table-cell table:style-name="ce15" office:value-type="float" office:value="399505">
            <text:p>399,50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" table:formula="of:=MAX([.G37:.H37])" office:value-type="float" office:value="5">
            <text:p>5</text:p>
          </table:table-cell>
          <table:table-cell table:style-name="ce15" office:value-type="float" office:value="124678">
            <text:p>124,67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K37:.L37])" office:value-type="float" office:value="2">
            <text:p>2</text:p>
          </table:table-cell>
          <table:table-cell table:style-name="ce15" office:value-type="float" office:value="205471">
            <text:p>205,47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O37:.P37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7:.T37])" office:value-type="float" office:value="0">
            <text:p>0</text:p>
          </table:table-cell>
          <table:table-cell table:style-name="ce15" office:value-type="float" office:value="216844">
            <text:p>216,8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W37:.X37])" office:value-type="float" office:value="3">
            <text:p>3</text:p>
          </table:table-cell>
          <table:table-cell table:style-name="ce15" office:value-type="float" office:value="140362">
            <text:p>140,36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1" table:formula="of:=MAX([.AA37:.AB37])" office:value-type="float" office:value="2">
            <text:p>2</text:p>
          </table:table-cell>
          <table:table-cell table:style-name="ce9" table:formula="of:=SUM([.B37]+[.F37]+[.J37]+[.N37]+[.R37]+[.V37]+[.Z37])" office:value-type="float" office:value="1669995">
            <text:p>1,669,995</text:p>
          </table:table-cell>
          <table:table-cell table:style-name="ce9" table:formula="of:=SUM([.C37]+[.G37]+[.K37]+[.O37]+[.S37]+[.W37]+[.AA37])" office:value-type="float" office:value="22">
            <text:p>22</text:p>
          </table:table-cell>
          <table:table-cell table:style-name="ce9" table:formula="of:=SUM([.D37]+[.H37]+[.L37]+[.P37]+[.T37]+[.X37]+[.AB37])" office:value-type="float" office:value="11">
            <text:p>11</text:p>
          </table:table-cell>
          <table:table-cell table:style-name="ce9" table:formula="of:=SUM([.E37]+[.I37]+[.M37]+[.Q37]+[.U37]+[.Y37]+[.AC37])" office:value-type="float" office:value="25">
            <text:p>25</text:p>
          </table:table-cell>
          <table:table-cell table:number-columns-repeated="991"/>
        </table:table-row>
        <table:table-row table:style-name="ro3">
          <table:table-cell office:value-type="string">
            <text:p>Thüringen </text:p>
          </table:table-cell>
          <table:table-cell table:style-name="ce15" office:value-type="float" office:value="372258">
            <text:p>372,258</text:p>
          </table:table-cell>
          <table:table-cell office:value-type="float" office:value="5">
            <text:p>5</text:p>
          </table:table-cell>
          <table:table-cell table:style-name="ce17" office:value-type="float" office:value="8">
            <text:p>8</text:p>
          </table:table-cell>
          <table:table-cell table:style-name="ce1" table:formula="of:=MAX([.C38:.D38])" office:value-type="float" office:value="8">
            <text:p>8</text:p>
          </table:table-cell>
          <table:table-cell table:style-name="ce15" office:value-type="float" office:value="171032">
            <text:p>171,0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G38:.H38])" office:value-type="float" office:value="3">
            <text:p>3</text:p>
          </table:table-cell>
          <table:table-cell table:style-name="ce15" office:value-type="float" office:value="218212">
            <text:p>218,2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1" table:formula="of:=MAX([.K38:.L38])" office:value-type="float" office:value="3">
            <text:p>3</text:p>
          </table:table-cell>
          <table:table-cell table:style-name="ce15" office:value-type="float" office:value="53340">
            <text:p>53,3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O38:.P38])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" table:formula="of:=MAX([.S38:.T38])" office:value-type="float" office:value="0">
            <text:p>0</text:p>
          </table:table-cell>
          <table:table-cell table:style-name="ce15" office:value-type="float" office:value="101129">
            <text:p>101,1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table:formula="of:=MAX([.W38:.X38])" office:value-type="float" office:value="1">
            <text:p>1</text:p>
          </table:table-cell>
          <table:table-cell table:style-name="ce15" office:value-type="float" office:value="294069">
            <text:p>294,06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1" table:formula="of:=MAX([.AA38:.AB38])" office:value-type="float" office:value="4">
            <text:p>4</text:p>
          </table:table-cell>
          <table:table-cell table:style-name="ce9" table:formula="of:=SUM([.B38]+[.F38]+[.J38]+[.N38]+[.R38]+[.V38]+[.Z38])" office:value-type="float" office:value="1210040">
            <text:p>1,210,040</text:p>
          </table:table-cell>
          <table:table-cell table:style-name="ce9" table:formula="of:=SUM([.C38]+[.G38]+[.K38]+[.O38]+[.S38]+[.W38]+[.AA38])" office:value-type="float" office:value="17">
            <text:p>17</text:p>
          </table:table-cell>
          <table:table-cell table:style-name="ce9" table:formula="of:=SUM([.D38]+[.H38]+[.L38]+[.P38]+[.T38]+[.X38]+[.AB38])" office:value-type="float" office:value="8">
            <text:p>8</text:p>
          </table:table-cell>
          <table:table-cell table:style-name="ce9" table:formula="of:=SUM([.E38]+[.I38]+[.M38]+[.Q38]+[.U38]+[.Y38]+[.AC38])" office:value-type="float" office:value="20">
            <text:p>20</text:p>
          </table:table-cell>
          <table:table-cell table:number-columns-repeated="99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3">
          <table:table-cell/>
          <table:table-cell table:style-name="ce10" table:formula="of:=SUM([.B23:.B38])" office:value-type="float" office:value="12447656">
            <text:p>12,447,656</text:p>
          </table:table-cell>
          <table:table-cell table:style-name="ce10" table:formula="of:=SUM([.C23:.C38])" office:value-type="float" office:value="164">
            <text:p>164</text:p>
          </table:table-cell>
          <table:table-cell table:style-name="ce10" table:formula="of:=SUM([.D23:.D38])" office:value-type="float" office:value="185">
            <text:p>185</text:p>
          </table:table-cell>
          <table:table-cell table:style-name="ce10" table:formula="of:=SUM([.E23:.E38])" office:value-type="float" office:value="200">
            <text:p>200</text:p>
          </table:table-cell>
          <table:table-cell table:style-name="ce10" table:formula="of:=SUM([.F23:.F38])" office:value-type="float" office:value="9539381">
            <text:p>9,539,381</text:p>
          </table:table-cell>
          <table:table-cell table:style-name="ce10" table:formula="of:=SUM([.G23:.G38])" office:value-type="float" office:value="131">
            <text:p>131</text:p>
          </table:table-cell>
          <table:table-cell table:style-name="ce10" table:formula="of:=SUM([.H23:.H38])" office:value-type="float" office:value="59">
            <text:p>59</text:p>
          </table:table-cell>
          <table:table-cell table:style-name="ce10" table:formula="of:=SUM([.I23:.I38])" office:value-type="float" office:value="134">
            <text:p>134</text:p>
          </table:table-cell>
          <table:table-cell table:style-name="ce10" table:formula="of:=SUM([.J23:.J38])" office:value-type="float" office:value="4297270">
            <text:p>4,297,270</text:p>
          </table:table-cell>
          <table:table-cell table:style-name="ce10" table:formula="of:=SUM([.K23:.K38])" office:value-type="float" office:value="59">
            <text:p>59</text:p>
          </table:table-cell>
          <table:table-cell table:style-name="ce10" table:formula="of:=SUM([.L23:.L38])" office:value-type="float" office:value="5">
            <text:p>5</text:p>
          </table:table-cell>
          <table:table-cell table:style-name="ce10" table:formula="of:=SUM([.M23:.M38])" office:value-type="float" office:value="59">
            <text:p>59</text:p>
          </table:table-cell>
          <table:table-cell table:style-name="ce10" table:formula="of:=SUM([.N23:.N38])" office:value-type="float" office:value="4158400">
            <text:p>4,158,400</text:p>
          </table:table-cell>
          <table:table-cell table:style-name="ce10" table:formula="of:=SUM([.O23:.O38])" office:value-type="float" office:value="57">
            <text:p>57</text:p>
          </table:table-cell>
          <table:table-cell table:style-name="ce10" table:formula="of:=SUM([.P23:.P38])" office:value-type="float" office:value="1">
            <text:p>1</text:p>
          </table:table-cell>
          <table:table-cell table:style-name="ce10" table:formula="of:=SUM([.Q23:.Q38])" office:value-type="float" office:value="57">
            <text:p>57</text:p>
          </table:table-cell>
          <table:table-cell table:style-name="ce10" table:formula="of:=SUM([.R23:.R38])" office:value-type="float" office:value="2869688">
            <text:p>2,869,688</text:p>
          </table:table-cell>
          <table:table-cell table:style-name="ce10" table:formula="of:=SUM([.S23:.S38])" office:value-type="float" office:value="39">
            <text:p>39</text:p>
          </table:table-cell>
          <table:table-cell table:style-name="ce10" table:formula="of:=SUM([.T23:.T38])" office:value-type="float" office:value="46">
            <text:p>46</text:p>
          </table:table-cell>
          <table:table-cell table:style-name="ce10" table:formula="of:=SUM([.U23:.U38])" office:value-type="float" office:value="46">
            <text:p>46</text:p>
          </table:table-cell>
          <table:table-cell table:style-name="ce10" table:formula="of:=SUM([.V23:.V38])" office:value-type="float" office:value="4999449">
            <text:p>4,999,449</text:p>
          </table:table-cell>
          <table:table-cell table:style-name="ce10" table:formula="of:=SUM([.W23:.W38])" office:value-type="float" office:value="65">
            <text:p>65</text:p>
          </table:table-cell>
          <table:table-cell table:style-name="ce10" table:formula="of:=SUM([.X23:.X38])" office:value-type="float" office:value="0">
            <text:p>0</text:p>
          </table:table-cell>
          <table:table-cell table:style-name="ce10" table:formula="of:=SUM([.Y23:.Y38])" office:value-type="float" office:value="65">
            <text:p>65</text:p>
          </table:table-cell>
          <table:table-cell table:style-name="ce10" table:formula="of:=SUM([.Z23:.Z38])" office:value-type="float" office:value="5878115">
            <text:p>5,878,115</text:p>
          </table:table-cell>
          <table:table-cell table:style-name="ce10" table:formula="of:=SUM([.AA23:.AA38])" office:value-type="float" office:value="83">
            <text:p>83</text:p>
          </table:table-cell>
          <table:table-cell table:style-name="ce10" table:formula="of:=SUM([.AB23:.AB38])" office:value-type="float" office:value="3">
            <text:p>3</text:p>
          </table:table-cell>
          <table:table-cell table:style-name="ce10" table:formula="of:=SUM([.AC23:.AC38])" office:value-type="float" office:value="83">
            <text:p>83</text:p>
          </table:table-cell>
          <table:table-cell table:style-name="ce10" table:formula="of:=SUM([.AD23:.AD38])" office:value-type="float" office:value="44189959">
            <text:p>44,189,959</text:p>
          </table:table-cell>
          <table:table-cell table:style-name="ce10" table:formula="of:=SUM([.AE23:.AE38])" office:value-type="float" office:value="598">
            <text:p>598</text:p>
          </table:table-cell>
          <table:table-cell table:style-name="ce10" table:formula="of:=SUM([.AF23:.AF38])" office:value-type="float" office:value="299">
            <text:p>299</text:p>
          </table:table-cell>
          <table:table-cell table:style-name="ce10" table:formula="of:=SUM([.AG23:.AG38])" office:value-type="float" office:value="644">
            <text:p>644</text:p>
          </table:table-cell>
          <table:table-cell table:number-columns-repeated="99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4" office:value-type="string">
            <text:p>List Votes</text:p>
          </table:table-cell>
          <table:table-cell table:style-name="ce4" office:value-type="string">
            <text:p>Min. Seats</text:p>
          </table:table-cell>
          <table:table-cell table:style-name="ce4" office:value-type="string">
            <text:p>S-L Seats</text:p>
          </table:table-cell>
          <table:table-cell table:style-name="ce4" office:value-type="string">
            <text:p>S-L Seats w/ mins.</text:p>
          </table:table-cell>
          <table:table-cell table:number-columns-repeated="15"/>
          <table:table-cell table:style-name="ce1"/>
          <table:table-cell table:number-columns-repeated="1003"/>
        </table:table-row>
        <table:table-row table:style-name="ro3">
          <table:table-cell office:value-type="string">
            <text:p>CDU</text:p>
          </table:table-cell>
          <table:table-cell table:style-name="ce15" office:value-type="float" office:value="12447656">
            <text:p>12,447,656</text:p>
          </table:table-cell>
          <table:table-cell office:value-type="float" office:value="200">
            <text:p>200</text:p>
          </table:table-cell>
          <table:table-cell table:style-name="ce20" office:value-type="float" office:value="181">
            <text:p>181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string">
            <text:p>SPD</text:p>
          </table:table-cell>
          <table:table-cell table:style-name="ce15" office:value-type="float" office:value="9539381">
            <text:p>9,539,381</text:p>
          </table:table-cell>
          <table:table-cell office:value-type="float" office:value="134">
            <text:p>134</text:p>
          </table:table-cell>
          <table:table-cell table:style-name="ce20" office:value-type="float" office:value="139">
            <text:p>139</text:p>
          </table:table-cell>
          <table:table-cell office:value-type="float" office:value="153">
            <text:p>153</text:p>
          </table:table-cell>
          <table:table-cell table:number-columns-repeated="1019"/>
        </table:table-row>
        <table:table-row table:style-name="ro3">
          <table:table-cell office:value-type="string">
            <text:p>DIE LINKE</text:p>
          </table:table-cell>
          <table:table-cell table:style-name="ce15" office:value-type="float" office:value="4297270">
            <text:p>4,297,270</text:p>
          </table:table-cell>
          <table:table-cell office:value-type="float" office:value="59">
            <text:p>59</text:p>
          </table:table-cell>
          <table:table-cell table:style-name="ce20" office:value-type="float" office:value="63">
            <text:p>63</text:p>
          </table:table-cell>
          <table:table-cell table:style-name="ce21" office:value-type="float" office:value="69">
            <text:p>69</text:p>
          </table:table-cell>
          <table:table-cell table:number-columns-repeated="1019"/>
        </table:table-row>
        <table:table-row table:style-name="ro3">
          <table:table-cell office:value-type="string">
            <text:p>GRÜNE</text:p>
          </table:table-cell>
          <table:table-cell table:style-name="ce15" office:value-type="float" office:value="4158400">
            <text:p>4,158,400</text:p>
          </table:table-cell>
          <table:table-cell office:value-type="float" office:value="57">
            <text:p>57</text:p>
          </table:table-cell>
          <table:table-cell table:style-name="ce20" office:value-type="float" office:value="60">
            <text:p>60</text:p>
          </table:table-cell>
          <table:table-cell table:style-name="ce22" office:value-type="float" office:value="67">
            <text:p>67</text:p>
          </table:table-cell>
          <table:table-cell table:number-columns-repeated="1019"/>
        </table:table-row>
        <table:table-row table:style-name="ro3">
          <table:table-cell office:value-type="string">
            <text:p>CSU</text:p>
          </table:table-cell>
          <table:table-cell table:style-name="ce15" office:value-type="float" office:value="2869688">
            <text:p>2,869,688</text:p>
          </table:table-cell>
          <table:table-cell office:value-type="float" office:value="46">
            <text:p>46</text:p>
          </table:table-cell>
          <table:table-cell table:style-name="ce20" office:value-type="float" office:value="42">
            <text:p>42</text:p>
          </table:table-cell>
          <table:table-cell office:value-type="float" office:value="46">
            <text:p>46</text:p>
          </table:table-cell>
          <table:table-cell table:number-columns-repeated="1019"/>
        </table:table-row>
        <table:table-row table:style-name="ro3">
          <table:table-cell office:value-type="string">
            <text:p>FDP</text:p>
          </table:table-cell>
          <table:table-cell table:style-name="ce15" office:value-type="float" office:value="4999449">
            <text:p>4,999,449</text:p>
          </table:table-cell>
          <table:table-cell office:value-type="float" office:value="65">
            <text:p>65</text:p>
          </table:table-cell>
          <table:table-cell table:style-name="ce20" office:value-type="float" office:value="73">
            <text:p>73</text:p>
          </table:table-cell>
          <table:table-cell office:value-type="float" office:value="80">
            <text:p>80</text:p>
          </table:table-cell>
          <table:table-cell table:number-columns-repeated="1019"/>
        </table:table-row>
        <table:table-row table:style-name="ro3">
          <table:table-cell office:value-type="string">
            <text:p>AfD</text:p>
          </table:table-cell>
          <table:table-cell table:style-name="ce15" office:value-type="float" office:value="5878115">
            <text:p>5,878,115</text:p>
          </table:table-cell>
          <table:table-cell office:value-type="float" office:value="83">
            <text:p>83</text:p>
          </table:table-cell>
          <table:table-cell table:style-name="ce20" office:value-type="float" office:value="86">
            <text:p>86</text:p>
          </table:table-cell>
          <table:table-cell table:style-name="ce14" office:value-type="float" office:value="94">
            <text:p>94</text:p>
          </table:table-cell>
          <table:table-cell table:number-columns-repeated="1019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table:style-name="ce3" office:value-type="string">
            <text:p>Target # seats</text:p>
          </table:table-cell>
          <table:table-cell table:formula="of:=[.C19]" office:value-type="float" office:value="598">
            <text:p>598</text:p>
          </table:table-cell>
          <table:table-cell table:style-name="ce1" table:formula="of:=SUM([.C43:.C49])" office:value-type="float" office:value="644">
            <text:p>644</text:p>
          </table:table-cell>
          <table:table-cell table:style-name="ce1" table:formula="of:=SUM([.D43:.D49])" office:value-type="float" office:value="644">
            <text:p>644</text:p>
          </table:table-cell>
          <table:table-cell table:style-name="ce1" table:formula="of:=SUM([.E43:.E49])" office:value-type="float" office:value="709">
            <text:p>709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Overhang mandates</text:p>
          </table:table-cell>
          <table:table-cell table:formula="of:=SUM([.D51]-[.B51])" office:value-type="float" office:value="46">
            <text:p>46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Compensatory mandates</text:p>
          </table:table-cell>
          <table:table-cell table:formula="of:=SUM([.E51]-[.D51])" office:value-type="float" office:value="65">
            <text:p>65</text:p>
          </table:table-cell>
          <table:table-cell table:number-columns-repeated="1022"/>
        </table:table-row>
        <table:table-row table:style-name="ro3">
          <table:table-cell table:style-name="ce3" office:value-type="string">
            <text:p>Final seat total</text:p>
          </table:table-cell>
          <table:table-cell table:style-name="ce1" table:formula="of:=SUM([.B51:.B53])" office:value-type="float" office:value="709">
            <text:p>709</text:p>
          </table:table-cell>
          <table:table-cell table:number-columns-repeated="1022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7 results" table:style-name="ta1" table:print="false">
        <table:table-column table:style-name="co9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8"/>
        <table:table-column table:style-name="co6" table:number-columns-repeated="1007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Seats</text:p>
          </table:table-cell>
          <table:table-cell table:number-columns-repeated="1019"/>
        </table:table-row>
        <table:table-row table:style-name="ro3">
          <table:table-cell office:value-type="string">
            <text:p>Baden-Württemberg </text:p>
          </table:table-cell>
          <table:table-cell office:value-type="float" office:value="38">
            <text:p>38</text:p>
          </table:table-cell>
          <table:table-cell table:formula="of:=SUM([.D2]-[.B2])" office:value-type="float" office:value="58">
            <text:p>58</text:p>
          </table:table-cell>
          <table:table-cell table:style-name="ce18" table:formula="of:=COUNTIF(['2017 members'.C$2:.C$710];[.A2])" office:value-type="float" office:value="96">
            <text:p>96</text:p>
          </table:table-cell>
          <table:table-cell table:style-name="ce12" table:formula="of:=SUM([.D2]/[.D$19])" office:value-type="percentage" office:value="0.13540197461213">
            <text:p>13.54%</text:p>
          </table:table-cell>
          <table:table-cell table:number-columns-repeated="1019"/>
        </table:table-row>
        <table:table-row table:style-name="ro3">
          <table:table-cell office:value-type="string">
            <text:p>Bayern </text:p>
          </table:table-cell>
          <table:table-cell office:value-type="float" office:value="46">
            <text:p>46</text:p>
          </table:table-cell>
          <table:table-cell table:formula="of:=SUM([.D3]-[.B3])" office:value-type="float" office:value="62">
            <text:p>62</text:p>
          </table:table-cell>
          <table:table-cell table:style-name="ce18" table:formula="of:=COUNTIF(['2017 members'.C$2:.C$710];[.A3])" office:value-type="float" office:value="108">
            <text:p>108</text:p>
          </table:table-cell>
          <table:table-cell table:style-name="ce12" table:formula="of:=SUM([.D3]/[.D$19])" office:value-type="percentage" office:value="0.152327221438646">
            <text:p>15.23%</text:p>
          </table:table-cell>
          <table:table-cell table:number-columns-repeated="1019"/>
        </table:table-row>
        <table:table-row table:style-name="ro3">
          <table:table-cell office:value-type="string">
            <text:p>Berlin </text:p>
          </table:table-cell>
          <table:table-cell office:value-type="float" office:value="12">
            <text:p>12</text:p>
          </table:table-cell>
          <table:table-cell table:formula="of:=SUM([.D4]-[.B4])" office:value-type="float" office:value="16">
            <text:p>16</text:p>
          </table:table-cell>
          <table:table-cell table:style-name="ce18" table:formula="of:=COUNTIF(['2017 members'.C$2:.C$710];[.A4])" office:value-type="float" office:value="28">
            <text:p>28</text:p>
          </table:table-cell>
          <table:table-cell table:style-name="ce12" table:formula="of:=SUM([.D4]/[.D$19])" office:value-type="percentage" office:value="0.0394922425952045">
            <text:p>3.95%</text:p>
          </table:table-cell>
          <table:table-cell table:number-columns-repeated="1019"/>
        </table:table-row>
        <table:table-row table:style-name="ro3">
          <table:table-cell office:value-type="string">
            <text:p>Brandenburg </text:p>
          </table:table-cell>
          <table:table-cell office:value-type="float" office:value="10">
            <text:p>10</text:p>
          </table:table-cell>
          <table:table-cell table:formula="of:=SUM([.D5]-[.B5])" office:value-type="float" office:value="15">
            <text:p>15</text:p>
          </table:table-cell>
          <table:table-cell table:style-name="ce18" table:formula="of:=COUNTIF(['2017 members'.C$2:.C$710];[.A5])" office:value-type="float" office:value="25">
            <text:p>25</text:p>
          </table:table-cell>
          <table:table-cell table:style-name="ce12" table:formula="of:=SUM([.D5]/[.D$19])" office:value-type="percentage" office:value="0.0352609308885755">
            <text:p>3.53%</text:p>
          </table:table-cell>
          <table:table-cell table:number-columns-repeated="1019"/>
        </table:table-row>
        <table:table-row table:style-name="ro3">
          <table:table-cell office:value-type="string">
            <text:p>Bremen </text:p>
          </table:table-cell>
          <table:table-cell office:value-type="float" office:value="2">
            <text:p>2</text:p>
          </table:table-cell>
          <table:table-cell table:formula="of:=SUM([.D6]-[.B6])" office:value-type="float" office:value="4">
            <text:p>4</text:p>
          </table:table-cell>
          <table:table-cell table:style-name="ce18" table:formula="of:=COUNTIF(['2017 members'.C$2:.C$710];[.A6])" office:value-type="float" office:value="6">
            <text:p>6</text:p>
          </table:table-cell>
          <table:table-cell table:style-name="ce12" table:formula="of:=SUM([.D6]/[.D$19])" office:value-type="percentage" office:value="0.00846262341325811">
            <text:p>0.85%</text:p>
          </table:table-cell>
          <table:table-cell table:number-columns-repeated="1019"/>
        </table:table-row>
        <table:table-row table:style-name="ro3">
          <table:table-cell office:value-type="string">
            <text:p>Hamburg </text:p>
          </table:table-cell>
          <table:table-cell office:value-type="float" office:value="6">
            <text:p>6</text:p>
          </table:table-cell>
          <table:table-cell table:formula="of:=SUM([.D7]-[.B7])" office:value-type="float" office:value="10">
            <text:p>10</text:p>
          </table:table-cell>
          <table:table-cell table:style-name="ce18" table:formula="of:=COUNTIF(['2017 members'.C$2:.C$710];[.A7])" office:value-type="float" office:value="16">
            <text:p>16</text:p>
          </table:table-cell>
          <table:table-cell table:style-name="ce12" table:formula="of:=SUM([.D7]/[.D$19])" office:value-type="percentage" office:value="0.0225669957686883">
            <text:p>2.26%</text:p>
          </table:table-cell>
          <table:table-cell table:number-columns-repeated="1019"/>
        </table:table-row>
        <table:table-row table:style-name="ro3">
          <table:table-cell office:value-type="string">
            <text:p>Hessen </text:p>
          </table:table-cell>
          <table:table-cell office:value-type="float" office:value="22">
            <text:p>22</text:p>
          </table:table-cell>
          <table:table-cell table:formula="of:=SUM([.D8]-[.B8])" office:value-type="float" office:value="28">
            <text:p>28</text:p>
          </table:table-cell>
          <table:table-cell table:style-name="ce18" table:formula="of:=COUNTIF(['2017 members'.C$2:.C$710];[.A8])" office:value-type="float" office:value="50">
            <text:p>50</text:p>
          </table:table-cell>
          <table:table-cell table:style-name="ce12" table:formula="of:=SUM([.D8]/[.D$19])" office:value-type="percentage" office:value="0.0705218617771509">
            <text:p>7.05%</text:p>
          </table:table-cell>
          <table:table-cell table:number-columns-repeated="1019"/>
        </table:table-row>
        <table:table-row table:style-name="ro4">
          <table:table-cell office:value-type="string">
            <text:p>Mecklenburg-Vorpommern </text:p>
          </table:table-cell>
          <table:table-cell office:value-type="float" office:value="6">
            <text:p>6</text:p>
          </table:table-cell>
          <table:table-cell table:formula="of:=SUM([.D9]-[.B9])" office:value-type="float" office:value="10">
            <text:p>10</text:p>
          </table:table-cell>
          <table:table-cell table:style-name="ce18" table:formula="of:=COUNTIF(['2017 members'.C$2:.C$710];[.A9])" office:value-type="float" office:value="16">
            <text:p>16</text:p>
          </table:table-cell>
          <table:table-cell table:style-name="ce12" table:formula="of:=SUM([.D9]/[.D$19])" office:value-type="percentage" office:value="0.0225669957686883">
            <text:p>2.26%</text:p>
          </table:table-cell>
          <table:table-cell table:number-columns-repeated="1019"/>
        </table:table-row>
        <table:table-row table:style-name="ro4">
          <table:table-cell office:value-type="string">
            <text:p>Niedersachsen </text:p>
          </table:table-cell>
          <table:table-cell office:value-type="float" office:value="30">
            <text:p>30</text:p>
          </table:table-cell>
          <table:table-cell table:formula="of:=SUM([.D10]-[.B10])" office:value-type="float" office:value="36">
            <text:p>36</text:p>
          </table:table-cell>
          <table:table-cell table:style-name="ce18" table:formula="of:=COUNTIF(['2017 members'.C$2:.C$710];[.A10])" office:value-type="float" office:value="66">
            <text:p>66</text:p>
          </table:table-cell>
          <table:table-cell table:style-name="ce12" table:formula="of:=SUM([.D10]/[.D$19])" office:value-type="percentage" office:value="0.0930888575458392">
            <text:p>9.31%</text:p>
          </table:table-cell>
          <table:table-cell table:number-columns-repeated="1019"/>
        </table:table-row>
        <table:table-row table:style-name="ro3">
          <table:table-cell office:value-type="string">
            <text:p>Nordrhein-Westfalen </text:p>
          </table:table-cell>
          <table:table-cell office:value-type="float" office:value="64">
            <text:p>64</text:p>
          </table:table-cell>
          <table:table-cell table:formula="of:=SUM([.D11]-[.B11])" office:value-type="float" office:value="78">
            <text:p>78</text:p>
          </table:table-cell>
          <table:table-cell table:style-name="ce18" table:formula="of:=COUNTIF(['2017 members'.C$2:.C$710];[.A11])" office:value-type="float" office:value="142">
            <text:p>142</text:p>
          </table:table-cell>
          <table:table-cell table:style-name="ce12" table:formula="of:=SUM([.D11]/[.D$19])" office:value-type="percentage" office:value="0.200282087447109">
            <text:p>20.03%</text:p>
          </table:table-cell>
          <table:table-cell table:number-columns-repeated="1019"/>
        </table:table-row>
        <table:table-row table:style-name="ro3">
          <table:table-cell office:value-type="string">
            <text:p>Rheinland-Pfalz </text:p>
          </table:table-cell>
          <table:table-cell office:value-type="float" office:value="15">
            <text:p>15</text:p>
          </table:table-cell>
          <table:table-cell table:formula="of:=SUM([.D12]-[.B12])" office:value-type="float" office:value="22">
            <text:p>22</text:p>
          </table:table-cell>
          <table:table-cell table:style-name="ce18" table:formula="of:=COUNTIF(['2017 members'.C$2:.C$710];[.A12])" office:value-type="float" office:value="37">
            <text:p>37</text:p>
          </table:table-cell>
          <table:table-cell table:style-name="ce12" table:formula="of:=SUM([.D12]/[.D$19])" office:value-type="percentage" office:value="0.0521861777150917">
            <text:p>5.22%</text:p>
          </table:table-cell>
          <table:table-cell table:number-columns-repeated="1019"/>
        </table:table-row>
        <table:table-row table:style-name="ro3">
          <table:table-cell office:value-type="string">
            <text:p>Saarland </text:p>
          </table:table-cell>
          <table:table-cell office:value-type="float" office:value="4">
            <text:p>4</text:p>
          </table:table-cell>
          <table:table-cell table:formula="of:=SUM([.D13]-[.B13])" office:value-type="float" office:value="6">
            <text:p>6</text:p>
          </table:table-cell>
          <table:table-cell table:style-name="ce18" table:formula="of:=COUNTIF(['2017 members'.C$2:.C$710];[.A13])" office:value-type="float" office:value="10">
            <text:p>10</text:p>
          </table:table-cell>
          <table:table-cell table:style-name="ce12" table:formula="of:=SUM([.D13]/[.D$19])" office:value-type="percentage" office:value="0.0141043723554302">
            <text:p>1.41%</text:p>
          </table:table-cell>
          <table:table-cell table:number-columns-repeated="1019"/>
        </table:table-row>
        <table:table-row table:style-name="ro3">
          <table:table-cell office:value-type="string">
            <text:p>Sachsen </text:p>
          </table:table-cell>
          <table:table-cell office:value-type="float" office:value="16">
            <text:p>16</text:p>
          </table:table-cell>
          <table:table-cell table:formula="of:=SUM([.D14]-[.B14])" office:value-type="float" office:value="22">
            <text:p>22</text:p>
          </table:table-cell>
          <table:table-cell table:style-name="ce18" table:formula="of:=COUNTIF(['2017 members'.C$2:.C$710];[.A14])" office:value-type="float" office:value="38">
            <text:p>38</text:p>
          </table:table-cell>
          <table:table-cell table:style-name="ce12" table:formula="of:=SUM([.D14]/[.D$19])" office:value-type="percentage" office:value="0.0535966149506347">
            <text:p>5.36%</text:p>
          </table:table-cell>
          <table:table-cell table:number-columns-repeated="1019"/>
        </table:table-row>
        <table:table-row table:style-name="ro3">
          <table:table-cell office:value-type="string">
            <text:p>Sachsen-Anhalt </text:p>
          </table:table-cell>
          <table:table-cell office:value-type="float" office:value="9">
            <text:p>9</text:p>
          </table:table-cell>
          <table:table-cell table:formula="of:=SUM([.D15]-[.B15])" office:value-type="float" office:value="14">
            <text:p>14</text:p>
          </table:table-cell>
          <table:table-cell table:style-name="ce18" table:formula="of:=COUNTIF(['2017 members'.C$2:.C$710];[.A15])" office:value-type="float" office:value="23">
            <text:p>23</text:p>
          </table:table-cell>
          <table:table-cell table:style-name="ce12" table:formula="of:=SUM([.D15]/[.D$19])" office:value-type="percentage" office:value="0.0324400564174894">
            <text:p>3.24%</text:p>
          </table:table-cell>
          <table:table-cell table:number-columns-repeated="1019"/>
        </table:table-row>
        <table:table-row table:style-name="ro3">
          <table:table-cell office:value-type="string">
            <text:p>Schleswig-Holstein </text:p>
          </table:table-cell>
          <table:table-cell office:value-type="float" office:value="11">
            <text:p>11</text:p>
          </table:table-cell>
          <table:table-cell table:formula="of:=SUM([.D16]-[.B16])" office:value-type="float" office:value="15">
            <text:p>15</text:p>
          </table:table-cell>
          <table:table-cell table:style-name="ce18" table:formula="of:=COUNTIF(['2017 members'.C$2:.C$710];[.A16])" office:value-type="float" office:value="26">
            <text:p>26</text:p>
          </table:table-cell>
          <table:table-cell table:style-name="ce12" table:formula="of:=SUM([.D16]/[.D$19])" office:value-type="percentage" office:value="0.0366713681241185">
            <text:p>3.67%</text:p>
          </table:table-cell>
          <table:table-cell table:number-columns-repeated="1019"/>
        </table:table-row>
        <table:table-row table:style-name="ro3">
          <table:table-cell office:value-type="string">
            <text:p>Thüringen </text:p>
          </table:table-cell>
          <table:table-cell office:value-type="float" office:value="8">
            <text:p>8</text:p>
          </table:table-cell>
          <table:table-cell table:formula="of:=SUM([.D17]-[.B17])" office:value-type="float" office:value="14">
            <text:p>14</text:p>
          </table:table-cell>
          <table:table-cell table:style-name="ce18" table:formula="of:=COUNTIF(['2017 members'.C$2:.C$710];[.A17])" office:value-type="float" office:value="22">
            <text:p>22</text:p>
          </table:table-cell>
          <table:table-cell table:style-name="ce12" table:formula="of:=SUM([.D17]/[.D$19])" office:value-type="percentage" office:value="0.0310296191819464">
            <text:p>3.10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table:formula="of:=SUM([.B2:.B17])" office:value-type="float" office:value="299">
            <text:p>299</text:p>
          </table:table-cell>
          <table:table-cell table:style-name="ce1" table:formula="of:=SUM([.C2:.C17])" office:value-type="float" office:value="410">
            <text:p>410</text:p>
          </table:table-cell>
          <table:table-cell table:style-name="ce1" table:formula="of:=SUM([.D2:.D17])" office:value-type="float" office:value="709">
            <text:p>709</text:p>
          </table:table-cell>
          <table:table-cell table:style-name="ce12" table:formula="of:=SUM([.D19]/[.D$19])" office:value-type="percentage" office:value="1">
            <text:p>100.00%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Seats</text:p>
          </table:table-cell>
          <table:table-cell table:number-columns-repeated="1019"/>
        </table:table-row>
        <table:table-row table:style-name="ro3">
          <table:table-cell office:value-type="string">
            <text:p>CDU </text:p>
          </table:table-cell>
          <table:table-cell table:style-name="ce17" table:formula="of:=SUMPRODUCT(['2017 members'.B$2:.B$710]=[.A22];['2017 members'.D$2:.D$710]&lt;&gt;&quot;&quot;)" office:value-type="float" office:value="185">
            <text:p>185</text:p>
          </table:table-cell>
          <table:table-cell table:style-name="ce17" table:formula="of:=SUMPRODUCT(['2017 members'.B$2:.B$710]=[.A22];['2017 members'.D$2:.D$710]=&quot;&quot;)" office:value-type="float" office:value="15">
            <text:p>15</text:p>
          </table:table-cell>
          <table:table-cell table:style-name="ce1" table:formula="of:=SUM([.B22:.C22])" office:value-type="float" office:value="200">
            <text:p>200</text:p>
          </table:table-cell>
          <table:table-cell table:number-columns-repeated="1020"/>
        </table:table-row>
        <table:table-row table:style-name="ro3">
          <table:table-cell office:value-type="string">
            <text:p>SPD </text:p>
          </table:table-cell>
          <table:table-cell table:style-name="ce17" table:formula="of:=SUMPRODUCT(['2017 members'.B$2:.B$710]=[.A23];['2017 members'.D$2:.D$710]&lt;&gt;&quot;&quot;)" office:value-type="float" office:value="59">
            <text:p>59</text:p>
          </table:table-cell>
          <table:table-cell table:style-name="ce17" table:formula="of:=SUMPRODUCT(['2017 members'.B$2:.B$710]=[.A23];['2017 members'.D$2:.D$710]=&quot;&quot;)" office:value-type="float" office:value="94">
            <text:p>94</text:p>
          </table:table-cell>
          <table:table-cell table:style-name="ce1" table:formula="of:=SUM([.B23:.C23])" office:value-type="float" office:value="153">
            <text:p>153</text:p>
          </table:table-cell>
          <table:table-cell table:number-columns-repeated="1020"/>
        </table:table-row>
        <table:table-row table:style-name="ro3">
          <table:table-cell office:value-type="string">
            <text:p>The Left </text:p>
          </table:table-cell>
          <table:table-cell table:style-name="ce17" table:formula="of:=SUMPRODUCT(['2017 members'.B$2:.B$710]=[.A24];['2017 members'.D$2:.D$710]&lt;&gt;&quot;&quot;)" office:value-type="float" office:value="5">
            <text:p>5</text:p>
          </table:table-cell>
          <table:table-cell table:style-name="ce17" table:formula="of:=SUMPRODUCT(['2017 members'.B$2:.B$710]=[.A24];['2017 members'.D$2:.D$710]=&quot;&quot;)" office:value-type="float" office:value="64">
            <text:p>64</text:p>
          </table:table-cell>
          <table:table-cell table:style-name="ce1" table:formula="of:=SUM([.B24:.C24])" office:value-type="float" office:value="69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Greens </text:p>
          </table:table-cell>
          <table:table-cell table:style-name="ce17" table:formula="of:=SUMPRODUCT(['2017 members'.B$2:.B$710]=[.A25];['2017 members'.D$2:.D$710]&lt;&gt;&quot;&quot;)" office:value-type="float" office:value="1">
            <text:p>1</text:p>
          </table:table-cell>
          <table:table-cell table:style-name="ce17" table:formula="of:=SUMPRODUCT(['2017 members'.B$2:.B$710]=[.A25];['2017 members'.D$2:.D$710]=&quot;&quot;)" office:value-type="float" office:value="66">
            <text:p>66</text:p>
          </table:table-cell>
          <table:table-cell table:style-name="ce1" table:formula="of:=SUM([.B25:.C25])" office:value-type="float" office:value="67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CSU </text:p>
          </table:table-cell>
          <table:table-cell table:style-name="ce17" table:formula="of:=SUMPRODUCT(['2017 members'.B$2:.B$710]=[.A26];['2017 members'.D$2:.D$710]&lt;&gt;&quot;&quot;)" office:value-type="float" office:value="46">
            <text:p>46</text:p>
          </table:table-cell>
          <table:table-cell table:style-name="ce17" table:formula="of:=SUMPRODUCT(['2017 members'.B$2:.B$710]=[.A26];['2017 members'.D$2:.D$710]=&quot;&quot;)" office:value-type="float" office:value="0">
            <text:p>0</text:p>
          </table:table-cell>
          <table:table-cell table:style-name="ce1" table:formula="of:=SUM([.B26:.C26])" office:value-type="float" office:value="46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FDP </text:p>
          </table:table-cell>
          <table:table-cell table:style-name="ce17" table:formula="of:=SUMPRODUCT(['2017 members'.B$2:.B$710]=[.A27];['2017 members'.D$2:.D$710]&lt;&gt;&quot;&quot;)" office:value-type="float" office:value="0">
            <text:p>0</text:p>
          </table:table-cell>
          <table:table-cell table:style-name="ce17" table:formula="of:=SUMPRODUCT(['2017 members'.B$2:.B$710]=[.A27];['2017 members'.D$2:.D$710]=&quot;&quot;)" office:value-type="float" office:value="80">
            <text:p>80</text:p>
          </table:table-cell>
          <table:table-cell table:style-name="ce1" table:formula="of:=SUM([.B27:.C27])" office:value-type="float" office:value="80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AfD </text:p>
          </table:table-cell>
          <table:table-cell table:style-name="ce17" table:formula="of:=SUMPRODUCT(['2017 members'.B$2:.B$710]=[.A28];['2017 members'.D$2:.D$710]&lt;&gt;&quot;&quot;)" office:value-type="float" office:value="3">
            <text:p>3</text:p>
          </table:table-cell>
          <table:table-cell table:style-name="ce17" table:formula="of:=SUMPRODUCT(['2017 members'.B$2:.B$710]=[.A28];['2017 members'.D$2:.D$710]=&quot;&quot;)" office:value-type="float" office:value="91">
            <text:p>91</text:p>
          </table:table-cell>
          <table:table-cell table:style-name="ce1" table:formula="of:=SUM([.B28:.C28])" office:value-type="float" office:value="94">
            <text:p>9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table:formula="of:=SUM([.B22:.B28])" office:value-type="float" office:value="299">
            <text:p>299</text:p>
          </table:table-cell>
          <table:table-cell table:style-name="ce1" table:formula="of:=SUM([.C22:.C28])" office:value-type="float" office:value="410">
            <text:p>410</text:p>
          </table:table-cell>
          <table:table-cell table:style-name="ce1" table:formula="of:=SUM([.D22:.D28])" office:value-type="float" office:value="709">
            <text:p>709</text:p>
          </table:table-cell>
          <table:table-cell table:number-columns-repeated="1020"/>
        </table:table-row>
        <table:table-row table:style-name="ro3">
          <table:table-cell/>
          <table:table-cell table:style-name="ce1"/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2" table:number-rows-spanned="1">
            <text:p>CDU </text:p>
          </table:table-cell>
          <table:covered-table-cell table:style-name="ce7"/>
          <table:table-cell table:style-name="ce4" office:value-type="string" table:number-columns-spanned="2" table:number-rows-spanned="1">
            <text:p>SPD </text:p>
          </table:table-cell>
          <table:covered-table-cell table:style-name="ce7"/>
          <table:table-cell table:style-name="ce4" office:value-type="string" table:number-columns-spanned="2" table:number-rows-spanned="1">
            <text:p>The Left </text:p>
          </table:table-cell>
          <table:covered-table-cell table:style-name="ce7"/>
          <table:table-cell table:style-name="ce4" office:value-type="string" table:number-columns-spanned="2" table:number-rows-spanned="1">
            <text:p>Greens </text:p>
          </table:table-cell>
          <table:covered-table-cell table:style-name="ce7"/>
          <table:table-cell table:style-name="ce4" office:value-type="string" table:number-columns-spanned="2" table:number-rows-spanned="1">
            <text:p>CSU </text:p>
          </table:table-cell>
          <table:covered-table-cell table:style-name="ce7"/>
          <table:table-cell table:style-name="ce4" office:value-type="string" table:number-columns-spanned="2" table:number-rows-spanned="1">
            <text:p>FDP </text:p>
          </table:table-cell>
          <table:covered-table-cell table:style-name="ce7"/>
          <table:table-cell table:style-name="ce4" office:value-type="string" table:number-columns-spanned="2" table:number-rows-spanned="1">
            <text:p>AfD </text:p>
          </table:table-cell>
          <table:covered-table-cell table:style-name="ce7"/>
          <table:table-cell table:number-columns-repeated="1009"/>
        </table:table-row>
        <table:table-row table:style-name="ro3">
          <table:table-cell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/>
          <table:table-cell table:style-name="ce1" office:value-type="string">
            <text:p>Total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den-Württemberg </text:p>
          </table:table-cell>
          <table:table-cell table:style-name="ce17" table:formula="of:=SUMPRODUCT(['2017 members'.$B$2:.$B$710]=[.B$32];['2017 members'.$C$2:.$C$710]=[.$A35];['2017 members'.$D$2:.$D$710]&lt;&gt;&quot;&quot;)" office:value-type="float" office:value="38">
            <text:p>38</text:p>
          </table:table-cell>
          <table:table-cell table:style-name="ce17" table:formula="of:=SUMPRODUCT(['2017 members'.$B$2:.$B$710]=[.B$32];['2017 members'.$C$2:.$C$710]=[.$A35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35];['2017 members'.$D$2:.$D$710]=&quot;&quot;)" office:value-type="float" office:value="16">
            <text:p>16</text:p>
          </table:table-cell>
          <table:table-cell table:style-name="ce17" table:formula="of:=SUMPRODUCT(['2017 members'.$B$2:.$B$710]=[.F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35];['2017 members'.$D$2:.$D$710]=&quot;&quot;)" office:value-type="float" office:value="6">
            <text:p>6</text:p>
          </table:table-cell>
          <table:table-cell table:style-name="ce17" table:formula="of:=SUMPRODUCT(['2017 members'.$B$2:.$B$710]=[.H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35];['2017 members'.$D$2:.$D$710]=&quot;&quot;)" office:value-type="float" office:value="13">
            <text:p>13</text:p>
          </table:table-cell>
          <table:table-cell table:style-name="ce17" table:formula="of:=SUMPRODUCT(['2017 members'.$B$2:.$B$710]=[.J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35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35];['2017 members'.$D$2:.$D$710]=&quot;&quot;)" office:value-type="float" office:value="12">
            <text:p>12</text:p>
          </table:table-cell>
          <table:table-cell table:style-name="ce17" table:formula="of:=SUMPRODUCT(['2017 members'.$B$2:.$B$710]=[.N$32];['2017 members'.$C$2:.$C$710]=[.$A35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35];['2017 members'.$D$2:.$D$710]=&quot;&quot;)" office:value-type="float" office:value="11">
            <text:p>11</text:p>
          </table:table-cell>
          <table:table-cell/>
          <table:table-cell table:style-name="ce1" table:formula="of:=SUM([.B35:.O35])" office:value-type="float" office:value="96">
            <text:p>96</text:p>
          </table:table-cell>
          <table:table-cell table:number-columns-repeated="1007"/>
        </table:table-row>
        <table:table-row table:style-name="ro3">
          <table:table-cell office:value-type="string">
            <text:p>Bayern </text:p>
          </table:table-cell>
          <table:table-cell table:style-name="ce17" table:formula="of:=SUMPRODUCT(['2017 members'.$B$2:.$B$710]=[.B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B$32];['2017 members'.$C$2:.$C$710]=[.$A36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36];['2017 members'.$D$2:.$D$710]=&quot;&quot;)" office:value-type="float" office:value="18">
            <text:p>18</text:p>
          </table:table-cell>
          <table:table-cell table:style-name="ce17" table:formula="of:=SUMPRODUCT(['2017 members'.$B$2:.$B$710]=[.F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36];['2017 members'.$D$2:.$D$710]=&quot;&quot;)" office:value-type="float" office:value="7">
            <text:p>7</text:p>
          </table:table-cell>
          <table:table-cell table:style-name="ce17" table:formula="of:=SUMPRODUCT(['2017 members'.$B$2:.$B$710]=[.H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36];['2017 members'.$D$2:.$D$710]=&quot;&quot;)" office:value-type="float" office:value="11">
            <text:p>11</text:p>
          </table:table-cell>
          <table:table-cell table:style-name="ce17" table:formula="of:=SUMPRODUCT(['2017 members'.$B$2:.$B$710]=[.J$32];['2017 members'.$C$2:.$C$710]=[.$A36];['2017 members'.$D$2:.$D$710]&lt;&gt;&quot;&quot;)" office:value-type="float" office:value="46">
            <text:p>46</text:p>
          </table:table-cell>
          <table:table-cell table:style-name="ce17" table:formula="of:=SUMPRODUCT(['2017 members'.$B$2:.$B$710]=[.J$32];['2017 members'.$C$2:.$C$710]=[.$A36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36];['2017 members'.$D$2:.$D$710]=&quot;&quot;)" office:value-type="float" office:value="12">
            <text:p>12</text:p>
          </table:table-cell>
          <table:table-cell table:style-name="ce17" table:formula="of:=SUMPRODUCT(['2017 members'.$B$2:.$B$710]=[.N$32];['2017 members'.$C$2:.$C$710]=[.$A36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36];['2017 members'.$D$2:.$D$710]=&quot;&quot;)" office:value-type="float" office:value="14">
            <text:p>14</text:p>
          </table:table-cell>
          <table:table-cell/>
          <table:table-cell table:style-name="ce1" table:formula="of:=SUM([.B36:.O36])" office:value-type="float" office:value="108">
            <text:p>108</text:p>
          </table:table-cell>
          <table:table-cell table:number-columns-repeated="1007"/>
        </table:table-row>
        <table:table-row table:style-name="ro3">
          <table:table-cell office:value-type="string">
            <text:p>Berlin </text:p>
          </table:table-cell>
          <table:table-cell table:style-name="ce17" table:formula="of:=SUMPRODUCT(['2017 members'.$B$2:.$B$710]=[.B$32];['2017 members'.$C$2:.$C$710]=[.$A37];['2017 members'.$D$2:.$D$710]&lt;&gt;&quot;&quot;)" office:value-type="float" office:value="4">
            <text:p>4</text:p>
          </table:table-cell>
          <table:table-cell table:style-name="ce17" table:formula="of:=SUMPRODUCT(['2017 members'.$B$2:.$B$710]=[.B$32];['2017 members'.$C$2:.$C$710]=[.$A37];['2017 members'.$D$2:.$D$710]=&quot;&quot;)" office:value-type="float" office:value="2">
            <text:p>2</text:p>
          </table:table-cell>
          <table:table-cell table:style-name="ce17" table:formula="of:=SUMPRODUCT(['2017 members'.$B$2:.$B$710]=[.D$32];['2017 members'.$C$2:.$C$710]=[.$A37];['2017 members'.$D$2:.$D$710]&lt;&gt;&quot;&quot;)" office:value-type="float" office:value="3">
            <text:p>3</text:p>
          </table:table-cell>
          <table:table-cell table:style-name="ce17" table:formula="of:=SUMPRODUCT(['2017 members'.$B$2:.$B$710]=[.D$32];['2017 members'.$C$2:.$C$710]=[.$A37];['2017 members'.$D$2:.$D$710]=&quot;&quot;)" office:value-type="float" office:value="2">
            <text:p>2</text:p>
          </table:table-cell>
          <table:table-cell table:style-name="ce17" table:formula="of:=SUMPRODUCT(['2017 members'.$B$2:.$B$710]=[.F$32];['2017 members'.$C$2:.$C$710]=[.$A37];['2017 members'.$D$2:.$D$710]&lt;&gt;&quot;&quot;)" office:value-type="float" office:value="4">
            <text:p>4</text:p>
          </table:table-cell>
          <table:table-cell table:style-name="ce17" table:formula="of:=SUMPRODUCT(['2017 members'.$B$2:.$B$710]=[.F$32];['2017 members'.$C$2:.$C$710]=[.$A37];['2017 members'.$D$2:.$D$710]=&quot;&quot;)" office:value-type="float" office:value="2">
            <text:p>2</text:p>
          </table:table-cell>
          <table:table-cell table:style-name="ce17" table:formula="of:=SUMPRODUCT(['2017 members'.$B$2:.$B$710]=[.H$32];['2017 members'.$C$2:.$C$710]=[.$A37];['2017 members'.$D$2:.$D$710]&lt;&gt;&quot;&quot;)" office:value-type="float" office:value="1">
            <text:p>1</text:p>
          </table:table-cell>
          <table:table-cell table:style-name="ce17" table:formula="of:=SUMPRODUCT(['2017 members'.$B$2:.$B$710]=[.H$32];['2017 members'.$C$2:.$C$710]=[.$A37];['2017 members'.$D$2:.$D$710]=&quot;&quot;)" office:value-type="float" office:value="3">
            <text:p>3</text:p>
          </table:table-cell>
          <table:table-cell table:style-name="ce17" table:formula="of:=SUMPRODUCT(['2017 members'.$B$2:.$B$710]=[.J$32];['2017 members'.$C$2:.$C$710]=[.$A37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37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37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37];['2017 members'.$D$2:.$D$710]=&quot;&quot;)" office:value-type="float" office:value="3">
            <text:p>3</text:p>
          </table:table-cell>
          <table:table-cell table:style-name="ce17" table:formula="of:=SUMPRODUCT(['2017 members'.$B$2:.$B$710]=[.N$32];['2017 members'.$C$2:.$C$710]=[.$A37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37];['2017 members'.$D$2:.$D$710]=&quot;&quot;)" office:value-type="float" office:value="4">
            <text:p>4</text:p>
          </table:table-cell>
          <table:table-cell/>
          <table:table-cell table:style-name="ce1" table:formula="of:=SUM([.B37:.O37])" office:value-type="float" office:value="28">
            <text:p>28</text:p>
          </table:table-cell>
          <table:table-cell table:number-columns-repeated="1007"/>
        </table:table-row>
        <table:table-row table:style-name="ro3">
          <table:table-cell office:value-type="string">
            <text:p>Brandenburg </text:p>
          </table:table-cell>
          <table:table-cell table:style-name="ce17" table:formula="of:=SUMPRODUCT(['2017 members'.$B$2:.$B$710]=[.B$32];['2017 members'.$C$2:.$C$710]=[.$A38];['2017 members'.$D$2:.$D$710]&lt;&gt;&quot;&quot;)" office:value-type="float" office:value="9">
            <text:p>9</text:p>
          </table:table-cell>
          <table:table-cell table:style-name="ce17" table:formula="of:=SUMPRODUCT(['2017 members'.$B$2:.$B$710]=[.B$32];['2017 members'.$C$2:.$C$710]=[.$A38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38];['2017 members'.$D$2:.$D$710]&lt;&gt;&quot;&quot;)" office:value-type="float" office:value="1">
            <text:p>1</text:p>
          </table:table-cell>
          <table:table-cell table:style-name="ce17" table:formula="of:=SUMPRODUCT(['2017 members'.$B$2:.$B$710]=[.D$32];['2017 members'.$C$2:.$C$710]=[.$A38];['2017 members'.$D$2:.$D$710]=&quot;&quot;)" office:value-type="float" office:value="3">
            <text:p>3</text:p>
          </table:table-cell>
          <table:table-cell table:style-name="ce17" table:formula="of:=SUMPRODUCT(['2017 members'.$B$2:.$B$710]=[.F$32];['2017 members'.$C$2:.$C$710]=[.$A38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38];['2017 members'.$D$2:.$D$710]=&quot;&quot;)" office:value-type="float" office:value="4">
            <text:p>4</text:p>
          </table:table-cell>
          <table:table-cell table:style-name="ce17" table:formula="of:=SUMPRODUCT(['2017 members'.$B$2:.$B$710]=[.H$32];['2017 members'.$C$2:.$C$710]=[.$A38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38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38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38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38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38];['2017 members'.$D$2:.$D$710]=&quot;&quot;)" office:value-type="float" office:value="2">
            <text:p>2</text:p>
          </table:table-cell>
          <table:table-cell table:style-name="ce17" table:formula="of:=SUMPRODUCT(['2017 members'.$B$2:.$B$710]=[.N$32];['2017 members'.$C$2:.$C$710]=[.$A38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38];['2017 members'.$D$2:.$D$710]=&quot;&quot;)" office:value-type="float" office:value="5">
            <text:p>5</text:p>
          </table:table-cell>
          <table:table-cell/>
          <table:table-cell table:style-name="ce1" table:formula="of:=SUM([.B38:.O38])" office:value-type="float" office:value="25">
            <text:p>25</text:p>
          </table:table-cell>
          <table:table-cell table:number-columns-repeated="1007"/>
        </table:table-row>
        <table:table-row table:style-name="ro3">
          <table:table-cell office:value-type="string">
            <text:p>Bremen </text:p>
          </table:table-cell>
          <table:table-cell table:style-name="ce17" table:formula="of:=SUMPRODUCT(['2017 members'.$B$2:.$B$710]=[.B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B$32];['2017 members'.$C$2:.$C$710]=[.$A39];['2017 members'.$D$2:.$D$710]=&quot;&quot;)" office:value-type="float" office:value="1">
            <text:p>1</text:p>
          </table:table-cell>
          <table:table-cell table:style-name="ce17" table:formula="of:=SUMPRODUCT(['2017 members'.$B$2:.$B$710]=[.D$32];['2017 members'.$C$2:.$C$710]=[.$A39];['2017 members'.$D$2:.$D$710]&lt;&gt;&quot;&quot;)" office:value-type="float" office:value="2">
            <text:p>2</text:p>
          </table:table-cell>
          <table:table-cell table:style-name="ce17" table:formula="of:=SUMPRODUCT(['2017 members'.$B$2:.$B$710]=[.D$32];['2017 members'.$C$2:.$C$710]=[.$A39];['2017 members'.$D$2:.$D$710]=&quot;&quot;)" office:value-type="float" office:value="0">
            <text:p>0</text:p>
          </table:table-cell>
          <table:table-cell table:style-name="ce17" table:formula="of:=SUMPRODUCT(['2017 members'.$B$2:.$B$710]=[.F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39];['2017 members'.$D$2:.$D$710]=&quot;&quot;)" office:value-type="float" office:value="1">
            <text:p>1</text:p>
          </table:table-cell>
          <table:table-cell table:style-name="ce17" table:formula="of:=SUMPRODUCT(['2017 members'.$B$2:.$B$710]=[.H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39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39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39];['2017 members'.$D$2:.$D$710]=&quot;&quot;)" office:value-type="float" office:value="0">
            <text:p>0</text:p>
          </table:table-cell>
          <table:table-cell table:style-name="ce17" table:formula="of:=SUMPRODUCT(['2017 members'.$B$2:.$B$710]=[.N$32];['2017 members'.$C$2:.$C$710]=[.$A39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39];['2017 members'.$D$2:.$D$710]=&quot;&quot;)" office:value-type="float" office:value="1">
            <text:p>1</text:p>
          </table:table-cell>
          <table:table-cell/>
          <table:table-cell table:style-name="ce1" table:formula="of:=SUM([.B39:.O39])" office:value-type="float" office:value="6">
            <text:p>6</text:p>
          </table:table-cell>
          <table:table-cell table:number-columns-repeated="1007"/>
        </table:table-row>
        <table:table-row table:style-name="ro3">
          <table:table-cell office:value-type="string">
            <text:p>Hamburg </text:p>
          </table:table-cell>
          <table:table-cell table:style-name="ce17" table:formula="of:=SUMPRODUCT(['2017 members'.$B$2:.$B$710]=[.B$32];['2017 members'.$C$2:.$C$710]=[.$A40];['2017 members'.$D$2:.$D$710]&lt;&gt;&quot;&quot;)" office:value-type="float" office:value="1">
            <text:p>1</text:p>
          </table:table-cell>
          <table:table-cell table:style-name="ce17" table:formula="of:=SUMPRODUCT(['2017 members'.$B$2:.$B$710]=[.B$32];['2017 members'.$C$2:.$C$710]=[.$A40];['2017 members'.$D$2:.$D$710]=&quot;&quot;)" office:value-type="float" office:value="3">
            <text:p>3</text:p>
          </table:table-cell>
          <table:table-cell table:style-name="ce17" table:formula="of:=SUMPRODUCT(['2017 members'.$B$2:.$B$710]=[.D$32];['2017 members'.$C$2:.$C$710]=[.$A40];['2017 members'.$D$2:.$D$710]&lt;&gt;&quot;&quot;)" office:value-type="float" office:value="5">
            <text:p>5</text:p>
          </table:table-cell>
          <table:table-cell table:style-name="ce17" table:formula="of:=SUMPRODUCT(['2017 members'.$B$2:.$B$710]=[.D$32];['2017 members'.$C$2:.$C$710]=[.$A40];['2017 members'.$D$2:.$D$710]=&quot;&quot;)" office:value-type="float" office:value="0">
            <text:p>0</text:p>
          </table:table-cell>
          <table:table-cell table:style-name="ce17" table:formula="of:=SUMPRODUCT(['2017 members'.$B$2:.$B$710]=[.F$32];['2017 members'.$C$2:.$C$710]=[.$A40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0];['2017 members'.$D$2:.$D$710]=&quot;&quot;)" office:value-type="float" office:value="2">
            <text:p>2</text:p>
          </table:table-cell>
          <table:table-cell table:style-name="ce17" table:formula="of:=SUMPRODUCT(['2017 members'.$B$2:.$B$710]=[.H$32];['2017 members'.$C$2:.$C$710]=[.$A40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0];['2017 members'.$D$2:.$D$710]=&quot;&quot;)" office:value-type="float" office:value="2">
            <text:p>2</text:p>
          </table:table-cell>
          <table:table-cell table:style-name="ce17" table:formula="of:=SUMPRODUCT(['2017 members'.$B$2:.$B$710]=[.J$32];['2017 members'.$C$2:.$C$710]=[.$A40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0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0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0];['2017 members'.$D$2:.$D$710]=&quot;&quot;)" office:value-type="float" office:value="2">
            <text:p>2</text:p>
          </table:table-cell>
          <table:table-cell table:style-name="ce17" table:formula="of:=SUMPRODUCT(['2017 members'.$B$2:.$B$710]=[.N$32];['2017 members'.$C$2:.$C$710]=[.$A40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0];['2017 members'.$D$2:.$D$710]=&quot;&quot;)" office:value-type="float" office:value="1">
            <text:p>1</text:p>
          </table:table-cell>
          <table:table-cell/>
          <table:table-cell table:style-name="ce1" table:formula="of:=SUM([.B40:.O40])" office:value-type="float" office:value="16">
            <text:p>16</text:p>
          </table:table-cell>
          <table:table-cell table:number-columns-repeated="1007"/>
        </table:table-row>
        <table:table-row table:style-name="ro3">
          <table:table-cell office:value-type="string">
            <text:p>Hessen </text:p>
          </table:table-cell>
          <table:table-cell table:style-name="ce17" table:formula="of:=SUMPRODUCT(['2017 members'.$B$2:.$B$710]=[.B$32];['2017 members'.$C$2:.$C$710]=[.$A41];['2017 members'.$D$2:.$D$710]&lt;&gt;&quot;&quot;)" office:value-type="float" office:value="17">
            <text:p>17</text:p>
          </table:table-cell>
          <table:table-cell table:style-name="ce17" table:formula="of:=SUMPRODUCT(['2017 members'.$B$2:.$B$710]=[.B$32];['2017 members'.$C$2:.$C$710]=[.$A41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1];['2017 members'.$D$2:.$D$710]&lt;&gt;&quot;&quot;)" office:value-type="float" office:value="5">
            <text:p>5</text:p>
          </table:table-cell>
          <table:table-cell table:style-name="ce17" table:formula="of:=SUMPRODUCT(['2017 members'.$B$2:.$B$710]=[.D$32];['2017 members'.$C$2:.$C$710]=[.$A41];['2017 members'.$D$2:.$D$710]=&quot;&quot;)" office:value-type="float" office:value="7">
            <text:p>7</text:p>
          </table:table-cell>
          <table:table-cell table:style-name="ce17" table:formula="of:=SUMPRODUCT(['2017 members'.$B$2:.$B$710]=[.F$32];['2017 members'.$C$2:.$C$710]=[.$A41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1];['2017 members'.$D$2:.$D$710]=&quot;&quot;)" office:value-type="float" office:value="4">
            <text:p>4</text:p>
          </table:table-cell>
          <table:table-cell table:style-name="ce17" table:formula="of:=SUMPRODUCT(['2017 members'.$B$2:.$B$710]=[.H$32];['2017 members'.$C$2:.$C$710]=[.$A41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1];['2017 members'.$D$2:.$D$710]=&quot;&quot;)" office:value-type="float" office:value="5">
            <text:p>5</text:p>
          </table:table-cell>
          <table:table-cell table:style-name="ce17" table:formula="of:=SUMPRODUCT(['2017 members'.$B$2:.$B$710]=[.J$32];['2017 members'.$C$2:.$C$710]=[.$A41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1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1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1];['2017 members'.$D$2:.$D$710]=&quot;&quot;)" office:value-type="float" office:value="6">
            <text:p>6</text:p>
          </table:table-cell>
          <table:table-cell table:style-name="ce17" table:formula="of:=SUMPRODUCT(['2017 members'.$B$2:.$B$710]=[.N$32];['2017 members'.$C$2:.$C$710]=[.$A41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1];['2017 members'.$D$2:.$D$710]=&quot;&quot;)" office:value-type="float" office:value="6">
            <text:p>6</text:p>
          </table:table-cell>
          <table:table-cell/>
          <table:table-cell table:style-name="ce1" table:formula="of:=SUM([.B41:.O41])" office:value-type="float" office:value="50">
            <text:p>50</text:p>
          </table:table-cell>
          <table:table-cell table:number-columns-repeated="1007"/>
        </table:table-row>
        <table:table-row table:style-name="ro4">
          <table:table-cell office:value-type="string">
            <text:p>Mecklenburg-Vorpommern </text:p>
          </table:table-cell>
          <table:table-cell table:style-name="ce17" table:formula="of:=SUMPRODUCT(['2017 members'.$B$2:.$B$710]=[.B$32];['2017 members'.$C$2:.$C$710]=[.$A42];['2017 members'.$D$2:.$D$710]&lt;&gt;&quot;&quot;)" office:value-type="float" office:value="6">
            <text:p>6</text:p>
          </table:table-cell>
          <table:table-cell table:style-name="ce17" table:formula="of:=SUMPRODUCT(['2017 members'.$B$2:.$B$710]=[.B$32];['2017 members'.$C$2:.$C$710]=[.$A42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42];['2017 members'.$D$2:.$D$710]=&quot;&quot;)" office:value-type="float" office:value="2">
            <text:p>2</text:p>
          </table:table-cell>
          <table:table-cell table:style-name="ce17" table:formula="of:=SUMPRODUCT(['2017 members'.$B$2:.$B$710]=[.F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2];['2017 members'.$D$2:.$D$710]=&quot;&quot;)" office:value-type="float" office:value="3">
            <text:p>3</text:p>
          </table:table-cell>
          <table:table-cell table:style-name="ce17" table:formula="of:=SUMPRODUCT(['2017 members'.$B$2:.$B$710]=[.H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2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2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2];['2017 members'.$D$2:.$D$710]=&quot;&quot;)" office:value-type="float" office:value="1">
            <text:p>1</text:p>
          </table:table-cell>
          <table:table-cell table:style-name="ce17" table:formula="of:=SUMPRODUCT(['2017 members'.$B$2:.$B$710]=[.N$32];['2017 members'.$C$2:.$C$710]=[.$A42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2];['2017 members'.$D$2:.$D$710]=&quot;&quot;)" office:value-type="float" office:value="3">
            <text:p>3</text:p>
          </table:table-cell>
          <table:table-cell/>
          <table:table-cell table:style-name="ce1" table:formula="of:=SUM([.B42:.O42])" office:value-type="float" office:value="16">
            <text:p>16</text:p>
          </table:table-cell>
          <table:table-cell table:number-columns-repeated="1007"/>
        </table:table-row>
        <table:table-row table:style-name="ro4">
          <table:table-cell office:value-type="string">
            <text:p>Niedersachsen </text:p>
          </table:table-cell>
          <table:table-cell table:style-name="ce17" table:formula="of:=SUMPRODUCT(['2017 members'.$B$2:.$B$710]=[.B$32];['2017 members'.$C$2:.$C$710]=[.$A43];['2017 members'.$D$2:.$D$710]&lt;&gt;&quot;&quot;)" office:value-type="float" office:value="16">
            <text:p>16</text:p>
          </table:table-cell>
          <table:table-cell table:style-name="ce17" table:formula="of:=SUMPRODUCT(['2017 members'.$B$2:.$B$710]=[.B$32];['2017 members'.$C$2:.$C$710]=[.$A43];['2017 members'.$D$2:.$D$710]=&quot;&quot;)" office:value-type="float" office:value="5">
            <text:p>5</text:p>
          </table:table-cell>
          <table:table-cell table:style-name="ce17" table:formula="of:=SUMPRODUCT(['2017 members'.$B$2:.$B$710]=[.D$32];['2017 members'.$C$2:.$C$710]=[.$A43];['2017 members'.$D$2:.$D$710]&lt;&gt;&quot;&quot;)" office:value-type="float" office:value="14">
            <text:p>14</text:p>
          </table:table-cell>
          <table:table-cell table:style-name="ce17" table:formula="of:=SUMPRODUCT(['2017 members'.$B$2:.$B$710]=[.D$32];['2017 members'.$C$2:.$C$710]=[.$A43];['2017 members'.$D$2:.$D$710]=&quot;&quot;)" office:value-type="float" office:value="6">
            <text:p>6</text:p>
          </table:table-cell>
          <table:table-cell table:style-name="ce17" table:formula="of:=SUMPRODUCT(['2017 members'.$B$2:.$B$710]=[.F$32];['2017 members'.$C$2:.$C$710]=[.$A43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3];['2017 members'.$D$2:.$D$710]=&quot;&quot;)" office:value-type="float" office:value="5">
            <text:p>5</text:p>
          </table:table-cell>
          <table:table-cell table:style-name="ce17" table:formula="of:=SUMPRODUCT(['2017 members'.$B$2:.$B$710]=[.H$32];['2017 members'.$C$2:.$C$710]=[.$A43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3];['2017 members'.$D$2:.$D$710]=&quot;&quot;)" office:value-type="float" office:value="6">
            <text:p>6</text:p>
          </table:table-cell>
          <table:table-cell table:style-name="ce17" table:formula="of:=SUMPRODUCT(['2017 members'.$B$2:.$B$710]=[.J$32];['2017 members'.$C$2:.$C$710]=[.$A43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3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3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3];['2017 members'.$D$2:.$D$710]=&quot;&quot;)" office:value-type="float" office:value="7">
            <text:p>7</text:p>
          </table:table-cell>
          <table:table-cell table:style-name="ce17" table:formula="of:=SUMPRODUCT(['2017 members'.$B$2:.$B$710]=[.N$32];['2017 members'.$C$2:.$C$710]=[.$A43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3];['2017 members'.$D$2:.$D$710]=&quot;&quot;)" office:value-type="float" office:value="7">
            <text:p>7</text:p>
          </table:table-cell>
          <table:table-cell/>
          <table:table-cell table:style-name="ce1" table:formula="of:=SUM([.B43:.O43])" office:value-type="float" office:value="66">
            <text:p>66</text:p>
          </table:table-cell>
          <table:table-cell table:number-columns-repeated="1007"/>
        </table:table-row>
        <table:table-row table:style-name="ro3">
          <table:table-cell office:value-type="string">
            <text:p>Nordrhein-Westfalen </text:p>
          </table:table-cell>
          <table:table-cell table:style-name="ce17" table:formula="of:=SUMPRODUCT(['2017 members'.$B$2:.$B$710]=[.B$32];['2017 members'.$C$2:.$C$710]=[.$A44];['2017 members'.$D$2:.$D$710]&lt;&gt;&quot;&quot;)" office:value-type="float" office:value="38">
            <text:p>38</text:p>
          </table:table-cell>
          <table:table-cell table:style-name="ce17" table:formula="of:=SUMPRODUCT(['2017 members'.$B$2:.$B$710]=[.B$32];['2017 members'.$C$2:.$C$710]=[.$A44];['2017 members'.$D$2:.$D$710]=&quot;&quot;)" office:value-type="float" office:value="4">
            <text:p>4</text:p>
          </table:table-cell>
          <table:table-cell table:style-name="ce17" table:formula="of:=SUMPRODUCT(['2017 members'.$B$2:.$B$710]=[.D$32];['2017 members'.$C$2:.$C$710]=[.$A44];['2017 members'.$D$2:.$D$710]&lt;&gt;&quot;&quot;)" office:value-type="float" office:value="26">
            <text:p>26</text:p>
          </table:table-cell>
          <table:table-cell table:style-name="ce17" table:formula="of:=SUMPRODUCT(['2017 members'.$B$2:.$B$710]=[.D$32];['2017 members'.$C$2:.$C$710]=[.$A44];['2017 members'.$D$2:.$D$710]=&quot;&quot;)" office:value-type="float" office:value="15">
            <text:p>15</text:p>
          </table:table-cell>
          <table:table-cell table:style-name="ce17" table:formula="of:=SUMPRODUCT(['2017 members'.$B$2:.$B$710]=[.F$32];['2017 members'.$C$2:.$C$710]=[.$A44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4];['2017 members'.$D$2:.$D$710]=&quot;&quot;)" office:value-type="float" office:value="12">
            <text:p>12</text:p>
          </table:table-cell>
          <table:table-cell table:style-name="ce17" table:formula="of:=SUMPRODUCT(['2017 members'.$B$2:.$B$710]=[.H$32];['2017 members'.$C$2:.$C$710]=[.$A44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4];['2017 members'.$D$2:.$D$710]=&quot;&quot;)" office:value-type="float" office:value="12">
            <text:p>12</text:p>
          </table:table-cell>
          <table:table-cell table:style-name="ce17" table:formula="of:=SUMPRODUCT(['2017 members'.$B$2:.$B$710]=[.J$32];['2017 members'.$C$2:.$C$710]=[.$A44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4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4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4];['2017 members'.$D$2:.$D$710]=&quot;&quot;)" office:value-type="float" office:value="20">
            <text:p>20</text:p>
          </table:table-cell>
          <table:table-cell table:style-name="ce17" table:formula="of:=SUMPRODUCT(['2017 members'.$B$2:.$B$710]=[.N$32];['2017 members'.$C$2:.$C$710]=[.$A44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4];['2017 members'.$D$2:.$D$710]=&quot;&quot;)" office:value-type="float" office:value="15">
            <text:p>15</text:p>
          </table:table-cell>
          <table:table-cell/>
          <table:table-cell table:style-name="ce1" table:formula="of:=SUM([.B44:.O44])" office:value-type="float" office:value="142">
            <text:p>142</text:p>
          </table:table-cell>
          <table:table-cell table:number-columns-repeated="1007"/>
        </table:table-row>
        <table:table-row table:style-name="ro3">
          <table:table-cell office:value-type="string">
            <text:p>Rheinland-Pfalz </text:p>
          </table:table-cell>
          <table:table-cell table:style-name="ce17" table:formula="of:=SUMPRODUCT(['2017 members'.$B$2:.$B$710]=[.B$32];['2017 members'.$C$2:.$C$710]=[.$A45];['2017 members'.$D$2:.$D$710]&lt;&gt;&quot;&quot;)" office:value-type="float" office:value="14">
            <text:p>14</text:p>
          </table:table-cell>
          <table:table-cell table:style-name="ce17" table:formula="of:=SUMPRODUCT(['2017 members'.$B$2:.$B$710]=[.B$32];['2017 members'.$C$2:.$C$710]=[.$A45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5];['2017 members'.$D$2:.$D$710]&lt;&gt;&quot;&quot;)" office:value-type="float" office:value="1">
            <text:p>1</text:p>
          </table:table-cell>
          <table:table-cell table:style-name="ce17" table:formula="of:=SUMPRODUCT(['2017 members'.$B$2:.$B$710]=[.D$32];['2017 members'.$C$2:.$C$710]=[.$A45];['2017 members'.$D$2:.$D$710]=&quot;&quot;)" office:value-type="float" office:value="8">
            <text:p>8</text:p>
          </table:table-cell>
          <table:table-cell table:style-name="ce17" table:formula="of:=SUMPRODUCT(['2017 members'.$B$2:.$B$710]=[.F$32];['2017 members'.$C$2:.$C$710]=[.$A45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5];['2017 members'.$D$2:.$D$710]=&quot;&quot;)" office:value-type="float" office:value="3">
            <text:p>3</text:p>
          </table:table-cell>
          <table:table-cell table:style-name="ce17" table:formula="of:=SUMPRODUCT(['2017 members'.$B$2:.$B$710]=[.H$32];['2017 members'.$C$2:.$C$710]=[.$A45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5];['2017 members'.$D$2:.$D$710]=&quot;&quot;)" office:value-type="float" office:value="3">
            <text:p>3</text:p>
          </table:table-cell>
          <table:table-cell table:style-name="ce17" table:formula="of:=SUMPRODUCT(['2017 members'.$B$2:.$B$710]=[.J$32];['2017 members'.$C$2:.$C$710]=[.$A45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5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5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5];['2017 members'.$D$2:.$D$710]=&quot;&quot;)" office:value-type="float" office:value="4">
            <text:p>4</text:p>
          </table:table-cell>
          <table:table-cell table:style-name="ce17" table:formula="of:=SUMPRODUCT(['2017 members'.$B$2:.$B$710]=[.N$32];['2017 members'.$C$2:.$C$710]=[.$A45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5];['2017 members'.$D$2:.$D$710]=&quot;&quot;)" office:value-type="float" office:value="4">
            <text:p>4</text:p>
          </table:table-cell>
          <table:table-cell/>
          <table:table-cell table:style-name="ce1" table:formula="of:=SUM([.B45:.O45])" office:value-type="float" office:value="37">
            <text:p>37</text:p>
          </table:table-cell>
          <table:table-cell table:number-columns-repeated="1007"/>
        </table:table-row>
        <table:table-row table:style-name="ro3">
          <table:table-cell office:value-type="string">
            <text:p>Saarland </text:p>
          </table:table-cell>
          <table:table-cell table:style-name="ce17" table:formula="of:=SUMPRODUCT(['2017 members'.$B$2:.$B$710]=[.B$32];['2017 members'.$C$2:.$C$710]=[.$A46];['2017 members'.$D$2:.$D$710]&lt;&gt;&quot;&quot;)" office:value-type="float" office:value="3">
            <text:p>3</text:p>
          </table:table-cell>
          <table:table-cell table:style-name="ce17" table:formula="of:=SUMPRODUCT(['2017 members'.$B$2:.$B$710]=[.B$32];['2017 members'.$C$2:.$C$710]=[.$A46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6];['2017 members'.$D$2:.$D$710]&lt;&gt;&quot;&quot;)" office:value-type="float" office:value="1">
            <text:p>1</text:p>
          </table:table-cell>
          <table:table-cell table:style-name="ce17" table:formula="of:=SUMPRODUCT(['2017 members'.$B$2:.$B$710]=[.D$32];['2017 members'.$C$2:.$C$710]=[.$A46];['2017 members'.$D$2:.$D$710]=&quot;&quot;)" office:value-type="float" office:value="2">
            <text:p>2</text:p>
          </table:table-cell>
          <table:table-cell table:style-name="ce17" table:formula="of:=SUMPRODUCT(['2017 members'.$B$2:.$B$710]=[.F$32];['2017 members'.$C$2:.$C$710]=[.$A46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6];['2017 members'.$D$2:.$D$710]=&quot;&quot;)" office:value-type="float" office:value="1">
            <text:p>1</text:p>
          </table:table-cell>
          <table:table-cell table:style-name="ce17" table:formula="of:=SUMPRODUCT(['2017 members'.$B$2:.$B$710]=[.H$32];['2017 members'.$C$2:.$C$710]=[.$A46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6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46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6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6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6];['2017 members'.$D$2:.$D$710]=&quot;&quot;)" office:value-type="float" office:value="1">
            <text:p>1</text:p>
          </table:table-cell>
          <table:table-cell table:style-name="ce17" table:formula="of:=SUMPRODUCT(['2017 members'.$B$2:.$B$710]=[.N$32];['2017 members'.$C$2:.$C$710]=[.$A46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6];['2017 members'.$D$2:.$D$710]=&quot;&quot;)" office:value-type="float" office:value="1">
            <text:p>1</text:p>
          </table:table-cell>
          <table:table-cell/>
          <table:table-cell table:style-name="ce1" table:formula="of:=SUM([.B46:.O46])" office:value-type="float" office:value="10">
            <text:p>10</text:p>
          </table:table-cell>
          <table:table-cell table:number-columns-repeated="1007"/>
        </table:table-row>
        <table:table-row table:style-name="ro3">
          <table:table-cell office:value-type="string">
            <text:p>Sachsen </text:p>
          </table:table-cell>
          <table:table-cell table:style-name="ce17" table:formula="of:=SUMPRODUCT(['2017 members'.$B$2:.$B$710]=[.B$32];['2017 members'.$C$2:.$C$710]=[.$A47];['2017 members'.$D$2:.$D$710]&lt;&gt;&quot;&quot;)" office:value-type="float" office:value="12">
            <text:p>12</text:p>
          </table:table-cell>
          <table:table-cell table:style-name="ce17" table:formula="of:=SUMPRODUCT(['2017 members'.$B$2:.$B$710]=[.B$32];['2017 members'.$C$2:.$C$710]=[.$A47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7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47];['2017 members'.$D$2:.$D$710]=&quot;&quot;)" office:value-type="float" office:value="4">
            <text:p>4</text:p>
          </table:table-cell>
          <table:table-cell table:style-name="ce17" table:formula="of:=SUMPRODUCT(['2017 members'.$B$2:.$B$710]=[.F$32];['2017 members'.$C$2:.$C$710]=[.$A47];['2017 members'.$D$2:.$D$710]&lt;&gt;&quot;&quot;)" office:value-type="float" office:value="1">
            <text:p>1</text:p>
          </table:table-cell>
          <table:table-cell table:style-name="ce17" table:formula="of:=SUMPRODUCT(['2017 members'.$B$2:.$B$710]=[.F$32];['2017 members'.$C$2:.$C$710]=[.$A47];['2017 members'.$D$2:.$D$710]=&quot;&quot;)" office:value-type="float" office:value="5">
            <text:p>5</text:p>
          </table:table-cell>
          <table:table-cell table:style-name="ce17" table:formula="of:=SUMPRODUCT(['2017 members'.$B$2:.$B$710]=[.H$32];['2017 members'.$C$2:.$C$710]=[.$A47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7];['2017 members'.$D$2:.$D$710]=&quot;&quot;)" office:value-type="float" office:value="2">
            <text:p>2</text:p>
          </table:table-cell>
          <table:table-cell table:style-name="ce17" table:formula="of:=SUMPRODUCT(['2017 members'.$B$2:.$B$710]=[.J$32];['2017 members'.$C$2:.$C$710]=[.$A47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7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7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7];['2017 members'.$D$2:.$D$710]=&quot;&quot;)" office:value-type="float" office:value="3">
            <text:p>3</text:p>
          </table:table-cell>
          <table:table-cell table:style-name="ce17" table:formula="of:=SUMPRODUCT(['2017 members'.$B$2:.$B$710]=[.N$32];['2017 members'.$C$2:.$C$710]=[.$A47];['2017 members'.$D$2:.$D$710]&lt;&gt;&quot;&quot;)" office:value-type="float" office:value="3">
            <text:p>3</text:p>
          </table:table-cell>
          <table:table-cell table:style-name="ce17" table:formula="of:=SUMPRODUCT(['2017 members'.$B$2:.$B$710]=[.N$32];['2017 members'.$C$2:.$C$710]=[.$A47];['2017 members'.$D$2:.$D$710]=&quot;&quot;)" office:value-type="float" office:value="8">
            <text:p>8</text:p>
          </table:table-cell>
          <table:table-cell/>
          <table:table-cell table:style-name="ce1" table:formula="of:=SUM([.B47:.O47])" office:value-type="float" office:value="38">
            <text:p>38</text:p>
          </table:table-cell>
          <table:table-cell table:number-columns-repeated="1007"/>
        </table:table-row>
        <table:table-row table:style-name="ro3">
          <table:table-cell office:value-type="string">
            <text:p>Sachsen-Anhalt </text:p>
          </table:table-cell>
          <table:table-cell table:style-name="ce17" table:formula="of:=SUMPRODUCT(['2017 members'.$B$2:.$B$710]=[.B$32];['2017 members'.$C$2:.$C$710]=[.$A48];['2017 members'.$D$2:.$D$710]&lt;&gt;&quot;&quot;)" office:value-type="float" office:value="9">
            <text:p>9</text:p>
          </table:table-cell>
          <table:table-cell table:style-name="ce17" table:formula="of:=SUMPRODUCT(['2017 members'.$B$2:.$B$710]=[.B$32];['2017 members'.$C$2:.$C$710]=[.$A48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48];['2017 members'.$D$2:.$D$710]=&quot;&quot;)" office:value-type="float" office:value="3">
            <text:p>3</text:p>
          </table:table-cell>
          <table:table-cell table:style-name="ce17" table:formula="of:=SUMPRODUCT(['2017 members'.$B$2:.$B$710]=[.F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8];['2017 members'.$D$2:.$D$710]=&quot;&quot;)" office:value-type="float" office:value="4">
            <text:p>4</text:p>
          </table:table-cell>
          <table:table-cell table:style-name="ce17" table:formula="of:=SUMPRODUCT(['2017 members'.$B$2:.$B$710]=[.H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8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8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8];['2017 members'.$D$2:.$D$710]=&quot;&quot;)" office:value-type="float" office:value="2">
            <text:p>2</text:p>
          </table:table-cell>
          <table:table-cell table:style-name="ce17" table:formula="of:=SUMPRODUCT(['2017 members'.$B$2:.$B$710]=[.N$32];['2017 members'.$C$2:.$C$710]=[.$A48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8];['2017 members'.$D$2:.$D$710]=&quot;&quot;)" office:value-type="float" office:value="4">
            <text:p>4</text:p>
          </table:table-cell>
          <table:table-cell/>
          <table:table-cell table:style-name="ce1" table:formula="of:=SUM([.B48:.O48])" office:value-type="float" office:value="23">
            <text:p>23</text:p>
          </table:table-cell>
          <table:table-cell table:number-columns-repeated="1007"/>
        </table:table-row>
        <table:table-row table:style-name="ro3">
          <table:table-cell office:value-type="string">
            <text:p>Schleswig-Holstein </text:p>
          </table:table-cell>
          <table:table-cell table:style-name="ce17" table:formula="of:=SUMPRODUCT(['2017 members'.$B$2:.$B$710]=[.B$32];['2017 members'.$C$2:.$C$710]=[.$A49];['2017 members'.$D$2:.$D$710]&lt;&gt;&quot;&quot;)" office:value-type="float" office:value="10">
            <text:p>10</text:p>
          </table:table-cell>
          <table:table-cell table:style-name="ce17" table:formula="of:=SUMPRODUCT(['2017 members'.$B$2:.$B$710]=[.B$32];['2017 members'.$C$2:.$C$710]=[.$A49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49];['2017 members'.$D$2:.$D$710]&lt;&gt;&quot;&quot;)" office:value-type="float" office:value="1">
            <text:p>1</text:p>
          </table:table-cell>
          <table:table-cell table:style-name="ce17" table:formula="of:=SUMPRODUCT(['2017 members'.$B$2:.$B$710]=[.D$32];['2017 members'.$C$2:.$C$710]=[.$A49];['2017 members'.$D$2:.$D$710]=&quot;&quot;)" office:value-type="float" office:value="5">
            <text:p>5</text:p>
          </table:table-cell>
          <table:table-cell table:style-name="ce17" table:formula="of:=SUMPRODUCT(['2017 members'.$B$2:.$B$710]=[.F$32];['2017 members'.$C$2:.$C$710]=[.$A49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49];['2017 members'.$D$2:.$D$710]=&quot;&quot;)" office:value-type="float" office:value="2">
            <text:p>2</text:p>
          </table:table-cell>
          <table:table-cell table:style-name="ce17" table:formula="of:=SUMPRODUCT(['2017 members'.$B$2:.$B$710]=[.H$32];['2017 members'.$C$2:.$C$710]=[.$A49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49];['2017 members'.$D$2:.$D$710]=&quot;&quot;)" office:value-type="float" office:value="3">
            <text:p>3</text:p>
          </table:table-cell>
          <table:table-cell table:style-name="ce17" table:formula="of:=SUMPRODUCT(['2017 members'.$B$2:.$B$710]=[.J$32];['2017 members'.$C$2:.$C$710]=[.$A49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49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49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49];['2017 members'.$D$2:.$D$710]=&quot;&quot;)" office:value-type="float" office:value="3">
            <text:p>3</text:p>
          </table:table-cell>
          <table:table-cell table:style-name="ce17" table:formula="of:=SUMPRODUCT(['2017 members'.$B$2:.$B$710]=[.N$32];['2017 members'.$C$2:.$C$710]=[.$A49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49];['2017 members'.$D$2:.$D$710]=&quot;&quot;)" office:value-type="float" office:value="2">
            <text:p>2</text:p>
          </table:table-cell>
          <table:table-cell/>
          <table:table-cell table:style-name="ce1" table:formula="of:=SUM([.B49:.O49])" office:value-type="float" office:value="26">
            <text:p>26</text:p>
          </table:table-cell>
          <table:table-cell table:number-columns-repeated="1007"/>
        </table:table-row>
        <table:table-row table:style-name="ro3">
          <table:table-cell office:value-type="string">
            <text:p>Thüringen </text:p>
          </table:table-cell>
          <table:table-cell table:style-name="ce17" table:formula="of:=SUMPRODUCT(['2017 members'.$B$2:.$B$710]=[.B$32];['2017 members'.$C$2:.$C$710]=[.$A50];['2017 members'.$D$2:.$D$710]&lt;&gt;&quot;&quot;)" office:value-type="float" office:value="8">
            <text:p>8</text:p>
          </table:table-cell>
          <table:table-cell table:style-name="ce17" table:formula="of:=SUMPRODUCT(['2017 members'.$B$2:.$B$710]=[.B$32];['2017 members'.$C$2:.$C$710]=[.$A50];['2017 members'.$D$2:.$D$710]=&quot;&quot;)" office:value-type="float" office:value="0">
            <text:p>0</text:p>
          </table:table-cell>
          <table:table-cell table:style-name="ce17" table:formula="of:=SUMPRODUCT(['2017 members'.$B$2:.$B$710]=[.D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D$32];['2017 members'.$C$2:.$C$710]=[.$A50];['2017 members'.$D$2:.$D$710]=&quot;&quot;)" office:value-type="float" office:value="3">
            <text:p>3</text:p>
          </table:table-cell>
          <table:table-cell table:style-name="ce17" table:formula="of:=SUMPRODUCT(['2017 members'.$B$2:.$B$710]=[.F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F$32];['2017 members'.$C$2:.$C$710]=[.$A50];['2017 members'.$D$2:.$D$710]=&quot;&quot;)" office:value-type="float" office:value="3">
            <text:p>3</text:p>
          </table:table-cell>
          <table:table-cell table:style-name="ce17" table:formula="of:=SUMPRODUCT(['2017 members'.$B$2:.$B$710]=[.H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H$32];['2017 members'.$C$2:.$C$710]=[.$A50];['2017 members'.$D$2:.$D$710]=&quot;&quot;)" office:value-type="float" office:value="1">
            <text:p>1</text:p>
          </table:table-cell>
          <table:table-cell table:style-name="ce17" table:formula="of:=SUMPRODUCT(['2017 members'.$B$2:.$B$710]=[.J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J$32];['2017 members'.$C$2:.$C$710]=[.$A50];['2017 members'.$D$2:.$D$710]=&quot;&quot;)" office:value-type="float" office:value="0">
            <text:p>0</text:p>
          </table:table-cell>
          <table:table-cell table:style-name="ce17" table:formula="of:=SUMPRODUCT(['2017 members'.$B$2:.$B$710]=[.L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L$32];['2017 members'.$C$2:.$C$710]=[.$A50];['2017 members'.$D$2:.$D$710]=&quot;&quot;)" office:value-type="float" office:value="2">
            <text:p>2</text:p>
          </table:table-cell>
          <table:table-cell table:style-name="ce17" table:formula="of:=SUMPRODUCT(['2017 members'.$B$2:.$B$710]=[.N$32];['2017 members'.$C$2:.$C$710]=[.$A50];['2017 members'.$D$2:.$D$710]&lt;&gt;&quot;&quot;)" office:value-type="float" office:value="0">
            <text:p>0</text:p>
          </table:table-cell>
          <table:table-cell table:style-name="ce17" table:formula="of:=SUMPRODUCT(['2017 members'.$B$2:.$B$710]=[.N$32];['2017 members'.$C$2:.$C$710]=[.$A50];['2017 members'.$D$2:.$D$710]=&quot;&quot;)" office:value-type="float" office:value="5">
            <text:p>5</text:p>
          </table:table-cell>
          <table:table-cell/>
          <table:table-cell table:style-name="ce1" table:formula="of:=SUM([.B50:.O50])" office:value-type="float" office:value="22">
            <text:p>22</text:p>
          </table:table-cell>
          <table:table-cell table:number-columns-repeated="1007"/>
        </table:table-row>
        <table:table-row table:style-name="ro3">
          <table:table-cell/>
          <table:table-cell table:style-name="ce17" table:number-columns-repeated="14"/>
          <table:table-cell/>
          <table:table-cell table:style-name="ce1"/>
          <table:table-cell table:number-columns-repeated="1007"/>
        </table:table-row>
        <table:table-row table:style-name="ro3">
          <table:table-cell/>
          <table:table-cell table:style-name="ce1" table:formula="of:=SUM([.B35:.B50])" office:value-type="float" office:value="185">
            <text:p>185</text:p>
          </table:table-cell>
          <table:table-cell table:style-name="ce1" table:formula="of:=SUM([.C35:.C50])" office:value-type="float" office:value="15">
            <text:p>15</text:p>
          </table:table-cell>
          <table:table-cell table:style-name="ce1" table:formula="of:=SUM([.D35:.D50])" office:value-type="float" office:value="59">
            <text:p>59</text:p>
          </table:table-cell>
          <table:table-cell table:style-name="ce1" table:formula="of:=SUM([.E35:.E50])" office:value-type="float" office:value="94">
            <text:p>94</text:p>
          </table:table-cell>
          <table:table-cell table:style-name="ce1" table:formula="of:=SUM([.F35:.F50])" office:value-type="float" office:value="5">
            <text:p>5</text:p>
          </table:table-cell>
          <table:table-cell table:style-name="ce1" table:formula="of:=SUM([.G35:.G50])" office:value-type="float" office:value="64">
            <text:p>64</text:p>
          </table:table-cell>
          <table:table-cell table:style-name="ce1" table:formula="of:=SUM([.H35:.H50])" office:value-type="float" office:value="1">
            <text:p>1</text:p>
          </table:table-cell>
          <table:table-cell table:style-name="ce1" table:formula="of:=SUM([.I35:.I50])" office:value-type="float" office:value="66">
            <text:p>66</text:p>
          </table:table-cell>
          <table:table-cell table:style-name="ce1" table:formula="of:=SUM([.J35:.J50])" office:value-type="float" office:value="46">
            <text:p>46</text:p>
          </table:table-cell>
          <table:table-cell table:style-name="ce1" table:formula="of:=SUM([.K35:.K50])" office:value-type="float" office:value="0">
            <text:p>0</text:p>
          </table:table-cell>
          <table:table-cell table:style-name="ce1" table:formula="of:=SUM([.L35:.L50])" office:value-type="float" office:value="0">
            <text:p>0</text:p>
          </table:table-cell>
          <table:table-cell table:style-name="ce1" table:formula="of:=SUM([.M35:.M50])" office:value-type="float" office:value="80">
            <text:p>80</text:p>
          </table:table-cell>
          <table:table-cell table:style-name="ce1" table:formula="of:=SUM([.N35:.N50])" office:value-type="float" office:value="3">
            <text:p>3</text:p>
          </table:table-cell>
          <table:table-cell table:style-name="ce1" table:formula="of:=SUM([.O35:.O50])" office:value-type="float" office:value="91">
            <text:p>91</text:p>
          </table:table-cell>
          <table:table-cell/>
          <table:table-cell table:style-name="ce1" table:formula="of:=SUM([.Q35:.Q50])" office:value-type="float" office:value="709">
            <text:p>709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/>
          <table:table-cell table:style-name="ce1" table:formula="of:=SUM([.B52:.C52])" office:value-type="float" office:value="200">
            <text:p>200</text:p>
          </table:table-cell>
          <table:table-cell table:style-name="ce1"/>
          <table:table-cell table:style-name="ce1" table:formula="of:=SUM([.D52:.E52])" office:value-type="float" office:value="153">
            <text:p>153</text:p>
          </table:table-cell>
          <table:table-cell table:style-name="ce1"/>
          <table:table-cell table:style-name="ce1" table:formula="of:=SUM([.F52:.G52])" office:value-type="float" office:value="69">
            <text:p>69</text:p>
          </table:table-cell>
          <table:table-cell table:style-name="ce1"/>
          <table:table-cell table:style-name="ce1" table:formula="of:=SUM([.H52:.I52])" office:value-type="float" office:value="67">
            <text:p>67</text:p>
          </table:table-cell>
          <table:table-cell table:style-name="ce1"/>
          <table:table-cell table:style-name="ce1" table:formula="of:=SUM([.J52:.K52])" office:value-type="float" office:value="46">
            <text:p>46</text:p>
          </table:table-cell>
          <table:table-cell table:style-name="ce1"/>
          <table:table-cell table:style-name="ce1" table:formula="of:=SUM([.L52:.M52])" office:value-type="float" office:value="80">
            <text:p>80</text:p>
          </table:table-cell>
          <table:table-cell table:style-name="ce1"/>
          <table:table-cell table:style-name="ce1" table:formula="of:=SUM([.N52:.O52])" office:value-type="float" office:value="94">
            <text:p>94</text:p>
          </table:table-cell>
          <table:table-cell table:style-name="ce1" table:number-columns-repeated="2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table:style-name="ce1"/>
          <table:table-cell table:number-columns-repeated="4"/>
          <table:table-cell table:style-name="ce1" table:number-columns-repeated="4"/>
          <table:table-cell table:style-name="ce1" table:formula="of:=SUM([.C54:.O54])" office:value-type="float" office:value="709">
            <text:p>709</text:p>
          </table:table-cell>
          <table:table-cell/>
          <table:table-cell table:style-name="ce1"/>
          <table:table-cell table:number-columns-repeated="100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7 script_Germany" table:style-name="ta1" table:print="false">
        <office:forms form:automatic-focus="false" form:apply-design-mode="false"/>
        <table:table-column table:style-name="co22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1"/>
        <table:table-column table:style-name="co6" table:number-columns-repeated="1007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table:style-name="ce1" office:value-type="float" office:value="96">
            <text:p>96</text:p>
          </table:table-cell>
          <table:table-cell table:number-columns-repeated="1020"/>
        </table:table-row>
        <table:table-row table:style-name="ro3">
          <table:table-cell office:value-type="string">
            <text:p>Bayern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table:style-name="ce1" office:value-type="float" office:value="108">
            <text:p>108</text:p>
          </table:table-cell>
          <table:table-cell table:number-columns-repeated="1020"/>
        </table:table-row>
        <table:table-row table:style-name="ro3">
          <table:table-cell office:value-type="string">
            <text:p>Berlin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style-name="ce1" office:value-type="float" office:value="28">
            <text:p>28</text:p>
          </table:table-cell>
          <table:table-cell table:number-columns-repeated="1020"/>
        </table:table-row>
        <table:table-row table:style-name="ro3">
          <table:table-cell office:value-type="string">
            <text:p>Brandenburg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style-name="ce1" office:value-type="float" office:value="25">
            <text:p>25</text:p>
          </table:table-cell>
          <table:table-cell table:number-columns-repeated="1020"/>
        </table:table-row>
        <table:table-row table:style-name="ro3">
          <table:table-cell office:value-type="string">
            <text:p>Brem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string">
            <text:p>Hamburg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Hessen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table:style-name="ce1" office:value-type="float" office:value="50">
            <text:p>50</text:p>
          </table:table-cell>
          <table:table-cell table:number-columns-repeated="1020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style-name="ce1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iedersachsen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table:style-name="ce1" office:value-type="float" office:value="66">
            <text:p>66</text:p>
          </table:table-cell>
          <table:table-cell table:number-columns-repeated="1020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style-name="ce1" office:value-type="float" office:value="142">
            <text:p>142</text:p>
          </table:table-cell>
          <table:table-cell table:number-columns-repeated="1020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table:style-name="ce1" office:value-type="float" office:value="37">
            <text:p>37</text:p>
          </table:table-cell>
          <table:table-cell table:number-columns-repeated="1020"/>
        </table:table-row>
        <table:table-row table:style-name="ro3">
          <table:table-cell office:value-type="string">
            <text:p>Saarland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number-columns-repeated="1020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table:style-name="ce1" office:value-type="float" office:value="23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style-name="ce1" office:value-type="float" office:value="26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Thüringen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table:style-name="ce1" office:value-type="float" office:value="22">
            <text:p>22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709">
            <text:p>70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table:number-columns-repeated="12"/>
          <table:table-cell/>
          <table:table-cell table:style-name="ce1" table:number-columns-repeated="1007"/>
        </table:table-row>
        <table:table-row table:style-name="ro3">
          <table:table-cell office:value-type="string">
            <text:p>CDU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table:style-name="ce1" office:value-type="float" office:value="200">
            <text:p>200</text:p>
          </table:table-cell>
          <table:table-cell table:number-columns-repeated="1020"/>
        </table:table-row>
        <table:table-row table:style-name="ro3">
          <table:table-cell office:value-type="string">
            <text:p>SPD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table:style-name="ce1" office:value-type="float" office:value="153">
            <text:p>153</text:p>
          </table:table-cell>
          <table:table-cell table:number-columns-repeated="1020"/>
        </table:table-row>
        <table:table-row table:style-name="ro3">
          <table:table-cell office:value-type="string">
            <text:p>DIE LINKE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1" office:value-type="float" office:value="69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GRÜN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CSU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FD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1" office:value-type="float" office:value="80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AfD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style-name="ce1" office:value-type="float" office:value="94">
            <text:p>9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709">
            <text:p>70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style-name="ce4" office:value-type="string" table:number-columns-spanned="2" table:number-rows-spanned="1">
            <text:p>FDP</text:p>
          </table:table-cell>
          <table:covered-table-cell table:style-name="ce4"/>
          <table:table-cell table:style-name="ce4" office:value-type="string" table:number-columns-spanned="2" table:number-rows-spanned="1">
            <text:p>AfD</text:p>
          </table:table-cell>
          <table:covered-table-cell table:style-name="ce4"/>
          <table:table-cell table:style-name="ce1"/>
          <table:table-cell/>
          <table:table-cell table:style-name="ce1" table:number-columns-repeated="1007"/>
        </table:table-row>
        <table:table-row table:style-name="ro3">
          <table:table-cell table:style-name="ce1"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/>
          <table:table-cell office:value-type="string">
            <text:p>Total</text:p>
          </table:table-cell>
          <table:table-cell table:style-name="ce1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/>
          <table:table-cell office:value-type="float" office:value="96">
            <text:p>96</text:p>
          </table:table-cell>
          <table:table-cell table:number-columns-repeated="1007"/>
        </table:table-row>
        <table:table-row table:style-name="ro3">
          <table:table-cell office:value-type="string">
            <text:p>Bayern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/>
          <table:table-cell office:value-type="float" office:value="108">
            <text:p>108</text:p>
          </table:table-cell>
          <table:table-cell table:number-columns-repeated="1007"/>
        </table:table-row>
        <table:table-row table:style-name="ro3">
          <table:table-cell office:value-type="string">
            <text:p>Berl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 table:number-columns-repeated="1007"/>
        </table:table-row>
        <table:table-row table:style-name="ro3">
          <table:table-cell office:value-type="string">
            <text:p>Brandenbur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5">
            <text:p>25</text:p>
          </table:table-cell>
          <table:table-cell table:number-columns-repeated="1007"/>
        </table:table-row>
        <table:table-row table:style-name="ro3">
          <table:table-cell office:value-type="string">
            <text:p>Brem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table:number-columns-repeated="1007"/>
        </table:table-row>
        <table:table-row table:style-name="ro3">
          <table:table-cell office:value-type="string">
            <text:p>Hessen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office:value-type="float" office:value="50">
            <text:p>50</text:p>
          </table:table-cell>
          <table:table-cell table:number-columns-repeated="1007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6">
            <text:p>16</text:p>
          </table:table-cell>
          <table:table-cell table:number-columns-repeated="1007"/>
        </table:table-row>
        <table:table-row table:style-name="ro3">
          <table:table-cell office:value-type="string">
            <text:p>Niedersachse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66">
            <text:p>66</text:p>
          </table:table-cell>
          <table:table-cell table:number-columns-repeated="1007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42">
            <text:p>142</text:p>
          </table:table-cell>
          <table:table-cell table:number-columns-repeated="1007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7">
            <text:p>37</text:p>
          </table:table-cell>
          <table:table-cell table:number-columns-repeated="1007"/>
        </table:table-row>
        <table:table-row table:style-name="ro3">
          <table:table-cell office:value-type="string">
            <text:p>Saar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1007"/>
        </table:table-row>
        <table:table-row table:style-name="ro3">
          <table:table-cell office:value-type="string">
            <text:p>Sachsen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38">
            <text:p>38</text:p>
          </table:table-cell>
          <table:table-cell table:number-columns-repeated="1007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1007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table:number-columns-repeated="1007"/>
        </table:table-row>
        <table:table-row table:style-name="ro3">
          <table:table-cell office:value-type="string">
            <text:p>Thüringen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float" office:value="22">
            <text:p>22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1" office:value-type="float" office:value="185">
            <text:p>18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">
            <text:p>91</text:p>
          </table:table-cell>
          <table:table-cell table:style-name="ce1"/>
          <table:table-cell office:value-type="float" office:value="709">
            <text:p>709</text:p>
          </table:table-cell>
          <table:table-cell table:style-name="ce1" table:number-columns-repeated="1007"/>
        </table:table-row>
        <table:table-row table:style-name="ro3">
          <table:table-cell table:style-name="ce1" table:number-columns-repeated="16"/>
          <table:table-cell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float" office:value="153">
            <text:p>153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/>
          <table:table-cell/>
          <table:table-cell table:style-name="ce1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table:style-name="ce1" office:value-type="float" office:value="709">
            <text:p>709</text:p>
          </table:table-cell>
          <table:table-cell table:number-columns-repeated="100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17 script_PAV" table:style-name="ta1" table:print="false">
        <office:forms form:automatic-focus="false" form:apply-design-mode="false"/>
        <table:table-column table:style-name="co22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19" table:default-cell-style-name="ce8"/>
        <table:table-column table:style-name="co8" table:default-cell-style-name="ce8"/>
        <table:table-column table:style-name="co6" table:default-cell-style-name="ce8"/>
        <table:table-column table:style-name="co21" table:default-cell-style-name="ce1"/>
        <table:table-column table:style-name="co6" table:number-columns-repeated="1007" table:default-cell-style-name="ce8"/>
        <table:table-row table:style-name="ro3">
          <table:table-cell table:style-name="ce1" office:value-type="string">
            <text:p>State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number-columns-repeated="1020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table:style-name="ce1" office:value-type="float" office:value="90">
            <text:p>90</text:p>
          </table:table-cell>
          <table:table-cell table:number-columns-repeated="1020"/>
        </table:table-row>
        <table:table-row table:style-name="ro3">
          <table:table-cell office:value-type="string">
            <text:p>Bayern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table:style-name="ce1" office:value-type="float" office:value="110">
            <text:p>110</text:p>
          </table:table-cell>
          <table:table-cell table:number-columns-repeated="1020"/>
        </table:table-row>
        <table:table-row table:style-name="ro3">
          <table:table-cell office:value-type="string">
            <text:p>Berlin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style-name="ce1" office:value-type="float" office:value="29">
            <text:p>29</text:p>
          </table:table-cell>
          <table:table-cell table:number-columns-repeated="1020"/>
        </table:table-row>
        <table:table-row table:style-name="ro3">
          <table:table-cell office:value-type="string">
            <text:p>Brandenburg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style-name="ce1" office:value-type="float" office:value="23">
            <text:p>23</text:p>
          </table:table-cell>
          <table:table-cell table:number-columns-repeated="1020"/>
        </table:table-row>
        <table:table-row table:style-name="ro3">
          <table:table-cell office:value-type="string">
            <text:p>Bremen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string">
            <text:p>Hamburg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office:value-type="string">
            <text:p>Hessen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style-name="ce1" office:value-type="float" office:value="51">
            <text:p>51</text:p>
          </table:table-cell>
          <table:table-cell table:number-columns-repeated="1020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style-name="ce1" office:value-type="float" office:value="15">
            <text:p>15</text:p>
          </table:table-cell>
          <table:table-cell table:number-columns-repeated="1020"/>
        </table:table-row>
        <table:table-row table:style-name="ro3">
          <table:table-cell office:value-type="string">
            <text:p>Niedersachs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style-name="ce1" office:value-type="float" office:value="70">
            <text:p>70</text:p>
          </table:table-cell>
          <table:table-cell table:number-columns-repeated="1020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table:style-name="ce1" office:value-type="float" office:value="151">
            <text:p>151</text:p>
          </table:table-cell>
          <table:table-cell table:number-columns-repeated="1020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style-name="ce1" office:value-type="float" office:value="35">
            <text:p>35</text:p>
          </table:table-cell>
          <table:table-cell table:number-columns-repeated="1020"/>
        </table:table-row>
        <table:table-row table:style-name="ro3">
          <table:table-cell office:value-type="string">
            <text:p>Saarland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1020"/>
        </table:table-row>
        <table:table-row table:style-name="ro3">
          <table:table-cell office:value-type="string">
            <text:p>Sachsen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table:style-name="ce1" office:value-type="float" office:value="38">
            <text:p>38</text:p>
          </table:table-cell>
          <table:table-cell table:number-columns-repeated="1020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style-name="ce1" office:value-type="float" office:value="21">
            <text:p>21</text:p>
          </table:table-cell>
          <table:table-cell table:number-columns-repeated="1020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style-name="ce1" office:value-type="float" office:value="26">
            <text:p>26</text:p>
          </table:table-cell>
          <table:table-cell table:number-columns-repeated="1020"/>
        </table:table-row>
        <table:table-row table:style-name="ro3">
          <table:table-cell office:value-type="string">
            <text:p>Thüringen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table:style-name="ce1" office:value-type="float" office:value="20">
            <text:p>2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"/>
          <table:table-cell table:number-columns-repeated="1020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709">
            <text:p>70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Party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Total</text:p>
          </table:table-cell>
          <table:table-cell table:style-name="ce1" table:number-columns-repeated="12"/>
          <table:table-cell/>
          <table:table-cell table:style-name="ce1" table:number-columns-repeated="1007"/>
        </table:table-row>
        <table:table-row table:style-name="ro3">
          <table:table-cell office:value-type="string">
            <text:p>CDU</text:p>
          </table:table-cell>
          <table:table-cell office:value-type="float" office:value="185">
            <text:p>185</text:p>
          </table:table-cell>
          <table:table-cell office:value-type="float" office:value="15">
            <text:p>15</text:p>
          </table:table-cell>
          <table:table-cell table:style-name="ce1" office:value-type="float" office:value="200">
            <text:p>200</text:p>
          </table:table-cell>
          <table:table-cell table:number-columns-repeated="1020"/>
        </table:table-row>
        <table:table-row table:style-name="ro3">
          <table:table-cell office:value-type="string">
            <text:p>SPD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table:style-name="ce1" office:value-type="float" office:value="153">
            <text:p>153</text:p>
          </table:table-cell>
          <table:table-cell table:number-columns-repeated="1020"/>
        </table:table-row>
        <table:table-row table:style-name="ro3">
          <table:table-cell office:value-type="string">
            <text:p>DIE LINKE</text:p>
          </table:table-cell>
          <table:table-cell office:value-type="float" office:value="5">
            <text:p>5</text:p>
          </table:table-cell>
          <table:table-cell office:value-type="float" office:value="64">
            <text:p>64</text:p>
          </table:table-cell>
          <table:table-cell table:style-name="ce1" office:value-type="float" office:value="69">
            <text:p>69</text:p>
          </table:table-cell>
          <table:table-cell table:number-columns-repeated="1020"/>
        </table:table-row>
        <table:table-row table:style-name="ro3">
          <table:table-cell office:value-type="string">
            <text:p>GRÜNE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table:style-name="ce1" office:value-type="float" office:value="67">
            <text:p>67</text:p>
          </table:table-cell>
          <table:table-cell table:number-columns-repeated="1020"/>
        </table:table-row>
        <table:table-row table:style-name="ro3">
          <table:table-cell office:value-type="string">
            <text:p>CSU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style-name="ce1" office:value-type="float" office:value="46">
            <text:p>46</text:p>
          </table:table-cell>
          <table:table-cell table:number-columns-repeated="1020"/>
        </table:table-row>
        <table:table-row table:style-name="ro3">
          <table:table-cell office:value-type="string">
            <text:p>FD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1" office:value-type="float" office:value="80">
            <text:p>80</text:p>
          </table:table-cell>
          <table:table-cell table:number-columns-repeated="1020"/>
        </table:table-row>
        <table:table-row table:style-name="ro3">
          <table:table-cell office:value-type="string">
            <text:p>AfD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table:style-name="ce1" office:value-type="float" office:value="94">
            <text:p>9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" office:value-type="float" office:value="299">
            <text:p>299</text:p>
          </table:table-cell>
          <table:table-cell table:style-name="ce1" office:value-type="float" office:value="410">
            <text:p>410</text:p>
          </table:table-cell>
          <table:table-cell table:style-name="ce1" office:value-type="float" office:value="709">
            <text:p>709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4" office:value-type="string" table:number-columns-spanned="2" table:number-rows-spanned="1">
            <text:p>CDU</text:p>
          </table:table-cell>
          <table:covered-table-cell table:style-name="ce4"/>
          <table:table-cell table:style-name="ce4" office:value-type="string" table:number-columns-spanned="2" table:number-rows-spanned="1">
            <text:p>SPD</text:p>
          </table:table-cell>
          <table:covered-table-cell table:style-name="ce4"/>
          <table:table-cell table:style-name="ce4" office:value-type="string" table:number-columns-spanned="2" table:number-rows-spanned="1">
            <text:p>DIE LINKE</text:p>
          </table:table-cell>
          <table:covered-table-cell table:style-name="ce4"/>
          <table:table-cell table:style-name="ce4" office:value-type="string" table:number-columns-spanned="2" table:number-rows-spanned="1">
            <text:p>GRÜNE</text:p>
          </table:table-cell>
          <table:covered-table-cell table:style-name="ce4"/>
          <table:table-cell table:style-name="ce4" office:value-type="string" table:number-columns-spanned="2" table:number-rows-spanned="1">
            <text:p>CSU</text:p>
          </table:table-cell>
          <table:covered-table-cell table:style-name="ce4"/>
          <table:table-cell table:style-name="ce4" office:value-type="string" table:number-columns-spanned="2" table:number-rows-spanned="1">
            <text:p>FDP</text:p>
          </table:table-cell>
          <table:covered-table-cell table:style-name="ce4"/>
          <table:table-cell table:style-name="ce4" office:value-type="string" table:number-columns-spanned="2" table:number-rows-spanned="1">
            <text:p>AfD</text:p>
          </table:table-cell>
          <table:covered-table-cell table:style-name="ce4"/>
          <table:table-cell table:style-name="ce1"/>
          <table:table-cell/>
          <table:table-cell table:style-name="ce1" table:number-columns-repeated="1007"/>
        </table:table-row>
        <table:table-row table:style-name="ro3">
          <table:table-cell table:style-name="ce1"/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 office:value-type="string">
            <text:p>Cons. Seats</text:p>
          </table:table-cell>
          <table:table-cell table:style-name="ce1" office:value-type="string">
            <text:p>List Seats</text:p>
          </table:table-cell>
          <table:table-cell table:style-name="ce1"/>
          <table:table-cell office:value-type="string">
            <text:p>Total</text:p>
          </table:table-cell>
          <table:table-cell table:style-name="ce1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aden-Württemberg</text:p>
          </table:table-cell>
          <table:table-cell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90">
            <text:p>90</text:p>
          </table:table-cell>
          <table:table-cell table:number-columns-repeated="1007"/>
        </table:table-row>
        <table:table-row table:style-name="ro3">
          <table:table-cell office:value-type="string">
            <text:p>Bayern</text:p>
          </table:table-cell>
          <table:table-cell table:number-columns-repeated="3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10">
            <text:p>110</text:p>
          </table:table-cell>
          <table:table-cell table:number-columns-repeated="1007"/>
        </table:table-row>
        <table:table-row table:style-name="ro3">
          <table:table-cell office:value-type="string">
            <text:p>Berl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9">
            <text:p>29</text:p>
          </table:table-cell>
          <table:table-cell table:number-columns-repeated="1007"/>
        </table:table-row>
        <table:table-row table:style-name="ro3">
          <table:table-cell office:value-type="string">
            <text:p>Brandenburg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table:number-columns-repeated="1007"/>
        </table:table-row>
        <table:table-row table:style-name="ro3">
          <table:table-cell office:value-type="string">
            <text:p>Breme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number-columns-repeated="1007"/>
        </table:table-row>
        <table:table-row table:style-name="ro3">
          <table:table-cell office:value-type="string">
            <text:p>Hambu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number-columns-repeated="1007"/>
        </table:table-row>
        <table:table-row table:style-name="ro3">
          <table:table-cell office:value-type="string">
            <text:p>Hessen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51">
            <text:p>51</text:p>
          </table:table-cell>
          <table:table-cell table:number-columns-repeated="1007"/>
        </table:table-row>
        <table:table-row table:style-name="ro3">
          <table:table-cell office:value-type="string">
            <text:p>Mecklenburg-Vorpommern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5">
            <text:p>15</text:p>
          </table:table-cell>
          <table:table-cell table:number-columns-repeated="1007"/>
        </table:table-row>
        <table:table-row table:style-name="ro3">
          <table:table-cell office:value-type="string">
            <text:p>Niedersachsen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float" office:value="70">
            <text:p>70</text:p>
          </table:table-cell>
          <table:table-cell table:number-columns-repeated="1007"/>
        </table:table-row>
        <table:table-row table:style-name="ro3">
          <table:table-cell office:value-type="string">
            <text:p>Nordrhein-Westfalen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  <table:table-cell office:value-type="float" office:value="151">
            <text:p>151</text:p>
          </table:table-cell>
          <table:table-cell table:number-columns-repeated="1007"/>
        </table:table-row>
        <table:table-row table:style-name="ro3">
          <table:table-cell office:value-type="string">
            <text:p>Rheinland-Pfalz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table:number-columns-repeated="1007"/>
        </table:table-row>
        <table:table-row table:style-name="ro3">
          <table:table-cell office:value-type="string">
            <text:p>Saarl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number-columns-repeated="1007"/>
        </table:table-row>
        <table:table-row table:style-name="ro3">
          <table:table-cell office:value-type="string">
            <text:p>Sachsen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/>
          <table:table-cell office:value-type="float" office:value="38">
            <text:p>38</text:p>
          </table:table-cell>
          <table:table-cell table:number-columns-repeated="1007"/>
        </table:table-row>
        <table:table-row table:style-name="ro3">
          <table:table-cell office:value-type="string">
            <text:p>Sachsen-Anhalt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1">
            <text:p>21</text:p>
          </table:table-cell>
          <table:table-cell table:number-columns-repeated="1007"/>
        </table:table-row>
        <table:table-row table:style-name="ro3">
          <table:table-cell office:value-type="string">
            <text:p>Schleswig-Holstein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26">
            <text:p>26</text:p>
          </table:table-cell>
          <table:table-cell table:number-columns-repeated="1007"/>
        </table:table-row>
        <table:table-row table:style-name="ro3">
          <table:table-cell office:value-type="string">
            <text:p>Thüringen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style-name="ce1"/>
          <table:table-cell table:style-name="ce1" office:value-type="float" office:value="185">
            <text:p>18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94">
            <text:p>9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46">
            <text:p>4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91">
            <text:p>91</text:p>
          </table:table-cell>
          <table:table-cell table:style-name="ce1"/>
          <table:table-cell office:value-type="float" office:value="709">
            <text:p>709</text:p>
          </table:table-cell>
          <table:table-cell table:style-name="ce1" table:number-columns-repeated="1007"/>
        </table:table-row>
        <table:table-row table:style-name="ro3">
          <table:table-cell table:style-name="ce1" table:number-columns-repeated="16"/>
          <table:table-cell/>
          <table:table-cell table:style-name="ce1" table:number-columns-repeated="1007"/>
        </table:table-row>
        <table:table-row table:style-name="ro3">
          <table:table-cell table:style-name="ce1" table:number-columns-repeated="2"/>
          <table:table-cell table:style-name="ce1" office:value-type="float" office:value="200">
            <text:p>200</text:p>
          </table:table-cell>
          <table:table-cell table:style-name="ce1"/>
          <table:table-cell table:style-name="ce1" office:value-type="float" office:value="153">
            <text:p>153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1"/>
          <table:table-cell table:style-name="ce1" office:value-type="float" office:value="94">
            <text:p>94</text:p>
          </table:table-cell>
          <table:table-cell table:style-name="ce1"/>
          <table:table-cell/>
          <table:table-cell table:style-name="ce1"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table:style-name="ce1" office:value-type="float" office:value="709">
            <text:p>709</text:p>
          </table:table-cell>
          <table:table-cell table:number-columns-repeated="1009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2017 members'.A1:'2017 members'.E1048575" table:contains-header="false">
          <table:sort>
            <table:sort-by table:field-number="2" table:data-type="automatic"/>
            <table:sort-by table:field-number="3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percentage-style style:name="N119P0" style:volatile="true">
      <number:number number:decimal-places="2" number:min-integer-digits="1" number:grouping="true"/>
      <number:text>%</number:text>
    </number:percentage-style>
    <number:percentage-style style:name="N119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19P0"/>
    </number:percentage-style>
    <number:date-style style:name="N120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1">06/21/2021</text:date>, <text:time>18:2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Unix OpenOffice.org_project/4110m2$Build-9807</meta:generator>
    <dc:date>2021-06-21T18:23:19</dc:date>
    <meta:editing-duration>P6DT3H27M59S</meta:editing-duration>
    <meta:editing-cycles>107</meta:editing-cycles>
    <dc:creator>Ryan Turner</dc:creator>
    <meta:document-statistic meta:table-count="12" meta:cell-count="19820" meta:object-count="0"/>
  </office:meta>
</office:document-meta>
</file>